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2.295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3" table:number-columns-repeated="5" table:default-cell-style-name="Default"/>
        <table:table-column table:style-name="co5" table:number-columns-repeated="4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3.968209" calcext:value-type="float">
            <text:p>3.968209</text:p>
          </table:table-cell>
          <table:table-cell office:value-type="float" office:value="136.1048" calcext:value-type="float">
            <text:p>136.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3972" calcext:value-type="float">
            <text:p>25.239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735" calcext:value-type="float">
            <text:p>1175.735</text:p>
          </table:table-cell>
          <table:table-cell office:value-type="float" office:value="1.455041" calcext:value-type="float">
            <text:p>1.455041</text:p>
          </table:table-cell>
          <table:table-cell office:value-type="float" office:value="0" calcext:value-type="float">
            <text:p>0</text:p>
          </table:table-cell>
          <table:table-cell office:value-type="float" office:value="0.266326" calcext:value-type="float">
            <text:p>0.266326</text:p>
          </table:table-cell>
          <table:table-cell office:value-type="float" office:value="0.166997" calcext:value-type="float">
            <text:p>0.166997</text:p>
          </table:table-cell>
          <table:table-cell office:value-type="float" office:value="0.1323754" calcext:value-type="float">
            <text:p>0.1323754</text:p>
          </table:table-cell>
          <table:table-cell office:value-type="float" office:value="0.04270631" calcext:value-type="float">
            <text:p>0.04270631</text:p>
          </table:table-cell>
          <table:table-cell office:value-type="float" office:value="0.03768039" calcext:value-type="float">
            <text:p>0.03768039</text:p>
          </table:table-cell>
          <table:table-cell office:value-type="float" office:value="0.01936881" calcext:value-type="float">
            <text:p>0.01936881</text:p>
          </table:table-cell>
          <table:table-cell office:value-type="float" office:value="0.02731809" calcext:value-type="float">
            <text:p>0.02731809</text:p>
          </table:table-cell>
          <table:table-cell office:value-type="float" office:value="0.06514591" calcext:value-type="float">
            <text:p>0.06514591</text:p>
          </table:table-cell>
          <table:table-cell office:value-type="float" office:value="0.1208538" calcext:value-type="float">
            <text:p>0.1208538</text:p>
          </table:table-cell>
          <table:table-cell office:value-type="float" office:value="0.1234824" calcext:value-type="float">
            <text:p>0.1234824</text:p>
          </table:table-cell>
          <table:table-cell office:value-type="float" office:value="0.1249623" calcext:value-type="float">
            <text:p>0.1249623</text:p>
          </table:table-cell>
          <table:table-cell office:value-type="float" office:value="0.1309112" calcext:value-type="float">
            <text:p>0.1309112</text:p>
          </table:table-cell>
          <table:table-cell office:value-type="float" office:value="0.1414699" calcext:value-type="float">
            <text:p>0.1414699</text:p>
          </table:table-cell>
          <table:table-cell office:value-type="float" office:value="0.1469082" calcext:value-type="float">
            <text:p>0.1469082</text:p>
          </table:table-cell>
          <table:table-cell office:value-type="float" office:value="0" calcext:value-type="float">
            <text:p>0</text:p>
          </table:table-cell>
          <table:table-cell office:value-type="float" office:value="20.40869" calcext:value-type="float">
            <text:p>20.40869</text:p>
          </table:table-cell>
          <table:table-cell office:value-type="float" office:value="15.70489" calcext:value-type="float">
            <text:p>15.70489</text:p>
          </table:table-cell>
          <table:table-cell office:value-type="float" office:value="13.28312" calcext:value-type="float">
            <text:p>13.28312</text:p>
          </table:table-cell>
          <table:table-cell office:value-type="float" office:value="5.079674" calcext:value-type="float">
            <text:p>5.079674</text:p>
          </table:table-cell>
          <table:table-cell office:value-type="float" office:value="4.064527" calcext:value-type="float">
            <text:p>4.064527</text:p>
          </table:table-cell>
          <table:table-cell office:value-type="float" office:value="1.777435" calcext:value-type="float">
            <text:p>1.777435</text:p>
          </table:table-cell>
          <table:table-cell office:value-type="float" office:value="1.588807" calcext:value-type="float">
            <text:p>1.588807</text:p>
          </table:table-cell>
          <table:table-cell office:value-type="float" office:value="3.58569" calcext:value-type="float">
            <text:p>3.58569</text:p>
          </table:table-cell>
          <table:table-cell office:value-type="float" office:value="5.713734" calcext:value-type="float">
            <text:p>5.713734</text:p>
          </table:table-cell>
          <table:table-cell office:value-type="float" office:value="5.996866" calcext:value-type="float">
            <text:p>5.996866</text:p>
          </table:table-cell>
          <table:table-cell office:value-type="float" office:value="6.165267" calcext:value-type="float">
            <text:p>6.165267</text:p>
          </table:table-cell>
          <table:table-cell office:value-type="float" office:value="6.720918" calcext:value-type="float">
            <text:p>6.720918</text:p>
          </table:table-cell>
          <table:table-cell office:value-type="float" office:value="7.717463" calcext:value-type="float">
            <text:p>7.717463</text:p>
          </table:table-cell>
          <table:table-cell office:value-type="float" office:value="8.231026" calcext:value-type="float">
            <text:p>8.231026</text:p>
          </table:table-cell>
          <table:table-cell office:value-type="float" office:value="0" calcext:value-type="float">
            <text:p>0</text:p>
          </table:table-cell>
          <table:table-cell office:value-type="float" office:value="2.80836" calcext:value-type="float">
            <text:p>2.80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3.965731" calcext:value-type="float">
            <text:p>3.965731</text:p>
          </table:table-cell>
          <table:table-cell office:value-type="float" office:value="136.1046" calcext:value-type="float">
            <text:p>136.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6458" calcext:value-type="float">
            <text:p>25.264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713" calcext:value-type="float">
            <text:p>1175.713</text:p>
          </table:table-cell>
          <table:table-cell office:value-type="float" office:value="1.45442" calcext:value-type="float">
            <text:p>1.45442</text:p>
          </table:table-cell>
          <table:table-cell office:value-type="float" office:value="0" calcext:value-type="float">
            <text:p>0</text:p>
          </table:table-cell>
          <table:table-cell office:value-type="float" office:value="0.2396309" calcext:value-type="float">
            <text:p>0.2396309</text:p>
          </table:table-cell>
          <table:table-cell office:value-type="float" office:value="0.162459" calcext:value-type="float">
            <text:p>0.162459</text:p>
          </table:table-cell>
          <table:table-cell office:value-type="float" office:value="0.1265768" calcext:value-type="float">
            <text:p>0.1265768</text:p>
          </table:table-cell>
          <table:table-cell office:value-type="float" office:value="0.04169565" calcext:value-type="float">
            <text:p>0.04169565</text:p>
          </table:table-cell>
          <table:table-cell office:value-type="float" office:value="0.03673837" calcext:value-type="float">
            <text:p>0.03673837</text:p>
          </table:table-cell>
          <table:table-cell office:value-type="float" office:value="0.01923354" calcext:value-type="float">
            <text:p>0.01923354</text:p>
          </table:table-cell>
          <table:table-cell office:value-type="float" office:value="0.0272403" calcext:value-type="float">
            <text:p>0.0272403</text:p>
          </table:table-cell>
          <table:table-cell office:value-type="float" office:value="0.06517544" calcext:value-type="float">
            <text:p>0.06517544</text:p>
          </table:table-cell>
          <table:table-cell office:value-type="float" office:value="0.1209239" calcext:value-type="float">
            <text:p>0.1209239</text:p>
          </table:table-cell>
          <table:table-cell office:value-type="float" office:value="0.1235548" calcext:value-type="float">
            <text:p>0.1235548</text:p>
          </table:table-cell>
          <table:table-cell office:value-type="float" office:value="0.1250431" calcext:value-type="float">
            <text:p>0.1250431</text:p>
          </table:table-cell>
          <table:table-cell office:value-type="float" office:value="0.1309877" calcext:value-type="float">
            <text:p>0.1309877</text:p>
          </table:table-cell>
          <table:table-cell office:value-type="float" office:value="0.141542" calcext:value-type="float">
            <text:p>0.141542</text:p>
          </table:table-cell>
          <table:table-cell office:value-type="float" office:value="0.1469816" calcext:value-type="float">
            <text:p>0.1469816</text:p>
          </table:table-cell>
          <table:table-cell office:value-type="float" office:value="0" calcext:value-type="float">
            <text:p>0</text:p>
          </table:table-cell>
          <table:table-cell office:value-type="float" office:value="20.42346" calcext:value-type="float">
            <text:p>20.42346</text:p>
          </table:table-cell>
          <table:table-cell office:value-type="float" office:value="15.70657" calcext:value-type="float">
            <text:p>15.70657</text:p>
          </table:table-cell>
          <table:table-cell office:value-type="float" office:value="13.28655" calcext:value-type="float">
            <text:p>13.28655</text:p>
          </table:table-cell>
          <table:table-cell office:value-type="float" office:value="5.079217" calcext:value-type="float">
            <text:p>5.079217</text:p>
          </table:table-cell>
          <table:table-cell office:value-type="float" office:value="4.06524" calcext:value-type="float">
            <text:p>4.06524</text:p>
          </table:table-cell>
          <table:table-cell office:value-type="float" office:value="1.778064" calcext:value-type="float">
            <text:p>1.778064</text:p>
          </table:table-cell>
          <table:table-cell office:value-type="float" office:value="1.590471" calcext:value-type="float">
            <text:p>1.590471</text:p>
          </table:table-cell>
          <table:table-cell office:value-type="float" office:value="3.590064" calcext:value-type="float">
            <text:p>3.590064</text:p>
          </table:table-cell>
          <table:table-cell office:value-type="float" office:value="5.720591" calcext:value-type="float">
            <text:p>5.720591</text:p>
          </table:table-cell>
          <table:table-cell office:value-type="float" office:value="6.004193" calcext:value-type="float">
            <text:p>6.004193</text:p>
          </table:table-cell>
          <table:table-cell office:value-type="float" office:value="6.173129" calcext:value-type="float">
            <text:p>6.173129</text:p>
          </table:table-cell>
          <table:table-cell office:value-type="float" office:value="6.728322" calcext:value-type="float">
            <text:p>6.728322</text:p>
          </table:table-cell>
          <table:table-cell office:value-type="float" office:value="7.724131" calcext:value-type="float">
            <text:p>7.724131</text:p>
          </table:table-cell>
          <table:table-cell office:value-type="float" office:value="8.237247" calcext:value-type="float">
            <text:p>8.237247</text:p>
          </table:table-cell>
          <table:table-cell office:value-type="float" office:value="0" calcext:value-type="float">
            <text:p>0</text:p>
          </table:table-cell>
          <table:table-cell office:value-type="float" office:value="2.656595" calcext:value-type="float">
            <text:p>2.656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3.962382" calcext:value-type="float">
            <text:p>3.962382</text:p>
          </table:table-cell>
          <table:table-cell office:value-type="float" office:value="136.1046" calcext:value-type="float">
            <text:p>136.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8944" calcext:value-type="float">
            <text:p>25.28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.69" calcext:value-type="float">
            <text:p>1175.69</text:p>
          </table:table-cell>
          <table:table-cell office:value-type="float" office:value="1.452976" calcext:value-type="float">
            <text:p>1.452976</text:p>
          </table:table-cell>
          <table:table-cell office:value-type="float" office:value="0" calcext:value-type="float">
            <text:p>0</text:p>
          </table:table-cell>
          <table:table-cell office:value-type="float" office:value="0.3029348" calcext:value-type="float">
            <text:p>0.3029348</text:p>
          </table:table-cell>
          <table:table-cell office:value-type="float" office:value="0.1758712" calcext:value-type="float">
            <text:p>0.1758712</text:p>
          </table:table-cell>
          <table:table-cell office:value-type="float" office:value="0.1316853" calcext:value-type="float">
            <text:p>0.1316853</text:p>
          </table:table-cell>
          <table:table-cell office:value-type="float" office:value="0.04256137" calcext:value-type="float">
            <text:p>0.04256137</text:p>
          </table:table-cell>
          <table:table-cell office:value-type="float" office:value="0.03719155" calcext:value-type="float">
            <text:p>0.03719155</text:p>
          </table:table-cell>
          <table:table-cell office:value-type="float" office:value="0.01922791" calcext:value-type="float">
            <text:p>0.01922791</text:p>
          </table:table-cell>
          <table:table-cell office:value-type="float" office:value="0.02720064" calcext:value-type="float">
            <text:p>0.02720064</text:p>
          </table:table-cell>
          <table:table-cell office:value-type="float" office:value="0.06518988" calcext:value-type="float">
            <text:p>0.06518988</text:p>
          </table:table-cell>
          <table:table-cell office:value-type="float" office:value="0.120988" calcext:value-type="float">
            <text:p>0.120988</text:p>
          </table:table-cell>
          <table:table-cell office:value-type="float" office:value="0.1236277" calcext:value-type="float">
            <text:p>0.1236277</text:p>
          </table:table-cell>
          <table:table-cell office:value-type="float" office:value="0.1251242" calcext:value-type="float">
            <text:p>0.1251242</text:p>
          </table:table-cell>
          <table:table-cell office:value-type="float" office:value="0.1310667" calcext:value-type="float">
            <text:p>0.1310667</text:p>
          </table:table-cell>
          <table:table-cell office:value-type="float" office:value="0.1416144" calcext:value-type="float">
            <text:p>0.1416144</text:p>
          </table:table-cell>
          <table:table-cell office:value-type="float" office:value="0.1470551" calcext:value-type="float">
            <text:p>0.1470551</text:p>
          </table:table-cell>
          <table:table-cell office:value-type="float" office:value="0" calcext:value-type="float">
            <text:p>0</text:p>
          </table:table-cell>
          <table:table-cell office:value-type="float" office:value="20.44019" calcext:value-type="float">
            <text:p>20.44019</text:p>
          </table:table-cell>
          <table:table-cell office:value-type="float" office:value="15.70877" calcext:value-type="float">
            <text:p>15.70877</text:p>
          </table:table-cell>
          <table:table-cell office:value-type="float" office:value="13.28959" calcext:value-type="float">
            <text:p>13.28959</text:p>
          </table:table-cell>
          <table:table-cell office:value-type="float" office:value="5.078636" calcext:value-type="float">
            <text:p>5.078636</text:p>
          </table:table-cell>
          <table:table-cell office:value-type="float" office:value="4.065788" calcext:value-type="float">
            <text:p>4.065788</text:p>
          </table:table-cell>
          <table:table-cell office:value-type="float" office:value="1.778672" calcext:value-type="float">
            <text:p>1.778672</text:p>
          </table:table-cell>
          <table:table-cell office:value-type="float" office:value="1.592116" calcext:value-type="float">
            <text:p>1.592116</text:p>
          </table:table-cell>
          <table:table-cell office:value-type="float" office:value="3.594436" calcext:value-type="float">
            <text:p>3.594436</text:p>
          </table:table-cell>
          <table:table-cell office:value-type="float" office:value="5.727447" calcext:value-type="float">
            <text:p>5.727447</text:p>
          </table:table-cell>
          <table:table-cell office:value-type="float" office:value="6.011523" calcext:value-type="float">
            <text:p>6.011523</text:p>
          </table:table-cell>
          <table:table-cell office:value-type="float" office:value="6.180991" calcext:value-type="float">
            <text:p>6.180991</text:p>
          </table:table-cell>
          <table:table-cell office:value-type="float" office:value="6.735722" calcext:value-type="float">
            <text:p>6.735722</text:p>
          </table:table-cell>
          <table:table-cell office:value-type="float" office:value="7.730798" calcext:value-type="float">
            <text:p>7.730798</text:p>
          </table:table-cell>
          <table:table-cell office:value-type="float" office:value="8.244934" calcext:value-type="float">
            <text:p>8.244934</text:p>
          </table:table-cell>
          <table:table-cell office:value-type="float" office:value="0" calcext:value-type="float">
            <text:p>0</text:p>
          </table:table-cell>
          <table:table-cell office:value-type="float" office:value="3.732493" calcext:value-type="float">
            <text:p>3.732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3.955995" calcext:value-type="float">
            <text:p>3.955995</text:p>
          </table:table-cell>
          <table:table-cell office:value-type="float" office:value="136.1048" calcext:value-type="float">
            <text:p>136.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1476" calcext:value-type="float">
            <text:p>25.314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121345" calcext:value-type="float">
            <text:p>4.121345E-10</text:p>
          </table:table-cell>
          <table:table-cell office:value-type="float" office:value="1175.668" calcext:value-type="float">
            <text:p>1175.668</text:p>
          </table:table-cell>
          <table:table-cell office:value-type="float" office:value="1.455667" calcext:value-type="float">
            <text:p>1.455667</text:p>
          </table:table-cell>
          <table:table-cell office:value-type="float" office:value="0" calcext:value-type="float">
            <text:p>0</text:p>
          </table:table-cell>
          <table:table-cell office:value-type="float" office:value="0.4276534" calcext:value-type="float">
            <text:p>0.4276534</text:p>
          </table:table-cell>
          <table:table-cell office:value-type="float" office:value="0.2034158" calcext:value-type="float">
            <text:p>0.2034158</text:p>
          </table:table-cell>
          <table:table-cell office:value-type="float" office:value="0.15165" calcext:value-type="float">
            <text:p>0.15165</text:p>
          </table:table-cell>
          <table:table-cell office:value-type="float" office:value="0.04512636" calcext:value-type="float">
            <text:p>0.04512636</text:p>
          </table:table-cell>
          <table:table-cell office:value-type="float" office:value="0.03936866" calcext:value-type="float">
            <text:p>0.03936866</text:p>
          </table:table-cell>
          <table:table-cell office:value-type="float" office:value="0.0195264" calcext:value-type="float">
            <text:p>0.0195264</text:p>
          </table:table-cell>
          <table:table-cell office:value-type="float" office:value="0.02738418" calcext:value-type="float">
            <text:p>0.02738418</text:p>
          </table:table-cell>
          <table:table-cell office:value-type="float" office:value="0.06523651" calcext:value-type="float">
            <text:p>0.06523651</text:p>
          </table:table-cell>
          <table:table-cell office:value-type="float" office:value="0.1210513" calcext:value-type="float">
            <text:p>0.1210513</text:p>
          </table:table-cell>
          <table:table-cell office:value-type="float" office:value="0.1237004" calcext:value-type="float">
            <text:p>0.1237004</text:p>
          </table:table-cell>
          <table:table-cell office:value-type="float" office:value="0.1252052" calcext:value-type="float">
            <text:p>0.1252052</text:p>
          </table:table-cell>
          <table:table-cell office:value-type="float" office:value="0.1311523" calcext:value-type="float">
            <text:p>0.1311523</text:p>
          </table:table-cell>
          <table:table-cell office:value-type="float" office:value="0.1416841" calcext:value-type="float">
            <text:p>0.1416841</text:p>
          </table:table-cell>
          <table:table-cell office:value-type="float" office:value="0.1471296" calcext:value-type="float">
            <text:p>0.1471296</text:p>
          </table:table-cell>
          <table:table-cell office:value-type="float" office:value="0" calcext:value-type="float">
            <text:p>0</text:p>
          </table:table-cell>
          <table:table-cell office:value-type="float" office:value="20.47675" calcext:value-type="float">
            <text:p>20.47675</text:p>
          </table:table-cell>
          <table:table-cell office:value-type="float" office:value="15.71415" calcext:value-type="float">
            <text:p>15.71415</text:p>
          </table:table-cell>
          <table:table-cell office:value-type="float" office:value="13.29553" calcext:value-type="float">
            <text:p>13.29553</text:p>
          </table:table-cell>
          <table:table-cell office:value-type="float" office:value="5.078512" calcext:value-type="float">
            <text:p>5.078512</text:p>
          </table:table-cell>
          <table:table-cell office:value-type="float" office:value="4.066693" calcext:value-type="float">
            <text:p>4.066693</text:p>
          </table:table-cell>
          <table:table-cell office:value-type="float" office:value="1.779306" calcext:value-type="float">
            <text:p>1.779306</text:p>
          </table:table-cell>
          <table:table-cell office:value-type="float" office:value="1.593766" calcext:value-type="float">
            <text:p>1.593766</text:p>
          </table:table-cell>
          <table:table-cell office:value-type="float" office:value="3.598809" calcext:value-type="float">
            <text:p>3.598809</text:p>
          </table:table-cell>
          <table:table-cell office:value-type="float" office:value="5.734303" calcext:value-type="float">
            <text:p>5.734303</text:p>
          </table:table-cell>
          <table:table-cell office:value-type="float" office:value="6.018851" calcext:value-type="float">
            <text:p>6.018851</text:p>
          </table:table-cell>
          <table:table-cell office:value-type="float" office:value="6.188802" calcext:value-type="float">
            <text:p>6.188802</text:p>
          </table:table-cell>
          <table:table-cell office:value-type="float" office:value="6.743126" calcext:value-type="float">
            <text:p>6.743126</text:p>
          </table:table-cell>
          <table:table-cell office:value-type="float" office:value="7.737391" calcext:value-type="float">
            <text:p>7.737391</text:p>
          </table:table-cell>
          <table:table-cell office:value-type="float" office:value="8.251745" calcext:value-type="float">
            <text:p>8.251745</text:p>
          </table:table-cell>
          <table:table-cell office:value-type="float" office:value="0" calcext:value-type="float">
            <text:p>0</text:p>
          </table:table-cell>
          <table:table-cell office:value-type="float" office:value="11.33514" calcext:value-type="float">
            <text:p>11.33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3.953044" calcext:value-type="float">
            <text:p>3.953044</text:p>
          </table:table-cell>
          <table:table-cell office:value-type="float" office:value="136.1048" calcext:value-type="float">
            <text:p>136.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4016" calcext:value-type="float">
            <text:p>25.340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121345" calcext:value-type="float">
            <text:p>4.121345E-10</text:p>
          </table:table-cell>
          <table:table-cell office:value-type="float" office:value="1175.647" calcext:value-type="float">
            <text:p>1175.647</text:p>
          </table:table-cell>
          <table:table-cell office:value-type="float" office:value="1.45579" calcext:value-type="float">
            <text:p>1.45579</text:p>
          </table:table-cell>
          <table:table-cell office:value-type="float" office:value="0" calcext:value-type="float">
            <text:p>0</text:p>
          </table:table-cell>
          <table:table-cell office:value-type="float" office:value="0.4149538" calcext:value-type="float">
            <text:p>0.4149538</text:p>
          </table:table-cell>
          <table:table-cell office:value-type="float" office:value="0.1706433" calcext:value-type="float">
            <text:p>0.1706433</text:p>
          </table:table-cell>
          <table:table-cell office:value-type="float" office:value="0.1301265" calcext:value-type="float">
            <text:p>0.1301265</text:p>
          </table:table-cell>
          <table:table-cell office:value-type="float" office:value="0.04245494" calcext:value-type="float">
            <text:p>0.04245494</text:p>
          </table:table-cell>
          <table:table-cell office:value-type="float" office:value="0.03755407" calcext:value-type="float">
            <text:p>0.03755407</text:p>
          </table:table-cell>
          <table:table-cell office:value-type="float" office:value="0.01942021" calcext:value-type="float">
            <text:p>0.01942021</text:p>
          </table:table-cell>
          <table:table-cell office:value-type="float" office:value="0.027417" calcext:value-type="float">
            <text:p>0.027417</text:p>
          </table:table-cell>
          <table:table-cell office:value-type="float" office:value="0.06531184" calcext:value-type="float">
            <text:p>0.06531184</text:p>
          </table:table-cell>
          <table:table-cell office:value-type="float" office:value="0.1211232" calcext:value-type="float">
            <text:p>0.1211232</text:p>
          </table:table-cell>
          <table:table-cell office:value-type="float" office:value="0.1237735" calcext:value-type="float">
            <text:p>0.1237735</text:p>
          </table:table-cell>
          <table:table-cell office:value-type="float" office:value="0.1252863" calcext:value-type="float">
            <text:p>0.1252863</text:p>
          </table:table-cell>
          <table:table-cell office:value-type="float" office:value="0.1312283" calcext:value-type="float">
            <text:p>0.1312283</text:p>
          </table:table-cell>
          <table:table-cell office:value-type="float" office:value="0.1417552" calcext:value-type="float">
            <text:p>0.1417552</text:p>
          </table:table-cell>
          <table:table-cell office:value-type="float" office:value="0.1472025" calcext:value-type="float">
            <text:p>0.1472025</text:p>
          </table:table-cell>
          <table:table-cell office:value-type="float" office:value="0" calcext:value-type="float">
            <text:p>0</text:p>
          </table:table-cell>
          <table:table-cell office:value-type="float" office:value="20.52546" calcext:value-type="float">
            <text:p>20.52546</text:p>
          </table:table-cell>
          <table:table-cell office:value-type="float" office:value="15.71806" calcext:value-type="float">
            <text:p>15.71806</text:p>
          </table:table-cell>
          <table:table-cell office:value-type="float" office:value="13.30184" calcext:value-type="float">
            <text:p>13.30184</text:p>
          </table:table-cell>
          <table:table-cell office:value-type="float" office:value="5.078576" calcext:value-type="float">
            <text:p>5.078576</text:p>
          </table:table-cell>
          <table:table-cell office:value-type="float" office:value="4.067868" calcext:value-type="float">
            <text:p>4.067868</text:p>
          </table:table-cell>
          <table:table-cell office:value-type="float" office:value="1.779981" calcext:value-type="float">
            <text:p>1.779981</text:p>
          </table:table-cell>
          <table:table-cell office:value-type="float" office:value="1.595449" calcext:value-type="float">
            <text:p>1.595449</text:p>
          </table:table-cell>
          <table:table-cell office:value-type="float" office:value="3.603183" calcext:value-type="float">
            <text:p>3.603183</text:p>
          </table:table-cell>
          <table:table-cell office:value-type="float" office:value="5.741159" calcext:value-type="float">
            <text:p>5.741159</text:p>
          </table:table-cell>
          <table:table-cell office:value-type="float" office:value="6.026177" calcext:value-type="float">
            <text:p>6.026177</text:p>
          </table:table-cell>
          <table:table-cell office:value-type="float" office:value="6.196608" calcext:value-type="float">
            <text:p>6.196608</text:p>
          </table:table-cell>
          <table:table-cell office:value-type="float" office:value="6.750511" calcext:value-type="float">
            <text:p>6.750511</text:p>
          </table:table-cell>
          <table:table-cell office:value-type="float" office:value="7.743981" calcext:value-type="float">
            <text:p>7.743981</text:p>
          </table:table-cell>
          <table:table-cell office:value-type="float" office:value="8.257848" calcext:value-type="float">
            <text:p>8.257848</text:p>
          </table:table-cell>
          <table:table-cell office:value-type="float" office:value="0" calcext:value-type="float">
            <text:p>0</text:p>
          </table:table-cell>
          <table:table-cell office:value-type="float" office:value="7.189895" calcext:value-type="float">
            <text:p>7.189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3.951147" calcext:value-type="float">
            <text:p>3.951147</text:p>
          </table:table-cell>
          <table:table-cell office:value-type="float" office:value="136.1046" calcext:value-type="float">
            <text:p>136.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6498" calcext:value-type="float">
            <text:p>25.364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121345" calcext:value-type="float">
            <text:p>4.121345E-10</text:p>
          </table:table-cell>
          <table:table-cell office:value-type="float" office:value="1175.624" calcext:value-type="float">
            <text:p>1175.624</text:p>
          </table:table-cell>
          <table:table-cell office:value-type="float" office:value="1.455332" calcext:value-type="float">
            <text:p>1.455332</text:p>
          </table:table-cell>
          <table:table-cell office:value-type="float" office:value="0" calcext:value-type="float">
            <text:p>0</text:p>
          </table:table-cell>
          <table:table-cell office:value-type="float" office:value="0.2654331" calcext:value-type="float">
            <text:p>0.2654331</text:p>
          </table:table-cell>
          <table:table-cell office:value-type="float" office:value="0.1536603" calcext:value-type="float">
            <text:p>0.1536603</text:p>
          </table:table-cell>
          <table:table-cell office:value-type="float" office:value="0.1262597" calcext:value-type="float">
            <text:p>0.1262597</text:p>
          </table:table-cell>
          <table:table-cell office:value-type="float" office:value="0.04075396" calcext:value-type="float">
            <text:p>0.04075396</text:p>
          </table:table-cell>
          <table:table-cell office:value-type="float" office:value="0.03587685" calcext:value-type="float">
            <text:p>0.03587685</text:p>
          </table:table-cell>
          <table:table-cell office:value-type="float" office:value="0.0191471" calcext:value-type="float">
            <text:p>0.0191471</text:p>
          </table:table-cell>
          <table:table-cell office:value-type="float" office:value="0.0272305" calcext:value-type="float">
            <text:p>0.0272305</text:p>
          </table:table-cell>
          <table:table-cell office:value-type="float" office:value="0.06532265" calcext:value-type="float">
            <text:p>0.06532265</text:p>
          </table:table-cell>
          <table:table-cell office:value-type="float" office:value="0.1211918" calcext:value-type="float">
            <text:p>0.1211918</text:p>
          </table:table-cell>
          <table:table-cell office:value-type="float" office:value="0.1238478" calcext:value-type="float">
            <text:p>0.1238478</text:p>
          </table:table-cell>
          <table:table-cell office:value-type="float" office:value="0.1253673" calcext:value-type="float">
            <text:p>0.1253673</text:p>
          </table:table-cell>
          <table:table-cell office:value-type="float" office:value="0.1313005" calcext:value-type="float">
            <text:p>0.1313005</text:p>
          </table:table-cell>
          <table:table-cell office:value-type="float" office:value="0.1418259" calcext:value-type="float">
            <text:p>0.1418259</text:p>
          </table:table-cell>
          <table:table-cell office:value-type="float" office:value="0.147275" calcext:value-type="float">
            <text:p>0.147275</text:p>
          </table:table-cell>
          <table:table-cell office:value-type="float" office:value="0" calcext:value-type="float">
            <text:p>0</text:p>
          </table:table-cell>
          <table:table-cell office:value-type="float" office:value="20.55467" calcext:value-type="float">
            <text:p>20.55467</text:p>
          </table:table-cell>
          <table:table-cell office:value-type="float" office:value="15.71796" calcext:value-type="float">
            <text:p>15.71796</text:p>
          </table:table-cell>
          <table:table-cell office:value-type="float" office:value="13.305" calcext:value-type="float">
            <text:p>13.305</text:p>
          </table:table-cell>
          <table:table-cell office:value-type="float" office:value="5.077997" calcext:value-type="float">
            <text:p>5.077997</text:p>
          </table:table-cell>
          <table:table-cell office:value-type="float" office:value="4.068461" calcext:value-type="float">
            <text:p>4.068461</text:p>
          </table:table-cell>
          <table:table-cell office:value-type="float" office:value="1.780604" calcext:value-type="float">
            <text:p>1.780604</text:p>
          </table:table-cell>
          <table:table-cell office:value-type="float" office:value="1.597107" calcext:value-type="float">
            <text:p>1.597107</text:p>
          </table:table-cell>
          <table:table-cell office:value-type="float" office:value="3.607555" calcext:value-type="float">
            <text:p>3.607555</text:p>
          </table:table-cell>
          <table:table-cell office:value-type="float" office:value="5.748015" calcext:value-type="float">
            <text:p>5.748015</text:p>
          </table:table-cell>
          <table:table-cell office:value-type="float" office:value="6.033499" calcext:value-type="float">
            <text:p>6.033499</text:p>
          </table:table-cell>
          <table:table-cell office:value-type="float" office:value="6.204413" calcext:value-type="float">
            <text:p>6.204413</text:p>
          </table:table-cell>
          <table:table-cell office:value-type="float" office:value="6.757879" calcext:value-type="float">
            <text:p>6.757879</text:p>
          </table:table-cell>
          <table:table-cell office:value-type="float" office:value="7.750571" calcext:value-type="float">
            <text:p>7.750571</text:p>
          </table:table-cell>
          <table:table-cell office:value-type="float" office:value="8.261858" calcext:value-type="float">
            <text:p>8.261858</text:p>
          </table:table-cell>
          <table:table-cell office:value-type="float" office:value="0" calcext:value-type="float">
            <text:p>0</text:p>
          </table:table-cell>
          <table:table-cell office:value-type="float" office:value="4.282764" calcext:value-type="float">
            <text:p>4.282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3.946075" calcext:value-type="float">
            <text:p>3.946075</text:p>
          </table:table-cell>
          <table:table-cell office:value-type="float" office:value="136.1048" calcext:value-type="float">
            <text:p>136.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897" calcext:value-type="float">
            <text:p>25.38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121345" calcext:value-type="float">
            <text:p>4.121345E-10</text:p>
          </table:table-cell>
          <table:table-cell office:value-type="float" office:value="1175.602" calcext:value-type="float">
            <text:p>1175.602</text:p>
          </table:table-cell>
          <table:table-cell office:value-type="float" office:value="1.455823" calcext:value-type="float">
            <text:p>1.455823</text:p>
          </table:table-cell>
          <table:table-cell office:value-type="float" office:value="0" calcext:value-type="float">
            <text:p>0</text:p>
          </table:table-cell>
          <table:table-cell office:value-type="float" office:value="0.4065298" calcext:value-type="float">
            <text:p>0.4065298</text:p>
          </table:table-cell>
          <table:table-cell office:value-type="float" office:value="0.1896857" calcext:value-type="float">
            <text:p>0.1896857</text:p>
          </table:table-cell>
          <table:table-cell office:value-type="float" office:value="0.1270959" calcext:value-type="float">
            <text:p>0.1270959</text:p>
          </table:table-cell>
          <table:table-cell office:value-type="float" office:value="0.04206843" calcext:value-type="float">
            <text:p>0.04206843</text:p>
          </table:table-cell>
          <table:table-cell office:value-type="float" office:value="0.03656275" calcext:value-type="float">
            <text:p>0.03656275</text:p>
          </table:table-cell>
          <table:table-cell office:value-type="float" office:value="0.01912398" calcext:value-type="float">
            <text:p>0.01912398</text:p>
          </table:table-cell>
          <table:table-cell office:value-type="float" office:value="0.02714004" calcext:value-type="float">
            <text:p>0.02714004</text:p>
          </table:table-cell>
          <table:table-cell office:value-type="float" office:value="0.06531246" calcext:value-type="float">
            <text:p>0.06531246</text:p>
          </table:table-cell>
          <table:table-cell office:value-type="float" office:value="0.1212506" calcext:value-type="float">
            <text:p>0.1212506</text:p>
          </table:table-cell>
          <table:table-cell office:value-type="float" office:value="0.1239214" calcext:value-type="float">
            <text:p>0.1239214</text:p>
          </table:table-cell>
          <table:table-cell office:value-type="float" office:value="0.1254484" calcext:value-type="float">
            <text:p>0.1254484</text:p>
          </table:table-cell>
          <table:table-cell office:value-type="float" office:value="0.1313827" calcext:value-type="float">
            <text:p>0.1313827</text:p>
          </table:table-cell>
          <table:table-cell office:value-type="float" office:value="0.1418996" calcext:value-type="float">
            <text:p>0.1418996</text:p>
          </table:table-cell>
          <table:table-cell office:value-type="float" office:value="0.1473481" calcext:value-type="float">
            <text:p>0.1473481</text:p>
          </table:table-cell>
          <table:table-cell office:value-type="float" office:value="0" calcext:value-type="float">
            <text:p>0</text:p>
          </table:table-cell>
          <table:table-cell office:value-type="float" office:value="20.58019" calcext:value-type="float">
            <text:p>20.58019</text:p>
          </table:table-cell>
          <table:table-cell office:value-type="float" office:value="15.71955" calcext:value-type="float">
            <text:p>15.71955</text:p>
          </table:table-cell>
          <table:table-cell office:value-type="float" office:value="13.30671" calcext:value-type="float">
            <text:p>13.30671</text:p>
          </table:table-cell>
          <table:table-cell office:value-type="float" office:value="5.077201" calcext:value-type="float">
            <text:p>5.077201</text:p>
          </table:table-cell>
          <table:table-cell office:value-type="float" office:value="4.068764" calcext:value-type="float">
            <text:p>4.068764</text:p>
          </table:table-cell>
          <table:table-cell office:value-type="float" office:value="1.781185" calcext:value-type="float">
            <text:p>1.781185</text:p>
          </table:table-cell>
          <table:table-cell office:value-type="float" office:value="1.598732" calcext:value-type="float">
            <text:p>1.598732</text:p>
          </table:table-cell>
          <table:table-cell office:value-type="float" office:value="3.611917" calcext:value-type="float">
            <text:p>3.611917</text:p>
          </table:table-cell>
          <table:table-cell office:value-type="float" office:value="5.754871" calcext:value-type="float">
            <text:p>5.754871</text:p>
          </table:table-cell>
          <table:table-cell office:value-type="float" office:value="6.040788" calcext:value-type="float">
            <text:p>6.040788</text:p>
          </table:table-cell>
          <table:table-cell office:value-type="float" office:value="6.212219" calcext:value-type="float">
            <text:p>6.212219</text:p>
          </table:table-cell>
          <table:table-cell office:value-type="float" office:value="6.765241" calcext:value-type="float">
            <text:p>6.765241</text:p>
          </table:table-cell>
          <table:table-cell office:value-type="float" office:value="7.757161" calcext:value-type="float">
            <text:p>7.757161</text:p>
          </table:table-cell>
          <table:table-cell office:value-type="float" office:value="8.272289" calcext:value-type="float">
            <text:p>8.272289</text:p>
          </table:table-cell>
          <table:table-cell office:value-type="float" office:value="0" calcext:value-type="float">
            <text:p>0</text:p>
          </table:table-cell>
          <table:table-cell office:value-type="float" office:value="10.14082" calcext:value-type="float">
            <text:p>10.14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3.938881" calcext:value-type="float">
            <text:p>3.938881</text:p>
          </table:table-cell>
          <table:table-cell office:value-type="float" office:value="136.1051" calcext:value-type="float">
            <text:p>136.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1551" calcext:value-type="float">
            <text:p>25.415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121345" calcext:value-type="float">
            <text:p>4.121345E-10</text:p>
          </table:table-cell>
          <table:table-cell office:value-type="float" office:value="1175.58" calcext:value-type="float">
            <text:p>1175.58</text:p>
          </table:table-cell>
          <table:table-cell office:value-type="float" office:value="1.453367" calcext:value-type="float">
            <text:p>1.453367</text:p>
          </table:table-cell>
          <table:table-cell office:value-type="float" office:value="0" calcext:value-type="float">
            <text:p>0</text:p>
          </table:table-cell>
          <table:table-cell office:value-type="float" office:value="0.6335958" calcext:value-type="float">
            <text:p>0.6335958</text:p>
          </table:table-cell>
          <table:table-cell office:value-type="float" office:value="0.2610588" calcext:value-type="float">
            <text:p>0.2610588</text:p>
          </table:table-cell>
          <table:table-cell office:value-type="float" office:value="0.1899498" calcext:value-type="float">
            <text:p>0.1899498</text:p>
          </table:table-cell>
          <table:table-cell office:value-type="float" office:value="0.0495656" calcext:value-type="float">
            <text:p>0.0495656</text:p>
          </table:table-cell>
          <table:table-cell office:value-type="float" office:value="0.04231506" calcext:value-type="float">
            <text:p>0.04231506</text:p>
          </table:table-cell>
          <table:table-cell office:value-type="float" office:value="0.01978369" calcext:value-type="float">
            <text:p>0.01978369</text:p>
          </table:table-cell>
          <table:table-cell office:value-type="float" office:value="0.02748173" calcext:value-type="float">
            <text:p>0.02748173</text:p>
          </table:table-cell>
          <table:table-cell office:value-type="float" office:value="0.06536233" calcext:value-type="float">
            <text:p>0.06536233</text:p>
          </table:table-cell>
          <table:table-cell office:value-type="float" office:value="0.1213094" calcext:value-type="float">
            <text:p>0.1213094</text:p>
          </table:table-cell>
          <table:table-cell office:value-type="float" office:value="0.1239943" calcext:value-type="float">
            <text:p>0.1239943</text:p>
          </table:table-cell>
          <table:table-cell office:value-type="float" office:value="0.1255295" calcext:value-type="float">
            <text:p>0.1255295</text:p>
          </table:table-cell>
          <table:table-cell office:value-type="float" office:value="0.1314636" calcext:value-type="float">
            <text:p>0.1314636</text:p>
          </table:table-cell>
          <table:table-cell office:value-type="float" office:value="0.1419685" calcext:value-type="float">
            <text:p>0.1419685</text:p>
          </table:table-cell>
          <table:table-cell office:value-type="float" office:value="0.1474227" calcext:value-type="float">
            <text:p>0.1474227</text:p>
          </table:table-cell>
          <table:table-cell office:value-type="float" office:value="0" calcext:value-type="float">
            <text:p>0</text:p>
          </table:table-cell>
          <table:table-cell office:value-type="float" office:value="20.63491" calcext:value-type="float">
            <text:p>20.63491</text:p>
          </table:table-cell>
          <table:table-cell office:value-type="float" office:value="15.7305" calcext:value-type="float">
            <text:p>15.7305</text:p>
          </table:table-cell>
          <table:table-cell office:value-type="float" office:value="13.31517" calcext:value-type="float">
            <text:p>13.31517</text:p>
          </table:table-cell>
          <table:table-cell office:value-type="float" office:value="5.077333" calcext:value-type="float">
            <text:p>5.077333</text:p>
          </table:table-cell>
          <table:table-cell office:value-type="float" office:value="4.069757" calcext:value-type="float">
            <text:p>4.069757</text:p>
          </table:table-cell>
          <table:table-cell office:value-type="float" office:value="1.781811" calcext:value-type="float">
            <text:p>1.781811</text:p>
          </table:table-cell>
          <table:table-cell office:value-type="float" office:value="1.600369" calcext:value-type="float">
            <text:p>1.600369</text:p>
          </table:table-cell>
          <table:table-cell office:value-type="float" office:value="3.616259" calcext:value-type="float">
            <text:p>3.616259</text:p>
          </table:table-cell>
          <table:table-cell office:value-type="float" office:value="5.761727" calcext:value-type="float">
            <text:p>5.761727</text:p>
          </table:table-cell>
          <table:table-cell office:value-type="float" office:value="6.048079" calcext:value-type="float">
            <text:p>6.048079</text:p>
          </table:table-cell>
          <table:table-cell office:value-type="float" office:value="6.220025" calcext:value-type="float">
            <text:p>6.220025</text:p>
          </table:table-cell>
          <table:table-cell office:value-type="float" office:value="6.772606" calcext:value-type="float">
            <text:p>6.772606</text:p>
          </table:table-cell>
          <table:table-cell office:value-type="float" office:value="7.763751" calcext:value-type="float">
            <text:p>7.763751</text:p>
          </table:table-cell>
          <table:table-cell office:value-type="float" office:value="8.27913" calcext:value-type="float">
            <text:p>8.27913</text:p>
          </table:table-cell>
          <table:table-cell office:value-type="float" office:value="0" calcext:value-type="float">
            <text:p>0</text:p>
          </table:table-cell>
          <table:table-cell office:value-type="float" office:value="10.86751" calcext:value-type="float">
            <text:p>10.86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3.933207" calcext:value-type="float">
            <text:p>3.933207</text:p>
          </table:table-cell>
          <table:table-cell office:value-type="float" office:value="136.1051" calcext:value-type="float">
            <text:p>136.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424" calcext:value-type="float">
            <text:p>25.44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121345" calcext:value-type="float">
            <text:p>4.121345E-10</text:p>
          </table:table-cell>
          <table:table-cell office:value-type="float" office:value="1175.559" calcext:value-type="float">
            <text:p>1175.559</text:p>
          </table:table-cell>
          <table:table-cell office:value-type="float" office:value="1.45248" calcext:value-type="float">
            <text:p>1.45248</text:p>
          </table:table-cell>
          <table:table-cell office:value-type="float" office:value="0" calcext:value-type="float">
            <text:p>0</text:p>
          </table:table-cell>
          <table:table-cell office:value-type="float" office:value="0.5451761" calcext:value-type="float">
            <text:p>0.5451761</text:p>
          </table:table-cell>
          <table:table-cell office:value-type="float" office:value="0.2412319" calcext:value-type="float">
            <text:p>0.2412319</text:p>
          </table:table-cell>
          <table:table-cell office:value-type="float" office:value="0.190778" calcext:value-type="float">
            <text:p>0.190778</text:p>
          </table:table-cell>
          <table:table-cell office:value-type="float" office:value="0.05146069" calcext:value-type="float">
            <text:p>0.05146069</text:p>
          </table:table-cell>
          <table:table-cell office:value-type="float" office:value="0.04519986" calcext:value-type="float">
            <text:p>0.04519986</text:p>
          </table:table-cell>
          <table:table-cell office:value-type="float" office:value="0.02047663" calcext:value-type="float">
            <text:p>0.02047663</text:p>
          </table:table-cell>
          <table:table-cell office:value-type="float" office:value="0.02806621" calcext:value-type="float">
            <text:p>0.02806621</text:p>
          </table:table-cell>
          <table:table-cell office:value-type="float" office:value="0.06552462" calcext:value-type="float">
            <text:p>0.06552462</text:p>
          </table:table-cell>
          <table:table-cell office:value-type="float" office:value="0.1213886" calcext:value-type="float">
            <text:p>0.1213886</text:p>
          </table:table-cell>
          <table:table-cell office:value-type="float" office:value="0.1240678" calcext:value-type="float">
            <text:p>0.1240678</text:p>
          </table:table-cell>
          <table:table-cell office:value-type="float" office:value="0.1256108" calcext:value-type="float">
            <text:p>0.1256108</text:p>
          </table:table-cell>
          <table:table-cell office:value-type="float" office:value="0.1315395" calcext:value-type="float">
            <text:p>0.1315395</text:p>
          </table:table-cell>
          <table:table-cell office:value-type="float" office:value="0.1420385" calcext:value-type="float">
            <text:p>0.1420385</text:p>
          </table:table-cell>
          <table:table-cell office:value-type="float" office:value="0.1474967" calcext:value-type="float">
            <text:p>0.1474967</text:p>
          </table:table-cell>
          <table:table-cell office:value-type="float" office:value="0" calcext:value-type="float">
            <text:p>0</text:p>
          </table:table-cell>
          <table:table-cell office:value-type="float" office:value="20.70037" calcext:value-type="float">
            <text:p>20.70037</text:p>
          </table:table-cell>
          <table:table-cell office:value-type="float" office:value="15.7483" calcext:value-type="float">
            <text:p>15.7483</text:p>
          </table:table-cell>
          <table:table-cell office:value-type="float" office:value="13.33435" calcext:value-type="float">
            <text:p>13.33435</text:p>
          </table:table-cell>
          <table:table-cell office:value-type="float" office:value="5.079206" calcext:value-type="float">
            <text:p>5.079206</text:p>
          </table:table-cell>
          <table:table-cell office:value-type="float" office:value="4.072385" calcext:value-type="float">
            <text:p>4.072385</text:p>
          </table:table-cell>
          <table:table-cell office:value-type="float" office:value="1.782599" calcext:value-type="float">
            <text:p>1.782599</text:p>
          </table:table-cell>
          <table:table-cell office:value-type="float" office:value="1.602106" calcext:value-type="float">
            <text:p>1.602106</text:p>
          </table:table-cell>
          <table:table-cell office:value-type="float" office:value="3.620629" calcext:value-type="float">
            <text:p>3.620629</text:p>
          </table:table-cell>
          <table:table-cell office:value-type="float" office:value="5.768584" calcext:value-type="float">
            <text:p>5.768584</text:p>
          </table:table-cell>
          <table:table-cell office:value-type="float" office:value="6.055367" calcext:value-type="float">
            <text:p>6.055367</text:p>
          </table:table-cell>
          <table:table-cell office:value-type="float" office:value="6.227831" calcext:value-type="float">
            <text:p>6.227831</text:p>
          </table:table-cell>
          <table:table-cell office:value-type="float" office:value="6.779974" calcext:value-type="float">
            <text:p>6.779974</text:p>
          </table:table-cell>
          <table:table-cell office:value-type="float" office:value="7.77034" calcext:value-type="float">
            <text:p>7.77034</text:p>
          </table:table-cell>
          <table:table-cell office:value-type="float" office:value="8.285943" calcext:value-type="float">
            <text:p>8.285943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3.930292" calcext:value-type="float">
            <text:p>3.930292</text:p>
          </table:table-cell>
          <table:table-cell office:value-type="float" office:value="136.105" calcext:value-type="float">
            <text:p>136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6836" calcext:value-type="float">
            <text:p>25.468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07004991" calcext:value-type="float">
            <text:p>-7.004991E-05</text:p>
          </table:table-cell>
          <table:table-cell office:value-type="float" office:value="1175.537" calcext:value-type="float">
            <text:p>1175.537</text:p>
          </table:table-cell>
          <table:table-cell office:value-type="float" office:value="1.451603" calcext:value-type="float">
            <text:p>1.451603</text:p>
          </table:table-cell>
          <table:table-cell office:value-type="float" office:value="0" calcext:value-type="float">
            <text:p>0</text:p>
          </table:table-cell>
          <table:table-cell office:value-type="float" office:value="0.3693509" calcext:value-type="float">
            <text:p>0.3693509</text:p>
          </table:table-cell>
          <table:table-cell office:value-type="float" office:value="0.196278" calcext:value-type="float">
            <text:p>0.196278</text:p>
          </table:table-cell>
          <table:table-cell office:value-type="float" office:value="0.1498319" calcext:value-type="float">
            <text:p>0.1498319</text:p>
          </table:table-cell>
          <table:table-cell office:value-type="float" office:value="0.04563198" calcext:value-type="float">
            <text:p>0.04563198</text:p>
          </table:table-cell>
          <table:table-cell office:value-type="float" office:value="0.04076106" calcext:value-type="float">
            <text:p>0.04076106</text:p>
          </table:table-cell>
          <table:table-cell office:value-type="float" office:value="0.02004822" calcext:value-type="float">
            <text:p>0.02004822</text:p>
          </table:table-cell>
          <table:table-cell office:value-type="float" office:value="0.02797448" calcext:value-type="float">
            <text:p>0.02797448</text:p>
          </table:table-cell>
          <table:table-cell office:value-type="float" office:value="0.06563411" calcext:value-type="float">
            <text:p>0.06563411</text:p>
          </table:table-cell>
          <table:table-cell office:value-type="float" office:value="0.1214842" calcext:value-type="float">
            <text:p>0.1214842</text:p>
          </table:table-cell>
          <table:table-cell office:value-type="float" office:value="0.1241439" calcext:value-type="float">
            <text:p>0.1241439</text:p>
          </table:table-cell>
          <table:table-cell office:value-type="float" office:value="0.1256923" calcext:value-type="float">
            <text:p>0.1256923</text:p>
          </table:table-cell>
          <table:table-cell office:value-type="float" office:value="0.131623" calcext:value-type="float">
            <text:p>0.131623</text:p>
          </table:table-cell>
          <table:table-cell office:value-type="float" office:value="0.1422611" calcext:value-type="float">
            <text:p>0.1422611</text:p>
          </table:table-cell>
          <table:table-cell office:value-type="float" office:value="0.1475174" calcext:value-type="float">
            <text:p>0.1475174</text:p>
          </table:table-cell>
          <table:table-cell office:value-type="float" office:value="0" calcext:value-type="float">
            <text:p>0</text:p>
          </table:table-cell>
          <table:table-cell office:value-type="float" office:value="20.74233" calcext:value-type="float">
            <text:p>20.74233</text:p>
          </table:table-cell>
          <table:table-cell office:value-type="float" office:value="15.7584" calcext:value-type="float">
            <text:p>15.7584</text:p>
          </table:table-cell>
          <table:table-cell office:value-type="float" office:value="13.34721" calcext:value-type="float">
            <text:p>13.34721</text:p>
          </table:table-cell>
          <table:table-cell office:value-type="float" office:value="5.080458" calcext:value-type="float">
            <text:p>5.080458</text:p>
          </table:table-cell>
          <table:table-cell office:value-type="float" office:value="4.074736" calcext:value-type="float">
            <text:p>4.074736</text:p>
          </table:table-cell>
          <table:table-cell office:value-type="float" office:value="1.78341" calcext:value-type="float">
            <text:p>1.78341</text:p>
          </table:table-cell>
          <table:table-cell office:value-type="float" office:value="1.603888" calcext:value-type="float">
            <text:p>1.603888</text:p>
          </table:table-cell>
          <table:table-cell office:value-type="float" office:value="3.625022" calcext:value-type="float">
            <text:p>3.625022</text:p>
          </table:table-cell>
          <table:table-cell office:value-type="float" office:value="5.77544" calcext:value-type="float">
            <text:p>5.77544</text:p>
          </table:table-cell>
          <table:table-cell office:value-type="float" office:value="6.062658" calcext:value-type="float">
            <text:p>6.062658</text:p>
          </table:table-cell>
          <table:table-cell office:value-type="float" office:value="6.235628" calcext:value-type="float">
            <text:p>6.235628</text:p>
          </table:table-cell>
          <table:table-cell office:value-type="float" office:value="6.787338" calcext:value-type="float">
            <text:p>6.787338</text:p>
          </table:table-cell>
          <table:table-cell office:value-type="float" office:value="7.777017" calcext:value-type="float">
            <text:p>7.777017</text:p>
          </table:table-cell>
          <table:table-cell office:value-type="float" office:value="8.291332" calcext:value-type="float">
            <text:p>8.291332</text:p>
          </table:table-cell>
          <table:table-cell office:value-type="float" office:value="0" calcext:value-type="float">
            <text:p>0</text:p>
          </table:table-cell>
          <table:table-cell office:value-type="float" office:value="3.744999" calcext:value-type="float">
            <text:p>3.744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3.928279" calcext:value-type="float">
            <text:p>3.928279</text:p>
          </table:table-cell>
          <table:table-cell office:value-type="float" office:value="136.1048" calcext:value-type="float">
            <text:p>136.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9335" calcext:value-type="float">
            <text:p>25.493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198928" calcext:value-type="float">
            <text:p>-0.000198928</text:p>
          </table:table-cell>
          <table:table-cell office:value-type="float" office:value="1175.514" calcext:value-type="float">
            <text:p>1175.514</text:p>
          </table:table-cell>
          <table:table-cell office:value-type="float" office:value="1.450258" calcext:value-type="float">
            <text:p>1.450258</text:p>
          </table:table-cell>
          <table:table-cell office:value-type="float" office:value="0" calcext:value-type="float">
            <text:p>0</text:p>
          </table:table-cell>
          <table:table-cell office:value-type="float" office:value="0.2816718" calcext:value-type="float">
            <text:p>0.2816718</text:p>
          </table:table-cell>
          <table:table-cell office:value-type="float" office:value="0.1635801" calcext:value-type="float">
            <text:p>0.1635801</text:p>
          </table:table-cell>
          <table:table-cell office:value-type="float" office:value="0.1282482" calcext:value-type="float">
            <text:p>0.1282482</text:p>
          </table:table-cell>
          <table:table-cell office:value-type="float" office:value="0.04141007" calcext:value-type="float">
            <text:p>0.04141007</text:p>
          </table:table-cell>
          <table:table-cell office:value-type="float" office:value="0.03673965" calcext:value-type="float">
            <text:p>0.03673965</text:p>
          </table:table-cell>
          <table:table-cell office:value-type="float" office:value="0.01940849" calcext:value-type="float">
            <text:p>0.01940849</text:p>
          </table:table-cell>
          <table:table-cell office:value-type="float" office:value="0.02755013" calcext:value-type="float">
            <text:p>0.02755013</text:p>
          </table:table-cell>
          <table:table-cell office:value-type="float" office:value="0.06561999" calcext:value-type="float">
            <text:p>0.06561999</text:p>
          </table:table-cell>
          <table:table-cell office:value-type="float" office:value="0.121567" calcext:value-type="float">
            <text:p>0.121567</text:p>
          </table:table-cell>
          <table:table-cell office:value-type="float" office:value="0.1242218" calcext:value-type="float">
            <text:p>0.1242218</text:p>
          </table:table-cell>
          <table:table-cell office:value-type="float" office:value="0.1257744" calcext:value-type="float">
            <text:p>0.1257744</text:p>
          </table:table-cell>
          <table:table-cell office:value-type="float" office:value="0.1317031" calcext:value-type="float">
            <text:p>0.1317031</text:p>
          </table:table-cell>
          <table:table-cell office:value-type="float" office:value="0.1422259" calcext:value-type="float">
            <text:p>0.1422259</text:p>
          </table:table-cell>
          <table:table-cell office:value-type="float" office:value="0.1476079" calcext:value-type="float">
            <text:p>0.1476079</text:p>
          </table:table-cell>
          <table:table-cell office:value-type="float" office:value="0" calcext:value-type="float">
            <text:p>0</text:p>
          </table:table-cell>
          <table:table-cell office:value-type="float" office:value="20.7641" calcext:value-type="float">
            <text:p>20.7641</text:p>
          </table:table-cell>
          <table:table-cell office:value-type="float" office:value="15.76106" calcext:value-type="float">
            <text:p>15.76106</text:p>
          </table:table-cell>
          <table:table-cell office:value-type="float" office:value="13.35309" calcext:value-type="float">
            <text:p>13.35309</text:p>
          </table:table-cell>
          <table:table-cell office:value-type="float" office:value="5.08033" calcext:value-type="float">
            <text:p>5.08033</text:p>
          </table:table-cell>
          <table:table-cell office:value-type="float" office:value="4.075834" calcext:value-type="float">
            <text:p>4.075834</text:p>
          </table:table-cell>
          <table:table-cell office:value-type="float" office:value="1.784108" calcext:value-type="float">
            <text:p>1.784108</text:p>
          </table:table-cell>
          <table:table-cell office:value-type="float" office:value="1.605611" calcext:value-type="float">
            <text:p>1.605611</text:p>
          </table:table-cell>
          <table:table-cell office:value-type="float" office:value="3.629412" calcext:value-type="float">
            <text:p>3.629412</text:p>
          </table:table-cell>
          <table:table-cell office:value-type="float" office:value="5.782333" calcext:value-type="float">
            <text:p>5.782333</text:p>
          </table:table-cell>
          <table:table-cell office:value-type="float" office:value="6.069945" calcext:value-type="float">
            <text:p>6.069945</text:p>
          </table:table-cell>
          <table:table-cell office:value-type="float" office:value="6.243377" calcext:value-type="float">
            <text:p>6.243377</text:p>
          </table:table-cell>
          <table:table-cell office:value-type="float" office:value="6.794703" calcext:value-type="float">
            <text:p>6.794703</text:p>
          </table:table-cell>
          <table:table-cell office:value-type="float" office:value="7.783765" calcext:value-type="float">
            <text:p>7.783765</text:p>
          </table:table-cell>
          <table:table-cell office:value-type="float" office:value="8.295574" calcext:value-type="float">
            <text:p>8.295574</text:p>
          </table:table-cell>
          <table:table-cell office:value-type="float" office:value="0" calcext:value-type="float">
            <text:p>0</text:p>
          </table:table-cell>
          <table:table-cell office:value-type="float" office:value="2.724149" calcext:value-type="float">
            <text:p>2.724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3.925767" calcext:value-type="float">
            <text:p>3.925767</text:p>
          </table:table-cell>
          <table:table-cell office:value-type="float" office:value="136.1048" calcext:value-type="float">
            <text:p>136.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1786" calcext:value-type="float">
            <text:p>25.517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3207125" calcext:value-type="float">
            <text:p>-0.0003207125</text:p>
          </table:table-cell>
          <table:table-cell office:value-type="float" office:value="1175.491" calcext:value-type="float">
            <text:p>1175.491</text:p>
          </table:table-cell>
          <table:table-cell office:value-type="float" office:value="1.448074" calcext:value-type="float">
            <text:p>1.448074</text:p>
          </table:table-cell>
          <table:table-cell office:value-type="float" office:value="0" calcext:value-type="float">
            <text:p>0</text:p>
          </table:table-cell>
          <table:table-cell office:value-type="float" office:value="0.2997456" calcext:value-type="float">
            <text:p>0.2997456</text:p>
          </table:table-cell>
          <table:table-cell office:value-type="float" office:value="0.1577415" calcext:value-type="float">
            <text:p>0.1577415</text:p>
          </table:table-cell>
          <table:table-cell office:value-type="float" office:value="0.1145131" calcext:value-type="float">
            <text:p>0.1145131</text:p>
          </table:table-cell>
          <table:table-cell office:value-type="float" office:value="0.03983977" calcext:value-type="float">
            <text:p>0.03983977</text:p>
          </table:table-cell>
          <table:table-cell office:value-type="float" office:value="0.0351702" calcext:value-type="float">
            <text:p>0.0351702</text:p>
          </table:table-cell>
          <table:table-cell office:value-type="float" office:value="0.01906462" calcext:value-type="float">
            <text:p>0.01906462</text:p>
          </table:table-cell>
          <table:table-cell office:value-type="float" office:value="0.02723241" calcext:value-type="float">
            <text:p>0.02723241</text:p>
          </table:table-cell>
          <table:table-cell office:value-type="float" office:value="0.06556019" calcext:value-type="float">
            <text:p>0.06556019</text:p>
          </table:table-cell>
          <table:table-cell office:value-type="float" office:value="0.121627" calcext:value-type="float">
            <text:p>0.121627</text:p>
          </table:table-cell>
          <table:table-cell office:value-type="float" office:value="0.1242984" calcext:value-type="float">
            <text:p>0.1242984</text:p>
          </table:table-cell>
          <table:table-cell office:value-type="float" office:value="0.1258564" calcext:value-type="float">
            <text:p>0.1258564</text:p>
          </table:table-cell>
          <table:table-cell office:value-type="float" office:value="0.1317787" calcext:value-type="float">
            <text:p>0.1317787</text:p>
          </table:table-cell>
          <table:table-cell office:value-type="float" office:value="0.1422639" calcext:value-type="float">
            <text:p>0.1422639</text:p>
          </table:table-cell>
          <table:table-cell office:value-type="float" office:value="0.1476882" calcext:value-type="float">
            <text:p>0.1476882</text:p>
          </table:table-cell>
          <table:table-cell office:value-type="float" office:value="0" calcext:value-type="float">
            <text:p>0</text:p>
          </table:table-cell>
          <table:table-cell office:value-type="float" office:value="20.78155" calcext:value-type="float">
            <text:p>20.78155</text:p>
          </table:table-cell>
          <table:table-cell office:value-type="float" office:value="15.76096" calcext:value-type="float">
            <text:p>15.76096</text:p>
          </table:table-cell>
          <table:table-cell office:value-type="float" office:value="13.35474" calcext:value-type="float">
            <text:p>13.35474</text:p>
          </table:table-cell>
          <table:table-cell office:value-type="float" office:value="5.079526" calcext:value-type="float">
            <text:p>5.079526</text:p>
          </table:table-cell>
          <table:table-cell office:value-type="float" office:value="4.076147" calcext:value-type="float">
            <text:p>4.076147</text:p>
          </table:table-cell>
          <table:table-cell office:value-type="float" office:value="1.784709" calcext:value-type="float">
            <text:p>1.784709</text:p>
          </table:table-cell>
          <table:table-cell office:value-type="float" office:value="1.607262" calcext:value-type="float">
            <text:p>1.607262</text:p>
          </table:table-cell>
          <table:table-cell office:value-type="float" office:value="3.633783" calcext:value-type="float">
            <text:p>3.633783</text:p>
          </table:table-cell>
          <table:table-cell office:value-type="float" office:value="5.789227" calcext:value-type="float">
            <text:p>5.789227</text:p>
          </table:table-cell>
          <table:table-cell office:value-type="float" office:value="6.077198" calcext:value-type="float">
            <text:p>6.077198</text:p>
          </table:table-cell>
          <table:table-cell office:value-type="float" office:value="6.251126" calcext:value-type="float">
            <text:p>6.251126</text:p>
          </table:table-cell>
          <table:table-cell office:value-type="float" office:value="6.80207" calcext:value-type="float">
            <text:p>6.80207</text:p>
          </table:table-cell>
          <table:table-cell office:value-type="float" office:value="7.790432" calcext:value-type="float">
            <text:p>7.790432</text:p>
          </table:table-cell>
          <table:table-cell office:value-type="float" office:value="8.303708" calcext:value-type="float">
            <text:p>8.303708</text:p>
          </table:table-cell>
          <table:table-cell office:value-type="float" office:value="0" calcext:value-type="float">
            <text:p>0</text:p>
          </table:table-cell>
          <table:table-cell office:value-type="float" office:value="3.565527" calcext:value-type="float">
            <text:p>3.565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3.924204" calcext:value-type="float">
            <text:p>3.924204</text:p>
          </table:table-cell>
          <table:table-cell office:value-type="float" office:value="136.1046" calcext:value-type="float">
            <text:p>136.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4222" calcext:value-type="float">
            <text:p>25.542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3873089" calcext:value-type="float">
            <text:p>-0.0003873089</text:p>
          </table:table-cell>
          <table:table-cell office:value-type="float" office:value="1175.468" calcext:value-type="float">
            <text:p>1175.468</text:p>
          </table:table-cell>
          <table:table-cell office:value-type="float" office:value="1.447223" calcext:value-type="float">
            <text:p>1.447223</text:p>
          </table:table-cell>
          <table:table-cell office:value-type="float" office:value="0" calcext:value-type="float">
            <text:p>0</text:p>
          </table:table-cell>
          <table:table-cell office:value-type="float" office:value="0.2276794" calcext:value-type="float">
            <text:p>0.2276794</text:p>
          </table:table-cell>
          <table:table-cell office:value-type="float" office:value="0.1476795" calcext:value-type="float">
            <text:p>0.1476795</text:p>
          </table:table-cell>
          <table:table-cell office:value-type="float" office:value="0.119326" calcext:value-type="float">
            <text:p>0.119326</text:p>
          </table:table-cell>
          <table:table-cell office:value-type="float" office:value="0.03966239" calcext:value-type="float">
            <text:p>0.03966239</text:p>
          </table:table-cell>
          <table:table-cell office:value-type="float" office:value="0.03468201" calcext:value-type="float">
            <text:p>0.03468201</text:p>
          </table:table-cell>
          <table:table-cell office:value-type="float" office:value="0.01893863" calcext:value-type="float">
            <text:p>0.01893863</text:p>
          </table:table-cell>
          <table:table-cell office:value-type="float" office:value="0.02708502" calcext:value-type="float">
            <text:p>0.02708502</text:p>
          </table:table-cell>
          <table:table-cell office:value-type="float" office:value="0.06552088" calcext:value-type="float">
            <text:p>0.06552088</text:p>
          </table:table-cell>
          <table:table-cell office:value-type="float" office:value="0.121674" calcext:value-type="float">
            <text:p>0.121674</text:p>
          </table:table-cell>
          <table:table-cell office:value-type="float" office:value="0.1243727" calcext:value-type="float">
            <text:p>0.1243727</text:p>
          </table:table-cell>
          <table:table-cell office:value-type="float" office:value="0.125938" calcext:value-type="float">
            <text:p>0.125938</text:p>
          </table:table-cell>
          <table:table-cell office:value-type="float" office:value="0.1318513" calcext:value-type="float">
            <text:p>0.1318513</text:p>
          </table:table-cell>
          <table:table-cell office:value-type="float" office:value="0.1423256" calcext:value-type="float">
            <text:p>0.1423256</text:p>
          </table:table-cell>
          <table:table-cell office:value-type="float" office:value="0.1477686" calcext:value-type="float">
            <text:p>0.1477686</text:p>
          </table:table-cell>
          <table:table-cell office:value-type="float" office:value="0" calcext:value-type="float">
            <text:p>0</text:p>
          </table:table-cell>
          <table:table-cell office:value-type="float" office:value="20.79698" calcext:value-type="float">
            <text:p>20.79698</text:p>
          </table:table-cell>
          <table:table-cell office:value-type="float" office:value="15.76035" calcext:value-type="float">
            <text:p>15.76035</text:p>
          </table:table-cell>
          <table:table-cell office:value-type="float" office:value="13.35548" calcext:value-type="float">
            <text:p>13.35548</text:p>
          </table:table-cell>
          <table:table-cell office:value-type="float" office:value="5.078473" calcext:value-type="float">
            <text:p>5.078473</text:p>
          </table:table-cell>
          <table:table-cell office:value-type="float" office:value="4.076208" calcext:value-type="float">
            <text:p>4.076208</text:p>
          </table:table-cell>
          <table:table-cell office:value-type="float" office:value="1.785267" calcext:value-type="float">
            <text:p>1.785267</text:p>
          </table:table-cell>
          <table:table-cell office:value-type="float" office:value="1.608871" calcext:value-type="float">
            <text:p>1.608871</text:p>
          </table:table-cell>
          <table:table-cell office:value-type="float" office:value="3.638126" calcext:value-type="float">
            <text:p>3.638126</text:p>
          </table:table-cell>
          <table:table-cell office:value-type="float" office:value="5.796082" calcext:value-type="float">
            <text:p>5.796082</text:p>
          </table:table-cell>
          <table:table-cell office:value-type="float" office:value="6.08445" calcext:value-type="float">
            <text:p>6.08445</text:p>
          </table:table-cell>
          <table:table-cell office:value-type="float" office:value="6.258875" calcext:value-type="float">
            <text:p>6.258875</text:p>
          </table:table-cell>
          <table:table-cell office:value-type="float" office:value="6.809435" calcext:value-type="float">
            <text:p>6.809435</text:p>
          </table:table-cell>
          <table:table-cell office:value-type="float" office:value="7.797021" calcext:value-type="float">
            <text:p>7.797021</text:p>
          </table:table-cell>
          <table:table-cell office:value-type="float" office:value="8.30829" calcext:value-type="float">
            <text:p>8.30829</text:p>
          </table:table-cell>
          <table:table-cell office:value-type="float" office:value="0" calcext:value-type="float">
            <text:p>0</text:p>
          </table:table-cell>
          <table:table-cell office:value-type="float" office:value="1.861292" calcext:value-type="float">
            <text:p>1.861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3.922611" calcext:value-type="float">
            <text:p>3.922611</text:p>
          </table:table-cell>
          <table:table-cell office:value-type="float" office:value="136.1044" calcext:value-type="float">
            <text:p>136.1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6641" calcext:value-type="float">
            <text:p>25.566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3873089" calcext:value-type="float">
            <text:p>-0.0003873089</text:p>
          </table:table-cell>
          <table:table-cell office:value-type="float" office:value="1175.445" calcext:value-type="float">
            <text:p>1175.445</text:p>
          </table:table-cell>
          <table:table-cell office:value-type="float" office:value="1.446171" calcext:value-type="float">
            <text:p>1.446171</text:p>
          </table:table-cell>
          <table:table-cell office:value-type="float" office:value="0" calcext:value-type="float">
            <text:p>0</text:p>
          </table:table-cell>
          <table:table-cell office:value-type="float" office:value="0.2119666" calcext:value-type="float">
            <text:p>0.2119666</text:p>
          </table:table-cell>
          <table:table-cell office:value-type="float" office:value="0.148362" calcext:value-type="float">
            <text:p>0.148362</text:p>
          </table:table-cell>
          <table:table-cell office:value-type="float" office:value="0.116795" calcext:value-type="float">
            <text:p>0.116795</text:p>
          </table:table-cell>
          <table:table-cell office:value-type="float" office:value="0.04007269" calcext:value-type="float">
            <text:p>0.04007269</text:p>
          </table:table-cell>
          <table:table-cell office:value-type="float" office:value="0.03438963" calcext:value-type="float">
            <text:p>0.03438963</text:p>
          </table:table-cell>
          <table:table-cell office:value-type="float" office:value="0.01886269" calcext:value-type="float">
            <text:p>0.01886269</text:p>
          </table:table-cell>
          <table:table-cell office:value-type="float" office:value="0.02699302" calcext:value-type="float">
            <text:p>0.02699302</text:p>
          </table:table-cell>
          <table:table-cell office:value-type="float" office:value="0.06550386" calcext:value-type="float">
            <text:p>0.06550386</text:p>
          </table:table-cell>
          <table:table-cell office:value-type="float" office:value="0.1217184" calcext:value-type="float">
            <text:p>0.1217184</text:p>
          </table:table-cell>
          <table:table-cell office:value-type="float" office:value="0.1244448" calcext:value-type="float">
            <text:p>0.1244448</text:p>
          </table:table-cell>
          <table:table-cell office:value-type="float" office:value="0.1260192" calcext:value-type="float">
            <text:p>0.1260192</text:p>
          </table:table-cell>
          <table:table-cell office:value-type="float" office:value="0.1319262" calcext:value-type="float">
            <text:p>0.1319262</text:p>
          </table:table-cell>
          <table:table-cell office:value-type="float" office:value="0.1423964" calcext:value-type="float">
            <text:p>0.1423964</text:p>
          </table:table-cell>
          <table:table-cell office:value-type="float" office:value="0.147849" calcext:value-type="float">
            <text:p>0.147849</text:p>
          </table:table-cell>
          <table:table-cell office:value-type="float" office:value="0" calcext:value-type="float">
            <text:p>0</text:p>
          </table:table-cell>
          <table:table-cell office:value-type="float" office:value="20.80558" calcext:value-type="float">
            <text:p>20.80558</text:p>
          </table:table-cell>
          <table:table-cell office:value-type="float" office:value="15.75862" calcext:value-type="float">
            <text:p>15.75862</text:p>
          </table:table-cell>
          <table:table-cell office:value-type="float" office:value="13.35592" calcext:value-type="float">
            <text:p>13.35592</text:p>
          </table:table-cell>
          <table:table-cell office:value-type="float" office:value="5.077531" calcext:value-type="float">
            <text:p>5.077531</text:p>
          </table:table-cell>
          <table:table-cell office:value-type="float" office:value="4.076154" calcext:value-type="float">
            <text:p>4.076154</text:p>
          </table:table-cell>
          <table:table-cell office:value-type="float" office:value="1.785804" calcext:value-type="float">
            <text:p>1.785804</text:p>
          </table:table-cell>
          <table:table-cell office:value-type="float" office:value="1.610457" calcext:value-type="float">
            <text:p>1.610457</text:p>
          </table:table-cell>
          <table:table-cell office:value-type="float" office:value="3.642464" calcext:value-type="float">
            <text:p>3.642464</text:p>
          </table:table-cell>
          <table:table-cell office:value-type="float" office:value="5.802939" calcext:value-type="float">
            <text:p>5.802939</text:p>
          </table:table-cell>
          <table:table-cell office:value-type="float" office:value="6.0917" calcext:value-type="float">
            <text:p>6.0917</text:p>
          </table:table-cell>
          <table:table-cell office:value-type="float" office:value="6.266624" calcext:value-type="float">
            <text:p>6.266624</text:p>
          </table:table-cell>
          <table:table-cell office:value-type="float" office:value="6.81673" calcext:value-type="float">
            <text:p>6.81673</text:p>
          </table:table-cell>
          <table:table-cell office:value-type="float" office:value="7.803611" calcext:value-type="float">
            <text:p>7.803611</text:p>
          </table:table-cell>
          <table:table-cell office:value-type="float" office:value="8.313254" calcext:value-type="float">
            <text:p>8.313254</text:p>
          </table:table-cell>
          <table:table-cell office:value-type="float" office:value="0" calcext:value-type="float">
            <text:p>0</text:p>
          </table:table-cell>
          <table:table-cell office:value-type="float" office:value="1.578242" calcext:value-type="float">
            <text:p>1.578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3.921639" calcext:value-type="float">
            <text:p>3.921639</text:p>
          </table:table-cell>
          <table:table-cell office:value-type="float" office:value="136.1042" calcext:value-type="float">
            <text:p>136.1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9051" calcext:value-type="float">
            <text:p>25.590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3873089" calcext:value-type="float">
            <text:p>-0.0003873089</text:p>
          </table:table-cell>
          <table:table-cell office:value-type="float" office:value="1175.421" calcext:value-type="float">
            <text:p>1175.421</text:p>
          </table:table-cell>
          <table:table-cell office:value-type="float" office:value="1.445559" calcext:value-type="float">
            <text:p>1.445559</text:p>
          </table:table-cell>
          <table:table-cell office:value-type="float" office:value="0" calcext:value-type="float">
            <text:p>0</text:p>
          </table:table-cell>
          <table:table-cell office:value-type="float" office:value="0.1601192" calcext:value-type="float">
            <text:p>0.1601192</text:p>
          </table:table-cell>
          <table:table-cell office:value-type="float" office:value="0.1341572" calcext:value-type="float">
            <text:p>0.1341572</text:p>
          </table:table-cell>
          <table:table-cell office:value-type="float" office:value="0.1155198" calcext:value-type="float">
            <text:p>0.1155198</text:p>
          </table:table-cell>
          <table:table-cell office:value-type="float" office:value="0.04206531" calcext:value-type="float">
            <text:p>0.04206531</text:p>
          </table:table-cell>
          <table:table-cell office:value-type="float" office:value="0.03399616" calcext:value-type="float">
            <text:p>0.03399616</text:p>
          </table:table-cell>
          <table:table-cell office:value-type="float" office:value="0.01878623" calcext:value-type="float">
            <text:p>0.01878623</text:p>
          </table:table-cell>
          <table:table-cell office:value-type="float" office:value="0.02691527" calcext:value-type="float">
            <text:p>0.02691527</text:p>
          </table:table-cell>
          <table:table-cell office:value-type="float" office:value="0.0654997" calcext:value-type="float">
            <text:p>0.0654997</text:p>
          </table:table-cell>
          <table:table-cell office:value-type="float" office:value="0.1217644" calcext:value-type="float">
            <text:p>0.1217644</text:p>
          </table:table-cell>
          <table:table-cell office:value-type="float" office:value="0.1245157" calcext:value-type="float">
            <text:p>0.1245157</text:p>
          </table:table-cell>
          <table:table-cell office:value-type="float" office:value="0.1260999" calcext:value-type="float">
            <text:p>0.1260999</text:p>
          </table:table-cell>
          <table:table-cell office:value-type="float" office:value="0.1320013" calcext:value-type="float">
            <text:p>0.1320013</text:p>
          </table:table-cell>
          <table:table-cell office:value-type="float" office:value="0.1424652" calcext:value-type="float">
            <text:p>0.1424652</text:p>
          </table:table-cell>
          <table:table-cell office:value-type="float" office:value="0.1479248" calcext:value-type="float">
            <text:p>0.1479248</text:p>
          </table:table-cell>
          <table:table-cell office:value-type="float" office:value="0" calcext:value-type="float">
            <text:p>0</text:p>
          </table:table-cell>
          <table:table-cell office:value-type="float" office:value="20.80873" calcext:value-type="float">
            <text:p>20.80873</text:p>
          </table:table-cell>
          <table:table-cell office:value-type="float" office:value="15.75627" calcext:value-type="float">
            <text:p>15.75627</text:p>
          </table:table-cell>
          <table:table-cell office:value-type="float" office:value="13.35636" calcext:value-type="float">
            <text:p>13.35636</text:p>
          </table:table-cell>
          <table:table-cell office:value-type="float" office:value="5.07692" calcext:value-type="float">
            <text:p>5.07692</text:p>
          </table:table-cell>
          <table:table-cell office:value-type="float" office:value="4.076008" calcext:value-type="float">
            <text:p>4.076008</text:p>
          </table:table-cell>
          <table:table-cell office:value-type="float" office:value="1.786328" calcext:value-type="float">
            <text:p>1.786328</text:p>
          </table:table-cell>
          <table:table-cell office:value-type="float" office:value="1.612027" calcext:value-type="float">
            <text:p>1.612027</text:p>
          </table:table-cell>
          <table:table-cell office:value-type="float" office:value="3.646776" calcext:value-type="float">
            <text:p>3.646776</text:p>
          </table:table-cell>
          <table:table-cell office:value-type="float" office:value="5.809795" calcext:value-type="float">
            <text:p>5.809795</text:p>
          </table:table-cell>
          <table:table-cell office:value-type="float" office:value="6.098951" calcext:value-type="float">
            <text:p>6.098951</text:p>
          </table:table-cell>
          <table:table-cell office:value-type="float" office:value="6.274374" calcext:value-type="float">
            <text:p>6.274374</text:p>
          </table:table-cell>
          <table:table-cell office:value-type="float" office:value="6.824022" calcext:value-type="float">
            <text:p>6.824022</text:p>
          </table:table-cell>
          <table:table-cell office:value-type="float" office:value="7.810195" calcext:value-type="float">
            <text:p>7.810195</text:p>
          </table:table-cell>
          <table:table-cell office:value-type="float" office:value="8.314924" calcext:value-type="float">
            <text:p>8.314924</text:p>
          </table:table-cell>
          <table:table-cell office:value-type="float" office:value="0" calcext:value-type="float">
            <text:p>0</text:p>
          </table:table-cell>
          <table:table-cell office:value-type="float" office:value="0.683593" calcext:value-type="float">
            <text:p>0.683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3.920504" calcext:value-type="float">
            <text:p>3.920504</text:p>
          </table:table-cell>
          <table:table-cell office:value-type="float" office:value="136.1041" calcext:value-type="float">
            <text:p>136.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1438" calcext:value-type="float">
            <text:p>25.614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3873089" calcext:value-type="float">
            <text:p>-0.0003873089</text:p>
          </table:table-cell>
          <table:table-cell office:value-type="float" office:value="1175.398" calcext:value-type="float">
            <text:p>1175.398</text:p>
          </table:table-cell>
          <table:table-cell office:value-type="float" office:value="1.444729" calcext:value-type="float">
            <text:p>1.444729</text:p>
          </table:table-cell>
          <table:table-cell office:value-type="float" office:value="0" calcext:value-type="float">
            <text:p>0</text:p>
          </table:table-cell>
          <table:table-cell office:value-type="float" office:value="0.171069" calcext:value-type="float">
            <text:p>0.171069</text:p>
          </table:table-cell>
          <table:table-cell office:value-type="float" office:value="0.1369522" calcext:value-type="float">
            <text:p>0.1369522</text:p>
          </table:table-cell>
          <table:table-cell office:value-type="float" office:value="0.1092742" calcext:value-type="float">
            <text:p>0.1092742</text:p>
          </table:table-cell>
          <table:table-cell office:value-type="float" office:value="0.04055633" calcext:value-type="float">
            <text:p>0.04055633</text:p>
          </table:table-cell>
          <table:table-cell office:value-type="float" office:value="0.03469428" calcext:value-type="float">
            <text:p>0.03469428</text:p>
          </table:table-cell>
          <table:table-cell office:value-type="float" office:value="0.01869615" calcext:value-type="float">
            <text:p>0.01869615</text:p>
          </table:table-cell>
          <table:table-cell office:value-type="float" office:value="0.02682199" calcext:value-type="float">
            <text:p>0.02682199</text:p>
          </table:table-cell>
          <table:table-cell office:value-type="float" office:value="0.06549592" calcext:value-type="float">
            <text:p>0.06549592</text:p>
          </table:table-cell>
          <table:table-cell office:value-type="float" office:value="0.1218119" calcext:value-type="float">
            <text:p>0.1218119</text:p>
          </table:table-cell>
          <table:table-cell office:value-type="float" office:value="0.1245861" calcext:value-type="float">
            <text:p>0.1245861</text:p>
          </table:table-cell>
          <table:table-cell office:value-type="float" office:value="0.1261806" calcext:value-type="float">
            <text:p>0.1261806</text:p>
          </table:table-cell>
          <table:table-cell office:value-type="float" office:value="0.1320774" calcext:value-type="float">
            <text:p>0.1320774</text:p>
          </table:table-cell>
          <table:table-cell office:value-type="float" office:value="0.142537" calcext:value-type="float">
            <text:p>0.142537</text:p>
          </table:table-cell>
          <table:table-cell office:value-type="float" office:value="0.1479976" calcext:value-type="float">
            <text:p>0.1479976</text:p>
          </table:table-cell>
          <table:table-cell office:value-type="float" office:value="0" calcext:value-type="float">
            <text:p>0</text:p>
          </table:table-cell>
          <table:table-cell office:value-type="float" office:value="20.80914" calcext:value-type="float">
            <text:p>20.80914</text:p>
          </table:table-cell>
          <table:table-cell office:value-type="float" office:value="15.752" calcext:value-type="float">
            <text:p>15.752</text:p>
          </table:table-cell>
          <table:table-cell office:value-type="float" office:value="13.35495" calcext:value-type="float">
            <text:p>13.35495</text:p>
          </table:table-cell>
          <table:table-cell office:value-type="float" office:value="5.076596" calcext:value-type="float">
            <text:p>5.076596</text:p>
          </table:table-cell>
          <table:table-cell office:value-type="float" office:value="4.075924" calcext:value-type="float">
            <text:p>4.075924</text:p>
          </table:table-cell>
          <table:table-cell office:value-type="float" office:value="1.786831" calcext:value-type="float">
            <text:p>1.786831</text:p>
          </table:table-cell>
          <table:table-cell office:value-type="float" office:value="1.613578" calcext:value-type="float">
            <text:p>1.613578</text:p>
          </table:table-cell>
          <table:table-cell office:value-type="float" office:value="3.651087" calcext:value-type="float">
            <text:p>3.651087</text:p>
          </table:table-cell>
          <table:table-cell office:value-type="float" office:value="5.816651" calcext:value-type="float">
            <text:p>5.816651</text:p>
          </table:table-cell>
          <table:table-cell office:value-type="float" office:value="6.106205" calcext:value-type="float">
            <text:p>6.106205</text:p>
          </table:table-cell>
          <table:table-cell office:value-type="float" office:value="6.282123" calcext:value-type="float">
            <text:p>6.282123</text:p>
          </table:table-cell>
          <table:table-cell office:value-type="float" office:value="6.831306" calcext:value-type="float">
            <text:p>6.831306</text:p>
          </table:table-cell>
          <table:table-cell office:value-type="float" office:value="7.816708" calcext:value-type="float">
            <text:p>7.816708</text:p>
          </table:table-cell>
          <table:table-cell office:value-type="float" office:value="8.319468" calcext:value-type="float">
            <text:p>8.319468</text:p>
          </table:table-cell>
          <table:table-cell office:value-type="float" office:value="0" calcext:value-type="float">
            <text:p>0</text:p>
          </table:table-cell>
          <table:table-cell office:value-type="float" office:value="0.9732862" calcext:value-type="float">
            <text:p>0.9732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3.919781" calcext:value-type="float">
            <text:p>3.919781</text:p>
          </table:table-cell>
          <table:table-cell office:value-type="float" office:value="136.1039" calcext:value-type="float">
            <text:p>136.1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3823" calcext:value-type="float">
            <text:p>25.638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3873089" calcext:value-type="float">
            <text:p>-0.0003873089</text:p>
          </table:table-cell>
          <table:table-cell office:value-type="float" office:value="1175.374" calcext:value-type="float">
            <text:p>1175.374</text:p>
          </table:table-cell>
          <table:table-cell office:value-type="float" office:value="1.444091" calcext:value-type="float">
            <text:p>1.444091</text:p>
          </table:table-cell>
          <table:table-cell office:value-type="float" office:value="0" calcext:value-type="float">
            <text:p>0</text:p>
          </table:table-cell>
          <table:table-cell office:value-type="float" office:value="0.1547633" calcext:value-type="float">
            <text:p>0.1547633</text:p>
          </table:table-cell>
          <table:table-cell office:value-type="float" office:value="0.1270451" calcext:value-type="float">
            <text:p>0.1270451</text:p>
          </table:table-cell>
          <table:table-cell office:value-type="float" office:value="0.1051205" calcext:value-type="float">
            <text:p>0.1051205</text:p>
          </table:table-cell>
          <table:table-cell office:value-type="float" office:value="0.03961644" calcext:value-type="float">
            <text:p>0.03961644</text:p>
          </table:table-cell>
          <table:table-cell office:value-type="float" office:value="0.0363159" calcext:value-type="float">
            <text:p>0.0363159</text:p>
          </table:table-cell>
          <table:table-cell office:value-type="float" office:value="0.01860845" calcext:value-type="float">
            <text:p>0.01860845</text:p>
          </table:table-cell>
          <table:table-cell office:value-type="float" office:value="0.02672482" calcext:value-type="float">
            <text:p>0.02672482</text:p>
          </table:table-cell>
          <table:table-cell office:value-type="float" office:value="0.06549242" calcext:value-type="float">
            <text:p>0.06549242</text:p>
          </table:table-cell>
          <table:table-cell office:value-type="float" office:value="0.12186" calcext:value-type="float">
            <text:p>0.12186</text:p>
          </table:table-cell>
          <table:table-cell office:value-type="float" office:value="0.1246558" calcext:value-type="float">
            <text:p>0.1246558</text:p>
          </table:table-cell>
          <table:table-cell office:value-type="float" office:value="0.126261" calcext:value-type="float">
            <text:p>0.126261</text:p>
          </table:table-cell>
          <table:table-cell office:value-type="float" office:value="0.1321529" calcext:value-type="float">
            <text:p>0.1321529</text:p>
          </table:table-cell>
          <table:table-cell office:value-type="float" office:value="0.142607" calcext:value-type="float">
            <text:p>0.142607</text:p>
          </table:table-cell>
          <table:table-cell office:value-type="float" office:value="0.14807" calcext:value-type="float">
            <text:p>0.14807</text:p>
          </table:table-cell>
          <table:table-cell office:value-type="float" office:value="0" calcext:value-type="float">
            <text:p>0</text:p>
          </table:table-cell>
          <table:table-cell office:value-type="float" office:value="20.80961" calcext:value-type="float">
            <text:p>20.80961</text:p>
          </table:table-cell>
          <table:table-cell office:value-type="float" office:value="15.74811" calcext:value-type="float">
            <text:p>15.74811</text:p>
          </table:table-cell>
          <table:table-cell office:value-type="float" office:value="13.35333" calcext:value-type="float">
            <text:p>13.35333</text:p>
          </table:table-cell>
          <table:table-cell office:value-type="float" office:value="5.076023" calcext:value-type="float">
            <text:p>5.076023</text:p>
          </table:table-cell>
          <table:table-cell office:value-type="float" office:value="4.076181" calcext:value-type="float">
            <text:p>4.076181</text:p>
          </table:table-cell>
          <table:table-cell office:value-type="float" office:value="1.787316" calcext:value-type="float">
            <text:p>1.787316</text:p>
          </table:table-cell>
          <table:table-cell office:value-type="float" office:value="1.61511" calcext:value-type="float">
            <text:p>1.61511</text:p>
          </table:table-cell>
          <table:table-cell office:value-type="float" office:value="3.655393" calcext:value-type="float">
            <text:p>3.655393</text:p>
          </table:table-cell>
          <table:table-cell office:value-type="float" office:value="5.823507" calcext:value-type="float">
            <text:p>5.823507</text:p>
          </table:table-cell>
          <table:table-cell office:value-type="float" office:value="6.113426" calcext:value-type="float">
            <text:p>6.113426</text:p>
          </table:table-cell>
          <table:table-cell office:value-type="float" office:value="6.289872" calcext:value-type="float">
            <text:p>6.289872</text:p>
          </table:table-cell>
          <table:table-cell office:value-type="float" office:value="6.838595" calcext:value-type="float">
            <text:p>6.838595</text:p>
          </table:table-cell>
          <table:table-cell office:value-type="float" office:value="7.823222" calcext:value-type="float">
            <text:p>7.823222</text:p>
          </table:table-cell>
          <table:table-cell office:value-type="float" office:value="8.321381" calcext:value-type="float">
            <text:p>8.321381</text:p>
          </table:table-cell>
          <table:table-cell office:value-type="float" office:value="0" calcext:value-type="float">
            <text:p>0</text:p>
          </table:table-cell>
          <table:table-cell office:value-type="float" office:value="0.5991781" calcext:value-type="float">
            <text:p>0.5991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3.918694" calcext:value-type="float">
            <text:p>3.918694</text:p>
          </table:table-cell>
          <table:table-cell office:value-type="float" office:value="136.1037" calcext:value-type="float">
            <text:p>136.1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6191" calcext:value-type="float">
            <text:p>25.661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3873089" calcext:value-type="float">
            <text:p>-0.0003873089</text:p>
          </table:table-cell>
          <table:table-cell office:value-type="float" office:value="1175.351" calcext:value-type="float">
            <text:p>1175.351</text:p>
          </table:table-cell>
          <table:table-cell office:value-type="float" office:value="1.443067" calcext:value-type="float">
            <text:p>1.443067</text:p>
          </table:table-cell>
          <table:table-cell office:value-type="float" office:value="0" calcext:value-type="float">
            <text:p>0</text:p>
          </table:table-cell>
          <table:table-cell office:value-type="float" office:value="0.1717448" calcext:value-type="float">
            <text:p>0.1717448</text:p>
          </table:table-cell>
          <table:table-cell office:value-type="float" office:value="0.1354919" calcext:value-type="float">
            <text:p>0.1354919</text:p>
          </table:table-cell>
          <table:table-cell office:value-type="float" office:value="0.1050514" calcext:value-type="float">
            <text:p>0.1050514</text:p>
          </table:table-cell>
          <table:table-cell office:value-type="float" office:value="0.0375894" calcext:value-type="float">
            <text:p>0.0375894</text:p>
          </table:table-cell>
          <table:table-cell office:value-type="float" office:value="0.03389774" calcext:value-type="float">
            <text:p>0.03389774</text:p>
          </table:table-cell>
          <table:table-cell office:value-type="float" office:value="0.01875753" calcext:value-type="float">
            <text:p>0.01875753</text:p>
          </table:table-cell>
          <table:table-cell office:value-type="float" office:value="0.02665481" calcext:value-type="float">
            <text:p>0.02665481</text:p>
          </table:table-cell>
          <table:table-cell office:value-type="float" office:value="0.06548696" calcext:value-type="float">
            <text:p>0.06548696</text:p>
          </table:table-cell>
          <table:table-cell office:value-type="float" office:value="0.1219076" calcext:value-type="float">
            <text:p>0.1219076</text:p>
          </table:table-cell>
          <table:table-cell office:value-type="float" office:value="0.1247251" calcext:value-type="float">
            <text:p>0.1247251</text:p>
          </table:table-cell>
          <table:table-cell office:value-type="float" office:value="0.1263411" calcext:value-type="float">
            <text:p>0.1263411</text:p>
          </table:table-cell>
          <table:table-cell office:value-type="float" office:value="0.1322301" calcext:value-type="float">
            <text:p>0.1322301</text:p>
          </table:table-cell>
          <table:table-cell office:value-type="float" office:value="0.1426777" calcext:value-type="float">
            <text:p>0.1426777</text:p>
          </table:table-cell>
          <table:table-cell office:value-type="float" office:value="0.1481432" calcext:value-type="float">
            <text:p>0.1481432</text:p>
          </table:table-cell>
          <table:table-cell office:value-type="float" office:value="0" calcext:value-type="float">
            <text:p>0</text:p>
          </table:table-cell>
          <table:table-cell office:value-type="float" office:value="20.80984" calcext:value-type="float">
            <text:p>20.80984</text:p>
          </table:table-cell>
          <table:table-cell office:value-type="float" office:value="15.74327" calcext:value-type="float">
            <text:p>15.74327</text:p>
          </table:table-cell>
          <table:table-cell office:value-type="float" office:value="13.35035" calcext:value-type="float">
            <text:p>13.35035</text:p>
          </table:table-cell>
          <table:table-cell office:value-type="float" office:value="5.075004" calcext:value-type="float">
            <text:p>5.075004</text:p>
          </table:table-cell>
          <table:table-cell office:value-type="float" office:value="4.076334" calcext:value-type="float">
            <text:p>4.076334</text:p>
          </table:table-cell>
          <table:table-cell office:value-type="float" office:value="1.787799" calcext:value-type="float">
            <text:p>1.787799</text:p>
          </table:table-cell>
          <table:table-cell office:value-type="float" office:value="1.616624" calcext:value-type="float">
            <text:p>1.616624</text:p>
          </table:table-cell>
          <table:table-cell office:value-type="float" office:value="3.659674" calcext:value-type="float">
            <text:p>3.659674</text:p>
          </table:table-cell>
          <table:table-cell office:value-type="float" office:value="5.830364" calcext:value-type="float">
            <text:p>5.830364</text:p>
          </table:table-cell>
          <table:table-cell office:value-type="float" office:value="6.120638" calcext:value-type="float">
            <text:p>6.120638</text:p>
          </table:table-cell>
          <table:table-cell office:value-type="float" office:value="6.297579" calcext:value-type="float">
            <text:p>6.297579</text:p>
          </table:table-cell>
          <table:table-cell office:value-type="float" office:value="6.845882" calcext:value-type="float">
            <text:p>6.845882</text:p>
          </table:table-cell>
          <table:table-cell office:value-type="float" office:value="7.82973" calcext:value-type="float">
            <text:p>7.82973</text:p>
          </table:table-cell>
          <table:table-cell office:value-type="float" office:value="8.327942" calcext:value-type="float">
            <text:p>8.327942</text:p>
          </table:table-cell>
          <table:table-cell office:value-type="float" office:value="0" calcext:value-type="float">
            <text:p>0</text:p>
          </table:table-cell>
          <table:table-cell office:value-type="float" office:value="0.9870712" calcext:value-type="float">
            <text:p>0.9870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3.917015" calcext:value-type="float">
            <text:p>3.917015</text:p>
          </table:table-cell>
          <table:table-cell office:value-type="float" office:value="136.1037" calcext:value-type="float">
            <text:p>136.1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8568" calcext:value-type="float">
            <text:p>25.685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3873089" calcext:value-type="float">
            <text:p>-0.0003873089</text:p>
          </table:table-cell>
          <table:table-cell office:value-type="float" office:value="1175.327" calcext:value-type="float">
            <text:p>1175.327</text:p>
          </table:table-cell>
          <table:table-cell office:value-type="float" office:value="1.441267" calcext:value-type="float">
            <text:p>1.441267</text:p>
          </table:table-cell>
          <table:table-cell office:value-type="float" office:value="0" calcext:value-type="float">
            <text:p>0</text:p>
          </table:table-cell>
          <table:table-cell office:value-type="float" office:value="0.2285887" calcext:value-type="float">
            <text:p>0.2285887</text:p>
          </table:table-cell>
          <table:table-cell office:value-type="float" office:value="0.1390226" calcext:value-type="float">
            <text:p>0.1390226</text:p>
          </table:table-cell>
          <table:table-cell office:value-type="float" office:value="0.1021946" calcext:value-type="float">
            <text:p>0.1021946</text:p>
          </table:table-cell>
          <table:table-cell office:value-type="float" office:value="0.0366258" calcext:value-type="float">
            <text:p>0.0366258</text:p>
          </table:table-cell>
          <table:table-cell office:value-type="float" office:value="0.03267818" calcext:value-type="float">
            <text:p>0.03267818</text:p>
          </table:table-cell>
          <table:table-cell office:value-type="float" office:value="0.01885218" calcext:value-type="float">
            <text:p>0.01885218</text:p>
          </table:table-cell>
          <table:table-cell office:value-type="float" office:value="0.02662968" calcext:value-type="float">
            <text:p>0.02662968</text:p>
          </table:table-cell>
          <table:table-cell office:value-type="float" office:value="0.06549595" calcext:value-type="float">
            <text:p>0.06549595</text:p>
          </table:table-cell>
          <table:table-cell office:value-type="float" office:value="0.1219565" calcext:value-type="float">
            <text:p>0.1219565</text:p>
          </table:table-cell>
          <table:table-cell office:value-type="float" office:value="0.1247936" calcext:value-type="float">
            <text:p>0.1247936</text:p>
          </table:table-cell>
          <table:table-cell office:value-type="float" office:value="0.1264209" calcext:value-type="float">
            <text:p>0.1264209</text:p>
          </table:table-cell>
          <table:table-cell office:value-type="float" office:value="0.1323085" calcext:value-type="float">
            <text:p>0.1323085</text:p>
          </table:table-cell>
          <table:table-cell office:value-type="float" office:value="0.1427495" calcext:value-type="float">
            <text:p>0.1427495</text:p>
          </table:table-cell>
          <table:table-cell office:value-type="float" office:value="0.148216" calcext:value-type="float">
            <text:p>0.148216</text:p>
          </table:table-cell>
          <table:table-cell office:value-type="float" office:value="0" calcext:value-type="float">
            <text:p>0</text:p>
          </table:table-cell>
          <table:table-cell office:value-type="float" office:value="20.81514" calcext:value-type="float">
            <text:p>20.81514</text:p>
          </table:table-cell>
          <table:table-cell office:value-type="float" office:value="15.73969" calcext:value-type="float">
            <text:p>15.73969</text:p>
          </table:table-cell>
          <table:table-cell office:value-type="float" office:value="13.34743" calcext:value-type="float">
            <text:p>13.34743</text:p>
          </table:table-cell>
          <table:table-cell office:value-type="float" office:value="5.073833" calcext:value-type="float">
            <text:p>5.073833</text:p>
          </table:table-cell>
          <table:table-cell office:value-type="float" office:value="4.076097" calcext:value-type="float">
            <text:p>4.076097</text:p>
          </table:table-cell>
          <table:table-cell office:value-type="float" office:value="1.788291" calcext:value-type="float">
            <text:p>1.788291</text:p>
          </table:table-cell>
          <table:table-cell office:value-type="float" office:value="1.618123" calcext:value-type="float">
            <text:p>1.618123</text:p>
          </table:table-cell>
          <table:table-cell office:value-type="float" office:value="3.663954" calcext:value-type="float">
            <text:p>3.663954</text:p>
          </table:table-cell>
          <table:table-cell office:value-type="float" office:value="5.83722" calcext:value-type="float">
            <text:p>5.83722</text:p>
          </table:table-cell>
          <table:table-cell office:value-type="float" office:value="6.127851" calcext:value-type="float">
            <text:p>6.127851</text:p>
          </table:table-cell>
          <table:table-cell office:value-type="float" office:value="6.305271" calcext:value-type="float">
            <text:p>6.305271</text:p>
          </table:table-cell>
          <table:table-cell office:value-type="float" office:value="6.85317" calcext:value-type="float">
            <text:p>6.85317</text:p>
          </table:table-cell>
          <table:table-cell office:value-type="float" office:value="7.836247" calcext:value-type="float">
            <text:p>7.836247</text:p>
          </table:table-cell>
          <table:table-cell office:value-type="float" office:value="8.336437" calcext:value-type="float">
            <text:p>8.336437</text:p>
          </table:table-cell>
          <table:table-cell office:value-type="float" office:value="0" calcext:value-type="float">
            <text:p>0</text:p>
          </table:table-cell>
          <table:table-cell office:value-type="float" office:value="2.245498" calcext:value-type="float">
            <text:p>2.245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3.915545" calcext:value-type="float">
            <text:p>3.915545</text:p>
          </table:table-cell>
          <table:table-cell office:value-type="float" office:value="136.1035" calcext:value-type="float">
            <text:p>136.1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0956" calcext:value-type="float">
            <text:p>25.709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3873089" calcext:value-type="float">
            <text:p>-0.0003873089</text:p>
          </table:table-cell>
          <table:table-cell office:value-type="float" office:value="1175.304" calcext:value-type="float">
            <text:p>1175.304</text:p>
          </table:table-cell>
          <table:table-cell office:value-type="float" office:value="1.440134" calcext:value-type="float">
            <text:p>1.440134</text:p>
          </table:table-cell>
          <table:table-cell office:value-type="float" office:value="0" calcext:value-type="float">
            <text:p>0</text:p>
          </table:table-cell>
          <table:table-cell office:value-type="float" office:value="0.2222119" calcext:value-type="float">
            <text:p>0.2222119</text:p>
          </table:table-cell>
          <table:table-cell office:value-type="float" office:value="0.1465451" calcext:value-type="float">
            <text:p>0.1465451</text:p>
          </table:table-cell>
          <table:table-cell office:value-type="float" office:value="0.1117079" calcext:value-type="float">
            <text:p>0.1117079</text:p>
          </table:table-cell>
          <table:table-cell office:value-type="float" office:value="0.03761863" calcext:value-type="float">
            <text:p>0.03761863</text:p>
          </table:table-cell>
          <table:table-cell office:value-type="float" office:value="0.03264866" calcext:value-type="float">
            <text:p>0.03264866</text:p>
          </table:table-cell>
          <table:table-cell office:value-type="float" office:value="0.01868097" calcext:value-type="float">
            <text:p>0.01868097</text:p>
          </table:table-cell>
          <table:table-cell office:value-type="float" office:value="0.02662651" calcext:value-type="float">
            <text:p>0.02662651</text:p>
          </table:table-cell>
          <table:table-cell office:value-type="float" office:value="0.06551342" calcext:value-type="float">
            <text:p>0.06551342</text:p>
          </table:table-cell>
          <table:table-cell office:value-type="float" office:value="0.1220081" calcext:value-type="float">
            <text:p>0.1220081</text:p>
          </table:table-cell>
          <table:table-cell office:value-type="float" office:value="0.1248625" calcext:value-type="float">
            <text:p>0.1248625</text:p>
          </table:table-cell>
          <table:table-cell office:value-type="float" office:value="0.1265005" calcext:value-type="float">
            <text:p>0.1265005</text:p>
          </table:table-cell>
          <table:table-cell office:value-type="float" office:value="0.1323848" calcext:value-type="float">
            <text:p>0.1323848</text:p>
          </table:table-cell>
          <table:table-cell office:value-type="float" office:value="0.1428186" calcext:value-type="float">
            <text:p>0.1428186</text:p>
          </table:table-cell>
          <table:table-cell office:value-type="float" office:value="0.1482888" calcext:value-type="float">
            <text:p>0.1482888</text:p>
          </table:table-cell>
          <table:table-cell office:value-type="float" office:value="0" calcext:value-type="float">
            <text:p>0</text:p>
          </table:table-cell>
          <table:table-cell office:value-type="float" office:value="20.82552" calcext:value-type="float">
            <text:p>20.82552</text:p>
          </table:table-cell>
          <table:table-cell office:value-type="float" office:value="15.73779" calcext:value-type="float">
            <text:p>15.73779</text:p>
          </table:table-cell>
          <table:table-cell office:value-type="float" office:value="13.34532" calcext:value-type="float">
            <text:p>13.34532</text:p>
          </table:table-cell>
          <table:table-cell office:value-type="float" office:value="5.072469" calcext:value-type="float">
            <text:p>5.072469</text:p>
          </table:table-cell>
          <table:table-cell office:value-type="float" office:value="4.075605" calcext:value-type="float">
            <text:p>4.075605</text:p>
          </table:table-cell>
          <table:table-cell office:value-type="float" office:value="1.78876" calcext:value-type="float">
            <text:p>1.78876</text:p>
          </table:table-cell>
          <table:table-cell office:value-type="float" office:value="1.61962" calcext:value-type="float">
            <text:p>1.61962</text:p>
          </table:table-cell>
          <table:table-cell office:value-type="float" office:value="3.668235" calcext:value-type="float">
            <text:p>3.668235</text:p>
          </table:table-cell>
          <table:table-cell office:value-type="float" office:value="5.844076" calcext:value-type="float">
            <text:p>5.844076</text:p>
          </table:table-cell>
          <table:table-cell office:value-type="float" office:value="6.135067" calcext:value-type="float">
            <text:p>6.135067</text:p>
          </table:table-cell>
          <table:table-cell office:value-type="float" office:value="6.312964" calcext:value-type="float">
            <text:p>6.312964</text:p>
          </table:table-cell>
          <table:table-cell office:value-type="float" office:value="6.860457" calcext:value-type="float">
            <text:p>6.860457</text:p>
          </table:table-cell>
          <table:table-cell office:value-type="float" office:value="7.842755" calcext:value-type="float">
            <text:p>7.842755</text:p>
          </table:table-cell>
          <table:table-cell office:value-type="float" office:value="8.342925" calcext:value-type="float">
            <text:p>8.342925</text:p>
          </table:table-cell>
          <table:table-cell office:value-type="float" office:value="0" calcext:value-type="float">
            <text:p>0</text:p>
          </table:table-cell>
          <table:table-cell office:value-type="float" office:value="1.76701" calcext:value-type="float">
            <text:p>1.76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3.914745" calcext:value-type="float">
            <text:p>3.914745</text:p>
          </table:table-cell>
          <table:table-cell office:value-type="float" office:value="136.1033" calcext:value-type="float">
            <text:p>136.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334" calcext:value-type="float">
            <text:p>25.73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3873089" calcext:value-type="float">
            <text:p>-0.0003873089</text:p>
          </table:table-cell>
          <table:table-cell office:value-type="float" office:value="1175.28" calcext:value-type="float">
            <text:p>1175.28</text:p>
          </table:table-cell>
          <table:table-cell office:value-type="float" office:value="1.439498" calcext:value-type="float">
            <text:p>1.439498</text:p>
          </table:table-cell>
          <table:table-cell office:value-type="float" office:value="0" calcext:value-type="float">
            <text:p>0</text:p>
          </table:table-cell>
          <table:table-cell office:value-type="float" office:value="0.171029" calcext:value-type="float">
            <text:p>0.171029</text:p>
          </table:table-cell>
          <table:table-cell office:value-type="float" office:value="0.133924" calcext:value-type="float">
            <text:p>0.133924</text:p>
          </table:table-cell>
          <table:table-cell office:value-type="float" office:value="0.1100496" calcext:value-type="float">
            <text:p>0.1100496</text:p>
          </table:table-cell>
          <table:table-cell office:value-type="float" office:value="0.03905739" calcext:value-type="float">
            <text:p>0.03905739</text:p>
          </table:table-cell>
          <table:table-cell office:value-type="float" office:value="0.03372927" calcext:value-type="float">
            <text:p>0.03372927</text:p>
          </table:table-cell>
          <table:table-cell office:value-type="float" office:value="0.01871771" calcext:value-type="float">
            <text:p>0.01871771</text:p>
          </table:table-cell>
          <table:table-cell office:value-type="float" office:value="0.02662563" calcext:value-type="float">
            <text:p>0.02662563</text:p>
          </table:table-cell>
          <table:table-cell office:value-type="float" office:value="0.06553498" calcext:value-type="float">
            <text:p>0.06553498</text:p>
          </table:table-cell>
          <table:table-cell office:value-type="float" office:value="0.1220628" calcext:value-type="float">
            <text:p>0.1220628</text:p>
          </table:table-cell>
          <table:table-cell office:value-type="float" office:value="0.1249318" calcext:value-type="float">
            <text:p>0.1249318</text:p>
          </table:table-cell>
          <table:table-cell office:value-type="float" office:value="0.12658" calcext:value-type="float">
            <text:p>0.12658</text:p>
          </table:table-cell>
          <table:table-cell office:value-type="float" office:value="0.1324602" calcext:value-type="float">
            <text:p>0.1324602</text:p>
          </table:table-cell>
          <table:table-cell office:value-type="float" office:value="0.1428866" calcext:value-type="float">
            <text:p>0.1428866</text:p>
          </table:table-cell>
          <table:table-cell office:value-type="float" office:value="0.1483614" calcext:value-type="float">
            <text:p>0.1483614</text:p>
          </table:table-cell>
          <table:table-cell office:value-type="float" office:value="0" calcext:value-type="float">
            <text:p>0</text:p>
          </table:table-cell>
          <table:table-cell office:value-type="float" office:value="20.8304" calcext:value-type="float">
            <text:p>20.8304</text:p>
          </table:table-cell>
          <table:table-cell office:value-type="float" office:value="15.73505" calcext:value-type="float">
            <text:p>15.73505</text:p>
          </table:table-cell>
          <table:table-cell office:value-type="float" office:value="13.34455" calcext:value-type="float">
            <text:p>13.34455</text:p>
          </table:table-cell>
          <table:table-cell office:value-type="float" office:value="5.071462" calcext:value-type="float">
            <text:p>5.071462</text:p>
          </table:table-cell>
          <table:table-cell office:value-type="float" office:value="4.075275" calcext:value-type="float">
            <text:p>4.075275</text:p>
          </table:table-cell>
          <table:table-cell office:value-type="float" office:value="1.789207" calcext:value-type="float">
            <text:p>1.789207</text:p>
          </table:table-cell>
          <table:table-cell office:value-type="float" office:value="1.621115" calcext:value-type="float">
            <text:p>1.621115</text:p>
          </table:table-cell>
          <table:table-cell office:value-type="float" office:value="3.672512" calcext:value-type="float">
            <text:p>3.672512</text:p>
          </table:table-cell>
          <table:table-cell office:value-type="float" office:value="5.850932" calcext:value-type="float">
            <text:p>5.850932</text:p>
          </table:table-cell>
          <table:table-cell office:value-type="float" office:value="6.14227" calcext:value-type="float">
            <text:p>6.14227</text:p>
          </table:table-cell>
          <table:table-cell office:value-type="float" office:value="6.320657" calcext:value-type="float">
            <text:p>6.320657</text:p>
          </table:table-cell>
          <table:table-cell office:value-type="float" office:value="6.867745" calcext:value-type="float">
            <text:p>6.867745</text:p>
          </table:table-cell>
          <table:table-cell office:value-type="float" office:value="7.849249" calcext:value-type="float">
            <text:p>7.849249</text:p>
          </table:table-cell>
          <table:table-cell office:value-type="float" office:value="8.345601" calcext:value-type="float">
            <text:p>8.345601</text:p>
          </table:table-cell>
          <table:table-cell office:value-type="float" office:value="0" calcext:value-type="float">
            <text:p>0</text:p>
          </table:table-cell>
          <table:table-cell office:value-type="float" office:value="0.8201173" calcext:value-type="float">
            <text:p>0.8201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3.914045" calcext:value-type="float">
            <text:p>3.914045</text:p>
          </table:table-cell>
          <table:table-cell office:value-type="float" office:value="136.1032" calcext:value-type="float">
            <text:p>136.1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5697" calcext:value-type="float">
            <text:p>25.756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3873089" calcext:value-type="float">
            <text:p>-0.0003873089</text:p>
          </table:table-cell>
          <table:table-cell office:value-type="float" office:value="1175.257" calcext:value-type="float">
            <text:p>1175.257</text:p>
          </table:table-cell>
          <table:table-cell office:value-type="float" office:value="1.438823" calcext:value-type="float">
            <text:p>1.438823</text:p>
          </table:table-cell>
          <table:table-cell office:value-type="float" office:value="0" calcext:value-type="float">
            <text:p>0</text:p>
          </table:table-cell>
          <table:table-cell office:value-type="float" office:value="0.159679" calcext:value-type="float">
            <text:p>0.159679</text:p>
          </table:table-cell>
          <table:table-cell office:value-type="float" office:value="0.1315581" calcext:value-type="float">
            <text:p>0.1315581</text:p>
          </table:table-cell>
          <table:table-cell office:value-type="float" office:value="0.1055686" calcext:value-type="float">
            <text:p>0.1055686</text:p>
          </table:table-cell>
          <table:table-cell office:value-type="float" office:value="0.03831995" calcext:value-type="float">
            <text:p>0.03831995</text:p>
          </table:table-cell>
          <table:table-cell office:value-type="float" office:value="0.0335282" calcext:value-type="float">
            <text:p>0.0335282</text:p>
          </table:table-cell>
          <table:table-cell office:value-type="float" office:value="0.01902124" calcext:value-type="float">
            <text:p>0.01902124</text:p>
          </table:table-cell>
          <table:table-cell office:value-type="float" office:value="0.02661469" calcext:value-type="float">
            <text:p>0.02661469</text:p>
          </table:table-cell>
          <table:table-cell office:value-type="float" office:value="0.06555703" calcext:value-type="float">
            <text:p>0.06555703</text:p>
          </table:table-cell>
          <table:table-cell office:value-type="float" office:value="0.1221199" calcext:value-type="float">
            <text:p>0.1221199</text:p>
          </table:table-cell>
          <table:table-cell office:value-type="float" office:value="0.1250012" calcext:value-type="float">
            <text:p>0.1250012</text:p>
          </table:table-cell>
          <table:table-cell office:value-type="float" office:value="0.1266595" calcext:value-type="float">
            <text:p>0.1266595</text:p>
          </table:table-cell>
          <table:table-cell office:value-type="float" office:value="0.1325358" calcext:value-type="float">
            <text:p>0.1325358</text:p>
          </table:table-cell>
          <table:table-cell office:value-type="float" office:value="0.1429554" calcext:value-type="float">
            <text:p>0.1429554</text:p>
          </table:table-cell>
          <table:table-cell office:value-type="float" office:value="0.1484341" calcext:value-type="float">
            <text:p>0.1484341</text:p>
          </table:table-cell>
          <table:table-cell office:value-type="float" office:value="0" calcext:value-type="float">
            <text:p>0</text:p>
          </table:table-cell>
          <table:table-cell office:value-type="float" office:value="20.8308" calcext:value-type="float">
            <text:p>20.8308</text:p>
          </table:table-cell>
          <table:table-cell office:value-type="float" office:value="15.73092" calcext:value-type="float">
            <text:p>15.73092</text:p>
          </table:table-cell>
          <table:table-cell office:value-type="float" office:value="13.34252" calcext:value-type="float">
            <text:p>13.34252</text:p>
          </table:table-cell>
          <table:table-cell office:value-type="float" office:value="5.070549" calcext:value-type="float">
            <text:p>5.070549</text:p>
          </table:table-cell>
          <table:table-cell office:value-type="float" office:value="4.075109" calcext:value-type="float">
            <text:p>4.075109</text:p>
          </table:table-cell>
          <table:table-cell office:value-type="float" office:value="1.789677" calcext:value-type="float">
            <text:p>1.789677</text:p>
          </table:table-cell>
          <table:table-cell office:value-type="float" office:value="1.622598" calcext:value-type="float">
            <text:p>1.622598</text:p>
          </table:table-cell>
          <table:table-cell office:value-type="float" office:value="3.676762" calcext:value-type="float">
            <text:p>3.676762</text:p>
          </table:table-cell>
          <table:table-cell office:value-type="float" office:value="5.857767" calcext:value-type="float">
            <text:p>5.857767</text:p>
          </table:table-cell>
          <table:table-cell office:value-type="float" office:value="6.149446" calcext:value-type="float">
            <text:p>6.149446</text:p>
          </table:table-cell>
          <table:table-cell office:value-type="float" office:value="6.328349" calcext:value-type="float">
            <text:p>6.328349</text:p>
          </table:table-cell>
          <table:table-cell office:value-type="float" office:value="6.87497" calcext:value-type="float">
            <text:p>6.87497</text:p>
          </table:table-cell>
          <table:table-cell office:value-type="float" office:value="7.855682" calcext:value-type="float">
            <text:p>7.855682</text:p>
          </table:table-cell>
          <table:table-cell office:value-type="float" office:value="8.347986" calcext:value-type="float">
            <text:p>8.347986</text:p>
          </table:table-cell>
          <table:table-cell office:value-type="float" office:value="0" calcext:value-type="float">
            <text:p>0</text:p>
          </table:table-cell>
          <table:table-cell office:value-type="float" office:value="0.6540853" calcext:value-type="float">
            <text:p>0.6540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3.913622" calcext:value-type="float">
            <text:p>3.913622</text:p>
          </table:table-cell>
          <table:table-cell office:value-type="float" office:value="136.1031" calcext:value-type="float">
            <text:p>136.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8049" calcext:value-type="float">
            <text:p>25.780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4967373" calcext:value-type="float">
            <text:p>-0.0004967373</text:p>
          </table:table-cell>
          <table:table-cell office:value-type="float" office:value="1175.233" calcext:value-type="float">
            <text:p>1175.233</text:p>
          </table:table-cell>
          <table:table-cell office:value-type="float" office:value="1.438354" calcext:value-type="float">
            <text:p>1.438354</text:p>
          </table:table-cell>
          <table:table-cell office:value-type="float" office:value="0" calcext:value-type="float">
            <text:p>0</text:p>
          </table:table-cell>
          <table:table-cell office:value-type="float" office:value="0.1415755" calcext:value-type="float">
            <text:p>0.1415755</text:p>
          </table:table-cell>
          <table:table-cell office:value-type="float" office:value="0.1204741" calcext:value-type="float">
            <text:p>0.1204741</text:p>
          </table:table-cell>
          <table:table-cell office:value-type="float" office:value="0.09709933" calcext:value-type="float">
            <text:p>0.09709933</text:p>
          </table:table-cell>
          <table:table-cell office:value-type="float" office:value="0.0370004" calcext:value-type="float">
            <text:p>0.0370004</text:p>
          </table:table-cell>
          <table:table-cell office:value-type="float" office:value="0.0324441" calcext:value-type="float">
            <text:p>0.0324441</text:p>
          </table:table-cell>
          <table:table-cell office:value-type="float" office:value="0.01964964" calcext:value-type="float">
            <text:p>0.01964964</text:p>
          </table:table-cell>
          <table:table-cell office:value-type="float" office:value="0.02656955" calcext:value-type="float">
            <text:p>0.02656955</text:p>
          </table:table-cell>
          <table:table-cell office:value-type="float" office:value="0.06557433" calcext:value-type="float">
            <text:p>0.06557433</text:p>
          </table:table-cell>
          <table:table-cell office:value-type="float" office:value="0.1221777" calcext:value-type="float">
            <text:p>0.1221777</text:p>
          </table:table-cell>
          <table:table-cell office:value-type="float" office:value="0.1250707" calcext:value-type="float">
            <text:p>0.1250707</text:p>
          </table:table-cell>
          <table:table-cell office:value-type="float" office:value="0.1267393" calcext:value-type="float">
            <text:p>0.1267393</text:p>
          </table:table-cell>
          <table:table-cell office:value-type="float" office:value="0.1326175" calcext:value-type="float">
            <text:p>0.1326175</text:p>
          </table:table-cell>
          <table:table-cell office:value-type="float" office:value="0.1430684" calcext:value-type="float">
            <text:p>0.1430684</text:p>
          </table:table-cell>
          <table:table-cell office:value-type="float" office:value="0.148493" calcext:value-type="float">
            <text:p>0.148493</text:p>
          </table:table-cell>
          <table:table-cell office:value-type="float" office:value="0" calcext:value-type="float">
            <text:p>0</text:p>
          </table:table-cell>
          <table:table-cell office:value-type="float" office:value="20.8293" calcext:value-type="float">
            <text:p>20.8293</text:p>
          </table:table-cell>
          <table:table-cell office:value-type="float" office:value="15.72628" calcext:value-type="float">
            <text:p>15.72628</text:p>
          </table:table-cell>
          <table:table-cell office:value-type="float" office:value="13.33965" calcext:value-type="float">
            <text:p>13.33965</text:p>
          </table:table-cell>
          <table:table-cell office:value-type="float" office:value="5.069564" calcext:value-type="float">
            <text:p>5.069564</text:p>
          </table:table-cell>
          <table:table-cell office:value-type="float" office:value="4.074878" calcext:value-type="float">
            <text:p>4.074878</text:p>
          </table:table-cell>
          <table:table-cell office:value-type="float" office:value="1.790193" calcext:value-type="float">
            <text:p>1.790193</text:p>
          </table:table-cell>
          <table:table-cell office:value-type="float" office:value="1.624079" calcext:value-type="float">
            <text:p>1.624079</text:p>
          </table:table-cell>
          <table:table-cell office:value-type="float" office:value="3.681012" calcext:value-type="float">
            <text:p>3.681012</text:p>
          </table:table-cell>
          <table:table-cell office:value-type="float" office:value="5.864578" calcext:value-type="float">
            <text:p>5.864578</text:p>
          </table:table-cell>
          <table:table-cell office:value-type="float" office:value="6.15662" calcext:value-type="float">
            <text:p>6.15662</text:p>
          </table:table-cell>
          <table:table-cell office:value-type="float" office:value="6.336042" calcext:value-type="float">
            <text:p>6.336042</text:p>
          </table:table-cell>
          <table:table-cell office:value-type="float" office:value="6.882181" calcext:value-type="float">
            <text:p>6.882181</text:p>
          </table:table-cell>
          <table:table-cell office:value-type="float" office:value="7.862242" calcext:value-type="float">
            <text:p>7.862242</text:p>
          </table:table-cell>
          <table:table-cell office:value-type="float" office:value="8.348955" calcext:value-type="float">
            <text:p>8.348955</text:p>
          </table:table-cell>
          <table:table-cell office:value-type="float" office:value="0" calcext:value-type="float">
            <text:p>0</text:p>
          </table:table-cell>
          <table:table-cell office:value-type="float" office:value="0.382398" calcext:value-type="float">
            <text:p>0.382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3.912812" calcext:value-type="float">
            <text:p>3.912812</text:p>
          </table:table-cell>
          <table:table-cell office:value-type="float" office:value="136.103" calcext:value-type="float">
            <text:p>136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0385" calcext:value-type="float">
            <text:p>25.803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6166846" calcext:value-type="float">
            <text:p>-0.0006166846</text:p>
          </table:table-cell>
          <table:table-cell office:value-type="float" office:value="1175.209" calcext:value-type="float">
            <text:p>1175.209</text:p>
          </table:table-cell>
          <table:table-cell office:value-type="float" office:value="1.437402" calcext:value-type="float">
            <text:p>1.437402</text:p>
          </table:table-cell>
          <table:table-cell office:value-type="float" office:value="0" calcext:value-type="float">
            <text:p>0</text:p>
          </table:table-cell>
          <table:table-cell office:value-type="float" office:value="0.1637235" calcext:value-type="float">
            <text:p>0.1637235</text:p>
          </table:table-cell>
          <table:table-cell office:value-type="float" office:value="0.1257151" calcext:value-type="float">
            <text:p>0.1257151</text:p>
          </table:table-cell>
          <table:table-cell office:value-type="float" office:value="0.09631009" calcext:value-type="float">
            <text:p>0.09631009</text:p>
          </table:table-cell>
          <table:table-cell office:value-type="float" office:value="0.03536315" calcext:value-type="float">
            <text:p>0.03536315</text:p>
          </table:table-cell>
          <table:table-cell office:value-type="float" office:value="0.0308154" calcext:value-type="float">
            <text:p>0.0308154</text:p>
          </table:table-cell>
          <table:table-cell office:value-type="float" office:value="0.019292" calcext:value-type="float">
            <text:p>0.019292</text:p>
          </table:table-cell>
          <table:table-cell office:value-type="float" office:value="0.02688289" calcext:value-type="float">
            <text:p>0.02688289</text:p>
          </table:table-cell>
          <table:table-cell office:value-type="float" office:value="0.06558217" calcext:value-type="float">
            <text:p>0.06558217</text:p>
          </table:table-cell>
          <table:table-cell office:value-type="float" office:value="0.1222342" calcext:value-type="float">
            <text:p>0.1222342</text:p>
          </table:table-cell>
          <table:table-cell office:value-type="float" office:value="0.1251402" calcext:value-type="float">
            <text:p>0.1251402</text:p>
          </table:table-cell>
          <table:table-cell office:value-type="float" office:value="0.1268192" calcext:value-type="float">
            <text:p>0.1268192</text:p>
          </table:table-cell>
          <table:table-cell office:value-type="float" office:value="0.1326945" calcext:value-type="float">
            <text:p>0.1326945</text:p>
          </table:table-cell>
          <table:table-cell office:value-type="float" office:value="0.1431075" calcext:value-type="float">
            <text:p>0.1431075</text:p>
          </table:table-cell>
          <table:table-cell office:value-type="float" office:value="0.1485707" calcext:value-type="float">
            <text:p>0.1485707</text:p>
          </table:table-cell>
          <table:table-cell office:value-type="float" office:value="0" calcext:value-type="float">
            <text:p>0</text:p>
          </table:table-cell>
          <table:table-cell office:value-type="float" office:value="20.82798" calcext:value-type="float">
            <text:p>20.82798</text:p>
          </table:table-cell>
          <table:table-cell office:value-type="float" office:value="15.72057" calcext:value-type="float">
            <text:p>15.72057</text:p>
          </table:table-cell>
          <table:table-cell office:value-type="float" office:value="13.33543" calcext:value-type="float">
            <text:p>13.33543</text:p>
          </table:table-cell>
          <table:table-cell office:value-type="float" office:value="5.068183" calcext:value-type="float">
            <text:p>5.068183</text:p>
          </table:table-cell>
          <table:table-cell office:value-type="float" office:value="4.074296" calcext:value-type="float">
            <text:p>4.074296</text:p>
          </table:table-cell>
          <table:table-cell office:value-type="float" office:value="1.790698" calcext:value-type="float">
            <text:p>1.790698</text:p>
          </table:table-cell>
          <table:table-cell office:value-type="float" office:value="1.625558" calcext:value-type="float">
            <text:p>1.625558</text:p>
          </table:table-cell>
          <table:table-cell office:value-type="float" office:value="3.685262" calcext:value-type="float">
            <text:p>3.685262</text:p>
          </table:table-cell>
          <table:table-cell office:value-type="float" office:value="5.871388" calcext:value-type="float">
            <text:p>5.871388</text:p>
          </table:table-cell>
          <table:table-cell office:value-type="float" office:value="6.163796" calcext:value-type="float">
            <text:p>6.163796</text:p>
          </table:table-cell>
          <table:table-cell office:value-type="float" office:value="6.343729" calcext:value-type="float">
            <text:p>6.343729</text:p>
          </table:table-cell>
          <table:table-cell office:value-type="float" office:value="6.889391" calcext:value-type="float">
            <text:p>6.889391</text:p>
          </table:table-cell>
          <table:table-cell office:value-type="float" office:value="7.868754" calcext:value-type="float">
            <text:p>7.868754</text:p>
          </table:table-cell>
          <table:table-cell office:value-type="float" office:value="8.354916" calcext:value-type="float">
            <text:p>8.354916</text:p>
          </table:table-cell>
          <table:table-cell office:value-type="float" office:value="0" calcext:value-type="float">
            <text:p>0</text:p>
          </table:table-cell>
          <table:table-cell office:value-type="float" office:value="0.9071869" calcext:value-type="float">
            <text:p>0.9071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3.912235" calcext:value-type="float">
            <text:p>3.912235</text:p>
          </table:table-cell>
          <table:table-cell office:value-type="float" office:value="136.1028" calcext:value-type="float">
            <text:p>136.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2725" calcext:value-type="float">
            <text:p>25.827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6718644" calcext:value-type="float">
            <text:p>-0.0006718644</text:p>
          </table:table-cell>
          <table:table-cell office:value-type="float" office:value="1175.185" calcext:value-type="float">
            <text:p>1175.185</text:p>
          </table:table-cell>
          <table:table-cell office:value-type="float" office:value="1.436796" calcext:value-type="float">
            <text:p>1.436796</text:p>
          </table:table-cell>
          <table:table-cell office:value-type="float" office:value="0" calcext:value-type="float">
            <text:p>0</text:p>
          </table:table-cell>
          <table:table-cell office:value-type="float" office:value="0.1458639" calcext:value-type="float">
            <text:p>0.1458639</text:p>
          </table:table-cell>
          <table:table-cell office:value-type="float" office:value="0.1255937" calcext:value-type="float">
            <text:p>0.1255937</text:p>
          </table:table-cell>
          <table:table-cell office:value-type="float" office:value="0.09851707" calcext:value-type="float">
            <text:p>0.09851707</text:p>
          </table:table-cell>
          <table:table-cell office:value-type="float" office:value="0.03624565" calcext:value-type="float">
            <text:p>0.03624565</text:p>
          </table:table-cell>
          <table:table-cell office:value-type="float" office:value="0.03117952" calcext:value-type="float">
            <text:p>0.03117952</text:p>
          </table:table-cell>
          <table:table-cell office:value-type="float" office:value="0.01874864" calcext:value-type="float">
            <text:p>0.01874864</text:p>
          </table:table-cell>
          <table:table-cell office:value-type="float" office:value="0.02737277" calcext:value-type="float">
            <text:p>0.02737277</text:p>
          </table:table-cell>
          <table:table-cell office:value-type="float" office:value="0.06559546" calcext:value-type="float">
            <text:p>0.06559546</text:p>
          </table:table-cell>
          <table:table-cell office:value-type="float" office:value="0.12229" calcext:value-type="float">
            <text:p>0.12229</text:p>
          </table:table-cell>
          <table:table-cell office:value-type="float" office:value="0.1252097" calcext:value-type="float">
            <text:p>0.1252097</text:p>
          </table:table-cell>
          <table:table-cell office:value-type="float" office:value="0.1268988" calcext:value-type="float">
            <text:p>0.1268988</text:p>
          </table:table-cell>
          <table:table-cell office:value-type="float" office:value="0.1327683" calcext:value-type="float">
            <text:p>0.1327683</text:p>
          </table:table-cell>
          <table:table-cell office:value-type="float" office:value="0.1431677" calcext:value-type="float">
            <text:p>0.1431677</text:p>
          </table:table-cell>
          <table:table-cell office:value-type="float" office:value="0.1486428" calcext:value-type="float">
            <text:p>0.1486428</text:p>
          </table:table-cell>
          <table:table-cell office:value-type="float" office:value="0" calcext:value-type="float">
            <text:p>0</text:p>
          </table:table-cell>
          <table:table-cell office:value-type="float" office:value="20.82663" calcext:value-type="float">
            <text:p>20.82663</text:p>
          </table:table-cell>
          <table:table-cell office:value-type="float" office:value="15.71565" calcext:value-type="float">
            <text:p>15.71565</text:p>
          </table:table-cell>
          <table:table-cell office:value-type="float" office:value="13.33187" calcext:value-type="float">
            <text:p>13.33187</text:p>
          </table:table-cell>
          <table:table-cell office:value-type="float" office:value="5.066795" calcext:value-type="float">
            <text:p>5.066795</text:p>
          </table:table-cell>
          <table:table-cell office:value-type="float" office:value="4.073606" calcext:value-type="float">
            <text:p>4.073606</text:p>
          </table:table-cell>
          <table:table-cell office:value-type="float" office:value="1.791091" calcext:value-type="float">
            <text:p>1.791091</text:p>
          </table:table-cell>
          <table:table-cell office:value-type="float" office:value="1.627054" calcext:value-type="float">
            <text:p>1.627054</text:p>
          </table:table-cell>
          <table:table-cell office:value-type="float" office:value="3.689511" calcext:value-type="float">
            <text:p>3.689511</text:p>
          </table:table-cell>
          <table:table-cell office:value-type="float" office:value="5.878199" calcext:value-type="float">
            <text:p>5.878199</text:p>
          </table:table-cell>
          <table:table-cell office:value-type="float" office:value="6.170972" calcext:value-type="float">
            <text:p>6.170972</text:p>
          </table:table-cell>
          <table:table-cell office:value-type="float" office:value="6.351365" calcext:value-type="float">
            <text:p>6.351365</text:p>
          </table:table-cell>
          <table:table-cell office:value-type="float" office:value="6.896601" calcext:value-type="float">
            <text:p>6.896601</text:p>
          </table:table-cell>
          <table:table-cell office:value-type="float" office:value="7.87527" calcext:value-type="float">
            <text:p>7.87527</text:p>
          </table:table-cell>
          <table:table-cell office:value-type="float" office:value="8.358953" calcext:value-type="float">
            <text:p>8.358953</text:p>
          </table:table-cell>
          <table:table-cell office:value-type="float" office:value="0" calcext:value-type="float">
            <text:p>0</text:p>
          </table:table-cell>
          <table:table-cell office:value-type="float" office:value="0.6134948" calcext:value-type="float">
            <text:p>0.6134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3.911702" calcext:value-type="float">
            <text:p>3.911702</text:p>
          </table:table-cell>
          <table:table-cell office:value-type="float" office:value="136.1027" calcext:value-type="float">
            <text:p>136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5059" calcext:value-type="float">
            <text:p>25.850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6718644" calcext:value-type="float">
            <text:p>-0.0006718644</text:p>
          </table:table-cell>
          <table:table-cell office:value-type="float" office:value="1175.161" calcext:value-type="float">
            <text:p>1175.161</text:p>
          </table:table-cell>
          <table:table-cell office:value-type="float" office:value="1.436206" calcext:value-type="float">
            <text:p>1.436206</text:p>
          </table:table-cell>
          <table:table-cell office:value-type="float" office:value="0" calcext:value-type="float">
            <text:p>0</text:p>
          </table:table-cell>
          <table:table-cell office:value-type="float" office:value="0.1503697" calcext:value-type="float">
            <text:p>0.1503697</text:p>
          </table:table-cell>
          <table:table-cell office:value-type="float" office:value="0.1237592" calcext:value-type="float">
            <text:p>0.1237592</text:p>
          </table:table-cell>
          <table:table-cell office:value-type="float" office:value="0.09770022" calcext:value-type="float">
            <text:p>0.09770022</text:p>
          </table:table-cell>
          <table:table-cell office:value-type="float" office:value="0.03620104" calcext:value-type="float">
            <text:p>0.03620104</text:p>
          </table:table-cell>
          <table:table-cell office:value-type="float" office:value="0.03102155" calcext:value-type="float">
            <text:p>0.03102155</text:p>
          </table:table-cell>
          <table:table-cell office:value-type="float" office:value="0.01858663" calcext:value-type="float">
            <text:p>0.01858663</text:p>
          </table:table-cell>
          <table:table-cell office:value-type="float" office:value="0.02787307" calcext:value-type="float">
            <text:p>0.02787307</text:p>
          </table:table-cell>
          <table:table-cell office:value-type="float" office:value="0.06561602" calcext:value-type="float">
            <text:p>0.06561602</text:p>
          </table:table-cell>
          <table:table-cell office:value-type="float" office:value="0.122347" calcext:value-type="float">
            <text:p>0.122347</text:p>
          </table:table-cell>
          <table:table-cell office:value-type="float" office:value="0.1252792" calcext:value-type="float">
            <text:p>0.1252792</text:p>
          </table:table-cell>
          <table:table-cell office:value-type="float" office:value="0.1269782" calcext:value-type="float">
            <text:p>0.1269782</text:p>
          </table:table-cell>
          <table:table-cell office:value-type="float" office:value="0.1328421" calcext:value-type="float">
            <text:p>0.1328421</text:p>
          </table:table-cell>
          <table:table-cell office:value-type="float" office:value="0.1432362" calcext:value-type="float">
            <text:p>0.1432362</text:p>
          </table:table-cell>
          <table:table-cell office:value-type="float" office:value="0.1487162" calcext:value-type="float">
            <text:p>0.1487162</text:p>
          </table:table-cell>
          <table:table-cell office:value-type="float" office:value="0" calcext:value-type="float">
            <text:p>0</text:p>
          </table:table-cell>
          <table:table-cell office:value-type="float" office:value="20.82485" calcext:value-type="float">
            <text:p>20.82485</text:p>
          </table:table-cell>
          <table:table-cell office:value-type="float" office:value="15.71067" calcext:value-type="float">
            <text:p>15.71067</text:p>
          </table:table-cell>
          <table:table-cell office:value-type="float" office:value="13.32833" calcext:value-type="float">
            <text:p>13.32833</text:p>
          </table:table-cell>
          <table:table-cell office:value-type="float" office:value="5.065483" calcext:value-type="float">
            <text:p>5.065483</text:p>
          </table:table-cell>
          <table:table-cell office:value-type="float" office:value="4.072945" calcext:value-type="float">
            <text:p>4.072945</text:p>
          </table:table-cell>
          <table:table-cell office:value-type="float" office:value="1.791437" calcext:value-type="float">
            <text:p>1.791437</text:p>
          </table:table-cell>
          <table:table-cell office:value-type="float" office:value="1.628546" calcext:value-type="float">
            <text:p>1.628546</text:p>
          </table:table-cell>
          <table:table-cell office:value-type="float" office:value="3.693737" calcext:value-type="float">
            <text:p>3.693737</text:p>
          </table:table-cell>
          <table:table-cell office:value-type="float" office:value="5.885009" calcext:value-type="float">
            <text:p>5.885009</text:p>
          </table:table-cell>
          <table:table-cell office:value-type="float" office:value="6.178122" calcext:value-type="float">
            <text:p>6.178122</text:p>
          </table:table-cell>
          <table:table-cell office:value-type="float" office:value="6.359001" calcext:value-type="float">
            <text:p>6.359001</text:p>
          </table:table-cell>
          <table:table-cell office:value-type="float" office:value="6.903811" calcext:value-type="float">
            <text:p>6.903811</text:p>
          </table:table-cell>
          <table:table-cell office:value-type="float" office:value="7.881711" calcext:value-type="float">
            <text:p>7.881711</text:p>
          </table:table-cell>
          <table:table-cell office:value-type="float" office:value="8.362698" calcext:value-type="float">
            <text:p>8.362698</text:p>
          </table:table-cell>
          <table:table-cell office:value-type="float" office:value="0" calcext:value-type="float">
            <text:p>0</text:p>
          </table:table-cell>
          <table:table-cell office:value-type="float" office:value="0.4865286" calcext:value-type="float">
            <text:p>0.4865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3.910504" calcext:value-type="float">
            <text:p>3.910504</text:p>
          </table:table-cell>
          <table:table-cell office:value-type="float" office:value="136.1026" calcext:value-type="float">
            <text:p>136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739" calcext:value-type="float">
            <text:p>25.87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12163" calcext:value-type="float">
            <text:p>3.712163E-11</text:p>
          </table:table-cell>
          <table:table-cell office:value-type="float" office:value="0" calcext:value-type="float">
            <text:p>0</text:p>
          </table:table-cell>
          <table:table-cell office:value-type="float" office:value="-0.0006718644" calcext:value-type="float">
            <text:p>-0.0006718644</text:p>
          </table:table-cell>
          <table:table-cell office:value-type="float" office:value="1175.137" calcext:value-type="float">
            <text:p>1175.137</text:p>
          </table:table-cell>
          <table:table-cell office:value-type="float" office:value="1.434822" calcext:value-type="float">
            <text:p>1.434822</text:p>
          </table:table-cell>
          <table:table-cell office:value-type="float" office:value="0" calcext:value-type="float">
            <text:p>0</text:p>
          </table:table-cell>
          <table:table-cell office:value-type="float" office:value="0.1961397" calcext:value-type="float">
            <text:p>0.1961397</text:p>
          </table:table-cell>
          <table:table-cell office:value-type="float" office:value="0.1309263" calcext:value-type="float">
            <text:p>0.1309263</text:p>
          </table:table-cell>
          <table:table-cell office:value-type="float" office:value="0.09876484" calcext:value-type="float">
            <text:p>0.09876484</text:p>
          </table:table-cell>
          <table:table-cell office:value-type="float" office:value="0.03513877" calcext:value-type="float">
            <text:p>0.03513877</text:p>
          </table:table-cell>
          <table:table-cell office:value-type="float" office:value="0.03025256" calcext:value-type="float">
            <text:p>0.03025256</text:p>
          </table:table-cell>
          <table:table-cell office:value-type="float" office:value="0.01827239" calcext:value-type="float">
            <text:p>0.01827239</text:p>
          </table:table-cell>
          <table:table-cell office:value-type="float" office:value="0.0281991" calcext:value-type="float">
            <text:p>0.0281991</text:p>
          </table:table-cell>
          <table:table-cell office:value-type="float" office:value="0.06563952" calcext:value-type="float">
            <text:p>0.06563952</text:p>
          </table:table-cell>
          <table:table-cell office:value-type="float" office:value="0.1224055" calcext:value-type="float">
            <text:p>0.1224055</text:p>
          </table:table-cell>
          <table:table-cell office:value-type="float" office:value="0.1253486" calcext:value-type="float">
            <text:p>0.1253486</text:p>
          </table:table-cell>
          <table:table-cell office:value-type="float" office:value="0.1270574" calcext:value-type="float">
            <text:p>0.1270574</text:p>
          </table:table-cell>
          <table:table-cell office:value-type="float" office:value="0.1329185" calcext:value-type="float">
            <text:p>0.1329185</text:p>
          </table:table-cell>
          <table:table-cell office:value-type="float" office:value="0.1433068" calcext:value-type="float">
            <text:p>0.1433068</text:p>
          </table:table-cell>
          <table:table-cell office:value-type="float" office:value="0.1487894" calcext:value-type="float">
            <text:p>0.1487894</text:p>
          </table:table-cell>
          <table:table-cell office:value-type="float" office:value="0" calcext:value-type="float">
            <text:p>0</text:p>
          </table:table-cell>
          <table:table-cell office:value-type="float" office:value="20.82661" calcext:value-type="float">
            <text:p>20.82661</text:p>
          </table:table-cell>
          <table:table-cell office:value-type="float" office:value="15.70601" calcext:value-type="float">
            <text:p>15.70601</text:p>
          </table:table-cell>
          <table:table-cell office:value-type="float" office:value="13.3241" calcext:value-type="float">
            <text:p>13.3241</text:p>
          </table:table-cell>
          <table:table-cell office:value-type="float" office:value="5.064016" calcext:value-type="float">
            <text:p>5.064016</text:p>
          </table:table-cell>
          <table:table-cell office:value-type="float" office:value="4.072181" calcext:value-type="float">
            <text:p>4.072181</text:p>
          </table:table-cell>
          <table:table-cell office:value-type="float" office:value="1.791754" calcext:value-type="float">
            <text:p>1.791754</text:p>
          </table:table-cell>
          <table:table-cell office:value-type="float" office:value="1.629994" calcext:value-type="float">
            <text:p>1.629994</text:p>
          </table:table-cell>
          <table:table-cell office:value-type="float" office:value="3.697956" calcext:value-type="float">
            <text:p>3.697956</text:p>
          </table:table-cell>
          <table:table-cell office:value-type="float" office:value="5.89182" calcext:value-type="float">
            <text:p>5.89182</text:p>
          </table:table-cell>
          <table:table-cell office:value-type="float" office:value="6.185257" calcext:value-type="float">
            <text:p>6.185257</text:p>
          </table:table-cell>
          <table:table-cell office:value-type="float" office:value="6.366637" calcext:value-type="float">
            <text:p>6.366637</text:p>
          </table:table-cell>
          <table:table-cell office:value-type="float" office:value="6.911021" calcext:value-type="float">
            <text:p>6.911021</text:p>
          </table:table-cell>
          <table:table-cell office:value-type="float" office:value="7.888146" calcext:value-type="float">
            <text:p>7.888146</text:p>
          </table:table-cell>
          <table:table-cell office:value-type="float" office:value="8.371294" calcext:value-type="float">
            <text:p>8.371294</text:p>
          </table:table-cell>
          <table:table-cell office:value-type="float" office:value="0" calcext:value-type="float">
            <text:p>0</text:p>
          </table:table-cell>
          <table:table-cell office:value-type="float" office:value="1.449191" calcext:value-type="float">
            <text:p>1.449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3.909046" calcext:value-type="float">
            <text:p>3.909046</text:p>
          </table:table-cell>
          <table:table-cell office:value-type="float" office:value="136.1026" calcext:value-type="float">
            <text:p>136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9733" calcext:value-type="float">
            <text:p>25.897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560628" calcext:value-type="float">
            <text:p>5.560628E-11</text:p>
          </table:table-cell>
          <table:table-cell office:value-type="float" office:value="0" calcext:value-type="float">
            <text:p>0</text:p>
          </table:table-cell>
          <table:table-cell office:value-type="float" office:value="-0.0006718644" calcext:value-type="float">
            <text:p>-0.0006718644</text:p>
          </table:table-cell>
          <table:table-cell office:value-type="float" office:value="1175.114" calcext:value-type="float">
            <text:p>1175.114</text:p>
          </table:table-cell>
          <table:table-cell office:value-type="float" office:value="1.434488" calcext:value-type="float">
            <text:p>1.434488</text:p>
          </table:table-cell>
          <table:table-cell office:value-type="float" office:value="0" calcext:value-type="float">
            <text:p>0</text:p>
          </table:table-cell>
          <table:table-cell office:value-type="float" office:value="0.2181291" calcext:value-type="float">
            <text:p>0.2181291</text:p>
          </table:table-cell>
          <table:table-cell office:value-type="float" office:value="0.1355101" calcext:value-type="float">
            <text:p>0.1355101</text:p>
          </table:table-cell>
          <table:table-cell office:value-type="float" office:value="0.1035617" calcext:value-type="float">
            <text:p>0.1035617</text:p>
          </table:table-cell>
          <table:table-cell office:value-type="float" office:value="0.03632985" calcext:value-type="float">
            <text:p>0.03632985</text:p>
          </table:table-cell>
          <table:table-cell office:value-type="float" office:value="0.03107987" calcext:value-type="float">
            <text:p>0.03107987</text:p>
          </table:table-cell>
          <table:table-cell office:value-type="float" office:value="0.01816819" calcext:value-type="float">
            <text:p>0.01816819</text:p>
          </table:table-cell>
          <table:table-cell office:value-type="float" office:value="0.02792263" calcext:value-type="float">
            <text:p>0.02792263</text:p>
          </table:table-cell>
          <table:table-cell office:value-type="float" office:value="0.06566367" calcext:value-type="float">
            <text:p>0.06566367</text:p>
          </table:table-cell>
          <table:table-cell office:value-type="float" office:value="0.1224649" calcext:value-type="float">
            <text:p>0.1224649</text:p>
          </table:table-cell>
          <table:table-cell office:value-type="float" office:value="0.1254183" calcext:value-type="float">
            <text:p>0.1254183</text:p>
          </table:table-cell>
          <table:table-cell office:value-type="float" office:value="0.1271367" calcext:value-type="float">
            <text:p>0.1271367</text:p>
          </table:table-cell>
          <table:table-cell office:value-type="float" office:value="0.1329961" calcext:value-type="float">
            <text:p>0.1329961</text:p>
          </table:table-cell>
          <table:table-cell office:value-type="float" office:value="0.1433747" calcext:value-type="float">
            <text:p>0.1433747</text:p>
          </table:table-cell>
          <table:table-cell office:value-type="float" office:value="0.1488625" calcext:value-type="float">
            <text:p>0.1488625</text:p>
          </table:table-cell>
          <table:table-cell office:value-type="float" office:value="0" calcext:value-type="float">
            <text:p>0</text:p>
          </table:table-cell>
          <table:table-cell office:value-type="float" office:value="20.83187" calcext:value-type="float">
            <text:p>20.83187</text:p>
          </table:table-cell>
          <table:table-cell office:value-type="float" office:value="15.70239" calcext:value-type="float">
            <text:p>15.70239</text:p>
          </table:table-cell>
          <table:table-cell office:value-type="float" office:value="13.32107" calcext:value-type="float">
            <text:p>13.32107</text:p>
          </table:table-cell>
          <table:table-cell office:value-type="float" office:value="5.062525" calcext:value-type="float">
            <text:p>5.062525</text:p>
          </table:table-cell>
          <table:table-cell office:value-type="float" office:value="4.071374" calcext:value-type="float">
            <text:p>4.071374</text:p>
          </table:table-cell>
          <table:table-cell office:value-type="float" office:value="1.792031" calcext:value-type="float">
            <text:p>1.792031</text:p>
          </table:table-cell>
          <table:table-cell office:value-type="float" office:value="1.631349" calcext:value-type="float">
            <text:p>1.631349</text:p>
          </table:table-cell>
          <table:table-cell office:value-type="float" office:value="3.702174" calcext:value-type="float">
            <text:p>3.702174</text:p>
          </table:table-cell>
          <table:table-cell office:value-type="float" office:value="5.898631" calcext:value-type="float">
            <text:p>5.898631</text:p>
          </table:table-cell>
          <table:table-cell office:value-type="float" office:value="6.192395" calcext:value-type="float">
            <text:p>6.192395</text:p>
          </table:table-cell>
          <table:table-cell office:value-type="float" office:value="6.374273" calcext:value-type="float">
            <text:p>6.374273</text:p>
          </table:table-cell>
          <table:table-cell office:value-type="float" office:value="6.918231" calcext:value-type="float">
            <text:p>6.918231</text:p>
          </table:table-cell>
          <table:table-cell office:value-type="float" office:value="7.894585" calcext:value-type="float">
            <text:p>7.894585</text:p>
          </table:table-cell>
          <table:table-cell office:value-type="float" office:value="8.37841" calcext:value-type="float">
            <text:p>8.37841</text:p>
          </table:table-cell>
          <table:table-cell office:value-type="float" office:value="0" calcext:value-type="float">
            <text:p>0</text:p>
          </table:table-cell>
          <table:table-cell office:value-type="float" office:value="2.450011" calcext:value-type="float">
            <text:p>2.450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3.907581" calcext:value-type="float">
            <text:p>3.907581</text:p>
          </table:table-cell>
          <table:table-cell office:value-type="float" office:value="136.1026" calcext:value-type="float">
            <text:p>136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2084" calcext:value-type="float">
            <text:p>25.920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560628" calcext:value-type="float">
            <text:p>5.560628E-11</text:p>
          </table:table-cell>
          <table:table-cell office:value-type="float" office:value="0" calcext:value-type="float">
            <text:p>0</text:p>
          </table:table-cell>
          <table:table-cell office:value-type="float" office:value="-0.0006718644" calcext:value-type="float">
            <text:p>-0.0006718644</text:p>
          </table:table-cell>
          <table:table-cell office:value-type="float" office:value="1175.091" calcext:value-type="float">
            <text:p>1175.091</text:p>
          </table:table-cell>
          <table:table-cell office:value-type="float" office:value="1.434031" calcext:value-type="float">
            <text:p>1.434031</text:p>
          </table:table-cell>
          <table:table-cell office:value-type="float" office:value="0" calcext:value-type="float">
            <text:p>0</text:p>
          </table:table-cell>
          <table:table-cell office:value-type="float" office:value="0.2018987" calcext:value-type="float">
            <text:p>0.2018987</text:p>
          </table:table-cell>
          <table:table-cell office:value-type="float" office:value="0.1367321" calcext:value-type="float">
            <text:p>0.1367321</text:p>
          </table:table-cell>
          <table:table-cell office:value-type="float" office:value="0.1068171" calcext:value-type="float">
            <text:p>0.1068171</text:p>
          </table:table-cell>
          <table:table-cell office:value-type="float" office:value="0.03691426" calcext:value-type="float">
            <text:p>0.03691426</text:p>
          </table:table-cell>
          <table:table-cell office:value-type="float" office:value="0.03157005" calcext:value-type="float">
            <text:p>0.03157005</text:p>
          </table:table-cell>
          <table:table-cell office:value-type="float" office:value="0.01825559" calcext:value-type="float">
            <text:p>0.01825559</text:p>
          </table:table-cell>
          <table:table-cell office:value-type="float" office:value="0.02763445" calcext:value-type="float">
            <text:p>0.02763445</text:p>
          </table:table-cell>
          <table:table-cell office:value-type="float" office:value="0.06568892" calcext:value-type="float">
            <text:p>0.06568892</text:p>
          </table:table-cell>
          <table:table-cell office:value-type="float" office:value="0.1225253" calcext:value-type="float">
            <text:p>0.1225253</text:p>
          </table:table-cell>
          <table:table-cell office:value-type="float" office:value="0.1254881" calcext:value-type="float">
            <text:p>0.1254881</text:p>
          </table:table-cell>
          <table:table-cell office:value-type="float" office:value="0.1272161" calcext:value-type="float">
            <text:p>0.1272161</text:p>
          </table:table-cell>
          <table:table-cell office:value-type="float" office:value="0.1330709" calcext:value-type="float">
            <text:p>0.1330709</text:p>
          </table:table-cell>
          <table:table-cell office:value-type="float" office:value="0.1434438" calcext:value-type="float">
            <text:p>0.1434438</text:p>
          </table:table-cell>
          <table:table-cell office:value-type="float" office:value="0.1489344" calcext:value-type="float">
            <text:p>0.1489344</text:p>
          </table:table-cell>
          <table:table-cell office:value-type="float" office:value="0" calcext:value-type="float">
            <text:p>0</text:p>
          </table:table-cell>
          <table:table-cell office:value-type="float" office:value="20.83966" calcext:value-type="float">
            <text:p>20.83966</text:p>
          </table:table-cell>
          <table:table-cell office:value-type="float" office:value="15.69917" calcext:value-type="float">
            <text:p>15.69917</text:p>
          </table:table-cell>
          <table:table-cell office:value-type="float" office:value="13.31857" calcext:value-type="float">
            <text:p>13.31857</text:p>
          </table:table-cell>
          <table:table-cell office:value-type="float" office:value="5.061167" calcext:value-type="float">
            <text:p>5.061167</text:p>
          </table:table-cell>
          <table:table-cell office:value-type="float" office:value="4.070688" calcext:value-type="float">
            <text:p>4.070688</text:p>
          </table:table-cell>
          <table:table-cell office:value-type="float" office:value="1.792317" calcext:value-type="float">
            <text:p>1.792317</text:p>
          </table:table-cell>
          <table:table-cell office:value-type="float" office:value="1.632617" calcext:value-type="float">
            <text:p>1.632617</text:p>
          </table:table-cell>
          <table:table-cell office:value-type="float" office:value="3.706394" calcext:value-type="float">
            <text:p>3.706394</text:p>
          </table:table-cell>
          <table:table-cell office:value-type="float" office:value="5.905441" calcext:value-type="float">
            <text:p>5.905441</text:p>
          </table:table-cell>
          <table:table-cell office:value-type="float" office:value="6.199533" calcext:value-type="float">
            <text:p>6.199533</text:p>
          </table:table-cell>
          <table:table-cell office:value-type="float" office:value="6.381909" calcext:value-type="float">
            <text:p>6.381909</text:p>
          </table:table-cell>
          <table:table-cell office:value-type="float" office:value="6.925441" calcext:value-type="float">
            <text:p>6.925441</text:p>
          </table:table-cell>
          <table:table-cell office:value-type="float" office:value="7.90102" calcext:value-type="float">
            <text:p>7.90102</text:p>
          </table:table-cell>
          <table:table-cell office:value-type="float" office:value="8.385747" calcext:value-type="float">
            <text:p>8.385747</text:p>
          </table:table-cell>
          <table:table-cell office:value-type="float" office:value="0" calcext:value-type="float">
            <text:p>0</text:p>
          </table:table-cell>
          <table:table-cell office:value-type="float" office:value="2.996361" calcext:value-type="float">
            <text:p>2.996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3.905553" calcext:value-type="float">
            <text:p>3.905553</text:p>
          </table:table-cell>
          <table:table-cell office:value-type="float" office:value="136.1026" calcext:value-type="float">
            <text:p>136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4441" calcext:value-type="float">
            <text:p>25.944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6718642" calcext:value-type="float">
            <text:p>-0.0006718642</text:p>
          </table:table-cell>
          <table:table-cell office:value-type="float" office:value="1175.068" calcext:value-type="float">
            <text:p>1175.068</text:p>
          </table:table-cell>
          <table:table-cell office:value-type="float" office:value="1.433437" calcext:value-type="float">
            <text:p>1.433437</text:p>
          </table:table-cell>
          <table:table-cell office:value-type="float" office:value="0" calcext:value-type="float">
            <text:p>0</text:p>
          </table:table-cell>
          <table:table-cell office:value-type="float" office:value="0.2388746" calcext:value-type="float">
            <text:p>0.2388746</text:p>
          </table:table-cell>
          <table:table-cell office:value-type="float" office:value="0.1552004" calcext:value-type="float">
            <text:p>0.1552004</text:p>
          </table:table-cell>
          <table:table-cell office:value-type="float" office:value="0.1049718" calcext:value-type="float">
            <text:p>0.1049718</text:p>
          </table:table-cell>
          <table:table-cell office:value-type="float" office:value="0.03670274" calcext:value-type="float">
            <text:p>0.03670274</text:p>
          </table:table-cell>
          <table:table-cell office:value-type="float" office:value="0.0316218" calcext:value-type="float">
            <text:p>0.0316218</text:p>
          </table:table-cell>
          <table:table-cell office:value-type="float" office:value="0.01829453" calcext:value-type="float">
            <text:p>0.01829453</text:p>
          </table:table-cell>
          <table:table-cell office:value-type="float" office:value="0.02744531" calcext:value-type="float">
            <text:p>0.02744531</text:p>
          </table:table-cell>
          <table:table-cell office:value-type="float" office:value="0.06571621" calcext:value-type="float">
            <text:p>0.06571621</text:p>
          </table:table-cell>
          <table:table-cell office:value-type="float" office:value="0.1225869" calcext:value-type="float">
            <text:p>0.1225869</text:p>
          </table:table-cell>
          <table:table-cell office:value-type="float" office:value="0.1255582" calcext:value-type="float">
            <text:p>0.1255582</text:p>
          </table:table-cell>
          <table:table-cell office:value-type="float" office:value="0.1272956" calcext:value-type="float">
            <text:p>0.1272956</text:p>
          </table:table-cell>
          <table:table-cell office:value-type="float" office:value="0.1331508" calcext:value-type="float">
            <text:p>0.1331508</text:p>
          </table:table-cell>
          <table:table-cell office:value-type="float" office:value="0.1435143" calcext:value-type="float">
            <text:p>0.1435143</text:p>
          </table:table-cell>
          <table:table-cell office:value-type="float" office:value="0.149006" calcext:value-type="float">
            <text:p>0.149006</text:p>
          </table:table-cell>
          <table:table-cell office:value-type="float" office:value="0" calcext:value-type="float">
            <text:p>0</text:p>
          </table:table-cell>
          <table:table-cell office:value-type="float" office:value="20.85015" calcext:value-type="float">
            <text:p>20.85015</text:p>
          </table:table-cell>
          <table:table-cell office:value-type="float" office:value="15.69715" calcext:value-type="float">
            <text:p>15.69715</text:p>
          </table:table-cell>
          <table:table-cell office:value-type="float" office:value="13.31595" calcext:value-type="float">
            <text:p>13.31595</text:p>
          </table:table-cell>
          <table:table-cell office:value-type="float" office:value="5.059841" calcext:value-type="float">
            <text:p>5.059841</text:p>
          </table:table-cell>
          <table:table-cell office:value-type="float" office:value="4.070066" calcext:value-type="float">
            <text:p>4.070066</text:p>
          </table:table-cell>
          <table:table-cell office:value-type="float" office:value="1.792618" calcext:value-type="float">
            <text:p>1.792618</text:p>
          </table:table-cell>
          <table:table-cell office:value-type="float" office:value="1.633834" calcext:value-type="float">
            <text:p>1.633834</text:p>
          </table:table-cell>
          <table:table-cell office:value-type="float" office:value="3.710613" calcext:value-type="float">
            <text:p>3.710613</text:p>
          </table:table-cell>
          <table:table-cell office:value-type="float" office:value="5.912251" calcext:value-type="float">
            <text:p>5.912251</text:p>
          </table:table-cell>
          <table:table-cell office:value-type="float" office:value="6.206673" calcext:value-type="float">
            <text:p>6.206673</text:p>
          </table:table-cell>
          <table:table-cell office:value-type="float" office:value="6.389545" calcext:value-type="float">
            <text:p>6.389545</text:p>
          </table:table-cell>
          <table:table-cell office:value-type="float" office:value="6.932651" calcext:value-type="float">
            <text:p>6.932651</text:p>
          </table:table-cell>
          <table:table-cell office:value-type="float" office:value="7.907454" calcext:value-type="float">
            <text:p>7.907454</text:p>
          </table:table-cell>
          <table:table-cell office:value-type="float" office:value="8.39526" calcext:value-type="float">
            <text:p>8.39526</text:p>
          </table:table-cell>
          <table:table-cell office:value-type="float" office:value="0" calcext:value-type="float">
            <text:p>0</text:p>
          </table:table-cell>
          <table:table-cell office:value-type="float" office:value="3.894609" calcext:value-type="float">
            <text:p>3.894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3.900918" calcext:value-type="float">
            <text:p>3.900918</text:p>
          </table:table-cell>
          <table:table-cell office:value-type="float" office:value="136.1028" calcext:value-type="float">
            <text:p>136.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6827" calcext:value-type="float">
            <text:p>25.968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6718642" calcext:value-type="float">
            <text:p>-0.0006718642</text:p>
          </table:table-cell>
          <table:table-cell office:value-type="float" office:value="1175.046" calcext:value-type="float">
            <text:p>1175.046</text:p>
          </table:table-cell>
          <table:table-cell office:value-type="float" office:value="1.435823" calcext:value-type="float">
            <text:p>1.435823</text:p>
          </table:table-cell>
          <table:table-cell office:value-type="float" office:value="0" calcext:value-type="float">
            <text:p>0</text:p>
          </table:table-cell>
          <table:table-cell office:value-type="float" office:value="0.4471931" calcext:value-type="float">
            <text:p>0.4471931</text:p>
          </table:table-cell>
          <table:table-cell office:value-type="float" office:value="0.1722705" calcext:value-type="float">
            <text:p>0.1722705</text:p>
          </table:table-cell>
          <table:table-cell office:value-type="float" office:value="0.1109842" calcext:value-type="float">
            <text:p>0.1109842</text:p>
          </table:table-cell>
          <table:table-cell office:value-type="float" office:value="0.03746505" calcext:value-type="float">
            <text:p>0.03746505</text:p>
          </table:table-cell>
          <table:table-cell office:value-type="float" office:value="0.03197726" calcext:value-type="float">
            <text:p>0.03197726</text:p>
          </table:table-cell>
          <table:table-cell office:value-type="float" office:value="0.01825174" calcext:value-type="float">
            <text:p>0.01825174</text:p>
          </table:table-cell>
          <table:table-cell office:value-type="float" office:value="0.02723517" calcext:value-type="float">
            <text:p>0.02723517</text:p>
          </table:table-cell>
          <table:table-cell office:value-type="float" office:value="0.0657463" calcext:value-type="float">
            <text:p>0.0657463</text:p>
          </table:table-cell>
          <table:table-cell office:value-type="float" office:value="0.1226499" calcext:value-type="float">
            <text:p>0.1226499</text:p>
          </table:table-cell>
          <table:table-cell office:value-type="float" office:value="0.1256288" calcext:value-type="float">
            <text:p>0.1256288</text:p>
          </table:table-cell>
          <table:table-cell office:value-type="float" office:value="0.1273747" calcext:value-type="float">
            <text:p>0.1273747</text:p>
          </table:table-cell>
          <table:table-cell office:value-type="float" office:value="0.133231" calcext:value-type="float">
            <text:p>0.133231</text:p>
          </table:table-cell>
          <table:table-cell office:value-type="float" office:value="0.143584" calcext:value-type="float">
            <text:p>0.143584</text:p>
          </table:table-cell>
          <table:table-cell office:value-type="float" office:value="0.1490774" calcext:value-type="float">
            <text:p>0.1490774</text:p>
          </table:table-cell>
          <table:table-cell office:value-type="float" office:value="0" calcext:value-type="float">
            <text:p>0</text:p>
          </table:table-cell>
          <table:table-cell office:value-type="float" office:value="20.88335" calcext:value-type="float">
            <text:p>20.88335</text:p>
          </table:table-cell>
          <table:table-cell office:value-type="float" office:value="15.69762" calcext:value-type="float">
            <text:p>15.69762</text:p>
          </table:table-cell>
          <table:table-cell office:value-type="float" office:value="13.31371" calcext:value-type="float">
            <text:p>13.31371</text:p>
          </table:table-cell>
          <table:table-cell office:value-type="float" office:value="5.058433" calcext:value-type="float">
            <text:p>5.058433</text:p>
          </table:table-cell>
          <table:table-cell office:value-type="float" office:value="4.069424" calcext:value-type="float">
            <text:p>4.069424</text:p>
          </table:table-cell>
          <table:table-cell office:value-type="float" office:value="1.79292" calcext:value-type="float">
            <text:p>1.79292</text:p>
          </table:table-cell>
          <table:table-cell office:value-type="float" office:value="1.635023" calcext:value-type="float">
            <text:p>1.635023</text:p>
          </table:table-cell>
          <table:table-cell office:value-type="float" office:value="3.714816" calcext:value-type="float">
            <text:p>3.714816</text:p>
          </table:table-cell>
          <table:table-cell office:value-type="float" office:value="5.919062" calcext:value-type="float">
            <text:p>5.919062</text:p>
          </table:table-cell>
          <table:table-cell office:value-type="float" office:value="6.213778" calcext:value-type="float">
            <text:p>6.213778</text:p>
          </table:table-cell>
          <table:table-cell office:value-type="float" office:value="6.397161" calcext:value-type="float">
            <text:p>6.397161</text:p>
          </table:table-cell>
          <table:table-cell office:value-type="float" office:value="6.939857" calcext:value-type="float">
            <text:p>6.939857</text:p>
          </table:table-cell>
          <table:table-cell office:value-type="float" office:value="7.913885" calcext:value-type="float">
            <text:p>7.913885</text:p>
          </table:table-cell>
          <table:table-cell office:value-type="float" office:value="8.405343" calcext:value-type="float">
            <text:p>8.405343</text:p>
          </table:table-cell>
          <table:table-cell office:value-type="float" office:value="0" calcext:value-type="float">
            <text:p>0</text:p>
          </table:table-cell>
          <table:table-cell office:value-type="float" office:value="11.28066" calcext:value-type="float">
            <text:p>11.28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3.896583" calcext:value-type="float">
            <text:p>3.896583</text:p>
          </table:table-cell>
          <table:table-cell office:value-type="float" office:value="136.1029" calcext:value-type="float">
            <text:p>136.1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9231" calcext:value-type="float">
            <text:p>25.992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6718642" calcext:value-type="float">
            <text:p>-0.0006718642</text:p>
          </table:table-cell>
          <table:table-cell office:value-type="float" office:value="1175.024" calcext:value-type="float">
            <text:p>1175.024</text:p>
          </table:table-cell>
          <table:table-cell office:value-type="float" office:value="1.437205" calcext:value-type="float">
            <text:p>1.437205</text:p>
          </table:table-cell>
          <table:table-cell office:value-type="float" office:value="0" calcext:value-type="float">
            <text:p>0</text:p>
          </table:table-cell>
          <table:table-cell office:value-type="float" office:value="0.4629304" calcext:value-type="float">
            <text:p>0.4629304</text:p>
          </table:table-cell>
          <table:table-cell office:value-type="float" office:value="0.1868002" calcext:value-type="float">
            <text:p>0.1868002</text:p>
          </table:table-cell>
          <table:table-cell office:value-type="float" office:value="0.1108743" calcext:value-type="float">
            <text:p>0.1108743</text:p>
          </table:table-cell>
          <table:table-cell office:value-type="float" office:value="0.03769152" calcext:value-type="float">
            <text:p>0.03769152</text:p>
          </table:table-cell>
          <table:table-cell office:value-type="float" office:value="0.03230195" calcext:value-type="float">
            <text:p>0.03230195</text:p>
          </table:table-cell>
          <table:table-cell office:value-type="float" office:value="0.01828167" calcext:value-type="float">
            <text:p>0.01828167</text:p>
          </table:table-cell>
          <table:table-cell office:value-type="float" office:value="0.02708744" calcext:value-type="float">
            <text:p>0.02708744</text:p>
          </table:table-cell>
          <table:table-cell office:value-type="float" office:value="0.06577894" calcext:value-type="float">
            <text:p>0.06577894</text:p>
          </table:table-cell>
          <table:table-cell office:value-type="float" office:value="0.1227144" calcext:value-type="float">
            <text:p>0.1227144</text:p>
          </table:table-cell>
          <table:table-cell office:value-type="float" office:value="0.125699" calcext:value-type="float">
            <text:p>0.125699</text:p>
          </table:table-cell>
          <table:table-cell office:value-type="float" office:value="0.1274541" calcext:value-type="float">
            <text:p>0.1274541</text:p>
          </table:table-cell>
          <table:table-cell office:value-type="float" office:value="0.1333076" calcext:value-type="float">
            <text:p>0.1333076</text:p>
          </table:table-cell>
          <table:table-cell office:value-type="float" office:value="0.1436547" calcext:value-type="float">
            <text:p>0.1436547</text:p>
          </table:table-cell>
          <table:table-cell office:value-type="float" office:value="0.1491484" calcext:value-type="float">
            <text:p>0.1491484</text:p>
          </table:table-cell>
          <table:table-cell office:value-type="float" office:value="0" calcext:value-type="float">
            <text:p>0</text:p>
          </table:table-cell>
          <table:table-cell office:value-type="float" office:value="20.9311" calcext:value-type="float">
            <text:p>20.9311</text:p>
          </table:table-cell>
          <table:table-cell office:value-type="float" office:value="15.6995" calcext:value-type="float">
            <text:p>15.6995</text:p>
          </table:table-cell>
          <table:table-cell office:value-type="float" office:value="13.31259" calcext:value-type="float">
            <text:p>13.31259</text:p>
          </table:table-cell>
          <table:table-cell office:value-type="float" office:value="5.057137" calcext:value-type="float">
            <text:p>5.057137</text:p>
          </table:table-cell>
          <table:table-cell office:value-type="float" office:value="4.068865" calcext:value-type="float">
            <text:p>4.068865</text:p>
          </table:table-cell>
          <table:table-cell office:value-type="float" office:value="1.793231" calcext:value-type="float">
            <text:p>1.793231</text:p>
          </table:table-cell>
          <table:table-cell office:value-type="float" office:value="1.636207" calcext:value-type="float">
            <text:p>1.636207</text:p>
          </table:table-cell>
          <table:table-cell office:value-type="float" office:value="3.719005" calcext:value-type="float">
            <text:p>3.719005</text:p>
          </table:table-cell>
          <table:table-cell office:value-type="float" office:value="5.925873" calcext:value-type="float">
            <text:p>5.925873</text:p>
          </table:table-cell>
          <table:table-cell office:value-type="float" office:value="6.22088" calcext:value-type="float">
            <text:p>6.22088</text:p>
          </table:table-cell>
          <table:table-cell office:value-type="float" office:value="6.40474" calcext:value-type="float">
            <text:p>6.40474</text:p>
          </table:table-cell>
          <table:table-cell office:value-type="float" office:value="6.94699" calcext:value-type="float">
            <text:p>6.94699</text:p>
          </table:table-cell>
          <table:table-cell office:value-type="float" office:value="7.92032" calcext:value-type="float">
            <text:p>7.92032</text:p>
          </table:table-cell>
          <table:table-cell office:value-type="float" office:value="8.416937" calcext:value-type="float">
            <text:p>8.416937</text:p>
          </table:table-cell>
          <table:table-cell office:value-type="float" office:value="0" calcext:value-type="float">
            <text:p>0</text:p>
          </table:table-cell>
          <table:table-cell office:value-type="float" office:value="13.56301" calcext:value-type="float">
            <text:p>13.56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3.892669" calcext:value-type="float">
            <text:p>3.892669</text:p>
          </table:table-cell>
          <table:table-cell office:value-type="float" office:value="136.103" calcext:value-type="float">
            <text:p>136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1661" calcext:value-type="float">
            <text:p>26.016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6718642" calcext:value-type="float">
            <text:p>-0.0006718642</text:p>
          </table:table-cell>
          <table:table-cell office:value-type="float" office:value="1175.002" calcext:value-type="float">
            <text:p>1175.002</text:p>
          </table:table-cell>
          <table:table-cell office:value-type="float" office:value="1.437763" calcext:value-type="float">
            <text:p>1.437763</text:p>
          </table:table-cell>
          <table:table-cell office:value-type="float" office:value="0" calcext:value-type="float">
            <text:p>0</text:p>
          </table:table-cell>
          <table:table-cell office:value-type="float" office:value="0.490686" calcext:value-type="float">
            <text:p>0.490686</text:p>
          </table:table-cell>
          <table:table-cell office:value-type="float" office:value="0.1919758" calcext:value-type="float">
            <text:p>0.1919758</text:p>
          </table:table-cell>
          <table:table-cell office:value-type="float" office:value="0.125103" calcext:value-type="float">
            <text:p>0.125103</text:p>
          </table:table-cell>
          <table:table-cell office:value-type="float" office:value="0.03722143" calcext:value-type="float">
            <text:p>0.03722143</text:p>
          </table:table-cell>
          <table:table-cell office:value-type="float" office:value="0.03239539" calcext:value-type="float">
            <text:p>0.03239539</text:p>
          </table:table-cell>
          <table:table-cell office:value-type="float" office:value="0.0182878" calcext:value-type="float">
            <text:p>0.0182878</text:p>
          </table:table-cell>
          <table:table-cell office:value-type="float" office:value="0.02696442" calcext:value-type="float">
            <text:p>0.02696442</text:p>
          </table:table-cell>
          <table:table-cell office:value-type="float" office:value="0.06581438" calcext:value-type="float">
            <text:p>0.06581438</text:p>
          </table:table-cell>
          <table:table-cell office:value-type="float" office:value="0.1227805" calcext:value-type="float">
            <text:p>0.1227805</text:p>
          </table:table-cell>
          <table:table-cell office:value-type="float" office:value="0.12577" calcext:value-type="float">
            <text:p>0.12577</text:p>
          </table:table-cell>
          <table:table-cell office:value-type="float" office:value="0.1275333" calcext:value-type="float">
            <text:p>0.1275333</text:p>
          </table:table-cell>
          <table:table-cell office:value-type="float" office:value="0.1333829" calcext:value-type="float">
            <text:p>0.1333829</text:p>
          </table:table-cell>
          <table:table-cell office:value-type="float" office:value="0.1437228" calcext:value-type="float">
            <text:p>0.1437228</text:p>
          </table:table-cell>
          <table:table-cell office:value-type="float" office:value="0.1492201" calcext:value-type="float">
            <text:p>0.1492201</text:p>
          </table:table-cell>
          <table:table-cell office:value-type="float" office:value="0" calcext:value-type="float">
            <text:p>0</text:p>
          </table:table-cell>
          <table:table-cell office:value-type="float" office:value="20.99174" calcext:value-type="float">
            <text:p>20.99174</text:p>
          </table:table-cell>
          <table:table-cell office:value-type="float" office:value="15.70328" calcext:value-type="float">
            <text:p>15.70328</text:p>
          </table:table-cell>
          <table:table-cell office:value-type="float" office:value="13.31324" calcext:value-type="float">
            <text:p>13.31324</text:p>
          </table:table-cell>
          <table:table-cell office:value-type="float" office:value="5.055709" calcext:value-type="float">
            <text:p>5.055709</text:p>
          </table:table-cell>
          <table:table-cell office:value-type="float" office:value="4.068319" calcext:value-type="float">
            <text:p>4.068319</text:p>
          </table:table-cell>
          <table:table-cell office:value-type="float" office:value="1.793553" calcext:value-type="float">
            <text:p>1.793553</text:p>
          </table:table-cell>
          <table:table-cell office:value-type="float" office:value="1.637397" calcext:value-type="float">
            <text:p>1.637397</text:p>
          </table:table-cell>
          <table:table-cell office:value-type="float" office:value="3.723192" calcext:value-type="float">
            <text:p>3.723192</text:p>
          </table:table-cell>
          <table:table-cell office:value-type="float" office:value="5.932683" calcext:value-type="float">
            <text:p>5.932683</text:p>
          </table:table-cell>
          <table:table-cell office:value-type="float" office:value="6.227981" calcext:value-type="float">
            <text:p>6.227981</text:p>
          </table:table-cell>
          <table:table-cell office:value-type="float" office:value="6.41232" calcext:value-type="float">
            <text:p>6.41232</text:p>
          </table:table-cell>
          <table:table-cell office:value-type="float" office:value="6.954122" calcext:value-type="float">
            <text:p>6.954122</text:p>
          </table:table-cell>
          <table:table-cell office:value-type="float" office:value="7.926693" calcext:value-type="float">
            <text:p>7.926693</text:p>
          </table:table-cell>
          <table:table-cell office:value-type="float" office:value="8.427118" calcext:value-type="float">
            <text:p>8.427118</text:p>
          </table:table-cell>
          <table:table-cell office:value-type="float" office:value="0" calcext:value-type="float">
            <text:p>0</text:p>
          </table:table-cell>
          <table:table-cell office:value-type="float" office:value="11.20827" calcext:value-type="float">
            <text:p>11.20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3.890612" calcext:value-type="float">
            <text:p>3.890612</text:p>
          </table:table-cell>
          <table:table-cell office:value-type="float" office:value="136.1029" calcext:value-type="float">
            <text:p>136.1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4079" calcext:value-type="float">
            <text:p>26.040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6718642" calcext:value-type="float">
            <text:p>-0.0006718642</text:p>
          </table:table-cell>
          <table:table-cell office:value-type="float" office:value="1174.981" calcext:value-type="float">
            <text:p>1174.981</text:p>
          </table:table-cell>
          <table:table-cell office:value-type="float" office:value="1.437355" calcext:value-type="float">
            <text:p>1.437355</text:p>
          </table:table-cell>
          <table:table-cell office:value-type="float" office:value="0" calcext:value-type="float">
            <text:p>0</text:p>
          </table:table-cell>
          <table:table-cell office:value-type="float" office:value="0.3554202" calcext:value-type="float">
            <text:p>0.3554202</text:p>
          </table:table-cell>
          <table:table-cell office:value-type="float" office:value="0.1642275" calcext:value-type="float">
            <text:p>0.1642275</text:p>
          </table:table-cell>
          <table:table-cell office:value-type="float" office:value="0.1244549" calcext:value-type="float">
            <text:p>0.1244549</text:p>
          </table:table-cell>
          <table:table-cell office:value-type="float" office:value="0.0392233" calcext:value-type="float">
            <text:p>0.0392233</text:p>
          </table:table-cell>
          <table:table-cell office:value-type="float" office:value="0.03310854" calcext:value-type="float">
            <text:p>0.03310854</text:p>
          </table:table-cell>
          <table:table-cell office:value-type="float" office:value="0.01835479" calcext:value-type="float">
            <text:p>0.01835479</text:p>
          </table:table-cell>
          <table:table-cell office:value-type="float" office:value="0.02687476" calcext:value-type="float">
            <text:p>0.02687476</text:p>
          </table:table-cell>
          <table:table-cell office:value-type="float" office:value="0.06585127" calcext:value-type="float">
            <text:p>0.06585127</text:p>
          </table:table-cell>
          <table:table-cell office:value-type="float" office:value="0.122848" calcext:value-type="float">
            <text:p>0.122848</text:p>
          </table:table-cell>
          <table:table-cell office:value-type="float" office:value="0.1258414" calcext:value-type="float">
            <text:p>0.1258414</text:p>
          </table:table-cell>
          <table:table-cell office:value-type="float" office:value="0.1276125" calcext:value-type="float">
            <text:p>0.1276125</text:p>
          </table:table-cell>
          <table:table-cell office:value-type="float" office:value="0.1334525" calcext:value-type="float">
            <text:p>0.1334525</text:p>
          </table:table-cell>
          <table:table-cell office:value-type="float" office:value="0.1437892" calcext:value-type="float">
            <text:p>0.1437892</text:p>
          </table:table-cell>
          <table:table-cell office:value-type="float" office:value="0.1492915" calcext:value-type="float">
            <text:p>0.1492915</text:p>
          </table:table-cell>
          <table:table-cell office:value-type="float" office:value="0" calcext:value-type="float">
            <text:p>0</text:p>
          </table:table-cell>
          <table:table-cell office:value-type="float" office:value="21.04254" calcext:value-type="float">
            <text:p>21.04254</text:p>
          </table:table-cell>
          <table:table-cell office:value-type="float" office:value="15.70538" calcext:value-type="float">
            <text:p>15.70538</text:p>
          </table:table-cell>
          <table:table-cell office:value-type="float" office:value="13.31507" calcext:value-type="float">
            <text:p>13.31507</text:p>
          </table:table-cell>
          <table:table-cell office:value-type="float" office:value="5.054446" calcext:value-type="float">
            <text:p>5.054446</text:p>
          </table:table-cell>
          <table:table-cell office:value-type="float" office:value="4.067857" calcext:value-type="float">
            <text:p>4.067857</text:p>
          </table:table-cell>
          <table:table-cell office:value-type="float" office:value="1.793885" calcext:value-type="float">
            <text:p>1.793885</text:p>
          </table:table-cell>
          <table:table-cell office:value-type="float" office:value="1.638608" calcext:value-type="float">
            <text:p>1.638608</text:p>
          </table:table-cell>
          <table:table-cell office:value-type="float" office:value="3.727381" calcext:value-type="float">
            <text:p>3.727381</text:p>
          </table:table-cell>
          <table:table-cell office:value-type="float" office:value="5.93946" calcext:value-type="float">
            <text:p>5.93946</text:p>
          </table:table-cell>
          <table:table-cell office:value-type="float" office:value="6.23508" calcext:value-type="float">
            <text:p>6.23508</text:p>
          </table:table-cell>
          <table:table-cell office:value-type="float" office:value="6.419899" calcext:value-type="float">
            <text:p>6.419899</text:p>
          </table:table-cell>
          <table:table-cell office:value-type="float" office:value="6.961255" calcext:value-type="float">
            <text:p>6.961255</text:p>
          </table:table-cell>
          <table:table-cell office:value-type="float" office:value="7.933053" calcext:value-type="float">
            <text:p>7.933053</text:p>
          </table:table-cell>
          <table:table-cell office:value-type="float" office:value="8.432582" calcext:value-type="float">
            <text:p>8.432582</text:p>
          </table:table-cell>
          <table:table-cell office:value-type="float" office:value="0" calcext:value-type="float">
            <text:p>0</text:p>
          </table:table-cell>
          <table:table-cell office:value-type="float" office:value="6.486495" calcext:value-type="float">
            <text:p>6.486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3.889161" calcext:value-type="float">
            <text:p>3.889161</text:p>
          </table:table-cell>
          <table:table-cell office:value-type="float" office:value="136.1029" calcext:value-type="float">
            <text:p>136.1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6459" calcext:value-type="float">
            <text:p>26.064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7041004" calcext:value-type="float">
            <text:p>-0.0007041004</text:p>
          </table:table-cell>
          <table:table-cell office:value-type="float" office:value="1174.96" calcext:value-type="float">
            <text:p>1174.96</text:p>
          </table:table-cell>
          <table:table-cell office:value-type="float" office:value="1.436445" calcext:value-type="float">
            <text:p>1.436445</text:p>
          </table:table-cell>
          <table:table-cell office:value-type="float" office:value="0" calcext:value-type="float">
            <text:p>0</text:p>
          </table:table-cell>
          <table:table-cell office:value-type="float" office:value="0.2948785" calcext:value-type="float">
            <text:p>0.2948785</text:p>
          </table:table-cell>
          <table:table-cell office:value-type="float" office:value="0.1506796" calcext:value-type="float">
            <text:p>0.1506796</text:p>
          </table:table-cell>
          <table:table-cell office:value-type="float" office:value="0.1208853" calcext:value-type="float">
            <text:p>0.1208853</text:p>
          </table:table-cell>
          <table:table-cell office:value-type="float" office:value="0.04000983" calcext:value-type="float">
            <text:p>0.04000983</text:p>
          </table:table-cell>
          <table:table-cell office:value-type="float" office:value="0.0335382" calcext:value-type="float">
            <text:p>0.0335382</text:p>
          </table:table-cell>
          <table:table-cell office:value-type="float" office:value="0.01845281" calcext:value-type="float">
            <text:p>0.01845281</text:p>
          </table:table-cell>
          <table:table-cell office:value-type="float" office:value="0.02683274" calcext:value-type="float">
            <text:p>0.02683274</text:p>
          </table:table-cell>
          <table:table-cell office:value-type="float" office:value="0.06588892" calcext:value-type="float">
            <text:p>0.06588892</text:p>
          </table:table-cell>
          <table:table-cell office:value-type="float" office:value="0.1229162" calcext:value-type="float">
            <text:p>0.1229162</text:p>
          </table:table-cell>
          <table:table-cell office:value-type="float" office:value="0.1259135" calcext:value-type="float">
            <text:p>0.1259135</text:p>
          </table:table-cell>
          <table:table-cell office:value-type="float" office:value="0.1276917" calcext:value-type="float">
            <text:p>0.1276917</text:p>
          </table:table-cell>
          <table:table-cell office:value-type="float" office:value="0.1335267" calcext:value-type="float">
            <text:p>0.1335267</text:p>
          </table:table-cell>
          <table:table-cell office:value-type="float" office:value="0.1439276" calcext:value-type="float">
            <text:p>0.1439276</text:p>
          </table:table-cell>
          <table:table-cell office:value-type="float" office:value="0.1493449" calcext:value-type="float">
            <text:p>0.1493449</text:p>
          </table:table-cell>
          <table:table-cell office:value-type="float" office:value="0" calcext:value-type="float">
            <text:p>0</text:p>
          </table:table-cell>
          <table:table-cell office:value-type="float" office:value="21.06581" calcext:value-type="float">
            <text:p>21.06581</text:p>
          </table:table-cell>
          <table:table-cell office:value-type="float" office:value="15.70447" calcext:value-type="float">
            <text:p>15.70447</text:p>
          </table:table-cell>
          <table:table-cell office:value-type="float" office:value="13.31681" calcext:value-type="float">
            <text:p>13.31681</text:p>
          </table:table-cell>
          <table:table-cell office:value-type="float" office:value="5.053617" calcext:value-type="float">
            <text:p>5.053617</text:p>
          </table:table-cell>
          <table:table-cell office:value-type="float" office:value="4.067547" calcext:value-type="float">
            <text:p>4.067547</text:p>
          </table:table-cell>
          <table:table-cell office:value-type="float" office:value="1.794238" calcext:value-type="float">
            <text:p>1.794238</text:p>
          </table:table-cell>
          <table:table-cell office:value-type="float" office:value="1.639848" calcext:value-type="float">
            <text:p>1.639848</text:p>
          </table:table-cell>
          <table:table-cell office:value-type="float" office:value="3.73157" calcext:value-type="float">
            <text:p>3.73157</text:p>
          </table:table-cell>
          <table:table-cell office:value-type="float" office:value="5.946225" calcext:value-type="float">
            <text:p>5.946225</text:p>
          </table:table-cell>
          <table:table-cell office:value-type="float" office:value="6.242181" calcext:value-type="float">
            <text:p>6.242181</text:p>
          </table:table-cell>
          <table:table-cell office:value-type="float" office:value="6.427479" calcext:value-type="float">
            <text:p>6.427479</text:p>
          </table:table-cell>
          <table:table-cell office:value-type="float" office:value="6.968388" calcext:value-type="float">
            <text:p>6.968388</text:p>
          </table:table-cell>
          <table:table-cell office:value-type="float" office:value="7.939434" calcext:value-type="float">
            <text:p>7.939434</text:p>
          </table:table-cell>
          <table:table-cell office:value-type="float" office:value="8.43646" calcext:value-type="float">
            <text:p>8.43646</text:p>
          </table:table-cell>
          <table:table-cell office:value-type="float" office:value="0" calcext:value-type="float">
            <text:p>0</text:p>
          </table:table-cell>
          <table:table-cell office:value-type="float" office:value="3.654027" calcext:value-type="float">
            <text:p>3.654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3.88772" calcext:value-type="float">
            <text:p>3.88772</text:p>
          </table:table-cell>
          <table:table-cell office:value-type="float" office:value="136.1028" calcext:value-type="float">
            <text:p>136.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8819" calcext:value-type="float">
            <text:p>26.088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8252023" calcext:value-type="float">
            <text:p>-0.0008252023</text:p>
          </table:table-cell>
          <table:table-cell office:value-type="float" office:value="1174.938" calcext:value-type="float">
            <text:p>1174.938</text:p>
          </table:table-cell>
          <table:table-cell office:value-type="float" office:value="1.435223" calcext:value-type="float">
            <text:p>1.435223</text:p>
          </table:table-cell>
          <table:table-cell office:value-type="float" office:value="0" calcext:value-type="float">
            <text:p>0</text:p>
          </table:table-cell>
          <table:table-cell office:value-type="float" office:value="0.2520853" calcext:value-type="float">
            <text:p>0.2520853</text:p>
          </table:table-cell>
          <table:table-cell office:value-type="float" office:value="0.1440064" calcext:value-type="float">
            <text:p>0.1440064</text:p>
          </table:table-cell>
          <table:table-cell office:value-type="float" office:value="0.1125716" calcext:value-type="float">
            <text:p>0.1125716</text:p>
          </table:table-cell>
          <table:table-cell office:value-type="float" office:value="0.03942696" calcext:value-type="float">
            <text:p>0.03942696</text:p>
          </table:table-cell>
          <table:table-cell office:value-type="float" office:value="0.03367799" calcext:value-type="float">
            <text:p>0.03367799</text:p>
          </table:table-cell>
          <table:table-cell office:value-type="float" office:value="0.01857579" calcext:value-type="float">
            <text:p>0.01857579</text:p>
          </table:table-cell>
          <table:table-cell office:value-type="float" office:value="0.02683456" calcext:value-type="float">
            <text:p>0.02683456</text:p>
          </table:table-cell>
          <table:table-cell office:value-type="float" office:value="0.06592645" calcext:value-type="float">
            <text:p>0.06592645</text:p>
          </table:table-cell>
          <table:table-cell office:value-type="float" office:value="0.1229851" calcext:value-type="float">
            <text:p>0.1229851</text:p>
          </table:table-cell>
          <table:table-cell office:value-type="float" office:value="0.1259852" calcext:value-type="float">
            <text:p>0.1259852</text:p>
          </table:table-cell>
          <table:table-cell office:value-type="float" office:value="0.1277711" calcext:value-type="float">
            <text:p>0.1277711</text:p>
          </table:table-cell>
          <table:table-cell office:value-type="float" office:value="0.133604" calcext:value-type="float">
            <text:p>0.133604</text:p>
          </table:table-cell>
          <table:table-cell office:value-type="float" office:value="0.1439461" calcext:value-type="float">
            <text:p>0.1439461</text:p>
          </table:table-cell>
          <table:table-cell office:value-type="float" office:value="0.1494274" calcext:value-type="float">
            <text:p>0.1494274</text:p>
          </table:table-cell>
          <table:table-cell office:value-type="float" office:value="0" calcext:value-type="float">
            <text:p>0</text:p>
          </table:table-cell>
          <table:table-cell office:value-type="float" office:value="21.08176" calcext:value-type="float">
            <text:p>21.08176</text:p>
          </table:table-cell>
          <table:table-cell office:value-type="float" office:value="15.70235" calcext:value-type="float">
            <text:p>15.70235</text:p>
          </table:table-cell>
          <table:table-cell office:value-type="float" office:value="13.31678" calcext:value-type="float">
            <text:p>13.31678</text:p>
          </table:table-cell>
          <table:table-cell office:value-type="float" office:value="5.052915" calcext:value-type="float">
            <text:p>5.052915</text:p>
          </table:table-cell>
          <table:table-cell office:value-type="float" office:value="4.067338" calcext:value-type="float">
            <text:p>4.067338</text:p>
          </table:table-cell>
          <table:table-cell office:value-type="float" office:value="1.79461" calcext:value-type="float">
            <text:p>1.79461</text:p>
          </table:table-cell>
          <table:table-cell office:value-type="float" office:value="1.641124" calcext:value-type="float">
            <text:p>1.641124</text:p>
          </table:table-cell>
          <table:table-cell office:value-type="float" office:value="3.735758" calcext:value-type="float">
            <text:p>3.735758</text:p>
          </table:table-cell>
          <table:table-cell office:value-type="float" office:value="5.95299" calcext:value-type="float">
            <text:p>5.95299</text:p>
          </table:table-cell>
          <table:table-cell office:value-type="float" office:value="6.249264" calcext:value-type="float">
            <text:p>6.249264</text:p>
          </table:table-cell>
          <table:table-cell office:value-type="float" office:value="6.435059" calcext:value-type="float">
            <text:p>6.435059</text:p>
          </table:table-cell>
          <table:table-cell office:value-type="float" office:value="6.975521" calcext:value-type="float">
            <text:p>6.975521</text:p>
          </table:table-cell>
          <table:table-cell office:value-type="float" office:value="7.945869" calcext:value-type="float">
            <text:p>7.945869</text:p>
          </table:table-cell>
          <table:table-cell office:value-type="float" office:value="8.442268" calcext:value-type="float">
            <text:p>8.442268</text:p>
          </table:table-cell>
          <table:table-cell office:value-type="float" office:value="0" calcext:value-type="float">
            <text:p>0</text:p>
          </table:table-cell>
          <table:table-cell office:value-type="float" office:value="2.482677" calcext:value-type="float">
            <text:p>2.482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3.886357" calcext:value-type="float">
            <text:p>3.886357</text:p>
          </table:table-cell>
          <table:table-cell office:value-type="float" office:value="136.1027" calcext:value-type="float">
            <text:p>136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1172" calcext:value-type="float">
            <text:p>26.111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8975057" calcext:value-type="float">
            <text:p>-0.0008975057</text:p>
          </table:table-cell>
          <table:table-cell office:value-type="float" office:value="1174.916" calcext:value-type="float">
            <text:p>1174.916</text:p>
          </table:table-cell>
          <table:table-cell office:value-type="float" office:value="1.434026" calcext:value-type="float">
            <text:p>1.434026</text:p>
          </table:table-cell>
          <table:table-cell office:value-type="float" office:value="0" calcext:value-type="float">
            <text:p>0</text:p>
          </table:table-cell>
          <table:table-cell office:value-type="float" office:value="0.2364161" calcext:value-type="float">
            <text:p>0.2364161</text:p>
          </table:table-cell>
          <table:table-cell office:value-type="float" office:value="0.1488261" calcext:value-type="float">
            <text:p>0.1488261</text:p>
          </table:table-cell>
          <table:table-cell office:value-type="float" office:value="0.1150352" calcext:value-type="float">
            <text:p>0.1150352</text:p>
          </table:table-cell>
          <table:table-cell office:value-type="float" office:value="0.03894558" calcext:value-type="float">
            <text:p>0.03894558</text:p>
          </table:table-cell>
          <table:table-cell office:value-type="float" office:value="0.03341195" calcext:value-type="float">
            <text:p>0.03341195</text:p>
          </table:table-cell>
          <table:table-cell office:value-type="float" office:value="0.01865831" calcext:value-type="float">
            <text:p>0.01865831</text:p>
          </table:table-cell>
          <table:table-cell office:value-type="float" office:value="0.02686585" calcext:value-type="float">
            <text:p>0.02686585</text:p>
          </table:table-cell>
          <table:table-cell office:value-type="float" office:value="0.06596335" calcext:value-type="float">
            <text:p>0.06596335</text:p>
          </table:table-cell>
          <table:table-cell office:value-type="float" office:value="0.1230544" calcext:value-type="float">
            <text:p>0.1230544</text:p>
          </table:table-cell>
          <table:table-cell office:value-type="float" office:value="0.1260573" calcext:value-type="float">
            <text:p>0.1260573</text:p>
          </table:table-cell>
          <table:table-cell office:value-type="float" office:value="0.1278507" calcext:value-type="float">
            <text:p>0.1278507</text:p>
          </table:table-cell>
          <table:table-cell office:value-type="float" office:value="0.1336772" calcext:value-type="float">
            <text:p>0.1336772</text:p>
          </table:table-cell>
          <table:table-cell office:value-type="float" office:value="0.1439992" calcext:value-type="float">
            <text:p>0.1439992</text:p>
          </table:table-cell>
          <table:table-cell office:value-type="float" office:value="0.1494994" calcext:value-type="float">
            <text:p>0.1494994</text:p>
          </table:table-cell>
          <table:table-cell office:value-type="float" office:value="0" calcext:value-type="float">
            <text:p>0</text:p>
          </table:table-cell>
          <table:table-cell office:value-type="float" office:value="21.09357" calcext:value-type="float">
            <text:p>21.09357</text:p>
          </table:table-cell>
          <table:table-cell office:value-type="float" office:value="15.70052" calcext:value-type="float">
            <text:p>15.70052</text:p>
          </table:table-cell>
          <table:table-cell office:value-type="float" office:value="13.31588" calcext:value-type="float">
            <text:p>13.31588</text:p>
          </table:table-cell>
          <table:table-cell office:value-type="float" office:value="5.052028" calcext:value-type="float">
            <text:p>5.052028</text:p>
          </table:table-cell>
          <table:table-cell office:value-type="float" office:value="4.067097" calcext:value-type="float">
            <text:p>4.067097</text:p>
          </table:table-cell>
          <table:table-cell office:value-type="float" office:value="1.794998" calcext:value-type="float">
            <text:p>1.794998</text:p>
          </table:table-cell>
          <table:table-cell office:value-type="float" office:value="1.642432" calcext:value-type="float">
            <text:p>1.642432</text:p>
          </table:table-cell>
          <table:table-cell office:value-type="float" office:value="3.739946" calcext:value-type="float">
            <text:p>3.739946</text:p>
          </table:table-cell>
          <table:table-cell office:value-type="float" office:value="5.959754" calcext:value-type="float">
            <text:p>5.959754</text:p>
          </table:table-cell>
          <table:table-cell office:value-type="float" office:value="6.256328" calcext:value-type="float">
            <text:p>6.256328</text:p>
          </table:table-cell>
          <table:table-cell office:value-type="float" office:value="6.442639" calcext:value-type="float">
            <text:p>6.442639</text:p>
          </table:table-cell>
          <table:table-cell office:value-type="float" office:value="6.982653" calcext:value-type="float">
            <text:p>6.982653</text:p>
          </table:table-cell>
          <table:table-cell office:value-type="float" office:value="7.952294" calcext:value-type="float">
            <text:p>7.952294</text:p>
          </table:table-cell>
          <table:table-cell office:value-type="float" office:value="8.446691" calcext:value-type="float">
            <text:p>8.446691</text:p>
          </table:table-cell>
          <table:table-cell office:value-type="float" office:value="0" calcext:value-type="float">
            <text:p>0</text:p>
          </table:table-cell>
          <table:table-cell office:value-type="float" office:value="1.911958" calcext:value-type="float">
            <text:p>1.911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3.884986" calcext:value-type="float">
            <text:p>3.884986</text:p>
          </table:table-cell>
          <table:table-cell office:value-type="float" office:value="136.1026" calcext:value-type="float">
            <text:p>136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3516" calcext:value-type="float">
            <text:p>26.135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8975057" calcext:value-type="float">
            <text:p>-0.0008975057</text:p>
          </table:table-cell>
          <table:table-cell office:value-type="float" office:value="1174.893" calcext:value-type="float">
            <text:p>1174.893</text:p>
          </table:table-cell>
          <table:table-cell office:value-type="float" office:value="1.432487" calcext:value-type="float">
            <text:p>1.432487</text:p>
          </table:table-cell>
          <table:table-cell office:value-type="float" office:value="0" calcext:value-type="float">
            <text:p>0</text:p>
          </table:table-cell>
          <table:table-cell office:value-type="float" office:value="0.2383298" calcext:value-type="float">
            <text:p>0.2383298</text:p>
          </table:table-cell>
          <table:table-cell office:value-type="float" office:value="0.1398801" calcext:value-type="float">
            <text:p>0.1398801</text:p>
          </table:table-cell>
          <table:table-cell office:value-type="float" office:value="0.1066595" calcext:value-type="float">
            <text:p>0.1066595</text:p>
          </table:table-cell>
          <table:table-cell office:value-type="float" office:value="0.03786394" calcext:value-type="float">
            <text:p>0.03786394</text:p>
          </table:table-cell>
          <table:table-cell office:value-type="float" office:value="0.03311227" calcext:value-type="float">
            <text:p>0.03311227</text:p>
          </table:table-cell>
          <table:table-cell office:value-type="float" office:value="0.01884202" calcext:value-type="float">
            <text:p>0.01884202</text:p>
          </table:table-cell>
          <table:table-cell office:value-type="float" office:value="0.02696684" calcext:value-type="float">
            <text:p>0.02696684</text:p>
          </table:table-cell>
          <table:table-cell office:value-type="float" office:value="0.0659994" calcext:value-type="float">
            <text:p>0.0659994</text:p>
          </table:table-cell>
          <table:table-cell office:value-type="float" office:value="0.1231237" calcext:value-type="float">
            <text:p>0.1231237</text:p>
          </table:table-cell>
          <table:table-cell office:value-type="float" office:value="0.1261298" calcext:value-type="float">
            <text:p>0.1261298</text:p>
          </table:table-cell>
          <table:table-cell office:value-type="float" office:value="0.1279306" calcext:value-type="float">
            <text:p>0.1279306</text:p>
          </table:table-cell>
          <table:table-cell office:value-type="float" office:value="0.1337506" calcext:value-type="float">
            <text:p>0.1337506</text:p>
          </table:table-cell>
          <table:table-cell office:value-type="float" office:value="0.1440641" calcext:value-type="float">
            <text:p>0.1440641</text:p>
          </table:table-cell>
          <table:table-cell office:value-type="float" office:value="0.1495707" calcext:value-type="float">
            <text:p>0.1495707</text:p>
          </table:table-cell>
          <table:table-cell office:value-type="float" office:value="0" calcext:value-type="float">
            <text:p>0</text:p>
          </table:table-cell>
          <table:table-cell office:value-type="float" office:value="21.10353" calcext:value-type="float">
            <text:p>21.10353</text:p>
          </table:table-cell>
          <table:table-cell office:value-type="float" office:value="15.69812" calcext:value-type="float">
            <text:p>15.69812</text:p>
          </table:table-cell>
          <table:table-cell office:value-type="float" office:value="13.31456" calcext:value-type="float">
            <text:p>13.31456</text:p>
          </table:table-cell>
          <table:table-cell office:value-type="float" office:value="5.051206" calcext:value-type="float">
            <text:p>5.051206</text:p>
          </table:table-cell>
          <table:table-cell office:value-type="float" office:value="4.066901" calcext:value-type="float">
            <text:p>4.066901</text:p>
          </table:table-cell>
          <table:table-cell office:value-type="float" office:value="1.795403" calcext:value-type="float">
            <text:p>1.795403</text:p>
          </table:table-cell>
          <table:table-cell office:value-type="float" office:value="1.643771" calcext:value-type="float">
            <text:p>1.643771</text:p>
          </table:table-cell>
          <table:table-cell office:value-type="float" office:value="3.744134" calcext:value-type="float">
            <text:p>3.744134</text:p>
          </table:table-cell>
          <table:table-cell office:value-type="float" office:value="5.966519" calcext:value-type="float">
            <text:p>5.966519</text:p>
          </table:table-cell>
          <table:table-cell office:value-type="float" office:value="6.263389" calcext:value-type="float">
            <text:p>6.263389</text:p>
          </table:table-cell>
          <table:table-cell office:value-type="float" office:value="6.450192" calcext:value-type="float">
            <text:p>6.450192</text:p>
          </table:table-cell>
          <table:table-cell office:value-type="float" office:value="6.989786" calcext:value-type="float">
            <text:p>6.989786</text:p>
          </table:table-cell>
          <table:table-cell office:value-type="float" office:value="7.958647" calcext:value-type="float">
            <text:p>7.958647</text:p>
          </table:table-cell>
          <table:table-cell office:value-type="float" office:value="8.45185" calcext:value-type="float">
            <text:p>8.45185</text:p>
          </table:table-cell>
          <table:table-cell office:value-type="float" office:value="0" calcext:value-type="float">
            <text:p>0</text:p>
          </table:table-cell>
          <table:table-cell office:value-type="float" office:value="2.160399" calcext:value-type="float">
            <text:p>2.160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3.88345" calcext:value-type="float">
            <text:p>3.88345</text:p>
          </table:table-cell>
          <table:table-cell office:value-type="float" office:value="136.1026" calcext:value-type="float">
            <text:p>136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5853" calcext:value-type="float">
            <text:p>26.158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8975057" calcext:value-type="float">
            <text:p>-0.0008975057</text:p>
          </table:table-cell>
          <table:table-cell office:value-type="float" office:value="1174.871" calcext:value-type="float">
            <text:p>1174.871</text:p>
          </table:table-cell>
          <table:table-cell office:value-type="float" office:value="1.431101" calcext:value-type="float">
            <text:p>1.431101</text:p>
          </table:table-cell>
          <table:table-cell office:value-type="float" office:value="0" calcext:value-type="float">
            <text:p>0</text:p>
          </table:table-cell>
          <table:table-cell office:value-type="float" office:value="0.2269576" calcext:value-type="float">
            <text:p>0.2269576</text:p>
          </table:table-cell>
          <table:table-cell office:value-type="float" office:value="0.1460081" calcext:value-type="float">
            <text:p>0.1460081</text:p>
          </table:table-cell>
          <table:table-cell office:value-type="float" office:value="0.1096047" calcext:value-type="float">
            <text:p>0.1096047</text:p>
          </table:table-cell>
          <table:table-cell office:value-type="float" office:value="0.03728807" calcext:value-type="float">
            <text:p>0.03728807</text:p>
          </table:table-cell>
          <table:table-cell office:value-type="float" office:value="0.03230659" calcext:value-type="float">
            <text:p>0.03230659</text:p>
          </table:table-cell>
          <table:table-cell office:value-type="float" office:value="0.01872744" calcext:value-type="float">
            <text:p>0.01872744</text:p>
          </table:table-cell>
          <table:table-cell office:value-type="float" office:value="0.02706061" calcext:value-type="float">
            <text:p>0.02706061</text:p>
          </table:table-cell>
          <table:table-cell office:value-type="float" office:value="0.06603484" calcext:value-type="float">
            <text:p>0.06603484</text:p>
          </table:table-cell>
          <table:table-cell office:value-type="float" office:value="0.1231929" calcext:value-type="float">
            <text:p>0.1231929</text:p>
          </table:table-cell>
          <table:table-cell office:value-type="float" office:value="0.1262029" calcext:value-type="float">
            <text:p>0.1262029</text:p>
          </table:table-cell>
          <table:table-cell office:value-type="float" office:value="0.1280096" calcext:value-type="float">
            <text:p>0.1280096</text:p>
          </table:table-cell>
          <table:table-cell office:value-type="float" office:value="0.1338252" calcext:value-type="float">
            <text:p>0.1338252</text:p>
          </table:table-cell>
          <table:table-cell office:value-type="float" office:value="0.144133" calcext:value-type="float">
            <text:p>0.144133</text:p>
          </table:table-cell>
          <table:table-cell office:value-type="float" office:value="0.1496428" calcext:value-type="float">
            <text:p>0.1496428</text:p>
          </table:table-cell>
          <table:table-cell office:value-type="float" office:value="0" calcext:value-type="float">
            <text:p>0</text:p>
          </table:table-cell>
          <table:table-cell office:value-type="float" office:value="21.11318" calcext:value-type="float">
            <text:p>21.11318</text:p>
          </table:table-cell>
          <table:table-cell office:value-type="float" office:value="15.69611" calcext:value-type="float">
            <text:p>15.69611</text:p>
          </table:table-cell>
          <table:table-cell office:value-type="float" office:value="13.31223" calcext:value-type="float">
            <text:p>13.31223</text:p>
          </table:table-cell>
          <table:table-cell office:value-type="float" office:value="5.049996" calcext:value-type="float">
            <text:p>5.049996</text:p>
          </table:table-cell>
          <table:table-cell office:value-type="float" office:value="4.066475" calcext:value-type="float">
            <text:p>4.066475</text:p>
          </table:table-cell>
          <table:table-cell office:value-type="float" office:value="1.795804" calcext:value-type="float">
            <text:p>1.795804</text:p>
          </table:table-cell>
          <table:table-cell office:value-type="float" office:value="1.645139" calcext:value-type="float">
            <text:p>1.645139</text:p>
          </table:table-cell>
          <table:table-cell office:value-type="float" office:value="3.748323" calcext:value-type="float">
            <text:p>3.748323</text:p>
          </table:table-cell>
          <table:table-cell office:value-type="float" office:value="5.973284" calcext:value-type="float">
            <text:p>5.973284</text:p>
          </table:table-cell>
          <table:table-cell office:value-type="float" office:value="6.270452" calcext:value-type="float">
            <text:p>6.270452</text:p>
          </table:table-cell>
          <table:table-cell office:value-type="float" office:value="6.457715" calcext:value-type="float">
            <text:p>6.457715</text:p>
          </table:table-cell>
          <table:table-cell office:value-type="float" office:value="6.996918" calcext:value-type="float">
            <text:p>6.996918</text:p>
          </table:table-cell>
          <table:table-cell office:value-type="float" office:value="7.965004" calcext:value-type="float">
            <text:p>7.965004</text:p>
          </table:table-cell>
          <table:table-cell office:value-type="float" office:value="8.459414" calcext:value-type="float">
            <text:p>8.459414</text:p>
          </table:table-cell>
          <table:table-cell office:value-type="float" office:value="0" calcext:value-type="float">
            <text:p>0</text:p>
          </table:table-cell>
          <table:table-cell office:value-type="float" office:value="2.11663" calcext:value-type="float">
            <text:p>2.116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3.882378" calcext:value-type="float">
            <text:p>3.882378</text:p>
          </table:table-cell>
          <table:table-cell office:value-type="float" office:value="136.1025" calcext:value-type="float">
            <text:p>136.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8188" calcext:value-type="float">
            <text:p>26.181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8975057" calcext:value-type="float">
            <text:p>-0.0008975057</text:p>
          </table:table-cell>
          <table:table-cell office:value-type="float" office:value="1174.849" calcext:value-type="float">
            <text:p>1174.849</text:p>
          </table:table-cell>
          <table:table-cell office:value-type="float" office:value="1.430208" calcext:value-type="float">
            <text:p>1.430208</text:p>
          </table:table-cell>
          <table:table-cell office:value-type="float" office:value="0" calcext:value-type="float">
            <text:p>0</text:p>
          </table:table-cell>
          <table:table-cell office:value-type="float" office:value="0.1943578" calcext:value-type="float">
            <text:p>0.1943578</text:p>
          </table:table-cell>
          <table:table-cell office:value-type="float" office:value="0.1367434" calcext:value-type="float">
            <text:p>0.1367434</text:p>
          </table:table-cell>
          <table:table-cell office:value-type="float" office:value="0.1093916" calcext:value-type="float">
            <text:p>0.1093916</text:p>
          </table:table-cell>
          <table:table-cell office:value-type="float" office:value="0.03787227" calcext:value-type="float">
            <text:p>0.03787227</text:p>
          </table:table-cell>
          <table:table-cell office:value-type="float" office:value="0.03261794" calcext:value-type="float">
            <text:p>0.03261794</text:p>
          </table:table-cell>
          <table:table-cell office:value-type="float" office:value="0.01868101" calcext:value-type="float">
            <text:p>0.01868101</text:p>
          </table:table-cell>
          <table:table-cell office:value-type="float" office:value="0.02711185" calcext:value-type="float">
            <text:p>0.02711185</text:p>
          </table:table-cell>
          <table:table-cell office:value-type="float" office:value="0.0660698" calcext:value-type="float">
            <text:p>0.0660698</text:p>
          </table:table-cell>
          <table:table-cell office:value-type="float" office:value="0.123262" calcext:value-type="float">
            <text:p>0.123262</text:p>
          </table:table-cell>
          <table:table-cell office:value-type="float" office:value="0.1262758" calcext:value-type="float">
            <text:p>0.1262758</text:p>
          </table:table-cell>
          <table:table-cell office:value-type="float" office:value="0.1280888" calcext:value-type="float">
            <text:p>0.1280888</text:p>
          </table:table-cell>
          <table:table-cell office:value-type="float" office:value="0.1338993" calcext:value-type="float">
            <text:p>0.1338993</text:p>
          </table:table-cell>
          <table:table-cell office:value-type="float" office:value="0.1442006" calcext:value-type="float">
            <text:p>0.1442006</text:p>
          </table:table-cell>
          <table:table-cell office:value-type="float" office:value="0.1497143" calcext:value-type="float">
            <text:p>0.1497143</text:p>
          </table:table-cell>
          <table:table-cell office:value-type="float" office:value="0" calcext:value-type="float">
            <text:p>0</text:p>
          </table:table-cell>
          <table:table-cell office:value-type="float" office:value="21.1199" calcext:value-type="float">
            <text:p>21.1199</text:p>
          </table:table-cell>
          <table:table-cell office:value-type="float" office:value="15.69368" calcext:value-type="float">
            <text:p>15.69368</text:p>
          </table:table-cell>
          <table:table-cell office:value-type="float" office:value="13.311" calcext:value-type="float">
            <text:p>13.311</text:p>
          </table:table-cell>
          <table:table-cell office:value-type="float" office:value="5.048877" calcext:value-type="float">
            <text:p>5.048877</text:p>
          </table:table-cell>
          <table:table-cell office:value-type="float" office:value="4.066023" calcext:value-type="float">
            <text:p>4.066023</text:p>
          </table:table-cell>
          <table:table-cell office:value-type="float" office:value="1.796184" calcext:value-type="float">
            <text:p>1.796184</text:p>
          </table:table-cell>
          <table:table-cell office:value-type="float" office:value="1.646518" calcext:value-type="float">
            <text:p>1.646518</text:p>
          </table:table-cell>
          <table:table-cell office:value-type="float" office:value="3.752481" calcext:value-type="float">
            <text:p>3.752481</text:p>
          </table:table-cell>
          <table:table-cell office:value-type="float" office:value="5.980049" calcext:value-type="float">
            <text:p>5.980049</text:p>
          </table:table-cell>
          <table:table-cell office:value-type="float" office:value="6.277514" calcext:value-type="float">
            <text:p>6.277514</text:p>
          </table:table-cell>
          <table:table-cell office:value-type="float" office:value="6.465238" calcext:value-type="float">
            <text:p>6.465238</text:p>
          </table:table-cell>
          <table:table-cell office:value-type="float" office:value="7.004051" calcext:value-type="float">
            <text:p>7.004051</text:p>
          </table:table-cell>
          <table:table-cell office:value-type="float" office:value="7.971362" calcext:value-type="float">
            <text:p>7.971362</text:p>
          </table:table-cell>
          <table:table-cell office:value-type="float" office:value="8.464447" calcext:value-type="float">
            <text:p>8.464447</text:p>
          </table:table-cell>
          <table:table-cell office:value-type="float" office:value="0" calcext:value-type="float">
            <text:p>0</text:p>
          </table:table-cell>
          <table:table-cell office:value-type="float" office:value="1.389274" calcext:value-type="float">
            <text:p>1.389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3.881521" calcext:value-type="float">
            <text:p>3.881521</text:p>
          </table:table-cell>
          <table:table-cell office:value-type="float" office:value="136.1024" calcext:value-type="float">
            <text:p>136.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0512" calcext:value-type="float">
            <text:p>26.205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8975057" calcext:value-type="float">
            <text:p>-0.0008975057</text:p>
          </table:table-cell>
          <table:table-cell office:value-type="float" office:value="1174.827" calcext:value-type="float">
            <text:p>1174.827</text:p>
          </table:table-cell>
          <table:table-cell office:value-type="float" office:value="1.429512" calcext:value-type="float">
            <text:p>1.429512</text:p>
          </table:table-cell>
          <table:table-cell office:value-type="float" office:value="0" calcext:value-type="float">
            <text:p>0</text:p>
          </table:table-cell>
          <table:table-cell office:value-type="float" office:value="0.1699858" calcext:value-type="float">
            <text:p>0.1699858</text:p>
          </table:table-cell>
          <table:table-cell office:value-type="float" office:value="0.1335679" calcext:value-type="float">
            <text:p>0.1335679</text:p>
          </table:table-cell>
          <table:table-cell office:value-type="float" office:value="0.1094817" calcext:value-type="float">
            <text:p>0.1094817</text:p>
          </table:table-cell>
          <table:table-cell office:value-type="float" office:value="0.03821323" calcext:value-type="float">
            <text:p>0.03821323</text:p>
          </table:table-cell>
          <table:table-cell office:value-type="float" office:value="0.03274708" calcext:value-type="float">
            <text:p>0.03274708</text:p>
          </table:table-cell>
          <table:table-cell office:value-type="float" office:value="0.01872172" calcext:value-type="float">
            <text:p>0.01872172</text:p>
          </table:table-cell>
          <table:table-cell office:value-type="float" office:value="0.02719411" calcext:value-type="float">
            <text:p>0.02719411</text:p>
          </table:table-cell>
          <table:table-cell office:value-type="float" office:value="0.06610363" calcext:value-type="float">
            <text:p>0.06610363</text:p>
          </table:table-cell>
          <table:table-cell office:value-type="float" office:value="0.1233311" calcext:value-type="float">
            <text:p>0.1233311</text:p>
          </table:table-cell>
          <table:table-cell office:value-type="float" office:value="0.1263487" calcext:value-type="float">
            <text:p>0.1263487</text:p>
          </table:table-cell>
          <table:table-cell office:value-type="float" office:value="0.128168" calcext:value-type="float">
            <text:p>0.128168</text:p>
          </table:table-cell>
          <table:table-cell office:value-type="float" office:value="0.1339734" calcext:value-type="float">
            <text:p>0.1339734</text:p>
          </table:table-cell>
          <table:table-cell office:value-type="float" office:value="0.1442682" calcext:value-type="float">
            <text:p>0.1442682</text:p>
          </table:table-cell>
          <table:table-cell office:value-type="float" office:value="0.1497849" calcext:value-type="float">
            <text:p>0.1497849</text:p>
          </table:table-cell>
          <table:table-cell office:value-type="float" office:value="0" calcext:value-type="float">
            <text:p>0</text:p>
          </table:table-cell>
          <table:table-cell office:value-type="float" office:value="21.12275" calcext:value-type="float">
            <text:p>21.12275</text:p>
          </table:table-cell>
          <table:table-cell office:value-type="float" office:value="15.69052" calcext:value-type="float">
            <text:p>15.69052</text:p>
          </table:table-cell>
          <table:table-cell office:value-type="float" office:value="13.30948" calcext:value-type="float">
            <text:p>13.30948</text:p>
          </table:table-cell>
          <table:table-cell office:value-type="float" office:value="5.04781" calcext:value-type="float">
            <text:p>5.04781</text:p>
          </table:table-cell>
          <table:table-cell office:value-type="float" office:value="4.06561" calcext:value-type="float">
            <text:p>4.06561</text:p>
          </table:table-cell>
          <table:table-cell office:value-type="float" office:value="1.796561" calcext:value-type="float">
            <text:p>1.796561</text:p>
          </table:table-cell>
          <table:table-cell office:value-type="float" office:value="1.647906" calcext:value-type="float">
            <text:p>1.647906</text:p>
          </table:table-cell>
          <table:table-cell office:value-type="float" office:value="3.756638" calcext:value-type="float">
            <text:p>3.756638</text:p>
          </table:table-cell>
          <table:table-cell office:value-type="float" office:value="5.986814" calcext:value-type="float">
            <text:p>5.986814</text:p>
          </table:table-cell>
          <table:table-cell office:value-type="float" office:value="6.284575" calcext:value-type="float">
            <text:p>6.284575</text:p>
          </table:table-cell>
          <table:table-cell office:value-type="float" office:value="6.472761" calcext:value-type="float">
            <text:p>6.472761</text:p>
          </table:table-cell>
          <table:table-cell office:value-type="float" office:value="7.011178" calcext:value-type="float">
            <text:p>7.011178</text:p>
          </table:table-cell>
          <table:table-cell office:value-type="float" office:value="7.977724" calcext:value-type="float">
            <text:p>7.977724</text:p>
          </table:table-cell>
          <table:table-cell office:value-type="float" office:value="8.468035" calcext:value-type="float">
            <text:p>8.468035</text:p>
          </table:table-cell>
          <table:table-cell office:value-type="float" office:value="0" calcext:value-type="float">
            <text:p>0</text:p>
          </table:table-cell>
          <table:table-cell office:value-type="float" office:value="0.8826162" calcext:value-type="float">
            <text:p>0.8826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3.87974" calcext:value-type="float">
            <text:p>3.87974</text:p>
          </table:table-cell>
          <table:table-cell office:value-type="float" office:value="136.1024" calcext:value-type="float">
            <text:p>136.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2829" calcext:value-type="float">
            <text:p>26.228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8975057" calcext:value-type="float">
            <text:p>-0.0008975057</text:p>
          </table:table-cell>
          <table:table-cell office:value-type="float" office:value="1174.805" calcext:value-type="float">
            <text:p>1174.805</text:p>
          </table:table-cell>
          <table:table-cell office:value-type="float" office:value="1.427608" calcext:value-type="float">
            <text:p>1.427608</text:p>
          </table:table-cell>
          <table:table-cell office:value-type="float" office:value="0" calcext:value-type="float">
            <text:p>0</text:p>
          </table:table-cell>
          <table:table-cell office:value-type="float" office:value="0.2376623" calcext:value-type="float">
            <text:p>0.2376623</text:p>
          </table:table-cell>
          <table:table-cell office:value-type="float" office:value="0.1462499" calcext:value-type="float">
            <text:p>0.1462499</text:p>
          </table:table-cell>
          <table:table-cell office:value-type="float" office:value="0.1056464" calcext:value-type="float">
            <text:p>0.1056464</text:p>
          </table:table-cell>
          <table:table-cell office:value-type="float" office:value="0.0365329" calcext:value-type="float">
            <text:p>0.0365329</text:p>
          </table:table-cell>
          <table:table-cell office:value-type="float" office:value="0.03178196" calcext:value-type="float">
            <text:p>0.03178196</text:p>
          </table:table-cell>
          <table:table-cell office:value-type="float" office:value="0.01871975" calcext:value-type="float">
            <text:p>0.01871975</text:p>
          </table:table-cell>
          <table:table-cell office:value-type="float" office:value="0.02734899" calcext:value-type="float">
            <text:p>0.02734899</text:p>
          </table:table-cell>
          <table:table-cell office:value-type="float" office:value="0.0661369" calcext:value-type="float">
            <text:p>0.0661369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264216" calcext:value-type="float">
            <text:p>0.1264216</text:p>
          </table:table-cell>
          <table:table-cell office:value-type="float" office:value="0.1282472" calcext:value-type="float">
            <text:p>0.1282472</text:p>
          </table:table-cell>
          <table:table-cell office:value-type="float" office:value="0.1340496" calcext:value-type="float">
            <text:p>0.1340496</text:p>
          </table:table-cell>
          <table:table-cell office:value-type="float" office:value="0.1443379" calcext:value-type="float">
            <text:p>0.1443379</text:p>
          </table:table-cell>
          <table:table-cell office:value-type="float" office:value="0.1498553" calcext:value-type="float">
            <text:p>0.1498553</text:p>
          </table:table-cell>
          <table:table-cell office:value-type="float" office:value="0" calcext:value-type="float">
            <text:p>0</text:p>
          </table:table-cell>
          <table:table-cell office:value-type="float" office:value="21.1286" calcext:value-type="float">
            <text:p>21.1286</text:p>
          </table:table-cell>
          <table:table-cell office:value-type="float" office:value="15.68792" calcext:value-type="float">
            <text:p>15.68792</text:p>
          </table:table-cell>
          <table:table-cell office:value-type="float" office:value="13.30652" calcext:value-type="float">
            <text:p>13.30652</text:p>
          </table:table-cell>
          <table:table-cell office:value-type="float" office:value="5.046654" calcext:value-type="float">
            <text:p>5.046654</text:p>
          </table:table-cell>
          <table:table-cell office:value-type="float" office:value="4.065178" calcext:value-type="float">
            <text:p>4.065178</text:p>
          </table:table-cell>
          <table:table-cell office:value-type="float" office:value="1.796944" calcext:value-type="float">
            <text:p>1.796944</text:p>
          </table:table-cell>
          <table:table-cell office:value-type="float" office:value="1.649298" calcext:value-type="float">
            <text:p>1.649298</text:p>
          </table:table-cell>
          <table:table-cell office:value-type="float" office:value="3.760795" calcext:value-type="float">
            <text:p>3.760795</text:p>
          </table:table-cell>
          <table:table-cell office:value-type="float" office:value="5.993578" calcext:value-type="float">
            <text:p>5.993578</text:p>
          </table:table-cell>
          <table:table-cell office:value-type="float" office:value="6.291614" calcext:value-type="float">
            <text:p>6.291614</text:p>
          </table:table-cell>
          <table:table-cell office:value-type="float" office:value="6.480284" calcext:value-type="float">
            <text:p>6.480284</text:p>
          </table:table-cell>
          <table:table-cell office:value-type="float" office:value="7.018233" calcext:value-type="float">
            <text:p>7.018233</text:p>
          </table:table-cell>
          <table:table-cell office:value-type="float" office:value="7.984077" calcext:value-type="float">
            <text:p>7.984077</text:p>
          </table:table-cell>
          <table:table-cell office:value-type="float" office:value="8.476255" calcext:value-type="float">
            <text:p>8.476255</text:p>
          </table:table-cell>
          <table:table-cell office:value-type="float" office:value="0" calcext:value-type="float">
            <text:p>0</text:p>
          </table:table-cell>
          <table:table-cell office:value-type="float" office:value="2.51922" calcext:value-type="float">
            <text:p>2.51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3.877641" calcext:value-type="float">
            <text:p>3.877641</text:p>
          </table:table-cell>
          <table:table-cell office:value-type="float" office:value="136.1024" calcext:value-type="float">
            <text:p>136.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516" calcext:value-type="float">
            <text:p>26.25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8975057" calcext:value-type="float">
            <text:p>-0.0008975057</text:p>
          </table:table-cell>
          <table:table-cell office:value-type="float" office:value="1174.783" calcext:value-type="float">
            <text:p>1174.783</text:p>
          </table:table-cell>
          <table:table-cell office:value-type="float" office:value="1.425515" calcext:value-type="float">
            <text:p>1.425515</text:p>
          </table:table-cell>
          <table:table-cell office:value-type="float" office:value="0" calcext:value-type="float">
            <text:p>0</text:p>
          </table:table-cell>
          <table:table-cell office:value-type="float" office:value="0.3054921" calcext:value-type="float">
            <text:p>0.3054921</text:p>
          </table:table-cell>
          <table:table-cell office:value-type="float" office:value="0.1608649" calcext:value-type="float">
            <text:p>0.1608649</text:p>
          </table:table-cell>
          <table:table-cell office:value-type="float" office:value="0.1054414" calcext:value-type="float">
            <text:p>0.1054414</text:p>
          </table:table-cell>
          <table:table-cell office:value-type="float" office:value="0.03663241" calcext:value-type="float">
            <text:p>0.03663241</text:p>
          </table:table-cell>
          <table:table-cell office:value-type="float" office:value="0.03169979" calcext:value-type="float">
            <text:p>0.03169979</text:p>
          </table:table-cell>
          <table:table-cell office:value-type="float" office:value="0.0185267" calcext:value-type="float">
            <text:p>0.0185267</text:p>
          </table:table-cell>
          <table:table-cell office:value-type="float" office:value="0.02739989" calcext:value-type="float">
            <text:p>0.02739989</text:p>
          </table:table-cell>
          <table:table-cell office:value-type="float" office:value="0.06617361" calcext:value-type="float">
            <text:p>0.06617361</text:p>
          </table:table-cell>
          <table:table-cell office:value-type="float" office:value="0.1234686" calcext:value-type="float">
            <text:p>0.1234686</text:p>
          </table:table-cell>
          <table:table-cell office:value-type="float" office:value="0.1264939" calcext:value-type="float">
            <text:p>0.1264939</text:p>
          </table:table-cell>
          <table:table-cell office:value-type="float" office:value="0.1283264" calcext:value-type="float">
            <text:p>0.1283264</text:p>
          </table:table-cell>
          <table:table-cell office:value-type="float" office:value="0.1341255" calcext:value-type="float">
            <text:p>0.1341255</text:p>
          </table:table-cell>
          <table:table-cell office:value-type="float" office:value="0.1444067" calcext:value-type="float">
            <text:p>0.1444067</text:p>
          </table:table-cell>
          <table:table-cell office:value-type="float" office:value="0.1499257" calcext:value-type="float">
            <text:p>0.1499257</text:p>
          </table:table-cell>
          <table:table-cell office:value-type="float" office:value="0" calcext:value-type="float">
            <text:p>0</text:p>
          </table:table-cell>
          <table:table-cell office:value-type="float" office:value="21.14474" calcext:value-type="float">
            <text:p>21.14474</text:p>
          </table:table-cell>
          <table:table-cell office:value-type="float" office:value="15.6877" calcext:value-type="float">
            <text:p>15.6877</text:p>
          </table:table-cell>
          <table:table-cell office:value-type="float" office:value="13.30381" calcext:value-type="float">
            <text:p>13.30381</text:p>
          </table:table-cell>
          <table:table-cell office:value-type="float" office:value="5.045316" calcext:value-type="float">
            <text:p>5.045316</text:p>
          </table:table-cell>
          <table:table-cell office:value-type="float" office:value="4.064585" calcext:value-type="float">
            <text:p>4.064585</text:p>
          </table:table-cell>
          <table:table-cell office:value-type="float" office:value="1.797303" calcext:value-type="float">
            <text:p>1.797303</text:p>
          </table:table-cell>
          <table:table-cell office:value-type="float" office:value="1.650683" calcext:value-type="float">
            <text:p>1.650683</text:p>
          </table:table-cell>
          <table:table-cell office:value-type="float" office:value="3.764953" calcext:value-type="float">
            <text:p>3.764953</text:p>
          </table:table-cell>
          <table:table-cell office:value-type="float" office:value="6.000344" calcext:value-type="float">
            <text:p>6.000344</text:p>
          </table:table-cell>
          <table:table-cell office:value-type="float" office:value="6.298637" calcext:value-type="float">
            <text:p>6.298637</text:p>
          </table:table-cell>
          <table:table-cell office:value-type="float" office:value="6.487807" calcext:value-type="float">
            <text:p>6.487807</text:p>
          </table:table-cell>
          <table:table-cell office:value-type="float" office:value="7.025288" calcext:value-type="float">
            <text:p>7.025288</text:p>
          </table:table-cell>
          <table:table-cell office:value-type="float" office:value="7.99038" calcext:value-type="float">
            <text:p>7.99038</text:p>
          </table:table-cell>
          <table:table-cell office:value-type="float" office:value="8.48561" calcext:value-type="float">
            <text:p>8.48561</text:p>
          </table:table-cell>
          <table:table-cell office:value-type="float" office:value="0" calcext:value-type="float">
            <text:p>0</text:p>
          </table:table-cell>
          <table:table-cell office:value-type="float" office:value="3.163274" calcext:value-type="float">
            <text:p>3.163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3.875028" calcext:value-type="float">
            <text:p>3.875028</text:p>
          </table:table-cell>
          <table:table-cell office:value-type="float" office:value="136.1024" calcext:value-type="float">
            <text:p>136.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7512" calcext:value-type="float">
            <text:p>26.275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21061" calcext:value-type="float">
            <text:p>1.021061E-10</text:p>
          </table:table-cell>
          <table:table-cell office:value-type="float" office:value="0" calcext:value-type="float">
            <text:p>0</text:p>
          </table:table-cell>
          <table:table-cell office:value-type="float" office:value="-0.0009618175" calcext:value-type="float">
            <text:p>-0.0009618175</text:p>
          </table:table-cell>
          <table:table-cell office:value-type="float" office:value="1174.761" calcext:value-type="float">
            <text:p>1174.761</text:p>
          </table:table-cell>
          <table:table-cell office:value-type="float" office:value="1.423251" calcext:value-type="float">
            <text:p>1.423251</text:p>
          </table:table-cell>
          <table:table-cell office:value-type="float" office:value="0" calcext:value-type="float">
            <text:p>0</text:p>
          </table:table-cell>
          <table:table-cell office:value-type="float" office:value="0.3365029" calcext:value-type="float">
            <text:p>0.3365029</text:p>
          </table:table-cell>
          <table:table-cell office:value-type="float" office:value="0.1779487" calcext:value-type="float">
            <text:p>0.1779487</text:p>
          </table:table-cell>
          <table:table-cell office:value-type="float" office:value="0.1114326" calcext:value-type="float">
            <text:p>0.1114326</text:p>
          </table:table-cell>
          <table:table-cell office:value-type="float" office:value="0.03664381" calcext:value-type="float">
            <text:p>0.03664381</text:p>
          </table:table-cell>
          <table:table-cell office:value-type="float" office:value="0.03178376" calcext:value-type="float">
            <text:p>0.03178376</text:p>
          </table:table-cell>
          <table:table-cell office:value-type="float" office:value="0.01838172" calcext:value-type="float">
            <text:p>0.01838172</text:p>
          </table:table-cell>
          <table:table-cell office:value-type="float" office:value="0.02734216" calcext:value-type="float">
            <text:p>0.02734216</text:p>
          </table:table-cell>
          <table:table-cell office:value-type="float" office:value="0.06621131" calcext:value-type="float">
            <text:p>0.06621131</text:p>
          </table:table-cell>
          <table:table-cell office:value-type="float" office:value="0.1235371" calcext:value-type="float">
            <text:p>0.1235371</text:p>
          </table:table-cell>
          <table:table-cell office:value-type="float" office:value="0.1265663" calcext:value-type="float">
            <text:p>0.1265663</text:p>
          </table:table-cell>
          <table:table-cell office:value-type="float" office:value="0.1284056" calcext:value-type="float">
            <text:p>0.1284056</text:p>
          </table:table-cell>
          <table:table-cell office:value-type="float" office:value="0.1342041" calcext:value-type="float">
            <text:p>0.1342041</text:p>
          </table:table-cell>
          <table:table-cell office:value-type="float" office:value="0.1445073" calcext:value-type="float">
            <text:p>0.1445073</text:p>
          </table:table-cell>
          <table:table-cell office:value-type="float" office:value="0.1499901" calcext:value-type="float">
            <text:p>0.1499901</text:p>
          </table:table-cell>
          <table:table-cell office:value-type="float" office:value="0" calcext:value-type="float">
            <text:p>0</text:p>
          </table:table-cell>
          <table:table-cell office:value-type="float" office:value="21.16761" calcext:value-type="float">
            <text:p>21.16761</text:p>
          </table:table-cell>
          <table:table-cell office:value-type="float" office:value="15.68984" calcext:value-type="float">
            <text:p>15.68984</text:p>
          </table:table-cell>
          <table:table-cell office:value-type="float" office:value="13.30224" calcext:value-type="float">
            <text:p>13.30224</text:p>
          </table:table-cell>
          <table:table-cell office:value-type="float" office:value="5.043879" calcext:value-type="float">
            <text:p>5.043879</text:p>
          </table:table-cell>
          <table:table-cell office:value-type="float" office:value="4.063951" calcext:value-type="float">
            <text:p>4.063951</text:p>
          </table:table-cell>
          <table:table-cell office:value-type="float" office:value="1.797639" calcext:value-type="float">
            <text:p>1.797639</text:p>
          </table:table-cell>
          <table:table-cell office:value-type="float" office:value="1.652052" calcext:value-type="float">
            <text:p>1.652052</text:p>
          </table:table-cell>
          <table:table-cell office:value-type="float" office:value="3.76911" calcext:value-type="float">
            <text:p>3.76911</text:p>
          </table:table-cell>
          <table:table-cell office:value-type="float" office:value="6.007108" calcext:value-type="float">
            <text:p>6.007108</text:p>
          </table:table-cell>
          <table:table-cell office:value-type="float" office:value="6.305662" calcext:value-type="float">
            <text:p>6.305662</text:p>
          </table:table-cell>
          <table:table-cell office:value-type="float" office:value="6.49533" calcext:value-type="float">
            <text:p>6.49533</text:p>
          </table:table-cell>
          <table:table-cell office:value-type="float" office:value="7.032343" calcext:value-type="float">
            <text:p>7.032343</text:p>
          </table:table-cell>
          <table:table-cell office:value-type="float" office:value="7.996705" calcext:value-type="float">
            <text:p>7.996705</text:p>
          </table:table-cell>
          <table:table-cell office:value-type="float" office:value="8.49595" calcext:value-type="float">
            <text:p>8.49595</text:p>
          </table:table-cell>
          <table:table-cell office:value-type="float" office:value="0" calcext:value-type="float">
            <text:p>0</text:p>
          </table:table-cell>
          <table:table-cell office:value-type="float" office:value="3.813116" calcext:value-type="float">
            <text:p>3.813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3.871987" calcext:value-type="float">
            <text:p>3.871987</text:p>
          </table:table-cell>
          <table:table-cell office:value-type="float" office:value="136.1026" calcext:value-type="float">
            <text:p>136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9884" calcext:value-type="float">
            <text:p>26.29884</text:p>
          </table:table-cell>
          <table:table-cell office:value-type="float" office:value="0" calcext:value-type="float">
            <text:p>0</text:p>
          </table:table-cell>
          <table:table-cell office:value-type="float" office:value="0.00000005729883" calcext:value-type="float">
            <text:p>5.729883E-08</text:p>
          </table:table-cell>
          <table:table-cell office:value-type="float" office:value="0" calcext:value-type="float">
            <text:p>0</text:p>
          </table:table-cell>
          <table:table-cell office:value-type="float" office:value="-0.001044433" calcext:value-type="float">
            <text:p>-0.001044433</text:p>
          </table:table-cell>
          <table:table-cell office:value-type="float" office:value="1174.739" calcext:value-type="float">
            <text:p>1174.739</text:p>
          </table:table-cell>
          <table:table-cell office:value-type="float" office:value="1.424281" calcext:value-type="float">
            <text:p>1.424281</text:p>
          </table:table-cell>
          <table:table-cell office:value-type="float" office:value="0" calcext:value-type="float">
            <text:p>0</text:p>
          </table:table-cell>
          <table:table-cell office:value-type="float" office:value="0.1820443" calcext:value-type="float">
            <text:p>0.1820443</text:p>
          </table:table-cell>
          <table:table-cell office:value-type="float" office:value="0.1818875" calcext:value-type="float">
            <text:p>0.1818875</text:p>
          </table:table-cell>
          <table:table-cell office:value-type="float" office:value="0.1150073" calcext:value-type="float">
            <text:p>0.1150073</text:p>
          </table:table-cell>
          <table:table-cell office:value-type="float" office:value="0.03763007" calcext:value-type="float">
            <text:p>0.03763007</text:p>
          </table:table-cell>
          <table:table-cell office:value-type="float" office:value="0.03237622" calcext:value-type="float">
            <text:p>0.03237622</text:p>
          </table:table-cell>
          <table:table-cell office:value-type="float" office:value="0.01835225" calcext:value-type="float">
            <text:p>0.01835225</text:p>
          </table:table-cell>
          <table:table-cell office:value-type="float" office:value="0.0247548" calcext:value-type="float">
            <text:p>0.0247548</text:p>
          </table:table-cell>
          <table:table-cell office:value-type="float" office:value="0.06624813" calcext:value-type="float">
            <text:p>0.06624813</text:p>
          </table:table-cell>
          <table:table-cell office:value-type="float" office:value="0.1236058" calcext:value-type="float">
            <text:p>0.1236058</text:p>
          </table:table-cell>
          <table:table-cell office:value-type="float" office:value="0.126639" calcext:value-type="float">
            <text:p>0.126639</text:p>
          </table:table-cell>
          <table:table-cell office:value-type="float" office:value="0.1284855" calcext:value-type="float">
            <text:p>0.1284855</text:p>
          </table:table-cell>
          <table:table-cell office:value-type="float" office:value="0.1342827" calcext:value-type="float">
            <text:p>0.1342827</text:p>
          </table:table-cell>
          <table:table-cell office:value-type="float" office:value="0.1445504" calcext:value-type="float">
            <text:p>0.1445504</text:p>
          </table:table-cell>
          <table:table-cell office:value-type="float" office:value="0.1500642" calcext:value-type="float">
            <text:p>0.1500642</text:p>
          </table:table-cell>
          <table:table-cell office:value-type="float" office:value="0" calcext:value-type="float">
            <text:p>0</text:p>
          </table:table-cell>
          <table:table-cell office:value-type="float" office:value="21.19041" calcext:value-type="float">
            <text:p>21.19041</text:p>
          </table:table-cell>
          <table:table-cell office:value-type="float" office:value="15.69475" calcext:value-type="float">
            <text:p>15.69475</text:p>
          </table:table-cell>
          <table:table-cell office:value-type="float" office:value="13.3019" calcext:value-type="float">
            <text:p>13.3019</text:p>
          </table:table-cell>
          <table:table-cell office:value-type="float" office:value="5.042499" calcext:value-type="float">
            <text:p>5.042499</text:p>
          </table:table-cell>
          <table:table-cell office:value-type="float" office:value="4.063358" calcext:value-type="float">
            <text:p>4.063358</text:p>
          </table:table-cell>
          <table:table-cell office:value-type="float" office:value="1.797967" calcext:value-type="float">
            <text:p>1.797967</text:p>
          </table:table-cell>
          <table:table-cell office:value-type="float" office:value="1.653359" calcext:value-type="float">
            <text:p>1.653359</text:p>
          </table:table-cell>
          <table:table-cell office:value-type="float" office:value="3.773267" calcext:value-type="float">
            <text:p>3.773267</text:p>
          </table:table-cell>
          <table:table-cell office:value-type="float" office:value="6.013869" calcext:value-type="float">
            <text:p>6.013869</text:p>
          </table:table-cell>
          <table:table-cell office:value-type="float" office:value="6.312685" calcext:value-type="float">
            <text:p>6.312685</text:p>
          </table:table-cell>
          <table:table-cell office:value-type="float" office:value="6.50284" calcext:value-type="float">
            <text:p>6.50284</text:p>
          </table:table-cell>
          <table:table-cell office:value-type="float" office:value="7.039398" calcext:value-type="float">
            <text:p>7.039398</text:p>
          </table:table-cell>
          <table:table-cell office:value-type="float" office:value="8.003062" calcext:value-type="float">
            <text:p>8.003062</text:p>
          </table:table-cell>
          <table:table-cell office:value-type="float" office:value="8.501522" calcext:value-type="float">
            <text:p>8.501522</text:p>
          </table:table-cell>
          <table:table-cell office:value-type="float" office:value="0" calcext:value-type="float">
            <text:p>0</text:p>
          </table:table-cell>
          <table:table-cell office:value-type="float" office:value="1.760026" calcext:value-type="float">
            <text:p>1.760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3.868569" calcext:value-type="float">
            <text:p>3.868569</text:p>
          </table:table-cell>
          <table:table-cell office:value-type="float" office:value="136.1027" calcext:value-type="float">
            <text:p>136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2249" calcext:value-type="float">
            <text:p>26.32249</text:p>
          </table:table-cell>
          <table:table-cell office:value-type="float" office:value="0" calcext:value-type="float">
            <text:p>0</text:p>
          </table:table-cell>
          <table:table-cell office:value-type="float" office:value="0.00000007226877" calcext:value-type="float">
            <text:p>7.226877E-08</text:p>
          </table:table-cell>
          <table:table-cell office:value-type="float" office:value="0" calcext:value-type="float">
            <text:p>0</text:p>
          </table:table-cell>
          <table:table-cell office:value-type="float" office:value="-0.001045354" calcext:value-type="float">
            <text:p>-0.001045354</text:p>
          </table:table-cell>
          <table:table-cell office:value-type="float" office:value="1174.718" calcext:value-type="float">
            <text:p>1174.718</text:p>
          </table:table-cell>
          <table:table-cell office:value-type="float" office:value="1.425787" calcext:value-type="float">
            <text:p>1.425787</text:p>
          </table:table-cell>
          <table:table-cell office:value-type="float" office:value="0" calcext:value-type="float">
            <text:p>0</text:p>
          </table:table-cell>
          <table:table-cell office:value-type="float" office:value="0.3648441" calcext:value-type="float">
            <text:p>0.3648441</text:p>
          </table:table-cell>
          <table:table-cell office:value-type="float" office:value="0.1678651" calcext:value-type="float">
            <text:p>0.1678651</text:p>
          </table:table-cell>
          <table:table-cell office:value-type="float" office:value="0.1182381" calcext:value-type="float">
            <text:p>0.1182381</text:p>
          </table:table-cell>
          <table:table-cell office:value-type="float" office:value="0.03845515" calcext:value-type="float">
            <text:p>0.03845515</text:p>
          </table:table-cell>
          <table:table-cell office:value-type="float" office:value="0.03266622" calcext:value-type="float">
            <text:p>0.03266622</text:p>
          </table:table-cell>
          <table:table-cell office:value-type="float" office:value="0.01836377" calcext:value-type="float">
            <text:p>0.01836377</text:p>
          </table:table-cell>
          <table:table-cell office:value-type="float" office:value="0.02588616" calcext:value-type="float">
            <text:p>0.02588616</text:p>
          </table:table-cell>
          <table:table-cell office:value-type="float" office:value="0.06626897" calcext:value-type="float">
            <text:p>0.06626897</text:p>
          </table:table-cell>
          <table:table-cell office:value-type="float" office:value="0.1236755" calcext:value-type="float">
            <text:p>0.1236755</text:p>
          </table:table-cell>
          <table:table-cell office:value-type="float" office:value="0.1267118" calcext:value-type="float">
            <text:p>0.1267118</text:p>
          </table:table-cell>
          <table:table-cell office:value-type="float" office:value="0.1285644" calcext:value-type="float">
            <text:p>0.1285644</text:p>
          </table:table-cell>
          <table:table-cell office:value-type="float" office:value="0.1343579" calcext:value-type="float">
            <text:p>0.1343579</text:p>
          </table:table-cell>
          <table:table-cell office:value-type="float" office:value="0.1446111" calcext:value-type="float">
            <text:p>0.1446111</text:p>
          </table:table-cell>
          <table:table-cell office:value-type="float" office:value="0.1501338" calcext:value-type="float">
            <text:p>0.1501338</text:p>
          </table:table-cell>
          <table:table-cell office:value-type="float" office:value="0" calcext:value-type="float">
            <text:p>0</text:p>
          </table:table-cell>
          <table:table-cell office:value-type="float" office:value="21.20392" calcext:value-type="float">
            <text:p>21.20392</text:p>
          </table:table-cell>
          <table:table-cell office:value-type="float" office:value="15.70052" calcext:value-type="float">
            <text:p>15.70052</text:p>
          </table:table-cell>
          <table:table-cell office:value-type="float" office:value="13.30216" calcext:value-type="float">
            <text:p>13.30216</text:p>
          </table:table-cell>
          <table:table-cell office:value-type="float" office:value="5.041237" calcext:value-type="float">
            <text:p>5.041237</text:p>
          </table:table-cell>
          <table:table-cell office:value-type="float" office:value="4.062846" calcext:value-type="float">
            <text:p>4.062846</text:p>
          </table:table-cell>
          <table:table-cell office:value-type="float" office:value="1.798305" calcext:value-type="float">
            <text:p>1.798305</text:p>
          </table:table-cell>
          <table:table-cell office:value-type="float" office:value="1.654618" calcext:value-type="float">
            <text:p>1.654618</text:p>
          </table:table-cell>
          <table:table-cell office:value-type="float" office:value="3.777425" calcext:value-type="float">
            <text:p>3.777425</text:p>
          </table:table-cell>
          <table:table-cell office:value-type="float" office:value="6.020588" calcext:value-type="float">
            <text:p>6.020588</text:p>
          </table:table-cell>
          <table:table-cell office:value-type="float" office:value="6.319711" calcext:value-type="float">
            <text:p>6.319711</text:p>
          </table:table-cell>
          <table:table-cell office:value-type="float" office:value="6.510306" calcext:value-type="float">
            <text:p>6.510306</text:p>
          </table:table-cell>
          <table:table-cell office:value-type="float" office:value="7.046453" calcext:value-type="float">
            <text:p>7.046453</text:p>
          </table:table-cell>
          <table:table-cell office:value-type="float" office:value="8.009396" calcext:value-type="float">
            <text:p>8.009396</text:p>
          </table:table-cell>
          <table:table-cell office:value-type="float" office:value="8.50431" calcext:value-type="float">
            <text:p>8.50431</text:p>
          </table:table-cell>
          <table:table-cell office:value-type="float" office:value="0" calcext:value-type="float">
            <text:p>0</text:p>
          </table:table-cell>
          <table:table-cell office:value-type="float" office:value="7.051144" calcext:value-type="float">
            <text:p>7.051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3.866119" calcext:value-type="float">
            <text:p>3.866119</text:p>
          </table:table-cell>
          <table:table-cell office:value-type="float" office:value="136.1028" calcext:value-type="float">
            <text:p>136.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4624" calcext:value-type="float">
            <text:p>26.34624</text:p>
          </table:table-cell>
          <table:table-cell office:value-type="float" office:value="0" calcext:value-type="float">
            <text:p>0</text:p>
          </table:table-cell>
          <table:table-cell office:value-type="float" office:value="0.00000007413616" calcext:value-type="float">
            <text:p>7.413616E-08</text:p>
          </table:table-cell>
          <table:table-cell office:value-type="float" office:value="0" calcext:value-type="float">
            <text:p>0</text:p>
          </table:table-cell>
          <table:table-cell office:value-type="float" office:value="-0.001045749" calcext:value-type="float">
            <text:p>-0.001045749</text:p>
          </table:table-cell>
          <table:table-cell office:value-type="float" office:value="1174.697" calcext:value-type="float">
            <text:p>1174.697</text:p>
          </table:table-cell>
          <table:table-cell office:value-type="float" office:value="1.426239" calcext:value-type="float">
            <text:p>1.426239</text:p>
          </table:table-cell>
          <table:table-cell office:value-type="float" office:value="0" calcext:value-type="float">
            <text:p>0</text:p>
          </table:table-cell>
          <table:table-cell office:value-type="float" office:value="0.3702279" calcext:value-type="float">
            <text:p>0.3702279</text:p>
          </table:table-cell>
          <table:table-cell office:value-type="float" office:value="0.1809181" calcext:value-type="float">
            <text:p>0.1809181</text:p>
          </table:table-cell>
          <table:table-cell office:value-type="float" office:value="0.119366" calcext:value-type="float">
            <text:p>0.119366</text:p>
          </table:table-cell>
          <table:table-cell office:value-type="float" office:value="0.03896747" calcext:value-type="float">
            <text:p>0.03896747</text:p>
          </table:table-cell>
          <table:table-cell office:value-type="float" office:value="0.0329714" calcext:value-type="float">
            <text:p>0.0329714</text:p>
          </table:table-cell>
          <table:table-cell office:value-type="float" office:value="0.01843526" calcext:value-type="float">
            <text:p>0.01843526</text:p>
          </table:table-cell>
          <table:table-cell office:value-type="float" office:value="0.02634824" calcext:value-type="float">
            <text:p>0.02634824</text:p>
          </table:table-cell>
          <table:table-cell office:value-type="float" office:value="0.06630053" calcext:value-type="float">
            <text:p>0.06630053</text:p>
          </table:table-cell>
          <table:table-cell office:value-type="float" office:value="0.123746" calcext:value-type="float">
            <text:p>0.123746</text:p>
          </table:table-cell>
          <table:table-cell office:value-type="float" office:value="0.1267848" calcext:value-type="float">
            <text:p>0.1267848</text:p>
          </table:table-cell>
          <table:table-cell office:value-type="float" office:value="0.1286434" calcext:value-type="float">
            <text:p>0.1286434</text:p>
          </table:table-cell>
          <table:table-cell office:value-type="float" office:value="0.1344303" calcext:value-type="float">
            <text:p>0.1344303</text:p>
          </table:table-cell>
          <table:table-cell office:value-type="float" office:value="0.1446763" calcext:value-type="float">
            <text:p>0.1446763</text:p>
          </table:table-cell>
          <table:table-cell office:value-type="float" office:value="0.1502042" calcext:value-type="float">
            <text:p>0.1502042</text:p>
          </table:table-cell>
          <table:table-cell office:value-type="float" office:value="0" calcext:value-type="float">
            <text:p>0</text:p>
          </table:table-cell>
          <table:table-cell office:value-type="float" office:value="21.22433" calcext:value-type="float">
            <text:p>21.22433</text:p>
          </table:table-cell>
          <table:table-cell office:value-type="float" office:value="15.70644" calcext:value-type="float">
            <text:p>15.70644</text:p>
          </table:table-cell>
          <table:table-cell office:value-type="float" office:value="13.30315" calcext:value-type="float">
            <text:p>13.30315</text:p>
          </table:table-cell>
          <table:table-cell office:value-type="float" office:value="5.040151" calcext:value-type="float">
            <text:p>5.040151</text:p>
          </table:table-cell>
          <table:table-cell office:value-type="float" office:value="4.062405" calcext:value-type="float">
            <text:p>4.062405</text:p>
          </table:table-cell>
          <table:table-cell office:value-type="float" office:value="1.798657" calcext:value-type="float">
            <text:p>1.798657</text:p>
          </table:table-cell>
          <table:table-cell office:value-type="float" office:value="1.656041" calcext:value-type="float">
            <text:p>1.656041</text:p>
          </table:table-cell>
          <table:table-cell office:value-type="float" office:value="3.781582" calcext:value-type="float">
            <text:p>3.781582</text:p>
          </table:table-cell>
          <table:table-cell office:value-type="float" office:value="6.027307" calcext:value-type="float">
            <text:p>6.027307</text:p>
          </table:table-cell>
          <table:table-cell office:value-type="float" office:value="6.326715" calcext:value-type="float">
            <text:p>6.326715</text:p>
          </table:table-cell>
          <table:table-cell office:value-type="float" office:value="6.517773" calcext:value-type="float">
            <text:p>6.517773</text:p>
          </table:table-cell>
          <table:table-cell office:value-type="float" office:value="7.053508" calcext:value-type="float">
            <text:p>7.053508</text:p>
          </table:table-cell>
          <table:table-cell office:value-type="float" office:value="8.015679" calcext:value-type="float">
            <text:p>8.015679</text:p>
          </table:table-cell>
          <table:table-cell office:value-type="float" office:value="8.504496" calcext:value-type="float">
            <text:p>8.504496</text:p>
          </table:table-cell>
          <table:table-cell office:value-type="float" office:value="0" calcext:value-type="float">
            <text:p>0</text:p>
          </table:table-cell>
          <table:table-cell office:value-type="float" office:value="6.606" calcext:value-type="float">
            <text:p>6.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3.862703" calcext:value-type="float">
            <text:p>3.862703</text:p>
          </table:table-cell>
          <table:table-cell office:value-type="float" office:value="136.1029" calcext:value-type="float">
            <text:p>136.1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6992" calcext:value-type="float">
            <text:p>26.36992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3501" calcext:value-type="float">
            <text:p>7.433501E-08</text:p>
          </table:table-cell>
          <table:table-cell office:value-type="float" office:value="0" calcext:value-type="float">
            <text:p>0</text:p>
          </table:table-cell>
          <table:table-cell office:value-type="float" office:value="-0.001045749" calcext:value-type="float">
            <text:p>-0.001045749</text:p>
          </table:table-cell>
          <table:table-cell office:value-type="float" office:value="1174.676" calcext:value-type="float">
            <text:p>1174.676</text:p>
          </table:table-cell>
          <table:table-cell office:value-type="float" office:value="1.427958" calcext:value-type="float">
            <text:p>1.427958</text:p>
          </table:table-cell>
          <table:table-cell office:value-type="float" office:value="0" calcext:value-type="float">
            <text:p>0</text:p>
          </table:table-cell>
          <table:table-cell office:value-type="float" office:value="0.4819836" calcext:value-type="float">
            <text:p>0.4819836</text:p>
          </table:table-cell>
          <table:table-cell office:value-type="float" office:value="0.1608712" calcext:value-type="float">
            <text:p>0.1608712</text:p>
          </table:table-cell>
          <table:table-cell office:value-type="float" office:value="0.1116281" calcext:value-type="float">
            <text:p>0.1116281</text:p>
          </table:table-cell>
          <table:table-cell office:value-type="float" office:value="0.03927891" calcext:value-type="float">
            <text:p>0.03927891</text:p>
          </table:table-cell>
          <table:table-cell office:value-type="float" office:value="0.03335108" calcext:value-type="float">
            <text:p>0.03335108</text:p>
          </table:table-cell>
          <table:table-cell office:value-type="float" office:value="0.01854122" calcext:value-type="float">
            <text:p>0.01854122</text:p>
          </table:table-cell>
          <table:table-cell office:value-type="float" office:value="0.02642536" calcext:value-type="float">
            <text:p>0.02642536</text:p>
          </table:table-cell>
          <table:table-cell office:value-type="float" office:value="0.0663352" calcext:value-type="float">
            <text:p>0.0663352</text:p>
          </table:table-cell>
          <table:table-cell office:value-type="float" office:value="0.1238165" calcext:value-type="float">
            <text:p>0.1238165</text:p>
          </table:table-cell>
          <table:table-cell office:value-type="float" office:value="0.1268578" calcext:value-type="float">
            <text:p>0.1268578</text:p>
          </table:table-cell>
          <table:table-cell office:value-type="float" office:value="0.1287224" calcext:value-type="float">
            <text:p>0.1287224</text:p>
          </table:table-cell>
          <table:table-cell office:value-type="float" office:value="0.1345158" calcext:value-type="float">
            <text:p>0.1345158</text:p>
          </table:table-cell>
          <table:table-cell office:value-type="float" office:value="0.1447435" calcext:value-type="float">
            <text:p>0.1447435</text:p>
          </table:table-cell>
          <table:table-cell office:value-type="float" office:value="0.1502754" calcext:value-type="float">
            <text:p>0.1502754</text:p>
          </table:table-cell>
          <table:table-cell office:value-type="float" office:value="0" calcext:value-type="float">
            <text:p>0</text:p>
          </table:table-cell>
          <table:table-cell office:value-type="float" office:value="21.26261" calcext:value-type="float">
            <text:p>21.26261</text:p>
          </table:table-cell>
          <table:table-cell office:value-type="float" office:value="15.70613" calcext:value-type="float">
            <text:p>15.70613</text:p>
          </table:table-cell>
          <table:table-cell office:value-type="float" office:value="13.30403" calcext:value-type="float">
            <text:p>13.30403</text:p>
          </table:table-cell>
          <table:table-cell office:value-type="float" office:value="5.039309" calcext:value-type="float">
            <text:p>5.039309</text:p>
          </table:table-cell>
          <table:table-cell office:value-type="float" office:value="4.062068" calcext:value-type="float">
            <text:p>4.062068</text:p>
          </table:table-cell>
          <table:table-cell office:value-type="float" office:value="1.799027" calcext:value-type="float">
            <text:p>1.799027</text:p>
          </table:table-cell>
          <table:table-cell office:value-type="float" office:value="1.657496" calcext:value-type="float">
            <text:p>1.657496</text:p>
          </table:table-cell>
          <table:table-cell office:value-type="float" office:value="3.78574" calcext:value-type="float">
            <text:p>3.78574</text:p>
          </table:table-cell>
          <table:table-cell office:value-type="float" office:value="6.034026" calcext:value-type="float">
            <text:p>6.034026</text:p>
          </table:table-cell>
          <table:table-cell office:value-type="float" office:value="6.333701" calcext:value-type="float">
            <text:p>6.333701</text:p>
          </table:table-cell>
          <table:table-cell office:value-type="float" office:value="6.525239" calcext:value-type="float">
            <text:p>6.525239</text:p>
          </table:table-cell>
          <table:table-cell office:value-type="float" office:value="7.060563" calcext:value-type="float">
            <text:p>7.060563</text:p>
          </table:table-cell>
          <table:table-cell office:value-type="float" office:value="8.021955" calcext:value-type="float">
            <text:p>8.021955</text:p>
          </table:table-cell>
          <table:table-cell office:value-type="float" office:value="8.51172" calcext:value-type="float">
            <text:p>8.51172</text:p>
          </table:table-cell>
          <table:table-cell office:value-type="float" office:value="0" calcext:value-type="float">
            <text:p>0</text:p>
          </table:table-cell>
          <table:table-cell office:value-type="float" office:value="7.167244" calcext:value-type="float">
            <text:p>7.167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3.855509" calcext:value-type="float">
            <text:p>3.855509</text:p>
          </table:table-cell>
          <table:table-cell office:value-type="float" office:value="136.1033" calcext:value-type="float">
            <text:p>136.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9364" calcext:value-type="float">
            <text:p>26.39364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48" calcext:value-type="float">
            <text:p>7.434448E-08</text:p>
          </table:table-cell>
          <table:table-cell office:value-type="float" office:value="0" calcext:value-type="float">
            <text:p>0</text:p>
          </table:table-cell>
          <table:table-cell office:value-type="float" office:value="-0.001045749" calcext:value-type="float">
            <text:p>-0.001045749</text:p>
          </table:table-cell>
          <table:table-cell office:value-type="float" office:value="1174.656" calcext:value-type="float">
            <text:p>1174.656</text:p>
          </table:table-cell>
          <table:table-cell office:value-type="float" office:value="1.434089" calcext:value-type="float">
            <text:p>1.434089</text:p>
          </table:table-cell>
          <table:table-cell office:value-type="float" office:value="0" calcext:value-type="float">
            <text:p>0</text:p>
          </table:table-cell>
          <table:table-cell office:value-type="float" office:value="0.551169" calcext:value-type="float">
            <text:p>0.551169</text:p>
          </table:table-cell>
          <table:table-cell office:value-type="float" office:value="0.1508884" calcext:value-type="float">
            <text:p>0.1508884</text:p>
          </table:table-cell>
          <table:table-cell office:value-type="float" office:value="0.1101646" calcext:value-type="float">
            <text:p>0.1101646</text:p>
          </table:table-cell>
          <table:table-cell office:value-type="float" office:value="0.0382228" calcext:value-type="float">
            <text:p>0.0382228</text:p>
          </table:table-cell>
          <table:table-cell office:value-type="float" office:value="0.03295506" calcext:value-type="float">
            <text:p>0.03295506</text:p>
          </table:table-cell>
          <table:table-cell office:value-type="float" office:value="0.01857675" calcext:value-type="float">
            <text:p>0.01857675</text:p>
          </table:table-cell>
          <table:table-cell office:value-type="float" office:value="0.02642798" calcext:value-type="float">
            <text:p>0.02642798</text:p>
          </table:table-cell>
          <table:table-cell office:value-type="float" office:value="0.06636906" calcext:value-type="float">
            <text:p>0.06636906</text:p>
          </table:table-cell>
          <table:table-cell office:value-type="float" office:value="0.1238867" calcext:value-type="float">
            <text:p>0.1238867</text:p>
          </table:table-cell>
          <table:table-cell office:value-type="float" office:value="0.1269306" calcext:value-type="float">
            <text:p>0.1269306</text:p>
          </table:table-cell>
          <table:table-cell office:value-type="float" office:value="0.1288012" calcext:value-type="float">
            <text:p>0.1288012</text:p>
          </table:table-cell>
          <table:table-cell office:value-type="float" office:value="0.1345921" calcext:value-type="float">
            <text:p>0.1345921</text:p>
          </table:table-cell>
          <table:table-cell office:value-type="float" office:value="0.1448165" calcext:value-type="float">
            <text:p>0.1448165</text:p>
          </table:table-cell>
          <table:table-cell office:value-type="float" office:value="0.1503448" calcext:value-type="float">
            <text:p>0.1503448</text:p>
          </table:table-cell>
          <table:table-cell office:value-type="float" office:value="0" calcext:value-type="float">
            <text:p>0</text:p>
          </table:table-cell>
          <table:table-cell office:value-type="float" office:value="21.33665" calcext:value-type="float">
            <text:p>21.33665</text:p>
          </table:table-cell>
          <table:table-cell office:value-type="float" office:value="15.70115" calcext:value-type="float">
            <text:p>15.70115</text:p>
          </table:table-cell>
          <table:table-cell office:value-type="float" office:value="13.30274" calcext:value-type="float">
            <text:p>13.30274</text:p>
          </table:table-cell>
          <table:table-cell office:value-type="float" office:value="5.038254" calcext:value-type="float">
            <text:p>5.038254</text:p>
          </table:table-cell>
          <table:table-cell office:value-type="float" office:value="4.061721" calcext:value-type="float">
            <text:p>4.061721</text:p>
          </table:table-cell>
          <table:table-cell office:value-type="float" office:value="1.799413" calcext:value-type="float">
            <text:p>1.799413</text:p>
          </table:table-cell>
          <table:table-cell office:value-type="float" office:value="1.658952" calcext:value-type="float">
            <text:p>1.658952</text:p>
          </table:table-cell>
          <table:table-cell office:value-type="float" office:value="3.789897" calcext:value-type="float">
            <text:p>3.789897</text:p>
          </table:table-cell>
          <table:table-cell office:value-type="float" office:value="6.040745" calcext:value-type="float">
            <text:p>6.040745</text:p>
          </table:table-cell>
          <table:table-cell office:value-type="float" office:value="6.340689" calcext:value-type="float">
            <text:p>6.340689</text:p>
          </table:table-cell>
          <table:table-cell office:value-type="float" office:value="6.532706" calcext:value-type="float">
            <text:p>6.532706</text:p>
          </table:table-cell>
          <table:table-cell office:value-type="float" office:value="7.067618" calcext:value-type="float">
            <text:p>7.067618</text:p>
          </table:table-cell>
          <table:table-cell office:value-type="float" office:value="8.028239" calcext:value-type="float">
            <text:p>8.028239</text:p>
          </table:table-cell>
          <table:table-cell office:value-type="float" office:value="8.525229" calcext:value-type="float">
            <text:p>8.525229</text:p>
          </table:table-cell>
          <table:table-cell office:value-type="float" office:value="0" calcext:value-type="float">
            <text:p>0</text:p>
          </table:table-cell>
          <table:table-cell office:value-type="float" office:value="22.51933" calcext:value-type="float">
            <text:p>22.51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3.84772" calcext:value-type="float">
            <text:p>3.84772</text:p>
          </table:table-cell>
          <table:table-cell office:value-type="float" office:value="136.1038" calcext:value-type="float">
            <text:p>136.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1764" calcext:value-type="float">
            <text:p>26.41764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1" calcext:value-type="float">
            <text:p>7.434461E-08</text:p>
          </table:table-cell>
          <table:table-cell office:value-type="float" office:value="0" calcext:value-type="float">
            <text:p>0</text:p>
          </table:table-cell>
          <table:table-cell office:value-type="float" office:value="-0.001045749" calcext:value-type="float">
            <text:p>-0.001045749</text:p>
          </table:table-cell>
          <table:table-cell office:value-type="float" office:value="1174.636" calcext:value-type="float">
            <text:p>1174.636</text:p>
          </table:table-cell>
          <table:table-cell office:value-type="float" office:value="1.440647" calcext:value-type="float">
            <text:p>1.440647</text:p>
          </table:table-cell>
          <table:table-cell office:value-type="float" office:value="0" calcext:value-type="float">
            <text:p>0</text:p>
          </table:table-cell>
          <table:table-cell office:value-type="float" office:value="0.6052425" calcext:value-type="float">
            <text:p>0.6052425</text:p>
          </table:table-cell>
          <table:table-cell office:value-type="float" office:value="0.1625889" calcext:value-type="float">
            <text:p>0.1625889</text:p>
          </table:table-cell>
          <table:table-cell office:value-type="float" office:value="0.1138066" calcext:value-type="float">
            <text:p>0.1138066</text:p>
          </table:table-cell>
          <table:table-cell office:value-type="float" office:value="0.03780959" calcext:value-type="float">
            <text:p>0.03780959</text:p>
          </table:table-cell>
          <table:table-cell office:value-type="float" office:value="0.03265376" calcext:value-type="float">
            <text:p>0.03265376</text:p>
          </table:table-cell>
          <table:table-cell office:value-type="float" office:value="0.01855492" calcext:value-type="float">
            <text:p>0.01855492</text:p>
          </table:table-cell>
          <table:table-cell office:value-type="float" office:value="0.02640767" calcext:value-type="float">
            <text:p>0.02640767</text:p>
          </table:table-cell>
          <table:table-cell office:value-type="float" office:value="0.06640655" calcext:value-type="float">
            <text:p>0.06640655</text:p>
          </table:table-cell>
          <table:table-cell office:value-type="float" office:value="0.1239559" calcext:value-type="float">
            <text:p>0.1239559</text:p>
          </table:table-cell>
          <table:table-cell office:value-type="float" office:value="0.1270035" calcext:value-type="float">
            <text:p>0.1270035</text:p>
          </table:table-cell>
          <table:table-cell office:value-type="float" office:value="0.1288802" calcext:value-type="float">
            <text:p>0.1288802</text:p>
          </table:table-cell>
          <table:table-cell office:value-type="float" office:value="0.134673" calcext:value-type="float">
            <text:p>0.134673</text:p>
          </table:table-cell>
          <table:table-cell office:value-type="float" office:value="0.144885" calcext:value-type="float">
            <text:p>0.144885</text:p>
          </table:table-cell>
          <table:table-cell office:value-type="float" office:value="0.1504146" calcext:value-type="float">
            <text:p>0.1504146</text:p>
          </table:table-cell>
          <table:table-cell office:value-type="float" office:value="0" calcext:value-type="float">
            <text:p>0</text:p>
          </table:table-cell>
          <table:table-cell office:value-type="float" office:value="21.43433" calcext:value-type="float">
            <text:p>21.43433</text:p>
          </table:table-cell>
          <table:table-cell office:value-type="float" office:value="15.6976" calcext:value-type="float">
            <text:p>15.6976</text:p>
          </table:table-cell>
          <table:table-cell office:value-type="float" office:value="13.30177" calcext:value-type="float">
            <text:p>13.30177</text:p>
          </table:table-cell>
          <table:table-cell office:value-type="float" office:value="5.037004" calcext:value-type="float">
            <text:p>5.037004</text:p>
          </table:table-cell>
          <table:table-cell office:value-type="float" office:value="4.061275" calcext:value-type="float">
            <text:p>4.061275</text:p>
          </table:table-cell>
          <table:table-cell office:value-type="float" office:value="1.799798" calcext:value-type="float">
            <text:p>1.799798</text:p>
          </table:table-cell>
          <table:table-cell office:value-type="float" office:value="1.660408" calcext:value-type="float">
            <text:p>1.660408</text:p>
          </table:table-cell>
          <table:table-cell office:value-type="float" office:value="3.794074" calcext:value-type="float">
            <text:p>3.794074</text:p>
          </table:table-cell>
          <table:table-cell office:value-type="float" office:value="6.047464" calcext:value-type="float">
            <text:p>6.047464</text:p>
          </table:table-cell>
          <table:table-cell office:value-type="float" office:value="6.347673" calcext:value-type="float">
            <text:p>6.347673</text:p>
          </table:table-cell>
          <table:table-cell office:value-type="float" office:value="6.540172" calcext:value-type="float">
            <text:p>6.540172</text:p>
          </table:table-cell>
          <table:table-cell office:value-type="float" office:value="7.074673" calcext:value-type="float">
            <text:p>7.074673</text:p>
          </table:table-cell>
          <table:table-cell office:value-type="float" office:value="8.034519" calcext:value-type="float">
            <text:p>8.034519</text:p>
          </table:table-cell>
          <table:table-cell office:value-type="float" office:value="8.538482" calcext:value-type="float">
            <text:p>8.538482</text:p>
          </table:table-cell>
          <table:table-cell office:value-type="float" office:value="0" calcext:value-type="float">
            <text:p>0</text:p>
          </table:table-cell>
          <table:table-cell office:value-type="float" office:value="30.01378" calcext:value-type="float">
            <text:p>30.01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3.833824" calcext:value-type="float">
            <text:p>3.833824</text:p>
          </table:table-cell>
          <table:table-cell office:value-type="float" office:value="136.1049" calcext:value-type="float">
            <text:p>136.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43" calcext:value-type="float">
            <text:p>26.443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8" calcext:value-type="float">
            <text:p>7.434468E-08</text:p>
          </table:table-cell>
          <table:table-cell office:value-type="float" office:value="0" calcext:value-type="float">
            <text:p>0</text:p>
          </table:table-cell>
          <table:table-cell office:value-type="float" office:value="-0.001045749" calcext:value-type="float">
            <text:p>-0.001045749</text:p>
          </table:table-cell>
          <table:table-cell office:value-type="float" office:value="1174.619" calcext:value-type="float">
            <text:p>1174.619</text:p>
          </table:table-cell>
          <table:table-cell office:value-type="float" office:value="1.453822" calcext:value-type="float">
            <text:p>1.453822</text:p>
          </table:table-cell>
          <table:table-cell office:value-type="float" office:value="0" calcext:value-type="float">
            <text:p>0</text:p>
          </table:table-cell>
          <table:table-cell office:value-type="float" office:value="1.012411" calcext:value-type="float">
            <text:p>1.012411</text:p>
          </table:table-cell>
          <table:table-cell office:value-type="float" office:value="0.2584515" calcext:value-type="float">
            <text:p>0.2584515</text:p>
          </table:table-cell>
          <table:table-cell office:value-type="float" office:value="0.1524914" calcext:value-type="float">
            <text:p>0.1524914</text:p>
          </table:table-cell>
          <table:table-cell office:value-type="float" office:value="0.03686745" calcext:value-type="float">
            <text:p>0.03686745</text:p>
          </table:table-cell>
          <table:table-cell office:value-type="float" office:value="0.03071596" calcext:value-type="float">
            <text:p>0.03071596</text:p>
          </table:table-cell>
          <table:table-cell office:value-type="float" office:value="0.01838478" calcext:value-type="float">
            <text:p>0.01838478</text:p>
          </table:table-cell>
          <table:table-cell office:value-type="float" office:value="0.02634994" calcext:value-type="float">
            <text:p>0.02634994</text:p>
          </table:table-cell>
          <table:table-cell office:value-type="float" office:value="0.06643828" calcext:value-type="float">
            <text:p>0.06643828</text:p>
          </table:table-cell>
          <table:table-cell office:value-type="float" office:value="0.1240256" calcext:value-type="float">
            <text:p>0.1240256</text:p>
          </table:table-cell>
          <table:table-cell office:value-type="float" office:value="0.1270764" calcext:value-type="float">
            <text:p>0.1270764</text:p>
          </table:table-cell>
          <table:table-cell office:value-type="float" office:value="0.1289594" calcext:value-type="float">
            <text:p>0.1289594</text:p>
          </table:table-cell>
          <table:table-cell office:value-type="float" office:value="0.1347608" calcext:value-type="float">
            <text:p>0.1347608</text:p>
          </table:table-cell>
          <table:table-cell office:value-type="float" office:value="0.1449533" calcext:value-type="float">
            <text:p>0.1449533</text:p>
          </table:table-cell>
          <table:table-cell office:value-type="float" office:value="0.1504844" calcext:value-type="float">
            <text:p>0.1504844</text:p>
          </table:table-cell>
          <table:table-cell office:value-type="float" office:value="0" calcext:value-type="float">
            <text:p>0</text:p>
          </table:table-cell>
          <table:table-cell office:value-type="float" office:value="21.59088" calcext:value-type="float">
            <text:p>21.59088</text:p>
          </table:table-cell>
          <table:table-cell office:value-type="float" office:value="15.70799" calcext:value-type="float">
            <text:p>15.70799</text:p>
          </table:table-cell>
          <table:table-cell office:value-type="float" office:value="13.30566" calcext:value-type="float">
            <text:p>13.30566</text:p>
          </table:table-cell>
          <table:table-cell office:value-type="float" office:value="5.03525" calcext:value-type="float">
            <text:p>5.03525</text:p>
          </table:table-cell>
          <table:table-cell office:value-type="float" office:value="4.060592" calcext:value-type="float">
            <text:p>4.060592</text:p>
          </table:table-cell>
          <table:table-cell office:value-type="float" office:value="1.800179" calcext:value-type="float">
            <text:p>1.800179</text:p>
          </table:table-cell>
          <table:table-cell office:value-type="float" office:value="1.661863" calcext:value-type="float">
            <text:p>1.661863</text:p>
          </table:table-cell>
          <table:table-cell office:value-type="float" office:value="3.798261" calcext:value-type="float">
            <text:p>3.798261</text:p>
          </table:table-cell>
          <table:table-cell office:value-type="float" office:value="6.054183" calcext:value-type="float">
            <text:p>6.054183</text:p>
          </table:table-cell>
          <table:table-cell office:value-type="float" office:value="6.354661" calcext:value-type="float">
            <text:p>6.354661</text:p>
          </table:table-cell>
          <table:table-cell office:value-type="float" office:value="6.547639" calcext:value-type="float">
            <text:p>6.547639</text:p>
          </table:table-cell>
          <table:table-cell office:value-type="float" office:value="7.081704" calcext:value-type="float">
            <text:p>7.081704</text:p>
          </table:table-cell>
          <table:table-cell office:value-type="float" office:value="8.040797" calcext:value-type="float">
            <text:p>8.040797</text:p>
          </table:table-cell>
          <table:table-cell office:value-type="float" office:value="8.552215" calcext:value-type="float">
            <text:p>8.552215</text:p>
          </table:table-cell>
          <table:table-cell office:value-type="float" office:value="0" calcext:value-type="float">
            <text:p>0</text:p>
          </table:table-cell>
          <table:table-cell office:value-type="float" office:value="42.82158" calcext:value-type="float">
            <text:p>42.82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3.828371" calcext:value-type="float">
            <text:p>3.828371</text:p>
          </table:table-cell>
          <table:table-cell office:value-type="float" office:value="136.1053" calcext:value-type="float">
            <text:p>136.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6876" calcext:value-type="float">
            <text:p>26.46876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045749" calcext:value-type="float">
            <text:p>-0.001045749</text:p>
          </table:table-cell>
          <table:table-cell office:value-type="float" office:value="1174.602" calcext:value-type="float">
            <text:p>1174.602</text:p>
          </table:table-cell>
          <table:table-cell office:value-type="float" office:value="1.456375" calcext:value-type="float">
            <text:p>1.456375</text:p>
          </table:table-cell>
          <table:table-cell office:value-type="float" office:value="0" calcext:value-type="float">
            <text:p>0</text:p>
          </table:table-cell>
          <table:table-cell office:value-type="float" office:value="0.8839857" calcext:value-type="float">
            <text:p>0.8839857</text:p>
          </table:table-cell>
          <table:table-cell office:value-type="float" office:value="0.21408" calcext:value-type="float">
            <text:p>0.21408</text:p>
          </table:table-cell>
          <table:table-cell office:value-type="float" office:value="0.1338919" calcext:value-type="float">
            <text:p>0.1338919</text:p>
          </table:table-cell>
          <table:table-cell office:value-type="float" office:value="0.0392297" calcext:value-type="float">
            <text:p>0.0392297</text:p>
          </table:table-cell>
          <table:table-cell office:value-type="float" office:value="0.03159364" calcext:value-type="float">
            <text:p>0.03159364</text:p>
          </table:table-cell>
          <table:table-cell office:value-type="float" office:value="0.01839694" calcext:value-type="float">
            <text:p>0.01839694</text:p>
          </table:table-cell>
          <table:table-cell office:value-type="float" office:value="0.02627982" calcext:value-type="float">
            <text:p>0.02627982</text:p>
          </table:table-cell>
          <table:table-cell office:value-type="float" office:value="0.0664649" calcext:value-type="float">
            <text:p>0.0664649</text:p>
          </table:table-cell>
          <table:table-cell office:value-type="float" office:value="0.1240956" calcext:value-type="float">
            <text:p>0.1240956</text:p>
          </table:table-cell>
          <table:table-cell office:value-type="float" office:value="0.1271494" calcext:value-type="float">
            <text:p>0.1271494</text:p>
          </table:table-cell>
          <table:table-cell office:value-type="float" office:value="0.1290385" calcext:value-type="float">
            <text:p>0.1290385</text:p>
          </table:table-cell>
          <table:table-cell office:value-type="float" office:value="0.1348231" calcext:value-type="float">
            <text:p>0.1348231</text:p>
          </table:table-cell>
          <table:table-cell office:value-type="float" office:value="0.1450171" calcext:value-type="float">
            <text:p>0.1450171</text:p>
          </table:table-cell>
          <table:table-cell office:value-type="float" office:value="0.150555" calcext:value-type="float">
            <text:p>0.150555</text:p>
          </table:table-cell>
          <table:table-cell office:value-type="float" office:value="0" calcext:value-type="float">
            <text:p>0</text:p>
          </table:table-cell>
          <table:table-cell office:value-type="float" office:value="21.75979" calcext:value-type="float">
            <text:p>21.75979</text:p>
          </table:table-cell>
          <table:table-cell office:value-type="float" office:value="15.72277" calcext:value-type="float">
            <text:p>15.72277</text:p>
          </table:table-cell>
          <table:table-cell office:value-type="float" office:value="13.31226" calcext:value-type="float">
            <text:p>13.31226</text:p>
          </table:table-cell>
          <table:table-cell office:value-type="float" office:value="5.033823" calcext:value-type="float">
            <text:p>5.033823</text:p>
          </table:table-cell>
          <table:table-cell office:value-type="float" office:value="4.059635" calcext:value-type="float">
            <text:p>4.059635</text:p>
          </table:table-cell>
          <table:table-cell office:value-type="float" office:value="1.800552" calcext:value-type="float">
            <text:p>1.800552</text:p>
          </table:table-cell>
          <table:table-cell office:value-type="float" office:value="1.663319" calcext:value-type="float">
            <text:p>1.663319</text:p>
          </table:table-cell>
          <table:table-cell office:value-type="float" office:value="3.80245" calcext:value-type="float">
            <text:p>3.80245</text:p>
          </table:table-cell>
          <table:table-cell office:value-type="float" office:value="6.060902" calcext:value-type="float">
            <text:p>6.060902</text:p>
          </table:table-cell>
          <table:table-cell office:value-type="float" office:value="6.36164" calcext:value-type="float">
            <text:p>6.36164</text:p>
          </table:table-cell>
          <table:table-cell office:value-type="float" office:value="6.555094" calcext:value-type="float">
            <text:p>6.555094</text:p>
          </table:table-cell>
          <table:table-cell office:value-type="float" office:value="7.088686" calcext:value-type="float">
            <text:p>7.088686</text:p>
          </table:table-cell>
          <table:table-cell office:value-type="float" office:value="8.047077" calcext:value-type="float">
            <text:p>8.047077</text:p>
          </table:table-cell>
          <table:table-cell office:value-type="float" office:value="8.559362" calcext:value-type="float">
            <text:p>8.559362</text:p>
          </table:table-cell>
          <table:table-cell office:value-type="float" office:value="0" calcext:value-type="float">
            <text:p>0</text:p>
          </table:table-cell>
          <table:table-cell office:value-type="float" office:value="26.51448" calcext:value-type="float">
            <text:p>26.5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3.825707" calcext:value-type="float">
            <text:p>3.825707</text:p>
          </table:table-cell>
          <table:table-cell office:value-type="float" office:value="136.1053" calcext:value-type="float">
            <text:p>136.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9326" calcext:value-type="float">
            <text:p>26.49326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102964" calcext:value-type="float">
            <text:p>-0.001102964</text:p>
          </table:table-cell>
          <table:table-cell office:value-type="float" office:value="1174.583" calcext:value-type="float">
            <text:p>1174.583</text:p>
          </table:table-cell>
          <table:table-cell office:value-type="float" office:value="1.456494" calcext:value-type="float">
            <text:p>1.456494</text:p>
          </table:table-cell>
          <table:table-cell office:value-type="float" office:value="0" calcext:value-type="float">
            <text:p>0</text:p>
          </table:table-cell>
          <table:table-cell office:value-type="float" office:value="0.5785754" calcext:value-type="float">
            <text:p>0.5785754</text:p>
          </table:table-cell>
          <table:table-cell office:value-type="float" office:value="0.1865406" calcext:value-type="float">
            <text:p>0.1865406</text:p>
          </table:table-cell>
          <table:table-cell office:value-type="float" office:value="0.1217884" calcext:value-type="float">
            <text:p>0.1217884</text:p>
          </table:table-cell>
          <table:table-cell office:value-type="float" office:value="0.03907518" calcext:value-type="float">
            <text:p>0.03907518</text:p>
          </table:table-cell>
          <table:table-cell office:value-type="float" office:value="0.0329265" calcext:value-type="float">
            <text:p>0.0329265</text:p>
          </table:table-cell>
          <table:table-cell office:value-type="float" office:value="0.01849862" calcext:value-type="float">
            <text:p>0.01849862</text:p>
          </table:table-cell>
          <table:table-cell office:value-type="float" office:value="0.02623361" calcext:value-type="float">
            <text:p>0.02623361</text:p>
          </table:table-cell>
          <table:table-cell office:value-type="float" office:value="0.0664883" calcext:value-type="float">
            <text:p>0.0664883</text:p>
          </table:table-cell>
          <table:table-cell office:value-type="float" office:value="0.1241655" calcext:value-type="float">
            <text:p>0.1241655</text:p>
          </table:table-cell>
          <table:table-cell office:value-type="float" office:value="0.1272221" calcext:value-type="float">
            <text:p>0.1272221</text:p>
          </table:table-cell>
          <table:table-cell office:value-type="float" office:value="0.1291171" calcext:value-type="float">
            <text:p>0.1291171</text:p>
          </table:table-cell>
          <table:table-cell office:value-type="float" office:value="0.1348867" calcext:value-type="float">
            <text:p>0.1348867</text:p>
          </table:table-cell>
          <table:table-cell office:value-type="float" office:value="0.145119" calcext:value-type="float">
            <text:p>0.145119</text:p>
          </table:table-cell>
          <table:table-cell office:value-type="float" office:value="0.1506177" calcext:value-type="float">
            <text:p>0.1506177</text:p>
          </table:table-cell>
          <table:table-cell office:value-type="float" office:value="0" calcext:value-type="float">
            <text:p>0</text:p>
          </table:table-cell>
          <table:table-cell office:value-type="float" office:value="21.85775" calcext:value-type="float">
            <text:p>21.85775</text:p>
          </table:table-cell>
          <table:table-cell office:value-type="float" office:value="15.72933" calcext:value-type="float">
            <text:p>15.72933</text:p>
          </table:table-cell>
          <table:table-cell office:value-type="float" office:value="13.31509" calcext:value-type="float">
            <text:p>13.31509</text:p>
          </table:table-cell>
          <table:table-cell office:value-type="float" office:value="5.032666" calcext:value-type="float">
            <text:p>5.032666</text:p>
          </table:table-cell>
          <table:table-cell office:value-type="float" office:value="4.058991" calcext:value-type="float">
            <text:p>4.058991</text:p>
          </table:table-cell>
          <table:table-cell office:value-type="float" office:value="1.800945" calcext:value-type="float">
            <text:p>1.800945</text:p>
          </table:table-cell>
          <table:table-cell office:value-type="float" office:value="1.664774" calcext:value-type="float">
            <text:p>1.664774</text:p>
          </table:table-cell>
          <table:table-cell office:value-type="float" office:value="3.806637" calcext:value-type="float">
            <text:p>3.806637</text:p>
          </table:table-cell>
          <table:table-cell office:value-type="float" office:value="6.067621" calcext:value-type="float">
            <text:p>6.067621</text:p>
          </table:table-cell>
          <table:table-cell office:value-type="float" office:value="6.368589" calcext:value-type="float">
            <text:p>6.368589</text:p>
          </table:table-cell>
          <table:table-cell office:value-type="float" office:value="6.562504" calcext:value-type="float">
            <text:p>6.562504</text:p>
          </table:table-cell>
          <table:table-cell office:value-type="float" office:value="7.095663" calcext:value-type="float">
            <text:p>7.095663</text:p>
          </table:table-cell>
          <table:table-cell office:value-type="float" office:value="8.053356" calcext:value-type="float">
            <text:p>8.053356</text:p>
          </table:table-cell>
          <table:table-cell office:value-type="float" office:value="8.562425" calcext:value-type="float">
            <text:p>8.562425</text:p>
          </table:table-cell>
          <table:table-cell office:value-type="float" office:value="0" calcext:value-type="float">
            <text:p>0</text:p>
          </table:table-cell>
          <table:table-cell office:value-type="float" office:value="15.17833" calcext:value-type="float">
            <text:p>15.17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3.824338" calcext:value-type="float">
            <text:p>3.824338</text:p>
          </table:table-cell>
          <table:table-cell office:value-type="float" office:value="136.1053" calcext:value-type="float">
            <text:p>136.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1706" calcext:value-type="float">
            <text:p>26.51706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223097" calcext:value-type="float">
            <text:p>-0.001223097</text:p>
          </table:table-cell>
          <table:table-cell office:value-type="float" office:value="1174.562" calcext:value-type="float">
            <text:p>1174.562</text:p>
          </table:table-cell>
          <table:table-cell office:value-type="float" office:value="1.455921" calcext:value-type="float">
            <text:p>1.455921</text:p>
          </table:table-cell>
          <table:table-cell office:value-type="float" office:value="0" calcext:value-type="float">
            <text:p>0</text:p>
          </table:table-cell>
          <table:table-cell office:value-type="float" office:value="0.3559921" calcext:value-type="float">
            <text:p>0.3559921</text:p>
          </table:table-cell>
          <table:table-cell office:value-type="float" office:value="0.1668684" calcext:value-type="float">
            <text:p>0.1668684</text:p>
          </table:table-cell>
          <table:table-cell office:value-type="float" office:value="0.1279342" calcext:value-type="float">
            <text:p>0.1279342</text:p>
          </table:table-cell>
          <table:table-cell office:value-type="float" office:value="0.04004584" calcext:value-type="float">
            <text:p>0.04004584</text:p>
          </table:table-cell>
          <table:table-cell office:value-type="float" office:value="0.03334281" calcext:value-type="float">
            <text:p>0.03334281</text:p>
          </table:table-cell>
          <table:table-cell office:value-type="float" office:value="0.01854024" calcext:value-type="float">
            <text:p>0.01854024</text:p>
          </table:table-cell>
          <table:table-cell office:value-type="float" office:value="0.02619882" calcext:value-type="float">
            <text:p>0.02619882</text:p>
          </table:table-cell>
          <table:table-cell office:value-type="float" office:value="0.06651312" calcext:value-type="float">
            <text:p>0.06651312</text:p>
          </table:table-cell>
          <table:table-cell office:value-type="float" office:value="0.1242356" calcext:value-type="float">
            <text:p>0.1242356</text:p>
          </table:table-cell>
          <table:table-cell office:value-type="float" office:value="0.1272948" calcext:value-type="float">
            <text:p>0.1272948</text:p>
          </table:table-cell>
          <table:table-cell office:value-type="float" office:value="0.1291959" calcext:value-type="float">
            <text:p>0.1291959</text:p>
          </table:table-cell>
          <table:table-cell office:value-type="float" office:value="0.1349533" calcext:value-type="float">
            <text:p>0.1349533</text:p>
          </table:table-cell>
          <table:table-cell office:value-type="float" office:value="0.1451593" calcext:value-type="float">
            <text:p>0.1451593</text:p>
          </table:table-cell>
          <table:table-cell office:value-type="float" office:value="0.1506928" calcext:value-type="float">
            <text:p>0.1506928</text:p>
          </table:table-cell>
          <table:table-cell office:value-type="float" office:value="0" calcext:value-type="float">
            <text:p>0</text:p>
          </table:table-cell>
          <table:table-cell office:value-type="float" office:value="21.90392" calcext:value-type="float">
            <text:p>21.90392</text:p>
          </table:table-cell>
          <table:table-cell office:value-type="float" office:value="15.73188" calcext:value-type="float">
            <text:p>15.73188</text:p>
          </table:table-cell>
          <table:table-cell office:value-type="float" office:value="13.3173" calcext:value-type="float">
            <text:p>13.3173</text:p>
          </table:table-cell>
          <table:table-cell office:value-type="float" office:value="5.03164" calcext:value-type="float">
            <text:p>5.03164</text:p>
          </table:table-cell>
          <table:table-cell office:value-type="float" office:value="4.058573" calcext:value-type="float">
            <text:p>4.058573</text:p>
          </table:table-cell>
          <table:table-cell office:value-type="float" office:value="1.801356" calcext:value-type="float">
            <text:p>1.801356</text:p>
          </table:table-cell>
          <table:table-cell office:value-type="float" office:value="1.666231" calcext:value-type="float">
            <text:p>1.666231</text:p>
          </table:table-cell>
          <table:table-cell office:value-type="float" office:value="3.810825" calcext:value-type="float">
            <text:p>3.810825</text:p>
          </table:table-cell>
          <table:table-cell office:value-type="float" office:value="6.07434" calcext:value-type="float">
            <text:p>6.07434</text:p>
          </table:table-cell>
          <table:table-cell office:value-type="float" office:value="6.375535" calcext:value-type="float">
            <text:p>6.375535</text:p>
          </table:table-cell>
          <table:table-cell office:value-type="float" office:value="6.569913" calcext:value-type="float">
            <text:p>6.569913</text:p>
          </table:table-cell>
          <table:table-cell office:value-type="float" office:value="7.102638" calcext:value-type="float">
            <text:p>7.102638</text:p>
          </table:table-cell>
          <table:table-cell office:value-type="float" office:value="8.059638" calcext:value-type="float">
            <text:p>8.059638</text:p>
          </table:table-cell>
          <table:table-cell office:value-type="float" office:value="8.561487" calcext:value-type="float">
            <text:p>8.561487</text:p>
          </table:table-cell>
          <table:table-cell office:value-type="float" office:value="0" calcext:value-type="float">
            <text:p>0</text:p>
          </table:table-cell>
          <table:table-cell office:value-type="float" office:value="7.908673" calcext:value-type="float">
            <text:p>7.908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3.82309" calcext:value-type="float">
            <text:p>3.82309</text:p>
          </table:table-cell>
          <table:table-cell office:value-type="float" office:value="136.1052" calcext:value-type="float">
            <text:p>136.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4039" calcext:value-type="float">
            <text:p>26.54039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241378" calcext:value-type="float">
            <text:p>-0.001241378</text:p>
          </table:table-cell>
          <table:table-cell office:value-type="float" office:value="1174.54" calcext:value-type="float">
            <text:p>1174.54</text:p>
          </table:table-cell>
          <table:table-cell office:value-type="float" office:value="1.455162" calcext:value-type="float">
            <text:p>1.455162</text:p>
          </table:table-cell>
          <table:table-cell office:value-type="float" office:value="0" calcext:value-type="float">
            <text:p>0</text:p>
          </table:table-cell>
          <table:table-cell office:value-type="float" office:value="0.3067611" calcext:value-type="float">
            <text:p>0.3067611</text:p>
          </table:table-cell>
          <table:table-cell office:value-type="float" office:value="0.1528055" calcext:value-type="float">
            <text:p>0.1528055</text:p>
          </table:table-cell>
          <table:table-cell office:value-type="float" office:value="0.1143142" calcext:value-type="float">
            <text:p>0.1143142</text:p>
          </table:table-cell>
          <table:table-cell office:value-type="float" office:value="0.04135633" calcext:value-type="float">
            <text:p>0.04135633</text:p>
          </table:table-cell>
          <table:table-cell office:value-type="float" office:value="0.03416318" calcext:value-type="float">
            <text:p>0.03416318</text:p>
          </table:table-cell>
          <table:table-cell office:value-type="float" office:value="0.01863132" calcext:value-type="float">
            <text:p>0.01863132</text:p>
          </table:table-cell>
          <table:table-cell office:value-type="float" office:value="0.02618037" calcext:value-type="float">
            <text:p>0.02618037</text:p>
          </table:table-cell>
          <table:table-cell office:value-type="float" office:value="0.0665398" calcext:value-type="float">
            <text:p>0.0665398</text:p>
          </table:table-cell>
          <table:table-cell office:value-type="float" office:value="0.1243057" calcext:value-type="float">
            <text:p>0.1243057</text:p>
          </table:table-cell>
          <table:table-cell office:value-type="float" office:value="0.1273676" calcext:value-type="float">
            <text:p>0.1273676</text:p>
          </table:table-cell>
          <table:table-cell office:value-type="float" office:value="0.1292747" calcext:value-type="float">
            <text:p>0.1292747</text:p>
          </table:table-cell>
          <table:table-cell office:value-type="float" office:value="0.1350238" calcext:value-type="float">
            <text:p>0.1350238</text:p>
          </table:table-cell>
          <table:table-cell office:value-type="float" office:value="0.1452182" calcext:value-type="float">
            <text:p>0.1452182</text:p>
          </table:table-cell>
          <table:table-cell office:value-type="float" office:value="0.1507606" calcext:value-type="float">
            <text:p>0.1507606</text:p>
          </table:table-cell>
          <table:table-cell office:value-type="float" office:value="0" calcext:value-type="float">
            <text:p>0</text:p>
          </table:table-cell>
          <table:table-cell office:value-type="float" office:value="21.92529" calcext:value-type="float">
            <text:p>21.92529</text:p>
          </table:table-cell>
          <table:table-cell office:value-type="float" office:value="15.72927" calcext:value-type="float">
            <text:p>15.72927</text:p>
          </table:table-cell>
          <table:table-cell office:value-type="float" office:value="13.3182" calcext:value-type="float">
            <text:p>13.3182</text:p>
          </table:table-cell>
          <table:table-cell office:value-type="float" office:value="5.031246" calcext:value-type="float">
            <text:p>5.031246</text:p>
          </table:table-cell>
          <table:table-cell office:value-type="float" office:value="4.058373" calcext:value-type="float">
            <text:p>4.058373</text:p>
          </table:table-cell>
          <table:table-cell office:value-type="float" office:value="1.801782" calcext:value-type="float">
            <text:p>1.801782</text:p>
          </table:table-cell>
          <table:table-cell office:value-type="float" office:value="1.667701" calcext:value-type="float">
            <text:p>1.667701</text:p>
          </table:table-cell>
          <table:table-cell office:value-type="float" office:value="3.815015" calcext:value-type="float">
            <text:p>3.815015</text:p>
          </table:table-cell>
          <table:table-cell office:value-type="float" office:value="6.081059" calcext:value-type="float">
            <text:p>6.081059</text:p>
          </table:table-cell>
          <table:table-cell office:value-type="float" office:value="6.382483" calcext:value-type="float">
            <text:p>6.382483</text:p>
          </table:table-cell>
          <table:table-cell office:value-type="float" office:value="6.577323" calcext:value-type="float">
            <text:p>6.577323</text:p>
          </table:table-cell>
          <table:table-cell office:value-type="float" office:value="7.109616" calcext:value-type="float">
            <text:p>7.109616</text:p>
          </table:table-cell>
          <table:table-cell office:value-type="float" office:value="8.065918" calcext:value-type="float">
            <text:p>8.065918</text:p>
          </table:table-cell>
          <table:table-cell office:value-type="float" office:value="8.563193" calcext:value-type="float">
            <text:p>8.563193</text:p>
          </table:table-cell>
          <table:table-cell office:value-type="float" office:value="0" calcext:value-type="float">
            <text:p>0</text:p>
          </table:table-cell>
          <table:table-cell office:value-type="float" office:value="5.109776" calcext:value-type="float">
            <text:p>5.109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3.821787" calcext:value-type="float">
            <text:p>3.821787</text:p>
          </table:table-cell>
          <table:table-cell office:value-type="float" office:value="136.1051" calcext:value-type="float">
            <text:p>136.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6351" calcext:value-type="float">
            <text:p>26.56351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241378" calcext:value-type="float">
            <text:p>-0.001241378</text:p>
          </table:table-cell>
          <table:table-cell office:value-type="float" office:value="1174.518" calcext:value-type="float">
            <text:p>1174.518</text:p>
          </table:table-cell>
          <table:table-cell office:value-type="float" office:value="1.453582" calcext:value-type="float">
            <text:p>1.453582</text:p>
          </table:table-cell>
          <table:table-cell office:value-type="float" office:value="0" calcext:value-type="float">
            <text:p>0</text:p>
          </table:table-cell>
          <table:table-cell office:value-type="float" office:value="0.2887158" calcext:value-type="float">
            <text:p>0.2887158</text:p>
          </table:table-cell>
          <table:table-cell office:value-type="float" office:value="0.1414503" calcext:value-type="float">
            <text:p>0.1414503</text:p>
          </table:table-cell>
          <table:table-cell office:value-type="float" office:value="0.104302" calcext:value-type="float">
            <text:p>0.104302</text:p>
          </table:table-cell>
          <table:table-cell office:value-type="float" office:value="0.03907345" calcext:value-type="float">
            <text:p>0.03907345</text:p>
          </table:table-cell>
          <table:table-cell office:value-type="float" office:value="0.03492099" calcext:value-type="float">
            <text:p>0.03492099</text:p>
          </table:table-cell>
          <table:table-cell office:value-type="float" office:value="0.01888661" calcext:value-type="float">
            <text:p>0.01888661</text:p>
          </table:table-cell>
          <table:table-cell office:value-type="float" office:value="0.02620836" calcext:value-type="float">
            <text:p>0.02620836</text:p>
          </table:table-cell>
          <table:table-cell office:value-type="float" office:value="0.06656665" calcext:value-type="float">
            <text:p>0.06656665</text:p>
          </table:table-cell>
          <table:table-cell office:value-type="float" office:value="0.1243755" calcext:value-type="float">
            <text:p>0.1243755</text:p>
          </table:table-cell>
          <table:table-cell office:value-type="float" office:value="0.1274403" calcext:value-type="float">
            <text:p>0.1274403</text:p>
          </table:table-cell>
          <table:table-cell office:value-type="float" office:value="0.1293533" calcext:value-type="float">
            <text:p>0.1293533</text:p>
          </table:table-cell>
          <table:table-cell office:value-type="float" office:value="0.1350953" calcext:value-type="float">
            <text:p>0.1350953</text:p>
          </table:table-cell>
          <table:table-cell office:value-type="float" office:value="0.145283" calcext:value-type="float">
            <text:p>0.145283</text:p>
          </table:table-cell>
          <table:table-cell office:value-type="float" office:value="0.15083" calcext:value-type="float">
            <text:p>0.15083</text:p>
          </table:table-cell>
          <table:table-cell office:value-type="float" office:value="0" calcext:value-type="float">
            <text:p>0</text:p>
          </table:table-cell>
          <table:table-cell office:value-type="float" office:value="21.94264" calcext:value-type="float">
            <text:p>21.94264</text:p>
          </table:table-cell>
          <table:table-cell office:value-type="float" office:value="15.72533" calcext:value-type="float">
            <text:p>15.72533</text:p>
          </table:table-cell>
          <table:table-cell office:value-type="float" office:value="13.31672" calcext:value-type="float">
            <text:p>13.31672</text:p>
          </table:table-cell>
          <table:table-cell office:value-type="float" office:value="5.030889" calcext:value-type="float">
            <text:p>5.030889</text:p>
          </table:table-cell>
          <table:table-cell office:value-type="float" office:value="4.0585" calcext:value-type="float">
            <text:p>4.0585</text:p>
          </table:table-cell>
          <table:table-cell office:value-type="float" office:value="1.802232" calcext:value-type="float">
            <text:p>1.802232</text:p>
          </table:table-cell>
          <table:table-cell office:value-type="float" office:value="1.669172" calcext:value-type="float">
            <text:p>1.669172</text:p>
          </table:table-cell>
          <table:table-cell office:value-type="float" office:value="3.819203" calcext:value-type="float">
            <text:p>3.819203</text:p>
          </table:table-cell>
          <table:table-cell office:value-type="float" office:value="6.087779" calcext:value-type="float">
            <text:p>6.087779</text:p>
          </table:table-cell>
          <table:table-cell office:value-type="float" office:value="6.389433" calcext:value-type="float">
            <text:p>6.389433</text:p>
          </table:table-cell>
          <table:table-cell office:value-type="float" office:value="6.584733" calcext:value-type="float">
            <text:p>6.584733</text:p>
          </table:table-cell>
          <table:table-cell office:value-type="float" office:value="7.116593" calcext:value-type="float">
            <text:p>7.116593</text:p>
          </table:table-cell>
          <table:table-cell office:value-type="float" office:value="8.072159" calcext:value-type="float">
            <text:p>8.072159</text:p>
          </table:table-cell>
          <table:table-cell office:value-type="float" office:value="8.565794" calcext:value-type="float">
            <text:p>8.565794</text:p>
          </table:table-cell>
          <table:table-cell office:value-type="float" office:value="0" calcext:value-type="float">
            <text:p>0</text:p>
          </table:table-cell>
          <table:table-cell office:value-type="float" office:value="4.37265" calcext:value-type="float">
            <text:p>4.37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3.819879" calcext:value-type="float">
            <text:p>3.819879</text:p>
          </table:table-cell>
          <table:table-cell office:value-type="float" office:value="136.1052" calcext:value-type="float">
            <text:p>136.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8645" calcext:value-type="float">
            <text:p>26.58645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241378" calcext:value-type="float">
            <text:p>-0.001241378</text:p>
          </table:table-cell>
          <table:table-cell office:value-type="float" office:value="1174.496" calcext:value-type="float">
            <text:p>1174.496</text:p>
          </table:table-cell>
          <table:table-cell office:value-type="float" office:value="1.451115" calcext:value-type="float">
            <text:p>1.451115</text:p>
          </table:table-cell>
          <table:table-cell office:value-type="float" office:value="0" calcext:value-type="float">
            <text:p>0</text:p>
          </table:table-cell>
          <table:table-cell office:value-type="float" office:value="0.3160896" calcext:value-type="float">
            <text:p>0.3160896</text:p>
          </table:table-cell>
          <table:table-cell office:value-type="float" office:value="0.1408272" calcext:value-type="float">
            <text:p>0.1408272</text:p>
          </table:table-cell>
          <table:table-cell office:value-type="float" office:value="0.1012427" calcext:value-type="float">
            <text:p>0.1012427</text:p>
          </table:table-cell>
          <table:table-cell office:value-type="float" office:value="0.03690431" calcext:value-type="float">
            <text:p>0.03690431</text:p>
          </table:table-cell>
          <table:table-cell office:value-type="float" office:value="0.03301687" calcext:value-type="float">
            <text:p>0.03301687</text:p>
          </table:table-cell>
          <table:table-cell office:value-type="float" office:value="0.01909019" calcext:value-type="float">
            <text:p>0.01909019</text:p>
          </table:table-cell>
          <table:table-cell office:value-type="float" office:value="0.02627894" calcext:value-type="float">
            <text:p>0.02627894</text:p>
          </table:table-cell>
          <table:table-cell office:value-type="float" office:value="0.06660249" calcext:value-type="float">
            <text:p>0.06660249</text:p>
          </table:table-cell>
          <table:table-cell office:value-type="float" office:value="0.1244451" calcext:value-type="float">
            <text:p>0.1244451</text:p>
          </table:table-cell>
          <table:table-cell office:value-type="float" office:value="0.127513" calcext:value-type="float">
            <text:p>0.127513</text:p>
          </table:table-cell>
          <table:table-cell office:value-type="float" office:value="0.1294321" calcext:value-type="float">
            <text:p>0.1294321</text:p>
          </table:table-cell>
          <table:table-cell office:value-type="float" office:value="0.1351693" calcext:value-type="float">
            <text:p>0.1351693</text:p>
          </table:table-cell>
          <table:table-cell office:value-type="float" office:value="0.1453514" calcext:value-type="float">
            <text:p>0.1453514</text:p>
          </table:table-cell>
          <table:table-cell office:value-type="float" office:value="0.1508995" calcext:value-type="float">
            <text:p>0.1508995</text:p>
          </table:table-cell>
          <table:table-cell office:value-type="float" office:value="0" calcext:value-type="float">
            <text:p>0</text:p>
          </table:table-cell>
          <table:table-cell office:value-type="float" office:value="21.96008" calcext:value-type="float">
            <text:p>21.96008</text:p>
          </table:table-cell>
          <table:table-cell office:value-type="float" office:value="15.72007" calcext:value-type="float">
            <text:p>15.72007</text:p>
          </table:table-cell>
          <table:table-cell office:value-type="float" office:value="13.31402" calcext:value-type="float">
            <text:p>13.31402</text:p>
          </table:table-cell>
          <table:table-cell office:value-type="float" office:value="5.029929" calcext:value-type="float">
            <text:p>5.029929</text:p>
          </table:table-cell>
          <table:table-cell office:value-type="float" office:value="4.058435" calcext:value-type="float">
            <text:p>4.058435</text:p>
          </table:table-cell>
          <table:table-cell office:value-type="float" office:value="1.802712" calcext:value-type="float">
            <text:p>1.802712</text:p>
          </table:table-cell>
          <table:table-cell office:value-type="float" office:value="1.670655" calcext:value-type="float">
            <text:p>1.670655</text:p>
          </table:table-cell>
          <table:table-cell office:value-type="float" office:value="3.823391" calcext:value-type="float">
            <text:p>3.823391</text:p>
          </table:table-cell>
          <table:table-cell office:value-type="float" office:value="6.094498" calcext:value-type="float">
            <text:p>6.094498</text:p>
          </table:table-cell>
          <table:table-cell office:value-type="float" office:value="6.396379" calcext:value-type="float">
            <text:p>6.396379</text:p>
          </table:table-cell>
          <table:table-cell office:value-type="float" office:value="6.592143" calcext:value-type="float">
            <text:p>6.592143</text:p>
          </table:table-cell>
          <table:table-cell office:value-type="float" office:value="7.123571" calcext:value-type="float">
            <text:p>7.123571</text:p>
          </table:table-cell>
          <table:table-cell office:value-type="float" office:value="8.078362" calcext:value-type="float">
            <text:p>8.078362</text:p>
          </table:table-cell>
          <table:table-cell office:value-type="float" office:value="8.572755" calcext:value-type="float">
            <text:p>8.572755</text:p>
          </table:table-cell>
          <table:table-cell office:value-type="float" office:value="0" calcext:value-type="float">
            <text:p>0</text:p>
          </table:table-cell>
          <table:table-cell office:value-type="float" office:value="5.364755" calcext:value-type="float">
            <text:p>5.364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3.818062" calcext:value-type="float">
            <text:p>3.818062</text:p>
          </table:table-cell>
          <table:table-cell office:value-type="float" office:value="136.1052" calcext:value-type="float">
            <text:p>136.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0944" calcext:value-type="float">
            <text:p>26.60944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241378" calcext:value-type="float">
            <text:p>-0.001241378</text:p>
          </table:table-cell>
          <table:table-cell office:value-type="float" office:value="1174.474" calcext:value-type="float">
            <text:p>1174.474</text:p>
          </table:table-cell>
          <table:table-cell office:value-type="float" office:value="1.449083" calcext:value-type="float">
            <text:p>1.449083</text:p>
          </table:table-cell>
          <table:table-cell office:value-type="float" office:value="0" calcext:value-type="float">
            <text:p>0</text:p>
          </table:table-cell>
          <table:table-cell office:value-type="float" office:value="0.3084884" calcext:value-type="float">
            <text:p>0.3084884</text:p>
          </table:table-cell>
          <table:table-cell office:value-type="float" office:value="0.1395207" calcext:value-type="float">
            <text:p>0.1395207</text:p>
          </table:table-cell>
          <table:table-cell office:value-type="float" office:value="0.1041062" calcext:value-type="float">
            <text:p>0.1041062</text:p>
          </table:table-cell>
          <table:table-cell office:value-type="float" office:value="0.03678532" calcext:value-type="float">
            <text:p>0.03678532</text:p>
          </table:table-cell>
          <table:table-cell office:value-type="float" office:value="0.03223779" calcext:value-type="float">
            <text:p>0.03223779</text:p>
          </table:table-cell>
          <table:table-cell office:value-type="float" office:value="0.01897876" calcext:value-type="float">
            <text:p>0.01897876</text:p>
          </table:table-cell>
          <table:table-cell office:value-type="float" office:value="0.0263478" calcext:value-type="float">
            <text:p>0.0263478</text:p>
          </table:table-cell>
          <table:table-cell office:value-type="float" office:value="0.066642" calcext:value-type="float">
            <text:p>0.066642</text:p>
          </table:table-cell>
          <table:table-cell office:value-type="float" office:value="0.124515" calcext:value-type="float">
            <text:p>0.124515</text:p>
          </table:table-cell>
          <table:table-cell office:value-type="float" office:value="0.1275857" calcext:value-type="float">
            <text:p>0.1275857</text:p>
          </table:table-cell>
          <table:table-cell office:value-type="float" office:value="0.1295105" calcext:value-type="float">
            <text:p>0.1295105</text:p>
          </table:table-cell>
          <table:table-cell office:value-type="float" office:value="0.1352434" calcext:value-type="float">
            <text:p>0.1352434</text:p>
          </table:table-cell>
          <table:table-cell office:value-type="float" office:value="0.1454184" calcext:value-type="float">
            <text:p>0.1454184</text:p>
          </table:table-cell>
          <table:table-cell office:value-type="float" office:value="0.1509695" calcext:value-type="float">
            <text:p>0.1509695</text:p>
          </table:table-cell>
          <table:table-cell office:value-type="float" office:value="0" calcext:value-type="float">
            <text:p>0</text:p>
          </table:table-cell>
          <table:table-cell office:value-type="float" office:value="21.97938" calcext:value-type="float">
            <text:p>21.97938</text:p>
          </table:table-cell>
          <table:table-cell office:value-type="float" office:value="15.71602" calcext:value-type="float">
            <text:p>15.71602</text:p>
          </table:table-cell>
          <table:table-cell office:value-type="float" office:value="13.31154" calcext:value-type="float">
            <text:p>13.31154</text:p>
          </table:table-cell>
          <table:table-cell office:value-type="float" office:value="5.028644" calcext:value-type="float">
            <text:p>5.028644</text:p>
          </table:table-cell>
          <table:table-cell office:value-type="float" office:value="4.057989" calcext:value-type="float">
            <text:p>4.057989</text:p>
          </table:table-cell>
          <table:table-cell office:value-type="float" office:value="1.803176" calcext:value-type="float">
            <text:p>1.803176</text:p>
          </table:table-cell>
          <table:table-cell office:value-type="float" office:value="1.672144" calcext:value-type="float">
            <text:p>1.672144</text:p>
          </table:table-cell>
          <table:table-cell office:value-type="float" office:value="3.827596" calcext:value-type="float">
            <text:p>3.827596</text:p>
          </table:table-cell>
          <table:table-cell office:value-type="float" office:value="6.101217" calcext:value-type="float">
            <text:p>6.101217</text:p>
          </table:table-cell>
          <table:table-cell office:value-type="float" office:value="6.403315" calcext:value-type="float">
            <text:p>6.403315</text:p>
          </table:table-cell>
          <table:table-cell office:value-type="float" office:value="6.599553" calcext:value-type="float">
            <text:p>6.599553</text:p>
          </table:table-cell>
          <table:table-cell office:value-type="float" office:value="7.130548" calcext:value-type="float">
            <text:p>7.130548</text:p>
          </table:table-cell>
          <table:table-cell office:value-type="float" office:value="8.084563" calcext:value-type="float">
            <text:p>8.084563</text:p>
          </table:table-cell>
          <table:table-cell office:value-type="float" office:value="8.580564" calcext:value-type="float">
            <text:p>8.580564</text:p>
          </table:table-cell>
          <table:table-cell office:value-type="float" office:value="0" calcext:value-type="float">
            <text:p>0</text:p>
          </table:table-cell>
          <table:table-cell office:value-type="float" office:value="4.548589" calcext:value-type="float">
            <text:p>4.548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3.815929" calcext:value-type="float">
            <text:p>3.815929</text:p>
          </table:table-cell>
          <table:table-cell office:value-type="float" office:value="136.1052" calcext:value-type="float">
            <text:p>136.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3246" calcext:value-type="float">
            <text:p>26.63246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312902" calcext:value-type="float">
            <text:p>-0.001312902</text:p>
          </table:table-cell>
          <table:table-cell office:value-type="float" office:value="1174.452" calcext:value-type="float">
            <text:p>1174.452</text:p>
          </table:table-cell>
          <table:table-cell office:value-type="float" office:value="1.446955" calcext:value-type="float">
            <text:p>1.446955</text:p>
          </table:table-cell>
          <table:table-cell office:value-type="float" office:value="0" calcext:value-type="float">
            <text:p>0</text:p>
          </table:table-cell>
          <table:table-cell office:value-type="float" office:value="0.3096044" calcext:value-type="float">
            <text:p>0.3096044</text:p>
          </table:table-cell>
          <table:table-cell office:value-type="float" office:value="0.1399225" calcext:value-type="float">
            <text:p>0.1399225</text:p>
          </table:table-cell>
          <table:table-cell office:value-type="float" office:value="0.107459" calcext:value-type="float">
            <text:p>0.107459</text:p>
          </table:table-cell>
          <table:table-cell office:value-type="float" office:value="0.03710324" calcext:value-type="float">
            <text:p>0.03710324</text:p>
          </table:table-cell>
          <table:table-cell office:value-type="float" office:value="0.03217543" calcext:value-type="float">
            <text:p>0.03217543</text:p>
          </table:table-cell>
          <table:table-cell office:value-type="float" office:value="0.01880574" calcext:value-type="float">
            <text:p>0.01880574</text:p>
          </table:table-cell>
          <table:table-cell office:value-type="float" office:value="0.02639396" calcext:value-type="float">
            <text:p>0.02639396</text:p>
          </table:table-cell>
          <table:table-cell office:value-type="float" office:value="0.06668333" calcext:value-type="float">
            <text:p>0.06668333</text:p>
          </table:table-cell>
          <table:table-cell office:value-type="float" office:value="0.1245847" calcext:value-type="float">
            <text:p>0.1245847</text:p>
          </table:table-cell>
          <table:table-cell office:value-type="float" office:value="0.1276582" calcext:value-type="float">
            <text:p>0.1276582</text:p>
          </table:table-cell>
          <table:table-cell office:value-type="float" office:value="0.1295893" calcext:value-type="float">
            <text:p>0.1295893</text:p>
          </table:table-cell>
          <table:table-cell office:value-type="float" office:value="0.1353276" calcext:value-type="float">
            <text:p>0.1353276</text:p>
          </table:table-cell>
          <table:table-cell office:value-type="float" office:value="0.1456391" calcext:value-type="float">
            <text:p>0.1456391</text:p>
          </table:table-cell>
          <table:table-cell office:value-type="float" office:value="0.1509871" calcext:value-type="float">
            <text:p>0.1509871</text:p>
          </table:table-cell>
          <table:table-cell office:value-type="float" office:value="0" calcext:value-type="float">
            <text:p>0</text:p>
          </table:table-cell>
          <table:table-cell office:value-type="float" office:value="21.99961" calcext:value-type="float">
            <text:p>21.99961</text:p>
          </table:table-cell>
          <table:table-cell office:value-type="float" office:value="15.71226" calcext:value-type="float">
            <text:p>15.71226</text:p>
          </table:table-cell>
          <table:table-cell office:value-type="float" office:value="13.30952" calcext:value-type="float">
            <text:p>13.30952</text:p>
          </table:table-cell>
          <table:table-cell office:value-type="float" office:value="5.027309" calcext:value-type="float">
            <text:p>5.027309</text:p>
          </table:table-cell>
          <table:table-cell office:value-type="float" office:value="4.057442" calcext:value-type="float">
            <text:p>4.057442</text:p>
          </table:table-cell>
          <table:table-cell office:value-type="float" office:value="1.803604" calcext:value-type="float">
            <text:p>1.803604</text:p>
          </table:table-cell>
          <table:table-cell office:value-type="float" office:value="1.673639" calcext:value-type="float">
            <text:p>1.673639</text:p>
          </table:table-cell>
          <table:table-cell office:value-type="float" office:value="3.831815" calcext:value-type="float">
            <text:p>3.831815</text:p>
          </table:table-cell>
          <table:table-cell office:value-type="float" office:value="6.107936" calcext:value-type="float">
            <text:p>6.107936</text:p>
          </table:table-cell>
          <table:table-cell office:value-type="float" office:value="6.410223" calcext:value-type="float">
            <text:p>6.410223</text:p>
          </table:table-cell>
          <table:table-cell office:value-type="float" office:value="6.606963" calcext:value-type="float">
            <text:p>6.606963</text:p>
          </table:table-cell>
          <table:table-cell office:value-type="float" office:value="7.137526" calcext:value-type="float">
            <text:p>7.137526</text:p>
          </table:table-cell>
          <table:table-cell office:value-type="float" office:value="8.09089" calcext:value-type="float">
            <text:p>8.09089</text:p>
          </table:table-cell>
          <table:table-cell office:value-type="float" office:value="8.589469" calcext:value-type="float">
            <text:p>8.589469</text:p>
          </table:table-cell>
          <table:table-cell office:value-type="float" office:value="0" calcext:value-type="float">
            <text:p>0</text:p>
          </table:table-cell>
          <table:table-cell office:value-type="float" office:value="4.455187" calcext:value-type="float">
            <text:p>4.455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3.813769" calcext:value-type="float">
            <text:p>3.813769</text:p>
          </table:table-cell>
          <table:table-cell office:value-type="float" office:value="136.1052" calcext:value-type="float">
            <text:p>136.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5551" calcext:value-type="float">
            <text:p>26.65551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444287" calcext:value-type="float">
            <text:p>-0.001444287</text:p>
          </table:table-cell>
          <table:table-cell office:value-type="float" office:value="1174.43" calcext:value-type="float">
            <text:p>1174.43</text:p>
          </table:table-cell>
          <table:table-cell office:value-type="float" office:value="1.445463" calcext:value-type="float">
            <text:p>1.445463</text:p>
          </table:table-cell>
          <table:table-cell office:value-type="float" office:value="0" calcext:value-type="float">
            <text:p>0</text:p>
          </table:table-cell>
          <table:table-cell office:value-type="float" office:value="0.2839815" calcext:value-type="float">
            <text:p>0.2839815</text:p>
          </table:table-cell>
          <table:table-cell office:value-type="float" office:value="0.1414011" calcext:value-type="float">
            <text:p>0.1414011</text:p>
          </table:table-cell>
          <table:table-cell office:value-type="float" office:value="0.1102253" calcext:value-type="float">
            <text:p>0.1102253</text:p>
          </table:table-cell>
          <table:table-cell office:value-type="float" office:value="0.03749629" calcext:value-type="float">
            <text:p>0.03749629</text:p>
          </table:table-cell>
          <table:table-cell office:value-type="float" office:value="0.03230967" calcext:value-type="float">
            <text:p>0.03230967</text:p>
          </table:table-cell>
          <table:table-cell office:value-type="float" office:value="0.01868137" calcext:value-type="float">
            <text:p>0.01868137</text:p>
          </table:table-cell>
          <table:table-cell office:value-type="float" office:value="0.02641127" calcext:value-type="float">
            <text:p>0.02641127</text:p>
          </table:table-cell>
          <table:table-cell office:value-type="float" office:value="0.06672496" calcext:value-type="float">
            <text:p>0.06672496</text:p>
          </table:table-cell>
          <table:table-cell office:value-type="float" office:value="0.1246547" calcext:value-type="float">
            <text:p>0.1246547</text:p>
          </table:table-cell>
          <table:table-cell office:value-type="float" office:value="0.1277307" calcext:value-type="float">
            <text:p>0.1277307</text:p>
          </table:table-cell>
          <table:table-cell office:value-type="float" office:value="0.1296682" calcext:value-type="float">
            <text:p>0.1296682</text:p>
          </table:table-cell>
          <table:table-cell office:value-type="float" office:value="0.1354061" calcext:value-type="float">
            <text:p>0.1354061</text:p>
          </table:table-cell>
          <table:table-cell office:value-type="float" office:value="0.1455985" calcext:value-type="float">
            <text:p>0.1455985</text:p>
          </table:table-cell>
          <table:table-cell office:value-type="float" office:value="0.1510746" calcext:value-type="float">
            <text:p>0.1510746</text:p>
          </table:table-cell>
          <table:table-cell office:value-type="float" office:value="0" calcext:value-type="float">
            <text:p>0</text:p>
          </table:table-cell>
          <table:table-cell office:value-type="float" office:value="22.01862" calcext:value-type="float">
            <text:p>22.01862</text:p>
          </table:table-cell>
          <table:table-cell office:value-type="float" office:value="15.70964" calcext:value-type="float">
            <text:p>15.70964</text:p>
          </table:table-cell>
          <table:table-cell office:value-type="float" office:value="13.30809" calcext:value-type="float">
            <text:p>13.30809</text:p>
          </table:table-cell>
          <table:table-cell office:value-type="float" office:value="5.025999" calcext:value-type="float">
            <text:p>5.025999</text:p>
          </table:table-cell>
          <table:table-cell office:value-type="float" office:value="4.056895" calcext:value-type="float">
            <text:p>4.056895</text:p>
          </table:table-cell>
          <table:table-cell office:value-type="float" office:value="1.804007" calcext:value-type="float">
            <text:p>1.804007</text:p>
          </table:table-cell>
          <table:table-cell office:value-type="float" office:value="1.675122" calcext:value-type="float">
            <text:p>1.675122</text:p>
          </table:table-cell>
          <table:table-cell office:value-type="float" office:value="3.836034" calcext:value-type="float">
            <text:p>3.836034</text:p>
          </table:table-cell>
          <table:table-cell office:value-type="float" office:value="6.114655" calcext:value-type="float">
            <text:p>6.114655</text:p>
          </table:table-cell>
          <table:table-cell office:value-type="float" office:value="6.417135" calcext:value-type="float">
            <text:p>6.417135</text:p>
          </table:table-cell>
          <table:table-cell office:value-type="float" office:value="6.614318" calcext:value-type="float">
            <text:p>6.614318</text:p>
          </table:table-cell>
          <table:table-cell office:value-type="float" office:value="7.144503" calcext:value-type="float">
            <text:p>7.144503</text:p>
          </table:table-cell>
          <table:table-cell office:value-type="float" office:value="8.097284" calcext:value-type="float">
            <text:p>8.097284</text:p>
          </table:table-cell>
          <table:table-cell office:value-type="float" office:value="8.597814" calcext:value-type="float">
            <text:p>8.597814</text:p>
          </table:table-cell>
          <table:table-cell office:value-type="float" office:value="0" calcext:value-type="float">
            <text:p>0</text:p>
          </table:table-cell>
          <table:table-cell office:value-type="float" office:value="4.289999" calcext:value-type="float">
            <text:p>4.289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3.81168" calcext:value-type="float">
            <text:p>3.81168</text:p>
          </table:table-cell>
          <table:table-cell office:value-type="float" office:value="136.1052" calcext:value-type="float">
            <text:p>136.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7862" calcext:value-type="float">
            <text:p>26.67862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56836" calcext:value-type="float">
            <text:p>-0.00156836</text:p>
          </table:table-cell>
          <table:table-cell office:value-type="float" office:value="1174.408" calcext:value-type="float">
            <text:p>1174.408</text:p>
          </table:table-cell>
          <table:table-cell office:value-type="float" office:value="1.443802" calcext:value-type="float">
            <text:p>1.443802</text:p>
          </table:table-cell>
          <table:table-cell office:value-type="float" office:value="0" calcext:value-type="float">
            <text:p>0</text:p>
          </table:table-cell>
          <table:table-cell office:value-type="float" office:value="0.3002973" calcext:value-type="float">
            <text:p>0.3002973</text:p>
          </table:table-cell>
          <table:table-cell office:value-type="float" office:value="0.1506241" calcext:value-type="float">
            <text:p>0.1506241</text:p>
          </table:table-cell>
          <table:table-cell office:value-type="float" office:value="0.1120791" calcext:value-type="float">
            <text:p>0.1120791</text:p>
          </table:table-cell>
          <table:table-cell office:value-type="float" office:value="0.03781571" calcext:value-type="float">
            <text:p>0.03781571</text:p>
          </table:table-cell>
          <table:table-cell office:value-type="float" office:value="0.03246259" calcext:value-type="float">
            <text:p>0.03246259</text:p>
          </table:table-cell>
          <table:table-cell office:value-type="float" office:value="0.01861925" calcext:value-type="float">
            <text:p>0.01861925</text:p>
          </table:table-cell>
          <table:table-cell office:value-type="float" office:value="0.02642693" calcext:value-type="float">
            <text:p>0.02642693</text:p>
          </table:table-cell>
          <table:table-cell office:value-type="float" office:value="0.06676076" calcext:value-type="float">
            <text:p>0.06676076</text:p>
          </table:table-cell>
          <table:table-cell office:value-type="float" office:value="0.1247241" calcext:value-type="float">
            <text:p>0.1247241</text:p>
          </table:table-cell>
          <table:table-cell office:value-type="float" office:value="0.1278031" calcext:value-type="float">
            <text:p>0.1278031</text:p>
          </table:table-cell>
          <table:table-cell office:value-type="float" office:value="0.1297468" calcext:value-type="float">
            <text:p>0.1297468</text:p>
          </table:table-cell>
          <table:table-cell office:value-type="float" office:value="0.1354754" calcext:value-type="float">
            <text:p>0.1354754</text:p>
          </table:table-cell>
          <table:table-cell office:value-type="float" office:value="0.1456322" calcext:value-type="float">
            <text:p>0.1456322</text:p>
          </table:table-cell>
          <table:table-cell office:value-type="float" office:value="0.1511514" calcext:value-type="float">
            <text:p>0.1511514</text:p>
          </table:table-cell>
          <table:table-cell office:value-type="float" office:value="0" calcext:value-type="float">
            <text:p>0</text:p>
          </table:table-cell>
          <table:table-cell office:value-type="float" office:value="22.03718" calcext:value-type="float">
            <text:p>22.03718</text:p>
          </table:table-cell>
          <table:table-cell office:value-type="float" office:value="15.70811" calcext:value-type="float">
            <text:p>15.70811</text:p>
          </table:table-cell>
          <table:table-cell office:value-type="float" office:value="13.30716" calcext:value-type="float">
            <text:p>13.30716</text:p>
          </table:table-cell>
          <table:table-cell office:value-type="float" office:value="5.024752" calcext:value-type="float">
            <text:p>5.024752</text:p>
          </table:table-cell>
          <table:table-cell office:value-type="float" office:value="4.056372" calcext:value-type="float">
            <text:p>4.056372</text:p>
          </table:table-cell>
          <table:table-cell office:value-type="float" office:value="1.804393" calcext:value-type="float">
            <text:p>1.804393</text:p>
          </table:table-cell>
          <table:table-cell office:value-type="float" office:value="1.676605" calcext:value-type="float">
            <text:p>1.676605</text:p>
          </table:table-cell>
          <table:table-cell office:value-type="float" office:value="3.840254" calcext:value-type="float">
            <text:p>3.840254</text:p>
          </table:table-cell>
          <table:table-cell office:value-type="float" office:value="6.121375" calcext:value-type="float">
            <text:p>6.121375</text:p>
          </table:table-cell>
          <table:table-cell office:value-type="float" office:value="6.424045" calcext:value-type="float">
            <text:p>6.424045</text:p>
          </table:table-cell>
          <table:table-cell office:value-type="float" office:value="6.621672" calcext:value-type="float">
            <text:p>6.621672</text:p>
          </table:table-cell>
          <table:table-cell office:value-type="float" office:value="7.151481" calcext:value-type="float">
            <text:p>7.151481</text:p>
          </table:table-cell>
          <table:table-cell office:value-type="float" office:value="8.103597" calcext:value-type="float">
            <text:p>8.103597</text:p>
          </table:table-cell>
          <table:table-cell office:value-type="float" office:value="8.604316" calcext:value-type="float">
            <text:p>8.604316</text:p>
          </table:table-cell>
          <table:table-cell office:value-type="float" office:value="0" calcext:value-type="float">
            <text:p>0</text:p>
          </table:table-cell>
          <table:table-cell office:value-type="float" office:value="3.909771" calcext:value-type="float">
            <text:p>3.909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3.808112" calcext:value-type="float">
            <text:p>3.808112</text:p>
          </table:table-cell>
          <table:table-cell office:value-type="float" office:value="136.1054" calcext:value-type="float">
            <text:p>136.1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0183" calcext:value-type="float">
            <text:p>26.70183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386" calcext:value-type="float">
            <text:p>1174.386</text:p>
          </table:table-cell>
          <table:table-cell office:value-type="float" office:value="1.440524" calcext:value-type="float">
            <text:p>1.440524</text:p>
          </table:table-cell>
          <table:table-cell office:value-type="float" office:value="0" calcext:value-type="float">
            <text:p>0</text:p>
          </table:table-cell>
          <table:table-cell office:value-type="float" office:value="0.3942849" calcext:value-type="float">
            <text:p>0.3942849</text:p>
          </table:table-cell>
          <table:table-cell office:value-type="float" office:value="0.162262" calcext:value-type="float">
            <text:p>0.162262</text:p>
          </table:table-cell>
          <table:table-cell office:value-type="float" office:value="0.1075092" calcext:value-type="float">
            <text:p>0.1075092</text:p>
          </table:table-cell>
          <table:table-cell office:value-type="float" office:value="0.03771694" calcext:value-type="float">
            <text:p>0.03771694</text:p>
          </table:table-cell>
          <table:table-cell office:value-type="float" office:value="0.03242" calcext:value-type="float">
            <text:p>0.03242</text:p>
          </table:table-cell>
          <table:table-cell office:value-type="float" office:value="0.01857974" calcext:value-type="float">
            <text:p>0.01857974</text:p>
          </table:table-cell>
          <table:table-cell office:value-type="float" office:value="0.02642539" calcext:value-type="float">
            <text:p>0.02642539</text:p>
          </table:table-cell>
          <table:table-cell office:value-type="float" office:value="0.06679445" calcext:value-type="float">
            <text:p>0.06679445</text:p>
          </table:table-cell>
          <table:table-cell office:value-type="float" office:value="0.1247936" calcext:value-type="float">
            <text:p>0.1247936</text:p>
          </table:table-cell>
          <table:table-cell office:value-type="float" office:value="0.1278757" calcext:value-type="float">
            <text:p>0.1278757</text:p>
          </table:table-cell>
          <table:table-cell office:value-type="float" office:value="0.1298251" calcext:value-type="float">
            <text:p>0.1298251</text:p>
          </table:table-cell>
          <table:table-cell office:value-type="float" office:value="0.1355482" calcext:value-type="float">
            <text:p>0.1355482</text:p>
          </table:table-cell>
          <table:table-cell office:value-type="float" office:value="0.1456923" calcext:value-type="float">
            <text:p>0.1456923</text:p>
          </table:table-cell>
          <table:table-cell office:value-type="float" office:value="0.1512298" calcext:value-type="float">
            <text:p>0.1512298</text:p>
          </table:table-cell>
          <table:table-cell office:value-type="float" office:value="0" calcext:value-type="float">
            <text:p>0</text:p>
          </table:table-cell>
          <table:table-cell office:value-type="float" office:value="22.06036" calcext:value-type="float">
            <text:p>22.06036</text:p>
          </table:table-cell>
          <table:table-cell office:value-type="float" office:value="15.70824" calcext:value-type="float">
            <text:p>15.70824</text:p>
          </table:table-cell>
          <table:table-cell office:value-type="float" office:value="13.3057" calcext:value-type="float">
            <text:p>13.3057</text:p>
          </table:table-cell>
          <table:table-cell office:value-type="float" office:value="5.023499" calcext:value-type="float">
            <text:p>5.023499</text:p>
          </table:table-cell>
          <table:table-cell office:value-type="float" office:value="4.055866" calcext:value-type="float">
            <text:p>4.055866</text:p>
          </table:table-cell>
          <table:table-cell office:value-type="float" office:value="1.804778" calcext:value-type="float">
            <text:p>1.804778</text:p>
          </table:table-cell>
          <table:table-cell office:value-type="float" office:value="1.678088" calcext:value-type="float">
            <text:p>1.678088</text:p>
          </table:table-cell>
          <table:table-cell office:value-type="float" office:value="3.844473" calcext:value-type="float">
            <text:p>3.844473</text:p>
          </table:table-cell>
          <table:table-cell office:value-type="float" office:value="6.128093" calcext:value-type="float">
            <text:p>6.128093</text:p>
          </table:table-cell>
          <table:table-cell office:value-type="float" office:value="6.430955" calcext:value-type="float">
            <text:p>6.430955</text:p>
          </table:table-cell>
          <table:table-cell office:value-type="float" office:value="6.629025" calcext:value-type="float">
            <text:p>6.629025</text:p>
          </table:table-cell>
          <table:table-cell office:value-type="float" office:value="7.158458" calcext:value-type="float">
            <text:p>7.158458</text:p>
          </table:table-cell>
          <table:table-cell office:value-type="float" office:value="8.109874" calcext:value-type="float">
            <text:p>8.109874</text:p>
          </table:table-cell>
          <table:table-cell office:value-type="float" office:value="8.615972" calcext:value-type="float">
            <text:p>8.615972</text:p>
          </table:table-cell>
          <table:table-cell office:value-type="float" office:value="0" calcext:value-type="float">
            <text:p>0</text:p>
          </table:table-cell>
          <table:table-cell office:value-type="float" office:value="6.952557" calcext:value-type="float">
            <text:p>6.952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3.806844" calcext:value-type="float">
            <text:p>3.806844</text:p>
          </table:table-cell>
          <table:table-cell office:value-type="float" office:value="136.1053" calcext:value-type="float">
            <text:p>136.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2522" calcext:value-type="float">
            <text:p>26.72522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365" calcext:value-type="float">
            <text:p>1174.365</text:p>
          </table:table-cell>
          <table:table-cell office:value-type="float" office:value="1.439955" calcext:value-type="float">
            <text:p>1.439955</text:p>
          </table:table-cell>
          <table:table-cell office:value-type="float" office:value="0" calcext:value-type="float">
            <text:p>0</text:p>
          </table:table-cell>
          <table:table-cell office:value-type="float" office:value="0.2790106" calcext:value-type="float">
            <text:p>0.2790106</text:p>
          </table:table-cell>
          <table:table-cell office:value-type="float" office:value="0.165419" calcext:value-type="float">
            <text:p>0.165419</text:p>
          </table:table-cell>
          <table:table-cell office:value-type="float" office:value="0.1262702" calcext:value-type="float">
            <text:p>0.1262702</text:p>
          </table:table-cell>
          <table:table-cell office:value-type="float" office:value="0.03894963" calcext:value-type="float">
            <text:p>0.03894963</text:p>
          </table:table-cell>
          <table:table-cell office:value-type="float" office:value="0.03274909" calcext:value-type="float">
            <text:p>0.03274909</text:p>
          </table:table-cell>
          <table:table-cell office:value-type="float" office:value="0.01857437" calcext:value-type="float">
            <text:p>0.01857437</text:p>
          </table:table-cell>
          <table:table-cell office:value-type="float" office:value="0.02640893" calcext:value-type="float">
            <text:p>0.02640893</text:p>
          </table:table-cell>
          <table:table-cell office:value-type="float" office:value="0.06682802" calcext:value-type="float">
            <text:p>0.06682802</text:p>
          </table:table-cell>
          <table:table-cell office:value-type="float" office:value="0.1248631" calcext:value-type="float">
            <text:p>0.1248631</text:p>
          </table:table-cell>
          <table:table-cell office:value-type="float" office:value="0.1279481" calcext:value-type="float">
            <text:p>0.1279481</text:p>
          </table:table-cell>
          <table:table-cell office:value-type="float" office:value="0.1299033" calcext:value-type="float">
            <text:p>0.1299033</text:p>
          </table:table-cell>
          <table:table-cell office:value-type="float" office:value="0.1356176" calcext:value-type="float">
            <text:p>0.1356176</text:p>
          </table:table-cell>
          <table:table-cell office:value-type="float" office:value="0.1457556" calcext:value-type="float">
            <text:p>0.1457556</text:p>
          </table:table-cell>
          <table:table-cell office:value-type="float" office:value="0.1513046" calcext:value-type="float">
            <text:p>0.1513046</text:p>
          </table:table-cell>
          <table:table-cell office:value-type="float" office:value="0" calcext:value-type="float">
            <text:p>0</text:p>
          </table:table-cell>
          <table:table-cell office:value-type="float" office:value="22.08559" calcext:value-type="float">
            <text:p>22.08559</text:p>
          </table:table-cell>
          <table:table-cell office:value-type="float" office:value="15.71148" calcext:value-type="float">
            <text:p>15.71148</text:p>
          </table:table-cell>
          <table:table-cell office:value-type="float" office:value="13.30594" calcext:value-type="float">
            <text:p>13.30594</text:p>
          </table:table-cell>
          <table:table-cell office:value-type="float" office:value="5.022319" calcext:value-type="float">
            <text:p>5.022319</text:p>
          </table:table-cell>
          <table:table-cell office:value-type="float" office:value="4.055361" calcext:value-type="float">
            <text:p>4.055361</text:p>
          </table:table-cell>
          <table:table-cell office:value-type="float" office:value="1.805163" calcext:value-type="float">
            <text:p>1.805163</text:p>
          </table:table-cell>
          <table:table-cell office:value-type="float" office:value="1.679563" calcext:value-type="float">
            <text:p>1.679563</text:p>
          </table:table-cell>
          <table:table-cell office:value-type="float" office:value="3.848692" calcext:value-type="float">
            <text:p>3.848692</text:p>
          </table:table-cell>
          <table:table-cell office:value-type="float" office:value="6.13477" calcext:value-type="float">
            <text:p>6.13477</text:p>
          </table:table-cell>
          <table:table-cell office:value-type="float" office:value="6.437865" calcext:value-type="float">
            <text:p>6.437865</text:p>
          </table:table-cell>
          <table:table-cell office:value-type="float" office:value="6.636378" calcext:value-type="float">
            <text:p>6.636378</text:p>
          </table:table-cell>
          <table:table-cell office:value-type="float" office:value="7.165436" calcext:value-type="float">
            <text:p>7.165436</text:p>
          </table:table-cell>
          <table:table-cell office:value-type="float" office:value="8.1161" calcext:value-type="float">
            <text:p>8.1161</text:p>
          </table:table-cell>
          <table:table-cell office:value-type="float" office:value="8.614023" calcext:value-type="float">
            <text:p>8.614023</text:p>
          </table:table-cell>
          <table:table-cell office:value-type="float" office:value="0" calcext:value-type="float">
            <text:p>0</text:p>
          </table:table-cell>
          <table:table-cell office:value-type="float" office:value="2.676547" calcext:value-type="float">
            <text:p>2.676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3.805863" calcext:value-type="float">
            <text:p>3.805863</text:p>
          </table:table-cell>
          <table:table-cell office:value-type="float" office:value="136.1052" calcext:value-type="float">
            <text:p>136.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4827" calcext:value-type="float">
            <text:p>26.74827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4469" calcext:value-type="float">
            <text:p>7.4344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343" calcext:value-type="float">
            <text:p>1174.343</text:p>
          </table:table-cell>
          <table:table-cell office:value-type="float" office:value="1.43904" calcext:value-type="float">
            <text:p>1.43904</text:p>
          </table:table-cell>
          <table:table-cell office:value-type="float" office:value="0" calcext:value-type="float">
            <text:p>0</text:p>
          </table:table-cell>
          <table:table-cell office:value-type="float" office:value="0.2101059" calcext:value-type="float">
            <text:p>0.2101059</text:p>
          </table:table-cell>
          <table:table-cell office:value-type="float" office:value="0.140365" calcext:value-type="float">
            <text:p>0.140365</text:p>
          </table:table-cell>
          <table:table-cell office:value-type="float" office:value="0.1124069" calcext:value-type="float">
            <text:p>0.1124069</text:p>
          </table:table-cell>
          <table:table-cell office:value-type="float" office:value="0.03959667" calcext:value-type="float">
            <text:p>0.03959667</text:p>
          </table:table-cell>
          <table:table-cell office:value-type="float" office:value="0.0335972" calcext:value-type="float">
            <text:p>0.0335972</text:p>
          </table:table-cell>
          <table:table-cell office:value-type="float" office:value="0.01871126" calcext:value-type="float">
            <text:p>0.01871126</text:p>
          </table:table-cell>
          <table:table-cell office:value-type="float" office:value="0.02641993" calcext:value-type="float">
            <text:p>0.02641993</text:p>
          </table:table-cell>
          <table:table-cell office:value-type="float" office:value="0.06686162" calcext:value-type="float">
            <text:p>0.06686162</text:p>
          </table:table-cell>
          <table:table-cell office:value-type="float" office:value="0.1249324" calcext:value-type="float">
            <text:p>0.1249324</text:p>
          </table:table-cell>
          <table:table-cell office:value-type="float" office:value="0.1280204" calcext:value-type="float">
            <text:p>0.1280204</text:p>
          </table:table-cell>
          <table:table-cell office:value-type="float" office:value="0.1299813" calcext:value-type="float">
            <text:p>0.1299813</text:p>
          </table:table-cell>
          <table:table-cell office:value-type="float" office:value="0.1356877" calcext:value-type="float">
            <text:p>0.1356877</text:p>
          </table:table-cell>
          <table:table-cell office:value-type="float" office:value="0.1458231" calcext:value-type="float">
            <text:p>0.1458231</text:p>
          </table:table-cell>
          <table:table-cell office:value-type="float" office:value="0.1513756" calcext:value-type="float">
            <text:p>0.1513756</text:p>
          </table:table-cell>
          <table:table-cell office:value-type="float" office:value="0" calcext:value-type="float">
            <text:p>0</text:p>
          </table:table-cell>
          <table:table-cell office:value-type="float" office:value="22.09533" calcext:value-type="float">
            <text:p>22.09533</text:p>
          </table:table-cell>
          <table:table-cell office:value-type="float" office:value="15.7094" calcext:value-type="float">
            <text:p>15.7094</text:p>
          </table:table-cell>
          <table:table-cell office:value-type="float" office:value="13.30692" calcext:value-type="float">
            <text:p>13.30692</text:p>
          </table:table-cell>
          <table:table-cell office:value-type="float" office:value="5.021635" calcext:value-type="float">
            <text:p>5.021635</text:p>
          </table:table-cell>
          <table:table-cell office:value-type="float" office:value="4.055062" calcext:value-type="float">
            <text:p>4.055062</text:p>
          </table:table-cell>
          <table:table-cell office:value-type="float" office:value="1.805555" calcext:value-type="float">
            <text:p>1.805555</text:p>
          </table:table-cell>
          <table:table-cell office:value-type="float" office:value="1.681032" calcext:value-type="float">
            <text:p>1.681032</text:p>
          </table:table-cell>
          <table:table-cell office:value-type="float" office:value="3.85291" calcext:value-type="float">
            <text:p>3.85291</text:p>
          </table:table-cell>
          <table:table-cell office:value-type="float" office:value="6.141444" calcext:value-type="float">
            <text:p>6.141444</text:p>
          </table:table-cell>
          <table:table-cell office:value-type="float" office:value="6.44477" calcext:value-type="float">
            <text:p>6.44477</text:p>
          </table:table-cell>
          <table:table-cell office:value-type="float" office:value="6.643732" calcext:value-type="float">
            <text:p>6.643732</text:p>
          </table:table-cell>
          <table:table-cell office:value-type="float" office:value="7.172388" calcext:value-type="float">
            <text:p>7.172388</text:p>
          </table:table-cell>
          <table:table-cell office:value-type="float" office:value="8.122303" calcext:value-type="float">
            <text:p>8.122303</text:p>
          </table:table-cell>
          <table:table-cell office:value-type="float" office:value="8.616329" calcext:value-type="float">
            <text:p>8.616329</text:p>
          </table:table-cell>
          <table:table-cell office:value-type="float" office:value="0" calcext:value-type="float">
            <text:p>0</text:p>
          </table:table-cell>
          <table:table-cell office:value-type="float" office:value="1.712551" calcext:value-type="float">
            <text:p>1.712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3.803508" calcext:value-type="float">
            <text:p>3.803508</text:p>
          </table:table-cell>
          <table:table-cell office:value-type="float" office:value="136.1053" calcext:value-type="float">
            <text:p>136.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7095" calcext:value-type="float">
            <text:p>26.77095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29" calcext:value-type="float">
            <text:p>7.43772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32" calcext:value-type="float">
            <text:p>1174.32</text:p>
          </table:table-cell>
          <table:table-cell office:value-type="float" office:value="1.4382" calcext:value-type="float">
            <text:p>1.4382</text:p>
          </table:table-cell>
          <table:table-cell office:value-type="float" office:value="0" calcext:value-type="float">
            <text:p>0</text:p>
          </table:table-cell>
          <table:table-cell office:value-type="float" office:value="0.2255596" calcext:value-type="float">
            <text:p>0.2255596</text:p>
          </table:table-cell>
          <table:table-cell office:value-type="float" office:value="0.1299468" calcext:value-type="float">
            <text:p>0.1299468</text:p>
          </table:table-cell>
          <table:table-cell office:value-type="float" office:value="0.1022381" calcext:value-type="float">
            <text:p>0.1022381</text:p>
          </table:table-cell>
          <table:table-cell office:value-type="float" office:value="0.03737443" calcext:value-type="float">
            <text:p>0.03737443</text:p>
          </table:table-cell>
          <table:table-cell office:value-type="float" office:value="0.03291587" calcext:value-type="float">
            <text:p>0.03291587</text:p>
          </table:table-cell>
          <table:table-cell office:value-type="float" office:value="0.0188781" calcext:value-type="float">
            <text:p>0.0188781</text:p>
          </table:table-cell>
          <table:table-cell office:value-type="float" office:value="0.02649021" calcext:value-type="float">
            <text:p>0.02649021</text:p>
          </table:table-cell>
          <table:table-cell office:value-type="float" office:value="0.06689489" calcext:value-type="float">
            <text:p>0.06689489</text:p>
          </table:table-cell>
          <table:table-cell office:value-type="float" office:value="0.1250016" calcext:value-type="float">
            <text:p>0.1250016</text:p>
          </table:table-cell>
          <table:table-cell office:value-type="float" office:value="0.1280927" calcext:value-type="float">
            <text:p>0.1280927</text:p>
          </table:table-cell>
          <table:table-cell office:value-type="float" office:value="0.1300591" calcext:value-type="float">
            <text:p>0.1300591</text:p>
          </table:table-cell>
          <table:table-cell office:value-type="float" office:value="0.1357632" calcext:value-type="float">
            <text:p>0.1357632</text:p>
          </table:table-cell>
          <table:table-cell office:value-type="float" office:value="0.1458934" calcext:value-type="float">
            <text:p>0.1458934</text:p>
          </table:table-cell>
          <table:table-cell office:value-type="float" office:value="0.151445" calcext:value-type="float">
            <text:p>0.151445</text:p>
          </table:table-cell>
          <table:table-cell office:value-type="float" office:value="0" calcext:value-type="float">
            <text:p>0</text:p>
          </table:table-cell>
          <table:table-cell office:value-type="float" office:value="22.10106" calcext:value-type="float">
            <text:p>22.10106</text:p>
          </table:table-cell>
          <table:table-cell office:value-type="float" office:value="15.70365" calcext:value-type="float">
            <text:p>15.70365</text:p>
          </table:table-cell>
          <table:table-cell office:value-type="float" office:value="13.30507" calcext:value-type="float">
            <text:p>13.30507</text:p>
          </table:table-cell>
          <table:table-cell office:value-type="float" office:value="5.020787" calcext:value-type="float">
            <text:p>5.020787</text:p>
          </table:table-cell>
          <table:table-cell office:value-type="float" office:value="4.054851" calcext:value-type="float">
            <text:p>4.054851</text:p>
          </table:table-cell>
          <table:table-cell office:value-type="float" office:value="1.805972" calcext:value-type="float">
            <text:p>1.805972</text:p>
          </table:table-cell>
          <table:table-cell office:value-type="float" office:value="1.682512" calcext:value-type="float">
            <text:p>1.682512</text:p>
          </table:table-cell>
          <table:table-cell office:value-type="float" office:value="3.85713" calcext:value-type="float">
            <text:p>3.85713</text:p>
          </table:table-cell>
          <table:table-cell office:value-type="float" office:value="6.148117" calcext:value-type="float">
            <text:p>6.148117</text:p>
          </table:table-cell>
          <table:table-cell office:value-type="float" office:value="6.45164" calcext:value-type="float">
            <text:p>6.45164</text:p>
          </table:table-cell>
          <table:table-cell office:value-type="float" office:value="6.651085" calcext:value-type="float">
            <text:p>6.651085</text:p>
          </table:table-cell>
          <table:table-cell office:value-type="float" office:value="7.179288" calcext:value-type="float">
            <text:p>7.179288</text:p>
          </table:table-cell>
          <table:table-cell office:value-type="float" office:value="8.128505" calcext:value-type="float">
            <text:p>8.128505</text:p>
          </table:table-cell>
          <table:table-cell office:value-type="float" office:value="8.626109" calcext:value-type="float">
            <text:p>8.626109</text:p>
          </table:table-cell>
          <table:table-cell office:value-type="float" office:value="0" calcext:value-type="float">
            <text:p>0</text:p>
          </table:table-cell>
          <table:table-cell office:value-type="float" office:value="5.867157" calcext:value-type="float">
            <text:p>5.867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3.801428" calcext:value-type="float">
            <text:p>3.801428</text:p>
          </table:table-cell>
          <table:table-cell office:value-type="float" office:value="136.1053" calcext:value-type="float">
            <text:p>136.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9377" calcext:value-type="float">
            <text:p>26.79377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29" calcext:value-type="float">
            <text:p>7.43772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298" calcext:value-type="float">
            <text:p>1174.298</text:p>
          </table:table-cell>
          <table:table-cell office:value-type="float" office:value="1.437079" calcext:value-type="float">
            <text:p>1.437079</text:p>
          </table:table-cell>
          <table:table-cell office:value-type="float" office:value="0" calcext:value-type="float">
            <text:p>0</text:p>
          </table:table-cell>
          <table:table-cell office:value-type="float" office:value="0.2998506" calcext:value-type="float">
            <text:p>0.2998506</text:p>
          </table:table-cell>
          <table:table-cell office:value-type="float" office:value="0.1494556" calcext:value-type="float">
            <text:p>0.1494556</text:p>
          </table:table-cell>
          <table:table-cell office:value-type="float" office:value="0.107664" calcext:value-type="float">
            <text:p>0.107664</text:p>
          </table:table-cell>
          <table:table-cell office:value-type="float" office:value="0.03702081" calcext:value-type="float">
            <text:p>0.03702081</text:p>
          </table:table-cell>
          <table:table-cell office:value-type="float" office:value="0.03211399" calcext:value-type="float">
            <text:p>0.03211399</text:p>
          </table:table-cell>
          <table:table-cell office:value-type="float" office:value="0.01875734" calcext:value-type="float">
            <text:p>0.01875734</text:p>
          </table:table-cell>
          <table:table-cell office:value-type="float" office:value="0.02656447" calcext:value-type="float">
            <text:p>0.02656447</text:p>
          </table:table-cell>
          <table:table-cell office:value-type="float" office:value="0.06692777" calcext:value-type="float">
            <text:p>0.06692777</text:p>
          </table:table-cell>
          <table:table-cell office:value-type="float" office:value="0.125071" calcext:value-type="float">
            <text:p>0.125071</text:p>
          </table:table-cell>
          <table:table-cell office:value-type="float" office:value="0.1281649" calcext:value-type="float">
            <text:p>0.1281649</text:p>
          </table:table-cell>
          <table:table-cell office:value-type="float" office:value="0.1301372" calcext:value-type="float">
            <text:p>0.1301372</text:p>
          </table:table-cell>
          <table:table-cell office:value-type="float" office:value="0.1358371" calcext:value-type="float">
            <text:p>0.1358371</text:p>
          </table:table-cell>
          <table:table-cell office:value-type="float" office:value="0.1459601" calcext:value-type="float">
            <text:p>0.1459601</text:p>
          </table:table-cell>
          <table:table-cell office:value-type="float" office:value="0.1515139" calcext:value-type="float">
            <text:p>0.1515139</text:p>
          </table:table-cell>
          <table:table-cell office:value-type="float" office:value="0" calcext:value-type="float">
            <text:p>0</text:p>
          </table:table-cell>
          <table:table-cell office:value-type="float" office:value="22.11689" calcext:value-type="float">
            <text:p>22.11689</text:p>
          </table:table-cell>
          <table:table-cell office:value-type="float" office:value="15.70053" calcext:value-type="float">
            <text:p>15.70053</text:p>
          </table:table-cell>
          <table:table-cell office:value-type="float" office:value="13.30265" calcext:value-type="float">
            <text:p>13.30265</text:p>
          </table:table-cell>
          <table:table-cell office:value-type="float" office:value="5.01947" calcext:value-type="float">
            <text:p>5.01947</text:p>
          </table:table-cell>
          <table:table-cell office:value-type="float" office:value="4.054356" calcext:value-type="float">
            <text:p>4.054356</text:p>
          </table:table-cell>
          <table:table-cell office:value-type="float" office:value="1.806382" calcext:value-type="float">
            <text:p>1.806382</text:p>
          </table:table-cell>
          <table:table-cell office:value-type="float" office:value="1.683995" calcext:value-type="float">
            <text:p>1.683995</text:p>
          </table:table-cell>
          <table:table-cell office:value-type="float" office:value="3.861348" calcext:value-type="float">
            <text:p>3.861348</text:p>
          </table:table-cell>
          <table:table-cell office:value-type="float" office:value="6.15479" calcext:value-type="float">
            <text:p>6.15479</text:p>
          </table:table-cell>
          <table:table-cell office:value-type="float" office:value="6.458512" calcext:value-type="float">
            <text:p>6.458512</text:p>
          </table:table-cell>
          <table:table-cell office:value-type="float" office:value="6.658439" calcext:value-type="float">
            <text:p>6.658439</text:p>
          </table:table-cell>
          <table:table-cell office:value-type="float" office:value="7.186188" calcext:value-type="float">
            <text:p>7.186188</text:p>
          </table:table-cell>
          <table:table-cell office:value-type="float" office:value="8.134707" calcext:value-type="float">
            <text:p>8.134707</text:p>
          </table:table-cell>
          <table:table-cell office:value-type="float" office:value="8.633965" calcext:value-type="float">
            <text:p>8.633965</text:p>
          </table:table-cell>
          <table:table-cell office:value-type="float" office:value="0" calcext:value-type="float">
            <text:p>0</text:p>
          </table:table-cell>
          <table:table-cell office:value-type="float" office:value="4.870007" calcext:value-type="float">
            <text:p>4.870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3.799829" calcext:value-type="float">
            <text:p>3.799829</text:p>
          </table:table-cell>
          <table:table-cell office:value-type="float" office:value="136.1052" calcext:value-type="float">
            <text:p>136.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1676" calcext:value-type="float">
            <text:p>26.81676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29" calcext:value-type="float">
            <text:p>7.43772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276" calcext:value-type="float">
            <text:p>1174.276</text:p>
          </table:table-cell>
          <table:table-cell office:value-type="float" office:value="1.435937" calcext:value-type="float">
            <text:p>1.435937</text:p>
          </table:table-cell>
          <table:table-cell office:value-type="float" office:value="0" calcext:value-type="float">
            <text:p>0</text:p>
          </table:table-cell>
          <table:table-cell office:value-type="float" office:value="0.2727658" calcext:value-type="float">
            <text:p>0.2727658</text:p>
          </table:table-cell>
          <table:table-cell office:value-type="float" office:value="0.1575805" calcext:value-type="float">
            <text:p>0.1575805</text:p>
          </table:table-cell>
          <table:table-cell office:value-type="float" office:value="0.1136969" calcext:value-type="float">
            <text:p>0.1136969</text:p>
          </table:table-cell>
          <table:table-cell office:value-type="float" office:value="0.03779883" calcext:value-type="float">
            <text:p>0.03779883</text:p>
          </table:table-cell>
          <table:table-cell office:value-type="float" office:value="0.03234416" calcext:value-type="float">
            <text:p>0.03234416</text:p>
          </table:table-cell>
          <table:table-cell office:value-type="float" office:value="0.01866198" calcext:value-type="float">
            <text:p>0.01866198</text:p>
          </table:table-cell>
          <table:table-cell office:value-type="float" office:value="0.02660576" calcext:value-type="float">
            <text:p>0.02660576</text:p>
          </table:table-cell>
          <table:table-cell office:value-type="float" office:value="0.06696101" calcext:value-type="float">
            <text:p>0.06696101</text:p>
          </table:table-cell>
          <table:table-cell office:value-type="float" office:value="0.1251402" calcext:value-type="float">
            <text:p>0.1251402</text:p>
          </table:table-cell>
          <table:table-cell office:value-type="float" office:value="0.1282374" calcext:value-type="float">
            <text:p>0.1282374</text:p>
          </table:table-cell>
          <table:table-cell office:value-type="float" office:value="0.1302154" calcext:value-type="float">
            <text:p>0.1302154</text:p>
          </table:table-cell>
          <table:table-cell office:value-type="float" office:value="0.1359086" calcext:value-type="float">
            <text:p>0.1359086</text:p>
          </table:table-cell>
          <table:table-cell office:value-type="float" office:value="0.1460256" calcext:value-type="float">
            <text:p>0.1460256</text:p>
          </table:table-cell>
          <table:table-cell office:value-type="float" office:value="0.1515822" calcext:value-type="float">
            <text:p>0.1515822</text:p>
          </table:table-cell>
          <table:table-cell office:value-type="float" office:value="0" calcext:value-type="float">
            <text:p>0</text:p>
          </table:table-cell>
          <table:table-cell office:value-type="float" office:value="22.13529" calcext:value-type="float">
            <text:p>22.13529</text:p>
          </table:table-cell>
          <table:table-cell office:value-type="float" office:value="15.6993" calcext:value-type="float">
            <text:p>15.6993</text:p>
          </table:table-cell>
          <table:table-cell office:value-type="float" office:value="13.30164" calcext:value-type="float">
            <text:p>13.30164</text:p>
          </table:table-cell>
          <table:table-cell office:value-type="float" office:value="5.018198" calcext:value-type="float">
            <text:p>5.018198</text:p>
          </table:table-cell>
          <table:table-cell office:value-type="float" office:value="4.053807" calcext:value-type="float">
            <text:p>4.053807</text:p>
          </table:table-cell>
          <table:table-cell office:value-type="float" office:value="1.806771" calcext:value-type="float">
            <text:p>1.806771</text:p>
          </table:table-cell>
          <table:table-cell office:value-type="float" office:value="1.685478" calcext:value-type="float">
            <text:p>1.685478</text:p>
          </table:table-cell>
          <table:table-cell office:value-type="float" office:value="3.865568" calcext:value-type="float">
            <text:p>3.865568</text:p>
          </table:table-cell>
          <table:table-cell office:value-type="float" office:value="6.161464" calcext:value-type="float">
            <text:p>6.161464</text:p>
          </table:table-cell>
          <table:table-cell office:value-type="float" office:value="6.465386" calcext:value-type="float">
            <text:p>6.465386</text:p>
          </table:table-cell>
          <table:table-cell office:value-type="float" office:value="6.665792" calcext:value-type="float">
            <text:p>6.665792</text:p>
          </table:table-cell>
          <table:table-cell office:value-type="float" office:value="7.193088" calcext:value-type="float">
            <text:p>7.193088</text:p>
          </table:table-cell>
          <table:table-cell office:value-type="float" office:value="8.140914" calcext:value-type="float">
            <text:p>8.140914</text:p>
          </table:table-cell>
          <table:table-cell office:value-type="float" office:value="8.638276" calcext:value-type="float">
            <text:p>8.638276</text:p>
          </table:table-cell>
          <table:table-cell office:value-type="float" office:value="0" calcext:value-type="float">
            <text:p>0</text:p>
          </table:table-cell>
          <table:table-cell office:value-type="float" office:value="3.233073" calcext:value-type="float">
            <text:p>3.233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3.797865" calcext:value-type="float">
            <text:p>3.797865</text:p>
          </table:table-cell>
          <table:table-cell office:value-type="float" office:value="136.1053" calcext:value-type="float">
            <text:p>136.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3969" calcext:value-type="float">
            <text:p>26.83969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29" calcext:value-type="float">
            <text:p>7.43772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255" calcext:value-type="float">
            <text:p>1174.255</text:p>
          </table:table-cell>
          <table:table-cell office:value-type="float" office:value="1.433808" calcext:value-type="float">
            <text:p>1.433808</text:p>
          </table:table-cell>
          <table:table-cell office:value-type="float" office:value="0" calcext:value-type="float">
            <text:p>0</text:p>
          </table:table-cell>
          <table:table-cell office:value-type="float" office:value="0.2985031" calcext:value-type="float">
            <text:p>0.2985031</text:p>
          </table:table-cell>
          <table:table-cell office:value-type="float" office:value="0.1521244" calcext:value-type="float">
            <text:p>0.1521244</text:p>
          </table:table-cell>
          <table:table-cell office:value-type="float" office:value="0.1084788" calcext:value-type="float">
            <text:p>0.1084788</text:p>
          </table:table-cell>
          <table:table-cell office:value-type="float" office:value="0.0377827" calcext:value-type="float">
            <text:p>0.0377827</text:p>
          </table:table-cell>
          <table:table-cell office:value-type="float" office:value="0.03259727" calcext:value-type="float">
            <text:p>0.03259727</text:p>
          </table:table-cell>
          <table:table-cell office:value-type="float" office:value="0.01868882" calcext:value-type="float">
            <text:p>0.01868882</text:p>
          </table:table-cell>
          <table:table-cell office:value-type="float" office:value="0.02664553" calcext:value-type="float">
            <text:p>0.02664553</text:p>
          </table:table-cell>
          <table:table-cell office:value-type="float" office:value="0.06699475" calcext:value-type="float">
            <text:p>0.06699475</text:p>
          </table:table-cell>
          <table:table-cell office:value-type="float" office:value="0.1252095" calcext:value-type="float">
            <text:p>0.1252095</text:p>
          </table:table-cell>
          <table:table-cell office:value-type="float" office:value="0.1283093" calcext:value-type="float">
            <text:p>0.1283093</text:p>
          </table:table-cell>
          <table:table-cell office:value-type="float" office:value="0.1302934" calcext:value-type="float">
            <text:p>0.1302934</text:p>
          </table:table-cell>
          <table:table-cell office:value-type="float" office:value="0.1359818" calcext:value-type="float">
            <text:p>0.1359818</text:p>
          </table:table-cell>
          <table:table-cell office:value-type="float" office:value="0.1460939" calcext:value-type="float">
            <text:p>0.1460939</text:p>
          </table:table-cell>
          <table:table-cell office:value-type="float" office:value="0.1516499" calcext:value-type="float">
            <text:p>0.1516499</text:p>
          </table:table-cell>
          <table:table-cell office:value-type="float" office:value="0" calcext:value-type="float">
            <text:p>0</text:p>
          </table:table-cell>
          <table:table-cell office:value-type="float" office:value="22.1513" calcext:value-type="float">
            <text:p>22.1513</text:p>
          </table:table-cell>
          <table:table-cell office:value-type="float" office:value="15.69716" calcext:value-type="float">
            <text:p>15.69716</text:p>
          </table:table-cell>
          <table:table-cell office:value-type="float" office:value="13.30081" calcext:value-type="float">
            <text:p>13.30081</text:p>
          </table:table-cell>
          <table:table-cell office:value-type="float" office:value="5.017151" calcext:value-type="float">
            <text:p>5.017151</text:p>
          </table:table-cell>
          <table:table-cell office:value-type="float" office:value="4.053366" calcext:value-type="float">
            <text:p>4.053366</text:p>
          </table:table-cell>
          <table:table-cell office:value-type="float" office:value="1.807157" calcext:value-type="float">
            <text:p>1.807157</text:p>
          </table:table-cell>
          <table:table-cell office:value-type="float" office:value="1.68696" calcext:value-type="float">
            <text:p>1.68696</text:p>
          </table:table-cell>
          <table:table-cell office:value-type="float" office:value="3.869759" calcext:value-type="float">
            <text:p>3.869759</text:p>
          </table:table-cell>
          <table:table-cell office:value-type="float" office:value="6.168137" calcext:value-type="float">
            <text:p>6.168137</text:p>
          </table:table-cell>
          <table:table-cell office:value-type="float" office:value="6.472257" calcext:value-type="float">
            <text:p>6.472257</text:p>
          </table:table-cell>
          <table:table-cell office:value-type="float" office:value="6.67311" calcext:value-type="float">
            <text:p>6.67311</text:p>
          </table:table-cell>
          <table:table-cell office:value-type="float" office:value="7.199988" calcext:value-type="float">
            <text:p>7.199988</text:p>
          </table:table-cell>
          <table:table-cell office:value-type="float" office:value="8.147112" calcext:value-type="float">
            <text:p>8.147112</text:p>
          </table:table-cell>
          <table:table-cell office:value-type="float" office:value="8.644672" calcext:value-type="float">
            <text:p>8.644672</text:p>
          </table:table-cell>
          <table:table-cell office:value-type="float" office:value="0" calcext:value-type="float">
            <text:p>0</text:p>
          </table:table-cell>
          <table:table-cell office:value-type="float" office:value="3.891855" calcext:value-type="float">
            <text:p>3.891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3.795252" calcext:value-type="float">
            <text:p>3.795252</text:p>
          </table:table-cell>
          <table:table-cell office:value-type="float" office:value="136.1053" calcext:value-type="float">
            <text:p>136.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6258" calcext:value-type="float">
            <text:p>26.86258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29" calcext:value-type="float">
            <text:p>7.43772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233" calcext:value-type="float">
            <text:p>1174.233</text:p>
          </table:table-cell>
          <table:table-cell office:value-type="float" office:value="1.431103" calcext:value-type="float">
            <text:p>1.431103</text:p>
          </table:table-cell>
          <table:table-cell office:value-type="float" office:value="0" calcext:value-type="float">
            <text:p>0</text:p>
          </table:table-cell>
          <table:table-cell office:value-type="float" office:value="0.3503036" calcext:value-type="float">
            <text:p>0.3503036</text:p>
          </table:table-cell>
          <table:table-cell office:value-type="float" office:value="0.1573812" calcext:value-type="float">
            <text:p>0.1573812</text:p>
          </table:table-cell>
          <table:table-cell office:value-type="float" office:value="0.1057961" calcext:value-type="float">
            <text:p>0.1057961</text:p>
          </table:table-cell>
          <table:table-cell office:value-type="float" office:value="0.03725933" calcext:value-type="float">
            <text:p>0.03725933</text:p>
          </table:table-cell>
          <table:table-cell office:value-type="float" office:value="0.03228114" calcext:value-type="float">
            <text:p>0.03228114</text:p>
          </table:table-cell>
          <table:table-cell office:value-type="float" office:value="0.01866952" calcext:value-type="float">
            <text:p>0.01866952</text:p>
          </table:table-cell>
          <table:table-cell office:value-type="float" office:value="0.02668476" calcext:value-type="float">
            <text:p>0.02668476</text:p>
          </table:table-cell>
          <table:table-cell office:value-type="float" office:value="0.06702991" calcext:value-type="float">
            <text:p>0.06702991</text:p>
          </table:table-cell>
          <table:table-cell office:value-type="float" office:value="0.1252786" calcext:value-type="float">
            <text:p>0.1252786</text:p>
          </table:table-cell>
          <table:table-cell office:value-type="float" office:value="0.1283812" calcext:value-type="float">
            <text:p>0.1283812</text:p>
          </table:table-cell>
          <table:table-cell office:value-type="float" office:value="0.1303709" calcext:value-type="float">
            <text:p>0.1303709</text:p>
          </table:table-cell>
          <table:table-cell office:value-type="float" office:value="0.1360564" calcext:value-type="float">
            <text:p>0.1360564</text:p>
          </table:table-cell>
          <table:table-cell office:value-type="float" office:value="0.1461619" calcext:value-type="float">
            <text:p>0.1461619</text:p>
          </table:table-cell>
          <table:table-cell office:value-type="float" office:value="0.1517186" calcext:value-type="float">
            <text:p>0.1517186</text:p>
          </table:table-cell>
          <table:table-cell office:value-type="float" office:value="0" calcext:value-type="float">
            <text:p>0</text:p>
          </table:table-cell>
          <table:table-cell office:value-type="float" office:value="22.17158" calcext:value-type="float">
            <text:p>22.17158</text:p>
          </table:table-cell>
          <table:table-cell office:value-type="float" office:value="15.69606" calcext:value-type="float">
            <text:p>15.69606</text:p>
          </table:table-cell>
          <table:table-cell office:value-type="float" office:value="13.29895" calcext:value-type="float">
            <text:p>13.29895</text:p>
          </table:table-cell>
          <table:table-cell office:value-type="float" office:value="5.015973" calcext:value-type="float">
            <text:p>5.015973</text:p>
          </table:table-cell>
          <table:table-cell office:value-type="float" office:value="4.052897" calcext:value-type="float">
            <text:p>4.052897</text:p>
          </table:table-cell>
          <table:table-cell office:value-type="float" office:value="1.807543" calcext:value-type="float">
            <text:p>1.807543</text:p>
          </table:table-cell>
          <table:table-cell office:value-type="float" office:value="1.688443" calcext:value-type="float">
            <text:p>1.688443</text:p>
          </table:table-cell>
          <table:table-cell office:value-type="float" office:value="3.873948" calcext:value-type="float">
            <text:p>3.873948</text:p>
          </table:table-cell>
          <table:table-cell office:value-type="float" office:value="6.174811" calcext:value-type="float">
            <text:p>6.174811</text:p>
          </table:table-cell>
          <table:table-cell office:value-type="float" office:value="6.479131" calcext:value-type="float">
            <text:p>6.479131</text:p>
          </table:table-cell>
          <table:table-cell office:value-type="float" office:value="6.680407" calcext:value-type="float">
            <text:p>6.680407</text:p>
          </table:table-cell>
          <table:table-cell office:value-type="float" office:value="7.206888" calcext:value-type="float">
            <text:p>7.206888</text:p>
          </table:table-cell>
          <table:table-cell office:value-type="float" office:value="8.153251" calcext:value-type="float">
            <text:p>8.153251</text:p>
          </table:table-cell>
          <table:table-cell office:value-type="float" office:value="8.65429" calcext:value-type="float">
            <text:p>8.65429</text:p>
          </table:table-cell>
          <table:table-cell office:value-type="float" office:value="0" calcext:value-type="float">
            <text:p>0</text:p>
          </table:table-cell>
          <table:table-cell office:value-type="float" office:value="5.14902" calcext:value-type="float">
            <text:p>5.14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3.787726" calcext:value-type="float">
            <text:p>3.787726</text:p>
          </table:table-cell>
          <table:table-cell office:value-type="float" office:value="136.106" calcext:value-type="float">
            <text:p>136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861" calcext:value-type="float">
            <text:p>26.8861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29" calcext:value-type="float">
            <text:p>7.43772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212" calcext:value-type="float">
            <text:p>1174.212</text:p>
          </table:table-cell>
          <table:table-cell office:value-type="float" office:value="1.424433" calcext:value-type="float">
            <text:p>1.424433</text:p>
          </table:table-cell>
          <table:table-cell office:value-type="float" office:value="0" calcext:value-type="float">
            <text:p>0</text:p>
          </table:table-cell>
          <table:table-cell office:value-type="float" office:value="0.6905358" calcext:value-type="float">
            <text:p>0.6905358</text:p>
          </table:table-cell>
          <table:table-cell office:value-type="float" office:value="0.2351194" calcext:value-type="float">
            <text:p>0.2351194</text:p>
          </table:table-cell>
          <table:table-cell office:value-type="float" office:value="0.1329069" calcext:value-type="float">
            <text:p>0.1329069</text:p>
          </table:table-cell>
          <table:table-cell office:value-type="float" office:value="0.03402932" calcext:value-type="float">
            <text:p>0.03402932</text:p>
          </table:table-cell>
          <table:table-cell office:value-type="float" office:value="0.03129482" calcext:value-type="float">
            <text:p>0.03129482</text:p>
          </table:table-cell>
          <table:table-cell office:value-type="float" office:value="0.01850686" calcext:value-type="float">
            <text:p>0.01850686</text:p>
          </table:table-cell>
          <table:table-cell office:value-type="float" office:value="0.02667677" calcext:value-type="float">
            <text:p>0.02667677</text:p>
          </table:table-cell>
          <table:table-cell office:value-type="float" office:value="0.06706967" calcext:value-type="float">
            <text:p>0.06706967</text:p>
          </table:table-cell>
          <table:table-cell office:value-type="float" office:value="0.1253477" calcext:value-type="float">
            <text:p>0.1253477</text:p>
          </table:table-cell>
          <table:table-cell office:value-type="float" office:value="0.1284536" calcext:value-type="float">
            <text:p>0.1284536</text:p>
          </table:table-cell>
          <table:table-cell office:value-type="float" office:value="0.1304486" calcext:value-type="float">
            <text:p>0.1304486</text:p>
          </table:table-cell>
          <table:table-cell office:value-type="float" office:value="0.1361386" calcext:value-type="float">
            <text:p>0.1361386</text:p>
          </table:table-cell>
          <table:table-cell office:value-type="float" office:value="0.1462314" calcext:value-type="float">
            <text:p>0.1462314</text:p>
          </table:table-cell>
          <table:table-cell office:value-type="float" office:value="0.1517868" calcext:value-type="float">
            <text:p>0.1517868</text:p>
          </table:table-cell>
          <table:table-cell office:value-type="float" office:value="0" calcext:value-type="float">
            <text:p>0</text:p>
          </table:table-cell>
          <table:table-cell office:value-type="float" office:value="22.21831" calcext:value-type="float">
            <text:p>22.21831</text:p>
          </table:table-cell>
          <table:table-cell office:value-type="float" office:value="15.70369" calcext:value-type="float">
            <text:p>15.70369</text:p>
          </table:table-cell>
          <table:table-cell office:value-type="float" office:value="13.29862" calcext:value-type="float">
            <text:p>13.29862</text:p>
          </table:table-cell>
          <table:table-cell office:value-type="float" office:value="5.014217" calcext:value-type="float">
            <text:p>5.014217</text:p>
          </table:table-cell>
          <table:table-cell office:value-type="float" office:value="4.052248" calcext:value-type="float">
            <text:p>4.052248</text:p>
          </table:table-cell>
          <table:table-cell office:value-type="float" office:value="1.807915" calcext:value-type="float">
            <text:p>1.807915</text:p>
          </table:table-cell>
          <table:table-cell office:value-type="float" office:value="1.689926" calcext:value-type="float">
            <text:p>1.689926</text:p>
          </table:table-cell>
          <table:table-cell office:value-type="float" office:value="3.878136" calcext:value-type="float">
            <text:p>3.878136</text:p>
          </table:table-cell>
          <table:table-cell office:value-type="float" office:value="6.181484" calcext:value-type="float">
            <text:p>6.181484</text:p>
          </table:table-cell>
          <table:table-cell office:value-type="float" office:value="6.486003" calcext:value-type="float">
            <text:p>6.486003</text:p>
          </table:table-cell>
          <table:table-cell office:value-type="float" office:value="6.687704" calcext:value-type="float">
            <text:p>6.687704</text:p>
          </table:table-cell>
          <table:table-cell office:value-type="float" office:value="7.21379" calcext:value-type="float">
            <text:p>7.21379</text:p>
          </table:table-cell>
          <table:table-cell office:value-type="float" office:value="8.159373" calcext:value-type="float">
            <text:p>8.159373</text:p>
          </table:table-cell>
          <table:table-cell office:value-type="float" office:value="8.670375" calcext:value-type="float">
            <text:p>8.670375</text:p>
          </table:table-cell>
          <table:table-cell office:value-type="float" office:value="0" calcext:value-type="float">
            <text:p>0</text:p>
          </table:table-cell>
          <table:table-cell office:value-type="float" office:value="14.15996" calcext:value-type="float">
            <text:p>14.1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3.785629" calcext:value-type="float">
            <text:p>3.785629</text:p>
          </table:table-cell>
          <table:table-cell office:value-type="float" office:value="136.106" calcext:value-type="float">
            <text:p>136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0993" calcext:value-type="float">
            <text:p>26.90993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29" calcext:value-type="float">
            <text:p>7.43772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191" calcext:value-type="float">
            <text:p>1174.191</text:p>
          </table:table-cell>
          <table:table-cell office:value-type="float" office:value="1.424065" calcext:value-type="float">
            <text:p>1.424065</text:p>
          </table:table-cell>
          <table:table-cell office:value-type="float" office:value="0" calcext:value-type="float">
            <text:p>0</text:p>
          </table:table-cell>
          <table:table-cell office:value-type="float" office:value="0.412685" calcext:value-type="float">
            <text:p>0.412685</text:p>
          </table:table-cell>
          <table:table-cell office:value-type="float" office:value="0.1772063" calcext:value-type="float">
            <text:p>0.1772063</text:p>
          </table:table-cell>
          <table:table-cell office:value-type="float" office:value="0.1214963" calcext:value-type="float">
            <text:p>0.1214963</text:p>
          </table:table-cell>
          <table:table-cell office:value-type="float" office:value="0.03752476" calcext:value-type="float">
            <text:p>0.03752476</text:p>
          </table:table-cell>
          <table:table-cell office:value-type="float" office:value="0.03232006" calcext:value-type="float">
            <text:p>0.03232006</text:p>
          </table:table-cell>
          <table:table-cell office:value-type="float" office:value="0.01847084" calcext:value-type="float">
            <text:p>0.01847084</text:p>
          </table:table-cell>
          <table:table-cell office:value-type="float" office:value="0.02661226" calcext:value-type="float">
            <text:p>0.02661226</text:p>
          </table:table-cell>
          <table:table-cell office:value-type="float" office:value="0.06710624" calcext:value-type="float">
            <text:p>0.06710624</text:p>
          </table:table-cell>
          <table:table-cell office:value-type="float" office:value="0.1254169" calcext:value-type="float">
            <text:p>0.1254169</text:p>
          </table:table-cell>
          <table:table-cell office:value-type="float" office:value="0.1285257" calcext:value-type="float">
            <text:p>0.1285257</text:p>
          </table:table-cell>
          <table:table-cell office:value-type="float" office:value="0.1305263" calcext:value-type="float">
            <text:p>0.1305263</text:p>
          </table:table-cell>
          <table:table-cell office:value-type="float" office:value="0.1362082" calcext:value-type="float">
            <text:p>0.1362082</text:p>
          </table:table-cell>
          <table:table-cell office:value-type="float" office:value="0.1462916" calcext:value-type="float">
            <text:p>0.1462916</text:p>
          </table:table-cell>
          <table:table-cell office:value-type="float" office:value="0.1518566" calcext:value-type="float">
            <text:p>0.1518566</text:p>
          </table:table-cell>
          <table:table-cell office:value-type="float" office:value="0" calcext:value-type="float">
            <text:p>0</text:p>
          </table:table-cell>
          <table:table-cell office:value-type="float" office:value="22.27776" calcext:value-type="float">
            <text:p>22.27776</text:p>
          </table:table-cell>
          <table:table-cell office:value-type="float" office:value="15.71287" calcext:value-type="float">
            <text:p>15.71287</text:p>
          </table:table-cell>
          <table:table-cell office:value-type="float" office:value="13.30136" calcext:value-type="float">
            <text:p>13.30136</text:p>
          </table:table-cell>
          <table:table-cell office:value-type="float" office:value="5.012319" calcext:value-type="float">
            <text:p>5.012319</text:p>
          </table:table-cell>
          <table:table-cell office:value-type="float" office:value="4.051556" calcext:value-type="float">
            <text:p>4.051556</text:p>
          </table:table-cell>
          <table:table-cell office:value-type="float" office:value="1.808275" calcext:value-type="float">
            <text:p>1.808275</text:p>
          </table:table-cell>
          <table:table-cell office:value-type="float" office:value="1.691404" calcext:value-type="float">
            <text:p>1.691404</text:p>
          </table:table-cell>
          <table:table-cell office:value-type="float" office:value="3.882324" calcext:value-type="float">
            <text:p>3.882324</text:p>
          </table:table-cell>
          <table:table-cell office:value-type="float" office:value="6.188158" calcext:value-type="float">
            <text:p>6.188158</text:p>
          </table:table-cell>
          <table:table-cell office:value-type="float" office:value="6.492843" calcext:value-type="float">
            <text:p>6.492843</text:p>
          </table:table-cell>
          <table:table-cell office:value-type="float" office:value="6.695001" calcext:value-type="float">
            <text:p>6.695001</text:p>
          </table:table-cell>
          <table:table-cell office:value-type="float" office:value="7.22069" calcext:value-type="float">
            <text:p>7.22069</text:p>
          </table:table-cell>
          <table:table-cell office:value-type="float" office:value="8.165499" calcext:value-type="float">
            <text:p>8.165499</text:p>
          </table:table-cell>
          <table:table-cell office:value-type="float" office:value="8.677004" calcext:value-type="float">
            <text:p>8.677004</text:p>
          </table:table-cell>
          <table:table-cell office:value-type="float" office:value="0" calcext:value-type="float">
            <text:p>0</text:p>
          </table:table-cell>
          <table:table-cell office:value-type="float" office:value="6.846066" calcext:value-type="float">
            <text:p>6.84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3.780962" calcext:value-type="float">
            <text:p>3.780962</text:p>
          </table:table-cell>
          <table:table-cell office:value-type="float" office:value="136.1062" calcext:value-type="float">
            <text:p>136.1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3352" calcext:value-type="float">
            <text:p>26.93352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29" calcext:value-type="float">
            <text:p>7.43772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17" calcext:value-type="float">
            <text:p>1174.17</text:p>
          </table:table-cell>
          <table:table-cell office:value-type="float" office:value="1.422797" calcext:value-type="float">
            <text:p>1.422797</text:p>
          </table:table-cell>
          <table:table-cell office:value-type="float" office:value="0" calcext:value-type="float">
            <text:p>0</text:p>
          </table:table-cell>
          <table:table-cell office:value-type="float" office:value="0.4864712" calcext:value-type="float">
            <text:p>0.4864712</text:p>
          </table:table-cell>
          <table:table-cell office:value-type="float" office:value="0.2134135" calcext:value-type="float">
            <text:p>0.2134135</text:p>
          </table:table-cell>
          <table:table-cell office:value-type="float" office:value="0.1449727" calcext:value-type="float">
            <text:p>0.1449727</text:p>
          </table:table-cell>
          <table:table-cell office:value-type="float" office:value="0.03937211" calcext:value-type="float">
            <text:p>0.03937211</text:p>
          </table:table-cell>
          <table:table-cell office:value-type="float" office:value="0.03003099" calcext:value-type="float">
            <text:p>0.03003099</text:p>
          </table:table-cell>
          <table:table-cell office:value-type="float" office:value="0.01833639" calcext:value-type="float">
            <text:p>0.01833639</text:p>
          </table:table-cell>
          <table:table-cell office:value-type="float" office:value="0.02651161" calcext:value-type="float">
            <text:p>0.02651161</text:p>
          </table:table-cell>
          <table:table-cell office:value-type="float" office:value="0.06714235" calcext:value-type="float">
            <text:p>0.06714235</text:p>
          </table:table-cell>
          <table:table-cell office:value-type="float" office:value="0.1254862" calcext:value-type="float">
            <text:p>0.1254862</text:p>
          </table:table-cell>
          <table:table-cell office:value-type="float" office:value="0.1285977" calcext:value-type="float">
            <text:p>0.1285977</text:p>
          </table:table-cell>
          <table:table-cell office:value-type="float" office:value="0.1306039" calcext:value-type="float">
            <text:p>0.1306039</text:p>
          </table:table-cell>
          <table:table-cell office:value-type="float" office:value="0.136282" calcext:value-type="float">
            <text:p>0.136282</text:p>
          </table:table-cell>
          <table:table-cell office:value-type="float" office:value="0.1463589" calcext:value-type="float">
            <text:p>0.1463589</text:p>
          </table:table-cell>
          <table:table-cell office:value-type="float" office:value="0.1519244" calcext:value-type="float">
            <text:p>0.1519244</text:p>
          </table:table-cell>
          <table:table-cell office:value-type="float" office:value="0" calcext:value-type="float">
            <text:p>0</text:p>
          </table:table-cell>
          <table:table-cell office:value-type="float" office:value="22.31936" calcext:value-type="float">
            <text:p>22.31936</text:p>
          </table:table-cell>
          <table:table-cell office:value-type="float" office:value="15.7195" calcext:value-type="float">
            <text:p>15.7195</text:p>
          </table:table-cell>
          <table:table-cell office:value-type="float" office:value="13.30448" calcext:value-type="float">
            <text:p>13.30448</text:p>
          </table:table-cell>
          <table:table-cell office:value-type="float" office:value="5.010936" calcext:value-type="float">
            <text:p>5.010936</text:p>
          </table:table-cell>
          <table:table-cell office:value-type="float" office:value="4.050796" calcext:value-type="float">
            <text:p>4.050796</text:p>
          </table:table-cell>
          <table:table-cell office:value-type="float" office:value="1.808636" calcext:value-type="float">
            <text:p>1.808636</text:p>
          </table:table-cell>
          <table:table-cell office:value-type="float" office:value="1.692873" calcext:value-type="float">
            <text:p>1.692873</text:p>
          </table:table-cell>
          <table:table-cell office:value-type="float" office:value="3.886511" calcext:value-type="float">
            <text:p>3.886511</text:p>
          </table:table-cell>
          <table:table-cell office:value-type="float" office:value="6.194831" calcext:value-type="float">
            <text:p>6.194831</text:p>
          </table:table-cell>
          <table:table-cell office:value-type="float" office:value="6.499675" calcext:value-type="float">
            <text:p>6.499675</text:p>
          </table:table-cell>
          <table:table-cell office:value-type="float" office:value="6.702297" calcext:value-type="float">
            <text:p>6.702297</text:p>
          </table:table-cell>
          <table:table-cell office:value-type="float" office:value="7.22759" calcext:value-type="float">
            <text:p>7.22759</text:p>
          </table:table-cell>
          <table:table-cell office:value-type="float" office:value="8.171623" calcext:value-type="float">
            <text:p>8.171623</text:p>
          </table:table-cell>
          <table:table-cell office:value-type="float" office:value="8.688054" calcext:value-type="float">
            <text:p>8.688054</text:p>
          </table:table-cell>
          <table:table-cell office:value-type="float" office:value="0" calcext:value-type="float">
            <text:p>0</text:p>
          </table:table-cell>
          <table:table-cell office:value-type="float" office:value="7.541783" calcext:value-type="float">
            <text:p>7.541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3.768112" calcext:value-type="float">
            <text:p>3.768112</text:p>
          </table:table-cell>
          <table:table-cell office:value-type="float" office:value="136.1072" calcext:value-type="float">
            <text:p>136.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5893" calcext:value-type="float">
            <text:p>26.95893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29" calcext:value-type="float">
            <text:p>7.43772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15" calcext:value-type="float">
            <text:p>1174.15</text:p>
          </table:table-cell>
          <table:table-cell office:value-type="float" office:value="1.417396" calcext:value-type="float">
            <text:p>1.417396</text:p>
          </table:table-cell>
          <table:table-cell office:value-type="float" office:value="0" calcext:value-type="float">
            <text:p>0</text:p>
          </table:table-cell>
          <table:table-cell office:value-type="float" office:value="1.001801" calcext:value-type="float">
            <text:p>1.001801</text:p>
          </table:table-cell>
          <table:table-cell office:value-type="float" office:value="0.3869171" calcext:value-type="float">
            <text:p>0.3869171</text:p>
          </table:table-cell>
          <table:table-cell office:value-type="float" office:value="0.2430424" calcext:value-type="float">
            <text:p>0.2430424</text:p>
          </table:table-cell>
          <table:table-cell office:value-type="float" office:value="0.05018891" calcext:value-type="float">
            <text:p>0.05018891</text:p>
          </table:table-cell>
          <table:table-cell office:value-type="float" office:value="0.03597885" calcext:value-type="float">
            <text:p>0.03597885</text:p>
          </table:table-cell>
          <table:table-cell office:value-type="float" office:value="0.01710433" calcext:value-type="float">
            <text:p>0.01710433</text:p>
          </table:table-cell>
          <table:table-cell office:value-type="float" office:value="0.02620869" calcext:value-type="float">
            <text:p>0.02620869</text:p>
          </table:table-cell>
          <table:table-cell office:value-type="float" office:value="0.06717867" calcext:value-type="float">
            <text:p>0.06717867</text:p>
          </table:table-cell>
          <table:table-cell office:value-type="float" office:value="0.1255559" calcext:value-type="float">
            <text:p>0.1255559</text:p>
          </table:table-cell>
          <table:table-cell office:value-type="float" office:value="0.1286698" calcext:value-type="float">
            <text:p>0.1286698</text:p>
          </table:table-cell>
          <table:table-cell office:value-type="float" office:value="0.1306815" calcext:value-type="float">
            <text:p>0.1306815</text:p>
          </table:table-cell>
          <table:table-cell office:value-type="float" office:value="0.1363666" calcext:value-type="float">
            <text:p>0.1363666</text:p>
          </table:table-cell>
          <table:table-cell office:value-type="float" office:value="0.1464267" calcext:value-type="float">
            <text:p>0.1464267</text:p>
          </table:table-cell>
          <table:table-cell office:value-type="float" office:value="0.1519921" calcext:value-type="float">
            <text:p>0.1519921</text:p>
          </table:table-cell>
          <table:table-cell office:value-type="float" office:value="0" calcext:value-type="float">
            <text:p>0</text:p>
          </table:table-cell>
          <table:table-cell office:value-type="float" office:value="22.39999" calcext:value-type="float">
            <text:p>22.39999</text:p>
          </table:table-cell>
          <table:table-cell office:value-type="float" office:value="15.74551" calcext:value-type="float">
            <text:p>15.74551</text:p>
          </table:table-cell>
          <table:table-cell office:value-type="float" office:value="13.31947" calcext:value-type="float">
            <text:p>13.31947</text:p>
          </table:table-cell>
          <table:table-cell office:value-type="float" office:value="5.010705" calcext:value-type="float">
            <text:p>5.010705</text:p>
          </table:table-cell>
          <table:table-cell office:value-type="float" office:value="4.049895" calcext:value-type="float">
            <text:p>4.049895</text:p>
          </table:table-cell>
          <table:table-cell office:value-type="float" office:value="1.808947" calcext:value-type="float">
            <text:p>1.808947</text:p>
          </table:table-cell>
          <table:table-cell office:value-type="float" office:value="1.694329" calcext:value-type="float">
            <text:p>1.694329</text:p>
          </table:table-cell>
          <table:table-cell office:value-type="float" office:value="3.8907" calcext:value-type="float">
            <text:p>3.8907</text:p>
          </table:table-cell>
          <table:table-cell office:value-type="float" office:value="6.201504" calcext:value-type="float">
            <text:p>6.201504</text:p>
          </table:table-cell>
          <table:table-cell office:value-type="float" office:value="6.506511" calcext:value-type="float">
            <text:p>6.506511</text:p>
          </table:table-cell>
          <table:table-cell office:value-type="float" office:value="6.709594" calcext:value-type="float">
            <text:p>6.709594</text:p>
          </table:table-cell>
          <table:table-cell office:value-type="float" office:value="7.234484" calcext:value-type="float">
            <text:p>7.234484</text:p>
          </table:table-cell>
          <table:table-cell office:value-type="float" office:value="8.177748" calcext:value-type="float">
            <text:p>8.177748</text:p>
          </table:table-cell>
          <table:table-cell office:value-type="float" office:value="8.701546" calcext:value-type="float">
            <text:p>8.701546</text:p>
          </table:table-cell>
          <table:table-cell office:value-type="float" office:value="0" calcext:value-type="float">
            <text:p>0</text:p>
          </table:table-cell>
          <table:table-cell office:value-type="float" office:value="17.7187" calcext:value-type="float">
            <text:p>17.7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3.75123" calcext:value-type="float">
            <text:p>3.75123</text:p>
          </table:table-cell>
          <table:table-cell office:value-type="float" office:value="136.1083" calcext:value-type="float">
            <text:p>136.1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8762" calcext:value-type="float">
            <text:p>26.98762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29" calcext:value-type="float">
            <text:p>7.437729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132" calcext:value-type="float">
            <text:p>1174.132</text:p>
          </table:table-cell>
          <table:table-cell office:value-type="float" office:value="1.414086" calcext:value-type="float">
            <text:p>1.414086</text:p>
          </table:table-cell>
          <table:table-cell office:value-type="float" office:value="0" calcext:value-type="float">
            <text:p>0</text:p>
          </table:table-cell>
          <table:table-cell office:value-type="float" office:value="1.37127" calcext:value-type="float">
            <text:p>1.37127</text:p>
          </table:table-cell>
          <table:table-cell office:value-type="float" office:value="0.5251954" calcext:value-type="float">
            <text:p>0.5251954</text:p>
          </table:table-cell>
          <table:table-cell office:value-type="float" office:value="0.3344157" calcext:value-type="float">
            <text:p>0.3344157</text:p>
          </table:table-cell>
          <table:table-cell office:value-type="float" office:value="0.06355461" calcext:value-type="float">
            <text:p>0.06355461</text:p>
          </table:table-cell>
          <table:table-cell office:value-type="float" office:value="0.04831118" calcext:value-type="float">
            <text:p>0.04831118</text:p>
          </table:table-cell>
          <table:table-cell office:value-type="float" office:value="0.01963855" calcext:value-type="float">
            <text:p>0.01963855</text:p>
          </table:table-cell>
          <table:table-cell office:value-type="float" office:value="0.02623844" calcext:value-type="float">
            <text:p>0.02623844</text:p>
          </table:table-cell>
          <table:table-cell office:value-type="float" office:value="0.06718261" calcext:value-type="float">
            <text:p>0.06718261</text:p>
          </table:table-cell>
          <table:table-cell office:value-type="float" office:value="0.1256264" calcext:value-type="float">
            <text:p>0.1256264</text:p>
          </table:table-cell>
          <table:table-cell office:value-type="float" office:value="0.1287419" calcext:value-type="float">
            <text:p>0.1287419</text:p>
          </table:table-cell>
          <table:table-cell office:value-type="float" office:value="0.1307593" calcext:value-type="float">
            <text:p>0.1307593</text:p>
          </table:table-cell>
          <table:table-cell office:value-type="float" office:value="0.1364469" calcext:value-type="float">
            <text:p>0.1364469</text:p>
          </table:table-cell>
          <table:table-cell office:value-type="float" office:value="0.1464887" calcext:value-type="float">
            <text:p>0.1464887</text:p>
          </table:table-cell>
          <table:table-cell office:value-type="float" office:value="0.1520614" calcext:value-type="float">
            <text:p>0.1520614</text:p>
          </table:table-cell>
          <table:table-cell office:value-type="float" office:value="0" calcext:value-type="float">
            <text:p>0</text:p>
          </table:table-cell>
          <table:table-cell office:value-type="float" office:value="22.54338" calcext:value-type="float">
            <text:p>22.54338</text:p>
          </table:table-cell>
          <table:table-cell office:value-type="float" office:value="15.80296" calcext:value-type="float">
            <text:p>15.80296</text:p>
          </table:table-cell>
          <table:table-cell office:value-type="float" office:value="13.35784" calcext:value-type="float">
            <text:p>13.35784</text:p>
          </table:table-cell>
          <table:table-cell office:value-type="float" office:value="5.013558" calcext:value-type="float">
            <text:p>5.013558</text:p>
          </table:table-cell>
          <table:table-cell office:value-type="float" office:value="4.051386" calcext:value-type="float">
            <text:p>4.051386</text:p>
          </table:table-cell>
          <table:table-cell office:value-type="float" office:value="1.809311" calcext:value-type="float">
            <text:p>1.809311</text:p>
          </table:table-cell>
          <table:table-cell office:value-type="float" office:value="1.695742" calcext:value-type="float">
            <text:p>1.695742</text:p>
          </table:table-cell>
          <table:table-cell office:value-type="float" office:value="3.894889" calcext:value-type="float">
            <text:p>3.894889</text:p>
          </table:table-cell>
          <table:table-cell office:value-type="float" office:value="6.208178" calcext:value-type="float">
            <text:p>6.208178</text:p>
          </table:table-cell>
          <table:table-cell office:value-type="float" office:value="6.513343" calcext:value-type="float">
            <text:p>6.513343</text:p>
          </table:table-cell>
          <table:table-cell office:value-type="float" office:value="6.716891" calcext:value-type="float">
            <text:p>6.716891</text:p>
          </table:table-cell>
          <table:table-cell office:value-type="float" office:value="7.241306" calcext:value-type="float">
            <text:p>7.241306</text:p>
          </table:table-cell>
          <table:table-cell office:value-type="float" office:value="8.183872" calcext:value-type="float">
            <text:p>8.183872</text:p>
          </table:table-cell>
          <table:table-cell office:value-type="float" office:value="8.710503" calcext:value-type="float">
            <text:p>8.710503</text:p>
          </table:table-cell>
          <table:table-cell office:value-type="float" office:value="0" calcext:value-type="float">
            <text:p>0</text:p>
          </table:table-cell>
          <table:table-cell office:value-type="float" office:value="21.25769" calcext:value-type="float">
            <text:p>21.25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3.732362" calcext:value-type="float">
            <text:p>3.732362</text:p>
          </table:table-cell>
          <table:table-cell office:value-type="float" office:value="136.109" calcext:value-type="float">
            <text:p>136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1958" calcext:value-type="float">
            <text:p>27.01958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3" calcext:value-type="float">
            <text:p>7.43773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116" calcext:value-type="float">
            <text:p>1174.116</text:p>
          </table:table-cell>
          <table:table-cell office:value-type="float" office:value="1.418185" calcext:value-type="float">
            <text:p>1.418185</text:p>
          </table:table-cell>
          <table:table-cell office:value-type="float" office:value="0" calcext:value-type="float">
            <text:p>0</text:p>
          </table:table-cell>
          <table:table-cell office:value-type="float" office:value="1.246798" calcext:value-type="float">
            <text:p>1.246798</text:p>
          </table:table-cell>
          <table:table-cell office:value-type="float" office:value="0.6180278" calcext:value-type="float">
            <text:p>0.6180278</text:p>
          </table:table-cell>
          <table:table-cell office:value-type="float" office:value="0.4263141" calcext:value-type="float">
            <text:p>0.4263141</text:p>
          </table:table-cell>
          <table:table-cell office:value-type="float" office:value="0.0806793" calcext:value-type="float">
            <text:p>0.0806793</text:p>
          </table:table-cell>
          <table:table-cell office:value-type="float" office:value="0.06481024" calcext:value-type="float">
            <text:p>0.06481024</text:p>
          </table:table-cell>
          <table:table-cell office:value-type="float" office:value="0.02277002" calcext:value-type="float">
            <text:p>0.02277002</text:p>
          </table:table-cell>
          <table:table-cell office:value-type="float" office:value="0.0285872" calcext:value-type="float">
            <text:p>0.0285872</text:p>
          </table:table-cell>
          <table:table-cell office:value-type="float" office:value="0.06750101" calcext:value-type="float">
            <text:p>0.06750101</text:p>
          </table:table-cell>
          <table:table-cell office:value-type="float" office:value="0.1257255" calcext:value-type="float">
            <text:p>0.1257255</text:p>
          </table:table-cell>
          <table:table-cell office:value-type="float" office:value="0.1288152" calcext:value-type="float">
            <text:p>0.1288152</text:p>
          </table:table-cell>
          <table:table-cell office:value-type="float" office:value="0.1308369" calcext:value-type="float">
            <text:p>0.1308369</text:p>
          </table:table-cell>
          <table:table-cell office:value-type="float" office:value="0.1365183" calcext:value-type="float">
            <text:p>0.1365183</text:p>
          </table:table-cell>
          <table:table-cell office:value-type="float" office:value="0.1465521" calcext:value-type="float">
            <text:p>0.1465521</text:p>
          </table:table-cell>
          <table:table-cell office:value-type="float" office:value="0.15213" calcext:value-type="float">
            <text:p>0.15213</text:p>
          </table:table-cell>
          <table:table-cell office:value-type="float" office:value="0" calcext:value-type="float">
            <text:p>0</text:p>
          </table:table-cell>
          <table:table-cell office:value-type="float" office:value="22.70316" calcext:value-type="float">
            <text:p>22.70316</text:p>
          </table:table-cell>
          <table:table-cell office:value-type="float" office:value="15.88998" calcext:value-type="float">
            <text:p>15.88998</text:p>
          </table:table-cell>
          <table:table-cell office:value-type="float" office:value="13.4238" calcext:value-type="float">
            <text:p>13.4238</text:p>
          </table:table-cell>
          <table:table-cell office:value-type="float" office:value="5.021404" calcext:value-type="float">
            <text:p>5.021404</text:p>
          </table:table-cell>
          <table:table-cell office:value-type="float" office:value="4.057754" calcext:value-type="float">
            <text:p>4.057754</text:p>
          </table:table-cell>
          <table:table-cell office:value-type="float" office:value="1.810284" calcext:value-type="float">
            <text:p>1.810284</text:p>
          </table:table-cell>
          <table:table-cell office:value-type="float" office:value="1.697485" calcext:value-type="float">
            <text:p>1.697485</text:p>
          </table:table-cell>
          <table:table-cell office:value-type="float" office:value="3.899116" calcext:value-type="float">
            <text:p>3.899116</text:p>
          </table:table-cell>
          <table:table-cell office:value-type="float" office:value="6.214851" calcext:value-type="float">
            <text:p>6.214851</text:p>
          </table:table-cell>
          <table:table-cell office:value-type="float" office:value="6.52018" calcext:value-type="float">
            <text:p>6.52018</text:p>
          </table:table-cell>
          <table:table-cell office:value-type="float" office:value="6.724185" calcext:value-type="float">
            <text:p>6.724185</text:p>
          </table:table-cell>
          <table:table-cell office:value-type="float" office:value="7.248129" calcext:value-type="float">
            <text:p>7.248129</text:p>
          </table:table-cell>
          <table:table-cell office:value-type="float" office:value="8.189997" calcext:value-type="float">
            <text:p>8.189997</text:p>
          </table:table-cell>
          <table:table-cell office:value-type="float" office:value="8.716844" calcext:value-type="float">
            <text:p>8.716844</text:p>
          </table:table-cell>
          <table:table-cell office:value-type="float" office:value="0" calcext:value-type="float">
            <text:p>0</text:p>
          </table:table-cell>
          <table:table-cell office:value-type="float" office:value="15.31675" calcext:value-type="float">
            <text:p>15.31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3.717567" calcext:value-type="float">
            <text:p>3.717567</text:p>
          </table:table-cell>
          <table:table-cell office:value-type="float" office:value="136.1092" calcext:value-type="float">
            <text:p>136.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5208" calcext:value-type="float">
            <text:p>27.05208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32" calcext:value-type="float">
            <text:p>7.437732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098" calcext:value-type="float">
            <text:p>1174.098</text:p>
          </table:table-cell>
          <table:table-cell office:value-type="float" office:value="1.423725" calcext:value-type="float">
            <text:p>1.423725</text:p>
          </table:table-cell>
          <table:table-cell office:value-type="float" office:value="0" calcext:value-type="float">
            <text:p>0</text:p>
          </table:table-cell>
          <table:table-cell office:value-type="float" office:value="0.8408875" calcext:value-type="float">
            <text:p>0.8408875</text:p>
          </table:table-cell>
          <table:table-cell office:value-type="float" office:value="0.5085825" calcext:value-type="float">
            <text:p>0.5085825</text:p>
          </table:table-cell>
          <table:table-cell office:value-type="float" office:value="0.3860621" calcext:value-type="float">
            <text:p>0.3860621</text:p>
          </table:table-cell>
          <table:table-cell office:value-type="float" office:value="0.080103" calcext:value-type="float">
            <text:p>0.080103</text:p>
          </table:table-cell>
          <table:table-cell office:value-type="float" office:value="0.06821146" calcext:value-type="float">
            <text:p>0.06821146</text:p>
          </table:table-cell>
          <table:table-cell office:value-type="float" office:value="0.02426797" calcext:value-type="float">
            <text:p>0.02426797</text:p>
          </table:table-cell>
          <table:table-cell office:value-type="float" office:value="0.0301308" calcext:value-type="float">
            <text:p>0.0301308</text:p>
          </table:table-cell>
          <table:table-cell office:value-type="float" office:value="0.06798925" calcext:value-type="float">
            <text:p>0.06798925</text:p>
          </table:table-cell>
          <table:table-cell office:value-type="float" office:value="0.1258756" calcext:value-type="float">
            <text:p>0.1258756</text:p>
          </table:table-cell>
          <table:table-cell office:value-type="float" office:value="0.1288936" calcext:value-type="float">
            <text:p>0.1288936</text:p>
          </table:table-cell>
          <table:table-cell office:value-type="float" office:value="0.130915" calcext:value-type="float">
            <text:p>0.130915</text:p>
          </table:table-cell>
          <table:table-cell office:value-type="float" office:value="0.1365825" calcext:value-type="float">
            <text:p>0.1365825</text:p>
          </table:table-cell>
          <table:table-cell office:value-type="float" office:value="0.1466171" calcext:value-type="float">
            <text:p>0.1466171</text:p>
          </table:table-cell>
          <table:table-cell office:value-type="float" office:value="0.1521978" calcext:value-type="float">
            <text:p>0.1521978</text:p>
          </table:table-cell>
          <table:table-cell office:value-type="float" office:value="0" calcext:value-type="float">
            <text:p>0</text:p>
          </table:table-cell>
          <table:table-cell office:value-type="float" office:value="22.8259" calcext:value-type="float">
            <text:p>22.8259</text:p>
          </table:table-cell>
          <table:table-cell office:value-type="float" office:value="15.97744" calcext:value-type="float">
            <text:p>15.97744</text:p>
          </table:table-cell>
          <table:table-cell office:value-type="float" office:value="13.49967" calcext:value-type="float">
            <text:p>13.49967</text:p>
          </table:table-cell>
          <table:table-cell office:value-type="float" office:value="5.032342" calcext:value-type="float">
            <text:p>5.032342</text:p>
          </table:table-cell>
          <table:table-cell office:value-type="float" office:value="4.067654" calcext:value-type="float">
            <text:p>4.067654</text:p>
          </table:table-cell>
          <table:table-cell office:value-type="float" office:value="1.811776" calcext:value-type="float">
            <text:p>1.811776</text:p>
          </table:table-cell>
          <table:table-cell office:value-type="float" office:value="1.699597" calcext:value-type="float">
            <text:p>1.699597</text:p>
          </table:table-cell>
          <table:table-cell office:value-type="float" office:value="3.903439" calcext:value-type="float">
            <text:p>3.903439</text:p>
          </table:table-cell>
          <table:table-cell office:value-type="float" office:value="6.221524" calcext:value-type="float">
            <text:p>6.221524</text:p>
          </table:table-cell>
          <table:table-cell office:value-type="float" office:value="6.527012" calcext:value-type="float">
            <text:p>6.527012</text:p>
          </table:table-cell>
          <table:table-cell office:value-type="float" office:value="6.731425" calcext:value-type="float">
            <text:p>6.731425</text:p>
          </table:table-cell>
          <table:table-cell office:value-type="float" office:value="7.254951" calcext:value-type="float">
            <text:p>7.254951</text:p>
          </table:table-cell>
          <table:table-cell office:value-type="float" office:value="8.196122" calcext:value-type="float">
            <text:p>8.196122</text:p>
          </table:table-cell>
          <table:table-cell office:value-type="float" office:value="8.723184" calcext:value-type="float">
            <text:p>8.723184</text:p>
          </table:table-cell>
          <table:table-cell office:value-type="float" office:value="0" calcext:value-type="float">
            <text:p>0</text:p>
          </table:table-cell>
          <table:table-cell office:value-type="float" office:value="10.34334" calcext:value-type="float">
            <text:p>10.34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3.700979" calcext:value-type="float">
            <text:p>3.700979</text:p>
          </table:table-cell>
          <table:table-cell office:value-type="float" office:value="136.1095" calcext:value-type="float">
            <text:p>136.1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8379" calcext:value-type="float">
            <text:p>27.08379</text:p>
          </table:table-cell>
          <table:table-cell office:value-type="float" office:value="0" calcext:value-type="float">
            <text:p>0</text:p>
          </table:table-cell>
          <table:table-cell office:value-type="float" office:value="0.00000007437732" calcext:value-type="float">
            <text:p>7.437732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6046" calcext:value-type="float">
            <text:p>-0.001626046</text:p>
          </table:table-cell>
          <table:table-cell office:value-type="float" office:value="1174.081" calcext:value-type="float">
            <text:p>1174.081</text:p>
          </table:table-cell>
          <table:table-cell office:value-type="float" office:value="1.428815" calcext:value-type="float">
            <text:p>1.428815</text:p>
          </table:table-cell>
          <table:table-cell office:value-type="float" office:value="0" calcext:value-type="float">
            <text:p>0</text:p>
          </table:table-cell>
          <table:table-cell office:value-type="float" office:value="0.8126346" calcext:value-type="float">
            <text:p>0.8126346</text:p>
          </table:table-cell>
          <table:table-cell office:value-type="float" office:value="0.5354941" calcext:value-type="float">
            <text:p>0.5354941</text:p>
          </table:table-cell>
          <table:table-cell office:value-type="float" office:value="0.4075155" calcext:value-type="float">
            <text:p>0.4075155</text:p>
          </table:table-cell>
          <table:table-cell office:value-type="float" office:value="0.08355363" calcext:value-type="float">
            <text:p>0.08355363</text:p>
          </table:table-cell>
          <table:table-cell office:value-type="float" office:value="0.07150805" calcext:value-type="float">
            <text:p>0.07150805</text:p>
          </table:table-cell>
          <table:table-cell office:value-type="float" office:value="0.02504749" calcext:value-type="float">
            <text:p>0.02504749</text:p>
          </table:table-cell>
          <table:table-cell office:value-type="float" office:value="0.03091892" calcext:value-type="float">
            <text:p>0.03091892</text:p>
          </table:table-cell>
          <table:table-cell office:value-type="float" office:value="0.06836712" calcext:value-type="float">
            <text:p>0.06836712</text:p>
          </table:table-cell>
          <table:table-cell office:value-type="float" office:value="0.1260515" calcext:value-type="float">
            <text:p>0.1260515</text:p>
          </table:table-cell>
          <table:table-cell office:value-type="float" office:value="0.1289784" calcext:value-type="float">
            <text:p>0.1289784</text:p>
          </table:table-cell>
          <table:table-cell office:value-type="float" office:value="0.1309935" calcext:value-type="float">
            <text:p>0.1309935</text:p>
          </table:table-cell>
          <table:table-cell office:value-type="float" office:value="0.1366541" calcext:value-type="float">
            <text:p>0.1366541</text:p>
          </table:table-cell>
          <table:table-cell office:value-type="float" office:value="0.1466828" calcext:value-type="float">
            <text:p>0.1466828</text:p>
          </table:table-cell>
          <table:table-cell office:value-type="float" office:value="0.1522654" calcext:value-type="float">
            <text:p>0.1522654</text:p>
          </table:table-cell>
          <table:table-cell office:value-type="float" office:value="0" calcext:value-type="float">
            <text:p>0</text:p>
          </table:table-cell>
          <table:table-cell office:value-type="float" office:value="22.92535" calcext:value-type="float">
            <text:p>22.92535</text:p>
          </table:table-cell>
          <table:table-cell office:value-type="float" office:value="16.05639" calcext:value-type="float">
            <text:p>16.05639</text:p>
          </table:table-cell>
          <table:table-cell office:value-type="float" office:value="13.57091" calcext:value-type="float">
            <text:p>13.57091</text:p>
          </table:table-cell>
          <table:table-cell office:value-type="float" office:value="5.043108" calcext:value-type="float">
            <text:p>5.043108</text:p>
          </table:table-cell>
          <table:table-cell office:value-type="float" office:value="4.077984" calcext:value-type="float">
            <text:p>4.077984</text:p>
          </table:table-cell>
          <table:table-cell office:value-type="float" office:value="1.813433" calcext:value-type="float">
            <text:p>1.813433</text:p>
          </table:table-cell>
          <table:table-cell office:value-type="float" office:value="1.701879" calcext:value-type="float">
            <text:p>1.701879</text:p>
          </table:table-cell>
          <table:table-cell office:value-type="float" office:value="3.907851" calcext:value-type="float">
            <text:p>3.907851</text:p>
          </table:table-cell>
          <table:table-cell office:value-type="float" office:value="6.22822" calcext:value-type="float">
            <text:p>6.22822</text:p>
          </table:table-cell>
          <table:table-cell office:value-type="float" office:value="6.533829" calcext:value-type="float">
            <text:p>6.533829</text:p>
          </table:table-cell>
          <table:table-cell office:value-type="float" office:value="6.738665" calcext:value-type="float">
            <text:p>6.738665</text:p>
          </table:table-cell>
          <table:table-cell office:value-type="float" office:value="7.261775" calcext:value-type="float">
            <text:p>7.261775</text:p>
          </table:table-cell>
          <table:table-cell office:value-type="float" office:value="8.20223" calcext:value-type="float">
            <text:p>8.20223</text:p>
          </table:table-cell>
          <table:table-cell office:value-type="float" office:value="8.729454" calcext:value-type="float">
            <text:p>8.729454</text:p>
          </table:table-cell>
          <table:table-cell office:value-type="float" office:value="0" calcext:value-type="float">
            <text:p>0</text:p>
          </table:table-cell>
          <table:table-cell office:value-type="float" office:value="9.912991" calcext:value-type="float">
            <text:p>9.912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3.688136" calcext:value-type="float">
            <text:p>3.688136</text:p>
          </table:table-cell>
          <table:table-cell office:value-type="float" office:value="136.1099" calcext:value-type="float">
            <text:p>136.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1505" calcext:value-type="float">
            <text:p>27.11505</text:p>
          </table:table-cell>
          <table:table-cell office:value-type="float" office:value="0" calcext:value-type="float">
            <text:p>0</text:p>
          </table:table-cell>
          <table:table-cell office:value-type="float" office:value="0.00000007835816" calcext:value-type="float">
            <text:p>7.835816E-08</text:p>
          </table:table-cell>
          <table:table-cell office:value-type="float" office:value="0" calcext:value-type="float">
            <text:p>0</text:p>
          </table:table-cell>
          <table:table-cell office:value-type="float" office:value="-0.00162989" calcext:value-type="float">
            <text:p>-0.00162989</text:p>
          </table:table-cell>
          <table:table-cell office:value-type="float" office:value="1174.064" calcext:value-type="float">
            <text:p>1174.064</text:p>
          </table:table-cell>
          <table:table-cell office:value-type="float" office:value="1.437163" calcext:value-type="float">
            <text:p>1.437163</text:p>
          </table:table-cell>
          <table:table-cell office:value-type="float" office:value="0" calcext:value-type="float">
            <text:p>0</text:p>
          </table:table-cell>
          <table:table-cell office:value-type="float" office:value="0.3208181" calcext:value-type="float">
            <text:p>0.3208181</text:p>
          </table:table-cell>
          <table:table-cell office:value-type="float" office:value="0.3852163" calcext:value-type="float">
            <text:p>0.3852163</text:p>
          </table:table-cell>
          <table:table-cell office:value-type="float" office:value="0.288182" calcext:value-type="float">
            <text:p>0.288182</text:p>
          </table:table-cell>
          <table:table-cell office:value-type="float" office:value="0.06971452" calcext:value-type="float">
            <text:p>0.06971452</text:p>
          </table:table-cell>
          <table:table-cell office:value-type="float" office:value="0.06301372" calcext:value-type="float">
            <text:p>0.06301372</text:p>
          </table:table-cell>
          <table:table-cell office:value-type="float" office:value="0.024545" calcext:value-type="float">
            <text:p>0.024545</text:p>
          </table:table-cell>
          <table:table-cell office:value-type="float" office:value="0.03106067" calcext:value-type="float">
            <text:p>0.03106067</text:p>
          </table:table-cell>
          <table:table-cell office:value-type="float" office:value="0.06866407" calcext:value-type="float">
            <text:p>0.06866407</text:p>
          </table:table-cell>
          <table:table-cell office:value-type="float" office:value="0.1262322" calcext:value-type="float">
            <text:p>0.1262322</text:p>
          </table:table-cell>
          <table:table-cell office:value-type="float" office:value="0.129068" calcext:value-type="float">
            <text:p>0.129068</text:p>
          </table:table-cell>
          <table:table-cell office:value-type="float" office:value="0.1310729" calcext:value-type="float">
            <text:p>0.1310729</text:p>
          </table:table-cell>
          <table:table-cell office:value-type="float" office:value="0.1367611" calcext:value-type="float">
            <text:p>0.1367611</text:p>
          </table:table-cell>
          <table:table-cell office:value-type="float" office:value="0.1470055" calcext:value-type="float">
            <text:p>0.1470055</text:p>
          </table:table-cell>
          <table:table-cell office:value-type="float" office:value="0.1522512" calcext:value-type="float">
            <text:p>0.1522512</text:p>
          </table:table-cell>
          <table:table-cell office:value-type="float" office:value="0" calcext:value-type="float">
            <text:p>0</text:p>
          </table:table-cell>
          <table:table-cell office:value-type="float" office:value="23.05825" calcext:value-type="float">
            <text:p>23.05825</text:p>
          </table:table-cell>
          <table:table-cell office:value-type="float" office:value="16.12524" calcext:value-type="float">
            <text:p>16.12524</text:p>
          </table:table-cell>
          <table:table-cell office:value-type="float" office:value="13.63465" calcext:value-type="float">
            <text:p>13.63465</text:p>
          </table:table-cell>
          <table:table-cell office:value-type="float" office:value="5.053443" calcext:value-type="float">
            <text:p>5.053443</text:p>
          </table:table-cell>
          <table:table-cell office:value-type="float" office:value="4.088416" calcext:value-type="float">
            <text:p>4.088416</text:p>
          </table:table-cell>
          <table:table-cell office:value-type="float" office:value="1.815202" calcext:value-type="float">
            <text:p>1.815202</text:p>
          </table:table-cell>
          <table:table-cell office:value-type="float" office:value="1.704276" calcext:value-type="float">
            <text:p>1.704276</text:p>
          </table:table-cell>
          <table:table-cell office:value-type="float" office:value="3.912336" calcext:value-type="float">
            <text:p>3.912336</text:p>
          </table:table-cell>
          <table:table-cell office:value-type="float" office:value="6.234939" calcext:value-type="float">
            <text:p>6.234939</text:p>
          </table:table-cell>
          <table:table-cell office:value-type="float" office:value="6.540624" calcext:value-type="float">
            <text:p>6.540624</text:p>
          </table:table-cell>
          <table:table-cell office:value-type="float" office:value="6.745905" calcext:value-type="float">
            <text:p>6.745905</text:p>
          </table:table-cell>
          <table:table-cell office:value-type="float" office:value="7.268597" calcext:value-type="float">
            <text:p>7.268597</text:p>
          </table:table-cell>
          <table:table-cell office:value-type="float" office:value="8.208275" calcext:value-type="float">
            <text:p>8.208275</text:p>
          </table:table-cell>
          <table:table-cell office:value-type="float" office:value="8.735703" calcext:value-type="float">
            <text:p>8.735703</text:p>
          </table:table-cell>
          <table:table-cell office:value-type="float" office:value="0" calcext:value-type="float">
            <text:p>0</text:p>
          </table:table-cell>
          <table:table-cell office:value-type="float" office:value="1.246605" calcext:value-type="float">
            <text:p>1.246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3.676881" calcext:value-type="float">
            <text:p>3.676881</text:p>
          </table:table-cell>
          <table:table-cell office:value-type="float" office:value="136.1106" calcext:value-type="float">
            <text:p>136.1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431" calcext:value-type="float">
            <text:p>27.1431</text:p>
          </table:table-cell>
          <table:table-cell office:value-type="float" office:value="0" calcext:value-type="float">
            <text:p>0</text:p>
          </table:table-cell>
          <table:table-cell office:value-type="float" office:value="0.00000008188132" calcext:value-type="float">
            <text:p>8.188132E-08</text:p>
          </table:table-cell>
          <table:table-cell office:value-type="float" office:value="0" calcext:value-type="float">
            <text:p>0</text:p>
          </table:table-cell>
          <table:table-cell office:value-type="float" office:value="-0.00176447" calcext:value-type="float">
            <text:p>-0.00176447</text:p>
          </table:table-cell>
          <table:table-cell office:value-type="float" office:value="1174.047" calcext:value-type="float">
            <text:p>1174.047</text:p>
          </table:table-cell>
          <table:table-cell office:value-type="float" office:value="1.445872" calcext:value-type="float">
            <text:p>1.445872</text:p>
          </table:table-cell>
          <table:table-cell office:value-type="float" office:value="0" calcext:value-type="float">
            <text:p>0</text:p>
          </table:table-cell>
          <table:table-cell office:value-type="float" office:value="0.3247983" calcext:value-type="float">
            <text:p>0.3247983</text:p>
          </table:table-cell>
          <table:table-cell office:value-type="float" office:value="0.2308797" calcext:value-type="float">
            <text:p>0.2308797</text:p>
          </table:table-cell>
          <table:table-cell office:value-type="float" office:value="0.2276389" calcext:value-type="float">
            <text:p>0.2276389</text:p>
          </table:table-cell>
          <table:table-cell office:value-type="float" office:value="0.05906499" calcext:value-type="float">
            <text:p>0.05906499</text:p>
          </table:table-cell>
          <table:table-cell office:value-type="float" office:value="0.05339039" calcext:value-type="float">
            <text:p>0.05339039</text:p>
          </table:table-cell>
          <table:table-cell office:value-type="float" office:value="0.02290619" calcext:value-type="float">
            <text:p>0.02290619</text:p>
          </table:table-cell>
          <table:table-cell office:value-type="float" office:value="0.03019434" calcext:value-type="float">
            <text:p>0.03019434</text:p>
          </table:table-cell>
          <table:table-cell office:value-type="float" office:value="0.06866781" calcext:value-type="float">
            <text:p>0.06866781</text:p>
          </table:table-cell>
          <table:table-cell office:value-type="float" office:value="0.126386" calcext:value-type="float">
            <text:p>0.126386</text:p>
          </table:table-cell>
          <table:table-cell office:value-type="float" office:value="0.1291599" calcext:value-type="float">
            <text:p>0.1291599</text:p>
          </table:table-cell>
          <table:table-cell office:value-type="float" office:value="0.1311539" calcext:value-type="float">
            <text:p>0.1311539</text:p>
          </table:table-cell>
          <table:table-cell office:value-type="float" office:value="0.1368253" calcext:value-type="float">
            <text:p>0.1368253</text:p>
          </table:table-cell>
          <table:table-cell office:value-type="float" office:value="0.146891" calcext:value-type="float">
            <text:p>0.146891</text:p>
          </table:table-cell>
          <table:table-cell office:value-type="float" office:value="0.1523637" calcext:value-type="float">
            <text:p>0.1523637</text:p>
          </table:table-cell>
          <table:table-cell office:value-type="float" office:value="0" calcext:value-type="float">
            <text:p>0</text:p>
          </table:table-cell>
          <table:table-cell office:value-type="float" office:value="23.09774" calcext:value-type="float">
            <text:p>23.09774</text:p>
          </table:table-cell>
          <table:table-cell office:value-type="float" office:value="16.18153" calcext:value-type="float">
            <text:p>16.18153</text:p>
          </table:table-cell>
          <table:table-cell office:value-type="float" office:value="13.67029" calcext:value-type="float">
            <text:p>13.67029</text:p>
          </table:table-cell>
          <table:table-cell office:value-type="float" office:value="5.059162" calcext:value-type="float">
            <text:p>5.059162</text:p>
          </table:table-cell>
          <table:table-cell office:value-type="float" office:value="4.095202" calcext:value-type="float">
            <text:p>4.095202</text:p>
          </table:table-cell>
          <table:table-cell office:value-type="float" office:value="1.816662" calcext:value-type="float">
            <text:p>1.816662</text:p>
          </table:table-cell>
          <table:table-cell office:value-type="float" office:value="1.706553" calcext:value-type="float">
            <text:p>1.706553</text:p>
          </table:table-cell>
          <table:table-cell office:value-type="float" office:value="3.916832" calcext:value-type="float">
            <text:p>3.916832</text:p>
          </table:table-cell>
          <table:table-cell office:value-type="float" office:value="6.241658" calcext:value-type="float">
            <text:p>6.241658</text:p>
          </table:table-cell>
          <table:table-cell office:value-type="float" office:value="6.547421" calcext:value-type="float">
            <text:p>6.547421</text:p>
          </table:table-cell>
          <table:table-cell office:value-type="float" office:value="6.753146" calcext:value-type="float">
            <text:p>6.753146</text:p>
          </table:table-cell>
          <table:table-cell office:value-type="float" office:value="7.275421" calcext:value-type="float">
            <text:p>7.275421</text:p>
          </table:table-cell>
          <table:table-cell office:value-type="float" office:value="8.214564" calcext:value-type="float">
            <text:p>8.214564</text:p>
          </table:table-cell>
          <table:table-cell office:value-type="float" office:value="8.741781" calcext:value-type="float">
            <text:p>8.741781</text:p>
          </table:table-cell>
          <table:table-cell office:value-type="float" office:value="0" calcext:value-type="float">
            <text:p>0</text:p>
          </table:table-cell>
          <table:table-cell office:value-type="float" office:value="12.80801" calcext:value-type="float">
            <text:p>12.80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3.651065" calcext:value-type="float">
            <text:p>3.651065</text:p>
          </table:table-cell>
          <table:table-cell office:value-type="float" office:value="136.1127" calcext:value-type="float">
            <text:p>136.1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7153" calcext:value-type="float">
            <text:p>27.17153</text:p>
          </table:table-cell>
          <table:table-cell office:value-type="float" office:value="0" calcext:value-type="float">
            <text:p>0</text:p>
          </table:table-cell>
          <table:table-cell office:value-type="float" office:value="0.00000009884354" calcext:value-type="float">
            <text:p>9.884354E-08</text:p>
          </table:table-cell>
          <table:table-cell office:value-type="float" office:value="0" calcext:value-type="float">
            <text:p>0</text:p>
          </table:table-cell>
          <table:table-cell office:value-type="float" office:value="-0.001891596" calcext:value-type="float">
            <text:p>-0.001891596</text:p>
          </table:table-cell>
          <table:table-cell office:value-type="float" office:value="1174.032" calcext:value-type="float">
            <text:p>1174.032</text:p>
          </table:table-cell>
          <table:table-cell office:value-type="float" office:value="1.477625" calcext:value-type="float">
            <text:p>1.477625</text:p>
          </table:table-cell>
          <table:table-cell office:value-type="float" office:value="0" calcext:value-type="float">
            <text:p>0</text:p>
          </table:table-cell>
          <table:table-cell office:value-type="float" office:value="1.00236" calcext:value-type="float">
            <text:p>1.00236</text:p>
          </table:table-cell>
          <table:table-cell office:value-type="float" office:value="0.3495717" calcext:value-type="float">
            <text:p>0.3495717</text:p>
          </table:table-cell>
          <table:table-cell office:value-type="float" office:value="0.2826658" calcext:value-type="float">
            <text:p>0.2826658</text:p>
          </table:table-cell>
          <table:table-cell office:value-type="float" office:value="0.06460191" calcext:value-type="float">
            <text:p>0.06460191</text:p>
          </table:table-cell>
          <table:table-cell office:value-type="float" office:value="0.05586372" calcext:value-type="float">
            <text:p>0.05586372</text:p>
          </table:table-cell>
          <table:table-cell office:value-type="float" office:value="0.02278218" calcext:value-type="float">
            <text:p>0.02278218</text:p>
          </table:table-cell>
          <table:table-cell office:value-type="float" office:value="0.02896814" calcext:value-type="float">
            <text:p>0.02896814</text:p>
          </table:table-cell>
          <table:table-cell office:value-type="float" office:value="0.06850041" calcext:value-type="float">
            <text:p>0.06850041</text:p>
          </table:table-cell>
          <table:table-cell office:value-type="float" office:value="0.1264943" calcext:value-type="float">
            <text:p>0.1264943</text:p>
          </table:table-cell>
          <table:table-cell office:value-type="float" office:value="0.1292501" calcext:value-type="float">
            <text:p>0.1292501</text:p>
          </table:table-cell>
          <table:table-cell office:value-type="float" office:value="0.1312353" calcext:value-type="float">
            <text:p>0.1312353</text:p>
          </table:table-cell>
          <table:table-cell office:value-type="float" office:value="0.1369451" calcext:value-type="float">
            <text:p>0.1369451</text:p>
          </table:table-cell>
          <table:table-cell office:value-type="float" office:value="0.1469033" calcext:value-type="float">
            <text:p>0.1469033</text:p>
          </table:table-cell>
          <table:table-cell office:value-type="float" office:value="0.1524393" calcext:value-type="float">
            <text:p>0.1524393</text:p>
          </table:table-cell>
          <table:table-cell office:value-type="float" office:value="0" calcext:value-type="float">
            <text:p>0</text:p>
          </table:table-cell>
          <table:table-cell office:value-type="float" office:value="23.26489" calcext:value-type="float">
            <text:p>23.26489</text:p>
          </table:table-cell>
          <table:table-cell office:value-type="float" office:value="16.22226" calcext:value-type="float">
            <text:p>16.22226</text:p>
          </table:table-cell>
          <table:table-cell office:value-type="float" office:value="13.70387" calcext:value-type="float">
            <text:p>13.70387</text:p>
          </table:table-cell>
          <table:table-cell office:value-type="float" office:value="5.063527" calcext:value-type="float">
            <text:p>5.063527</text:p>
          </table:table-cell>
          <table:table-cell office:value-type="float" office:value="4.100383" calcext:value-type="float">
            <text:p>4.100383</text:p>
          </table:table-cell>
          <table:table-cell office:value-type="float" office:value="1.8179" calcext:value-type="float">
            <text:p>1.8179</text:p>
          </table:table-cell>
          <table:table-cell office:value-type="float" office:value="1.708594" calcext:value-type="float">
            <text:p>1.708594</text:p>
          </table:table-cell>
          <table:table-cell office:value-type="float" office:value="3.92131" calcext:value-type="float">
            <text:p>3.92131</text:p>
          </table:table-cell>
          <table:table-cell office:value-type="float" office:value="6.248414" calcext:value-type="float">
            <text:p>6.248414</text:p>
          </table:table-cell>
          <table:table-cell office:value-type="float" office:value="6.554218" calcext:value-type="float">
            <text:p>6.554218</text:p>
          </table:table-cell>
          <table:table-cell office:value-type="float" office:value="6.760386" calcext:value-type="float">
            <text:p>6.760386</text:p>
          </table:table-cell>
          <table:table-cell office:value-type="float" office:value="7.282242" calcext:value-type="float">
            <text:p>7.282242</text:p>
          </table:table-cell>
          <table:table-cell office:value-type="float" office:value="8.220766" calcext:value-type="float">
            <text:p>8.220766</text:p>
          </table:table-cell>
          <table:table-cell office:value-type="float" office:value="8.747956" calcext:value-type="float">
            <text:p>8.747956</text:p>
          </table:table-cell>
          <table:table-cell office:value-type="float" office:value="0" calcext:value-type="float">
            <text:p>0</text:p>
          </table:table-cell>
          <table:table-cell office:value-type="float" office:value="55.04327" calcext:value-type="float">
            <text:p>55.04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3.627642" calcext:value-type="float">
            <text:p>3.627642</text:p>
          </table:table-cell>
          <table:table-cell office:value-type="float" office:value="136.1145" calcext:value-type="float">
            <text:p>136.1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0317" calcext:value-type="float">
            <text:p>27.20317</text:p>
          </table:table-cell>
          <table:table-cell office:value-type="float" office:value="0" calcext:value-type="float">
            <text:p>0</text:p>
          </table:table-cell>
          <table:table-cell office:value-type="float" office:value="0.0000001097473" calcext:value-type="float">
            <text:p>1.097473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5" calcext:value-type="float">
            <text:p>-0.001994555</text:p>
          </table:table-cell>
          <table:table-cell office:value-type="float" office:value="1174.02" calcext:value-type="float">
            <text:p>1174.02</text:p>
          </table:table-cell>
          <table:table-cell office:value-type="float" office:value="1.502957" calcext:value-type="float">
            <text:p>1.502957</text:p>
          </table:table-cell>
          <table:table-cell office:value-type="float" office:value="0" calcext:value-type="float">
            <text:p>0</text:p>
          </table:table-cell>
          <table:table-cell office:value-type="float" office:value="1.715824" calcext:value-type="float">
            <text:p>1.715824</text:p>
          </table:table-cell>
          <table:table-cell office:value-type="float" office:value="0.4167609" calcext:value-type="float">
            <text:p>0.4167609</text:p>
          </table:table-cell>
          <table:table-cell office:value-type="float" office:value="0.2992247" calcext:value-type="float">
            <text:p>0.2992247</text:p>
          </table:table-cell>
          <table:table-cell office:value-type="float" office:value="0.06905912" calcext:value-type="float">
            <text:p>0.06905912</text:p>
          </table:table-cell>
          <table:table-cell office:value-type="float" office:value="0.05859858" calcext:value-type="float">
            <text:p>0.05859858</text:p>
          </table:table-cell>
          <table:table-cell office:value-type="float" office:value="0.02329345" calcext:value-type="float">
            <text:p>0.02329345</text:p>
          </table:table-cell>
          <table:table-cell office:value-type="float" office:value="0.02948029" calcext:value-type="float">
            <text:p>0.02948029</text:p>
          </table:table-cell>
          <table:table-cell office:value-type="float" office:value="0.06851502" calcext:value-type="float">
            <text:p>0.06851502</text:p>
          </table:table-cell>
          <table:table-cell office:value-type="float" office:value="0.1265881" calcext:value-type="float">
            <text:p>0.1265881</text:p>
          </table:table-cell>
          <table:table-cell office:value-type="float" office:value="0.129337" calcext:value-type="float">
            <text:p>0.129337</text:p>
          </table:table-cell>
          <table:table-cell office:value-type="float" office:value="0.1313168" calcext:value-type="float">
            <text:p>0.1313168</text:p>
          </table:table-cell>
          <table:table-cell office:value-type="float" office:value="0.1370104" calcext:value-type="float">
            <text:p>0.1370104</text:p>
          </table:table-cell>
          <table:table-cell office:value-type="float" office:value="0.1469528" calcext:value-type="float">
            <text:p>0.1469528</text:p>
          </table:table-cell>
          <table:table-cell office:value-type="float" office:value="0.1525123" calcext:value-type="float">
            <text:p>0.1525123</text:p>
          </table:table-cell>
          <table:table-cell office:value-type="float" office:value="0" calcext:value-type="float">
            <text:p>0</text:p>
          </table:table-cell>
          <table:table-cell office:value-type="float" office:value="23.60453" calcext:value-type="float">
            <text:p>23.60453</text:p>
          </table:table-cell>
          <table:table-cell office:value-type="float" office:value="16.27943" calcext:value-type="float">
            <text:p>16.27943</text:p>
          </table:table-cell>
          <table:table-cell office:value-type="float" office:value="13.75063" calcext:value-type="float">
            <text:p>13.75063</text:p>
          </table:table-cell>
          <table:table-cell office:value-type="float" office:value="5.06975" calcext:value-type="float">
            <text:p>5.06975</text:p>
          </table:table-cell>
          <table:table-cell office:value-type="float" office:value="4.106703" calcext:value-type="float">
            <text:p>4.106703</text:p>
          </table:table-cell>
          <table:table-cell office:value-type="float" office:value="1.819231" calcext:value-type="float">
            <text:p>1.819231</text:p>
          </table:table-cell>
          <table:table-cell office:value-type="float" office:value="1.710737" calcext:value-type="float">
            <text:p>1.710737</text:p>
          </table:table-cell>
          <table:table-cell office:value-type="float" office:value="3.925777" calcext:value-type="float">
            <text:p>3.925777</text:p>
          </table:table-cell>
          <table:table-cell office:value-type="float" office:value="6.255179" calcext:value-type="float">
            <text:p>6.255179</text:p>
          </table:table-cell>
          <table:table-cell office:value-type="float" office:value="6.561014" calcext:value-type="float">
            <text:p>6.561014</text:p>
          </table:table-cell>
          <table:table-cell office:value-type="float" office:value="6.767626" calcext:value-type="float">
            <text:p>6.767626</text:p>
          </table:table-cell>
          <table:table-cell office:value-type="float" office:value="7.289064" calcext:value-type="float">
            <text:p>7.289064</text:p>
          </table:table-cell>
          <table:table-cell office:value-type="float" office:value="8.226894" calcext:value-type="float">
            <text:p>8.226894</text:p>
          </table:table-cell>
          <table:table-cell office:value-type="float" office:value="8.754188" calcext:value-type="float">
            <text:p>8.754188</text:p>
          </table:table-cell>
          <table:table-cell office:value-type="float" office:value="0" calcext:value-type="float">
            <text:p>0</text:p>
          </table:table-cell>
          <table:table-cell office:value-type="float" office:value="60.06908" calcext:value-type="float">
            <text:p>60.06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3.601607" calcext:value-type="float">
            <text:p>3.601607</text:p>
          </table:table-cell>
          <table:table-cell office:value-type="float" office:value="136.1171" calcext:value-type="float">
            <text:p>136.1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637" calcext:value-type="float">
            <text:p>27.23637</text:p>
          </table:table-cell>
          <table:table-cell office:value-type="float" office:value="0" calcext:value-type="float">
            <text:p>0</text:p>
          </table:table-cell>
          <table:table-cell office:value-type="float" office:value="0.0000001097473" calcext:value-type="float">
            <text:p>1.097473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5" calcext:value-type="float">
            <text:p>-0.001994555</text:p>
          </table:table-cell>
          <table:table-cell office:value-type="float" office:value="1174.01" calcext:value-type="float">
            <text:p>1174.01</text:p>
          </table:table-cell>
          <table:table-cell office:value-type="float" office:value="1.502444" calcext:value-type="float">
            <text:p>1.502444</text:p>
          </table:table-cell>
          <table:table-cell office:value-type="float" office:value="0" calcext:value-type="float">
            <text:p>0</text:p>
          </table:table-cell>
          <table:table-cell office:value-type="float" office:value="2.399961" calcext:value-type="float">
            <text:p>2.399961</text:p>
          </table:table-cell>
          <table:table-cell office:value-type="float" office:value="0.5117626" calcext:value-type="float">
            <text:p>0.5117626</text:p>
          </table:table-cell>
          <table:table-cell office:value-type="float" office:value="0.3618962" calcext:value-type="float">
            <text:p>0.3618962</text:p>
          </table:table-cell>
          <table:table-cell office:value-type="float" office:value="0.07858669" calcext:value-type="float">
            <text:p>0.07858669</text:p>
          </table:table-cell>
          <table:table-cell office:value-type="float" office:value="0.06548832" calcext:value-type="float">
            <text:p>0.06548832</text:p>
          </table:table-cell>
          <table:table-cell office:value-type="float" office:value="0.02435255" calcext:value-type="float">
            <text:p>0.02435255</text:p>
          </table:table-cell>
          <table:table-cell office:value-type="float" office:value="0.03044924" calcext:value-type="float">
            <text:p>0.03044924</text:p>
          </table:table-cell>
          <table:table-cell office:value-type="float" office:value="0.06869093" calcext:value-type="float">
            <text:p>0.06869093</text:p>
          </table:table-cell>
          <table:table-cell office:value-type="float" office:value="0.1266906" calcext:value-type="float">
            <text:p>0.1266906</text:p>
          </table:table-cell>
          <table:table-cell office:value-type="float" office:value="0.1294219" calcext:value-type="float">
            <text:p>0.1294219</text:p>
          </table:table-cell>
          <table:table-cell office:value-type="float" office:value="0.1313977" calcext:value-type="float">
            <text:p>0.1313977</text:p>
          </table:table-cell>
          <table:table-cell office:value-type="float" office:value="0.1370644" calcext:value-type="float">
            <text:p>0.1370644</text:p>
          </table:table-cell>
          <table:table-cell office:value-type="float" office:value="0.1470149" calcext:value-type="float">
            <text:p>0.1470149</text:p>
          </table:table-cell>
          <table:table-cell office:value-type="float" office:value="0.1525904" calcext:value-type="float">
            <text:p>0.1525904</text:p>
          </table:table-cell>
          <table:table-cell office:value-type="float" office:value="0" calcext:value-type="float">
            <text:p>0</text:p>
          </table:table-cell>
          <table:table-cell office:value-type="float" office:value="23.92894" calcext:value-type="float">
            <text:p>23.92894</text:p>
          </table:table-cell>
          <table:table-cell office:value-type="float" office:value="16.3569" calcext:value-type="float">
            <text:p>16.3569</text:p>
          </table:table-cell>
          <table:table-cell office:value-type="float" office:value="13.81066" calcext:value-type="float">
            <text:p>13.81066</text:p>
          </table:table-cell>
          <table:table-cell office:value-type="float" office:value="5.078196" calcext:value-type="float">
            <text:p>5.078196</text:p>
          </table:table-cell>
          <table:table-cell office:value-type="float" office:value="4.114445" calcext:value-type="float">
            <text:p>4.114445</text:p>
          </table:table-cell>
          <table:table-cell office:value-type="float" office:value="1.820708" calcext:value-type="float">
            <text:p>1.820708</text:p>
          </table:table-cell>
          <table:table-cell office:value-type="float" office:value="1.713024" calcext:value-type="float">
            <text:p>1.713024</text:p>
          </table:table-cell>
          <table:table-cell office:value-type="float" office:value="3.930273" calcext:value-type="float">
            <text:p>3.930273</text:p>
          </table:table-cell>
          <table:table-cell office:value-type="float" office:value="6.261943" calcext:value-type="float">
            <text:p>6.261943</text:p>
          </table:table-cell>
          <table:table-cell office:value-type="float" office:value="6.567808" calcext:value-type="float">
            <text:p>6.567808</text:p>
          </table:table-cell>
          <table:table-cell office:value-type="float" office:value="6.774867" calcext:value-type="float">
            <text:p>6.774867</text:p>
          </table:table-cell>
          <table:table-cell office:value-type="float" office:value="7.295887" calcext:value-type="float">
            <text:p>7.295887</text:p>
          </table:table-cell>
          <table:table-cell office:value-type="float" office:value="8.233019" calcext:value-type="float">
            <text:p>8.233019</text:p>
          </table:table-cell>
          <table:table-cell office:value-type="float" office:value="8.76046" calcext:value-type="float">
            <text:p>8.76046</text:p>
          </table:table-cell>
          <table:table-cell office:value-type="float" office:value="0" calcext:value-type="float">
            <text:p>0</text:p>
          </table:table-cell>
          <table:table-cell office:value-type="float" office:value="53.9671" calcext:value-type="float">
            <text:p>53.9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3.580227" calcext:value-type="float">
            <text:p>3.580227</text:p>
          </table:table-cell>
          <table:table-cell office:value-type="float" office:value="136.1184" calcext:value-type="float">
            <text:p>136.1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7122" calcext:value-type="float">
            <text:p>27.27122</text:p>
          </table:table-cell>
          <table:table-cell office:value-type="float" office:value="0" calcext:value-type="float">
            <text:p>0</text:p>
          </table:table-cell>
          <table:table-cell office:value-type="float" office:value="0.00000010978" calcext:value-type="float">
            <text:p>1.0978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5" calcext:value-type="float">
            <text:p>-0.001994555</text:p>
          </table:table-cell>
          <table:table-cell office:value-type="float" office:value="1173.998" calcext:value-type="float">
            <text:p>1173.998</text:p>
          </table:table-cell>
          <table:table-cell office:value-type="float" office:value="1.50724" calcext:value-type="float">
            <text:p>1.50724</text:p>
          </table:table-cell>
          <table:table-cell office:value-type="float" office:value="0" calcext:value-type="float">
            <text:p>0</text:p>
          </table:table-cell>
          <table:table-cell office:value-type="float" office:value="1.592661" calcext:value-type="float">
            <text:p>1.592661</text:p>
          </table:table-cell>
          <table:table-cell office:value-type="float" office:value="0.479656" calcext:value-type="float">
            <text:p>0.479656</text:p>
          </table:table-cell>
          <table:table-cell office:value-type="float" office:value="0.3683718" calcext:value-type="float">
            <text:p>0.3683718</text:p>
          </table:table-cell>
          <table:table-cell office:value-type="float" office:value="0.08256064" calcext:value-type="float">
            <text:p>0.08256064</text:p>
          </table:table-cell>
          <table:table-cell office:value-type="float" office:value="0.07098347" calcext:value-type="float">
            <text:p>0.07098347</text:p>
          </table:table-cell>
          <table:table-cell office:value-type="float" office:value="0.02577115" calcext:value-type="float">
            <text:p>0.02577115</text:p>
          </table:table-cell>
          <table:table-cell office:value-type="float" office:value="0.03160567" calcext:value-type="float">
            <text:p>0.03160567</text:p>
          </table:table-cell>
          <table:table-cell office:value-type="float" office:value="0.06900778" calcext:value-type="float">
            <text:p>0.06900778</text:p>
          </table:table-cell>
          <table:table-cell office:value-type="float" office:value="0.1268149" calcext:value-type="float">
            <text:p>0.1268149</text:p>
          </table:table-cell>
          <table:table-cell office:value-type="float" office:value="0.1295069" calcext:value-type="float">
            <text:p>0.1295069</text:p>
          </table:table-cell>
          <table:table-cell office:value-type="float" office:value="0.1314783" calcext:value-type="float">
            <text:p>0.1314783</text:p>
          </table:table-cell>
          <table:table-cell office:value-type="float" office:value="0.1371258" calcext:value-type="float">
            <text:p>0.1371258</text:p>
          </table:table-cell>
          <table:table-cell office:value-type="float" office:value="0.1470799" calcext:value-type="float">
            <text:p>0.1470799</text:p>
          </table:table-cell>
          <table:table-cell office:value-type="float" office:value="0.1526618" calcext:value-type="float">
            <text:p>0.1526618</text:p>
          </table:table-cell>
          <table:table-cell office:value-type="float" office:value="0" calcext:value-type="float">
            <text:p>0</text:p>
          </table:table-cell>
          <table:table-cell office:value-type="float" office:value="24.19498" calcext:value-type="float">
            <text:p>24.19498</text:p>
          </table:table-cell>
          <table:table-cell office:value-type="float" office:value="16.45746" calcext:value-type="float">
            <text:p>16.45746</text:p>
          </table:table-cell>
          <table:table-cell office:value-type="float" office:value="13.8902" calcext:value-type="float">
            <text:p>13.8902</text:p>
          </table:table-cell>
          <table:table-cell office:value-type="float" office:value="5.089978" calcext:value-type="float">
            <text:p>5.089978</text:p>
          </table:table-cell>
          <table:table-cell office:value-type="float" office:value="4.124959" calcext:value-type="float">
            <text:p>4.124959</text:p>
          </table:table-cell>
          <table:table-cell office:value-type="float" office:value="1.822493" calcext:value-type="float">
            <text:p>1.822493</text:p>
          </table:table-cell>
          <table:table-cell office:value-type="float" office:value="1.715492" calcext:value-type="float">
            <text:p>1.715492</text:p>
          </table:table-cell>
          <table:table-cell office:value-type="float" office:value="3.934824" calcext:value-type="float">
            <text:p>3.934824</text:p>
          </table:table-cell>
          <table:table-cell office:value-type="float" office:value="6.268708" calcext:value-type="float">
            <text:p>6.268708</text:p>
          </table:table-cell>
          <table:table-cell office:value-type="float" office:value="6.574605" calcext:value-type="float">
            <text:p>6.574605</text:p>
          </table:table-cell>
          <table:table-cell office:value-type="float" office:value="6.782107" calcext:value-type="float">
            <text:p>6.782107</text:p>
          </table:table-cell>
          <table:table-cell office:value-type="float" office:value="7.302713" calcext:value-type="float">
            <text:p>7.302713</text:p>
          </table:table-cell>
          <table:table-cell office:value-type="float" office:value="8.239143" calcext:value-type="float">
            <text:p>8.239143</text:p>
          </table:table-cell>
          <table:table-cell office:value-type="float" office:value="8.766734" calcext:value-type="float">
            <text:p>8.766734</text:p>
          </table:table-cell>
          <table:table-cell office:value-type="float" office:value="0" calcext:value-type="float">
            <text:p>0</text:p>
          </table:table-cell>
          <table:table-cell office:value-type="float" office:value="33.23329" calcext:value-type="float">
            <text:p>33.23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3.558755" calcext:value-type="float">
            <text:p>3.558755</text:p>
          </table:table-cell>
          <table:table-cell office:value-type="float" office:value="136.1198" calcext:value-type="float">
            <text:p>136.1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0482" calcext:value-type="float">
            <text:p>27.30482</text:p>
          </table:table-cell>
          <table:table-cell office:value-type="float" office:value="0" calcext:value-type="float">
            <text:p>0</text:p>
          </table:table-cell>
          <table:table-cell office:value-type="float" office:value="0.00000010978" calcext:value-type="float">
            <text:p>1.0978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5" calcext:value-type="float">
            <text:p>-0.001994555</text:p>
          </table:table-cell>
          <table:table-cell office:value-type="float" office:value="1173.985" calcext:value-type="float">
            <text:p>1173.985</text:p>
          </table:table-cell>
          <table:table-cell office:value-type="float" office:value="1.509577" calcext:value-type="float">
            <text:p>1.509577</text:p>
          </table:table-cell>
          <table:table-cell office:value-type="float" office:value="0" calcext:value-type="float">
            <text:p>0</text:p>
          </table:table-cell>
          <table:table-cell office:value-type="float" office:value="1.611425" calcext:value-type="float">
            <text:p>1.611425</text:p>
          </table:table-cell>
          <table:table-cell office:value-type="float" office:value="0.5011385" calcext:value-type="float">
            <text:p>0.5011385</text:p>
          </table:table-cell>
          <table:table-cell office:value-type="float" office:value="0.3807547" calcext:value-type="float">
            <text:p>0.3807547</text:p>
          </table:table-cell>
          <table:table-cell office:value-type="float" office:value="0.08201709" calcext:value-type="float">
            <text:p>0.08201709</text:p>
          </table:table-cell>
          <table:table-cell office:value-type="float" office:value="0.07107957" calcext:value-type="float">
            <text:p>0.07107957</text:p>
          </table:table-cell>
          <table:table-cell office:value-type="float" office:value="0.02586446" calcext:value-type="float">
            <text:p>0.02586446</text:p>
          </table:table-cell>
          <table:table-cell office:value-type="float" office:value="0.031876" calcext:value-type="float">
            <text:p>0.031876</text:p>
          </table:table-cell>
          <table:table-cell office:value-type="float" office:value="0.0692515" calcext:value-type="float">
            <text:p>0.0692515</text:p>
          </table:table-cell>
          <table:table-cell office:value-type="float" office:value="0.1269575" calcext:value-type="float">
            <text:p>0.1269575</text:p>
          </table:table-cell>
          <table:table-cell office:value-type="float" office:value="0.1295938" calcext:value-type="float">
            <text:p>0.1295938</text:p>
          </table:table-cell>
          <table:table-cell office:value-type="float" office:value="0.131559" calcext:value-type="float">
            <text:p>0.131559</text:p>
          </table:table-cell>
          <table:table-cell office:value-type="float" office:value="0.1371906" calcext:value-type="float">
            <text:p>0.1371906</text:p>
          </table:table-cell>
          <table:table-cell office:value-type="float" office:value="0.1471453" calcext:value-type="float">
            <text:p>0.1471453</text:p>
          </table:table-cell>
          <table:table-cell office:value-type="float" office:value="0.1527302" calcext:value-type="float">
            <text:p>0.1527302</text:p>
          </table:table-cell>
          <table:table-cell office:value-type="float" office:value="0" calcext:value-type="float">
            <text:p>0</text:p>
          </table:table-cell>
          <table:table-cell office:value-type="float" office:value="24.41774" calcext:value-type="float">
            <text:p>24.41774</text:p>
          </table:table-cell>
          <table:table-cell office:value-type="float" office:value="16.54654" calcext:value-type="float">
            <text:p>16.54654</text:p>
          </table:table-cell>
          <table:table-cell office:value-type="float" office:value="13.96318" calcext:value-type="float">
            <text:p>13.96318</text:p>
          </table:table-cell>
          <table:table-cell office:value-type="float" office:value="5.101147" calcext:value-type="float">
            <text:p>5.101147</text:p>
          </table:table-cell>
          <table:table-cell office:value-type="float" office:value="4.135581" calcext:value-type="float">
            <text:p>4.135581</text:p>
          </table:table-cell>
          <table:table-cell office:value-type="float" office:value="1.824377" calcext:value-type="float">
            <text:p>1.824377</text:p>
          </table:table-cell>
          <table:table-cell office:value-type="float" office:value="1.718053" calcext:value-type="float">
            <text:p>1.718053</text:p>
          </table:table-cell>
          <table:table-cell office:value-type="float" office:value="3.939434" calcext:value-type="float">
            <text:p>3.939434</text:p>
          </table:table-cell>
          <table:table-cell office:value-type="float" office:value="6.275473" calcext:value-type="float">
            <text:p>6.275473</text:p>
          </table:table-cell>
          <table:table-cell office:value-type="float" office:value="6.5814" calcext:value-type="float">
            <text:p>6.5814</text:p>
          </table:table-cell>
          <table:table-cell office:value-type="float" office:value="6.789338" calcext:value-type="float">
            <text:p>6.789338</text:p>
          </table:table-cell>
          <table:table-cell office:value-type="float" office:value="7.309536" calcext:value-type="float">
            <text:p>7.309536</text:p>
          </table:table-cell>
          <table:table-cell office:value-type="float" office:value="8.245194" calcext:value-type="float">
            <text:p>8.245194</text:p>
          </table:table-cell>
          <table:table-cell office:value-type="float" office:value="8.773008" calcext:value-type="float">
            <text:p>8.773008</text:p>
          </table:table-cell>
          <table:table-cell office:value-type="float" office:value="0" calcext:value-type="float">
            <text:p>0</text:p>
          </table:table-cell>
          <table:table-cell office:value-type="float" office:value="28.07487" calcext:value-type="float">
            <text:p>28.07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3.540823" calcext:value-type="float">
            <text:p>3.540823</text:p>
          </table:table-cell>
          <table:table-cell office:value-type="float" office:value="136.1207" calcext:value-type="float">
            <text:p>136.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3761" calcext:value-type="float">
            <text:p>27.33761</text:p>
          </table:table-cell>
          <table:table-cell office:value-type="float" office:value="0" calcext:value-type="float">
            <text:p>0</text:p>
          </table:table-cell>
          <table:table-cell office:value-type="float" office:value="0.0000001098876" calcext:value-type="float">
            <text:p>1.098876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4" calcext:value-type="float">
            <text:p>-0.001994554</text:p>
          </table:table-cell>
          <table:table-cell office:value-type="float" office:value="1173.97" calcext:value-type="float">
            <text:p>1173.97</text:p>
          </table:table-cell>
          <table:table-cell office:value-type="float" office:value="1.517909" calcext:value-type="float">
            <text:p>1.517909</text:p>
          </table:table-cell>
          <table:table-cell office:value-type="float" office:value="0" calcext:value-type="float">
            <text:p>0</text:p>
          </table:table-cell>
          <table:table-cell office:value-type="float" office:value="1.08561" calcext:value-type="float">
            <text:p>1.08561</text:p>
          </table:table-cell>
          <table:table-cell office:value-type="float" office:value="0.4494506" calcext:value-type="float">
            <text:p>0.4494506</text:p>
          </table:table-cell>
          <table:table-cell office:value-type="float" office:value="0.3319524" calcext:value-type="float">
            <text:p>0.3319524</text:p>
          </table:table-cell>
          <table:table-cell office:value-type="float" office:value="0.07545616" calcext:value-type="float">
            <text:p>0.07545616</text:p>
          </table:table-cell>
          <table:table-cell office:value-type="float" office:value="0.06771821" calcext:value-type="float">
            <text:p>0.06771821</text:p>
          </table:table-cell>
          <table:table-cell office:value-type="float" office:value="0.02573067" calcext:value-type="float">
            <text:p>0.02573067</text:p>
          </table:table-cell>
          <table:table-cell office:value-type="float" office:value="0.03208434" calcext:value-type="float">
            <text:p>0.03208434</text:p>
          </table:table-cell>
          <table:table-cell office:value-type="float" office:value="0.06943793" calcext:value-type="float">
            <text:p>0.06943793</text:p>
          </table:table-cell>
          <table:table-cell office:value-type="float" office:value="0.1270988" calcext:value-type="float">
            <text:p>0.1270988</text:p>
          </table:table-cell>
          <table:table-cell office:value-type="float" office:value="0.1296823" calcext:value-type="float">
            <text:p>0.1296823</text:p>
          </table:table-cell>
          <table:table-cell office:value-type="float" office:value="0.1316398" calcext:value-type="float">
            <text:p>0.1316398</text:p>
          </table:table-cell>
          <table:table-cell office:value-type="float" office:value="0.1372904" calcext:value-type="float">
            <text:p>0.1372904</text:p>
          </table:table-cell>
          <table:table-cell office:value-type="float" office:value="0.1472103" calcext:value-type="float">
            <text:p>0.1472103</text:p>
          </table:table-cell>
          <table:table-cell office:value-type="float" office:value="0.1527977" calcext:value-type="float">
            <text:p>0.1527977</text:p>
          </table:table-cell>
          <table:table-cell office:value-type="float" office:value="0" calcext:value-type="float">
            <text:p>0</text:p>
          </table:table-cell>
          <table:table-cell office:value-type="float" office:value="24.5983" calcext:value-type="float">
            <text:p>24.5983</text:p>
          </table:table-cell>
          <table:table-cell office:value-type="float" office:value="16.6289" calcext:value-type="float">
            <text:p>16.6289</text:p>
          </table:table-cell>
          <table:table-cell office:value-type="float" office:value="14.03403" calcext:value-type="float">
            <text:p>14.03403</text:p>
          </table:table-cell>
          <table:table-cell office:value-type="float" office:value="5.111975" calcext:value-type="float">
            <text:p>5.111975</text:p>
          </table:table-cell>
          <table:table-cell office:value-type="float" office:value="4.146372" calcext:value-type="float">
            <text:p>4.146372</text:p>
          </table:table-cell>
          <table:table-cell office:value-type="float" office:value="1.826317" calcext:value-type="float">
            <text:p>1.826317</text:p>
          </table:table-cell>
          <table:table-cell office:value-type="float" office:value="1.72066" calcext:value-type="float">
            <text:p>1.72066</text:p>
          </table:table-cell>
          <table:table-cell office:value-type="float" office:value="3.94408" calcext:value-type="float">
            <text:p>3.94408</text:p>
          </table:table-cell>
          <table:table-cell office:value-type="float" office:value="6.282254" calcext:value-type="float">
            <text:p>6.282254</text:p>
          </table:table-cell>
          <table:table-cell office:value-type="float" office:value="6.588198" calcext:value-type="float">
            <text:p>6.588198</text:p>
          </table:table-cell>
          <table:table-cell office:value-type="float" office:value="6.796521" calcext:value-type="float">
            <text:p>6.796521</text:p>
          </table:table-cell>
          <table:table-cell office:value-type="float" office:value="7.316356" calcext:value-type="float">
            <text:p>7.316356</text:p>
          </table:table-cell>
          <table:table-cell office:value-type="float" office:value="8.251242" calcext:value-type="float">
            <text:p>8.251242</text:p>
          </table:table-cell>
          <table:table-cell office:value-type="float" office:value="8.779271" calcext:value-type="float">
            <text:p>8.779271</text:p>
          </table:table-cell>
          <table:table-cell office:value-type="float" office:value="0" calcext:value-type="float">
            <text:p>0</text:p>
          </table:table-cell>
          <table:table-cell office:value-type="float" office:value="21.58783" calcext:value-type="float">
            <text:p>21.58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3.523429" calcext:value-type="float">
            <text:p>3.523429</text:p>
          </table:table-cell>
          <table:table-cell office:value-type="float" office:value="136.1215" calcext:value-type="float">
            <text:p>136.1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6968" calcext:value-type="float">
            <text:p>27.36968</text:p>
          </table:table-cell>
          <table:table-cell office:value-type="float" office:value="0" calcext:value-type="float">
            <text:p>0</text:p>
          </table:table-cell>
          <table:table-cell office:value-type="float" office:value="0.0000001099109" calcext:value-type="float">
            <text:p>1.099109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4" calcext:value-type="float">
            <text:p>-0.001994554</text:p>
          </table:table-cell>
          <table:table-cell office:value-type="float" office:value="1173.956" calcext:value-type="float">
            <text:p>1173.956</text:p>
          </table:table-cell>
          <table:table-cell office:value-type="float" office:value="1.532214" calcext:value-type="float">
            <text:p>1.532214</text:p>
          </table:table-cell>
          <table:table-cell office:value-type="float" office:value="0" calcext:value-type="float">
            <text:p>0</text:p>
          </table:table-cell>
          <table:table-cell office:value-type="float" office:value="0.93733" calcext:value-type="float">
            <text:p>0.93733</text:p>
          </table:table-cell>
          <table:table-cell office:value-type="float" office:value="0.3599439" calcext:value-type="float">
            <text:p>0.3599439</text:p>
          </table:table-cell>
          <table:table-cell office:value-type="float" office:value="0.2772031" calcext:value-type="float">
            <text:p>0.2772031</text:p>
          </table:table-cell>
          <table:table-cell office:value-type="float" office:value="0.067884" calcext:value-type="float">
            <text:p>0.067884</text:p>
          </table:table-cell>
          <table:table-cell office:value-type="float" office:value="0.0626273" calcext:value-type="float">
            <text:p>0.0626273</text:p>
          </table:table-cell>
          <table:table-cell office:value-type="float" office:value="0.02514129" calcext:value-type="float">
            <text:p>0.02514129</text:p>
          </table:table-cell>
          <table:table-cell office:value-type="float" office:value="0.03191927" calcext:value-type="float">
            <text:p>0.03191927</text:p>
          </table:table-cell>
          <table:table-cell office:value-type="float" office:value="0.06951904" calcext:value-type="float">
            <text:p>0.06951904</text:p>
          </table:table-cell>
          <table:table-cell office:value-type="float" office:value="0.1272279" calcext:value-type="float">
            <text:p>0.1272279</text:p>
          </table:table-cell>
          <table:table-cell office:value-type="float" office:value="0.1297712" calcext:value-type="float">
            <text:p>0.1297712</text:p>
          </table:table-cell>
          <table:table-cell office:value-type="float" office:value="0.1317205" calcext:value-type="float">
            <text:p>0.1317205</text:p>
          </table:table-cell>
          <table:table-cell office:value-type="float" office:value="0.1373559" calcext:value-type="float">
            <text:p>0.1373559</text:p>
          </table:table-cell>
          <table:table-cell office:value-type="float" office:value="0.1472756" calcext:value-type="float">
            <text:p>0.1472756</text:p>
          </table:table-cell>
          <table:table-cell office:value-type="float" office:value="0.1528647" calcext:value-type="float">
            <text:p>0.1528647</text:p>
          </table:table-cell>
          <table:table-cell office:value-type="float" office:value="0" calcext:value-type="float">
            <text:p>0</text:p>
          </table:table-cell>
          <table:table-cell office:value-type="float" office:value="24.84998" calcext:value-type="float">
            <text:p>24.84998</text:p>
          </table:table-cell>
          <table:table-cell office:value-type="float" office:value="16.69391" calcext:value-type="float">
            <text:p>16.69391</text:p>
          </table:table-cell>
          <table:table-cell office:value-type="float" office:value="14.09309" calcext:value-type="float">
            <text:p>14.09309</text:p>
          </table:table-cell>
          <table:table-cell office:value-type="float" office:value="5.121029" calcext:value-type="float">
            <text:p>5.121029</text:p>
          </table:table-cell>
          <table:table-cell office:value-type="float" office:value="4.156019" calcext:value-type="float">
            <text:p>4.156019</text:p>
          </table:table-cell>
          <table:table-cell office:value-type="float" office:value="1.828175" calcext:value-type="float">
            <text:p>1.828175</text:p>
          </table:table-cell>
          <table:table-cell office:value-type="float" office:value="1.723246" calcext:value-type="float">
            <text:p>1.723246</text:p>
          </table:table-cell>
          <table:table-cell office:value-type="float" office:value="3.948749" calcext:value-type="float">
            <text:p>3.948749</text:p>
          </table:table-cell>
          <table:table-cell office:value-type="float" office:value="6.289064" calcext:value-type="float">
            <text:p>6.289064</text:p>
          </table:table-cell>
          <table:table-cell office:value-type="float" office:value="6.594995" calcext:value-type="float">
            <text:p>6.594995</text:p>
          </table:table-cell>
          <table:table-cell office:value-type="float" office:value="6.803705" calcext:value-type="float">
            <text:p>6.803705</text:p>
          </table:table-cell>
          <table:table-cell office:value-type="float" office:value="7.323134" calcext:value-type="float">
            <text:p>7.323134</text:p>
          </table:table-cell>
          <table:table-cell office:value-type="float" office:value="8.257289" calcext:value-type="float">
            <text:p>8.257289</text:p>
          </table:table-cell>
          <table:table-cell office:value-type="float" office:value="8.785523" calcext:value-type="float">
            <text:p>8.785523</text:p>
          </table:table-cell>
          <table:table-cell office:value-type="float" office:value="0" calcext:value-type="float">
            <text:p>0</text:p>
          </table:table-cell>
          <table:table-cell office:value-type="float" office:value="28.02961" calcext:value-type="float">
            <text:p>28.02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3.509991" calcext:value-type="float">
            <text:p>3.509991</text:p>
          </table:table-cell>
          <table:table-cell office:value-type="float" office:value="136.1219" calcext:value-type="float">
            <text:p>136.1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9913" calcext:value-type="float">
            <text:p>27.39913</text:p>
          </table:table-cell>
          <table:table-cell office:value-type="float" office:value="0" calcext:value-type="float">
            <text:p>0</text:p>
          </table:table-cell>
          <table:table-cell office:value-type="float" office:value="0.0000001099174" calcext:value-type="float">
            <text:p>1.099174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4" calcext:value-type="float">
            <text:p>-0.001994554</text:p>
          </table:table-cell>
          <table:table-cell office:value-type="float" office:value="1173.94" calcext:value-type="float">
            <text:p>1173.94</text:p>
          </table:table-cell>
          <table:table-cell office:value-type="float" office:value="1.54011" calcext:value-type="float">
            <text:p>1.54011</text:p>
          </table:table-cell>
          <table:table-cell office:value-type="float" office:value="0" calcext:value-type="float">
            <text:p>0</text:p>
          </table:table-cell>
          <table:table-cell office:value-type="float" office:value="1.212144" calcext:value-type="float">
            <text:p>1.212144</text:p>
          </table:table-cell>
          <table:table-cell office:value-type="float" office:value="0.3388849" calcext:value-type="float">
            <text:p>0.3388849</text:p>
          </table:table-cell>
          <table:table-cell office:value-type="float" office:value="0.2612595" calcext:value-type="float">
            <text:p>0.2612595</text:p>
          </table:table-cell>
          <table:table-cell office:value-type="float" office:value="0.06326459" calcext:value-type="float">
            <text:p>0.06326459</text:p>
          </table:table-cell>
          <table:table-cell office:value-type="float" office:value="0.0576116" calcext:value-type="float">
            <text:p>0.0576116</text:p>
          </table:table-cell>
          <table:table-cell office:value-type="float" office:value="0.02400259" calcext:value-type="float">
            <text:p>0.02400259</text:p>
          </table:table-cell>
          <table:table-cell office:value-type="float" office:value="0.03117042" calcext:value-type="float">
            <text:p>0.03117042</text:p>
          </table:table-cell>
          <table:table-cell office:value-type="float" office:value="0.06944934" calcext:value-type="float">
            <text:p>0.06944934</text:p>
          </table:table-cell>
          <table:table-cell office:value-type="float" office:value="0.127331" calcext:value-type="float">
            <text:p>0.127331</text:p>
          </table:table-cell>
          <table:table-cell office:value-type="float" office:value="0.1298593" calcext:value-type="float">
            <text:p>0.1298593</text:p>
          </table:table-cell>
          <table:table-cell office:value-type="float" office:value="0.1318012" calcext:value-type="float">
            <text:p>0.1318012</text:p>
          </table:table-cell>
          <table:table-cell office:value-type="float" office:value="0.1374144" calcext:value-type="float">
            <text:p>0.1374144</text:p>
          </table:table-cell>
          <table:table-cell office:value-type="float" office:value="0.1473405" calcext:value-type="float">
            <text:p>0.1473405</text:p>
          </table:table-cell>
          <table:table-cell office:value-type="float" office:value="0.1529313" calcext:value-type="float">
            <text:p>0.1529313</text:p>
          </table:table-cell>
          <table:table-cell office:value-type="float" office:value="0" calcext:value-type="float">
            <text:p>0</text:p>
          </table:table-cell>
          <table:table-cell office:value-type="float" office:value="25.0491" calcext:value-type="float">
            <text:p>25.0491</text:p>
          </table:table-cell>
          <table:table-cell office:value-type="float" office:value="16.73767" calcext:value-type="float">
            <text:p>16.73767</text:p>
          </table:table-cell>
          <table:table-cell office:value-type="float" office:value="14.1342" calcext:value-type="float">
            <text:p>14.1342</text:p>
          </table:table-cell>
          <table:table-cell office:value-type="float" office:value="5.127138" calcext:value-type="float">
            <text:p>5.127138</text:p>
          </table:table-cell>
          <table:table-cell office:value-type="float" office:value="4.163291" calcext:value-type="float">
            <text:p>4.163291</text:p>
          </table:table-cell>
          <table:table-cell office:value-type="float" office:value="1.829794" calcext:value-type="float">
            <text:p>1.829794</text:p>
          </table:table-cell>
          <table:table-cell office:value-type="float" office:value="1.725714" calcext:value-type="float">
            <text:p>1.725714</text:p>
          </table:table-cell>
          <table:table-cell office:value-type="float" office:value="3.953398" calcext:value-type="float">
            <text:p>3.953398</text:p>
          </table:table-cell>
          <table:table-cell office:value-type="float" office:value="6.295875" calcext:value-type="float">
            <text:p>6.295875</text:p>
          </table:table-cell>
          <table:table-cell office:value-type="float" office:value="6.601791" calcext:value-type="float">
            <text:p>6.601791</text:p>
          </table:table-cell>
          <table:table-cell office:value-type="float" office:value="6.810888" calcext:value-type="float">
            <text:p>6.810888</text:p>
          </table:table-cell>
          <table:table-cell office:value-type="float" office:value="7.329883" calcext:value-type="float">
            <text:p>7.329883</text:p>
          </table:table-cell>
          <table:table-cell office:value-type="float" office:value="8.263336" calcext:value-type="float">
            <text:p>8.263336</text:p>
          </table:table-cell>
          <table:table-cell office:value-type="float" office:value="8.791706" calcext:value-type="float">
            <text:p>8.791706</text:p>
          </table:table-cell>
          <table:table-cell office:value-type="float" office:value="0" calcext:value-type="float">
            <text:p>0</text:p>
          </table:table-cell>
          <table:table-cell office:value-type="float" office:value="25.02158" calcext:value-type="float">
            <text:p>25.02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3.498243" calcext:value-type="float">
            <text:p>3.498243</text:p>
          </table:table-cell>
          <table:table-cell office:value-type="float" office:value="136.1223" calcext:value-type="float">
            <text:p>136.1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2758" calcext:value-type="float">
            <text:p>27.42758</text:p>
          </table:table-cell>
          <table:table-cell office:value-type="float" office:value="0" calcext:value-type="float">
            <text:p>0</text:p>
          </table:table-cell>
          <table:table-cell office:value-type="float" office:value="0.0000001099174" calcext:value-type="float">
            <text:p>1.099174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4" calcext:value-type="float">
            <text:p>-0.001994554</text:p>
          </table:table-cell>
          <table:table-cell office:value-type="float" office:value="1173.924" calcext:value-type="float">
            <text:p>1173.924</text:p>
          </table:table-cell>
          <table:table-cell office:value-type="float" office:value="1.537839" calcext:value-type="float">
            <text:p>1.537839</text:p>
          </table:table-cell>
          <table:table-cell office:value-type="float" office:value="0" calcext:value-type="float">
            <text:p>0</text:p>
          </table:table-cell>
          <table:table-cell office:value-type="float" office:value="1.041358" calcext:value-type="float">
            <text:p>1.041358</text:p>
          </table:table-cell>
          <table:table-cell office:value-type="float" office:value="0.3262812" calcext:value-type="float">
            <text:p>0.3262812</text:p>
          </table:table-cell>
          <table:table-cell office:value-type="float" office:value="0.2575031" calcext:value-type="float">
            <text:p>0.2575031</text:p>
          </table:table-cell>
          <table:table-cell office:value-type="float" office:value="0.06177947" calcext:value-type="float">
            <text:p>0.06177947</text:p>
          </table:table-cell>
          <table:table-cell office:value-type="float" office:value="0.05571078" calcext:value-type="float">
            <text:p>0.05571078</text:p>
          </table:table-cell>
          <table:table-cell office:value-type="float" office:value="0.0235236" calcext:value-type="float">
            <text:p>0.0235236</text:p>
          </table:table-cell>
          <table:table-cell office:value-type="float" office:value="0.0307799" calcext:value-type="float">
            <text:p>0.0307799</text:p>
          </table:table-cell>
          <table:table-cell office:value-type="float" office:value="0.06936513" calcext:value-type="float">
            <text:p>0.06936513</text:p>
          </table:table-cell>
          <table:table-cell office:value-type="float" office:value="0.127405" calcext:value-type="float">
            <text:p>0.127405</text:p>
          </table:table-cell>
          <table:table-cell office:value-type="float" office:value="0.1299438" calcext:value-type="float">
            <text:p>0.1299438</text:p>
          </table:table-cell>
          <table:table-cell office:value-type="float" office:value="0.1318819" calcext:value-type="float">
            <text:p>0.1318819</text:p>
          </table:table-cell>
          <table:table-cell office:value-type="float" office:value="0.1374759" calcext:value-type="float">
            <text:p>0.1374759</text:p>
          </table:table-cell>
          <table:table-cell office:value-type="float" office:value="0.1474057" calcext:value-type="float">
            <text:p>0.1474057</text:p>
          </table:table-cell>
          <table:table-cell office:value-type="float" office:value="0.1529977" calcext:value-type="float">
            <text:p>0.1529977</text:p>
          </table:table-cell>
          <table:table-cell office:value-type="float" office:value="0" calcext:value-type="float">
            <text:p>0</text:p>
          </table:table-cell>
          <table:table-cell office:value-type="float" office:value="25.1924" calcext:value-type="float">
            <text:p>25.1924</text:p>
          </table:table-cell>
          <table:table-cell office:value-type="float" office:value="16.77895" calcext:value-type="float">
            <text:p>16.77895</text:p>
          </table:table-cell>
          <table:table-cell office:value-type="float" office:value="14.1713" calcext:value-type="float">
            <text:p>14.1713</text:p>
          </table:table-cell>
          <table:table-cell office:value-type="float" office:value="5.132287" calcext:value-type="float">
            <text:p>5.132287</text:p>
          </table:table-cell>
          <table:table-cell office:value-type="float" office:value="4.16952" calcext:value-type="float">
            <text:p>4.16952</text:p>
          </table:table-cell>
          <table:table-cell office:value-type="float" office:value="1.831263" calcext:value-type="float">
            <text:p>1.831263</text:p>
          </table:table-cell>
          <table:table-cell office:value-type="float" office:value="1.728074" calcext:value-type="float">
            <text:p>1.728074</text:p>
          </table:table-cell>
          <table:table-cell office:value-type="float" office:value="3.958021" calcext:value-type="float">
            <text:p>3.958021</text:p>
          </table:table-cell>
          <table:table-cell office:value-type="float" office:value="6.302686" calcext:value-type="float">
            <text:p>6.302686</text:p>
          </table:table-cell>
          <table:table-cell office:value-type="float" office:value="6.608587" calcext:value-type="float">
            <text:p>6.608587</text:p>
          </table:table-cell>
          <table:table-cell office:value-type="float" office:value="6.818072" calcext:value-type="float">
            <text:p>6.818072</text:p>
          </table:table-cell>
          <table:table-cell office:value-type="float" office:value="7.336625" calcext:value-type="float">
            <text:p>7.336625</text:p>
          </table:table-cell>
          <table:table-cell office:value-type="float" office:value="8.269383" calcext:value-type="float">
            <text:p>8.269383</text:p>
          </table:table-cell>
          <table:table-cell office:value-type="float" office:value="8.797875" calcext:value-type="float">
            <text:p>8.797875</text:p>
          </table:table-cell>
          <table:table-cell office:value-type="float" office:value="0" calcext:value-type="float">
            <text:p>0</text:p>
          </table:table-cell>
          <table:table-cell office:value-type="float" office:value="19.16972" calcext:value-type="float">
            <text:p>19.16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3.483905" calcext:value-type="float">
            <text:p>3.483905</text:p>
          </table:table-cell>
          <table:table-cell office:value-type="float" office:value="136.1228" calcext:value-type="float">
            <text:p>136.1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56" calcext:value-type="float">
            <text:p>27.456</text:p>
          </table:table-cell>
          <table:table-cell office:value-type="float" office:value="0" calcext:value-type="float">
            <text:p>0</text:p>
          </table:table-cell>
          <table:table-cell office:value-type="float" office:value="0.0000001099174" calcext:value-type="float">
            <text:p>1.099174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4" calcext:value-type="float">
            <text:p>-0.001994554</text:p>
          </table:table-cell>
          <table:table-cell office:value-type="float" office:value="1173.907" calcext:value-type="float">
            <text:p>1173.907</text:p>
          </table:table-cell>
          <table:table-cell office:value-type="float" office:value="1.53486" calcext:value-type="float">
            <text:p>1.53486</text:p>
          </table:table-cell>
          <table:table-cell office:value-type="float" office:value="0" calcext:value-type="float">
            <text:p>0</text:p>
          </table:table-cell>
          <table:table-cell office:value-type="float" office:value="1.019151" calcext:value-type="float">
            <text:p>1.019151</text:p>
          </table:table-cell>
          <table:table-cell office:value-type="float" office:value="0.375142" calcext:value-type="float">
            <text:p>0.375142</text:p>
          </table:table-cell>
          <table:table-cell office:value-type="float" office:value="0.2878913" calcext:value-type="float">
            <text:p>0.2878913</text:p>
          </table:table-cell>
          <table:table-cell office:value-type="float" office:value="0.06495239" calcext:value-type="float">
            <text:p>0.06495239</text:p>
          </table:table-cell>
          <table:table-cell office:value-type="float" office:value="0.05752769" calcext:value-type="float">
            <text:p>0.05752769</text:p>
          </table:table-cell>
          <table:table-cell office:value-type="float" office:value="0.02363181" calcext:value-type="float">
            <text:p>0.02363181</text:p>
          </table:table-cell>
          <table:table-cell office:value-type="float" office:value="0.03071614" calcext:value-type="float">
            <text:p>0.03071614</text:p>
          </table:table-cell>
          <table:table-cell office:value-type="float" office:value="0.0693267" calcext:value-type="float">
            <text:p>0.0693267</text:p>
          </table:table-cell>
          <table:table-cell office:value-type="float" office:value="0.1274665" calcext:value-type="float">
            <text:p>0.1274665</text:p>
          </table:table-cell>
          <table:table-cell office:value-type="float" office:value="0.130025" calcext:value-type="float">
            <text:p>0.130025</text:p>
          </table:table-cell>
          <table:table-cell office:value-type="float" office:value="0.1319622" calcext:value-type="float">
            <text:p>0.1319622</text:p>
          </table:table-cell>
          <table:table-cell office:value-type="float" office:value="0.1375489" calcext:value-type="float">
            <text:p>0.1375489</text:p>
          </table:table-cell>
          <table:table-cell office:value-type="float" office:value="0.1474707" calcext:value-type="float">
            <text:p>0.1474707</text:p>
          </table:table-cell>
          <table:table-cell office:value-type="float" office:value="0.1530639" calcext:value-type="float">
            <text:p>0.1530639</text:p>
          </table:table-cell>
          <table:table-cell office:value-type="float" office:value="0" calcext:value-type="float">
            <text:p>0</text:p>
          </table:table-cell>
          <table:table-cell office:value-type="float" office:value="25.30269" calcext:value-type="float">
            <text:p>25.30269</text:p>
          </table:table-cell>
          <table:table-cell office:value-type="float" office:value="16.82575" calcext:value-type="float">
            <text:p>16.82575</text:p>
          </table:table-cell>
          <table:table-cell office:value-type="float" office:value="14.21043" calcext:value-type="float">
            <text:p>14.21043</text:p>
          </table:table-cell>
          <table:table-cell office:value-type="float" office:value="5.137455" calcext:value-type="float">
            <text:p>5.137455</text:p>
          </table:table-cell>
          <table:table-cell office:value-type="float" office:value="4.175544" calcext:value-type="float">
            <text:p>4.175544</text:p>
          </table:table-cell>
          <table:table-cell office:value-type="float" office:value="1.832681" calcext:value-type="float">
            <text:p>1.832681</text:p>
          </table:table-cell>
          <table:table-cell office:value-type="float" office:value="1.730382" calcext:value-type="float">
            <text:p>1.730382</text:p>
          </table:table-cell>
          <table:table-cell office:value-type="float" office:value="3.962611" calcext:value-type="float">
            <text:p>3.962611</text:p>
          </table:table-cell>
          <table:table-cell office:value-type="float" office:value="6.309496" calcext:value-type="float">
            <text:p>6.309496</text:p>
          </table:table-cell>
          <table:table-cell office:value-type="float" office:value="6.615384" calcext:value-type="float">
            <text:p>6.615384</text:p>
          </table:table-cell>
          <table:table-cell office:value-type="float" office:value="6.825255" calcext:value-type="float">
            <text:p>6.825255</text:p>
          </table:table-cell>
          <table:table-cell office:value-type="float" office:value="7.343372" calcext:value-type="float">
            <text:p>7.343372</text:p>
          </table:table-cell>
          <table:table-cell office:value-type="float" office:value="8.275431" calcext:value-type="float">
            <text:p>8.275431</text:p>
          </table:table-cell>
          <table:table-cell office:value-type="float" office:value="8.804046" calcext:value-type="float">
            <text:p>8.804046</text:p>
          </table:table-cell>
          <table:table-cell office:value-type="float" office:value="0" calcext:value-type="float">
            <text:p>0</text:p>
          </table:table-cell>
          <table:table-cell office:value-type="float" office:value="19.5573" calcext:value-type="float">
            <text:p>19.5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3.459301" calcext:value-type="float">
            <text:p>3.459301</text:p>
          </table:table-cell>
          <table:table-cell office:value-type="float" office:value="136.1246" calcext:value-type="float">
            <text:p>136.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87" calcext:value-type="float">
            <text:p>27.487</text:p>
          </table:table-cell>
          <table:table-cell office:value-type="float" office:value="0" calcext:value-type="float">
            <text:p>0</text:p>
          </table:table-cell>
          <table:table-cell office:value-type="float" office:value="0.0000001099174" calcext:value-type="float">
            <text:p>1.099174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4" calcext:value-type="float">
            <text:p>-0.001994554</text:p>
          </table:table-cell>
          <table:table-cell office:value-type="float" office:value="1173.892" calcext:value-type="float">
            <text:p>1173.892</text:p>
          </table:table-cell>
          <table:table-cell office:value-type="float" office:value="1.52966" calcext:value-type="float">
            <text:p>1.52966</text:p>
          </table:table-cell>
          <table:table-cell office:value-type="float" office:value="0" calcext:value-type="float">
            <text:p>0</text:p>
          </table:table-cell>
          <table:table-cell office:value-type="float" office:value="1.50444" calcext:value-type="float">
            <text:p>1.50444</text:p>
          </table:table-cell>
          <table:table-cell office:value-type="float" office:value="0.5400434" calcext:value-type="float">
            <text:p>0.5400434</text:p>
          </table:table-cell>
          <table:table-cell office:value-type="float" office:value="0.3934923" calcext:value-type="float">
            <text:p>0.3934923</text:p>
          </table:table-cell>
          <table:table-cell office:value-type="float" office:value="0.0789459" calcext:value-type="float">
            <text:p>0.0789459</text:p>
          </table:table-cell>
          <table:table-cell office:value-type="float" office:value="0.0678416" calcext:value-type="float">
            <text:p>0.0678416</text:p>
          </table:table-cell>
          <table:table-cell office:value-type="float" office:value="0.0251424" calcext:value-type="float">
            <text:p>0.0251424</text:p>
          </table:table-cell>
          <table:table-cell office:value-type="float" office:value="0.03148282" calcext:value-type="float">
            <text:p>0.03148282</text:p>
          </table:table-cell>
          <table:table-cell office:value-type="float" office:value="0.06943348" calcext:value-type="float">
            <text:p>0.06943348</text:p>
          </table:table-cell>
          <table:table-cell office:value-type="float" office:value="0.127536" calcext:value-type="float">
            <text:p>0.127536</text:p>
          </table:table-cell>
          <table:table-cell office:value-type="float" office:value="0.1301038" calcext:value-type="float">
            <text:p>0.1301038</text:p>
          </table:table-cell>
          <table:table-cell office:value-type="float" office:value="0.1320419" calcext:value-type="float">
            <text:p>0.1320419</text:p>
          </table:table-cell>
          <table:table-cell office:value-type="float" office:value="0.1376329" calcext:value-type="float">
            <text:p>0.1376329</text:p>
          </table:table-cell>
          <table:table-cell office:value-type="float" office:value="0.1475358" calcext:value-type="float">
            <text:p>0.1475358</text:p>
          </table:table-cell>
          <table:table-cell office:value-type="float" office:value="0.15313" calcext:value-type="float">
            <text:p>0.15313</text:p>
          </table:table-cell>
          <table:table-cell office:value-type="float" office:value="0" calcext:value-type="float">
            <text:p>0</text:p>
          </table:table-cell>
          <table:table-cell office:value-type="float" office:value="25.44098" calcext:value-type="float">
            <text:p>25.44098</text:p>
          </table:table-cell>
          <table:table-cell office:value-type="float" office:value="16.90113" calcext:value-type="float">
            <text:p>16.90113</text:p>
          </table:table-cell>
          <table:table-cell office:value-type="float" office:value="14.26845" calcext:value-type="float">
            <text:p>14.26845</text:p>
          </table:table-cell>
          <table:table-cell office:value-type="float" office:value="5.145056" calcext:value-type="float">
            <text:p>5.145056</text:p>
          </table:table-cell>
          <table:table-cell office:value-type="float" office:value="4.183325" calcext:value-type="float">
            <text:p>4.183325</text:p>
          </table:table-cell>
          <table:table-cell office:value-type="float" office:value="1.83425" calcext:value-type="float">
            <text:p>1.83425</text:p>
          </table:table-cell>
          <table:table-cell office:value-type="float" office:value="1.732744" calcext:value-type="float">
            <text:p>1.732744</text:p>
          </table:table-cell>
          <table:table-cell office:value-type="float" office:value="3.9672" calcext:value-type="float">
            <text:p>3.9672</text:p>
          </table:table-cell>
          <table:table-cell office:value-type="float" office:value="6.316307" calcext:value-type="float">
            <text:p>6.316307</text:p>
          </table:table-cell>
          <table:table-cell office:value-type="float" office:value="6.622179" calcext:value-type="float">
            <text:p>6.622179</text:p>
          </table:table-cell>
          <table:table-cell office:value-type="float" office:value="6.832439" calcext:value-type="float">
            <text:p>6.832439</text:p>
          </table:table-cell>
          <table:table-cell office:value-type="float" office:value="7.350113" calcext:value-type="float">
            <text:p>7.350113</text:p>
          </table:table-cell>
          <table:table-cell office:value-type="float" office:value="8.281474" calcext:value-type="float">
            <text:p>8.281474</text:p>
          </table:table-cell>
          <table:table-cell office:value-type="float" office:value="8.810252" calcext:value-type="float">
            <text:p>8.810252</text:p>
          </table:table-cell>
          <table:table-cell office:value-type="float" office:value="0" calcext:value-type="float">
            <text:p>0</text:p>
          </table:table-cell>
          <table:table-cell office:value-type="float" office:value="32.34916" calcext:value-type="float">
            <text:p>32.34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3.425385" calcext:value-type="float">
            <text:p>3.425385</text:p>
          </table:table-cell>
          <table:table-cell office:value-type="float" office:value="136.1268" calcext:value-type="float">
            <text:p>136.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2341" calcext:value-type="float">
            <text:p>27.52341</text:p>
          </table:table-cell>
          <table:table-cell office:value-type="float" office:value="0" calcext:value-type="float">
            <text:p>0</text:p>
          </table:table-cell>
          <table:table-cell office:value-type="float" office:value="0.0000001099174" calcext:value-type="float">
            <text:p>1.099174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4" calcext:value-type="float">
            <text:p>-0.001994554</text:p>
          </table:table-cell>
          <table:table-cell office:value-type="float" office:value="1173.881" calcext:value-type="float">
            <text:p>1173.881</text:p>
          </table:table-cell>
          <table:table-cell office:value-type="float" office:value="1.529306" calcext:value-type="float">
            <text:p>1.529306</text:p>
          </table:table-cell>
          <table:table-cell office:value-type="float" office:value="0" calcext:value-type="float">
            <text:p>0</text:p>
          </table:table-cell>
          <table:table-cell office:value-type="float" office:value="2.005605" calcext:value-type="float">
            <text:p>2.005605</text:p>
          </table:table-cell>
          <table:table-cell office:value-type="float" office:value="0.7453498" calcext:value-type="float">
            <text:p>0.7453498</text:p>
          </table:table-cell>
          <table:table-cell office:value-type="float" office:value="0.5450779" calcext:value-type="float">
            <text:p>0.5450779</text:p>
          </table:table-cell>
          <table:table-cell office:value-type="float" office:value="0.1013156" calcext:value-type="float">
            <text:p>0.1013156</text:p>
          </table:table-cell>
          <table:table-cell office:value-type="float" office:value="0.08565731" calcext:value-type="float">
            <text:p>0.08565731</text:p>
          </table:table-cell>
          <table:table-cell office:value-type="float" office:value="0.02816503" calcext:value-type="float">
            <text:p>0.02816503</text:p>
          </table:table-cell>
          <table:table-cell office:value-type="float" office:value="0.03327825" calcext:value-type="float">
            <text:p>0.03327825</text:p>
          </table:table-cell>
          <table:table-cell office:value-type="float" office:value="0.06978843" calcext:value-type="float">
            <text:p>0.06978843</text:p>
          </table:table-cell>
          <table:table-cell office:value-type="float" office:value="0.1276434" calcext:value-type="float">
            <text:p>0.1276434</text:p>
          </table:table-cell>
          <table:table-cell office:value-type="float" office:value="0.1301828" calcext:value-type="float">
            <text:p>0.1301828</text:p>
          </table:table-cell>
          <table:table-cell office:value-type="float" office:value="0.1321213" calcext:value-type="float">
            <text:p>0.1321213</text:p>
          </table:table-cell>
          <table:table-cell office:value-type="float" office:value="0.1377173" calcext:value-type="float">
            <text:p>0.1377173</text:p>
          </table:table-cell>
          <table:table-cell office:value-type="float" office:value="0.1476008" calcext:value-type="float">
            <text:p>0.1476008</text:p>
          </table:table-cell>
          <table:table-cell office:value-type="float" office:value="0.153196" calcext:value-type="float">
            <text:p>0.153196</text:p>
          </table:table-cell>
          <table:table-cell office:value-type="float" office:value="0" calcext:value-type="float">
            <text:p>0</text:p>
          </table:table-cell>
          <table:table-cell office:value-type="float" office:value="25.65241" calcext:value-type="float">
            <text:p>25.65241</text:p>
          </table:table-cell>
          <table:table-cell office:value-type="float" office:value="17.0309" calcext:value-type="float">
            <text:p>17.0309</text:p>
          </table:table-cell>
          <table:table-cell office:value-type="float" office:value="14.36584" calcext:value-type="float">
            <text:p>14.36584</text:p>
          </table:table-cell>
          <table:table-cell office:value-type="float" office:value="5.158276" calcext:value-type="float">
            <text:p>5.158276</text:p>
          </table:table-cell>
          <table:table-cell office:value-type="float" office:value="4.19561" calcext:value-type="float">
            <text:p>4.19561</text:p>
          </table:table-cell>
          <table:table-cell office:value-type="float" office:value="1.836295" calcext:value-type="float">
            <text:p>1.836295</text:p>
          </table:table-cell>
          <table:table-cell office:value-type="float" office:value="1.735353" calcext:value-type="float">
            <text:p>1.735353</text:p>
          </table:table-cell>
          <table:table-cell office:value-type="float" office:value="3.971828" calcext:value-type="float">
            <text:p>3.971828</text:p>
          </table:table-cell>
          <table:table-cell office:value-type="float" office:value="6.323117" calcext:value-type="float">
            <text:p>6.323117</text:p>
          </table:table-cell>
          <table:table-cell office:value-type="float" office:value="6.62897" calcext:value-type="float">
            <text:p>6.62897</text:p>
          </table:table-cell>
          <table:table-cell office:value-type="float" office:value="6.839623" calcext:value-type="float">
            <text:p>6.839623</text:p>
          </table:table-cell>
          <table:table-cell office:value-type="float" office:value="7.356863" calcext:value-type="float">
            <text:p>7.356863</text:p>
          </table:table-cell>
          <table:table-cell office:value-type="float" office:value="8.287443" calcext:value-type="float">
            <text:p>8.287443</text:p>
          </table:table-cell>
          <table:table-cell office:value-type="float" office:value="8.81649" calcext:value-type="float">
            <text:p>8.81649</text:p>
          </table:table-cell>
          <table:table-cell office:value-type="float" office:value="0" calcext:value-type="float">
            <text:p>0</text:p>
          </table:table-cell>
          <table:table-cell office:value-type="float" office:value="36.83964" calcext:value-type="float">
            <text:p>36.8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3.393615" calcext:value-type="float">
            <text:p>3.393615</text:p>
          </table:table-cell>
          <table:table-cell office:value-type="float" office:value="136.1282" calcext:value-type="float">
            <text:p>136.1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6392" calcext:value-type="float">
            <text:p>27.56392</text:p>
          </table:table-cell>
          <table:table-cell office:value-type="float" office:value="0" calcext:value-type="float">
            <text:p>0</text:p>
          </table:table-cell>
          <table:table-cell office:value-type="float" office:value="0.0000001099174" calcext:value-type="float">
            <text:p>1.099174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4" calcext:value-type="float">
            <text:p>-0.001994554</text:p>
          </table:table-cell>
          <table:table-cell office:value-type="float" office:value="1173.87" calcext:value-type="float">
            <text:p>1173.87</text:p>
          </table:table-cell>
          <table:table-cell office:value-type="float" office:value="1.539108" calcext:value-type="float">
            <text:p>1.539108</text:p>
          </table:table-cell>
          <table:table-cell office:value-type="float" office:value="0" calcext:value-type="float">
            <text:p>0</text:p>
          </table:table-cell>
          <table:table-cell office:value-type="float" office:value="1.581861" calcext:value-type="float">
            <text:p>1.581861</text:p>
          </table:table-cell>
          <table:table-cell office:value-type="float" office:value="0.7914538" calcext:value-type="float">
            <text:p>0.7914538</text:p>
          </table:table-cell>
          <table:table-cell office:value-type="float" office:value="0.6124156" calcext:value-type="float">
            <text:p>0.6124156</text:p>
          </table:table-cell>
          <table:table-cell office:value-type="float" office:value="0.115323" calcext:value-type="float">
            <text:p>0.115323</text:p>
          </table:table-cell>
          <table:table-cell office:value-type="float" office:value="0.09913569" calcext:value-type="float">
            <text:p>0.09913569</text:p>
          </table:table-cell>
          <table:table-cell office:value-type="float" office:value="0.03110426" calcext:value-type="float">
            <text:p>0.03110426</text:p>
          </table:table-cell>
          <table:table-cell office:value-type="float" office:value="0.03535579" calcext:value-type="float">
            <text:p>0.03535579</text:p>
          </table:table-cell>
          <table:table-cell office:value-type="float" office:value="0.07034815" calcext:value-type="float">
            <text:p>0.07034815</text:p>
          </table:table-cell>
          <table:table-cell office:value-type="float" office:value="0.1278103" calcext:value-type="float">
            <text:p>0.1278103</text:p>
          </table:table-cell>
          <table:table-cell office:value-type="float" office:value="0.1302661" calcext:value-type="float">
            <text:p>0.1302661</text:p>
          </table:table-cell>
          <table:table-cell office:value-type="float" office:value="0.1322009" calcext:value-type="float">
            <text:p>0.1322009</text:p>
          </table:table-cell>
          <table:table-cell office:value-type="float" office:value="0.1377836" calcext:value-type="float">
            <text:p>0.1377836</text:p>
          </table:table-cell>
          <table:table-cell office:value-type="float" office:value="0.1476654" calcext:value-type="float">
            <text:p>0.1476654</text:p>
          </table:table-cell>
          <table:table-cell office:value-type="float" office:value="0.153262" calcext:value-type="float">
            <text:p>0.153262</text:p>
          </table:table-cell>
          <table:table-cell office:value-type="float" office:value="0" calcext:value-type="float">
            <text:p>0</text:p>
          </table:table-cell>
          <table:table-cell office:value-type="float" office:value="25.86791" calcext:value-type="float">
            <text:p>25.86791</text:p>
          </table:table-cell>
          <table:table-cell office:value-type="float" office:value="17.20094" calcext:value-type="float">
            <text:p>17.20094</text:p>
          </table:table-cell>
          <table:table-cell office:value-type="float" office:value="14.49916" calcext:value-type="float">
            <text:p>14.49916</text:p>
          </table:table-cell>
          <table:table-cell office:value-type="float" office:value="5.177627" calcext:value-type="float">
            <text:p>5.177627</text:p>
          </table:table-cell>
          <table:table-cell office:value-type="float" office:value="4.213262" calcext:value-type="float">
            <text:p>4.213262</text:p>
          </table:table-cell>
          <table:table-cell office:value-type="float" office:value="1.838994" calcext:value-type="float">
            <text:p>1.838994</text:p>
          </table:table-cell>
          <table:table-cell office:value-type="float" office:value="1.738349" calcext:value-type="float">
            <text:p>1.738349</text:p>
          </table:table-cell>
          <table:table-cell office:value-type="float" office:value="3.976554" calcext:value-type="float">
            <text:p>3.976554</text:p>
          </table:table-cell>
          <table:table-cell office:value-type="float" office:value="6.329927" calcext:value-type="float">
            <text:p>6.329927</text:p>
          </table:table-cell>
          <table:table-cell office:value-type="float" office:value="6.63573" calcext:value-type="float">
            <text:p>6.63573</text:p>
          </table:table-cell>
          <table:table-cell office:value-type="float" office:value="6.846807" calcext:value-type="float">
            <text:p>6.846807</text:p>
          </table:table-cell>
          <table:table-cell office:value-type="float" office:value="7.363607" calcext:value-type="float">
            <text:p>7.363607</text:p>
          </table:table-cell>
          <table:table-cell office:value-type="float" office:value="8.293413" calcext:value-type="float">
            <text:p>8.293413</text:p>
          </table:table-cell>
          <table:table-cell office:value-type="float" office:value="8.822751" calcext:value-type="float">
            <text:p>8.822751</text:p>
          </table:table-cell>
          <table:table-cell office:value-type="float" office:value="0" calcext:value-type="float">
            <text:p>0</text:p>
          </table:table-cell>
          <table:table-cell office:value-type="float" office:value="22.13845" calcext:value-type="float">
            <text:p>22.13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3.367605" calcext:value-type="float">
            <text:p>3.367605</text:p>
          </table:table-cell>
          <table:table-cell office:value-type="float" office:value="136.1288" calcext:value-type="float">
            <text:p>136.1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0434" calcext:value-type="float">
            <text:p>27.60434</text:p>
          </table:table-cell>
          <table:table-cell office:value-type="float" office:value="0" calcext:value-type="float">
            <text:p>0</text:p>
          </table:table-cell>
          <table:table-cell office:value-type="float" office:value="0.0000001099174" calcext:value-type="float">
            <text:p>1.099174E-07</text:p>
          </table:table-cell>
          <table:table-cell office:value-type="float" office:value="0" calcext:value-type="float">
            <text:p>0</text:p>
          </table:table-cell>
          <table:table-cell office:value-type="float" office:value="-0.001994554" calcext:value-type="float">
            <text:p>-0.001994554</text:p>
          </table:table-cell>
          <table:table-cell office:value-type="float" office:value="1173.859" calcext:value-type="float">
            <text:p>1173.859</text:p>
          </table:table-cell>
          <table:table-cell office:value-type="float" office:value="1.549641" calcext:value-type="float">
            <text:p>1.549641</text:p>
          </table:table-cell>
          <table:table-cell office:value-type="float" office:value="0" calcext:value-type="float">
            <text:p>0</text:p>
          </table:table-cell>
          <table:table-cell office:value-type="float" office:value="0.9552271" calcext:value-type="float">
            <text:p>0.9552271</text:p>
          </table:table-cell>
          <table:table-cell office:value-type="float" office:value="0.6660606" calcext:value-type="float">
            <text:p>0.6660606</text:p>
          </table:table-cell>
          <table:table-cell office:value-type="float" office:value="0.5581695" calcext:value-type="float">
            <text:p>0.5581695</text:p>
          </table:table-cell>
          <table:table-cell office:value-type="float" office:value="0.1127353" calcext:value-type="float">
            <text:p>0.1127353</text:p>
          </table:table-cell>
          <table:table-cell office:value-type="float" office:value="0.1005011" calcext:value-type="float">
            <text:p>0.1005011</text:p>
          </table:table-cell>
          <table:table-cell office:value-type="float" office:value="0.03246453" calcext:value-type="float">
            <text:p>0.03246453</text:p>
          </table:table-cell>
          <table:table-cell office:value-type="float" office:value="0.03673862" calcext:value-type="float">
            <text:p>0.03673862</text:p>
          </table:table-cell>
          <table:table-cell office:value-type="float" office:value="0.07091021" calcext:value-type="float">
            <text:p>0.07091021</text:p>
          </table:table-cell>
          <table:table-cell office:value-type="float" office:value="0.1280249" calcext:value-type="float">
            <text:p>0.1280249</text:p>
          </table:table-cell>
          <table:table-cell office:value-type="float" office:value="0.1303566" calcext:value-type="float">
            <text:p>0.1303566</text:p>
          </table:table-cell>
          <table:table-cell office:value-type="float" office:value="0.1322811" calcext:value-type="float">
            <text:p>0.1322811</text:p>
          </table:table-cell>
          <table:table-cell office:value-type="float" office:value="0.1378442" calcext:value-type="float">
            <text:p>0.1378442</text:p>
          </table:table-cell>
          <table:table-cell office:value-type="float" office:value="0.1477297" calcext:value-type="float">
            <text:p>0.1477297</text:p>
          </table:table-cell>
          <table:table-cell office:value-type="float" office:value="0.1533281" calcext:value-type="float">
            <text:p>0.1533281</text:p>
          </table:table-cell>
          <table:table-cell office:value-type="float" office:value="0" calcext:value-type="float">
            <text:p>0</text:p>
          </table:table-cell>
          <table:table-cell office:value-type="float" office:value="26.01296" calcext:value-type="float">
            <text:p>26.01296</text:p>
          </table:table-cell>
          <table:table-cell office:value-type="float" office:value="17.36832" calcext:value-type="float">
            <text:p>17.36832</text:p>
          </table:table-cell>
          <table:table-cell office:value-type="float" office:value="14.63968" calcext:value-type="float">
            <text:p>14.63968</text:p>
          </table:table-cell>
          <table:table-cell office:value-type="float" office:value="5.199462" calcext:value-type="float">
            <text:p>5.199462</text:p>
          </table:table-cell>
          <table:table-cell office:value-type="float" office:value="4.233739" calcext:value-type="float">
            <text:p>4.233739</text:p>
          </table:table-cell>
          <table:table-cell office:value-type="float" office:value="1.842169" calcext:value-type="float">
            <text:p>1.842169</text:p>
          </table:table-cell>
          <table:table-cell office:value-type="float" office:value="1.741683" calcext:value-type="float">
            <text:p>1.741683</text:p>
          </table:table-cell>
          <table:table-cell office:value-type="float" office:value="3.981399" calcext:value-type="float">
            <text:p>3.981399</text:p>
          </table:table-cell>
          <table:table-cell office:value-type="float" office:value="6.336767" calcext:value-type="float">
            <text:p>6.336767</text:p>
          </table:table-cell>
          <table:table-cell office:value-type="float" office:value="6.642488" calcext:value-type="float">
            <text:p>6.642488</text:p>
          </table:table-cell>
          <table:table-cell office:value-type="float" office:value="6.853985" calcext:value-type="float">
            <text:p>6.853985</text:p>
          </table:table-cell>
          <table:table-cell office:value-type="float" office:value="7.370352" calcext:value-type="float">
            <text:p>7.370352</text:p>
          </table:table-cell>
          <table:table-cell office:value-type="float" office:value="8.299383" calcext:value-type="float">
            <text:p>8.299383</text:p>
          </table:table-cell>
          <table:table-cell office:value-type="float" office:value="8.828989" calcext:value-type="float">
            <text:p>8.828989</text:p>
          </table:table-cell>
          <table:table-cell office:value-type="float" office:value="0" calcext:value-type="float">
            <text:p>0</text:p>
          </table:table-cell>
          <table:table-cell office:value-type="float" office:value="11.06518" calcext:value-type="float">
            <text:p>11.06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3.357455" calcext:value-type="float">
            <text:p>3.357455</text:p>
          </table:table-cell>
          <table:table-cell office:value-type="float" office:value="136.1288" calcext:value-type="float">
            <text:p>136.1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3833" calcext:value-type="float">
            <text:p>27.63833</text:p>
          </table:table-cell>
          <table:table-cell office:value-type="float" office:value="0" calcext:value-type="float">
            <text:p>0</text:p>
          </table:table-cell>
          <table:table-cell office:value-type="float" office:value="0.000000114576" calcext:value-type="float">
            <text:p>1.14576E-07</text:p>
          </table:table-cell>
          <table:table-cell office:value-type="float" office:value="0" calcext:value-type="float">
            <text:p>0</text:p>
          </table:table-cell>
          <table:table-cell office:value-type="float" office:value="-0.002019674" calcext:value-type="float">
            <text:p>-0.002019674</text:p>
          </table:table-cell>
          <table:table-cell office:value-type="float" office:value="1173.843" calcext:value-type="float">
            <text:p>1173.843</text:p>
          </table:table-cell>
          <table:table-cell office:value-type="float" office:value="1.552996" calcext:value-type="float">
            <text:p>1.552996</text:p>
          </table:table-cell>
          <table:table-cell office:value-type="float" office:value="0" calcext:value-type="float">
            <text:p>0</text:p>
          </table:table-cell>
          <table:table-cell office:value-type="float" office:value="0.306607" calcext:value-type="float">
            <text:p>0.306607</text:p>
          </table:table-cell>
          <table:table-cell office:value-type="float" office:value="0.294223" calcext:value-type="float">
            <text:p>0.294223</text:p>
          </table:table-cell>
          <table:table-cell office:value-type="float" office:value="0.2982237" calcext:value-type="float">
            <text:p>0.2982237</text:p>
          </table:table-cell>
          <table:table-cell office:value-type="float" office:value="0.07723278" calcext:value-type="float">
            <text:p>0.07723278</text:p>
          </table:table-cell>
          <table:table-cell office:value-type="float" office:value="0.07242092" calcext:value-type="float">
            <text:p>0.07242092</text:p>
          </table:table-cell>
          <table:table-cell office:value-type="float" office:value="0.02876247" calcext:value-type="float">
            <text:p>0.02876247</text:p>
          </table:table-cell>
          <table:table-cell office:value-type="float" office:value="0.03527175" calcext:value-type="float">
            <text:p>0.03527175</text:p>
          </table:table-cell>
          <table:table-cell office:value-type="float" office:value="0.07112554" calcext:value-type="float">
            <text:p>0.07112554</text:p>
          </table:table-cell>
          <table:table-cell office:value-type="float" office:value="0.1282414" calcext:value-type="float">
            <text:p>0.1282414</text:p>
          </table:table-cell>
          <table:table-cell office:value-type="float" office:value="0.1304535" calcext:value-type="float">
            <text:p>0.1304535</text:p>
          </table:table-cell>
          <table:table-cell office:value-type="float" office:value="0.1323621" calcext:value-type="float">
            <text:p>0.1323621</text:p>
          </table:table-cell>
          <table:table-cell office:value-type="float" office:value="0.1379235" calcext:value-type="float">
            <text:p>0.1379235</text:p>
          </table:table-cell>
          <table:table-cell office:value-type="float" office:value="0.1479909" calcext:value-type="float">
            <text:p>0.1479909</text:p>
          </table:table-cell>
          <table:table-cell office:value-type="float" office:value="0.1533333" calcext:value-type="float">
            <text:p>0.1533333</text:p>
          </table:table-cell>
          <table:table-cell office:value-type="float" office:value="0" calcext:value-type="float">
            <text:p>0</text:p>
          </table:table-cell>
          <table:table-cell office:value-type="float" office:value="26.07997" calcext:value-type="float">
            <text:p>26.07997</text:p>
          </table:table-cell>
          <table:table-cell office:value-type="float" office:value="17.46662" calcext:value-type="float">
            <text:p>17.46662</text:p>
          </table:table-cell>
          <table:table-cell office:value-type="float" office:value="14.73229" calcext:value-type="float">
            <text:p>14.73229</text:p>
          </table:table-cell>
          <table:table-cell office:value-type="float" office:value="5.215347" calcext:value-type="float">
            <text:p>5.215347</text:p>
          </table:table-cell>
          <table:table-cell office:value-type="float" office:value="4.250216" calcext:value-type="float">
            <text:p>4.250216</text:p>
          </table:table-cell>
          <table:table-cell office:value-type="float" office:value="1.845167" calcext:value-type="float">
            <text:p>1.845167</text:p>
          </table:table-cell>
          <table:table-cell office:value-type="float" office:value="1.745054" calcext:value-type="float">
            <text:p>1.745054</text:p>
          </table:table-cell>
          <table:table-cell office:value-type="float" office:value="3.986321" calcext:value-type="float">
            <text:p>3.986321</text:p>
          </table:table-cell>
          <table:table-cell office:value-type="float" office:value="6.343624" calcext:value-type="float">
            <text:p>6.343624</text:p>
          </table:table-cell>
          <table:table-cell office:value-type="float" office:value="6.649247" calcext:value-type="float">
            <text:p>6.649247</text:p>
          </table:table-cell>
          <table:table-cell office:value-type="float" office:value="6.861113" calcext:value-type="float">
            <text:p>6.861113</text:p>
          </table:table-cell>
          <table:table-cell office:value-type="float" office:value="7.377093" calcext:value-type="float">
            <text:p>7.377093</text:p>
          </table:table-cell>
          <table:table-cell office:value-type="float" office:value="8.305385" calcext:value-type="float">
            <text:p>8.305385</text:p>
          </table:table-cell>
          <table:table-cell office:value-type="float" office:value="8.835113" calcext:value-type="float">
            <text:p>8.835113</text:p>
          </table:table-cell>
          <table:table-cell office:value-type="float" office:value="0" calcext:value-type="float">
            <text:p>0</text:p>
          </table:table-cell>
          <table:table-cell office:value-type="float" office:value="8.128036" calcext:value-type="float">
            <text:p>8.128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3.346619" calcext:value-type="float">
            <text:p>3.346619</text:p>
          </table:table-cell>
          <table:table-cell office:value-type="float" office:value="136.129" calcext:value-type="float">
            <text:p>136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6645" calcext:value-type="float">
            <text:p>27.66645</text:p>
          </table:table-cell>
          <table:table-cell office:value-type="float" office:value="0" calcext:value-type="float">
            <text:p>0</text:p>
          </table:table-cell>
          <table:table-cell office:value-type="float" office:value="0.0000001327588" calcext:value-type="float">
            <text:p>1.327588E-07</text:p>
          </table:table-cell>
          <table:table-cell office:value-type="float" office:value="0" calcext:value-type="float">
            <text:p>0</text:p>
          </table:table-cell>
          <table:table-cell office:value-type="float" office:value="-0.002152647" calcext:value-type="float">
            <text:p>-0.002152647</text:p>
          </table:table-cell>
          <table:table-cell office:value-type="float" office:value="1173.827" calcext:value-type="float">
            <text:p>1173.827</text:p>
          </table:table-cell>
          <table:table-cell office:value-type="float" office:value="1.558857" calcext:value-type="float">
            <text:p>1.558857</text:p>
          </table:table-cell>
          <table:table-cell office:value-type="float" office:value="0" calcext:value-type="float">
            <text:p>0</text:p>
          </table:table-cell>
          <table:table-cell office:value-type="float" office:value="0.4861071" calcext:value-type="float">
            <text:p>0.4861071</text:p>
          </table:table-cell>
          <table:table-cell office:value-type="float" office:value="0.2844041" calcext:value-type="float">
            <text:p>0.2844041</text:p>
          </table:table-cell>
          <table:table-cell office:value-type="float" office:value="0.2426657" calcext:value-type="float">
            <text:p>0.2426657</text:p>
          </table:table-cell>
          <table:table-cell office:value-type="float" office:value="0.06621894" calcext:value-type="float">
            <text:p>0.06621894</text:p>
          </table:table-cell>
          <table:table-cell office:value-type="float" office:value="0.05927454" calcext:value-type="float">
            <text:p>0.05927454</text:p>
          </table:table-cell>
          <table:table-cell office:value-type="float" office:value="0.02551757" calcext:value-type="float">
            <text:p>0.02551757</text:p>
          </table:table-cell>
          <table:table-cell office:value-type="float" office:value="0.03246036" calcext:value-type="float">
            <text:p>0.03246036</text:p>
          </table:table-cell>
          <table:table-cell office:value-type="float" office:value="0.07071396" calcext:value-type="float">
            <text:p>0.07071396</text:p>
          </table:table-cell>
          <table:table-cell office:value-type="float" office:value="0.1283698" calcext:value-type="float">
            <text:p>0.1283698</text:p>
          </table:table-cell>
          <table:table-cell office:value-type="float" office:value="0.130551" calcext:value-type="float">
            <text:p>0.130551</text:p>
          </table:table-cell>
          <table:table-cell office:value-type="float" office:value="0.1324442" calcext:value-type="float">
            <text:p>0.1324442</text:p>
          </table:table-cell>
          <table:table-cell office:value-type="float" office:value="0.1380147" calcext:value-type="float">
            <text:p>0.1380147</text:p>
          </table:table-cell>
          <table:table-cell office:value-type="float" office:value="0.147919" calcext:value-type="float">
            <text:p>0.147919</text:p>
          </table:table-cell>
          <table:table-cell office:value-type="float" office:value="0.1534285" calcext:value-type="float">
            <text:p>0.1534285</text:p>
          </table:table-cell>
          <table:table-cell office:value-type="float" office:value="0" calcext:value-type="float">
            <text:p>0</text:p>
          </table:table-cell>
          <table:table-cell office:value-type="float" office:value="26.14723" calcext:value-type="float">
            <text:p>26.14723</text:p>
          </table:table-cell>
          <table:table-cell office:value-type="float" office:value="17.50158" calcext:value-type="float">
            <text:p>17.50158</text:p>
          </table:table-cell>
          <table:table-cell office:value-type="float" office:value="14.77479" calcext:value-type="float">
            <text:p>14.77479</text:p>
          </table:table-cell>
          <table:table-cell office:value-type="float" office:value="5.223322" calcext:value-type="float">
            <text:p>5.223322</text:p>
          </table:table-cell>
          <table:table-cell office:value-type="float" office:value="4.258895" calcext:value-type="float">
            <text:p>4.258895</text:p>
          </table:table-cell>
          <table:table-cell office:value-type="float" office:value="1.847255" calcext:value-type="float">
            <text:p>1.847255</text:p>
          </table:table-cell>
          <table:table-cell office:value-type="float" office:value="1.747906" calcext:value-type="float">
            <text:p>1.747906</text:p>
          </table:table-cell>
          <table:table-cell office:value-type="float" office:value="3.991208" calcext:value-type="float">
            <text:p>3.991208</text:p>
          </table:table-cell>
          <table:table-cell office:value-type="float" office:value="6.350525" calcext:value-type="float">
            <text:p>6.350525</text:p>
          </table:table-cell>
          <table:table-cell office:value-type="float" office:value="6.656005" calcext:value-type="float">
            <text:p>6.656005</text:p>
          </table:table-cell>
          <table:table-cell office:value-type="float" office:value="6.86824" calcext:value-type="float">
            <text:p>6.86824</text:p>
          </table:table-cell>
          <table:table-cell office:value-type="float" office:value="7.383838" calcext:value-type="float">
            <text:p>7.383838</text:p>
          </table:table-cell>
          <table:table-cell office:value-type="float" office:value="8.311536" calcext:value-type="float">
            <text:p>8.311536</text:p>
          </table:table-cell>
          <table:table-cell office:value-type="float" office:value="8.841136" calcext:value-type="float">
            <text:p>8.841136</text:p>
          </table:table-cell>
          <table:table-cell office:value-type="float" office:value="0" calcext:value-type="float">
            <text:p>0</text:p>
          </table:table-cell>
          <table:table-cell office:value-type="float" office:value="15.78286" calcext:value-type="float">
            <text:p>15.78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3.340632" calcext:value-type="float">
            <text:p>3.340632</text:p>
          </table:table-cell>
          <table:table-cell office:value-type="float" office:value="136.1288" calcext:value-type="float">
            <text:p>136.1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9313" calcext:value-type="float">
            <text:p>27.69313</text:p>
          </table:table-cell>
          <table:table-cell office:value-type="float" office:value="0" calcext:value-type="float">
            <text:p>0</text:p>
          </table:table-cell>
          <table:table-cell office:value-type="float" office:value="0.0000001539682" calcext:value-type="float">
            <text:p>1.539682E-07</text:p>
          </table:table-cell>
          <table:table-cell office:value-type="float" office:value="0" calcext:value-type="float">
            <text:p>0</text:p>
          </table:table-cell>
          <table:table-cell office:value-type="float" office:value="-0.002278845" calcext:value-type="float">
            <text:p>-0.002278845</text:p>
          </table:table-cell>
          <table:table-cell office:value-type="float" office:value="1173.809" calcext:value-type="float">
            <text:p>1173.809</text:p>
          </table:table-cell>
          <table:table-cell office:value-type="float" office:value="1.560298" calcext:value-type="float">
            <text:p>1.560298</text:p>
          </table:table-cell>
          <table:table-cell office:value-type="float" office:value="0" calcext:value-type="float">
            <text:p>0</text:p>
          </table:table-cell>
          <table:table-cell office:value-type="float" office:value="0.2109037" calcext:value-type="float">
            <text:p>0.2109037</text:p>
          </table:table-cell>
          <table:table-cell office:value-type="float" office:value="0.2152074" calcext:value-type="float">
            <text:p>0.2152074</text:p>
          </table:table-cell>
          <table:table-cell office:value-type="float" office:value="0.1860664" calcext:value-type="float">
            <text:p>0.1860664</text:p>
          </table:table-cell>
          <table:table-cell office:value-type="float" office:value="0.05589373" calcext:value-type="float">
            <text:p>0.05589373</text:p>
          </table:table-cell>
          <table:table-cell office:value-type="float" office:value="0.05014642" calcext:value-type="float">
            <text:p>0.05014642</text:p>
          </table:table-cell>
          <table:table-cell office:value-type="float" office:value="0.02366922" calcext:value-type="float">
            <text:p>0.02366922</text:p>
          </table:table-cell>
          <table:table-cell office:value-type="float" office:value="0.02998454" calcext:value-type="float">
            <text:p>0.02998454</text:p>
          </table:table-cell>
          <table:table-cell office:value-type="float" office:value="0.07030351" calcext:value-type="float">
            <text:p>0.07030351</text:p>
          </table:table-cell>
          <table:table-cell office:value-type="float" office:value="0.1284111" calcext:value-type="float">
            <text:p>0.1284111</text:p>
          </table:table-cell>
          <table:table-cell office:value-type="float" office:value="0.1306411" calcext:value-type="float">
            <text:p>0.1306411</text:p>
          </table:table-cell>
          <table:table-cell office:value-type="float" office:value="0.1325262" calcext:value-type="float">
            <text:p>0.1325262</text:p>
          </table:table-cell>
          <table:table-cell office:value-type="float" office:value="0.1380773" calcext:value-type="float">
            <text:p>0.1380773</text:p>
          </table:table-cell>
          <table:table-cell office:value-type="float" office:value="0.1479417" calcext:value-type="float">
            <text:p>0.1479417</text:p>
          </table:table-cell>
          <table:table-cell office:value-type="float" office:value="0.1535016" calcext:value-type="float">
            <text:p>0.1535016</text:p>
          </table:table-cell>
          <table:table-cell office:value-type="float" office:value="0" calcext:value-type="float">
            <text:p>0</text:p>
          </table:table-cell>
          <table:table-cell office:value-type="float" office:value="26.19829" calcext:value-type="float">
            <text:p>26.19829</text:p>
          </table:table-cell>
          <table:table-cell office:value-type="float" office:value="17.5329" calcext:value-type="float">
            <text:p>17.5329</text:p>
          </table:table-cell>
          <table:table-cell office:value-type="float" office:value="14.80235" calcext:value-type="float">
            <text:p>14.80235</text:p>
          </table:table-cell>
          <table:table-cell office:value-type="float" office:value="5.228384" calcext:value-type="float">
            <text:p>5.228384</text:p>
          </table:table-cell>
          <table:table-cell office:value-type="float" office:value="4.264838" calcext:value-type="float">
            <text:p>4.264838</text:p>
          </table:table-cell>
          <table:table-cell office:value-type="float" office:value="1.848914" calcext:value-type="float">
            <text:p>1.848914</text:p>
          </table:table-cell>
          <table:table-cell office:value-type="float" office:value="1.750454" calcext:value-type="float">
            <text:p>1.750454</text:p>
          </table:table-cell>
          <table:table-cell office:value-type="float" office:value="3.995994" calcext:value-type="float">
            <text:p>3.995994</text:p>
          </table:table-cell>
          <table:table-cell office:value-type="float" office:value="6.357418" calcext:value-type="float">
            <text:p>6.357418</text:p>
          </table:table-cell>
          <table:table-cell office:value-type="float" office:value="6.662763" calcext:value-type="float">
            <text:p>6.662763</text:p>
          </table:table-cell>
          <table:table-cell office:value-type="float" office:value="6.875367" calcext:value-type="float">
            <text:p>6.875367</text:p>
          </table:table-cell>
          <table:table-cell office:value-type="float" office:value="7.390587" calcext:value-type="float">
            <text:p>7.390587</text:p>
          </table:table-cell>
          <table:table-cell office:value-type="float" office:value="8.317606" calcext:value-type="float">
            <text:p>8.317606</text:p>
          </table:table-cell>
          <table:table-cell office:value-type="float" office:value="8.846891" calcext:value-type="float">
            <text:p>8.846891</text:p>
          </table:table-cell>
          <table:table-cell office:value-type="float" office:value="0" calcext:value-type="float">
            <text:p>0</text:p>
          </table:table-cell>
          <table:table-cell office:value-type="float" office:value="2.85076" calcext:value-type="float">
            <text:p>2.85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3.333267" calcext:value-type="float">
            <text:p>3.333267</text:p>
          </table:table-cell>
          <table:table-cell office:value-type="float" office:value="136.1291" calcext:value-type="float">
            <text:p>136.1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1804" calcext:value-type="float">
            <text:p>27.71804</text:p>
          </table:table-cell>
          <table:table-cell office:value-type="float" office:value="0" calcext:value-type="float">
            <text:p>0</text:p>
          </table:table-cell>
          <table:table-cell office:value-type="float" office:value="0.0000001850528" calcext:value-type="float">
            <text:p>1.850528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965" calcext:value-type="float">
            <text:p>-0.002349965</text:p>
          </table:table-cell>
          <table:table-cell office:value-type="float" office:value="1173.792" calcext:value-type="float">
            <text:p>1173.792</text:p>
          </table:table-cell>
          <table:table-cell office:value-type="float" office:value="1.564152" calcext:value-type="float">
            <text:p>1.564152</text:p>
          </table:table-cell>
          <table:table-cell office:value-type="float" office:value="0" calcext:value-type="float">
            <text:p>0</text:p>
          </table:table-cell>
          <table:table-cell office:value-type="float" office:value="0.2806205" calcext:value-type="float">
            <text:p>0.2806205</text:p>
          </table:table-cell>
          <table:table-cell office:value-type="float" office:value="0.2070757" calcext:value-type="float">
            <text:p>0.2070757</text:p>
          </table:table-cell>
          <table:table-cell office:value-type="float" office:value="0.1716696" calcext:value-type="float">
            <text:p>0.1716696</text:p>
          </table:table-cell>
          <table:table-cell office:value-type="float" office:value="0.05967168" calcext:value-type="float">
            <text:p>0.05967168</text:p>
          </table:table-cell>
          <table:table-cell office:value-type="float" office:value="0.04656848" calcext:value-type="float">
            <text:p>0.04656848</text:p>
          </table:table-cell>
          <table:table-cell office:value-type="float" office:value="0.02252019" calcext:value-type="float">
            <text:p>0.02252019</text:p>
          </table:table-cell>
          <table:table-cell office:value-type="float" office:value="0.02834529" calcext:value-type="float">
            <text:p>0.02834529</text:p>
          </table:table-cell>
          <table:table-cell office:value-type="float" office:value="0.0696352" calcext:value-type="float">
            <text:p>0.0696352</text:p>
          </table:table-cell>
          <table:table-cell office:value-type="float" office:value="0.1284059" calcext:value-type="float">
            <text:p>0.1284059</text:p>
          </table:table-cell>
          <table:table-cell office:value-type="float" office:value="0.1307215" calcext:value-type="float">
            <text:p>0.1307215</text:p>
          </table:table-cell>
          <table:table-cell office:value-type="float" office:value="0.1326074" calcext:value-type="float">
            <text:p>0.1326074</text:p>
          </table:table-cell>
          <table:table-cell office:value-type="float" office:value="0.1381503" calcext:value-type="float">
            <text:p>0.1381503</text:p>
          </table:table-cell>
          <table:table-cell office:value-type="float" office:value="0.1479941" calcext:value-type="float">
            <text:p>0.1479941</text:p>
          </table:table-cell>
          <table:table-cell office:value-type="float" office:value="0.1535736" calcext:value-type="float">
            <text:p>0.1535736</text:p>
          </table:table-cell>
          <table:table-cell office:value-type="float" office:value="0" calcext:value-type="float">
            <text:p>0</text:p>
          </table:table-cell>
          <table:table-cell office:value-type="float" office:value="26.2177" calcext:value-type="float">
            <text:p>26.2177</text:p>
          </table:table-cell>
          <table:table-cell office:value-type="float" office:value="17.54849" calcext:value-type="float">
            <text:p>17.54849</text:p>
          </table:table-cell>
          <table:table-cell office:value-type="float" office:value="14.81951" calcext:value-type="float">
            <text:p>14.81951</text:p>
          </table:table-cell>
          <table:table-cell office:value-type="float" office:value="5.232407" calcext:value-type="float">
            <text:p>5.232407</text:p>
          </table:table-cell>
          <table:table-cell office:value-type="float" office:value="4.268454" calcext:value-type="float">
            <text:p>4.268454</text:p>
          </table:table-cell>
          <table:table-cell office:value-type="float" office:value="1.850228" calcext:value-type="float">
            <text:p>1.850228</text:p>
          </table:table-cell>
          <table:table-cell office:value-type="float" office:value="1.752552" calcext:value-type="float">
            <text:p>1.752552</text:p>
          </table:table-cell>
          <table:table-cell office:value-type="float" office:value="4.00067" calcext:value-type="float">
            <text:p>4.00067</text:p>
          </table:table-cell>
          <table:table-cell office:value-type="float" office:value="6.364274" calcext:value-type="float">
            <text:p>6.364274</text:p>
          </table:table-cell>
          <table:table-cell office:value-type="float" office:value="6.669519" calcext:value-type="float">
            <text:p>6.669519</text:p>
          </table:table-cell>
          <table:table-cell office:value-type="float" office:value="6.882493" calcext:value-type="float">
            <text:p>6.882493</text:p>
          </table:table-cell>
          <table:table-cell office:value-type="float" office:value="7.397333" calcext:value-type="float">
            <text:p>7.397333</text:p>
          </table:table-cell>
          <table:table-cell office:value-type="float" office:value="8.323638" calcext:value-type="float">
            <text:p>8.323638</text:p>
          </table:table-cell>
          <table:table-cell office:value-type="float" office:value="8.853053" calcext:value-type="float">
            <text:p>8.853053</text:p>
          </table:table-cell>
          <table:table-cell office:value-type="float" office:value="0" calcext:value-type="float">
            <text:p>0</text:p>
          </table:table-cell>
          <table:table-cell office:value-type="float" office:value="5.637495" calcext:value-type="float">
            <text:p>5.637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3.320167" calcext:value-type="float">
            <text:p>3.320167</text:p>
          </table:table-cell>
          <table:table-cell office:value-type="float" office:value="136.1299" calcext:value-type="float">
            <text:p>136.1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4356" calcext:value-type="float">
            <text:p>27.74356</text:p>
          </table:table-cell>
          <table:table-cell office:value-type="float" office:value="0" calcext:value-type="float">
            <text:p>0</text:p>
          </table:table-cell>
          <table:table-cell office:value-type="float" office:value="0.0000002034441" calcext:value-type="float">
            <text:p>2.034441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766" calcext:value-type="float">
            <text:p>-0.002349766</text:p>
          </table:table-cell>
          <table:table-cell office:value-type="float" office:value="1173.775" calcext:value-type="float">
            <text:p>1173.775</text:p>
          </table:table-cell>
          <table:table-cell office:value-type="float" office:value="1.576083" calcext:value-type="float">
            <text:p>1.576083</text:p>
          </table:table-cell>
          <table:table-cell office:value-type="float" office:value="0" calcext:value-type="float">
            <text:p>0</text:p>
          </table:table-cell>
          <table:table-cell office:value-type="float" office:value="0.5106031" calcext:value-type="float">
            <text:p>0.5106031</text:p>
          </table:table-cell>
          <table:table-cell office:value-type="float" office:value="0.2643426" calcext:value-type="float">
            <text:p>0.2643426</text:p>
          </table:table-cell>
          <table:table-cell office:value-type="float" office:value="0.2018503" calcext:value-type="float">
            <text:p>0.2018503</text:p>
          </table:table-cell>
          <table:table-cell office:value-type="float" office:value="0.05877804" calcext:value-type="float">
            <text:p>0.05877804</text:p>
          </table:table-cell>
          <table:table-cell office:value-type="float" office:value="0.04797106" calcext:value-type="float">
            <text:p>0.04797106</text:p>
          </table:table-cell>
          <table:table-cell office:value-type="float" office:value="0.02261319" calcext:value-type="float">
            <text:p>0.02261319</text:p>
          </table:table-cell>
          <table:table-cell office:value-type="float" office:value="0.0287527" calcext:value-type="float">
            <text:p>0.0287527</text:p>
          </table:table-cell>
          <table:table-cell office:value-type="float" office:value="0.0693421" calcext:value-type="float">
            <text:p>0.0693421</text:p>
          </table:table-cell>
          <table:table-cell office:value-type="float" office:value="0.1283753" calcext:value-type="float">
            <text:p>0.1283753</text:p>
          </table:table-cell>
          <table:table-cell office:value-type="float" office:value="0.1307931" calcext:value-type="float">
            <text:p>0.1307931</text:p>
          </table:table-cell>
          <table:table-cell office:value-type="float" office:value="0.1326871" calcext:value-type="float">
            <text:p>0.1326871</text:p>
          </table:table-cell>
          <table:table-cell office:value-type="float" office:value="0.1382384" calcext:value-type="float">
            <text:p>0.1382384</text:p>
          </table:table-cell>
          <table:table-cell office:value-type="float" office:value="0.1480568" calcext:value-type="float">
            <text:p>0.1480568</text:p>
          </table:table-cell>
          <table:table-cell office:value-type="float" office:value="0.1536483" calcext:value-type="float">
            <text:p>0.1536483</text:p>
          </table:table-cell>
          <table:table-cell office:value-type="float" office:value="0" calcext:value-type="float">
            <text:p>0</text:p>
          </table:table-cell>
          <table:table-cell office:value-type="float" office:value="26.27852" calcext:value-type="float">
            <text:p>26.27852</text:p>
          </table:table-cell>
          <table:table-cell office:value-type="float" office:value="17.56815" calcext:value-type="float">
            <text:p>17.56815</text:p>
          </table:table-cell>
          <table:table-cell office:value-type="float" office:value="14.83777" calcext:value-type="float">
            <text:p>14.83777</text:p>
          </table:table-cell>
          <table:table-cell office:value-type="float" office:value="5.237251" calcext:value-type="float">
            <text:p>5.237251</text:p>
          </table:table-cell>
          <table:table-cell office:value-type="float" office:value="4.27187" calcext:value-type="float">
            <text:p>4.27187</text:p>
          </table:table-cell>
          <table:table-cell office:value-type="float" office:value="1.851462" calcext:value-type="float">
            <text:p>1.851462</text:p>
          </table:table-cell>
          <table:table-cell office:value-type="float" office:value="1.754705" calcext:value-type="float">
            <text:p>1.754705</text:p>
          </table:table-cell>
          <table:table-cell office:value-type="float" office:value="4.005274" calcext:value-type="float">
            <text:p>4.005274</text:p>
          </table:table-cell>
          <table:table-cell office:value-type="float" office:value="6.37113" calcext:value-type="float">
            <text:p>6.37113</text:p>
          </table:table-cell>
          <table:table-cell office:value-type="float" office:value="6.67628" calcext:value-type="float">
            <text:p>6.67628</text:p>
          </table:table-cell>
          <table:table-cell office:value-type="float" office:value="6.889621" calcext:value-type="float">
            <text:p>6.889621</text:p>
          </table:table-cell>
          <table:table-cell office:value-type="float" office:value="7.404074" calcext:value-type="float">
            <text:p>7.404074</text:p>
          </table:table-cell>
          <table:table-cell office:value-type="float" office:value="8.329608" calcext:value-type="float">
            <text:p>8.329608</text:p>
          </table:table-cell>
          <table:table-cell office:value-type="float" office:value="8.859194" calcext:value-type="float">
            <text:p>8.859194</text:p>
          </table:table-cell>
          <table:table-cell office:value-type="float" office:value="0" calcext:value-type="float">
            <text:p>0</text:p>
          </table:table-cell>
          <table:table-cell office:value-type="float" office:value="20.78111" calcext:value-type="float">
            <text:p>20.78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3.304579" calcext:value-type="float">
            <text:p>3.304579</text:p>
          </table:table-cell>
          <table:table-cell office:value-type="float" office:value="136.1309" calcext:value-type="float">
            <text:p>136.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7088" calcext:value-type="float">
            <text:p>27.77088</text:p>
          </table:table-cell>
          <table:table-cell office:value-type="float" office:value="0" calcext:value-type="float">
            <text:p>0</text:p>
          </table:table-cell>
          <table:table-cell office:value-type="float" office:value="0.0000002098085" calcext:value-type="float">
            <text:p>2.098085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697" calcext:value-type="float">
            <text:p>-0.002349697</text:p>
          </table:table-cell>
          <table:table-cell office:value-type="float" office:value="1173.76" calcext:value-type="float">
            <text:p>1173.76</text:p>
          </table:table-cell>
          <table:table-cell office:value-type="float" office:value="1.589285" calcext:value-type="float">
            <text:p>1.589285</text:p>
          </table:table-cell>
          <table:table-cell office:value-type="float" office:value="0" calcext:value-type="float">
            <text:p>0</text:p>
          </table:table-cell>
          <table:table-cell office:value-type="float" office:value="1.058638" calcext:value-type="float">
            <text:p>1.058638</text:p>
          </table:table-cell>
          <table:table-cell office:value-type="float" office:value="0.3269561" calcext:value-type="float">
            <text:p>0.3269561</text:p>
          </table:table-cell>
          <table:table-cell office:value-type="float" office:value="0.2408718" calcext:value-type="float">
            <text:p>0.2408718</text:p>
          </table:table-cell>
          <table:table-cell office:value-type="float" office:value="0.05854978" calcext:value-type="float">
            <text:p>0.05854978</text:p>
          </table:table-cell>
          <table:table-cell office:value-type="float" office:value="0.0506403" calcext:value-type="float">
            <text:p>0.0506403</text:p>
          </table:table-cell>
          <table:table-cell office:value-type="float" office:value="0.02303648" calcext:value-type="float">
            <text:p>0.02303648</text:p>
          </table:table-cell>
          <table:table-cell office:value-type="float" office:value="0.02952482" calcext:value-type="float">
            <text:p>0.02952482</text:p>
          </table:table-cell>
          <table:table-cell office:value-type="float" office:value="0.06940713" calcext:value-type="float">
            <text:p>0.06940713</text:p>
          </table:table-cell>
          <table:table-cell office:value-type="float" office:value="0.1283572" calcext:value-type="float">
            <text:p>0.1283572</text:p>
          </table:table-cell>
          <table:table-cell office:value-type="float" office:value="0.1308592" calcext:value-type="float">
            <text:p>0.1308592</text:p>
          </table:table-cell>
          <table:table-cell office:value-type="float" office:value="0.1327654" calcext:value-type="float">
            <text:p>0.1327654</text:p>
          </table:table-cell>
          <table:table-cell office:value-type="float" office:value="0.1383141" calcext:value-type="float">
            <text:p>0.1383141</text:p>
          </table:table-cell>
          <table:table-cell office:value-type="float" office:value="0.1481213" calcext:value-type="float">
            <text:p>0.1481213</text:p>
          </table:table-cell>
          <table:table-cell office:value-type="float" office:value="0.1537165" calcext:value-type="float">
            <text:p>0.1537165</text:p>
          </table:table-cell>
          <table:table-cell office:value-type="float" office:value="0" calcext:value-type="float">
            <text:p>0</text:p>
          </table:table-cell>
          <table:table-cell office:value-type="float" office:value="26.41875" calcext:value-type="float">
            <text:p>26.41875</text:p>
          </table:table-cell>
          <table:table-cell office:value-type="float" office:value="17.60138" calcext:value-type="float">
            <text:p>17.60138</text:p>
          </table:table-cell>
          <table:table-cell office:value-type="float" office:value="14.86546" calcext:value-type="float">
            <text:p>14.86546</text:p>
          </table:table-cell>
          <table:table-cell office:value-type="float" office:value="5.241406" calcext:value-type="float">
            <text:p>5.241406</text:p>
          </table:table-cell>
          <table:table-cell office:value-type="float" office:value="4.275954" calcext:value-type="float">
            <text:p>4.275954</text:p>
          </table:table-cell>
          <table:table-cell office:value-type="float" office:value="1.852803" calcext:value-type="float">
            <text:p>1.852803</text:p>
          </table:table-cell>
          <table:table-cell office:value-type="float" office:value="1.756962" calcext:value-type="float">
            <text:p>1.756962</text:p>
          </table:table-cell>
          <table:table-cell office:value-type="float" office:value="4.009887" calcext:value-type="float">
            <text:p>4.009887</text:p>
          </table:table-cell>
          <table:table-cell office:value-type="float" office:value="6.377957" calcext:value-type="float">
            <text:p>6.377957</text:p>
          </table:table-cell>
          <table:table-cell office:value-type="float" office:value="6.683039" calcext:value-type="float">
            <text:p>6.683039</text:p>
          </table:table-cell>
          <table:table-cell office:value-type="float" office:value="6.896748" calcext:value-type="float">
            <text:p>6.896748</text:p>
          </table:table-cell>
          <table:table-cell office:value-type="float" office:value="7.410758" calcext:value-type="float">
            <text:p>7.410758</text:p>
          </table:table-cell>
          <table:table-cell office:value-type="float" office:value="8.335577" calcext:value-type="float">
            <text:p>8.335577</text:p>
          </table:table-cell>
          <table:table-cell office:value-type="float" office:value="8.86544" calcext:value-type="float">
            <text:p>8.86544</text:p>
          </table:table-cell>
          <table:table-cell office:value-type="float" office:value="0" calcext:value-type="float">
            <text:p>0</text:p>
          </table:table-cell>
          <table:table-cell office:value-type="float" office:value="28.77644" calcext:value-type="float">
            <text:p>28.77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3.281943" calcext:value-type="float">
            <text:p>3.281943</text:p>
          </table:table-cell>
          <table:table-cell office:value-type="float" office:value="136.1327" calcext:value-type="float">
            <text:p>136.1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0088" calcext:value-type="float">
            <text:p>27.80088</text:p>
          </table:table-cell>
          <table:table-cell office:value-type="float" office:value="0" calcext:value-type="float">
            <text:p>0</text:p>
          </table:table-cell>
          <table:table-cell office:value-type="float" office:value="0.0000002098085" calcext:value-type="float">
            <text:p>2.098085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697" calcext:value-type="float">
            <text:p>-0.002349697</text:p>
          </table:table-cell>
          <table:table-cell office:value-type="float" office:value="1173.747" calcext:value-type="float">
            <text:p>1173.747</text:p>
          </table:table-cell>
          <table:table-cell office:value-type="float" office:value="1.583349" calcext:value-type="float">
            <text:p>1.583349</text:p>
          </table:table-cell>
          <table:table-cell office:value-type="float" office:value="0" calcext:value-type="float">
            <text:p>0</text:p>
          </table:table-cell>
          <table:table-cell office:value-type="float" office:value="1.630333" calcext:value-type="float">
            <text:p>1.630333</text:p>
          </table:table-cell>
          <table:table-cell office:value-type="float" office:value="0.4462355" calcext:value-type="float">
            <text:p>0.4462355</text:p>
          </table:table-cell>
          <table:table-cell office:value-type="float" office:value="0.3246564" calcext:value-type="float">
            <text:p>0.3246564</text:p>
          </table:table-cell>
          <table:table-cell office:value-type="float" office:value="0.06854484" calcext:value-type="float">
            <text:p>0.06854484</text:p>
          </table:table-cell>
          <table:table-cell office:value-type="float" office:value="0.0589651" calcext:value-type="float">
            <text:p>0.0589651</text:p>
          </table:table-cell>
          <table:table-cell office:value-type="float" office:value="0.0243341" calcext:value-type="float">
            <text:p>0.0243341</text:p>
          </table:table-cell>
          <table:table-cell office:value-type="float" office:value="0.03051726" calcext:value-type="float">
            <text:p>0.03051726</text:p>
          </table:table-cell>
          <table:table-cell office:value-type="float" office:value="0.06962925" calcext:value-type="float">
            <text:p>0.06962925</text:p>
          </table:table-cell>
          <table:table-cell office:value-type="float" office:value="0.1283823" calcext:value-type="float">
            <text:p>0.1283823</text:p>
          </table:table-cell>
          <table:table-cell office:value-type="float" office:value="0.1309241" calcext:value-type="float">
            <text:p>0.1309241</text:p>
          </table:table-cell>
          <table:table-cell office:value-type="float" office:value="0.1328426" calcext:value-type="float">
            <text:p>0.1328426</text:p>
          </table:table-cell>
          <table:table-cell office:value-type="float" office:value="0.138387" calcext:value-type="float">
            <text:p>0.138387</text:p>
          </table:table-cell>
          <table:table-cell office:value-type="float" office:value="0.1481847" calcext:value-type="float">
            <text:p>0.1481847</text:p>
          </table:table-cell>
          <table:table-cell office:value-type="float" office:value="0.1537835" calcext:value-type="float">
            <text:p>0.1537835</text:p>
          </table:table-cell>
          <table:table-cell office:value-type="float" office:value="0" calcext:value-type="float">
            <text:p>0</text:p>
          </table:table-cell>
          <table:table-cell office:value-type="float" office:value="26.59938" calcext:value-type="float">
            <text:p>26.59938</text:p>
          </table:table-cell>
          <table:table-cell office:value-type="float" office:value="17.66301" calcext:value-type="float">
            <text:p>17.66301</text:p>
          </table:table-cell>
          <table:table-cell office:value-type="float" office:value="14.91229" calcext:value-type="float">
            <text:p>14.91229</text:p>
          </table:table-cell>
          <table:table-cell office:value-type="float" office:value="5.247049" calcext:value-type="float">
            <text:p>5.247049</text:p>
          </table:table-cell>
          <table:table-cell office:value-type="float" office:value="4.281847" calcext:value-type="float">
            <text:p>4.281847</text:p>
          </table:table-cell>
          <table:table-cell office:value-type="float" office:value="1.854337" calcext:value-type="float">
            <text:p>1.854337</text:p>
          </table:table-cell>
          <table:table-cell office:value-type="float" office:value="1.759337" calcext:value-type="float">
            <text:p>1.759337</text:p>
          </table:table-cell>
          <table:table-cell office:value-type="float" office:value="4.014539" calcext:value-type="float">
            <text:p>4.014539</text:p>
          </table:table-cell>
          <table:table-cell office:value-type="float" office:value="6.384767" calcext:value-type="float">
            <text:p>6.384767</text:p>
          </table:table-cell>
          <table:table-cell office:value-type="float" office:value="6.689796" calcext:value-type="float">
            <text:p>6.689796</text:p>
          </table:table-cell>
          <table:table-cell office:value-type="float" office:value="6.903875" calcext:value-type="float">
            <text:p>6.903875</text:p>
          </table:table-cell>
          <table:table-cell office:value-type="float" office:value="7.417428" calcext:value-type="float">
            <text:p>7.417428</text:p>
          </table:table-cell>
          <table:table-cell office:value-type="float" office:value="8.341547" calcext:value-type="float">
            <text:p>8.341547</text:p>
          </table:table-cell>
          <table:table-cell office:value-type="float" office:value="8.871559" calcext:value-type="float">
            <text:p>8.871559</text:p>
          </table:table-cell>
          <table:table-cell office:value-type="float" office:value="0" calcext:value-type="float">
            <text:p>0</text:p>
          </table:table-cell>
          <table:table-cell office:value-type="float" office:value="35.26473" calcext:value-type="float">
            <text:p>35.26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3.257258" calcext:value-type="float">
            <text:p>3.257258</text:p>
          </table:table-cell>
          <table:table-cell office:value-type="float" office:value="136.1341" calcext:value-type="float">
            <text:p>136.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3451" calcext:value-type="float">
            <text:p>27.83451</text:p>
          </table:table-cell>
          <table:table-cell office:value-type="float" office:value="0" calcext:value-type="float">
            <text:p>0</text:p>
          </table:table-cell>
          <table:table-cell office:value-type="float" office:value="0.0000002098085" calcext:value-type="float">
            <text:p>2.098085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697" calcext:value-type="float">
            <text:p>-0.002349697</text:p>
          </table:table-cell>
          <table:table-cell office:value-type="float" office:value="1173.734" calcext:value-type="float">
            <text:p>1173.734</text:p>
          </table:table-cell>
          <table:table-cell office:value-type="float" office:value="1.58479" calcext:value-type="float">
            <text:p>1.58479</text:p>
          </table:table-cell>
          <table:table-cell office:value-type="float" office:value="0" calcext:value-type="float">
            <text:p>0</text:p>
          </table:table-cell>
          <table:table-cell office:value-type="float" office:value="1.539261" calcext:value-type="float">
            <text:p>1.539261</text:p>
          </table:table-cell>
          <table:table-cell office:value-type="float" office:value="0.533045" calcext:value-type="float">
            <text:p>0.533045</text:p>
          </table:table-cell>
          <table:table-cell office:value-type="float" office:value="0.4020508" calcext:value-type="float">
            <text:p>0.4020508</text:p>
          </table:table-cell>
          <table:table-cell office:value-type="float" office:value="0.08128075" calcext:value-type="float">
            <text:p>0.08128075</text:p>
          </table:table-cell>
          <table:table-cell office:value-type="float" office:value="0.06990279" calcext:value-type="float">
            <text:p>0.06990279</text:p>
          </table:table-cell>
          <table:table-cell office:value-type="float" office:value="0.02655613" calcext:value-type="float">
            <text:p>0.02655613</text:p>
          </table:table-cell>
          <table:table-cell office:value-type="float" office:value="0.03204165" calcext:value-type="float">
            <text:p>0.03204165</text:p>
          </table:table-cell>
          <table:table-cell office:value-type="float" office:value="0.07001331" calcext:value-type="float">
            <text:p>0.07001331</text:p>
          </table:table-cell>
          <table:table-cell office:value-type="float" office:value="0.1284654" calcext:value-type="float">
            <text:p>0.1284654</text:p>
          </table:table-cell>
          <table:table-cell office:value-type="float" office:value="0.1309918" calcext:value-type="float">
            <text:p>0.1309918</text:p>
          </table:table-cell>
          <table:table-cell office:value-type="float" office:value="0.1329193" calcext:value-type="float">
            <text:p>0.1329193</text:p>
          </table:table-cell>
          <table:table-cell office:value-type="float" office:value="0.1384575" calcext:value-type="float">
            <text:p>0.1384575</text:p>
          </table:table-cell>
          <table:table-cell office:value-type="float" office:value="0.1482488" calcext:value-type="float">
            <text:p>0.1482488</text:p>
          </table:table-cell>
          <table:table-cell office:value-type="float" office:value="0.1538493" calcext:value-type="float">
            <text:p>0.1538493</text:p>
          </table:table-cell>
          <table:table-cell office:value-type="float" office:value="0" calcext:value-type="float">
            <text:p>0</text:p>
          </table:table-cell>
          <table:table-cell office:value-type="float" office:value="26.78946" calcext:value-type="float">
            <text:p>26.78946</text:p>
          </table:table-cell>
          <table:table-cell office:value-type="float" office:value="17.7637" calcext:value-type="float">
            <text:p>17.7637</text:p>
          </table:table-cell>
          <table:table-cell office:value-type="float" office:value="14.98926" calcext:value-type="float">
            <text:p>14.98926</text:p>
          </table:table-cell>
          <table:table-cell office:value-type="float" office:value="5.257007" calcext:value-type="float">
            <text:p>5.257007</text:p>
          </table:table-cell>
          <table:table-cell office:value-type="float" office:value="4.291434" calcext:value-type="float">
            <text:p>4.291434</text:p>
          </table:table-cell>
          <table:table-cell office:value-type="float" office:value="1.856308" calcext:value-type="float">
            <text:p>1.856308</text:p>
          </table:table-cell>
          <table:table-cell office:value-type="float" office:value="1.761955" calcext:value-type="float">
            <text:p>1.761955</text:p>
          </table:table-cell>
          <table:table-cell office:value-type="float" office:value="4.019256" calcext:value-type="float">
            <text:p>4.019256</text:p>
          </table:table-cell>
          <table:table-cell office:value-type="float" office:value="6.391578" calcext:value-type="float">
            <text:p>6.391578</text:p>
          </table:table-cell>
          <table:table-cell office:value-type="float" office:value="6.696555" calcext:value-type="float">
            <text:p>6.696555</text:p>
          </table:table-cell>
          <table:table-cell office:value-type="float" office:value="6.911002" calcext:value-type="float">
            <text:p>6.911002</text:p>
          </table:table-cell>
          <table:table-cell office:value-type="float" office:value="7.424093" calcext:value-type="float">
            <text:p>7.424093</text:p>
          </table:table-cell>
          <table:table-cell office:value-type="float" office:value="8.347517" calcext:value-type="float">
            <text:p>8.347517</text:p>
          </table:table-cell>
          <table:table-cell office:value-type="float" office:value="8.877711" calcext:value-type="float">
            <text:p>8.877711</text:p>
          </table:table-cell>
          <table:table-cell office:value-type="float" office:value="0" calcext:value-type="float">
            <text:p>0</text:p>
          </table:table-cell>
          <table:table-cell office:value-type="float" office:value="26.83898" calcext:value-type="float">
            <text:p>26.83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3.231459" calcext:value-type="float">
            <text:p>3.231459</text:p>
          </table:table-cell>
          <table:table-cell office:value-type="float" office:value="136.1353" calcext:value-type="float">
            <text:p>136.1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7042" calcext:value-type="float">
            <text:p>27.87042</text:p>
          </table:table-cell>
          <table:table-cell office:value-type="float" office:value="0" calcext:value-type="float">
            <text:p>0</text:p>
          </table:table-cell>
          <table:table-cell office:value-type="float" office:value="0.0000002098085" calcext:value-type="float">
            <text:p>2.098085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697" calcext:value-type="float">
            <text:p>-0.002349697</text:p>
          </table:table-cell>
          <table:table-cell office:value-type="float" office:value="1173.722" calcext:value-type="float">
            <text:p>1173.722</text:p>
          </table:table-cell>
          <table:table-cell office:value-type="float" office:value="1.589803" calcext:value-type="float">
            <text:p>1.589803</text:p>
          </table:table-cell>
          <table:table-cell office:value-type="float" office:value="0" calcext:value-type="float">
            <text:p>0</text:p>
          </table:table-cell>
          <table:table-cell office:value-type="float" office:value="1.292819" calcext:value-type="float">
            <text:p>1.292819</text:p>
          </table:table-cell>
          <table:table-cell office:value-type="float" office:value="0.5735831" calcext:value-type="float">
            <text:p>0.5735831</text:p>
          </table:table-cell>
          <table:table-cell office:value-type="float" office:value="0.4499932" calcext:value-type="float">
            <text:p>0.4499932</text:p>
          </table:table-cell>
          <table:table-cell office:value-type="float" office:value="0.0906713" calcext:value-type="float">
            <text:p>0.0906713</text:p>
          </table:table-cell>
          <table:table-cell office:value-type="float" office:value="0.07831864" calcext:value-type="float">
            <text:p>0.07831864</text:p>
          </table:table-cell>
          <table:table-cell office:value-type="float" office:value="0.0285375" calcext:value-type="float">
            <text:p>0.0285375</text:p>
          </table:table-cell>
          <table:table-cell office:value-type="float" office:value="0.0335438" calcext:value-type="float">
            <text:p>0.0335438</text:p>
          </table:table-cell>
          <table:table-cell office:value-type="float" office:value="0.07048295" calcext:value-type="float">
            <text:p>0.07048295</text:p>
          </table:table-cell>
          <table:table-cell office:value-type="float" office:value="0.1286085" calcext:value-type="float">
            <text:p>0.1286085</text:p>
          </table:table-cell>
          <table:table-cell office:value-type="float" office:value="0.1310657" calcext:value-type="float">
            <text:p>0.1310657</text:p>
          </table:table-cell>
          <table:table-cell office:value-type="float" office:value="0.1329964" calcext:value-type="float">
            <text:p>0.1329964</text:p>
          </table:table-cell>
          <table:table-cell office:value-type="float" office:value="0.1385243" calcext:value-type="float">
            <text:p>0.1385243</text:p>
          </table:table-cell>
          <table:table-cell office:value-type="float" office:value="0.148313" calcext:value-type="float">
            <text:p>0.148313</text:p>
          </table:table-cell>
          <table:table-cell office:value-type="float" office:value="0.1539147" calcext:value-type="float">
            <text:p>0.1539147</text:p>
          </table:table-cell>
          <table:table-cell office:value-type="float" office:value="0" calcext:value-type="float">
            <text:p>0</text:p>
          </table:table-cell>
          <table:table-cell office:value-type="float" office:value="26.95419" calcext:value-type="float">
            <text:p>26.95419</text:p>
          </table:table-cell>
          <table:table-cell office:value-type="float" office:value="17.88826" calcext:value-type="float">
            <text:p>17.88826</text:p>
          </table:table-cell>
          <table:table-cell office:value-type="float" office:value="15.08826" calcext:value-type="float">
            <text:p>15.08826</text:p>
          </table:table-cell>
          <table:table-cell office:value-type="float" office:value="5.270908" calcext:value-type="float">
            <text:p>5.270908</text:p>
          </table:table-cell>
          <table:table-cell office:value-type="float" office:value="4.30451" calcext:value-type="float">
            <text:p>4.30451</text:p>
          </table:table-cell>
          <table:table-cell office:value-type="float" office:value="1.858764" calcext:value-type="float">
            <text:p>1.858764</text:p>
          </table:table-cell>
          <table:table-cell office:value-type="float" office:value="1.764877" calcext:value-type="float">
            <text:p>1.764877</text:p>
          </table:table-cell>
          <table:table-cell office:value-type="float" office:value="4.024071" calcext:value-type="float">
            <text:p>4.024071</text:p>
          </table:table-cell>
          <table:table-cell office:value-type="float" office:value="6.398416" calcext:value-type="float">
            <text:p>6.398416</text:p>
          </table:table-cell>
          <table:table-cell office:value-type="float" office:value="6.703311" calcext:value-type="float">
            <text:p>6.703311</text:p>
          </table:table-cell>
          <table:table-cell office:value-type="float" office:value="6.918129" calcext:value-type="float">
            <text:p>6.918129</text:p>
          </table:table-cell>
          <table:table-cell office:value-type="float" office:value="7.430765" calcext:value-type="float">
            <text:p>7.430765</text:p>
          </table:table-cell>
          <table:table-cell office:value-type="float" office:value="8.353486" calcext:value-type="float">
            <text:p>8.353486</text:p>
          </table:table-cell>
          <table:table-cell office:value-type="float" office:value="8.883874" calcext:value-type="float">
            <text:p>8.883874</text:p>
          </table:table-cell>
          <table:table-cell office:value-type="float" office:value="0" calcext:value-type="float">
            <text:p>0</text:p>
          </table:table-cell>
          <table:table-cell office:value-type="float" office:value="19.62909" calcext:value-type="float">
            <text:p>19.62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3.202118" calcext:value-type="float">
            <text:p>3.202118</text:p>
          </table:table-cell>
          <table:table-cell office:value-type="float" office:value="136.1367" calcext:value-type="float">
            <text:p>136.1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08" calcext:value-type="float">
            <text:p>27.9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98085" calcext:value-type="float">
            <text:p>2.098085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697" calcext:value-type="float">
            <text:p>-0.002349697</text:p>
          </table:table-cell>
          <table:table-cell office:value-type="float" office:value="1173.711" calcext:value-type="float">
            <text:p>1173.711</text:p>
          </table:table-cell>
          <table:table-cell office:value-type="float" office:value="1.595394" calcext:value-type="float">
            <text:p>1.595394</text:p>
          </table:table-cell>
          <table:table-cell office:value-type="float" office:value="0" calcext:value-type="float">
            <text:p>0</text:p>
          </table:table-cell>
          <table:table-cell office:value-type="float" office:value="1.217957" calcext:value-type="float">
            <text:p>1.217957</text:p>
          </table:table-cell>
          <table:table-cell office:value-type="float" office:value="0.6455442" calcext:value-type="float">
            <text:p>0.6455442</text:p>
          </table:table-cell>
          <table:table-cell office:value-type="float" office:value="0.511164" calcext:value-type="float">
            <text:p>0.511164</text:p>
          </table:table-cell>
          <table:table-cell office:value-type="float" office:value="0.100502" calcext:value-type="float">
            <text:p>0.100502</text:p>
          </table:table-cell>
          <table:table-cell office:value-type="float" office:value="0.08668794" calcext:value-type="float">
            <text:p>0.08668794</text:p>
          </table:table-cell>
          <table:table-cell office:value-type="float" office:value="0.03036525" calcext:value-type="float">
            <text:p>0.03036525</text:p>
          </table:table-cell>
          <table:table-cell office:value-type="float" office:value="0.03489802" calcext:value-type="float">
            <text:p>0.03489802</text:p>
          </table:table-cell>
          <table:table-cell office:value-type="float" office:value="0.07095303" calcext:value-type="float">
            <text:p>0.07095303</text:p>
          </table:table-cell>
          <table:table-cell office:value-type="float" office:value="0.1287927" calcext:value-type="float">
            <text:p>0.1287927</text:p>
          </table:table-cell>
          <table:table-cell office:value-type="float" office:value="0.1311476" calcext:value-type="float">
            <text:p>0.1311476</text:p>
          </table:table-cell>
          <table:table-cell office:value-type="float" office:value="0.133074" calcext:value-type="float">
            <text:p>0.133074</text:p>
          </table:table-cell>
          <table:table-cell office:value-type="float" office:value="0.1385961" calcext:value-type="float">
            <text:p>0.1385961</text:p>
          </table:table-cell>
          <table:table-cell office:value-type="float" office:value="0.1483773" calcext:value-type="float">
            <text:p>0.1483773</text:p>
          </table:table-cell>
          <table:table-cell office:value-type="float" office:value="0.1539799" calcext:value-type="float">
            <text:p>0.1539799</text:p>
          </table:table-cell>
          <table:table-cell office:value-type="float" office:value="0" calcext:value-type="float">
            <text:p>0</text:p>
          </table:table-cell>
          <table:table-cell office:value-type="float" office:value="27.09793" calcext:value-type="float">
            <text:p>27.09793</text:p>
          </table:table-cell>
          <table:table-cell office:value-type="float" office:value="18.03084" calcext:value-type="float">
            <text:p>18.03084</text:p>
          </table:table-cell>
          <table:table-cell office:value-type="float" office:value="15.20339" calcext:value-type="float">
            <text:p>15.20339</text:p>
          </table:table-cell>
          <table:table-cell office:value-type="float" office:value="5.287784" calcext:value-type="float">
            <text:p>5.287784</text:p>
          </table:table-cell>
          <table:table-cell office:value-type="float" office:value="4.320235" calcext:value-type="float">
            <text:p>4.320235</text:p>
          </table:table-cell>
          <table:table-cell office:value-type="float" office:value="1.861623" calcext:value-type="float">
            <text:p>1.861623</text:p>
          </table:table-cell>
          <table:table-cell office:value-type="float" office:value="1.76807" calcext:value-type="float">
            <text:p>1.76807</text:p>
          </table:table-cell>
          <table:table-cell office:value-type="float" office:value="4.028986" calcext:value-type="float">
            <text:p>4.028986</text:p>
          </table:table-cell>
          <table:table-cell office:value-type="float" office:value="6.405272" calcext:value-type="float">
            <text:p>6.405272</text:p>
          </table:table-cell>
          <table:table-cell office:value-type="float" office:value="6.710072" calcext:value-type="float">
            <text:p>6.710072</text:p>
          </table:table-cell>
          <table:table-cell office:value-type="float" office:value="6.925222" calcext:value-type="float">
            <text:p>6.925222</text:p>
          </table:table-cell>
          <table:table-cell office:value-type="float" office:value="7.437428" calcext:value-type="float">
            <text:p>7.437428</text:p>
          </table:table-cell>
          <table:table-cell office:value-type="float" office:value="8.359456" calcext:value-type="float">
            <text:p>8.359456</text:p>
          </table:table-cell>
          <table:table-cell office:value-type="float" office:value="8.890057" calcext:value-type="float">
            <text:p>8.890057</text:p>
          </table:table-cell>
          <table:table-cell office:value-type="float" office:value="0" calcext:value-type="float">
            <text:p>0</text:p>
          </table:table-cell>
          <table:table-cell office:value-type="float" office:value="17.29689" calcext:value-type="float">
            <text:p>17.29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3.168907" calcext:value-type="float">
            <text:p>3.168907</text:p>
          </table:table-cell>
          <table:table-cell office:value-type="float" office:value="136.1378" calcext:value-type="float">
            <text:p>136.1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485" calcext:value-type="float">
            <text:p>27.9485</text:p>
          </table:table-cell>
          <table:table-cell office:value-type="float" office:value="0" calcext:value-type="float">
            <text:p>0</text:p>
          </table:table-cell>
          <table:table-cell office:value-type="float" office:value="0.0000002098085" calcext:value-type="float">
            <text:p>2.098085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697" calcext:value-type="float">
            <text:p>-0.002349697</text:p>
          </table:table-cell>
          <table:table-cell office:value-type="float" office:value="1173.7" calcext:value-type="float">
            <text:p>1173.7</text:p>
          </table:table-cell>
          <table:table-cell office:value-type="float" office:value="1.60384" calcext:value-type="float">
            <text:p>1.60384</text:p>
          </table:table-cell>
          <table:table-cell office:value-type="float" office:value="0" calcext:value-type="float">
            <text:p>0</text:p>
          </table:table-cell>
          <table:table-cell office:value-type="float" office:value="1.088384" calcext:value-type="float">
            <text:p>1.088384</text:p>
          </table:table-cell>
          <table:table-cell office:value-type="float" office:value="0.739149" calcext:value-type="float">
            <text:p>0.739149</text:p>
          </table:table-cell>
          <table:table-cell office:value-type="float" office:value="0.5964767" calcext:value-type="float">
            <text:p>0.5964767</text:p>
          </table:table-cell>
          <table:table-cell office:value-type="float" office:value="0.1148921" calcext:value-type="float">
            <text:p>0.1148921</text:p>
          </table:table-cell>
          <table:table-cell office:value-type="float" office:value="0.09875308" calcext:value-type="float">
            <text:p>0.09875308</text:p>
          </table:table-cell>
          <table:table-cell office:value-type="float" office:value="0.03294152" calcext:value-type="float">
            <text:p>0.03294152</text:p>
          </table:table-cell>
          <table:table-cell office:value-type="float" office:value="0.03663716" calcext:value-type="float">
            <text:p>0.03663716</text:p>
          </table:table-cell>
          <table:table-cell office:value-type="float" office:value="0.07147434" calcext:value-type="float">
            <text:p>0.07147434</text:p>
          </table:table-cell>
          <table:table-cell office:value-type="float" office:value="0.1290006" calcext:value-type="float">
            <text:p>0.1290006</text:p>
          </table:table-cell>
          <table:table-cell office:value-type="float" office:value="0.1312369" calcext:value-type="float">
            <text:p>0.1312369</text:p>
          </table:table-cell>
          <table:table-cell office:value-type="float" office:value="0.1331526" calcext:value-type="float">
            <text:p>0.1331526</text:p>
          </table:table-cell>
          <table:table-cell office:value-type="float" office:value="0.138667" calcext:value-type="float">
            <text:p>0.138667</text:p>
          </table:table-cell>
          <table:table-cell office:value-type="float" office:value="0.1484413" calcext:value-type="float">
            <text:p>0.1484413</text:p>
          </table:table-cell>
          <table:table-cell office:value-type="float" office:value="0.1540451" calcext:value-type="float">
            <text:p>0.1540451</text:p>
          </table:table-cell>
          <table:table-cell office:value-type="float" office:value="0" calcext:value-type="float">
            <text:p>0</text:p>
          </table:table-cell>
          <table:table-cell office:value-type="float" office:value="27.23417" calcext:value-type="float">
            <text:p>27.23417</text:p>
          </table:table-cell>
          <table:table-cell office:value-type="float" office:value="18.20423" calcext:value-type="float">
            <text:p>18.20423</text:p>
          </table:table-cell>
          <table:table-cell office:value-type="float" office:value="15.34431" calcext:value-type="float">
            <text:p>15.34431</text:p>
          </table:table-cell>
          <table:table-cell office:value-type="float" office:value="5.308907" calcext:value-type="float">
            <text:p>5.308907</text:p>
          </table:table-cell>
          <table:table-cell office:value-type="float" office:value="4.339545" calcext:value-type="float">
            <text:p>4.339545</text:p>
          </table:table-cell>
          <table:table-cell office:value-type="float" office:value="1.864967" calcext:value-type="float">
            <text:p>1.864967</text:p>
          </table:table-cell>
          <table:table-cell office:value-type="float" office:value="1.771561" calcext:value-type="float">
            <text:p>1.771561</text:p>
          </table:table-cell>
          <table:table-cell office:value-type="float" office:value="4.034007" calcext:value-type="float">
            <text:p>4.034007</text:p>
          </table:table-cell>
          <table:table-cell office:value-type="float" office:value="6.412164" calcext:value-type="float">
            <text:p>6.412164</text:p>
          </table:table-cell>
          <table:table-cell office:value-type="float" office:value="6.716829" calcext:value-type="float">
            <text:p>6.716829</text:p>
          </table:table-cell>
          <table:table-cell office:value-type="float" office:value="6.932292" calcext:value-type="float">
            <text:p>6.932292</text:p>
          </table:table-cell>
          <table:table-cell office:value-type="float" office:value="7.444096" calcext:value-type="float">
            <text:p>7.444096</text:p>
          </table:table-cell>
          <table:table-cell office:value-type="float" office:value="8.365381" calcext:value-type="float">
            <text:p>8.365381</text:p>
          </table:table-cell>
          <table:table-cell office:value-type="float" office:value="8.896262" calcext:value-type="float">
            <text:p>8.896262</text:p>
          </table:table-cell>
          <table:table-cell office:value-type="float" office:value="0" calcext:value-type="float">
            <text:p>0</text:p>
          </table:table-cell>
          <table:table-cell office:value-type="float" office:value="11.8098" calcext:value-type="float">
            <text:p>11.8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3.139587" calcext:value-type="float">
            <text:p>3.139587</text:p>
          </table:table-cell>
          <table:table-cell office:value-type="float" office:value="136.1384" calcext:value-type="float">
            <text:p>136.1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9011" calcext:value-type="float">
            <text:p>27.99011</text:p>
          </table:table-cell>
          <table:table-cell office:value-type="float" office:value="0" calcext:value-type="float">
            <text:p>0</text:p>
          </table:table-cell>
          <table:table-cell office:value-type="float" office:value="0.0000002098769" calcext:value-type="float">
            <text:p>2.098769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696" calcext:value-type="float">
            <text:p>-0.002349696</text:p>
          </table:table-cell>
          <table:table-cell office:value-type="float" office:value="1173.689" calcext:value-type="float">
            <text:p>1173.689</text:p>
          </table:table-cell>
          <table:table-cell office:value-type="float" office:value="1.614618" calcext:value-type="float">
            <text:p>1.614618</text:p>
          </table:table-cell>
          <table:table-cell office:value-type="float" office:value="0" calcext:value-type="float">
            <text:p>0</text:p>
          </table:table-cell>
          <table:table-cell office:value-type="float" office:value="0.5085961" calcext:value-type="float">
            <text:p>0.5085961</text:p>
          </table:table-cell>
          <table:table-cell office:value-type="float" office:value="0.6613445" calcext:value-type="float">
            <text:p>0.6613445</text:p>
          </table:table-cell>
          <table:table-cell office:value-type="float" office:value="0.5661122" calcext:value-type="float">
            <text:p>0.5661122</text:p>
          </table:table-cell>
          <table:table-cell office:value-type="float" office:value="0.1150392" calcext:value-type="float">
            <text:p>0.1150392</text:p>
          </table:table-cell>
          <table:table-cell office:value-type="float" office:value="0.1019417" calcext:value-type="float">
            <text:p>0.1019417</text:p>
          </table:table-cell>
          <table:table-cell office:value-type="float" office:value="0.03470976" calcext:value-type="float">
            <text:p>0.03470976</text:p>
          </table:table-cell>
          <table:table-cell office:value-type="float" office:value="0.03822943" calcext:value-type="float">
            <text:p>0.03822943</text:p>
          </table:table-cell>
          <table:table-cell office:value-type="float" office:value="0.07206959" calcext:value-type="float">
            <text:p>0.07206959</text:p>
          </table:table-cell>
          <table:table-cell office:value-type="float" office:value="0.1292402" calcext:value-type="float">
            <text:p>0.1292402</text:p>
          </table:table-cell>
          <table:table-cell office:value-type="float" office:value="0.1313334" calcext:value-type="float">
            <text:p>0.1313334</text:p>
          </table:table-cell>
          <table:table-cell office:value-type="float" office:value="0.1332323" calcext:value-type="float">
            <text:p>0.1332323</text:p>
          </table:table-cell>
          <table:table-cell office:value-type="float" office:value="0.1387377" calcext:value-type="float">
            <text:p>0.1387377</text:p>
          </table:table-cell>
          <table:table-cell office:value-type="float" office:value="0.148505" calcext:value-type="float">
            <text:p>0.148505</text:p>
          </table:table-cell>
          <table:table-cell office:value-type="float" office:value="0.1541103" calcext:value-type="float">
            <text:p>0.1541103</text:p>
          </table:table-cell>
          <table:table-cell office:value-type="float" office:value="0" calcext:value-type="float">
            <text:p>0</text:p>
          </table:table-cell>
          <table:table-cell office:value-type="float" office:value="27.33072" calcext:value-type="float">
            <text:p>27.33072</text:p>
          </table:table-cell>
          <table:table-cell office:value-type="float" office:value="18.38535" calcext:value-type="float">
            <text:p>18.38535</text:p>
          </table:table-cell>
          <table:table-cell office:value-type="float" office:value="15.50032" calcext:value-type="float">
            <text:p>15.50032</text:p>
          </table:table-cell>
          <table:table-cell office:value-type="float" office:value="5.333645" calcext:value-type="float">
            <text:p>5.333645</text:p>
          </table:table-cell>
          <table:table-cell office:value-type="float" office:value="4.362407" calcext:value-type="float">
            <text:p>4.362407</text:p>
          </table:table-cell>
          <table:table-cell office:value-type="float" office:value="1.868882" calcext:value-type="float">
            <text:p>1.868882</text:p>
          </table:table-cell>
          <table:table-cell office:value-type="float" office:value="1.775413" calcext:value-type="float">
            <text:p>1.775413</text:p>
          </table:table-cell>
          <table:table-cell office:value-type="float" office:value="4.03915" calcext:value-type="float">
            <text:p>4.03915</text:p>
          </table:table-cell>
          <table:table-cell office:value-type="float" office:value="6.419088" calcext:value-type="float">
            <text:p>6.419088</text:p>
          </table:table-cell>
          <table:table-cell office:value-type="float" office:value="6.723586" calcext:value-type="float">
            <text:p>6.723586</text:p>
          </table:table-cell>
          <table:table-cell office:value-type="float" office:value="6.939363" calcext:value-type="float">
            <text:p>6.939363</text:p>
          </table:table-cell>
          <table:table-cell office:value-type="float" office:value="7.450767" calcext:value-type="float">
            <text:p>7.450767</text:p>
          </table:table-cell>
          <table:table-cell office:value-type="float" office:value="8.371274" calcext:value-type="float">
            <text:p>8.371274</text:p>
          </table:table-cell>
          <table:table-cell office:value-type="float" office:value="8.902435" calcext:value-type="float">
            <text:p>8.902435</text:p>
          </table:table-cell>
          <table:table-cell office:value-type="float" office:value="0" calcext:value-type="float">
            <text:p>0</text:p>
          </table:table-cell>
          <table:table-cell office:value-type="float" office:value="6.681891" calcext:value-type="float">
            <text:p>6.681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3.114284" calcext:value-type="float">
            <text:p>3.114284</text:p>
          </table:table-cell>
          <table:table-cell office:value-type="float" office:value="136.1389" calcext:value-type="float">
            <text:p>136.1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292" calcext:value-type="float">
            <text:p>28.0292</text:p>
          </table:table-cell>
          <table:table-cell office:value-type="float" office:value="0" calcext:value-type="float">
            <text:p>0</text:p>
          </table:table-cell>
          <table:table-cell office:value-type="float" office:value="0.0000002098959" calcext:value-type="float">
            <text:p>2.098959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696" calcext:value-type="float">
            <text:p>-0.002349696</text:p>
          </table:table-cell>
          <table:table-cell office:value-type="float" office:value="1173.677" calcext:value-type="float">
            <text:p>1173.677</text:p>
          </table:table-cell>
          <table:table-cell office:value-type="float" office:value="1.622086" calcext:value-type="float">
            <text:p>1.622086</text:p>
          </table:table-cell>
          <table:table-cell office:value-type="float" office:value="0" calcext:value-type="float">
            <text:p>0</text:p>
          </table:table-cell>
          <table:table-cell office:value-type="float" office:value="0.7505191" calcext:value-type="float">
            <text:p>0.7505191</text:p>
          </table:table-cell>
          <table:table-cell office:value-type="float" office:value="0.5472075" calcext:value-type="float">
            <text:p>0.5472075</text:p>
          </table:table-cell>
          <table:table-cell office:value-type="float" office:value="0.484851" calcext:value-type="float">
            <text:p>0.484851</text:p>
          </table:table-cell>
          <table:table-cell office:value-type="float" office:value="0.1042922" calcext:value-type="float">
            <text:p>0.1042922</text:p>
          </table:table-cell>
          <table:table-cell office:value-type="float" office:value="0.09523845" calcext:value-type="float">
            <text:p>0.09523845</text:p>
          </table:table-cell>
          <table:table-cell office:value-type="float" office:value="0.03427351" calcext:value-type="float">
            <text:p>0.03427351</text:p>
          </table:table-cell>
          <table:table-cell office:value-type="float" office:value="0.03848987" calcext:value-type="float">
            <text:p>0.03848987</text:p>
          </table:table-cell>
          <table:table-cell office:value-type="float" office:value="0.07247858" calcext:value-type="float">
            <text:p>0.07247858</text:p>
          </table:table-cell>
          <table:table-cell office:value-type="float" office:value="0.1294871" calcext:value-type="float">
            <text:p>0.1294871</text:p>
          </table:table-cell>
          <table:table-cell office:value-type="float" office:value="0.1314363" calcext:value-type="float">
            <text:p>0.1314363</text:p>
          </table:table-cell>
          <table:table-cell office:value-type="float" office:value="0.1333133" calcext:value-type="float">
            <text:p>0.1333133</text:p>
          </table:table-cell>
          <table:table-cell office:value-type="float" office:value="0.1388091" calcext:value-type="float">
            <text:p>0.1388091</text:p>
          </table:table-cell>
          <table:table-cell office:value-type="float" office:value="0.1485685" calcext:value-type="float">
            <text:p>0.1485685</text:p>
          </table:table-cell>
          <table:table-cell office:value-type="float" office:value="0.1541756" calcext:value-type="float">
            <text:p>0.1541756</text:p>
          </table:table-cell>
          <table:table-cell office:value-type="float" office:value="0" calcext:value-type="float">
            <text:p>0</text:p>
          </table:table-cell>
          <table:table-cell office:value-type="float" office:value="27.41949" calcext:value-type="float">
            <text:p>27.41949</text:p>
          </table:table-cell>
          <table:table-cell office:value-type="float" office:value="18.53286" calcext:value-type="float">
            <text:p>18.53286</text:p>
          </table:table-cell>
          <table:table-cell office:value-type="float" office:value="15.63576" calcext:value-type="float">
            <text:p>15.63576</text:p>
          </table:table-cell>
          <table:table-cell office:value-type="float" office:value="5.356217" calcext:value-type="float">
            <text:p>5.356217</text:p>
          </table:table-cell>
          <table:table-cell office:value-type="float" office:value="4.38433" calcext:value-type="float">
            <text:p>4.38433</text:p>
          </table:table-cell>
          <table:table-cell office:value-type="float" office:value="1.872911" calcext:value-type="float">
            <text:p>1.872911</text:p>
          </table:table-cell>
          <table:table-cell office:value-type="float" office:value="1.779429" calcext:value-type="float">
            <text:p>1.779429</text:p>
          </table:table-cell>
          <table:table-cell office:value-type="float" office:value="4.044403" calcext:value-type="float">
            <text:p>4.044403</text:p>
          </table:table-cell>
          <table:table-cell office:value-type="float" office:value="6.426051" calcext:value-type="float">
            <text:p>6.426051</text:p>
          </table:table-cell>
          <table:table-cell office:value-type="float" office:value="6.730346" calcext:value-type="float">
            <text:p>6.730346</text:p>
          </table:table-cell>
          <table:table-cell office:value-type="float" office:value="6.946433" calcext:value-type="float">
            <text:p>6.946433</text:p>
          </table:table-cell>
          <table:table-cell office:value-type="float" office:value="7.457434" calcext:value-type="float">
            <text:p>7.457434</text:p>
          </table:table-cell>
          <table:table-cell office:value-type="float" office:value="8.377166" calcext:value-type="float">
            <text:p>8.377166</text:p>
          </table:table-cell>
          <table:table-cell office:value-type="float" office:value="8.908608" calcext:value-type="float">
            <text:p>8.908608</text:p>
          </table:table-cell>
          <table:table-cell office:value-type="float" office:value="0" calcext:value-type="float">
            <text:p>0</text:p>
          </table:table-cell>
          <table:table-cell office:value-type="float" office:value="9.756026" calcext:value-type="float">
            <text:p>9.75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3.095733" calcext:value-type="float">
            <text:p>3.095733</text:p>
          </table:table-cell>
          <table:table-cell office:value-type="float" office:value="136.1388" calcext:value-type="float">
            <text:p>136.1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6435" calcext:value-type="float">
            <text:p>28.06435</text:p>
          </table:table-cell>
          <table:table-cell office:value-type="float" office:value="0" calcext:value-type="float">
            <text:p>0</text:p>
          </table:table-cell>
          <table:table-cell office:value-type="float" office:value="0.0000002098959" calcext:value-type="float">
            <text:p>2.098959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696" calcext:value-type="float">
            <text:p>-0.002349696</text:p>
          </table:table-cell>
          <table:table-cell office:value-type="float" office:value="1173.663" calcext:value-type="float">
            <text:p>1173.663</text:p>
          </table:table-cell>
          <table:table-cell office:value-type="float" office:value="1.624101" calcext:value-type="float">
            <text:p>1.624101</text:p>
          </table:table-cell>
          <table:table-cell office:value-type="float" office:value="0" calcext:value-type="float">
            <text:p>0</text:p>
          </table:table-cell>
          <table:table-cell office:value-type="float" office:value="0.5361382" calcext:value-type="float">
            <text:p>0.5361382</text:p>
          </table:table-cell>
          <table:table-cell office:value-type="float" office:value="0.4635053" calcext:value-type="float">
            <text:p>0.4635053</text:p>
          </table:table-cell>
          <table:table-cell office:value-type="float" office:value="0.4127509" calcext:value-type="float">
            <text:p>0.4127509</text:p>
          </table:table-cell>
          <table:table-cell office:value-type="float" office:value="0.09141142" calcext:value-type="float">
            <text:p>0.09141142</text:p>
          </table:table-cell>
          <table:table-cell office:value-type="float" office:value="0.08426966" calcext:value-type="float">
            <text:p>0.08426966</text:p>
          </table:table-cell>
          <table:table-cell office:value-type="float" office:value="0.03224378" calcext:value-type="float">
            <text:p>0.03224378</text:p>
          </table:table-cell>
          <table:table-cell office:value-type="float" office:value="0.03750532" calcext:value-type="float">
            <text:p>0.03750532</text:p>
          </table:table-cell>
          <table:table-cell office:value-type="float" office:value="0.07256973" calcext:value-type="float">
            <text:p>0.07256973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315423" calcext:value-type="float">
            <text:p>0.1315423</text:p>
          </table:table-cell>
          <table:table-cell office:value-type="float" office:value="0.1333955" calcext:value-type="float">
            <text:p>0.1333955</text:p>
          </table:table-cell>
          <table:table-cell office:value-type="float" office:value="0.1388788" calcext:value-type="float">
            <text:p>0.1388788</text:p>
          </table:table-cell>
          <table:table-cell office:value-type="float" office:value="0.148632" calcext:value-type="float">
            <text:p>0.148632</text:p>
          </table:table-cell>
          <table:table-cell office:value-type="float" office:value="0.1542408" calcext:value-type="float">
            <text:p>0.1542408</text:p>
          </table:table-cell>
          <table:table-cell office:value-type="float" office:value="0" calcext:value-type="float">
            <text:p>0</text:p>
          </table:table-cell>
          <table:table-cell office:value-type="float" office:value="27.48247" calcext:value-type="float">
            <text:p>27.48247</text:p>
          </table:table-cell>
          <table:table-cell office:value-type="float" office:value="18.64035" calcext:value-type="float">
            <text:p>18.64035</text:p>
          </table:table-cell>
          <table:table-cell office:value-type="float" office:value="15.7385" calcext:value-type="float">
            <text:p>15.7385</text:p>
          </table:table-cell>
          <table:table-cell office:value-type="float" office:value="5.373632" calcext:value-type="float">
            <text:p>5.373632</text:p>
          </table:table-cell>
          <table:table-cell office:value-type="float" office:value="4.402427" calcext:value-type="float">
            <text:p>4.402427</text:p>
          </table:table-cell>
          <table:table-cell office:value-type="float" office:value="1.876599" calcext:value-type="float">
            <text:p>1.876599</text:p>
          </table:table-cell>
          <table:table-cell office:value-type="float" office:value="1.78334" calcext:value-type="float">
            <text:p>1.78334</text:p>
          </table:table-cell>
          <table:table-cell office:value-type="float" office:value="4.049701" calcext:value-type="float">
            <text:p>4.049701</text:p>
          </table:table-cell>
          <table:table-cell office:value-type="float" office:value="6.433044" calcext:value-type="float">
            <text:p>6.433044</text:p>
          </table:table-cell>
          <table:table-cell office:value-type="float" office:value="6.737103" calcext:value-type="float">
            <text:p>6.737103</text:p>
          </table:table-cell>
          <table:table-cell office:value-type="float" office:value="6.953504" calcext:value-type="float">
            <text:p>6.953504</text:p>
          </table:table-cell>
          <table:table-cell office:value-type="float" office:value="7.464097" calcext:value-type="float">
            <text:p>7.464097</text:p>
          </table:table-cell>
          <table:table-cell office:value-type="float" office:value="8.383058" calcext:value-type="float">
            <text:p>8.383058</text:p>
          </table:table-cell>
          <table:table-cell office:value-type="float" office:value="8.914742" calcext:value-type="float">
            <text:p>8.914742</text:p>
          </table:table-cell>
          <table:table-cell office:value-type="float" office:value="0" calcext:value-type="float">
            <text:p>0</text:p>
          </table:table-cell>
          <table:table-cell office:value-type="float" office:value="6.624549" calcext:value-type="float">
            <text:p>6.624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3.081139" calcext:value-type="float">
            <text:p>3.081139</text:p>
          </table:table-cell>
          <table:table-cell office:value-type="float" office:value="136.1385" calcext:value-type="float">
            <text:p>136.1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9642" calcext:value-type="float">
            <text:p>28.09642</text:p>
          </table:table-cell>
          <table:table-cell office:value-type="float" office:value="0" calcext:value-type="float">
            <text:p>0</text:p>
          </table:table-cell>
          <table:table-cell office:value-type="float" office:value="0.000000210009" calcext:value-type="float">
            <text:p>2.10009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696" calcext:value-type="float">
            <text:p>-0.002349696</text:p>
          </table:table-cell>
          <table:table-cell office:value-type="float" office:value="1173.647" calcext:value-type="float">
            <text:p>1173.647</text:p>
          </table:table-cell>
          <table:table-cell office:value-type="float" office:value="1.627949" calcext:value-type="float">
            <text:p>1.627949</text:p>
          </table:table-cell>
          <table:table-cell office:value-type="float" office:value="0" calcext:value-type="float">
            <text:p>0</text:p>
          </table:table-cell>
          <table:table-cell office:value-type="float" office:value="0.4535182" calcext:value-type="float">
            <text:p>0.4535182</text:p>
          </table:table-cell>
          <table:table-cell office:value-type="float" office:value="0.3663784" calcext:value-type="float">
            <text:p>0.3663784</text:p>
          </table:table-cell>
          <table:table-cell office:value-type="float" office:value="0.3174454" calcext:value-type="float">
            <text:p>0.3174454</text:p>
          </table:table-cell>
          <table:table-cell office:value-type="float" office:value="0.0760649" calcext:value-type="float">
            <text:p>0.0760649</text:p>
          </table:table-cell>
          <table:table-cell office:value-type="float" office:value="0.07178789" calcext:value-type="float">
            <text:p>0.07178789</text:p>
          </table:table-cell>
          <table:table-cell office:value-type="float" office:value="0.03000431" calcext:value-type="float">
            <text:p>0.03000431</text:p>
          </table:table-cell>
          <table:table-cell office:value-type="float" office:value="0.0362862" calcext:value-type="float">
            <text:p>0.0362862</text:p>
          </table:table-cell>
          <table:table-cell office:value-type="float" office:value="0.07246226" calcext:value-type="float">
            <text:p>0.07246226</text:p>
          </table:table-cell>
          <table:table-cell office:value-type="float" office:value="0.1298529" calcext:value-type="float">
            <text:p>0.1298529</text:p>
          </table:table-cell>
          <table:table-cell office:value-type="float" office:value="0.1316462" calcext:value-type="float">
            <text:p>0.1316462</text:p>
          </table:table-cell>
          <table:table-cell office:value-type="float" office:value="0.1334784" calcext:value-type="float">
            <text:p>0.1334784</text:p>
          </table:table-cell>
          <table:table-cell office:value-type="float" office:value="0.1389711" calcext:value-type="float">
            <text:p>0.1389711</text:p>
          </table:table-cell>
          <table:table-cell office:value-type="float" office:value="0.1486956" calcext:value-type="float">
            <text:p>0.1486956</text:p>
          </table:table-cell>
          <table:table-cell office:value-type="float" office:value="0.1543058" calcext:value-type="float">
            <text:p>0.1543058</text:p>
          </table:table-cell>
          <table:table-cell office:value-type="float" office:value="0" calcext:value-type="float">
            <text:p>0</text:p>
          </table:table-cell>
          <table:table-cell office:value-type="float" office:value="27.53667" calcext:value-type="float">
            <text:p>27.53667</text:p>
          </table:table-cell>
          <table:table-cell office:value-type="float" office:value="18.71538" calcext:value-type="float">
            <text:p>18.71538</text:p>
          </table:table-cell>
          <table:table-cell office:value-type="float" office:value="15.8163" calcext:value-type="float">
            <text:p>15.8163</text:p>
          </table:table-cell>
          <table:table-cell office:value-type="float" office:value="5.386906" calcext:value-type="float">
            <text:p>5.386906</text:p>
          </table:table-cell>
          <table:table-cell office:value-type="float" office:value="4.416994" calcext:value-type="float">
            <text:p>4.416994</text:p>
          </table:table-cell>
          <table:table-cell office:value-type="float" office:value="1.879861" calcext:value-type="float">
            <text:p>1.879861</text:p>
          </table:table-cell>
          <table:table-cell office:value-type="float" office:value="1.78703" calcext:value-type="float">
            <text:p>1.78703</text:p>
          </table:table-cell>
          <table:table-cell office:value-type="float" office:value="4.054985" calcext:value-type="float">
            <text:p>4.054985</text:p>
          </table:table-cell>
          <table:table-cell office:value-type="float" office:value="6.440078" calcext:value-type="float">
            <text:p>6.440078</text:p>
          </table:table-cell>
          <table:table-cell office:value-type="float" office:value="6.743862" calcext:value-type="float">
            <text:p>6.743862</text:p>
          </table:table-cell>
          <table:table-cell office:value-type="float" office:value="6.960575" calcext:value-type="float">
            <text:p>6.960575</text:p>
          </table:table-cell>
          <table:table-cell office:value-type="float" office:value="7.470769" calcext:value-type="float">
            <text:p>7.470769</text:p>
          </table:table-cell>
          <table:table-cell office:value-type="float" office:value="8.388949" calcext:value-type="float">
            <text:p>8.388949</text:p>
          </table:table-cell>
          <table:table-cell office:value-type="float" office:value="8.920774" calcext:value-type="float">
            <text:p>8.920774</text:p>
          </table:table-cell>
          <table:table-cell office:value-type="float" office:value="0" calcext:value-type="float">
            <text:p>0</text:p>
          </table:table-cell>
          <table:table-cell office:value-type="float" office:value="12.91357" calcext:value-type="float">
            <text:p>12.91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3.068862" calcext:value-type="float">
            <text:p>3.068862</text:p>
          </table:table-cell>
          <table:table-cell office:value-type="float" office:value="136.1386" calcext:value-type="float">
            <text:p>136.1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3371" calcext:value-type="float">
            <text:p>28.13371</text:p>
          </table:table-cell>
          <table:table-cell office:value-type="float" office:value="0" calcext:value-type="float">
            <text:p>0</text:p>
          </table:table-cell>
          <table:table-cell office:value-type="float" office:value="0.0000002101031" calcext:value-type="float">
            <text:p>2.101031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695" calcext:value-type="float">
            <text:p>-0.002349695</text:p>
          </table:table-cell>
          <table:table-cell office:value-type="float" office:value="1173.617" calcext:value-type="float">
            <text:p>1173.617</text:p>
          </table:table-cell>
          <table:table-cell office:value-type="float" office:value="1.632507" calcext:value-type="float">
            <text:p>1.632507</text:p>
          </table:table-cell>
          <table:table-cell office:value-type="float" office:value="0" calcext:value-type="float">
            <text:p>0</text:p>
          </table:table-cell>
          <table:table-cell office:value-type="float" office:value="0.5466955" calcext:value-type="float">
            <text:p>0.5466955</text:p>
          </table:table-cell>
          <table:table-cell office:value-type="float" office:value="0.5525291" calcext:value-type="float">
            <text:p>0.5525291</text:p>
          </table:table-cell>
          <table:table-cell office:value-type="float" office:value="0.5247628" calcext:value-type="float">
            <text:p>0.5247628</text:p>
          </table:table-cell>
          <table:table-cell office:value-type="float" office:value="0.06811943" calcext:value-type="float">
            <text:p>0.06811943</text:p>
          </table:table-cell>
          <table:table-cell office:value-type="float" office:value="0.06313159" calcext:value-type="float">
            <text:p>0.06313159</text:p>
          </table:table-cell>
          <table:table-cell office:value-type="float" office:value="0.0278744" calcext:value-type="float">
            <text:p>0.0278744</text:p>
          </table:table-cell>
          <table:table-cell office:value-type="float" office:value="0.03482533" calcext:value-type="float">
            <text:p>0.03482533</text:p>
          </table:table-cell>
          <table:table-cell office:value-type="float" office:value="0.07216273" calcext:value-type="float">
            <text:p>0.07216273</text:p>
          </table:table-cell>
          <table:table-cell office:value-type="float" office:value="0.1299405" calcext:value-type="float">
            <text:p>0.1299405</text:p>
          </table:table-cell>
          <table:table-cell office:value-type="float" office:value="0.1317443" calcext:value-type="float">
            <text:p>0.1317443</text:p>
          </table:table-cell>
          <table:table-cell office:value-type="float" office:value="0.1335611" calcext:value-type="float">
            <text:p>0.1335611</text:p>
          </table:table-cell>
          <table:table-cell office:value-type="float" office:value="0.1390457" calcext:value-type="float">
            <text:p>0.1390457</text:p>
          </table:table-cell>
          <table:table-cell office:value-type="float" office:value="0.148759" calcext:value-type="float">
            <text:p>0.148759</text:p>
          </table:table-cell>
          <table:table-cell office:value-type="float" office:value="0.1543703" calcext:value-type="float">
            <text:p>0.1543703</text:p>
          </table:table-cell>
          <table:table-cell office:value-type="float" office:value="0" calcext:value-type="float">
            <text:p>0</text:p>
          </table:table-cell>
          <table:table-cell office:value-type="float" office:value="24.86859" calcext:value-type="float">
            <text:p>24.86859</text:p>
          </table:table-cell>
          <table:table-cell office:value-type="float" office:value="18.67409" calcext:value-type="float">
            <text:p>18.67409</text:p>
          </table:table-cell>
          <table:table-cell office:value-type="float" office:value="16.64419" calcext:value-type="float">
            <text:p>16.64419</text:p>
          </table:table-cell>
          <table:table-cell office:value-type="float" office:value="5.395967" calcext:value-type="float">
            <text:p>5.395967</text:p>
          </table:table-cell>
          <table:table-cell office:value-type="float" office:value="4.42755" calcext:value-type="float">
            <text:p>4.42755</text:p>
          </table:table-cell>
          <table:table-cell office:value-type="float" office:value="1.882577" calcext:value-type="float">
            <text:p>1.882577</text:p>
          </table:table-cell>
          <table:table-cell office:value-type="float" office:value="1.790405" calcext:value-type="float">
            <text:p>1.790405</text:p>
          </table:table-cell>
          <table:table-cell office:value-type="float" office:value="4.060201" calcext:value-type="float">
            <text:p>4.060201</text:p>
          </table:table-cell>
          <table:table-cell office:value-type="float" office:value="6.447117" calcext:value-type="float">
            <text:p>6.447117</text:p>
          </table:table-cell>
          <table:table-cell office:value-type="float" office:value="6.75062" calcext:value-type="float">
            <text:p>6.75062</text:p>
          </table:table-cell>
          <table:table-cell office:value-type="float" office:value="6.967645" calcext:value-type="float">
            <text:p>6.967645</text:p>
          </table:table-cell>
          <table:table-cell office:value-type="float" office:value="7.477431" calcext:value-type="float">
            <text:p>7.477431</text:p>
          </table:table-cell>
          <table:table-cell office:value-type="float" office:value="8.394842" calcext:value-type="float">
            <text:p>8.394842</text:p>
          </table:table-cell>
          <table:table-cell office:value-type="float" office:value="8.926806" calcext:value-type="float">
            <text:p>8.926806</text:p>
          </table:table-cell>
          <table:table-cell office:value-type="float" office:value="0" calcext:value-type="float">
            <text:p>0</text:p>
          </table:table-cell>
          <table:table-cell office:value-type="float" office:value="6.313674" calcext:value-type="float">
            <text:p>6.31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3.057302" calcext:value-type="float">
            <text:p>3.057302</text:p>
          </table:table-cell>
          <table:table-cell office:value-type="float" office:value="136.1392" calcext:value-type="float">
            <text:p>136.1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7122" calcext:value-type="float">
            <text:p>28.17122</text:p>
          </table:table-cell>
          <table:table-cell office:value-type="float" office:value="0" calcext:value-type="float">
            <text:p>0</text:p>
          </table:table-cell>
          <table:table-cell office:value-type="float" office:value="0.0000002101031" calcext:value-type="float">
            <text:p>2.101031E-07</text:p>
          </table:table-cell>
          <table:table-cell office:value-type="float" office:value="0" calcext:value-type="float">
            <text:p>0</text:p>
          </table:table-cell>
          <table:table-cell office:value-type="float" office:value="-0.002349695" calcext:value-type="float">
            <text:p>-0.002349695</text:p>
          </table:table-cell>
          <table:table-cell office:value-type="float" office:value="1173.592" calcext:value-type="float">
            <text:p>1173.592</text:p>
          </table:table-cell>
          <table:table-cell office:value-type="float" office:value="1.638541" calcext:value-type="float">
            <text:p>1.638541</text:p>
          </table:table-cell>
          <table:table-cell office:value-type="float" office:value="0" calcext:value-type="float">
            <text:p>0</text:p>
          </table:table-cell>
          <table:table-cell office:value-type="float" office:value="0.6377251" calcext:value-type="float">
            <text:p>0.6377251</text:p>
          </table:table-cell>
          <table:table-cell office:value-type="float" office:value="0.500216" calcext:value-type="float">
            <text:p>0.500216</text:p>
          </table:table-cell>
          <table:table-cell office:value-type="float" office:value="0.4687765" calcext:value-type="float">
            <text:p>0.4687765</text:p>
          </table:table-cell>
          <table:table-cell office:value-type="float" office:value="0.06696109" calcext:value-type="float">
            <text:p>0.06696109</text:p>
          </table:table-cell>
          <table:table-cell office:value-type="float" office:value="0.05822238" calcext:value-type="float">
            <text:p>0.05822238</text:p>
          </table:table-cell>
          <table:table-cell office:value-type="float" office:value="0.02636937" calcext:value-type="float">
            <text:p>0.02636937</text:p>
          </table:table-cell>
          <table:table-cell office:value-type="float" office:value="0.03360134" calcext:value-type="float">
            <text:p>0.03360134</text:p>
          </table:table-cell>
          <table:table-cell office:value-type="float" office:value="0.07180615" calcext:value-type="float">
            <text:p>0.07180615</text:p>
          </table:table-cell>
          <table:table-cell office:value-type="float" office:value="0.1299704" calcext:value-type="float">
            <text:p>0.1299704</text:p>
          </table:table-cell>
          <table:table-cell office:value-type="float" office:value="0.1318336" calcext:value-type="float">
            <text:p>0.1318336</text:p>
          </table:table-cell>
          <table:table-cell office:value-type="float" office:value="0.1336436" calcext:value-type="float">
            <text:p>0.1336436</text:p>
          </table:table-cell>
          <table:table-cell office:value-type="float" office:value="0.1391234" calcext:value-type="float">
            <text:p>0.1391234</text:p>
          </table:table-cell>
          <table:table-cell office:value-type="float" office:value="0.1488227" calcext:value-type="float">
            <text:p>0.1488227</text:p>
          </table:table-cell>
          <table:table-cell office:value-type="float" office:value="0.1544348" calcext:value-type="float">
            <text:p>0.1544348</text:p>
          </table:table-cell>
          <table:table-cell office:value-type="float" office:value="0" calcext:value-type="float">
            <text:p>0</text:p>
          </table:table-cell>
          <table:table-cell office:value-type="float" office:value="23.04959" calcext:value-type="float">
            <text:p>23.04959</text:p>
          </table:table-cell>
          <table:table-cell office:value-type="float" office:value="18.68726" calcext:value-type="float">
            <text:p>18.68726</text:p>
          </table:table-cell>
          <table:table-cell office:value-type="float" office:value="17.26938" calcext:value-type="float">
            <text:p>17.26938</text:p>
          </table:table-cell>
          <table:table-cell office:value-type="float" office:value="5.403487" calcext:value-type="float">
            <text:p>5.403487</text:p>
          </table:table-cell>
          <table:table-cell office:value-type="float" office:value="4.435421" calcext:value-type="float">
            <text:p>4.435421</text:p>
          </table:table-cell>
          <table:table-cell office:value-type="float" office:value="1.884839" calcext:value-type="float">
            <text:p>1.884839</text:p>
          </table:table-cell>
          <table:table-cell office:value-type="float" office:value="1.793482" calcext:value-type="float">
            <text:p>1.793482</text:p>
          </table:table-cell>
          <table:table-cell office:value-type="float" office:value="4.065325" calcext:value-type="float">
            <text:p>4.065325</text:p>
          </table:table-cell>
          <table:table-cell office:value-type="float" office:value="6.454157" calcext:value-type="float">
            <text:p>6.454157</text:p>
          </table:table-cell>
          <table:table-cell office:value-type="float" office:value="6.757377" calcext:value-type="float">
            <text:p>6.757377</text:p>
          </table:table-cell>
          <table:table-cell office:value-type="float" office:value="6.974715" calcext:value-type="float">
            <text:p>6.974715</text:p>
          </table:table-cell>
          <table:table-cell office:value-type="float" office:value="7.484025" calcext:value-type="float">
            <text:p>7.484025</text:p>
          </table:table-cell>
          <table:table-cell office:value-type="float" office:value="8.400734" calcext:value-type="float">
            <text:p>8.400734</text:p>
          </table:table-cell>
          <table:table-cell office:value-type="float" office:value="8.932828" calcext:value-type="float">
            <text:p>8.932828</text:p>
          </table:table-cell>
          <table:table-cell office:value-type="float" office:value="0" calcext:value-type="float">
            <text:p>0</text:p>
          </table:table-cell>
          <table:table-cell office:value-type="float" office:value="11.42049" calcext:value-type="float">
            <text:p>11.42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3.037622" calcext:value-type="float">
            <text:p>3.037622</text:p>
          </table:table-cell>
          <table:table-cell office:value-type="float" office:value="136.1405" calcext:value-type="float">
            <text:p>136.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0463" calcext:value-type="float">
            <text:p>28.20463</text:p>
          </table:table-cell>
          <table:table-cell office:value-type="float" office:value="0" calcext:value-type="float">
            <text:p>0</text:p>
          </table:table-cell>
          <table:table-cell office:value-type="float" office:value="0.0000002101031" calcext:value-type="float">
            <text:p>2.101031E-07</text:p>
          </table:table-cell>
          <table:table-cell office:value-type="float" office:value="0" calcext:value-type="float">
            <text:p>0</text:p>
          </table:table-cell>
          <table:table-cell office:value-type="float" office:value="-0.002439839" calcext:value-type="float">
            <text:p>-0.002439839</text:p>
          </table:table-cell>
          <table:table-cell office:value-type="float" office:value="1173.578" calcext:value-type="float">
            <text:p>1173.578</text:p>
          </table:table-cell>
          <table:table-cell office:value-type="float" office:value="1.642397" calcext:value-type="float">
            <text:p>1.642397</text:p>
          </table:table-cell>
          <table:table-cell office:value-type="float" office:value="0" calcext:value-type="float">
            <text:p>0</text:p>
          </table:table-cell>
          <table:table-cell office:value-type="float" office:value="1.76787" calcext:value-type="float">
            <text:p>1.76787</text:p>
          </table:table-cell>
          <table:table-cell office:value-type="float" office:value="0.4648646" calcext:value-type="float">
            <text:p>0.4648646</text:p>
          </table:table-cell>
          <table:table-cell office:value-type="float" office:value="0.3788311" calcext:value-type="float">
            <text:p>0.3788311</text:p>
          </table:table-cell>
          <table:table-cell office:value-type="float" office:value="0.07355925" calcext:value-type="float">
            <text:p>0.07355925</text:p>
          </table:table-cell>
          <table:table-cell office:value-type="float" office:value="0.06445356" calcext:value-type="float">
            <text:p>0.06445356</text:p>
          </table:table-cell>
          <table:table-cell office:value-type="float" office:value="0.02697315" calcext:value-type="float">
            <text:p>0.02697315</text:p>
          </table:table-cell>
          <table:table-cell office:value-type="float" office:value="0.03345545" calcext:value-type="float">
            <text:p>0.03345545</text:p>
          </table:table-cell>
          <table:table-cell office:value-type="float" office:value="0.07157195" calcext:value-type="float">
            <text:p>0.07157195</text:p>
          </table:table-cell>
          <table:table-cell office:value-type="float" office:value="0.1299704" calcext:value-type="float">
            <text:p>0.1299704</text:p>
          </table:table-cell>
          <table:table-cell office:value-type="float" office:value="0.1319139" calcext:value-type="float">
            <text:p>0.1319139</text:p>
          </table:table-cell>
          <table:table-cell office:value-type="float" office:value="0.1337248" calcext:value-type="float">
            <text:p>0.1337248</text:p>
          </table:table-cell>
          <table:table-cell office:value-type="float" office:value="0.1392195" calcext:value-type="float">
            <text:p>0.1392195</text:p>
          </table:table-cell>
          <table:table-cell office:value-type="float" office:value="0.1490068" calcext:value-type="float">
            <text:p>0.1490068</text:p>
          </table:table-cell>
          <table:table-cell office:value-type="float" office:value="0.154456" calcext:value-type="float">
            <text:p>0.154456</text:p>
          </table:table-cell>
          <table:table-cell office:value-type="float" office:value="0" calcext:value-type="float">
            <text:p>0</text:p>
          </table:table-cell>
          <table:table-cell office:value-type="float" office:value="23.24339" calcext:value-type="float">
            <text:p>23.24339</text:p>
          </table:table-cell>
          <table:table-cell office:value-type="float" office:value="18.77588" calcext:value-type="float">
            <text:p>18.77588</text:p>
          </table:table-cell>
          <table:table-cell office:value-type="float" office:value="17.35218" calcext:value-type="float">
            <text:p>17.35218</text:p>
          </table:table-cell>
          <table:table-cell office:value-type="float" office:value="5.410963" calcext:value-type="float">
            <text:p>5.410963</text:p>
          </table:table-cell>
          <table:table-cell office:value-type="float" office:value="4.44298" calcext:value-type="float">
            <text:p>4.44298</text:p>
          </table:table-cell>
          <table:table-cell office:value-type="float" office:value="1.886933" calcext:value-type="float">
            <text:p>1.886933</text:p>
          </table:table-cell>
          <table:table-cell office:value-type="float" office:value="1.796385" calcext:value-type="float">
            <text:p>1.796385</text:p>
          </table:table-cell>
          <table:table-cell office:value-type="float" office:value="4.070364" calcext:value-type="float">
            <text:p>4.070364</text:p>
          </table:table-cell>
          <table:table-cell office:value-type="float" office:value="6.461175" calcext:value-type="float">
            <text:p>6.461175</text:p>
          </table:table-cell>
          <table:table-cell office:value-type="float" office:value="6.764137" calcext:value-type="float">
            <text:p>6.764137</text:p>
          </table:table-cell>
          <table:table-cell office:value-type="float" office:value="6.981786" calcext:value-type="float">
            <text:p>6.981786</text:p>
          </table:table-cell>
          <table:table-cell office:value-type="float" office:value="7.490614" calcext:value-type="float">
            <text:p>7.490614</text:p>
          </table:table-cell>
          <table:table-cell office:value-type="float" office:value="8.406741" calcext:value-type="float">
            <text:p>8.406741</text:p>
          </table:table-cell>
          <table:table-cell office:value-type="float" office:value="8.938792" calcext:value-type="float">
            <text:p>8.938792</text:p>
          </table:table-cell>
          <table:table-cell office:value-type="float" office:value="0" calcext:value-type="float">
            <text:p>0</text:p>
          </table:table-cell>
          <table:table-cell office:value-type="float" office:value="18.83401" calcext:value-type="float">
            <text:p>18.83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3.014782" calcext:value-type="float">
            <text:p>3.014782</text:p>
          </table:table-cell>
          <table:table-cell office:value-type="float" office:value="136.1412" calcext:value-type="float">
            <text:p>136.1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3864" calcext:value-type="float">
            <text:p>28.23864</text:p>
          </table:table-cell>
          <table:table-cell office:value-type="float" office:value="0" calcext:value-type="float">
            <text:p>0</text:p>
          </table:table-cell>
          <table:table-cell office:value-type="float" office:value="0.0000002101031" calcext:value-type="float">
            <text:p>2.101031E-07</text:p>
          </table:table-cell>
          <table:table-cell office:value-type="float" office:value="0" calcext:value-type="float">
            <text:p>0</text:p>
          </table:table-cell>
          <table:table-cell office:value-type="float" office:value="-0.002571542" calcext:value-type="float">
            <text:p>-0.002571542</text:p>
          </table:table-cell>
          <table:table-cell office:value-type="float" office:value="1173.564" calcext:value-type="float">
            <text:p>1173.564</text:p>
          </table:table-cell>
          <table:table-cell office:value-type="float" office:value="1.640778" calcext:value-type="float">
            <text:p>1.640778</text:p>
          </table:table-cell>
          <table:table-cell office:value-type="float" office:value="0" calcext:value-type="float">
            <text:p>0</text:p>
          </table:table-cell>
          <table:table-cell office:value-type="float" office:value="1.93023" calcext:value-type="float">
            <text:p>1.93023</text:p>
          </table:table-cell>
          <table:table-cell office:value-type="float" office:value="0.524094" calcext:value-type="float">
            <text:p>0.524094</text:p>
          </table:table-cell>
          <table:table-cell office:value-type="float" office:value="0.4154529" calcext:value-type="float">
            <text:p>0.4154529</text:p>
          </table:table-cell>
          <table:table-cell office:value-type="float" office:value="0.08250819" calcext:value-type="float">
            <text:p>0.08250819</text:p>
          </table:table-cell>
          <table:table-cell office:value-type="float" office:value="0.0724326" calcext:value-type="float">
            <text:p>0.0724326</text:p>
          </table:table-cell>
          <table:table-cell office:value-type="float" office:value="0.0286894" calcext:value-type="float">
            <text:p>0.0286894</text:p>
          </table:table-cell>
          <table:table-cell office:value-type="float" office:value="0.03436438" calcext:value-type="float">
            <text:p>0.03436438</text:p>
          </table:table-cell>
          <table:table-cell office:value-type="float" office:value="0.07167584" calcext:value-type="float">
            <text:p>0.07167584</text:p>
          </table:table-cell>
          <table:table-cell office:value-type="float" office:value="0.1299988" calcext:value-type="float">
            <text:p>0.1299988</text:p>
          </table:table-cell>
          <table:table-cell office:value-type="float" office:value="0.1319883" calcext:value-type="float">
            <text:p>0.1319883</text:p>
          </table:table-cell>
          <table:table-cell office:value-type="float" office:value="0.1338051" calcext:value-type="float">
            <text:p>0.1338051</text:p>
          </table:table-cell>
          <table:table-cell office:value-type="float" office:value="0.1393016" calcext:value-type="float">
            <text:p>0.1393016</text:p>
          </table:table-cell>
          <table:table-cell office:value-type="float" office:value="0.1489872" calcext:value-type="float">
            <text:p>0.1489872</text:p>
          </table:table-cell>
          <table:table-cell office:value-type="float" office:value="0.1545335" calcext:value-type="float">
            <text:p>0.1545335</text:p>
          </table:table-cell>
          <table:table-cell office:value-type="float" office:value="0" calcext:value-type="float">
            <text:p>0</text:p>
          </table:table-cell>
          <table:table-cell office:value-type="float" office:value="23.48099" calcext:value-type="float">
            <text:p>23.48099</text:p>
          </table:table-cell>
          <table:table-cell office:value-type="float" office:value="18.86926" calcext:value-type="float">
            <text:p>18.86926</text:p>
          </table:table-cell>
          <table:table-cell office:value-type="float" office:value="17.42951" calcext:value-type="float">
            <text:p>17.42951</text:p>
          </table:table-cell>
          <table:table-cell office:value-type="float" office:value="5.421135" calcext:value-type="float">
            <text:p>5.421135</text:p>
          </table:table-cell>
          <table:table-cell office:value-type="float" office:value="4.453189" calcext:value-type="float">
            <text:p>4.453189</text:p>
          </table:table-cell>
          <table:table-cell office:value-type="float" office:value="1.889344" calcext:value-type="float">
            <text:p>1.889344</text:p>
          </table:table-cell>
          <table:table-cell office:value-type="float" office:value="1.799393" calcext:value-type="float">
            <text:p>1.799393</text:p>
          </table:table-cell>
          <table:table-cell office:value-type="float" office:value="4.075384" calcext:value-type="float">
            <text:p>4.075384</text:p>
          </table:table-cell>
          <table:table-cell office:value-type="float" office:value="6.468169" calcext:value-type="float">
            <text:p>6.468169</text:p>
          </table:table-cell>
          <table:table-cell office:value-type="float" office:value="6.770893" calcext:value-type="float">
            <text:p>6.770893</text:p>
          </table:table-cell>
          <table:table-cell office:value-type="float" office:value="6.988856" calcext:value-type="float">
            <text:p>6.988856</text:p>
          </table:table-cell>
          <table:table-cell office:value-type="float" office:value="7.4972" calcext:value-type="float">
            <text:p>7.4972</text:p>
          </table:table-cell>
          <table:table-cell office:value-type="float" office:value="8.412752" calcext:value-type="float">
            <text:p>8.412752</text:p>
          </table:table-cell>
          <table:table-cell office:value-type="float" office:value="8.944762" calcext:value-type="float">
            <text:p>8.944762</text:p>
          </table:table-cell>
          <table:table-cell office:value-type="float" office:value="0" calcext:value-type="float">
            <text:p>0</text:p>
          </table:table-cell>
          <table:table-cell office:value-type="float" office:value="14.85603" calcext:value-type="float">
            <text:p>14.85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2.997258" calcext:value-type="float">
            <text:p>2.997258</text:p>
          </table:table-cell>
          <table:table-cell office:value-type="float" office:value="136.1413" calcext:value-type="float">
            <text:p>136.1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7259" calcext:value-type="float">
            <text:p>28.27259</text:p>
          </table:table-cell>
          <table:table-cell office:value-type="float" office:value="0" calcext:value-type="float">
            <text:p>0</text:p>
          </table:table-cell>
          <table:table-cell office:value-type="float" office:value="0.0000002116074" calcext:value-type="float">
            <text:p>2.116074E-07</text:p>
          </table:table-cell>
          <table:table-cell office:value-type="float" office:value="0" calcext:value-type="float">
            <text:p>0</text:p>
          </table:table-cell>
          <table:table-cell office:value-type="float" office:value="-0.002696791" calcext:value-type="float">
            <text:p>-0.002696791</text:p>
          </table:table-cell>
          <table:table-cell office:value-type="float" office:value="1173.549" calcext:value-type="float">
            <text:p>1173.549</text:p>
          </table:table-cell>
          <table:table-cell office:value-type="float" office:value="1.644369" calcext:value-type="float">
            <text:p>1.644369</text:p>
          </table:table-cell>
          <table:table-cell office:value-type="float" office:value="0" calcext:value-type="float">
            <text:p>0</text:p>
          </table:table-cell>
          <table:table-cell office:value-type="float" office:value="0.3043164" calcext:value-type="float">
            <text:p>0.3043164</text:p>
          </table:table-cell>
          <table:table-cell office:value-type="float" office:value="0.3864253" calcext:value-type="float">
            <text:p>0.3864253</text:p>
          </table:table-cell>
          <table:table-cell office:value-type="float" office:value="0.3696653" calcext:value-type="float">
            <text:p>0.3696653</text:p>
          </table:table-cell>
          <table:table-cell office:value-type="float" office:value="0.08010036" calcext:value-type="float">
            <text:p>0.08010036</text:p>
          </table:table-cell>
          <table:table-cell office:value-type="float" office:value="0.07248265" calcext:value-type="float">
            <text:p>0.07248265</text:p>
          </table:table-cell>
          <table:table-cell office:value-type="float" office:value="0.02953877" calcext:value-type="float">
            <text:p>0.02953877</text:p>
          </table:table-cell>
          <table:table-cell office:value-type="float" office:value="0.03517983" calcext:value-type="float">
            <text:p>0.03517983</text:p>
          </table:table-cell>
          <table:table-cell office:value-type="float" office:value="0.07195688" calcext:value-type="float">
            <text:p>0.07195688</text:p>
          </table:table-cell>
          <table:table-cell office:value-type="float" office:value="0.1300839" calcext:value-type="float">
            <text:p>0.1300839</text:p>
          </table:table-cell>
          <table:table-cell office:value-type="float" office:value="0.1320627" calcext:value-type="float">
            <text:p>0.1320627</text:p>
          </table:table-cell>
          <table:table-cell office:value-type="float" office:value="0.1338843" calcext:value-type="float">
            <text:p>0.1338843</text:p>
          </table:table-cell>
          <table:table-cell office:value-type="float" office:value="0.139354" calcext:value-type="float">
            <text:p>0.139354</text:p>
          </table:table-cell>
          <table:table-cell office:value-type="float" office:value="0.1490249" calcext:value-type="float">
            <text:p>0.1490249</text:p>
          </table:table-cell>
          <table:table-cell office:value-type="float" office:value="0.154605" calcext:value-type="float">
            <text:p>0.154605</text:p>
          </table:table-cell>
          <table:table-cell office:value-type="float" office:value="0" calcext:value-type="float">
            <text:p>0</text:p>
          </table:table-cell>
          <table:table-cell office:value-type="float" office:value="23.64484" calcext:value-type="float">
            <text:p>23.64484</text:p>
          </table:table-cell>
          <table:table-cell office:value-type="float" office:value="18.96557" calcext:value-type="float">
            <text:p>18.96557</text:p>
          </table:table-cell>
          <table:table-cell office:value-type="float" office:value="17.51305" calcext:value-type="float">
            <text:p>17.51305</text:p>
          </table:table-cell>
          <table:table-cell office:value-type="float" office:value="5.433449" calcext:value-type="float">
            <text:p>5.433449</text:p>
          </table:table-cell>
          <table:table-cell office:value-type="float" office:value="4.46558" calcext:value-type="float">
            <text:p>4.46558</text:p>
          </table:table-cell>
          <table:table-cell office:value-type="float" office:value="1.892119" calcext:value-type="float">
            <text:p>1.892119</text:p>
          </table:table-cell>
          <table:table-cell office:value-type="float" office:value="1.802599" calcext:value-type="float">
            <text:p>1.802599</text:p>
          </table:table-cell>
          <table:table-cell office:value-type="float" office:value="4.080436" calcext:value-type="float">
            <text:p>4.080436</text:p>
          </table:table-cell>
          <table:table-cell office:value-type="float" office:value="6.475162" calcext:value-type="float">
            <text:p>6.475162</text:p>
          </table:table-cell>
          <table:table-cell office:value-type="float" office:value="6.777651" calcext:value-type="float">
            <text:p>6.777651</text:p>
          </table:table-cell>
          <table:table-cell office:value-type="float" office:value="6.995917" calcext:value-type="float">
            <text:p>6.995917</text:p>
          </table:table-cell>
          <table:table-cell office:value-type="float" office:value="7.503794" calcext:value-type="float">
            <text:p>7.503794</text:p>
          </table:table-cell>
          <table:table-cell office:value-type="float" office:value="8.418704" calcext:value-type="float">
            <text:p>8.418704</text:p>
          </table:table-cell>
          <table:table-cell office:value-type="float" office:value="8.950751" calcext:value-type="float">
            <text:p>8.950751</text:p>
          </table:table-cell>
          <table:table-cell office:value-type="float" office:value="0" calcext:value-type="float">
            <text:p>0</text:p>
          </table:table-cell>
          <table:table-cell office:value-type="float" office:value="3.181447" calcext:value-type="float">
            <text:p>3.181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2.983664" calcext:value-type="float">
            <text:p>2.983664</text:p>
          </table:table-cell>
          <table:table-cell office:value-type="float" office:value="136.1415" calcext:value-type="float">
            <text:p>136.1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0304" calcext:value-type="float">
            <text:p>28.30304</text:p>
          </table:table-cell>
          <table:table-cell office:value-type="float" office:value="0" calcext:value-type="float">
            <text:p>0</text:p>
          </table:table-cell>
          <table:table-cell office:value-type="float" office:value="0.0000002116413" calcext:value-type="float">
            <text:p>2.116413E-07</text:p>
          </table:table-cell>
          <table:table-cell office:value-type="float" office:value="0" calcext:value-type="float">
            <text:p>0</text:p>
          </table:table-cell>
          <table:table-cell office:value-type="float" office:value="-0.002721422" calcext:value-type="float">
            <text:p>-0.002721422</text:p>
          </table:table-cell>
          <table:table-cell office:value-type="float" office:value="1173.534" calcext:value-type="float">
            <text:p>1173.534</text:p>
          </table:table-cell>
          <table:table-cell office:value-type="float" office:value="1.651211" calcext:value-type="float">
            <text:p>1.651211</text:p>
          </table:table-cell>
          <table:table-cell office:value-type="float" office:value="0" calcext:value-type="float">
            <text:p>0</text:p>
          </table:table-cell>
          <table:table-cell office:value-type="float" office:value="0.3803115" calcext:value-type="float">
            <text:p>0.3803115</text:p>
          </table:table-cell>
          <table:table-cell office:value-type="float" office:value="0.3077648" calcext:value-type="float">
            <text:p>0.3077648</text:p>
          </table:table-cell>
          <table:table-cell office:value-type="float" office:value="0.2868104" calcext:value-type="float">
            <text:p>0.2868104</text:p>
          </table:table-cell>
          <table:table-cell office:value-type="float" office:value="0.07871126" calcext:value-type="float">
            <text:p>0.07871126</text:p>
          </table:table-cell>
          <table:table-cell office:value-type="float" office:value="0.06419002" calcext:value-type="float">
            <text:p>0.06419002</text:p>
          </table:table-cell>
          <table:table-cell office:value-type="float" office:value="0.0282066" calcext:value-type="float">
            <text:p>0.0282066</text:p>
          </table:table-cell>
          <table:table-cell office:value-type="float" office:value="0.03460005" calcext:value-type="float">
            <text:p>0.03460005</text:p>
          </table:table-cell>
          <table:table-cell office:value-type="float" office:value="0.07205174" calcext:value-type="float">
            <text:p>0.07205174</text:p>
          </table:table-cell>
          <table:table-cell office:value-type="float" office:value="0.1301949" calcext:value-type="float">
            <text:p>0.1301949</text:p>
          </table:table-cell>
          <table:table-cell office:value-type="float" office:value="0.1321403" calcext:value-type="float">
            <text:p>0.1321403</text:p>
          </table:table-cell>
          <table:table-cell office:value-type="float" office:value="0.1339632" calcext:value-type="float">
            <text:p>0.1339632</text:p>
          </table:table-cell>
          <table:table-cell office:value-type="float" office:value="0.1394306" calcext:value-type="float">
            <text:p>0.1394306</text:p>
          </table:table-cell>
          <table:table-cell office:value-type="float" office:value="0.1490812" calcext:value-type="float">
            <text:p>0.1490812</text:p>
          </table:table-cell>
          <table:table-cell office:value-type="float" office:value="0.1546791" calcext:value-type="float">
            <text:p>0.1546791</text:p>
          </table:table-cell>
          <table:table-cell office:value-type="float" office:value="0" calcext:value-type="float">
            <text:p>0</text:p>
          </table:table-cell>
          <table:table-cell office:value-type="float" office:value="23.70661" calcext:value-type="float">
            <text:p>23.70661</text:p>
          </table:table-cell>
          <table:table-cell office:value-type="float" office:value="19.0265" calcext:value-type="float">
            <text:p>19.0265</text:p>
          </table:table-cell>
          <table:table-cell office:value-type="float" office:value="17.57716" calcext:value-type="float">
            <text:p>17.57716</text:p>
          </table:table-cell>
          <table:table-cell office:value-type="float" office:value="5.445952" calcext:value-type="float">
            <text:p>5.445952</text:p>
          </table:table-cell>
          <table:table-cell office:value-type="float" office:value="4.476407" calcext:value-type="float">
            <text:p>4.476407</text:p>
          </table:table-cell>
          <table:table-cell office:value-type="float" office:value="1.894801" calcext:value-type="float">
            <text:p>1.894801</text:p>
          </table:table-cell>
          <table:table-cell office:value-type="float" office:value="1.805811" calcext:value-type="float">
            <text:p>1.805811</text:p>
          </table:table-cell>
          <table:table-cell office:value-type="float" office:value="4.085517" calcext:value-type="float">
            <text:p>4.085517</text:p>
          </table:table-cell>
          <table:table-cell office:value-type="float" office:value="6.482156" calcext:value-type="float">
            <text:p>6.482156</text:p>
          </table:table-cell>
          <table:table-cell office:value-type="float" office:value="6.78441" calcext:value-type="float">
            <text:p>6.78441</text:p>
          </table:table-cell>
          <table:table-cell office:value-type="float" office:value="7.002931" calcext:value-type="float">
            <text:p>7.002931</text:p>
          </table:table-cell>
          <table:table-cell office:value-type="float" office:value="7.51038" calcext:value-type="float">
            <text:p>7.51038</text:p>
          </table:table-cell>
          <table:table-cell office:value-type="float" office:value="8.424596" calcext:value-type="float">
            <text:p>8.424596</text:p>
          </table:table-cell>
          <table:table-cell office:value-type="float" office:value="8.956795" calcext:value-type="float">
            <text:p>8.956795</text:p>
          </table:table-cell>
          <table:table-cell office:value-type="float" office:value="0" calcext:value-type="float">
            <text:p>0</text:p>
          </table:table-cell>
          <table:table-cell office:value-type="float" office:value="10.50044" calcext:value-type="float">
            <text:p>10.50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2.964152" calcext:value-type="float">
            <text:p>2.964152</text:p>
          </table:table-cell>
          <table:table-cell office:value-type="float" office:value="136.1422" calcext:value-type="float">
            <text:p>136.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3346" calcext:value-type="float">
            <text:p>28.33346</text:p>
          </table:table-cell>
          <table:table-cell office:value-type="float" office:value="0" calcext:value-type="float">
            <text:p>0</text:p>
          </table:table-cell>
          <table:table-cell office:value-type="float" office:value="0.0000002116637" calcext:value-type="float">
            <text:p>2.116637E-07</text:p>
          </table:table-cell>
          <table:table-cell office:value-type="float" office:value="0" calcext:value-type="float">
            <text:p>0</text:p>
          </table:table-cell>
          <table:table-cell office:value-type="float" office:value="-0.002721422" calcext:value-type="float">
            <text:p>-0.002721422</text:p>
          </table:table-cell>
          <table:table-cell office:value-type="float" office:value="1173.519" calcext:value-type="float">
            <text:p>1173.519</text:p>
          </table:table-cell>
          <table:table-cell office:value-type="float" office:value="1.656996" calcext:value-type="float">
            <text:p>1.656996</text:p>
          </table:table-cell>
          <table:table-cell office:value-type="float" office:value="0" calcext:value-type="float">
            <text:p>0</text:p>
          </table:table-cell>
          <table:table-cell office:value-type="float" office:value="1.490621" calcext:value-type="float">
            <text:p>1.490621</text:p>
          </table:table-cell>
          <table:table-cell office:value-type="float" office:value="0.409972" calcext:value-type="float">
            <text:p>0.409972</text:p>
          </table:table-cell>
          <table:table-cell office:value-type="float" office:value="0.3394024" calcext:value-type="float">
            <text:p>0.3394024</text:p>
          </table:table-cell>
          <table:table-cell office:value-type="float" office:value="0.07751927" calcext:value-type="float">
            <text:p>0.07751927</text:p>
          </table:table-cell>
          <table:table-cell office:value-type="float" office:value="0.06568754" calcext:value-type="float">
            <text:p>0.06568754</text:p>
          </table:table-cell>
          <table:table-cell office:value-type="float" office:value="0.02815098" calcext:value-type="float">
            <text:p>0.02815098</text:p>
          </table:table-cell>
          <table:table-cell office:value-type="float" office:value="0.03419181" calcext:value-type="float">
            <text:p>0.03419181</text:p>
          </table:table-cell>
          <table:table-cell office:value-type="float" office:value="0.07194622" calcext:value-type="float">
            <text:p>0.07194622</text:p>
          </table:table-cell>
          <table:table-cell office:value-type="float" office:value="0.1302774" calcext:value-type="float">
            <text:p>0.1302774</text:p>
          </table:table-cell>
          <table:table-cell office:value-type="float" office:value="0.132219" calcext:value-type="float">
            <text:p>0.132219</text:p>
          </table:table-cell>
          <table:table-cell office:value-type="float" office:value="0.1340417" calcext:value-type="float">
            <text:p>0.1340417</text:p>
          </table:table-cell>
          <table:table-cell office:value-type="float" office:value="0.1395126" calcext:value-type="float">
            <text:p>0.1395126</text:p>
          </table:table-cell>
          <table:table-cell office:value-type="float" office:value="0.1491428" calcext:value-type="float">
            <text:p>0.1491428</text:p>
          </table:table-cell>
          <table:table-cell office:value-type="float" office:value="0.1547504" calcext:value-type="float">
            <text:p>0.1547504</text:p>
          </table:table-cell>
          <table:table-cell office:value-type="float" office:value="0" calcext:value-type="float">
            <text:p>0</text:p>
          </table:table-cell>
          <table:table-cell office:value-type="float" office:value="23.84637" calcext:value-type="float">
            <text:p>23.84637</text:p>
          </table:table-cell>
          <table:table-cell office:value-type="float" office:value="19.08469" calcext:value-type="float">
            <text:p>19.08469</text:p>
          </table:table-cell>
          <table:table-cell office:value-type="float" office:value="17.63123" calcext:value-type="float">
            <text:p>17.63123</text:p>
          </table:table-cell>
          <table:table-cell office:value-type="float" office:value="5.456817" calcext:value-type="float">
            <text:p>5.456817</text:p>
          </table:table-cell>
          <table:table-cell office:value-type="float" office:value="4.485506" calcext:value-type="float">
            <text:p>4.485506</text:p>
          </table:table-cell>
          <table:table-cell office:value-type="float" office:value="1.897229" calcext:value-type="float">
            <text:p>1.897229</text:p>
          </table:table-cell>
          <table:table-cell office:value-type="float" office:value="1.808861" calcext:value-type="float">
            <text:p>1.808861</text:p>
          </table:table-cell>
          <table:table-cell office:value-type="float" office:value="4.090583" calcext:value-type="float">
            <text:p>4.090583</text:p>
          </table:table-cell>
          <table:table-cell office:value-type="float" office:value="6.489149" calcext:value-type="float">
            <text:p>6.489149</text:p>
          </table:table-cell>
          <table:table-cell office:value-type="float" office:value="6.79117" calcext:value-type="float">
            <text:p>6.79117</text:p>
          </table:table-cell>
          <table:table-cell office:value-type="float" office:value="7.009945" calcext:value-type="float">
            <text:p>7.009945</text:p>
          </table:table-cell>
          <table:table-cell office:value-type="float" office:value="7.51697" calcext:value-type="float">
            <text:p>7.51697</text:p>
          </table:table-cell>
          <table:table-cell office:value-type="float" office:value="8.430488" calcext:value-type="float">
            <text:p>8.430488</text:p>
          </table:table-cell>
          <table:table-cell office:value-type="float" office:value="8.962849" calcext:value-type="float">
            <text:p>8.962849</text:p>
          </table:table-cell>
          <table:table-cell office:value-type="float" office:value="0" calcext:value-type="float">
            <text:p>0</text:p>
          </table:table-cell>
          <table:table-cell office:value-type="float" office:value="20.61331" calcext:value-type="float">
            <text:p>20.61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2.938347" calcext:value-type="float">
            <text:p>2.938347</text:p>
          </table:table-cell>
          <table:table-cell office:value-type="float" office:value="136.1428" calcext:value-type="float">
            <text:p>136.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675" calcext:value-type="float">
            <text:p>28.3675</text:p>
          </table:table-cell>
          <table:table-cell office:value-type="float" office:value="0" calcext:value-type="float">
            <text:p>0</text:p>
          </table:table-cell>
          <table:table-cell office:value-type="float" office:value="0.0000002116637" calcext:value-type="float">
            <text:p>2.116637E-07</text:p>
          </table:table-cell>
          <table:table-cell office:value-type="float" office:value="0" calcext:value-type="float">
            <text:p>0</text:p>
          </table:table-cell>
          <table:table-cell office:value-type="float" office:value="-0.002721422" calcext:value-type="float">
            <text:p>-0.002721422</text:p>
          </table:table-cell>
          <table:table-cell office:value-type="float" office:value="1173.506" calcext:value-type="float">
            <text:p>1173.506</text:p>
          </table:table-cell>
          <table:table-cell office:value-type="float" office:value="1.651687" calcext:value-type="float">
            <text:p>1.651687</text:p>
          </table:table-cell>
          <table:table-cell office:value-type="float" office:value="0" calcext:value-type="float">
            <text:p>0</text:p>
          </table:table-cell>
          <table:table-cell office:value-type="float" office:value="2.025595" calcext:value-type="float">
            <text:p>2.025595</text:p>
          </table:table-cell>
          <table:table-cell office:value-type="float" office:value="0.5364497" calcext:value-type="float">
            <text:p>0.5364497</text:p>
          </table:table-cell>
          <table:table-cell office:value-type="float" office:value="0.4235145" calcext:value-type="float">
            <text:p>0.4235145</text:p>
          </table:table-cell>
          <table:table-cell office:value-type="float" office:value="0.08646578" calcext:value-type="float">
            <text:p>0.08646578</text:p>
          </table:table-cell>
          <table:table-cell office:value-type="float" office:value="0.07397515" calcext:value-type="float">
            <text:p>0.07397515</text:p>
          </table:table-cell>
          <table:table-cell office:value-type="float" office:value="0.02978555" calcext:value-type="float">
            <text:p>0.02978555</text:p>
          </table:table-cell>
          <table:table-cell office:value-type="float" office:value="0.03498376" calcext:value-type="float">
            <text:p>0.03498376</text:p>
          </table:table-cell>
          <table:table-cell office:value-type="float" office:value="0.07204892" calcext:value-type="float">
            <text:p>0.07204892</text:p>
          </table:table-cell>
          <table:table-cell office:value-type="float" office:value="0.1303516" calcext:value-type="float">
            <text:p>0.1303516</text:p>
          </table:table-cell>
          <table:table-cell office:value-type="float" office:value="0.1322967" calcext:value-type="float">
            <text:p>0.1322967</text:p>
          </table:table-cell>
          <table:table-cell office:value-type="float" office:value="0.1341198" calcext:value-type="float">
            <text:p>0.1341198</text:p>
          </table:table-cell>
          <table:table-cell office:value-type="float" office:value="0.1395978" calcext:value-type="float">
            <text:p>0.1395978</text:p>
          </table:table-cell>
          <table:table-cell office:value-type="float" office:value="0.1492058" calcext:value-type="float">
            <text:p>0.1492058</text:p>
          </table:table-cell>
          <table:table-cell office:value-type="float" office:value="0.1548171" calcext:value-type="float">
            <text:p>0.1548171</text:p>
          </table:table-cell>
          <table:table-cell office:value-type="float" office:value="0" calcext:value-type="float">
            <text:p>0</text:p>
          </table:table-cell>
          <table:table-cell office:value-type="float" office:value="24.07551" calcext:value-type="float">
            <text:p>24.07551</text:p>
          </table:table-cell>
          <table:table-cell office:value-type="float" office:value="19.17868" calcext:value-type="float">
            <text:p>19.17868</text:p>
          </table:table-cell>
          <table:table-cell office:value-type="float" office:value="17.70779" calcext:value-type="float">
            <text:p>17.70779</text:p>
          </table:table-cell>
          <table:table-cell office:value-type="float" office:value="5.468585" calcext:value-type="float">
            <text:p>5.468585</text:p>
          </table:table-cell>
          <table:table-cell office:value-type="float" office:value="4.496393" calcext:value-type="float">
            <text:p>4.496393</text:p>
          </table:table-cell>
          <table:table-cell office:value-type="float" office:value="1.899888" calcext:value-type="float">
            <text:p>1.899888</text:p>
          </table:table-cell>
          <table:table-cell office:value-type="float" office:value="1.811969" calcext:value-type="float">
            <text:p>1.811969</text:p>
          </table:table-cell>
          <table:table-cell office:value-type="float" office:value="4.095634" calcext:value-type="float">
            <text:p>4.095634</text:p>
          </table:table-cell>
          <table:table-cell office:value-type="float" office:value="6.496142" calcext:value-type="float">
            <text:p>6.496142</text:p>
          </table:table-cell>
          <table:table-cell office:value-type="float" office:value="6.797905" calcext:value-type="float">
            <text:p>6.797905</text:p>
          </table:table-cell>
          <table:table-cell office:value-type="float" office:value="7.016959" calcext:value-type="float">
            <text:p>7.016959</text:p>
          </table:table-cell>
          <table:table-cell office:value-type="float" office:value="7.52356" calcext:value-type="float">
            <text:p>7.52356</text:p>
          </table:table-cell>
          <table:table-cell office:value-type="float" office:value="8.43638" calcext:value-type="float">
            <text:p>8.43638</text:p>
          </table:table-cell>
          <table:table-cell office:value-type="float" office:value="8.968936" calcext:value-type="float">
            <text:p>8.968936</text:p>
          </table:table-cell>
          <table:table-cell office:value-type="float" office:value="0" calcext:value-type="float">
            <text:p>0</text:p>
          </table:table-cell>
          <table:table-cell office:value-type="float" office:value="23.96905" calcext:value-type="float">
            <text:p>23.96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2.915802" calcext:value-type="float">
            <text:p>2.915802</text:p>
          </table:table-cell>
          <table:table-cell office:value-type="float" office:value="136.1427" calcext:value-type="float">
            <text:p>136.1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0349" calcext:value-type="float">
            <text:p>28.40349</text:p>
          </table:table-cell>
          <table:table-cell office:value-type="float" office:value="0" calcext:value-type="float">
            <text:p>0</text:p>
          </table:table-cell>
          <table:table-cell office:value-type="float" office:value="0.0000002117062" calcext:value-type="float">
            <text:p>2.117062E-07</text:p>
          </table:table-cell>
          <table:table-cell office:value-type="float" office:value="0" calcext:value-type="float">
            <text:p>0</text:p>
          </table:table-cell>
          <table:table-cell office:value-type="float" office:value="-0.002721421" calcext:value-type="float">
            <text:p>-0.002721421</text:p>
          </table:table-cell>
          <table:table-cell office:value-type="float" office:value="1173.494" calcext:value-type="float">
            <text:p>1173.494</text:p>
          </table:table-cell>
          <table:table-cell office:value-type="float" office:value="1.652472" calcext:value-type="float">
            <text:p>1.652472</text:p>
          </table:table-cell>
          <table:table-cell office:value-type="float" office:value="0" calcext:value-type="float">
            <text:p>0</text:p>
          </table:table-cell>
          <table:table-cell office:value-type="float" office:value="0.9818704" calcext:value-type="float">
            <text:p>0.9818704</text:p>
          </table:table-cell>
          <table:table-cell office:value-type="float" office:value="0.5206016" calcext:value-type="float">
            <text:p>0.5206016</text:p>
          </table:table-cell>
          <table:table-cell office:value-type="float" office:value="0.4361141" calcext:value-type="float">
            <text:p>0.4361141</text:p>
          </table:table-cell>
          <table:table-cell office:value-type="float" office:value="0.09020497" calcext:value-type="float">
            <text:p>0.09020497</text:p>
          </table:table-cell>
          <table:table-cell office:value-type="float" office:value="0.0786643" calcext:value-type="float">
            <text:p>0.0786643</text:p>
          </table:table-cell>
          <table:table-cell office:value-type="float" office:value="0.03129695" calcext:value-type="float">
            <text:p>0.03129695</text:p>
          </table:table-cell>
          <table:table-cell office:value-type="float" office:value="0.03610401" calcext:value-type="float">
            <text:p>0.03610401</text:p>
          </table:table-cell>
          <table:table-cell office:value-type="float" office:value="0.07237101" calcext:value-type="float">
            <text:p>0.07237101</text:p>
          </table:table-cell>
          <table:table-cell office:value-type="float" office:value="0.1304626" calcext:value-type="float">
            <text:p>0.1304626</text:p>
          </table:table-cell>
          <table:table-cell office:value-type="float" office:value="0.1323751" calcext:value-type="float">
            <text:p>0.1323751</text:p>
          </table:table-cell>
          <table:table-cell office:value-type="float" office:value="0.1341977" calcext:value-type="float">
            <text:p>0.1341977</text:p>
          </table:table-cell>
          <table:table-cell office:value-type="float" office:value="0.1396687" calcext:value-type="float">
            <text:p>0.1396687</text:p>
          </table:table-cell>
          <table:table-cell office:value-type="float" office:value="0.1492693" calcext:value-type="float">
            <text:p>0.1492693</text:p>
          </table:table-cell>
          <table:table-cell office:value-type="float" office:value="0.1548824" calcext:value-type="float">
            <text:p>0.1548824</text:p>
          </table:table-cell>
          <table:table-cell office:value-type="float" office:value="0" calcext:value-type="float">
            <text:p>0</text:p>
          </table:table-cell>
          <table:table-cell office:value-type="float" office:value="24.28621" calcext:value-type="float">
            <text:p>24.28621</text:p>
          </table:table-cell>
          <table:table-cell office:value-type="float" office:value="19.29361" calcext:value-type="float">
            <text:p>19.29361</text:p>
          </table:table-cell>
          <table:table-cell office:value-type="float" office:value="17.80407" calcext:value-type="float">
            <text:p>17.80407</text:p>
          </table:table-cell>
          <table:table-cell office:value-type="float" office:value="5.483365" calcext:value-type="float">
            <text:p>5.483365</text:p>
          </table:table-cell>
          <table:table-cell office:value-type="float" office:value="4.510138" calcext:value-type="float">
            <text:p>4.510138</text:p>
          </table:table-cell>
          <table:table-cell office:value-type="float" office:value="1.902981" calcext:value-type="float">
            <text:p>1.902981</text:p>
          </table:table-cell>
          <table:table-cell office:value-type="float" office:value="1.8153" calcext:value-type="float">
            <text:p>1.8153</text:p>
          </table:table-cell>
          <table:table-cell office:value-type="float" office:value="4.100733" calcext:value-type="float">
            <text:p>4.100733</text:p>
          </table:table-cell>
          <table:table-cell office:value-type="float" office:value="6.503136" calcext:value-type="float">
            <text:p>6.503136</text:p>
          </table:table-cell>
          <table:table-cell office:value-type="float" office:value="6.804589" calcext:value-type="float">
            <text:p>6.804589</text:p>
          </table:table-cell>
          <table:table-cell office:value-type="float" office:value="7.023973" calcext:value-type="float">
            <text:p>7.023973</text:p>
          </table:table-cell>
          <table:table-cell office:value-type="float" office:value="7.530151" calcext:value-type="float">
            <text:p>7.530151</text:p>
          </table:table-cell>
          <table:table-cell office:value-type="float" office:value="8.442272" calcext:value-type="float">
            <text:p>8.442272</text:p>
          </table:table-cell>
          <table:table-cell office:value-type="float" office:value="8.975012" calcext:value-type="float">
            <text:p>8.975012</text:p>
          </table:table-cell>
          <table:table-cell office:value-type="float" office:value="0" calcext:value-type="float">
            <text:p>0</text:p>
          </table:table-cell>
          <table:table-cell office:value-type="float" office:value="12.60248" calcext:value-type="float">
            <text:p>12.60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2.893673" calcext:value-type="float">
            <text:p>2.893673</text:p>
          </table:table-cell>
          <table:table-cell office:value-type="float" office:value="136.1433" calcext:value-type="float">
            <text:p>136.1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3858" calcext:value-type="float">
            <text:p>28.43858</text:p>
          </table:table-cell>
          <table:table-cell office:value-type="float" office:value="0" calcext:value-type="float">
            <text:p>0</text:p>
          </table:table-cell>
          <table:table-cell office:value-type="float" office:value="0.000000213422" calcext:value-type="float">
            <text:p>2.13422E-07</text:p>
          </table:table-cell>
          <table:table-cell office:value-type="float" office:value="0" calcext:value-type="float">
            <text:p>0</text:p>
          </table:table-cell>
          <table:table-cell office:value-type="float" office:value="-0.002721403" calcext:value-type="float">
            <text:p>-0.002721403</text:p>
          </table:table-cell>
          <table:table-cell office:value-type="float" office:value="1173.482" calcext:value-type="float">
            <text:p>1173.482</text:p>
          </table:table-cell>
          <table:table-cell office:value-type="float" office:value="1.664804" calcext:value-type="float">
            <text:p>1.664804</text:p>
          </table:table-cell>
          <table:table-cell office:value-type="float" office:value="0" calcext:value-type="float">
            <text:p>0</text:p>
          </table:table-cell>
          <table:table-cell office:value-type="float" office:value="1.213451" calcext:value-type="float">
            <text:p>1.213451</text:p>
          </table:table-cell>
          <table:table-cell office:value-type="float" office:value="0.4497043" calcext:value-type="float">
            <text:p>0.4497043</text:p>
          </table:table-cell>
          <table:table-cell office:value-type="float" office:value="0.3946606" calcext:value-type="float">
            <text:p>0.3946606</text:p>
          </table:table-cell>
          <table:table-cell office:value-type="float" office:value="0.09740983" calcext:value-type="float">
            <text:p>0.09740983</text:p>
          </table:table-cell>
          <table:table-cell office:value-type="float" office:value="0.07773757" calcext:value-type="float">
            <text:p>0.07773757</text:p>
          </table:table-cell>
          <table:table-cell office:value-type="float" office:value="0.0316711" calcext:value-type="float">
            <text:p>0.0316711</text:p>
          </table:table-cell>
          <table:table-cell office:value-type="float" office:value="0.03656543" calcext:value-type="float">
            <text:p>0.03656543</text:p>
          </table:table-cell>
          <table:table-cell office:value-type="float" office:value="0.07267216" calcext:value-type="float">
            <text:p>0.07267216</text:p>
          </table:table-cell>
          <table:table-cell office:value-type="float" office:value="0.1306078" calcext:value-type="float">
            <text:p>0.1306078</text:p>
          </table:table-cell>
          <table:table-cell office:value-type="float" office:value="0.1324571" calcext:value-type="float">
            <text:p>0.1324571</text:p>
          </table:table-cell>
          <table:table-cell office:value-type="float" office:value="0.1342756" calcext:value-type="float">
            <text:p>0.1342756</text:p>
          </table:table-cell>
          <table:table-cell office:value-type="float" office:value="0.139738" calcext:value-type="float">
            <text:p>0.139738</text:p>
          </table:table-cell>
          <table:table-cell office:value-type="float" office:value="0.1493325" calcext:value-type="float">
            <text:p>0.1493325</text:p>
          </table:table-cell>
          <table:table-cell office:value-type="float" office:value="0.1549467" calcext:value-type="float">
            <text:p>0.1549467</text:p>
          </table:table-cell>
          <table:table-cell office:value-type="float" office:value="0" calcext:value-type="float">
            <text:p>0</text:p>
          </table:table-cell>
          <table:table-cell office:value-type="float" office:value="24.43086" calcext:value-type="float">
            <text:p>24.43086</text:p>
          </table:table-cell>
          <table:table-cell office:value-type="float" office:value="19.39761" calcext:value-type="float">
            <text:p>19.39761</text:p>
          </table:table-cell>
          <table:table-cell office:value-type="float" office:value="17.90034" calcext:value-type="float">
            <text:p>17.90034</text:p>
          </table:table-cell>
          <table:table-cell office:value-type="float" office:value="5.501301" calcext:value-type="float">
            <text:p>5.501301</text:p>
          </table:table-cell>
          <table:table-cell office:value-type="float" office:value="4.52478" calcext:value-type="float">
            <text:p>4.52478</text:p>
          </table:table-cell>
          <table:table-cell office:value-type="float" office:value="1.906283" calcext:value-type="float">
            <text:p>1.906283</text:p>
          </table:table-cell>
          <table:table-cell office:value-type="float" office:value="1.818787" calcext:value-type="float">
            <text:p>1.818787</text:p>
          </table:table-cell>
          <table:table-cell office:value-type="float" office:value="4.105899" calcext:value-type="float">
            <text:p>4.105899</text:p>
          </table:table-cell>
          <table:table-cell office:value-type="float" office:value="6.510171" calcext:value-type="float">
            <text:p>6.510171</text:p>
          </table:table-cell>
          <table:table-cell office:value-type="float" office:value="6.811272" calcext:value-type="float">
            <text:p>6.811272</text:p>
          </table:table-cell>
          <table:table-cell office:value-type="float" office:value="7.030986" calcext:value-type="float">
            <text:p>7.030986</text:p>
          </table:table-cell>
          <table:table-cell office:value-type="float" office:value="7.536744" calcext:value-type="float">
            <text:p>7.536744</text:p>
          </table:table-cell>
          <table:table-cell office:value-type="float" office:value="8.448098" calcext:value-type="float">
            <text:p>8.448098</text:p>
          </table:table-cell>
          <table:table-cell office:value-type="float" office:value="8.981027" calcext:value-type="float">
            <text:p>8.981027</text:p>
          </table:table-cell>
          <table:table-cell office:value-type="float" office:value="0" calcext:value-type="float">
            <text:p>0</text:p>
          </table:table-cell>
          <table:table-cell office:value-type="float" office:value="16.73448" calcext:value-type="float">
            <text:p>16.7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2.873976" calcext:value-type="float">
            <text:p>2.873976</text:p>
          </table:table-cell>
          <table:table-cell office:value-type="float" office:value="136.1444" calcext:value-type="float">
            <text:p>136.1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716" calcext:value-type="float">
            <text:p>28.4716</text:p>
          </table:table-cell>
          <table:table-cell office:value-type="float" office:value="0.00006630838" calcext:value-type="float">
            <text:p>6.630838E-05</text:p>
          </table:table-cell>
          <table:table-cell office:value-type="float" office:value="0.000001337072" calcext:value-type="float">
            <text:p>1.337072E-06</text:p>
          </table:table-cell>
          <table:table-cell office:value-type="float" office:value="0.00003065956" calcext:value-type="float">
            <text:p>3.065956E-05</text:p>
          </table:table-cell>
          <table:table-cell office:value-type="float" office:value="-0.002715481" calcext:value-type="float">
            <text:p>-0.002715481</text:p>
          </table:table-cell>
          <table:table-cell office:value-type="float" office:value="1173.469" calcext:value-type="float">
            <text:p>1173.469</text:p>
          </table:table-cell>
          <table:table-cell office:value-type="float" office:value="1.672842" calcext:value-type="float">
            <text:p>1.672842</text:p>
          </table:table-cell>
          <table:table-cell office:value-type="float" office:value="0" calcext:value-type="float">
            <text:p>0</text:p>
          </table:table-cell>
          <table:table-cell office:value-type="float" office:value="0.451079" calcext:value-type="float">
            <text:p>0.451079</text:p>
          </table:table-cell>
          <table:table-cell office:value-type="float" office:value="0.327545" calcext:value-type="float">
            <text:p>0.327545</text:p>
          </table:table-cell>
          <table:table-cell office:value-type="float" office:value="0.2971814" calcext:value-type="float">
            <text:p>0.2971814</text:p>
          </table:table-cell>
          <table:table-cell office:value-type="float" office:value="0.1120821" calcext:value-type="float">
            <text:p>0.1120821</text:p>
          </table:table-cell>
          <table:table-cell office:value-type="float" office:value="0.07545426" calcext:value-type="float">
            <text:p>0.07545426</text:p>
          </table:table-cell>
          <table:table-cell office:value-type="float" office:value="0.03187876" calcext:value-type="float">
            <text:p>0.03187876</text:p>
          </table:table-cell>
          <table:table-cell office:value-type="float" office:value="0.03419782" calcext:value-type="float">
            <text:p>0.03419782</text:p>
          </table:table-cell>
          <table:table-cell office:value-type="float" office:value="0.07255986" calcext:value-type="float">
            <text:p>0.07255986</text:p>
          </table:table-cell>
          <table:table-cell office:value-type="float" office:value="0.1307343" calcext:value-type="float">
            <text:p>0.1307343</text:p>
          </table:table-cell>
          <table:table-cell office:value-type="float" office:value="0.1325431" calcext:value-type="float">
            <text:p>0.1325431</text:p>
          </table:table-cell>
          <table:table-cell office:value-type="float" office:value="0.134354" calcext:value-type="float">
            <text:p>0.134354</text:p>
          </table:table-cell>
          <table:table-cell office:value-type="float" office:value="0.1398153" calcext:value-type="float">
            <text:p>0.1398153</text:p>
          </table:table-cell>
          <table:table-cell office:value-type="float" office:value="0.1493956" calcext:value-type="float">
            <text:p>0.1493956</text:p>
          </table:table-cell>
          <table:table-cell office:value-type="float" office:value="0.1550106" calcext:value-type="float">
            <text:p>0.1550106</text:p>
          </table:table-cell>
          <table:table-cell office:value-type="float" office:value="0" calcext:value-type="float">
            <text:p>0</text:p>
          </table:table-cell>
          <table:table-cell office:value-type="float" office:value="24.5138" calcext:value-type="float">
            <text:p>24.5138</text:p>
          </table:table-cell>
          <table:table-cell office:value-type="float" office:value="19.47055" calcext:value-type="float">
            <text:p>19.47055</text:p>
          </table:table-cell>
          <table:table-cell office:value-type="float" office:value="17.97973" calcext:value-type="float">
            <text:p>17.97973</text:p>
          </table:table-cell>
          <table:table-cell office:value-type="float" office:value="5.530924" calcext:value-type="float">
            <text:p>5.530924</text:p>
          </table:table-cell>
          <table:table-cell office:value-type="float" office:value="4.541997" calcext:value-type="float">
            <text:p>4.541997</text:p>
          </table:table-cell>
          <table:table-cell office:value-type="float" office:value="1.909685" calcext:value-type="float">
            <text:p>1.909685</text:p>
          </table:table-cell>
          <table:table-cell office:value-type="float" office:value="1.822102" calcext:value-type="float">
            <text:p>1.822102</text:p>
          </table:table-cell>
          <table:table-cell office:value-type="float" office:value="4.111103" calcext:value-type="float">
            <text:p>4.111103</text:p>
          </table:table-cell>
          <table:table-cell office:value-type="float" office:value="6.51721" calcext:value-type="float">
            <text:p>6.51721</text:p>
          </table:table-cell>
          <table:table-cell office:value-type="float" office:value="6.817955" calcext:value-type="float">
            <text:p>6.817955</text:p>
          </table:table-cell>
          <table:table-cell office:value-type="float" office:value="7.038001" calcext:value-type="float">
            <text:p>7.038001</text:p>
          </table:table-cell>
          <table:table-cell office:value-type="float" office:value="7.543329" calcext:value-type="float">
            <text:p>7.543329</text:p>
          </table:table-cell>
          <table:table-cell office:value-type="float" office:value="8.453913" calcext:value-type="float">
            <text:p>8.453913</text:p>
          </table:table-cell>
          <table:table-cell office:value-type="float" office:value="8.986994" calcext:value-type="float">
            <text:p>8.986994</text:p>
          </table:table-cell>
          <table:table-cell office:value-type="float" office:value="0" calcext:value-type="float">
            <text:p>0</text:p>
          </table:table-cell>
          <table:table-cell office:value-type="float" office:value="12.53223" calcext:value-type="float">
            <text:p>12.5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2.857643" calcext:value-type="float">
            <text:p>2.857643</text:p>
          </table:table-cell>
          <table:table-cell office:value-type="float" office:value="136.1449" calcext:value-type="float">
            <text:p>136.1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0288" calcext:value-type="float">
            <text:p>28.50288</text:p>
          </table:table-cell>
          <table:table-cell office:value-type="float" office:value="0.00006630838" calcext:value-type="float">
            <text:p>6.630838E-05</text:p>
          </table:table-cell>
          <table:table-cell office:value-type="float" office:value="0.000001337724" calcext:value-type="float">
            <text:p>1.337724E-06</text:p>
          </table:table-cell>
          <table:table-cell office:value-type="float" office:value="0.00003065956" calcext:value-type="float">
            <text:p>3.065956E-05</text:p>
          </table:table-cell>
          <table:table-cell office:value-type="float" office:value="-0.002715474" calcext:value-type="float">
            <text:p>-0.002715474</text:p>
          </table:table-cell>
          <table:table-cell office:value-type="float" office:value="1173.456" calcext:value-type="float">
            <text:p>1173.456</text:p>
          </table:table-cell>
          <table:table-cell office:value-type="float" office:value="1.682328" calcext:value-type="float">
            <text:p>1.682328</text:p>
          </table:table-cell>
          <table:table-cell office:value-type="float" office:value="0" calcext:value-type="float">
            <text:p>0</text:p>
          </table:table-cell>
          <table:table-cell office:value-type="float" office:value="0.466383" calcext:value-type="float">
            <text:p>0.466383</text:p>
          </table:table-cell>
          <table:table-cell office:value-type="float" office:value="0.30338" calcext:value-type="float">
            <text:p>0.30338</text:p>
          </table:table-cell>
          <table:table-cell office:value-type="float" office:value="0.2653614" calcext:value-type="float">
            <text:p>0.2653614</text:p>
          </table:table-cell>
          <table:table-cell office:value-type="float" office:value="0.08321016" calcext:value-type="float">
            <text:p>0.08321016</text:p>
          </table:table-cell>
          <table:table-cell office:value-type="float" office:value="0.06318856" calcext:value-type="float">
            <text:p>0.06318856</text:p>
          </table:table-cell>
          <table:table-cell office:value-type="float" office:value="0.03110415" calcext:value-type="float">
            <text:p>0.03110415</text:p>
          </table:table-cell>
          <table:table-cell office:value-type="float" office:value="0.03454346" calcext:value-type="float">
            <text:p>0.03454346</text:p>
          </table:table-cell>
          <table:table-cell office:value-type="float" office:value="0.07250456" calcext:value-type="float">
            <text:p>0.07250456</text:p>
          </table:table-cell>
          <table:table-cell office:value-type="float" office:value="0.1308127" calcext:value-type="float">
            <text:p>0.1308127</text:p>
          </table:table-cell>
          <table:table-cell office:value-type="float" office:value="0.1326299" calcext:value-type="float">
            <text:p>0.1326299</text:p>
          </table:table-cell>
          <table:table-cell office:value-type="float" office:value="0.1344332" calcext:value-type="float">
            <text:p>0.1344332</text:p>
          </table:table-cell>
          <table:table-cell office:value-type="float" office:value="0.1398888" calcext:value-type="float">
            <text:p>0.1398888</text:p>
          </table:table-cell>
          <table:table-cell office:value-type="float" office:value="0.1494585" calcext:value-type="float">
            <text:p>0.1494585</text:p>
          </table:table-cell>
          <table:table-cell office:value-type="float" office:value="0.1550744" calcext:value-type="float">
            <text:p>0.1550744</text:p>
          </table:table-cell>
          <table:table-cell office:value-type="float" office:value="0" calcext:value-type="float">
            <text:p>0</text:p>
          </table:table-cell>
          <table:table-cell office:value-type="float" office:value="24.62539" calcext:value-type="float">
            <text:p>24.62539</text:p>
          </table:table-cell>
          <table:table-cell office:value-type="float" office:value="19.52746" calcext:value-type="float">
            <text:p>19.52746</text:p>
          </table:table-cell>
          <table:table-cell office:value-type="float" office:value="18.0381" calcext:value-type="float">
            <text:p>18.0381</text:p>
          </table:table-cell>
          <table:table-cell office:value-type="float" office:value="5.55484" calcext:value-type="float">
            <text:p>5.55484</text:p>
          </table:table-cell>
          <table:table-cell office:value-type="float" office:value="4.556594" calcext:value-type="float">
            <text:p>4.556594</text:p>
          </table:table-cell>
          <table:table-cell office:value-type="float" office:value="1.91342" calcext:value-type="float">
            <text:p>1.91342</text:p>
          </table:table-cell>
          <table:table-cell office:value-type="float" office:value="1.825457" calcext:value-type="float">
            <text:p>1.825457</text:p>
          </table:table-cell>
          <table:table-cell office:value-type="float" office:value="4.116308" calcext:value-type="float">
            <text:p>4.116308</text:p>
          </table:table-cell>
          <table:table-cell office:value-type="float" office:value="6.52425" calcext:value-type="float">
            <text:p>6.52425</text:p>
          </table:table-cell>
          <table:table-cell office:value-type="float" office:value="6.824635" calcext:value-type="float">
            <text:p>6.824635</text:p>
          </table:table-cell>
          <table:table-cell office:value-type="float" office:value="7.045014" calcext:value-type="float">
            <text:p>7.045014</text:p>
          </table:table-cell>
          <table:table-cell office:value-type="float" office:value="7.54992" calcext:value-type="float">
            <text:p>7.54992</text:p>
          </table:table-cell>
          <table:table-cell office:value-type="float" office:value="8.459727" calcext:value-type="float">
            <text:p>8.459727</text:p>
          </table:table-cell>
          <table:table-cell office:value-type="float" office:value="8.992961" calcext:value-type="float">
            <text:p>8.992961</text:p>
          </table:table-cell>
          <table:table-cell office:value-type="float" office:value="0" calcext:value-type="float">
            <text:p>0</text:p>
          </table:table-cell>
          <table:table-cell office:value-type="float" office:value="13.74978" calcext:value-type="float">
            <text:p>13.7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2.839711" calcext:value-type="float">
            <text:p>2.839711</text:p>
          </table:table-cell>
          <table:table-cell office:value-type="float" office:value="136.1456" calcext:value-type="float">
            <text:p>136.1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3315" calcext:value-type="float">
            <text:p>28.53315</text:p>
          </table:table-cell>
          <table:table-cell office:value-type="float" office:value="0.00006630838" calcext:value-type="float">
            <text:p>6.630838E-05</text:p>
          </table:table-cell>
          <table:table-cell office:value-type="float" office:value="0.000001337724" calcext:value-type="float">
            <text:p>1.337724E-06</text:p>
          </table:table-cell>
          <table:table-cell office:value-type="float" office:value="0.00003065956" calcext:value-type="float">
            <text:p>3.065956E-05</text:p>
          </table:table-cell>
          <table:table-cell office:value-type="float" office:value="-0.002715474" calcext:value-type="float">
            <text:p>-0.002715474</text:p>
          </table:table-cell>
          <table:table-cell office:value-type="float" office:value="1173.443" calcext:value-type="float">
            <text:p>1173.443</text:p>
          </table:table-cell>
          <table:table-cell office:value-type="float" office:value="1.693739" calcext:value-type="float">
            <text:p>1.693739</text:p>
          </table:table-cell>
          <table:table-cell office:value-type="float" office:value="0" calcext:value-type="float">
            <text:p>0</text:p>
          </table:table-cell>
          <table:table-cell office:value-type="float" office:value="0.6827554" calcext:value-type="float">
            <text:p>0.6827554</text:p>
          </table:table-cell>
          <table:table-cell office:value-type="float" office:value="0.3406233" calcext:value-type="float">
            <text:p>0.3406233</text:p>
          </table:table-cell>
          <table:table-cell office:value-type="float" office:value="0.2758599" calcext:value-type="float">
            <text:p>0.2758599</text:p>
          </table:table-cell>
          <table:table-cell office:value-type="float" office:value="0.06984611" calcext:value-type="float">
            <text:p>0.06984611</text:p>
          </table:table-cell>
          <table:table-cell office:value-type="float" office:value="0.05897129" calcext:value-type="float">
            <text:p>0.05897129</text:p>
          </table:table-cell>
          <table:table-cell office:value-type="float" office:value="0.02852578" calcext:value-type="float">
            <text:p>0.02852578</text:p>
          </table:table-cell>
          <table:table-cell office:value-type="float" office:value="0.03417788" calcext:value-type="float">
            <text:p>0.03417788</text:p>
          </table:table-cell>
          <table:table-cell office:value-type="float" office:value="0.0722254" calcext:value-type="float">
            <text:p>0.0722254</text:p>
          </table:table-cell>
          <table:table-cell office:value-type="float" office:value="0.1308478" calcext:value-type="float">
            <text:p>0.1308478</text:p>
          </table:table-cell>
          <table:table-cell office:value-type="float" office:value="0.1327146" calcext:value-type="float">
            <text:p>0.1327146</text:p>
          </table:table-cell>
          <table:table-cell office:value-type="float" office:value="0.1345125" calcext:value-type="float">
            <text:p>0.1345125</text:p>
          </table:table-cell>
          <table:table-cell office:value-type="float" office:value="0.1399812" calcext:value-type="float">
            <text:p>0.1399812</text:p>
          </table:table-cell>
          <table:table-cell office:value-type="float" office:value="0.1495213" calcext:value-type="float">
            <text:p>0.1495213</text:p>
          </table:table-cell>
          <table:table-cell office:value-type="float" office:value="0.1551382" calcext:value-type="float">
            <text:p>0.1551382</text:p>
          </table:table-cell>
          <table:table-cell office:value-type="float" office:value="0" calcext:value-type="float">
            <text:p>0</text:p>
          </table:table-cell>
          <table:table-cell office:value-type="float" office:value="24.79214" calcext:value-type="float">
            <text:p>24.79214</text:p>
          </table:table-cell>
          <table:table-cell office:value-type="float" office:value="19.57689" calcext:value-type="float">
            <text:p>19.57689</text:p>
          </table:table-cell>
          <table:table-cell office:value-type="float" office:value="18.08626" calcext:value-type="float">
            <text:p>18.08626</text:p>
          </table:table-cell>
          <table:table-cell office:value-type="float" office:value="5.567727" calcext:value-type="float">
            <text:p>5.567727</text:p>
          </table:table-cell>
          <table:table-cell office:value-type="float" office:value="4.566406" calcext:value-type="float">
            <text:p>4.566406</text:p>
          </table:table-cell>
          <table:table-cell office:value-type="float" office:value="1.916829" calcext:value-type="float">
            <text:p>1.916829</text:p>
          </table:table-cell>
          <table:table-cell office:value-type="float" office:value="1.8288" calcext:value-type="float">
            <text:p>1.8288</text:p>
          </table:table-cell>
          <table:table-cell office:value-type="float" office:value="4.121492" calcext:value-type="float">
            <text:p>4.121492</text:p>
          </table:table-cell>
          <table:table-cell office:value-type="float" office:value="6.531289" calcext:value-type="float">
            <text:p>6.531289</text:p>
          </table:table-cell>
          <table:table-cell office:value-type="float" office:value="6.831317" calcext:value-type="float">
            <text:p>6.831317</text:p>
          </table:table-cell>
          <table:table-cell office:value-type="float" office:value="7.052028" calcext:value-type="float">
            <text:p>7.052028</text:p>
          </table:table-cell>
          <table:table-cell office:value-type="float" office:value="7.556513" calcext:value-type="float">
            <text:p>7.556513</text:p>
          </table:table-cell>
          <table:table-cell office:value-type="float" office:value="8.465542" calcext:value-type="float">
            <text:p>8.465542</text:p>
          </table:table-cell>
          <table:table-cell office:value-type="float" office:value="8.998917" calcext:value-type="float">
            <text:p>8.998917</text:p>
          </table:table-cell>
          <table:table-cell office:value-type="float" office:value="0" calcext:value-type="float">
            <text:p>0</text:p>
          </table:table-cell>
          <table:table-cell office:value-type="float" office:value="22.38368" calcext:value-type="float">
            <text:p>22.38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2.821074" calcext:value-type="float">
            <text:p>2.821074</text:p>
          </table:table-cell>
          <table:table-cell office:value-type="float" office:value="136.1461" calcext:value-type="float">
            <text:p>136.1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6434" calcext:value-type="float">
            <text:p>28.56434</text:p>
          </table:table-cell>
          <table:table-cell office:value-type="float" office:value="0.00006630838" calcext:value-type="float">
            <text:p>6.630838E-05</text:p>
          </table:table-cell>
          <table:table-cell office:value-type="float" office:value="0.000001337724" calcext:value-type="float">
            <text:p>1.337724E-06</text:p>
          </table:table-cell>
          <table:table-cell office:value-type="float" office:value="0.00003065956" calcext:value-type="float">
            <text:p>3.065956E-05</text:p>
          </table:table-cell>
          <table:table-cell office:value-type="float" office:value="-0.002715474" calcext:value-type="float">
            <text:p>-0.002715474</text:p>
          </table:table-cell>
          <table:table-cell office:value-type="float" office:value="1173.43" calcext:value-type="float">
            <text:p>1173.43</text:p>
          </table:table-cell>
          <table:table-cell office:value-type="float" office:value="1.701113" calcext:value-type="float">
            <text:p>1.701113</text:p>
          </table:table-cell>
          <table:table-cell office:value-type="float" office:value="0" calcext:value-type="float">
            <text:p>0</text:p>
          </table:table-cell>
          <table:table-cell office:value-type="float" office:value="1.558912" calcext:value-type="float">
            <text:p>1.558912</text:p>
          </table:table-cell>
          <table:table-cell office:value-type="float" office:value="0.368753" calcext:value-type="float">
            <text:p>0.368753</text:p>
          </table:table-cell>
          <table:table-cell office:value-type="float" office:value="0.299026" calcext:value-type="float">
            <text:p>0.299026</text:p>
          </table:table-cell>
          <table:table-cell office:value-type="float" office:value="0.06893817" calcext:value-type="float">
            <text:p>0.06893817</text:p>
          </table:table-cell>
          <table:table-cell office:value-type="float" office:value="0.05997976" calcext:value-type="float">
            <text:p>0.05997976</text:p>
          </table:table-cell>
          <table:table-cell office:value-type="float" office:value="0.02761472" calcext:value-type="float">
            <text:p>0.02761472</text:p>
          </table:table-cell>
          <table:table-cell office:value-type="float" office:value="0.03436946" calcext:value-type="float">
            <text:p>0.03436946</text:p>
          </table:table-cell>
          <table:table-cell office:value-type="float" office:value="0.07212675" calcext:value-type="float">
            <text:p>0.07212675</text:p>
          </table:table-cell>
          <table:table-cell office:value-type="float" office:value="0.1308598" calcext:value-type="float">
            <text:p>0.1308598</text:p>
          </table:table-cell>
          <table:table-cell office:value-type="float" office:value="0.1327953" calcext:value-type="float">
            <text:p>0.1327953</text:p>
          </table:table-cell>
          <table:table-cell office:value-type="float" office:value="0.1345914" calcext:value-type="float">
            <text:p>0.1345914</text:p>
          </table:table-cell>
          <table:table-cell office:value-type="float" office:value="0.1400459" calcext:value-type="float">
            <text:p>0.1400459</text:p>
          </table:table-cell>
          <table:table-cell office:value-type="float" office:value="0.1495842" calcext:value-type="float">
            <text:p>0.1495842</text:p>
          </table:table-cell>
          <table:table-cell office:value-type="float" office:value="0.1552019" calcext:value-type="float">
            <text:p>0.1552019</text:p>
          </table:table-cell>
          <table:table-cell office:value-type="float" office:value="0" calcext:value-type="float">
            <text:p>0</text:p>
          </table:table-cell>
          <table:table-cell office:value-type="float" office:value="25.02373" calcext:value-type="float">
            <text:p>25.02373</text:p>
          </table:table-cell>
          <table:table-cell office:value-type="float" office:value="19.63557" calcext:value-type="float">
            <text:p>19.63557</text:p>
          </table:table-cell>
          <table:table-cell office:value-type="float" office:value="18.13877" calcext:value-type="float">
            <text:p>18.13877</text:p>
          </table:table-cell>
          <table:table-cell office:value-type="float" office:value="5.576484" calcext:value-type="float">
            <text:p>5.576484</text:p>
          </table:table-cell>
          <table:table-cell office:value-type="float" office:value="4.575035" calcext:value-type="float">
            <text:p>4.575035</text:p>
          </table:table-cell>
          <table:table-cell office:value-type="float" office:value="1.919696" calcext:value-type="float">
            <text:p>1.919696</text:p>
          </table:table-cell>
          <table:table-cell office:value-type="float" office:value="1.832112" calcext:value-type="float">
            <text:p>1.832112</text:p>
          </table:table-cell>
          <table:table-cell office:value-type="float" office:value="4.126666" calcext:value-type="float">
            <text:p>4.126666</text:p>
          </table:table-cell>
          <table:table-cell office:value-type="float" office:value="6.538328" calcext:value-type="float">
            <text:p>6.538328</text:p>
          </table:table-cell>
          <table:table-cell office:value-type="float" office:value="6.838001" calcext:value-type="float">
            <text:p>6.838001</text:p>
          </table:table-cell>
          <table:table-cell office:value-type="float" office:value="7.059042" calcext:value-type="float">
            <text:p>7.059042</text:p>
          </table:table-cell>
          <table:table-cell office:value-type="float" office:value="7.563104" calcext:value-type="float">
            <text:p>7.563104</text:p>
          </table:table-cell>
          <table:table-cell office:value-type="float" office:value="8.471356" calcext:value-type="float">
            <text:p>8.471356</text:p>
          </table:table-cell>
          <table:table-cell office:value-type="float" office:value="9.004883" calcext:value-type="float">
            <text:p>9.004883</text:p>
          </table:table-cell>
          <table:table-cell office:value-type="float" office:value="0" calcext:value-type="float">
            <text:p>0</text:p>
          </table:table-cell>
          <table:table-cell office:value-type="float" office:value="23.42746" calcext:value-type="float">
            <text:p>23.42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2.792498" calcext:value-type="float">
            <text:p>2.792498</text:p>
          </table:table-cell>
          <table:table-cell office:value-type="float" office:value="136.1472" calcext:value-type="float">
            <text:p>136.1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9772" calcext:value-type="float">
            <text:p>28.59772</text:p>
          </table:table-cell>
          <table:table-cell office:value-type="float" office:value="0.00006630838" calcext:value-type="float">
            <text:p>6.630838E-05</text:p>
          </table:table-cell>
          <table:table-cell office:value-type="float" office:value="0.000001337724" calcext:value-type="float">
            <text:p>1.337724E-06</text:p>
          </table:table-cell>
          <table:table-cell office:value-type="float" office:value="0.00003065956" calcext:value-type="float">
            <text:p>3.065956E-05</text:p>
          </table:table-cell>
          <table:table-cell office:value-type="float" office:value="-0.002715474" calcext:value-type="float">
            <text:p>-0.002715474</text:p>
          </table:table-cell>
          <table:table-cell office:value-type="float" office:value="1173.419" calcext:value-type="float">
            <text:p>1173.419</text:p>
          </table:table-cell>
          <table:table-cell office:value-type="float" office:value="1.683702" calcext:value-type="float">
            <text:p>1.683702</text:p>
          </table:table-cell>
          <table:table-cell office:value-type="float" office:value="0" calcext:value-type="float">
            <text:p>0</text:p>
          </table:table-cell>
          <table:table-cell office:value-type="float" office:value="2.896217" calcext:value-type="float">
            <text:p>2.896217</text:p>
          </table:table-cell>
          <table:table-cell office:value-type="float" office:value="0.4750099" calcext:value-type="float">
            <text:p>0.4750099</text:p>
          </table:table-cell>
          <table:table-cell office:value-type="float" office:value="0.3616654" calcext:value-type="float">
            <text:p>0.3616654</text:p>
          </table:table-cell>
          <table:table-cell office:value-type="float" office:value="0.07667956" calcext:value-type="float">
            <text:p>0.07667956</text:p>
          </table:table-cell>
          <table:table-cell office:value-type="float" office:value="0.06560489" calcext:value-type="float">
            <text:p>0.06560489</text:p>
          </table:table-cell>
          <table:table-cell office:value-type="float" office:value="0.02837158" calcext:value-type="float">
            <text:p>0.02837158</text:p>
          </table:table-cell>
          <table:table-cell office:value-type="float" office:value="0.03491924" calcext:value-type="float">
            <text:p>0.03491924</text:p>
          </table:table-cell>
          <table:table-cell office:value-type="float" office:value="0.07227232" calcext:value-type="float">
            <text:p>0.07227232</text:p>
          </table:table-cell>
          <table:table-cell office:value-type="float" office:value="0.1308728" calcext:value-type="float">
            <text:p>0.1308728</text:p>
          </table:table-cell>
          <table:table-cell office:value-type="float" office:value="0.1328729" calcext:value-type="float">
            <text:p>0.1328729</text:p>
          </table:table-cell>
          <table:table-cell office:value-type="float" office:value="0.1346697" calcext:value-type="float">
            <text:p>0.1346697</text:p>
          </table:table-cell>
          <table:table-cell office:value-type="float" office:value="0.1401377" calcext:value-type="float">
            <text:p>0.1401377</text:p>
          </table:table-cell>
          <table:table-cell office:value-type="float" office:value="0.1496468" calcext:value-type="float">
            <text:p>0.1496468</text:p>
          </table:table-cell>
          <table:table-cell office:value-type="float" office:value="0.1552655" calcext:value-type="float">
            <text:p>0.1552655</text:p>
          </table:table-cell>
          <table:table-cell office:value-type="float" office:value="0" calcext:value-type="float">
            <text:p>0</text:p>
          </table:table-cell>
          <table:table-cell office:value-type="float" office:value="25.31203" calcext:value-type="float">
            <text:p>25.31203</text:p>
          </table:table-cell>
          <table:table-cell office:value-type="float" office:value="19.71629" calcext:value-type="float">
            <text:p>19.71629</text:p>
          </table:table-cell>
          <table:table-cell office:value-type="float" office:value="18.20427" calcext:value-type="float">
            <text:p>18.20427</text:p>
          </table:table-cell>
          <table:table-cell office:value-type="float" office:value="5.585958" calcext:value-type="float">
            <text:p>5.585958</text:p>
          </table:table-cell>
          <table:table-cell office:value-type="float" office:value="4.584518" calcext:value-type="float">
            <text:p>4.584518</text:p>
          </table:table-cell>
          <table:table-cell office:value-type="float" office:value="1.922472" calcext:value-type="float">
            <text:p>1.922472</text:p>
          </table:table-cell>
          <table:table-cell office:value-type="float" office:value="1.835444" calcext:value-type="float">
            <text:p>1.835444</text:p>
          </table:table-cell>
          <table:table-cell office:value-type="float" office:value="4.13186" calcext:value-type="float">
            <text:p>4.13186</text:p>
          </table:table-cell>
          <table:table-cell office:value-type="float" office:value="6.545377" calcext:value-type="float">
            <text:p>6.545377</text:p>
          </table:table-cell>
          <table:table-cell office:value-type="float" office:value="6.844681" calcext:value-type="float">
            <text:p>6.844681</text:p>
          </table:table-cell>
          <table:table-cell office:value-type="float" office:value="7.066057" calcext:value-type="float">
            <text:p>7.066057</text:p>
          </table:table-cell>
          <table:table-cell office:value-type="float" office:value="7.569693" calcext:value-type="float">
            <text:p>7.569693</text:p>
          </table:table-cell>
          <table:table-cell office:value-type="float" office:value="8.477171" calcext:value-type="float">
            <text:p>8.477171</text:p>
          </table:table-cell>
          <table:table-cell office:value-type="float" office:value="9.010871" calcext:value-type="float">
            <text:p>9.010871</text:p>
          </table:table-cell>
          <table:table-cell office:value-type="float" office:value="0" calcext:value-type="float">
            <text:p>0</text:p>
          </table:table-cell>
          <table:table-cell office:value-type="float" office:value="60.03097" calcext:value-type="float">
            <text:p>60.03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2.77528" calcext:value-type="float">
            <text:p>2.77528</text:p>
          </table:table-cell>
          <table:table-cell office:value-type="float" office:value="136.1483" calcext:value-type="float">
            <text:p>136.1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323" calcext:value-type="float">
            <text:p>28.6323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003267097" calcext:value-type="float">
            <text:p>3.267097E-0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-0.002706995" calcext:value-type="float">
            <text:p>-0.002706995</text:p>
          </table:table-cell>
          <table:table-cell office:value-type="float" office:value="1173.407" calcext:value-type="float">
            <text:p>1173.407</text:p>
          </table:table-cell>
          <table:table-cell office:value-type="float" office:value="1.685935" calcext:value-type="float">
            <text:p>1.685935</text:p>
          </table:table-cell>
          <table:table-cell office:value-type="float" office:value="0" calcext:value-type="float">
            <text:p>0</text:p>
          </table:table-cell>
          <table:table-cell office:value-type="float" office:value="0.2403751" calcext:value-type="float">
            <text:p>0.2403751</text:p>
          </table:table-cell>
          <table:table-cell office:value-type="float" office:value="0.2391789" calcext:value-type="float">
            <text:p>0.2391789</text:p>
          </table:table-cell>
          <table:table-cell office:value-type="float" office:value="0.2449351" calcext:value-type="float">
            <text:p>0.2449351</text:p>
          </table:table-cell>
          <table:table-cell office:value-type="float" office:value="0.136598" calcext:value-type="float">
            <text:p>0.136598</text:p>
          </table:table-cell>
          <table:table-cell office:value-type="float" office:value="0.1049713" calcext:value-type="float">
            <text:p>0.1049713</text:p>
          </table:table-cell>
          <table:table-cell office:value-type="float" office:value="0.05681328" calcext:value-type="float">
            <text:p>0.05681328</text:p>
          </table:table-cell>
          <table:table-cell office:value-type="float" office:value="0.04821371" calcext:value-type="float">
            <text:p>0.04821371</text:p>
          </table:table-cell>
          <table:table-cell office:value-type="float" office:value="0.0691253" calcext:value-type="float">
            <text:p>0.0691253</text:p>
          </table:table-cell>
          <table:table-cell office:value-type="float" office:value="0.126359" calcext:value-type="float">
            <text:p>0.126359</text:p>
          </table:table-cell>
          <table:table-cell office:value-type="float" office:value="0.132946" calcext:value-type="float">
            <text:p>0.132946</text:p>
          </table:table-cell>
          <table:table-cell office:value-type="float" office:value="0.1347484" calcext:value-type="float">
            <text:p>0.1347484</text:p>
          </table:table-cell>
          <table:table-cell office:value-type="float" office:value="0.14017" calcext:value-type="float">
            <text:p>0.14017</text:p>
          </table:table-cell>
          <table:table-cell office:value-type="float" office:value="0.1497095" calcext:value-type="float">
            <text:p>0.1497095</text:p>
          </table:table-cell>
          <table:table-cell office:value-type="float" office:value="0.1553291" calcext:value-type="float">
            <text:p>0.1553291</text:p>
          </table:table-cell>
          <table:table-cell office:value-type="float" office:value="0" calcext:value-type="float">
            <text:p>0</text:p>
          </table:table-cell>
          <table:table-cell office:value-type="float" office:value="25.33715" calcext:value-type="float">
            <text:p>25.33715</text:p>
          </table:table-cell>
          <table:table-cell office:value-type="float" office:value="19.77544" calcext:value-type="float">
            <text:p>19.77544</text:p>
          </table:table-cell>
          <table:table-cell office:value-type="float" office:value="18.27616" calcext:value-type="float">
            <text:p>18.27616</text:p>
          </table:table-cell>
          <table:table-cell office:value-type="float" office:value="5.644684" calcext:value-type="float">
            <text:p>5.644684</text:p>
          </table:table-cell>
          <table:table-cell office:value-type="float" office:value="4.623646" calcext:value-type="float">
            <text:p>4.623646</text:p>
          </table:table-cell>
          <table:table-cell office:value-type="float" office:value="1.932707" calcext:value-type="float">
            <text:p>1.932707</text:p>
          </table:table-cell>
          <table:table-cell office:value-type="float" office:value="1.839707" calcext:value-type="float">
            <text:p>1.839707</text:p>
          </table:table-cell>
          <table:table-cell office:value-type="float" office:value="4.136871" calcext:value-type="float">
            <text:p>4.136871</text:p>
          </table:table-cell>
          <table:table-cell office:value-type="float" office:value="6.552371" calcext:value-type="float">
            <text:p>6.552371</text:p>
          </table:table-cell>
          <table:table-cell office:value-type="float" office:value="6.851369" calcext:value-type="float">
            <text:p>6.851369</text:p>
          </table:table-cell>
          <table:table-cell office:value-type="float" office:value="7.073071" calcext:value-type="float">
            <text:p>7.073071</text:p>
          </table:table-cell>
          <table:table-cell office:value-type="float" office:value="7.576279" calcext:value-type="float">
            <text:p>7.576279</text:p>
          </table:table-cell>
          <table:table-cell office:value-type="float" office:value="8.482985" calcext:value-type="float">
            <text:p>8.482985</text:p>
          </table:table-cell>
          <table:table-cell office:value-type="float" office:value="9.016827" calcext:value-type="float">
            <text:p>9.016827</text:p>
          </table:table-cell>
          <table:table-cell office:value-type="float" office:value="0" calcext:value-type="float">
            <text:p>0</text:p>
          </table:table-cell>
          <table:table-cell office:value-type="float" office:value="7.493793" calcext:value-type="float">
            <text:p>7.493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2.757908" calcext:value-type="float">
            <text:p>2.757908</text:p>
          </table:table-cell>
          <table:table-cell office:value-type="float" office:value="136.1493" calcext:value-type="float">
            <text:p>136.1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6263" calcext:value-type="float">
            <text:p>28.66263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003278279" calcext:value-type="float">
            <text:p>3.278279E-0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-0.002706912" calcext:value-type="float">
            <text:p>-0.002706912</text:p>
          </table:table-cell>
          <table:table-cell office:value-type="float" office:value="1173.393" calcext:value-type="float">
            <text:p>1173.393</text:p>
          </table:table-cell>
          <table:table-cell office:value-type="float" office:value="1.695843" calcext:value-type="float">
            <text:p>1.695843</text:p>
          </table:table-cell>
          <table:table-cell office:value-type="float" office:value="0" calcext:value-type="float">
            <text:p>0</text:p>
          </table:table-cell>
          <table:table-cell office:value-type="float" office:value="0.3943656" calcext:value-type="float">
            <text:p>0.3943656</text:p>
          </table:table-cell>
          <table:table-cell office:value-type="float" office:value="0.3278321" calcext:value-type="float">
            <text:p>0.3278321</text:p>
          </table:table-cell>
          <table:table-cell office:value-type="float" office:value="0.2618422" calcext:value-type="float">
            <text:p>0.2618422</text:p>
          </table:table-cell>
          <table:table-cell office:value-type="float" office:value="0.08950396" calcext:value-type="float">
            <text:p>0.08950396</text:p>
          </table:table-cell>
          <table:table-cell office:value-type="float" office:value="0.06593171" calcext:value-type="float">
            <text:p>0.06593171</text:p>
          </table:table-cell>
          <table:table-cell office:value-type="float" office:value="0.03369908" calcext:value-type="float">
            <text:p>0.03369908</text:p>
          </table:table-cell>
          <table:table-cell office:value-type="float" office:value="0.04436152" calcext:value-type="float">
            <text:p>0.04436152</text:p>
          </table:table-cell>
          <table:table-cell office:value-type="float" office:value="0.07217833" calcext:value-type="float">
            <text:p>0.07217833</text:p>
          </table:table-cell>
          <table:table-cell office:value-type="float" office:value="0.1270903" calcext:value-type="float">
            <text:p>0.1270903</text:p>
          </table:table-cell>
          <table:table-cell office:value-type="float" office:value="0.1330049" calcext:value-type="float">
            <text:p>0.1330049</text:p>
          </table:table-cell>
          <table:table-cell office:value-type="float" office:value="0.1348274" calcext:value-type="float">
            <text:p>0.1348274</text:p>
          </table:table-cell>
          <table:table-cell office:value-type="float" office:value="0.1402648" calcext:value-type="float">
            <text:p>0.1402648</text:p>
          </table:table-cell>
          <table:table-cell office:value-type="float" office:value="0.1497722" calcext:value-type="float">
            <text:p>0.1497722</text:p>
          </table:table-cell>
          <table:table-cell office:value-type="float" office:value="0.1553927" calcext:value-type="float">
            <text:p>0.1553927</text:p>
          </table:table-cell>
          <table:table-cell office:value-type="float" office:value="0" calcext:value-type="float">
            <text:p>0</text:p>
          </table:table-cell>
          <table:table-cell office:value-type="float" office:value="25.42769" calcext:value-type="float">
            <text:p>25.42769</text:p>
          </table:table-cell>
          <table:table-cell office:value-type="float" office:value="19.81152" calcext:value-type="float">
            <text:p>19.81152</text:p>
          </table:table-cell>
          <table:table-cell office:value-type="float" office:value="18.31801" calcext:value-type="float">
            <text:p>18.31801</text:p>
          </table:table-cell>
          <table:table-cell office:value-type="float" office:value="5.672034" calcext:value-type="float">
            <text:p>5.672034</text:p>
          </table:table-cell>
          <table:table-cell office:value-type="float" office:value="4.645038" calcext:value-type="float">
            <text:p>4.645038</text:p>
          </table:table-cell>
          <table:table-cell office:value-type="float" office:value="1.940809" calcext:value-type="float">
            <text:p>1.940809</text:p>
          </table:table-cell>
          <table:table-cell office:value-type="float" office:value="1.844343" calcext:value-type="float">
            <text:p>1.844343</text:p>
          </table:table-cell>
          <table:table-cell office:value-type="float" office:value="4.141778" calcext:value-type="float">
            <text:p>4.141778</text:p>
          </table:table-cell>
          <table:table-cell office:value-type="float" office:value="6.559286" calcext:value-type="float">
            <text:p>6.559286</text:p>
          </table:table-cell>
          <table:table-cell office:value-type="float" office:value="6.858126" calcext:value-type="float">
            <text:p>6.858126</text:p>
          </table:table-cell>
          <table:table-cell office:value-type="float" office:value="7.08003" calcext:value-type="float">
            <text:p>7.08003</text:p>
          </table:table-cell>
          <table:table-cell office:value-type="float" office:value="7.582808" calcext:value-type="float">
            <text:p>7.582808</text:p>
          </table:table-cell>
          <table:table-cell office:value-type="float" office:value="8.488799" calcext:value-type="float">
            <text:p>8.488799</text:p>
          </table:table-cell>
          <table:table-cell office:value-type="float" office:value="9.022794" calcext:value-type="float">
            <text:p>9.022794</text:p>
          </table:table-cell>
          <table:table-cell office:value-type="float" office:value="0" calcext:value-type="float">
            <text:p>0</text:p>
          </table:table-cell>
          <table:table-cell office:value-type="float" office:value="4.776453" calcext:value-type="float">
            <text:p>4.776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2.743292" calcext:value-type="float">
            <text:p>2.743292</text:p>
          </table:table-cell>
          <table:table-cell office:value-type="float" office:value="136.1496" calcext:value-type="float">
            <text:p>136.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9292" calcext:value-type="float">
            <text:p>28.69292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003280716" calcext:value-type="float">
            <text:p>3.280716E-0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-0.002706884" calcext:value-type="float">
            <text:p>-0.002706884</text:p>
          </table:table-cell>
          <table:table-cell office:value-type="float" office:value="1173.378" calcext:value-type="float">
            <text:p>1173.378</text:p>
          </table:table-cell>
          <table:table-cell office:value-type="float" office:value="1.701325" calcext:value-type="float">
            <text:p>1.701325</text:p>
          </table:table-cell>
          <table:table-cell office:value-type="float" office:value="0" calcext:value-type="float">
            <text:p>0</text:p>
          </table:table-cell>
          <table:table-cell office:value-type="float" office:value="0.2751984" calcext:value-type="float">
            <text:p>0.2751984</text:p>
          </table:table-cell>
          <table:table-cell office:value-type="float" office:value="0.2756982" calcext:value-type="float">
            <text:p>0.2756982</text:p>
          </table:table-cell>
          <table:table-cell office:value-type="float" office:value="0.2441671" calcext:value-type="float">
            <text:p>0.2441671</text:p>
          </table:table-cell>
          <table:table-cell office:value-type="float" office:value="0.09388809" calcext:value-type="float">
            <text:p>0.09388809</text:p>
          </table:table-cell>
          <table:table-cell office:value-type="float" office:value="0.06349222" calcext:value-type="float">
            <text:p>0.06349222</text:p>
          </table:table-cell>
          <table:table-cell office:value-type="float" office:value="0.03062636" calcext:value-type="float">
            <text:p>0.03062636</text:p>
          </table:table-cell>
          <table:table-cell office:value-type="float" office:value="0.04200137" calcext:value-type="float">
            <text:p>0.04200137</text:p>
          </table:table-cell>
          <table:table-cell office:value-type="float" office:value="0.07335711" calcext:value-type="float">
            <text:p>0.07335711</text:p>
          </table:table-cell>
          <table:table-cell office:value-type="float" office:value="0.1280497" calcext:value-type="float">
            <text:p>0.1280497</text:p>
          </table:table-cell>
          <table:table-cell office:value-type="float" office:value="0.1329882" calcext:value-type="float">
            <text:p>0.1329882</text:p>
          </table:table-cell>
          <table:table-cell office:value-type="float" office:value="0.1349048" calcext:value-type="float">
            <text:p>0.1349048</text:p>
          </table:table-cell>
          <table:table-cell office:value-type="float" office:value="0.1403236" calcext:value-type="float">
            <text:p>0.1403236</text:p>
          </table:table-cell>
          <table:table-cell office:value-type="float" office:value="0.149835" calcext:value-type="float">
            <text:p>0.149835</text:p>
          </table:table-cell>
          <table:table-cell office:value-type="float" office:value="0.1554563" calcext:value-type="float">
            <text:p>0.1554563</text:p>
          </table:table-cell>
          <table:table-cell office:value-type="float" office:value="0" calcext:value-type="float">
            <text:p>0</text:p>
          </table:table-cell>
          <table:table-cell office:value-type="float" office:value="25.49649" calcext:value-type="float">
            <text:p>25.49649</text:p>
          </table:table-cell>
          <table:table-cell office:value-type="float" office:value="19.86572" calcext:value-type="float">
            <text:p>19.86572</text:p>
          </table:table-cell>
          <table:table-cell office:value-type="float" office:value="18.36541" calcext:value-type="float">
            <text:p>18.36541</text:p>
          </table:table-cell>
          <table:table-cell office:value-type="float" office:value="5.693544" calcext:value-type="float">
            <text:p>5.693544</text:p>
          </table:table-cell>
          <table:table-cell office:value-type="float" office:value="4.6574" calcext:value-type="float">
            <text:p>4.6574</text:p>
          </table:table-cell>
          <table:table-cell office:value-type="float" office:value="1.945154" calcext:value-type="float">
            <text:p>1.945154</text:p>
          </table:table-cell>
          <table:table-cell office:value-type="float" office:value="1.848091" calcext:value-type="float">
            <text:p>1.848091</text:p>
          </table:table-cell>
          <table:table-cell office:value-type="float" office:value="4.147004" calcext:value-type="float">
            <text:p>4.147004</text:p>
          </table:table-cell>
          <table:table-cell office:value-type="float" office:value="6.56671" calcext:value-type="float">
            <text:p>6.56671</text:p>
          </table:table-cell>
          <table:table-cell office:value-type="float" office:value="6.864952" calcext:value-type="float">
            <text:p>6.864952</text:p>
          </table:table-cell>
          <table:table-cell office:value-type="float" office:value="7.087005" calcext:value-type="float">
            <text:p>7.087005</text:p>
          </table:table-cell>
          <table:table-cell office:value-type="float" office:value="7.589321" calcext:value-type="float">
            <text:p>7.589321</text:p>
          </table:table-cell>
          <table:table-cell office:value-type="float" office:value="8.494535" calcext:value-type="float">
            <text:p>8.494535</text:p>
          </table:table-cell>
          <table:table-cell office:value-type="float" office:value="9.028749" calcext:value-type="float">
            <text:p>9.028749</text:p>
          </table:table-cell>
          <table:table-cell office:value-type="float" office:value="0" calcext:value-type="float">
            <text:p>0</text:p>
          </table:table-cell>
          <table:table-cell office:value-type="float" office:value="6.606857" calcext:value-type="float">
            <text:p>6.60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2.724459" calcext:value-type="float">
            <text:p>2.724459</text:p>
          </table:table-cell>
          <table:table-cell office:value-type="float" office:value="136.1503" calcext:value-type="float">
            <text:p>136.1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2295" calcext:value-type="float">
            <text:p>28.72295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003280724" calcext:value-type="float">
            <text:p>3.280724E-0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-0.002706884" calcext:value-type="float">
            <text:p>-0.002706884</text:p>
          </table:table-cell>
          <table:table-cell office:value-type="float" office:value="1173.363" calcext:value-type="float">
            <text:p>1173.363</text:p>
          </table:table-cell>
          <table:table-cell office:value-type="float" office:value="1.700213" calcext:value-type="float">
            <text:p>1.700213</text:p>
          </table:table-cell>
          <table:table-cell office:value-type="float" office:value="0" calcext:value-type="float">
            <text:p>0</text:p>
          </table:table-cell>
          <table:table-cell office:value-type="float" office:value="1.625385" calcext:value-type="float">
            <text:p>1.625385</text:p>
          </table:table-cell>
          <table:table-cell office:value-type="float" office:value="0.3345074" calcext:value-type="float">
            <text:p>0.3345074</text:p>
          </table:table-cell>
          <table:table-cell office:value-type="float" office:value="0.2732306" calcext:value-type="float">
            <text:p>0.2732306</text:p>
          </table:table-cell>
          <table:table-cell office:value-type="float" office:value="0.07426859" calcext:value-type="float">
            <text:p>0.07426859</text:p>
          </table:table-cell>
          <table:table-cell office:value-type="float" office:value="0.0579921" calcext:value-type="float">
            <text:p>0.0579921</text:p>
          </table:table-cell>
          <table:table-cell office:value-type="float" office:value="0.02778202" calcext:value-type="float">
            <text:p>0.02778202</text:p>
          </table:table-cell>
          <table:table-cell office:value-type="float" office:value="0.04100037" calcext:value-type="float">
            <text:p>0.04100037</text:p>
          </table:table-cell>
          <table:table-cell office:value-type="float" office:value="0.0738861" calcext:value-type="float">
            <text:p>0.0738861</text:p>
          </table:table-cell>
          <table:table-cell office:value-type="float" office:value="0.1289126" calcext:value-type="float">
            <text:p>0.1289126</text:p>
          </table:table-cell>
          <table:table-cell office:value-type="float" office:value="0.1330496" calcext:value-type="float">
            <text:p>0.1330496</text:p>
          </table:table-cell>
          <table:table-cell office:value-type="float" office:value="0.1349776" calcext:value-type="float">
            <text:p>0.1349776</text:p>
          </table:table-cell>
          <table:table-cell office:value-type="float" office:value="0.1404136" calcext:value-type="float">
            <text:p>0.1404136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0.1555199" calcext:value-type="float">
            <text:p>0.1555199</text:p>
          </table:table-cell>
          <table:table-cell office:value-type="float" office:value="0" calcext:value-type="float">
            <text:p>0</text:p>
          </table:table-cell>
          <table:table-cell office:value-type="float" office:value="25.62281" calcext:value-type="float">
            <text:p>25.62281</text:p>
          </table:table-cell>
          <table:table-cell office:value-type="float" office:value="19.91255" calcext:value-type="float">
            <text:p>19.91255</text:p>
          </table:table-cell>
          <table:table-cell office:value-type="float" office:value="18.4073" calcext:value-type="float">
            <text:p>18.4073</text:p>
          </table:table-cell>
          <table:table-cell office:value-type="float" office:value="5.709319" calcext:value-type="float">
            <text:p>5.709319</text:p>
          </table:table-cell>
          <table:table-cell office:value-type="float" office:value="4.667217" calcext:value-type="float">
            <text:p>4.667217</text:p>
          </table:table-cell>
          <table:table-cell office:value-type="float" office:value="1.948663" calcext:value-type="float">
            <text:p>1.948663</text:p>
          </table:table-cell>
          <table:table-cell office:value-type="float" office:value="1.851549" calcext:value-type="float">
            <text:p>1.851549</text:p>
          </table:table-cell>
          <table:table-cell office:value-type="float" office:value="4.152206" calcext:value-type="float">
            <text:p>4.152206</text:p>
          </table:table-cell>
          <table:table-cell office:value-type="float" office:value="6.574327" calcext:value-type="float">
            <text:p>6.574327</text:p>
          </table:table-cell>
          <table:table-cell office:value-type="float" office:value="6.872013" calcext:value-type="float">
            <text:p>6.872013</text:p>
          </table:table-cell>
          <table:table-cell office:value-type="float" office:value="7.094018" calcext:value-type="float">
            <text:p>7.094018</text:p>
          </table:table-cell>
          <table:table-cell office:value-type="float" office:value="7.595835" calcext:value-type="float">
            <text:p>7.595835</text:p>
          </table:table-cell>
          <table:table-cell office:value-type="float" office:value="8.500273" calcext:value-type="float">
            <text:p>8.500273</text:p>
          </table:table-cell>
          <table:table-cell office:value-type="float" office:value="9.034711" calcext:value-type="float">
            <text:p>9.034711</text:p>
          </table:table-cell>
          <table:table-cell office:value-type="float" office:value="0" calcext:value-type="float">
            <text:p>0</text:p>
          </table:table-cell>
          <table:table-cell office:value-type="float" office:value="32.19497" calcext:value-type="float">
            <text:p>32.19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2.709483" calcext:value-type="float">
            <text:p>2.709483</text:p>
          </table:table-cell>
          <table:table-cell office:value-type="float" office:value="136.1507" calcext:value-type="float">
            <text:p>136.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541" calcext:value-type="float">
            <text:p>28.7541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00329214" calcext:value-type="float">
            <text:p>3.29214E-0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-0.002706757" calcext:value-type="float">
            <text:p>-0.002706757</text:p>
          </table:table-cell>
          <table:table-cell office:value-type="float" office:value="1173.348" calcext:value-type="float">
            <text:p>1173.348</text:p>
          </table:table-cell>
          <table:table-cell office:value-type="float" office:value="1.702044" calcext:value-type="float">
            <text:p>1.702044</text:p>
          </table:table-cell>
          <table:table-cell office:value-type="float" office:value="0" calcext:value-type="float">
            <text:p>0</text:p>
          </table:table-cell>
          <table:table-cell office:value-type="float" office:value="0.2605581" calcext:value-type="float">
            <text:p>0.2605581</text:p>
          </table:table-cell>
          <table:table-cell office:value-type="float" office:value="0.255677" calcext:value-type="float">
            <text:p>0.255677</text:p>
          </table:table-cell>
          <table:table-cell office:value-type="float" office:value="0.2422994" calcext:value-type="float">
            <text:p>0.2422994</text:p>
          </table:table-cell>
          <table:table-cell office:value-type="float" office:value="0.1123742" calcext:value-type="float">
            <text:p>0.1123742</text:p>
          </table:table-cell>
          <table:table-cell office:value-type="float" office:value="0.07795682" calcext:value-type="float">
            <text:p>0.07795682</text:p>
          </table:table-cell>
          <table:table-cell office:value-type="float" office:value="0.03566314" calcext:value-type="float">
            <text:p>0.03566314</text:p>
          </table:table-cell>
          <table:table-cell office:value-type="float" office:value="0.04055803" calcext:value-type="float">
            <text:p>0.04055803</text:p>
          </table:table-cell>
          <table:table-cell office:value-type="float" office:value="0.07286583" calcext:value-type="float">
            <text:p>0.07286583</text:p>
          </table:table-cell>
          <table:table-cell office:value-type="float" office:value="0.1285692" calcext:value-type="float">
            <text:p>0.1285692</text:p>
          </table:table-cell>
          <table:table-cell office:value-type="float" office:value="0.1331102" calcext:value-type="float">
            <text:p>0.1331102</text:p>
          </table:table-cell>
          <table:table-cell office:value-type="float" office:value="0.1350489" calcext:value-type="float">
            <text:p>0.1350489</text:p>
          </table:table-cell>
          <table:table-cell office:value-type="float" office:value="0.1404722" calcext:value-type="float">
            <text:p>0.1404722</text:p>
          </table:table-cell>
          <table:table-cell office:value-type="float" office:value="0.1499589" calcext:value-type="float">
            <text:p>0.1499589</text:p>
          </table:table-cell>
          <table:table-cell office:value-type="float" office:value="0.1555834" calcext:value-type="float">
            <text:p>0.1555834</text:p>
          </table:table-cell>
          <table:table-cell office:value-type="float" office:value="0" calcext:value-type="float">
            <text:p>0</text:p>
          </table:table-cell>
          <table:table-cell office:value-type="float" office:value="25.67206" calcext:value-type="float">
            <text:p>25.67206</text:p>
          </table:table-cell>
          <table:table-cell office:value-type="float" office:value="19.9598" calcext:value-type="float">
            <text:p>19.9598</text:p>
          </table:table-cell>
          <table:table-cell office:value-type="float" office:value="18.4587" calcext:value-type="float">
            <text:p>18.4587</text:p>
          </table:table-cell>
          <table:table-cell office:value-type="float" office:value="5.741588" calcext:value-type="float">
            <text:p>5.741588</text:p>
          </table:table-cell>
          <table:table-cell office:value-type="float" office:value="4.684842" calcext:value-type="float">
            <text:p>4.684842</text:p>
          </table:table-cell>
          <table:table-cell office:value-type="float" office:value="1.953348" calcext:value-type="float">
            <text:p>1.953348</text:p>
          </table:table-cell>
          <table:table-cell office:value-type="float" office:value="1.855051" calcext:value-type="float">
            <text:p>1.855051</text:p>
          </table:table-cell>
          <table:table-cell office:value-type="float" office:value="4.157391" calcext:value-type="float">
            <text:p>4.157391</text:p>
          </table:table-cell>
          <table:table-cell office:value-type="float" office:value="6.582064" calcext:value-type="float">
            <text:p>6.582064</text:p>
          </table:table-cell>
          <table:table-cell office:value-type="float" office:value="6.879264" calcext:value-type="float">
            <text:p>6.879264</text:p>
          </table:table-cell>
          <table:table-cell office:value-type="float" office:value="7.101067" calcext:value-type="float">
            <text:p>7.101067</text:p>
          </table:table-cell>
          <table:table-cell office:value-type="float" office:value="7.602349" calcext:value-type="float">
            <text:p>7.602349</text:p>
          </table:table-cell>
          <table:table-cell office:value-type="float" office:value="8.50601" calcext:value-type="float">
            <text:p>8.50601</text:p>
          </table:table-cell>
          <table:table-cell office:value-type="float" office:value="9.040648" calcext:value-type="float">
            <text:p>9.040648</text:p>
          </table:table-cell>
          <table:table-cell office:value-type="float" office:value="0" calcext:value-type="float">
            <text:p>0</text:p>
          </table:table-cell>
          <table:table-cell office:value-type="float" office:value="7.483379" calcext:value-type="float">
            <text:p>7.483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2.689743" calcext:value-type="float">
            <text:p>2.689743</text:p>
          </table:table-cell>
          <table:table-cell office:value-type="float" office:value="136.1515" calcext:value-type="float">
            <text:p>136.1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8508" calcext:value-type="float">
            <text:p>28.78508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00329214" calcext:value-type="float">
            <text:p>3.29214E-0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-0.00277625" calcext:value-type="float">
            <text:p>-0.00277625</text:p>
          </table:table-cell>
          <table:table-cell office:value-type="float" office:value="1173.333" calcext:value-type="float">
            <text:p>1173.333</text:p>
          </table:table-cell>
          <table:table-cell office:value-type="float" office:value="1.701596" calcext:value-type="float">
            <text:p>1.701596</text:p>
          </table:table-cell>
          <table:table-cell office:value-type="float" office:value="0" calcext:value-type="float">
            <text:p>0</text:p>
          </table:table-cell>
          <table:table-cell office:value-type="float" office:value="1.55362" calcext:value-type="float">
            <text:p>1.55362</text:p>
          </table:table-cell>
          <table:table-cell office:value-type="float" office:value="0.3334249" calcext:value-type="float">
            <text:p>0.3334249</text:p>
          </table:table-cell>
          <table:table-cell office:value-type="float" office:value="0.2775356" calcext:value-type="float">
            <text:p>0.2775356</text:p>
          </table:table-cell>
          <table:table-cell office:value-type="float" office:value="0.08087423" calcext:value-type="float">
            <text:p>0.08087423</text:p>
          </table:table-cell>
          <table:table-cell office:value-type="float" office:value="0.0624261" calcext:value-type="float">
            <text:p>0.0624261</text:p>
          </table:table-cell>
          <table:table-cell office:value-type="float" office:value="0.02980334" calcext:value-type="float">
            <text:p>0.02980334</text:p>
          </table:table-cell>
          <table:table-cell office:value-type="float" office:value="0.04036137" calcext:value-type="float">
            <text:p>0.04036137</text:p>
          </table:table-cell>
          <table:table-cell office:value-type="float" office:value="0.07424902" calcext:value-type="float">
            <text:p>0.07424902</text:p>
          </table:table-cell>
          <table:table-cell office:value-type="float" office:value="0.1282046" calcext:value-type="float">
            <text:p>0.1282046</text:p>
          </table:table-cell>
          <table:table-cell office:value-type="float" office:value="0.1330698" calcext:value-type="float">
            <text:p>0.1330698</text:p>
          </table:table-cell>
          <table:table-cell office:value-type="float" office:value="0.1350991" calcext:value-type="float">
            <text:p>0.1350991</text:p>
          </table:table-cell>
          <table:table-cell office:value-type="float" office:value="0.140569" calcext:value-type="float">
            <text:p>0.140569</text:p>
          </table:table-cell>
          <table:table-cell office:value-type="float" office:value="0.1501845" calcext:value-type="float">
            <text:p>0.1501845</text:p>
          </table:table-cell>
          <table:table-cell office:value-type="float" office:value="0.1555909" calcext:value-type="float">
            <text:p>0.1555909</text:p>
          </table:table-cell>
          <table:table-cell office:value-type="float" office:value="0" calcext:value-type="float">
            <text:p>0</text:p>
          </table:table-cell>
          <table:table-cell office:value-type="float" office:value="25.80622" calcext:value-type="float">
            <text:p>25.80622</text:p>
          </table:table-cell>
          <table:table-cell office:value-type="float" office:value="20.00581" calcext:value-type="float">
            <text:p>20.00581</text:p>
          </table:table-cell>
          <table:table-cell office:value-type="float" office:value="18.50327" calcext:value-type="float">
            <text:p>18.50327</text:p>
          </table:table-cell>
          <table:table-cell office:value-type="float" office:value="5.763315" calcext:value-type="float">
            <text:p>5.763315</text:p>
          </table:table-cell>
          <table:table-cell office:value-type="float" office:value="4.69928" calcext:value-type="float">
            <text:p>4.69928</text:p>
          </table:table-cell>
          <table:table-cell office:value-type="float" office:value="1.95796" calcext:value-type="float">
            <text:p>1.95796</text:p>
          </table:table-cell>
          <table:table-cell office:value-type="float" office:value="1.858613" calcext:value-type="float">
            <text:p>1.858613</text:p>
          </table:table-cell>
          <table:table-cell office:value-type="float" office:value="4.16237" calcext:value-type="float">
            <text:p>4.16237</text:p>
          </table:table-cell>
          <table:table-cell office:value-type="float" office:value="6.589433" calcext:value-type="float">
            <text:p>6.589433</text:p>
          </table:table-cell>
          <table:table-cell office:value-type="float" office:value="6.886888" calcext:value-type="float">
            <text:p>6.886888</text:p>
          </table:table-cell>
          <table:table-cell office:value-type="float" office:value="7.108203" calcext:value-type="float">
            <text:p>7.108203</text:p>
          </table:table-cell>
          <table:table-cell office:value-type="float" office:value="7.608861" calcext:value-type="float">
            <text:p>7.608861</text:p>
          </table:table-cell>
          <table:table-cell office:value-type="float" office:value="8.511862" calcext:value-type="float">
            <text:p>8.511862</text:p>
          </table:table-cell>
          <table:table-cell office:value-type="float" office:value="9.046476" calcext:value-type="float">
            <text:p>9.046476</text:p>
          </table:table-cell>
          <table:table-cell office:value-type="float" office:value="0" calcext:value-type="float">
            <text:p>0</text:p>
          </table:table-cell>
          <table:table-cell office:value-type="float" office:value="28.93647" calcext:value-type="float">
            <text:p>28.93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2.677475" calcext:value-type="float">
            <text:p>2.677475</text:p>
          </table:table-cell>
          <table:table-cell office:value-type="float" office:value="136.1514" calcext:value-type="float">
            <text:p>136.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2531" calcext:value-type="float">
            <text:p>28.82531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003293082" calcext:value-type="float">
            <text:p>3.293082E-0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-0.00291216" calcext:value-type="float">
            <text:p>-0.00291216</text:p>
          </table:table-cell>
          <table:table-cell office:value-type="float" office:value="1173.299" calcext:value-type="float">
            <text:p>1173.299</text:p>
          </table:table-cell>
          <table:table-cell office:value-type="float" office:value="1.703281" calcext:value-type="float">
            <text:p>1.703281</text:p>
          </table:table-cell>
          <table:table-cell office:value-type="float" office:value="0" calcext:value-type="float">
            <text:p>0</text:p>
          </table:table-cell>
          <table:table-cell office:value-type="float" office:value="0.5722916" calcext:value-type="float">
            <text:p>0.5722916</text:p>
          </table:table-cell>
          <table:table-cell office:value-type="float" office:value="0.7360272" calcext:value-type="float">
            <text:p>0.7360272</text:p>
          </table:table-cell>
          <table:table-cell office:value-type="float" office:value="0.2798729" calcext:value-type="float">
            <text:p>0.2798729</text:p>
          </table:table-cell>
          <table:table-cell office:value-type="float" office:value="0.07533582" calcext:value-type="float">
            <text:p>0.07533582</text:p>
          </table:table-cell>
          <table:table-cell office:value-type="float" office:value="0.05605117" calcext:value-type="float">
            <text:p>0.05605117</text:p>
          </table:table-cell>
          <table:table-cell office:value-type="float" office:value="0.02781007" calcext:value-type="float">
            <text:p>0.02781007</text:p>
          </table:table-cell>
          <table:table-cell office:value-type="float" office:value="0.04006831" calcext:value-type="float">
            <text:p>0.04006831</text:p>
          </table:table-cell>
          <table:table-cell office:value-type="float" office:value="0.07541458" calcext:value-type="float">
            <text:p>0.07541458</text:p>
          </table:table-cell>
          <table:table-cell office:value-type="float" office:value="0.1298575" calcext:value-type="float">
            <text:p>0.1298575</text:p>
          </table:table-cell>
          <table:table-cell office:value-type="float" office:value="0.1332682" calcext:value-type="float">
            <text:p>0.1332682</text:p>
          </table:table-cell>
          <table:table-cell office:value-type="float" office:value="0.1351564" calcext:value-type="float">
            <text:p>0.1351564</text:p>
          </table:table-cell>
          <table:table-cell office:value-type="float" office:value="0.1406042" calcext:value-type="float">
            <text:p>0.1406042</text:p>
          </table:table-cell>
          <table:table-cell office:value-type="float" office:value="0.1501358" calcext:value-type="float">
            <text:p>0.1501358</text:p>
          </table:table-cell>
          <table:table-cell office:value-type="float" office:value="0.1556735" calcext:value-type="float">
            <text:p>0.1556735</text:p>
          </table:table-cell>
          <table:table-cell office:value-type="float" office:value="0" calcext:value-type="float">
            <text:p>0</text:p>
          </table:table-cell>
          <table:table-cell office:value-type="float" office:value="22.78728" calcext:value-type="float">
            <text:p>22.78728</text:p>
          </table:table-cell>
          <table:table-cell office:value-type="float" office:value="21.06545" calcext:value-type="float">
            <text:p>21.06545</text:p>
          </table:table-cell>
          <table:table-cell office:value-type="float" office:value="18.55877" calcext:value-type="float">
            <text:p>18.55877</text:p>
          </table:table-cell>
          <table:table-cell office:value-type="float" office:value="5.776491" calcext:value-type="float">
            <text:p>5.776491</text:p>
          </table:table-cell>
          <table:table-cell office:value-type="float" office:value="4.708856" calcext:value-type="float">
            <text:p>4.708856</text:p>
          </table:table-cell>
          <table:table-cell office:value-type="float" office:value="1.961335" calcext:value-type="float">
            <text:p>1.961335</text:p>
          </table:table-cell>
          <table:table-cell office:value-type="float" office:value="1.862085" calcext:value-type="float">
            <text:p>1.862085</text:p>
          </table:table-cell>
          <table:table-cell office:value-type="float" office:value="4.167558" calcext:value-type="float">
            <text:p>4.167558</text:p>
          </table:table-cell>
          <table:table-cell office:value-type="float" office:value="6.5968" calcext:value-type="float">
            <text:p>6.5968</text:p>
          </table:table-cell>
          <table:table-cell office:value-type="float" office:value="6.894631" calcext:value-type="float">
            <text:p>6.894631</text:p>
          </table:table-cell>
          <table:table-cell office:value-type="float" office:value="7.115781" calcext:value-type="float">
            <text:p>7.115781</text:p>
          </table:table-cell>
          <table:table-cell office:value-type="float" office:value="7.615438" calcext:value-type="float">
            <text:p>7.615438</text:p>
          </table:table-cell>
          <table:table-cell office:value-type="float" office:value="8.517788" calcext:value-type="float">
            <text:p>8.517788</text:p>
          </table:table-cell>
          <table:table-cell office:value-type="float" office:value="9.052246" calcext:value-type="float">
            <text:p>9.052246</text:p>
          </table:table-cell>
          <table:table-cell office:value-type="float" office:value="0" calcext:value-type="float">
            <text:p>0</text:p>
          </table:table-cell>
          <table:table-cell office:value-type="float" office:value="4.519248" calcext:value-type="float">
            <text:p>4.519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2.66387" calcext:value-type="float">
            <text:p>2.66387</text:p>
          </table:table-cell>
          <table:table-cell office:value-type="float" office:value="136.1513" calcext:value-type="float">
            <text:p>136.1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6011" calcext:value-type="float">
            <text:p>28.86011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003293082" calcext:value-type="float">
            <text:p>3.293082E-0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-0.00304031" calcext:value-type="float">
            <text:p>-0.00304031</text:p>
          </table:table-cell>
          <table:table-cell office:value-type="float" office:value="1173.284" calcext:value-type="float">
            <text:p>1173.284</text:p>
          </table:table-cell>
          <table:table-cell office:value-type="float" office:value="1.705433" calcext:value-type="float">
            <text:p>1.705433</text:p>
          </table:table-cell>
          <table:table-cell office:value-type="float" office:value="0" calcext:value-type="float">
            <text:p>0</text:p>
          </table:table-cell>
          <table:table-cell office:value-type="float" office:value="0.5994099" calcext:value-type="float">
            <text:p>0.5994099</text:p>
          </table:table-cell>
          <table:table-cell office:value-type="float" office:value="0.4002756" calcext:value-type="float">
            <text:p>0.4002756</text:p>
          </table:table-cell>
          <table:table-cell office:value-type="float" office:value="0.2546438" calcext:value-type="float">
            <text:p>0.2546438</text:p>
          </table:table-cell>
          <table:table-cell office:value-type="float" office:value="0.06578662" calcext:value-type="float">
            <text:p>0.06578662</text:p>
          </table:table-cell>
          <table:table-cell office:value-type="float" office:value="0.05373627" calcext:value-type="float">
            <text:p>0.05373627</text:p>
          </table:table-cell>
          <table:table-cell office:value-type="float" office:value="0.02616021" calcext:value-type="float">
            <text:p>0.02616021</text:p>
          </table:table-cell>
          <table:table-cell office:value-type="float" office:value="0.03946919" calcext:value-type="float">
            <text:p>0.03946919</text:p>
          </table:table-cell>
          <table:table-cell office:value-type="float" office:value="0.07587575" calcext:value-type="float">
            <text:p>0.07587575</text:p>
          </table:table-cell>
          <table:table-cell office:value-type="float" office:value="0.130893" calcext:value-type="float">
            <text:p>0.130893</text:p>
          </table:table-cell>
          <table:table-cell office:value-type="float" office:value="0.1334828" calcext:value-type="float">
            <text:p>0.1334828</text:p>
          </table:table-cell>
          <table:table-cell office:value-type="float" office:value="0.135242" calcext:value-type="float">
            <text:p>0.135242</text:p>
          </table:table-cell>
          <table:table-cell office:value-type="float" office:value="0.1406562" calcext:value-type="float">
            <text:p>0.1406562</text:p>
          </table:table-cell>
          <table:table-cell office:value-type="float" office:value="0.150152" calcext:value-type="float">
            <text:p>0.150152</text:p>
          </table:table-cell>
          <table:table-cell office:value-type="float" office:value="0.1557428" calcext:value-type="float">
            <text:p>0.1557428</text:p>
          </table:table-cell>
          <table:table-cell office:value-type="float" office:value="0" calcext:value-type="float">
            <text:p>0</text:p>
          </table:table-cell>
          <table:table-cell office:value-type="float" office:value="22.97417" calcext:value-type="float">
            <text:p>22.97417</text:p>
          </table:table-cell>
          <table:table-cell office:value-type="float" office:value="21.20669" calcext:value-type="float">
            <text:p>21.20669</text:p>
          </table:table-cell>
          <table:table-cell office:value-type="float" office:value="18.6033" calcext:value-type="float">
            <text:p>18.6033</text:p>
          </table:table-cell>
          <table:table-cell office:value-type="float" office:value="5.785824" calcext:value-type="float">
            <text:p>5.785824</text:p>
          </table:table-cell>
          <table:table-cell office:value-type="float" office:value="4.715444" calcext:value-type="float">
            <text:p>4.715444</text:p>
          </table:table-cell>
          <table:table-cell office:value-type="float" office:value="1.964061" calcext:value-type="float">
            <text:p>1.964061</text:p>
          </table:table-cell>
          <table:table-cell office:value-type="float" office:value="1.865386" calcext:value-type="float">
            <text:p>1.865386</text:p>
          </table:table-cell>
          <table:table-cell office:value-type="float" office:value="4.172846" calcext:value-type="float">
            <text:p>4.172846</text:p>
          </table:table-cell>
          <table:table-cell office:value-type="float" office:value="6.604312" calcext:value-type="float">
            <text:p>6.604312</text:p>
          </table:table-cell>
          <table:table-cell office:value-type="float" office:value="6.902264" calcext:value-type="float">
            <text:p>6.902264</text:p>
          </table:table-cell>
          <table:table-cell office:value-type="float" office:value="7.123745" calcext:value-type="float">
            <text:p>7.123745</text:p>
          </table:table-cell>
          <table:table-cell office:value-type="float" office:value="7.622078" calcext:value-type="float">
            <text:p>7.622078</text:p>
          </table:table-cell>
          <table:table-cell office:value-type="float" office:value="8.523647" calcext:value-type="float">
            <text:p>8.523647</text:p>
          </table:table-cell>
          <table:table-cell office:value-type="float" office:value="9.058077" calcext:value-type="float">
            <text:p>9.058077</text:p>
          </table:table-cell>
          <table:table-cell office:value-type="float" office:value="0" calcext:value-type="float">
            <text:p>0</text:p>
          </table:table-cell>
          <table:table-cell office:value-type="float" office:value="5.895411" calcext:value-type="float">
            <text:p>5.895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2.648392" calcext:value-type="float">
            <text:p>2.648392</text:p>
          </table:table-cell>
          <table:table-cell office:value-type="float" office:value="136.1514" calcext:value-type="float">
            <text:p>136.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9171" calcext:value-type="float">
            <text:p>28.89171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003293082" calcext:value-type="float">
            <text:p>3.293082E-0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-0.003089767" calcext:value-type="float">
            <text:p>-0.003089767</text:p>
          </table:table-cell>
          <table:table-cell office:value-type="float" office:value="1173.266" calcext:value-type="float">
            <text:p>1173.266</text:p>
          </table:table-cell>
          <table:table-cell office:value-type="float" office:value="1.707786" calcext:value-type="float">
            <text:p>1.707786</text:p>
          </table:table-cell>
          <table:table-cell office:value-type="float" office:value="0" calcext:value-type="float">
            <text:p>0</text:p>
          </table:table-cell>
          <table:table-cell office:value-type="float" office:value="0.6833028" calcext:value-type="float">
            <text:p>0.6833028</text:p>
          </table:table-cell>
          <table:table-cell office:value-type="float" office:value="0.3907326" calcext:value-type="float">
            <text:p>0.3907326</text:p>
          </table:table-cell>
          <table:table-cell office:value-type="float" office:value="0.2646454" calcext:value-type="float">
            <text:p>0.2646454</text:p>
          </table:table-cell>
          <table:table-cell office:value-type="float" office:value="0.06699713" calcext:value-type="float">
            <text:p>0.06699713</text:p>
          </table:table-cell>
          <table:table-cell office:value-type="float" office:value="0.05505399" calcext:value-type="float">
            <text:p>0.05505399</text:p>
          </table:table-cell>
          <table:table-cell office:value-type="float" office:value="0.02619909" calcext:value-type="float">
            <text:p>0.02619909</text:p>
          </table:table-cell>
          <table:table-cell office:value-type="float" office:value="0.03967104" calcext:value-type="float">
            <text:p>0.03967104</text:p>
          </table:table-cell>
          <table:table-cell office:value-type="float" office:value="0.07627116" calcext:value-type="float">
            <text:p>0.07627116</text:p>
          </table:table-cell>
          <table:table-cell office:value-type="float" office:value="0.1316425" calcext:value-type="float">
            <text:p>0.1316425</text:p>
          </table:table-cell>
          <table:table-cell office:value-type="float" office:value="0.1336616" calcext:value-type="float">
            <text:p>0.1336616</text:p>
          </table:table-cell>
          <table:table-cell office:value-type="float" office:value="0.1353422" calcext:value-type="float">
            <text:p>0.1353422</text:p>
          </table:table-cell>
          <table:table-cell office:value-type="float" office:value="0.1406937" calcext:value-type="float">
            <text:p>0.1406937</text:p>
          </table:table-cell>
          <table:table-cell office:value-type="float" office:value="0.1501622" calcext:value-type="float">
            <text:p>0.1501622</text:p>
          </table:table-cell>
          <table:table-cell office:value-type="float" office:value="0.1558163" calcext:value-type="float">
            <text:p>0.1558163</text:p>
          </table:table-cell>
          <table:table-cell office:value-type="float" office:value="0" calcext:value-type="float">
            <text:p>0</text:p>
          </table:table-cell>
          <table:table-cell office:value-type="float" office:value="23.17494" calcext:value-type="float">
            <text:p>23.17494</text:p>
          </table:table-cell>
          <table:table-cell office:value-type="float" office:value="21.27331" calcext:value-type="float">
            <text:p>21.27331</text:p>
          </table:table-cell>
          <table:table-cell office:value-type="float" office:value="18.64287" calcext:value-type="float">
            <text:p>18.64287</text:p>
          </table:table-cell>
          <table:table-cell office:value-type="float" office:value="5.792651" calcext:value-type="float">
            <text:p>5.792651</text:p>
          </table:table-cell>
          <table:table-cell office:value-type="float" office:value="4.721691" calcext:value-type="float">
            <text:p>4.721691</text:p>
          </table:table-cell>
          <table:table-cell office:value-type="float" office:value="1.966463" calcext:value-type="float">
            <text:p>1.966463</text:p>
          </table:table-cell>
          <table:table-cell office:value-type="float" office:value="1.868609" calcext:value-type="float">
            <text:p>1.868609</text:p>
          </table:table-cell>
          <table:table-cell office:value-type="float" office:value="4.178165" calcext:value-type="float">
            <text:p>4.178165</text:p>
          </table:table-cell>
          <table:table-cell office:value-type="float" office:value="6.611916" calcext:value-type="float">
            <text:p>6.611916</text:p>
          </table:table-cell>
          <table:table-cell office:value-type="float" office:value="6.909798" calcext:value-type="float">
            <text:p>6.909798</text:p>
          </table:table-cell>
          <table:table-cell office:value-type="float" office:value="7.131867" calcext:value-type="float">
            <text:p>7.131867</text:p>
          </table:table-cell>
          <table:table-cell office:value-type="float" office:value="7.628828" calcext:value-type="float">
            <text:p>7.628828</text:p>
          </table:table-cell>
          <table:table-cell office:value-type="float" office:value="8.529462" calcext:value-type="float">
            <text:p>8.529462</text:p>
          </table:table-cell>
          <table:table-cell office:value-type="float" office:value="9.063967" calcext:value-type="float">
            <text:p>9.063967</text:p>
          </table:table-cell>
          <table:table-cell office:value-type="float" office:value="0" calcext:value-type="float">
            <text:p>0</text:p>
          </table:table-cell>
          <table:table-cell office:value-type="float" office:value="7.82255" calcext:value-type="float">
            <text:p>7.82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2.630641" calcext:value-type="float">
            <text:p>2.630641</text:p>
          </table:table-cell>
          <table:table-cell office:value-type="float" office:value="136.1513" calcext:value-type="float">
            <text:p>136.1513</text:p>
          </table:table-cell>
          <table:table-cell office:value-type="float" office:value="0" calcext:value-type="float">
            <text:p>0</text:p>
          </table:table-cell>
          <table:table-cell office:value-type="float" office:value="-0.0000101068" calcext:value-type="float">
            <text:p>-1.01068E-05</text:p>
          </table:table-cell>
          <table:table-cell office:value-type="float" office:value="28.9242" calcext:value-type="float">
            <text:p>28.9242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003293157" calcext:value-type="float">
            <text:p>3.293157E-0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-0.003089767" calcext:value-type="float">
            <text:p>-0.003089767</text:p>
          </table:table-cell>
          <table:table-cell office:value-type="float" office:value="1173.249" calcext:value-type="float">
            <text:p>1173.249</text:p>
          </table:table-cell>
          <table:table-cell office:value-type="float" office:value="1.709955" calcext:value-type="float">
            <text:p>1.709955</text:p>
          </table:table-cell>
          <table:table-cell office:value-type="float" office:value="0" calcext:value-type="float">
            <text:p>0</text:p>
          </table:table-cell>
          <table:table-cell office:value-type="float" office:value="0.6491666" calcext:value-type="float">
            <text:p>0.6491666</text:p>
          </table:table-cell>
          <table:table-cell office:value-type="float" office:value="0.4233876" calcext:value-type="float">
            <text:p>0.4233876</text:p>
          </table:table-cell>
          <table:table-cell office:value-type="float" office:value="0.2912347" calcext:value-type="float">
            <text:p>0.2912347</text:p>
          </table:table-cell>
          <table:table-cell office:value-type="float" office:value="0.071578" calcext:value-type="float">
            <text:p>0.071578</text:p>
          </table:table-cell>
          <table:table-cell office:value-type="float" office:value="0.05865577" calcext:value-type="float">
            <text:p>0.05865577</text:p>
          </table:table-cell>
          <table:table-cell office:value-type="float" office:value="0.02719892" calcext:value-type="float">
            <text:p>0.02719892</text:p>
          </table:table-cell>
          <table:table-cell office:value-type="float" office:value="0.04027723" calcext:value-type="float">
            <text:p>0.04027723</text:p>
          </table:table-cell>
          <table:table-cell office:value-type="float" office:value="0.07666223" calcext:value-type="float">
            <text:p>0.07666223</text:p>
          </table:table-cell>
          <table:table-cell office:value-type="float" office:value="0.1322063" calcext:value-type="float">
            <text:p>0.1322063</text:p>
          </table:table-cell>
          <table:table-cell office:value-type="float" office:value="0.1338028" calcext:value-type="float">
            <text:p>0.1338028</text:p>
          </table:table-cell>
          <table:table-cell office:value-type="float" office:value="0.1354429" calcext:value-type="float">
            <text:p>0.1354429</text:p>
          </table:table-cell>
          <table:table-cell office:value-type="float" office:value="0.1407359" calcext:value-type="float">
            <text:p>0.1407359</text:p>
          </table:table-cell>
          <table:table-cell office:value-type="float" office:value="0.1501518" calcext:value-type="float">
            <text:p>0.1501518</text:p>
          </table:table-cell>
          <table:table-cell office:value-type="float" office:value="0.1558896" calcext:value-type="float">
            <text:p>0.1558896</text:p>
          </table:table-cell>
          <table:table-cell office:value-type="float" office:value="0" calcext:value-type="float">
            <text:p>0</text:p>
          </table:table-cell>
          <table:table-cell office:value-type="float" office:value="23.39222" calcext:value-type="float">
            <text:p>23.39222</text:p>
          </table:table-cell>
          <table:table-cell office:value-type="float" office:value="21.34446" calcext:value-type="float">
            <text:p>21.34446</text:p>
          </table:table-cell>
          <table:table-cell office:value-type="float" office:value="18.68971" calcext:value-type="float">
            <text:p>18.68971</text:p>
          </table:table-cell>
          <table:table-cell office:value-type="float" office:value="5.8008" calcext:value-type="float">
            <text:p>5.8008</text:p>
          </table:table-cell>
          <table:table-cell office:value-type="float" office:value="4.728812" calcext:value-type="float">
            <text:p>4.728812</text:p>
          </table:table-cell>
          <table:table-cell office:value-type="float" office:value="1.968955" calcext:value-type="float">
            <text:p>1.968955</text:p>
          </table:table-cell>
          <table:table-cell office:value-type="float" office:value="1.871864" calcext:value-type="float">
            <text:p>1.871864</text:p>
          </table:table-cell>
          <table:table-cell office:value-type="float" office:value="4.183515" calcext:value-type="float">
            <text:p>4.183515</text:p>
          </table:table-cell>
          <table:table-cell office:value-type="float" office:value="6.619552" calcext:value-type="float">
            <text:p>6.619552</text:p>
          </table:table-cell>
          <table:table-cell office:value-type="float" office:value="6.917286" calcext:value-type="float">
            <text:p>6.917286</text:p>
          </table:table-cell>
          <table:table-cell office:value-type="float" office:value="7.139869" calcext:value-type="float">
            <text:p>7.139869</text:p>
          </table:table-cell>
          <table:table-cell office:value-type="float" office:value="7.635695" calcext:value-type="float">
            <text:p>7.635695</text:p>
          </table:table-cell>
          <table:table-cell office:value-type="float" office:value="8.535328" calcext:value-type="float">
            <text:p>8.535328</text:p>
          </table:table-cell>
          <table:table-cell office:value-type="float" office:value="9.069879" calcext:value-type="float">
            <text:p>9.069879</text:p>
          </table:table-cell>
          <table:table-cell office:value-type="float" office:value="0" calcext:value-type="float">
            <text:p>0</text:p>
          </table:table-cell>
          <table:table-cell office:value-type="float" office:value="7.522865" calcext:value-type="float">
            <text:p>7.522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2.612407" calcext:value-type="float">
            <text:p>2.612407</text:p>
          </table:table-cell>
          <table:table-cell office:value-type="float" office:value="136.151" calcext:value-type="float">
            <text:p>136.151</text:p>
          </table:table-cell>
          <table:table-cell office:value-type="float" office:value="0" calcext:value-type="float">
            <text:p>0</text:p>
          </table:table-cell>
          <table:table-cell office:value-type="float" office:value="-0.00003652995" calcext:value-type="float">
            <text:p>-3.652995E-05</text:p>
          </table:table-cell>
          <table:table-cell office:value-type="float" office:value="28.95753" calcext:value-type="float">
            <text:p>28.95753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05057603" calcext:value-type="float">
            <text:p>5.057603E-05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-0.002557361" calcext:value-type="float">
            <text:p>-0.002557361</text:p>
          </table:table-cell>
          <table:table-cell office:value-type="float" office:value="1173.232" calcext:value-type="float">
            <text:p>1173.232</text:p>
          </table:table-cell>
          <table:table-cell office:value-type="float" office:value="1.711197" calcext:value-type="float">
            <text:p>1.711197</text:p>
          </table:table-cell>
          <table:table-cell office:value-type="float" office:value="0" calcext:value-type="float">
            <text:p>0</text:p>
          </table:table-cell>
          <table:table-cell office:value-type="float" office:value="1.226801" calcext:value-type="float">
            <text:p>1.226801</text:p>
          </table:table-cell>
          <table:table-cell office:value-type="float" office:value="0.4403295" calcext:value-type="float">
            <text:p>0.4403295</text:p>
          </table:table-cell>
          <table:table-cell office:value-type="float" office:value="0.3148933" calcext:value-type="float">
            <text:p>0.3148933</text:p>
          </table:table-cell>
          <table:table-cell office:value-type="float" office:value="0.07620562" calcext:value-type="float">
            <text:p>0.07620562</text:p>
          </table:table-cell>
          <table:table-cell office:value-type="float" office:value="0.0627584" calcext:value-type="float">
            <text:p>0.0627584</text:p>
          </table:table-cell>
          <table:table-cell office:value-type="float" office:value="0.02830049" calcext:value-type="float">
            <text:p>0.02830049</text:p>
          </table:table-cell>
          <table:table-cell office:value-type="float" office:value="0.04093694" calcext:value-type="float">
            <text:p>0.04093694</text:p>
          </table:table-cell>
          <table:table-cell office:value-type="float" office:value="0.07702913" calcext:value-type="float">
            <text:p>0.07702913</text:p>
          </table:table-cell>
          <table:table-cell office:value-type="float" office:value="0.1326557" calcext:value-type="float">
            <text:p>0.1326557</text:p>
          </table:table-cell>
          <table:table-cell office:value-type="float" office:value="0.1339218" calcext:value-type="float">
            <text:p>0.1339218</text:p>
          </table:table-cell>
          <table:table-cell office:value-type="float" office:value="0.1355412" calcext:value-type="float">
            <text:p>0.1355412</text:p>
          </table:table-cell>
          <table:table-cell office:value-type="float" office:value="0.1408089" calcext:value-type="float">
            <text:p>0.1408089</text:p>
          </table:table-cell>
          <table:table-cell office:value-type="float" office:value="0.1501281" calcext:value-type="float">
            <text:p>0.1501281</text:p>
          </table:table-cell>
          <table:table-cell office:value-type="float" office:value="0.155956" calcext:value-type="float">
            <text:p>0.155956</text:p>
          </table:table-cell>
          <table:table-cell office:value-type="float" office:value="0" calcext:value-type="float">
            <text:p>0</text:p>
          </table:table-cell>
          <table:table-cell office:value-type="float" office:value="23.60839" calcext:value-type="float">
            <text:p>23.60839</text:p>
          </table:table-cell>
          <table:table-cell office:value-type="float" office:value="21.42326" calcext:value-type="float">
            <text:p>21.42326</text:p>
          </table:table-cell>
          <table:table-cell office:value-type="float" office:value="18.74401" calcext:value-type="float">
            <text:p>18.74401</text:p>
          </table:table-cell>
          <table:table-cell office:value-type="float" office:value="5.810354" calcext:value-type="float">
            <text:p>5.810354</text:p>
          </table:table-cell>
          <table:table-cell office:value-type="float" office:value="4.737147" calcext:value-type="float">
            <text:p>4.737147</text:p>
          </table:table-cell>
          <table:table-cell office:value-type="float" office:value="1.971654" calcext:value-type="float">
            <text:p>1.971654</text:p>
          </table:table-cell>
          <table:table-cell office:value-type="float" office:value="1.875182" calcext:value-type="float">
            <text:p>1.875182</text:p>
          </table:table-cell>
          <table:table-cell office:value-type="float" office:value="4.188897" calcext:value-type="float">
            <text:p>4.188897</text:p>
          </table:table-cell>
          <table:table-cell office:value-type="float" office:value="6.627226" calcext:value-type="float">
            <text:p>6.627226</text:p>
          </table:table-cell>
          <table:table-cell office:value-type="float" office:value="6.924724" calcext:value-type="float">
            <text:p>6.924724</text:p>
          </table:table-cell>
          <table:table-cell office:value-type="float" office:value="7.147689" calcext:value-type="float">
            <text:p>7.147689</text:p>
          </table:table-cell>
          <table:table-cell office:value-type="float" office:value="7.642633" calcext:value-type="float">
            <text:p>7.642633</text:p>
          </table:table-cell>
          <table:table-cell office:value-type="float" office:value="8.541306" calcext:value-type="float">
            <text:p>8.541306</text:p>
          </table:table-cell>
          <table:table-cell office:value-type="float" office:value="9.075789" calcext:value-type="float">
            <text:p>9.075789</text:p>
          </table:table-cell>
          <table:table-cell office:value-type="float" office:value="0" calcext:value-type="float">
            <text:p>0</text:p>
          </table:table-cell>
          <table:table-cell office:value-type="float" office:value="26.92671" calcext:value-type="float">
            <text:p>26.92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2.596398" calcext:value-type="float">
            <text:p>2.596398</text:p>
          </table:table-cell>
          <table:table-cell office:value-type="float" office:value="136.1502" calcext:value-type="float">
            <text:p>136.1502</text:p>
          </table:table-cell>
          <table:table-cell office:value-type="float" office:value="0" calcext:value-type="float">
            <text:p>0</text:p>
          </table:table-cell>
          <table:table-cell office:value-type="float" office:value="-0.00008637238" calcext:value-type="float">
            <text:p>-8.637238E-05</text:p>
          </table:table-cell>
          <table:table-cell office:value-type="float" office:value="28.99006" calcext:value-type="float">
            <text:p>28.99006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1332296" calcext:value-type="float">
            <text:p>0.000133229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-0.0007338426" calcext:value-type="float">
            <text:p>-0.0007338426</text:p>
          </table:table-cell>
          <table:table-cell office:value-type="float" office:value="1173.216" calcext:value-type="float">
            <text:p>1173.216</text:p>
          </table:table-cell>
          <table:table-cell office:value-type="float" office:value="1.705557" calcext:value-type="float">
            <text:p>1.705557</text:p>
          </table:table-cell>
          <table:table-cell office:value-type="float" office:value="0" calcext:value-type="float">
            <text:p>0</text:p>
          </table:table-cell>
          <table:table-cell office:value-type="float" office:value="1.380977" calcext:value-type="float">
            <text:p>1.380977</text:p>
          </table:table-cell>
          <table:table-cell office:value-type="float" office:value="0.4154638" calcext:value-type="float">
            <text:p>0.4154638</text:p>
          </table:table-cell>
          <table:table-cell office:value-type="float" office:value="0.318288" calcext:value-type="float">
            <text:p>0.318288</text:p>
          </table:table-cell>
          <table:table-cell office:value-type="float" office:value="0.07588795" calcext:value-type="float">
            <text:p>0.07588795</text:p>
          </table:table-cell>
          <table:table-cell office:value-type="float" office:value="0.06486223" calcext:value-type="float">
            <text:p>0.06486223</text:p>
          </table:table-cell>
          <table:table-cell office:value-type="float" office:value="0.02911395" calcext:value-type="float">
            <text:p>0.02911395</text:p>
          </table:table-cell>
          <table:table-cell office:value-type="float" office:value="0.0423621" calcext:value-type="float">
            <text:p>0.0423621</text:p>
          </table:table-cell>
          <table:table-cell office:value-type="float" office:value="0.07744107" calcext:value-type="float">
            <text:p>0.07744107</text:p>
          </table:table-cell>
          <table:table-cell office:value-type="float" office:value="0.1331645" calcext:value-type="float">
            <text:p>0.1331645</text:p>
          </table:table-cell>
          <table:table-cell office:value-type="float" office:value="0.1340359" calcext:value-type="float">
            <text:p>0.1340359</text:p>
          </table:table-cell>
          <table:table-cell office:value-type="float" office:value="0.1356398" calcext:value-type="float">
            <text:p>0.1356398</text:p>
          </table:table-cell>
          <table:table-cell office:value-type="float" office:value="0.1409193" calcext:value-type="float">
            <text:p>0.1409193</text:p>
          </table:table-cell>
          <table:table-cell office:value-type="float" office:value="0.1502291" calcext:value-type="float">
            <text:p>0.1502291</text:p>
          </table:table-cell>
          <table:table-cell office:value-type="float" office:value="0.1560201" calcext:value-type="float">
            <text:p>0.1560201</text:p>
          </table:table-cell>
          <table:table-cell office:value-type="float" office:value="0" calcext:value-type="float">
            <text:p>0</text:p>
          </table:table-cell>
          <table:table-cell office:value-type="float" office:value="23.78035" calcext:value-type="float">
            <text:p>23.78035</text:p>
          </table:table-cell>
          <table:table-cell office:value-type="float" office:value="21.49565" calcext:value-type="float">
            <text:p>21.49565</text:p>
          </table:table-cell>
          <table:table-cell office:value-type="float" office:value="18.79903" calcext:value-type="float">
            <text:p>18.79903</text:p>
          </table:table-cell>
          <table:table-cell office:value-type="float" office:value="5.820241" calcext:value-type="float">
            <text:p>5.820241</text:p>
          </table:table-cell>
          <table:table-cell office:value-type="float" office:value="4.746208" calcext:value-type="float">
            <text:p>4.746208</text:p>
          </table:table-cell>
          <table:table-cell office:value-type="float" office:value="1.97445" calcext:value-type="float">
            <text:p>1.97445</text:p>
          </table:table-cell>
          <table:table-cell office:value-type="float" office:value="1.87845" calcext:value-type="float">
            <text:p>1.87845</text:p>
          </table:table-cell>
          <table:table-cell office:value-type="float" office:value="4.194216" calcext:value-type="float">
            <text:p>4.194216</text:p>
          </table:table-cell>
          <table:table-cell office:value-type="float" office:value="6.634787" calcext:value-type="float">
            <text:p>6.634787</text:p>
          </table:table-cell>
          <table:table-cell office:value-type="float" office:value="6.932021" calcext:value-type="float">
            <text:p>6.932021</text:p>
          </table:table-cell>
          <table:table-cell office:value-type="float" office:value="7.155311" calcext:value-type="float">
            <text:p>7.155311</text:p>
          </table:table-cell>
          <table:table-cell office:value-type="float" office:value="7.649529" calcext:value-type="float">
            <text:p>7.649529</text:p>
          </table:table-cell>
          <table:table-cell office:value-type="float" office:value="8.547414" calcext:value-type="float">
            <text:p>8.547414</text:p>
          </table:table-cell>
          <table:table-cell office:value-type="float" office:value="9.081691" calcext:value-type="float">
            <text:p>9.081691</text:p>
          </table:table-cell>
          <table:table-cell office:value-type="float" office:value="0" calcext:value-type="float">
            <text:p>0</text:p>
          </table:table-cell>
          <table:table-cell office:value-type="float" office:value="58.19514" calcext:value-type="float">
            <text:p>58.19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2.574869" calcext:value-type="float">
            <text:p>2.574869</text:p>
          </table:table-cell>
          <table:table-cell office:value-type="float" office:value="136.1494" calcext:value-type="float">
            <text:p>136.1494</text:p>
          </table:table-cell>
          <table:table-cell office:value-type="float" office:value="5" calcext:value-type="float">
            <text:p>5</text:p>
          </table:table-cell>
          <table:table-cell office:value-type="float" office:value="-0.0001812096" calcext:value-type="float">
            <text:p>-0.0001812096</text:p>
          </table:table-cell>
          <table:table-cell office:value-type="float" office:value="29.13619" calcext:value-type="float">
            <text:p>29.13619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1526947" calcext:value-type="float">
            <text:p>0.0001526947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003741326" calcext:value-type="float">
            <text:p>0.0003741326</text:p>
          </table:table-cell>
          <table:table-cell office:value-type="float" office:value="1177.384" calcext:value-type="float">
            <text:p>1177.384</text:p>
          </table:table-cell>
          <table:table-cell office:value-type="float" office:value="1.695576" calcext:value-type="float">
            <text:p>1.695576</text:p>
          </table:table-cell>
          <table:table-cell office:value-type="float" office:value="0" calcext:value-type="float">
            <text:p>0</text:p>
          </table:table-cell>
          <table:table-cell office:value-type="float" office:value="4.249121" calcext:value-type="float">
            <text:p>4.249121</text:p>
          </table:table-cell>
          <table:table-cell office:value-type="float" office:value="55.25171" calcext:value-type="float">
            <text:p>55.25171</text:p>
          </table:table-cell>
          <table:table-cell office:value-type="float" office:value="0.3657885" calcext:value-type="float">
            <text:p>0.3657885</text:p>
          </table:table-cell>
          <table:table-cell office:value-type="float" office:value="0.08240464" calcext:value-type="float">
            <text:p>0.08240464</text:p>
          </table:table-cell>
          <table:table-cell office:value-type="float" office:value="0.07020427" calcext:value-type="float">
            <text:p>0.07020427</text:p>
          </table:table-cell>
          <table:table-cell office:value-type="float" office:value="0.02996011" calcext:value-type="float">
            <text:p>0.02996011</text:p>
          </table:table-cell>
          <table:table-cell office:value-type="float" office:value="0.03759386" calcext:value-type="float">
            <text:p>0.03759386</text:p>
          </table:table-cell>
          <table:table-cell office:value-type="float" office:value="0.07478259" calcext:value-type="float">
            <text:p>0.07478259</text:p>
          </table:table-cell>
          <table:table-cell office:value-type="float" office:value="0.1326375" calcext:value-type="float">
            <text:p>0.1326375</text:p>
          </table:table-cell>
          <table:table-cell office:value-type="float" office:value="0.1339955" calcext:value-type="float">
            <text:p>0.1339955</text:p>
          </table:table-cell>
          <table:table-cell office:value-type="float" office:value="0.135711" calcext:value-type="float">
            <text:p>0.135711</text:p>
          </table:table-cell>
          <table:table-cell office:value-type="float" office:value="0.1411031" calcext:value-type="float">
            <text:p>0.1411031</text:p>
          </table:table-cell>
          <table:table-cell office:value-type="float" office:value="0.1503559" calcext:value-type="float">
            <text:p>0.1503559</text:p>
          </table:table-cell>
          <table:table-cell office:value-type="float" office:value="0.1560831" calcext:value-type="float">
            <text:p>0.1560831</text:p>
          </table:table-cell>
          <table:table-cell office:value-type="float" office:value="0" calcext:value-type="float">
            <text:p>0</text:p>
          </table:table-cell>
          <table:table-cell office:value-type="float" office:value="24.07242" calcext:value-type="float">
            <text:p>24.07242</text:p>
          </table:table-cell>
          <table:table-cell office:value-type="float" office:value="24.33858" calcext:value-type="float">
            <text:p>24.33858</text:p>
          </table:table-cell>
          <table:table-cell office:value-type="float" office:value="18.86044" calcext:value-type="float">
            <text:p>18.86044</text:p>
          </table:table-cell>
          <table:table-cell office:value-type="float" office:value="5.830361" calcext:value-type="float">
            <text:p>5.830361</text:p>
          </table:table-cell>
          <table:table-cell office:value-type="float" office:value="4.755864" calcext:value-type="float">
            <text:p>4.755864</text:p>
          </table:table-cell>
          <table:table-cell office:value-type="float" office:value="1.977232" calcext:value-type="float">
            <text:p>1.977232</text:p>
          </table:table-cell>
          <table:table-cell office:value-type="float" office:value="1.882456" calcext:value-type="float">
            <text:p>1.882456</text:p>
          </table:table-cell>
          <table:table-cell office:value-type="float" office:value="4.199988" calcext:value-type="float">
            <text:p>4.199988</text:p>
          </table:table-cell>
          <table:table-cell office:value-type="float" office:value="6.642366" calcext:value-type="float">
            <text:p>6.642366</text:p>
          </table:table-cell>
          <table:table-cell office:value-type="float" office:value="6.939201" calcext:value-type="float">
            <text:p>6.939201</text:p>
          </table:table-cell>
          <table:table-cell office:value-type="float" office:value="7.162782" calcext:value-type="float">
            <text:p>7.162782</text:p>
          </table:table-cell>
          <table:table-cell office:value-type="float" office:value="7.656354" calcext:value-type="float">
            <text:p>7.656354</text:p>
          </table:table-cell>
          <table:table-cell office:value-type="float" office:value="8.553613" calcext:value-type="float">
            <text:p>8.553613</text:p>
          </table:table-cell>
          <table:table-cell office:value-type="float" office:value="9.087603" calcext:value-type="float">
            <text:p>9.087603</text:p>
          </table:table-cell>
          <table:table-cell office:value-type="float" office:value="0" calcext:value-type="float">
            <text:p>0</text:p>
          </table:table-cell>
          <table:table-cell office:value-type="float" office:value="89.07597" calcext:value-type="float">
            <text:p>89.075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2.548688" calcext:value-type="float">
            <text:p>2.548688</text:p>
          </table:table-cell>
          <table:table-cell office:value-type="float" office:value="136.1483" calcext:value-type="float">
            <text:p>136.1483</text:p>
          </table:table-cell>
          <table:table-cell office:value-type="float" office:value="5" calcext:value-type="float">
            <text:p>5</text:p>
          </table:table-cell>
          <table:table-cell office:value-type="float" office:value="-0.0003387951" calcext:value-type="float">
            <text:p>-0.0003387951</text:p>
          </table:table-cell>
          <table:table-cell office:value-type="float" office:value="29.21789" calcext:value-type="float">
            <text:p>29.21789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1632684" calcext:value-type="float">
            <text:p>0.0001632684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01164158" calcext:value-type="float">
            <text:p>0.001164158</text:p>
          </table:table-cell>
          <table:table-cell office:value-type="float" office:value="1176.274" calcext:value-type="float">
            <text:p>1176.274</text:p>
          </table:table-cell>
          <table:table-cell office:value-type="float" office:value="1.684109" calcext:value-type="float">
            <text:p>1.684109</text:p>
          </table:table-cell>
          <table:table-cell office:value-type="float" office:value="0" calcext:value-type="float">
            <text:p>0</text:p>
          </table:table-cell>
          <table:table-cell office:value-type="float" office:value="12.84697" calcext:value-type="float">
            <text:p>12.84697</text:p>
          </table:table-cell>
          <table:table-cell office:value-type="float" office:value="137.0983" calcext:value-type="float">
            <text:p>137.0983</text:p>
          </table:table-cell>
          <table:table-cell office:value-type="float" office:value="0.4308568" calcext:value-type="float">
            <text:p>0.4308568</text:p>
          </table:table-cell>
          <table:table-cell office:value-type="float" office:value="0.09320486" calcext:value-type="float">
            <text:p>0.09320486</text:p>
          </table:table-cell>
          <table:table-cell office:value-type="float" office:value="0.07858555" calcext:value-type="float">
            <text:p>0.07858555</text:p>
          </table:table-cell>
          <table:table-cell office:value-type="float" office:value="0.03176112" calcext:value-type="float">
            <text:p>0.03176112</text:p>
          </table:table-cell>
          <table:table-cell office:value-type="float" office:value="0.03523116" calcext:value-type="float">
            <text:p>0.03523116</text:p>
          </table:table-cell>
          <table:table-cell office:value-type="float" office:value="0.07316871" calcext:value-type="float">
            <text:p>0.07316871</text:p>
          </table:table-cell>
          <table:table-cell office:value-type="float" office:value="0.132325" calcext:value-type="float">
            <text:p>0.132325</text:p>
          </table:table-cell>
          <table:table-cell office:value-type="float" office:value="0.1340033" calcext:value-type="float">
            <text:p>0.1340033</text:p>
          </table:table-cell>
          <table:table-cell office:value-type="float" office:value="0.1357871" calcext:value-type="float">
            <text:p>0.1357871</text:p>
          </table:table-cell>
          <table:table-cell office:value-type="float" office:value="0.1416246" calcext:value-type="float">
            <text:p>0.1416246</text:p>
          </table:table-cell>
          <table:table-cell office:value-type="float" office:value="0.1504639" calcext:value-type="float">
            <text:p>0.1504639</text:p>
          </table:table-cell>
          <table:table-cell office:value-type="float" office:value="0.1561459" calcext:value-type="float">
            <text:p>0.1561459</text:p>
          </table:table-cell>
          <table:table-cell office:value-type="float" office:value="0" calcext:value-type="float">
            <text:p>0</text:p>
          </table:table-cell>
          <table:table-cell office:value-type="float" office:value="25.23502" calcext:value-type="float">
            <text:p>25.23502</text:p>
          </table:table-cell>
          <table:table-cell office:value-type="float" office:value="25.34627" calcext:value-type="float">
            <text:p>25.34627</text:p>
          </table:table-cell>
          <table:table-cell office:value-type="float" office:value="18.94061" calcext:value-type="float">
            <text:p>18.94061</text:p>
          </table:table-cell>
          <table:table-cell office:value-type="float" office:value="5.843367" calcext:value-type="float">
            <text:p>5.843367</text:p>
          </table:table-cell>
          <table:table-cell office:value-type="float" office:value="4.767891" calcext:value-type="float">
            <text:p>4.767891</text:p>
          </table:table-cell>
          <table:table-cell office:value-type="float" office:value="1.980288" calcext:value-type="float">
            <text:p>1.980288</text:p>
          </table:table-cell>
          <table:table-cell office:value-type="float" office:value="1.886242" calcext:value-type="float">
            <text:p>1.886242</text:p>
          </table:table-cell>
          <table:table-cell office:value-type="float" office:value="4.205574" calcext:value-type="float">
            <text:p>4.205574</text:p>
          </table:table-cell>
          <table:table-cell office:value-type="float" office:value="6.649793" calcext:value-type="float">
            <text:p>6.649793</text:p>
          </table:table-cell>
          <table:table-cell office:value-type="float" office:value="6.946266" calcext:value-type="float">
            <text:p>6.946266</text:p>
          </table:table-cell>
          <table:table-cell office:value-type="float" office:value="7.170142" calcext:value-type="float">
            <text:p>7.170142</text:p>
          </table:table-cell>
          <table:table-cell office:value-type="float" office:value="7.663144" calcext:value-type="float">
            <text:p>7.663144</text:p>
          </table:table-cell>
          <table:table-cell office:value-type="float" office:value="8.559815" calcext:value-type="float">
            <text:p>8.559815</text:p>
          </table:table-cell>
          <table:table-cell office:value-type="float" office:value="9.093547" calcext:value-type="float">
            <text:p>9.093547</text:p>
          </table:table-cell>
          <table:table-cell office:value-type="float" office:value="0" calcext:value-type="float">
            <text:p>0</text:p>
          </table:table-cell>
          <table:table-cell office:value-type="float" office:value="123.502" calcext:value-type="float">
            <text:p>123.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2.521402" calcext:value-type="float">
            <text:p>2.521402</text:p>
          </table:table-cell>
          <table:table-cell office:value-type="float" office:value="136.1467" calcext:value-type="float">
            <text:p>136.1467</text:p>
          </table:table-cell>
          <table:table-cell office:value-type="float" office:value="5" calcext:value-type="float">
            <text:p>5</text:p>
          </table:table-cell>
          <table:table-cell office:value-type="float" office:value="-0.0005644991" calcext:value-type="float">
            <text:p>-0.0005644991</text:p>
          </table:table-cell>
          <table:table-cell office:value-type="float" office:value="29.31255" calcext:value-type="float">
            <text:p>29.31255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169802" calcext:value-type="float">
            <text:p>0.000169802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01726519" calcext:value-type="float">
            <text:p>0.001726519</text:p>
          </table:table-cell>
          <table:table-cell office:value-type="float" office:value="1176.063" calcext:value-type="float">
            <text:p>1176.063</text:p>
          </table:table-cell>
          <table:table-cell office:value-type="float" office:value="1.675715" calcext:value-type="float">
            <text:p>1.675715</text:p>
          </table:table-cell>
          <table:table-cell office:value-type="float" office:value="0" calcext:value-type="float">
            <text:p>0</text:p>
          </table:table-cell>
          <table:table-cell office:value-type="float" office:value="17.89972" calcext:value-type="float">
            <text:p>17.89972</text:p>
          </table:table-cell>
          <table:table-cell office:value-type="float" office:value="148.3048" calcext:value-type="float">
            <text:p>148.3048</text:p>
          </table:table-cell>
          <table:table-cell office:value-type="float" office:value="0.47658" calcext:value-type="float">
            <text:p>0.47658</text:p>
          </table:table-cell>
          <table:table-cell office:value-type="float" office:value="0.1026466" calcext:value-type="float">
            <text:p>0.1026466</text:p>
          </table:table-cell>
          <table:table-cell office:value-type="float" office:value="0.08662031" calcext:value-type="float">
            <text:p>0.08662031</text:p>
          </table:table-cell>
          <table:table-cell office:value-type="float" office:value="0.03394656" calcext:value-type="float">
            <text:p>0.03394656</text:p>
          </table:table-cell>
          <table:table-cell office:value-type="float" office:value="0.03571333" calcext:value-type="float">
            <text:p>0.03571333</text:p>
          </table:table-cell>
          <table:table-cell office:value-type="float" office:value="0.07309093" calcext:value-type="float">
            <text:p>0.07309093</text:p>
          </table:table-cell>
          <table:table-cell office:value-type="float" office:value="0.1323637" calcext:value-type="float">
            <text:p>0.1323637</text:p>
          </table:table-cell>
          <table:table-cell office:value-type="float" office:value="0.1340736" calcext:value-type="float">
            <text:p>0.1340736</text:p>
          </table:table-cell>
          <table:table-cell office:value-type="float" office:value="0.135871" calcext:value-type="float">
            <text:p>0.135871</text:p>
          </table:table-cell>
          <table:table-cell office:value-type="float" office:value="0.1422452" calcext:value-type="float">
            <text:p>0.1422452</text:p>
          </table:table-cell>
          <table:table-cell office:value-type="float" office:value="0.1505596" calcext:value-type="float">
            <text:p>0.1505596</text:p>
          </table:table-cell>
          <table:table-cell office:value-type="float" office:value="0.1562087" calcext:value-type="float">
            <text:p>0.1562087</text:p>
          </table:table-cell>
          <table:table-cell office:value-type="float" office:value="0" calcext:value-type="float">
            <text:p>0</text:p>
          </table:table-cell>
          <table:table-cell office:value-type="float" office:value="27.41192" calcext:value-type="float">
            <text:p>27.41192</text:p>
          </table:table-cell>
          <table:table-cell office:value-type="float" office:value="26.3929" calcext:value-type="float">
            <text:p>26.3929</text:p>
          </table:table-cell>
          <table:table-cell office:value-type="float" office:value="19.04128" calcext:value-type="float">
            <text:p>19.04128</text:p>
          </table:table-cell>
          <table:table-cell office:value-type="float" office:value="5.86026" calcext:value-type="float">
            <text:p>5.86026</text:p>
          </table:table-cell>
          <table:table-cell office:value-type="float" office:value="4.783076" calcext:value-type="float">
            <text:p>4.783076</text:p>
          </table:table-cell>
          <table:table-cell office:value-type="float" office:value="1.983831" calcext:value-type="float">
            <text:p>1.983831</text:p>
          </table:table-cell>
          <table:table-cell office:value-type="float" office:value="1.889879" calcext:value-type="float">
            <text:p>1.889879</text:p>
          </table:table-cell>
          <table:table-cell office:value-type="float" office:value="4.210968" calcext:value-type="float">
            <text:p>4.210968</text:p>
          </table:table-cell>
          <table:table-cell office:value-type="float" office:value="6.657105" calcext:value-type="float">
            <text:p>6.657105</text:p>
          </table:table-cell>
          <table:table-cell office:value-type="float" office:value="6.953251" calcext:value-type="float">
            <text:p>6.953251</text:p>
          </table:table-cell>
          <table:table-cell office:value-type="float" office:value="7.177417" calcext:value-type="float">
            <text:p>7.177417</text:p>
          </table:table-cell>
          <table:table-cell office:value-type="float" office:value="7.669893" calcext:value-type="float">
            <text:p>7.669893</text:p>
          </table:table-cell>
          <table:table-cell office:value-type="float" office:value="8.566018" calcext:value-type="float">
            <text:p>8.566018</text:p>
          </table:table-cell>
          <table:table-cell office:value-type="float" office:value="9.099491" calcext:value-type="float">
            <text:p>9.099491</text:p>
          </table:table-cell>
          <table:table-cell office:value-type="float" office:value="0" calcext:value-type="float">
            <text:p>0</text:p>
          </table:table-cell>
          <table:table-cell office:value-type="float" office:value="142.7539" calcext:value-type="float">
            <text:p>142.7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2.503368" calcext:value-type="float">
            <text:p>2.503368</text:p>
          </table:table-cell>
          <table:table-cell office:value-type="float" office:value="136.1469" calcext:value-type="float">
            <text:p>136.1469</text:p>
          </table:table-cell>
          <table:table-cell office:value-type="float" office:value="5" calcext:value-type="float">
            <text:p>5</text:p>
          </table:table-cell>
          <table:table-cell office:value-type="float" office:value="-0.0009680383" calcext:value-type="float">
            <text:p>-0.0009680383</text:p>
          </table:table-cell>
          <table:table-cell office:value-type="float" office:value="29.87354" calcext:value-type="float">
            <text:p>29.87354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43111" calcext:value-type="float">
            <text:p>0.000543111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206871" calcext:value-type="float">
            <text:p>0.07206871</text:p>
          </table:table-cell>
          <table:table-cell office:value-type="float" office:value="1176.305" calcext:value-type="float">
            <text:p>1176.305</text:p>
          </table:table-cell>
          <table:table-cell office:value-type="float" office:value="1.676459" calcext:value-type="float">
            <text:p>1.676459</text:p>
          </table:table-cell>
          <table:table-cell office:value-type="float" office:value="0" calcext:value-type="float">
            <text:p>0</text:p>
          </table:table-cell>
          <table:table-cell office:value-type="float" office:value="19.33855" calcext:value-type="float">
            <text:p>19.33855</text:p>
          </table:table-cell>
          <table:table-cell office:value-type="float" office:value="65.62791" calcext:value-type="float">
            <text:p>65.62791</text:p>
          </table:table-cell>
          <table:table-cell office:value-type="float" office:value="8.580046" calcext:value-type="float">
            <text:p>8.580046</text:p>
          </table:table-cell>
          <table:table-cell office:value-type="float" office:value="1.802617" calcext:value-type="float">
            <text:p>1.802617</text:p>
          </table:table-cell>
          <table:table-cell office:value-type="float" office:value="0.2495092" calcext:value-type="float">
            <text:p>0.2495092</text:p>
          </table:table-cell>
          <table:table-cell office:value-type="float" office:value="0.03511639" calcext:value-type="float">
            <text:p>0.03511639</text:p>
          </table:table-cell>
          <table:table-cell office:value-type="float" office:value="0.03475213" calcext:value-type="float">
            <text:p>0.03475213</text:p>
          </table:table-cell>
          <table:table-cell office:value-type="float" office:value="0.07325019" calcext:value-type="float">
            <text:p>0.07325019</text:p>
          </table:table-cell>
          <table:table-cell office:value-type="float" office:value="0.1325312" calcext:value-type="float">
            <text:p>0.1325312</text:p>
          </table:table-cell>
          <table:table-cell office:value-type="float" office:value="0.1341653" calcext:value-type="float">
            <text:p>0.1341653</text:p>
          </table:table-cell>
          <table:table-cell office:value-type="float" office:value="0.1359553" calcext:value-type="float">
            <text:p>0.1359553</text:p>
          </table:table-cell>
          <table:table-cell office:value-type="float" office:value="0.1447841" calcext:value-type="float">
            <text:p>0.1447841</text:p>
          </table:table-cell>
          <table:table-cell office:value-type="float" office:value="0.1506431" calcext:value-type="float">
            <text:p>0.1506431</text:p>
          </table:table-cell>
          <table:table-cell office:value-type="float" office:value="0.1562715" calcext:value-type="float">
            <text:p>0.1562715</text:p>
          </table:table-cell>
          <table:table-cell office:value-type="float" office:value="0" calcext:value-type="float">
            <text:p>0</text:p>
          </table:table-cell>
          <table:table-cell office:value-type="float" office:value="33.32325" calcext:value-type="float">
            <text:p>33.32325</text:p>
          </table:table-cell>
          <table:table-cell office:value-type="float" office:value="32.2339" calcext:value-type="float">
            <text:p>32.2339</text:p>
          </table:table-cell>
          <table:table-cell office:value-type="float" office:value="23.27876" calcext:value-type="float">
            <text:p>23.27876</text:p>
          </table:table-cell>
          <table:table-cell office:value-type="float" office:value="6.375767" calcext:value-type="float">
            <text:p>6.375767</text:p>
          </table:table-cell>
          <table:table-cell office:value-type="float" office:value="4.831253" calcext:value-type="float">
            <text:p>4.831253</text:p>
          </table:table-cell>
          <table:table-cell office:value-type="float" office:value="1.987869" calcext:value-type="float">
            <text:p>1.987869</text:p>
          </table:table-cell>
          <table:table-cell office:value-type="float" office:value="1.893461" calcext:value-type="float">
            <text:p>1.893461</text:p>
          </table:table-cell>
          <table:table-cell office:value-type="float" office:value="4.216368" calcext:value-type="float">
            <text:p>4.216368</text:p>
          </table:table-cell>
          <table:table-cell office:value-type="float" office:value="6.664373" calcext:value-type="float">
            <text:p>6.664373</text:p>
          </table:table-cell>
          <table:table-cell office:value-type="float" office:value="6.960161" calcext:value-type="float">
            <text:p>6.960161</text:p>
          </table:table-cell>
          <table:table-cell office:value-type="float" office:value="7.184616" calcext:value-type="float">
            <text:p>7.184616</text:p>
          </table:table-cell>
          <table:table-cell office:value-type="float" office:value="7.676582" calcext:value-type="float">
            <text:p>7.676582</text:p>
          </table:table-cell>
          <table:table-cell office:value-type="float" office:value="8.572221" calcext:value-type="float">
            <text:p>8.572221</text:p>
          </table:table-cell>
          <table:table-cell office:value-type="float" office:value="9.105367" calcext:value-type="float">
            <text:p>9.105367</text:p>
          </table:table-cell>
          <table:table-cell office:value-type="float" office:value="0" calcext:value-type="float">
            <text:p>0</text:p>
          </table:table-cell>
          <table:table-cell office:value-type="float" office:value="75.16293" calcext:value-type="float">
            <text:p>75.16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2.487767" calcext:value-type="float">
            <text:p>2.487767</text:p>
          </table:table-cell>
          <table:table-cell office:value-type="float" office:value="136.1458" calcext:value-type="float">
            <text:p>136.1458</text:p>
          </table:table-cell>
          <table:table-cell office:value-type="float" office:value="5" calcext:value-type="float">
            <text:p>5</text:p>
          </table:table-cell>
          <table:table-cell office:value-type="float" office:value="-0.001633155" calcext:value-type="float">
            <text:p>-0.001633155</text:p>
          </table:table-cell>
          <table:table-cell office:value-type="float" office:value="30.10028" calcext:value-type="float">
            <text:p>30.10028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09928" calcext:value-type="float">
            <text:p>0.0005709928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764667" calcext:value-type="float">
            <text:p>0.07764667</text:p>
          </table:table-cell>
          <table:table-cell office:value-type="float" office:value="1176.565" calcext:value-type="float">
            <text:p>1176.565</text:p>
          </table:table-cell>
          <table:table-cell office:value-type="float" office:value="1.674568" calcext:value-type="float">
            <text:p>1.674568</text:p>
          </table:table-cell>
          <table:table-cell office:value-type="float" office:value="0" calcext:value-type="float">
            <text:p>0</text:p>
          </table:table-cell>
          <table:table-cell office:value-type="float" office:value="22.54674" calcext:value-type="float">
            <text:p>22.54674</text:p>
          </table:table-cell>
          <table:table-cell office:value-type="float" office:value="42.46273" calcext:value-type="float">
            <text:p>42.46273</text:p>
          </table:table-cell>
          <table:table-cell office:value-type="float" office:value="1.909013" calcext:value-type="float">
            <text:p>1.909013</text:p>
          </table:table-cell>
          <table:table-cell office:value-type="float" office:value="0.4180475" calcext:value-type="float">
            <text:p>0.4180475</text:p>
          </table:table-cell>
          <table:table-cell office:value-type="float" office:value="0.1100155" calcext:value-type="float">
            <text:p>0.1100155</text:p>
          </table:table-cell>
          <table:table-cell office:value-type="float" office:value="0.03200121" calcext:value-type="float">
            <text:p>0.03200121</text:p>
          </table:table-cell>
          <table:table-cell office:value-type="float" office:value="0.03449477" calcext:value-type="float">
            <text:p>0.03449477</text:p>
          </table:table-cell>
          <table:table-cell office:value-type="float" office:value="0.07325965" calcext:value-type="float">
            <text:p>0.07325965</text:p>
          </table:table-cell>
          <table:table-cell office:value-type="float" office:value="0.132701" calcext:value-type="float">
            <text:p>0.132701</text:p>
          </table:table-cell>
          <table:table-cell office:value-type="float" office:value="0.1342655" calcext:value-type="float">
            <text:p>0.1342655</text:p>
          </table:table-cell>
          <table:table-cell office:value-type="float" office:value="0.1360414" calcext:value-type="float">
            <text:p>0.1360414</text:p>
          </table:table-cell>
          <table:table-cell office:value-type="float" office:value="0.14541" calcext:value-type="float">
            <text:p>0.14541</text:p>
          </table:table-cell>
          <table:table-cell office:value-type="float" office:value="0.1507222" calcext:value-type="float">
            <text:p>0.1507222</text:p>
          </table:table-cell>
          <table:table-cell office:value-type="float" office:value="0.1563341" calcext:value-type="float">
            <text:p>0.1563341</text:p>
          </table:table-cell>
          <table:table-cell office:value-type="float" office:value="0" calcext:value-type="float">
            <text:p>0</text:p>
          </table:table-cell>
          <table:table-cell office:value-type="float" office:value="37.73481" calcext:value-type="float">
            <text:p>37.73481</text:p>
          </table:table-cell>
          <table:table-cell office:value-type="float" office:value="33.71733" calcext:value-type="float">
            <text:p>33.71733</text:p>
          </table:table-cell>
          <table:table-cell office:value-type="float" office:value="24.864" calcext:value-type="float">
            <text:p>24.864</text:p>
          </table:table-cell>
          <table:table-cell office:value-type="float" office:value="6.712569" calcext:value-type="float">
            <text:p>6.712569</text:p>
          </table:table-cell>
          <table:table-cell office:value-type="float" office:value="4.878128" calcext:value-type="float">
            <text:p>4.878128</text:p>
          </table:table-cell>
          <table:table-cell office:value-type="float" office:value="1.99153" calcext:value-type="float">
            <text:p>1.99153</text:p>
          </table:table-cell>
          <table:table-cell office:value-type="float" office:value="1.896943" calcext:value-type="float">
            <text:p>1.896943</text:p>
          </table:table-cell>
          <table:table-cell office:value-type="float" office:value="4.221777" calcext:value-type="float">
            <text:p>4.221777</text:p>
          </table:table-cell>
          <table:table-cell office:value-type="float" office:value="6.67164" calcext:value-type="float">
            <text:p>6.67164</text:p>
          </table:table-cell>
          <table:table-cell office:value-type="float" office:value="6.967071" calcext:value-type="float">
            <text:p>6.967071</text:p>
          </table:table-cell>
          <table:table-cell office:value-type="float" office:value="7.191782" calcext:value-type="float">
            <text:p>7.191782</text:p>
          </table:table-cell>
          <table:table-cell office:value-type="float" office:value="7.683249" calcext:value-type="float">
            <text:p>7.683249</text:p>
          </table:table-cell>
          <table:table-cell office:value-type="float" office:value="8.578398" calcext:value-type="float">
            <text:p>8.578398</text:p>
          </table:table-cell>
          <table:table-cell office:value-type="float" office:value="9.111191" calcext:value-type="float">
            <text:p>9.111191</text:p>
          </table:table-cell>
          <table:table-cell office:value-type="float" office:value="0" calcext:value-type="float">
            <text:p>0</text:p>
          </table:table-cell>
          <table:table-cell office:value-type="float" office:value="75.17587" calcext:value-type="float">
            <text:p>75.17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2.469345" calcext:value-type="float">
            <text:p>2.469345</text:p>
          </table:table-cell>
          <table:table-cell office:value-type="float" office:value="136.1442" calcext:value-type="float">
            <text:p>136.1442</text:p>
          </table:table-cell>
          <table:table-cell office:value-type="float" office:value="5" calcext:value-type="float">
            <text:p>5</text:p>
          </table:table-cell>
          <table:table-cell office:value-type="float" office:value="-0.002373927" calcext:value-type="float">
            <text:p>-0.002373927</text:p>
          </table:table-cell>
          <table:table-cell office:value-type="float" office:value="30.21386" calcext:value-type="float">
            <text:p>30.21386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30159" calcext:value-type="float">
            <text:p>0.0005730159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784685" calcext:value-type="float">
            <text:p>0.07784685</text:p>
          </table:table-cell>
          <table:table-cell office:value-type="float" office:value="1176.756" calcext:value-type="float">
            <text:p>1176.756</text:p>
          </table:table-cell>
          <table:table-cell office:value-type="float" office:value="1.669951" calcext:value-type="float">
            <text:p>1.669951</text:p>
          </table:table-cell>
          <table:table-cell office:value-type="float" office:value="0" calcext:value-type="float">
            <text:p>0</text:p>
          </table:table-cell>
          <table:table-cell office:value-type="float" office:value="14.14207" calcext:value-type="float">
            <text:p>14.14207</text:p>
          </table:table-cell>
          <table:table-cell office:value-type="float" office:value="22.13919" calcext:value-type="float">
            <text:p>22.13919</text:p>
          </table:table-cell>
          <table:table-cell office:value-type="float" office:value="0.6975445" calcext:value-type="float">
            <text:p>0.6975445</text:p>
          </table:table-cell>
          <table:table-cell office:value-type="float" office:value="0.1550378" calcext:value-type="float">
            <text:p>0.1550378</text:p>
          </table:table-cell>
          <table:table-cell office:value-type="float" office:value="0.08275063" calcext:value-type="float">
            <text:p>0.08275063</text:p>
          </table:table-cell>
          <table:table-cell office:value-type="float" office:value="0.0317768" calcext:value-type="float">
            <text:p>0.0317768</text:p>
          </table:table-cell>
          <table:table-cell office:value-type="float" office:value="0.0345268" calcext:value-type="float">
            <text:p>0.0345268</text:p>
          </table:table-cell>
          <table:table-cell office:value-type="float" office:value="0.07320835" calcext:value-type="float">
            <text:p>0.07320835</text:p>
          </table:table-cell>
          <table:table-cell office:value-type="float" office:value="0.1328222" calcext:value-type="float">
            <text:p>0.1328222</text:p>
          </table:table-cell>
          <table:table-cell office:value-type="float" office:value="0.1343627" calcext:value-type="float">
            <text:p>0.1343627</text:p>
          </table:table-cell>
          <table:table-cell office:value-type="float" office:value="0.1361257" calcext:value-type="float">
            <text:p>0.1361257</text:p>
          </table:table-cell>
          <table:table-cell office:value-type="float" office:value="0.1450812" calcext:value-type="float">
            <text:p>0.1450812</text:p>
          </table:table-cell>
          <table:table-cell office:value-type="float" office:value="0.1507943" calcext:value-type="float">
            <text:p>0.1507943</text:p>
          </table:table-cell>
          <table:table-cell office:value-type="float" office:value="0.1563961" calcext:value-type="float">
            <text:p>0.1563961</text:p>
          </table:table-cell>
          <table:table-cell office:value-type="float" office:value="0" calcext:value-type="float">
            <text:p>0</text:p>
          </table:table-cell>
          <table:table-cell office:value-type="float" office:value="38.05299" calcext:value-type="float">
            <text:p>38.05299</text:p>
          </table:table-cell>
          <table:table-cell office:value-type="float" office:value="35.33694" calcext:value-type="float">
            <text:p>35.33694</text:p>
          </table:table-cell>
          <table:table-cell office:value-type="float" office:value="25.20297" calcext:value-type="float">
            <text:p>25.20297</text:p>
          </table:table-cell>
          <table:table-cell office:value-type="float" office:value="6.784729" calcext:value-type="float">
            <text:p>6.784729</text:p>
          </table:table-cell>
          <table:table-cell office:value-type="float" office:value="4.896625" calcext:value-type="float">
            <text:p>4.896625</text:p>
          </table:table-cell>
          <table:table-cell office:value-type="float" office:value="1.994774" calcext:value-type="float">
            <text:p>1.994774</text:p>
          </table:table-cell>
          <table:table-cell office:value-type="float" office:value="1.900353" calcext:value-type="float">
            <text:p>1.900353</text:p>
          </table:table-cell>
          <table:table-cell office:value-type="float" office:value="4.227149" calcext:value-type="float">
            <text:p>4.227149</text:p>
          </table:table-cell>
          <table:table-cell office:value-type="float" office:value="6.678908" calcext:value-type="float">
            <text:p>6.678908</text:p>
          </table:table-cell>
          <table:table-cell office:value-type="float" office:value="6.973912" calcext:value-type="float">
            <text:p>6.973912</text:p>
          </table:table-cell>
          <table:table-cell office:value-type="float" office:value="7.198909" calcext:value-type="float">
            <text:p>7.198909</text:p>
          </table:table-cell>
          <table:table-cell office:value-type="float" office:value="7.689912" calcext:value-type="float">
            <text:p>7.689912</text:p>
          </table:table-cell>
          <table:table-cell office:value-type="float" office:value="8.584522" calcext:value-type="float">
            <text:p>8.584522</text:p>
          </table:table-cell>
          <table:table-cell office:value-type="float" office:value="9.117036" calcext:value-type="float">
            <text:p>9.117036</text:p>
          </table:table-cell>
          <table:table-cell office:value-type="float" office:value="0" calcext:value-type="float">
            <text:p>0</text:p>
          </table:table-cell>
          <table:table-cell office:value-type="float" office:value="94.22411" calcext:value-type="float">
            <text:p>94.22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2.451651" calcext:value-type="float">
            <text:p>2.451651</text:p>
          </table:table-cell>
          <table:table-cell office:value-type="float" office:value="136.1426" calcext:value-type="float">
            <text:p>136.1426</text:p>
          </table:table-cell>
          <table:table-cell office:value-type="float" office:value="5" calcext:value-type="float">
            <text:p>5</text:p>
          </table:table-cell>
          <table:table-cell office:value-type="float" office:value="-0.003197022" calcext:value-type="float">
            <text:p>-0.003197022</text:p>
          </table:table-cell>
          <table:table-cell office:value-type="float" office:value="30.30627" calcext:value-type="float">
            <text:p>30.30627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41544" calcext:value-type="float">
            <text:p>0.0005741544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799743" calcext:value-type="float">
            <text:p>0.07799743</text:p>
          </table:table-cell>
          <table:table-cell office:value-type="float" office:value="1176.845" calcext:value-type="float">
            <text:p>1176.845</text:p>
          </table:table-cell>
          <table:table-cell office:value-type="float" office:value="1.666903" calcext:value-type="float">
            <text:p>1.666903</text:p>
          </table:table-cell>
          <table:table-cell office:value-type="float" office:value="0" calcext:value-type="float">
            <text:p>0</text:p>
          </table:table-cell>
          <table:table-cell office:value-type="float" office:value="3.801602" calcext:value-type="float">
            <text:p>3.801602</text:p>
          </table:table-cell>
          <table:table-cell office:value-type="float" office:value="9.985921" calcext:value-type="float">
            <text:p>9.985921</text:p>
          </table:table-cell>
          <table:table-cell office:value-type="float" office:value="0.4650297" calcext:value-type="float">
            <text:p>0.4650297</text:p>
          </table:table-cell>
          <table:table-cell office:value-type="float" office:value="0.1050447" calcext:value-type="float">
            <text:p>0.1050447</text:p>
          </table:table-cell>
          <table:table-cell office:value-type="float" office:value="0.07826862" calcext:value-type="float">
            <text:p>0.07826862</text:p>
          </table:table-cell>
          <table:table-cell office:value-type="float" office:value="0.03227973" calcext:value-type="float">
            <text:p>0.03227973</text:p>
          </table:table-cell>
          <table:table-cell office:value-type="float" office:value="0.03489506" calcext:value-type="float">
            <text:p>0.03489506</text:p>
          </table:table-cell>
          <table:table-cell office:value-type="float" office:value="0.0733192" calcext:value-type="float">
            <text:p>0.0733192</text:p>
          </table:table-cell>
          <table:table-cell office:value-type="float" office:value="0.1329299" calcext:value-type="float">
            <text:p>0.1329299</text:p>
          </table:table-cell>
          <table:table-cell office:value-type="float" office:value="0.1344551" calcext:value-type="float">
            <text:p>0.1344551</text:p>
          </table:table-cell>
          <table:table-cell office:value-type="float" office:value="0.1362091" calcext:value-type="float">
            <text:p>0.1362091</text:p>
          </table:table-cell>
          <table:table-cell office:value-type="float" office:value="0.1449725" calcext:value-type="float">
            <text:p>0.1449725</text:p>
          </table:table-cell>
          <table:table-cell office:value-type="float" office:value="0.1508615" calcext:value-type="float">
            <text:p>0.1508615</text:p>
          </table:table-cell>
          <table:table-cell office:value-type="float" office:value="0.156458" calcext:value-type="float">
            <text:p>0.156458</text:p>
          </table:table-cell>
          <table:table-cell office:value-type="float" office:value="0" calcext:value-type="float">
            <text:p>0</text:p>
          </table:table-cell>
          <table:table-cell office:value-type="float" office:value="38.15854" calcext:value-type="float">
            <text:p>38.15854</text:p>
          </table:table-cell>
          <table:table-cell office:value-type="float" office:value="36.82455" calcext:value-type="float">
            <text:p>36.82455</text:p>
          </table:table-cell>
          <table:table-cell office:value-type="float" office:value="25.32134" calcext:value-type="float">
            <text:p>25.32134</text:p>
          </table:table-cell>
          <table:table-cell office:value-type="float" office:value="6.808594" calcext:value-type="float">
            <text:p>6.808594</text:p>
          </table:table-cell>
          <table:table-cell office:value-type="float" office:value="4.910619" calcext:value-type="float">
            <text:p>4.910619</text:p>
          </table:table-cell>
          <table:table-cell office:value-type="float" office:value="1.998118" calcext:value-type="float">
            <text:p>1.998118</text:p>
          </table:table-cell>
          <table:table-cell office:value-type="float" office:value="1.903816" calcext:value-type="float">
            <text:p>1.903816</text:p>
          </table:table-cell>
          <table:table-cell office:value-type="float" office:value="4.232507" calcext:value-type="float">
            <text:p>4.232507</text:p>
          </table:table-cell>
          <table:table-cell office:value-type="float" office:value="6.686176" calcext:value-type="float">
            <text:p>6.686176</text:p>
          </table:table-cell>
          <table:table-cell office:value-type="float" office:value="6.980744" calcext:value-type="float">
            <text:p>6.980744</text:p>
          </table:table-cell>
          <table:table-cell office:value-type="float" office:value="7.206036" calcext:value-type="float">
            <text:p>7.206036</text:p>
          </table:table-cell>
          <table:table-cell office:value-type="float" office:value="7.696583" calcext:value-type="float">
            <text:p>7.696583</text:p>
          </table:table-cell>
          <table:table-cell office:value-type="float" office:value="8.590647" calcext:value-type="float">
            <text:p>8.590647</text:p>
          </table:table-cell>
          <table:table-cell office:value-type="float" office:value="9.122871" calcext:value-type="float">
            <text:p>9.122871</text:p>
          </table:table-cell>
          <table:table-cell office:value-type="float" office:value="0" calcext:value-type="float">
            <text:p>0</text:p>
          </table:table-cell>
          <table:table-cell office:value-type="float" office:value="102.2715" calcext:value-type="float">
            <text:p>102.2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2.433611" calcext:value-type="float">
            <text:p>2.433611</text:p>
          </table:table-cell>
          <table:table-cell office:value-type="float" office:value="136.1411" calcext:value-type="float">
            <text:p>136.1411</text:p>
          </table:table-cell>
          <table:table-cell office:value-type="float" office:value="5" calcext:value-type="float">
            <text:p>5</text:p>
          </table:table-cell>
          <table:table-cell office:value-type="float" office:value="-0.004116805" calcext:value-type="float">
            <text:p>-0.004116805</text:p>
          </table:table-cell>
          <table:table-cell office:value-type="float" office:value="30.37333" calcext:value-type="float">
            <text:p>30.37333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49774" calcext:value-type="float">
            <text:p>0.0005749774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11727" calcext:value-type="float">
            <text:p>0.07811727</text:p>
          </table:table-cell>
          <table:table-cell office:value-type="float" office:value="1176.873" calcext:value-type="float">
            <text:p>1176.873</text:p>
          </table:table-cell>
          <table:table-cell office:value-type="float" office:value="1.664894" calcext:value-type="float">
            <text:p>1.664894</text:p>
          </table:table-cell>
          <table:table-cell office:value-type="float" office:value="0" calcext:value-type="float">
            <text:p>0</text:p>
          </table:table-cell>
          <table:table-cell office:value-type="float" office:value="5.44955" calcext:value-type="float">
            <text:p>5.44955</text:p>
          </table:table-cell>
          <table:table-cell office:value-type="float" office:value="4.152825" calcext:value-type="float">
            <text:p>4.152825</text:p>
          </table:table-cell>
          <table:table-cell office:value-type="float" office:value="0.4274627" calcext:value-type="float">
            <text:p>0.4274627</text:p>
          </table:table-cell>
          <table:table-cell office:value-type="float" office:value="0.0963896" calcext:value-type="float">
            <text:p>0.0963896</text:p>
          </table:table-cell>
          <table:table-cell office:value-type="float" office:value="0.07783531" calcext:value-type="float">
            <text:p>0.07783531</text:p>
          </table:table-cell>
          <table:table-cell office:value-type="float" office:value="0.03227263" calcext:value-type="float">
            <text:p>0.03227263</text:p>
          </table:table-cell>
          <table:table-cell office:value-type="float" office:value="0.03505691" calcext:value-type="float">
            <text:p>0.03505691</text:p>
          </table:table-cell>
          <table:table-cell office:value-type="float" office:value="0.07345396" calcext:value-type="float">
            <text:p>0.07345396</text:p>
          </table:table-cell>
          <table:table-cell office:value-type="float" office:value="0.1330467" calcext:value-type="float">
            <text:p>0.1330467</text:p>
          </table:table-cell>
          <table:table-cell office:value-type="float" office:value="0.1345451" calcext:value-type="float">
            <text:p>0.1345451</text:p>
          </table:table-cell>
          <table:table-cell office:value-type="float" office:value="0.1362918" calcext:value-type="float">
            <text:p>0.1362918</text:p>
          </table:table-cell>
          <table:table-cell office:value-type="float" office:value="0.1449696" calcext:value-type="float">
            <text:p>0.1449696</text:p>
          </table:table-cell>
          <table:table-cell office:value-type="float" office:value="0.1509294" calcext:value-type="float">
            <text:p>0.1509294</text:p>
          </table:table-cell>
          <table:table-cell office:value-type="float" office:value="0.15652" calcext:value-type="float">
            <text:p>0.15652</text:p>
          </table:table-cell>
          <table:table-cell office:value-type="float" office:value="0" calcext:value-type="float">
            <text:p>0</text:p>
          </table:table-cell>
          <table:table-cell office:value-type="float" office:value="38.58823" calcext:value-type="float">
            <text:p>38.58823</text:p>
          </table:table-cell>
          <table:table-cell office:value-type="float" office:value="37.66986" calcext:value-type="float">
            <text:p>37.66986</text:p>
          </table:table-cell>
          <table:table-cell office:value-type="float" office:value="25.39643" calcext:value-type="float">
            <text:p>25.39643</text:p>
          </table:table-cell>
          <table:table-cell office:value-type="float" office:value="6.82313" calcext:value-type="float">
            <text:p>6.82313</text:p>
          </table:table-cell>
          <table:table-cell office:value-type="float" office:value="4.92371" calcext:value-type="float">
            <text:p>4.92371</text:p>
          </table:table-cell>
          <table:table-cell office:value-type="float" office:value="2.0015" calcext:value-type="float">
            <text:p>2.0015</text:p>
          </table:table-cell>
          <table:table-cell office:value-type="float" office:value="1.907324" calcext:value-type="float">
            <text:p>1.907324</text:p>
          </table:table-cell>
          <table:table-cell office:value-type="float" office:value="4.237888" calcext:value-type="float">
            <text:p>4.237888</text:p>
          </table:table-cell>
          <table:table-cell office:value-type="float" office:value="6.693444" calcext:value-type="float">
            <text:p>6.693444</text:p>
          </table:table-cell>
          <table:table-cell office:value-type="float" office:value="6.98758" calcext:value-type="float">
            <text:p>6.98758</text:p>
          </table:table-cell>
          <table:table-cell office:value-type="float" office:value="7.213134" calcext:value-type="float">
            <text:p>7.213134</text:p>
          </table:table-cell>
          <table:table-cell office:value-type="float" office:value="7.70325" calcext:value-type="float">
            <text:p>7.70325</text:p>
          </table:table-cell>
          <table:table-cell office:value-type="float" office:value="8.59676" calcext:value-type="float">
            <text:p>8.59676</text:p>
          </table:table-cell>
          <table:table-cell office:value-type="float" office:value="9.128706" calcext:value-type="float">
            <text:p>9.128706</text:p>
          </table:table-cell>
          <table:table-cell office:value-type="float" office:value="0" calcext:value-type="float">
            <text:p>0</text:p>
          </table:table-cell>
          <table:table-cell office:value-type="float" office:value="108.5926" calcext:value-type="float">
            <text:p>108.5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2.420585" calcext:value-type="float">
            <text:p>2.420585</text:p>
          </table:table-cell>
          <table:table-cell office:value-type="float" office:value="136.1395" calcext:value-type="float">
            <text:p>136.1395</text:p>
          </table:table-cell>
          <table:table-cell office:value-type="float" office:value="5" calcext:value-type="float">
            <text:p>5</text:p>
          </table:table-cell>
          <table:table-cell office:value-type="float" office:value="-0.005077069" calcext:value-type="float">
            <text:p>-0.005077069</text:p>
          </table:table-cell>
          <table:table-cell office:value-type="float" office:value="30.41719" calcext:value-type="float">
            <text:p>30.41719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55739" calcext:value-type="float">
            <text:p>0.0005755739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21266" calcext:value-type="float">
            <text:p>0.07821266</text:p>
          </table:table-cell>
          <table:table-cell office:value-type="float" office:value="1176.873" calcext:value-type="float">
            <text:p>1176.873</text:p>
          </table:table-cell>
          <table:table-cell office:value-type="float" office:value="1.66393" calcext:value-type="float">
            <text:p>1.66393</text:p>
          </table:table-cell>
          <table:table-cell office:value-type="float" office:value="0" calcext:value-type="float">
            <text:p>0</text:p>
          </table:table-cell>
          <table:table-cell office:value-type="float" office:value="1.647022" calcext:value-type="float">
            <text:p>1.647022</text:p>
          </table:table-cell>
          <table:table-cell office:value-type="float" office:value="1.973206" calcext:value-type="float">
            <text:p>1.973206</text:p>
          </table:table-cell>
          <table:table-cell office:value-type="float" office:value="0.3640603" calcext:value-type="float">
            <text:p>0.3640603</text:p>
          </table:table-cell>
          <table:table-cell office:value-type="float" office:value="0.08489127" calcext:value-type="float">
            <text:p>0.08489127</text:p>
          </table:table-cell>
          <table:table-cell office:value-type="float" office:value="0.07140736" calcext:value-type="float">
            <text:p>0.07140736</text:p>
          </table:table-cell>
          <table:table-cell office:value-type="float" office:value="0.0309561" calcext:value-type="float">
            <text:p>0.0309561</text:p>
          </table:table-cell>
          <table:table-cell office:value-type="float" office:value="0.03488895" calcext:value-type="float">
            <text:p>0.03488895</text:p>
          </table:table-cell>
          <table:table-cell office:value-type="float" office:value="0.07357584" calcext:value-type="float">
            <text:p>0.07357584</text:p>
          </table:table-cell>
          <table:table-cell office:value-type="float" office:value="0.1331688" calcext:value-type="float">
            <text:p>0.1331688</text:p>
          </table:table-cell>
          <table:table-cell office:value-type="float" office:value="0.1346341" calcext:value-type="float">
            <text:p>0.1346341</text:p>
          </table:table-cell>
          <table:table-cell office:value-type="float" office:value="0.1363737" calcext:value-type="float">
            <text:p>0.1363737</text:p>
          </table:table-cell>
          <table:table-cell office:value-type="float" office:value="0.1443617" calcext:value-type="float">
            <text:p>0.1443617</text:p>
          </table:table-cell>
          <table:table-cell office:value-type="float" office:value="0.1509959" calcext:value-type="float">
            <text:p>0.1509959</text:p>
          </table:table-cell>
          <table:table-cell office:value-type="float" office:value="0.156582" calcext:value-type="float">
            <text:p>0.156582</text:p>
          </table:table-cell>
          <table:table-cell office:value-type="float" office:value="0" calcext:value-type="float">
            <text:p>0</text:p>
          </table:table-cell>
          <table:table-cell office:value-type="float" office:value="38.61721" calcext:value-type="float">
            <text:p>38.61721</text:p>
          </table:table-cell>
          <table:table-cell office:value-type="float" office:value="38.05739" calcext:value-type="float">
            <text:p>38.05739</text:p>
          </table:table-cell>
          <table:table-cell office:value-type="float" office:value="25.46224" calcext:value-type="float">
            <text:p>25.46224</text:p>
          </table:table-cell>
          <table:table-cell office:value-type="float" office:value="6.83531" calcext:value-type="float">
            <text:p>6.83531</text:p>
          </table:table-cell>
          <table:table-cell office:value-type="float" office:value="4.936296" calcext:value-type="float">
            <text:p>4.936296</text:p>
          </table:table-cell>
          <table:table-cell office:value-type="float" office:value="2.004817" calcext:value-type="float">
            <text:p>2.004817</text:p>
          </table:table-cell>
          <table:table-cell office:value-type="float" office:value="1.910853" calcext:value-type="float">
            <text:p>1.910853</text:p>
          </table:table-cell>
          <table:table-cell office:value-type="float" office:value="4.243278" calcext:value-type="float">
            <text:p>4.243278</text:p>
          </table:table-cell>
          <table:table-cell office:value-type="float" office:value="6.700711" calcext:value-type="float">
            <text:p>6.700711</text:p>
          </table:table-cell>
          <table:table-cell office:value-type="float" office:value="6.994414" calcext:value-type="float">
            <text:p>6.994414</text:p>
          </table:table-cell>
          <table:table-cell office:value-type="float" office:value="7.220204" calcext:value-type="float">
            <text:p>7.220204</text:p>
          </table:table-cell>
          <table:table-cell office:value-type="float" office:value="7.709914" calcext:value-type="float">
            <text:p>7.709914</text:p>
          </table:table-cell>
          <table:table-cell office:value-type="float" office:value="8.602808" calcext:value-type="float">
            <text:p>8.602808</text:p>
          </table:table-cell>
          <table:table-cell office:value-type="float" office:value="9.134529" calcext:value-type="float">
            <text:p>9.134529</text:p>
          </table:table-cell>
          <table:table-cell office:value-type="float" office:value="0" calcext:value-type="float">
            <text:p>0</text:p>
          </table:table-cell>
          <table:table-cell office:value-type="float" office:value="90.08232" calcext:value-type="float">
            <text:p>90.08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2.404307" calcext:value-type="float">
            <text:p>2.404307</text:p>
          </table:table-cell>
          <table:table-cell office:value-type="float" office:value="136.1378" calcext:value-type="float">
            <text:p>136.1378</text:p>
          </table:table-cell>
          <table:table-cell office:value-type="float" office:value="5" calcext:value-type="float">
            <text:p>5</text:p>
          </table:table-cell>
          <table:table-cell office:value-type="float" office:value="-0.006220198" calcext:value-type="float">
            <text:p>-0.006220198</text:p>
          </table:table-cell>
          <table:table-cell office:value-type="float" office:value="30.45199" calcext:value-type="float">
            <text:p>30.45199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60405" calcext:value-type="float">
            <text:p>0.0005760405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29177" calcext:value-type="float">
            <text:p>0.07829177</text:p>
          </table:table-cell>
          <table:table-cell office:value-type="float" office:value="1176.864" calcext:value-type="float">
            <text:p>1176.864</text:p>
          </table:table-cell>
          <table:table-cell office:value-type="float" office:value="1.660713" calcext:value-type="float">
            <text:p>1.660713</text:p>
          </table:table-cell>
          <table:table-cell office:value-type="float" office:value="0" calcext:value-type="float">
            <text:p>0</text:p>
          </table:table-cell>
          <table:table-cell office:value-type="float" office:value="2.439233" calcext:value-type="float">
            <text:p>2.439233</text:p>
          </table:table-cell>
          <table:table-cell office:value-type="float" office:value="1.326481" calcext:value-type="float">
            <text:p>1.326481</text:p>
          </table:table-cell>
          <table:table-cell office:value-type="float" office:value="0.3898061" calcext:value-type="float">
            <text:p>0.3898061</text:p>
          </table:table-cell>
          <table:table-cell office:value-type="float" office:value="0.08767285" calcext:value-type="float">
            <text:p>0.08767285</text:p>
          </table:table-cell>
          <table:table-cell office:value-type="float" office:value="0.07208601" calcext:value-type="float">
            <text:p>0.07208601</text:p>
          </table:table-cell>
          <table:table-cell office:value-type="float" office:value="0.0295866" calcext:value-type="float">
            <text:p>0.0295866</text:p>
          </table:table-cell>
          <table:table-cell office:value-type="float" office:value="0.03431468" calcext:value-type="float">
            <text:p>0.03431468</text:p>
          </table:table-cell>
          <table:table-cell office:value-type="float" office:value="0.07345583" calcext:value-type="float">
            <text:p>0.07345583</text:p>
          </table:table-cell>
          <table:table-cell office:value-type="float" office:value="0.1332665" calcext:value-type="float">
            <text:p>0.1332665</text:p>
          </table:table-cell>
          <table:table-cell office:value-type="float" office:value="0.134722" calcext:value-type="float">
            <text:p>0.134722</text:p>
          </table:table-cell>
          <table:table-cell office:value-type="float" office:value="0.1364548" calcext:value-type="float">
            <text:p>0.1364548</text:p>
          </table:table-cell>
          <table:table-cell office:value-type="float" office:value="0.1438064" calcext:value-type="float">
            <text:p>0.1438064</text:p>
          </table:table-cell>
          <table:table-cell office:value-type="float" office:value="0.1510623" calcext:value-type="float">
            <text:p>0.1510623</text:p>
          </table:table-cell>
          <table:table-cell office:value-type="float" office:value="0.1566439" calcext:value-type="float">
            <text:p>0.1566439</text:p>
          </table:table-cell>
          <table:table-cell office:value-type="float" office:value="0" calcext:value-type="float">
            <text:p>0</text:p>
          </table:table-cell>
          <table:table-cell office:value-type="float" office:value="38.82408" calcext:value-type="float">
            <text:p>38.82408</text:p>
          </table:table-cell>
          <table:table-cell office:value-type="float" office:value="38.20486" calcext:value-type="float">
            <text:p>38.20486</text:p>
          </table:table-cell>
          <table:table-cell office:value-type="float" office:value="25.51171" calcext:value-type="float">
            <text:p>25.51171</text:p>
          </table:table-cell>
          <table:table-cell office:value-type="float" office:value="6.84433" calcext:value-type="float">
            <text:p>6.84433</text:p>
          </table:table-cell>
          <table:table-cell office:value-type="float" office:value="4.94651" calcext:value-type="float">
            <text:p>4.94651</text:p>
          </table:table-cell>
          <table:table-cell office:value-type="float" office:value="2.007629" calcext:value-type="float">
            <text:p>2.007629</text:p>
          </table:table-cell>
          <table:table-cell office:value-type="float" office:value="1.914228" calcext:value-type="float">
            <text:p>1.914228</text:p>
          </table:table-cell>
          <table:table-cell office:value-type="float" office:value="4.248653" calcext:value-type="float">
            <text:p>4.248653</text:p>
          </table:table-cell>
          <table:table-cell office:value-type="float" office:value="6.707979" calcext:value-type="float">
            <text:p>6.707979</text:p>
          </table:table-cell>
          <table:table-cell office:value-type="float" office:value="7.001248" calcext:value-type="float">
            <text:p>7.001248</text:p>
          </table:table-cell>
          <table:table-cell office:value-type="float" office:value="7.227275" calcext:value-type="float">
            <text:p>7.227275</text:p>
          </table:table-cell>
          <table:table-cell office:value-type="float" office:value="7.716554" calcext:value-type="float">
            <text:p>7.716554</text:p>
          </table:table-cell>
          <table:table-cell office:value-type="float" office:value="8.608855" calcext:value-type="float">
            <text:p>8.608855</text:p>
          </table:table-cell>
          <table:table-cell office:value-type="float" office:value="9.140354" calcext:value-type="float">
            <text:p>9.140354</text:p>
          </table:table-cell>
          <table:table-cell office:value-type="float" office:value="0" calcext:value-type="float">
            <text:p>0</text:p>
          </table:table-cell>
          <table:table-cell office:value-type="float" office:value="101.3489" calcext:value-type="float">
            <text:p>101.3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2.384621" calcext:value-type="float">
            <text:p>2.384621</text:p>
          </table:table-cell>
          <table:table-cell office:value-type="float" office:value="136.1356" calcext:value-type="float">
            <text:p>136.1356</text:p>
          </table:table-cell>
          <table:table-cell office:value-type="float" office:value="5" calcext:value-type="float">
            <text:p>5</text:p>
          </table:table-cell>
          <table:table-cell office:value-type="float" office:value="-0.007834107" calcext:value-type="float">
            <text:p>-0.007834107</text:p>
          </table:table-cell>
          <table:table-cell office:value-type="float" office:value="30.48619" calcext:value-type="float">
            <text:p>30.48619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63858" calcext:value-type="float">
            <text:p>0.0005763858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35576" calcext:value-type="float">
            <text:p>0.07835576</text:p>
          </table:table-cell>
          <table:table-cell office:value-type="float" office:value="1176.852" calcext:value-type="float">
            <text:p>1176.852</text:p>
          </table:table-cell>
          <table:table-cell office:value-type="float" office:value="1.655776" calcext:value-type="float">
            <text:p>1.655776</text:p>
          </table:table-cell>
          <table:table-cell office:value-type="float" office:value="0" calcext:value-type="float">
            <text:p>0</text:p>
          </table:table-cell>
          <table:table-cell office:value-type="float" office:value="1.749525" calcext:value-type="float">
            <text:p>1.749525</text:p>
          </table:table-cell>
          <table:table-cell office:value-type="float" office:value="1.134658" calcext:value-type="float">
            <text:p>1.134658</text:p>
          </table:table-cell>
          <table:table-cell office:value-type="float" office:value="0.4391184" calcext:value-type="float">
            <text:p>0.4391184</text:p>
          </table:table-cell>
          <table:table-cell office:value-type="float" office:value="0.09654054" calcext:value-type="float">
            <text:p>0.09654054</text:p>
          </table:table-cell>
          <table:table-cell office:value-type="float" office:value="0.07884867" calcext:value-type="float">
            <text:p>0.07884867</text:p>
          </table:table-cell>
          <table:table-cell office:value-type="float" office:value="0.02917986" calcext:value-type="float">
            <text:p>0.02917986</text:p>
          </table:table-cell>
          <table:table-cell office:value-type="float" office:value="0.03488615" calcext:value-type="float">
            <text:p>0.03488615</text:p>
          </table:table-cell>
          <table:table-cell office:value-type="float" office:value="0.07353107" calcext:value-type="float">
            <text:p>0.07353107</text:p>
          </table:table-cell>
          <table:table-cell office:value-type="float" office:value="0.1333487" calcext:value-type="float">
            <text:p>0.1333487</text:p>
          </table:table-cell>
          <table:table-cell office:value-type="float" office:value="0.1348072" calcext:value-type="float">
            <text:p>0.1348072</text:p>
          </table:table-cell>
          <table:table-cell office:value-type="float" office:value="0.1365355" calcext:value-type="float">
            <text:p>0.1365355</text:p>
          </table:table-cell>
          <table:table-cell office:value-type="float" office:value="0.1432081" calcext:value-type="float">
            <text:p>0.1432081</text:p>
          </table:table-cell>
          <table:table-cell office:value-type="float" office:value="0.1511279" calcext:value-type="float">
            <text:p>0.1511279</text:p>
          </table:table-cell>
          <table:table-cell office:value-type="float" office:value="0.1567059" calcext:value-type="float">
            <text:p>0.1567059</text:p>
          </table:table-cell>
          <table:table-cell office:value-type="float" office:value="0" calcext:value-type="float">
            <text:p>0</text:p>
          </table:table-cell>
          <table:table-cell office:value-type="float" office:value="38.95526" calcext:value-type="float">
            <text:p>38.95526</text:p>
          </table:table-cell>
          <table:table-cell office:value-type="float" office:value="38.3357" calcext:value-type="float">
            <text:p>38.3357</text:p>
          </table:table-cell>
          <table:table-cell office:value-type="float" office:value="25.57538" calcext:value-type="float">
            <text:p>25.57538</text:p>
          </table:table-cell>
          <table:table-cell office:value-type="float" office:value="6.8557" calcext:value-type="float">
            <text:p>6.8557</text:p>
          </table:table-cell>
          <table:table-cell office:value-type="float" office:value="4.958311" calcext:value-type="float">
            <text:p>4.958311</text:p>
          </table:table-cell>
          <table:table-cell office:value-type="float" office:value="2.010313" calcext:value-type="float">
            <text:p>2.010313</text:p>
          </table:table-cell>
          <table:table-cell office:value-type="float" office:value="1.917614" calcext:value-type="float">
            <text:p>1.917614</text:p>
          </table:table-cell>
          <table:table-cell office:value-type="float" office:value="4.254012" calcext:value-type="float">
            <text:p>4.254012</text:p>
          </table:table-cell>
          <table:table-cell office:value-type="float" office:value="6.715246" calcext:value-type="float">
            <text:p>6.715246</text:p>
          </table:table-cell>
          <table:table-cell office:value-type="float" office:value="7.008081" calcext:value-type="float">
            <text:p>7.008081</text:p>
          </table:table-cell>
          <table:table-cell office:value-type="float" office:value="7.234345" calcext:value-type="float">
            <text:p>7.234345</text:p>
          </table:table-cell>
          <table:table-cell office:value-type="float" office:value="7.723141" calcext:value-type="float">
            <text:p>7.723141</text:p>
          </table:table-cell>
          <table:table-cell office:value-type="float" office:value="8.614902" calcext:value-type="float">
            <text:p>8.614902</text:p>
          </table:table-cell>
          <table:table-cell office:value-type="float" office:value="9.146207" calcext:value-type="float">
            <text:p>9.146207</text:p>
          </table:table-cell>
          <table:table-cell office:value-type="float" office:value="0" calcext:value-type="float">
            <text:p>0</text:p>
          </table:table-cell>
          <table:table-cell office:value-type="float" office:value="114.1608" calcext:value-type="float">
            <text:p>114.1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2.361894" calcext:value-type="float">
            <text:p>2.361894</text:p>
          </table:table-cell>
          <table:table-cell office:value-type="float" office:value="136.1329" calcext:value-type="float">
            <text:p>136.1329</text:p>
          </table:table-cell>
          <table:table-cell office:value-type="float" office:value="5" calcext:value-type="float">
            <text:p>5</text:p>
          </table:table-cell>
          <table:table-cell office:value-type="float" office:value="-0.01009376" calcext:value-type="float">
            <text:p>-0.01009376</text:p>
          </table:table-cell>
          <table:table-cell office:value-type="float" office:value="30.52152" calcext:value-type="float">
            <text:p>30.52152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66561" calcext:value-type="float">
            <text:p>0.0005766561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4093" calcext:value-type="float">
            <text:p>0.0784093</text:p>
          </table:table-cell>
          <table:table-cell office:value-type="float" office:value="1176.84" calcext:value-type="float">
            <text:p>1176.84</text:p>
          </table:table-cell>
          <table:table-cell office:value-type="float" office:value="1.648797" calcext:value-type="float">
            <text:p>1.648797</text:p>
          </table:table-cell>
          <table:table-cell office:value-type="float" office:value="0" calcext:value-type="float">
            <text:p>0</text:p>
          </table:table-cell>
          <table:table-cell office:value-type="float" office:value="1.536235" calcext:value-type="float">
            <text:p>1.536235</text:p>
          </table:table-cell>
          <table:table-cell office:value-type="float" office:value="1.071697" calcext:value-type="float">
            <text:p>1.071697</text:p>
          </table:table-cell>
          <table:table-cell office:value-type="float" office:value="0.4875033" calcext:value-type="float">
            <text:p>0.4875033</text:p>
          </table:table-cell>
          <table:table-cell office:value-type="float" office:value="0.1055031" calcext:value-type="float">
            <text:p>0.1055031</text:p>
          </table:table-cell>
          <table:table-cell office:value-type="float" office:value="0.08644566" calcext:value-type="float">
            <text:p>0.08644566</text:p>
          </table:table-cell>
          <table:table-cell office:value-type="float" office:value="0.02618923" calcext:value-type="float">
            <text:p>0.02618923</text:p>
          </table:table-cell>
          <table:table-cell office:value-type="float" office:value="0.03584182" calcext:value-type="float">
            <text:p>0.03584182</text:p>
          </table:table-cell>
          <table:table-cell office:value-type="float" office:value="0.07382522" calcext:value-type="float">
            <text:p>0.07382522</text:p>
          </table:table-cell>
          <table:table-cell office:value-type="float" office:value="0.1334628" calcext:value-type="float">
            <text:p>0.1334628</text:p>
          </table:table-cell>
          <table:table-cell office:value-type="float" office:value="0.1348914" calcext:value-type="float">
            <text:p>0.1348914</text:p>
          </table:table-cell>
          <table:table-cell office:value-type="float" office:value="0.1366157" calcext:value-type="float">
            <text:p>0.1366157</text:p>
          </table:table-cell>
          <table:table-cell office:value-type="float" office:value="0.1426663" calcext:value-type="float">
            <text:p>0.1426663</text:p>
          </table:table-cell>
          <table:table-cell office:value-type="float" office:value="0.1511936" calcext:value-type="float">
            <text:p>0.1511936</text:p>
          </table:table-cell>
          <table:table-cell office:value-type="float" office:value="0.1567679" calcext:value-type="float">
            <text:p>0.1567679</text:p>
          </table:table-cell>
          <table:table-cell office:value-type="float" office:value="0" calcext:value-type="float">
            <text:p>0</text:p>
          </table:table-cell>
          <table:table-cell office:value-type="float" office:value="39.05483" calcext:value-type="float">
            <text:p>39.05483</text:p>
          </table:table-cell>
          <table:table-cell office:value-type="float" office:value="38.47669" calcext:value-type="float">
            <text:p>38.47669</text:p>
          </table:table-cell>
          <table:table-cell office:value-type="float" office:value="25.65562" calcext:value-type="float">
            <text:p>25.65562</text:p>
          </table:table-cell>
          <table:table-cell office:value-type="float" office:value="6.870187" calcext:value-type="float">
            <text:p>6.870187</text:p>
          </table:table-cell>
          <table:table-cell office:value-type="float" office:value="4.972642" calcext:value-type="float">
            <text:p>4.972642</text:p>
          </table:table-cell>
          <table:table-cell office:value-type="float" office:value="2.012636" calcext:value-type="float">
            <text:p>2.012636</text:p>
          </table:table-cell>
          <table:table-cell office:value-type="float" office:value="1.921161" calcext:value-type="float">
            <text:p>1.921161</text:p>
          </table:table-cell>
          <table:table-cell office:value-type="float" office:value="4.259392" calcext:value-type="float">
            <text:p>4.259392</text:p>
          </table:table-cell>
          <table:table-cell office:value-type="float" office:value="6.722514" calcext:value-type="float">
            <text:p>6.722514</text:p>
          </table:table-cell>
          <table:table-cell office:value-type="float" office:value="7.014916" calcext:value-type="float">
            <text:p>7.014916</text:p>
          </table:table-cell>
          <table:table-cell office:value-type="float" office:value="7.241416" calcext:value-type="float">
            <text:p>7.241416</text:p>
          </table:table-cell>
          <table:table-cell office:value-type="float" office:value="7.729729" calcext:value-type="float">
            <text:p>7.729729</text:p>
          </table:table-cell>
          <table:table-cell office:value-type="float" office:value="8.62095" calcext:value-type="float">
            <text:p>8.62095</text:p>
          </table:table-cell>
          <table:table-cell office:value-type="float" office:value="9.152069" calcext:value-type="float">
            <text:p>9.152069</text:p>
          </table:table-cell>
          <table:table-cell office:value-type="float" office:value="0" calcext:value-type="float">
            <text:p>0</text:p>
          </table:table-cell>
          <table:table-cell office:value-type="float" office:value="142.1254" calcext:value-type="float">
            <text:p>142.1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2.336184" calcext:value-type="float">
            <text:p>2.336184</text:p>
          </table:table-cell>
          <table:table-cell office:value-type="float" office:value="136.1297" calcext:value-type="float">
            <text:p>136.1297</text:p>
          </table:table-cell>
          <table:table-cell office:value-type="float" office:value="5" calcext:value-type="float">
            <text:p>5</text:p>
          </table:table-cell>
          <table:table-cell office:value-type="float" office:value="-0.01331748" calcext:value-type="float">
            <text:p>-0.01331748</text:p>
          </table:table-cell>
          <table:table-cell office:value-type="float" office:value="30.55871" calcext:value-type="float">
            <text:p>30.55871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68741" calcext:value-type="float">
            <text:p>0.0005768741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45395" calcext:value-type="float">
            <text:p>0.07845395</text:p>
          </table:table-cell>
          <table:table-cell office:value-type="float" office:value="1176.827" calcext:value-type="float">
            <text:p>1176.827</text:p>
          </table:table-cell>
          <table:table-cell office:value-type="float" office:value="1.639867" calcext:value-type="float">
            <text:p>1.639867</text:p>
          </table:table-cell>
          <table:table-cell office:value-type="float" office:value="0" calcext:value-type="float">
            <text:p>0</text:p>
          </table:table-cell>
          <table:table-cell office:value-type="float" office:value="1.300806" calcext:value-type="float">
            <text:p>1.300806</text:p>
          </table:table-cell>
          <table:table-cell office:value-type="float" office:value="1.075718" calcext:value-type="float">
            <text:p>1.075718</text:p>
          </table:table-cell>
          <table:table-cell office:value-type="float" office:value="0.5365347" calcext:value-type="float">
            <text:p>0.5365347</text:p>
          </table:table-cell>
          <table:table-cell office:value-type="float" office:value="0.114838" calcext:value-type="float">
            <text:p>0.114838</text:p>
          </table:table-cell>
          <table:table-cell office:value-type="float" office:value="0.09548657" calcext:value-type="float">
            <text:p>0.09548657</text:p>
          </table:table-cell>
          <table:table-cell office:value-type="float" office:value="0.02031924" calcext:value-type="float">
            <text:p>0.02031924</text:p>
          </table:table-cell>
          <table:table-cell office:value-type="float" office:value="0.03712039" calcext:value-type="float">
            <text:p>0.03712039</text:p>
          </table:table-cell>
          <table:table-cell office:value-type="float" office:value="0.07427944" calcext:value-type="float">
            <text:p>0.07427944</text:p>
          </table:table-cell>
          <table:table-cell office:value-type="float" office:value="0.1336236" calcext:value-type="float">
            <text:p>0.1336236</text:p>
          </table:table-cell>
          <table:table-cell office:value-type="float" office:value="0.1349784" calcext:value-type="float">
            <text:p>0.1349784</text:p>
          </table:table-cell>
          <table:table-cell office:value-type="float" office:value="0.136696" calcext:value-type="float">
            <text:p>0.136696</text:p>
          </table:table-cell>
          <table:table-cell office:value-type="float" office:value="0.1422481" calcext:value-type="float">
            <text:p>0.1422481</text:p>
          </table:table-cell>
          <table:table-cell office:value-type="float" office:value="0.1512586" calcext:value-type="float">
            <text:p>0.1512586</text:p>
          </table:table-cell>
          <table:table-cell office:value-type="float" office:value="0.1568298" calcext:value-type="float">
            <text:p>0.1568298</text:p>
          </table:table-cell>
          <table:table-cell office:value-type="float" office:value="0" calcext:value-type="float">
            <text:p>0</text:p>
          </table:table-cell>
          <table:table-cell office:value-type="float" office:value="39.14368" calcext:value-type="float">
            <text:p>39.14368</text:p>
          </table:table-cell>
          <table:table-cell office:value-type="float" office:value="38.63911" calcext:value-type="float">
            <text:p>38.63911</text:p>
          </table:table-cell>
          <table:table-cell office:value-type="float" office:value="25.75469" calcext:value-type="float">
            <text:p>25.75469</text:p>
          </table:table-cell>
          <table:table-cell office:value-type="float" office:value="6.888106" calcext:value-type="float">
            <text:p>6.888106</text:p>
          </table:table-cell>
          <table:table-cell office:value-type="float" office:value="4.99007" calcext:value-type="float">
            <text:p>4.99007</text:p>
          </table:table-cell>
          <table:table-cell office:value-type="float" office:value="2.013907" calcext:value-type="float">
            <text:p>2.013907</text:p>
          </table:table-cell>
          <table:table-cell office:value-type="float" office:value="1.924941" calcext:value-type="float">
            <text:p>1.924941</text:p>
          </table:table-cell>
          <table:table-cell office:value-type="float" office:value="4.264848" calcext:value-type="float">
            <text:p>4.264848</text:p>
          </table:table-cell>
          <table:table-cell office:value-type="float" office:value="6.729782" calcext:value-type="float">
            <text:p>6.729782</text:p>
          </table:table-cell>
          <table:table-cell office:value-type="float" office:value="7.021749" calcext:value-type="float">
            <text:p>7.021749</text:p>
          </table:table-cell>
          <table:table-cell office:value-type="float" office:value="7.248487" calcext:value-type="float">
            <text:p>7.248487</text:p>
          </table:table-cell>
          <table:table-cell office:value-type="float" office:value="7.736323" calcext:value-type="float">
            <text:p>7.736323</text:p>
          </table:table-cell>
          <table:table-cell office:value-type="float" office:value="8.626945" calcext:value-type="float">
            <text:p>8.626945</text:p>
          </table:table-cell>
          <table:table-cell office:value-type="float" office:value="9.157937" calcext:value-type="float">
            <text:p>9.157937</text:p>
          </table:table-cell>
          <table:table-cell office:value-type="float" office:value="0" calcext:value-type="float">
            <text:p>0</text:p>
          </table:table-cell>
          <table:table-cell office:value-type="float" office:value="157.2032" calcext:value-type="float">
            <text:p>157.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2.310981" calcext:value-type="float">
            <text:p>2.310981</text:p>
          </table:table-cell>
          <table:table-cell office:value-type="float" office:value="136.1262" calcext:value-type="float">
            <text:p>136.1262</text:p>
          </table:table-cell>
          <table:table-cell office:value-type="float" office:value="5" calcext:value-type="float">
            <text:p>5</text:p>
          </table:table-cell>
          <table:table-cell office:value-type="float" office:value="-0.01726968" calcext:value-type="float">
            <text:p>-0.01726968</text:p>
          </table:table-cell>
          <table:table-cell office:value-type="float" office:value="30.59646" calcext:value-type="float">
            <text:p>30.59646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70311" calcext:value-type="float">
            <text:p>0.0005770311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4899" calcext:value-type="float">
            <text:p>0.0784899</text:p>
          </table:table-cell>
          <table:table-cell office:value-type="float" office:value="1176.815" calcext:value-type="float">
            <text:p>1176.815</text:p>
          </table:table-cell>
          <table:table-cell office:value-type="float" office:value="1.6306" calcext:value-type="float">
            <text:p>1.6306</text:p>
          </table:table-cell>
          <table:table-cell office:value-type="float" office:value="0" calcext:value-type="float">
            <text:p>0</text:p>
          </table:table-cell>
          <table:table-cell office:value-type="float" office:value="1.139964" calcext:value-type="float">
            <text:p>1.139964</text:p>
          </table:table-cell>
          <table:table-cell office:value-type="float" office:value="1.06465" calcext:value-type="float">
            <text:p>1.06465</text:p>
          </table:table-cell>
          <table:table-cell office:value-type="float" office:value="0.5489237" calcext:value-type="float">
            <text:p>0.5489237</text:p>
          </table:table-cell>
          <table:table-cell office:value-type="float" office:value="0.1157174" calcext:value-type="float">
            <text:p>0.1157174</text:p>
          </table:table-cell>
          <table:table-cell office:value-type="float" office:value="0.09909455" calcext:value-type="float">
            <text:p>0.09909455</text:p>
          </table:table-cell>
          <table:table-cell office:value-type="float" office:value="0.01457697" calcext:value-type="float">
            <text:p>0.01457697</text:p>
          </table:table-cell>
          <table:table-cell office:value-type="float" office:value="0.03802898" calcext:value-type="float">
            <text:p>0.03802898</text:p>
          </table:table-cell>
          <table:table-cell office:value-type="float" office:value="0.07478233" calcext:value-type="float">
            <text:p>0.07478233</text:p>
          </table:table-cell>
          <table:table-cell office:value-type="float" office:value="0.1338293" calcext:value-type="float">
            <text:p>0.1338293</text:p>
          </table:table-cell>
          <table:table-cell office:value-type="float" office:value="0.1350714" calcext:value-type="float">
            <text:p>0.1350714</text:p>
          </table:table-cell>
          <table:table-cell office:value-type="float" office:value="0.1367766" calcext:value-type="float">
            <text:p>0.1367766</text:p>
          </table:table-cell>
          <table:table-cell office:value-type="float" office:value="0.1421225" calcext:value-type="float">
            <text:p>0.1421225</text:p>
          </table:table-cell>
          <table:table-cell office:value-type="float" office:value="0.1513233" calcext:value-type="float">
            <text:p>0.1513233</text:p>
          </table:table-cell>
          <table:table-cell office:value-type="float" office:value="0.1568918" calcext:value-type="float">
            <text:p>0.1568918</text:p>
          </table:table-cell>
          <table:table-cell office:value-type="float" office:value="0" calcext:value-type="float">
            <text:p>0</text:p>
          </table:table-cell>
          <table:table-cell office:value-type="float" office:value="39.21354" calcext:value-type="float">
            <text:p>39.21354</text:p>
          </table:table-cell>
          <table:table-cell office:value-type="float" office:value="38.81207" calcext:value-type="float">
            <text:p>38.81207</text:p>
          </table:table-cell>
          <table:table-cell office:value-type="float" office:value="25.86106" calcext:value-type="float">
            <text:p>25.86106</text:p>
          </table:table-cell>
          <table:table-cell office:value-type="float" office:value="6.907366" calcext:value-type="float">
            <text:p>6.907366</text:p>
          </table:table-cell>
          <table:table-cell office:value-type="float" office:value="5.009598" calcext:value-type="float">
            <text:p>5.009598</text:p>
          </table:table-cell>
          <table:table-cell office:value-type="float" office:value="2.013714" calcext:value-type="float">
            <text:p>2.013714</text:p>
          </table:table-cell>
          <table:table-cell office:value-type="float" office:value="1.92896" calcext:value-type="float">
            <text:p>1.92896</text:p>
          </table:table-cell>
          <table:table-cell office:value-type="float" office:value="4.270409" calcext:value-type="float">
            <text:p>4.270409</text:p>
          </table:table-cell>
          <table:table-cell office:value-type="float" office:value="6.73705" calcext:value-type="float">
            <text:p>6.73705</text:p>
          </table:table-cell>
          <table:table-cell office:value-type="float" office:value="7.028584" calcext:value-type="float">
            <text:p>7.028584</text:p>
          </table:table-cell>
          <table:table-cell office:value-type="float" office:value="7.255532" calcext:value-type="float">
            <text:p>7.255532</text:p>
          </table:table-cell>
          <table:table-cell office:value-type="float" office:value="7.742913" calcext:value-type="float">
            <text:p>7.742913</text:p>
          </table:table-cell>
          <table:table-cell office:value-type="float" office:value="8.632914" calcext:value-type="float">
            <text:p>8.632914</text:p>
          </table:table-cell>
          <table:table-cell office:value-type="float" office:value="9.163816" calcext:value-type="float">
            <text:p>9.163816</text:p>
          </table:table-cell>
          <table:table-cell office:value-type="float" office:value="0" calcext:value-type="float">
            <text:p>0</text:p>
          </table:table-cell>
          <table:table-cell office:value-type="float" office:value="162.7092" calcext:value-type="float">
            <text:p>162.7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2.282735" calcext:value-type="float">
            <text:p>2.282735</text:p>
          </table:table-cell>
          <table:table-cell office:value-type="float" office:value="136.1221" calcext:value-type="float">
            <text:p>136.1221</text:p>
          </table:table-cell>
          <table:table-cell office:value-type="float" office:value="5" calcext:value-type="float">
            <text:p>5</text:p>
          </table:table-cell>
          <table:table-cell office:value-type="float" office:value="-0.02205715" calcext:value-type="float">
            <text:p>-0.02205715</text:p>
          </table:table-cell>
          <table:table-cell office:value-type="float" office:value="30.63558" calcext:value-type="float">
            <text:p>30.63558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71669" calcext:value-type="float">
            <text:p>0.0005771669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52115" calcext:value-type="float">
            <text:p>0.07852115</text:p>
          </table:table-cell>
          <table:table-cell office:value-type="float" office:value="1176.802" calcext:value-type="float">
            <text:p>1176.802</text:p>
          </table:table-cell>
          <table:table-cell office:value-type="float" office:value="1.614643" calcext:value-type="float">
            <text:p>1.614643</text:p>
          </table:table-cell>
          <table:table-cell office:value-type="float" office:value="0" calcext:value-type="float">
            <text:p>0</text:p>
          </table:table-cell>
          <table:table-cell office:value-type="float" office:value="1.003269" calcext:value-type="float">
            <text:p>1.003269</text:p>
          </table:table-cell>
          <table:table-cell office:value-type="float" office:value="1.1086" calcext:value-type="float">
            <text:p>1.1086</text:p>
          </table:table-cell>
          <table:table-cell office:value-type="float" office:value="0.5792112" calcext:value-type="float">
            <text:p>0.5792112</text:p>
          </table:table-cell>
          <table:table-cell office:value-type="float" office:value="0.11871" calcext:value-type="float">
            <text:p>0.11871</text:p>
          </table:table-cell>
          <table:table-cell office:value-type="float" office:value="0.1050089" calcext:value-type="float">
            <text:p>0.1050089</text:p>
          </table:table-cell>
          <table:table-cell office:value-type="float" office:value="0.01178269" calcext:value-type="float">
            <text:p>0.01178269</text:p>
          </table:table-cell>
          <table:table-cell office:value-type="float" office:value="0.03906825" calcext:value-type="float">
            <text:p>0.03906825</text:p>
          </table:table-cell>
          <table:table-cell office:value-type="float" office:value="0.07527457" calcext:value-type="float">
            <text:p>0.07527457</text:p>
          </table:table-cell>
          <table:table-cell office:value-type="float" office:value="0.1340583" calcext:value-type="float">
            <text:p>0.1340583</text:p>
          </table:table-cell>
          <table:table-cell office:value-type="float" office:value="0.1351703" calcext:value-type="float">
            <text:p>0.1351703</text:p>
          </table:table-cell>
          <table:table-cell office:value-type="float" office:value="0.1368574" calcext:value-type="float">
            <text:p>0.1368574</text:p>
          </table:table-cell>
          <table:table-cell office:value-type="float" office:value="0.1421968" calcext:value-type="float">
            <text:p>0.1421968</text:p>
          </table:table-cell>
          <table:table-cell office:value-type="float" office:value="0.1513879" calcext:value-type="float">
            <text:p>0.1513879</text:p>
          </table:table-cell>
          <table:table-cell office:value-type="float" office:value="0.1569535" calcext:value-type="float">
            <text:p>0.1569535</text:p>
          </table:table-cell>
          <table:table-cell office:value-type="float" office:value="0" calcext:value-type="float">
            <text:p>0</text:p>
          </table:table-cell>
          <table:table-cell office:value-type="float" office:value="39.27372" calcext:value-type="float">
            <text:p>39.27372</text:p>
          </table:table-cell>
          <table:table-cell office:value-type="float" office:value="39.00804" calcext:value-type="float">
            <text:p>39.00804</text:p>
          </table:table-cell>
          <table:table-cell office:value-type="float" office:value="25.97779" calcext:value-type="float">
            <text:p>25.97779</text:p>
          </table:table-cell>
          <table:table-cell office:value-type="float" office:value="6.927639" calcext:value-type="float">
            <text:p>6.927639</text:p>
          </table:table-cell>
          <table:table-cell office:value-type="float" office:value="5.030968" calcext:value-type="float">
            <text:p>5.030968</text:p>
          </table:table-cell>
          <table:table-cell office:value-type="float" office:value="2.012547" calcext:value-type="float">
            <text:p>2.012547</text:p>
          </table:table-cell>
          <table:table-cell office:value-type="float" office:value="1.933168" calcext:value-type="float">
            <text:p>1.933168</text:p>
          </table:table-cell>
          <table:table-cell office:value-type="float" office:value="4.276072" calcext:value-type="float">
            <text:p>4.276072</text:p>
          </table:table-cell>
          <table:table-cell office:value-type="float" office:value="6.744357" calcext:value-type="float">
            <text:p>6.744357</text:p>
          </table:table-cell>
          <table:table-cell office:value-type="float" office:value="7.035418" calcext:value-type="float">
            <text:p>7.035418</text:p>
          </table:table-cell>
          <table:table-cell office:value-type="float" office:value="7.262547" calcext:value-type="float">
            <text:p>7.262547</text:p>
          </table:table-cell>
          <table:table-cell office:value-type="float" office:value="7.7495" calcext:value-type="float">
            <text:p>7.7495</text:p>
          </table:table-cell>
          <table:table-cell office:value-type="float" office:value="8.638884" calcext:value-type="float">
            <text:p>8.638884</text:p>
          </table:table-cell>
          <table:table-cell office:value-type="float" office:value="9.169664" calcext:value-type="float">
            <text:p>9.169664</text:p>
          </table:table-cell>
          <table:table-cell office:value-type="float" office:value="0" calcext:value-type="float">
            <text:p>0</text:p>
          </table:table-cell>
          <table:table-cell office:value-type="float" office:value="171.0648" calcext:value-type="float">
            <text:p>171.0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2.261993" calcext:value-type="float">
            <text:p>2.261993</text:p>
          </table:table-cell>
          <table:table-cell office:value-type="float" office:value="136.1184" calcext:value-type="float">
            <text:p>136.1184</text:p>
          </table:table-cell>
          <table:table-cell office:value-type="float" office:value="5" calcext:value-type="float">
            <text:p>5</text:p>
          </table:table-cell>
          <table:table-cell office:value-type="float" office:value="-0.0272101" calcext:value-type="float">
            <text:p>-0.0272101</text:p>
          </table:table-cell>
          <table:table-cell office:value-type="float" office:value="30.67288" calcext:value-type="float">
            <text:p>30.67288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72362" calcext:value-type="float">
            <text:p>0.0005772362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54299" calcext:value-type="float">
            <text:p>0.07854299</text:p>
          </table:table-cell>
          <table:table-cell office:value-type="float" office:value="1176.788" calcext:value-type="float">
            <text:p>1176.788</text:p>
          </table:table-cell>
          <table:table-cell office:value-type="float" office:value="1.612597" calcext:value-type="float">
            <text:p>1.612597</text:p>
          </table:table-cell>
          <table:table-cell office:value-type="float" office:value="0" calcext:value-type="float">
            <text:p>0</text:p>
          </table:table-cell>
          <table:table-cell office:value-type="float" office:value="0.8345727" calcext:value-type="float">
            <text:p>0.8345727</text:p>
          </table:table-cell>
          <table:table-cell office:value-type="float" office:value="0.9483263" calcext:value-type="float">
            <text:p>0.9483263</text:p>
          </table:table-cell>
          <table:table-cell office:value-type="float" office:value="0.5046917" calcext:value-type="float">
            <text:p>0.5046917</text:p>
          </table:table-cell>
          <table:table-cell office:value-type="float" office:value="0.09762666" calcext:value-type="float">
            <text:p>0.09762666</text:p>
          </table:table-cell>
          <table:table-cell office:value-type="float" office:value="0.09784238" calcext:value-type="float">
            <text:p>0.09784238</text:p>
          </table:table-cell>
          <table:table-cell office:value-type="float" office:value="0.00972869" calcext:value-type="float">
            <text:p>0.00972869</text:p>
          </table:table-cell>
          <table:table-cell office:value-type="float" office:value="0.03935029" calcext:value-type="float">
            <text:p>0.03935029</text:p>
          </table:table-cell>
          <table:table-cell office:value-type="float" office:value="0.07571612" calcext:value-type="float">
            <text:p>0.07571612</text:p>
          </table:table-cell>
          <table:table-cell office:value-type="float" office:value="0.1343026" calcext:value-type="float">
            <text:p>0.1343026</text:p>
          </table:table-cell>
          <table:table-cell office:value-type="float" office:value="0.1352746" calcext:value-type="float">
            <text:p>0.1352746</text:p>
          </table:table-cell>
          <table:table-cell office:value-type="float" office:value="0.1369391" calcext:value-type="float">
            <text:p>0.1369391</text:p>
          </table:table-cell>
          <table:table-cell office:value-type="float" office:value="0.1422765" calcext:value-type="float">
            <text:p>0.1422765</text:p>
          </table:table-cell>
          <table:table-cell office:value-type="float" office:value="0.1514527" calcext:value-type="float">
            <text:p>0.1514527</text:p>
          </table:table-cell>
          <table:table-cell office:value-type="float" office:value="0.1570148" calcext:value-type="float">
            <text:p>0.1570148</text:p>
          </table:table-cell>
          <table:table-cell office:value-type="float" office:value="0" calcext:value-type="float">
            <text:p>0</text:p>
          </table:table-cell>
          <table:table-cell office:value-type="float" office:value="39.31166" calcext:value-type="float">
            <text:p>39.31166</text:p>
          </table:table-cell>
          <table:table-cell office:value-type="float" office:value="39.17925" calcext:value-type="float">
            <text:p>39.17925</text:p>
          </table:table-cell>
          <table:table-cell office:value-type="float" office:value="26.08627" calcext:value-type="float">
            <text:p>26.08627</text:p>
          </table:table-cell>
          <table:table-cell office:value-type="float" office:value="6.944899" calcext:value-type="float">
            <text:p>6.944899</text:p>
          </table:table-cell>
          <table:table-cell office:value-type="float" office:value="5.052413" calcext:value-type="float">
            <text:p>5.052413</text:p>
          </table:table-cell>
          <table:table-cell office:value-type="float" office:value="2.010861" calcext:value-type="float">
            <text:p>2.010861</text:p>
          </table:table-cell>
          <table:table-cell office:value-type="float" office:value="1.937539" calcext:value-type="float">
            <text:p>1.937539</text:p>
          </table:table-cell>
          <table:table-cell office:value-type="float" office:value="4.281836" calcext:value-type="float">
            <text:p>4.281836</text:p>
          </table:table-cell>
          <table:table-cell office:value-type="float" office:value="6.75168" calcext:value-type="float">
            <text:p>6.75168</text:p>
          </table:table-cell>
          <table:table-cell office:value-type="float" office:value="7.042251" calcext:value-type="float">
            <text:p>7.042251</text:p>
          </table:table-cell>
          <table:table-cell office:value-type="float" office:value="7.269561" calcext:value-type="float">
            <text:p>7.269561</text:p>
          </table:table-cell>
          <table:table-cell office:value-type="float" office:value="7.756089" calcext:value-type="float">
            <text:p>7.756089</text:p>
          </table:table-cell>
          <table:table-cell office:value-type="float" office:value="8.644853" calcext:value-type="float">
            <text:p>8.644853</text:p>
          </table:table-cell>
          <table:table-cell office:value-type="float" office:value="9.175461" calcext:value-type="float">
            <text:p>9.175461</text:p>
          </table:table-cell>
          <table:table-cell office:value-type="float" office:value="0" calcext:value-type="float">
            <text:p>0</text:p>
          </table:table-cell>
          <table:table-cell office:value-type="float" office:value="140.2602" calcext:value-type="float">
            <text:p>140.2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2.241886" calcext:value-type="float">
            <text:p>2.241886</text:p>
          </table:table-cell>
          <table:table-cell office:value-type="float" office:value="136.1146" calcext:value-type="float">
            <text:p>136.1146</text:p>
          </table:table-cell>
          <table:table-cell office:value-type="float" office:value="5" calcext:value-type="float">
            <text:p>5</text:p>
          </table:table-cell>
          <table:table-cell office:value-type="float" office:value="-0.03271737" calcext:value-type="float">
            <text:p>-0.03271737</text:p>
          </table:table-cell>
          <table:table-cell office:value-type="float" office:value="30.70736" calcext:value-type="float">
            <text:p>30.70736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72813" calcext:value-type="float">
            <text:p>0.0005772813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56014" calcext:value-type="float">
            <text:p>0.07856014</text:p>
          </table:table-cell>
          <table:table-cell office:value-type="float" office:value="1176.772" calcext:value-type="float">
            <text:p>1176.772</text:p>
          </table:table-cell>
          <table:table-cell office:value-type="float" office:value="1.609902" calcext:value-type="float">
            <text:p>1.609902</text:p>
          </table:table-cell>
          <table:table-cell office:value-type="float" office:value="0" calcext:value-type="float">
            <text:p>0</text:p>
          </table:table-cell>
          <table:table-cell office:value-type="float" office:value="0.2472741" calcext:value-type="float">
            <text:p>0.2472741</text:p>
          </table:table-cell>
          <table:table-cell office:value-type="float" office:value="0.8005715" calcext:value-type="float">
            <text:p>0.8005715</text:p>
          </table:table-cell>
          <table:table-cell office:value-type="float" office:value="0.4862781" calcext:value-type="float">
            <text:p>0.4862781</text:p>
          </table:table-cell>
          <table:table-cell office:value-type="float" office:value="0.08017189" calcext:value-type="float">
            <text:p>0.08017189</text:p>
          </table:table-cell>
          <table:table-cell office:value-type="float" office:value="0.09204181" calcext:value-type="float">
            <text:p>0.09204181</text:p>
          </table:table-cell>
          <table:table-cell office:value-type="float" office:value="0.008758865" calcext:value-type="float">
            <text:p>0.008758865</text:p>
          </table:table-cell>
          <table:table-cell office:value-type="float" office:value="0.0390383" calcext:value-type="float">
            <text:p>0.0390383</text:p>
          </table:table-cell>
          <table:table-cell office:value-type="float" office:value="0.0758885" calcext:value-type="float">
            <text:p>0.0758885</text:p>
          </table:table-cell>
          <table:table-cell office:value-type="float" office:value="0.1345249" calcext:value-type="float">
            <text:p>0.1345249</text:p>
          </table:table-cell>
          <table:table-cell office:value-type="float" office:value="0.1353825" calcext:value-type="float">
            <text:p>0.1353825</text:p>
          </table:table-cell>
          <table:table-cell office:value-type="float" office:value="0.1370217" calcext:value-type="float">
            <text:p>0.1370217</text:p>
          </table:table-cell>
          <table:table-cell office:value-type="float" office:value="0.1423593" calcext:value-type="float">
            <text:p>0.1423593</text:p>
          </table:table-cell>
          <table:table-cell office:value-type="float" office:value="0.1515174" calcext:value-type="float">
            <text:p>0.1515174</text:p>
          </table:table-cell>
          <table:table-cell office:value-type="float" office:value="0.1570761" calcext:value-type="float">
            <text:p>0.1570761</text:p>
          </table:table-cell>
          <table:table-cell office:value-type="float" office:value="0" calcext:value-type="float">
            <text:p>0</text:p>
          </table:table-cell>
          <table:table-cell office:value-type="float" office:value="39.30364" calcext:value-type="float">
            <text:p>39.30364</text:p>
          </table:table-cell>
          <table:table-cell office:value-type="float" office:value="39.32522" calcext:value-type="float">
            <text:p>39.32522</text:p>
          </table:table-cell>
          <table:table-cell office:value-type="float" office:value="26.17759" calcext:value-type="float">
            <text:p>26.17759</text:p>
          </table:table-cell>
          <table:table-cell office:value-type="float" office:value="6.954823" calcext:value-type="float">
            <text:p>6.954823</text:p>
          </table:table-cell>
          <table:table-cell office:value-type="float" office:value="5.071083" calcext:value-type="float">
            <text:p>5.071083</text:p>
          </table:table-cell>
          <table:table-cell office:value-type="float" office:value="2.008819" calcext:value-type="float">
            <text:p>2.008819</text:p>
          </table:table-cell>
          <table:table-cell office:value-type="float" office:value="1.941859" calcext:value-type="float">
            <text:p>1.941859</text:p>
          </table:table-cell>
          <table:table-cell office:value-type="float" office:value="4.287655" calcext:value-type="float">
            <text:p>4.287655</text:p>
          </table:table-cell>
          <table:table-cell office:value-type="float" office:value="6.759039" calcext:value-type="float">
            <text:p>6.759039</text:p>
          </table:table-cell>
          <table:table-cell office:value-type="float" office:value="7.049087" calcext:value-type="float">
            <text:p>7.049087</text:p>
          </table:table-cell>
          <table:table-cell office:value-type="float" office:value="7.276575" calcext:value-type="float">
            <text:p>7.276575</text:p>
          </table:table-cell>
          <table:table-cell office:value-type="float" office:value="7.762679" calcext:value-type="float">
            <text:p>7.762679</text:p>
          </table:table-cell>
          <table:table-cell office:value-type="float" office:value="8.650823" calcext:value-type="float">
            <text:p>8.650823</text:p>
          </table:table-cell>
          <table:table-cell office:value-type="float" office:value="9.181241" calcext:value-type="float">
            <text:p>9.181241</text:p>
          </table:table-cell>
          <table:table-cell office:value-type="float" office:value="0" calcext:value-type="float">
            <text:p>0</text:p>
          </table:table-cell>
          <table:table-cell office:value-type="float" office:value="127.1945" calcext:value-type="float">
            <text:p>127.1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2.230703" calcext:value-type="float">
            <text:p>2.230703</text:p>
          </table:table-cell>
          <table:table-cell office:value-type="float" office:value="136.1119" calcext:value-type="float">
            <text:p>136.1119</text:p>
          </table:table-cell>
          <table:table-cell office:value-type="float" office:value="5" calcext:value-type="float">
            <text:p>5</text:p>
          </table:table-cell>
          <table:table-cell office:value-type="float" office:value="-0.03800476" calcext:value-type="float">
            <text:p>-0.03800476</text:p>
          </table:table-cell>
          <table:table-cell office:value-type="float" office:value="30.73768" calcext:value-type="float">
            <text:p>30.73768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7318" calcext:value-type="float">
            <text:p>0.000577318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57518" calcext:value-type="float">
            <text:p>0.07857518</text:p>
          </table:table-cell>
          <table:table-cell office:value-type="float" office:value="1176.754" calcext:value-type="float">
            <text:p>1176.754</text:p>
          </table:table-cell>
          <table:table-cell office:value-type="float" office:value="1.609564" calcext:value-type="float">
            <text:p>1.609564</text:p>
          </table:table-cell>
          <table:table-cell office:value-type="float" office:value="0" calcext:value-type="float">
            <text:p>0</text:p>
          </table:table-cell>
          <table:table-cell office:value-type="float" office:value="0.5347698" calcext:value-type="float">
            <text:p>0.5347698</text:p>
          </table:table-cell>
          <table:table-cell office:value-type="float" office:value="0.7510577" calcext:value-type="float">
            <text:p>0.7510577</text:p>
          </table:table-cell>
          <table:table-cell office:value-type="float" office:value="0.3491954" calcext:value-type="float">
            <text:p>0.3491954</text:p>
          </table:table-cell>
          <table:table-cell office:value-type="float" office:value="0.07454239" calcext:value-type="float">
            <text:p>0.07454239</text:p>
          </table:table-cell>
          <table:table-cell office:value-type="float" office:value="0.06676571" calcext:value-type="float">
            <text:p>0.06676571</text:p>
          </table:table-cell>
          <table:table-cell office:value-type="float" office:value="0.007796808" calcext:value-type="float">
            <text:p>0.007796808</text:p>
          </table:table-cell>
          <table:table-cell office:value-type="float" office:value="0.0372103" calcext:value-type="float">
            <text:p>0.0372103</text:p>
          </table:table-cell>
          <table:table-cell office:value-type="float" office:value="0.07585242" calcext:value-type="float">
            <text:p>0.07585242</text:p>
          </table:table-cell>
          <table:table-cell office:value-type="float" office:value="0.1347055" calcext:value-type="float">
            <text:p>0.1347055</text:p>
          </table:table-cell>
          <table:table-cell office:value-type="float" office:value="0.1354896" calcext:value-type="float">
            <text:p>0.1354896</text:p>
          </table:table-cell>
          <table:table-cell office:value-type="float" office:value="0.1371054" calcext:value-type="float">
            <text:p>0.1371054</text:p>
          </table:table-cell>
          <table:table-cell office:value-type="float" office:value="0.1424957" calcext:value-type="float">
            <text:p>0.1424957</text:p>
          </table:table-cell>
          <table:table-cell office:value-type="float" office:value="0.151582" calcext:value-type="float">
            <text:p>0.151582</text:p>
          </table:table-cell>
          <table:table-cell office:value-type="float" office:value="0.1571374" calcext:value-type="float">
            <text:p>0.1571374</text:p>
          </table:table-cell>
          <table:table-cell office:value-type="float" office:value="0" calcext:value-type="float">
            <text:p>0</text:p>
          </table:table-cell>
          <table:table-cell office:value-type="float" office:value="39.1885" calcext:value-type="float">
            <text:p>39.1885</text:p>
          </table:table-cell>
          <table:table-cell office:value-type="float" office:value="39.41158" calcext:value-type="float">
            <text:p>39.41158</text:p>
          </table:table-cell>
          <table:table-cell office:value-type="float" office:value="26.25833" calcext:value-type="float">
            <text:p>26.25833</text:p>
          </table:table-cell>
          <table:table-cell office:value-type="float" office:value="6.965347" calcext:value-type="float">
            <text:p>6.965347</text:p>
          </table:table-cell>
          <table:table-cell office:value-type="float" office:value="5.085585" calcext:value-type="float">
            <text:p>5.085585</text:p>
          </table:table-cell>
          <table:table-cell office:value-type="float" office:value="2.006569" calcext:value-type="float">
            <text:p>2.006569</text:p>
          </table:table-cell>
          <table:table-cell office:value-type="float" office:value="1.946031" calcext:value-type="float">
            <text:p>1.946031</text:p>
          </table:table-cell>
          <table:table-cell office:value-type="float" office:value="4.293471" calcext:value-type="float">
            <text:p>4.293471</text:p>
          </table:table-cell>
          <table:table-cell office:value-type="float" office:value="6.766399" calcext:value-type="float">
            <text:p>6.766399</text:p>
          </table:table-cell>
          <table:table-cell office:value-type="float" office:value="7.05592" calcext:value-type="float">
            <text:p>7.05592</text:p>
          </table:table-cell>
          <table:table-cell office:value-type="float" office:value="7.283588" calcext:value-type="float">
            <text:p>7.283588</text:p>
          </table:table-cell>
          <table:table-cell office:value-type="float" office:value="7.769272" calcext:value-type="float">
            <text:p>7.769272</text:p>
          </table:table-cell>
          <table:table-cell office:value-type="float" office:value="8.656793" calcext:value-type="float">
            <text:p>8.656793</text:p>
          </table:table-cell>
          <table:table-cell office:value-type="float" office:value="9.186977" calcext:value-type="float">
            <text:p>9.186977</text:p>
          </table:table-cell>
          <table:table-cell office:value-type="float" office:value="0" calcext:value-type="float">
            <text:p>0</text:p>
          </table:table-cell>
          <table:table-cell office:value-type="float" office:value="94.89058" calcext:value-type="float">
            <text:p>94.89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2.220089" calcext:value-type="float">
            <text:p>2.220089</text:p>
          </table:table-cell>
          <table:table-cell office:value-type="float" office:value="136.1097" calcext:value-type="float">
            <text:p>136.1097</text:p>
          </table:table-cell>
          <table:table-cell office:value-type="float" office:value="5" calcext:value-type="float">
            <text:p>5</text:p>
          </table:table-cell>
          <table:table-cell office:value-type="float" office:value="-0.04306179" calcext:value-type="float">
            <text:p>-0.04306179</text:p>
          </table:table-cell>
          <table:table-cell office:value-type="float" office:value="30.76658" calcext:value-type="float">
            <text:p>30.76658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73515" calcext:value-type="float">
            <text:p>0.0005773515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58852" calcext:value-type="float">
            <text:p>0.07858852</text:p>
          </table:table-cell>
          <table:table-cell office:value-type="float" office:value="1176.735" calcext:value-type="float">
            <text:p>1176.735</text:p>
          </table:table-cell>
          <table:table-cell office:value-type="float" office:value="1.608737" calcext:value-type="float">
            <text:p>1.608737</text:p>
          </table:table-cell>
          <table:table-cell office:value-type="float" office:value="0" calcext:value-type="float">
            <text:p>0</text:p>
          </table:table-cell>
          <table:table-cell office:value-type="float" office:value="0.7990488" calcext:value-type="float">
            <text:p>0.7990488</text:p>
          </table:table-cell>
          <table:table-cell office:value-type="float" office:value="0.8210246" calcext:value-type="float">
            <text:p>0.8210246</text:p>
          </table:table-cell>
          <table:table-cell office:value-type="float" office:value="0.305274" calcext:value-type="float">
            <text:p>0.305274</text:p>
          </table:table-cell>
          <table:table-cell office:value-type="float" office:value="0.04423077" calcext:value-type="float">
            <text:p>0.04423077</text:p>
          </table:table-cell>
          <table:table-cell office:value-type="float" office:value="0.04902926" calcext:value-type="float">
            <text:p>0.04902926</text:p>
          </table:table-cell>
          <table:table-cell office:value-type="float" office:value="0.006966942" calcext:value-type="float">
            <text:p>0.006966942</text:p>
          </table:table-cell>
          <table:table-cell office:value-type="float" office:value="0.03280322" calcext:value-type="float">
            <text:p>0.03280322</text:p>
          </table:table-cell>
          <table:table-cell office:value-type="float" office:value="0.07523818" calcext:value-type="float">
            <text:p>0.07523818</text:p>
          </table:table-cell>
          <table:table-cell office:value-type="float" office:value="0.1347857" calcext:value-type="float">
            <text:p>0.1347857</text:p>
          </table:table-cell>
          <table:table-cell office:value-type="float" office:value="0.1355915" calcext:value-type="float">
            <text:p>0.1355915</text:p>
          </table:table-cell>
          <table:table-cell office:value-type="float" office:value="0.1371888" calcext:value-type="float">
            <text:p>0.1371888</text:p>
          </table:table-cell>
          <table:table-cell office:value-type="float" office:value="0.1426258" calcext:value-type="float">
            <text:p>0.1426258</text:p>
          </table:table-cell>
          <table:table-cell office:value-type="float" office:value="0.1516462" calcext:value-type="float">
            <text:p>0.1516462</text:p>
          </table:table-cell>
          <table:table-cell office:value-type="float" office:value="0.1571987" calcext:value-type="float">
            <text:p>0.1571987</text:p>
          </table:table-cell>
          <table:table-cell office:value-type="float" office:value="0" calcext:value-type="float">
            <text:p>0</text:p>
          </table:table-cell>
          <table:table-cell office:value-type="float" office:value="39.24662" calcext:value-type="float">
            <text:p>39.24662</text:p>
          </table:table-cell>
          <table:table-cell office:value-type="float" office:value="39.50195" calcext:value-type="float">
            <text:p>39.50195</text:p>
          </table:table-cell>
          <table:table-cell office:value-type="float" office:value="26.29421" calcext:value-type="float">
            <text:p>26.29421</text:p>
          </table:table-cell>
          <table:table-cell office:value-type="float" office:value="6.963707" calcext:value-type="float">
            <text:p>6.963707</text:p>
          </table:table-cell>
          <table:table-cell office:value-type="float" office:value="5.090954" calcext:value-type="float">
            <text:p>5.090954</text:p>
          </table:table-cell>
          <table:table-cell office:value-type="float" office:value="2.004014" calcext:value-type="float">
            <text:p>2.004014</text:p>
          </table:table-cell>
          <table:table-cell office:value-type="float" office:value="1.94947" calcext:value-type="float">
            <text:p>1.94947</text:p>
          </table:table-cell>
          <table:table-cell office:value-type="float" office:value="4.299192" calcext:value-type="float">
            <text:p>4.299192</text:p>
          </table:table-cell>
          <table:table-cell office:value-type="float" office:value="6.773757" calcext:value-type="float">
            <text:p>6.773757</text:p>
          </table:table-cell>
          <table:table-cell office:value-type="float" office:value="7.062754" calcext:value-type="float">
            <text:p>7.062754</text:p>
          </table:table-cell>
          <table:table-cell office:value-type="float" office:value="7.290603" calcext:value-type="float">
            <text:p>7.290603</text:p>
          </table:table-cell>
          <table:table-cell office:value-type="float" office:value="7.775858" calcext:value-type="float">
            <text:p>7.775858</text:p>
          </table:table-cell>
          <table:table-cell office:value-type="float" office:value="8.66274" calcext:value-type="float">
            <text:p>8.66274</text:p>
          </table:table-cell>
          <table:table-cell office:value-type="float" office:value="9.192715" calcext:value-type="float">
            <text:p>9.192715</text:p>
          </table:table-cell>
          <table:table-cell office:value-type="float" office:value="0" calcext:value-type="float">
            <text:p>0</text:p>
          </table:table-cell>
          <table:table-cell office:value-type="float" office:value="84.96909" calcext:value-type="float">
            <text:p>84.96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2.208122" calcext:value-type="float">
            <text:p>2.208122</text:p>
          </table:table-cell>
          <table:table-cell office:value-type="float" office:value="136.1075" calcext:value-type="float">
            <text:p>136.1075</text:p>
          </table:table-cell>
          <table:table-cell office:value-type="float" office:value="5" calcext:value-type="float">
            <text:p>5</text:p>
          </table:table-cell>
          <table:table-cell office:value-type="float" office:value="-0.04865367" calcext:value-type="float">
            <text:p>-0.04865367</text:p>
          </table:table-cell>
          <table:table-cell office:value-type="float" office:value="30.79552" calcext:value-type="float">
            <text:p>30.79552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73851" calcext:value-type="float">
            <text:p>0.0005773851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60033" calcext:value-type="float">
            <text:p>0.07860033</text:p>
          </table:table-cell>
          <table:table-cell office:value-type="float" office:value="1176.715" calcext:value-type="float">
            <text:p>1176.715</text:p>
          </table:table-cell>
          <table:table-cell office:value-type="float" office:value="1.606984" calcext:value-type="float">
            <text:p>1.606984</text:p>
          </table:table-cell>
          <table:table-cell office:value-type="float" office:value="0" calcext:value-type="float">
            <text:p>0</text:p>
          </table:table-cell>
          <table:table-cell office:value-type="float" office:value="1.252885" calcext:value-type="float">
            <text:p>1.252885</text:p>
          </table:table-cell>
          <table:table-cell office:value-type="float" office:value="0.8033555" calcext:value-type="float">
            <text:p>0.8033555</text:p>
          </table:table-cell>
          <table:table-cell office:value-type="float" office:value="0.3188226" calcext:value-type="float">
            <text:p>0.3188226</text:p>
          </table:table-cell>
          <table:table-cell office:value-type="float" office:value="0.03924944" calcext:value-type="float">
            <text:p>0.03924944</text:p>
          </table:table-cell>
          <table:table-cell office:value-type="float" office:value="0.04148582" calcext:value-type="float">
            <text:p>0.04148582</text:p>
          </table:table-cell>
          <table:table-cell office:value-type="float" office:value="0.006278723" calcext:value-type="float">
            <text:p>0.006278723</text:p>
          </table:table-cell>
          <table:table-cell office:value-type="float" office:value="0.02899634" calcext:value-type="float">
            <text:p>0.02899634</text:p>
          </table:table-cell>
          <table:table-cell office:value-type="float" office:value="0.07470977" calcext:value-type="float">
            <text:p>0.07470977</text:p>
          </table:table-cell>
          <table:table-cell office:value-type="float" office:value="0.1347658" calcext:value-type="float">
            <text:p>0.1347658</text:p>
          </table:table-cell>
          <table:table-cell office:value-type="float" office:value="0.1356825" calcext:value-type="float">
            <text:p>0.1356825</text:p>
          </table:table-cell>
          <table:table-cell office:value-type="float" office:value="0.1372716" calcext:value-type="float">
            <text:p>0.1372716</text:p>
          </table:table-cell>
          <table:table-cell office:value-type="float" office:value="0.1426478" calcext:value-type="float">
            <text:p>0.1426478</text:p>
          </table:table-cell>
          <table:table-cell office:value-type="float" office:value="0.15171" calcext:value-type="float">
            <text:p>0.15171</text:p>
          </table:table-cell>
          <table:table-cell office:value-type="float" office:value="0.1572599" calcext:value-type="float">
            <text:p>0.1572599</text:p>
          </table:table-cell>
          <table:table-cell office:value-type="float" office:value="0" calcext:value-type="float">
            <text:p>0</text:p>
          </table:table-cell>
          <table:table-cell office:value-type="float" office:value="39.38181" calcext:value-type="float">
            <text:p>39.38181</text:p>
          </table:table-cell>
          <table:table-cell office:value-type="float" office:value="39.60032" calcext:value-type="float">
            <text:p>39.60032</text:p>
          </table:table-cell>
          <table:table-cell office:value-type="float" office:value="26.32205" calcext:value-type="float">
            <text:p>26.32205</text:p>
          </table:table-cell>
          <table:table-cell office:value-type="float" office:value="6.956124" calcext:value-type="float">
            <text:p>6.956124</text:p>
          </table:table-cell>
          <table:table-cell office:value-type="float" office:value="5.091287" calcext:value-type="float">
            <text:p>5.091287</text:p>
          </table:table-cell>
          <table:table-cell office:value-type="float" office:value="2.001247" calcext:value-type="float">
            <text:p>2.001247</text:p>
          </table:table-cell>
          <table:table-cell office:value-type="float" office:value="1.952045" calcext:value-type="float">
            <text:p>1.952045</text:p>
          </table:table-cell>
          <table:table-cell office:value-type="float" office:value="4.304754" calcext:value-type="float">
            <text:p>4.304754</text:p>
          </table:table-cell>
          <table:table-cell office:value-type="float" office:value="6.781117" calcext:value-type="float">
            <text:p>6.781117</text:p>
          </table:table-cell>
          <table:table-cell office:value-type="float" office:value="7.06959" calcext:value-type="float">
            <text:p>7.06959</text:p>
          </table:table-cell>
          <table:table-cell office:value-type="float" office:value="7.297616" calcext:value-type="float">
            <text:p>7.297616</text:p>
          </table:table-cell>
          <table:table-cell office:value-type="float" office:value="7.782448" calcext:value-type="float">
            <text:p>7.782448</text:p>
          </table:table-cell>
          <table:table-cell office:value-type="float" office:value="8.668632" calcext:value-type="float">
            <text:p>8.668632</text:p>
          </table:table-cell>
          <table:table-cell office:value-type="float" office:value="9.19845" calcext:value-type="float">
            <text:p>9.19845</text:p>
          </table:table-cell>
          <table:table-cell office:value-type="float" office:value="0" calcext:value-type="float">
            <text:p>0</text:p>
          </table:table-cell>
          <table:table-cell office:value-type="float" office:value="90.58401" calcext:value-type="float">
            <text:p>90.58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2.194753" calcext:value-type="float">
            <text:p>2.194753</text:p>
          </table:table-cell>
          <table:table-cell office:value-type="float" office:value="136.105" calcext:value-type="float">
            <text:p>136.105</text:p>
          </table:table-cell>
          <table:table-cell office:value-type="float" office:value="5" calcext:value-type="float">
            <text:p>5</text:p>
          </table:table-cell>
          <table:table-cell office:value-type="float" office:value="-0.05534416" calcext:value-type="float">
            <text:p>-0.05534416</text:p>
          </table:table-cell>
          <table:table-cell office:value-type="float" office:value="30.82451" calcext:value-type="float">
            <text:p>30.82451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74086" calcext:value-type="float">
            <text:p>0.000577408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61087" calcext:value-type="float">
            <text:p>0.07861087</text:p>
          </table:table-cell>
          <table:table-cell office:value-type="float" office:value="1176.695" calcext:value-type="float">
            <text:p>1176.695</text:p>
          </table:table-cell>
          <table:table-cell office:value-type="float" office:value="1.604541" calcext:value-type="float">
            <text:p>1.604541</text:p>
          </table:table-cell>
          <table:table-cell office:value-type="float" office:value="0" calcext:value-type="float">
            <text:p>0</text:p>
          </table:table-cell>
          <table:table-cell office:value-type="float" office:value="0.4069504" calcext:value-type="float">
            <text:p>0.4069504</text:p>
          </table:table-cell>
          <table:table-cell office:value-type="float" office:value="0.7935088" calcext:value-type="float">
            <text:p>0.7935088</text:p>
          </table:table-cell>
          <table:table-cell office:value-type="float" office:value="0.3375162" calcext:value-type="float">
            <text:p>0.3375162</text:p>
          </table:table-cell>
          <table:table-cell office:value-type="float" office:value="0.03498538" calcext:value-type="float">
            <text:p>0.03498538</text:p>
          </table:table-cell>
          <table:table-cell office:value-type="float" office:value="0.03737023" calcext:value-type="float">
            <text:p>0.03737023</text:p>
          </table:table-cell>
          <table:table-cell office:value-type="float" office:value="0.005845274" calcext:value-type="float">
            <text:p>0.005845274</text:p>
          </table:table-cell>
          <table:table-cell office:value-type="float" office:value="0.02482868" calcext:value-type="float">
            <text:p>0.02482868</text:p>
          </table:table-cell>
          <table:table-cell office:value-type="float" office:value="0.07454018" calcext:value-type="float">
            <text:p>0.07454018</text:p>
          </table:table-cell>
          <table:table-cell office:value-type="float" office:value="0.1347314" calcext:value-type="float">
            <text:p>0.1347314</text:p>
          </table:table-cell>
          <table:table-cell office:value-type="float" office:value="0.1357623" calcext:value-type="float">
            <text:p>0.1357623</text:p>
          </table:table-cell>
          <table:table-cell office:value-type="float" office:value="0.1373528" calcext:value-type="float">
            <text:p>0.1373528</text:p>
          </table:table-cell>
          <table:table-cell office:value-type="float" office:value="0.142696" calcext:value-type="float">
            <text:p>0.142696</text:p>
          </table:table-cell>
          <table:table-cell office:value-type="float" office:value="0.1517736" calcext:value-type="float">
            <text:p>0.1517736</text:p>
          </table:table-cell>
          <table:table-cell office:value-type="float" office:value="0.1573211" calcext:value-type="float">
            <text:p>0.1573211</text:p>
          </table:table-cell>
          <table:table-cell office:value-type="float" office:value="0" calcext:value-type="float">
            <text:p>0</text:p>
          </table:table-cell>
          <table:table-cell office:value-type="float" office:value="39.4409" calcext:value-type="float">
            <text:p>39.4409</text:p>
          </table:table-cell>
          <table:table-cell office:value-type="float" office:value="39.71527" calcext:value-type="float">
            <text:p>39.71527</text:p>
          </table:table-cell>
          <table:table-cell office:value-type="float" office:value="26.35833" calcext:value-type="float">
            <text:p>26.35833</text:p>
          </table:table-cell>
          <table:table-cell office:value-type="float" office:value="6.947217" calcext:value-type="float">
            <text:p>6.947217</text:p>
          </table:table-cell>
          <table:table-cell office:value-type="float" office:value="5.089623" calcext:value-type="float">
            <text:p>5.089623</text:p>
          </table:table-cell>
          <table:table-cell office:value-type="float" office:value="1.99836" calcext:value-type="float">
            <text:p>1.99836</text:p>
          </table:table-cell>
          <table:table-cell office:value-type="float" office:value="1.953788" calcext:value-type="float">
            <text:p>1.953788</text:p>
          </table:table-cell>
          <table:table-cell office:value-type="float" office:value="4.310225" calcext:value-type="float">
            <text:p>4.310225</text:p>
          </table:table-cell>
          <table:table-cell office:value-type="float" office:value="6.788441" calcext:value-type="float">
            <text:p>6.788441</text:p>
          </table:table-cell>
          <table:table-cell office:value-type="float" office:value="7.076424" calcext:value-type="float">
            <text:p>7.076424</text:p>
          </table:table-cell>
          <table:table-cell office:value-type="float" office:value="7.30463" calcext:value-type="float">
            <text:p>7.30463</text:p>
          </table:table-cell>
          <table:table-cell office:value-type="float" office:value="7.78904" calcext:value-type="float">
            <text:p>7.78904</text:p>
          </table:table-cell>
          <table:table-cell office:value-type="float" office:value="8.674523" calcext:value-type="float">
            <text:p>8.674523</text:p>
          </table:table-cell>
          <table:table-cell office:value-type="float" office:value="9.204193" calcext:value-type="float">
            <text:p>9.204193</text:p>
          </table:table-cell>
          <table:table-cell office:value-type="float" office:value="0" calcext:value-type="float">
            <text:p>0</text:p>
          </table:table-cell>
          <table:table-cell office:value-type="float" office:value="98.69891" calcext:value-type="float">
            <text:p>98.69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2.180042" calcext:value-type="float">
            <text:p>2.180042</text:p>
          </table:table-cell>
          <table:table-cell office:value-type="float" office:value="136.1025" calcext:value-type="float">
            <text:p>136.1025</text:p>
          </table:table-cell>
          <table:table-cell office:value-type="float" office:value="5" calcext:value-type="float">
            <text:p>5</text:p>
          </table:table-cell>
          <table:table-cell office:value-type="float" office:value="-0.06295454" calcext:value-type="float">
            <text:p>-0.06295454</text:p>
          </table:table-cell>
          <table:table-cell office:value-type="float" office:value="30.85387" calcext:value-type="float">
            <text:p>30.85387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7431" calcext:value-type="float">
            <text:p>0.000577431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62047" calcext:value-type="float">
            <text:p>0.07862047</text:p>
          </table:table-cell>
          <table:table-cell office:value-type="float" office:value="1176.675" calcext:value-type="float">
            <text:p>1176.675</text:p>
          </table:table-cell>
          <table:table-cell office:value-type="float" office:value="1.602451" calcext:value-type="float">
            <text:p>1.602451</text:p>
          </table:table-cell>
          <table:table-cell office:value-type="float" office:value="0" calcext:value-type="float">
            <text:p>0</text:p>
          </table:table-cell>
          <table:table-cell office:value-type="float" office:value="1.125725" calcext:value-type="float">
            <text:p>1.125725</text:p>
          </table:table-cell>
          <table:table-cell office:value-type="float" office:value="0.8332049" calcext:value-type="float">
            <text:p>0.8332049</text:p>
          </table:table-cell>
          <table:table-cell office:value-type="float" office:value="0.3566109" calcext:value-type="float">
            <text:p>0.3566109</text:p>
          </table:table-cell>
          <table:table-cell office:value-type="float" office:value="0.03130524" calcext:value-type="float">
            <text:p>0.03130524</text:p>
          </table:table-cell>
          <table:table-cell office:value-type="float" office:value="0.03342106" calcext:value-type="float">
            <text:p>0.03342106</text:p>
          </table:table-cell>
          <table:table-cell office:value-type="float" office:value="0.005473475" calcext:value-type="float">
            <text:p>0.005473475</text:p>
          </table:table-cell>
          <table:table-cell office:value-type="float" office:value="0.02013122" calcext:value-type="float">
            <text:p>0.02013122</text:p>
          </table:table-cell>
          <table:table-cell office:value-type="float" office:value="0.07454289" calcext:value-type="float">
            <text:p>0.07454289</text:p>
          </table:table-cell>
          <table:table-cell office:value-type="float" office:value="0.1347346" calcext:value-type="float">
            <text:p>0.1347346</text:p>
          </table:table-cell>
          <table:table-cell office:value-type="float" office:value="0.1358367" calcext:value-type="float">
            <text:p>0.1358367</text:p>
          </table:table-cell>
          <table:table-cell office:value-type="float" office:value="0.1374326" calcext:value-type="float">
            <text:p>0.1374326</text:p>
          </table:table-cell>
          <table:table-cell office:value-type="float" office:value="0.1427854" calcext:value-type="float">
            <text:p>0.1427854</text:p>
          </table:table-cell>
          <table:table-cell office:value-type="float" office:value="0.1518371" calcext:value-type="float">
            <text:p>0.1518371</text:p>
          </table:table-cell>
          <table:table-cell office:value-type="float" office:value="0.1573822" calcext:value-type="float">
            <text:p>0.1573822</text:p>
          </table:table-cell>
          <table:table-cell office:value-type="float" office:value="0" calcext:value-type="float">
            <text:p>0</text:p>
          </table:table-cell>
          <table:table-cell office:value-type="float" office:value="39.52306" calcext:value-type="float">
            <text:p>39.52306</text:p>
          </table:table-cell>
          <table:table-cell office:value-type="float" office:value="39.83471" calcext:value-type="float">
            <text:p>39.83471</text:p>
          </table:table-cell>
          <table:table-cell office:value-type="float" office:value="26.3987" calcext:value-type="float">
            <text:p>26.3987</text:p>
          </table:table-cell>
          <table:table-cell office:value-type="float" office:value="6.936734" calcext:value-type="float">
            <text:p>6.936734</text:p>
          </table:table-cell>
          <table:table-cell office:value-type="float" office:value="5.086239" calcext:value-type="float">
            <text:p>5.086239</text:p>
          </table:table-cell>
          <table:table-cell office:value-type="float" office:value="1.995386" calcext:value-type="float">
            <text:p>1.995386</text:p>
          </table:table-cell>
          <table:table-cell office:value-type="float" office:value="1.954534" calcext:value-type="float">
            <text:p>1.954534</text:p>
          </table:table-cell>
          <table:table-cell office:value-type="float" office:value="4.315676" calcext:value-type="float">
            <text:p>4.315676</text:p>
          </table:table-cell>
          <table:table-cell office:value-type="float" office:value="6.795754" calcext:value-type="float">
            <text:p>6.795754</text:p>
          </table:table-cell>
          <table:table-cell office:value-type="float" office:value="7.083258" calcext:value-type="float">
            <text:p>7.083258</text:p>
          </table:table-cell>
          <table:table-cell office:value-type="float" office:value="7.311644" calcext:value-type="float">
            <text:p>7.311644</text:p>
          </table:table-cell>
          <table:table-cell office:value-type="float" office:value="7.79563" calcext:value-type="float">
            <text:p>7.79563</text:p>
          </table:table-cell>
          <table:table-cell office:value-type="float" office:value="8.680416" calcext:value-type="float">
            <text:p>8.680416</text:p>
          </table:table-cell>
          <table:table-cell office:value-type="float" office:value="9.209947" calcext:value-type="float">
            <text:p>9.209947</text:p>
          </table:table-cell>
          <table:table-cell office:value-type="float" office:value="0" calcext:value-type="float">
            <text:p>0</text:p>
          </table:table-cell>
          <table:table-cell office:value-type="float" office:value="109.6062" calcext:value-type="float">
            <text:p>109.6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2.169538" calcext:value-type="float">
            <text:p>2.169538</text:p>
          </table:table-cell>
          <table:table-cell office:value-type="float" office:value="136.1002" calcext:value-type="float">
            <text:p>136.1002</text:p>
          </table:table-cell>
          <table:table-cell office:value-type="float" office:value="5" calcext:value-type="float">
            <text:p>5</text:p>
          </table:table-cell>
          <table:table-cell office:value-type="float" office:value="-0.07145911" calcext:value-type="float">
            <text:p>-0.07145911</text:p>
          </table:table-cell>
          <table:table-cell office:value-type="float" office:value="30.88152" calcext:value-type="float">
            <text:p>30.88152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785034" calcext:value-type="float">
            <text:p>0.0005785034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69914" calcext:value-type="float">
            <text:p>0.07869914</text:p>
          </table:table-cell>
          <table:table-cell office:value-type="float" office:value="1176.652" calcext:value-type="float">
            <text:p>1176.652</text:p>
          </table:table-cell>
          <table:table-cell office:value-type="float" office:value="1.60167" calcext:value-type="float">
            <text:p>1.60167</text:p>
          </table:table-cell>
          <table:table-cell office:value-type="float" office:value="0" calcext:value-type="float">
            <text:p>0</text:p>
          </table:table-cell>
          <table:table-cell office:value-type="float" office:value="0.4599875" calcext:value-type="float">
            <text:p>0.4599875</text:p>
          </table:table-cell>
          <table:table-cell office:value-type="float" office:value="0.6925101" calcext:value-type="float">
            <text:p>0.6925101</text:p>
          </table:table-cell>
          <table:table-cell office:value-type="float" office:value="0.3308201" calcext:value-type="float">
            <text:p>0.3308201</text:p>
          </table:table-cell>
          <table:table-cell office:value-type="float" office:value="0.04916243" calcext:value-type="float">
            <text:p>0.04916243</text:p>
          </table:table-cell>
          <table:table-cell office:value-type="float" office:value="0.02809098" calcext:value-type="float">
            <text:p>0.02809098</text:p>
          </table:table-cell>
          <table:table-cell office:value-type="float" office:value="0.005224158" calcext:value-type="float">
            <text:p>0.005224158</text:p>
          </table:table-cell>
          <table:table-cell office:value-type="float" office:value="0.01515903" calcext:value-type="float">
            <text:p>0.01515903</text:p>
          </table:table-cell>
          <table:table-cell office:value-type="float" office:value="0.07451949" calcext:value-type="float">
            <text:p>0.07451949</text:p>
          </table:table-cell>
          <table:table-cell office:value-type="float" office:value="0.1347704" calcext:value-type="float">
            <text:p>0.1347704</text:p>
          </table:table-cell>
          <table:table-cell office:value-type="float" office:value="0.1359103" calcext:value-type="float">
            <text:p>0.1359103</text:p>
          </table:table-cell>
          <table:table-cell office:value-type="float" office:value="0.1375117" calcext:value-type="float">
            <text:p>0.1375117</text:p>
          </table:table-cell>
          <table:table-cell office:value-type="float" office:value="0.1428808" calcext:value-type="float">
            <text:p>0.1428808</text:p>
          </table:table-cell>
          <table:table-cell office:value-type="float" office:value="0.151898" calcext:value-type="float">
            <text:p>0.151898</text:p>
          </table:table-cell>
          <table:table-cell office:value-type="float" office:value="0.1574434" calcext:value-type="float">
            <text:p>0.1574434</text:p>
          </table:table-cell>
          <table:table-cell office:value-type="float" office:value="0" calcext:value-type="float">
            <text:p>0</text:p>
          </table:table-cell>
          <table:table-cell office:value-type="float" office:value="39.49714" calcext:value-type="float">
            <text:p>39.49714</text:p>
          </table:table-cell>
          <table:table-cell office:value-type="float" office:value="39.92609" calcext:value-type="float">
            <text:p>39.92609</text:p>
          </table:table-cell>
          <table:table-cell office:value-type="float" office:value="26.44948" calcext:value-type="float">
            <text:p>26.44948</text:p>
          </table:table-cell>
          <table:table-cell office:value-type="float" office:value="6.930231" calcext:value-type="float">
            <text:p>6.930231</text:p>
          </table:table-cell>
          <table:table-cell office:value-type="float" office:value="5.080939" calcext:value-type="float">
            <text:p>5.080939</text:p>
          </table:table-cell>
          <table:table-cell office:value-type="float" office:value="1.992324" calcext:value-type="float">
            <text:p>1.992324</text:p>
          </table:table-cell>
          <table:table-cell office:value-type="float" office:value="1.95418" calcext:value-type="float">
            <text:p>1.95418</text:p>
          </table:table-cell>
          <table:table-cell office:value-type="float" office:value="4.321127" calcext:value-type="float">
            <text:p>4.321127</text:p>
          </table:table-cell>
          <table:table-cell office:value-type="float" office:value="6.803058" calcext:value-type="float">
            <text:p>6.803058</text:p>
          </table:table-cell>
          <table:table-cell office:value-type="float" office:value="7.09009" calcext:value-type="float">
            <text:p>7.09009</text:p>
          </table:table-cell>
          <table:table-cell office:value-type="float" office:value="7.318658" calcext:value-type="float">
            <text:p>7.318658</text:p>
          </table:table-cell>
          <table:table-cell office:value-type="float" office:value="7.802187" calcext:value-type="float">
            <text:p>7.802187</text:p>
          </table:table-cell>
          <table:table-cell office:value-type="float" office:value="8.686308" calcext:value-type="float">
            <text:p>8.686308</text:p>
          </table:table-cell>
          <table:table-cell office:value-type="float" office:value="9.215683" calcext:value-type="float">
            <text:p>9.215683</text:p>
          </table:table-cell>
          <table:table-cell office:value-type="float" office:value="0" calcext:value-type="float">
            <text:p>0</text:p>
          </table:table-cell>
          <table:table-cell office:value-type="float" office:value="3.87403" calcext:value-type="float">
            <text:p>3.87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2.157836" calcext:value-type="float">
            <text:p>2.157836</text:p>
          </table:table-cell>
          <table:table-cell office:value-type="float" office:value="136.0982" calcext:value-type="float">
            <text:p>136.0982</text:p>
          </table:table-cell>
          <table:table-cell office:value-type="float" office:value="5" calcext:value-type="float">
            <text:p>5</text:p>
          </table:table-cell>
          <table:table-cell office:value-type="float" office:value="-0.07993224" calcext:value-type="float">
            <text:p>-0.07993224</text:p>
          </table:table-cell>
          <table:table-cell office:value-type="float" office:value="30.90952" calcext:value-type="float">
            <text:p>30.90952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80001" calcext:value-type="float">
            <text:p>0.000580001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702" calcext:value-type="float">
            <text:p>0.078702</text:p>
          </table:table-cell>
          <table:table-cell office:value-type="float" office:value="1176.63" calcext:value-type="float">
            <text:p>1176.63</text:p>
          </table:table-cell>
          <table:table-cell office:value-type="float" office:value="1.601521" calcext:value-type="float">
            <text:p>1.601521</text:p>
          </table:table-cell>
          <table:table-cell office:value-type="float" office:value="0" calcext:value-type="float">
            <text:p>0</text:p>
          </table:table-cell>
          <table:table-cell office:value-type="float" office:value="0.8886603" calcext:value-type="float">
            <text:p>0.8886603</text:p>
          </table:table-cell>
          <table:table-cell office:value-type="float" office:value="0.836536" calcext:value-type="float">
            <text:p>0.836536</text:p>
          </table:table-cell>
          <table:table-cell office:value-type="float" office:value="0.2973723" calcext:value-type="float">
            <text:p>0.2973723</text:p>
          </table:table-cell>
          <table:table-cell office:value-type="float" office:value="0.02264177" calcext:value-type="float">
            <text:p>0.02264177</text:p>
          </table:table-cell>
          <table:table-cell office:value-type="float" office:value="0.02259975" calcext:value-type="float">
            <text:p>0.02259975</text:p>
          </table:table-cell>
          <table:table-cell office:value-type="float" office:value="0.004766968" calcext:value-type="float">
            <text:p>0.004766968</text:p>
          </table:table-cell>
          <table:table-cell office:value-type="float" office:value="0.01190103" calcext:value-type="float">
            <text:p>0.01190103</text:p>
          </table:table-cell>
          <table:table-cell office:value-type="float" office:value="0.07426709" calcext:value-type="float">
            <text:p>0.07426709</text:p>
          </table:table-cell>
          <table:table-cell office:value-type="float" office:value="0.1347937" calcext:value-type="float">
            <text:p>0.1347937</text:p>
          </table:table-cell>
          <table:table-cell office:value-type="float" office:value="0.1359841" calcext:value-type="float">
            <text:p>0.1359841</text:p>
          </table:table-cell>
          <table:table-cell office:value-type="float" office:value="0.13759" calcext:value-type="float">
            <text:p>0.13759</text:p>
          </table:table-cell>
          <table:table-cell office:value-type="float" office:value="0.1430441" calcext:value-type="float">
            <text:p>0.1430441</text:p>
          </table:table-cell>
          <table:table-cell office:value-type="float" office:value="0.151963" calcext:value-type="float">
            <text:p>0.151963</text:p>
          </table:table-cell>
          <table:table-cell office:value-type="float" office:value="0.1575046" calcext:value-type="float">
            <text:p>0.1575046</text:p>
          </table:table-cell>
          <table:table-cell office:value-type="float" office:value="0" calcext:value-type="float">
            <text:p>0</text:p>
          </table:table-cell>
          <table:table-cell office:value-type="float" office:value="39.61454" calcext:value-type="float">
            <text:p>39.61454</text:p>
          </table:table-cell>
          <table:table-cell office:value-type="float" office:value="40.02998" calcext:value-type="float">
            <text:p>40.02998</text:p>
          </table:table-cell>
          <table:table-cell office:value-type="float" office:value="26.48067" calcext:value-type="float">
            <text:p>26.48067</text:p>
          </table:table-cell>
          <table:table-cell office:value-type="float" office:value="6.9175" calcext:value-type="float">
            <text:p>6.9175</text:p>
          </table:table-cell>
          <table:table-cell office:value-type="float" office:value="5.072458" calcext:value-type="float">
            <text:p>5.072458</text:p>
          </table:table-cell>
          <table:table-cell office:value-type="float" office:value="1.989017" calcext:value-type="float">
            <text:p>1.989017</text:p>
          </table:table-cell>
          <table:table-cell office:value-type="float" office:value="1.95291" calcext:value-type="float">
            <text:p>1.95291</text:p>
          </table:table-cell>
          <table:table-cell office:value-type="float" office:value="4.326544" calcext:value-type="float">
            <text:p>4.326544</text:p>
          </table:table-cell>
          <table:table-cell office:value-type="float" office:value="6.810326" calcext:value-type="float">
            <text:p>6.810326</text:p>
          </table:table-cell>
          <table:table-cell office:value-type="float" office:value="7.09692" calcext:value-type="float">
            <text:p>7.09692</text:p>
          </table:table-cell>
          <table:table-cell office:value-type="float" office:value="7.32562" calcext:value-type="float">
            <text:p>7.32562</text:p>
          </table:table-cell>
          <table:table-cell office:value-type="float" office:value="7.8087" calcext:value-type="float">
            <text:p>7.8087</text:p>
          </table:table-cell>
          <table:table-cell office:value-type="float" office:value="8.692201" calcext:value-type="float">
            <text:p>8.692201</text:p>
          </table:table-cell>
          <table:table-cell office:value-type="float" office:value="9.22142" calcext:value-type="float">
            <text:p>9.22142</text:p>
          </table:table-cell>
          <table:table-cell office:value-type="float" office:value="0" calcext:value-type="float">
            <text:p>0</text:p>
          </table:table-cell>
          <table:table-cell office:value-type="float" office:value="23.35399" calcext:value-type="float">
            <text:p>23.35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2.142589" calcext:value-type="float">
            <text:p>2.142589</text:p>
          </table:table-cell>
          <table:table-cell office:value-type="float" office:value="136.0958" calcext:value-type="float">
            <text:p>136.0958</text:p>
          </table:table-cell>
          <table:table-cell office:value-type="float" office:value="5" calcext:value-type="float">
            <text:p>5</text:p>
          </table:table-cell>
          <table:table-cell office:value-type="float" office:value="-0.08929832" calcext:value-type="float">
            <text:p>-0.08929832</text:p>
          </table:table-cell>
          <table:table-cell office:value-type="float" office:value="30.93844" calcext:value-type="float">
            <text:p>30.93844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815033" calcext:value-type="float">
            <text:p>0.0005815033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70486" calcext:value-type="float">
            <text:p>0.07870486</text:p>
          </table:table-cell>
          <table:table-cell office:value-type="float" office:value="1176.607" calcext:value-type="float">
            <text:p>1176.607</text:p>
          </table:table-cell>
          <table:table-cell office:value-type="float" office:value="1.599046" calcext:value-type="float">
            <text:p>1.599046</text:p>
          </table:table-cell>
          <table:table-cell office:value-type="float" office:value="0" calcext:value-type="float">
            <text:p>0</text:p>
          </table:table-cell>
          <table:table-cell office:value-type="float" office:value="0.4360078" calcext:value-type="float">
            <text:p>0.4360078</text:p>
          </table:table-cell>
          <table:table-cell office:value-type="float" office:value="0.7963738" calcext:value-type="float">
            <text:p>0.7963738</text:p>
          </table:table-cell>
          <table:table-cell office:value-type="float" office:value="0.3510475" calcext:value-type="float">
            <text:p>0.3510475</text:p>
          </table:table-cell>
          <table:table-cell office:value-type="float" office:value="0.02202556" calcext:value-type="float">
            <text:p>0.02202556</text:p>
          </table:table-cell>
          <table:table-cell office:value-type="float" office:value="0.02097617" calcext:value-type="float">
            <text:p>0.02097617</text:p>
          </table:table-cell>
          <table:table-cell office:value-type="float" office:value="0.004505926" calcext:value-type="float">
            <text:p>0.004505926</text:p>
          </table:table-cell>
          <table:table-cell office:value-type="float" office:value="0.009875556" calcext:value-type="float">
            <text:p>0.009875556</text:p>
          </table:table-cell>
          <table:table-cell office:value-type="float" office:value="0.07413553" calcext:value-type="float">
            <text:p>0.07413553</text:p>
          </table:table-cell>
          <table:table-cell office:value-type="float" office:value="0.134796" calcext:value-type="float">
            <text:p>0.134796</text:p>
          </table:table-cell>
          <table:table-cell office:value-type="float" office:value="0.136056" calcext:value-type="float">
            <text:p>0.136056</text:p>
          </table:table-cell>
          <table:table-cell office:value-type="float" office:value="0.1376677" calcext:value-type="float">
            <text:p>0.1376677</text:p>
          </table:table-cell>
          <table:table-cell office:value-type="float" office:value="0.1430321" calcext:value-type="float">
            <text:p>0.1430321</text:p>
          </table:table-cell>
          <table:table-cell office:value-type="float" office:value="0.1520276" calcext:value-type="float">
            <text:p>0.1520276</text:p>
          </table:table-cell>
          <table:table-cell office:value-type="float" office:value="0.1575657" calcext:value-type="float">
            <text:p>0.1575657</text:p>
          </table:table-cell>
          <table:table-cell office:value-type="float" office:value="0" calcext:value-type="float">
            <text:p>0</text:p>
          </table:table-cell>
          <table:table-cell office:value-type="float" office:value="39.78399" calcext:value-type="float">
            <text:p>39.78399</text:p>
          </table:table-cell>
          <table:table-cell office:value-type="float" office:value="40.15502" calcext:value-type="float">
            <text:p>40.15502</text:p>
          </table:table-cell>
          <table:table-cell office:value-type="float" office:value="26.50934" calcext:value-type="float">
            <text:p>26.50934</text:p>
          </table:table-cell>
          <table:table-cell office:value-type="float" office:value="6.901533" calcext:value-type="float">
            <text:p>6.901533</text:p>
          </table:table-cell>
          <table:table-cell office:value-type="float" office:value="5.063224" calcext:value-type="float">
            <text:p>5.063224</text:p>
          </table:table-cell>
          <table:table-cell office:value-type="float" office:value="1.985614" calcext:value-type="float">
            <text:p>1.985614</text:p>
          </table:table-cell>
          <table:table-cell office:value-type="float" office:value="1.95103" calcext:value-type="float">
            <text:p>1.95103</text:p>
          </table:table-cell>
          <table:table-cell office:value-type="float" office:value="4.331912" calcext:value-type="float">
            <text:p>4.331912</text:p>
          </table:table-cell>
          <table:table-cell office:value-type="float" office:value="6.817594" calcext:value-type="float">
            <text:p>6.817594</text:p>
          </table:table-cell>
          <table:table-cell office:value-type="float" office:value="7.103674" calcext:value-type="float">
            <text:p>7.103674</text:p>
          </table:table-cell>
          <table:table-cell office:value-type="float" office:value="7.332577" calcext:value-type="float">
            <text:p>7.332577</text:p>
          </table:table-cell>
          <table:table-cell office:value-type="float" office:value="7.815217" calcext:value-type="float">
            <text:p>7.815217</text:p>
          </table:table-cell>
          <table:table-cell office:value-type="float" office:value="8.698092" calcext:value-type="float">
            <text:p>8.698092</text:p>
          </table:table-cell>
          <table:table-cell office:value-type="float" office:value="9.227168" calcext:value-type="float">
            <text:p>9.227168</text:p>
          </table:table-cell>
          <table:table-cell office:value-type="float" office:value="0" calcext:value-type="float">
            <text:p>0</text:p>
          </table:table-cell>
          <table:table-cell office:value-type="float" office:value="82.51904" calcext:value-type="float">
            <text:p>82.51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2.127485" calcext:value-type="float">
            <text:p>2.127485</text:p>
          </table:table-cell>
          <table:table-cell office:value-type="float" office:value="136.0933" calcext:value-type="float">
            <text:p>136.0933</text:p>
          </table:table-cell>
          <table:table-cell office:value-type="float" office:value="5" calcext:value-type="float">
            <text:p>5</text:p>
          </table:table-cell>
          <table:table-cell office:value-type="float" office:value="-0.1002012" calcext:value-type="float">
            <text:p>-0.1002012</text:p>
          </table:table-cell>
          <table:table-cell office:value-type="float" office:value="30.96811" calcext:value-type="float">
            <text:p>30.96811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830064" calcext:value-type="float">
            <text:p>0.0005830064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70772" calcext:value-type="float">
            <text:p>0.07870772</text:p>
          </table:table-cell>
          <table:table-cell office:value-type="float" office:value="1176.585" calcext:value-type="float">
            <text:p>1176.585</text:p>
          </table:table-cell>
          <table:table-cell office:value-type="float" office:value="1.597739" calcext:value-type="float">
            <text:p>1.597739</text:p>
          </table:table-cell>
          <table:table-cell office:value-type="float" office:value="0" calcext:value-type="float">
            <text:p>0</text:p>
          </table:table-cell>
          <table:table-cell office:value-type="float" office:value="1.281195" calcext:value-type="float">
            <text:p>1.281195</text:p>
          </table:table-cell>
          <table:table-cell office:value-type="float" office:value="0.8309001" calcext:value-type="float">
            <text:p>0.8309001</text:p>
          </table:table-cell>
          <table:table-cell office:value-type="float" office:value="0.3395187" calcext:value-type="float">
            <text:p>0.3395187</text:p>
          </table:table-cell>
          <table:table-cell office:value-type="float" office:value="0.01733767" calcext:value-type="float">
            <text:p>0.01733767</text:p>
          </table:table-cell>
          <table:table-cell office:value-type="float" office:value="0.01757447" calcext:value-type="float">
            <text:p>0.01757447</text:p>
          </table:table-cell>
          <table:table-cell office:value-type="float" office:value="0.00424219" calcext:value-type="float">
            <text:p>0.00424219</text:p>
          </table:table-cell>
          <table:table-cell office:value-type="float" office:value="0.008647565" calcext:value-type="float">
            <text:p>0.008647565</text:p>
          </table:table-cell>
          <table:table-cell office:value-type="float" office:value="0.07424804" calcext:value-type="float">
            <text:p>0.07424804</text:p>
          </table:table-cell>
          <table:table-cell office:value-type="float" office:value="0.134825" calcext:value-type="float">
            <text:p>0.134825</text:p>
          </table:table-cell>
          <table:table-cell office:value-type="float" office:value="0.1361269" calcext:value-type="float">
            <text:p>0.1361269</text:p>
          </table:table-cell>
          <table:table-cell office:value-type="float" office:value="0.1377448" calcext:value-type="float">
            <text:p>0.1377448</text:p>
          </table:table-cell>
          <table:table-cell office:value-type="float" office:value="0.143121" calcext:value-type="float">
            <text:p>0.143121</text:p>
          </table:table-cell>
          <table:table-cell office:value-type="float" office:value="0.1520918" calcext:value-type="float">
            <text:p>0.1520918</text:p>
          </table:table-cell>
          <table:table-cell office:value-type="float" office:value="0.1576266" calcext:value-type="float">
            <text:p>0.1576266</text:p>
          </table:table-cell>
          <table:table-cell office:value-type="float" office:value="0" calcext:value-type="float">
            <text:p>0</text:p>
          </table:table-cell>
          <table:table-cell office:value-type="float" office:value="39.89946" calcext:value-type="float">
            <text:p>39.89946</text:p>
          </table:table-cell>
          <table:table-cell office:value-type="float" office:value="40.29208" calcext:value-type="float">
            <text:p>40.29208</text:p>
          </table:table-cell>
          <table:table-cell office:value-type="float" office:value="26.55595" calcext:value-type="float">
            <text:p>26.55595</text:p>
          </table:table-cell>
          <table:table-cell office:value-type="float" office:value="6.885251" calcext:value-type="float">
            <text:p>6.885251</text:p>
          </table:table-cell>
          <table:table-cell office:value-type="float" office:value="5.052969" calcext:value-type="float">
            <text:p>5.052969</text:p>
          </table:table-cell>
          <table:table-cell office:value-type="float" office:value="1.982175" calcext:value-type="float">
            <text:p>1.982175</text:p>
          </table:table-cell>
          <table:table-cell office:value-type="float" office:value="1.948782" calcext:value-type="float">
            <text:p>1.948782</text:p>
          </table:table-cell>
          <table:table-cell office:value-type="float" office:value="4.337288" calcext:value-type="float">
            <text:p>4.337288</text:p>
          </table:table-cell>
          <table:table-cell office:value-type="float" office:value="6.824861" calcext:value-type="float">
            <text:p>6.824861</text:p>
          </table:table-cell>
          <table:table-cell office:value-type="float" office:value="7.110434" calcext:value-type="float">
            <text:p>7.110434</text:p>
          </table:table-cell>
          <table:table-cell office:value-type="float" office:value="7.339534" calcext:value-type="float">
            <text:p>7.339534</text:p>
          </table:table-cell>
          <table:table-cell office:value-type="float" office:value="7.821729" calcext:value-type="float">
            <text:p>7.821729</text:p>
          </table:table-cell>
          <table:table-cell office:value-type="float" office:value="8.703985" calcext:value-type="float">
            <text:p>8.703985</text:p>
          </table:table-cell>
          <table:table-cell office:value-type="float" office:value="9.232878" calcext:value-type="float">
            <text:p>9.232878</text:p>
          </table:table-cell>
          <table:table-cell office:value-type="float" office:value="0" calcext:value-type="float">
            <text:p>0</text:p>
          </table:table-cell>
          <table:table-cell office:value-type="float" office:value="110.169" calcext:value-type="float">
            <text:p>110.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2.109751" calcext:value-type="float">
            <text:p>2.109751</text:p>
          </table:table-cell>
          <table:table-cell office:value-type="float" office:value="136.0902" calcext:value-type="float">
            <text:p>136.0902</text:p>
          </table:table-cell>
          <table:table-cell office:value-type="float" office:value="5" calcext:value-type="float">
            <text:p>5</text:p>
          </table:table-cell>
          <table:table-cell office:value-type="float" office:value="-0.1119011" calcext:value-type="float">
            <text:p>-0.1119011</text:p>
          </table:table-cell>
          <table:table-cell office:value-type="float" office:value="30.99807" calcext:value-type="float">
            <text:p>30.99807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845096" calcext:value-type="float">
            <text:p>0.0005845096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71059" calcext:value-type="float">
            <text:p>0.07871059</text:p>
          </table:table-cell>
          <table:table-cell office:value-type="float" office:value="1176.562" calcext:value-type="float">
            <text:p>1176.562</text:p>
          </table:table-cell>
          <table:table-cell office:value-type="float" office:value="1.592072" calcext:value-type="float">
            <text:p>1.592072</text:p>
          </table:table-cell>
          <table:table-cell office:value-type="float" office:value="0" calcext:value-type="float">
            <text:p>0</text:p>
          </table:table-cell>
          <table:table-cell office:value-type="float" office:value="1.150828" calcext:value-type="float">
            <text:p>1.150828</text:p>
          </table:table-cell>
          <table:table-cell office:value-type="float" office:value="0.8664103" calcext:value-type="float">
            <text:p>0.8664103</text:p>
          </table:table-cell>
          <table:table-cell office:value-type="float" office:value="0.3664179" calcext:value-type="float">
            <text:p>0.3664179</text:p>
          </table:table-cell>
          <table:table-cell office:value-type="float" office:value="0.01516748" calcext:value-type="float">
            <text:p>0.01516748</text:p>
          </table:table-cell>
          <table:table-cell office:value-type="float" office:value="0.0155213" calcext:value-type="float">
            <text:p>0.0155213</text:p>
          </table:table-cell>
          <table:table-cell office:value-type="float" office:value="0.004235145" calcext:value-type="float">
            <text:p>0.004235145</text:p>
          </table:table-cell>
          <table:table-cell office:value-type="float" office:value="0.007781925" calcext:value-type="float">
            <text:p>0.007781925</text:p>
          </table:table-cell>
          <table:table-cell office:value-type="float" office:value="0.0735848" calcext:value-type="float">
            <text:p>0.0735848</text:p>
          </table:table-cell>
          <table:table-cell office:value-type="float" office:value="0.1349112" calcext:value-type="float">
            <text:p>0.1349112</text:p>
          </table:table-cell>
          <table:table-cell office:value-type="float" office:value="0.1362009" calcext:value-type="float">
            <text:p>0.1362009</text:p>
          </table:table-cell>
          <table:table-cell office:value-type="float" office:value="0.1378219" calcext:value-type="float">
            <text:p>0.1378219</text:p>
          </table:table-cell>
          <table:table-cell office:value-type="float" office:value="0.1431672" calcext:value-type="float">
            <text:p>0.1431672</text:p>
          </table:table-cell>
          <table:table-cell office:value-type="float" office:value="0.1521555" calcext:value-type="float">
            <text:p>0.1521555</text:p>
          </table:table-cell>
          <table:table-cell office:value-type="float" office:value="0.1576871" calcext:value-type="float">
            <text:p>0.1576871</text:p>
          </table:table-cell>
          <table:table-cell office:value-type="float" office:value="0" calcext:value-type="float">
            <text:p>0</text:p>
          </table:table-cell>
          <table:table-cell office:value-type="float" office:value="40.02376" calcext:value-type="float">
            <text:p>40.02376</text:p>
          </table:table-cell>
          <table:table-cell office:value-type="float" office:value="40.44307" calcext:value-type="float">
            <text:p>40.44307</text:p>
          </table:table-cell>
          <table:table-cell office:value-type="float" office:value="26.59911" calcext:value-type="float">
            <text:p>26.59911</text:p>
          </table:table-cell>
          <table:table-cell office:value-type="float" office:value="6.867445" calcext:value-type="float">
            <text:p>6.867445</text:p>
          </table:table-cell>
          <table:table-cell office:value-type="float" office:value="5.041705" calcext:value-type="float">
            <text:p>5.041705</text:p>
          </table:table-cell>
          <table:table-cell office:value-type="float" office:value="1.978703" calcext:value-type="float">
            <text:p>1.978703</text:p>
          </table:table-cell>
          <table:table-cell office:value-type="float" office:value="1.946333" calcext:value-type="float">
            <text:p>1.946333</text:p>
          </table:table-cell>
          <table:table-cell office:value-type="float" office:value="4.342618" calcext:value-type="float">
            <text:p>4.342618</text:p>
          </table:table-cell>
          <table:table-cell office:value-type="float" office:value="6.832129" calcext:value-type="float">
            <text:p>6.832129</text:p>
          </table:table-cell>
          <table:table-cell office:value-type="float" office:value="7.117192" calcext:value-type="float">
            <text:p>7.117192</text:p>
          </table:table-cell>
          <table:table-cell office:value-type="float" office:value="7.346491" calcext:value-type="float">
            <text:p>7.346491</text:p>
          </table:table-cell>
          <table:table-cell office:value-type="float" office:value="7.828237" calcext:value-type="float">
            <text:p>7.828237</text:p>
          </table:table-cell>
          <table:table-cell office:value-type="float" office:value="8.709862" calcext:value-type="float">
            <text:p>8.709862</text:p>
          </table:table-cell>
          <table:table-cell office:value-type="float" office:value="9.238571" calcext:value-type="float">
            <text:p>9.238571</text:p>
          </table:table-cell>
          <table:table-cell office:value-type="float" office:value="0" calcext:value-type="float">
            <text:p>0</text:p>
          </table:table-cell>
          <table:table-cell office:value-type="float" office:value="134.7086" calcext:value-type="float">
            <text:p>134.7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2.096515" calcext:value-type="float">
            <text:p>2.096515</text:p>
          </table:table-cell>
          <table:table-cell office:value-type="float" office:value="136.0872" calcext:value-type="float">
            <text:p>136.0872</text:p>
          </table:table-cell>
          <table:table-cell office:value-type="float" office:value="5" calcext:value-type="float">
            <text:p>5</text:p>
          </table:table-cell>
          <table:table-cell office:value-type="float" office:value="-0.1248807" calcext:value-type="float">
            <text:p>-0.1248807</text:p>
          </table:table-cell>
          <table:table-cell office:value-type="float" office:value="31.02653" calcext:value-type="float">
            <text:p>31.02653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860127" calcext:value-type="float">
            <text:p>0.0005860127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71345" calcext:value-type="float">
            <text:p>0.07871345</text:p>
          </table:table-cell>
          <table:table-cell office:value-type="float" office:value="1176.538" calcext:value-type="float">
            <text:p>1176.538</text:p>
          </table:table-cell>
          <table:table-cell office:value-type="float" office:value="1.591268" calcext:value-type="float">
            <text:p>1.591268</text:p>
          </table:table-cell>
          <table:table-cell office:value-type="float" office:value="0" calcext:value-type="float">
            <text:p>0</text:p>
          </table:table-cell>
          <table:table-cell office:value-type="float" office:value="0.4720602" calcext:value-type="float">
            <text:p>0.4720602</text:p>
          </table:table-cell>
          <table:table-cell office:value-type="float" office:value="0.783796" calcext:value-type="float">
            <text:p>0.783796</text:p>
          </table:table-cell>
          <table:table-cell office:value-type="float" office:value="0.3337242" calcext:value-type="float">
            <text:p>0.3337242</text:p>
          </table:table-cell>
          <table:table-cell office:value-type="float" office:value="0.01563127" calcext:value-type="float">
            <text:p>0.01563127</text:p>
          </table:table-cell>
          <table:table-cell office:value-type="float" office:value="0.01221788" calcext:value-type="float">
            <text:p>0.01221788</text:p>
          </table:table-cell>
          <table:table-cell office:value-type="float" office:value="0.004072904" calcext:value-type="float">
            <text:p>0.004072904</text:p>
          </table:table-cell>
          <table:table-cell office:value-type="float" office:value="0.006999727" calcext:value-type="float">
            <text:p>0.006999727</text:p>
          </table:table-cell>
          <table:table-cell office:value-type="float" office:value="0.07168283" calcext:value-type="float">
            <text:p>0.07168283</text:p>
          </table:table-cell>
          <table:table-cell office:value-type="float" office:value="0.1350204" calcext:value-type="float">
            <text:p>0.1350204</text:p>
          </table:table-cell>
          <table:table-cell office:value-type="float" office:value="0.1362793" calcext:value-type="float">
            <text:p>0.1362793</text:p>
          </table:table-cell>
          <table:table-cell office:value-type="float" office:value="0.1378991" calcext:value-type="float">
            <text:p>0.1378991</text:p>
          </table:table-cell>
          <table:table-cell office:value-type="float" office:value="0.1432906" calcext:value-type="float">
            <text:p>0.1432906</text:p>
          </table:table-cell>
          <table:table-cell office:value-type="float" office:value="0.152219" calcext:value-type="float">
            <text:p>0.152219</text:p>
          </table:table-cell>
          <table:table-cell office:value-type="float" office:value="0.1577474" calcext:value-type="float">
            <text:p>0.1577474</text:p>
          </table:table-cell>
          <table:table-cell office:value-type="float" office:value="0" calcext:value-type="float">
            <text:p>0</text:p>
          </table:table-cell>
          <table:table-cell office:value-type="float" office:value="40.0345" calcext:value-type="float">
            <text:p>40.0345</text:p>
          </table:table-cell>
          <table:table-cell office:value-type="float" office:value="40.58192" calcext:value-type="float">
            <text:p>40.58192</text:p>
          </table:table-cell>
          <table:table-cell office:value-type="float" office:value="26.64901" calcext:value-type="float">
            <text:p>26.64901</text:p>
          </table:table-cell>
          <table:table-cell office:value-type="float" office:value="6.849331" calcext:value-type="float">
            <text:p>6.849331</text:p>
          </table:table-cell>
          <table:table-cell office:value-type="float" office:value="5.029419" calcext:value-type="float">
            <text:p>5.029419</text:p>
          </table:table-cell>
          <table:table-cell office:value-type="float" office:value="1.975249" calcext:value-type="float">
            <text:p>1.975249</text:p>
          </table:table-cell>
          <table:table-cell office:value-type="float" office:value="1.94368" calcext:value-type="float">
            <text:p>1.94368</text:p>
          </table:table-cell>
          <table:table-cell office:value-type="float" office:value="4.347634" calcext:value-type="float">
            <text:p>4.347634</text:p>
          </table:table-cell>
          <table:table-cell office:value-type="float" office:value="6.839396" calcext:value-type="float">
            <text:p>6.839396</text:p>
          </table:table-cell>
          <table:table-cell office:value-type="float" office:value="7.123951" calcext:value-type="float">
            <text:p>7.123951</text:p>
          </table:table-cell>
          <table:table-cell office:value-type="float" office:value="7.353449" calcext:value-type="float">
            <text:p>7.353449</text:p>
          </table:table-cell>
          <table:table-cell office:value-type="float" office:value="7.834751" calcext:value-type="float">
            <text:p>7.834751</text:p>
          </table:table-cell>
          <table:table-cell office:value-type="float" office:value="8.715676" calcext:value-type="float">
            <text:p>8.715676</text:p>
          </table:table-cell>
          <table:table-cell office:value-type="float" office:value="9.244243" calcext:value-type="float">
            <text:p>9.244243</text:p>
          </table:table-cell>
          <table:table-cell office:value-type="float" office:value="0" calcext:value-type="float">
            <text:p>0</text:p>
          </table:table-cell>
          <table:table-cell office:value-type="float" office:value="123.703" calcext:value-type="float">
            <text:p>123.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2.080572" calcext:value-type="float">
            <text:p>2.080572</text:p>
          </table:table-cell>
          <table:table-cell office:value-type="float" office:value="136.0845" calcext:value-type="float">
            <text:p>136.0845</text:p>
          </table:table-cell>
          <table:table-cell office:value-type="float" office:value="5" calcext:value-type="float">
            <text:p>5</text:p>
          </table:table-cell>
          <table:table-cell office:value-type="float" office:value="-0.1390426" calcext:value-type="float">
            <text:p>-0.1390426</text:p>
          </table:table-cell>
          <table:table-cell office:value-type="float" office:value="31.05486" calcext:value-type="float">
            <text:p>31.05486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875159" calcext:value-type="float">
            <text:p>0.0005875159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71631" calcext:value-type="float">
            <text:p>0.07871631</text:p>
          </table:table-cell>
          <table:table-cell office:value-type="float" office:value="1176.514" calcext:value-type="float">
            <text:p>1176.514</text:p>
          </table:table-cell>
          <table:table-cell office:value-type="float" office:value="1.588348" calcext:value-type="float">
            <text:p>1.588348</text:p>
          </table:table-cell>
          <table:table-cell office:value-type="float" office:value="0" calcext:value-type="float">
            <text:p>0</text:p>
          </table:table-cell>
          <table:table-cell office:value-type="float" office:value="1.391153" calcext:value-type="float">
            <text:p>1.391153</text:p>
          </table:table-cell>
          <table:table-cell office:value-type="float" office:value="0.8357598" calcext:value-type="float">
            <text:p>0.8357598</text:p>
          </table:table-cell>
          <table:table-cell office:value-type="float" office:value="0.3346478" calcext:value-type="float">
            <text:p>0.3346478</text:p>
          </table:table-cell>
          <table:table-cell office:value-type="float" office:value="0.0115206" calcext:value-type="float">
            <text:p>0.0115206</text:p>
          </table:table-cell>
          <table:table-cell office:value-type="float" office:value="0.01119204" calcext:value-type="float">
            <text:p>0.01119204</text:p>
          </table:table-cell>
          <table:table-cell office:value-type="float" office:value="0.004167445" calcext:value-type="float">
            <text:p>0.004167445</text:p>
          </table:table-cell>
          <table:table-cell office:value-type="float" office:value="0.006256855" calcext:value-type="float">
            <text:p>0.006256855</text:p>
          </table:table-cell>
          <table:table-cell office:value-type="float" office:value="0.06813385" calcext:value-type="float">
            <text:p>0.06813385</text:p>
          </table:table-cell>
          <table:table-cell office:value-type="float" office:value="0.1351329" calcext:value-type="float">
            <text:p>0.1351329</text:p>
          </table:table-cell>
          <table:table-cell office:value-type="float" office:value="0.136362" calcext:value-type="float">
            <text:p>0.136362</text:p>
          </table:table-cell>
          <table:table-cell office:value-type="float" office:value="0.137977" calcext:value-type="float">
            <text:p>0.137977</text:p>
          </table:table-cell>
          <table:table-cell office:value-type="float" office:value="0.1433594" calcext:value-type="float">
            <text:p>0.1433594</text:p>
          </table:table-cell>
          <table:table-cell office:value-type="float" office:value="0.1522817" calcext:value-type="float">
            <text:p>0.1522817</text:p>
          </table:table-cell>
          <table:table-cell office:value-type="float" office:value="0.1578078" calcext:value-type="float">
            <text:p>0.1578078</text:p>
          </table:table-cell>
          <table:table-cell office:value-type="float" office:value="0" calcext:value-type="float">
            <text:p>0</text:p>
          </table:table-cell>
          <table:table-cell office:value-type="float" office:value="40.16238" calcext:value-type="float">
            <text:p>40.16238</text:p>
          </table:table-cell>
          <table:table-cell office:value-type="float" office:value="40.71502" calcext:value-type="float">
            <text:p>40.71502</text:p>
          </table:table-cell>
          <table:table-cell office:value-type="float" office:value="26.6849" calcext:value-type="float">
            <text:p>26.6849</text:p>
          </table:table-cell>
          <table:table-cell office:value-type="float" office:value="6.829716" calcext:value-type="float">
            <text:p>6.829716</text:p>
          </table:table-cell>
          <table:table-cell office:value-type="float" office:value="5.01599" calcext:value-type="float">
            <text:p>5.01599</text:p>
          </table:table-cell>
          <table:table-cell office:value-type="float" office:value="1.971737" calcext:value-type="float">
            <text:p>1.971737</text:p>
          </table:table-cell>
          <table:table-cell office:value-type="float" office:value="1.940867" calcext:value-type="float">
            <text:p>1.940867</text:p>
          </table:table-cell>
          <table:table-cell office:value-type="float" office:value="4.351962" calcext:value-type="float">
            <text:p>4.351962</text:p>
          </table:table-cell>
          <table:table-cell office:value-type="float" office:value="6.846706" calcext:value-type="float">
            <text:p>6.846706</text:p>
          </table:table-cell>
          <table:table-cell office:value-type="float" office:value="7.130707" calcext:value-type="float">
            <text:p>7.130707</text:p>
          </table:table-cell>
          <table:table-cell office:value-type="float" office:value="7.360407" calcext:value-type="float">
            <text:p>7.360407</text:p>
          </table:table-cell>
          <table:table-cell office:value-type="float" office:value="7.841266" calcext:value-type="float">
            <text:p>7.841266</text:p>
          </table:table-cell>
          <table:table-cell office:value-type="float" office:value="8.721491" calcext:value-type="float">
            <text:p>8.721491</text:p>
          </table:table-cell>
          <table:table-cell office:value-type="float" office:value="9.249924" calcext:value-type="float">
            <text:p>9.249924</text:p>
          </table:table-cell>
          <table:table-cell office:value-type="float" office:value="0" calcext:value-type="float">
            <text:p>0</text:p>
          </table:table-cell>
          <table:table-cell office:value-type="float" office:value="142.4178" calcext:value-type="float">
            <text:p>142.4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2.06074" calcext:value-type="float">
            <text:p>2.06074</text:p>
          </table:table-cell>
          <table:table-cell office:value-type="float" office:value="136.0804" calcext:value-type="float">
            <text:p>136.0804</text:p>
          </table:table-cell>
          <table:table-cell office:value-type="float" office:value="5" calcext:value-type="float">
            <text:p>5</text:p>
          </table:table-cell>
          <table:table-cell office:value-type="float" office:value="-0.1565053" calcext:value-type="float">
            <text:p>-0.1565053</text:p>
          </table:table-cell>
          <table:table-cell office:value-type="float" office:value="31.08406" calcext:value-type="float">
            <text:p>31.08406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89019" calcext:value-type="float">
            <text:p>0.000589019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71917" calcext:value-type="float">
            <text:p>0.07871917</text:p>
          </table:table-cell>
          <table:table-cell office:value-type="float" office:value="1176.49" calcext:value-type="float">
            <text:p>1176.49</text:p>
          </table:table-cell>
          <table:table-cell office:value-type="float" office:value="1.58019" calcext:value-type="float">
            <text:p>1.58019</text:p>
          </table:table-cell>
          <table:table-cell office:value-type="float" office:value="0" calcext:value-type="float">
            <text:p>0</text:p>
          </table:table-cell>
          <table:table-cell office:value-type="float" office:value="1.150381" calcext:value-type="float">
            <text:p>1.150381</text:p>
          </table:table-cell>
          <table:table-cell office:value-type="float" office:value="0.8593563" calcext:value-type="float">
            <text:p>0.8593563</text:p>
          </table:table-cell>
          <table:table-cell office:value-type="float" office:value="0.3702736" calcext:value-type="float">
            <text:p>0.3702736</text:p>
          </table:table-cell>
          <table:table-cell office:value-type="float" office:value="0.01058915" calcext:value-type="float">
            <text:p>0.01058915</text:p>
          </table:table-cell>
          <table:table-cell office:value-type="float" office:value="0.01029773" calcext:value-type="float">
            <text:p>0.01029773</text:p>
          </table:table-cell>
          <table:table-cell office:value-type="float" office:value="0.004368422" calcext:value-type="float">
            <text:p>0.004368422</text:p>
          </table:table-cell>
          <table:table-cell office:value-type="float" office:value="0.00549244" calcext:value-type="float">
            <text:p>0.00549244</text:p>
          </table:table-cell>
          <table:table-cell office:value-type="float" office:value="0.06321788" calcext:value-type="float">
            <text:p>0.06321788</text:p>
          </table:table-cell>
          <table:table-cell office:value-type="float" office:value="0.1352399" calcext:value-type="float">
            <text:p>0.1352399</text:p>
          </table:table-cell>
          <table:table-cell office:value-type="float" office:value="0.136446" calcext:value-type="float">
            <text:p>0.136446</text:p>
          </table:table-cell>
          <table:table-cell office:value-type="float" office:value="0.1380553" calcext:value-type="float">
            <text:p>0.1380553</text:p>
          </table:table-cell>
          <table:table-cell office:value-type="float" office:value="0.1434065" calcext:value-type="float">
            <text:p>0.1434065</text:p>
          </table:table-cell>
          <table:table-cell office:value-type="float" office:value="0.1523446" calcext:value-type="float">
            <text:p>0.1523446</text:p>
          </table:table-cell>
          <table:table-cell office:value-type="float" office:value="0.1578681" calcext:value-type="float">
            <text:p>0.1578681</text:p>
          </table:table-cell>
          <table:table-cell office:value-type="float" office:value="0" calcext:value-type="float">
            <text:p>0</text:p>
          </table:table-cell>
          <table:table-cell office:value-type="float" office:value="40.29653" calcext:value-type="float">
            <text:p>40.29653</text:p>
          </table:table-cell>
          <table:table-cell office:value-type="float" office:value="40.86816" calcext:value-type="float">
            <text:p>40.86816</text:p>
          </table:table-cell>
          <table:table-cell office:value-type="float" office:value="26.72837" calcext:value-type="float">
            <text:p>26.72837</text:p>
          </table:table-cell>
          <table:table-cell office:value-type="float" office:value="6.80992" calcext:value-type="float">
            <text:p>6.80992</text:p>
          </table:table-cell>
          <table:table-cell office:value-type="float" office:value="5.002565" calcext:value-type="float">
            <text:p>5.002565</text:p>
          </table:table-cell>
          <table:table-cell office:value-type="float" office:value="1.968294" calcext:value-type="float">
            <text:p>1.968294</text:p>
          </table:table-cell>
          <table:table-cell office:value-type="float" office:value="1.937877" calcext:value-type="float">
            <text:p>1.937877</text:p>
          </table:table-cell>
          <table:table-cell office:value-type="float" office:value="4.355243" calcext:value-type="float">
            <text:p>4.355243</text:p>
          </table:table-cell>
          <table:table-cell office:value-type="float" office:value="6.85402" calcext:value-type="float">
            <text:p>6.85402</text:p>
          </table:table-cell>
          <table:table-cell office:value-type="float" office:value="7.137468" calcext:value-type="float">
            <text:p>7.137468</text:p>
          </table:table-cell>
          <table:table-cell office:value-type="float" office:value="7.367364" calcext:value-type="float">
            <text:p>7.367364</text:p>
          </table:table-cell>
          <table:table-cell office:value-type="float" office:value="7.847774" calcext:value-type="float">
            <text:p>7.847774</text:p>
          </table:table-cell>
          <table:table-cell office:value-type="float" office:value="8.727305" calcext:value-type="float">
            <text:p>8.727305</text:p>
          </table:table-cell>
          <table:table-cell office:value-type="float" office:value="9.255628" calcext:value-type="float">
            <text:p>9.255628</text:p>
          </table:table-cell>
          <table:table-cell office:value-type="float" office:value="0" calcext:value-type="float">
            <text:p>0</text:p>
          </table:table-cell>
          <table:table-cell office:value-type="float" office:value="159.6091" calcext:value-type="float">
            <text:p>159.6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2.041048" calcext:value-type="float">
            <text:p>2.041048</text:p>
          </table:table-cell>
          <table:table-cell office:value-type="float" office:value="136.0757" calcext:value-type="float">
            <text:p>136.0757</text:p>
          </table:table-cell>
          <table:table-cell office:value-type="float" office:value="5" calcext:value-type="float">
            <text:p>5</text:p>
          </table:table-cell>
          <table:table-cell office:value-type="float" office:value="-0.1782979" calcext:value-type="float">
            <text:p>-0.1782979</text:p>
          </table:table-cell>
          <table:table-cell office:value-type="float" office:value="31.11226" calcext:value-type="float">
            <text:p>31.11226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905222" calcext:value-type="float">
            <text:p>0.0005905222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72203" calcext:value-type="float">
            <text:p>0.07872203</text:p>
          </table:table-cell>
          <table:table-cell office:value-type="float" office:value="1176.465" calcext:value-type="float">
            <text:p>1176.465</text:p>
          </table:table-cell>
          <table:table-cell office:value-type="float" office:value="1.573153" calcext:value-type="float">
            <text:p>1.573153</text:p>
          </table:table-cell>
          <table:table-cell office:value-type="float" office:value="0" calcext:value-type="float">
            <text:p>0</text:p>
          </table:table-cell>
          <table:table-cell office:value-type="float" office:value="0.9406335" calcext:value-type="float">
            <text:p>0.9406335</text:p>
          </table:table-cell>
          <table:table-cell office:value-type="float" office:value="0.8022296" calcext:value-type="float">
            <text:p>0.8022296</text:p>
          </table:table-cell>
          <table:table-cell office:value-type="float" office:value="0.3608656" calcext:value-type="float">
            <text:p>0.3608656</text:p>
          </table:table-cell>
          <table:table-cell office:value-type="float" office:value="0.009704309" calcext:value-type="float">
            <text:p>0.009704309</text:p>
          </table:table-cell>
          <table:table-cell office:value-type="float" office:value="0.009259944" calcext:value-type="float">
            <text:p>0.009259944</text:p>
          </table:table-cell>
          <table:table-cell office:value-type="float" office:value="0.004471537" calcext:value-type="float">
            <text:p>0.004471537</text:p>
          </table:table-cell>
          <table:table-cell office:value-type="float" office:value="0.004846232" calcext:value-type="float">
            <text:p>0.004846232</text:p>
          </table:table-cell>
          <table:table-cell office:value-type="float" office:value="0.05738803" calcext:value-type="float">
            <text:p>0.05738803</text:p>
          </table:table-cell>
          <table:table-cell office:value-type="float" office:value="0.1353853" calcext:value-type="float">
            <text:p>0.1353853</text:p>
          </table:table-cell>
          <table:table-cell office:value-type="float" office:value="0.1365323" calcext:value-type="float">
            <text:p>0.1365323</text:p>
          </table:table-cell>
          <table:table-cell office:value-type="float" office:value="0.1381342" calcext:value-type="float">
            <text:p>0.1381342</text:p>
          </table:table-cell>
          <table:table-cell office:value-type="float" office:value="0.1434827" calcext:value-type="float">
            <text:p>0.1434827</text:p>
          </table:table-cell>
          <table:table-cell office:value-type="float" office:value="0.1524074" calcext:value-type="float">
            <text:p>0.1524074</text:p>
          </table:table-cell>
          <table:table-cell office:value-type="float" office:value="0.1579284" calcext:value-type="float">
            <text:p>0.1579284</text:p>
          </table:table-cell>
          <table:table-cell office:value-type="float" office:value="0" calcext:value-type="float">
            <text:p>0</text:p>
          </table:table-cell>
          <table:table-cell office:value-type="float" office:value="40.40039" calcext:value-type="float">
            <text:p>40.40039</text:p>
          </table:table-cell>
          <table:table-cell office:value-type="float" office:value="41.01233" calcext:value-type="float">
            <text:p>41.01233</text:p>
          </table:table-cell>
          <table:table-cell office:value-type="float" office:value="26.77524" calcext:value-type="float">
            <text:p>26.77524</text:p>
          </table:table-cell>
          <table:table-cell office:value-type="float" office:value="6.790102" calcext:value-type="float">
            <text:p>6.790102</text:p>
          </table:table-cell>
          <table:table-cell office:value-type="float" office:value="4.988952" calcext:value-type="float">
            <text:p>4.988952</text:p>
          </table:table-cell>
          <table:table-cell office:value-type="float" office:value="1.964928" calcext:value-type="float">
            <text:p>1.964928</text:p>
          </table:table-cell>
          <table:table-cell office:value-type="float" office:value="1.934739" calcext:value-type="float">
            <text:p>1.934739</text:p>
          </table:table-cell>
          <table:table-cell office:value-type="float" office:value="4.357179" calcext:value-type="float">
            <text:p>4.357179</text:p>
          </table:table-cell>
          <table:table-cell office:value-type="float" office:value="6.861333" calcext:value-type="float">
            <text:p>6.861333</text:p>
          </table:table-cell>
          <table:table-cell office:value-type="float" office:value="7.144224" calcext:value-type="float">
            <text:p>7.144224</text:p>
          </table:table-cell>
          <table:table-cell office:value-type="float" office:value="7.374321" calcext:value-type="float">
            <text:p>7.374321</text:p>
          </table:table-cell>
          <table:table-cell office:value-type="float" office:value="7.85429" calcext:value-type="float">
            <text:p>7.85429</text:p>
          </table:table-cell>
          <table:table-cell office:value-type="float" office:value="8.73312" calcext:value-type="float">
            <text:p>8.73312</text:p>
          </table:table-cell>
          <table:table-cell office:value-type="float" office:value="9.261333" calcext:value-type="float">
            <text:p>9.261333</text:p>
          </table:table-cell>
          <table:table-cell office:value-type="float" office:value="0" calcext:value-type="float">
            <text:p>0</text:p>
          </table:table-cell>
          <table:table-cell office:value-type="float" office:value="166.6746" calcext:value-type="float">
            <text:p>166.6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2.022129" calcext:value-type="float">
            <text:p>2.022129</text:p>
          </table:table-cell>
          <table:table-cell office:value-type="float" office:value="136.0708" calcext:value-type="float">
            <text:p>136.0708</text:p>
          </table:table-cell>
          <table:table-cell office:value-type="float" office:value="5" calcext:value-type="float">
            <text:p>5</text:p>
          </table:table-cell>
          <table:table-cell office:value-type="float" office:value="-0.2055956" calcext:value-type="float">
            <text:p>-0.2055956</text:p>
          </table:table-cell>
          <table:table-cell office:value-type="float" office:value="31.13764" calcext:value-type="float">
            <text:p>31.13764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920253" calcext:value-type="float">
            <text:p>0.0005920253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72489" calcext:value-type="float">
            <text:p>0.07872489</text:p>
          </table:table-cell>
          <table:table-cell office:value-type="float" office:value="1176.439" calcext:value-type="float">
            <text:p>1176.439</text:p>
          </table:table-cell>
          <table:table-cell office:value-type="float" office:value="1.567835" calcext:value-type="float">
            <text:p>1.567835</text:p>
          </table:table-cell>
          <table:table-cell office:value-type="float" office:value="0" calcext:value-type="float">
            <text:p>0</text:p>
          </table:table-cell>
          <table:table-cell office:value-type="float" office:value="0.7670382" calcext:value-type="float">
            <text:p>0.7670382</text:p>
          </table:table-cell>
          <table:table-cell office:value-type="float" office:value="0.6765448" calcext:value-type="float">
            <text:p>0.6765448</text:p>
          </table:table-cell>
          <table:table-cell office:value-type="float" office:value="0.2986063" calcext:value-type="float">
            <text:p>0.2986063</text:p>
          </table:table-cell>
          <table:table-cell office:value-type="float" office:value="0.009038237" calcext:value-type="float">
            <text:p>0.009038237</text:p>
          </table:table-cell>
          <table:table-cell office:value-type="float" office:value="0.008305189" calcext:value-type="float">
            <text:p>0.008305189</text:p>
          </table:table-cell>
          <table:table-cell office:value-type="float" office:value="0.004509502" calcext:value-type="float">
            <text:p>0.004509502</text:p>
          </table:table-cell>
          <table:table-cell office:value-type="float" office:value="0.004497924" calcext:value-type="float">
            <text:p>0.004497924</text:p>
          </table:table-cell>
          <table:table-cell office:value-type="float" office:value="0.05217515" calcext:value-type="float">
            <text:p>0.05217515</text:p>
          </table:table-cell>
          <table:table-cell office:value-type="float" office:value="0.1355742" calcext:value-type="float">
            <text:p>0.1355742</text:p>
          </table:table-cell>
          <table:table-cell office:value-type="float" office:value="0.1366232" calcext:value-type="float">
            <text:p>0.1366232</text:p>
          </table:table-cell>
          <table:table-cell office:value-type="float" office:value="0.1382134" calcext:value-type="float">
            <text:p>0.1382134</text:p>
          </table:table-cell>
          <table:table-cell office:value-type="float" office:value="0.1435629" calcext:value-type="float">
            <text:p>0.1435629</text:p>
          </table:table-cell>
          <table:table-cell office:value-type="float" office:value="0.1524701" calcext:value-type="float">
            <text:p>0.1524701</text:p>
          </table:table-cell>
          <table:table-cell office:value-type="float" office:value="0.1579887" calcext:value-type="float">
            <text:p>0.1579887</text:p>
          </table:table-cell>
          <table:table-cell office:value-type="float" office:value="0" calcext:value-type="float">
            <text:p>0</text:p>
          </table:table-cell>
          <table:table-cell office:value-type="float" office:value="40.47926" calcext:value-type="float">
            <text:p>40.47926</text:p>
          </table:table-cell>
          <table:table-cell office:value-type="float" office:value="41.12165" calcext:value-type="float">
            <text:p>41.12165</text:p>
          </table:table-cell>
          <table:table-cell office:value-type="float" office:value="26.80865" calcext:value-type="float">
            <text:p>26.80865</text:p>
          </table:table-cell>
          <table:table-cell office:value-type="float" office:value="6.770294" calcext:value-type="float">
            <text:p>6.770294</text:p>
          </table:table-cell>
          <table:table-cell office:value-type="float" office:value="4.975197" calcext:value-type="float">
            <text:p>4.975197</text:p>
          </table:table-cell>
          <table:table-cell office:value-type="float" office:value="1.961623" calcext:value-type="float">
            <text:p>1.961623</text:p>
          </table:table-cell>
          <table:table-cell office:value-type="float" office:value="1.931502" calcext:value-type="float">
            <text:p>1.931502</text:p>
          </table:table-cell>
          <table:table-cell office:value-type="float" office:value="4.357731" calcext:value-type="float">
            <text:p>4.357731</text:p>
          </table:table-cell>
          <table:table-cell office:value-type="float" office:value="6.868688" calcext:value-type="float">
            <text:p>6.868688</text:p>
          </table:table-cell>
          <table:table-cell office:value-type="float" office:value="7.150983" calcext:value-type="float">
            <text:p>7.150983</text:p>
          </table:table-cell>
          <table:table-cell office:value-type="float" office:value="7.381279" calcext:value-type="float">
            <text:p>7.381279</text:p>
          </table:table-cell>
          <table:table-cell office:value-type="float" office:value="7.860798" calcext:value-type="float">
            <text:p>7.860798</text:p>
          </table:table-cell>
          <table:table-cell office:value-type="float" office:value="8.738935" calcext:value-type="float">
            <text:p>8.738935</text:p>
          </table:table-cell>
          <table:table-cell office:value-type="float" office:value="9.267036" calcext:value-type="float">
            <text:p>9.267036</text:p>
          </table:table-cell>
          <table:table-cell office:value-type="float" office:value="0" calcext:value-type="float">
            <text:p>0</text:p>
          </table:table-cell>
          <table:table-cell office:value-type="float" office:value="168.092" calcext:value-type="float">
            <text:p>168.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2.003904" calcext:value-type="float">
            <text:p>2.003904</text:p>
          </table:table-cell>
          <table:table-cell office:value-type="float" office:value="136.0659" calcext:value-type="float">
            <text:p>136.0659</text:p>
          </table:table-cell>
          <table:table-cell office:value-type="float" office:value="5" calcext:value-type="float">
            <text:p>5</text:p>
          </table:table-cell>
          <table:table-cell office:value-type="float" office:value="-0.2386654" calcext:value-type="float">
            <text:p>-0.2386654</text:p>
          </table:table-cell>
          <table:table-cell office:value-type="float" office:value="31.15888" calcext:value-type="float">
            <text:p>31.15888</text:p>
          </table:table-cell>
          <table:table-cell office:value-type="float" office:value="0.00006894339" calcext:value-type="float">
            <text:p>6.894339E-05</text:p>
          </table:table-cell>
          <table:table-cell office:value-type="float" office:value="0.0005935285" calcext:value-type="float">
            <text:p>0.0005935285</text:p>
          </table:table-cell>
          <table:table-cell office:value-type="float" office:value="0.00003194706" calcext:value-type="float">
            <text:p>3.194706E-05</text:p>
          </table:table-cell>
          <table:table-cell office:value-type="float" office:value="0.07872775" calcext:value-type="float">
            <text:p>0.07872775</text:p>
          </table:table-cell>
          <table:table-cell office:value-type="float" office:value="1176.411" calcext:value-type="float">
            <text:p>1176.411</text:p>
          </table:table-cell>
          <table:table-cell office:value-type="float" office:value="1.562704" calcext:value-type="float">
            <text:p>1.562704</text:p>
          </table:table-cell>
          <table:table-cell office:value-type="float" office:value="0" calcext:value-type="float">
            <text:p>0</text:p>
          </table:table-cell>
          <table:table-cell office:value-type="float" office:value="0.6686656" calcext:value-type="float">
            <text:p>0.6686656</text:p>
          </table:table-cell>
          <table:table-cell office:value-type="float" office:value="0.5575801" calcext:value-type="float">
            <text:p>0.5575801</text:p>
          </table:table-cell>
          <table:table-cell office:value-type="float" office:value="0.1999684" calcext:value-type="float">
            <text:p>0.1999684</text:p>
          </table:table-cell>
          <table:table-cell office:value-type="float" office:value="0.009033805" calcext:value-type="float">
            <text:p>0.009033805</text:p>
          </table:table-cell>
          <table:table-cell office:value-type="float" office:value="0.00800306" calcext:value-type="float">
            <text:p>0.00800306</text:p>
          </table:table-cell>
          <table:table-cell office:value-type="float" office:value="0.00452432" calcext:value-type="float">
            <text:p>0.00452432</text:p>
          </table:table-cell>
          <table:table-cell office:value-type="float" office:value="0.004505659" calcext:value-type="float">
            <text:p>0.004505659</text:p>
          </table:table-cell>
          <table:table-cell office:value-type="float" office:value="0.04872094" calcext:value-type="float">
            <text:p>0.04872094</text:p>
          </table:table-cell>
          <table:table-cell office:value-type="float" office:value="0.1357865" calcext:value-type="float">
            <text:p>0.1357865</text:p>
          </table:table-cell>
          <table:table-cell office:value-type="float" office:value="0.1367195" calcext:value-type="float">
            <text:p>0.1367195</text:p>
          </table:table-cell>
          <table:table-cell office:value-type="float" office:value="0.1382936" calcext:value-type="float">
            <text:p>0.1382936</text:p>
          </table:table-cell>
          <table:table-cell office:value-type="float" office:value="0.1436439" calcext:value-type="float">
            <text:p>0.1436439</text:p>
          </table:table-cell>
          <table:table-cell office:value-type="float" office:value="0.1525327" calcext:value-type="float">
            <text:p>0.1525327</text:p>
          </table:table-cell>
          <table:table-cell office:value-type="float" office:value="0.1580491" calcext:value-type="float">
            <text:p>0.1580491</text:p>
          </table:table-cell>
          <table:table-cell office:value-type="float" office:value="0" calcext:value-type="float">
            <text:p>0</text:p>
          </table:table-cell>
          <table:table-cell office:value-type="float" office:value="40.54079" calcext:value-type="float">
            <text:p>40.54079</text:p>
          </table:table-cell>
          <table:table-cell office:value-type="float" office:value="41.18339" calcext:value-type="float">
            <text:p>41.18339</text:p>
          </table:table-cell>
          <table:table-cell office:value-type="float" office:value="26.8088" calcext:value-type="float">
            <text:p>26.8088</text:p>
          </table:table-cell>
          <table:table-cell office:value-type="float" office:value="6.750651" calcext:value-type="float">
            <text:p>6.750651</text:p>
          </table:table-cell>
          <table:table-cell office:value-type="float" office:value="4.961363" calcext:value-type="float">
            <text:p>4.961363</text:p>
          </table:table-cell>
          <table:table-cell office:value-type="float" office:value="1.958361" calcext:value-type="float">
            <text:p>1.958361</text:p>
          </table:table-cell>
          <table:table-cell office:value-type="float" office:value="1.928257" calcext:value-type="float">
            <text:p>1.928257</text:p>
          </table:table-cell>
          <table:table-cell office:value-type="float" office:value="4.357225" calcext:value-type="float">
            <text:p>4.357225</text:p>
          </table:table-cell>
          <table:table-cell office:value-type="float" office:value="6.876058" calcext:value-type="float">
            <text:p>6.876058</text:p>
          </table:table-cell>
          <table:table-cell office:value-type="float" office:value="7.157743" calcext:value-type="float">
            <text:p>7.157743</text:p>
          </table:table-cell>
          <table:table-cell office:value-type="float" office:value="7.388229" calcext:value-type="float">
            <text:p>7.388229</text:p>
          </table:table-cell>
          <table:table-cell office:value-type="float" office:value="7.867315" calcext:value-type="float">
            <text:p>7.867315</text:p>
          </table:table-cell>
          <table:table-cell office:value-type="float" office:value="8.744749" calcext:value-type="float">
            <text:p>8.744749</text:p>
          </table:table-cell>
          <table:table-cell office:value-type="float" office:value="9.27273" calcext:value-type="float">
            <text:p>9.27273</text:p>
          </table:table-cell>
          <table:table-cell office:value-type="float" office:value="0" calcext:value-type="float">
            <text:p>0</text:p>
          </table:table-cell>
          <table:table-cell office:value-type="float" office:value="170.6615" calcext:value-type="float">
            <text:p>170.6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1.987809" calcext:value-type="float">
            <text:p>1.987809</text:p>
          </table:table-cell>
          <table:table-cell office:value-type="float" office:value="136.0598" calcext:value-type="float">
            <text:p>136.0598</text:p>
          </table:table-cell>
          <table:table-cell office:value-type="float" office:value="5" calcext:value-type="float">
            <text:p>5</text:p>
          </table:table-cell>
          <table:table-cell office:value-type="float" office:value="-0.2705444" calcext:value-type="float">
            <text:p>-0.2705444</text:p>
          </table:table-cell>
          <table:table-cell office:value-type="float" office:value="31.1761" calcext:value-type="float">
            <text:p>31.1761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5956874" calcext:value-type="float">
            <text:p>0.0005956874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0738" calcext:value-type="float">
            <text:p>0.07880738</text:p>
          </table:table-cell>
          <table:table-cell office:value-type="float" office:value="1176.376" calcext:value-type="float">
            <text:p>1176.376</text:p>
          </table:table-cell>
          <table:table-cell office:value-type="float" office:value="1.558192" calcext:value-type="float">
            <text:p>1.558192</text:p>
          </table:table-cell>
          <table:table-cell office:value-type="float" office:value="0" calcext:value-type="float">
            <text:p>0</text:p>
          </table:table-cell>
          <table:table-cell office:value-type="float" office:value="0.3814354" calcext:value-type="float">
            <text:p>0.3814354</text:p>
          </table:table-cell>
          <table:table-cell office:value-type="float" office:value="0.6420823" calcext:value-type="float">
            <text:p>0.6420823</text:p>
          </table:table-cell>
          <table:table-cell office:value-type="float" office:value="0.2408324" calcext:value-type="float">
            <text:p>0.2408324</text:p>
          </table:table-cell>
          <table:table-cell office:value-type="float" office:value="0.01449694" calcext:value-type="float">
            <text:p>0.01449694</text:p>
          </table:table-cell>
          <table:table-cell office:value-type="float" office:value="0.007038543" calcext:value-type="float">
            <text:p>0.007038543</text:p>
          </table:table-cell>
          <table:table-cell office:value-type="float" office:value="0.004323041" calcext:value-type="float">
            <text:p>0.004323041</text:p>
          </table:table-cell>
          <table:table-cell office:value-type="float" office:value="0.004430014" calcext:value-type="float">
            <text:p>0.004430014</text:p>
          </table:table-cell>
          <table:table-cell office:value-type="float" office:value="0.04592237" calcext:value-type="float">
            <text:p>0.04592237</text:p>
          </table:table-cell>
          <table:table-cell office:value-type="float" office:value="0.1359842" calcext:value-type="float">
            <text:p>0.1359842</text:p>
          </table:table-cell>
          <table:table-cell office:value-type="float" office:value="0.1368194" calcext:value-type="float">
            <text:p>0.1368194</text:p>
          </table:table-cell>
          <table:table-cell office:value-type="float" office:value="0.1383745" calcext:value-type="float">
            <text:p>0.1383745</text:p>
          </table:table-cell>
          <table:table-cell office:value-type="float" office:value="0.1437594" calcext:value-type="float">
            <text:p>0.1437594</text:p>
          </table:table-cell>
          <table:table-cell office:value-type="float" office:value="0.152592" calcext:value-type="float">
            <text:p>0.152592</text:p>
          </table:table-cell>
          <table:table-cell office:value-type="float" office:value="0.1581094" calcext:value-type="float">
            <text:p>0.1581094</text:p>
          </table:table-cell>
          <table:table-cell office:value-type="float" office:value="0" calcext:value-type="float">
            <text:p>0</text:p>
          </table:table-cell>
          <table:table-cell office:value-type="float" office:value="40.55452" calcext:value-type="float">
            <text:p>40.55452</text:p>
          </table:table-cell>
          <table:table-cell office:value-type="float" office:value="41.20454" calcext:value-type="float">
            <text:p>41.20454</text:p>
          </table:table-cell>
          <table:table-cell office:value-type="float" office:value="26.77764" calcext:value-type="float">
            <text:p>26.77764</text:p>
          </table:table-cell>
          <table:table-cell office:value-type="float" office:value="6.731025" calcext:value-type="float">
            <text:p>6.731025</text:p>
          </table:table-cell>
          <table:table-cell office:value-type="float" office:value="4.946232" calcext:value-type="float">
            <text:p>4.946232</text:p>
          </table:table-cell>
          <table:table-cell office:value-type="float" office:value="1.955109" calcext:value-type="float">
            <text:p>1.955109</text:p>
          </table:table-cell>
          <table:table-cell office:value-type="float" office:value="1.925364" calcext:value-type="float">
            <text:p>1.925364</text:p>
          </table:table-cell>
          <table:table-cell office:value-type="float" office:value="4.356166" calcext:value-type="float">
            <text:p>4.356166</text:p>
          </table:table-cell>
          <table:table-cell office:value-type="float" office:value="6.883472" calcext:value-type="float">
            <text:p>6.883472</text:p>
          </table:table-cell>
          <table:table-cell office:value-type="float" office:value="7.164497" calcext:value-type="float">
            <text:p>7.164497</text:p>
          </table:table-cell>
          <table:table-cell office:value-type="float" office:value="7.395161" calcext:value-type="float">
            <text:p>7.395161</text:p>
          </table:table-cell>
          <table:table-cell office:value-type="float" office:value="7.873847" calcext:value-type="float">
            <text:p>7.873847</text:p>
          </table:table-cell>
          <table:table-cell office:value-type="float" office:value="8.750578" calcext:value-type="float">
            <text:p>8.750578</text:p>
          </table:table-cell>
          <table:table-cell office:value-type="float" office:value="9.277892" calcext:value-type="float">
            <text:p>9.277892</text:p>
          </table:table-cell>
          <table:table-cell office:value-type="float" office:value="0" calcext:value-type="float">
            <text:p>0</text:p>
          </table:table-cell>
          <table:table-cell office:value-type="float" office:value="30.10409" calcext:value-type="float">
            <text:p>30.10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1.973397" calcext:value-type="float">
            <text:p>1.973397</text:p>
          </table:table-cell>
          <table:table-cell office:value-type="float" office:value="136.0562" calcext:value-type="float">
            <text:p>136.0562</text:p>
          </table:table-cell>
          <table:table-cell office:value-type="float" office:value="5" calcext:value-type="float">
            <text:p>5</text:p>
          </table:table-cell>
          <table:table-cell office:value-type="float" office:value="-0.3077671" calcext:value-type="float">
            <text:p>-0.3077671</text:p>
          </table:table-cell>
          <table:table-cell office:value-type="float" office:value="31.19392" calcext:value-type="float">
            <text:p>31.19392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5971626" calcext:value-type="float">
            <text:p>0.0005971626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0595" calcext:value-type="float">
            <text:p>0.07880595</text:p>
          </table:table-cell>
          <table:table-cell office:value-type="float" office:value="1176.344" calcext:value-type="float">
            <text:p>1176.344</text:p>
          </table:table-cell>
          <table:table-cell office:value-type="float" office:value="1.556487" calcext:value-type="float">
            <text:p>1.556487</text:p>
          </table:table-cell>
          <table:table-cell office:value-type="float" office:value="0" calcext:value-type="float">
            <text:p>0</text:p>
          </table:table-cell>
          <table:table-cell office:value-type="float" office:value="0.9622076" calcext:value-type="float">
            <text:p>0.9622076</text:p>
          </table:table-cell>
          <table:table-cell office:value-type="float" office:value="0.5689322" calcext:value-type="float">
            <text:p>0.5689322</text:p>
          </table:table-cell>
          <table:table-cell office:value-type="float" office:value="0.08790071" calcext:value-type="float">
            <text:p>0.08790071</text:p>
          </table:table-cell>
          <table:table-cell office:value-type="float" office:value="0.008008007" calcext:value-type="float">
            <text:p>0.008008007</text:p>
          </table:table-cell>
          <table:table-cell office:value-type="float" office:value="0.007071196" calcext:value-type="float">
            <text:p>0.007071196</text:p>
          </table:table-cell>
          <table:table-cell office:value-type="float" office:value="0.004240209" calcext:value-type="float">
            <text:p>0.004240209</text:p>
          </table:table-cell>
          <table:table-cell office:value-type="float" office:value="0.004387604" calcext:value-type="float">
            <text:p>0.004387604</text:p>
          </table:table-cell>
          <table:table-cell office:value-type="float" office:value="0.03989997" calcext:value-type="float">
            <text:p>0.03989997</text:p>
          </table:table-cell>
          <table:table-cell office:value-type="float" office:value="0.136088" calcext:value-type="float">
            <text:p>0.136088</text:p>
          </table:table-cell>
          <table:table-cell office:value-type="float" office:value="0.1369201" calcext:value-type="float">
            <text:p>0.1369201</text:p>
          </table:table-cell>
          <table:table-cell office:value-type="float" office:value="0.1384556" calcext:value-type="float">
            <text:p>0.1384556</text:p>
          </table:table-cell>
          <table:table-cell office:value-type="float" office:value="0.1438368" calcext:value-type="float">
            <text:p>0.1438368</text:p>
          </table:table-cell>
          <table:table-cell office:value-type="float" office:value="0.1526562" calcext:value-type="float">
            <text:p>0.1526562</text:p>
          </table:table-cell>
          <table:table-cell office:value-type="float" office:value="0.1581698" calcext:value-type="float">
            <text:p>0.1581698</text:p>
          </table:table-cell>
          <table:table-cell office:value-type="float" office:value="0" calcext:value-type="float">
            <text:p>0</text:p>
          </table:table-cell>
          <table:table-cell office:value-type="float" office:value="40.63364" calcext:value-type="float">
            <text:p>40.63364</text:p>
          </table:table-cell>
          <table:table-cell office:value-type="float" office:value="41.25217" calcext:value-type="float">
            <text:p>41.25217</text:p>
          </table:table-cell>
          <table:table-cell office:value-type="float" office:value="26.73519" calcext:value-type="float">
            <text:p>26.73519</text:p>
          </table:table-cell>
          <table:table-cell office:value-type="float" office:value="6.708907" calcext:value-type="float">
            <text:p>6.708907</text:p>
          </table:table-cell>
          <table:table-cell office:value-type="float" office:value="4.930275" calcext:value-type="float">
            <text:p>4.930275</text:p>
          </table:table-cell>
          <table:table-cell office:value-type="float" office:value="1.951593" calcext:value-type="float">
            <text:p>1.951593</text:p>
          </table:table-cell>
          <table:table-cell office:value-type="float" office:value="1.921977" calcext:value-type="float">
            <text:p>1.921977</text:p>
          </table:table-cell>
          <table:table-cell office:value-type="float" office:value="4.353846" calcext:value-type="float">
            <text:p>4.353846</text:p>
          </table:table-cell>
          <table:table-cell office:value-type="float" office:value="6.890876" calcext:value-type="float">
            <text:p>6.890876</text:p>
          </table:table-cell>
          <table:table-cell office:value-type="float" office:value="7.171274" calcext:value-type="float">
            <text:p>7.171274</text:p>
          </table:table-cell>
          <table:table-cell office:value-type="float" office:value="7.402061" calcext:value-type="float">
            <text:p>7.402061</text:p>
          </table:table-cell>
          <table:table-cell office:value-type="float" office:value="7.880359" calcext:value-type="float">
            <text:p>7.880359</text:p>
          </table:table-cell>
          <table:table-cell office:value-type="float" office:value="8.756392" calcext:value-type="float">
            <text:p>8.756392</text:p>
          </table:table-cell>
          <table:table-cell office:value-type="float" office:value="9.283575" calcext:value-type="float">
            <text:p>9.283575</text:p>
          </table:table-cell>
          <table:table-cell office:value-type="float" office:value="0" calcext:value-type="float">
            <text:p>0</text:p>
          </table:table-cell>
          <table:table-cell office:value-type="float" office:value="91.48113" calcext:value-type="float">
            <text:p>91.48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1.956645" calcext:value-type="float">
            <text:p>1.956645</text:p>
          </table:table-cell>
          <table:table-cell office:value-type="float" office:value="136.0514" calcext:value-type="float">
            <text:p>136.0514</text:p>
          </table:table-cell>
          <table:table-cell office:value-type="float" office:value="5" calcext:value-type="float">
            <text:p>5</text:p>
          </table:table-cell>
          <table:table-cell office:value-type="float" office:value="-0.348231" calcext:value-type="float">
            <text:p>-0.348231</text:p>
          </table:table-cell>
          <table:table-cell office:value-type="float" office:value="31.20893" calcext:value-type="float">
            <text:p>31.20893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5986378" calcext:value-type="float">
            <text:p>0.0005986378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0466" calcext:value-type="float">
            <text:p>0.07880466</text:p>
          </table:table-cell>
          <table:table-cell office:value-type="float" office:value="1176.311" calcext:value-type="float">
            <text:p>1176.311</text:p>
          </table:table-cell>
          <table:table-cell office:value-type="float" office:value="1.550341" calcext:value-type="float">
            <text:p>1.550341</text:p>
          </table:table-cell>
          <table:table-cell office:value-type="float" office:value="0" calcext:value-type="float">
            <text:p>0</text:p>
          </table:table-cell>
          <table:table-cell office:value-type="float" office:value="0.5910813" calcext:value-type="float">
            <text:p>0.5910813</text:p>
          </table:table-cell>
          <table:table-cell office:value-type="float" office:value="0.4980845" calcext:value-type="float">
            <text:p>0.4980845</text:p>
          </table:table-cell>
          <table:table-cell office:value-type="float" office:value="0.05896121" calcext:value-type="float">
            <text:p>0.05896121</text:p>
          </table:table-cell>
          <table:table-cell office:value-type="float" office:value="0.008468378" calcext:value-type="float">
            <text:p>0.008468378</text:p>
          </table:table-cell>
          <table:table-cell office:value-type="float" office:value="0.007521353" calcext:value-type="float">
            <text:p>0.007521353</text:p>
          </table:table-cell>
          <table:table-cell office:value-type="float" office:value="0.004375819" calcext:value-type="float">
            <text:p>0.004375819</text:p>
          </table:table-cell>
          <table:table-cell office:value-type="float" office:value="0.004422718" calcext:value-type="float">
            <text:p>0.004422718</text:p>
          </table:table-cell>
          <table:table-cell office:value-type="float" office:value="0.03459468" calcext:value-type="float">
            <text:p>0.03459468</text:p>
          </table:table-cell>
          <table:table-cell office:value-type="float" office:value="0.13613" calcext:value-type="float">
            <text:p>0.13613</text:p>
          </table:table-cell>
          <table:table-cell office:value-type="float" office:value="0.137018" calcext:value-type="float">
            <text:p>0.137018</text:p>
          </table:table-cell>
          <table:table-cell office:value-type="float" office:value="0.1385372" calcext:value-type="float">
            <text:p>0.1385372</text:p>
          </table:table-cell>
          <table:table-cell office:value-type="float" office:value="0.1438822" calcext:value-type="float">
            <text:p>0.1438822</text:p>
          </table:table-cell>
          <table:table-cell office:value-type="float" office:value="0.1527192" calcext:value-type="float">
            <text:p>0.1527192</text:p>
          </table:table-cell>
          <table:table-cell office:value-type="float" office:value="0.1582301" calcext:value-type="float">
            <text:p>0.1582301</text:p>
          </table:table-cell>
          <table:table-cell office:value-type="float" office:value="0" calcext:value-type="float">
            <text:p>0</text:p>
          </table:table-cell>
          <table:table-cell office:value-type="float" office:value="40.69452" calcext:value-type="float">
            <text:p>40.69452</text:p>
          </table:table-cell>
          <table:table-cell office:value-type="float" office:value="41.28265" calcext:value-type="float">
            <text:p>41.28265</text:p>
          </table:table-cell>
          <table:table-cell office:value-type="float" office:value="26.66284" calcext:value-type="float">
            <text:p>26.66284</text:p>
          </table:table-cell>
          <table:table-cell office:value-type="float" office:value="6.687586" calcext:value-type="float">
            <text:p>6.687586</text:p>
          </table:table-cell>
          <table:table-cell office:value-type="float" office:value="4.915085" calcext:value-type="float">
            <text:p>4.915085</text:p>
          </table:table-cell>
          <table:table-cell office:value-type="float" office:value="1.948101" calcext:value-type="float">
            <text:p>1.948101</text:p>
          </table:table-cell>
          <table:table-cell office:value-type="float" office:value="1.918589" calcext:value-type="float">
            <text:p>1.918589</text:p>
          </table:table-cell>
          <table:table-cell office:value-type="float" office:value="4.350108" calcext:value-type="float">
            <text:p>4.350108</text:p>
          </table:table-cell>
          <table:table-cell office:value-type="float" office:value="6.898281" calcext:value-type="float">
            <text:p>6.898281</text:p>
          </table:table-cell>
          <table:table-cell office:value-type="float" office:value="7.178108" calcext:value-type="float">
            <text:p>7.178108</text:p>
          </table:table-cell>
          <table:table-cell office:value-type="float" office:value="7.408962" calcext:value-type="float">
            <text:p>7.408962</text:p>
          </table:table-cell>
          <table:table-cell office:value-type="float" office:value="7.886871" calcext:value-type="float">
            <text:p>7.886871</text:p>
          </table:table-cell>
          <table:table-cell office:value-type="float" office:value="8.762207" calcext:value-type="float">
            <text:p>8.762207</text:p>
          </table:table-cell>
          <table:table-cell office:value-type="float" office:value="9.289268" calcext:value-type="float">
            <text:p>9.289268</text:p>
          </table:table-cell>
          <table:table-cell office:value-type="float" office:value="0" calcext:value-type="float">
            <text:p>0</text:p>
          </table:table-cell>
          <table:table-cell office:value-type="float" office:value="124.7986" calcext:value-type="float">
            <text:p>124.7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1.940969" calcext:value-type="float">
            <text:p>1.940969</text:p>
          </table:table-cell>
          <table:table-cell office:value-type="float" office:value="136.0467" calcext:value-type="float">
            <text:p>136.0467</text:p>
          </table:table-cell>
          <table:table-cell office:value-type="float" office:value="5" calcext:value-type="float">
            <text:p>5</text:p>
          </table:table-cell>
          <table:table-cell office:value-type="float" office:value="-0.3947154" calcext:value-type="float">
            <text:p>-0.3947154</text:p>
          </table:table-cell>
          <table:table-cell office:value-type="float" office:value="31.22042" calcext:value-type="float">
            <text:p>31.22042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00113" calcext:value-type="float">
            <text:p>0.000600113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0466" calcext:value-type="float">
            <text:p>0.07880466</text:p>
          </table:table-cell>
          <table:table-cell office:value-type="float" office:value="1176.277" calcext:value-type="float">
            <text:p>1176.277</text:p>
          </table:table-cell>
          <table:table-cell office:value-type="float" office:value="1.546514" calcext:value-type="float">
            <text:p>1.546514</text:p>
          </table:table-cell>
          <table:table-cell office:value-type="float" office:value="0" calcext:value-type="float">
            <text:p>0</text:p>
          </table:table-cell>
          <table:table-cell office:value-type="float" office:value="0.3860278" calcext:value-type="float">
            <text:p>0.3860278</text:p>
          </table:table-cell>
          <table:table-cell office:value-type="float" office:value="0.3020275" calcext:value-type="float">
            <text:p>0.3020275</text:p>
          </table:table-cell>
          <table:table-cell office:value-type="float" office:value="0.03444336" calcext:value-type="float">
            <text:p>0.03444336</text:p>
          </table:table-cell>
          <table:table-cell office:value-type="float" office:value="0.008506747" calcext:value-type="float">
            <text:p>0.008506747</text:p>
          </table:table-cell>
          <table:table-cell office:value-type="float" office:value="0.007532348" calcext:value-type="float">
            <text:p>0.007532348</text:p>
          </table:table-cell>
          <table:table-cell office:value-type="float" office:value="0.004377803" calcext:value-type="float">
            <text:p>0.004377803</text:p>
          </table:table-cell>
          <table:table-cell office:value-type="float" office:value="0.004422445" calcext:value-type="float">
            <text:p>0.004422445</text:p>
          </table:table-cell>
          <table:table-cell office:value-type="float" office:value="0.0291782" calcext:value-type="float">
            <text:p>0.0291782</text:p>
          </table:table-cell>
          <table:table-cell office:value-type="float" office:value="0.1361465" calcext:value-type="float">
            <text:p>0.1361465</text:p>
          </table:table-cell>
          <table:table-cell office:value-type="float" office:value="0.1371124" calcext:value-type="float">
            <text:p>0.1371124</text:p>
          </table:table-cell>
          <table:table-cell office:value-type="float" office:value="0.1386186" calcext:value-type="float">
            <text:p>0.1386186</text:p>
          </table:table-cell>
          <table:table-cell office:value-type="float" office:value="0.1439601" calcext:value-type="float">
            <text:p>0.1439601</text:p>
          </table:table-cell>
          <table:table-cell office:value-type="float" office:value="0.1527822" calcext:value-type="float">
            <text:p>0.1527822</text:p>
          </table:table-cell>
          <table:table-cell office:value-type="float" office:value="0.1582903" calcext:value-type="float">
            <text:p>0.1582903</text:p>
          </table:table-cell>
          <table:table-cell office:value-type="float" office:value="0" calcext:value-type="float">
            <text:p>0</text:p>
          </table:table-cell>
          <table:table-cell office:value-type="float" office:value="40.71737" calcext:value-type="float">
            <text:p>40.71737</text:p>
          </table:table-cell>
          <table:table-cell office:value-type="float" office:value="41.25706" calcext:value-type="float">
            <text:p>41.25706</text:p>
          </table:table-cell>
          <table:table-cell office:value-type="float" office:value="26.58142" calcext:value-type="float">
            <text:p>26.58142</text:p>
          </table:table-cell>
          <table:table-cell office:value-type="float" office:value="6.666819" calcext:value-type="float">
            <text:p>6.666819</text:p>
          </table:table-cell>
          <table:table-cell office:value-type="float" office:value="4.900329" calcext:value-type="float">
            <text:p>4.900329</text:p>
          </table:table-cell>
          <table:table-cell office:value-type="float" office:value="1.944681" calcext:value-type="float">
            <text:p>1.944681</text:p>
          </table:table-cell>
          <table:table-cell office:value-type="float" office:value="1.915236" calcext:value-type="float">
            <text:p>1.915236</text:p>
          </table:table-cell>
          <table:table-cell office:value-type="float" office:value="4.345143" calcext:value-type="float">
            <text:p>4.345143</text:p>
          </table:table-cell>
          <table:table-cell office:value-type="float" office:value="6.905686" calcext:value-type="float">
            <text:p>6.905686</text:p>
          </table:table-cell>
          <table:table-cell office:value-type="float" office:value="7.18494" calcext:value-type="float">
            <text:p>7.18494</text:p>
          </table:table-cell>
          <table:table-cell office:value-type="float" office:value="7.415863" calcext:value-type="float">
            <text:p>7.415863</text:p>
          </table:table-cell>
          <table:table-cell office:value-type="float" office:value="7.893384" calcext:value-type="float">
            <text:p>7.893384</text:p>
          </table:table-cell>
          <table:table-cell office:value-type="float" office:value="8.767998" calcext:value-type="float">
            <text:p>8.767998</text:p>
          </table:table-cell>
          <table:table-cell office:value-type="float" office:value="9.294923" calcext:value-type="float">
            <text:p>9.294923</text:p>
          </table:table-cell>
          <table:table-cell office:value-type="float" office:value="0" calcext:value-type="float">
            <text:p>0</text:p>
          </table:table-cell>
          <table:table-cell office:value-type="float" office:value="143.0197" calcext:value-type="float">
            <text:p>143.0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1.926422" calcext:value-type="float">
            <text:p>1.926422</text:p>
          </table:table-cell>
          <table:table-cell office:value-type="float" office:value="136.0421" calcext:value-type="float">
            <text:p>136.0421</text:p>
          </table:table-cell>
          <table:table-cell office:value-type="float" office:value="5" calcext:value-type="float">
            <text:p>5</text:p>
          </table:table-cell>
          <table:table-cell office:value-type="float" office:value="-0.4451934" calcext:value-type="float">
            <text:p>-0.4451934</text:p>
          </table:table-cell>
          <table:table-cell office:value-type="float" office:value="31.2278" calcext:value-type="float">
            <text:p>31.2278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015885" calcext:value-type="float">
            <text:p>0.0006015885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0466" calcext:value-type="float">
            <text:p>0.07880466</text:p>
          </table:table-cell>
          <table:table-cell office:value-type="float" office:value="1176.241" calcext:value-type="float">
            <text:p>1176.241</text:p>
          </table:table-cell>
          <table:table-cell office:value-type="float" office:value="1.543525" calcext:value-type="float">
            <text:p>1.543525</text:p>
          </table:table-cell>
          <table:table-cell office:value-type="float" office:value="0" calcext:value-type="float">
            <text:p>0</text:p>
          </table:table-cell>
          <table:table-cell office:value-type="float" office:value="0.1339556" calcext:value-type="float">
            <text:p>0.1339556</text:p>
          </table:table-cell>
          <table:table-cell office:value-type="float" office:value="0.1546129" calcext:value-type="float">
            <text:p>0.1546129</text:p>
          </table:table-cell>
          <table:table-cell office:value-type="float" office:value="0.02903089" calcext:value-type="float">
            <text:p>0.02903089</text:p>
          </table:table-cell>
          <table:table-cell office:value-type="float" office:value="0.008235585" calcext:value-type="float">
            <text:p>0.008235585</text:p>
          </table:table-cell>
          <table:table-cell office:value-type="float" office:value="0.00731176" calcext:value-type="float">
            <text:p>0.00731176</text:p>
          </table:table-cell>
          <table:table-cell office:value-type="float" office:value="0.004335183" calcext:value-type="float">
            <text:p>0.004335183</text:p>
          </table:table-cell>
          <table:table-cell office:value-type="float" office:value="0.004406858" calcext:value-type="float">
            <text:p>0.004406858</text:p>
          </table:table-cell>
          <table:table-cell office:value-type="float" office:value="0.02285874" calcext:value-type="float">
            <text:p>0.02285874</text:p>
          </table:table-cell>
          <table:table-cell office:value-type="float" office:value="0.1362549" calcext:value-type="float">
            <text:p>0.1362549</text:p>
          </table:table-cell>
          <table:table-cell office:value-type="float" office:value="0.1372055" calcext:value-type="float">
            <text:p>0.1372055</text:p>
          </table:table-cell>
          <table:table-cell office:value-type="float" office:value="0.1386996" calcext:value-type="float">
            <text:p>0.1386996</text:p>
          </table:table-cell>
          <table:table-cell office:value-type="float" office:value="0.1440471" calcext:value-type="float">
            <text:p>0.1440471</text:p>
          </table:table-cell>
          <table:table-cell office:value-type="float" office:value="0.1528444" calcext:value-type="float">
            <text:p>0.1528444</text:p>
          </table:table-cell>
          <table:table-cell office:value-type="float" office:value="0.1583503" calcext:value-type="float">
            <text:p>0.1583503</text:p>
          </table:table-cell>
          <table:table-cell office:value-type="float" office:value="0" calcext:value-type="float">
            <text:p>0</text:p>
          </table:table-cell>
          <table:table-cell office:value-type="float" office:value="40.70126" calcext:value-type="float">
            <text:p>40.70126</text:p>
          </table:table-cell>
          <table:table-cell office:value-type="float" office:value="41.15805" calcext:value-type="float">
            <text:p>41.15805</text:p>
          </table:table-cell>
          <table:table-cell office:value-type="float" office:value="26.4961" calcext:value-type="float">
            <text:p>26.4961</text:p>
          </table:table-cell>
          <table:table-cell office:value-type="float" office:value="6.646384" calcext:value-type="float">
            <text:p>6.646384</text:p>
          </table:table-cell>
          <table:table-cell office:value-type="float" office:value="4.885808" calcext:value-type="float">
            <text:p>4.885808</text:p>
          </table:table-cell>
          <table:table-cell office:value-type="float" office:value="1.94131" calcext:value-type="float">
            <text:p>1.94131</text:p>
          </table:table-cell>
          <table:table-cell office:value-type="float" office:value="1.911917" calcext:value-type="float">
            <text:p>1.911917</text:p>
          </table:table-cell>
          <table:table-cell office:value-type="float" office:value="4.338671" calcext:value-type="float">
            <text:p>4.338671</text:p>
          </table:table-cell>
          <table:table-cell office:value-type="float" office:value="6.913111" calcext:value-type="float">
            <text:p>6.913111</text:p>
          </table:table-cell>
          <table:table-cell office:value-type="float" office:value="7.191776" calcext:value-type="float">
            <text:p>7.191776</text:p>
          </table:table-cell>
          <table:table-cell office:value-type="float" office:value="7.422764" calcext:value-type="float">
            <text:p>7.422764</text:p>
          </table:table-cell>
          <table:table-cell office:value-type="float" office:value="7.899898" calcext:value-type="float">
            <text:p>7.899898</text:p>
          </table:table-cell>
          <table:table-cell office:value-type="float" office:value="8.773735" calcext:value-type="float">
            <text:p>8.773735</text:p>
          </table:table-cell>
          <table:table-cell office:value-type="float" office:value="9.300529" calcext:value-type="float">
            <text:p>9.300529</text:p>
          </table:table-cell>
          <table:table-cell office:value-type="float" office:value="0" calcext:value-type="float">
            <text:p>0</text:p>
          </table:table-cell>
          <table:table-cell office:value-type="float" office:value="146.1206" calcext:value-type="float">
            <text:p>146.1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1.911698" calcext:value-type="float">
            <text:p>1.911698</text:p>
          </table:table-cell>
          <table:table-cell office:value-type="float" office:value="136.0377" calcext:value-type="float">
            <text:p>136.0377</text:p>
          </table:table-cell>
          <table:table-cell office:value-type="float" office:value="5" calcext:value-type="float">
            <text:p>5</text:p>
          </table:table-cell>
          <table:table-cell office:value-type="float" office:value="-0.4965416" calcext:value-type="float">
            <text:p>-0.4965416</text:p>
          </table:table-cell>
          <table:table-cell office:value-type="float" office:value="31.23371" calcext:value-type="float">
            <text:p>31.23371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030637" calcext:value-type="float">
            <text:p>0.0006030637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0466" calcext:value-type="float">
            <text:p>0.07880466</text:p>
          </table:table-cell>
          <table:table-cell office:value-type="float" office:value="1176.203" calcext:value-type="float">
            <text:p>1176.203</text:p>
          </table:table-cell>
          <table:table-cell office:value-type="float" office:value="1.540878" calcext:value-type="float">
            <text:p>1.540878</text:p>
          </table:table-cell>
          <table:table-cell office:value-type="float" office:value="0" calcext:value-type="float">
            <text:p>0</text:p>
          </table:table-cell>
          <table:table-cell office:value-type="float" office:value="0.3462837" calcext:value-type="float">
            <text:p>0.3462837</text:p>
          </table:table-cell>
          <table:table-cell office:value-type="float" office:value="0.1186746" calcext:value-type="float">
            <text:p>0.1186746</text:p>
          </table:table-cell>
          <table:table-cell office:value-type="float" office:value="0.02863052" calcext:value-type="float">
            <text:p>0.02863052</text:p>
          </table:table-cell>
          <table:table-cell office:value-type="float" office:value="0.008441204" calcext:value-type="float">
            <text:p>0.008441204</text:p>
          </table:table-cell>
          <table:table-cell office:value-type="float" office:value="0.007423589" calcext:value-type="float">
            <text:p>0.007423589</text:p>
          </table:table-cell>
          <table:table-cell office:value-type="float" office:value="0.004338832" calcext:value-type="float">
            <text:p>0.004338832</text:p>
          </table:table-cell>
          <table:table-cell office:value-type="float" office:value="0.004396564" calcext:value-type="float">
            <text:p>0.004396564</text:p>
          </table:table-cell>
          <table:table-cell office:value-type="float" office:value="0.01824233" calcext:value-type="float">
            <text:p>0.01824233</text:p>
          </table:table-cell>
          <table:table-cell office:value-type="float" office:value="0.1363939" calcext:value-type="float">
            <text:p>0.1363939</text:p>
          </table:table-cell>
          <table:table-cell office:value-type="float" office:value="0.1372985" calcext:value-type="float">
            <text:p>0.1372985</text:p>
          </table:table-cell>
          <table:table-cell office:value-type="float" office:value="0.1387805" calcext:value-type="float">
            <text:p>0.1387805</text:p>
          </table:table-cell>
          <table:table-cell office:value-type="float" office:value="0.1441307" calcext:value-type="float">
            <text:p>0.1441307</text:p>
          </table:table-cell>
          <table:table-cell office:value-type="float" office:value="0.1529064" calcext:value-type="float">
            <text:p>0.1529064</text:p>
          </table:table-cell>
          <table:table-cell office:value-type="float" office:value="0.1584101" calcext:value-type="float">
            <text:p>0.1584101</text:p>
          </table:table-cell>
          <table:table-cell office:value-type="float" office:value="0" calcext:value-type="float">
            <text:p>0</text:p>
          </table:table-cell>
          <table:table-cell office:value-type="float" office:value="40.66761" calcext:value-type="float">
            <text:p>40.66761</text:p>
          </table:table-cell>
          <table:table-cell office:value-type="float" office:value="41.04125" calcext:value-type="float">
            <text:p>41.04125</text:p>
          </table:table-cell>
          <table:table-cell office:value-type="float" office:value="26.40874" calcext:value-type="float">
            <text:p>26.40874</text:p>
          </table:table-cell>
          <table:table-cell office:value-type="float" office:value="6.625796" calcext:value-type="float">
            <text:p>6.625796</text:p>
          </table:table-cell>
          <table:table-cell office:value-type="float" office:value="4.871225" calcext:value-type="float">
            <text:p>4.871225</text:p>
          </table:table-cell>
          <table:table-cell office:value-type="float" office:value="1.937947" calcext:value-type="float">
            <text:p>1.937947</text:p>
          </table:table-cell>
          <table:table-cell office:value-type="float" office:value="1.908615" calcext:value-type="float">
            <text:p>1.908615</text:p>
          </table:table-cell>
          <table:table-cell office:value-type="float" office:value="4.330869" calcext:value-type="float">
            <text:p>4.330869</text:p>
          </table:table-cell>
          <table:table-cell office:value-type="float" office:value="6.920562" calcext:value-type="float">
            <text:p>6.920562</text:p>
          </table:table-cell>
          <table:table-cell office:value-type="float" office:value="7.198611" calcext:value-type="float">
            <text:p>7.198611</text:p>
          </table:table-cell>
          <table:table-cell office:value-type="float" office:value="7.429665" calcext:value-type="float">
            <text:p>7.429665</text:p>
          </table:table-cell>
          <table:table-cell office:value-type="float" office:value="7.906412" calcext:value-type="float">
            <text:p>7.906412</text:p>
          </table:table-cell>
          <table:table-cell office:value-type="float" office:value="8.779472" calcext:value-type="float">
            <text:p>8.779472</text:p>
          </table:table-cell>
          <table:table-cell office:value-type="float" office:value="9.306133" calcext:value-type="float">
            <text:p>9.306133</text:p>
          </table:table-cell>
          <table:table-cell office:value-type="float" office:value="0" calcext:value-type="float">
            <text:p>0</text:p>
          </table:table-cell>
          <table:table-cell office:value-type="float" office:value="153.4651" calcext:value-type="float">
            <text:p>153.4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1.892918" calcext:value-type="float">
            <text:p>1.892918</text:p>
          </table:table-cell>
          <table:table-cell office:value-type="float" office:value="136.0318" calcext:value-type="float">
            <text:p>136.0318</text:p>
          </table:table-cell>
          <table:table-cell office:value-type="float" office:value="5" calcext:value-type="float">
            <text:p>5</text:p>
          </table:table-cell>
          <table:table-cell office:value-type="float" office:value="-0.5521738" calcext:value-type="float">
            <text:p>-0.5521738</text:p>
          </table:table-cell>
          <table:table-cell office:value-type="float" office:value="31.24" calcext:value-type="float">
            <text:p>31.24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045389" calcext:value-type="float">
            <text:p>0.0006045389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0549" calcext:value-type="float">
            <text:p>0.07880549</text:p>
          </table:table-cell>
          <table:table-cell office:value-type="float" office:value="1176.165" calcext:value-type="float">
            <text:p>1176.165</text:p>
          </table:table-cell>
          <table:table-cell office:value-type="float" office:value="1.532833" calcext:value-type="float">
            <text:p>1.532833</text:p>
          </table:table-cell>
          <table:table-cell office:value-type="float" office:value="0" calcext:value-type="float">
            <text:p>0</text:p>
          </table:table-cell>
          <table:table-cell office:value-type="float" office:value="0.3745768" calcext:value-type="float">
            <text:p>0.3745768</text:p>
          </table:table-cell>
          <table:table-cell office:value-type="float" office:value="0.1071721" calcext:value-type="float">
            <text:p>0.1071721</text:p>
          </table:table-cell>
          <table:table-cell office:value-type="float" office:value="0.03219534" calcext:value-type="float">
            <text:p>0.03219534</text:p>
          </table:table-cell>
          <table:table-cell office:value-type="float" office:value="0.009455364" calcext:value-type="float">
            <text:p>0.009455364</text:p>
          </table:table-cell>
          <table:table-cell office:value-type="float" office:value="0.008299208" calcext:value-type="float">
            <text:p>0.008299208</text:p>
          </table:table-cell>
          <table:table-cell office:value-type="float" office:value="0.004594712" calcext:value-type="float">
            <text:p>0.004594712</text:p>
          </table:table-cell>
          <table:table-cell office:value-type="float" office:value="0.004486644" calcext:value-type="float">
            <text:p>0.004486644</text:p>
          </table:table-cell>
          <table:table-cell office:value-type="float" office:value="0.01468538" calcext:value-type="float">
            <text:p>0.01468538</text:p>
          </table:table-cell>
          <table:table-cell office:value-type="float" office:value="0.1365375" calcext:value-type="float">
            <text:p>0.1365375</text:p>
          </table:table-cell>
          <table:table-cell office:value-type="float" office:value="0.1373902" calcext:value-type="float">
            <text:p>0.1373902</text:p>
          </table:table-cell>
          <table:table-cell office:value-type="float" office:value="0.1388612" calcext:value-type="float">
            <text:p>0.1388612</text:p>
          </table:table-cell>
          <table:table-cell office:value-type="float" office:value="0.1442149" calcext:value-type="float">
            <text:p>0.1442149</text:p>
          </table:table-cell>
          <table:table-cell office:value-type="float" office:value="0.1529682" calcext:value-type="float">
            <text:p>0.1529682</text:p>
          </table:table-cell>
          <table:table-cell office:value-type="float" office:value="0.1584696" calcext:value-type="float">
            <text:p>0.1584696</text:p>
          </table:table-cell>
          <table:table-cell office:value-type="float" office:value="0" calcext:value-type="float">
            <text:p>0</text:p>
          </table:table-cell>
          <table:table-cell office:value-type="float" office:value="40.68768" calcext:value-type="float">
            <text:p>40.68768</text:p>
          </table:table-cell>
          <table:table-cell office:value-type="float" office:value="40.92018" calcext:value-type="float">
            <text:p>40.92018</text:p>
          </table:table-cell>
          <table:table-cell office:value-type="float" office:value="26.32676" calcext:value-type="float">
            <text:p>26.32676</text:p>
          </table:table-cell>
          <table:table-cell office:value-type="float" office:value="6.606277" calcext:value-type="float">
            <text:p>6.606277</text:p>
          </table:table-cell>
          <table:table-cell office:value-type="float" office:value="4.857327" calcext:value-type="float">
            <text:p>4.857327</text:p>
          </table:table-cell>
          <table:table-cell office:value-type="float" office:value="1.934664" calcext:value-type="float">
            <text:p>1.934664</text:p>
          </table:table-cell>
          <table:table-cell office:value-type="float" office:value="1.905351" calcext:value-type="float">
            <text:p>1.905351</text:p>
          </table:table-cell>
          <table:table-cell office:value-type="float" office:value="4.32209" calcext:value-type="float">
            <text:p>4.32209</text:p>
          </table:table-cell>
          <table:table-cell office:value-type="float" office:value="6.928012" calcext:value-type="float">
            <text:p>6.928012</text:p>
          </table:table-cell>
          <table:table-cell office:value-type="float" office:value="7.205444" calcext:value-type="float">
            <text:p>7.205444</text:p>
          </table:table-cell>
          <table:table-cell office:value-type="float" office:value="7.436565" calcext:value-type="float">
            <text:p>7.436565</text:p>
          </table:table-cell>
          <table:table-cell office:value-type="float" office:value="7.91292" calcext:value-type="float">
            <text:p>7.91292</text:p>
          </table:table-cell>
          <table:table-cell office:value-type="float" office:value="8.785209" calcext:value-type="float">
            <text:p>8.785209</text:p>
          </table:table-cell>
          <table:table-cell office:value-type="float" office:value="9.311772" calcext:value-type="float">
            <text:p>9.311772</text:p>
          </table:table-cell>
          <table:table-cell office:value-type="float" office:value="0" calcext:value-type="float">
            <text:p>0</text:p>
          </table:table-cell>
          <table:table-cell office:value-type="float" office:value="166.8784" calcext:value-type="float">
            <text:p>166.8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1.878738" calcext:value-type="float">
            <text:p>1.878738</text:p>
          </table:table-cell>
          <table:table-cell office:value-type="float" office:value="136.0263" calcext:value-type="float">
            <text:p>136.0263</text:p>
          </table:table-cell>
          <table:table-cell office:value-type="float" office:value="5" calcext:value-type="float">
            <text:p>5</text:p>
          </table:table-cell>
          <table:table-cell office:value-type="float" office:value="-0.6043648" calcext:value-type="float">
            <text:p>-0.6043648</text:p>
          </table:table-cell>
          <table:table-cell office:value-type="float" office:value="31.24547" calcext:value-type="float">
            <text:p>31.24547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060141" calcext:value-type="float">
            <text:p>0.0006060141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0692" calcext:value-type="float">
            <text:p>0.07880692</text:p>
          </table:table-cell>
          <table:table-cell office:value-type="float" office:value="1176.127" calcext:value-type="float">
            <text:p>1176.127</text:p>
          </table:table-cell>
          <table:table-cell office:value-type="float" office:value="1.529641" calcext:value-type="float">
            <text:p>1.529641</text:p>
          </table:table-cell>
          <table:table-cell office:value-type="float" office:value="0" calcext:value-type="float">
            <text:p>0</text:p>
          </table:table-cell>
          <table:table-cell office:value-type="float" office:value="0.1920599" calcext:value-type="float">
            <text:p>0.1920599</text:p>
          </table:table-cell>
          <table:table-cell office:value-type="float" office:value="0.1091396" calcext:value-type="float">
            <text:p>0.1091396</text:p>
          </table:table-cell>
          <table:table-cell office:value-type="float" office:value="0.02490416" calcext:value-type="float">
            <text:p>0.02490416</text:p>
          </table:table-cell>
          <table:table-cell office:value-type="float" office:value="0.007927421" calcext:value-type="float">
            <text:p>0.007927421</text:p>
          </table:table-cell>
          <table:table-cell office:value-type="float" office:value="0.007218599" calcext:value-type="float">
            <text:p>0.007218599</text:p>
          </table:table-cell>
          <table:table-cell office:value-type="float" office:value="0.004389513" calcext:value-type="float">
            <text:p>0.004389513</text:p>
          </table:table-cell>
          <table:table-cell office:value-type="float" office:value="0.004440094" calcext:value-type="float">
            <text:p>0.004440094</text:p>
          </table:table-cell>
          <table:table-cell office:value-type="float" office:value="0.01238267" calcext:value-type="float">
            <text:p>0.01238267</text:p>
          </table:table-cell>
          <table:table-cell office:value-type="float" office:value="0.1367387" calcext:value-type="float">
            <text:p>0.1367387</text:p>
          </table:table-cell>
          <table:table-cell office:value-type="float" office:value="0.1374824" calcext:value-type="float">
            <text:p>0.1374824</text:p>
          </table:table-cell>
          <table:table-cell office:value-type="float" office:value="0.1389419" calcext:value-type="float">
            <text:p>0.1389419</text:p>
          </table:table-cell>
          <table:table-cell office:value-type="float" office:value="0.1442999" calcext:value-type="float">
            <text:p>0.1442999</text:p>
          </table:table-cell>
          <table:table-cell office:value-type="float" office:value="0.1530302" calcext:value-type="float">
            <text:p>0.1530302</text:p>
          </table:table-cell>
          <table:table-cell office:value-type="float" office:value="0.1585291" calcext:value-type="float">
            <text:p>0.1585291</text:p>
          </table:table-cell>
          <table:table-cell office:value-type="float" office:value="0" calcext:value-type="float">
            <text:p>0</text:p>
          </table:table-cell>
          <table:table-cell office:value-type="float" office:value="40.68364" calcext:value-type="float">
            <text:p>40.68364</text:p>
          </table:table-cell>
          <table:table-cell office:value-type="float" office:value="40.78964" calcext:value-type="float">
            <text:p>40.78964</text:p>
          </table:table-cell>
          <table:table-cell office:value-type="float" office:value="26.24513" calcext:value-type="float">
            <text:p>26.24513</text:p>
          </table:table-cell>
          <table:table-cell office:value-type="float" office:value="6.58699" calcext:value-type="float">
            <text:p>6.58699</text:p>
          </table:table-cell>
          <table:table-cell office:value-type="float" office:value="4.843707" calcext:value-type="float">
            <text:p>4.843707</text:p>
          </table:table-cell>
          <table:table-cell office:value-type="float" office:value="1.931457" calcext:value-type="float">
            <text:p>1.931457</text:p>
          </table:table-cell>
          <table:table-cell office:value-type="float" office:value="1.902136" calcext:value-type="float">
            <text:p>1.902136</text:p>
          </table:table-cell>
          <table:table-cell office:value-type="float" office:value="4.31261" calcext:value-type="float">
            <text:p>4.31261</text:p>
          </table:table-cell>
          <table:table-cell office:value-type="float" office:value="6.935482" calcext:value-type="float">
            <text:p>6.935482</text:p>
          </table:table-cell>
          <table:table-cell office:value-type="float" office:value="7.212279" calcext:value-type="float">
            <text:p>7.212279</text:p>
          </table:table-cell>
          <table:table-cell office:value-type="float" office:value="7.443466" calcext:value-type="float">
            <text:p>7.443466</text:p>
          </table:table-cell>
          <table:table-cell office:value-type="float" office:value="7.919438" calcext:value-type="float">
            <text:p>7.919438</text:p>
          </table:table-cell>
          <table:table-cell office:value-type="float" office:value="8.790946" calcext:value-type="float">
            <text:p>8.790946</text:p>
          </table:table-cell>
          <table:table-cell office:value-type="float" office:value="9.317377" calcext:value-type="float">
            <text:p>9.317377</text:p>
          </table:table-cell>
          <table:table-cell office:value-type="float" office:value="0" calcext:value-type="float">
            <text:p>0</text:p>
          </table:table-cell>
          <table:table-cell office:value-type="float" office:value="150.3291" calcext:value-type="float">
            <text:p>150.3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1.865584" calcext:value-type="float">
            <text:p>1.865584</text:p>
          </table:table-cell>
          <table:table-cell office:value-type="float" office:value="136.0212" calcext:value-type="float">
            <text:p>136.0212</text:p>
          </table:table-cell>
          <table:table-cell office:value-type="float" office:value="5" calcext:value-type="float">
            <text:p>5</text:p>
          </table:table-cell>
          <table:table-cell office:value-type="float" office:value="-0.6546475" calcext:value-type="float">
            <text:p>-0.6546475</text:p>
          </table:table-cell>
          <table:table-cell office:value-type="float" office:value="31.25127" calcext:value-type="float">
            <text:p>31.25127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074893" calcext:value-type="float">
            <text:p>0.0006074893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0835" calcext:value-type="float">
            <text:p>0.07880835</text:p>
          </table:table-cell>
          <table:table-cell office:value-type="float" office:value="1176.089" calcext:value-type="float">
            <text:p>1176.089</text:p>
          </table:table-cell>
          <table:table-cell office:value-type="float" office:value="1.525478" calcext:value-type="float">
            <text:p>1.525478</text:p>
          </table:table-cell>
          <table:table-cell office:value-type="float" office:value="0" calcext:value-type="float">
            <text:p>0</text:p>
          </table:table-cell>
          <table:table-cell office:value-type="float" office:value="0.2643092" calcext:value-type="float">
            <text:p>0.2643092</text:p>
          </table:table-cell>
          <table:table-cell office:value-type="float" office:value="0.08821608" calcext:value-type="float">
            <text:p>0.08821608</text:p>
          </table:table-cell>
          <table:table-cell office:value-type="float" office:value="0.02688751" calcext:value-type="float">
            <text:p>0.02688751</text:p>
          </table:table-cell>
          <table:table-cell office:value-type="float" office:value="0.008342002" calcext:value-type="float">
            <text:p>0.008342002</text:p>
          </table:table-cell>
          <table:table-cell office:value-type="float" office:value="0.007452366" calcext:value-type="float">
            <text:p>0.007452366</text:p>
          </table:table-cell>
          <table:table-cell office:value-type="float" office:value="0.004392073" calcext:value-type="float">
            <text:p>0.004392073</text:p>
          </table:table-cell>
          <table:table-cell office:value-type="float" office:value="0.004409145" calcext:value-type="float">
            <text:p>0.004409145</text:p>
          </table:table-cell>
          <table:table-cell office:value-type="float" office:value="0.01051778" calcext:value-type="float">
            <text:p>0.01051778</text:p>
          </table:table-cell>
          <table:table-cell office:value-type="float" office:value="0.1369448" calcext:value-type="float">
            <text:p>0.1369448</text:p>
          </table:table-cell>
          <table:table-cell office:value-type="float" office:value="0.1375771" calcext:value-type="float">
            <text:p>0.1375771</text:p>
          </table:table-cell>
          <table:table-cell office:value-type="float" office:value="0.1390226" calcext:value-type="float">
            <text:p>0.1390226</text:p>
          </table:table-cell>
          <table:table-cell office:value-type="float" office:value="0.1443878" calcext:value-type="float">
            <text:p>0.1443878</text:p>
          </table:table-cell>
          <table:table-cell office:value-type="float" office:value="0.153092" calcext:value-type="float">
            <text:p>0.153092</text:p>
          </table:table-cell>
          <table:table-cell office:value-type="float" office:value="0.1585886" calcext:value-type="float">
            <text:p>0.1585886</text:p>
          </table:table-cell>
          <table:table-cell office:value-type="float" office:value="0" calcext:value-type="float">
            <text:p>0</text:p>
          </table:table-cell>
          <table:table-cell office:value-type="float" office:value="40.68082" calcext:value-type="float">
            <text:p>40.68082</text:p>
          </table:table-cell>
          <table:table-cell office:value-type="float" office:value="40.66966" calcext:value-type="float">
            <text:p>40.66966</text:p>
          </table:table-cell>
          <table:table-cell office:value-type="float" office:value="26.16431" calcext:value-type="float">
            <text:p>26.16431</text:p>
          </table:table-cell>
          <table:table-cell office:value-type="float" office:value="6.56777" calcext:value-type="float">
            <text:p>6.56777</text:p>
          </table:table-cell>
          <table:table-cell office:value-type="float" office:value="4.830032" calcext:value-type="float">
            <text:p>4.830032</text:p>
          </table:table-cell>
          <table:table-cell office:value-type="float" office:value="1.928223" calcext:value-type="float">
            <text:p>1.928223</text:p>
          </table:table-cell>
          <table:table-cell office:value-type="float" office:value="1.898924" calcext:value-type="float">
            <text:p>1.898924</text:p>
          </table:table-cell>
          <table:table-cell office:value-type="float" office:value="4.302676" calcext:value-type="float">
            <text:p>4.302676</text:p>
          </table:table-cell>
          <table:table-cell office:value-type="float" office:value="6.942978" calcext:value-type="float">
            <text:p>6.942978</text:p>
          </table:table-cell>
          <table:table-cell office:value-type="float" office:value="7.219112" calcext:value-type="float">
            <text:p>7.219112</text:p>
          </table:table-cell>
          <table:table-cell office:value-type="float" office:value="7.450366" calcext:value-type="float">
            <text:p>7.450366</text:p>
          </table:table-cell>
          <table:table-cell office:value-type="float" office:value="7.925948" calcext:value-type="float">
            <text:p>7.925948</text:p>
          </table:table-cell>
          <table:table-cell office:value-type="float" office:value="8.796683" calcext:value-type="float">
            <text:p>8.796683</text:p>
          </table:table-cell>
          <table:table-cell office:value-type="float" office:value="9.322983" calcext:value-type="float">
            <text:p>9.322983</text:p>
          </table:table-cell>
          <table:table-cell office:value-type="float" office:value="0" calcext:value-type="float">
            <text:p>0</text:p>
          </table:table-cell>
          <table:table-cell office:value-type="float" office:value="146.6431" calcext:value-type="float">
            <text:p>146.64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1.85116" calcext:value-type="float">
            <text:p>1.85116</text:p>
          </table:table-cell>
          <table:table-cell office:value-type="float" office:value="136.0156" calcext:value-type="float">
            <text:p>136.0156</text:p>
          </table:table-cell>
          <table:table-cell office:value-type="float" office:value="5" calcext:value-type="float">
            <text:p>5</text:p>
          </table:table-cell>
          <table:table-cell office:value-type="float" office:value="-0.7063199" calcext:value-type="float">
            <text:p>-0.7063199</text:p>
          </table:table-cell>
          <table:table-cell office:value-type="float" office:value="31.257" calcext:value-type="float">
            <text:p>31.257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089648" calcext:value-type="float">
            <text:p>0.0006089648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0992" calcext:value-type="float">
            <text:p>0.07880992</text:p>
          </table:table-cell>
          <table:table-cell office:value-type="float" office:value="1176.051" calcext:value-type="float">
            <text:p>1176.051</text:p>
          </table:table-cell>
          <table:table-cell office:value-type="float" office:value="1.520663" calcext:value-type="float">
            <text:p>1.520663</text:p>
          </table:table-cell>
          <table:table-cell office:value-type="float" office:value="0" calcext:value-type="float">
            <text:p>0</text:p>
          </table:table-cell>
          <table:table-cell office:value-type="float" office:value="0.1133004" calcext:value-type="float">
            <text:p>0.1133004</text:p>
          </table:table-cell>
          <table:table-cell office:value-type="float" office:value="0.09311451" calcext:value-type="float">
            <text:p>0.09311451</text:p>
          </table:table-cell>
          <table:table-cell office:value-type="float" office:value="0.02826687" calcext:value-type="float">
            <text:p>0.02826687</text:p>
          </table:table-cell>
          <table:table-cell office:value-type="float" office:value="0.008745516" calcext:value-type="float">
            <text:p>0.008745516</text:p>
          </table:table-cell>
          <table:table-cell office:value-type="float" office:value="0.007797925" calcext:value-type="float">
            <text:p>0.007797925</text:p>
          </table:table-cell>
          <table:table-cell office:value-type="float" office:value="0.00449144" calcext:value-type="float">
            <text:p>0.00449144</text:p>
          </table:table-cell>
          <table:table-cell office:value-type="float" office:value="0.004436288" calcext:value-type="float">
            <text:p>0.004436288</text:p>
          </table:table-cell>
          <table:table-cell office:value-type="float" office:value="0.009221717" calcext:value-type="float">
            <text:p>0.009221717</text:p>
          </table:table-cell>
          <table:table-cell office:value-type="float" office:value="0.1370978" calcext:value-type="float">
            <text:p>0.1370978</text:p>
          </table:table-cell>
          <table:table-cell office:value-type="float" office:value="0.1376703" calcext:value-type="float">
            <text:p>0.1376703</text:p>
          </table:table-cell>
          <table:table-cell office:value-type="float" office:value="0.1391033" calcext:value-type="float">
            <text:p>0.1391033</text:p>
          </table:table-cell>
          <table:table-cell office:value-type="float" office:value="0.1444776" calcext:value-type="float">
            <text:p>0.1444776</text:p>
          </table:table-cell>
          <table:table-cell office:value-type="float" office:value="0.1531536" calcext:value-type="float">
            <text:p>0.1531536</text:p>
          </table:table-cell>
          <table:table-cell office:value-type="float" office:value="0.1586482" calcext:value-type="float">
            <text:p>0.1586482</text:p>
          </table:table-cell>
          <table:table-cell office:value-type="float" office:value="0" calcext:value-type="float">
            <text:p>0</text:p>
          </table:table-cell>
          <table:table-cell office:value-type="float" office:value="40.65992" calcext:value-type="float">
            <text:p>40.65992</text:p>
          </table:table-cell>
          <table:table-cell office:value-type="float" office:value="40.54947" calcext:value-type="float">
            <text:p>40.54947</text:p>
          </table:table-cell>
          <table:table-cell office:value-type="float" office:value="26.08711" calcext:value-type="float">
            <text:p>26.08711</text:p>
          </table:table-cell>
          <table:table-cell office:value-type="float" office:value="6.549353" calcext:value-type="float">
            <text:p>6.549353</text:p>
          </table:table-cell>
          <table:table-cell office:value-type="float" office:value="4.816856" calcext:value-type="float">
            <text:p>4.816856</text:p>
          </table:table-cell>
          <table:table-cell office:value-type="float" office:value="1.925058" calcext:value-type="float">
            <text:p>1.925058</text:p>
          </table:table-cell>
          <table:table-cell office:value-type="float" office:value="1.89575" calcext:value-type="float">
            <text:p>1.89575</text:p>
          </table:table-cell>
          <table:table-cell office:value-type="float" office:value="4.292378" calcext:value-type="float">
            <text:p>4.292378</text:p>
          </table:table-cell>
          <table:table-cell office:value-type="float" office:value="6.950474" calcext:value-type="float">
            <text:p>6.950474</text:p>
          </table:table-cell>
          <table:table-cell office:value-type="float" office:value="7.225947" calcext:value-type="float">
            <text:p>7.225947</text:p>
          </table:table-cell>
          <table:table-cell office:value-type="float" office:value="7.457268" calcext:value-type="float">
            <text:p>7.457268</text:p>
          </table:table-cell>
          <table:table-cell office:value-type="float" office:value="7.932463" calcext:value-type="float">
            <text:p>7.932463</text:p>
          </table:table-cell>
          <table:table-cell office:value-type="float" office:value="8.80242" calcext:value-type="float">
            <text:p>8.80242</text:p>
          </table:table-cell>
          <table:table-cell office:value-type="float" office:value="9.328588" calcext:value-type="float">
            <text:p>9.328588</text:p>
          </table:table-cell>
          <table:table-cell office:value-type="float" office:value="0" calcext:value-type="float">
            <text:p>0</text:p>
          </table:table-cell>
          <table:table-cell office:value-type="float" office:value="148.947" calcext:value-type="float">
            <text:p>148.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1.83829" calcext:value-type="float">
            <text:p>1.83829</text:p>
          </table:table-cell>
          <table:table-cell office:value-type="float" office:value="136.0108" calcext:value-type="float">
            <text:p>136.0108</text:p>
          </table:table-cell>
          <table:table-cell office:value-type="float" office:value="5" calcext:value-type="float">
            <text:p>5</text:p>
          </table:table-cell>
          <table:table-cell office:value-type="float" office:value="-0.7583694" calcext:value-type="float">
            <text:p>-0.7583694</text:p>
          </table:table-cell>
          <table:table-cell office:value-type="float" office:value="31.26187" calcext:value-type="float">
            <text:p>31.26187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104427" calcext:value-type="float">
            <text:p>0.0006104427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1279" calcext:value-type="float">
            <text:p>0.07881279</text:p>
          </table:table-cell>
          <table:table-cell office:value-type="float" office:value="1176.011" calcext:value-type="float">
            <text:p>1176.011</text:p>
          </table:table-cell>
          <table:table-cell office:value-type="float" office:value="1.517872" calcext:value-type="float">
            <text:p>1.517872</text:p>
          </table:table-cell>
          <table:table-cell office:value-type="float" office:value="0" calcext:value-type="float">
            <text:p>0</text:p>
          </table:table-cell>
          <table:table-cell office:value-type="float" office:value="0.06563295" calcext:value-type="float">
            <text:p>0.06563295</text:p>
          </table:table-cell>
          <table:table-cell office:value-type="float" office:value="0.08549732" calcext:value-type="float">
            <text:p>0.08549732</text:p>
          </table:table-cell>
          <table:table-cell office:value-type="float" office:value="0.02696594" calcext:value-type="float">
            <text:p>0.02696594</text:p>
          </table:table-cell>
          <table:table-cell office:value-type="float" office:value="0.008304222" calcext:value-type="float">
            <text:p>0.008304222</text:p>
          </table:table-cell>
          <table:table-cell office:value-type="float" office:value="0.007416263" calcext:value-type="float">
            <text:p>0.007416263</text:p>
          </table:table-cell>
          <table:table-cell office:value-type="float" office:value="0.004387622" calcext:value-type="float">
            <text:p>0.004387622</text:p>
          </table:table-cell>
          <table:table-cell office:value-type="float" office:value="0.004403614" calcext:value-type="float">
            <text:p>0.004403614</text:p>
          </table:table-cell>
          <table:table-cell office:value-type="float" office:value="0.008503849" calcext:value-type="float">
            <text:p>0.008503849</text:p>
          </table:table-cell>
          <table:table-cell office:value-type="float" office:value="0.137249" calcext:value-type="float">
            <text:p>0.137249</text:p>
          </table:table-cell>
          <table:table-cell office:value-type="float" office:value="0.1377608" calcext:value-type="float">
            <text:p>0.1377608</text:p>
          </table:table-cell>
          <table:table-cell office:value-type="float" office:value="0.1391838" calcext:value-type="float">
            <text:p>0.1391838</text:p>
          </table:table-cell>
          <table:table-cell office:value-type="float" office:value="0.1445571" calcext:value-type="float">
            <text:p>0.1445571</text:p>
          </table:table-cell>
          <table:table-cell office:value-type="float" office:value="0.1532149" calcext:value-type="float">
            <text:p>0.1532149</text:p>
          </table:table-cell>
          <table:table-cell office:value-type="float" office:value="0.1587077" calcext:value-type="float">
            <text:p>0.1587077</text:p>
          </table:table-cell>
          <table:table-cell office:value-type="float" office:value="0" calcext:value-type="float">
            <text:p>0</text:p>
          </table:table-cell>
          <table:table-cell office:value-type="float" office:value="40.59203" calcext:value-type="float">
            <text:p>40.59203</text:p>
          </table:table-cell>
          <table:table-cell office:value-type="float" office:value="40.42323" calcext:value-type="float">
            <text:p>40.42323</text:p>
          </table:table-cell>
          <table:table-cell office:value-type="float" office:value="26.0081" calcext:value-type="float">
            <text:p>26.0081</text:p>
          </table:table-cell>
          <table:table-cell office:value-type="float" office:value="6.530998" calcext:value-type="float">
            <text:p>6.530998</text:p>
          </table:table-cell>
          <table:table-cell office:value-type="float" office:value="4.803848" calcext:value-type="float">
            <text:p>4.803848</text:p>
          </table:table-cell>
          <table:table-cell office:value-type="float" office:value="1.921947" calcext:value-type="float">
            <text:p>1.921947</text:p>
          </table:table-cell>
          <table:table-cell office:value-type="float" office:value="1.892614" calcext:value-type="float">
            <text:p>1.892614</text:p>
          </table:table-cell>
          <table:table-cell office:value-type="float" office:value="4.281902" calcext:value-type="float">
            <text:p>4.281902</text:p>
          </table:table-cell>
          <table:table-cell office:value-type="float" office:value="6.95797" calcext:value-type="float">
            <text:p>6.95797</text:p>
          </table:table-cell>
          <table:table-cell office:value-type="float" office:value="7.232781" calcext:value-type="float">
            <text:p>7.232781</text:p>
          </table:table-cell>
          <table:table-cell office:value-type="float" office:value="7.464169" calcext:value-type="float">
            <text:p>7.464169</text:p>
          </table:table-cell>
          <table:table-cell office:value-type="float" office:value="7.938971" calcext:value-type="float">
            <text:p>7.938971</text:p>
          </table:table-cell>
          <table:table-cell office:value-type="float" office:value="8.808157" calcext:value-type="float">
            <text:p>8.808157</text:p>
          </table:table-cell>
          <table:table-cell office:value-type="float" office:value="9.334194" calcext:value-type="float">
            <text:p>9.334194</text:p>
          </table:table-cell>
          <table:table-cell office:value-type="float" office:value="0" calcext:value-type="float">
            <text:p>0</text:p>
          </table:table-cell>
          <table:table-cell office:value-type="float" office:value="146.3622" calcext:value-type="float">
            <text:p>146.3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1.824823" calcext:value-type="float">
            <text:p>1.824823</text:p>
          </table:table-cell>
          <table:table-cell office:value-type="float" office:value="136.0054" calcext:value-type="float">
            <text:p>136.0054</text:p>
          </table:table-cell>
          <table:table-cell office:value-type="float" office:value="5" calcext:value-type="float">
            <text:p>5</text:p>
          </table:table-cell>
          <table:table-cell office:value-type="float" office:value="-0.8089623" calcext:value-type="float">
            <text:p>-0.8089623</text:p>
          </table:table-cell>
          <table:table-cell office:value-type="float" office:value="31.26786" calcext:value-type="float">
            <text:p>31.26786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119235" calcext:value-type="float">
            <text:p>0.0006119235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1565" calcext:value-type="float">
            <text:p>0.07881565</text:p>
          </table:table-cell>
          <table:table-cell office:value-type="float" office:value="1175.973" calcext:value-type="float">
            <text:p>1175.973</text:p>
          </table:table-cell>
          <table:table-cell office:value-type="float" office:value="1.513605" calcext:value-type="float">
            <text:p>1.513605</text:p>
          </table:table-cell>
          <table:table-cell office:value-type="float" office:value="0" calcext:value-type="float">
            <text:p>0</text:p>
          </table:table-cell>
          <table:table-cell office:value-type="float" office:value="0.0729517" calcext:value-type="float">
            <text:p>0.0729517</text:p>
          </table:table-cell>
          <table:table-cell office:value-type="float" office:value="0.08715653" calcext:value-type="float">
            <text:p>0.08715653</text:p>
          </table:table-cell>
          <table:table-cell office:value-type="float" office:value="0.02767102" calcext:value-type="float">
            <text:p>0.02767102</text:p>
          </table:table-cell>
          <table:table-cell office:value-type="float" office:value="0.008533531" calcext:value-type="float">
            <text:p>0.008533531</text:p>
          </table:table-cell>
          <table:table-cell office:value-type="float" office:value="0.007609665" calcext:value-type="float">
            <text:p>0.007609665</text:p>
          </table:table-cell>
          <table:table-cell office:value-type="float" office:value="0.004449739" calcext:value-type="float">
            <text:p>0.004449739</text:p>
          </table:table-cell>
          <table:table-cell office:value-type="float" office:value="0.004421063" calcext:value-type="float">
            <text:p>0.004421063</text:p>
          </table:table-cell>
          <table:table-cell office:value-type="float" office:value="0.008008754" calcext:value-type="float">
            <text:p>0.008008754</text:p>
          </table:table-cell>
          <table:table-cell office:value-type="float" office:value="0.1373998" calcext:value-type="float">
            <text:p>0.1373998</text:p>
          </table:table-cell>
          <table:table-cell office:value-type="float" office:value="0.1378494" calcext:value-type="float">
            <text:p>0.1378494</text:p>
          </table:table-cell>
          <table:table-cell office:value-type="float" office:value="0.1392642" calcext:value-type="float">
            <text:p>0.1392642</text:p>
          </table:table-cell>
          <table:table-cell office:value-type="float" office:value="0.1446452" calcext:value-type="float">
            <text:p>0.1446452</text:p>
          </table:table-cell>
          <table:table-cell office:value-type="float" office:value="0.1532765" calcext:value-type="float">
            <text:p>0.1532765</text:p>
          </table:table-cell>
          <table:table-cell office:value-type="float" office:value="0.1587672" calcext:value-type="float">
            <text:p>0.1587672</text:p>
          </table:table-cell>
          <table:table-cell office:value-type="float" office:value="0" calcext:value-type="float">
            <text:p>0</text:p>
          </table:table-cell>
          <table:table-cell office:value-type="float" office:value="40.57233" calcext:value-type="float">
            <text:p>40.57233</text:p>
          </table:table-cell>
          <table:table-cell office:value-type="float" office:value="40.30741" calcext:value-type="float">
            <text:p>40.30741</text:p>
          </table:table-cell>
          <table:table-cell office:value-type="float" office:value="25.93292" calcext:value-type="float">
            <text:p>25.93292</text:p>
          </table:table-cell>
          <table:table-cell office:value-type="float" office:value="6.513111" calcext:value-type="float">
            <text:p>6.513111</text:p>
          </table:table-cell>
          <table:table-cell office:value-type="float" office:value="4.791125" calcext:value-type="float">
            <text:p>4.791125</text:p>
          </table:table-cell>
          <table:table-cell office:value-type="float" office:value="1.918872" calcext:value-type="float">
            <text:p>1.918872</text:p>
          </table:table-cell>
          <table:table-cell office:value-type="float" office:value="1.889508" calcext:value-type="float">
            <text:p>1.889508</text:p>
          </table:table-cell>
          <table:table-cell office:value-type="float" office:value="4.271352" calcext:value-type="float">
            <text:p>4.271352</text:p>
          </table:table-cell>
          <table:table-cell office:value-type="float" office:value="6.965467" calcext:value-type="float">
            <text:p>6.965467</text:p>
          </table:table-cell>
          <table:table-cell office:value-type="float" office:value="7.239615" calcext:value-type="float">
            <text:p>7.239615</text:p>
          </table:table-cell>
          <table:table-cell office:value-type="float" office:value="7.471069" calcext:value-type="float">
            <text:p>7.471069</text:p>
          </table:table-cell>
          <table:table-cell office:value-type="float" office:value="7.945483" calcext:value-type="float">
            <text:p>7.945483</text:p>
          </table:table-cell>
          <table:table-cell office:value-type="float" office:value="8.813894" calcext:value-type="float">
            <text:p>8.813894</text:p>
          </table:table-cell>
          <table:table-cell office:value-type="float" office:value="9.339801" calcext:value-type="float">
            <text:p>9.339801</text:p>
          </table:table-cell>
          <table:table-cell office:value-type="float" office:value="0" calcext:value-type="float">
            <text:p>0</text:p>
          </table:table-cell>
          <table:table-cell office:value-type="float" office:value="148.4889" calcext:value-type="float">
            <text:p>148.4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1.811263" calcext:value-type="float">
            <text:p>1.811263</text:p>
          </table:table-cell>
          <table:table-cell office:value-type="float" office:value="135.9997" calcext:value-type="float">
            <text:p>135.9997</text:p>
          </table:table-cell>
          <table:table-cell office:value-type="float" office:value="5" calcext:value-type="float">
            <text:p>5</text:p>
          </table:table-cell>
          <table:table-cell office:value-type="float" office:value="-0.8586808" calcext:value-type="float">
            <text:p>-0.8586808</text:p>
          </table:table-cell>
          <table:table-cell office:value-type="float" office:value="31.27441" calcext:value-type="float">
            <text:p>31.27441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134043" calcext:value-type="float">
            <text:p>0.0006134043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1912" calcext:value-type="float">
            <text:p>0.07881912</text:p>
          </table:table-cell>
          <table:table-cell office:value-type="float" office:value="1175.934" calcext:value-type="float">
            <text:p>1175.934</text:p>
          </table:table-cell>
          <table:table-cell office:value-type="float" office:value="1.508641" calcext:value-type="float">
            <text:p>1.508641</text:p>
          </table:table-cell>
          <table:table-cell office:value-type="float" office:value="0" calcext:value-type="float">
            <text:p>0</text:p>
          </table:table-cell>
          <table:table-cell office:value-type="float" office:value="0.07187029" calcext:value-type="float">
            <text:p>0.07187029</text:p>
          </table:table-cell>
          <table:table-cell office:value-type="float" office:value="0.08952246" calcext:value-type="float">
            <text:p>0.08952246</text:p>
          </table:table-cell>
          <table:table-cell office:value-type="float" office:value="0.02892921" calcext:value-type="float">
            <text:p>0.02892921</text:p>
          </table:table-cell>
          <table:table-cell office:value-type="float" office:value="0.008847541" calcext:value-type="float">
            <text:p>0.008847541</text:p>
          </table:table-cell>
          <table:table-cell office:value-type="float" office:value="0.007843313" calcext:value-type="float">
            <text:p>0.007843313</text:p>
          </table:table-cell>
          <table:table-cell office:value-type="float" office:value="0.004504938" calcext:value-type="float">
            <text:p>0.004504938</text:p>
          </table:table-cell>
          <table:table-cell office:value-type="float" office:value="0.004436138" calcext:value-type="float">
            <text:p>0.004436138</text:p>
          </table:table-cell>
          <table:table-cell office:value-type="float" office:value="0.007446086" calcext:value-type="float">
            <text:p>0.007446086</text:p>
          </table:table-cell>
          <table:table-cell office:value-type="float" office:value="0.1372429" calcext:value-type="float">
            <text:p>0.1372429</text:p>
          </table:table-cell>
          <table:table-cell office:value-type="float" office:value="0.1379367" calcext:value-type="float">
            <text:p>0.1379367</text:p>
          </table:table-cell>
          <table:table-cell office:value-type="float" office:value="0.1393445" calcext:value-type="float">
            <text:p>0.1393445</text:p>
          </table:table-cell>
          <table:table-cell office:value-type="float" office:value="0.1447334" calcext:value-type="float">
            <text:p>0.1447334</text:p>
          </table:table-cell>
          <table:table-cell office:value-type="float" office:value="0.1533381" calcext:value-type="float">
            <text:p>0.1533381</text:p>
          </table:table-cell>
          <table:table-cell office:value-type="float" office:value="0.1588268" calcext:value-type="float">
            <text:p>0.1588268</text:p>
          </table:table-cell>
          <table:table-cell office:value-type="float" office:value="0" calcext:value-type="float">
            <text:p>0</text:p>
          </table:table-cell>
          <table:table-cell office:value-type="float" office:value="40.55315" calcext:value-type="float">
            <text:p>40.55315</text:p>
          </table:table-cell>
          <table:table-cell office:value-type="float" office:value="40.19992" calcext:value-type="float">
            <text:p>40.19992</text:p>
          </table:table-cell>
          <table:table-cell office:value-type="float" office:value="25.86154" calcext:value-type="float">
            <text:p>25.86154</text:p>
          </table:table-cell>
          <table:table-cell office:value-type="float" office:value="6.495952" calcext:value-type="float">
            <text:p>6.495952</text:p>
          </table:table-cell>
          <table:table-cell office:value-type="float" office:value="4.778803" calcext:value-type="float">
            <text:p>4.778803</text:p>
          </table:table-cell>
          <table:table-cell office:value-type="float" office:value="1.915855" calcext:value-type="float">
            <text:p>1.915855</text:p>
          </table:table-cell>
          <table:table-cell office:value-type="float" office:value="1.88644" calcext:value-type="float">
            <text:p>1.88644</text:p>
          </table:table-cell>
          <table:table-cell office:value-type="float" office:value="4.260731" calcext:value-type="float">
            <text:p>4.260731</text:p>
          </table:table-cell>
          <table:table-cell office:value-type="float" office:value="6.972951" calcext:value-type="float">
            <text:p>6.972951</text:p>
          </table:table-cell>
          <table:table-cell office:value-type="float" office:value="7.246449" calcext:value-type="float">
            <text:p>7.246449</text:p>
          </table:table-cell>
          <table:table-cell office:value-type="float" office:value="7.47797" calcext:value-type="float">
            <text:p>7.47797</text:p>
          </table:table-cell>
          <table:table-cell office:value-type="float" office:value="7.951995" calcext:value-type="float">
            <text:p>7.951995</text:p>
          </table:table-cell>
          <table:table-cell office:value-type="float" office:value="8.819632" calcext:value-type="float">
            <text:p>8.819632</text:p>
          </table:table-cell>
          <table:table-cell office:value-type="float" office:value="9.345407" calcext:value-type="float">
            <text:p>9.345407</text:p>
          </table:table-cell>
          <table:table-cell office:value-type="float" office:value="0" calcext:value-type="float">
            <text:p>0</text:p>
          </table:table-cell>
          <table:table-cell office:value-type="float" office:value="149.7366" calcext:value-type="float">
            <text:p>149.7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1.797159" calcext:value-type="float">
            <text:p>1.797159</text:p>
          </table:table-cell>
          <table:table-cell office:value-type="float" office:value="135.9933" calcext:value-type="float">
            <text:p>135.9933</text:p>
          </table:table-cell>
          <table:table-cell office:value-type="float" office:value="5" calcext:value-type="float">
            <text:p>5</text:p>
          </table:table-cell>
          <table:table-cell office:value-type="float" office:value="-0.9085689" calcext:value-type="float">
            <text:p>-0.9085689</text:p>
          </table:table-cell>
          <table:table-cell office:value-type="float" office:value="31.28144" calcext:value-type="float">
            <text:p>31.28144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146299" calcext:value-type="float">
            <text:p>0.0006146299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2341" calcext:value-type="float">
            <text:p>0.07882341</text:p>
          </table:table-cell>
          <table:table-cell office:value-type="float" office:value="1175.897" calcext:value-type="float">
            <text:p>1175.897</text:p>
          </table:table-cell>
          <table:table-cell office:value-type="float" office:value="1.501662" calcext:value-type="float">
            <text:p>1.501662</text:p>
          </table:table-cell>
          <table:table-cell office:value-type="float" office:value="0" calcext:value-type="float">
            <text:p>0</text:p>
          </table:table-cell>
          <table:table-cell office:value-type="float" office:value="0.06392343" calcext:value-type="float">
            <text:p>0.06392343</text:p>
          </table:table-cell>
          <table:table-cell office:value-type="float" office:value="0.09346949" calcext:value-type="float">
            <text:p>0.09346949</text:p>
          </table:table-cell>
          <table:table-cell office:value-type="float" office:value="0.03107895" calcext:value-type="float">
            <text:p>0.03107895</text:p>
          </table:table-cell>
          <table:table-cell office:value-type="float" office:value="0.009402459" calcext:value-type="float">
            <text:p>0.009402459</text:p>
          </table:table-cell>
          <table:table-cell office:value-type="float" office:value="0.008247089" calcext:value-type="float">
            <text:p>0.008247089</text:p>
          </table:table-cell>
          <table:table-cell office:value-type="float" office:value="0.004593903" calcext:value-type="float">
            <text:p>0.004593903</text:p>
          </table:table-cell>
          <table:table-cell office:value-type="float" office:value="0.004467459" calcext:value-type="float">
            <text:p>0.004467459</text:p>
          </table:table-cell>
          <table:table-cell office:value-type="float" office:value="0.007239763" calcext:value-type="float">
            <text:p>0.007239763</text:p>
          </table:table-cell>
          <table:table-cell office:value-type="float" office:value="0.1354884" calcext:value-type="float">
            <text:p>0.1354884</text:p>
          </table:table-cell>
          <table:table-cell office:value-type="float" office:value="0.1380226" calcext:value-type="float">
            <text:p>0.1380226</text:p>
          </table:table-cell>
          <table:table-cell office:value-type="float" office:value="0.1394243" calcext:value-type="float">
            <text:p>0.1394243</text:p>
          </table:table-cell>
          <table:table-cell office:value-type="float" office:value="0.1448204" calcext:value-type="float">
            <text:p>0.1448204</text:p>
          </table:table-cell>
          <table:table-cell office:value-type="float" office:value="0.1533994" calcext:value-type="float">
            <text:p>0.1533994</text:p>
          </table:table-cell>
          <table:table-cell office:value-type="float" office:value="0.1588868" calcext:value-type="float">
            <text:p>0.1588868</text:p>
          </table:table-cell>
          <table:table-cell office:value-type="float" office:value="0" calcext:value-type="float">
            <text:p>0</text:p>
          </table:table-cell>
          <table:table-cell office:value-type="float" office:value="40.53199" calcext:value-type="float">
            <text:p>40.53199</text:p>
          </table:table-cell>
          <table:table-cell office:value-type="float" office:value="40.1013" calcext:value-type="float">
            <text:p>40.1013</text:p>
          </table:table-cell>
          <table:table-cell office:value-type="float" office:value="25.79439" calcext:value-type="float">
            <text:p>25.79439</text:p>
          </table:table-cell>
          <table:table-cell office:value-type="float" office:value="6.479645" calcext:value-type="float">
            <text:p>6.479645</text:p>
          </table:table-cell>
          <table:table-cell office:value-type="float" office:value="4.767053" calcext:value-type="float">
            <text:p>4.767053</text:p>
          </table:table-cell>
          <table:table-cell office:value-type="float" office:value="1.912912" calcext:value-type="float">
            <text:p>1.912912</text:p>
          </table:table-cell>
          <table:table-cell office:value-type="float" office:value="1.883414" calcext:value-type="float">
            <text:p>1.883414</text:p>
          </table:table-cell>
          <table:table-cell office:value-type="float" office:value="4.250049" calcext:value-type="float">
            <text:p>4.250049</text:p>
          </table:table-cell>
          <table:table-cell office:value-type="float" office:value="6.980183" calcext:value-type="float">
            <text:p>6.980183</text:p>
          </table:table-cell>
          <table:table-cell office:value-type="float" office:value="7.253283" calcext:value-type="float">
            <text:p>7.253283</text:p>
          </table:table-cell>
          <table:table-cell office:value-type="float" office:value="7.484871" calcext:value-type="float">
            <text:p>7.484871</text:p>
          </table:table-cell>
          <table:table-cell office:value-type="float" office:value="7.958509" calcext:value-type="float">
            <text:p>7.958509</text:p>
          </table:table-cell>
          <table:table-cell office:value-type="float" office:value="8.825368" calcext:value-type="float">
            <text:p>8.825368</text:p>
          </table:table-cell>
          <table:table-cell office:value-type="float" office:value="9.351013" calcext:value-type="float">
            <text:p>9.351013</text:p>
          </table:table-cell>
          <table:table-cell office:value-type="float" office:value="0" calcext:value-type="float">
            <text:p>0</text:p>
          </table:table-cell>
          <table:table-cell office:value-type="float" office:value="154.4038" calcext:value-type="float">
            <text:p>154.4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1.781783" calcext:value-type="float">
            <text:p>1.781783</text:p>
          </table:table-cell>
          <table:table-cell office:value-type="float" office:value="135.9861" calcext:value-type="float">
            <text:p>135.9861</text:p>
          </table:table-cell>
          <table:table-cell office:value-type="float" office:value="5" calcext:value-type="float">
            <text:p>5</text:p>
          </table:table-cell>
          <table:table-cell office:value-type="float" office:value="-0.9592926" calcext:value-type="float">
            <text:p>-0.9592926</text:p>
          </table:table-cell>
          <table:table-cell office:value-type="float" office:value="31.28894" calcext:value-type="float">
            <text:p>31.28894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146411" calcext:value-type="float">
            <text:p>0.0006146411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2847" calcext:value-type="float">
            <text:p>0.07882847</text:p>
          </table:table-cell>
          <table:table-cell office:value-type="float" office:value="1175.861" calcext:value-type="float">
            <text:p>1175.861</text:p>
          </table:table-cell>
          <table:table-cell office:value-type="float" office:value="1.490545" calcext:value-type="float">
            <text:p>1.490545</text:p>
          </table:table-cell>
          <table:table-cell office:value-type="float" office:value="0" calcext:value-type="float">
            <text:p>0</text:p>
          </table:table-cell>
          <table:table-cell office:value-type="float" office:value="0.06358864" calcext:value-type="float">
            <text:p>0.06358864</text:p>
          </table:table-cell>
          <table:table-cell office:value-type="float" office:value="0.09934451" calcext:value-type="float">
            <text:p>0.09934451</text:p>
          </table:table-cell>
          <table:table-cell office:value-type="float" office:value="0.03430901" calcext:value-type="float">
            <text:p>0.03430901</text:p>
          </table:table-cell>
          <table:table-cell office:value-type="float" office:value="0.01022186" calcext:value-type="float">
            <text:p>0.01022186</text:p>
          </table:table-cell>
          <table:table-cell office:value-type="float" office:value="0.008886259" calcext:value-type="float">
            <text:p>0.008886259</text:p>
          </table:table-cell>
          <table:table-cell office:value-type="float" office:value="0.004740245" calcext:value-type="float">
            <text:p>0.004740245</text:p>
          </table:table-cell>
          <table:table-cell office:value-type="float" office:value="0.004520034" calcext:value-type="float">
            <text:p>0.004520034</text:p>
          </table:table-cell>
          <table:table-cell office:value-type="float" office:value="0.007257119" calcext:value-type="float">
            <text:p>0.007257119</text:p>
          </table:table-cell>
          <table:table-cell office:value-type="float" office:value="0.1315734" calcext:value-type="float">
            <text:p>0.1315734</text:p>
          </table:table-cell>
          <table:table-cell office:value-type="float" office:value="0.1381085" calcext:value-type="float">
            <text:p>0.1381085</text:p>
          </table:table-cell>
          <table:table-cell office:value-type="float" office:value="0.139504" calcext:value-type="float">
            <text:p>0.139504</text:p>
          </table:table-cell>
          <table:table-cell office:value-type="float" office:value="0.1449071" calcext:value-type="float">
            <text:p>0.1449071</text:p>
          </table:table-cell>
          <table:table-cell office:value-type="float" office:value="0.1534612" calcext:value-type="float">
            <text:p>0.1534612</text:p>
          </table:table-cell>
          <table:table-cell office:value-type="float" office:value="0.1589465" calcext:value-type="float">
            <text:p>0.1589465</text:p>
          </table:table-cell>
          <table:table-cell office:value-type="float" office:value="0" calcext:value-type="float">
            <text:p>0</text:p>
          </table:table-cell>
          <table:table-cell office:value-type="float" office:value="40.51296" calcext:value-type="float">
            <text:p>40.51296</text:p>
          </table:table-cell>
          <table:table-cell office:value-type="float" office:value="40.01318" calcext:value-type="float">
            <text:p>40.01318</text:p>
          </table:table-cell>
          <table:table-cell office:value-type="float" office:value="25.73162" calcext:value-type="float">
            <text:p>25.73162</text:p>
          </table:table-cell>
          <table:table-cell office:value-type="float" office:value="6.464298" calcext:value-type="float">
            <text:p>6.464298</text:p>
          </table:table-cell>
          <table:table-cell office:value-type="float" office:value="4.755941" calcext:value-type="float">
            <text:p>4.755941</text:p>
          </table:table-cell>
          <table:table-cell office:value-type="float" office:value="1.910061" calcext:value-type="float">
            <text:p>1.910061</text:p>
          </table:table-cell>
          <table:table-cell office:value-type="float" office:value="1.880434" calcext:value-type="float">
            <text:p>1.880434</text:p>
          </table:table-cell>
          <table:table-cell office:value-type="float" office:value="4.239419" calcext:value-type="float">
            <text:p>4.239419</text:p>
          </table:table-cell>
          <table:table-cell office:value-type="float" office:value="6.986789" calcext:value-type="float">
            <text:p>6.986789</text:p>
          </table:table-cell>
          <table:table-cell office:value-type="float" office:value="7.260116" calcext:value-type="float">
            <text:p>7.260116</text:p>
          </table:table-cell>
          <table:table-cell office:value-type="float" office:value="7.491772" calcext:value-type="float">
            <text:p>7.491772</text:p>
          </table:table-cell>
          <table:table-cell office:value-type="float" office:value="7.96502" calcext:value-type="float">
            <text:p>7.96502</text:p>
          </table:table-cell>
          <table:table-cell office:value-type="float" office:value="8.831106" calcext:value-type="float">
            <text:p>8.831106</text:p>
          </table:table-cell>
          <table:table-cell office:value-type="float" office:value="9.356615" calcext:value-type="float">
            <text:p>9.356615</text:p>
          </table:table-cell>
          <table:table-cell office:value-type="float" office:value="0" calcext:value-type="float">
            <text:p>0</text:p>
          </table:table-cell>
          <table:table-cell office:value-type="float" office:value="160.4952" calcext:value-type="float">
            <text:p>160.4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1.765291" calcext:value-type="float">
            <text:p>1.765291</text:p>
          </table:table-cell>
          <table:table-cell office:value-type="float" office:value="135.9783" calcext:value-type="float">
            <text:p>135.9783</text:p>
          </table:table-cell>
          <table:table-cell office:value-type="float" office:value="5" calcext:value-type="float">
            <text:p>5</text:p>
          </table:table-cell>
          <table:table-cell office:value-type="float" office:value="-1.011634" calcext:value-type="float">
            <text:p>-1.011634</text:p>
          </table:table-cell>
          <table:table-cell office:value-type="float" office:value="31.29641" calcext:value-type="float">
            <text:p>31.29641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146548" calcext:value-type="float">
            <text:p>0.0006146548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3483" calcext:value-type="float">
            <text:p>0.07883483</text:p>
          </table:table-cell>
          <table:table-cell office:value-type="float" office:value="1175.825" calcext:value-type="float">
            <text:p>1175.825</text:p>
          </table:table-cell>
          <table:table-cell office:value-type="float" office:value="1.475543" calcext:value-type="float">
            <text:p>1.475543</text:p>
          </table:table-cell>
          <table:table-cell office:value-type="float" office:value="0" calcext:value-type="float">
            <text:p>0</text:p>
          </table:table-cell>
          <table:table-cell office:value-type="float" office:value="0.06247858" calcext:value-type="float">
            <text:p>0.06247858</text:p>
          </table:table-cell>
          <table:table-cell office:value-type="float" office:value="0.1033669" calcext:value-type="float">
            <text:p>0.1033669</text:p>
          </table:table-cell>
          <table:table-cell office:value-type="float" office:value="0.03626922" calcext:value-type="float">
            <text:p>0.03626922</text:p>
          </table:table-cell>
          <table:table-cell office:value-type="float" office:value="0.01089333" calcext:value-type="float">
            <text:p>0.01089333</text:p>
          </table:table-cell>
          <table:table-cell office:value-type="float" office:value="0.009481218" calcext:value-type="float">
            <text:p>0.009481218</text:p>
          </table:table-cell>
          <table:table-cell office:value-type="float" office:value="0.004891927" calcext:value-type="float">
            <text:p>0.004891927</text:p>
          </table:table-cell>
          <table:table-cell office:value-type="float" office:value="0.004581522" calcext:value-type="float">
            <text:p>0.004581522</text:p>
          </table:table-cell>
          <table:table-cell office:value-type="float" office:value="0.007663806" calcext:value-type="float">
            <text:p>0.007663806</text:p>
          </table:table-cell>
          <table:table-cell office:value-type="float" office:value="0.1206179" calcext:value-type="float">
            <text:p>0.1206179</text:p>
          </table:table-cell>
          <table:table-cell office:value-type="float" office:value="0.1381944" calcext:value-type="float">
            <text:p>0.1381944</text:p>
          </table:table-cell>
          <table:table-cell office:value-type="float" office:value="0.1395839" calcext:value-type="float">
            <text:p>0.1395839</text:p>
          </table:table-cell>
          <table:table-cell office:value-type="float" office:value="0.1449939" calcext:value-type="float">
            <text:p>0.1449939</text:p>
          </table:table-cell>
          <table:table-cell office:value-type="float" office:value="0.1535229" calcext:value-type="float">
            <text:p>0.1535229</text:p>
          </table:table-cell>
          <table:table-cell office:value-type="float" office:value="0.1590054" calcext:value-type="float">
            <text:p>0.1590054</text:p>
          </table:table-cell>
          <table:table-cell office:value-type="float" office:value="0" calcext:value-type="float">
            <text:p>0</text:p>
          </table:table-cell>
          <table:table-cell office:value-type="float" office:value="40.49405" calcext:value-type="float">
            <text:p>40.49405</text:p>
          </table:table-cell>
          <table:table-cell office:value-type="float" office:value="39.93615" calcext:value-type="float">
            <text:p>39.93615</text:p>
          </table:table-cell>
          <table:table-cell office:value-type="float" office:value="25.6733" calcext:value-type="float">
            <text:p>25.6733</text:p>
          </table:table-cell>
          <table:table-cell office:value-type="float" office:value="6.449994" calcext:value-type="float">
            <text:p>6.449994</text:p>
          </table:table-cell>
          <table:table-cell office:value-type="float" office:value="4.745515" calcext:value-type="float">
            <text:p>4.745515</text:p>
          </table:table-cell>
          <table:table-cell office:value-type="float" office:value="1.907317" calcext:value-type="float">
            <text:p>1.907317</text:p>
          </table:table-cell>
          <table:table-cell office:value-type="float" office:value="1.877508" calcext:value-type="float">
            <text:p>1.877508</text:p>
          </table:table-cell>
          <table:table-cell office:value-type="float" office:value="4.228927" calcext:value-type="float">
            <text:p>4.228927</text:p>
          </table:table-cell>
          <table:table-cell office:value-type="float" office:value="6.991739" calcext:value-type="float">
            <text:p>6.991739</text:p>
          </table:table-cell>
          <table:table-cell office:value-type="float" office:value="7.266951" calcext:value-type="float">
            <text:p>7.266951</text:p>
          </table:table-cell>
          <table:table-cell office:value-type="float" office:value="7.498672" calcext:value-type="float">
            <text:p>7.498672</text:p>
          </table:table-cell>
          <table:table-cell office:value-type="float" office:value="7.971534" calcext:value-type="float">
            <text:p>7.971534</text:p>
          </table:table-cell>
          <table:table-cell office:value-type="float" office:value="8.836843" calcext:value-type="float">
            <text:p>8.836843</text:p>
          </table:table-cell>
          <table:table-cell office:value-type="float" office:value="9.362149" calcext:value-type="float">
            <text:p>9.362149</text:p>
          </table:table-cell>
          <table:table-cell office:value-type="float" office:value="0" calcext:value-type="float">
            <text:p>0</text:p>
          </table:table-cell>
          <table:table-cell office:value-type="float" office:value="166.1445" calcext:value-type="float">
            <text:p>166.1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1.75032" calcext:value-type="float">
            <text:p>1.75032</text:p>
          </table:table-cell>
          <table:table-cell office:value-type="float" office:value="135.9703" calcext:value-type="float">
            <text:p>135.9703</text:p>
          </table:table-cell>
          <table:table-cell office:value-type="float" office:value="5" calcext:value-type="float">
            <text:p>5</text:p>
          </table:table-cell>
          <table:table-cell office:value-type="float" office:value="-1.063025" calcext:value-type="float">
            <text:p>-1.063025</text:p>
          </table:table-cell>
          <table:table-cell office:value-type="float" office:value="31.30305" calcext:value-type="float">
            <text:p>31.30305</text:p>
          </table:table-cell>
          <table:table-cell office:value-type="float" office:value="0.002136597" calcext:value-type="float">
            <text:p>0.002136597</text:p>
          </table:table-cell>
          <table:table-cell office:value-type="float" office:value="0.0006146771" calcext:value-type="float">
            <text:p>0.0006146771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788424" calcext:value-type="float">
            <text:p>0.0788424</text:p>
          </table:table-cell>
          <table:table-cell office:value-type="float" office:value="1175.79" calcext:value-type="float">
            <text:p>1175.79</text:p>
          </table:table-cell>
          <table:table-cell office:value-type="float" office:value="1.462277" calcext:value-type="float">
            <text:p>1.462277</text:p>
          </table:table-cell>
          <table:table-cell office:value-type="float" office:value="0" calcext:value-type="float">
            <text:p>0</text:p>
          </table:table-cell>
          <table:table-cell office:value-type="float" office:value="0.05140366" calcext:value-type="float">
            <text:p>0.05140366</text:p>
          </table:table-cell>
          <table:table-cell office:value-type="float" office:value="0.1018127" calcext:value-type="float">
            <text:p>0.1018127</text:p>
          </table:table-cell>
          <table:table-cell office:value-type="float" office:value="0.03493571" calcext:value-type="float">
            <text:p>0.03493571</text:p>
          </table:table-cell>
          <table:table-cell office:value-type="float" office:value="0.01071754" calcext:value-type="float">
            <text:p>0.01071754</text:p>
          </table:table-cell>
          <table:table-cell office:value-type="float" office:value="0.009412881" calcext:value-type="float">
            <text:p>0.009412881</text:p>
          </table:table-cell>
          <table:table-cell office:value-type="float" office:value="0.004900438" calcext:value-type="float">
            <text:p>0.004900438</text:p>
          </table:table-cell>
          <table:table-cell office:value-type="float" office:value="0.004597205" calcext:value-type="float">
            <text:p>0.004597205</text:p>
          </table:table-cell>
          <table:table-cell office:value-type="float" office:value="0.007854206" calcext:value-type="float">
            <text:p>0.007854206</text:p>
          </table:table-cell>
          <table:table-cell office:value-type="float" office:value="0.1083791" calcext:value-type="float">
            <text:p>0.1083791</text:p>
          </table:table-cell>
          <table:table-cell office:value-type="float" office:value="0.1382836" calcext:value-type="float">
            <text:p>0.1382836</text:p>
          </table:table-cell>
          <table:table-cell office:value-type="float" office:value="0.1396644" calcext:value-type="float">
            <text:p>0.1396644</text:p>
          </table:table-cell>
          <table:table-cell office:value-type="float" office:value="0.1450804" calcext:value-type="float">
            <text:p>0.1450804</text:p>
          </table:table-cell>
          <table:table-cell office:value-type="float" office:value="0.1535844" calcext:value-type="float">
            <text:p>0.1535844</text:p>
          </table:table-cell>
          <table:table-cell office:value-type="float" office:value="0.1590642" calcext:value-type="float">
            <text:p>0.1590642</text:p>
          </table:table-cell>
          <table:table-cell office:value-type="float" office:value="0" calcext:value-type="float">
            <text:p>0</text:p>
          </table:table-cell>
          <table:table-cell office:value-type="float" office:value="40.47174" calcext:value-type="float">
            <text:p>40.47174</text:p>
          </table:table-cell>
          <table:table-cell office:value-type="float" office:value="39.86629" calcext:value-type="float">
            <text:p>39.86629</text:p>
          </table:table-cell>
          <table:table-cell office:value-type="float" office:value="25.61814" calcext:value-type="float">
            <text:p>25.61814</text:p>
          </table:table-cell>
          <table:table-cell office:value-type="float" office:value="6.43649" calcext:value-type="float">
            <text:p>6.43649</text:p>
          </table:table-cell>
          <table:table-cell office:value-type="float" office:value="4.735598" calcext:value-type="float">
            <text:p>4.735598</text:p>
          </table:table-cell>
          <table:table-cell office:value-type="float" office:value="1.904662" calcext:value-type="float">
            <text:p>1.904662</text:p>
          </table:table-cell>
          <table:table-cell office:value-type="float" office:value="1.874627" calcext:value-type="float">
            <text:p>1.874627</text:p>
          </table:table-cell>
          <table:table-cell office:value-type="float" office:value="4.218601" calcext:value-type="float">
            <text:p>4.218601</text:p>
          </table:table-cell>
          <table:table-cell office:value-type="float" office:value="6.99394" calcext:value-type="float">
            <text:p>6.99394</text:p>
          </table:table-cell>
          <table:table-cell office:value-type="float" office:value="7.273786" calcext:value-type="float">
            <text:p>7.273786</text:p>
          </table:table-cell>
          <table:table-cell office:value-type="float" office:value="7.505573" calcext:value-type="float">
            <text:p>7.505573</text:p>
          </table:table-cell>
          <table:table-cell office:value-type="float" office:value="7.977975" calcext:value-type="float">
            <text:p>7.977975</text:p>
          </table:table-cell>
          <table:table-cell office:value-type="float" office:value="8.84258" calcext:value-type="float">
            <text:p>8.84258</text:p>
          </table:table-cell>
          <table:table-cell office:value-type="float" office:value="9.367683" calcext:value-type="float">
            <text:p>9.367683</text:p>
          </table:table-cell>
          <table:table-cell office:value-type="float" office:value="0" calcext:value-type="float">
            <text:p>0</text:p>
          </table:table-cell>
          <table:table-cell office:value-type="float" office:value="166.7055" calcext:value-type="float">
            <text:p>166.7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1.736373" calcext:value-type="float">
            <text:p>1.736373</text:p>
          </table:table-cell>
          <table:table-cell office:value-type="float" office:value="135.958" calcext:value-type="float">
            <text:p>135.958</text:p>
          </table:table-cell>
          <table:table-cell office:value-type="float" office:value="5" calcext:value-type="float">
            <text:p>5</text:p>
          </table:table-cell>
          <table:table-cell office:value-type="float" office:value="-1.114374" calcext:value-type="float">
            <text:p>-1.114374</text:p>
          </table:table-cell>
          <table:table-cell office:value-type="float" office:value="31.30804" calcext:value-type="float">
            <text:p>31.30804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152936" calcext:value-type="float">
            <text:p>0.000615293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94571" calcext:value-type="float">
            <text:p>0.07894571</text:p>
          </table:table-cell>
          <table:table-cell office:value-type="float" office:value="1175.749" calcext:value-type="float">
            <text:p>1175.749</text:p>
          </table:table-cell>
          <table:table-cell office:value-type="float" office:value="1.449294" calcext:value-type="float">
            <text:p>1.449294</text:p>
          </table:table-cell>
          <table:table-cell office:value-type="float" office:value="0" calcext:value-type="float">
            <text:p>0</text:p>
          </table:table-cell>
          <table:table-cell office:value-type="float" office:value="0.06734462" calcext:value-type="float">
            <text:p>0.06734462</text:p>
          </table:table-cell>
          <table:table-cell office:value-type="float" office:value="0.103824" calcext:value-type="float">
            <text:p>0.103824</text:p>
          </table:table-cell>
          <table:table-cell office:value-type="float" office:value="0.03420736" calcext:value-type="float">
            <text:p>0.03420736</text:p>
          </table:table-cell>
          <table:table-cell office:value-type="float" office:value="0.01076299" calcext:value-type="float">
            <text:p>0.01076299</text:p>
          </table:table-cell>
          <table:table-cell office:value-type="float" office:value="0.009434256" calcext:value-type="float">
            <text:p>0.009434256</text:p>
          </table:table-cell>
          <table:table-cell office:value-type="float" office:value="0.004886825" calcext:value-type="float">
            <text:p>0.004886825</text:p>
          </table:table-cell>
          <table:table-cell office:value-type="float" office:value="0.004437062" calcext:value-type="float">
            <text:p>0.004437062</text:p>
          </table:table-cell>
          <table:table-cell office:value-type="float" office:value="0.007800562" calcext:value-type="float">
            <text:p>0.007800562</text:p>
          </table:table-cell>
          <table:table-cell office:value-type="float" office:value="0.09979572" calcext:value-type="float">
            <text:p>0.09979572</text:p>
          </table:table-cell>
          <table:table-cell office:value-type="float" office:value="0.1383813" calcext:value-type="float">
            <text:p>0.1383813</text:p>
          </table:table-cell>
          <table:table-cell office:value-type="float" office:value="0.1397461" calcext:value-type="float">
            <text:p>0.1397461</text:p>
          </table:table-cell>
          <table:table-cell office:value-type="float" office:value="0.1451766" calcext:value-type="float">
            <text:p>0.1451766</text:p>
          </table:table-cell>
          <table:table-cell office:value-type="float" office:value="0.1536405" calcext:value-type="float">
            <text:p>0.1536405</text:p>
          </table:table-cell>
          <table:table-cell office:value-type="float" office:value="0.1591223" calcext:value-type="float">
            <text:p>0.1591223</text:p>
          </table:table-cell>
          <table:table-cell office:value-type="float" office:value="0" calcext:value-type="float">
            <text:p>0</text:p>
          </table:table-cell>
          <table:table-cell office:value-type="float" office:value="40.46968" calcext:value-type="float">
            <text:p>40.46968</text:p>
          </table:table-cell>
          <table:table-cell office:value-type="float" office:value="39.78897" calcext:value-type="float">
            <text:p>39.78897</text:p>
          </table:table-cell>
          <table:table-cell office:value-type="float" office:value="25.55531" calcext:value-type="float">
            <text:p>25.55531</text:p>
          </table:table-cell>
          <table:table-cell office:value-type="float" office:value="6.42267" calcext:value-type="float">
            <text:p>6.42267</text:p>
          </table:table-cell>
          <table:table-cell office:value-type="float" office:value="4.724052" calcext:value-type="float">
            <text:p>4.724052</text:p>
          </table:table-cell>
          <table:table-cell office:value-type="float" office:value="1.902077" calcext:value-type="float">
            <text:p>1.902077</text:p>
          </table:table-cell>
          <table:table-cell office:value-type="float" office:value="1.872749" calcext:value-type="float">
            <text:p>1.872749</text:p>
          </table:table-cell>
          <table:table-cell office:value-type="float" office:value="4.208659" calcext:value-type="float">
            <text:p>4.208659</text:p>
          </table:table-cell>
          <table:table-cell office:value-type="float" office:value="6.993979" calcext:value-type="float">
            <text:p>6.993979</text:p>
          </table:table-cell>
          <table:table-cell office:value-type="float" office:value="7.280616" calcext:value-type="float">
            <text:p>7.280616</text:p>
          </table:table-cell>
          <table:table-cell office:value-type="float" office:value="7.512509" calcext:value-type="float">
            <text:p>7.512509</text:p>
          </table:table-cell>
          <table:table-cell office:value-type="float" office:value="7.984474" calcext:value-type="float">
            <text:p>7.984474</text:p>
          </table:table-cell>
          <table:table-cell office:value-type="float" office:value="8.848354" calcext:value-type="float">
            <text:p>8.848354</text:p>
          </table:table-cell>
          <table:table-cell office:value-type="float" office:value="9.371891" calcext:value-type="float">
            <text:p>9.371891</text:p>
          </table:table-cell>
          <table:table-cell office:value-type="float" office:value="0" calcext:value-type="float">
            <text:p>0</text:p>
          </table:table-cell>
          <table:table-cell office:value-type="float" office:value="115.8017" calcext:value-type="float">
            <text:p>115.8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1.724689" calcext:value-type="float">
            <text:p>1.724689</text:p>
          </table:table-cell>
          <table:table-cell office:value-type="float" office:value="135.9518" calcext:value-type="float">
            <text:p>135.9518</text:p>
          </table:table-cell>
          <table:table-cell office:value-type="float" office:value="5" calcext:value-type="float">
            <text:p>5</text:p>
          </table:table-cell>
          <table:table-cell office:value-type="float" office:value="-1.17543" calcext:value-type="float">
            <text:p>-1.17543</text:p>
          </table:table-cell>
          <table:table-cell office:value-type="float" office:value="31.30967" calcext:value-type="float">
            <text:p>31.30967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169972" calcext:value-type="float">
            <text:p>0.0006169972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97201" calcext:value-type="float">
            <text:p>0.07897201</text:p>
          </table:table-cell>
          <table:table-cell office:value-type="float" office:value="1175.704" calcext:value-type="float">
            <text:p>1175.704</text:p>
          </table:table-cell>
          <table:table-cell office:value-type="float" office:value="1.44541" calcext:value-type="float">
            <text:p>1.44541</text:p>
          </table:table-cell>
          <table:table-cell office:value-type="float" office:value="0" calcext:value-type="float">
            <text:p>0</text:p>
          </table:table-cell>
          <table:table-cell office:value-type="float" office:value="0.02736445" calcext:value-type="float">
            <text:p>0.02736445</text:p>
          </table:table-cell>
          <table:table-cell office:value-type="float" office:value="0.08773755" calcext:value-type="float">
            <text:p>0.08773755</text:p>
          </table:table-cell>
          <table:table-cell office:value-type="float" office:value="0.03087194" calcext:value-type="float">
            <text:p>0.03087194</text:p>
          </table:table-cell>
          <table:table-cell office:value-type="float" office:value="0.00962384" calcext:value-type="float">
            <text:p>0.00962384</text:p>
          </table:table-cell>
          <table:table-cell office:value-type="float" office:value="0.00860642" calcext:value-type="float">
            <text:p>0.00860642</text:p>
          </table:table-cell>
          <table:table-cell office:value-type="float" office:value="0.004681556" calcext:value-type="float">
            <text:p>0.004681556</text:p>
          </table:table-cell>
          <table:table-cell office:value-type="float" office:value="0.004464376" calcext:value-type="float">
            <text:p>0.004464376</text:p>
          </table:table-cell>
          <table:table-cell office:value-type="float" office:value="0.007561253" calcext:value-type="float">
            <text:p>0.007561253</text:p>
          </table:table-cell>
          <table:table-cell office:value-type="float" office:value="0.09348875" calcext:value-type="float">
            <text:p>0.09348875</text:p>
          </table:table-cell>
          <table:table-cell office:value-type="float" office:value="0.1384854" calcext:value-type="float">
            <text:p>0.1384854</text:p>
          </table:table-cell>
          <table:table-cell office:value-type="float" office:value="0.1398275" calcext:value-type="float">
            <text:p>0.1398275</text:p>
          </table:table-cell>
          <table:table-cell office:value-type="float" office:value="0.1452545" calcext:value-type="float">
            <text:p>0.1452545</text:p>
          </table:table-cell>
          <table:table-cell office:value-type="float" office:value="0.1537052" calcext:value-type="float">
            <text:p>0.1537052</text:p>
          </table:table-cell>
          <table:table-cell office:value-type="float" office:value="0.1591815" calcext:value-type="float">
            <text:p>0.1591815</text:p>
          </table:table-cell>
          <table:table-cell office:value-type="float" office:value="0" calcext:value-type="float">
            <text:p>0</text:p>
          </table:table-cell>
          <table:table-cell office:value-type="float" office:value="40.35803" calcext:value-type="float">
            <text:p>40.35803</text:p>
          </table:table-cell>
          <table:table-cell office:value-type="float" office:value="39.65934" calcext:value-type="float">
            <text:p>39.65934</text:p>
          </table:table-cell>
          <table:table-cell office:value-type="float" office:value="25.50378" calcext:value-type="float">
            <text:p>25.50378</text:p>
          </table:table-cell>
          <table:table-cell office:value-type="float" office:value="6.409491" calcext:value-type="float">
            <text:p>6.409491</text:p>
          </table:table-cell>
          <table:table-cell office:value-type="float" office:value="4.714536" calcext:value-type="float">
            <text:p>4.714536</text:p>
          </table:table-cell>
          <table:table-cell office:value-type="float" office:value="1.899475" calcext:value-type="float">
            <text:p>1.899475</text:p>
          </table:table-cell>
          <table:table-cell office:value-type="float" office:value="1.869663" calcext:value-type="float">
            <text:p>1.869663</text:p>
          </table:table-cell>
          <table:table-cell office:value-type="float" office:value="4.198372" calcext:value-type="float">
            <text:p>4.198372</text:p>
          </table:table-cell>
          <table:table-cell office:value-type="float" office:value="6.992468" calcext:value-type="float">
            <text:p>6.992468</text:p>
          </table:table-cell>
          <table:table-cell office:value-type="float" office:value="7.287388" calcext:value-type="float">
            <text:p>7.287388</text:p>
          </table:table-cell>
          <table:table-cell office:value-type="float" office:value="7.519353" calcext:value-type="float">
            <text:p>7.519353</text:p>
          </table:table-cell>
          <table:table-cell office:value-type="float" office:value="7.990909" calcext:value-type="float">
            <text:p>7.990909</text:p>
          </table:table-cell>
          <table:table-cell office:value-type="float" office:value="8.854014" calcext:value-type="float">
            <text:p>8.854014</text:p>
          </table:table-cell>
          <table:table-cell office:value-type="float" office:value="9.377408" calcext:value-type="float">
            <text:p>9.377408</text:p>
          </table:table-cell>
          <table:table-cell office:value-type="float" office:value="0" calcext:value-type="float">
            <text:p>0</text:p>
          </table:table-cell>
          <table:table-cell office:value-type="float" office:value="69.46765" calcext:value-type="float">
            <text:p>69.46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1.711604" calcext:value-type="float">
            <text:p>1.711604</text:p>
          </table:table-cell>
          <table:table-cell office:value-type="float" office:value="135.9446" calcext:value-type="float">
            <text:p>135.9446</text:p>
          </table:table-cell>
          <table:table-cell office:value-type="float" office:value="5" calcext:value-type="float">
            <text:p>5</text:p>
          </table:table-cell>
          <table:table-cell office:value-type="float" office:value="-1.233149" calcext:value-type="float">
            <text:p>-1.233149</text:p>
          </table:table-cell>
          <table:table-cell office:value-type="float" office:value="31.31274" calcext:value-type="float">
            <text:p>31.31274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184897" calcext:value-type="float">
            <text:p>0.000618489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97395" calcext:value-type="float">
            <text:p>0.07897395</text:p>
          </table:table-cell>
          <table:table-cell office:value-type="float" office:value="1175.663" calcext:value-type="float">
            <text:p>1175.663</text:p>
          </table:table-cell>
          <table:table-cell office:value-type="float" office:value="1.437398" calcext:value-type="float">
            <text:p>1.437398</text:p>
          </table:table-cell>
          <table:table-cell office:value-type="float" office:value="0" calcext:value-type="float">
            <text:p>0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0946963" calcext:value-type="float">
            <text:p>0.0946963</text:p>
          </table:table-cell>
          <table:table-cell office:value-type="float" office:value="0.03526281" calcext:value-type="float">
            <text:p>0.03526281</text:p>
          </table:table-cell>
          <table:table-cell office:value-type="float" office:value="0.0110226" calcext:value-type="float">
            <text:p>0.0110226</text:p>
          </table:table-cell>
          <table:table-cell office:value-type="float" office:value="0.009468723" calcext:value-type="float">
            <text:p>0.009468723</text:p>
          </table:table-cell>
          <table:table-cell office:value-type="float" office:value="0.004832129" calcext:value-type="float">
            <text:p>0.004832129</text:p>
          </table:table-cell>
          <table:table-cell office:value-type="float" office:value="0.004518664" calcext:value-type="float">
            <text:p>0.004518664</text:p>
          </table:table-cell>
          <table:table-cell office:value-type="float" office:value="0.007358517" calcext:value-type="float">
            <text:p>0.007358517</text:p>
          </table:table-cell>
          <table:table-cell office:value-type="float" office:value="0.09032395" calcext:value-type="float">
            <text:p>0.09032395</text:p>
          </table:table-cell>
          <table:table-cell office:value-type="float" office:value="0.1379136" calcext:value-type="float">
            <text:p>0.1379136</text:p>
          </table:table-cell>
          <table:table-cell office:value-type="float" office:value="0.1399091" calcext:value-type="float">
            <text:p>0.1399091</text:p>
          </table:table-cell>
          <table:table-cell office:value-type="float" office:value="0.1453427" calcext:value-type="float">
            <text:p>0.1453427</text:p>
          </table:table-cell>
          <table:table-cell office:value-type="float" office:value="0.153768" calcext:value-type="float">
            <text:p>0.153768</text:p>
          </table:table-cell>
          <table:table-cell office:value-type="float" office:value="0.1592403" calcext:value-type="float">
            <text:p>0.1592403</text:p>
          </table:table-cell>
          <table:table-cell office:value-type="float" office:value="0" calcext:value-type="float">
            <text:p>0</text:p>
          </table:table-cell>
          <table:table-cell office:value-type="float" office:value="40.32783" calcext:value-type="float">
            <text:p>40.32783</text:p>
          </table:table-cell>
          <table:table-cell office:value-type="float" office:value="39.55509" calcext:value-type="float">
            <text:p>39.55509</text:p>
          </table:table-cell>
          <table:table-cell office:value-type="float" office:value="25.4542" calcext:value-type="float">
            <text:p>25.4542</text:p>
          </table:table-cell>
          <table:table-cell office:value-type="float" office:value="6.397209" calcext:value-type="float">
            <text:p>6.397209</text:p>
          </table:table-cell>
          <table:table-cell office:value-type="float" office:value="4.705334" calcext:value-type="float">
            <text:p>4.705334</text:p>
          </table:table-cell>
          <table:table-cell office:value-type="float" office:value="1.896891" calcext:value-type="float">
            <text:p>1.896891</text:p>
          </table:table-cell>
          <table:table-cell office:value-type="float" office:value="1.866722" calcext:value-type="float">
            <text:p>1.866722</text:p>
          </table:table-cell>
          <table:table-cell office:value-type="float" office:value="4.188049" calcext:value-type="float">
            <text:p>4.188049</text:p>
          </table:table-cell>
          <table:table-cell office:value-type="float" office:value="6.989823" calcext:value-type="float">
            <text:p>6.989823</text:p>
          </table:table-cell>
          <table:table-cell office:value-type="float" office:value="7.294131" calcext:value-type="float">
            <text:p>7.294131</text:p>
          </table:table-cell>
          <table:table-cell office:value-type="float" office:value="7.526197" calcext:value-type="float">
            <text:p>7.526197</text:p>
          </table:table-cell>
          <table:table-cell office:value-type="float" office:value="7.997339" calcext:value-type="float">
            <text:p>7.997339</text:p>
          </table:table-cell>
          <table:table-cell office:value-type="float" office:value="8.859674" calcext:value-type="float">
            <text:p>8.859674</text:p>
          </table:table-cell>
          <table:table-cell office:value-type="float" office:value="9.382936" calcext:value-type="float">
            <text:p>9.382936</text:p>
          </table:table-cell>
          <table:table-cell office:value-type="float" office:value="0" calcext:value-type="float">
            <text:p>0</text:p>
          </table:table-cell>
          <table:table-cell office:value-type="float" office:value="118.4672" calcext:value-type="float">
            <text:p>118.4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1.698934" calcext:value-type="float">
            <text:p>1.698934</text:p>
          </table:table-cell>
          <table:table-cell office:value-type="float" office:value="135.9369" calcext:value-type="float">
            <text:p>135.9369</text:p>
          </table:table-cell>
          <table:table-cell office:value-type="float" office:value="5" calcext:value-type="float">
            <text:p>5</text:p>
          </table:table-cell>
          <table:table-cell office:value-type="float" office:value="-1.288941" calcext:value-type="float">
            <text:p>-1.288941</text:p>
          </table:table-cell>
          <table:table-cell office:value-type="float" office:value="31.31619" calcext:value-type="float">
            <text:p>31.31619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199895" calcext:value-type="float">
            <text:p>0.0006199895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97687" calcext:value-type="float">
            <text:p>0.07897687</text:p>
          </table:table-cell>
          <table:table-cell office:value-type="float" office:value="1175.624" calcext:value-type="float">
            <text:p>1175.624</text:p>
          </table:table-cell>
          <table:table-cell office:value-type="float" office:value="1.428203" calcext:value-type="float">
            <text:p>1.428203</text:p>
          </table:table-cell>
          <table:table-cell office:value-type="float" office:value="0" calcext:value-type="float">
            <text:p>0</text:p>
          </table:table-cell>
          <table:table-cell office:value-type="float" office:value="0.02682361" calcext:value-type="float">
            <text:p>0.02682361</text:p>
          </table:table-cell>
          <table:table-cell office:value-type="float" office:value="0.09721816" calcext:value-type="float">
            <text:p>0.09721816</text:p>
          </table:table-cell>
          <table:table-cell office:value-type="float" office:value="0.03474991" calcext:value-type="float">
            <text:p>0.03474991</text:p>
          </table:table-cell>
          <table:table-cell office:value-type="float" office:value="0.01123836" calcext:value-type="float">
            <text:p>0.01123836</text:p>
          </table:table-cell>
          <table:table-cell office:value-type="float" office:value="0.009631927" calcext:value-type="float">
            <text:p>0.009631927</text:p>
          </table:table-cell>
          <table:table-cell office:value-type="float" office:value="0.004870864" calcext:value-type="float">
            <text:p>0.004870864</text:p>
          </table:table-cell>
          <table:table-cell office:value-type="float" office:value="0.004543449" calcext:value-type="float">
            <text:p>0.004543449</text:p>
          </table:table-cell>
          <table:table-cell office:value-type="float" office:value="0.007273199" calcext:value-type="float">
            <text:p>0.007273199</text:p>
          </table:table-cell>
          <table:table-cell office:value-type="float" office:value="0.09284068" calcext:value-type="float">
            <text:p>0.09284068</text:p>
          </table:table-cell>
          <table:table-cell office:value-type="float" office:value="0.1292449" calcext:value-type="float">
            <text:p>0.1292449</text:p>
          </table:table-cell>
          <table:table-cell office:value-type="float" office:value="0.1399874" calcext:value-type="float">
            <text:p>0.1399874</text:p>
          </table:table-cell>
          <table:table-cell office:value-type="float" office:value="0.1454315" calcext:value-type="float">
            <text:p>0.1454315</text:p>
          </table:table-cell>
          <table:table-cell office:value-type="float" office:value="0.15383" calcext:value-type="float">
            <text:p>0.15383</text:p>
          </table:table-cell>
          <table:table-cell office:value-type="float" office:value="0.159299" calcext:value-type="float">
            <text:p>0.159299</text:p>
          </table:table-cell>
          <table:table-cell office:value-type="float" office:value="0" calcext:value-type="float">
            <text:p>0</text:p>
          </table:table-cell>
          <table:table-cell office:value-type="float" office:value="40.29267" calcext:value-type="float">
            <text:p>40.29267</text:p>
          </table:table-cell>
          <table:table-cell office:value-type="float" office:value="39.46939" calcext:value-type="float">
            <text:p>39.46939</text:p>
          </table:table-cell>
          <table:table-cell office:value-type="float" office:value="25.40624" calcext:value-type="float">
            <text:p>25.40624</text:p>
          </table:table-cell>
          <table:table-cell office:value-type="float" office:value="6.385697" calcext:value-type="float">
            <text:p>6.385697</text:p>
          </table:table-cell>
          <table:table-cell office:value-type="float" office:value="4.696553" calcext:value-type="float">
            <text:p>4.696553</text:p>
          </table:table-cell>
          <table:table-cell office:value-type="float" office:value="1.894376" calcext:value-type="float">
            <text:p>1.894376</text:p>
          </table:table-cell>
          <table:table-cell office:value-type="float" office:value="1.863854" calcext:value-type="float">
            <text:p>1.863854</text:p>
          </table:table-cell>
          <table:table-cell office:value-type="float" office:value="4.177741" calcext:value-type="float">
            <text:p>4.177741</text:p>
          </table:table-cell>
          <table:table-cell office:value-type="float" office:value="6.98739" calcext:value-type="float">
            <text:p>6.98739</text:p>
          </table:table-cell>
          <table:table-cell office:value-type="float" office:value="7.299877" calcext:value-type="float">
            <text:p>7.299877</text:p>
          </table:table-cell>
          <table:table-cell office:value-type="float" office:value="7.533041" calcext:value-type="float">
            <text:p>7.533041</text:p>
          </table:table-cell>
          <table:table-cell office:value-type="float" office:value="8.003778" calcext:value-type="float">
            <text:p>8.003778</text:p>
          </table:table-cell>
          <table:table-cell office:value-type="float" office:value="8.865334" calcext:value-type="float">
            <text:p>8.865334</text:p>
          </table:table-cell>
          <table:table-cell office:value-type="float" office:value="9.388454" calcext:value-type="float">
            <text:p>9.388454</text:p>
          </table:table-cell>
          <table:table-cell office:value-type="float" office:value="0" calcext:value-type="float">
            <text:p>0</text:p>
          </table:table-cell>
          <table:table-cell office:value-type="float" office:value="141.3797" calcext:value-type="float">
            <text:p>141.3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1.688462" calcext:value-type="float">
            <text:p>1.688462</text:p>
          </table:table-cell>
          <table:table-cell office:value-type="float" office:value="135.9303" calcext:value-type="float">
            <text:p>135.9303</text:p>
          </table:table-cell>
          <table:table-cell office:value-type="float" office:value="5" calcext:value-type="float">
            <text:p>5</text:p>
          </table:table-cell>
          <table:table-cell office:value-type="float" office:value="-1.347815" calcext:value-type="float">
            <text:p>-1.347815</text:p>
          </table:table-cell>
          <table:table-cell office:value-type="float" office:value="31.31685" calcext:value-type="float">
            <text:p>31.31685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2408" calcext:value-type="float">
            <text:p>0.0006212408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98114" calcext:value-type="float">
            <text:p>0.07898114</text:p>
          </table:table-cell>
          <table:table-cell office:value-type="float" office:value="1175.583" calcext:value-type="float">
            <text:p>1175.583</text:p>
          </table:table-cell>
          <table:table-cell office:value-type="float" office:value="1.423434" calcext:value-type="float">
            <text:p>1.423434</text:p>
          </table:table-cell>
          <table:table-cell office:value-type="float" office:value="0" calcext:value-type="float">
            <text:p>0</text:p>
          </table:table-cell>
          <table:table-cell office:value-type="float" office:value="0.02567529" calcext:value-type="float">
            <text:p>0.02567529</text:p>
          </table:table-cell>
          <table:table-cell office:value-type="float" office:value="0.08997411" calcext:value-type="float">
            <text:p>0.08997411</text:p>
          </table:table-cell>
          <table:table-cell office:value-type="float" office:value="0.02828762" calcext:value-type="float">
            <text:p>0.02828762</text:p>
          </table:table-cell>
          <table:table-cell office:value-type="float" office:value="0.009536901" calcext:value-type="float">
            <text:p>0.009536901</text:p>
          </table:table-cell>
          <table:table-cell office:value-type="float" office:value="0.008426196" calcext:value-type="float">
            <text:p>0.008426196</text:p>
          </table:table-cell>
          <table:table-cell office:value-type="float" office:value="0.004641282" calcext:value-type="float">
            <text:p>0.004641282</text:p>
          </table:table-cell>
          <table:table-cell office:value-type="float" office:value="0.004474896" calcext:value-type="float">
            <text:p>0.004474896</text:p>
          </table:table-cell>
          <table:table-cell office:value-type="float" office:value="0.007264487" calcext:value-type="float">
            <text:p>0.007264487</text:p>
          </table:table-cell>
          <table:table-cell office:value-type="float" office:value="0.09228673" calcext:value-type="float">
            <text:p>0.09228673</text:p>
          </table:table-cell>
          <table:table-cell office:value-type="float" office:value="0.1158655" calcext:value-type="float">
            <text:p>0.1158655</text:p>
          </table:table-cell>
          <table:table-cell office:value-type="float" office:value="0.1400603" calcext:value-type="float">
            <text:p>0.1400603</text:p>
          </table:table-cell>
          <table:table-cell office:value-type="float" office:value="0.1455208" calcext:value-type="float">
            <text:p>0.1455208</text:p>
          </table:table-cell>
          <table:table-cell office:value-type="float" office:value="0.1538916" calcext:value-type="float">
            <text:p>0.1538916</text:p>
          </table:table-cell>
          <table:table-cell office:value-type="float" office:value="0.1593577" calcext:value-type="float">
            <text:p>0.1593577</text:p>
          </table:table-cell>
          <table:table-cell office:value-type="float" office:value="0" calcext:value-type="float">
            <text:p>0</text:p>
          </table:table-cell>
          <table:table-cell office:value-type="float" office:value="40.16351" calcext:value-type="float">
            <text:p>40.16351</text:p>
          </table:table-cell>
          <table:table-cell office:value-type="float" office:value="39.37423" calcext:value-type="float">
            <text:p>39.37423</text:p>
          </table:table-cell>
          <table:table-cell office:value-type="float" office:value="25.35825" calcext:value-type="float">
            <text:p>25.35825</text:p>
          </table:table-cell>
          <table:table-cell office:value-type="float" office:value="6.374359" calcext:value-type="float">
            <text:p>6.374359</text:p>
          </table:table-cell>
          <table:table-cell office:value-type="float" office:value="4.68782" calcext:value-type="float">
            <text:p>4.68782</text:p>
          </table:table-cell>
          <table:table-cell office:value-type="float" office:value="1.891873" calcext:value-type="float">
            <text:p>1.891873</text:p>
          </table:table-cell>
          <table:table-cell office:value-type="float" office:value="1.861028" calcext:value-type="float">
            <text:p>1.861028</text:p>
          </table:table-cell>
          <table:table-cell office:value-type="float" office:value="4.16746" calcext:value-type="float">
            <text:p>4.16746</text:p>
          </table:table-cell>
          <table:table-cell office:value-type="float" office:value="6.985196" calcext:value-type="float">
            <text:p>6.985196</text:p>
          </table:table-cell>
          <table:table-cell office:value-type="float" office:value="7.302901" calcext:value-type="float">
            <text:p>7.302901</text:p>
          </table:table-cell>
          <table:table-cell office:value-type="float" office:value="7.539886" calcext:value-type="float">
            <text:p>7.539886</text:p>
          </table:table-cell>
          <table:table-cell office:value-type="float" office:value="8.010209" calcext:value-type="float">
            <text:p>8.010209</text:p>
          </table:table-cell>
          <table:table-cell office:value-type="float" office:value="8.870993" calcext:value-type="float">
            <text:p>8.870993</text:p>
          </table:table-cell>
          <table:table-cell office:value-type="float" office:value="9.393972" calcext:value-type="float">
            <text:p>9.393972</text:p>
          </table:table-cell>
          <table:table-cell office:value-type="float" office:value="0" calcext:value-type="float">
            <text:p>0</text:p>
          </table:table-cell>
          <table:table-cell office:value-type="float" office:value="137.2885" calcext:value-type="float">
            <text:p>137.2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1.678266" calcext:value-type="float">
            <text:p>1.678266</text:p>
          </table:table-cell>
          <table:table-cell office:value-type="float" office:value="135.9236" calcext:value-type="float">
            <text:p>135.9236</text:p>
          </table:table-cell>
          <table:table-cell office:value-type="float" office:value="5" calcext:value-type="float">
            <text:p>5</text:p>
          </table:table-cell>
          <table:table-cell office:value-type="float" office:value="-1.406057" calcext:value-type="float">
            <text:p>-1.406057</text:p>
          </table:table-cell>
          <table:table-cell office:value-type="float" office:value="31.31707" calcext:value-type="float">
            <text:p>31.31707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252" calcext:value-type="float">
            <text:p>0.000621252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98644" calcext:value-type="float">
            <text:p>0.07898644</text:p>
          </table:table-cell>
          <table:table-cell office:value-type="float" office:value="1175.543" calcext:value-type="float">
            <text:p>1175.543</text:p>
          </table:table-cell>
          <table:table-cell office:value-type="float" office:value="1.415422" calcext:value-type="float">
            <text:p>1.415422</text:p>
          </table:table-cell>
          <table:table-cell office:value-type="float" office:value="0" calcext:value-type="float">
            <text:p>0</text:p>
          </table:table-cell>
          <table:table-cell office:value-type="float" office:value="0.0275926" calcext:value-type="float">
            <text:p>0.0275926</text:p>
          </table:table-cell>
          <table:table-cell office:value-type="float" office:value="0.09494241" calcext:value-type="float">
            <text:p>0.09494241</text:p>
          </table:table-cell>
          <table:table-cell office:value-type="float" office:value="0.03135882" calcext:value-type="float">
            <text:p>0.03135882</text:p>
          </table:table-cell>
          <table:table-cell office:value-type="float" office:value="0.01052807" calcext:value-type="float">
            <text:p>0.01052807</text:p>
          </table:table-cell>
          <table:table-cell office:value-type="float" office:value="0.009041998" calcext:value-type="float">
            <text:p>0.009041998</text:p>
          </table:table-cell>
          <table:table-cell office:value-type="float" office:value="0.004678921" calcext:value-type="float">
            <text:p>0.004678921</text:p>
          </table:table-cell>
          <table:table-cell office:value-type="float" office:value="0.004463572" calcext:value-type="float">
            <text:p>0.004463572</text:p>
          </table:table-cell>
          <table:table-cell office:value-type="float" office:value="0.007240251" calcext:value-type="float">
            <text:p>0.007240251</text:p>
          </table:table-cell>
          <table:table-cell office:value-type="float" office:value="0.08894324" calcext:value-type="float">
            <text:p>0.08894324</text:p>
          </table:table-cell>
          <table:table-cell office:value-type="float" office:value="0.1036625" calcext:value-type="float">
            <text:p>0.1036625</text:p>
          </table:table-cell>
          <table:table-cell office:value-type="float" office:value="0.1401323" calcext:value-type="float">
            <text:p>0.1401323</text:p>
          </table:table-cell>
          <table:table-cell office:value-type="float" office:value="0.145609" calcext:value-type="float">
            <text:p>0.145609</text:p>
          </table:table-cell>
          <table:table-cell office:value-type="float" office:value="0.153953" calcext:value-type="float">
            <text:p>0.153953</text:p>
          </table:table-cell>
          <table:table-cell office:value-type="float" office:value="0.1594165" calcext:value-type="float">
            <text:p>0.1594165</text:p>
          </table:table-cell>
          <table:table-cell office:value-type="float" office:value="0" calcext:value-type="float">
            <text:p>0</text:p>
          </table:table-cell>
          <table:table-cell office:value-type="float" office:value="40.12443" calcext:value-type="float">
            <text:p>40.12443</text:p>
          </table:table-cell>
          <table:table-cell office:value-type="float" office:value="39.29008" calcext:value-type="float">
            <text:p>39.29008</text:p>
          </table:table-cell>
          <table:table-cell office:value-type="float" office:value="25.31147" calcext:value-type="float">
            <text:p>25.31147</text:p>
          </table:table-cell>
          <table:table-cell office:value-type="float" office:value="6.363392" calcext:value-type="float">
            <text:p>6.363392</text:p>
          </table:table-cell>
          <table:table-cell office:value-type="float" office:value="4.679229" calcext:value-type="float">
            <text:p>4.679229</text:p>
          </table:table-cell>
          <table:table-cell office:value-type="float" office:value="1.889363" calcext:value-type="float">
            <text:p>1.889363</text:p>
          </table:table-cell>
          <table:table-cell office:value-type="float" office:value="1.858221" calcext:value-type="float">
            <text:p>1.858221</text:p>
          </table:table-cell>
          <table:table-cell office:value-type="float" office:value="4.157233" calcext:value-type="float">
            <text:p>4.157233</text:p>
          </table:table-cell>
          <table:table-cell office:value-type="float" office:value="6.982534" calcext:value-type="float">
            <text:p>6.982534</text:p>
          </table:table-cell>
          <table:table-cell office:value-type="float" office:value="7.303036" calcext:value-type="float">
            <text:p>7.303036</text:p>
          </table:table-cell>
          <table:table-cell office:value-type="float" office:value="7.54673" calcext:value-type="float">
            <text:p>7.54673</text:p>
          </table:table-cell>
          <table:table-cell office:value-type="float" office:value="8.016645" calcext:value-type="float">
            <text:p>8.016645</text:p>
          </table:table-cell>
          <table:table-cell office:value-type="float" office:value="8.876653" calcext:value-type="float">
            <text:p>8.876653</text:p>
          </table:table-cell>
          <table:table-cell office:value-type="float" office:value="9.399473" calcext:value-type="float">
            <text:p>9.399473</text:p>
          </table:table-cell>
          <table:table-cell office:value-type="float" office:value="0" calcext:value-type="float">
            <text:p>0</text:p>
          </table:table-cell>
          <table:table-cell office:value-type="float" office:value="142.5741" calcext:value-type="float">
            <text:p>142.5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1.667611" calcext:value-type="float">
            <text:p>1.667611</text:p>
          </table:table-cell>
          <table:table-cell office:value-type="float" office:value="135.9165" calcext:value-type="float">
            <text:p>135.9165</text:p>
          </table:table-cell>
          <table:table-cell office:value-type="float" office:value="5" calcext:value-type="float">
            <text:p>5</text:p>
          </table:table-cell>
          <table:table-cell office:value-type="float" office:value="-1.464042" calcext:value-type="float">
            <text:p>-1.464042</text:p>
          </table:table-cell>
          <table:table-cell office:value-type="float" office:value="31.31649" calcext:value-type="float">
            <text:p>31.31649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2696" calcext:value-type="float">
            <text:p>0.000621269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99331" calcext:value-type="float">
            <text:p>0.07899331</text:p>
          </table:table-cell>
          <table:table-cell office:value-type="float" office:value="1175.505" calcext:value-type="float">
            <text:p>1175.505</text:p>
          </table:table-cell>
          <table:table-cell office:value-type="float" office:value="1.403777" calcext:value-type="float">
            <text:p>1.403777</text:p>
          </table:table-cell>
          <table:table-cell office:value-type="float" office:value="0" calcext:value-type="float">
            <text:p>0</text:p>
          </table:table-cell>
          <table:table-cell office:value-type="float" office:value="0.02672629" calcext:value-type="float">
            <text:p>0.02672629</text:p>
          </table:table-cell>
          <table:table-cell office:value-type="float" office:value="0.09742319" calcext:value-type="float">
            <text:p>0.09742319</text:p>
          </table:table-cell>
          <table:table-cell office:value-type="float" office:value="0.0321417" calcext:value-type="float">
            <text:p>0.0321417</text:p>
          </table:table-cell>
          <table:table-cell office:value-type="float" office:value="0.01111271" calcext:value-type="float">
            <text:p>0.01111271</text:p>
          </table:table-cell>
          <table:table-cell office:value-type="float" office:value="0.009774931" calcext:value-type="float">
            <text:p>0.009774931</text:p>
          </table:table-cell>
          <table:table-cell office:value-type="float" office:value="0.004755563" calcext:value-type="float">
            <text:p>0.004755563</text:p>
          </table:table-cell>
          <table:table-cell office:value-type="float" office:value="0.004487746" calcext:value-type="float">
            <text:p>0.004487746</text:p>
          </table:table-cell>
          <table:table-cell office:value-type="float" office:value="0.00723689" calcext:value-type="float">
            <text:p>0.00723689</text:p>
          </table:table-cell>
          <table:table-cell office:value-type="float" office:value="0.08506602" calcext:value-type="float">
            <text:p>0.08506602</text:p>
          </table:table-cell>
          <table:table-cell office:value-type="float" office:value="0.09435099" calcext:value-type="float">
            <text:p>0.09435099</text:p>
          </table:table-cell>
          <table:table-cell office:value-type="float" office:value="0.1402081" calcext:value-type="float">
            <text:p>0.1402081</text:p>
          </table:table-cell>
          <table:table-cell office:value-type="float" office:value="0.145698" calcext:value-type="float">
            <text:p>0.145698</text:p>
          </table:table-cell>
          <table:table-cell office:value-type="float" office:value="0.1540144" calcext:value-type="float">
            <text:p>0.1540144</text:p>
          </table:table-cell>
          <table:table-cell office:value-type="float" office:value="0.1594753" calcext:value-type="float">
            <text:p>0.1594753</text:p>
          </table:table-cell>
          <table:table-cell office:value-type="float" office:value="0" calcext:value-type="float">
            <text:p>0</text:p>
          </table:table-cell>
          <table:table-cell office:value-type="float" office:value="40.0973" calcext:value-type="float">
            <text:p>40.0973</text:p>
          </table:table-cell>
          <table:table-cell office:value-type="float" office:value="39.2215" calcext:value-type="float">
            <text:p>39.2215</text:p>
          </table:table-cell>
          <table:table-cell office:value-type="float" office:value="25.26742" calcext:value-type="float">
            <text:p>25.26742</text:p>
          </table:table-cell>
          <table:table-cell office:value-type="float" office:value="6.353215" calcext:value-type="float">
            <text:p>6.353215</text:p>
          </table:table-cell>
          <table:table-cell office:value-type="float" office:value="4.671388" calcext:value-type="float">
            <text:p>4.671388</text:p>
          </table:table-cell>
          <table:table-cell office:value-type="float" office:value="1.886914" calcext:value-type="float">
            <text:p>1.886914</text:p>
          </table:table-cell>
          <table:table-cell office:value-type="float" office:value="1.855456" calcext:value-type="float">
            <text:p>1.855456</text:p>
          </table:table-cell>
          <table:table-cell office:value-type="float" office:value="4.147069" calcext:value-type="float">
            <text:p>4.147069</text:p>
          </table:table-cell>
          <table:table-cell office:value-type="float" office:value="6.979074" calcext:value-type="float">
            <text:p>6.979074</text:p>
          </table:table-cell>
          <table:table-cell office:value-type="float" office:value="7.300814" calcext:value-type="float">
            <text:p>7.300814</text:p>
          </table:table-cell>
          <table:table-cell office:value-type="float" office:value="7.553575" calcext:value-type="float">
            <text:p>7.553575</text:p>
          </table:table-cell>
          <table:table-cell office:value-type="float" office:value="8.023083" calcext:value-type="float">
            <text:p>8.023083</text:p>
          </table:table-cell>
          <table:table-cell office:value-type="float" office:value="8.882312" calcext:value-type="float">
            <text:p>8.882312</text:p>
          </table:table-cell>
          <table:table-cell office:value-type="float" office:value="9.404973" calcext:value-type="float">
            <text:p>9.404973</text:p>
          </table:table-cell>
          <table:table-cell office:value-type="float" office:value="0" calcext:value-type="float">
            <text:p>0</text:p>
          </table:table-cell>
          <table:table-cell office:value-type="float" office:value="146.7636" calcext:value-type="float">
            <text:p>146.7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1.657696" calcext:value-type="float">
            <text:p>1.657696</text:p>
          </table:table-cell>
          <table:table-cell office:value-type="float" office:value="135.9093" calcext:value-type="float">
            <text:p>135.9093</text:p>
          </table:table-cell>
          <table:table-cell office:value-type="float" office:value="5" calcext:value-type="float">
            <text:p>5</text:p>
          </table:table-cell>
          <table:table-cell office:value-type="float" office:value="-1.520697" calcext:value-type="float">
            <text:p>-1.520697</text:p>
          </table:table-cell>
          <table:table-cell office:value-type="float" office:value="31.31504" calcext:value-type="float">
            <text:p>31.31504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292" calcext:value-type="float">
            <text:p>0.000621292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014" calcext:value-type="float">
            <text:p>0.0790014</text:p>
          </table:table-cell>
          <table:table-cell office:value-type="float" office:value="1175.467" calcext:value-type="float">
            <text:p>1175.467</text:p>
          </table:table-cell>
          <table:table-cell office:value-type="float" office:value="1.391277" calcext:value-type="float">
            <text:p>1.391277</text:p>
          </table:table-cell>
          <table:table-cell office:value-type="float" office:value="0" calcext:value-type="float">
            <text:p>0</text:p>
          </table:table-cell>
          <table:table-cell office:value-type="float" office:value="0.02564233" calcext:value-type="float">
            <text:p>0.02564233</text:p>
          </table:table-cell>
          <table:table-cell office:value-type="float" office:value="0.09868039" calcext:value-type="float">
            <text:p>0.09868039</text:p>
          </table:table-cell>
          <table:table-cell office:value-type="float" office:value="0.03219043" calcext:value-type="float">
            <text:p>0.03219043</text:p>
          </table:table-cell>
          <table:table-cell office:value-type="float" office:value="0.0112657" calcext:value-type="float">
            <text:p>0.0112657</text:p>
          </table:table-cell>
          <table:table-cell office:value-type="float" office:value="0.01025682" calcext:value-type="float">
            <text:p>0.01025682</text:p>
          </table:table-cell>
          <table:table-cell office:value-type="float" office:value="0.00472796" calcext:value-type="float">
            <text:p>0.00472796</text:p>
          </table:table-cell>
          <table:table-cell office:value-type="float" office:value="0.004480283" calcext:value-type="float">
            <text:p>0.004480283</text:p>
          </table:table-cell>
          <table:table-cell office:value-type="float" office:value="0.007234833" calcext:value-type="float">
            <text:p>0.007234833</text:p>
          </table:table-cell>
          <table:table-cell office:value-type="float" office:value="0.0814415" calcext:value-type="float">
            <text:p>0.0814415</text:p>
          </table:table-cell>
          <table:table-cell office:value-type="float" office:value="0.08973521" calcext:value-type="float">
            <text:p>0.08973521</text:p>
          </table:table-cell>
          <table:table-cell office:value-type="float" office:value="0.139825" calcext:value-type="float">
            <text:p>0.139825</text:p>
          </table:table-cell>
          <table:table-cell office:value-type="float" office:value="0.1457868" calcext:value-type="float">
            <text:p>0.1457868</text:p>
          </table:table-cell>
          <table:table-cell office:value-type="float" office:value="0.1540757" calcext:value-type="float">
            <text:p>0.1540757</text:p>
          </table:table-cell>
          <table:table-cell office:value-type="float" office:value="0.159534" calcext:value-type="float">
            <text:p>0.159534</text:p>
          </table:table-cell>
          <table:table-cell office:value-type="float" office:value="0" calcext:value-type="float">
            <text:p>0</text:p>
          </table:table-cell>
          <table:table-cell office:value-type="float" office:value="40.06632" calcext:value-type="float">
            <text:p>40.06632</text:p>
          </table:table-cell>
          <table:table-cell office:value-type="float" office:value="39.1605" calcext:value-type="float">
            <text:p>39.1605</text:p>
          </table:table-cell>
          <table:table-cell office:value-type="float" office:value="25.22541" calcext:value-type="float">
            <text:p>25.22541</text:p>
          </table:table-cell>
          <table:table-cell office:value-type="float" office:value="6.343588" calcext:value-type="float">
            <text:p>6.343588</text:p>
          </table:table-cell>
          <table:table-cell office:value-type="float" office:value="4.66432" calcext:value-type="float">
            <text:p>4.66432</text:p>
          </table:table-cell>
          <table:table-cell office:value-type="float" office:value="1.884514" calcext:value-type="float">
            <text:p>1.884514</text:p>
          </table:table-cell>
          <table:table-cell office:value-type="float" office:value="1.852733" calcext:value-type="float">
            <text:p>1.852733</text:p>
          </table:table-cell>
          <table:table-cell office:value-type="float" office:value="4.136971" calcext:value-type="float">
            <text:p>4.136971</text:p>
          </table:table-cell>
          <table:table-cell office:value-type="float" office:value="6.974832" calcext:value-type="float">
            <text:p>6.974832</text:p>
          </table:table-cell>
          <table:table-cell office:value-type="float" office:value="7.296982" calcext:value-type="float">
            <text:p>7.296982</text:p>
          </table:table-cell>
          <table:table-cell office:value-type="float" office:value="7.560371" calcext:value-type="float">
            <text:p>7.560371</text:p>
          </table:table-cell>
          <table:table-cell office:value-type="float" office:value="8.029517" calcext:value-type="float">
            <text:p>8.029517</text:p>
          </table:table-cell>
          <table:table-cell office:value-type="float" office:value="8.887972" calcext:value-type="float">
            <text:p>8.887972</text:p>
          </table:table-cell>
          <table:table-cell office:value-type="float" office:value="9.410469" calcext:value-type="float">
            <text:p>9.410469</text:p>
          </table:table-cell>
          <table:table-cell office:value-type="float" office:value="0" calcext:value-type="float">
            <text:p>0</text:p>
          </table:table-cell>
          <table:table-cell office:value-type="float" office:value="146.4093" calcext:value-type="float">
            <text:p>146.4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1.647179" calcext:value-type="float">
            <text:p>1.647179</text:p>
          </table:table-cell>
          <table:table-cell office:value-type="float" office:value="135.9019" calcext:value-type="float">
            <text:p>135.9019</text:p>
          </table:table-cell>
          <table:table-cell office:value-type="float" office:value="5" calcext:value-type="float">
            <text:p>5</text:p>
          </table:table-cell>
          <table:table-cell office:value-type="float" office:value="-1.578781" calcext:value-type="float">
            <text:p>-1.578781</text:p>
          </table:table-cell>
          <table:table-cell office:value-type="float" office:value="31.31308" calcext:value-type="float">
            <text:p>31.31308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3143" calcext:value-type="float">
            <text:p>0.0006213143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1011" calcext:value-type="float">
            <text:p>0.07901011</text:p>
          </table:table-cell>
          <table:table-cell office:value-type="float" office:value="1175.428" calcext:value-type="float">
            <text:p>1175.428</text:p>
          </table:table-cell>
          <table:table-cell office:value-type="float" office:value="1.376001" calcext:value-type="float">
            <text:p>1.376001</text:p>
          </table:table-cell>
          <table:table-cell office:value-type="float" office:value="0" calcext:value-type="float">
            <text:p>0</text:p>
          </table:table-cell>
          <table:table-cell office:value-type="float" office:value="0.02649652" calcext:value-type="float">
            <text:p>0.02649652</text:p>
          </table:table-cell>
          <table:table-cell office:value-type="float" office:value="0.1013082" calcext:value-type="float">
            <text:p>0.1013082</text:p>
          </table:table-cell>
          <table:table-cell office:value-type="float" office:value="0.03457283" calcext:value-type="float">
            <text:p>0.03457283</text:p>
          </table:table-cell>
          <table:table-cell office:value-type="float" office:value="0.01219537" calcext:value-type="float">
            <text:p>0.01219537</text:p>
          </table:table-cell>
          <table:table-cell office:value-type="float" office:value="0.01146711" calcext:value-type="float">
            <text:p>0.01146711</text:p>
          </table:table-cell>
          <table:table-cell office:value-type="float" office:value="0.004837201" calcext:value-type="float">
            <text:p>0.004837201</text:p>
          </table:table-cell>
          <table:table-cell office:value-type="float" office:value="0.004509854" calcext:value-type="float">
            <text:p>0.004509854</text:p>
          </table:table-cell>
          <table:table-cell office:value-type="float" office:value="0.007230593" calcext:value-type="float">
            <text:p>0.007230593</text:p>
          </table:table-cell>
          <table:table-cell office:value-type="float" office:value="0.0784456" calcext:value-type="float">
            <text:p>0.0784456</text:p>
          </table:table-cell>
          <table:table-cell office:value-type="float" office:value="0.09268808" calcext:value-type="float">
            <text:p>0.09268808</text:p>
          </table:table-cell>
          <table:table-cell office:value-type="float" office:value="0.1268224" calcext:value-type="float">
            <text:p>0.1268224</text:p>
          </table:table-cell>
          <table:table-cell office:value-type="float" office:value="0.1458728" calcext:value-type="float">
            <text:p>0.1458728</text:p>
          </table:table-cell>
          <table:table-cell office:value-type="float" office:value="0.1541368" calcext:value-type="float">
            <text:p>0.1541368</text:p>
          </table:table-cell>
          <table:table-cell office:value-type="float" office:value="0.1595927" calcext:value-type="float">
            <text:p>0.1595927</text:p>
          </table:table-cell>
          <table:table-cell office:value-type="float" office:value="0" calcext:value-type="float">
            <text:p>0</text:p>
          </table:table-cell>
          <table:table-cell office:value-type="float" office:value="40.03736" calcext:value-type="float">
            <text:p>40.03736</text:p>
          </table:table-cell>
          <table:table-cell office:value-type="float" office:value="39.10294" calcext:value-type="float">
            <text:p>39.10294</text:p>
          </table:table-cell>
          <table:table-cell office:value-type="float" office:value="25.18557" calcext:value-type="float">
            <text:p>25.18557</text:p>
          </table:table-cell>
          <table:table-cell office:value-type="float" office:value="6.33462" calcext:value-type="float">
            <text:p>6.33462</text:p>
          </table:table-cell>
          <table:table-cell office:value-type="float" office:value="4.657913" calcext:value-type="float">
            <text:p>4.657913</text:p>
          </table:table-cell>
          <table:table-cell office:value-type="float" office:value="1.882177" calcext:value-type="float">
            <text:p>1.882177</text:p>
          </table:table-cell>
          <table:table-cell office:value-type="float" office:value="1.850055" calcext:value-type="float">
            <text:p>1.850055</text:p>
          </table:table-cell>
          <table:table-cell office:value-type="float" office:value="4.126952" calcext:value-type="float">
            <text:p>4.126952</text:p>
          </table:table-cell>
          <table:table-cell office:value-type="float" office:value="6.969912" calcext:value-type="float">
            <text:p>6.969912</text:p>
          </table:table-cell>
          <table:table-cell office:value-type="float" office:value="7.293224" calcext:value-type="float">
            <text:p>7.293224</text:p>
          </table:table-cell>
          <table:table-cell office:value-type="float" office:value="7.565654" calcext:value-type="float">
            <text:p>7.565654</text:p>
          </table:table-cell>
          <table:table-cell office:value-type="float" office:value="8.035951" calcext:value-type="float">
            <text:p>8.035951</text:p>
          </table:table-cell>
          <table:table-cell office:value-type="float" office:value="8.893631" calcext:value-type="float">
            <text:p>8.893631</text:p>
          </table:table-cell>
          <table:table-cell office:value-type="float" office:value="9.41597" calcext:value-type="float">
            <text:p>9.41597</text:p>
          </table:table-cell>
          <table:table-cell office:value-type="float" office:value="0" calcext:value-type="float">
            <text:p>0</text:p>
          </table:table-cell>
          <table:table-cell office:value-type="float" office:value="150.726" calcext:value-type="float">
            <text:p>150.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1.636089" calcext:value-type="float">
            <text:p>1.636089</text:p>
          </table:table-cell>
          <table:table-cell office:value-type="float" office:value="135.8938" calcext:value-type="float">
            <text:p>135.8938</text:p>
          </table:table-cell>
          <table:table-cell office:value-type="float" office:value="5" calcext:value-type="float">
            <text:p>5</text:p>
          </table:table-cell>
          <table:table-cell office:value-type="float" office:value="-1.640285" calcext:value-type="float">
            <text:p>-1.640285</text:p>
          </table:table-cell>
          <table:table-cell office:value-type="float" office:value="31.30982" calcext:value-type="float">
            <text:p>31.30982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3367" calcext:value-type="float">
            <text:p>0.000621336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012" calcext:value-type="float">
            <text:p>0.07902012</text:p>
          </table:table-cell>
          <table:table-cell office:value-type="float" office:value="1175.39" calcext:value-type="float">
            <text:p>1175.39</text:p>
          </table:table-cell>
          <table:table-cell office:value-type="float" office:value="1.357051" calcext:value-type="float">
            <text:p>1.357051</text:p>
          </table:table-cell>
          <table:table-cell office:value-type="float" office:value="0" calcext:value-type="float">
            <text:p>0</text:p>
          </table:table-cell>
          <table:table-cell office:value-type="float" office:value="0.02662491" calcext:value-type="float">
            <text:p>0.02662491</text:p>
          </table:table-cell>
          <table:table-cell office:value-type="float" office:value="0.1056502" calcext:value-type="float">
            <text:p>0.1056502</text:p>
          </table:table-cell>
          <table:table-cell office:value-type="float" office:value="0.03848216" calcext:value-type="float">
            <text:p>0.03848216</text:p>
          </table:table-cell>
          <table:table-cell office:value-type="float" office:value="0.01362726" calcext:value-type="float">
            <text:p>0.01362726</text:p>
          </table:table-cell>
          <table:table-cell office:value-type="float" office:value="0.01274159" calcext:value-type="float">
            <text:p>0.01274159</text:p>
          </table:table-cell>
          <table:table-cell office:value-type="float" office:value="0.005064786" calcext:value-type="float">
            <text:p>0.005064786</text:p>
          </table:table-cell>
          <table:table-cell office:value-type="float" office:value="0.004576795" calcext:value-type="float">
            <text:p>0.004576795</text:p>
          </table:table-cell>
          <table:table-cell office:value-type="float" office:value="0.007244947" calcext:value-type="float">
            <text:p>0.007244947</text:p>
          </table:table-cell>
          <table:table-cell office:value-type="float" office:value="0.07631824" calcext:value-type="float">
            <text:p>0.07631824</text:p>
          </table:table-cell>
          <table:table-cell office:value-type="float" office:value="0.09501614" calcext:value-type="float">
            <text:p>0.09501614</text:p>
          </table:table-cell>
          <table:table-cell office:value-type="float" office:value="0.1082233" calcext:value-type="float">
            <text:p>0.1082233</text:p>
          </table:table-cell>
          <table:table-cell office:value-type="float" office:value="0.1459569" calcext:value-type="float">
            <text:p>0.1459569</text:p>
          </table:table-cell>
          <table:table-cell office:value-type="float" office:value="0.1541983" calcext:value-type="float">
            <text:p>0.1541983</text:p>
          </table:table-cell>
          <table:table-cell office:value-type="float" office:value="0.1596515" calcext:value-type="float">
            <text:p>0.1596515</text:p>
          </table:table-cell>
          <table:table-cell office:value-type="float" office:value="0" calcext:value-type="float">
            <text:p>0</text:p>
          </table:table-cell>
          <table:table-cell office:value-type="float" office:value="40.0087" calcext:value-type="float">
            <text:p>40.0087</text:p>
          </table:table-cell>
          <table:table-cell office:value-type="float" office:value="39.04752" calcext:value-type="float">
            <text:p>39.04752</text:p>
          </table:table-cell>
          <table:table-cell office:value-type="float" office:value="25.14764" calcext:value-type="float">
            <text:p>25.14764</text:p>
          </table:table-cell>
          <table:table-cell office:value-type="float" office:value="6.326218" calcext:value-type="float">
            <text:p>6.326218</text:p>
          </table:table-cell>
          <table:table-cell office:value-type="float" office:value="4.652127" calcext:value-type="float">
            <text:p>4.652127</text:p>
          </table:table-cell>
          <table:table-cell office:value-type="float" office:value="1.87994" calcext:value-type="float">
            <text:p>1.87994</text:p>
          </table:table-cell>
          <table:table-cell office:value-type="float" office:value="1.847439" calcext:value-type="float">
            <text:p>1.847439</text:p>
          </table:table-cell>
          <table:table-cell office:value-type="float" office:value="4.117008" calcext:value-type="float">
            <text:p>4.117008</text:p>
          </table:table-cell>
          <table:table-cell office:value-type="float" office:value="6.964497" calcext:value-type="float">
            <text:p>6.964497</text:p>
          </table:table-cell>
          <table:table-cell office:value-type="float" office:value="7.29014" calcext:value-type="float">
            <text:p>7.29014</text:p>
          </table:table-cell>
          <table:table-cell office:value-type="float" office:value="7.566598" calcext:value-type="float">
            <text:p>7.566598</text:p>
          </table:table-cell>
          <table:table-cell office:value-type="float" office:value="8.042385" calcext:value-type="float">
            <text:p>8.042385</text:p>
          </table:table-cell>
          <table:table-cell office:value-type="float" office:value="8.899291" calcext:value-type="float">
            <text:p>8.899291</text:p>
          </table:table-cell>
          <table:table-cell office:value-type="float" office:value="9.421417" calcext:value-type="float">
            <text:p>9.421417</text:p>
          </table:table-cell>
          <table:table-cell office:value-type="float" office:value="0" calcext:value-type="float">
            <text:p>0</text:p>
          </table:table-cell>
          <table:table-cell office:value-type="float" office:value="131.1607" calcext:value-type="float">
            <text:p>131.1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1.625182" calcext:value-type="float">
            <text:p>1.625182</text:p>
          </table:table-cell>
          <table:table-cell office:value-type="float" office:value="135.8856" calcext:value-type="float">
            <text:p>135.8856</text:p>
          </table:table-cell>
          <table:table-cell office:value-type="float" office:value="5" calcext:value-type="float">
            <text:p>5</text:p>
          </table:table-cell>
          <table:table-cell office:value-type="float" office:value="-1.703111" calcext:value-type="float">
            <text:p>-1.703111</text:p>
          </table:table-cell>
          <table:table-cell office:value-type="float" office:value="31.30524" calcext:value-type="float">
            <text:p>31.30524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359" calcext:value-type="float">
            <text:p>0.000621359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3013" calcext:value-type="float">
            <text:p>0.07903013</text:p>
          </table:table-cell>
          <table:table-cell office:value-type="float" office:value="1175.351" calcext:value-type="float">
            <text:p>1175.351</text:p>
          </table:table-cell>
          <table:table-cell office:value-type="float" office:value="1.340692" calcext:value-type="float">
            <text:p>1.340692</text:p>
          </table:table-cell>
          <table:table-cell office:value-type="float" office:value="0" calcext:value-type="float">
            <text:p>0</text:p>
          </table:table-cell>
          <table:table-cell office:value-type="float" office:value="0.02425293" calcext:value-type="float">
            <text:p>0.02425293</text:p>
          </table:table-cell>
          <table:table-cell office:value-type="float" office:value="0.09987598" calcext:value-type="float">
            <text:p>0.09987598</text:p>
          </table:table-cell>
          <table:table-cell office:value-type="float" office:value="0.03456265" calcext:value-type="float">
            <text:p>0.03456265</text:p>
          </table:table-cell>
          <table:table-cell office:value-type="float" office:value="0.01258413" calcext:value-type="float">
            <text:p>0.01258413</text:p>
          </table:table-cell>
          <table:table-cell office:value-type="float" office:value="0.01213679" calcext:value-type="float">
            <text:p>0.01213679</text:p>
          </table:table-cell>
          <table:table-cell office:value-type="float" office:value="0.005149064" calcext:value-type="float">
            <text:p>0.005149064</text:p>
          </table:table-cell>
          <table:table-cell office:value-type="float" office:value="0.004618645" calcext:value-type="float">
            <text:p>0.004618645</text:p>
          </table:table-cell>
          <table:table-cell office:value-type="float" office:value="0.007265265" calcext:value-type="float">
            <text:p>0.007265265</text:p>
          </table:table-cell>
          <table:table-cell office:value-type="float" office:value="0.07507599" calcext:value-type="float">
            <text:p>0.07507599</text:p>
          </table:table-cell>
          <table:table-cell office:value-type="float" office:value="0.09618829" calcext:value-type="float">
            <text:p>0.09618829</text:p>
          </table:table-cell>
          <table:table-cell office:value-type="float" office:value="0.09569702" calcext:value-type="float">
            <text:p>0.09569702</text:p>
          </table:table-cell>
          <table:table-cell office:value-type="float" office:value="0.1460442" calcext:value-type="float">
            <text:p>0.1460442</text:p>
          </table:table-cell>
          <table:table-cell office:value-type="float" office:value="0.1542599" calcext:value-type="float">
            <text:p>0.1542599</text:p>
          </table:table-cell>
          <table:table-cell office:value-type="float" office:value="0.1597095" calcext:value-type="float">
            <text:p>0.1597095</text:p>
          </table:table-cell>
          <table:table-cell office:value-type="float" office:value="0" calcext:value-type="float">
            <text:p>0</text:p>
          </table:table-cell>
          <table:table-cell office:value-type="float" office:value="39.98096" calcext:value-type="float">
            <text:p>39.98096</text:p>
          </table:table-cell>
          <table:table-cell office:value-type="float" office:value="38.99191" calcext:value-type="float">
            <text:p>38.99191</text:p>
          </table:table-cell>
          <table:table-cell office:value-type="float" office:value="25.11025" calcext:value-type="float">
            <text:p>25.11025</text:p>
          </table:table-cell>
          <table:table-cell office:value-type="float" office:value="6.318016" calcext:value-type="float">
            <text:p>6.318016</text:p>
          </table:table-cell>
          <table:table-cell office:value-type="float" office:value="4.646612" calcext:value-type="float">
            <text:p>4.646612</text:p>
          </table:table-cell>
          <table:table-cell office:value-type="float" office:value="1.877822" calcext:value-type="float">
            <text:p>1.877822</text:p>
          </table:table-cell>
          <table:table-cell office:value-type="float" office:value="1.844888" calcext:value-type="float">
            <text:p>1.844888</text:p>
          </table:table-cell>
          <table:table-cell office:value-type="float" office:value="4.107148" calcext:value-type="float">
            <text:p>4.107148</text:p>
          </table:table-cell>
          <table:table-cell office:value-type="float" office:value="6.958768" calcext:value-type="float">
            <text:p>6.958768</text:p>
          </table:table-cell>
          <table:table-cell office:value-type="float" office:value="7.287432" calcext:value-type="float">
            <text:p>7.287432</text:p>
          </table:table-cell>
          <table:table-cell office:value-type="float" office:value="7.563785" calcext:value-type="float">
            <text:p>7.563785</text:p>
          </table:table-cell>
          <table:table-cell office:value-type="float" office:value="8.048819" calcext:value-type="float">
            <text:p>8.048819</text:p>
          </table:table-cell>
          <table:table-cell office:value-type="float" office:value="8.90495" calcext:value-type="float">
            <text:p>8.90495</text:p>
          </table:table-cell>
          <table:table-cell office:value-type="float" office:value="9.426847" calcext:value-type="float">
            <text:p>9.426847</text:p>
          </table:table-cell>
          <table:table-cell office:value-type="float" office:value="0" calcext:value-type="float">
            <text:p>0</text:p>
          </table:table-cell>
          <table:table-cell office:value-type="float" office:value="121.1526" calcext:value-type="float">
            <text:p>121.1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1.615914" calcext:value-type="float">
            <text:p>1.615914</text:p>
          </table:table-cell>
          <table:table-cell office:value-type="float" office:value="135.878" calcext:value-type="float">
            <text:p>135.878</text:p>
          </table:table-cell>
          <table:table-cell office:value-type="float" office:value="5" calcext:value-type="float">
            <text:p>5</text:p>
          </table:table-cell>
          <table:table-cell office:value-type="float" office:value="-1.764254" calcext:value-type="float">
            <text:p>-1.764254</text:p>
          </table:table-cell>
          <table:table-cell office:value-type="float" office:value="31.29976" calcext:value-type="float">
            <text:p>31.29976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3814" calcext:value-type="float">
            <text:p>0.0006213814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4015" calcext:value-type="float">
            <text:p>0.07904015</text:p>
          </table:table-cell>
          <table:table-cell office:value-type="float" office:value="1175.312" calcext:value-type="float">
            <text:p>1175.312</text:p>
          </table:table-cell>
          <table:table-cell office:value-type="float" office:value="1.328092" calcext:value-type="float">
            <text:p>1.328092</text:p>
          </table:table-cell>
          <table:table-cell office:value-type="float" office:value="0" calcext:value-type="float">
            <text:p>0</text:p>
          </table:table-cell>
          <table:table-cell office:value-type="float" office:value="0.0247473" calcext:value-type="float">
            <text:p>0.0247473</text:p>
          </table:table-cell>
          <table:table-cell office:value-type="float" office:value="0.1012668" calcext:value-type="float">
            <text:p>0.1012668</text:p>
          </table:table-cell>
          <table:table-cell office:value-type="float" office:value="0.03429883" calcext:value-type="float">
            <text:p>0.03429883</text:p>
          </table:table-cell>
          <table:table-cell office:value-type="float" office:value="0.01209355" calcext:value-type="float">
            <text:p>0.01209355</text:p>
          </table:table-cell>
          <table:table-cell office:value-type="float" office:value="0.01145153" calcext:value-type="float">
            <text:p>0.01145153</text:p>
          </table:table-cell>
          <table:table-cell office:value-type="float" office:value="0.00511926" calcext:value-type="float">
            <text:p>0.00511926</text:p>
          </table:table-cell>
          <table:table-cell office:value-type="float" office:value="0.004599299" calcext:value-type="float">
            <text:p>0.004599299</text:p>
          </table:table-cell>
          <table:table-cell office:value-type="float" office:value="0.007258327" calcext:value-type="float">
            <text:p>0.007258327</text:p>
          </table:table-cell>
          <table:table-cell office:value-type="float" office:value="0.07400716" calcext:value-type="float">
            <text:p>0.07400716</text:p>
          </table:table-cell>
          <table:table-cell office:value-type="float" office:value="0.09649768" calcext:value-type="float">
            <text:p>0.09649768</text:p>
          </table:table-cell>
          <table:table-cell office:value-type="float" office:value="0.09096345" calcext:value-type="float">
            <text:p>0.09096345</text:p>
          </table:table-cell>
          <table:table-cell office:value-type="float" office:value="0.1459238" calcext:value-type="float">
            <text:p>0.1459238</text:p>
          </table:table-cell>
          <table:table-cell office:value-type="float" office:value="0.1543217" calcext:value-type="float">
            <text:p>0.1543217</text:p>
          </table:table-cell>
          <table:table-cell office:value-type="float" office:value="0.1597675" calcext:value-type="float">
            <text:p>0.1597675</text:p>
          </table:table-cell>
          <table:table-cell office:value-type="float" office:value="0" calcext:value-type="float">
            <text:p>0</text:p>
          </table:table-cell>
          <table:table-cell office:value-type="float" office:value="39.94836" calcext:value-type="float">
            <text:p>39.94836</text:p>
          </table:table-cell>
          <table:table-cell office:value-type="float" office:value="38.93542" calcext:value-type="float">
            <text:p>38.93542</text:p>
          </table:table-cell>
          <table:table-cell office:value-type="float" office:value="25.07216" calcext:value-type="float">
            <text:p>25.07216</text:p>
          </table:table-cell>
          <table:table-cell office:value-type="float" office:value="6.309558" calcext:value-type="float">
            <text:p>6.309558</text:p>
          </table:table-cell>
          <table:table-cell office:value-type="float" office:value="4.640861" calcext:value-type="float">
            <text:p>4.640861</text:p>
          </table:table-cell>
          <table:table-cell office:value-type="float" office:value="1.875771" calcext:value-type="float">
            <text:p>1.875771</text:p>
          </table:table-cell>
          <table:table-cell office:value-type="float" office:value="1.842378" calcext:value-type="float">
            <text:p>1.842378</text:p>
          </table:table-cell>
          <table:table-cell office:value-type="float" office:value="4.097368" calcext:value-type="float">
            <text:p>4.097368</text:p>
          </table:table-cell>
          <table:table-cell office:value-type="float" office:value="6.952856" calcext:value-type="float">
            <text:p>6.952856</text:p>
          </table:table-cell>
          <table:table-cell office:value-type="float" office:value="7.284897" calcext:value-type="float">
            <text:p>7.284897</text:p>
          </table:table-cell>
          <table:table-cell office:value-type="float" office:value="7.558901" calcext:value-type="float">
            <text:p>7.558901</text:p>
          </table:table-cell>
          <table:table-cell office:value-type="float" office:value="8.05525" calcext:value-type="float">
            <text:p>8.05525</text:p>
          </table:table-cell>
          <table:table-cell office:value-type="float" office:value="8.910609" calcext:value-type="float">
            <text:p>8.910609</text:p>
          </table:table-cell>
          <table:table-cell office:value-type="float" office:value="9.432265" calcext:value-type="float">
            <text:p>9.432265</text:p>
          </table:table-cell>
          <table:table-cell office:value-type="float" office:value="0" calcext:value-type="float">
            <text:p>0</text:p>
          </table:table-cell>
          <table:table-cell office:value-type="float" office:value="109.9765" calcext:value-type="float">
            <text:p>109.9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1.609637" calcext:value-type="float">
            <text:p>1.609637</text:p>
          </table:table-cell>
          <table:table-cell office:value-type="float" office:value="135.8697" calcext:value-type="float">
            <text:p>135.8697</text:p>
          </table:table-cell>
          <table:table-cell office:value-type="float" office:value="5" calcext:value-type="float">
            <text:p>5</text:p>
          </table:table-cell>
          <table:table-cell office:value-type="float" office:value="-1.822699" calcext:value-type="float">
            <text:p>-1.822699</text:p>
          </table:table-cell>
          <table:table-cell office:value-type="float" office:value="31.29434" calcext:value-type="float">
            <text:p>31.29434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4037" calcext:value-type="float">
            <text:p>0.000621403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5016" calcext:value-type="float">
            <text:p>0.07905016</text:p>
          </table:table-cell>
          <table:table-cell office:value-type="float" office:value="1175.273" calcext:value-type="float">
            <text:p>1175.273</text:p>
          </table:table-cell>
          <table:table-cell office:value-type="float" office:value="1.311377" calcext:value-type="float">
            <text:p>1.311377</text:p>
          </table:table-cell>
          <table:table-cell office:value-type="float" office:value="0" calcext:value-type="float">
            <text:p>0</text:p>
          </table:table-cell>
          <table:table-cell office:value-type="float" office:value="0.02582585" calcext:value-type="float">
            <text:p>0.02582585</text:p>
          </table:table-cell>
          <table:table-cell office:value-type="float" office:value="0.1025546" calcext:value-type="float">
            <text:p>0.1025546</text:p>
          </table:table-cell>
          <table:table-cell office:value-type="float" office:value="0.03618547" calcext:value-type="float">
            <text:p>0.03618547</text:p>
          </table:table-cell>
          <table:table-cell office:value-type="float" office:value="0.01301143" calcext:value-type="float">
            <text:p>0.01301143</text:p>
          </table:table-cell>
          <table:table-cell office:value-type="float" office:value="0.01233985" calcext:value-type="float">
            <text:p>0.01233985</text:p>
          </table:table-cell>
          <table:table-cell office:value-type="float" office:value="0.005434466" calcext:value-type="float">
            <text:p>0.005434466</text:p>
          </table:table-cell>
          <table:table-cell office:value-type="float" office:value="0.004686999" calcext:value-type="float">
            <text:p>0.004686999</text:p>
          </table:table-cell>
          <table:table-cell office:value-type="float" office:value="0.007272764" calcext:value-type="float">
            <text:p>0.007272764</text:p>
          </table:table-cell>
          <table:table-cell office:value-type="float" office:value="0.07344811" calcext:value-type="float">
            <text:p>0.07344811</text:p>
          </table:table-cell>
          <table:table-cell office:value-type="float" office:value="0.09670468" calcext:value-type="float">
            <text:p>0.09670468</text:p>
          </table:table-cell>
          <table:table-cell office:value-type="float" office:value="0.09676097" calcext:value-type="float">
            <text:p>0.09676097</text:p>
          </table:table-cell>
          <table:table-cell office:value-type="float" office:value="0.14022" calcext:value-type="float">
            <text:p>0.14022</text:p>
          </table:table-cell>
          <table:table-cell office:value-type="float" office:value="0.154383" calcext:value-type="float">
            <text:p>0.154383</text:p>
          </table:table-cell>
          <table:table-cell office:value-type="float" office:value="0.1598255" calcext:value-type="float">
            <text:p>0.1598255</text:p>
          </table:table-cell>
          <table:table-cell office:value-type="float" office:value="0" calcext:value-type="float">
            <text:p>0</text:p>
          </table:table-cell>
          <table:table-cell office:value-type="float" office:value="39.92358" calcext:value-type="float">
            <text:p>39.92358</text:p>
          </table:table-cell>
          <table:table-cell office:value-type="float" office:value="38.88076" calcext:value-type="float">
            <text:p>38.88076</text:p>
          </table:table-cell>
          <table:table-cell office:value-type="float" office:value="25.03516" calcext:value-type="float">
            <text:p>25.03516</text:p>
          </table:table-cell>
          <table:table-cell office:value-type="float" office:value="6.301393" calcext:value-type="float">
            <text:p>6.301393</text:p>
          </table:table-cell>
          <table:table-cell office:value-type="float" office:value="4.635332" calcext:value-type="float">
            <text:p>4.635332</text:p>
          </table:table-cell>
          <table:table-cell office:value-type="float" office:value="1.873831" calcext:value-type="float">
            <text:p>1.873831</text:p>
          </table:table-cell>
          <table:table-cell office:value-type="float" office:value="1.839925" calcext:value-type="float">
            <text:p>1.839925</text:p>
          </table:table-cell>
          <table:table-cell office:value-type="float" office:value="4.087675" calcext:value-type="float">
            <text:p>4.087675</text:p>
          </table:table-cell>
          <table:table-cell office:value-type="float" office:value="6.946827" calcext:value-type="float">
            <text:p>6.946827</text:p>
          </table:table-cell>
          <table:table-cell office:value-type="float" office:value="7.282434" calcext:value-type="float">
            <text:p>7.282434</text:p>
          </table:table-cell>
          <table:table-cell office:value-type="float" office:value="7.554478" calcext:value-type="float">
            <text:p>7.554478</text:p>
          </table:table-cell>
          <table:table-cell office:value-type="float" office:value="8.061015" calcext:value-type="float">
            <text:p>8.061015</text:p>
          </table:table-cell>
          <table:table-cell office:value-type="float" office:value="8.916269" calcext:value-type="float">
            <text:p>8.916269</text:p>
          </table:table-cell>
          <table:table-cell office:value-type="float" office:value="9.437684" calcext:value-type="float">
            <text:p>9.437684</text:p>
          </table:table-cell>
          <table:table-cell office:value-type="float" office:value="0" calcext:value-type="float">
            <text:p>0</text:p>
          </table:table-cell>
          <table:table-cell office:value-type="float" office:value="52.65464" calcext:value-type="float">
            <text:p>52.65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1.600216" calcext:value-type="float">
            <text:p>1.600216</text:p>
          </table:table-cell>
          <table:table-cell office:value-type="float" office:value="135.8618" calcext:value-type="float">
            <text:p>135.8618</text:p>
          </table:table-cell>
          <table:table-cell office:value-type="float" office:value="5" calcext:value-type="float">
            <text:p>5</text:p>
          </table:table-cell>
          <table:table-cell office:value-type="float" office:value="-1.885882" calcext:value-type="float">
            <text:p>-1.885882</text:p>
          </table:table-cell>
          <table:table-cell office:value-type="float" office:value="31.28816" calcext:value-type="float">
            <text:p>31.28816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4261" calcext:value-type="float">
            <text:p>0.000621426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5919" calcext:value-type="float">
            <text:p>0.07905919</text:p>
          </table:table-cell>
          <table:table-cell office:value-type="float" office:value="1175.233" calcext:value-type="float">
            <text:p>1175.233</text:p>
          </table:table-cell>
          <table:table-cell office:value-type="float" office:value="1.29936" calcext:value-type="float">
            <text:p>1.29936</text:p>
          </table:table-cell>
          <table:table-cell office:value-type="float" office:value="0" calcext:value-type="float">
            <text:p>0</text:p>
          </table:table-cell>
          <table:table-cell office:value-type="float" office:value="0.02260968" calcext:value-type="float">
            <text:p>0.02260968</text:p>
          </table:table-cell>
          <table:table-cell office:value-type="float" office:value="0.09822443" calcext:value-type="float">
            <text:p>0.09822443</text:p>
          </table:table-cell>
          <table:table-cell office:value-type="float" office:value="0.03208889" calcext:value-type="float">
            <text:p>0.03208889</text:p>
          </table:table-cell>
          <table:table-cell office:value-type="float" office:value="0.01151793" calcext:value-type="float">
            <text:p>0.01151793</text:p>
          </table:table-cell>
          <table:table-cell office:value-type="float" office:value="0.01107873" calcext:value-type="float">
            <text:p>0.01107873</text:p>
          </table:table-cell>
          <table:table-cell office:value-type="float" office:value="0.00542508" calcext:value-type="float">
            <text:p>0.00542508</text:p>
          </table:table-cell>
          <table:table-cell office:value-type="float" office:value="0.004697962" calcext:value-type="float">
            <text:p>0.004697962</text:p>
          </table:table-cell>
          <table:table-cell office:value-type="float" office:value="0.007288123" calcext:value-type="float">
            <text:p>0.007288123</text:p>
          </table:table-cell>
          <table:table-cell office:value-type="float" office:value="0.0727188" calcext:value-type="float">
            <text:p>0.0727188</text:p>
          </table:table-cell>
          <table:table-cell office:value-type="float" office:value="0.09663818" calcext:value-type="float">
            <text:p>0.09663818</text:p>
          </table:table-cell>
          <table:table-cell office:value-type="float" office:value="0.1019668" calcext:value-type="float">
            <text:p>0.1019668</text:p>
          </table:table-cell>
          <table:table-cell office:value-type="float" office:value="0.130712" calcext:value-type="float">
            <text:p>0.130712</text:p>
          </table:table-cell>
          <table:table-cell office:value-type="float" office:value="0.1544446" calcext:value-type="float">
            <text:p>0.1544446</text:p>
          </table:table-cell>
          <table:table-cell office:value-type="float" office:value="0.1598834" calcext:value-type="float">
            <text:p>0.1598834</text:p>
          </table:table-cell>
          <table:table-cell office:value-type="float" office:value="0" calcext:value-type="float">
            <text:p>0</text:p>
          </table:table-cell>
          <table:table-cell office:value-type="float" office:value="39.89023" calcext:value-type="float">
            <text:p>39.89023</text:p>
          </table:table-cell>
          <table:table-cell office:value-type="float" office:value="38.82487" calcext:value-type="float">
            <text:p>38.82487</text:p>
          </table:table-cell>
          <table:table-cell office:value-type="float" office:value="24.99759" calcext:value-type="float">
            <text:p>24.99759</text:p>
          </table:table-cell>
          <table:table-cell office:value-type="float" office:value="6.293098" calcext:value-type="float">
            <text:p>6.293098</text:p>
          </table:table-cell>
          <table:table-cell office:value-type="float" office:value="4.629739" calcext:value-type="float">
            <text:p>4.629739</text:p>
          </table:table-cell>
          <table:table-cell office:value-type="float" office:value="1.871997" calcext:value-type="float">
            <text:p>1.871997</text:p>
          </table:table-cell>
          <table:table-cell office:value-type="float" office:value="1.837527" calcext:value-type="float">
            <text:p>1.837527</text:p>
          </table:table-cell>
          <table:table-cell office:value-type="float" office:value="4.078076" calcext:value-type="float">
            <text:p>4.078076</text:p>
          </table:table-cell>
          <table:table-cell office:value-type="float" office:value="6.940713" calcext:value-type="float">
            <text:p>6.940713</text:p>
          </table:table-cell>
          <table:table-cell office:value-type="float" office:value="7.279986" calcext:value-type="float">
            <text:p>7.279986</text:p>
          </table:table-cell>
          <table:table-cell office:value-type="float" office:value="7.551554" calcext:value-type="float">
            <text:p>7.551554</text:p>
          </table:table-cell>
          <table:table-cell office:value-type="float" office:value="8.064692" calcext:value-type="float">
            <text:p>8.064692</text:p>
          </table:table-cell>
          <table:table-cell office:value-type="float" office:value="8.921923" calcext:value-type="float">
            <text:p>8.921923</text:p>
          </table:table-cell>
          <table:table-cell office:value-type="float" office:value="9.443102" calcext:value-type="float">
            <text:p>9.443102</text:p>
          </table:table-cell>
          <table:table-cell office:value-type="float" office:value="0" calcext:value-type="float">
            <text:p>0</text:p>
          </table:table-cell>
          <table:table-cell office:value-type="float" office:value="49.23427" calcext:value-type="float">
            <text:p>49.23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1.591951" calcext:value-type="float">
            <text:p>1.591951</text:p>
          </table:table-cell>
          <table:table-cell office:value-type="float" office:value="135.8545" calcext:value-type="float">
            <text:p>135.8545</text:p>
          </table:table-cell>
          <table:table-cell office:value-type="float" office:value="5" calcext:value-type="float">
            <text:p>5</text:p>
          </table:table-cell>
          <table:table-cell office:value-type="float" office:value="-1.9494" calcext:value-type="float">
            <text:p>-1.9494</text:p>
          </table:table-cell>
          <table:table-cell office:value-type="float" office:value="31.28075" calcext:value-type="float">
            <text:p>31.28075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4484" calcext:value-type="float">
            <text:p>0.0006214484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6706" calcext:value-type="float">
            <text:p>0.07906706</text:p>
          </table:table-cell>
          <table:table-cell office:value-type="float" office:value="1175.193" calcext:value-type="float">
            <text:p>1175.193</text:p>
          </table:table-cell>
          <table:table-cell office:value-type="float" office:value="1.290269" calcext:value-type="float">
            <text:p>1.290269</text:p>
          </table:table-cell>
          <table:table-cell office:value-type="float" office:value="0" calcext:value-type="float">
            <text:p>0</text:p>
          </table:table-cell>
          <table:table-cell office:value-type="float" office:value="0.02216861" calcext:value-type="float">
            <text:p>0.02216861</text:p>
          </table:table-cell>
          <table:table-cell office:value-type="float" office:value="0.09750485" calcext:value-type="float">
            <text:p>0.09750485</text:p>
          </table:table-cell>
          <table:table-cell office:value-type="float" office:value="0.03068117" calcext:value-type="float">
            <text:p>0.03068117</text:p>
          </table:table-cell>
          <table:table-cell office:value-type="float" office:value="0.01085802" calcext:value-type="float">
            <text:p>0.01085802</text:p>
          </table:table-cell>
          <table:table-cell office:value-type="float" office:value="0.01034086" calcext:value-type="float">
            <text:p>0.01034086</text:p>
          </table:table-cell>
          <table:table-cell office:value-type="float" office:value="0.005354696" calcext:value-type="float">
            <text:p>0.005354696</text:p>
          </table:table-cell>
          <table:table-cell office:value-type="float" office:value="0.004668986" calcext:value-type="float">
            <text:p>0.004668986</text:p>
          </table:table-cell>
          <table:table-cell office:value-type="float" office:value="0.007280739" calcext:value-type="float">
            <text:p>0.007280739</text:p>
          </table:table-cell>
          <table:table-cell office:value-type="float" office:value="0.0714354" calcext:value-type="float">
            <text:p>0.0714354</text:p>
          </table:table-cell>
          <table:table-cell office:value-type="float" office:value="0.09596683" calcext:value-type="float">
            <text:p>0.09596683</text:p>
          </table:table-cell>
          <table:table-cell office:value-type="float" office:value="0.1039716" calcext:value-type="float">
            <text:p>0.1039716</text:p>
          </table:table-cell>
          <table:table-cell office:value-type="float" office:value="0.122042" calcext:value-type="float">
            <text:p>0.122042</text:p>
          </table:table-cell>
          <table:table-cell office:value-type="float" office:value="0.1545047" calcext:value-type="float">
            <text:p>0.1545047</text:p>
          </table:table-cell>
          <table:table-cell office:value-type="float" office:value="0.1599413" calcext:value-type="float">
            <text:p>0.1599413</text:p>
          </table:table-cell>
          <table:table-cell office:value-type="float" office:value="0" calcext:value-type="float">
            <text:p>0</text:p>
          </table:table-cell>
          <table:table-cell office:value-type="float" office:value="39.85283" calcext:value-type="float">
            <text:p>39.85283</text:p>
          </table:table-cell>
          <table:table-cell office:value-type="float" office:value="38.76805" calcext:value-type="float">
            <text:p>38.76805</text:p>
          </table:table-cell>
          <table:table-cell office:value-type="float" office:value="24.9591" calcext:value-type="float">
            <text:p>24.9591</text:p>
          </table:table-cell>
          <table:table-cell office:value-type="float" office:value="6.284483" calcext:value-type="float">
            <text:p>6.284483</text:p>
          </table:table-cell>
          <table:table-cell office:value-type="float" office:value="4.623826" calcext:value-type="float">
            <text:p>4.623826</text:p>
          </table:table-cell>
          <table:table-cell office:value-type="float" office:value="1.870202" calcext:value-type="float">
            <text:p>1.870202</text:p>
          </table:table-cell>
          <table:table-cell office:value-type="float" office:value="1.835169" calcext:value-type="float">
            <text:p>1.835169</text:p>
          </table:table-cell>
          <table:table-cell office:value-type="float" office:value="4.06856" calcext:value-type="float">
            <text:p>4.06856</text:p>
          </table:table-cell>
          <table:table-cell office:value-type="float" office:value="6.934434" calcext:value-type="float">
            <text:p>6.934434</text:p>
          </table:table-cell>
          <table:table-cell office:value-type="float" office:value="7.277467" calcext:value-type="float">
            <text:p>7.277467</text:p>
          </table:table-cell>
          <table:table-cell office:value-type="float" office:value="7.549481" calcext:value-type="float">
            <text:p>7.549481</text:p>
          </table:table-cell>
          <table:table-cell office:value-type="float" office:value="8.066104" calcext:value-type="float">
            <text:p>8.066104</text:p>
          </table:table-cell>
          <table:table-cell office:value-type="float" office:value="8.927505" calcext:value-type="float">
            <text:p>8.927505</text:p>
          </table:table-cell>
          <table:table-cell office:value-type="float" office:value="9.44852" calcext:value-type="float">
            <text:p>9.44852</text:p>
          </table:table-cell>
          <table:table-cell office:value-type="float" office:value="0" calcext:value-type="float">
            <text:p>0</text:p>
          </table:table-cell>
          <table:table-cell office:value-type="float" office:value="45.18008" calcext:value-type="float">
            <text:p>45.1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1.585487" calcext:value-type="float">
            <text:p>1.585487</text:p>
          </table:table-cell>
          <table:table-cell office:value-type="float" office:value="135.8471" calcext:value-type="float">
            <text:p>135.8471</text:p>
          </table:table-cell>
          <table:table-cell office:value-type="float" office:value="5" calcext:value-type="float">
            <text:p>5</text:p>
          </table:table-cell>
          <table:table-cell office:value-type="float" office:value="-2.01271" calcext:value-type="float">
            <text:p>-2.01271</text:p>
          </table:table-cell>
          <table:table-cell office:value-type="float" office:value="31.27225" calcext:value-type="float">
            <text:p>31.27225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4614" calcext:value-type="float">
            <text:p>0.0006214614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7324" calcext:value-type="float">
            <text:p>0.07907324</text:p>
          </table:table-cell>
          <table:table-cell office:value-type="float" office:value="1175.153" calcext:value-type="float">
            <text:p>1175.153</text:p>
          </table:table-cell>
          <table:table-cell office:value-type="float" office:value="1.280574" calcext:value-type="float">
            <text:p>1.280574</text:p>
          </table:table-cell>
          <table:table-cell office:value-type="float" office:value="0" calcext:value-type="float">
            <text:p>0</text:p>
          </table:table-cell>
          <table:table-cell office:value-type="float" office:value="0.02234819" calcext:value-type="float">
            <text:p>0.02234819</text:p>
          </table:table-cell>
          <table:table-cell office:value-type="float" office:value="0.09835526" calcext:value-type="float">
            <text:p>0.09835526</text:p>
          </table:table-cell>
          <table:table-cell office:value-type="float" office:value="0.03118771" calcext:value-type="float">
            <text:p>0.03118771</text:p>
          </table:table-cell>
          <table:table-cell office:value-type="float" office:value="0.01101296" calcext:value-type="float">
            <text:p>0.01101296</text:p>
          </table:table-cell>
          <table:table-cell office:value-type="float" office:value="0.01046993" calcext:value-type="float">
            <text:p>0.01046993</text:p>
          </table:table-cell>
          <table:table-cell office:value-type="float" office:value="0.005478005" calcext:value-type="float">
            <text:p>0.005478005</text:p>
          </table:table-cell>
          <table:table-cell office:value-type="float" office:value="0.004701884" calcext:value-type="float">
            <text:p>0.004701884</text:p>
          </table:table-cell>
          <table:table-cell office:value-type="float" office:value="0.007276847" calcext:value-type="float">
            <text:p>0.007276847</text:p>
          </table:table-cell>
          <table:table-cell office:value-type="float" office:value="0.06990648" calcext:value-type="float">
            <text:p>0.06990648</text:p>
          </table:table-cell>
          <table:table-cell office:value-type="float" office:value="0.09492171" calcext:value-type="float">
            <text:p>0.09492171</text:p>
          </table:table-cell>
          <table:table-cell office:value-type="float" office:value="0.1040322" calcext:value-type="float">
            <text:p>0.1040322</text:p>
          </table:table-cell>
          <table:table-cell office:value-type="float" office:value="0.115309" calcext:value-type="float">
            <text:p>0.115309</text:p>
          </table:table-cell>
          <table:table-cell office:value-type="float" office:value="0.1545633" calcext:value-type="float">
            <text:p>0.1545633</text:p>
          </table:table-cell>
          <table:table-cell office:value-type="float" office:value="0.1599992" calcext:value-type="float">
            <text:p>0.1599992</text:p>
          </table:table-cell>
          <table:table-cell office:value-type="float" office:value="0" calcext:value-type="float">
            <text:p>0</text:p>
          </table:table-cell>
          <table:table-cell office:value-type="float" office:value="39.81831" calcext:value-type="float">
            <text:p>39.81831</text:p>
          </table:table-cell>
          <table:table-cell office:value-type="float" office:value="38.71182" calcext:value-type="float">
            <text:p>38.71182</text:p>
          </table:table-cell>
          <table:table-cell office:value-type="float" office:value="24.92087" calcext:value-type="float">
            <text:p>24.92087</text:p>
          </table:table-cell>
          <table:table-cell office:value-type="float" office:value="6.275876" calcext:value-type="float">
            <text:p>6.275876</text:p>
          </table:table-cell>
          <table:table-cell office:value-type="float" office:value="4.617897" calcext:value-type="float">
            <text:p>4.617897</text:p>
          </table:table-cell>
          <table:table-cell office:value-type="float" office:value="1.868468" calcext:value-type="float">
            <text:p>1.868468</text:p>
          </table:table-cell>
          <table:table-cell office:value-type="float" office:value="1.832853" calcext:value-type="float">
            <text:p>1.832853</text:p>
          </table:table-cell>
          <table:table-cell office:value-type="float" office:value="4.059128" calcext:value-type="float">
            <text:p>4.059128</text:p>
          </table:table-cell>
          <table:table-cell office:value-type="float" office:value="6.9279" calcext:value-type="float">
            <text:p>6.9279</text:p>
          </table:table-cell>
          <table:table-cell office:value-type="float" office:value="7.27478" calcext:value-type="float">
            <text:p>7.27478</text:p>
          </table:table-cell>
          <table:table-cell office:value-type="float" office:value="7.547618" calcext:value-type="float">
            <text:p>7.547618</text:p>
          </table:table-cell>
          <table:table-cell office:value-type="float" office:value="8.065675" calcext:value-type="float">
            <text:p>8.065675</text:p>
          </table:table-cell>
          <table:table-cell office:value-type="float" office:value="8.933086" calcext:value-type="float">
            <text:p>8.933086</text:p>
          </table:table-cell>
          <table:table-cell office:value-type="float" office:value="9.453938" calcext:value-type="float">
            <text:p>9.453938</text:p>
          </table:table-cell>
          <table:table-cell office:value-type="float" office:value="0" calcext:value-type="float">
            <text:p>0</text:p>
          </table:table-cell>
          <table:table-cell office:value-type="float" office:value="36.29623" calcext:value-type="float">
            <text:p>36.29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1.578236" calcext:value-type="float">
            <text:p>1.578236</text:p>
          </table:table-cell>
          <table:table-cell office:value-type="float" office:value="135.8403" calcext:value-type="float">
            <text:p>135.8403</text:p>
          </table:table-cell>
          <table:table-cell office:value-type="float" office:value="5" calcext:value-type="float">
            <text:p>5</text:p>
          </table:table-cell>
          <table:table-cell office:value-type="float" office:value="-2.077345" calcext:value-type="float">
            <text:p>-2.077345</text:p>
          </table:table-cell>
          <table:table-cell office:value-type="float" office:value="31.26274" calcext:value-type="float">
            <text:p>31.26274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4725" calcext:value-type="float">
            <text:p>0.0006214725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7753" calcext:value-type="float">
            <text:p>0.07907753</text:p>
          </table:table-cell>
          <table:table-cell office:value-type="float" office:value="1175.113" calcext:value-type="float">
            <text:p>1175.113</text:p>
          </table:table-cell>
          <table:table-cell office:value-type="float" office:value="1.273864" calcext:value-type="float">
            <text:p>1.273864</text:p>
          </table:table-cell>
          <table:table-cell office:value-type="float" office:value="0" calcext:value-type="float">
            <text:p>0</text:p>
          </table:table-cell>
          <table:table-cell office:value-type="float" office:value="0.02151119" calcext:value-type="float">
            <text:p>0.02151119</text:p>
          </table:table-cell>
          <table:table-cell office:value-type="float" office:value="0.09424978" calcext:value-type="float">
            <text:p>0.09424978</text:p>
          </table:table-cell>
          <table:table-cell office:value-type="float" office:value="0.02690282" calcext:value-type="float">
            <text:p>0.02690282</text:p>
          </table:table-cell>
          <table:table-cell office:value-type="float" office:value="0.009631597" calcext:value-type="float">
            <text:p>0.009631597</text:p>
          </table:table-cell>
          <table:table-cell office:value-type="float" office:value="0.009238834" calcext:value-type="float">
            <text:p>0.009238834</text:p>
          </table:table-cell>
          <table:table-cell office:value-type="float" office:value="0.005266669" calcext:value-type="float">
            <text:p>0.005266669</text:p>
          </table:table-cell>
          <table:table-cell office:value-type="float" office:value="0.004650531" calcext:value-type="float">
            <text:p>0.004650531</text:p>
          </table:table-cell>
          <table:table-cell office:value-type="float" office:value="0.007273291" calcext:value-type="float">
            <text:p>0.007273291</text:p>
          </table:table-cell>
          <table:table-cell office:value-type="float" office:value="0.06925622" calcext:value-type="float">
            <text:p>0.06925622</text:p>
          </table:table-cell>
          <table:table-cell office:value-type="float" office:value="0.09454658" calcext:value-type="float">
            <text:p>0.09454658</text:p>
          </table:table-cell>
          <table:table-cell office:value-type="float" office:value="0.1040023" calcext:value-type="float">
            <text:p>0.1040023</text:p>
          </table:table-cell>
          <table:table-cell office:value-type="float" office:value="0.1106564" calcext:value-type="float">
            <text:p>0.1106564</text:p>
          </table:table-cell>
          <table:table-cell office:value-type="float" office:value="0.1546215" calcext:value-type="float">
            <text:p>0.1546215</text:p>
          </table:table-cell>
          <table:table-cell office:value-type="float" office:value="0.1600571" calcext:value-type="float">
            <text:p>0.1600571</text:p>
          </table:table-cell>
          <table:table-cell office:value-type="float" office:value="0" calcext:value-type="float">
            <text:p>0</text:p>
          </table:table-cell>
          <table:table-cell office:value-type="float" office:value="39.78075" calcext:value-type="float">
            <text:p>39.78075</text:p>
          </table:table-cell>
          <table:table-cell office:value-type="float" office:value="38.65464" calcext:value-type="float">
            <text:p>38.65464</text:p>
          </table:table-cell>
          <table:table-cell office:value-type="float" office:value="24.88189" calcext:value-type="float">
            <text:p>24.88189</text:p>
          </table:table-cell>
          <table:table-cell office:value-type="float" office:value="6.267072" calcext:value-type="float">
            <text:p>6.267072</text:p>
          </table:table-cell>
          <table:table-cell office:value-type="float" office:value="4.611851" calcext:value-type="float">
            <text:p>4.611851</text:p>
          </table:table-cell>
          <table:table-cell office:value-type="float" office:value="1.866784" calcext:value-type="float">
            <text:p>1.866784</text:p>
          </table:table-cell>
          <table:table-cell office:value-type="float" office:value="1.830581" calcext:value-type="float">
            <text:p>1.830581</text:p>
          </table:table-cell>
          <table:table-cell office:value-type="float" office:value="4.049777" calcext:value-type="float">
            <text:p>4.049777</text:p>
          </table:table-cell>
          <table:table-cell office:value-type="float" office:value="6.921193" calcext:value-type="float">
            <text:p>6.921193</text:p>
          </table:table-cell>
          <table:table-cell office:value-type="float" office:value="7.27196" calcext:value-type="float">
            <text:p>7.27196</text:p>
          </table:table-cell>
          <table:table-cell office:value-type="float" office:value="7.545747" calcext:value-type="float">
            <text:p>7.545747</text:p>
          </table:table-cell>
          <table:table-cell office:value-type="float" office:value="8.0639" calcext:value-type="float">
            <text:p>8.0639</text:p>
          </table:table-cell>
          <table:table-cell office:value-type="float" office:value="8.938669" calcext:value-type="float">
            <text:p>8.938669</text:p>
          </table:table-cell>
          <table:table-cell office:value-type="float" office:value="9.459355" calcext:value-type="float">
            <text:p>9.459355</text:p>
          </table:table-cell>
          <table:table-cell office:value-type="float" office:value="0" calcext:value-type="float">
            <text:p>0</text:p>
          </table:table-cell>
          <table:table-cell office:value-type="float" office:value="33.21051" calcext:value-type="float">
            <text:p>33.21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1.571888" calcext:value-type="float">
            <text:p>1.571888</text:p>
          </table:table-cell>
          <table:table-cell office:value-type="float" office:value="135.8342" calcext:value-type="float">
            <text:p>135.8342</text:p>
          </table:table-cell>
          <table:table-cell office:value-type="float" office:value="5" calcext:value-type="float">
            <text:p>5</text:p>
          </table:table-cell>
          <table:table-cell office:value-type="float" office:value="-2.141994" calcext:value-type="float">
            <text:p>-2.141994</text:p>
          </table:table-cell>
          <table:table-cell office:value-type="float" office:value="31.25241" calcext:value-type="float">
            <text:p>31.25241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4837" calcext:value-type="float">
            <text:p>0.000621483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8046" calcext:value-type="float">
            <text:p>0.07908046</text:p>
          </table:table-cell>
          <table:table-cell office:value-type="float" office:value="1175.071" calcext:value-type="float">
            <text:p>1175.071</text:p>
          </table:table-cell>
          <table:table-cell office:value-type="float" office:value="1.268304" calcext:value-type="float">
            <text:p>1.268304</text:p>
          </table:table-cell>
          <table:table-cell office:value-type="float" office:value="0" calcext:value-type="float">
            <text:p>0</text:p>
          </table:table-cell>
          <table:table-cell office:value-type="float" office:value="0.02104804" calcext:value-type="float">
            <text:p>0.02104804</text:p>
          </table:table-cell>
          <table:table-cell office:value-type="float" office:value="0.09271108" calcext:value-type="float">
            <text:p>0.09271108</text:p>
          </table:table-cell>
          <table:table-cell office:value-type="float" office:value="0.02525597" calcext:value-type="float">
            <text:p>0.02525597</text:p>
          </table:table-cell>
          <table:table-cell office:value-type="float" office:value="0.009082448" calcext:value-type="float">
            <text:p>0.009082448</text:p>
          </table:table-cell>
          <table:table-cell office:value-type="float" office:value="0.008717889" calcext:value-type="float">
            <text:p>0.008717889</text:p>
          </table:table-cell>
          <table:table-cell office:value-type="float" office:value="0.005142954" calcext:value-type="float">
            <text:p>0.005142954</text:p>
          </table:table-cell>
          <table:table-cell office:value-type="float" office:value="0.004604673" calcext:value-type="float">
            <text:p>0.004604673</text:p>
          </table:table-cell>
          <table:table-cell office:value-type="float" office:value="0.007241887" calcext:value-type="float">
            <text:p>0.007241887</text:p>
          </table:table-cell>
          <table:table-cell office:value-type="float" office:value="0.06734059" calcext:value-type="float">
            <text:p>0.06734059</text:p>
          </table:table-cell>
          <table:table-cell office:value-type="float" office:value="0.09314587" calcext:value-type="float">
            <text:p>0.09314587</text:p>
          </table:table-cell>
          <table:table-cell office:value-type="float" office:value="0.1028821" calcext:value-type="float">
            <text:p>0.1028821</text:p>
          </table:table-cell>
          <table:table-cell office:value-type="float" office:value="0.1067325" calcext:value-type="float">
            <text:p>0.1067325</text:p>
          </table:table-cell>
          <table:table-cell office:value-type="float" office:value="0.1546803" calcext:value-type="float">
            <text:p>0.1546803</text:p>
          </table:table-cell>
          <table:table-cell office:value-type="float" office:value="0.160115" calcext:value-type="float">
            <text:p>0.160115</text:p>
          </table:table-cell>
          <table:table-cell office:value-type="float" office:value="0" calcext:value-type="float">
            <text:p>0</text:p>
          </table:table-cell>
          <table:table-cell office:value-type="float" office:value="39.7436" calcext:value-type="float">
            <text:p>39.7436</text:p>
          </table:table-cell>
          <table:table-cell office:value-type="float" office:value="38.59707" calcext:value-type="float">
            <text:p>38.59707</text:p>
          </table:table-cell>
          <table:table-cell office:value-type="float" office:value="24.84217" calcext:value-type="float">
            <text:p>24.84217</text:p>
          </table:table-cell>
          <table:table-cell office:value-type="float" office:value="6.258064" calcext:value-type="float">
            <text:p>6.258064</text:p>
          </table:table-cell>
          <table:table-cell office:value-type="float" office:value="4.605579" calcext:value-type="float">
            <text:p>4.605579</text:p>
          </table:table-cell>
          <table:table-cell office:value-type="float" office:value="1.865104" calcext:value-type="float">
            <text:p>1.865104</text:p>
          </table:table-cell>
          <table:table-cell office:value-type="float" office:value="1.82834" calcext:value-type="float">
            <text:p>1.82834</text:p>
          </table:table-cell>
          <table:table-cell office:value-type="float" office:value="4.040503" calcext:value-type="float">
            <text:p>4.040503</text:p>
          </table:table-cell>
          <table:table-cell office:value-type="float" office:value="6.914282" calcext:value-type="float">
            <text:p>6.914282</text:p>
          </table:table-cell>
          <table:table-cell office:value-type="float" office:value="7.268976" calcext:value-type="float">
            <text:p>7.268976</text:p>
          </table:table-cell>
          <table:table-cell office:value-type="float" office:value="7.54377" calcext:value-type="float">
            <text:p>7.54377</text:p>
          </table:table-cell>
          <table:table-cell office:value-type="float" office:value="8.061153" calcext:value-type="float">
            <text:p>8.061153</text:p>
          </table:table-cell>
          <table:table-cell office:value-type="float" office:value="8.944251" calcext:value-type="float">
            <text:p>8.944251</text:p>
          </table:table-cell>
          <table:table-cell office:value-type="float" office:value="9.464763" calcext:value-type="float">
            <text:p>9.464763</text:p>
          </table:table-cell>
          <table:table-cell office:value-type="float" office:value="0" calcext:value-type="float">
            <text:p>0</text:p>
          </table:table-cell>
          <table:table-cell office:value-type="float" office:value="30.18578" calcext:value-type="float">
            <text:p>30.18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1.56586" calcext:value-type="float">
            <text:p>1.56586</text:p>
          </table:table-cell>
          <table:table-cell office:value-type="float" office:value="135.8283" calcext:value-type="float">
            <text:p>135.8283</text:p>
          </table:table-cell>
          <table:table-cell office:value-type="float" office:value="5" calcext:value-type="float">
            <text:p>5</text:p>
          </table:table-cell>
          <table:table-cell office:value-type="float" office:value="-2.207972" calcext:value-type="float">
            <text:p>-2.207972</text:p>
          </table:table-cell>
          <table:table-cell office:value-type="float" office:value="31.24093" calcext:value-type="float">
            <text:p>31.24093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4898" calcext:value-type="float">
            <text:p>0.0006214898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8235" calcext:value-type="float">
            <text:p>0.07908235</text:p>
          </table:table-cell>
          <table:table-cell office:value-type="float" office:value="1175.028" calcext:value-type="float">
            <text:p>1175.028</text:p>
          </table:table-cell>
          <table:table-cell office:value-type="float" office:value="1.263027" calcext:value-type="float">
            <text:p>1.263027</text:p>
          </table:table-cell>
          <table:table-cell office:value-type="float" office:value="0" calcext:value-type="float">
            <text:p>0</text:p>
          </table:table-cell>
          <table:table-cell office:value-type="float" office:value="0.02122709" calcext:value-type="float">
            <text:p>0.02122709</text:p>
          </table:table-cell>
          <table:table-cell office:value-type="float" office:value="0.09339483" calcext:value-type="float">
            <text:p>0.09339483</text:p>
          </table:table-cell>
          <table:table-cell office:value-type="float" office:value="0.02544398" calcext:value-type="float">
            <text:p>0.02544398</text:p>
          </table:table-cell>
          <table:table-cell office:value-type="float" office:value="0.009046814" calcext:value-type="float">
            <text:p>0.009046814</text:p>
          </table:table-cell>
          <table:table-cell office:value-type="float" office:value="0.008596226" calcext:value-type="float">
            <text:p>0.008596226</text:p>
          </table:table-cell>
          <table:table-cell office:value-type="float" office:value="0.005097455" calcext:value-type="float">
            <text:p>0.005097455</text:p>
          </table:table-cell>
          <table:table-cell office:value-type="float" office:value="0.004582725" calcext:value-type="float">
            <text:p>0.004582725</text:p>
          </table:table-cell>
          <table:table-cell office:value-type="float" office:value="0.007214912" calcext:value-type="float">
            <text:p>0.007214912</text:p>
          </table:table-cell>
          <table:table-cell office:value-type="float" office:value="0.06466546" calcext:value-type="float">
            <text:p>0.06466546</text:p>
          </table:table-cell>
          <table:table-cell office:value-type="float" office:value="0.090842" calcext:value-type="float">
            <text:p>0.090842</text:p>
          </table:table-cell>
          <table:table-cell office:value-type="float" office:value="0.100815" calcext:value-type="float">
            <text:p>0.100815</text:p>
          </table:table-cell>
          <table:table-cell office:value-type="float" office:value="0.1027406" calcext:value-type="float">
            <text:p>0.1027406</text:p>
          </table:table-cell>
          <table:table-cell office:value-type="float" office:value="0.1547392" calcext:value-type="float">
            <text:p>0.1547392</text:p>
          </table:table-cell>
          <table:table-cell office:value-type="float" office:value="0.1601729" calcext:value-type="float">
            <text:p>0.1601729</text:p>
          </table:table-cell>
          <table:table-cell office:value-type="float" office:value="0" calcext:value-type="float">
            <text:p>0</text:p>
          </table:table-cell>
          <table:table-cell office:value-type="float" office:value="39.70726" calcext:value-type="float">
            <text:p>39.70726</text:p>
          </table:table-cell>
          <table:table-cell office:value-type="float" office:value="38.53968" calcext:value-type="float">
            <text:p>38.53968</text:p>
          </table:table-cell>
          <table:table-cell office:value-type="float" office:value="24.80239" calcext:value-type="float">
            <text:p>24.80239</text:p>
          </table:table-cell>
          <table:table-cell office:value-type="float" office:value="6.248971" calcext:value-type="float">
            <text:p>6.248971</text:p>
          </table:table-cell>
          <table:table-cell office:value-type="float" office:value="4.599231" calcext:value-type="float">
            <text:p>4.599231</text:p>
          </table:table-cell>
          <table:table-cell office:value-type="float" office:value="1.863439" calcext:value-type="float">
            <text:p>1.863439</text:p>
          </table:table-cell>
          <table:table-cell office:value-type="float" office:value="1.826143" calcext:value-type="float">
            <text:p>1.826143</text:p>
          </table:table-cell>
          <table:table-cell office:value-type="float" office:value="4.0313" calcext:value-type="float">
            <text:p>4.0313</text:p>
          </table:table-cell>
          <table:table-cell office:value-type="float" office:value="6.906898" calcext:value-type="float">
            <text:p>6.906898</text:p>
          </table:table-cell>
          <table:table-cell office:value-type="float" office:value="7.265571" calcext:value-type="float">
            <text:p>7.265571</text:p>
          </table:table-cell>
          <table:table-cell office:value-type="float" office:value="7.541378" calcext:value-type="float">
            <text:p>7.541378</text:p>
          </table:table-cell>
          <table:table-cell office:value-type="float" office:value="8.057458" calcext:value-type="float">
            <text:p>8.057458</text:p>
          </table:table-cell>
          <table:table-cell office:value-type="float" office:value="8.949833" calcext:value-type="float">
            <text:p>8.949833</text:p>
          </table:table-cell>
          <table:table-cell office:value-type="float" office:value="9.470164" calcext:value-type="float">
            <text:p>9.470164</text:p>
          </table:table-cell>
          <table:table-cell office:value-type="float" office:value="0" calcext:value-type="float">
            <text:p>0</text:p>
          </table:table-cell>
          <table:table-cell office:value-type="float" office:value="28.15207" calcext:value-type="float">
            <text:p>28.15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1.55932" calcext:value-type="float">
            <text:p>1.55932</text:p>
          </table:table-cell>
          <table:table-cell office:value-type="float" office:value="135.8222" calcext:value-type="float">
            <text:p>135.8222</text:p>
          </table:table-cell>
          <table:table-cell office:value-type="float" office:value="5" calcext:value-type="float">
            <text:p>5</text:p>
          </table:table-cell>
          <table:table-cell office:value-type="float" office:value="-2.275548" calcext:value-type="float">
            <text:p>-2.275548</text:p>
          </table:table-cell>
          <table:table-cell office:value-type="float" office:value="31.22849" calcext:value-type="float">
            <text:p>31.22849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4954" calcext:value-type="float">
            <text:p>0.0006214954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8306" calcext:value-type="float">
            <text:p>0.07908306</text:p>
          </table:table-cell>
          <table:table-cell office:value-type="float" office:value="1174.986" calcext:value-type="float">
            <text:p>1174.986</text:p>
          </table:table-cell>
          <table:table-cell office:value-type="float" office:value="1.256839" calcext:value-type="float">
            <text:p>1.256839</text:p>
          </table:table-cell>
          <table:table-cell office:value-type="float" office:value="0" calcext:value-type="float">
            <text:p>0</text:p>
          </table:table-cell>
          <table:table-cell office:value-type="float" office:value="0.02492385" calcext:value-type="float">
            <text:p>0.02492385</text:p>
          </table:table-cell>
          <table:table-cell office:value-type="float" office:value="0.09679586" calcext:value-type="float">
            <text:p>0.09679586</text:p>
          </table:table-cell>
          <table:table-cell office:value-type="float" office:value="0.02785553" calcext:value-type="float">
            <text:p>0.02785553</text:p>
          </table:table-cell>
          <table:table-cell office:value-type="float" office:value="0.009688535" calcext:value-type="float">
            <text:p>0.009688535</text:p>
          </table:table-cell>
          <table:table-cell office:value-type="float" office:value="0.009093862" calcext:value-type="float">
            <text:p>0.009093862</text:p>
          </table:table-cell>
          <table:table-cell office:value-type="float" office:value="0.005285085" calcext:value-type="float">
            <text:p>0.005285085</text:p>
          </table:table-cell>
          <table:table-cell office:value-type="float" office:value="0.004630293" calcext:value-type="float">
            <text:p>0.004630293</text:p>
          </table:table-cell>
          <table:table-cell office:value-type="float" office:value="0.007205289" calcext:value-type="float">
            <text:p>0.007205289</text:p>
          </table:table-cell>
          <table:table-cell office:value-type="float" office:value="0.06275918" calcext:value-type="float">
            <text:p>0.06275918</text:p>
          </table:table-cell>
          <table:table-cell office:value-type="float" office:value="0.08913219" calcext:value-type="float">
            <text:p>0.08913219</text:p>
          </table:table-cell>
          <table:table-cell office:value-type="float" office:value="0.09919591" calcext:value-type="float">
            <text:p>0.09919591</text:p>
          </table:table-cell>
          <table:table-cell office:value-type="float" office:value="0.09972257" calcext:value-type="float">
            <text:p>0.09972257</text:p>
          </table:table-cell>
          <table:table-cell office:value-type="float" office:value="0.1547973" calcext:value-type="float">
            <text:p>0.1547973</text:p>
          </table:table-cell>
          <table:table-cell office:value-type="float" office:value="0.1602308" calcext:value-type="float">
            <text:p>0.1602308</text:p>
          </table:table-cell>
          <table:table-cell office:value-type="float" office:value="0" calcext:value-type="float">
            <text:p>0</text:p>
          </table:table-cell>
          <table:table-cell office:value-type="float" office:value="39.6759" calcext:value-type="float">
            <text:p>39.6759</text:p>
          </table:table-cell>
          <table:table-cell office:value-type="float" office:value="38.48322" calcext:value-type="float">
            <text:p>38.48322</text:p>
          </table:table-cell>
          <table:table-cell office:value-type="float" office:value="24.76312" calcext:value-type="float">
            <text:p>24.76312</text:p>
          </table:table-cell>
          <table:table-cell office:value-type="float" office:value="6.240006" calcext:value-type="float">
            <text:p>6.240006</text:p>
          </table:table-cell>
          <table:table-cell office:value-type="float" office:value="4.592974" calcext:value-type="float">
            <text:p>4.592974</text:p>
          </table:table-cell>
          <table:table-cell office:value-type="float" office:value="1.86182" calcext:value-type="float">
            <text:p>1.86182</text:p>
          </table:table-cell>
          <table:table-cell office:value-type="float" office:value="1.824005" calcext:value-type="float">
            <text:p>1.824005</text:p>
          </table:table-cell>
          <table:table-cell office:value-type="float" office:value="4.022179" calcext:value-type="float">
            <text:p>4.022179</text:p>
          </table:table-cell>
          <table:table-cell office:value-type="float" office:value="6.89909" calcext:value-type="float">
            <text:p>6.89909</text:p>
          </table:table-cell>
          <table:table-cell office:value-type="float" office:value="7.261742" calcext:value-type="float">
            <text:p>7.261742</text:p>
          </table:table-cell>
          <table:table-cell office:value-type="float" office:value="7.538545" calcext:value-type="float">
            <text:p>7.538545</text:p>
          </table:table-cell>
          <table:table-cell office:value-type="float" office:value="8.052908" calcext:value-type="float">
            <text:p>8.052908</text:p>
          </table:table-cell>
          <table:table-cell office:value-type="float" office:value="8.955415" calcext:value-type="float">
            <text:p>8.955415</text:p>
          </table:table-cell>
          <table:table-cell office:value-type="float" office:value="9.475566" calcext:value-type="float">
            <text:p>9.475566</text:p>
          </table:table-cell>
          <table:table-cell office:value-type="float" office:value="0" calcext:value-type="float">
            <text:p>0</text:p>
          </table:table-cell>
          <table:table-cell office:value-type="float" office:value="28.43584" calcext:value-type="float">
            <text:p>28.435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1.553709" calcext:value-type="float">
            <text:p>1.553709</text:p>
          </table:table-cell>
          <table:table-cell office:value-type="float" office:value="135.8153" calcext:value-type="float">
            <text:p>135.8153</text:p>
          </table:table-cell>
          <table:table-cell office:value-type="float" office:value="5" calcext:value-type="float">
            <text:p>5</text:p>
          </table:table-cell>
          <table:table-cell office:value-type="float" office:value="-2.337508" calcext:value-type="float">
            <text:p>-2.337508</text:p>
          </table:table-cell>
          <table:table-cell office:value-type="float" office:value="31.21548" calcext:value-type="float">
            <text:p>31.21548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1" calcext:value-type="float">
            <text:p>0.00062150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8229" calcext:value-type="float">
            <text:p>0.07908229</text:p>
          </table:table-cell>
          <table:table-cell office:value-type="float" office:value="1174.949" calcext:value-type="float">
            <text:p>1174.949</text:p>
          </table:table-cell>
          <table:table-cell office:value-type="float" office:value="1.2485" calcext:value-type="float">
            <text:p>1.2485</text:p>
          </table:table-cell>
          <table:table-cell office:value-type="float" office:value="0" calcext:value-type="float">
            <text:p>0</text:p>
          </table:table-cell>
          <table:table-cell office:value-type="float" office:value="0.02425437" calcext:value-type="float">
            <text:p>0.02425437</text:p>
          </table:table-cell>
          <table:table-cell office:value-type="float" office:value="0.03999882" calcext:value-type="float">
            <text:p>0.03999882</text:p>
          </table:table-cell>
          <table:table-cell office:value-type="float" office:value="0.03103567" calcext:value-type="float">
            <text:p>0.03103567</text:p>
          </table:table-cell>
          <table:table-cell office:value-type="float" office:value="0.01073791" calcext:value-type="float">
            <text:p>0.01073791</text:p>
          </table:table-cell>
          <table:table-cell office:value-type="float" office:value="0.01003142" calcext:value-type="float">
            <text:p>0.01003142</text:p>
          </table:table-cell>
          <table:table-cell office:value-type="float" office:value="0.005652754" calcext:value-type="float">
            <text:p>0.005652754</text:p>
          </table:table-cell>
          <table:table-cell office:value-type="float" office:value="0.004750481" calcext:value-type="float">
            <text:p>0.004750481</text:p>
          </table:table-cell>
          <table:table-cell office:value-type="float" office:value="0.007222892" calcext:value-type="float">
            <text:p>0.007222892</text:p>
          </table:table-cell>
          <table:table-cell office:value-type="float" office:value="0.0621085" calcext:value-type="float">
            <text:p>0.0621085</text:p>
          </table:table-cell>
          <table:table-cell office:value-type="float" office:value="0.0887463" calcext:value-type="float">
            <text:p>0.0887463</text:p>
          </table:table-cell>
          <table:table-cell office:value-type="float" office:value="0.09877996" calcext:value-type="float">
            <text:p>0.09877996</text:p>
          </table:table-cell>
          <table:table-cell office:value-type="float" office:value="0.09842693" calcext:value-type="float">
            <text:p>0.09842693</text:p>
          </table:table-cell>
          <table:table-cell office:value-type="float" office:value="0.1548552" calcext:value-type="float">
            <text:p>0.1548552</text:p>
          </table:table-cell>
          <table:table-cell office:value-type="float" office:value="0.1602887" calcext:value-type="float">
            <text:p>0.1602887</text:p>
          </table:table-cell>
          <table:table-cell office:value-type="float" office:value="0" calcext:value-type="float">
            <text:p>0</text:p>
          </table:table-cell>
          <table:table-cell office:value-type="float" office:value="39.64732" calcext:value-type="float">
            <text:p>39.64732</text:p>
          </table:table-cell>
          <table:table-cell office:value-type="float" office:value="38.42206" calcext:value-type="float">
            <text:p>38.42206</text:p>
          </table:table-cell>
          <table:table-cell office:value-type="float" office:value="24.72489" calcext:value-type="float">
            <text:p>24.72489</text:p>
          </table:table-cell>
          <table:table-cell office:value-type="float" office:value="6.231324" calcext:value-type="float">
            <text:p>6.231324</text:p>
          </table:table-cell>
          <table:table-cell office:value-type="float" office:value="4.586968" calcext:value-type="float">
            <text:p>4.586968</text:p>
          </table:table-cell>
          <table:table-cell office:value-type="float" office:value="1.860281" calcext:value-type="float">
            <text:p>1.860281</text:p>
          </table:table-cell>
          <table:table-cell office:value-type="float" office:value="1.821949" calcext:value-type="float">
            <text:p>1.821949</text:p>
          </table:table-cell>
          <table:table-cell office:value-type="float" office:value="4.013144" calcext:value-type="float">
            <text:p>4.013144</text:p>
          </table:table-cell>
          <table:table-cell office:value-type="float" office:value="6.891097" calcext:value-type="float">
            <text:p>6.891097</text:p>
          </table:table-cell>
          <table:table-cell office:value-type="float" office:value="7.257727" calcext:value-type="float">
            <text:p>7.257727</text:p>
          </table:table-cell>
          <table:table-cell office:value-type="float" office:value="7.535504" calcext:value-type="float">
            <text:p>7.535504</text:p>
          </table:table-cell>
          <table:table-cell office:value-type="float" office:value="8.047898" calcext:value-type="float">
            <text:p>8.047898</text:p>
          </table:table-cell>
          <table:table-cell office:value-type="float" office:value="8.960997" calcext:value-type="float">
            <text:p>8.960997</text:p>
          </table:table-cell>
          <table:table-cell office:value-type="float" office:value="9.480981" calcext:value-type="float">
            <text:p>9.480981</text:p>
          </table:table-cell>
          <table:table-cell office:value-type="float" office:value="0" calcext:value-type="float">
            <text:p>0</text:p>
          </table:table-cell>
          <table:table-cell office:value-type="float" office:value="27.38554" calcext:value-type="float">
            <text:p>27.38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1.552688" calcext:value-type="float">
            <text:p>1.552688</text:p>
          </table:table-cell>
          <table:table-cell office:value-type="float" office:value="135.8079" calcext:value-type="float">
            <text:p>135.8079</text:p>
          </table:table-cell>
          <table:table-cell office:value-type="float" office:value="5" calcext:value-type="float">
            <text:p>5</text:p>
          </table:table-cell>
          <table:table-cell office:value-type="float" office:value="-2.389566" calcext:value-type="float">
            <text:p>-2.389566</text:p>
          </table:table-cell>
          <table:table-cell office:value-type="float" office:value="31.20221" calcext:value-type="float">
            <text:p>31.20221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7987" calcext:value-type="float">
            <text:p>0.07907987</text:p>
          </table:table-cell>
          <table:table-cell office:value-type="float" office:value="1174.917" calcext:value-type="float">
            <text:p>1174.917</text:p>
          </table:table-cell>
          <table:table-cell office:value-type="float" office:value="1.238052" calcext:value-type="float">
            <text:p>1.238052</text:p>
          </table:table-cell>
          <table:table-cell office:value-type="float" office:value="0" calcext:value-type="float">
            <text:p>0</text:p>
          </table:table-cell>
          <table:table-cell office:value-type="float" office:value="0.02250657" calcext:value-type="float">
            <text:p>0.02250657</text:p>
          </table:table-cell>
          <table:table-cell office:value-type="float" office:value="0.04116637" calcext:value-type="float">
            <text:p>0.04116637</text:p>
          </table:table-cell>
          <table:table-cell office:value-type="float" office:value="0.03234743" calcext:value-type="float">
            <text:p>0.03234743</text:p>
          </table:table-cell>
          <table:table-cell office:value-type="float" office:value="0.01134314" calcext:value-type="float">
            <text:p>0.01134314</text:p>
          </table:table-cell>
          <table:table-cell office:value-type="float" office:value="0.01061893" calcext:value-type="float">
            <text:p>0.01061893</text:p>
          </table:table-cell>
          <table:table-cell office:value-type="float" office:value="0.005924149" calcext:value-type="float">
            <text:p>0.005924149</text:p>
          </table:table-cell>
          <table:table-cell office:value-type="float" office:value="0.00488763" calcext:value-type="float">
            <text:p>0.00488763</text:p>
          </table:table-cell>
          <table:table-cell office:value-type="float" office:value="0.007255477" calcext:value-type="float">
            <text:p>0.007255477</text:p>
          </table:table-cell>
          <table:table-cell office:value-type="float" office:value="0.06210575" calcext:value-type="float">
            <text:p>0.06210575</text:p>
          </table:table-cell>
          <table:table-cell office:value-type="float" office:value="0.08915172" calcext:value-type="float">
            <text:p>0.08915172</text:p>
          </table:table-cell>
          <table:table-cell office:value-type="float" office:value="0.09912737" calcext:value-type="float">
            <text:p>0.09912737</text:p>
          </table:table-cell>
          <table:table-cell office:value-type="float" office:value="0.09795798" calcext:value-type="float">
            <text:p>0.09795798</text:p>
          </table:table-cell>
          <table:table-cell office:value-type="float" office:value="0.1549129" calcext:value-type="float">
            <text:p>0.1549129</text:p>
          </table:table-cell>
          <table:table-cell office:value-type="float" office:value="0.1603462" calcext:value-type="float">
            <text:p>0.1603462</text:p>
          </table:table-cell>
          <table:table-cell office:value-type="float" office:value="0" calcext:value-type="float">
            <text:p>0</text:p>
          </table:table-cell>
          <table:table-cell office:value-type="float" office:value="39.61822" calcext:value-type="float">
            <text:p>39.61822</text:p>
          </table:table-cell>
          <table:table-cell office:value-type="float" office:value="38.35549" calcext:value-type="float">
            <text:p>38.35549</text:p>
          </table:table-cell>
          <table:table-cell office:value-type="float" office:value="24.68744" calcext:value-type="float">
            <text:p>24.68744</text:p>
          </table:table-cell>
          <table:table-cell office:value-type="float" office:value="6.222908" calcext:value-type="float">
            <text:p>6.222908</text:p>
          </table:table-cell>
          <table:table-cell office:value-type="float" office:value="4.581187" calcext:value-type="float">
            <text:p>4.581187</text:p>
          </table:table-cell>
          <table:table-cell office:value-type="float" office:value="1.858831" calcext:value-type="float">
            <text:p>1.858831</text:p>
          </table:table-cell>
          <table:table-cell office:value-type="float" office:value="1.819985" calcext:value-type="float">
            <text:p>1.819985</text:p>
          </table:table-cell>
          <table:table-cell office:value-type="float" office:value="4.0042" calcext:value-type="float">
            <text:p>4.0042</text:p>
          </table:table-cell>
          <table:table-cell office:value-type="float" office:value="6.883109" calcext:value-type="float">
            <text:p>6.883109</text:p>
          </table:table-cell>
          <table:table-cell office:value-type="float" office:value="7.253747" calcext:value-type="float">
            <text:p>7.253747</text:p>
          </table:table-cell>
          <table:table-cell office:value-type="float" office:value="7.532485" calcext:value-type="float">
            <text:p>7.532485</text:p>
          </table:table-cell>
          <table:table-cell office:value-type="float" office:value="8.042705" calcext:value-type="float">
            <text:p>8.042705</text:p>
          </table:table-cell>
          <table:table-cell office:value-type="float" office:value="8.966508" calcext:value-type="float">
            <text:p>8.966508</text:p>
          </table:table-cell>
          <table:table-cell office:value-type="float" office:value="9.486323" calcext:value-type="float">
            <text:p>9.486323</text:p>
          </table:table-cell>
          <table:table-cell office:value-type="float" office:value="0" calcext:value-type="float">
            <text:p>0</text:p>
          </table:table-cell>
          <table:table-cell office:value-type="float" office:value="21.28259" calcext:value-type="float">
            <text:p>21.28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1.546141" calcext:value-type="float">
            <text:p>1.546141</text:p>
          </table:table-cell>
          <table:table-cell office:value-type="float" office:value="135.8015" calcext:value-type="float">
            <text:p>135.8015</text:p>
          </table:table-cell>
          <table:table-cell office:value-type="float" office:value="5" calcext:value-type="float">
            <text:p>5</text:p>
          </table:table-cell>
          <table:table-cell office:value-type="float" office:value="-2.446331" calcext:value-type="float">
            <text:p>-2.446331</text:p>
          </table:table-cell>
          <table:table-cell office:value-type="float" office:value="31.18883" calcext:value-type="float">
            <text:p>31.18883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7539" calcext:value-type="float">
            <text:p>0.07907539</text:p>
          </table:table-cell>
          <table:table-cell office:value-type="float" office:value="1174.886" calcext:value-type="float">
            <text:p>1174.886</text:p>
          </table:table-cell>
          <table:table-cell office:value-type="float" office:value="1.23275" calcext:value-type="float">
            <text:p>1.23275</text:p>
          </table:table-cell>
          <table:table-cell office:value-type="float" office:value="0" calcext:value-type="float">
            <text:p>0</text:p>
          </table:table-cell>
          <table:table-cell office:value-type="float" office:value="0.02118687" calcext:value-type="float">
            <text:p>0.02118687</text:p>
          </table:table-cell>
          <table:table-cell office:value-type="float" office:value="0.03279326" calcext:value-type="float">
            <text:p>0.03279326</text:p>
          </table:table-cell>
          <table:table-cell office:value-type="float" office:value="0.02454078" calcext:value-type="float">
            <text:p>0.02454078</text:p>
          </table:table-cell>
          <table:table-cell office:value-type="float" office:value="0.008721083" calcext:value-type="float">
            <text:p>0.008721083</text:p>
          </table:table-cell>
          <table:table-cell office:value-type="float" office:value="0.00826395" calcext:value-type="float">
            <text:p>0.00826395</text:p>
          </table:table-cell>
          <table:table-cell office:value-type="float" office:value="0.005223289" calcext:value-type="float">
            <text:p>0.005223289</text:p>
          </table:table-cell>
          <table:table-cell office:value-type="float" office:value="0.004756411" calcext:value-type="float">
            <text:p>0.004756411</text:p>
          </table:table-cell>
          <table:table-cell office:value-type="float" office:value="0.007263464" calcext:value-type="float">
            <text:p>0.007263464</text:p>
          </table:table-cell>
          <table:table-cell office:value-type="float" office:value="0.06265957" calcext:value-type="float">
            <text:p>0.06265957</text:p>
          </table:table-cell>
          <table:table-cell office:value-type="float" office:value="0.09004171" calcext:value-type="float">
            <text:p>0.09004171</text:p>
          </table:table-cell>
          <table:table-cell office:value-type="float" office:value="0.09992897" calcext:value-type="float">
            <text:p>0.09992897</text:p>
          </table:table-cell>
          <table:table-cell office:value-type="float" office:value="0.0981223" calcext:value-type="float">
            <text:p>0.0981223</text:p>
          </table:table-cell>
          <table:table-cell office:value-type="float" office:value="0.1549709" calcext:value-type="float">
            <text:p>0.1549709</text:p>
          </table:table-cell>
          <table:table-cell office:value-type="float" office:value="0.1604036" calcext:value-type="float">
            <text:p>0.1604036</text:p>
          </table:table-cell>
          <table:table-cell office:value-type="float" office:value="0" calcext:value-type="float">
            <text:p>0</text:p>
          </table:table-cell>
          <table:table-cell office:value-type="float" office:value="39.57467" calcext:value-type="float">
            <text:p>39.57467</text:p>
          </table:table-cell>
          <table:table-cell office:value-type="float" office:value="38.28638" calcext:value-type="float">
            <text:p>38.28638</text:p>
          </table:table-cell>
          <table:table-cell office:value-type="float" office:value="24.64852" calcext:value-type="float">
            <text:p>24.64852</text:p>
          </table:table-cell>
          <table:table-cell office:value-type="float" office:value="6.214123" calcext:value-type="float">
            <text:p>6.214123</text:p>
          </table:table-cell>
          <table:table-cell office:value-type="float" office:value="4.575155" calcext:value-type="float">
            <text:p>4.575155</text:p>
          </table:table-cell>
          <table:table-cell office:value-type="float" office:value="1.857378" calcext:value-type="float">
            <text:p>1.857378</text:p>
          </table:table-cell>
          <table:table-cell office:value-type="float" office:value="1.818084" calcext:value-type="float">
            <text:p>1.818084</text:p>
          </table:table-cell>
          <table:table-cell office:value-type="float" office:value="3.99534" calcext:value-type="float">
            <text:p>3.99534</text:p>
          </table:table-cell>
          <table:table-cell office:value-type="float" office:value="6.875231" calcext:value-type="float">
            <text:p>6.875231</text:p>
          </table:table-cell>
          <table:table-cell office:value-type="float" office:value="7.249936" calcext:value-type="float">
            <text:p>7.249936</text:p>
          </table:table-cell>
          <table:table-cell office:value-type="float" office:value="7.529622" calcext:value-type="float">
            <text:p>7.529622</text:p>
          </table:table-cell>
          <table:table-cell office:value-type="float" office:value="8.037518" calcext:value-type="float">
            <text:p>8.037518</text:p>
          </table:table-cell>
          <table:table-cell office:value-type="float" office:value="8.972013" calcext:value-type="float">
            <text:p>8.972013</text:p>
          </table:table-cell>
          <table:table-cell office:value-type="float" office:value="9.491652" calcext:value-type="float">
            <text:p>9.491652</text:p>
          </table:table-cell>
          <table:table-cell office:value-type="float" office:value="0" calcext:value-type="float">
            <text:p>0</text:p>
          </table:table-cell>
          <table:table-cell office:value-type="float" office:value="19.2781" calcext:value-type="float">
            <text:p>19.2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1.539815" calcext:value-type="float">
            <text:p>1.539815</text:p>
          </table:table-cell>
          <table:table-cell office:value-type="float" office:value="135.7955" calcext:value-type="float">
            <text:p>135.7955</text:p>
          </table:table-cell>
          <table:table-cell office:value-type="float" office:value="5" calcext:value-type="float">
            <text:p>5</text:p>
          </table:table-cell>
          <table:table-cell office:value-type="float" office:value="-2.502862" calcext:value-type="float">
            <text:p>-2.502862</text:p>
          </table:table-cell>
          <table:table-cell office:value-type="float" office:value="31.17557" calcext:value-type="float">
            <text:p>31.17557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6894" calcext:value-type="float">
            <text:p>0.07906894</text:p>
          </table:table-cell>
          <table:table-cell office:value-type="float" office:value="1174.854" calcext:value-type="float">
            <text:p>1174.854</text:p>
          </table:table-cell>
          <table:table-cell office:value-type="float" office:value="1.227544" calcext:value-type="float">
            <text:p>1.227544</text:p>
          </table:table-cell>
          <table:table-cell office:value-type="float" office:value="0" calcext:value-type="float">
            <text:p>0</text:p>
          </table:table-cell>
          <table:table-cell office:value-type="float" office:value="0.02090262" calcext:value-type="float">
            <text:p>0.02090262</text:p>
          </table:table-cell>
          <table:table-cell office:value-type="float" office:value="0.03393733" calcext:value-type="float">
            <text:p>0.03393733</text:p>
          </table:table-cell>
          <table:table-cell office:value-type="float" office:value="0.02591216" calcext:value-type="float">
            <text:p>0.02591216</text:p>
          </table:table-cell>
          <table:table-cell office:value-type="float" office:value="0.009186522" calcext:value-type="float">
            <text:p>0.009186522</text:p>
          </table:table-cell>
          <table:table-cell office:value-type="float" office:value="0.00867408" calcext:value-type="float">
            <text:p>0.00867408</text:p>
          </table:table-cell>
          <table:table-cell office:value-type="float" office:value="0.005314818" calcext:value-type="float">
            <text:p>0.005314818</text:p>
          </table:table-cell>
          <table:table-cell office:value-type="float" office:value="0.004780505" calcext:value-type="float">
            <text:p>0.004780505</text:p>
          </table:table-cell>
          <table:table-cell office:value-type="float" office:value="0.007233059" calcext:value-type="float">
            <text:p>0.007233059</text:p>
          </table:table-cell>
          <table:table-cell office:value-type="float" office:value="0.06150607" calcext:value-type="float">
            <text:p>0.06150607</text:p>
          </table:table-cell>
          <table:table-cell office:value-type="float" office:value="0.08932262" calcext:value-type="float">
            <text:p>0.08932262</text:p>
          </table:table-cell>
          <table:table-cell office:value-type="float" office:value="0.09933634" calcext:value-type="float">
            <text:p>0.09933634</text:p>
          </table:table-cell>
          <table:table-cell office:value-type="float" office:value="0.09717414" calcext:value-type="float">
            <text:p>0.09717414</text:p>
          </table:table-cell>
          <table:table-cell office:value-type="float" office:value="0.1550291" calcext:value-type="float">
            <text:p>0.1550291</text:p>
          </table:table-cell>
          <table:table-cell office:value-type="float" office:value="0.1604607" calcext:value-type="float">
            <text:p>0.1604607</text:p>
          </table:table-cell>
          <table:table-cell office:value-type="float" office:value="0" calcext:value-type="float">
            <text:p>0</text:p>
          </table:table-cell>
          <table:table-cell office:value-type="float" office:value="39.5384" calcext:value-type="float">
            <text:p>39.5384</text:p>
          </table:table-cell>
          <table:table-cell office:value-type="float" office:value="38.21722" calcext:value-type="float">
            <text:p>38.21722</text:p>
          </table:table-cell>
          <table:table-cell office:value-type="float" office:value="24.60918" calcext:value-type="float">
            <text:p>24.60918</text:p>
          </table:table-cell>
          <table:table-cell office:value-type="float" office:value="6.205142" calcext:value-type="float">
            <text:p>6.205142</text:p>
          </table:table-cell>
          <table:table-cell office:value-type="float" office:value="4.568869" calcext:value-type="float">
            <text:p>4.568869</text:p>
          </table:table-cell>
          <table:table-cell office:value-type="float" office:value="1.855868" calcext:value-type="float">
            <text:p>1.855868</text:p>
          </table:table-cell>
          <table:table-cell office:value-type="float" office:value="1.816213" calcext:value-type="float">
            <text:p>1.816213</text:p>
          </table:table-cell>
          <table:table-cell office:value-type="float" office:value="3.986537" calcext:value-type="float">
            <text:p>3.986537</text:p>
          </table:table-cell>
          <table:table-cell office:value-type="float" office:value="6.867382" calcext:value-type="float">
            <text:p>6.867382</text:p>
          </table:table-cell>
          <table:table-cell office:value-type="float" office:value="7.246201" calcext:value-type="float">
            <text:p>7.246201</text:p>
          </table:table-cell>
          <table:table-cell office:value-type="float" office:value="7.526845" calcext:value-type="float">
            <text:p>7.526845</text:p>
          </table:table-cell>
          <table:table-cell office:value-type="float" office:value="8.032293" calcext:value-type="float">
            <text:p>8.032293</text:p>
          </table:table-cell>
          <table:table-cell office:value-type="float" office:value="8.977518" calcext:value-type="float">
            <text:p>8.977518</text:p>
          </table:table-cell>
          <table:table-cell office:value-type="float" office:value="9.496982" calcext:value-type="float">
            <text:p>9.496982</text:p>
          </table:table-cell>
          <table:table-cell office:value-type="float" office:value="0" calcext:value-type="float">
            <text:p>0</text:p>
          </table:table-cell>
          <table:table-cell office:value-type="float" office:value="18.99746" calcext:value-type="float">
            <text:p>18.99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1.533697" calcext:value-type="float">
            <text:p>1.533697</text:p>
          </table:table-cell>
          <table:table-cell office:value-type="float" office:value="135.7895" calcext:value-type="float">
            <text:p>135.7895</text:p>
          </table:table-cell>
          <table:table-cell office:value-type="float" office:value="5" calcext:value-type="float">
            <text:p>5</text:p>
          </table:table-cell>
          <table:table-cell office:value-type="float" office:value="-2.560341" calcext:value-type="float">
            <text:p>-2.560341</text:p>
          </table:table-cell>
          <table:table-cell office:value-type="float" office:value="31.16175" calcext:value-type="float">
            <text:p>31.16175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6038" calcext:value-type="float">
            <text:p>0.07906038</text:p>
          </table:table-cell>
          <table:table-cell office:value-type="float" office:value="1174.823" calcext:value-type="float">
            <text:p>1174.823</text:p>
          </table:table-cell>
          <table:table-cell office:value-type="float" office:value="1.222548" calcext:value-type="float">
            <text:p>1.222548</text:p>
          </table:table-cell>
          <table:table-cell office:value-type="float" office:value="0" calcext:value-type="float">
            <text:p>0</text:p>
          </table:table-cell>
          <table:table-cell office:value-type="float" office:value="0.02089616" calcext:value-type="float">
            <text:p>0.02089616</text:p>
          </table:table-cell>
          <table:table-cell office:value-type="float" office:value="0.03398741" calcext:value-type="float">
            <text:p>0.03398741</text:p>
          </table:table-cell>
          <table:table-cell office:value-type="float" office:value="0.0258243" calcext:value-type="float">
            <text:p>0.0258243</text:p>
          </table:table-cell>
          <table:table-cell office:value-type="float" office:value="0.00911556" calcext:value-type="float">
            <text:p>0.00911556</text:p>
          </table:table-cell>
          <table:table-cell office:value-type="float" office:value="0.008570575" calcext:value-type="float">
            <text:p>0.008570575</text:p>
          </table:table-cell>
          <table:table-cell office:value-type="float" office:value="0.00525237" calcext:value-type="float">
            <text:p>0.00525237</text:p>
          </table:table-cell>
          <table:table-cell office:value-type="float" office:value="0.004784739" calcext:value-type="float">
            <text:p>0.004784739</text:p>
          </table:table-cell>
          <table:table-cell office:value-type="float" office:value="0.007220552" calcext:value-type="float">
            <text:p>0.007220552</text:p>
          </table:table-cell>
          <table:table-cell office:value-type="float" office:value="0.05983733" calcext:value-type="float">
            <text:p>0.05983733</text:p>
          </table:table-cell>
          <table:table-cell office:value-type="float" office:value="0.08780045" calcext:value-type="float">
            <text:p>0.08780045</text:p>
          </table:table-cell>
          <table:table-cell office:value-type="float" office:value="0.0978587" calcext:value-type="float">
            <text:p>0.0978587</text:p>
          </table:table-cell>
          <table:table-cell office:value-type="float" office:value="0.09516709" calcext:value-type="float">
            <text:p>0.09516709</text:p>
          </table:table-cell>
          <table:table-cell office:value-type="float" office:value="0.1550871" calcext:value-type="float">
            <text:p>0.1550871</text:p>
          </table:table-cell>
          <table:table-cell office:value-type="float" office:value="0.1605179" calcext:value-type="float">
            <text:p>0.1605179</text:p>
          </table:table-cell>
          <table:table-cell office:value-type="float" office:value="0" calcext:value-type="float">
            <text:p>0</text:p>
          </table:table-cell>
          <table:table-cell office:value-type="float" office:value="39.50188" calcext:value-type="float">
            <text:p>39.50188</text:p>
          </table:table-cell>
          <table:table-cell office:value-type="float" office:value="38.14854" calcext:value-type="float">
            <text:p>38.14854</text:p>
          </table:table-cell>
          <table:table-cell office:value-type="float" office:value="24.56997" calcext:value-type="float">
            <text:p>24.56997</text:p>
          </table:table-cell>
          <table:table-cell office:value-type="float" office:value="6.196189" calcext:value-type="float">
            <text:p>6.196189</text:p>
          </table:table-cell>
          <table:table-cell office:value-type="float" office:value="4.562612" calcext:value-type="float">
            <text:p>4.562612</text:p>
          </table:table-cell>
          <table:table-cell office:value-type="float" office:value="1.854371" calcext:value-type="float">
            <text:p>1.854371</text:p>
          </table:table-cell>
          <table:table-cell office:value-type="float" office:value="1.814401" calcext:value-type="float">
            <text:p>1.814401</text:p>
          </table:table-cell>
          <table:table-cell office:value-type="float" office:value="3.977809" calcext:value-type="float">
            <text:p>3.977809</text:p>
          </table:table-cell>
          <table:table-cell office:value-type="float" office:value="6.859254" calcext:value-type="float">
            <text:p>6.859254</text:p>
          </table:table-cell>
          <table:table-cell office:value-type="float" office:value="7.242196" calcext:value-type="float">
            <text:p>7.242196</text:p>
          </table:table-cell>
          <table:table-cell office:value-type="float" office:value="7.523779" calcext:value-type="float">
            <text:p>7.523779</text:p>
          </table:table-cell>
          <table:table-cell office:value-type="float" office:value="8.026697" calcext:value-type="float">
            <text:p>8.026697</text:p>
          </table:table-cell>
          <table:table-cell office:value-type="float" office:value="8.983022" calcext:value-type="float">
            <text:p>8.983022</text:p>
          </table:table-cell>
          <table:table-cell office:value-type="float" office:value="9.502312" calcext:value-type="float">
            <text:p>9.502312</text:p>
          </table:table-cell>
          <table:table-cell office:value-type="float" office:value="0" calcext:value-type="float">
            <text:p>0</text:p>
          </table:table-cell>
          <table:table-cell office:value-type="float" office:value="18.463" calcext:value-type="float">
            <text:p>18.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1.527285" calcext:value-type="float">
            <text:p>1.527285</text:p>
          </table:table-cell>
          <table:table-cell office:value-type="float" office:value="135.7834" calcext:value-type="float">
            <text:p>135.7834</text:p>
          </table:table-cell>
          <table:table-cell office:value-type="float" office:value="5" calcext:value-type="float">
            <text:p>5</text:p>
          </table:table-cell>
          <table:table-cell office:value-type="float" office:value="-2.618606" calcext:value-type="float">
            <text:p>-2.618606</text:p>
          </table:table-cell>
          <table:table-cell office:value-type="float" office:value="31.14746" calcext:value-type="float">
            <text:p>31.14746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4962" calcext:value-type="float">
            <text:p>0.07904962</text:p>
          </table:table-cell>
          <table:table-cell office:value-type="float" office:value="1174.792" calcext:value-type="float">
            <text:p>1174.792</text:p>
          </table:table-cell>
          <table:table-cell office:value-type="float" office:value="1.217063" calcext:value-type="float">
            <text:p>1.217063</text:p>
          </table:table-cell>
          <table:table-cell office:value-type="float" office:value="0" calcext:value-type="float">
            <text:p>0</text:p>
          </table:table-cell>
          <table:table-cell office:value-type="float" office:value="0.02139964" calcext:value-type="float">
            <text:p>0.02139964</text:p>
          </table:table-cell>
          <table:table-cell office:value-type="float" office:value="0.0347253" calcext:value-type="float">
            <text:p>0.0347253</text:p>
          </table:table-cell>
          <table:table-cell office:value-type="float" office:value="0.02658208" calcext:value-type="float">
            <text:p>0.02658208</text:p>
          </table:table-cell>
          <table:table-cell office:value-type="float" office:value="0.009390823" calcext:value-type="float">
            <text:p>0.009390823</text:p>
          </table:table-cell>
          <table:table-cell office:value-type="float" office:value="0.00880752" calcext:value-type="float">
            <text:p>0.00880752</text:p>
          </table:table-cell>
          <table:table-cell office:value-type="float" office:value="0.005333296" calcext:value-type="float">
            <text:p>0.005333296</text:p>
          </table:table-cell>
          <table:table-cell office:value-type="float" office:value="0.004839614" calcext:value-type="float">
            <text:p>0.004839614</text:p>
          </table:table-cell>
          <table:table-cell office:value-type="float" office:value="0.007219314" calcext:value-type="float">
            <text:p>0.007219314</text:p>
          </table:table-cell>
          <table:table-cell office:value-type="float" office:value="0.0588819" calcext:value-type="float">
            <text:p>0.0588819</text:p>
          </table:table-cell>
          <table:table-cell office:value-type="float" office:value="0.08688837" calcext:value-type="float">
            <text:p>0.08688837</text:p>
          </table:table-cell>
          <table:table-cell office:value-type="float" office:value="0.09683978" calcext:value-type="float">
            <text:p>0.09683978</text:p>
          </table:table-cell>
          <table:table-cell office:value-type="float" office:value="0.09346101" calcext:value-type="float">
            <text:p>0.09346101</text:p>
          </table:table-cell>
          <table:table-cell office:value-type="float" office:value="0.1551447" calcext:value-type="float">
            <text:p>0.1551447</text:p>
          </table:table-cell>
          <table:table-cell office:value-type="float" office:value="0.160575" calcext:value-type="float">
            <text:p>0.160575</text:p>
          </table:table-cell>
          <table:table-cell office:value-type="float" office:value="0" calcext:value-type="float">
            <text:p>0</text:p>
          </table:table-cell>
          <table:table-cell office:value-type="float" office:value="39.46831" calcext:value-type="float">
            <text:p>39.46831</text:p>
          </table:table-cell>
          <table:table-cell office:value-type="float" office:value="38.08054" calcext:value-type="float">
            <text:p>38.08054</text:p>
          </table:table-cell>
          <table:table-cell office:value-type="float" office:value="24.53112" calcext:value-type="float">
            <text:p>24.53112</text:p>
          </table:table-cell>
          <table:table-cell office:value-type="float" office:value="6.187327" calcext:value-type="float">
            <text:p>6.187327</text:p>
          </table:table-cell>
          <table:table-cell office:value-type="float" office:value="4.556437" calcext:value-type="float">
            <text:p>4.556437</text:p>
          </table:table-cell>
          <table:table-cell office:value-type="float" office:value="1.852892" calcext:value-type="float">
            <text:p>1.852892</text:p>
          </table:table-cell>
          <table:table-cell office:value-type="float" office:value="1.812652" calcext:value-type="float">
            <text:p>1.812652</text:p>
          </table:table-cell>
          <table:table-cell office:value-type="float" office:value="3.969155" calcext:value-type="float">
            <text:p>3.969155</text:p>
          </table:table-cell>
          <table:table-cell office:value-type="float" office:value="6.850935" calcext:value-type="float">
            <text:p>6.850935</text:p>
          </table:table-cell>
          <table:table-cell office:value-type="float" office:value="7.237942" calcext:value-type="float">
            <text:p>7.237942</text:p>
          </table:table-cell>
          <table:table-cell office:value-type="float" office:value="7.52043" calcext:value-type="float">
            <text:p>7.52043</text:p>
          </table:table-cell>
          <table:table-cell office:value-type="float" office:value="8.020678" calcext:value-type="float">
            <text:p>8.020678</text:p>
          </table:table-cell>
          <table:table-cell office:value-type="float" office:value="8.988526" calcext:value-type="float">
            <text:p>8.988526</text:p>
          </table:table-cell>
          <table:table-cell office:value-type="float" office:value="9.507629" calcext:value-type="float">
            <text:p>9.507629</text:p>
          </table:table-cell>
          <table:table-cell office:value-type="float" office:value="0" calcext:value-type="float">
            <text:p>0</text:p>
          </table:table-cell>
          <table:table-cell office:value-type="float" office:value="18.66499" calcext:value-type="float">
            <text:p>18.66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1.521718" calcext:value-type="float">
            <text:p>1.521718</text:p>
          </table:table-cell>
          <table:table-cell office:value-type="float" office:value="135.7779" calcext:value-type="float">
            <text:p>135.7779</text:p>
          </table:table-cell>
          <table:table-cell office:value-type="float" office:value="5" calcext:value-type="float">
            <text:p>5</text:p>
          </table:table-cell>
          <table:table-cell office:value-type="float" office:value="-2.676621" calcext:value-type="float">
            <text:p>-2.676621</text:p>
          </table:table-cell>
          <table:table-cell office:value-type="float" office:value="31.13216" calcext:value-type="float">
            <text:p>31.13216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3648" calcext:value-type="float">
            <text:p>0.07903648</text:p>
          </table:table-cell>
          <table:table-cell office:value-type="float" office:value="1174.761" calcext:value-type="float">
            <text:p>1174.761</text:p>
          </table:table-cell>
          <table:table-cell office:value-type="float" office:value="1.213871" calcext:value-type="float">
            <text:p>1.213871</text:p>
          </table:table-cell>
          <table:table-cell office:value-type="float" office:value="0" calcext:value-type="float">
            <text:p>0</text:p>
          </table:table-cell>
          <table:table-cell office:value-type="float" office:value="0.023288" calcext:value-type="float">
            <text:p>0.023288</text:p>
          </table:table-cell>
          <table:table-cell office:value-type="float" office:value="0.0315457" calcext:value-type="float">
            <text:p>0.0315457</text:p>
          </table:table-cell>
          <table:table-cell office:value-type="float" office:value="0.02284626" calcext:value-type="float">
            <text:p>0.02284626</text:p>
          </table:table-cell>
          <table:table-cell office:value-type="float" office:value="0.008103481" calcext:value-type="float">
            <text:p>0.008103481</text:p>
          </table:table-cell>
          <table:table-cell office:value-type="float" office:value="0.007599836" calcext:value-type="float">
            <text:p>0.007599836</text:p>
          </table:table-cell>
          <table:table-cell office:value-type="float" office:value="0.004895374" calcext:value-type="float">
            <text:p>0.004895374</text:p>
          </table:table-cell>
          <table:table-cell office:value-type="float" office:value="0.004727878" calcext:value-type="float">
            <text:p>0.004727878</text:p>
          </table:table-cell>
          <table:table-cell office:value-type="float" office:value="0.007205345" calcext:value-type="float">
            <text:p>0.007205345</text:p>
          </table:table-cell>
          <table:table-cell office:value-type="float" office:value="0.0584672" calcext:value-type="float">
            <text:p>0.0584672</text:p>
          </table:table-cell>
          <table:table-cell office:value-type="float" office:value="0.08658008" calcext:value-type="float">
            <text:p>0.08658008</text:p>
          </table:table-cell>
          <table:table-cell office:value-type="float" office:value="0.09636428" calcext:value-type="float">
            <text:p>0.09636428</text:p>
          </table:table-cell>
          <table:table-cell office:value-type="float" office:value="0.09234572" calcext:value-type="float">
            <text:p>0.09234572</text:p>
          </table:table-cell>
          <table:table-cell office:value-type="float" office:value="0.1552024" calcext:value-type="float">
            <text:p>0.1552024</text:p>
          </table:table-cell>
          <table:table-cell office:value-type="float" office:value="0.1606321" calcext:value-type="float">
            <text:p>0.1606321</text:p>
          </table:table-cell>
          <table:table-cell office:value-type="float" office:value="0" calcext:value-type="float">
            <text:p>0</text:p>
          </table:table-cell>
          <table:table-cell office:value-type="float" office:value="39.37793" calcext:value-type="float">
            <text:p>39.37793</text:p>
          </table:table-cell>
          <table:table-cell office:value-type="float" office:value="38.01096" calcext:value-type="float">
            <text:p>38.01096</text:p>
          </table:table-cell>
          <table:table-cell office:value-type="float" office:value="24.49155" calcext:value-type="float">
            <text:p>24.49155</text:p>
          </table:table-cell>
          <table:table-cell office:value-type="float" office:value="6.178262" calcext:value-type="float">
            <text:p>6.178262</text:p>
          </table:table-cell>
          <table:table-cell office:value-type="float" office:value="4.550086" calcext:value-type="float">
            <text:p>4.550086</text:p>
          </table:table-cell>
          <table:table-cell office:value-type="float" office:value="1.8514" calcext:value-type="float">
            <text:p>1.8514</text:p>
          </table:table-cell>
          <table:table-cell office:value-type="float" office:value="1.810945" calcext:value-type="float">
            <text:p>1.810945</text:p>
          </table:table-cell>
          <table:table-cell office:value-type="float" office:value="3.960569" calcext:value-type="float">
            <text:p>3.960569</text:p>
          </table:table-cell>
          <table:table-cell office:value-type="float" office:value="6.842541" calcext:value-type="float">
            <text:p>6.842541</text:p>
          </table:table-cell>
          <table:table-cell office:value-type="float" office:value="7.233585" calcext:value-type="float">
            <text:p>7.233585</text:p>
          </table:table-cell>
          <table:table-cell office:value-type="float" office:value="7.516935" calcext:value-type="float">
            <text:p>7.516935</text:p>
          </table:table-cell>
          <table:table-cell office:value-type="float" office:value="8.014328" calcext:value-type="float">
            <text:p>8.014328</text:p>
          </table:table-cell>
          <table:table-cell office:value-type="float" office:value="8.994025" calcext:value-type="float">
            <text:p>8.994025</text:p>
          </table:table-cell>
          <table:table-cell office:value-type="float" office:value="9.512959" calcext:value-type="float">
            <text:p>9.512959</text:p>
          </table:table-cell>
          <table:table-cell office:value-type="float" office:value="0" calcext:value-type="float">
            <text:p>0</text:p>
          </table:table-cell>
          <table:table-cell office:value-type="float" office:value="16.84703" calcext:value-type="float">
            <text:p>16.84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1.516085" calcext:value-type="float">
            <text:p>1.516085</text:p>
          </table:table-cell>
          <table:table-cell office:value-type="float" office:value="135.7726" calcext:value-type="float">
            <text:p>135.7726</text:p>
          </table:table-cell>
          <table:table-cell office:value-type="float" office:value="5" calcext:value-type="float">
            <text:p>5</text:p>
          </table:table-cell>
          <table:table-cell office:value-type="float" office:value="-2.734632" calcext:value-type="float">
            <text:p>-2.734632</text:p>
          </table:table-cell>
          <table:table-cell office:value-type="float" office:value="31.11695" calcext:value-type="float">
            <text:p>31.11695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729" calcext:value-type="float">
            <text:p>1174.729</text:p>
          </table:table-cell>
          <table:table-cell office:value-type="float" office:value="1.209991" calcext:value-type="float">
            <text:p>1.209991</text:p>
          </table:table-cell>
          <table:table-cell office:value-type="float" office:value="0" calcext:value-type="float">
            <text:p>0</text:p>
          </table:table-cell>
          <table:table-cell office:value-type="float" office:value="0.02226968" calcext:value-type="float">
            <text:p>0.02226968</text:p>
          </table:table-cell>
          <table:table-cell office:value-type="float" office:value="0.03328699" calcext:value-type="float">
            <text:p>0.03328699</text:p>
          </table:table-cell>
          <table:table-cell office:value-type="float" office:value="0.02478811" calcext:value-type="float">
            <text:p>0.02478811</text:p>
          </table:table-cell>
          <table:table-cell office:value-type="float" office:value="0.008634238" calcext:value-type="float">
            <text:p>0.008634238</text:p>
          </table:table-cell>
          <table:table-cell office:value-type="float" office:value="0.008008875" calcext:value-type="float">
            <text:p>0.008008875</text:p>
          </table:table-cell>
          <table:table-cell office:value-type="float" office:value="0.004969092" calcext:value-type="float">
            <text:p>0.004969092</text:p>
          </table:table-cell>
          <table:table-cell office:value-type="float" office:value="0.004741165" calcext:value-type="float">
            <text:p>0.004741165</text:p>
          </table:table-cell>
          <table:table-cell office:value-type="float" office:value="0.007180029" calcext:value-type="float">
            <text:p>0.007180029</text:p>
          </table:table-cell>
          <table:table-cell office:value-type="float" office:value="0.05724755" calcext:value-type="float">
            <text:p>0.05724755</text:p>
          </table:table-cell>
          <table:table-cell office:value-type="float" office:value="0.08551779" calcext:value-type="float">
            <text:p>0.08551779</text:p>
          </table:table-cell>
          <table:table-cell office:value-type="float" office:value="0.09523337" calcext:value-type="float">
            <text:p>0.09523337</text:p>
          </table:table-cell>
          <table:table-cell office:value-type="float" office:value="0.09065073" calcext:value-type="float">
            <text:p>0.09065073</text:p>
          </table:table-cell>
          <table:table-cell office:value-type="float" office:value="0.1552597" calcext:value-type="float">
            <text:p>0.1552597</text:p>
          </table:table-cell>
          <table:table-cell office:value-type="float" office:value="0.1606892" calcext:value-type="float">
            <text:p>0.1606892</text:p>
          </table:table-cell>
          <table:table-cell office:value-type="float" office:value="0" calcext:value-type="float">
            <text:p>0</text:p>
          </table:table-cell>
          <table:table-cell office:value-type="float" office:value="39.32987" calcext:value-type="float">
            <text:p>39.32987</text:p>
          </table:table-cell>
          <table:table-cell office:value-type="float" office:value="37.94177" calcext:value-type="float">
            <text:p>37.94177</text:p>
          </table:table-cell>
          <table:table-cell office:value-type="float" office:value="24.45195" calcext:value-type="float">
            <text:p>24.45195</text:p>
          </table:table-cell>
          <table:table-cell office:value-type="float" office:value="6.169123" calcext:value-type="float">
            <text:p>6.169123</text:p>
          </table:table-cell>
          <table:table-cell office:value-type="float" office:value="4.543675" calcext:value-type="float">
            <text:p>4.543675</text:p>
          </table:table-cell>
          <table:table-cell office:value-type="float" office:value="1.849877" calcext:value-type="float">
            <text:p>1.849877</text:p>
          </table:table-cell>
          <table:table-cell office:value-type="float" office:value="1.809258" calcext:value-type="float">
            <text:p>1.809258</text:p>
          </table:table-cell>
          <table:table-cell office:value-type="float" office:value="3.952039" calcext:value-type="float">
            <text:p>3.952039</text:p>
          </table:table-cell>
          <table:table-cell office:value-type="float" office:value="6.834043" calcext:value-type="float">
            <text:p>6.834043</text:p>
          </table:table-cell>
          <table:table-cell office:value-type="float" office:value="7.229138" calcext:value-type="float">
            <text:p>7.229138</text:p>
          </table:table-cell>
          <table:table-cell office:value-type="float" office:value="7.513278" calcext:value-type="float">
            <text:p>7.513278</text:p>
          </table:table-cell>
          <table:table-cell office:value-type="float" office:value="8.007692" calcext:value-type="float">
            <text:p>8.007692</text:p>
          </table:table-cell>
          <table:table-cell office:value-type="float" office:value="8.999453" calcext:value-type="float">
            <text:p>8.999453</text:p>
          </table:table-cell>
          <table:table-cell office:value-type="float" office:value="9.51829" calcext:value-type="float">
            <text:p>9.51829</text:p>
          </table:table-cell>
          <table:table-cell office:value-type="float" office:value="0" calcext:value-type="float">
            <text:p>0</text:p>
          </table:table-cell>
          <table:table-cell office:value-type="float" office:value="16.71938" calcext:value-type="float">
            <text:p>16.71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1.510126" calcext:value-type="float">
            <text:p>1.510126</text:p>
          </table:table-cell>
          <table:table-cell office:value-type="float" office:value="135.7671" calcext:value-type="float">
            <text:p>135.7671</text:p>
          </table:table-cell>
          <table:table-cell office:value-type="float" office:value="5" calcext:value-type="float">
            <text:p>5</text:p>
          </table:table-cell>
          <table:table-cell office:value-type="float" office:value="-2.793217" calcext:value-type="float">
            <text:p>-2.793217</text:p>
          </table:table-cell>
          <table:table-cell office:value-type="float" office:value="31.10155" calcext:value-type="float">
            <text:p>31.10155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698" calcext:value-type="float">
            <text:p>1174.698</text:p>
          </table:table-cell>
          <table:table-cell office:value-type="float" office:value="1.205309" calcext:value-type="float">
            <text:p>1.205309</text:p>
          </table:table-cell>
          <table:table-cell office:value-type="float" office:value="0" calcext:value-type="float">
            <text:p>0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3304249" calcext:value-type="float">
            <text:p>0.03304249</text:p>
          </table:table-cell>
          <table:table-cell office:value-type="float" office:value="0.02504597" calcext:value-type="float">
            <text:p>0.02504597</text:p>
          </table:table-cell>
          <table:table-cell office:value-type="float" office:value="0.008831079" calcext:value-type="float">
            <text:p>0.008831079</text:p>
          </table:table-cell>
          <table:table-cell office:value-type="float" office:value="0.008239375" calcext:value-type="float">
            <text:p>0.008239375</text:p>
          </table:table-cell>
          <table:table-cell office:value-type="float" office:value="0.005068785" calcext:value-type="float">
            <text:p>0.005068785</text:p>
          </table:table-cell>
          <table:table-cell office:value-type="float" office:value="0.004797694" calcext:value-type="float">
            <text:p>0.004797694</text:p>
          </table:table-cell>
          <table:table-cell office:value-type="float" office:value="0.007182375" calcext:value-type="float">
            <text:p>0.007182375</text:p>
          </table:table-cell>
          <table:table-cell office:value-type="float" office:value="0.05683545" calcext:value-type="float">
            <text:p>0.05683545</text:p>
          </table:table-cell>
          <table:table-cell office:value-type="float" office:value="0.0851175" calcext:value-type="float">
            <text:p>0.0851175</text:p>
          </table:table-cell>
          <table:table-cell office:value-type="float" office:value="0.09458885" calcext:value-type="float">
            <text:p>0.09458885</text:p>
          </table:table-cell>
          <table:table-cell office:value-type="float" office:value="0.08940879" calcext:value-type="float">
            <text:p>0.08940879</text:p>
          </table:table-cell>
          <table:table-cell office:value-type="float" office:value="0.155316" calcext:value-type="float">
            <text:p>0.155316</text:p>
          </table:table-cell>
          <table:table-cell office:value-type="float" office:value="0.1607463" calcext:value-type="float">
            <text:p>0.1607463</text:p>
          </table:table-cell>
          <table:table-cell office:value-type="float" office:value="0" calcext:value-type="float">
            <text:p>0</text:p>
          </table:table-cell>
          <table:table-cell office:value-type="float" office:value="39.29493" calcext:value-type="float">
            <text:p>39.29493</text:p>
          </table:table-cell>
          <table:table-cell office:value-type="float" office:value="37.87387" calcext:value-type="float">
            <text:p>37.87387</text:p>
          </table:table-cell>
          <table:table-cell office:value-type="float" office:value="24.41295" calcext:value-type="float">
            <text:p>24.41295</text:p>
          </table:table-cell>
          <table:table-cell office:value-type="float" office:value="6.160165" calcext:value-type="float">
            <text:p>6.160165</text:p>
          </table:table-cell>
          <table:table-cell office:value-type="float" office:value="4.537392" calcext:value-type="float">
            <text:p>4.537392</text:p>
          </table:table-cell>
          <table:table-cell office:value-type="float" office:value="1.848383" calcext:value-type="float">
            <text:p>1.848383</text:p>
          </table:table-cell>
          <table:table-cell office:value-type="float" office:value="1.807619" calcext:value-type="float">
            <text:p>1.807619</text:p>
          </table:table-cell>
          <table:table-cell office:value-type="float" office:value="3.943588" calcext:value-type="float">
            <text:p>3.943588</text:p>
          </table:table-cell>
          <table:table-cell office:value-type="float" office:value="6.825427" calcext:value-type="float">
            <text:p>6.825427</text:p>
          </table:table-cell>
          <table:table-cell office:value-type="float" office:value="7.224518" calcext:value-type="float">
            <text:p>7.224518</text:p>
          </table:table-cell>
          <table:table-cell office:value-type="float" office:value="7.50941" calcext:value-type="float">
            <text:p>7.50941</text:p>
          </table:table-cell>
          <table:table-cell office:value-type="float" office:value="8.000707" calcext:value-type="float">
            <text:p>8.000707</text:p>
          </table:table-cell>
          <table:table-cell office:value-type="float" office:value="9.004879" calcext:value-type="float">
            <text:p>9.004879</text:p>
          </table:table-cell>
          <table:table-cell office:value-type="float" office:value="9.523607" calcext:value-type="float">
            <text:p>9.523607</text:p>
          </table:table-cell>
          <table:table-cell office:value-type="float" office:value="0" calcext:value-type="float">
            <text:p>0</text:p>
          </table:table-cell>
          <table:table-cell office:value-type="float" office:value="17.09231" calcext:value-type="float">
            <text:p>17.0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1.504221" calcext:value-type="float">
            <text:p>1.504221</text:p>
          </table:table-cell>
          <table:table-cell office:value-type="float" office:value="135.7616" calcext:value-type="float">
            <text:p>135.7616</text:p>
          </table:table-cell>
          <table:table-cell office:value-type="float" office:value="5" calcext:value-type="float">
            <text:p>5</text:p>
          </table:table-cell>
          <table:table-cell office:value-type="float" office:value="-2.851559" calcext:value-type="float">
            <text:p>-2.851559</text:p>
          </table:table-cell>
          <table:table-cell office:value-type="float" office:value="31.08615" calcext:value-type="float">
            <text:p>31.08615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667" calcext:value-type="float">
            <text:p>1174.667</text:p>
          </table:table-cell>
          <table:table-cell office:value-type="float" office:value="1.200425" calcext:value-type="float">
            <text:p>1.200425</text:p>
          </table:table-cell>
          <table:table-cell office:value-type="float" office:value="0" calcext:value-type="float">
            <text:p>0</text:p>
          </table:table-cell>
          <table:table-cell office:value-type="float" office:value="0.0221198" calcext:value-type="float">
            <text:p>0.0221198</text:p>
          </table:table-cell>
          <table:table-cell office:value-type="float" office:value="0.0332698" calcext:value-type="float">
            <text:p>0.0332698</text:p>
          </table:table-cell>
          <table:table-cell office:value-type="float" office:value="0.02526207" calcext:value-type="float">
            <text:p>0.02526207</text:p>
          </table:table-cell>
          <table:table-cell office:value-type="float" office:value="0.008924612" calcext:value-type="float">
            <text:p>0.008924612</text:p>
          </table:table-cell>
          <table:table-cell office:value-type="float" office:value="0.008322801" calcext:value-type="float">
            <text:p>0.008322801</text:p>
          </table:table-cell>
          <table:table-cell office:value-type="float" office:value="0.005093872" calcext:value-type="float">
            <text:p>0.005093872</text:p>
          </table:table-cell>
          <table:table-cell office:value-type="float" office:value="0.004833044" calcext:value-type="float">
            <text:p>0.004833044</text:p>
          </table:table-cell>
          <table:table-cell office:value-type="float" office:value="0.007184666" calcext:value-type="float">
            <text:p>0.007184666</text:p>
          </table:table-cell>
          <table:table-cell office:value-type="float" office:value="0.05665724" calcext:value-type="float">
            <text:p>0.05665724</text:p>
          </table:table-cell>
          <table:table-cell office:value-type="float" office:value="0.08513787" calcext:value-type="float">
            <text:p>0.08513787</text:p>
          </table:table-cell>
          <table:table-cell office:value-type="float" office:value="0.09434656" calcext:value-type="float">
            <text:p>0.09434656</text:p>
          </table:table-cell>
          <table:table-cell office:value-type="float" office:value="0.08866772" calcext:value-type="float">
            <text:p>0.08866772</text:p>
          </table:table-cell>
          <table:table-cell office:value-type="float" office:value="0.1553773" calcext:value-type="float">
            <text:p>0.1553773</text:p>
          </table:table-cell>
          <table:table-cell office:value-type="float" office:value="0.1608034" calcext:value-type="float">
            <text:p>0.1608034</text:p>
          </table:table-cell>
          <table:table-cell office:value-type="float" office:value="0" calcext:value-type="float">
            <text:p>0</text:p>
          </table:table-cell>
          <table:table-cell office:value-type="float" office:value="39.26149" calcext:value-type="float">
            <text:p>39.26149</text:p>
          </table:table-cell>
          <table:table-cell office:value-type="float" office:value="37.80645" calcext:value-type="float">
            <text:p>37.80645</text:p>
          </table:table-cell>
          <table:table-cell office:value-type="float" office:value="24.3742" calcext:value-type="float">
            <text:p>24.3742</text:p>
          </table:table-cell>
          <table:table-cell office:value-type="float" office:value="6.151258" calcext:value-type="float">
            <text:p>6.151258</text:p>
          </table:table-cell>
          <table:table-cell office:value-type="float" office:value="4.531182" calcext:value-type="float">
            <text:p>4.531182</text:p>
          </table:table-cell>
          <table:table-cell office:value-type="float" office:value="1.846901" calcext:value-type="float">
            <text:p>1.846901</text:p>
          </table:table-cell>
          <table:table-cell office:value-type="float" office:value="1.806024" calcext:value-type="float">
            <text:p>1.806024</text:p>
          </table:table-cell>
          <table:table-cell office:value-type="float" office:value="3.935214" calcext:value-type="float">
            <text:p>3.935214</text:p>
          </table:table-cell>
          <table:table-cell office:value-type="float" office:value="6.816843" calcext:value-type="float">
            <text:p>6.816843</text:p>
          </table:table-cell>
          <table:table-cell office:value-type="float" office:value="7.219921" calcext:value-type="float">
            <text:p>7.219921</text:p>
          </table:table-cell>
          <table:table-cell office:value-type="float" office:value="7.505476" calcext:value-type="float">
            <text:p>7.505476</text:p>
          </table:table-cell>
          <table:table-cell office:value-type="float" office:value="7.993547" calcext:value-type="float">
            <text:p>7.993547</text:p>
          </table:table-cell>
          <table:table-cell office:value-type="float" office:value="9.010306" calcext:value-type="float">
            <text:p>9.010306</text:p>
          </table:table-cell>
          <table:table-cell office:value-type="float" office:value="9.528937" calcext:value-type="float">
            <text:p>9.528937</text:p>
          </table:table-cell>
          <table:table-cell office:value-type="float" office:value="0" calcext:value-type="float">
            <text:p>0</text:p>
          </table:table-cell>
          <table:table-cell office:value-type="float" office:value="17.49115" calcext:value-type="float">
            <text:p>17.49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1.498572" calcext:value-type="float">
            <text:p>1.498572</text:p>
          </table:table-cell>
          <table:table-cell office:value-type="float" office:value="135.7562" calcext:value-type="float">
            <text:p>135.7562</text:p>
          </table:table-cell>
          <table:table-cell office:value-type="float" office:value="5" calcext:value-type="float">
            <text:p>5</text:p>
          </table:table-cell>
          <table:table-cell office:value-type="float" office:value="-2.909583" calcext:value-type="float">
            <text:p>-2.909583</text:p>
          </table:table-cell>
          <table:table-cell office:value-type="float" office:value="31.07064" calcext:value-type="float">
            <text:p>31.07064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636" calcext:value-type="float">
            <text:p>1174.636</text:p>
          </table:table-cell>
          <table:table-cell office:value-type="float" office:value="1.196211" calcext:value-type="float">
            <text:p>1.196211</text:p>
          </table:table-cell>
          <table:table-cell office:value-type="float" office:value="0" calcext:value-type="float">
            <text:p>0</text:p>
          </table:table-cell>
          <table:table-cell office:value-type="float" office:value="0.02163404" calcext:value-type="float">
            <text:p>0.02163404</text:p>
          </table:table-cell>
          <table:table-cell office:value-type="float" office:value="0.03297335" calcext:value-type="float">
            <text:p>0.03297335</text:p>
          </table:table-cell>
          <table:table-cell office:value-type="float" office:value="0.02462792" calcext:value-type="float">
            <text:p>0.02462792</text:p>
          </table:table-cell>
          <table:table-cell office:value-type="float" office:value="0.008626354" calcext:value-type="float">
            <text:p>0.008626354</text:p>
          </table:table-cell>
          <table:table-cell office:value-type="float" office:value="0.007993151" calcext:value-type="float">
            <text:p>0.007993151</text:p>
          </table:table-cell>
          <table:table-cell office:value-type="float" office:value="0.004957968" calcext:value-type="float">
            <text:p>0.004957968</text:p>
          </table:table-cell>
          <table:table-cell office:value-type="float" office:value="0.004803271" calcext:value-type="float">
            <text:p>0.004803271</text:p>
          </table:table-cell>
          <table:table-cell office:value-type="float" office:value="0.007183256" calcext:value-type="float">
            <text:p>0.007183256</text:p>
          </table:table-cell>
          <table:table-cell office:value-type="float" office:value="0.05645966" calcext:value-type="float">
            <text:p>0.05645966</text:p>
          </table:table-cell>
          <table:table-cell office:value-type="float" office:value="0.08515422" calcext:value-type="float">
            <text:p>0.08515422</text:p>
          </table:table-cell>
          <table:table-cell office:value-type="float" office:value="0.09409095" calcext:value-type="float">
            <text:p>0.09409095</text:p>
          </table:table-cell>
          <table:table-cell office:value-type="float" office:value="0.08805992" calcext:value-type="float">
            <text:p>0.08805992</text:p>
          </table:table-cell>
          <table:table-cell office:value-type="float" office:value="0.155436" calcext:value-type="float">
            <text:p>0.155436</text:p>
          </table:table-cell>
          <table:table-cell office:value-type="float" office:value="0.1608605" calcext:value-type="float">
            <text:p>0.1608605</text:p>
          </table:table-cell>
          <table:table-cell office:value-type="float" office:value="0" calcext:value-type="float">
            <text:p>0</text:p>
          </table:table-cell>
          <table:table-cell office:value-type="float" office:value="39.223" calcext:value-type="float">
            <text:p>39.223</text:p>
          </table:table-cell>
          <table:table-cell office:value-type="float" office:value="37.73877" calcext:value-type="float">
            <text:p>37.73877</text:p>
          </table:table-cell>
          <table:table-cell office:value-type="float" office:value="24.3353" calcext:value-type="float">
            <text:p>24.3353</text:p>
          </table:table-cell>
          <table:table-cell office:value-type="float" office:value="6.142321" calcext:value-type="float">
            <text:p>6.142321</text:p>
          </table:table-cell>
          <table:table-cell office:value-type="float" office:value="4.52493" calcext:value-type="float">
            <text:p>4.52493</text:p>
          </table:table-cell>
          <table:table-cell office:value-type="float" office:value="1.845424" calcext:value-type="float">
            <text:p>1.845424</text:p>
          </table:table-cell>
          <table:table-cell office:value-type="float" office:value="1.80446" calcext:value-type="float">
            <text:p>1.80446</text:p>
          </table:table-cell>
          <table:table-cell office:value-type="float" office:value="3.926926" calcext:value-type="float">
            <text:p>3.926926</text:p>
          </table:table-cell>
          <table:table-cell office:value-type="float" office:value="6.808293" calcext:value-type="float">
            <text:p>6.808293</text:p>
          </table:table-cell>
          <table:table-cell office:value-type="float" office:value="7.215338" calcext:value-type="float">
            <text:p>7.215338</text:p>
          </table:table-cell>
          <table:table-cell office:value-type="float" office:value="7.501503" calcext:value-type="float">
            <text:p>7.501503</text:p>
          </table:table-cell>
          <table:table-cell office:value-type="float" office:value="7.986252" calcext:value-type="float">
            <text:p>7.986252</text:p>
          </table:table-cell>
          <table:table-cell office:value-type="float" office:value="9.015733" calcext:value-type="float">
            <text:p>9.015733</text:p>
          </table:table-cell>
          <table:table-cell office:value-type="float" office:value="9.534256" calcext:value-type="float">
            <text:p>9.534256</text:p>
          </table:table-cell>
          <table:table-cell office:value-type="float" office:value="0" calcext:value-type="float">
            <text:p>0</text:p>
          </table:table-cell>
          <table:table-cell office:value-type="float" office:value="17.16484" calcext:value-type="float">
            <text:p>17.16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1.492916" calcext:value-type="float">
            <text:p>1.492916</text:p>
          </table:table-cell>
          <table:table-cell office:value-type="float" office:value="135.751" calcext:value-type="float">
            <text:p>135.751</text:p>
          </table:table-cell>
          <table:table-cell office:value-type="float" office:value="5" calcext:value-type="float">
            <text:p>5</text:p>
          </table:table-cell>
          <table:table-cell office:value-type="float" office:value="-2.967914" calcext:value-type="float">
            <text:p>-2.967914</text:p>
          </table:table-cell>
          <table:table-cell office:value-type="float" office:value="31.05485" calcext:value-type="float">
            <text:p>31.05485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605" calcext:value-type="float">
            <text:p>1174.605</text:p>
          </table:table-cell>
          <table:table-cell office:value-type="float" office:value="1.192834" calcext:value-type="float">
            <text:p>1.192834</text:p>
          </table:table-cell>
          <table:table-cell office:value-type="float" office:value="0" calcext:value-type="float">
            <text:p>0</text:p>
          </table:table-cell>
          <table:table-cell office:value-type="float" office:value="0.02182928" calcext:value-type="float">
            <text:p>0.02182928</text:p>
          </table:table-cell>
          <table:table-cell office:value-type="float" office:value="0.03237819" calcext:value-type="float">
            <text:p>0.03237819</text:p>
          </table:table-cell>
          <table:table-cell office:value-type="float" office:value="0.02407293" calcext:value-type="float">
            <text:p>0.02407293</text:p>
          </table:table-cell>
          <table:table-cell office:value-type="float" office:value="0.008433348" calcext:value-type="float">
            <text:p>0.008433348</text:p>
          </table:table-cell>
          <table:table-cell office:value-type="float" office:value="0.007793029" calcext:value-type="float">
            <text:p>0.007793029</text:p>
          </table:table-cell>
          <table:table-cell office:value-type="float" office:value="0.004867898" calcext:value-type="float">
            <text:p>0.004867898</text:p>
          </table:table-cell>
          <table:table-cell office:value-type="float" office:value="0.004773109" calcext:value-type="float">
            <text:p>0.004773109</text:p>
          </table:table-cell>
          <table:table-cell office:value-type="float" office:value="0.007175925" calcext:value-type="float">
            <text:p>0.007175925</text:p>
          </table:table-cell>
          <table:table-cell office:value-type="float" office:value="0.05615269" calcext:value-type="float">
            <text:p>0.05615269</text:p>
          </table:table-cell>
          <table:table-cell office:value-type="float" office:value="0.08504326" calcext:value-type="float">
            <text:p>0.08504326</text:p>
          </table:table-cell>
          <table:table-cell office:value-type="float" office:value="0.09370045" calcext:value-type="float">
            <text:p>0.09370045</text:p>
          </table:table-cell>
          <table:table-cell office:value-type="float" office:value="0.08742149" calcext:value-type="float">
            <text:p>0.08742149</text:p>
          </table:table-cell>
          <table:table-cell office:value-type="float" office:value="0.1554943" calcext:value-type="float">
            <text:p>0.1554943</text:p>
          </table:table-cell>
          <table:table-cell office:value-type="float" office:value="0.1609176" calcext:value-type="float">
            <text:p>0.1609176</text:p>
          </table:table-cell>
          <table:table-cell office:value-type="float" office:value="0" calcext:value-type="float">
            <text:p>0</text:p>
          </table:table-cell>
          <table:table-cell office:value-type="float" office:value="39.159" calcext:value-type="float">
            <text:p>39.159</text:p>
          </table:table-cell>
          <table:table-cell office:value-type="float" office:value="37.67062" calcext:value-type="float">
            <text:p>37.67062</text:p>
          </table:table-cell>
          <table:table-cell office:value-type="float" office:value="24.2962" calcext:value-type="float">
            <text:p>24.2962</text:p>
          </table:table-cell>
          <table:table-cell office:value-type="float" office:value="6.133323" calcext:value-type="float">
            <text:p>6.133323</text:p>
          </table:table-cell>
          <table:table-cell office:value-type="float" office:value="4.51861" calcext:value-type="float">
            <text:p>4.51861</text:p>
          </table:table-cell>
          <table:table-cell office:value-type="float" office:value="1.843936" calcext:value-type="float">
            <text:p>1.843936</text:p>
          </table:table-cell>
          <table:table-cell office:value-type="float" office:value="1.802911" calcext:value-type="float">
            <text:p>1.802911</text:p>
          </table:table-cell>
          <table:table-cell office:value-type="float" office:value="3.918706" calcext:value-type="float">
            <text:p>3.918706</text:p>
          </table:table-cell>
          <table:table-cell office:value-type="float" office:value="6.799779" calcext:value-type="float">
            <text:p>6.799779</text:p>
          </table:table-cell>
          <table:table-cell office:value-type="float" office:value="7.210802" calcext:value-type="float">
            <text:p>7.210802</text:p>
          </table:table-cell>
          <table:table-cell office:value-type="float" office:value="7.4975" calcext:value-type="float">
            <text:p>7.4975</text:p>
          </table:table-cell>
          <table:table-cell office:value-type="float" office:value="7.978866" calcext:value-type="float">
            <text:p>7.978866</text:p>
          </table:table-cell>
          <table:table-cell office:value-type="float" office:value="9.02116" calcext:value-type="float">
            <text:p>9.02116</text:p>
          </table:table-cell>
          <table:table-cell office:value-type="float" office:value="9.539586" calcext:value-type="float">
            <text:p>9.539586</text:p>
          </table:table-cell>
          <table:table-cell office:value-type="float" office:value="0" calcext:value-type="float">
            <text:p>0</text:p>
          </table:table-cell>
          <table:table-cell office:value-type="float" office:value="16.83894" calcext:value-type="float">
            <text:p>16.83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1.487474" calcext:value-type="float">
            <text:p>1.487474</text:p>
          </table:table-cell>
          <table:table-cell office:value-type="float" office:value="135.7458" calcext:value-type="float">
            <text:p>135.7458</text:p>
          </table:table-cell>
          <table:table-cell office:value-type="float" office:value="5" calcext:value-type="float">
            <text:p>5</text:p>
          </table:table-cell>
          <table:table-cell office:value-type="float" office:value="-3.025804" calcext:value-type="float">
            <text:p>-3.025804</text:p>
          </table:table-cell>
          <table:table-cell office:value-type="float" office:value="31.0391" calcext:value-type="float">
            <text:p>31.0391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572" calcext:value-type="float">
            <text:p>1174.572</text:p>
          </table:table-cell>
          <table:table-cell office:value-type="float" office:value="1.189074" calcext:value-type="float">
            <text:p>1.189074</text:p>
          </table:table-cell>
          <table:table-cell office:value-type="float" office:value="0" calcext:value-type="float">
            <text:p>0</text:p>
          </table:table-cell>
          <table:table-cell office:value-type="float" office:value="0.02148415" calcext:value-type="float">
            <text:p>0.02148415</text:p>
          </table:table-cell>
          <table:table-cell office:value-type="float" office:value="0.03165676" calcext:value-type="float">
            <text:p>0.03165676</text:p>
          </table:table-cell>
          <table:table-cell office:value-type="float" office:value="0.02354132" calcext:value-type="float">
            <text:p>0.02354132</text:p>
          </table:table-cell>
          <table:table-cell office:value-type="float" office:value="0.008284967" calcext:value-type="float">
            <text:p>0.008284967</text:p>
          </table:table-cell>
          <table:table-cell office:value-type="float" office:value="0.007658499" calcext:value-type="float">
            <text:p>0.007658499</text:p>
          </table:table-cell>
          <table:table-cell office:value-type="float" office:value="0.004813484" calcext:value-type="float">
            <text:p>0.004813484</text:p>
          </table:table-cell>
          <table:table-cell office:value-type="float" office:value="0.004756743" calcext:value-type="float">
            <text:p>0.004756743</text:p>
          </table:table-cell>
          <table:table-cell office:value-type="float" office:value="0.007168252" calcext:value-type="float">
            <text:p>0.007168252</text:p>
          </table:table-cell>
          <table:table-cell office:value-type="float" office:value="0.05588023" calcext:value-type="float">
            <text:p>0.05588023</text:p>
          </table:table-cell>
          <table:table-cell office:value-type="float" office:value="0.084856" calcext:value-type="float">
            <text:p>0.084856</text:p>
          </table:table-cell>
          <table:table-cell office:value-type="float" office:value="0.09317267" calcext:value-type="float">
            <text:p>0.09317267</text:p>
          </table:table-cell>
          <table:table-cell office:value-type="float" office:value="0.08665603" calcext:value-type="float">
            <text:p>0.08665603</text:p>
          </table:table-cell>
          <table:table-cell office:value-type="float" office:value="0.1555514" calcext:value-type="float">
            <text:p>0.1555514</text:p>
          </table:table-cell>
          <table:table-cell office:value-type="float" office:value="0.1609746" calcext:value-type="float">
            <text:p>0.1609746</text:p>
          </table:table-cell>
          <table:table-cell office:value-type="float" office:value="0" calcext:value-type="float">
            <text:p>0</text:p>
          </table:table-cell>
          <table:table-cell office:value-type="float" office:value="39.11828" calcext:value-type="float">
            <text:p>39.11828</text:p>
          </table:table-cell>
          <table:table-cell office:value-type="float" office:value="37.60276" calcext:value-type="float">
            <text:p>37.60276</text:p>
          </table:table-cell>
          <table:table-cell office:value-type="float" office:value="24.25707" calcext:value-type="float">
            <text:p>24.25707</text:p>
          </table:table-cell>
          <table:table-cell office:value-type="float" office:value="6.124292" calcext:value-type="float">
            <text:p>6.124292</text:p>
          </table:table-cell>
          <table:table-cell office:value-type="float" office:value="4.512263" calcext:value-type="float">
            <text:p>4.512263</text:p>
          </table:table-cell>
          <table:table-cell office:value-type="float" office:value="1.84244" calcext:value-type="float">
            <text:p>1.84244</text:p>
          </table:table-cell>
          <table:table-cell office:value-type="float" office:value="1.801377" calcext:value-type="float">
            <text:p>1.801377</text:p>
          </table:table-cell>
          <table:table-cell office:value-type="float" office:value="3.910565" calcext:value-type="float">
            <text:p>3.910565</text:p>
          </table:table-cell>
          <table:table-cell office:value-type="float" office:value="6.791243" calcext:value-type="float">
            <text:p>6.791243</text:p>
          </table:table-cell>
          <table:table-cell office:value-type="float" office:value="7.206217" calcext:value-type="float">
            <text:p>7.206217</text:p>
          </table:table-cell>
          <table:table-cell office:value-type="float" office:value="7.493385" calcext:value-type="float">
            <text:p>7.493385</text:p>
          </table:table-cell>
          <table:table-cell office:value-type="float" office:value="7.971331" calcext:value-type="float">
            <text:p>7.971331</text:p>
          </table:table-cell>
          <table:table-cell office:value-type="float" office:value="9.026513" calcext:value-type="float">
            <text:p>9.026513</text:p>
          </table:table-cell>
          <table:table-cell office:value-type="float" office:value="9.544887" calcext:value-type="float">
            <text:p>9.544887</text:p>
          </table:table-cell>
          <table:table-cell office:value-type="float" office:value="0" calcext:value-type="float">
            <text:p>0</text:p>
          </table:table-cell>
          <table:table-cell office:value-type="float" office:value="16.60016" calcext:value-type="float">
            <text:p>16.60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1.481842" calcext:value-type="float">
            <text:p>1.481842</text:p>
          </table:table-cell>
          <table:table-cell office:value-type="float" office:value="135.7405" calcext:value-type="float">
            <text:p>135.7405</text:p>
          </table:table-cell>
          <table:table-cell office:value-type="float" office:value="5" calcext:value-type="float">
            <text:p>5</text:p>
          </table:table-cell>
          <table:table-cell office:value-type="float" office:value="-3.084096" calcext:value-type="float">
            <text:p>-3.084096</text:p>
          </table:table-cell>
          <table:table-cell office:value-type="float" office:value="31.02328" calcext:value-type="float">
            <text:p>31.02328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54" calcext:value-type="float">
            <text:p>1174.54</text:p>
          </table:table-cell>
          <table:table-cell office:value-type="float" office:value="1.184824" calcext:value-type="float">
            <text:p>1.184824</text:p>
          </table:table-cell>
          <table:table-cell office:value-type="float" office:value="0" calcext:value-type="float">
            <text:p>0</text:p>
          </table:table-cell>
          <table:table-cell office:value-type="float" office:value="0.02221536" calcext:value-type="float">
            <text:p>0.02221536</text:p>
          </table:table-cell>
          <table:table-cell office:value-type="float" office:value="0.03313792" calcext:value-type="float">
            <text:p>0.03313792</text:p>
          </table:table-cell>
          <table:table-cell office:value-type="float" office:value="0.02480804" calcext:value-type="float">
            <text:p>0.02480804</text:p>
          </table:table-cell>
          <table:table-cell office:value-type="float" office:value="0.008687391" calcext:value-type="float">
            <text:p>0.008687391</text:p>
          </table:table-cell>
          <table:table-cell office:value-type="float" office:value="0.00800903" calcext:value-type="float">
            <text:p>0.00800903</text:p>
          </table:table-cell>
          <table:table-cell office:value-type="float" office:value="0.004900017" calcext:value-type="float">
            <text:p>0.004900017</text:p>
          </table:table-cell>
          <table:table-cell office:value-type="float" office:value="0.00478825" calcext:value-type="float">
            <text:p>0.00478825</text:p>
          </table:table-cell>
          <table:table-cell office:value-type="float" office:value="0.007164909" calcext:value-type="float">
            <text:p>0.007164909</text:p>
          </table:table-cell>
          <table:table-cell office:value-type="float" office:value="0.05537725" calcext:value-type="float">
            <text:p>0.05537725</text:p>
          </table:table-cell>
          <table:table-cell office:value-type="float" office:value="0.08446183" calcext:value-type="float">
            <text:p>0.08446183</text:p>
          </table:table-cell>
          <table:table-cell office:value-type="float" office:value="0.09241907" calcext:value-type="float">
            <text:p>0.09241907</text:p>
          </table:table-cell>
          <table:table-cell office:value-type="float" office:value="0.0856672" calcext:value-type="float">
            <text:p>0.0856672</text:p>
          </table:table-cell>
          <table:table-cell office:value-type="float" office:value="0.1556076" calcext:value-type="float">
            <text:p>0.1556076</text:p>
          </table:table-cell>
          <table:table-cell office:value-type="float" office:value="0.1610309" calcext:value-type="float">
            <text:p>0.1610309</text:p>
          </table:table-cell>
          <table:table-cell office:value-type="float" office:value="0" calcext:value-type="float">
            <text:p>0</text:p>
          </table:table-cell>
          <table:table-cell office:value-type="float" office:value="39.08216" calcext:value-type="float">
            <text:p>39.08216</text:p>
          </table:table-cell>
          <table:table-cell office:value-type="float" office:value="37.53558" calcext:value-type="float">
            <text:p>37.53558</text:p>
          </table:table-cell>
          <table:table-cell office:value-type="float" office:value="24.21818" calcext:value-type="float">
            <text:p>24.21818</text:p>
          </table:table-cell>
          <table:table-cell office:value-type="float" office:value="6.115348" calcext:value-type="float">
            <text:p>6.115348</text:p>
          </table:table-cell>
          <table:table-cell office:value-type="float" office:value="4.50596" calcext:value-type="float">
            <text:p>4.50596</text:p>
          </table:table-cell>
          <table:table-cell office:value-type="float" office:value="1.840947" calcext:value-type="float">
            <text:p>1.840947</text:p>
          </table:table-cell>
          <table:table-cell office:value-type="float" office:value="1.799857" calcext:value-type="float">
            <text:p>1.799857</text:p>
          </table:table-cell>
          <table:table-cell office:value-type="float" office:value="3.902506" calcext:value-type="float">
            <text:p>3.902506</text:p>
          </table:table-cell>
          <table:table-cell office:value-type="float" office:value="6.78271" calcext:value-type="float">
            <text:p>6.78271</text:p>
          </table:table-cell>
          <table:table-cell office:value-type="float" office:value="7.201607" calcext:value-type="float">
            <text:p>7.201607</text:p>
          </table:table-cell>
          <table:table-cell office:value-type="float" office:value="7.489136" calcext:value-type="float">
            <text:p>7.489136</text:p>
          </table:table-cell>
          <table:table-cell office:value-type="float" office:value="7.963614" calcext:value-type="float">
            <text:p>7.963614</text:p>
          </table:table-cell>
          <table:table-cell office:value-type="float" office:value="9.031861" calcext:value-type="float">
            <text:p>9.031861</text:p>
          </table:table-cell>
          <table:table-cell office:value-type="float" office:value="9.550139" calcext:value-type="float">
            <text:p>9.550139</text:p>
          </table:table-cell>
          <table:table-cell office:value-type="float" office:value="0" calcext:value-type="float">
            <text:p>0</text:p>
          </table:table-cell>
          <table:table-cell office:value-type="float" office:value="17.22653" calcext:value-type="float">
            <text:p>17.22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1.47598" calcext:value-type="float">
            <text:p>1.47598</text:p>
          </table:table-cell>
          <table:table-cell office:value-type="float" office:value="135.735" calcext:value-type="float">
            <text:p>135.735</text:p>
          </table:table-cell>
          <table:table-cell office:value-type="float" office:value="5" calcext:value-type="float">
            <text:p>5</text:p>
          </table:table-cell>
          <table:table-cell office:value-type="float" office:value="-3.142663" calcext:value-type="float">
            <text:p>-3.142663</text:p>
          </table:table-cell>
          <table:table-cell office:value-type="float" office:value="31.00742" calcext:value-type="float">
            <text:p>31.00742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507" calcext:value-type="float">
            <text:p>1174.507</text:p>
          </table:table-cell>
          <table:table-cell office:value-type="float" office:value="1.180301" calcext:value-type="float">
            <text:p>1.180301</text:p>
          </table:table-cell>
          <table:table-cell office:value-type="float" office:value="0" calcext:value-type="float">
            <text:p>0</text:p>
          </table:table-cell>
          <table:table-cell office:value-type="float" office:value="0.02185819" calcext:value-type="float">
            <text:p>0.02185819</text:p>
          </table:table-cell>
          <table:table-cell office:value-type="float" office:value="0.03292955" calcext:value-type="float">
            <text:p>0.03292955</text:p>
          </table:table-cell>
          <table:table-cell office:value-type="float" office:value="0.02480445" calcext:value-type="float">
            <text:p>0.02480445</text:p>
          </table:table-cell>
          <table:table-cell office:value-type="float" office:value="0.008752229" calcext:value-type="float">
            <text:p>0.008752229</text:p>
          </table:table-cell>
          <table:table-cell office:value-type="float" office:value="0.008101572" calcext:value-type="float">
            <text:p>0.008101572</text:p>
          </table:table-cell>
          <table:table-cell office:value-type="float" office:value="0.00494828" calcext:value-type="float">
            <text:p>0.00494828</text:p>
          </table:table-cell>
          <table:table-cell office:value-type="float" office:value="0.004823209" calcext:value-type="float">
            <text:p>0.004823209</text:p>
          </table:table-cell>
          <table:table-cell office:value-type="float" office:value="0.007234987" calcext:value-type="float">
            <text:p>0.007234987</text:p>
          </table:table-cell>
          <table:table-cell office:value-type="float" office:value="0.05523711" calcext:value-type="float">
            <text:p>0.05523711</text:p>
          </table:table-cell>
          <table:table-cell office:value-type="float" office:value="0.08443155" calcext:value-type="float">
            <text:p>0.08443155</text:p>
          </table:table-cell>
          <table:table-cell office:value-type="float" office:value="0.09194386" calcext:value-type="float">
            <text:p>0.09194386</text:p>
          </table:table-cell>
          <table:table-cell office:value-type="float" office:value="0.0850263" calcext:value-type="float">
            <text:p>0.0850263</text:p>
          </table:table-cell>
          <table:table-cell office:value-type="float" office:value="0.1556634" calcext:value-type="float">
            <text:p>0.1556634</text:p>
          </table:table-cell>
          <table:table-cell office:value-type="float" office:value="0.1610871" calcext:value-type="float">
            <text:p>0.1610871</text:p>
          </table:table-cell>
          <table:table-cell office:value-type="float" office:value="0" calcext:value-type="float">
            <text:p>0</text:p>
          </table:table-cell>
          <table:table-cell office:value-type="float" office:value="39.04757" calcext:value-type="float">
            <text:p>39.04757</text:p>
          </table:table-cell>
          <table:table-cell office:value-type="float" office:value="37.469" calcext:value-type="float">
            <text:p>37.469</text:p>
          </table:table-cell>
          <table:table-cell office:value-type="float" office:value="24.17973" calcext:value-type="float">
            <text:p>24.17973</text:p>
          </table:table-cell>
          <table:table-cell office:value-type="float" office:value="6.106498" calcext:value-type="float">
            <text:p>6.106498</text:p>
          </table:table-cell>
          <table:table-cell office:value-type="float" office:value="4.499774" calcext:value-type="float">
            <text:p>4.499774</text:p>
          </table:table-cell>
          <table:table-cell office:value-type="float" office:value="1.839474" calcext:value-type="float">
            <text:p>1.839474</text:p>
          </table:table-cell>
          <table:table-cell office:value-type="float" office:value="1.798359" calcext:value-type="float">
            <text:p>1.798359</text:p>
          </table:table-cell>
          <table:table-cell office:value-type="float" office:value="3.89454" calcext:value-type="float">
            <text:p>3.89454</text:p>
          </table:table-cell>
          <table:table-cell office:value-type="float" office:value="6.774183" calcext:value-type="float">
            <text:p>6.774183</text:p>
          </table:table-cell>
          <table:table-cell office:value-type="float" office:value="7.196973" calcext:value-type="float">
            <text:p>7.196973</text:p>
          </table:table-cell>
          <table:table-cell office:value-type="float" office:value="7.484772" calcext:value-type="float">
            <text:p>7.484772</text:p>
          </table:table-cell>
          <table:table-cell office:value-type="float" office:value="7.955741" calcext:value-type="float">
            <text:p>7.955741</text:p>
          </table:table-cell>
          <table:table-cell office:value-type="float" office:value="9.037211" calcext:value-type="float">
            <text:p>9.037211</text:p>
          </table:table-cell>
          <table:table-cell office:value-type="float" office:value="9.555381" calcext:value-type="float">
            <text:p>9.555381</text:p>
          </table:table-cell>
          <table:table-cell office:value-type="float" office:value="0" calcext:value-type="float">
            <text:p>0</text:p>
          </table:table-cell>
          <table:table-cell office:value-type="float" office:value="17.86589" calcext:value-type="float">
            <text:p>17.86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1.470139" calcext:value-type="float">
            <text:p>1.470139</text:p>
          </table:table-cell>
          <table:table-cell office:value-type="float" office:value="135.7296" calcext:value-type="float">
            <text:p>135.7296</text:p>
          </table:table-cell>
          <table:table-cell office:value-type="float" office:value="5" calcext:value-type="float">
            <text:p>5</text:p>
          </table:table-cell>
          <table:table-cell office:value-type="float" office:value="-3.197383" calcext:value-type="float">
            <text:p>-3.197383</text:p>
          </table:table-cell>
          <table:table-cell office:value-type="float" office:value="30.99216" calcext:value-type="float">
            <text:p>30.99216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474" calcext:value-type="float">
            <text:p>1174.474</text:p>
          </table:table-cell>
          <table:table-cell office:value-type="float" office:value="1.175793" calcext:value-type="float">
            <text:p>1.175793</text:p>
          </table:table-cell>
          <table:table-cell office:value-type="float" office:value="0" calcext:value-type="float">
            <text:p>0</text:p>
          </table:table-cell>
          <table:table-cell office:value-type="float" office:value="0.025036" calcext:value-type="float">
            <text:p>0.025036</text:p>
          </table:table-cell>
          <table:table-cell office:value-type="float" office:value="0.03298201" calcext:value-type="float">
            <text:p>0.03298201</text:p>
          </table:table-cell>
          <table:table-cell office:value-type="float" office:value="0.02485381" calcext:value-type="float">
            <text:p>0.02485381</text:p>
          </table:table-cell>
          <table:table-cell office:value-type="float" office:value="0.008799799" calcext:value-type="float">
            <text:p>0.008799799</text:p>
          </table:table-cell>
          <table:table-cell office:value-type="float" office:value="0.008146249" calcext:value-type="float">
            <text:p>0.008146249</text:p>
          </table:table-cell>
          <table:table-cell office:value-type="float" office:value="0.004957685" calcext:value-type="float">
            <text:p>0.004957685</text:p>
          </table:table-cell>
          <table:table-cell office:value-type="float" office:value="0.004834358" calcext:value-type="float">
            <text:p>0.004834358</text:p>
          </table:table-cell>
          <table:table-cell office:value-type="float" office:value="0.0114324" calcext:value-type="float">
            <text:p>0.0114324</text:p>
          </table:table-cell>
          <table:table-cell office:value-type="float" office:value="0.06153823" calcext:value-type="float">
            <text:p>0.06153823</text:p>
          </table:table-cell>
          <table:table-cell office:value-type="float" office:value="0.0895855" calcext:value-type="float">
            <text:p>0.0895855</text:p>
          </table:table-cell>
          <table:table-cell office:value-type="float" office:value="0.09578741" calcext:value-type="float">
            <text:p>0.09578741</text:p>
          </table:table-cell>
          <table:table-cell office:value-type="float" office:value="0.08931878" calcext:value-type="float">
            <text:p>0.08931878</text:p>
          </table:table-cell>
          <table:table-cell office:value-type="float" office:value="0.1557198" calcext:value-type="float">
            <text:p>0.1557198</text:p>
          </table:table-cell>
          <table:table-cell office:value-type="float" office:value="0.1611434" calcext:value-type="float">
            <text:p>0.1611434</text:p>
          </table:table-cell>
          <table:table-cell office:value-type="float" office:value="0" calcext:value-type="float">
            <text:p>0</text:p>
          </table:table-cell>
          <table:table-cell office:value-type="float" office:value="39.0136" calcext:value-type="float">
            <text:p>39.0136</text:p>
          </table:table-cell>
          <table:table-cell office:value-type="float" office:value="37.4026" calcext:value-type="float">
            <text:p>37.4026</text:p>
          </table:table-cell>
          <table:table-cell office:value-type="float" office:value="24.14139" calcext:value-type="float">
            <text:p>24.14139</text:p>
          </table:table-cell>
          <table:table-cell office:value-type="float" office:value="6.097692" calcext:value-type="float">
            <text:p>6.097692</text:p>
          </table:table-cell>
          <table:table-cell office:value-type="float" office:value="4.493612" calcext:value-type="float">
            <text:p>4.493612</text:p>
          </table:table-cell>
          <table:table-cell office:value-type="float" office:value="1.838007" calcext:value-type="float">
            <text:p>1.838007</text:p>
          </table:table-cell>
          <table:table-cell office:value-type="float" office:value="1.796878" calcext:value-type="float">
            <text:p>1.796878</text:p>
          </table:table-cell>
          <table:table-cell office:value-type="float" office:value="3.886869" calcext:value-type="float">
            <text:p>3.886869</text:p>
          </table:table-cell>
          <table:table-cell office:value-type="float" office:value="6.765987" calcext:value-type="float">
            <text:p>6.765987</text:p>
          </table:table-cell>
          <table:table-cell office:value-type="float" office:value="7.192626" calcext:value-type="float">
            <text:p>7.192626</text:p>
          </table:table-cell>
          <table:table-cell office:value-type="float" office:value="7.480565" calcext:value-type="float">
            <text:p>7.480565</text:p>
          </table:table-cell>
          <table:table-cell office:value-type="float" office:value="7.948027" calcext:value-type="float">
            <text:p>7.948027</text:p>
          </table:table-cell>
          <table:table-cell office:value-type="float" office:value="9.042561" calcext:value-type="float">
            <text:p>9.042561</text:p>
          </table:table-cell>
          <table:table-cell office:value-type="float" office:value="9.560633" calcext:value-type="float">
            <text:p>9.560633</text:p>
          </table:table-cell>
          <table:table-cell office:value-type="float" office:value="0" calcext:value-type="float">
            <text:p>0</text:p>
          </table:table-cell>
          <table:table-cell office:value-type="float" office:value="18.34735" calcext:value-type="float">
            <text:p>18.34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1.464474" calcext:value-type="float">
            <text:p>1.464474</text:p>
          </table:table-cell>
          <table:table-cell office:value-type="float" office:value="135.7241" calcext:value-type="float">
            <text:p>135.7241</text:p>
          </table:table-cell>
          <table:table-cell office:value-type="float" office:value="5" calcext:value-type="float">
            <text:p>5</text:p>
          </table:table-cell>
          <table:table-cell office:value-type="float" office:value="-3.23703" calcext:value-type="float">
            <text:p>-3.23703</text:p>
          </table:table-cell>
          <table:table-cell office:value-type="float" office:value="30.98295" calcext:value-type="float">
            <text:p>30.98295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446" calcext:value-type="float">
            <text:p>1174.446</text:p>
          </table:table-cell>
          <table:table-cell office:value-type="float" office:value="1.171199" calcext:value-type="float">
            <text:p>1.171199</text:p>
          </table:table-cell>
          <table:table-cell office:value-type="float" office:value="0" calcext:value-type="float">
            <text:p>0</text:p>
          </table:table-cell>
          <table:table-cell office:value-type="float" office:value="0.02595173" calcext:value-type="float">
            <text:p>0.02595173</text:p>
          </table:table-cell>
          <table:table-cell office:value-type="float" office:value="0.03298568" calcext:value-type="float">
            <text:p>0.03298568</text:p>
          </table:table-cell>
          <table:table-cell office:value-type="float" office:value="0.0250806" calcext:value-type="float">
            <text:p>0.0250806</text:p>
          </table:table-cell>
          <table:table-cell office:value-type="float" office:value="0.008920969" calcext:value-type="float">
            <text:p>0.008920969</text:p>
          </table:table-cell>
          <table:table-cell office:value-type="float" office:value="0.008268689" calcext:value-type="float">
            <text:p>0.008268689</text:p>
          </table:table-cell>
          <table:table-cell office:value-type="float" office:value="0.004990239" calcext:value-type="float">
            <text:p>0.004990239</text:p>
          </table:table-cell>
          <table:table-cell office:value-type="float" office:value="0.004863895" calcext:value-type="float">
            <text:p>0.004863895</text:p>
          </table:table-cell>
          <table:table-cell office:value-type="float" office:value="0.03702153" calcext:value-type="float">
            <text:p>0.03702153</text:p>
          </table:table-cell>
          <table:table-cell office:value-type="float" office:value="0.07882675" calcext:value-type="float">
            <text:p>0.07882675</text:p>
          </table:table-cell>
          <table:table-cell office:value-type="float" office:value="0.1032896" calcext:value-type="float">
            <text:p>0.1032896</text:p>
          </table:table-cell>
          <table:table-cell office:value-type="float" office:value="0.1076115" calcext:value-type="float">
            <text:p>0.1076115</text:p>
          </table:table-cell>
          <table:table-cell office:value-type="float" office:value="0.1042341" calcext:value-type="float">
            <text:p>0.1042341</text:p>
          </table:table-cell>
          <table:table-cell office:value-type="float" office:value="0.1557799" calcext:value-type="float">
            <text:p>0.1557799</text:p>
          </table:table-cell>
          <table:table-cell office:value-type="float" office:value="0.1611997" calcext:value-type="float">
            <text:p>0.1611997</text:p>
          </table:table-cell>
          <table:table-cell office:value-type="float" office:value="0" calcext:value-type="float">
            <text:p>0</text:p>
          </table:table-cell>
          <table:table-cell office:value-type="float" office:value="38.97913" calcext:value-type="float">
            <text:p>38.97913</text:p>
          </table:table-cell>
          <table:table-cell office:value-type="float" office:value="37.33669" calcext:value-type="float">
            <text:p>37.33669</text:p>
          </table:table-cell>
          <table:table-cell office:value-type="float" office:value="24.10333" calcext:value-type="float">
            <text:p>24.10333</text:p>
          </table:table-cell>
          <table:table-cell office:value-type="float" office:value="6.088933" calcext:value-type="float">
            <text:p>6.088933</text:p>
          </table:table-cell>
          <table:table-cell office:value-type="float" office:value="4.487494" calcext:value-type="float">
            <text:p>4.487494</text:p>
          </table:table-cell>
          <table:table-cell office:value-type="float" office:value="1.836552" calcext:value-type="float">
            <text:p>1.836552</text:p>
          </table:table-cell>
          <table:table-cell office:value-type="float" office:value="1.79541" calcext:value-type="float">
            <text:p>1.79541</text:p>
          </table:table-cell>
          <table:table-cell office:value-type="float" office:value="3.881873" calcext:value-type="float">
            <text:p>3.881873</text:p>
          </table:table-cell>
          <table:table-cell office:value-type="float" office:value="6.760436" calcext:value-type="float">
            <text:p>6.760436</text:p>
          </table:table-cell>
          <table:table-cell office:value-type="float" office:value="7.190618" calcext:value-type="float">
            <text:p>7.190618</text:p>
          </table:table-cell>
          <table:table-cell office:value-type="float" office:value="7.478539" calcext:value-type="float">
            <text:p>7.478539</text:p>
          </table:table-cell>
          <table:table-cell office:value-type="float" office:value="7.943029" calcext:value-type="float">
            <text:p>7.943029</text:p>
          </table:table-cell>
          <table:table-cell office:value-type="float" office:value="9.047875" calcext:value-type="float">
            <text:p>9.047875</text:p>
          </table:table-cell>
          <table:table-cell office:value-type="float" office:value="9.565874" calcext:value-type="float">
            <text:p>9.565874</text:p>
          </table:table-cell>
          <table:table-cell office:value-type="float" office:value="0" calcext:value-type="float">
            <text:p>0</text:p>
          </table:table-cell>
          <table:table-cell office:value-type="float" office:value="18.8803" calcext:value-type="float">
            <text:p>18.8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1.459648" calcext:value-type="float">
            <text:p>1.459648</text:p>
          </table:table-cell>
          <table:table-cell office:value-type="float" office:value="135.7189" calcext:value-type="float">
            <text:p>135.7189</text:p>
          </table:table-cell>
          <table:table-cell office:value-type="float" office:value="5" calcext:value-type="float">
            <text:p>5</text:p>
          </table:table-cell>
          <table:table-cell office:value-type="float" office:value="-3.263673" calcext:value-type="float">
            <text:p>-3.263673</text:p>
          </table:table-cell>
          <table:table-cell office:value-type="float" office:value="30.98231" calcext:value-type="float">
            <text:p>30.98231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42" calcext:value-type="float">
            <text:p>1174.42</text:p>
          </table:table-cell>
          <table:table-cell office:value-type="float" office:value="1.167269" calcext:value-type="float">
            <text:p>1.167269</text:p>
          </table:table-cell>
          <table:table-cell office:value-type="float" office:value="0" calcext:value-type="float">
            <text:p>0</text:p>
          </table:table-cell>
          <table:table-cell office:value-type="float" office:value="0.02092621" calcext:value-type="float">
            <text:p>0.02092621</text:p>
          </table:table-cell>
          <table:table-cell office:value-type="float" office:value="0.03196238" calcext:value-type="float">
            <text:p>0.03196238</text:p>
          </table:table-cell>
          <table:table-cell office:value-type="float" office:value="0.02401852" calcext:value-type="float">
            <text:p>0.02401852</text:p>
          </table:table-cell>
          <table:table-cell office:value-type="float" office:value="0.0085194" calcext:value-type="float">
            <text:p>0.0085194</text:p>
          </table:table-cell>
          <table:table-cell office:value-type="float" office:value="0.007882101" calcext:value-type="float">
            <text:p>0.007882101</text:p>
          </table:table-cell>
          <table:table-cell office:value-type="float" office:value="0.00487107" calcext:value-type="float">
            <text:p>0.00487107</text:p>
          </table:table-cell>
          <table:table-cell office:value-type="float" office:value="0.004845995" calcext:value-type="float">
            <text:p>0.004845995</text:p>
          </table:table-cell>
          <table:table-cell office:value-type="float" office:value="0.06457669" calcext:value-type="float">
            <text:p>0.06457669</text:p>
          </table:table-cell>
          <table:table-cell office:value-type="float" office:value="0.09911884" calcext:value-type="float">
            <text:p>0.09911884</text:p>
          </table:table-cell>
          <table:table-cell office:value-type="float" office:value="0.1160385" calcext:value-type="float">
            <text:p>0.1160385</text:p>
          </table:table-cell>
          <table:table-cell office:value-type="float" office:value="0.1177685" calcext:value-type="float">
            <text:p>0.1177685</text:p>
          </table:table-cell>
          <table:table-cell office:value-type="float" office:value="0.1173345" calcext:value-type="float">
            <text:p>0.1173345</text:p>
          </table:table-cell>
          <table:table-cell office:value-type="float" office:value="0.1558424" calcext:value-type="float">
            <text:p>0.1558424</text:p>
          </table:table-cell>
          <table:table-cell office:value-type="float" office:value="0.1612559" calcext:value-type="float">
            <text:p>0.1612559</text:p>
          </table:table-cell>
          <table:table-cell office:value-type="float" office:value="0" calcext:value-type="float">
            <text:p>0</text:p>
          </table:table-cell>
          <table:table-cell office:value-type="float" office:value="38.93964" calcext:value-type="float">
            <text:p>38.93964</text:p>
          </table:table-cell>
          <table:table-cell office:value-type="float" office:value="37.2707" calcext:value-type="float">
            <text:p>37.2707</text:p>
          </table:table-cell>
          <table:table-cell office:value-type="float" office:value="24.06513" calcext:value-type="float">
            <text:p>24.06513</text:p>
          </table:table-cell>
          <table:table-cell office:value-type="float" office:value="6.080133" calcext:value-type="float">
            <text:p>6.080133</text:p>
          </table:table-cell>
          <table:table-cell office:value-type="float" office:value="4.481331" calcext:value-type="float">
            <text:p>4.481331</text:p>
          </table:table-cell>
          <table:table-cell office:value-type="float" office:value="1.835091" calcext:value-type="float">
            <text:p>1.835091</text:p>
          </table:table-cell>
          <table:table-cell office:value-type="float" office:value="1.793952" calcext:value-type="float">
            <text:p>1.793952</text:p>
          </table:table-cell>
          <table:table-cell office:value-type="float" office:value="3.883185" calcext:value-type="float">
            <text:p>3.883185</text:p>
          </table:table-cell>
          <table:table-cell office:value-type="float" office:value="6.758449" calcext:value-type="float">
            <text:p>6.758449</text:p>
          </table:table-cell>
          <table:table-cell office:value-type="float" office:value="7.191412" calcext:value-type="float">
            <text:p>7.191412</text:p>
          </table:table-cell>
          <table:table-cell office:value-type="float" office:value="7.479093" calcext:value-type="float">
            <text:p>7.479093</text:p>
          </table:table-cell>
          <table:table-cell office:value-type="float" office:value="7.94155" calcext:value-type="float">
            <text:p>7.94155</text:p>
          </table:table-cell>
          <table:table-cell office:value-type="float" office:value="9.053147" calcext:value-type="float">
            <text:p>9.053147</text:p>
          </table:table-cell>
          <table:table-cell office:value-type="float" office:value="9.571116" calcext:value-type="float">
            <text:p>9.571116</text:p>
          </table:table-cell>
          <table:table-cell office:value-type="float" office:value="0" calcext:value-type="float">
            <text:p>0</text:p>
          </table:table-cell>
          <table:table-cell office:value-type="float" office:value="18.44344" calcext:value-type="float">
            <text:p>18.44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1.455161" calcext:value-type="float">
            <text:p>1.455161</text:p>
          </table:table-cell>
          <table:table-cell office:value-type="float" office:value="135.7137" calcext:value-type="float">
            <text:p>135.7137</text:p>
          </table:table-cell>
          <table:table-cell office:value-type="float" office:value="5" calcext:value-type="float">
            <text:p>5</text:p>
          </table:table-cell>
          <table:table-cell office:value-type="float" office:value="-3.282972" calcext:value-type="float">
            <text:p>-3.282972</text:p>
          </table:table-cell>
          <table:table-cell office:value-type="float" office:value="30.98847" calcext:value-type="float">
            <text:p>30.98847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397" calcext:value-type="float">
            <text:p>1174.397</text:p>
          </table:table-cell>
          <table:table-cell office:value-type="float" office:value="1.163247" calcext:value-type="float">
            <text:p>1.163247</text:p>
          </table:table-cell>
          <table:table-cell office:value-type="float" office:value="0" calcext:value-type="float">
            <text:p>0</text:p>
          </table:table-cell>
          <table:table-cell office:value-type="float" office:value="0.02077825" calcext:value-type="float">
            <text:p>0.02077825</text:p>
          </table:table-cell>
          <table:table-cell office:value-type="float" office:value="0.03151077" calcext:value-type="float">
            <text:p>0.03151077</text:p>
          </table:table-cell>
          <table:table-cell office:value-type="float" office:value="0.0291535" calcext:value-type="float">
            <text:p>0.0291535</text:p>
          </table:table-cell>
          <table:table-cell office:value-type="float" office:value="0.008515273" calcext:value-type="float">
            <text:p>0.008515273</text:p>
          </table:table-cell>
          <table:table-cell office:value-type="float" office:value="0.007954264" calcext:value-type="float">
            <text:p>0.007954264</text:p>
          </table:table-cell>
          <table:table-cell office:value-type="float" office:value="0.004877183" calcext:value-type="float">
            <text:p>0.004877183</text:p>
          </table:table-cell>
          <table:table-cell office:value-type="float" office:value="0.004859515" calcext:value-type="float">
            <text:p>0.004859515</text:p>
          </table:table-cell>
          <table:table-cell office:value-type="float" office:value="0.07366867" calcext:value-type="float">
            <text:p>0.07366867</text:p>
          </table:table-cell>
          <table:table-cell office:value-type="float" office:value="0.117217" calcext:value-type="float">
            <text:p>0.117217</text:p>
          </table:table-cell>
          <table:table-cell office:value-type="float" office:value="0.1266024" calcext:value-type="float">
            <text:p>0.1266024</text:p>
          </table:table-cell>
          <table:table-cell office:value-type="float" office:value="0.1259025" calcext:value-type="float">
            <text:p>0.1259025</text:p>
          </table:table-cell>
          <table:table-cell office:value-type="float" office:value="0.1266358" calcext:value-type="float">
            <text:p>0.1266358</text:p>
          </table:table-cell>
          <table:table-cell office:value-type="float" office:value="0.1559061" calcext:value-type="float">
            <text:p>0.1559061</text:p>
          </table:table-cell>
          <table:table-cell office:value-type="float" office:value="0.1613122" calcext:value-type="float">
            <text:p>0.1613122</text:p>
          </table:table-cell>
          <table:table-cell office:value-type="float" office:value="0" calcext:value-type="float">
            <text:p>0</text:p>
          </table:table-cell>
          <table:table-cell office:value-type="float" office:value="38.90202" calcext:value-type="float">
            <text:p>38.90202</text:p>
          </table:table-cell>
          <table:table-cell office:value-type="float" office:value="37.20494" calcext:value-type="float">
            <text:p>37.20494</text:p>
          </table:table-cell>
          <table:table-cell office:value-type="float" office:value="24.02732" calcext:value-type="float">
            <text:p>24.02732</text:p>
          </table:table-cell>
          <table:table-cell office:value-type="float" office:value="6.071369" calcext:value-type="float">
            <text:p>6.071369</text:p>
          </table:table-cell>
          <table:table-cell office:value-type="float" office:value="4.475171" calcext:value-type="float">
            <text:p>4.475171</text:p>
          </table:table-cell>
          <table:table-cell office:value-type="float" office:value="1.833626" calcext:value-type="float">
            <text:p>1.833626</text:p>
          </table:table-cell>
          <table:table-cell office:value-type="float" office:value="1.7925" calcext:value-type="float">
            <text:p>1.7925</text:p>
          </table:table-cell>
          <table:table-cell office:value-type="float" office:value="3.887764" calcext:value-type="float">
            <text:p>3.887764</text:p>
          </table:table-cell>
          <table:table-cell office:value-type="float" office:value="6.760259" calcext:value-type="float">
            <text:p>6.760259</text:p>
          </table:table-cell>
          <table:table-cell office:value-type="float" office:value="7.194644" calcext:value-type="float">
            <text:p>7.194644</text:p>
          </table:table-cell>
          <table:table-cell office:value-type="float" office:value="7.481731" calcext:value-type="float">
            <text:p>7.481731</text:p>
          </table:table-cell>
          <table:table-cell office:value-type="float" office:value="7.942685" calcext:value-type="float">
            <text:p>7.942685</text:p>
          </table:table-cell>
          <table:table-cell office:value-type="float" office:value="9.058419" calcext:value-type="float">
            <text:p>9.058419</text:p>
          </table:table-cell>
          <table:table-cell office:value-type="float" office:value="9.576346" calcext:value-type="float">
            <text:p>9.576346</text:p>
          </table:table-cell>
          <table:table-cell office:value-type="float" office:value="0" calcext:value-type="float">
            <text:p>0</text:p>
          </table:table-cell>
          <table:table-cell office:value-type="float" office:value="18.38656" calcext:value-type="float">
            <text:p>18.38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1.451027" calcext:value-type="float">
            <text:p>1.451027</text:p>
          </table:table-cell>
          <table:table-cell office:value-type="float" office:value="135.7088" calcext:value-type="float">
            <text:p>135.7088</text:p>
          </table:table-cell>
          <table:table-cell office:value-type="float" office:value="5" calcext:value-type="float">
            <text:p>5</text:p>
          </table:table-cell>
          <table:table-cell office:value-type="float" office:value="-3.297679" calcext:value-type="float">
            <text:p>-3.297679</text:p>
          </table:table-cell>
          <table:table-cell office:value-type="float" office:value="30.99907" calcext:value-type="float">
            <text:p>30.99907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376" calcext:value-type="float">
            <text:p>1174.376</text:p>
          </table:table-cell>
          <table:table-cell office:value-type="float" office:value="1.159405" calcext:value-type="float">
            <text:p>1.159405</text:p>
          </table:table-cell>
          <table:table-cell office:value-type="float" office:value="0" calcext:value-type="float">
            <text:p>0</text:p>
          </table:table-cell>
          <table:table-cell office:value-type="float" office:value="0.0207533" calcext:value-type="float">
            <text:p>0.0207533</text:p>
          </table:table-cell>
          <table:table-cell office:value-type="float" office:value="0.03739044" calcext:value-type="float">
            <text:p>0.03739044</text:p>
          </table:table-cell>
          <table:table-cell office:value-type="float" office:value="0.05347485" calcext:value-type="float">
            <text:p>0.05347485</text:p>
          </table:table-cell>
          <table:table-cell office:value-type="float" office:value="0.008519916" calcext:value-type="float">
            <text:p>0.008519916</text:p>
          </table:table-cell>
          <table:table-cell office:value-type="float" office:value="0.007941023" calcext:value-type="float">
            <text:p>0.007941023</text:p>
          </table:table-cell>
          <table:table-cell office:value-type="float" office:value="0.004843476" calcext:value-type="float">
            <text:p>0.004843476</text:p>
          </table:table-cell>
          <table:table-cell office:value-type="float" office:value="0.004846782" calcext:value-type="float">
            <text:p>0.004846782</text:p>
          </table:table-cell>
          <table:table-cell office:value-type="float" office:value="0.07626783" calcext:value-type="float">
            <text:p>0.07626783</text:p>
          </table:table-cell>
          <table:table-cell office:value-type="float" office:value="0.1285105" calcext:value-type="float">
            <text:p>0.1285105</text:p>
          </table:table-cell>
          <table:table-cell office:value-type="float" office:value="0.1330191" calcext:value-type="float">
            <text:p>0.1330191</text:p>
          </table:table-cell>
          <table:table-cell office:value-type="float" office:value="0.1317869" calcext:value-type="float">
            <text:p>0.1317869</text:p>
          </table:table-cell>
          <table:table-cell office:value-type="float" office:value="0.1333659" calcext:value-type="float">
            <text:p>0.1333659</text:p>
          </table:table-cell>
          <table:table-cell office:value-type="float" office:value="0.1559682" calcext:value-type="float">
            <text:p>0.1559682</text:p>
          </table:table-cell>
          <table:table-cell office:value-type="float" office:value="0.1613685" calcext:value-type="float">
            <text:p>0.1613685</text:p>
          </table:table-cell>
          <table:table-cell office:value-type="float" office:value="0" calcext:value-type="float">
            <text:p>0</text:p>
          </table:table-cell>
          <table:table-cell office:value-type="float" office:value="38.86257" calcext:value-type="float">
            <text:p>38.86257</text:p>
          </table:table-cell>
          <table:table-cell office:value-type="float" office:value="37.13956" calcext:value-type="float">
            <text:p>37.13956</text:p>
          </table:table-cell>
          <table:table-cell office:value-type="float" office:value="23.99253" calcext:value-type="float">
            <text:p>23.99253</text:p>
          </table:table-cell>
          <table:table-cell office:value-type="float" office:value="6.062583" calcext:value-type="float">
            <text:p>6.062583</text:p>
          </table:table-cell>
          <table:table-cell office:value-type="float" office:value="4.469038" calcext:value-type="float">
            <text:p>4.469038</text:p>
          </table:table-cell>
          <table:table-cell office:value-type="float" office:value="1.83216" calcext:value-type="float">
            <text:p>1.83216</text:p>
          </table:table-cell>
          <table:table-cell office:value-type="float" office:value="1.791054" calcext:value-type="float">
            <text:p>1.791054</text:p>
          </table:table-cell>
          <table:table-cell office:value-type="float" office:value="3.893285" calcext:value-type="float">
            <text:p>3.893285</text:p>
          </table:table-cell>
          <table:table-cell office:value-type="float" office:value="6.764725" calcext:value-type="float">
            <text:p>6.764725</text:p>
          </table:table-cell>
          <table:table-cell office:value-type="float" office:value="7.199568" calcext:value-type="float">
            <text:p>7.199568</text:p>
          </table:table-cell>
          <table:table-cell office:value-type="float" office:value="7.485937" calcext:value-type="float">
            <text:p>7.485937</text:p>
          </table:table-cell>
          <table:table-cell office:value-type="float" office:value="7.945674" calcext:value-type="float">
            <text:p>7.945674</text:p>
          </table:table-cell>
          <table:table-cell office:value-type="float" office:value="9.063691" calcext:value-type="float">
            <text:p>9.063691</text:p>
          </table:table-cell>
          <table:table-cell office:value-type="float" office:value="9.581564" calcext:value-type="float">
            <text:p>9.581564</text:p>
          </table:table-cell>
          <table:table-cell office:value-type="float" office:value="0" calcext:value-type="float">
            <text:p>0</text:p>
          </table:table-cell>
          <table:table-cell office:value-type="float" office:value="18.27963" calcext:value-type="float">
            <text:p>18.27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1.44693" calcext:value-type="float">
            <text:p>1.44693</text:p>
          </table:table-cell>
          <table:table-cell office:value-type="float" office:value="135.7037" calcext:value-type="float">
            <text:p>135.7037</text:p>
          </table:table-cell>
          <table:table-cell office:value-type="float" office:value="5" calcext:value-type="float">
            <text:p>5</text:p>
          </table:table-cell>
          <table:table-cell office:value-type="float" office:value="-3.309527" calcext:value-type="float">
            <text:p>-3.309527</text:p>
          </table:table-cell>
          <table:table-cell office:value-type="float" office:value="31.01258" calcext:value-type="float">
            <text:p>31.01258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356" calcext:value-type="float">
            <text:p>1174.356</text:p>
          </table:table-cell>
          <table:table-cell office:value-type="float" office:value="1.155479" calcext:value-type="float">
            <text:p>1.155479</text:p>
          </table:table-cell>
          <table:table-cell office:value-type="float" office:value="0" calcext:value-type="float">
            <text:p>0</text:p>
          </table:table-cell>
          <table:table-cell office:value-type="float" office:value="0.020826" calcext:value-type="float">
            <text:p>0.020826</text:p>
          </table:table-cell>
          <table:table-cell office:value-type="float" office:value="0.0672767" calcext:value-type="float">
            <text:p>0.0672767</text:p>
          </table:table-cell>
          <table:table-cell office:value-type="float" office:value="0.09421401" calcext:value-type="float">
            <text:p>0.09421401</text:p>
          </table:table-cell>
          <table:table-cell office:value-type="float" office:value="0.00870268" calcext:value-type="float">
            <text:p>0.00870268</text:p>
          </table:table-cell>
          <table:table-cell office:value-type="float" office:value="0.008083579" calcext:value-type="float">
            <text:p>0.008083579</text:p>
          </table:table-cell>
          <table:table-cell office:value-type="float" office:value="0.004887526" calcext:value-type="float">
            <text:p>0.004887526</text:p>
          </table:table-cell>
          <table:table-cell office:value-type="float" office:value="0.004871219" calcext:value-type="float">
            <text:p>0.004871219</text:p>
          </table:table-cell>
          <table:table-cell office:value-type="float" office:value="0.07702572" calcext:value-type="float">
            <text:p>0.07702572</text:p>
          </table:table-cell>
          <table:table-cell office:value-type="float" office:value="0.1344118" calcext:value-type="float">
            <text:p>0.1344118</text:p>
          </table:table-cell>
          <table:table-cell office:value-type="float" office:value="0.1364013" calcext:value-type="float">
            <text:p>0.1364013</text:p>
          </table:table-cell>
          <table:table-cell office:value-type="float" office:value="0.1356225" calcext:value-type="float">
            <text:p>0.1356225</text:p>
          </table:table-cell>
          <table:table-cell office:value-type="float" office:value="0.1380799" calcext:value-type="float">
            <text:p>0.1380799</text:p>
          </table:table-cell>
          <table:table-cell office:value-type="float" office:value="0.156028" calcext:value-type="float">
            <text:p>0.156028</text:p>
          </table:table-cell>
          <table:table-cell office:value-type="float" office:value="0.1614247" calcext:value-type="float">
            <text:p>0.1614247</text:p>
          </table:table-cell>
          <table:table-cell office:value-type="float" office:value="0" calcext:value-type="float">
            <text:p>0</text:p>
          </table:table-cell>
          <table:table-cell office:value-type="float" office:value="38.82285" calcext:value-type="float">
            <text:p>38.82285</text:p>
          </table:table-cell>
          <table:table-cell office:value-type="float" office:value="37.0777" calcext:value-type="float">
            <text:p>37.0777</text:p>
          </table:table-cell>
          <table:table-cell office:value-type="float" office:value="23.96375" calcext:value-type="float">
            <text:p>23.96375</text:p>
          </table:table-cell>
          <table:table-cell office:value-type="float" office:value="6.053841" calcext:value-type="float">
            <text:p>6.053841</text:p>
          </table:table-cell>
          <table:table-cell office:value-type="float" office:value="4.462967" calcext:value-type="float">
            <text:p>4.462967</text:p>
          </table:table-cell>
          <table:table-cell office:value-type="float" office:value="1.830703" calcext:value-type="float">
            <text:p>1.830703</text:p>
          </table:table-cell>
          <table:table-cell office:value-type="float" office:value="1.789616" calcext:value-type="float">
            <text:p>1.789616</text:p>
          </table:table-cell>
          <table:table-cell office:value-type="float" office:value="3.899022" calcext:value-type="float">
            <text:p>3.899022</text:p>
          </table:table-cell>
          <table:table-cell office:value-type="float" office:value="6.770637" calcext:value-type="float">
            <text:p>6.770637</text:p>
          </table:table-cell>
          <table:table-cell office:value-type="float" office:value="7.205405" calcext:value-type="float">
            <text:p>7.205405</text:p>
          </table:table-cell>
          <table:table-cell office:value-type="float" office:value="7.49119" calcext:value-type="float">
            <text:p>7.49119</text:p>
          </table:table-cell>
          <table:table-cell office:value-type="float" office:value="7.949954" calcext:value-type="float">
            <text:p>7.949954</text:p>
          </table:table-cell>
          <table:table-cell office:value-type="float" office:value="9.068963" calcext:value-type="float">
            <text:p>9.068963</text:p>
          </table:table-cell>
          <table:table-cell office:value-type="float" office:value="9.586794" calcext:value-type="float">
            <text:p>9.586794</text:p>
          </table:table-cell>
          <table:table-cell office:value-type="float" office:value="0" calcext:value-type="float">
            <text:p>0</text:p>
          </table:table-cell>
          <table:table-cell office:value-type="float" office:value="18.56634" calcext:value-type="float">
            <text:p>18.56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1.443277" calcext:value-type="float">
            <text:p>1.443277</text:p>
          </table:table-cell>
          <table:table-cell office:value-type="float" office:value="135.6986" calcext:value-type="float">
            <text:p>135.6986</text:p>
          </table:table-cell>
          <table:table-cell office:value-type="float" office:value="5" calcext:value-type="float">
            <text:p>5</text:p>
          </table:table-cell>
          <table:table-cell office:value-type="float" office:value="-3.316251" calcext:value-type="float">
            <text:p>-3.316251</text:p>
          </table:table-cell>
          <table:table-cell office:value-type="float" office:value="31.02892" calcext:value-type="float">
            <text:p>31.02892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338" calcext:value-type="float">
            <text:p>1174.338</text:p>
          </table:table-cell>
          <table:table-cell office:value-type="float" office:value="1.151078" calcext:value-type="float">
            <text:p>1.151078</text:p>
          </table:table-cell>
          <table:table-cell office:value-type="float" office:value="0" calcext:value-type="float">
            <text:p>0</text:p>
          </table:table-cell>
          <table:table-cell office:value-type="float" office:value="0.02208359" calcext:value-type="float">
            <text:p>0.02208359</text:p>
          </table:table-cell>
          <table:table-cell office:value-type="float" office:value="0.2158031" calcext:value-type="float">
            <text:p>0.2158031</text:p>
          </table:table-cell>
          <table:table-cell office:value-type="float" office:value="0.2310566" calcext:value-type="float">
            <text:p>0.2310566</text:p>
          </table:table-cell>
          <table:table-cell office:value-type="float" office:value="0.009184787" calcext:value-type="float">
            <text:p>0.009184787</text:p>
          </table:table-cell>
          <table:table-cell office:value-type="float" office:value="0.008464609" calcext:value-type="float">
            <text:p>0.008464609</text:p>
          </table:table-cell>
          <table:table-cell office:value-type="float" office:value="0.0050361" calcext:value-type="float">
            <text:p>0.0050361</text:p>
          </table:table-cell>
          <table:table-cell office:value-type="float" office:value="0.004975985" calcext:value-type="float">
            <text:p>0.004975985</text:p>
          </table:table-cell>
          <table:table-cell office:value-type="float" office:value="0.07737913" calcext:value-type="float">
            <text:p>0.07737913</text:p>
          </table:table-cell>
          <table:table-cell office:value-type="float" office:value="0.1372608" calcext:value-type="float">
            <text:p>0.1372608</text:p>
          </table:table-cell>
          <table:table-cell office:value-type="float" office:value="0.1381001" calcext:value-type="float">
            <text:p>0.1381001</text:p>
          </table:table-cell>
          <table:table-cell office:value-type="float" office:value="0.1379586" calcext:value-type="float">
            <text:p>0.1379586</text:p>
          </table:table-cell>
          <table:table-cell office:value-type="float" office:value="0.141261" calcext:value-type="float">
            <text:p>0.141261</text:p>
          </table:table-cell>
          <table:table-cell office:value-type="float" office:value="0.1560864" calcext:value-type="float">
            <text:p>0.1560864</text:p>
          </table:table-cell>
          <table:table-cell office:value-type="float" office:value="0.161481" calcext:value-type="float">
            <text:p>0.161481</text:p>
          </table:table-cell>
          <table:table-cell office:value-type="float" office:value="0" calcext:value-type="float">
            <text:p>0</text:p>
          </table:table-cell>
          <table:table-cell office:value-type="float" office:value="38.78647" calcext:value-type="float">
            <text:p>38.78647</text:p>
          </table:table-cell>
          <table:table-cell office:value-type="float" office:value="37.0309" calcext:value-type="float">
            <text:p>37.0309</text:p>
          </table:table-cell>
          <table:table-cell office:value-type="float" office:value="23.95184" calcext:value-type="float">
            <text:p>23.95184</text:p>
          </table:table-cell>
          <table:table-cell office:value-type="float" office:value="6.045218" calcext:value-type="float">
            <text:p>6.045218</text:p>
          </table:table-cell>
          <table:table-cell office:value-type="float" office:value="4.456969" calcext:value-type="float">
            <text:p>4.456969</text:p>
          </table:table-cell>
          <table:table-cell office:value-type="float" office:value="1.82926" calcext:value-type="float">
            <text:p>1.82926</text:p>
          </table:table-cell>
          <table:table-cell office:value-type="float" office:value="1.788192" calcext:value-type="float">
            <text:p>1.788192</text:p>
          </table:table-cell>
          <table:table-cell office:value-type="float" office:value="3.904796" calcext:value-type="float">
            <text:p>3.904796</text:p>
          </table:table-cell>
          <table:table-cell office:value-type="float" office:value="6.777222" calcext:value-type="float">
            <text:p>6.777222</text:p>
          </table:table-cell>
          <table:table-cell office:value-type="float" office:value="7.21168" calcext:value-type="float">
            <text:p>7.21168</text:p>
          </table:table-cell>
          <table:table-cell office:value-type="float" office:value="7.497086" calcext:value-type="float">
            <text:p>7.497086</text:p>
          </table:table-cell>
          <table:table-cell office:value-type="float" office:value="7.955117" calcext:value-type="float">
            <text:p>7.955117</text:p>
          </table:table-cell>
          <table:table-cell office:value-type="float" office:value="9.074198" calcext:value-type="float">
            <text:p>9.074198</text:p>
          </table:table-cell>
          <table:table-cell office:value-type="float" office:value="9.592012" calcext:value-type="float">
            <text:p>9.592012</text:p>
          </table:table-cell>
          <table:table-cell office:value-type="float" office:value="0" calcext:value-type="float">
            <text:p>0</text:p>
          </table:table-cell>
          <table:table-cell office:value-type="float" office:value="19.31359" calcext:value-type="float">
            <text:p>19.31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1.443269" calcext:value-type="float">
            <text:p>1.443269</text:p>
          </table:table-cell>
          <table:table-cell office:value-type="float" office:value="135.6932" calcext:value-type="float">
            <text:p>135.6932</text:p>
          </table:table-cell>
          <table:table-cell office:value-type="float" office:value="5" calcext:value-type="float">
            <text:p>5</text:p>
          </table:table-cell>
          <table:table-cell office:value-type="float" office:value="-3.313298" calcext:value-type="float">
            <text:p>-3.313298</text:p>
          </table:table-cell>
          <table:table-cell office:value-type="float" office:value="31.0494" calcext:value-type="float">
            <text:p>31.0494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323" calcext:value-type="float">
            <text:p>1174.323</text:p>
          </table:table-cell>
          <table:table-cell office:value-type="float" office:value="1.146048" calcext:value-type="float">
            <text:p>1.146048</text:p>
          </table:table-cell>
          <table:table-cell office:value-type="float" office:value="0" calcext:value-type="float">
            <text:p>0</text:p>
          </table:table-cell>
          <table:table-cell office:value-type="float" office:value="0.02306043" calcext:value-type="float">
            <text:p>0.02306043</text:p>
          </table:table-cell>
          <table:table-cell office:value-type="float" office:value="0.4419889" calcext:value-type="float">
            <text:p>0.4419889</text:p>
          </table:table-cell>
          <table:table-cell office:value-type="float" office:value="0.3499381" calcext:value-type="float">
            <text:p>0.3499381</text:p>
          </table:table-cell>
          <table:table-cell office:value-type="float" office:value="0.01248841" calcext:value-type="float">
            <text:p>0.01248841</text:p>
          </table:table-cell>
          <table:table-cell office:value-type="float" office:value="0.008822912" calcext:value-type="float">
            <text:p>0.008822912</text:p>
          </table:table-cell>
          <table:table-cell office:value-type="float" office:value="0.01745857" calcext:value-type="float">
            <text:p>0.01745857</text:p>
          </table:table-cell>
          <table:table-cell office:value-type="float" office:value="0.03212247" calcext:value-type="float">
            <text:p>0.03212247</text:p>
          </table:table-cell>
          <table:table-cell office:value-type="float" office:value="0.07772983" calcext:value-type="float">
            <text:p>0.07772983</text:p>
          </table:table-cell>
          <table:table-cell office:value-type="float" office:value="0.1386426" calcext:value-type="float">
            <text:p>0.1386426</text:p>
          </table:table-cell>
          <table:table-cell office:value-type="float" office:value="0.138948" calcext:value-type="float">
            <text:p>0.138948</text:p>
          </table:table-cell>
          <table:table-cell office:value-type="float" office:value="0.139329" calcext:value-type="float">
            <text:p>0.139329</text:p>
          </table:table-cell>
          <table:table-cell office:value-type="float" office:value="0.1433481" calcext:value-type="float">
            <text:p>0.1433481</text:p>
          </table:table-cell>
          <table:table-cell office:value-type="float" office:value="0.1561441" calcext:value-type="float">
            <text:p>0.1561441</text:p>
          </table:table-cell>
          <table:table-cell office:value-type="float" office:value="0.1615373" calcext:value-type="float">
            <text:p>0.1615373</text:p>
          </table:table-cell>
          <table:table-cell office:value-type="float" office:value="0" calcext:value-type="float">
            <text:p>0</text:p>
          </table:table-cell>
          <table:table-cell office:value-type="float" office:value="38.75217" calcext:value-type="float">
            <text:p>38.75217</text:p>
          </table:table-cell>
          <table:table-cell office:value-type="float" office:value="37.02748" calcext:value-type="float">
            <text:p>37.02748</text:p>
          </table:table-cell>
          <table:table-cell office:value-type="float" office:value="23.9683" calcext:value-type="float">
            <text:p>23.9683</text:p>
          </table:table-cell>
          <table:table-cell office:value-type="float" office:value="6.036891" calcext:value-type="float">
            <text:p>6.036891</text:p>
          </table:table-cell>
          <table:table-cell office:value-type="float" office:value="4.451081" calcext:value-type="float">
            <text:p>4.451081</text:p>
          </table:table-cell>
          <table:table-cell office:value-type="float" office:value="1.82808" calcext:value-type="float">
            <text:p>1.82808</text:p>
          </table:table-cell>
          <table:table-cell office:value-type="float" office:value="1.788367" calcext:value-type="float">
            <text:p>1.788367</text:p>
          </table:table-cell>
          <table:table-cell office:value-type="float" office:value="3.910572" calcext:value-type="float">
            <text:p>3.910572</text:p>
          </table:table-cell>
          <table:table-cell office:value-type="float" office:value="6.784091" calcext:value-type="float">
            <text:p>6.784091</text:p>
          </table:table-cell>
          <table:table-cell office:value-type="float" office:value="7.218163" calcext:value-type="float">
            <text:p>7.218163</text:p>
          </table:table-cell>
          <table:table-cell office:value-type="float" office:value="7.503345" calcext:value-type="float">
            <text:p>7.503345</text:p>
          </table:table-cell>
          <table:table-cell office:value-type="float" office:value="7.960843" calcext:value-type="float">
            <text:p>7.960843</text:p>
          </table:table-cell>
          <table:table-cell office:value-type="float" office:value="9.079392" calcext:value-type="float">
            <text:p>9.079392</text:p>
          </table:table-cell>
          <table:table-cell office:value-type="float" office:value="9.597231" calcext:value-type="float">
            <text:p>9.597231</text:p>
          </table:table-cell>
          <table:table-cell office:value-type="float" office:value="0" calcext:value-type="float">
            <text:p>0</text:p>
          </table:table-cell>
          <table:table-cell office:value-type="float" office:value="18.03071" calcext:value-type="float">
            <text:p>18.03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1.444258" calcext:value-type="float">
            <text:p>1.444258</text:p>
          </table:table-cell>
          <table:table-cell office:value-type="float" office:value="135.6877" calcext:value-type="float">
            <text:p>135.6877</text:p>
          </table:table-cell>
          <table:table-cell office:value-type="float" office:value="5" calcext:value-type="float">
            <text:p>5</text:p>
          </table:table-cell>
          <table:table-cell office:value-type="float" office:value="-3.30715" calcext:value-type="float">
            <text:p>-3.30715</text:p>
          </table:table-cell>
          <table:table-cell office:value-type="float" office:value="31.07291" calcext:value-type="float">
            <text:p>31.07291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5026" calcext:value-type="float">
            <text:p>0.000621502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333" calcext:value-type="float">
            <text:p>0.07902333</text:p>
          </table:table-cell>
          <table:table-cell office:value-type="float" office:value="1174.308" calcext:value-type="float">
            <text:p>1174.308</text:p>
          </table:table-cell>
          <table:table-cell office:value-type="float" office:value="1.140755" calcext:value-type="float">
            <text:p>1.140755</text:p>
          </table:table-cell>
          <table:table-cell office:value-type="float" office:value="0" calcext:value-type="float">
            <text:p>0</text:p>
          </table:table-cell>
          <table:table-cell office:value-type="float" office:value="0.02386955" calcext:value-type="float">
            <text:p>0.02386955</text:p>
          </table:table-cell>
          <table:table-cell office:value-type="float" office:value="0.514717" calcext:value-type="float">
            <text:p>0.514717</text:p>
          </table:table-cell>
          <table:table-cell office:value-type="float" office:value="0.388714" calcext:value-type="float">
            <text:p>0.388714</text:p>
          </table:table-cell>
          <table:table-cell office:value-type="float" office:value="0.02127894" calcext:value-type="float">
            <text:p>0.02127894</text:p>
          </table:table-cell>
          <table:table-cell office:value-type="float" office:value="0.009027381" calcext:value-type="float">
            <text:p>0.009027381</text:p>
          </table:table-cell>
          <table:table-cell office:value-type="float" office:value="0.04115639" calcext:value-type="float">
            <text:p>0.04115639</text:p>
          </table:table-cell>
          <table:table-cell office:value-type="float" office:value="0.04295668" calcext:value-type="float">
            <text:p>0.04295668</text:p>
          </table:table-cell>
          <table:table-cell office:value-type="float" office:value="0.07814056" calcext:value-type="float">
            <text:p>0.07814056</text:p>
          </table:table-cell>
          <table:table-cell office:value-type="float" office:value="0.1394081" calcext:value-type="float">
            <text:p>0.1394081</text:p>
          </table:table-cell>
          <table:table-cell office:value-type="float" office:value="0.1393855" calcext:value-type="float">
            <text:p>0.1393855</text:p>
          </table:table-cell>
          <table:table-cell office:value-type="float" office:value="0.1401256" calcext:value-type="float">
            <text:p>0.1401256</text:p>
          </table:table-cell>
          <table:table-cell office:value-type="float" office:value="0.1446969" calcext:value-type="float">
            <text:p>0.1446969</text:p>
          </table:table-cell>
          <table:table-cell office:value-type="float" office:value="0.156201" calcext:value-type="float">
            <text:p>0.156201</text:p>
          </table:table-cell>
          <table:table-cell office:value-type="float" office:value="0.1615936" calcext:value-type="float">
            <text:p>0.1615936</text:p>
          </table:table-cell>
          <table:table-cell office:value-type="float" office:value="0" calcext:value-type="float">
            <text:p>0</text:p>
          </table:table-cell>
          <table:table-cell office:value-type="float" office:value="38.71917" calcext:value-type="float">
            <text:p>38.71917</text:p>
          </table:table-cell>
          <table:table-cell office:value-type="float" office:value="37.05305" calcext:value-type="float">
            <text:p>37.05305</text:p>
          </table:table-cell>
          <table:table-cell office:value-type="float" office:value="23.99962" calcext:value-type="float">
            <text:p>23.99962</text:p>
          </table:table-cell>
          <table:table-cell office:value-type="float" office:value="6.029897" calcext:value-type="float">
            <text:p>6.029897</text:p>
          </table:table-cell>
          <table:table-cell office:value-type="float" office:value="4.445303" calcext:value-type="float">
            <text:p>4.445303</text:p>
          </table:table-cell>
          <table:table-cell office:value-type="float" office:value="1.829976" calcext:value-type="float">
            <text:p>1.829976</text:p>
          </table:table-cell>
          <table:table-cell office:value-type="float" office:value="1.790811" calcext:value-type="float">
            <text:p>1.790811</text:p>
          </table:table-cell>
          <table:table-cell office:value-type="float" office:value="3.916363" calcext:value-type="float">
            <text:p>3.916363</text:p>
          </table:table-cell>
          <table:table-cell office:value-type="float" office:value="6.791069" calcext:value-type="float">
            <text:p>6.791069</text:p>
          </table:table-cell>
          <table:table-cell office:value-type="float" office:value="7.224715" calcext:value-type="float">
            <text:p>7.224715</text:p>
          </table:table-cell>
          <table:table-cell office:value-type="float" office:value="7.509799" calcext:value-type="float">
            <text:p>7.509799</text:p>
          </table:table-cell>
          <table:table-cell office:value-type="float" office:value="7.966923" calcext:value-type="float">
            <text:p>7.966923</text:p>
          </table:table-cell>
          <table:table-cell office:value-type="float" office:value="9.084587" calcext:value-type="float">
            <text:p>9.084587</text:p>
          </table:table-cell>
          <table:table-cell office:value-type="float" office:value="9.602461" calcext:value-type="float">
            <text:p>9.602461</text:p>
          </table:table-cell>
          <table:table-cell office:value-type="float" office:value="0" calcext:value-type="float">
            <text:p>0</text:p>
          </table:table-cell>
          <table:table-cell office:value-type="float" office:value="16.72882" calcext:value-type="float">
            <text:p>16.72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1.445345" calcext:value-type="float">
            <text:p>1.445345</text:p>
          </table:table-cell>
          <table:table-cell office:value-type="float" office:value="135.6825" calcext:value-type="float">
            <text:p>135.6825</text:p>
          </table:table-cell>
          <table:table-cell office:value-type="float" office:value="5" calcext:value-type="float">
            <text:p>5</text:p>
          </table:table-cell>
          <table:table-cell office:value-type="float" office:value="-3.302079" calcext:value-type="float">
            <text:p>-3.302079</text:p>
          </table:table-cell>
          <table:table-cell office:value-type="float" office:value="31.09649" calcext:value-type="float">
            <text:p>31.09649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12" calcext:value-type="float">
            <text:p>0.0006217412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489" calcext:value-type="float">
            <text:p>0.07902489</text:p>
          </table:table-cell>
          <table:table-cell office:value-type="float" office:value="1174.294" calcext:value-type="float">
            <text:p>1174.294</text:p>
          </table:table-cell>
          <table:table-cell office:value-type="float" office:value="1.137398" calcext:value-type="float">
            <text:p>1.137398</text:p>
          </table:table-cell>
          <table:table-cell office:value-type="float" office:value="0" calcext:value-type="float">
            <text:p>0</text:p>
          </table:table-cell>
          <table:table-cell office:value-type="float" office:value="0.03138971" calcext:value-type="float">
            <text:p>0.03138971</text:p>
          </table:table-cell>
          <table:table-cell office:value-type="float" office:value="0.3019114" calcext:value-type="float">
            <text:p>0.3019114</text:p>
          </table:table-cell>
          <table:table-cell office:value-type="float" office:value="0.3676246" calcext:value-type="float">
            <text:p>0.3676246</text:p>
          </table:table-cell>
          <table:table-cell office:value-type="float" office:value="0.04167409" calcext:value-type="float">
            <text:p>0.04167409</text:p>
          </table:table-cell>
          <table:table-cell office:value-type="float" office:value="0.008179733" calcext:value-type="float">
            <text:p>0.008179733</text:p>
          </table:table-cell>
          <table:table-cell office:value-type="float" office:value="0.04737376" calcext:value-type="float">
            <text:p>0.04737376</text:p>
          </table:table-cell>
          <table:table-cell office:value-type="float" office:value="0.04172124" calcext:value-type="float">
            <text:p>0.04172124</text:p>
          </table:table-cell>
          <table:table-cell office:value-type="float" office:value="0.07839434" calcext:value-type="float">
            <text:p>0.07839434</text:p>
          </table:table-cell>
          <table:table-cell office:value-type="float" office:value="0.139742" calcext:value-type="float">
            <text:p>0.139742</text:p>
          </table:table-cell>
          <table:table-cell office:value-type="float" office:value="0.1395447" calcext:value-type="float">
            <text:p>0.1395447</text:p>
          </table:table-cell>
          <table:table-cell office:value-type="float" office:value="0.1405085" calcext:value-type="float">
            <text:p>0.1405085</text:p>
          </table:table-cell>
          <table:table-cell office:value-type="float" office:value="0.1455165" calcext:value-type="float">
            <text:p>0.1455165</text:p>
          </table:table-cell>
          <table:table-cell office:value-type="float" office:value="0.1562575" calcext:value-type="float">
            <text:p>0.1562575</text:p>
          </table:table-cell>
          <table:table-cell office:value-type="float" office:value="0.1616498" calcext:value-type="float">
            <text:p>0.1616498</text:p>
          </table:table-cell>
          <table:table-cell office:value-type="float" office:value="0" calcext:value-type="float">
            <text:p>0</text:p>
          </table:table-cell>
          <table:table-cell office:value-type="float" office:value="38.6326" calcext:value-type="float">
            <text:p>38.6326</text:p>
          </table:table-cell>
          <table:table-cell office:value-type="float" office:value="37.07328" calcext:value-type="float">
            <text:p>37.07328</text:p>
          </table:table-cell>
          <table:table-cell office:value-type="float" office:value="24.03435" calcext:value-type="float">
            <text:p>24.03435</text:p>
          </table:table-cell>
          <table:table-cell office:value-type="float" office:value="6.025504" calcext:value-type="float">
            <text:p>6.025504</text:p>
          </table:table-cell>
          <table:table-cell office:value-type="float" office:value="4.439522" calcext:value-type="float">
            <text:p>4.439522</text:p>
          </table:table-cell>
          <table:table-cell office:value-type="float" office:value="1.833709" calcext:value-type="float">
            <text:p>1.833709</text:p>
          </table:table-cell>
          <table:table-cell office:value-type="float" office:value="1.793873" calcext:value-type="float">
            <text:p>1.793873</text:p>
          </table:table-cell>
          <table:table-cell office:value-type="float" office:value="3.922153" calcext:value-type="float">
            <text:p>3.922153</text:p>
          </table:table-cell>
          <table:table-cell office:value-type="float" office:value="6.798094" calcext:value-type="float">
            <text:p>6.798094</text:p>
          </table:table-cell>
          <table:table-cell office:value-type="float" office:value="7.231323" calcext:value-type="float">
            <text:p>7.231323</text:p>
          </table:table-cell>
          <table:table-cell office:value-type="float" office:value="7.516344" calcext:value-type="float">
            <text:p>7.516344</text:p>
          </table:table-cell>
          <table:table-cell office:value-type="float" office:value="7.973226" calcext:value-type="float">
            <text:p>7.973226</text:p>
          </table:table-cell>
          <table:table-cell office:value-type="float" office:value="9.089781" calcext:value-type="float">
            <text:p>9.089781</text:p>
          </table:table-cell>
          <table:table-cell office:value-type="float" office:value="9.60766" calcext:value-type="float">
            <text:p>9.60766</text:p>
          </table:table-cell>
          <table:table-cell office:value-type="float" office:value="0" calcext:value-type="float">
            <text:p>0</text:p>
          </table:table-cell>
          <table:table-cell office:value-type="float" office:value="0.3350824" calcext:value-type="float">
            <text:p>0.3350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1.44094" calcext:value-type="float">
            <text:p>1.44094</text:p>
          </table:table-cell>
          <table:table-cell office:value-type="float" office:value="135.6785" calcext:value-type="float">
            <text:p>135.6785</text:p>
          </table:table-cell>
          <table:table-cell office:value-type="float" office:value="5" calcext:value-type="float">
            <text:p>5</text:p>
          </table:table-cell>
          <table:table-cell office:value-type="float" office:value="-3.302442" calcext:value-type="float">
            <text:p>-3.302442</text:p>
          </table:table-cell>
          <table:table-cell office:value-type="float" office:value="31.11718" calcext:value-type="float">
            <text:p>31.11718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12" calcext:value-type="float">
            <text:p>0.0006217412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489" calcext:value-type="float">
            <text:p>0.07902489</text:p>
          </table:table-cell>
          <table:table-cell office:value-type="float" office:value="1174.281" calcext:value-type="float">
            <text:p>1174.281</text:p>
          </table:table-cell>
          <table:table-cell office:value-type="float" office:value="1.139105" calcext:value-type="float">
            <text:p>1.139105</text:p>
          </table:table-cell>
          <table:table-cell office:value-type="float" office:value="0" calcext:value-type="float">
            <text:p>0</text:p>
          </table:table-cell>
          <table:table-cell office:value-type="float" office:value="0.02714094" calcext:value-type="float">
            <text:p>0.02714094</text:p>
          </table:table-cell>
          <table:table-cell office:value-type="float" office:value="0.3339626" calcext:value-type="float">
            <text:p>0.3339626</text:p>
          </table:table-cell>
          <table:table-cell office:value-type="float" office:value="0.3262396" calcext:value-type="float">
            <text:p>0.3262396</text:p>
          </table:table-cell>
          <table:table-cell office:value-type="float" office:value="0.07662567" calcext:value-type="float">
            <text:p>0.07662567</text:p>
          </table:table-cell>
          <table:table-cell office:value-type="float" office:value="0.01296498" calcext:value-type="float">
            <text:p>0.01296498</text:p>
          </table:table-cell>
          <table:table-cell office:value-type="float" office:value="0.04452164" calcext:value-type="float">
            <text:p>0.04452164</text:p>
          </table:table-cell>
          <table:table-cell office:value-type="float" office:value="0.04132783" calcext:value-type="float">
            <text:p>0.04132783</text:p>
          </table:table-cell>
          <table:table-cell office:value-type="float" office:value="0.0781042" calcext:value-type="float">
            <text:p>0.0781042</text:p>
          </table:table-cell>
          <table:table-cell office:value-type="float" office:value="0.1397492" calcext:value-type="float">
            <text:p>0.1397492</text:p>
          </table:table-cell>
          <table:table-cell office:value-type="float" office:value="0.139548" calcext:value-type="float">
            <text:p>0.139548</text:p>
          </table:table-cell>
          <table:table-cell office:value-type="float" office:value="0.1406393" calcext:value-type="float">
            <text:p>0.1406393</text:p>
          </table:table-cell>
          <table:table-cell office:value-type="float" office:value="0.145973" calcext:value-type="float">
            <text:p>0.145973</text:p>
          </table:table-cell>
          <table:table-cell office:value-type="float" office:value="0.1563142" calcext:value-type="float">
            <text:p>0.1563142</text:p>
          </table:table-cell>
          <table:table-cell office:value-type="float" office:value="0.161706" calcext:value-type="float">
            <text:p>0.161706</text:p>
          </table:table-cell>
          <table:table-cell office:value-type="float" office:value="0" calcext:value-type="float">
            <text:p>0</text:p>
          </table:table-cell>
          <table:table-cell office:value-type="float" office:value="38.4706" calcext:value-type="float">
            <text:p>38.4706</text:p>
          </table:table-cell>
          <table:table-cell office:value-type="float" office:value="37.04327" calcext:value-type="float">
            <text:p>37.04327</text:p>
          </table:table-cell>
          <table:table-cell office:value-type="float" office:value="24.06139" calcext:value-type="float">
            <text:p>24.06139</text:p>
          </table:table-cell>
          <table:table-cell office:value-type="float" office:value="6.027285" calcext:value-type="float">
            <text:p>6.027285</text:p>
          </table:table-cell>
          <table:table-cell office:value-type="float" office:value="4.433827" calcext:value-type="float">
            <text:p>4.433827</text:p>
          </table:table-cell>
          <table:table-cell office:value-type="float" office:value="1.83754" calcext:value-type="float">
            <text:p>1.83754</text:p>
          </table:table-cell>
          <table:table-cell office:value-type="float" office:value="1.796913" calcext:value-type="float">
            <text:p>1.796913</text:p>
          </table:table-cell>
          <table:table-cell office:value-type="float" office:value="3.927912" calcext:value-type="float">
            <text:p>3.927912</text:p>
          </table:table-cell>
          <table:table-cell office:value-type="float" office:value="6.805091" calcext:value-type="float">
            <text:p>6.805091</text:p>
          </table:table-cell>
          <table:table-cell office:value-type="float" office:value="7.237859" calcext:value-type="float">
            <text:p>7.237859</text:p>
          </table:table-cell>
          <table:table-cell office:value-type="float" office:value="7.522907" calcext:value-type="float">
            <text:p>7.522907</text:p>
          </table:table-cell>
          <table:table-cell office:value-type="float" office:value="7.979634" calcext:value-type="float">
            <text:p>7.979634</text:p>
          </table:table-cell>
          <table:table-cell office:value-type="float" office:value="9.094975" calcext:value-type="float">
            <text:p>9.094975</text:p>
          </table:table-cell>
          <table:table-cell office:value-type="float" office:value="9.612813" calcext:value-type="float">
            <text:p>9.612813</text:p>
          </table:table-cell>
          <table:table-cell office:value-type="float" office:value="0" calcext:value-type="float">
            <text:p>0</text:p>
          </table:table-cell>
          <table:table-cell office:value-type="float" office:value="0.3981234" calcext:value-type="float">
            <text:p>0.3981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1.436182" calcext:value-type="float">
            <text:p>1.436182</text:p>
          </table:table-cell>
          <table:table-cell office:value-type="float" office:value="135.675" calcext:value-type="float">
            <text:p>135.675</text:p>
          </table:table-cell>
          <table:table-cell office:value-type="float" office:value="5" calcext:value-type="float">
            <text:p>5</text:p>
          </table:table-cell>
          <table:table-cell office:value-type="float" office:value="-3.302584" calcext:value-type="float">
            <text:p>-3.302584</text:p>
          </table:table-cell>
          <table:table-cell office:value-type="float" office:value="31.1383" calcext:value-type="float">
            <text:p>31.1383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493" calcext:value-type="float">
            <text:p>0.07902493</text:p>
          </table:table-cell>
          <table:table-cell office:value-type="float" office:value="1174.268" calcext:value-type="float">
            <text:p>1174.268</text:p>
          </table:table-cell>
          <table:table-cell office:value-type="float" office:value="1.141322" calcext:value-type="float">
            <text:p>1.141322</text:p>
          </table:table-cell>
          <table:table-cell office:value-type="float" office:value="0" calcext:value-type="float">
            <text:p>0</text:p>
          </table:table-cell>
          <table:table-cell office:value-type="float" office:value="0.0281483" calcext:value-type="float">
            <text:p>0.0281483</text:p>
          </table:table-cell>
          <table:table-cell office:value-type="float" office:value="0.3562266" calcext:value-type="float">
            <text:p>0.3562266</text:p>
          </table:table-cell>
          <table:table-cell office:value-type="float" office:value="0.3214617" calcext:value-type="float">
            <text:p>0.3214617</text:p>
          </table:table-cell>
          <table:table-cell office:value-type="float" office:value="0.09428295" calcext:value-type="float">
            <text:p>0.09428295</text:p>
          </table:table-cell>
          <table:table-cell office:value-type="float" office:value="0.02632006" calcext:value-type="float">
            <text:p>0.02632006</text:p>
          </table:table-cell>
          <table:table-cell office:value-type="float" office:value="0.04243796" calcext:value-type="float">
            <text:p>0.04243796</text:p>
          </table:table-cell>
          <table:table-cell office:value-type="float" office:value="0.04034176" calcext:value-type="float">
            <text:p>0.04034176</text:p>
          </table:table-cell>
          <table:table-cell office:value-type="float" office:value="0.07771216" calcext:value-type="float">
            <text:p>0.07771216</text:p>
          </table:table-cell>
          <table:table-cell office:value-type="float" office:value="0.1398421" calcext:value-type="float">
            <text:p>0.1398421</text:p>
          </table:table-cell>
          <table:table-cell office:value-type="float" office:value="0.1396463" calcext:value-type="float">
            <text:p>0.1396463</text:p>
          </table:table-cell>
          <table:table-cell office:value-type="float" office:value="0.1407984" calcext:value-type="float">
            <text:p>0.1407984</text:p>
          </table:table-cell>
          <table:table-cell office:value-type="float" office:value="0.1463262" calcext:value-type="float">
            <text:p>0.1463262</text:p>
          </table:table-cell>
          <table:table-cell office:value-type="float" office:value="0.1563707" calcext:value-type="float">
            <text:p>0.1563707</text:p>
          </table:table-cell>
          <table:table-cell office:value-type="float" office:value="0.1617616" calcext:value-type="float">
            <text:p>0.1617616</text:p>
          </table:table-cell>
          <table:table-cell office:value-type="float" office:value="0" calcext:value-type="float">
            <text:p>0</text:p>
          </table:table-cell>
          <table:table-cell office:value-type="float" office:value="38.30674" calcext:value-type="float">
            <text:p>38.30674</text:p>
          </table:table-cell>
          <table:table-cell office:value-type="float" office:value="37.02328" calcext:value-type="float">
            <text:p>37.02328</text:p>
          </table:table-cell>
          <table:table-cell office:value-type="float" office:value="24.08434" calcext:value-type="float">
            <text:p>24.08434</text:p>
          </table:table-cell>
          <table:table-cell office:value-type="float" office:value="6.034777" calcext:value-type="float">
            <text:p>6.034777</text:p>
          </table:table-cell>
          <table:table-cell office:value-type="float" office:value="4.429727" calcext:value-type="float">
            <text:p>4.429727</text:p>
          </table:table-cell>
          <table:table-cell office:value-type="float" office:value="1.841032" calcext:value-type="float">
            <text:p>1.841032</text:p>
          </table:table-cell>
          <table:table-cell office:value-type="float" office:value="1.799851" calcext:value-type="float">
            <text:p>1.799851</text:p>
          </table:table-cell>
          <table:table-cell office:value-type="float" office:value="3.933579" calcext:value-type="float">
            <text:p>3.933579</text:p>
          </table:table-cell>
          <table:table-cell office:value-type="float" office:value="6.812086" calcext:value-type="float">
            <text:p>6.812086</text:p>
          </table:table-cell>
          <table:table-cell office:value-type="float" office:value="7.24439" calcext:value-type="float">
            <text:p>7.24439</text:p>
          </table:table-cell>
          <table:table-cell office:value-type="float" office:value="7.529483" calcext:value-type="float">
            <text:p>7.529483</text:p>
          </table:table-cell>
          <table:table-cell office:value-type="float" office:value="7.986108" calcext:value-type="float">
            <text:p>7.986108</text:p>
          </table:table-cell>
          <table:table-cell office:value-type="float" office:value="9.100101" calcext:value-type="float">
            <text:p>9.100101</text:p>
          </table:table-cell>
          <table:table-cell office:value-type="float" office:value="9.617976" calcext:value-type="float">
            <text:p>9.617976</text:p>
          </table:table-cell>
          <table:table-cell office:value-type="float" office:value="0" calcext:value-type="float">
            <text:p>0</text:p>
          </table:table-cell>
          <table:table-cell office:value-type="float" office:value="0.5483525" calcext:value-type="float">
            <text:p>0.5483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1.431624" calcext:value-type="float">
            <text:p>1.431624</text:p>
          </table:table-cell>
          <table:table-cell office:value-type="float" office:value="135.6713" calcext:value-type="float">
            <text:p>135.6713</text:p>
          </table:table-cell>
          <table:table-cell office:value-type="float" office:value="5" calcext:value-type="float">
            <text:p>5</text:p>
          </table:table-cell>
          <table:table-cell office:value-type="float" office:value="-3.301271" calcext:value-type="float">
            <text:p>-3.301271</text:p>
          </table:table-cell>
          <table:table-cell office:value-type="float" office:value="31.16158" calcext:value-type="float">
            <text:p>31.16158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493" calcext:value-type="float">
            <text:p>0.07902493</text:p>
          </table:table-cell>
          <table:table-cell office:value-type="float" office:value="1174.254" calcext:value-type="float">
            <text:p>1174.254</text:p>
          </table:table-cell>
          <table:table-cell office:value-type="float" office:value="1.142952" calcext:value-type="float">
            <text:p>1.142952</text:p>
          </table:table-cell>
          <table:table-cell office:value-type="float" office:value="0" calcext:value-type="float">
            <text:p>0</text:p>
          </table:table-cell>
          <table:table-cell office:value-type="float" office:value="0.0367914" calcext:value-type="float">
            <text:p>0.0367914</text:p>
          </table:table-cell>
          <table:table-cell office:value-type="float" office:value="0.4095668" calcext:value-type="float">
            <text:p>0.4095668</text:p>
          </table:table-cell>
          <table:table-cell office:value-type="float" office:value="0.3150622" calcext:value-type="float">
            <text:p>0.3150622</text:p>
          </table:table-cell>
          <table:table-cell office:value-type="float" office:value="0.09811561" calcext:value-type="float">
            <text:p>0.09811561</text:p>
          </table:table-cell>
          <table:table-cell office:value-type="float" office:value="0.05967339" calcext:value-type="float">
            <text:p>0.05967339</text:p>
          </table:table-cell>
          <table:table-cell office:value-type="float" office:value="0.04166397" calcext:value-type="float">
            <text:p>0.04166397</text:p>
          </table:table-cell>
          <table:table-cell office:value-type="float" office:value="0.04023862" calcext:value-type="float">
            <text:p>0.04023862</text:p>
          </table:table-cell>
          <table:table-cell office:value-type="float" office:value="0.07751369" calcext:value-type="float">
            <text:p>0.07751369</text:p>
          </table:table-cell>
          <table:table-cell office:value-type="float" office:value="0.1399188" calcext:value-type="float">
            <text:p>0.1399188</text:p>
          </table:table-cell>
          <table:table-cell office:value-type="float" office:value="0.1397601" calcext:value-type="float">
            <text:p>0.1397601</text:p>
          </table:table-cell>
          <table:table-cell office:value-type="float" office:value="0.1409434" calcext:value-type="float">
            <text:p>0.1409434</text:p>
          </table:table-cell>
          <table:table-cell office:value-type="float" office:value="0.146586" calcext:value-type="float">
            <text:p>0.146586</text:p>
          </table:table-cell>
          <table:table-cell office:value-type="float" office:value="0.1564268" calcext:value-type="float">
            <text:p>0.1564268</text:p>
          </table:table-cell>
          <table:table-cell office:value-type="float" office:value="0.161817" calcext:value-type="float">
            <text:p>0.161817</text:p>
          </table:table-cell>
          <table:table-cell office:value-type="float" office:value="0" calcext:value-type="float">
            <text:p>0</text:p>
          </table:table-cell>
          <table:table-cell office:value-type="float" office:value="38.20036" calcext:value-type="float">
            <text:p>38.20036</text:p>
          </table:table-cell>
          <table:table-cell office:value-type="float" office:value="37.03564" calcext:value-type="float">
            <text:p>37.03564</text:p>
          </table:table-cell>
          <table:table-cell office:value-type="float" office:value="24.10792" calcext:value-type="float">
            <text:p>24.10792</text:p>
          </table:table-cell>
          <table:table-cell office:value-type="float" office:value="6.044707" calcext:value-type="float">
            <text:p>6.044707</text:p>
          </table:table-cell>
          <table:table-cell office:value-type="float" office:value="4.43079" calcext:value-type="float">
            <text:p>4.43079</text:p>
          </table:table-cell>
          <table:table-cell office:value-type="float" office:value="1.844407" calcext:value-type="float">
            <text:p>1.844407</text:p>
          </table:table-cell>
          <table:table-cell office:value-type="float" office:value="1.802751" calcext:value-type="float">
            <text:p>1.802751</text:p>
          </table:table-cell>
          <table:table-cell office:value-type="float" office:value="3.939162" calcext:value-type="float">
            <text:p>3.939162</text:p>
          </table:table-cell>
          <table:table-cell office:value-type="float" office:value="6.819067" calcext:value-type="float">
            <text:p>6.819067</text:p>
          </table:table-cell>
          <table:table-cell office:value-type="float" office:value="7.250919" calcext:value-type="float">
            <text:p>7.250919</text:p>
          </table:table-cell>
          <table:table-cell office:value-type="float" office:value="7.536077" calcext:value-type="float">
            <text:p>7.536077</text:p>
          </table:table-cell>
          <table:table-cell office:value-type="float" office:value="7.992626" calcext:value-type="float">
            <text:p>7.992626</text:p>
          </table:table-cell>
          <table:table-cell office:value-type="float" office:value="9.105218" calcext:value-type="float">
            <text:p>9.105218</text:p>
          </table:table-cell>
          <table:table-cell office:value-type="float" office:value="9.623128" calcext:value-type="float">
            <text:p>9.623128</text:p>
          </table:table-cell>
          <table:table-cell office:value-type="float" office:value="0" calcext:value-type="float">
            <text:p>0</text:p>
          </table:table-cell>
          <table:table-cell office:value-type="float" office:value="1.18974" calcext:value-type="float">
            <text:p>1.18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1.427438" calcext:value-type="float">
            <text:p>1.427438</text:p>
          </table:table-cell>
          <table:table-cell office:value-type="float" office:value="135.6675" calcext:value-type="float">
            <text:p>135.6675</text:p>
          </table:table-cell>
          <table:table-cell office:value-type="float" office:value="5" calcext:value-type="float">
            <text:p>5</text:p>
          </table:table-cell>
          <table:table-cell office:value-type="float" office:value="-3.298753" calcext:value-type="float">
            <text:p>-3.298753</text:p>
          </table:table-cell>
          <table:table-cell office:value-type="float" office:value="31.18593" calcext:value-type="float">
            <text:p>31.18593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493" calcext:value-type="float">
            <text:p>0.07902493</text:p>
          </table:table-cell>
          <table:table-cell office:value-type="float" office:value="1174.24" calcext:value-type="float">
            <text:p>1174.24</text:p>
          </table:table-cell>
          <table:table-cell office:value-type="float" office:value="1.141472" calcext:value-type="float">
            <text:p>1.141472</text:p>
          </table:table-cell>
          <table:table-cell office:value-type="float" office:value="0" calcext:value-type="float">
            <text:p>0</text:p>
          </table:table-cell>
          <table:table-cell office:value-type="float" office:value="0.06576999" calcext:value-type="float">
            <text:p>0.06576999</text:p>
          </table:table-cell>
          <table:table-cell office:value-type="float" office:value="0.4596691" calcext:value-type="float">
            <text:p>0.4596691</text:p>
          </table:table-cell>
          <table:table-cell office:value-type="float" office:value="0.3140164" calcext:value-type="float">
            <text:p>0.3140164</text:p>
          </table:table-cell>
          <table:table-cell office:value-type="float" office:value="0.09783463" calcext:value-type="float">
            <text:p>0.09783463</text:p>
          </table:table-cell>
          <table:table-cell office:value-type="float" office:value="0.08311933" calcext:value-type="float">
            <text:p>0.08311933</text:p>
          </table:table-cell>
          <table:table-cell office:value-type="float" office:value="0.04031812" calcext:value-type="float">
            <text:p>0.04031812</text:p>
          </table:table-cell>
          <table:table-cell office:value-type="float" office:value="0.03975459" calcext:value-type="float">
            <text:p>0.03975459</text:p>
          </table:table-cell>
          <table:table-cell office:value-type="float" office:value="0.07730453" calcext:value-type="float">
            <text:p>0.07730453</text:p>
          </table:table-cell>
          <table:table-cell office:value-type="float" office:value="0.1399994" calcext:value-type="float">
            <text:p>0.1399994</text:p>
          </table:table-cell>
          <table:table-cell office:value-type="float" office:value="0.1398776" calcext:value-type="float">
            <text:p>0.1398776</text:p>
          </table:table-cell>
          <table:table-cell office:value-type="float" office:value="0.1410803" calcext:value-type="float">
            <text:p>0.1410803</text:p>
          </table:table-cell>
          <table:table-cell office:value-type="float" office:value="0.1467879" calcext:value-type="float">
            <text:p>0.1467879</text:p>
          </table:table-cell>
          <table:table-cell office:value-type="float" office:value="0.1564825" calcext:value-type="float">
            <text:p>0.1564825</text:p>
          </table:table-cell>
          <table:table-cell office:value-type="float" office:value="0.1618725" calcext:value-type="float">
            <text:p>0.1618725</text:p>
          </table:table-cell>
          <table:table-cell office:value-type="float" office:value="0" calcext:value-type="float">
            <text:p>0</text:p>
          </table:table-cell>
          <table:table-cell office:value-type="float" office:value="38.15221" calcext:value-type="float">
            <text:p>38.15221</text:p>
          </table:table-cell>
          <table:table-cell office:value-type="float" office:value="37.05854" calcext:value-type="float">
            <text:p>37.05854</text:p>
          </table:table-cell>
          <table:table-cell office:value-type="float" office:value="24.12944" calcext:value-type="float">
            <text:p>24.12944</text:p>
          </table:table-cell>
          <table:table-cell office:value-type="float" office:value="6.054564" calcext:value-type="float">
            <text:p>6.054564</text:p>
          </table:table-cell>
          <table:table-cell office:value-type="float" office:value="4.438414" calcext:value-type="float">
            <text:p>4.438414</text:p>
          </table:table-cell>
          <table:table-cell office:value-type="float" office:value="1.847615" calcext:value-type="float">
            <text:p>1.847615</text:p>
          </table:table-cell>
          <table:table-cell office:value-type="float" office:value="1.805587" calcext:value-type="float">
            <text:p>1.805587</text:p>
          </table:table-cell>
          <table:table-cell office:value-type="float" office:value="3.944681" calcext:value-type="float">
            <text:p>3.944681</text:p>
          </table:table-cell>
          <table:table-cell office:value-type="float" office:value="6.826015" calcext:value-type="float">
            <text:p>6.826015</text:p>
          </table:table-cell>
          <table:table-cell office:value-type="float" office:value="7.257452" calcext:value-type="float">
            <text:p>7.257452</text:p>
          </table:table-cell>
          <table:table-cell office:value-type="float" office:value="7.542696" calcext:value-type="float">
            <text:p>7.542696</text:p>
          </table:table-cell>
          <table:table-cell office:value-type="float" office:value="7.999168" calcext:value-type="float">
            <text:p>7.999168</text:p>
          </table:table-cell>
          <table:table-cell office:value-type="float" office:value="9.110334" calcext:value-type="float">
            <text:p>9.110334</text:p>
          </table:table-cell>
          <table:table-cell office:value-type="float" office:value="9.628281" calcext:value-type="float">
            <text:p>9.628281</text:p>
          </table:table-cell>
          <table:table-cell office:value-type="float" office:value="0" calcext:value-type="float">
            <text:p>0</text:p>
          </table:table-cell>
          <table:table-cell office:value-type="float" office:value="7.266481" calcext:value-type="float">
            <text:p>7.2664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1.422935" calcext:value-type="float">
            <text:p>1.422935</text:p>
          </table:table-cell>
          <table:table-cell office:value-type="float" office:value="135.6634" calcext:value-type="float">
            <text:p>135.6634</text:p>
          </table:table-cell>
          <table:table-cell office:value-type="float" office:value="5" calcext:value-type="float">
            <text:p>5</text:p>
          </table:table-cell>
          <table:table-cell office:value-type="float" office:value="-3.295596" calcext:value-type="float">
            <text:p>-3.295596</text:p>
          </table:table-cell>
          <table:table-cell office:value-type="float" office:value="31.21102" calcext:value-type="float">
            <text:p>31.21102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493" calcext:value-type="float">
            <text:p>0.07902493</text:p>
          </table:table-cell>
          <table:table-cell office:value-type="float" office:value="1174.225" calcext:value-type="float">
            <text:p>1174.225</text:p>
          </table:table-cell>
          <table:table-cell office:value-type="float" office:value="1.138064" calcext:value-type="float">
            <text:p>1.138064</text:p>
          </table:table-cell>
          <table:table-cell office:value-type="float" office:value="0" calcext:value-type="float">
            <text:p>0</text:p>
          </table:table-cell>
          <table:table-cell office:value-type="float" office:value="0.1855097" calcext:value-type="float">
            <text:p>0.1855097</text:p>
          </table:table-cell>
          <table:table-cell office:value-type="float" office:value="0.5118368" calcext:value-type="float">
            <text:p>0.5118368</text:p>
          </table:table-cell>
          <table:table-cell office:value-type="float" office:value="0.3386585" calcext:value-type="float">
            <text:p>0.3386585</text:p>
          </table:table-cell>
          <table:table-cell office:value-type="float" office:value="0.1042565" calcext:value-type="float">
            <text:p>0.1042565</text:p>
          </table:table-cell>
          <table:table-cell office:value-type="float" office:value="0.09563658" calcext:value-type="float">
            <text:p>0.09563658</text:p>
          </table:table-cell>
          <table:table-cell office:value-type="float" office:value="0.04111971" calcext:value-type="float">
            <text:p>0.04111971</text:p>
          </table:table-cell>
          <table:table-cell office:value-type="float" office:value="0.04012907" calcext:value-type="float">
            <text:p>0.04012907</text:p>
          </table:table-cell>
          <table:table-cell office:value-type="float" office:value="0.07728747" calcext:value-type="float">
            <text:p>0.07728747</text:p>
          </table:table-cell>
          <table:table-cell office:value-type="float" office:value="0.1401463" calcext:value-type="float">
            <text:p>0.1401463</text:p>
          </table:table-cell>
          <table:table-cell office:value-type="float" office:value="0.140026" calcext:value-type="float">
            <text:p>0.140026</text:p>
          </table:table-cell>
          <table:table-cell office:value-type="float" office:value="0.1412439" calcext:value-type="float">
            <text:p>0.1412439</text:p>
          </table:table-cell>
          <table:table-cell office:value-type="float" office:value="0.1469785" calcext:value-type="float">
            <text:p>0.1469785</text:p>
          </table:table-cell>
          <table:table-cell office:value-type="float" office:value="0.1565379" calcext:value-type="float">
            <text:p>0.1565379</text:p>
          </table:table-cell>
          <table:table-cell office:value-type="float" office:value="0.1619279" calcext:value-type="float">
            <text:p>0.1619279</text:p>
          </table:table-cell>
          <table:table-cell office:value-type="float" office:value="0" calcext:value-type="float">
            <text:p>0</text:p>
          </table:table-cell>
          <table:table-cell office:value-type="float" office:value="38.12933" calcext:value-type="float">
            <text:p>38.12933</text:p>
          </table:table-cell>
          <table:table-cell office:value-type="float" office:value="37.08827" calcext:value-type="float">
            <text:p>37.08827</text:p>
          </table:table-cell>
          <table:table-cell office:value-type="float" office:value="24.15296" calcext:value-type="float">
            <text:p>24.15296</text:p>
          </table:table-cell>
          <table:table-cell office:value-type="float" office:value="6.064864" calcext:value-type="float">
            <text:p>6.064864</text:p>
          </table:table-cell>
          <table:table-cell office:value-type="float" office:value="4.449435" calcext:value-type="float">
            <text:p>4.449435</text:p>
          </table:table-cell>
          <table:table-cell office:value-type="float" office:value="1.85078" calcext:value-type="float">
            <text:p>1.85078</text:p>
          </table:table-cell>
          <table:table-cell office:value-type="float" office:value="1.808379" calcext:value-type="float">
            <text:p>1.808379</text:p>
          </table:table-cell>
          <table:table-cell office:value-type="float" office:value="3.950137" calcext:value-type="float">
            <text:p>3.950137</text:p>
          </table:table-cell>
          <table:table-cell office:value-type="float" office:value="6.832938" calcext:value-type="float">
            <text:p>6.832938</text:p>
          </table:table-cell>
          <table:table-cell office:value-type="float" office:value="7.263981" calcext:value-type="float">
            <text:p>7.263981</text:p>
          </table:table-cell>
          <table:table-cell office:value-type="float" office:value="7.549314" calcext:value-type="float">
            <text:p>7.549314</text:p>
          </table:table-cell>
          <table:table-cell office:value-type="float" office:value="8.005758" calcext:value-type="float">
            <text:p>8.005758</text:p>
          </table:table-cell>
          <table:table-cell office:value-type="float" office:value="9.115452" calcext:value-type="float">
            <text:p>9.115452</text:p>
          </table:table-cell>
          <table:table-cell office:value-type="float" office:value="9.633433" calcext:value-type="float">
            <text:p>9.633433</text:p>
          </table:table-cell>
          <table:table-cell office:value-type="float" office:value="0" calcext:value-type="float">
            <text:p>0</text:p>
          </table:table-cell>
          <table:table-cell office:value-type="float" office:value="12.59924" calcext:value-type="float">
            <text:p>12.59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1.422288" calcext:value-type="float">
            <text:p>1.422288</text:p>
          </table:table-cell>
          <table:table-cell office:value-type="float" office:value="135.6588" calcext:value-type="float">
            <text:p>135.6588</text:p>
          </table:table-cell>
          <table:table-cell office:value-type="float" office:value="5" calcext:value-type="float">
            <text:p>5</text:p>
          </table:table-cell>
          <table:table-cell office:value-type="float" office:value="-3.287611" calcext:value-type="float">
            <text:p>-3.287611</text:p>
          </table:table-cell>
          <table:table-cell office:value-type="float" office:value="31.23691" calcext:value-type="float">
            <text:p>31.23691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902493" calcext:value-type="float">
            <text:p>0.07902493</text:p>
          </table:table-cell>
          <table:table-cell office:value-type="float" office:value="1174.211" calcext:value-type="float">
            <text:p>1174.211</text:p>
          </table:table-cell>
          <table:table-cell office:value-type="float" office:value="1.133295" calcext:value-type="float">
            <text:p>1.133295</text:p>
          </table:table-cell>
          <table:table-cell office:value-type="float" office:value="0" calcext:value-type="float">
            <text:p>0</text:p>
          </table:table-cell>
          <table:table-cell office:value-type="float" office:value="0.3610009" calcext:value-type="float">
            <text:p>0.3610009</text:p>
          </table:table-cell>
          <table:table-cell office:value-type="float" office:value="0.5460516" calcext:value-type="float">
            <text:p>0.5460516</text:p>
          </table:table-cell>
          <table:table-cell office:value-type="float" office:value="0.3667813" calcext:value-type="float">
            <text:p>0.3667813</text:p>
          </table:table-cell>
          <table:table-cell office:value-type="float" office:value="0.1128705" calcext:value-type="float">
            <text:p>0.1128705</text:p>
          </table:table-cell>
          <table:table-cell office:value-type="float" office:value="0.1048711" calcext:value-type="float">
            <text:p>0.1048711</text:p>
          </table:table-cell>
          <table:table-cell office:value-type="float" office:value="0.04327792" calcext:value-type="float">
            <text:p>0.04327792</text:p>
          </table:table-cell>
          <table:table-cell office:value-type="float" office:value="0.0412608" calcext:value-type="float">
            <text:p>0.0412608</text:p>
          </table:table-cell>
          <table:table-cell office:value-type="float" office:value="0.07762989" calcext:value-type="float">
            <text:p>0.07762989</text:p>
          </table:table-cell>
          <table:table-cell office:value-type="float" office:value="0.140345" calcext:value-type="float">
            <text:p>0.140345</text:p>
          </table:table-cell>
          <table:table-cell office:value-type="float" office:value="0.1401711" calcext:value-type="float">
            <text:p>0.1401711</text:p>
          </table:table-cell>
          <table:table-cell office:value-type="float" office:value="0.1414018" calcext:value-type="float">
            <text:p>0.1414018</text:p>
          </table:table-cell>
          <table:table-cell office:value-type="float" office:value="0.1471441" calcext:value-type="float">
            <text:p>0.1471441</text:p>
          </table:table-cell>
          <table:table-cell office:value-type="float" office:value="0.1565939" calcext:value-type="float">
            <text:p>0.1565939</text:p>
          </table:table-cell>
          <table:table-cell office:value-type="float" office:value="0.1619834" calcext:value-type="float">
            <text:p>0.1619834</text:p>
          </table:table-cell>
          <table:table-cell office:value-type="float" office:value="0" calcext:value-type="float">
            <text:p>0</text:p>
          </table:table-cell>
          <table:table-cell office:value-type="float" office:value="38.12796" calcext:value-type="float">
            <text:p>38.12796</text:p>
          </table:table-cell>
          <table:table-cell office:value-type="float" office:value="37.12252" calcext:value-type="float">
            <text:p>37.12252</text:p>
          </table:table-cell>
          <table:table-cell office:value-type="float" office:value="24.18154" calcext:value-type="float">
            <text:p>24.18154</text:p>
          </table:table-cell>
          <table:table-cell office:value-type="float" office:value="6.076595" calcext:value-type="float">
            <text:p>6.076595</text:p>
          </table:table-cell>
          <table:table-cell office:value-type="float" office:value="4.46238" calcext:value-type="float">
            <text:p>4.46238</text:p>
          </table:table-cell>
          <table:table-cell office:value-type="float" office:value="1.854156" calcext:value-type="float">
            <text:p>1.854156</text:p>
          </table:table-cell>
          <table:table-cell office:value-type="float" office:value="1.811229" calcext:value-type="float">
            <text:p>1.811229</text:p>
          </table:table-cell>
          <table:table-cell office:value-type="float" office:value="3.955588" calcext:value-type="float">
            <text:p>3.955588</text:p>
          </table:table-cell>
          <table:table-cell office:value-type="float" office:value="6.839841" calcext:value-type="float">
            <text:p>6.839841</text:p>
          </table:table-cell>
          <table:table-cell office:value-type="float" office:value="7.270512" calcext:value-type="float">
            <text:p>7.270512</text:p>
          </table:table-cell>
          <table:table-cell office:value-type="float" office:value="7.555933" calcext:value-type="float">
            <text:p>7.555933</text:p>
          </table:table-cell>
          <table:table-cell office:value-type="float" office:value="8.012353" calcext:value-type="float">
            <text:p>8.012353</text:p>
          </table:table-cell>
          <table:table-cell office:value-type="float" office:value="9.120569" calcext:value-type="float">
            <text:p>9.120569</text:p>
          </table:table-cell>
          <table:table-cell office:value-type="float" office:value="9.638574" calcext:value-type="float">
            <text:p>9.638574</text:p>
          </table:table-cell>
          <table:table-cell office:value-type="float" office:value="0" calcext:value-type="float">
            <text:p>0</text:p>
          </table:table-cell>
          <table:table-cell office:value-type="float" office:value="12.36455" calcext:value-type="float">
            <text:p>12.36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1.430209" calcext:value-type="float">
            <text:p>1.430209</text:p>
          </table:table-cell>
          <table:table-cell office:value-type="float" office:value="135.6534" calcext:value-type="float">
            <text:p>135.6534</text:p>
          </table:table-cell>
          <table:table-cell office:value-type="float" office:value="5" calcext:value-type="float">
            <text:p>5</text:p>
          </table:table-cell>
          <table:table-cell office:value-type="float" office:value="-3.272046" calcext:value-type="float">
            <text:p>-3.272046</text:p>
          </table:table-cell>
          <table:table-cell office:value-type="float" office:value="31.26319" calcext:value-type="float">
            <text:p>31.26319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96695" calcext:value-type="float">
            <text:p>0.07896695</text:p>
          </table:table-cell>
          <table:table-cell office:value-type="float" office:value="1174.197" calcext:value-type="float">
            <text:p>1174.197</text:p>
          </table:table-cell>
          <table:table-cell office:value-type="float" office:value="1.127756" calcext:value-type="float">
            <text:p>1.127756</text:p>
          </table:table-cell>
          <table:table-cell office:value-type="float" office:value="0" calcext:value-type="float">
            <text:p>0</text:p>
          </table:table-cell>
          <table:table-cell office:value-type="float" office:value="0.3483597" calcext:value-type="float">
            <text:p>0.3483597</text:p>
          </table:table-cell>
          <table:table-cell office:value-type="float" office:value="0.5421776" calcext:value-type="float">
            <text:p>0.5421776</text:p>
          </table:table-cell>
          <table:table-cell office:value-type="float" office:value="0.37213" calcext:value-type="float">
            <text:p>0.37213</text:p>
          </table:table-cell>
          <table:table-cell office:value-type="float" office:value="0.1116089" calcext:value-type="float">
            <text:p>0.1116089</text:p>
          </table:table-cell>
          <table:table-cell office:value-type="float" office:value="0.1003172" calcext:value-type="float">
            <text:p>0.1003172</text:p>
          </table:table-cell>
          <table:table-cell office:value-type="float" office:value="0.04369407" calcext:value-type="float">
            <text:p>0.04369407</text:p>
          </table:table-cell>
          <table:table-cell office:value-type="float" office:value="0.0411946" calcext:value-type="float">
            <text:p>0.0411946</text:p>
          </table:table-cell>
          <table:table-cell office:value-type="float" office:value="0.07758397" calcext:value-type="float">
            <text:p>0.07758397</text:p>
          </table:table-cell>
          <table:table-cell office:value-type="float" office:value="0.1400262" calcext:value-type="float">
            <text:p>0.1400262</text:p>
          </table:table-cell>
          <table:table-cell office:value-type="float" office:value="0.1400865" calcext:value-type="float">
            <text:p>0.1400865</text:p>
          </table:table-cell>
          <table:table-cell office:value-type="float" office:value="0.141369" calcext:value-type="float">
            <text:p>0.141369</text:p>
          </table:table-cell>
          <table:table-cell office:value-type="float" office:value="0.1470773" calcext:value-type="float">
            <text:p>0.1470773</text:p>
          </table:table-cell>
          <table:table-cell office:value-type="float" office:value="0.1567976" calcext:value-type="float">
            <text:p>0.1567976</text:p>
          </table:table-cell>
          <table:table-cell office:value-type="float" office:value="0.1619911" calcext:value-type="float">
            <text:p>0.1619911</text:p>
          </table:table-cell>
          <table:table-cell office:value-type="float" office:value="0" calcext:value-type="float">
            <text:p>0</text:p>
          </table:table-cell>
          <table:table-cell office:value-type="float" office:value="38.14058" calcext:value-type="float">
            <text:p>38.14058</text:p>
          </table:table-cell>
          <table:table-cell office:value-type="float" office:value="37.15852" calcext:value-type="float">
            <text:p>37.15852</text:p>
          </table:table-cell>
          <table:table-cell office:value-type="float" office:value="24.21315" calcext:value-type="float">
            <text:p>24.21315</text:p>
          </table:table-cell>
          <table:table-cell office:value-type="float" office:value="6.089108" calcext:value-type="float">
            <text:p>6.089108</text:p>
          </table:table-cell>
          <table:table-cell office:value-type="float" office:value="4.47599" calcext:value-type="float">
            <text:p>4.47599</text:p>
          </table:table-cell>
          <table:table-cell office:value-type="float" office:value="1.857736" calcext:value-type="float">
            <text:p>1.857736</text:p>
          </table:table-cell>
          <table:table-cell office:value-type="float" office:value="1.814132" calcext:value-type="float">
            <text:p>1.814132</text:p>
          </table:table-cell>
          <table:table-cell office:value-type="float" office:value="3.961033" calcext:value-type="float">
            <text:p>3.961033</text:p>
          </table:table-cell>
          <table:table-cell office:value-type="float" office:value="6.846694" calcext:value-type="float">
            <text:p>6.846694</text:p>
          </table:table-cell>
          <table:table-cell office:value-type="float" office:value="7.277029" calcext:value-type="float">
            <text:p>7.277029</text:p>
          </table:table-cell>
          <table:table-cell office:value-type="float" office:value="7.562535" calcext:value-type="float">
            <text:p>7.562535</text:p>
          </table:table-cell>
          <table:table-cell office:value-type="float" office:value="8.018915" calcext:value-type="float">
            <text:p>8.018915</text:p>
          </table:table-cell>
          <table:table-cell office:value-type="float" office:value="9.125708" calcext:value-type="float">
            <text:p>9.125708</text:p>
          </table:table-cell>
          <table:table-cell office:value-type="float" office:value="9.643675" calcext:value-type="float">
            <text:p>9.643675</text:p>
          </table:table-cell>
          <table:table-cell office:value-type="float" office:value="0" calcext:value-type="float">
            <text:p>0</text:p>
          </table:table-cell>
          <table:table-cell office:value-type="float" office:value="7.875285" calcext:value-type="float">
            <text:p>7.875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1.435996" calcext:value-type="float">
            <text:p>1.435996</text:p>
          </table:table-cell>
          <table:table-cell office:value-type="float" office:value="135.6477" calcext:value-type="float">
            <text:p>135.6477</text:p>
          </table:table-cell>
          <table:table-cell office:value-type="float" office:value="5" calcext:value-type="float">
            <text:p>5</text:p>
          </table:table-cell>
          <table:table-cell office:value-type="float" office:value="-3.260003" calcext:value-type="float">
            <text:p>-3.260003</text:p>
          </table:table-cell>
          <table:table-cell office:value-type="float" office:value="31.2888" calcext:value-type="float">
            <text:p>31.2888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82785" calcext:value-type="float">
            <text:p>0.07882785</text:p>
          </table:table-cell>
          <table:table-cell office:value-type="float" office:value="1174.184" calcext:value-type="float">
            <text:p>1174.184</text:p>
          </table:table-cell>
          <table:table-cell office:value-type="float" office:value="1.122542" calcext:value-type="float">
            <text:p>1.122542</text:p>
          </table:table-cell>
          <table:table-cell office:value-type="float" office:value="0" calcext:value-type="float">
            <text:p>0</text:p>
          </table:table-cell>
          <table:table-cell office:value-type="float" office:value="0.4348007" calcext:value-type="float">
            <text:p>0.4348007</text:p>
          </table:table-cell>
          <table:table-cell office:value-type="float" office:value="0.5255561" calcext:value-type="float">
            <text:p>0.5255561</text:p>
          </table:table-cell>
          <table:table-cell office:value-type="float" office:value="0.3650708" calcext:value-type="float">
            <text:p>0.3650708</text:p>
          </table:table-cell>
          <table:table-cell office:value-type="float" office:value="0.1071927" calcext:value-type="float">
            <text:p>0.1071927</text:p>
          </table:table-cell>
          <table:table-cell office:value-type="float" office:value="0.0937738" calcext:value-type="float">
            <text:p>0.0937738</text:p>
          </table:table-cell>
          <table:table-cell office:value-type="float" office:value="0.04286877" calcext:value-type="float">
            <text:p>0.04286877</text:p>
          </table:table-cell>
          <table:table-cell office:value-type="float" office:value="0.04046526" calcext:value-type="float">
            <text:p>0.04046526</text:p>
          </table:table-cell>
          <table:table-cell office:value-type="float" office:value="0.07735423" calcext:value-type="float">
            <text:p>0.07735423</text:p>
          </table:table-cell>
          <table:table-cell office:value-type="float" office:value="0.1395218" calcext:value-type="float">
            <text:p>0.1395218</text:p>
          </table:table-cell>
          <table:table-cell office:value-type="float" office:value="0.1398933" calcext:value-type="float">
            <text:p>0.1398933</text:p>
          </table:table-cell>
          <table:table-cell office:value-type="float" office:value="0.1412411" calcext:value-type="float">
            <text:p>0.1412411</text:p>
          </table:table-cell>
          <table:table-cell office:value-type="float" office:value="0.1469142" calcext:value-type="float">
            <text:p>0.1469142</text:p>
          </table:table-cell>
          <table:table-cell office:value-type="float" office:value="0.1567504" calcext:value-type="float">
            <text:p>0.1567504</text:p>
          </table:table-cell>
          <table:table-cell office:value-type="float" office:value="0.1620667" calcext:value-type="float">
            <text:p>0.1620667</text:p>
          </table:table-cell>
          <table:table-cell office:value-type="float" office:value="0" calcext:value-type="float">
            <text:p>0</text:p>
          </table:table-cell>
          <table:table-cell office:value-type="float" office:value="38.1518" calcext:value-type="float">
            <text:p>38.1518</text:p>
          </table:table-cell>
          <table:table-cell office:value-type="float" office:value="37.19041" calcext:value-type="float">
            <text:p>37.19041</text:p>
          </table:table-cell>
          <table:table-cell office:value-type="float" office:value="24.24334" calcext:value-type="float">
            <text:p>24.24334</text:p>
          </table:table-cell>
          <table:table-cell office:value-type="float" office:value="6.100441" calcext:value-type="float">
            <text:p>6.100441</text:p>
          </table:table-cell>
          <table:table-cell office:value-type="float" office:value="4.487681" calcext:value-type="float">
            <text:p>4.487681</text:p>
          </table:table-cell>
          <table:table-cell office:value-type="float" office:value="1.861202" calcext:value-type="float">
            <text:p>1.861202</text:p>
          </table:table-cell>
          <table:table-cell office:value-type="float" office:value="1.816894" calcext:value-type="float">
            <text:p>1.816894</text:p>
          </table:table-cell>
          <table:table-cell office:value-type="float" office:value="3.966367" calcext:value-type="float">
            <text:p>3.966367</text:p>
          </table:table-cell>
          <table:table-cell office:value-type="float" office:value="6.853374" calcext:value-type="float">
            <text:p>6.853374</text:p>
          </table:table-cell>
          <table:table-cell office:value-type="float" office:value="7.283453" calcext:value-type="float">
            <text:p>7.283453</text:p>
          </table:table-cell>
          <table:table-cell office:value-type="float" office:value="7.569053" calcext:value-type="float">
            <text:p>7.569053</text:p>
          </table:table-cell>
          <table:table-cell office:value-type="float" office:value="8.025383" calcext:value-type="float">
            <text:p>8.025383</text:p>
          </table:table-cell>
          <table:table-cell office:value-type="float" office:value="9.130919" calcext:value-type="float">
            <text:p>9.130919</text:p>
          </table:table-cell>
          <table:table-cell office:value-type="float" office:value="9.648694" calcext:value-type="float">
            <text:p>9.648694</text:p>
          </table:table-cell>
          <table:table-cell office:value-type="float" office:value="0" calcext:value-type="float">
            <text:p>0</text:p>
          </table:table-cell>
          <table:table-cell office:value-type="float" office:value="5.919844" calcext:value-type="float">
            <text:p>5.919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1.441004" calcext:value-type="float">
            <text:p>1.441004</text:p>
          </table:table-cell>
          <table:table-cell office:value-type="float" office:value="135.642" calcext:value-type="float">
            <text:p>135.642</text:p>
          </table:table-cell>
          <table:table-cell office:value-type="float" office:value="5" calcext:value-type="float">
            <text:p>5</text:p>
          </table:table-cell>
          <table:table-cell office:value-type="float" office:value="-3.248908" calcext:value-type="float">
            <text:p>-3.248908</text:p>
          </table:table-cell>
          <table:table-cell office:value-type="float" office:value="31.31406" calcext:value-type="float">
            <text:p>31.31406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69539" calcext:value-type="float">
            <text:p>0.07869539</text:p>
          </table:table-cell>
          <table:table-cell office:value-type="float" office:value="1174.171" calcext:value-type="float">
            <text:p>1174.171</text:p>
          </table:table-cell>
          <table:table-cell office:value-type="float" office:value="1.117419" calcext:value-type="float">
            <text:p>1.117419</text:p>
          </table:table-cell>
          <table:table-cell office:value-type="float" office:value="0" calcext:value-type="float">
            <text:p>0</text:p>
          </table:table-cell>
          <table:table-cell office:value-type="float" office:value="0.4221143" calcext:value-type="float">
            <text:p>0.4221143</text:p>
          </table:table-cell>
          <table:table-cell office:value-type="float" office:value="0.5113107" calcext:value-type="float">
            <text:p>0.5113107</text:p>
          </table:table-cell>
          <table:table-cell office:value-type="float" office:value="0.3580277" calcext:value-type="float">
            <text:p>0.3580277</text:p>
          </table:table-cell>
          <table:table-cell office:value-type="float" office:value="0.1048731" calcext:value-type="float">
            <text:p>0.1048731</text:p>
          </table:table-cell>
          <table:table-cell office:value-type="float" office:value="0.09129057" calcext:value-type="float">
            <text:p>0.09129057</text:p>
          </table:table-cell>
          <table:table-cell office:value-type="float" office:value="0.04255869" calcext:value-type="float">
            <text:p>0.04255869</text:p>
          </table:table-cell>
          <table:table-cell office:value-type="float" office:value="0.04041796" calcext:value-type="float">
            <text:p>0.04041796</text:p>
          </table:table-cell>
          <table:table-cell office:value-type="float" office:value="0.07745793" calcext:value-type="float">
            <text:p>0.07745793</text:p>
          </table:table-cell>
          <table:table-cell office:value-type="float" office:value="0.1394834" calcext:value-type="float">
            <text:p>0.1394834</text:p>
          </table:table-cell>
          <table:table-cell office:value-type="float" office:value="0.1398868" calcext:value-type="float">
            <text:p>0.1398868</text:p>
          </table:table-cell>
          <table:table-cell office:value-type="float" office:value="0.1412431" calcext:value-type="float">
            <text:p>0.1412431</text:p>
          </table:table-cell>
          <table:table-cell office:value-type="float" office:value="0.1469107" calcext:value-type="float">
            <text:p>0.1469107</text:p>
          </table:table-cell>
          <table:table-cell office:value-type="float" office:value="0.1567732" calcext:value-type="float">
            <text:p>0.1567732</text:p>
          </table:table-cell>
          <table:table-cell office:value-type="float" office:value="0.1621301" calcext:value-type="float">
            <text:p>0.1621301</text:p>
          </table:table-cell>
          <table:table-cell office:value-type="float" office:value="0" calcext:value-type="float">
            <text:p>0</text:p>
          </table:table-cell>
          <table:table-cell office:value-type="float" office:value="38.16748" calcext:value-type="float">
            <text:p>38.16748</text:p>
          </table:table-cell>
          <table:table-cell office:value-type="float" office:value="37.21915" calcext:value-type="float">
            <text:p>37.21915</text:p>
          </table:table-cell>
          <table:table-cell office:value-type="float" office:value="24.27206" calcext:value-type="float">
            <text:p>24.27206</text:p>
          </table:table-cell>
          <table:table-cell office:value-type="float" office:value="6.111096" calcext:value-type="float">
            <text:p>6.111096</text:p>
          </table:table-cell>
          <table:table-cell office:value-type="float" office:value="4.498518" calcext:value-type="float">
            <text:p>4.498518</text:p>
          </table:table-cell>
          <table:table-cell office:value-type="float" office:value="1.864585" calcext:value-type="float">
            <text:p>1.864585</text:p>
          </table:table-cell>
          <table:table-cell office:value-type="float" office:value="1.819586" calcext:value-type="float">
            <text:p>1.819586</text:p>
          </table:table-cell>
          <table:table-cell office:value-type="float" office:value="3.971653" calcext:value-type="float">
            <text:p>3.971653</text:p>
          </table:table-cell>
          <table:table-cell office:value-type="float" office:value="6.859964" calcext:value-type="float">
            <text:p>6.859964</text:p>
          </table:table-cell>
          <table:table-cell office:value-type="float" office:value="7.289833" calcext:value-type="float">
            <text:p>7.289833</text:p>
          </table:table-cell>
          <table:table-cell office:value-type="float" office:value="7.575543" calcext:value-type="float">
            <text:p>7.575543</text:p>
          </table:table-cell>
          <table:table-cell office:value-type="float" office:value="8.03182" calcext:value-type="float">
            <text:p>8.03182</text:p>
          </table:table-cell>
          <table:table-cell office:value-type="float" office:value="9.13606" calcext:value-type="float">
            <text:p>9.13606</text:p>
          </table:table-cell>
          <table:table-cell office:value-type="float" office:value="9.653757" calcext:value-type="float">
            <text:p>9.653757</text:p>
          </table:table-cell>
          <table:table-cell office:value-type="float" office:value="0" calcext:value-type="float">
            <text:p>0</text:p>
          </table:table-cell>
          <table:table-cell office:value-type="float" office:value="8.214291" calcext:value-type="float">
            <text:p>8.214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1.44055" calcext:value-type="float">
            <text:p>1.44055</text:p>
          </table:table-cell>
          <table:table-cell office:value-type="float" office:value="135.6365" calcext:value-type="float">
            <text:p>135.6365</text:p>
          </table:table-cell>
          <table:table-cell office:value-type="float" office:value="5" calcext:value-type="float">
            <text:p>5</text:p>
          </table:table-cell>
          <table:table-cell office:value-type="float" office:value="-3.243599" calcext:value-type="float">
            <text:p>-3.243599</text:p>
          </table:table-cell>
          <table:table-cell office:value-type="float" office:value="31.33898" calcext:value-type="float">
            <text:p>31.33898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62732" calcext:value-type="float">
            <text:p>0.07862732</text:p>
          </table:table-cell>
          <table:table-cell office:value-type="float" office:value="1174.157" calcext:value-type="float">
            <text:p>1174.157</text:p>
          </table:table-cell>
          <table:table-cell office:value-type="float" office:value="1.112835" calcext:value-type="float">
            <text:p>1.112835</text:p>
          </table:table-cell>
          <table:table-cell office:value-type="float" office:value="0" calcext:value-type="float">
            <text:p>0</text:p>
          </table:table-cell>
          <table:table-cell office:value-type="float" office:value="0.3986717" calcext:value-type="float">
            <text:p>0.3986717</text:p>
          </table:table-cell>
          <table:table-cell office:value-type="float" office:value="0.4942117" calcext:value-type="float">
            <text:p>0.4942117</text:p>
          </table:table-cell>
          <table:table-cell office:value-type="float" office:value="0.3478413" calcext:value-type="float">
            <text:p>0.3478413</text:p>
          </table:table-cell>
          <table:table-cell office:value-type="float" office:value="0.1019537" calcext:value-type="float">
            <text:p>0.1019537</text:p>
          </table:table-cell>
          <table:table-cell office:value-type="float" office:value="0.08876266" calcext:value-type="float">
            <text:p>0.08876266</text:p>
          </table:table-cell>
          <table:table-cell office:value-type="float" office:value="0.04206754" calcext:value-type="float">
            <text:p>0.04206754</text:p>
          </table:table-cell>
          <table:table-cell office:value-type="float" office:value="0.04035966" calcext:value-type="float">
            <text:p>0.04035966</text:p>
          </table:table-cell>
          <table:table-cell office:value-type="float" office:value="0.07757009" calcext:value-type="float">
            <text:p>0.07757009</text:p>
          </table:table-cell>
          <table:table-cell office:value-type="float" office:value="0.1395743" calcext:value-type="float">
            <text:p>0.1395743</text:p>
          </table:table-cell>
          <table:table-cell office:value-type="float" office:value="0.1399441" calcext:value-type="float">
            <text:p>0.1399441</text:p>
          </table:table-cell>
          <table:table-cell office:value-type="float" office:value="0.1412873" calcext:value-type="float">
            <text:p>0.1412873</text:p>
          </table:table-cell>
          <table:table-cell office:value-type="float" office:value="0.1469559" calcext:value-type="float">
            <text:p>0.1469559</text:p>
          </table:table-cell>
          <table:table-cell office:value-type="float" office:value="0.1568188" calcext:value-type="float">
            <text:p>0.1568188</text:p>
          </table:table-cell>
          <table:table-cell office:value-type="float" office:value="0.1621921" calcext:value-type="float">
            <text:p>0.1621921</text:p>
          </table:table-cell>
          <table:table-cell office:value-type="float" office:value="0" calcext:value-type="float">
            <text:p>0</text:p>
          </table:table-cell>
          <table:table-cell office:value-type="float" office:value="38.17995" calcext:value-type="float">
            <text:p>38.17995</text:p>
          </table:table-cell>
          <table:table-cell office:value-type="float" office:value="37.24488" calcext:value-type="float">
            <text:p>37.24488</text:p>
          </table:table-cell>
          <table:table-cell office:value-type="float" office:value="24.29914" calcext:value-type="float">
            <text:p>24.29914</text:p>
          </table:table-cell>
          <table:table-cell office:value-type="float" office:value="6.121266" calcext:value-type="float">
            <text:p>6.121266</text:p>
          </table:table-cell>
          <table:table-cell office:value-type="float" office:value="4.508875" calcext:value-type="float">
            <text:p>4.508875</text:p>
          </table:table-cell>
          <table:table-cell office:value-type="float" office:value="1.867911" calcext:value-type="float">
            <text:p>1.867911</text:p>
          </table:table-cell>
          <table:table-cell office:value-type="float" office:value="1.82225" calcext:value-type="float">
            <text:p>1.82225</text:p>
          </table:table-cell>
          <table:table-cell office:value-type="float" office:value="3.976913" calcext:value-type="float">
            <text:p>3.976913</text:p>
          </table:table-cell>
          <table:table-cell office:value-type="float" office:value="6.866505" calcext:value-type="float">
            <text:p>6.866505</text:p>
          </table:table-cell>
          <table:table-cell office:value-type="float" office:value="7.296201" calcext:value-type="float">
            <text:p>7.296201</text:p>
          </table:table-cell>
          <table:table-cell office:value-type="float" office:value="7.581991" calcext:value-type="float">
            <text:p>7.581991</text:p>
          </table:table-cell>
          <table:table-cell office:value-type="float" office:value="8.038256" calcext:value-type="float">
            <text:p>8.038256</text:p>
          </table:table-cell>
          <table:table-cell office:value-type="float" office:value="9.141177" calcext:value-type="float">
            <text:p>9.141177</text:p>
          </table:table-cell>
          <table:table-cell office:value-type="float" office:value="9.658873" calcext:value-type="float">
            <text:p>9.658873</text:p>
          </table:table-cell>
          <table:table-cell office:value-type="float" office:value="0" calcext:value-type="float">
            <text:p>0</text:p>
          </table:table-cell>
          <table:table-cell office:value-type="float" office:value="8.934082" calcext:value-type="float">
            <text:p>8.934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1.438355" calcext:value-type="float">
            <text:p>1.438355</text:p>
          </table:table-cell>
          <table:table-cell office:value-type="float" office:value="135.631" calcext:value-type="float">
            <text:p>135.631</text:p>
          </table:table-cell>
          <table:table-cell office:value-type="float" office:value="5" calcext:value-type="float">
            <text:p>5</text:p>
          </table:table-cell>
          <table:table-cell office:value-type="float" office:value="-3.240517" calcext:value-type="float">
            <text:p>-3.240517</text:p>
          </table:table-cell>
          <table:table-cell office:value-type="float" office:value="31.36344" calcext:value-type="float">
            <text:p>31.36344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62732" calcext:value-type="float">
            <text:p>0.07862732</text:p>
          </table:table-cell>
          <table:table-cell office:value-type="float" office:value="1174.144" calcext:value-type="float">
            <text:p>1174.144</text:p>
          </table:table-cell>
          <table:table-cell office:value-type="float" office:value="1.108943" calcext:value-type="float">
            <text:p>1.108943</text:p>
          </table:table-cell>
          <table:table-cell office:value-type="float" office:value="0" calcext:value-type="float">
            <text:p>0</text:p>
          </table:table-cell>
          <table:table-cell office:value-type="float" office:value="0.3619014" calcext:value-type="float">
            <text:p>0.3619014</text:p>
          </table:table-cell>
          <table:table-cell office:value-type="float" office:value="0.474058" calcext:value-type="float">
            <text:p>0.474058</text:p>
          </table:table-cell>
          <table:table-cell office:value-type="float" office:value="0.3350288" calcext:value-type="float">
            <text:p>0.3350288</text:p>
          </table:table-cell>
          <table:table-cell office:value-type="float" office:value="0.09832779" calcext:value-type="float">
            <text:p>0.09832779</text:p>
          </table:table-cell>
          <table:table-cell office:value-type="float" office:value="0.08574805" calcext:value-type="float">
            <text:p>0.08574805</text:p>
          </table:table-cell>
          <table:table-cell office:value-type="float" office:value="0.04123422" calcext:value-type="float">
            <text:p>0.04123422</text:p>
          </table:table-cell>
          <table:table-cell office:value-type="float" office:value="0.04009137" calcext:value-type="float">
            <text:p>0.04009137</text:p>
          </table:table-cell>
          <table:table-cell office:value-type="float" office:value="0.07759923" calcext:value-type="float">
            <text:p>0.07759923</text:p>
          </table:table-cell>
          <table:table-cell office:value-type="float" office:value="0.1396917" calcext:value-type="float">
            <text:p>0.1396917</text:p>
          </table:table-cell>
          <table:table-cell office:value-type="float" office:value="0.1400249" calcext:value-type="float">
            <text:p>0.1400249</text:p>
          </table:table-cell>
          <table:table-cell office:value-type="float" office:value="0.1413508" calcext:value-type="float">
            <text:p>0.1413508</text:p>
          </table:table-cell>
          <table:table-cell office:value-type="float" office:value="0.1470198" calcext:value-type="float">
            <text:p>0.1470198</text:p>
          </table:table-cell>
          <table:table-cell office:value-type="float" office:value="0.1568718" calcext:value-type="float">
            <text:p>0.1568718</text:p>
          </table:table-cell>
          <table:table-cell office:value-type="float" office:value="0.162254" calcext:value-type="float">
            <text:p>0.162254</text:p>
          </table:table-cell>
          <table:table-cell office:value-type="float" office:value="0" calcext:value-type="float">
            <text:p>0</text:p>
          </table:table-cell>
          <table:table-cell office:value-type="float" office:value="38.18808" calcext:value-type="float">
            <text:p>38.18808</text:p>
          </table:table-cell>
          <table:table-cell office:value-type="float" office:value="37.26738" calcext:value-type="float">
            <text:p>37.26738</text:p>
          </table:table-cell>
          <table:table-cell office:value-type="float" office:value="24.32415" calcext:value-type="float">
            <text:p>24.32415</text:p>
          </table:table-cell>
          <table:table-cell office:value-type="float" office:value="6.13081" calcext:value-type="float">
            <text:p>6.13081</text:p>
          </table:table-cell>
          <table:table-cell office:value-type="float" office:value="4.518724" calcext:value-type="float">
            <text:p>4.518724</text:p>
          </table:table-cell>
          <table:table-cell office:value-type="float" office:value="1.871143" calcext:value-type="float">
            <text:p>1.871143</text:p>
          </table:table-cell>
          <table:table-cell office:value-type="float" office:value="1.824875" calcext:value-type="float">
            <text:p>1.824875</text:p>
          </table:table-cell>
          <table:table-cell office:value-type="float" office:value="3.982136" calcext:value-type="float">
            <text:p>3.982136</text:p>
          </table:table-cell>
          <table:table-cell office:value-type="float" office:value="6.873014" calcext:value-type="float">
            <text:p>6.873014</text:p>
          </table:table-cell>
          <table:table-cell office:value-type="float" office:value="7.302503" calcext:value-type="float">
            <text:p>7.302503</text:p>
          </table:table-cell>
          <table:table-cell office:value-type="float" office:value="7.58844" calcext:value-type="float">
            <text:p>7.58844</text:p>
          </table:table-cell>
          <table:table-cell office:value-type="float" office:value="8.044623" calcext:value-type="float">
            <text:p>8.044623</text:p>
          </table:table-cell>
          <table:table-cell office:value-type="float" office:value="9.146255" calcext:value-type="float">
            <text:p>9.146255</text:p>
          </table:table-cell>
          <table:table-cell office:value-type="float" office:value="9.664023" calcext:value-type="float">
            <text:p>9.664023</text:p>
          </table:table-cell>
          <table:table-cell office:value-type="float" office:value="0" calcext:value-type="float">
            <text:p>0</text:p>
          </table:table-cell>
          <table:table-cell office:value-type="float" office:value="8.157417" calcext:value-type="float">
            <text:p>8.157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1.435545" calcext:value-type="float">
            <text:p>1.435545</text:p>
          </table:table-cell>
          <table:table-cell office:value-type="float" office:value="135.6262" calcext:value-type="float">
            <text:p>135.6262</text:p>
          </table:table-cell>
          <table:table-cell office:value-type="float" office:value="5" calcext:value-type="float">
            <text:p>5</text:p>
          </table:table-cell>
          <table:table-cell office:value-type="float" office:value="-3.239189" calcext:value-type="float">
            <text:p>-3.239189</text:p>
          </table:table-cell>
          <table:table-cell office:value-type="float" office:value="31.38708" calcext:value-type="float">
            <text:p>31.38708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62732" calcext:value-type="float">
            <text:p>0.07862732</text:p>
          </table:table-cell>
          <table:table-cell office:value-type="float" office:value="1174.13" calcext:value-type="float">
            <text:p>1174.13</text:p>
          </table:table-cell>
          <table:table-cell office:value-type="float" office:value="1.106353" calcext:value-type="float">
            <text:p>1.106353</text:p>
          </table:table-cell>
          <table:table-cell office:value-type="float" office:value="0" calcext:value-type="float">
            <text:p>0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0.4201887" calcext:value-type="float">
            <text:p>0.4201887</text:p>
          </table:table-cell>
          <table:table-cell office:value-type="float" office:value="0.2970301" calcext:value-type="float">
            <text:p>0.2970301</text:p>
          </table:table-cell>
          <table:table-cell office:value-type="float" office:value="0.08757742" calcext:value-type="float">
            <text:p>0.08757742</text:p>
          </table:table-cell>
          <table:table-cell office:value-type="float" office:value="0.07676671" calcext:value-type="float">
            <text:p>0.07676671</text:p>
          </table:table-cell>
          <table:table-cell office:value-type="float" office:value="0.03857255" calcext:value-type="float">
            <text:p>0.03857255</text:p>
          </table:table-cell>
          <table:table-cell office:value-type="float" office:value="0.0389699" calcext:value-type="float">
            <text:p>0.0389699</text:p>
          </table:table-cell>
          <table:table-cell office:value-type="float" office:value="0.07740173" calcext:value-type="float">
            <text:p>0.07740173</text:p>
          </table:table-cell>
          <table:table-cell office:value-type="float" office:value="0.1397228" calcext:value-type="float">
            <text:p>0.1397228</text:p>
          </table:table-cell>
          <table:table-cell office:value-type="float" office:value="0.1400815" calcext:value-type="float">
            <text:p>0.1400815</text:p>
          </table:table-cell>
          <table:table-cell office:value-type="float" office:value="0.1413925" calcext:value-type="float">
            <text:p>0.1413925</text:p>
          </table:table-cell>
          <table:table-cell office:value-type="float" office:value="0.1470726" calcext:value-type="float">
            <text:p>0.1470726</text:p>
          </table:table-cell>
          <table:table-cell office:value-type="float" office:value="0.1569259" calcext:value-type="float">
            <text:p>0.1569259</text:p>
          </table:table-cell>
          <table:table-cell office:value-type="float" office:value="0.1623119" calcext:value-type="float">
            <text:p>0.1623119</text:p>
          </table:table-cell>
          <table:table-cell office:value-type="float" office:value="0" calcext:value-type="float">
            <text:p>0</text:p>
          </table:table-cell>
          <table:table-cell office:value-type="float" office:value="38.18821" calcext:value-type="float">
            <text:p>38.18821</text:p>
          </table:table-cell>
          <table:table-cell office:value-type="float" office:value="37.28268" calcext:value-type="float">
            <text:p>37.28268</text:p>
          </table:table-cell>
          <table:table-cell office:value-type="float" office:value="24.34442" calcext:value-type="float">
            <text:p>24.34442</text:p>
          </table:table-cell>
          <table:table-cell office:value-type="float" office:value="6.13907" calcext:value-type="float">
            <text:p>6.13907</text:p>
          </table:table-cell>
          <table:table-cell office:value-type="float" office:value="4.527514" calcext:value-type="float">
            <text:p>4.527514</text:p>
          </table:table-cell>
          <table:table-cell office:value-type="float" office:value="1.874175" calcext:value-type="float">
            <text:p>1.874175</text:p>
          </table:table-cell>
          <table:table-cell office:value-type="float" office:value="1.827419" calcext:value-type="float">
            <text:p>1.827419</text:p>
          </table:table-cell>
          <table:table-cell office:value-type="float" office:value="3.9873" calcext:value-type="float">
            <text:p>3.9873</text:p>
          </table:table-cell>
          <table:table-cell office:value-type="float" office:value="6.879497" calcext:value-type="float">
            <text:p>6.879497</text:p>
          </table:table-cell>
          <table:table-cell office:value-type="float" office:value="7.308805" calcext:value-type="float">
            <text:p>7.308805</text:p>
          </table:table-cell>
          <table:table-cell office:value-type="float" office:value="7.594839" calcext:value-type="float">
            <text:p>7.594839</text:p>
          </table:table-cell>
          <table:table-cell office:value-type="float" office:value="8.050981" calcext:value-type="float">
            <text:p>8.050981</text:p>
          </table:table-cell>
          <table:table-cell office:value-type="float" office:value="9.151294" calcext:value-type="float">
            <text:p>9.151294</text:p>
          </table:table-cell>
          <table:table-cell office:value-type="float" office:value="9.669162" calcext:value-type="float">
            <text:p>9.669162</text:p>
          </table:table-cell>
          <table:table-cell office:value-type="float" office:value="0" calcext:value-type="float">
            <text:p>0</text:p>
          </table:table-cell>
          <table:table-cell office:value-type="float" office:value="6.459279" calcext:value-type="float">
            <text:p>6.45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1.433078" calcext:value-type="float">
            <text:p>1.433078</text:p>
          </table:table-cell>
          <table:table-cell office:value-type="float" office:value="135.6215" calcext:value-type="float">
            <text:p>135.6215</text:p>
          </table:table-cell>
          <table:table-cell office:value-type="float" office:value="5" calcext:value-type="float">
            <text:p>5</text:p>
          </table:table-cell>
          <table:table-cell office:value-type="float" office:value="-3.237971" calcext:value-type="float">
            <text:p>-3.237971</text:p>
          </table:table-cell>
          <table:table-cell office:value-type="float" office:value="31.40979" calcext:value-type="float">
            <text:p>31.40979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60202" calcext:value-type="float">
            <text:p>0.07860202</text:p>
          </table:table-cell>
          <table:table-cell office:value-type="float" office:value="1174.117" calcext:value-type="float">
            <text:p>1174.117</text:p>
          </table:table-cell>
          <table:table-cell office:value-type="float" office:value="1.104169" calcext:value-type="float">
            <text:p>1.104169</text:p>
          </table:table-cell>
          <table:table-cell office:value-type="float" office:value="0" calcext:value-type="float">
            <text:p>0</text:p>
          </table:table-cell>
          <table:table-cell office:value-type="float" office:value="0.3020901" calcext:value-type="float">
            <text:p>0.3020901</text:p>
          </table:table-cell>
          <table:table-cell office:value-type="float" office:value="0.394862" calcext:value-type="float">
            <text:p>0.394862</text:p>
          </table:table-cell>
          <table:table-cell office:value-type="float" office:value="0.27562" calcext:value-type="float">
            <text:p>0.27562</text:p>
          </table:table-cell>
          <table:table-cell office:value-type="float" office:value="0.08050436" calcext:value-type="float">
            <text:p>0.08050436</text:p>
          </table:table-cell>
          <table:table-cell office:value-type="float" office:value="0.07003053" calcext:value-type="float">
            <text:p>0.07003053</text:p>
          </table:table-cell>
          <table:table-cell office:value-type="float" office:value="0.03600741" calcext:value-type="float">
            <text:p>0.03600741</text:p>
          </table:table-cell>
          <table:table-cell office:value-type="float" office:value="0.03745521" calcext:value-type="float">
            <text:p>0.03745521</text:p>
          </table:table-cell>
          <table:table-cell office:value-type="float" office:value="0.07685081" calcext:value-type="float">
            <text:p>0.07685081</text:p>
          </table:table-cell>
          <table:table-cell office:value-type="float" office:value="0.1396322" calcext:value-type="float">
            <text:p>0.1396322</text:p>
          </table:table-cell>
          <table:table-cell office:value-type="float" office:value="0.1401131" calcext:value-type="float">
            <text:p>0.1401131</text:p>
          </table:table-cell>
          <table:table-cell office:value-type="float" office:value="0.1414161" calcext:value-type="float">
            <text:p>0.1414161</text:p>
          </table:table-cell>
          <table:table-cell office:value-type="float" office:value="0.1471173" calcext:value-type="float">
            <text:p>0.1471173</text:p>
          </table:table-cell>
          <table:table-cell office:value-type="float" office:value="0.1570583" calcext:value-type="float">
            <text:p>0.1570583</text:p>
          </table:table-cell>
          <table:table-cell office:value-type="float" office:value="0.162347" calcext:value-type="float">
            <text:p>0.162347</text:p>
          </table:table-cell>
          <table:table-cell office:value-type="float" office:value="0" calcext:value-type="float">
            <text:p>0</text:p>
          </table:table-cell>
          <table:table-cell office:value-type="float" office:value="38.18375" calcext:value-type="float">
            <text:p>38.18375</text:p>
          </table:table-cell>
          <table:table-cell office:value-type="float" office:value="37.29069" calcext:value-type="float">
            <text:p>37.29069</text:p>
          </table:table-cell>
          <table:table-cell office:value-type="float" office:value="24.35905" calcext:value-type="float">
            <text:p>24.35905</text:p>
          </table:table-cell>
          <table:table-cell office:value-type="float" office:value="6.14556" calcext:value-type="float">
            <text:p>6.14556</text:p>
          </table:table-cell>
          <table:table-cell office:value-type="float" office:value="4.534708" calcext:value-type="float">
            <text:p>4.534708</text:p>
          </table:table-cell>
          <table:table-cell office:value-type="float" office:value="1.876838" calcext:value-type="float">
            <text:p>1.876838</text:p>
          </table:table-cell>
          <table:table-cell office:value-type="float" office:value="1.829794" calcext:value-type="float">
            <text:p>1.829794</text:p>
          </table:table-cell>
          <table:table-cell office:value-type="float" office:value="3.992356" calcext:value-type="float">
            <text:p>3.992356</text:p>
          </table:table-cell>
          <table:table-cell office:value-type="float" office:value="6.885926" calcext:value-type="float">
            <text:p>6.885926</text:p>
          </table:table-cell>
          <table:table-cell office:value-type="float" office:value="7.315108" calcext:value-type="float">
            <text:p>7.315108</text:p>
          </table:table-cell>
          <table:table-cell office:value-type="float" office:value="7.60123" calcext:value-type="float">
            <text:p>7.60123</text:p>
          </table:table-cell>
          <table:table-cell office:value-type="float" office:value="8.057338" calcext:value-type="float">
            <text:p>8.057338</text:p>
          </table:table-cell>
          <table:table-cell office:value-type="float" office:value="9.156345" calcext:value-type="float">
            <text:p>9.156345</text:p>
          </table:table-cell>
          <table:table-cell office:value-type="float" office:value="9.674229" calcext:value-type="float">
            <text:p>9.674229</text:p>
          </table:table-cell>
          <table:table-cell office:value-type="float" office:value="0" calcext:value-type="float">
            <text:p>0</text:p>
          </table:table-cell>
          <table:table-cell office:value-type="float" office:value="5.095032" calcext:value-type="float">
            <text:p>5.095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1.430571" calcext:value-type="float">
            <text:p>1.430571</text:p>
          </table:table-cell>
          <table:table-cell office:value-type="float" office:value="135.617" calcext:value-type="float">
            <text:p>135.617</text:p>
          </table:table-cell>
          <table:table-cell office:value-type="float" office:value="5" calcext:value-type="float">
            <text:p>5</text:p>
          </table:table-cell>
          <table:table-cell office:value-type="float" office:value="-3.236704" calcext:value-type="float">
            <text:p>-3.236704</text:p>
          </table:table-cell>
          <table:table-cell office:value-type="float" office:value="31.43212" calcext:value-type="float">
            <text:p>31.43212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47028" calcext:value-type="float">
            <text:p>0.07847028</text:p>
          </table:table-cell>
          <table:table-cell office:value-type="float" office:value="1174.103" calcext:value-type="float">
            <text:p>1174.103</text:p>
          </table:table-cell>
          <table:table-cell office:value-type="float" office:value="1.101869" calcext:value-type="float">
            <text:p>1.101869</text:p>
          </table:table-cell>
          <table:table-cell office:value-type="float" office:value="0" calcext:value-type="float">
            <text:p>0</text:p>
          </table:table-cell>
          <table:table-cell office:value-type="float" office:value="0.298973" calcext:value-type="float">
            <text:p>0.298973</text:p>
          </table:table-cell>
          <table:table-cell office:value-type="float" office:value="0.410239" calcext:value-type="float">
            <text:p>0.410239</text:p>
          </table:table-cell>
          <table:table-cell office:value-type="float" office:value="0.2814375" calcext:value-type="float">
            <text:p>0.2814375</text:p>
          </table:table-cell>
          <table:table-cell office:value-type="float" office:value="0.08041278" calcext:value-type="float">
            <text:p>0.08041278</text:p>
          </table:table-cell>
          <table:table-cell office:value-type="float" office:value="0.06911766" calcext:value-type="float">
            <text:p>0.06911766</text:p>
          </table:table-cell>
          <table:table-cell office:value-type="float" office:value="0.03470581" calcext:value-type="float">
            <text:p>0.03470581</text:p>
          </table:table-cell>
          <table:table-cell office:value-type="float" office:value="0.03651804" calcext:value-type="float">
            <text:p>0.03651804</text:p>
          </table:table-cell>
          <table:table-cell office:value-type="float" office:value="0.07634532" calcext:value-type="float">
            <text:p>0.07634532</text:p>
          </table:table-cell>
          <table:table-cell office:value-type="float" office:value="0.1396398" calcext:value-type="float">
            <text:p>0.1396398</text:p>
          </table:table-cell>
          <table:table-cell office:value-type="float" office:value="0.140222" calcext:value-type="float">
            <text:p>0.140222</text:p>
          </table:table-cell>
          <table:table-cell office:value-type="float" office:value="0.1415225" calcext:value-type="float">
            <text:p>0.1415225</text:p>
          </table:table-cell>
          <table:table-cell office:value-type="float" office:value="0.1472166" calcext:value-type="float">
            <text:p>0.1472166</text:p>
          </table:table-cell>
          <table:table-cell office:value-type="float" office:value="0.1570589" calcext:value-type="float">
            <text:p>0.1570589</text:p>
          </table:table-cell>
          <table:table-cell office:value-type="float" office:value="0.162417" calcext:value-type="float">
            <text:p>0.162417</text:p>
          </table:table-cell>
          <table:table-cell office:value-type="float" office:value="0" calcext:value-type="float">
            <text:p>0</text:p>
          </table:table-cell>
          <table:table-cell office:value-type="float" office:value="38.18161" calcext:value-type="float">
            <text:p>38.18161</text:p>
          </table:table-cell>
          <table:table-cell office:value-type="float" office:value="37.29674" calcext:value-type="float">
            <text:p>37.29674</text:p>
          </table:table-cell>
          <table:table-cell office:value-type="float" office:value="24.37113" calcext:value-type="float">
            <text:p>24.37113</text:p>
          </table:table-cell>
          <table:table-cell office:value-type="float" office:value="6.15103" calcext:value-type="float">
            <text:p>6.15103</text:p>
          </table:table-cell>
          <table:table-cell office:value-type="float" office:value="4.540927" calcext:value-type="float">
            <text:p>4.540927</text:p>
          </table:table-cell>
          <table:table-cell office:value-type="float" office:value="1.879212" calcext:value-type="float">
            <text:p>1.879212</text:p>
          </table:table-cell>
          <table:table-cell office:value-type="float" office:value="1.832011" calcext:value-type="float">
            <text:p>1.832011</text:p>
          </table:table-cell>
          <table:table-cell office:value-type="float" office:value="3.997281" calcext:value-type="float">
            <text:p>3.997281</text:p>
          </table:table-cell>
          <table:table-cell office:value-type="float" office:value="6.892295" calcext:value-type="float">
            <text:p>6.892295</text:p>
          </table:table-cell>
          <table:table-cell office:value-type="float" office:value="7.321385" calcext:value-type="float">
            <text:p>7.321385</text:p>
          </table:table-cell>
          <table:table-cell office:value-type="float" office:value="7.607622" calcext:value-type="float">
            <text:p>7.607622</text:p>
          </table:table-cell>
          <table:table-cell office:value-type="float" office:value="8.063695" calcext:value-type="float">
            <text:p>8.063695</text:p>
          </table:table-cell>
          <table:table-cell office:value-type="float" office:value="9.161462" calcext:value-type="float">
            <text:p>9.161462</text:p>
          </table:table-cell>
          <table:table-cell office:value-type="float" office:value="9.679293" calcext:value-type="float">
            <text:p>9.679293</text:p>
          </table:table-cell>
          <table:table-cell office:value-type="float" office:value="0" calcext:value-type="float">
            <text:p>0</text:p>
          </table:table-cell>
          <table:table-cell office:value-type="float" office:value="4.583029" calcext:value-type="float">
            <text:p>4.58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1.428006" calcext:value-type="float">
            <text:p>1.428006</text:p>
          </table:table-cell>
          <table:table-cell office:value-type="float" office:value="135.6124" calcext:value-type="float">
            <text:p>135.6124</text:p>
          </table:table-cell>
          <table:table-cell office:value-type="float" office:value="5" calcext:value-type="float">
            <text:p>5</text:p>
          </table:table-cell>
          <table:table-cell office:value-type="float" office:value="-3.235215" calcext:value-type="float">
            <text:p>-3.235215</text:p>
          </table:table-cell>
          <table:table-cell office:value-type="float" office:value="31.45453" calcext:value-type="float">
            <text:p>31.45453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38108" calcext:value-type="float">
            <text:p>0.07838108</text:p>
          </table:table-cell>
          <table:table-cell office:value-type="float" office:value="1174.089" calcext:value-type="float">
            <text:p>1174.089</text:p>
          </table:table-cell>
          <table:table-cell office:value-type="float" office:value="1.099299" calcext:value-type="float">
            <text:p>1.099299</text:p>
          </table:table-cell>
          <table:table-cell office:value-type="float" office:value="0" calcext:value-type="float">
            <text:p>0</text:p>
          </table:table-cell>
          <table:table-cell office:value-type="float" office:value="0.2927974" calcext:value-type="float">
            <text:p>0.2927974</text:p>
          </table:table-cell>
          <table:table-cell office:value-type="float" office:value="0.4273047" calcext:value-type="float">
            <text:p>0.4273047</text:p>
          </table:table-cell>
          <table:table-cell office:value-type="float" office:value="0.2936011" calcext:value-type="float">
            <text:p>0.2936011</text:p>
          </table:table-cell>
          <table:table-cell office:value-type="float" office:value="0.08336009" calcext:value-type="float">
            <text:p>0.08336009</text:p>
          </table:table-cell>
          <table:table-cell office:value-type="float" office:value="0.0711038" calcext:value-type="float">
            <text:p>0.0711038</text:p>
          </table:table-cell>
          <table:table-cell office:value-type="float" office:value="0.03501454" calcext:value-type="float">
            <text:p>0.03501454</text:p>
          </table:table-cell>
          <table:table-cell office:value-type="float" office:value="0.03646867" calcext:value-type="float">
            <text:p>0.03646867</text:p>
          </table:table-cell>
          <table:table-cell office:value-type="float" office:value="0.07610884" calcext:value-type="float">
            <text:p>0.07610884</text:p>
          </table:table-cell>
          <table:table-cell office:value-type="float" office:value="0.139605" calcext:value-type="float">
            <text:p>0.139605</text:p>
          </table:table-cell>
          <table:table-cell office:value-type="float" office:value="0.1403076" calcext:value-type="float">
            <text:p>0.1403076</text:p>
          </table:table-cell>
          <table:table-cell office:value-type="float" office:value="0.1416172" calcext:value-type="float">
            <text:p>0.1416172</text:p>
          </table:table-cell>
          <table:table-cell office:value-type="float" office:value="0.1473052" calcext:value-type="float">
            <text:p>0.1473052</text:p>
          </table:table-cell>
          <table:table-cell office:value-type="float" office:value="0.1570968" calcext:value-type="float">
            <text:p>0.1570968</text:p>
          </table:table-cell>
          <table:table-cell office:value-type="float" office:value="0.162475" calcext:value-type="float">
            <text:p>0.162475</text:p>
          </table:table-cell>
          <table:table-cell office:value-type="float" office:value="0" calcext:value-type="float">
            <text:p>0</text:p>
          </table:table-cell>
          <table:table-cell office:value-type="float" office:value="38.17849" calcext:value-type="float">
            <text:p>38.17849</text:p>
          </table:table-cell>
          <table:table-cell office:value-type="float" office:value="37.30597" calcext:value-type="float">
            <text:p>37.30597</text:p>
          </table:table-cell>
          <table:table-cell office:value-type="float" office:value="24.38499" calcext:value-type="float">
            <text:p>24.38499</text:p>
          </table:table-cell>
          <table:table-cell office:value-type="float" office:value="6.156798" calcext:value-type="float">
            <text:p>6.156798</text:p>
          </table:table-cell>
          <table:table-cell office:value-type="float" office:value="4.54725" calcext:value-type="float">
            <text:p>4.54725</text:p>
          </table:table-cell>
          <table:table-cell office:value-type="float" office:value="1.881538" calcext:value-type="float">
            <text:p>1.881538</text:p>
          </table:table-cell>
          <table:table-cell office:value-type="float" office:value="1.83417" calcext:value-type="float">
            <text:p>1.83417</text:p>
          </table:table-cell>
          <table:table-cell office:value-type="float" office:value="4.002103" calcext:value-type="float">
            <text:p>4.002103</text:p>
          </table:table-cell>
          <table:table-cell office:value-type="float" office:value="6.898614" calcext:value-type="float">
            <text:p>6.898614</text:p>
          </table:table-cell>
          <table:table-cell office:value-type="float" office:value="7.327614" calcext:value-type="float">
            <text:p>7.327614</text:p>
          </table:table-cell>
          <table:table-cell office:value-type="float" office:value="7.614014" calcext:value-type="float">
            <text:p>7.614014</text:p>
          </table:table-cell>
          <table:table-cell office:value-type="float" office:value="8.070057" calcext:value-type="float">
            <text:p>8.070057</text:p>
          </table:table-cell>
          <table:table-cell office:value-type="float" office:value="9.166501" calcext:value-type="float">
            <text:p>9.166501</text:p>
          </table:table-cell>
          <table:table-cell office:value-type="float" office:value="9.684344" calcext:value-type="float">
            <text:p>9.684344</text:p>
          </table:table-cell>
          <table:table-cell office:value-type="float" office:value="0" calcext:value-type="float">
            <text:p>0</text:p>
          </table:table-cell>
          <table:table-cell office:value-type="float" office:value="4.120457" calcext:value-type="float">
            <text:p>4.120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1.425521" calcext:value-type="float">
            <text:p>1.425521</text:p>
          </table:table-cell>
          <table:table-cell office:value-type="float" office:value="135.6076" calcext:value-type="float">
            <text:p>135.6076</text:p>
          </table:table-cell>
          <table:table-cell office:value-type="float" office:value="5" calcext:value-type="float">
            <text:p>5</text:p>
          </table:table-cell>
          <table:table-cell office:value-type="float" office:value="-3.233694" calcext:value-type="float">
            <text:p>-3.233694</text:p>
          </table:table-cell>
          <table:table-cell office:value-type="float" office:value="31.4771" calcext:value-type="float">
            <text:p>31.4771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38108" calcext:value-type="float">
            <text:p>0.07838108</text:p>
          </table:table-cell>
          <table:table-cell office:value-type="float" office:value="1174.076" calcext:value-type="float">
            <text:p>1174.076</text:p>
          </table:table-cell>
          <table:table-cell office:value-type="float" office:value="1.096812" calcext:value-type="float">
            <text:p>1.096812</text:p>
          </table:table-cell>
          <table:table-cell office:value-type="float" office:value="0" calcext:value-type="float">
            <text:p>0</text:p>
          </table:table-cell>
          <table:table-cell office:value-type="float" office:value="0.2867265" calcext:value-type="float">
            <text:p>0.2867265</text:p>
          </table:table-cell>
          <table:table-cell office:value-type="float" office:value="0.4222883" calcext:value-type="float">
            <text:p>0.4222883</text:p>
          </table:table-cell>
          <table:table-cell office:value-type="float" office:value="0.2938016" calcext:value-type="float">
            <text:p>0.2938016</text:p>
          </table:table-cell>
          <table:table-cell office:value-type="float" office:value="0.0840797" calcext:value-type="float">
            <text:p>0.0840797</text:p>
          </table:table-cell>
          <table:table-cell office:value-type="float" office:value="0.0718505" calcext:value-type="float">
            <text:p>0.0718505</text:p>
          </table:table-cell>
          <table:table-cell office:value-type="float" office:value="0.03546613" calcext:value-type="float">
            <text:p>0.03546613</text:p>
          </table:table-cell>
          <table:table-cell office:value-type="float" office:value="0.03666949" calcext:value-type="float">
            <text:p>0.03666949</text:p>
          </table:table-cell>
          <table:table-cell office:value-type="float" office:value="0.07611378" calcext:value-type="float">
            <text:p>0.07611378</text:p>
          </table:table-cell>
          <table:table-cell office:value-type="float" office:value="0.1395908" calcext:value-type="float">
            <text:p>0.1395908</text:p>
          </table:table-cell>
          <table:table-cell office:value-type="float" office:value="0.1403744" calcext:value-type="float">
            <text:p>0.1403744</text:p>
          </table:table-cell>
          <table:table-cell office:value-type="float" office:value="0.1416979" calcext:value-type="float">
            <text:p>0.1416979</text:p>
          </table:table-cell>
          <table:table-cell office:value-type="float" office:value="0.1473852" calcext:value-type="float">
            <text:p>0.1473852</text:p>
          </table:table-cell>
          <table:table-cell office:value-type="float" office:value="0.1571461" calcext:value-type="float">
            <text:p>0.1571461</text:p>
          </table:table-cell>
          <table:table-cell office:value-type="float" office:value="0.16253" calcext:value-type="float">
            <text:p>0.16253</text:p>
          </table:table-cell>
          <table:table-cell office:value-type="float" office:value="0" calcext:value-type="float">
            <text:p>0</text:p>
          </table:table-cell>
          <table:table-cell office:value-type="float" office:value="38.17531" calcext:value-type="float">
            <text:p>38.17531</text:p>
          </table:table-cell>
          <table:table-cell office:value-type="float" office:value="37.31726" calcext:value-type="float">
            <text:p>37.31726</text:p>
          </table:table-cell>
          <table:table-cell office:value-type="float" office:value="24.40061" calcext:value-type="float">
            <text:p>24.40061</text:p>
          </table:table-cell>
          <table:table-cell office:value-type="float" office:value="6.16306" calcext:value-type="float">
            <text:p>6.16306</text:p>
          </table:table-cell>
          <table:table-cell office:value-type="float" office:value="4.553927" calcext:value-type="float">
            <text:p>4.553927</text:p>
          </table:table-cell>
          <table:table-cell office:value-type="float" office:value="1.88393" calcext:value-type="float">
            <text:p>1.88393</text:p>
          </table:table-cell>
          <table:table-cell office:value-type="float" office:value="1.836333" calcext:value-type="float">
            <text:p>1.836333</text:p>
          </table:table-cell>
          <table:table-cell office:value-type="float" office:value="4.006871" calcext:value-type="float">
            <text:p>4.006871</text:p>
          </table:table-cell>
          <table:table-cell office:value-type="float" office:value="6.904882" calcext:value-type="float">
            <text:p>6.904882</text:p>
          </table:table-cell>
          <table:table-cell office:value-type="float" office:value="7.333838" calcext:value-type="float">
            <text:p>7.333838</text:p>
          </table:table-cell>
          <table:table-cell office:value-type="float" office:value="7.620368" calcext:value-type="float">
            <text:p>7.620368</text:p>
          </table:table-cell>
          <table:table-cell office:value-type="float" office:value="8.076414" calcext:value-type="float">
            <text:p>8.076414</text:p>
          </table:table-cell>
          <table:table-cell office:value-type="float" office:value="9.17154" calcext:value-type="float">
            <text:p>9.17154</text:p>
          </table:table-cell>
          <table:table-cell office:value-type="float" office:value="9.689406" calcext:value-type="float">
            <text:p>9.689406</text:p>
          </table:table-cell>
          <table:table-cell office:value-type="float" office:value="0" calcext:value-type="float">
            <text:p>0</text:p>
          </table:table-cell>
          <table:table-cell office:value-type="float" office:value="3.440008" calcext:value-type="float">
            <text:p>3.440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1.423328" calcext:value-type="float">
            <text:p>1.423328</text:p>
          </table:table-cell>
          <table:table-cell office:value-type="float" office:value="135.6031" calcext:value-type="float">
            <text:p>135.6031</text:p>
          </table:table-cell>
          <table:table-cell office:value-type="float" office:value="5" calcext:value-type="float">
            <text:p>5</text:p>
          </table:table-cell>
          <table:table-cell office:value-type="float" office:value="-3.23222" calcext:value-type="float">
            <text:p>-3.23222</text:p>
          </table:table-cell>
          <table:table-cell office:value-type="float" office:value="31.49938" calcext:value-type="float">
            <text:p>31.49938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27657" calcext:value-type="float">
            <text:p>0.07827657</text:p>
          </table:table-cell>
          <table:table-cell office:value-type="float" office:value="1174.062" calcext:value-type="float">
            <text:p>1174.062</text:p>
          </table:table-cell>
          <table:table-cell office:value-type="float" office:value="1.094512" calcext:value-type="float">
            <text:p>1.094512</text:p>
          </table:table-cell>
          <table:table-cell office:value-type="float" office:value="0" calcext:value-type="float">
            <text:p>0</text:p>
          </table:table-cell>
          <table:table-cell office:value-type="float" office:value="0.2866117" calcext:value-type="float">
            <text:p>0.2866117</text:p>
          </table:table-cell>
          <table:table-cell office:value-type="float" office:value="0.4140416" calcext:value-type="float">
            <text:p>0.4140416</text:p>
          </table:table-cell>
          <table:table-cell office:value-type="float" office:value="0.2859707" calcext:value-type="float">
            <text:p>0.2859707</text:p>
          </table:table-cell>
          <table:table-cell office:value-type="float" office:value="0.08140556" calcext:value-type="float">
            <text:p>0.08140556</text:p>
          </table:table-cell>
          <table:table-cell office:value-type="float" office:value="0.06943961" calcext:value-type="float">
            <text:p>0.06943961</text:p>
          </table:table-cell>
          <table:table-cell office:value-type="float" office:value="0.0346509" calcext:value-type="float">
            <text:p>0.0346509</text:p>
          </table:table-cell>
          <table:table-cell office:value-type="float" office:value="0.03626361" calcext:value-type="float">
            <text:p>0.03626361</text:p>
          </table:table-cell>
          <table:table-cell office:value-type="float" office:value="0.07603863" calcext:value-type="float">
            <text:p>0.07603863</text:p>
          </table:table-cell>
          <table:table-cell office:value-type="float" office:value="0.1396012" calcext:value-type="float">
            <text:p>0.1396012</text:p>
          </table:table-cell>
          <table:table-cell office:value-type="float" office:value="0.1404335" calcext:value-type="float">
            <text:p>0.1404335</text:p>
          </table:table-cell>
          <table:table-cell office:value-type="float" office:value="0.1417712" calcext:value-type="float">
            <text:p>0.1417712</text:p>
          </table:table-cell>
          <table:table-cell office:value-type="float" office:value="0.147467" calcext:value-type="float">
            <text:p>0.147467</text:p>
          </table:table-cell>
          <table:table-cell office:value-type="float" office:value="0.1572816" calcext:value-type="float">
            <text:p>0.1572816</text:p>
          </table:table-cell>
          <table:table-cell office:value-type="float" office:value="0.1625575" calcext:value-type="float">
            <text:p>0.1625575</text:p>
          </table:table-cell>
          <table:table-cell office:value-type="float" office:value="0" calcext:value-type="float">
            <text:p>0</text:p>
          </table:table-cell>
          <table:table-cell office:value-type="float" office:value="38.1706" calcext:value-type="float">
            <text:p>38.1706</text:p>
          </table:table-cell>
          <table:table-cell office:value-type="float" office:value="37.32597" calcext:value-type="float">
            <text:p>37.32597</text:p>
          </table:table-cell>
          <table:table-cell office:value-type="float" office:value="24.41444" calcext:value-type="float">
            <text:p>24.41444</text:p>
          </table:table-cell>
          <table:table-cell office:value-type="float" office:value="6.168867" calcext:value-type="float">
            <text:p>6.168867</text:p>
          </table:table-cell>
          <table:table-cell office:value-type="float" office:value="4.560263" calcext:value-type="float">
            <text:p>4.560263</text:p>
          </table:table-cell>
          <table:table-cell office:value-type="float" office:value="1.886274" calcext:value-type="float">
            <text:p>1.886274</text:p>
          </table:table-cell>
          <table:table-cell office:value-type="float" office:value="1.838474" calcext:value-type="float">
            <text:p>1.838474</text:p>
          </table:table-cell>
          <table:table-cell office:value-type="float" office:value="4.011601" calcext:value-type="float">
            <text:p>4.011601</text:p>
          </table:table-cell>
          <table:table-cell office:value-type="float" office:value="6.911101" calcext:value-type="float">
            <text:p>6.911101</text:p>
          </table:table-cell>
          <table:table-cell office:value-type="float" office:value="7.340065" calcext:value-type="float">
            <text:p>7.340065</text:p>
          </table:table-cell>
          <table:table-cell office:value-type="float" office:value="7.626703" calcext:value-type="float">
            <text:p>7.626703</text:p>
          </table:table-cell>
          <table:table-cell office:value-type="float" office:value="8.082767" calcext:value-type="float">
            <text:p>8.082767</text:p>
          </table:table-cell>
          <table:table-cell office:value-type="float" office:value="9.17667" calcext:value-type="float">
            <text:p>9.17667</text:p>
          </table:table-cell>
          <table:table-cell office:value-type="float" office:value="9.694407" calcext:value-type="float">
            <text:p>9.694407</text:p>
          </table:table-cell>
          <table:table-cell office:value-type="float" office:value="0" calcext:value-type="float">
            <text:p>0</text:p>
          </table:table-cell>
          <table:table-cell office:value-type="float" office:value="2.790676" calcext:value-type="float">
            <text:p>2.790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1.422627" calcext:value-type="float">
            <text:p>1.422627</text:p>
          </table:table-cell>
          <table:table-cell office:value-type="float" office:value="135.5985" calcext:value-type="float">
            <text:p>135.5985</text:p>
          </table:table-cell>
          <table:table-cell office:value-type="float" office:value="5" calcext:value-type="float">
            <text:p>5</text:p>
          </table:table-cell>
          <table:table-cell office:value-type="float" office:value="-3.228957" calcext:value-type="float">
            <text:p>-3.228957</text:p>
          </table:table-cell>
          <table:table-cell office:value-type="float" office:value="31.52163" calcext:value-type="float">
            <text:p>31.52163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14142" calcext:value-type="float">
            <text:p>0.07814142</text:p>
          </table:table-cell>
          <table:table-cell office:value-type="float" office:value="1174.049" calcext:value-type="float">
            <text:p>1174.049</text:p>
          </table:table-cell>
          <table:table-cell office:value-type="float" office:value="1.091945" calcext:value-type="float">
            <text:p>1.091945</text:p>
          </table:table-cell>
          <table:table-cell office:value-type="float" office:value="0" calcext:value-type="float">
            <text:p>0</text:p>
          </table:table-cell>
          <table:table-cell office:value-type="float" office:value="0.2925731" calcext:value-type="float">
            <text:p>0.2925731</text:p>
          </table:table-cell>
          <table:table-cell office:value-type="float" office:value="0.4282391" calcext:value-type="float">
            <text:p>0.4282391</text:p>
          </table:table-cell>
          <table:table-cell office:value-type="float" office:value="0.2956646" calcext:value-type="float">
            <text:p>0.2956646</text:p>
          </table:table-cell>
          <table:table-cell office:value-type="float" office:value="0.08361196" calcext:value-type="float">
            <text:p>0.08361196</text:p>
          </table:table-cell>
          <table:table-cell office:value-type="float" office:value="0.07083064" calcext:value-type="float">
            <text:p>0.07083064</text:p>
          </table:table-cell>
          <table:table-cell office:value-type="float" office:value="0.03490534" calcext:value-type="float">
            <text:p>0.03490534</text:p>
          </table:table-cell>
          <table:table-cell office:value-type="float" office:value="0.03624719" calcext:value-type="float">
            <text:p>0.03624719</text:p>
          </table:table-cell>
          <table:table-cell office:value-type="float" office:value="0.07596171" calcext:value-type="float">
            <text:p>0.07596171</text:p>
          </table:table-cell>
          <table:table-cell office:value-type="float" office:value="0.1396199" calcext:value-type="float">
            <text:p>0.1396199</text:p>
          </table:table-cell>
          <table:table-cell office:value-type="float" office:value="0.1404977" calcext:value-type="float">
            <text:p>0.1404977</text:p>
          </table:table-cell>
          <table:table-cell office:value-type="float" office:value="0.1418473" calcext:value-type="float">
            <text:p>0.1418473</text:p>
          </table:table-cell>
          <table:table-cell office:value-type="float" office:value="0.1475426" calcext:value-type="float">
            <text:p>0.1475426</text:p>
          </table:table-cell>
          <table:table-cell office:value-type="float" office:value="0.1572786" calcext:value-type="float">
            <text:p>0.1572786</text:p>
          </table:table-cell>
          <table:table-cell office:value-type="float" office:value="0.1626232" calcext:value-type="float">
            <text:p>0.1626232</text:p>
          </table:table-cell>
          <table:table-cell office:value-type="float" office:value="0" calcext:value-type="float">
            <text:p>0</text:p>
          </table:table-cell>
          <table:table-cell office:value-type="float" office:value="38.16679" calcext:value-type="float">
            <text:p>38.16679</text:p>
          </table:table-cell>
          <table:table-cell office:value-type="float" office:value="37.33572" calcext:value-type="float">
            <text:p>37.33572</text:p>
          </table:table-cell>
          <table:table-cell office:value-type="float" office:value="24.42862" calcext:value-type="float">
            <text:p>24.42862</text:p>
          </table:table-cell>
          <table:table-cell office:value-type="float" office:value="6.174632" calcext:value-type="float">
            <text:p>6.174632</text:p>
          </table:table-cell>
          <table:table-cell office:value-type="float" office:value="4.566473" calcext:value-type="float">
            <text:p>4.566473</text:p>
          </table:table-cell>
          <table:table-cell office:value-type="float" office:value="1.888567" calcext:value-type="float">
            <text:p>1.888567</text:p>
          </table:table-cell>
          <table:table-cell office:value-type="float" office:value="1.840574" calcext:value-type="float">
            <text:p>1.840574</text:p>
          </table:table-cell>
          <table:table-cell office:value-type="float" office:value="4.016274" calcext:value-type="float">
            <text:p>4.016274</text:p>
          </table:table-cell>
          <table:table-cell office:value-type="float" office:value="6.917274" calcext:value-type="float">
            <text:p>6.917274</text:p>
          </table:table-cell>
          <table:table-cell office:value-type="float" office:value="7.346238" calcext:value-type="float">
            <text:p>7.346238</text:p>
          </table:table-cell>
          <table:table-cell office:value-type="float" office:value="7.633038" calcext:value-type="float">
            <text:p>7.633038</text:p>
          </table:table-cell>
          <table:table-cell office:value-type="float" office:value="8.089128" calcext:value-type="float">
            <text:p>8.089128</text:p>
          </table:table-cell>
          <table:table-cell office:value-type="float" office:value="9.181787" calcext:value-type="float">
            <text:p>9.181787</text:p>
          </table:table-cell>
          <table:table-cell office:value-type="float" office:value="9.699381" calcext:value-type="float">
            <text:p>9.699381</text:p>
          </table:table-cell>
          <table:table-cell office:value-type="float" office:value="0" calcext:value-type="float">
            <text:p>0</text:p>
          </table:table-cell>
          <table:table-cell office:value-type="float" office:value="2.090119" calcext:value-type="float">
            <text:p>2.090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1.423529" calcext:value-type="float">
            <text:p>1.423529</text:p>
          </table:table-cell>
          <table:table-cell office:value-type="float" office:value="135.5938" calcext:value-type="float">
            <text:p>135.5938</text:p>
          </table:table-cell>
          <table:table-cell office:value-type="float" office:value="5" calcext:value-type="float">
            <text:p>5</text:p>
          </table:table-cell>
          <table:table-cell office:value-type="float" office:value="-3.223969" calcext:value-type="float">
            <text:p>-3.223969</text:p>
          </table:table-cell>
          <table:table-cell office:value-type="float" office:value="31.54405" calcext:value-type="float">
            <text:p>31.54405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801101" calcext:value-type="float">
            <text:p>0.07801101</text:p>
          </table:table-cell>
          <table:table-cell office:value-type="float" office:value="1174.035" calcext:value-type="float">
            <text:p>1174.035</text:p>
          </table:table-cell>
          <table:table-cell office:value-type="float" office:value="1.089313" calcext:value-type="float">
            <text:p>1.089313</text:p>
          </table:table-cell>
          <table:table-cell office:value-type="float" office:value="0" calcext:value-type="float">
            <text:p>0</text:p>
          </table:table-cell>
          <table:table-cell office:value-type="float" office:value="0.2981938" calcext:value-type="float">
            <text:p>0.2981938</text:p>
          </table:table-cell>
          <table:table-cell office:value-type="float" office:value="0.4345246" calcext:value-type="float">
            <text:p>0.4345246</text:p>
          </table:table-cell>
          <table:table-cell office:value-type="float" office:value="0.3020084" calcext:value-type="float">
            <text:p>0.3020084</text:p>
          </table:table-cell>
          <table:table-cell office:value-type="float" office:value="0.08559097" calcext:value-type="float">
            <text:p>0.08559097</text:p>
          </table:table-cell>
          <table:table-cell office:value-type="float" office:value="0.0724379" calcext:value-type="float">
            <text:p>0.0724379</text:p>
          </table:table-cell>
          <table:table-cell office:value-type="float" office:value="0.03553847" calcext:value-type="float">
            <text:p>0.03553847</text:p>
          </table:table-cell>
          <table:table-cell office:value-type="float" office:value="0.03650171" calcext:value-type="float">
            <text:p>0.03650171</text:p>
          </table:table-cell>
          <table:table-cell office:value-type="float" office:value="0.07604299" calcext:value-type="float">
            <text:p>0.07604299</text:p>
          </table:table-cell>
          <table:table-cell office:value-type="float" office:value="0.1396595" calcext:value-type="float">
            <text:p>0.1396595</text:p>
          </table:table-cell>
          <table:table-cell office:value-type="float" office:value="0.1405608" calcext:value-type="float">
            <text:p>0.1405608</text:p>
          </table:table-cell>
          <table:table-cell office:value-type="float" office:value="0.141921" calcext:value-type="float">
            <text:p>0.141921</text:p>
          </table:table-cell>
          <table:table-cell office:value-type="float" office:value="0.1476141" calcext:value-type="float">
            <text:p>0.1476141</text:p>
          </table:table-cell>
          <table:table-cell office:value-type="float" office:value="0.1573154" calcext:value-type="float">
            <text:p>0.1573154</text:p>
          </table:table-cell>
          <table:table-cell office:value-type="float" office:value="0.1626873" calcext:value-type="float">
            <text:p>0.1626873</text:p>
          </table:table-cell>
          <table:table-cell office:value-type="float" office:value="0" calcext:value-type="float">
            <text:p>0</text:p>
          </table:table-cell>
          <table:table-cell office:value-type="float" office:value="38.16382" calcext:value-type="float">
            <text:p>38.16382</text:p>
          </table:table-cell>
          <table:table-cell office:value-type="float" office:value="37.34773" calcext:value-type="float">
            <text:p>37.34773</text:p>
          </table:table-cell>
          <table:table-cell office:value-type="float" office:value="24.44458" calcext:value-type="float">
            <text:p>24.44458</text:p>
          </table:table-cell>
          <table:table-cell office:value-type="float" office:value="6.180873" calcext:value-type="float">
            <text:p>6.180873</text:p>
          </table:table-cell>
          <table:table-cell office:value-type="float" office:value="4.57302" calcext:value-type="float">
            <text:p>4.57302</text:p>
          </table:table-cell>
          <table:table-cell office:value-type="float" office:value="1.890926" calcext:value-type="float">
            <text:p>1.890926</text:p>
          </table:table-cell>
          <table:table-cell office:value-type="float" office:value="1.842685" calcext:value-type="float">
            <text:p>1.842685</text:p>
          </table:table-cell>
          <table:table-cell office:value-type="float" office:value="4.020919" calcext:value-type="float">
            <text:p>4.020919</text:p>
          </table:table-cell>
          <table:table-cell office:value-type="float" office:value="6.923401" calcext:value-type="float">
            <text:p>6.923401</text:p>
          </table:table-cell>
          <table:table-cell office:value-type="float" office:value="7.352389" calcext:value-type="float">
            <text:p>7.352389</text:p>
          </table:table-cell>
          <table:table-cell office:value-type="float" office:value="7.639373" calcext:value-type="float">
            <text:p>7.639373</text:p>
          </table:table-cell>
          <table:table-cell office:value-type="float" office:value="8.095482" calcext:value-type="float">
            <text:p>8.095482</text:p>
          </table:table-cell>
          <table:table-cell office:value-type="float" office:value="9.18683" calcext:value-type="float">
            <text:p>9.18683</text:p>
          </table:table-cell>
          <table:table-cell office:value-type="float" office:value="9.704423" calcext:value-type="float">
            <text:p>9.704423</text:p>
          </table:table-cell>
          <table:table-cell office:value-type="float" office:value="0" calcext:value-type="float">
            <text:p>0</text:p>
          </table:table-cell>
          <table:table-cell office:value-type="float" office:value="1.477244" calcext:value-type="float">
            <text:p>1.477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1.422813" calcext:value-type="float">
            <text:p>1.422813</text:p>
          </table:table-cell>
          <table:table-cell office:value-type="float" office:value="135.5891" calcext:value-type="float">
            <text:p>135.5891</text:p>
          </table:table-cell>
          <table:table-cell office:value-type="float" office:value="5" calcext:value-type="float">
            <text:p>5</text:p>
          </table:table-cell>
          <table:table-cell office:value-type="float" office:value="-3.220746" calcext:value-type="float">
            <text:p>-3.220746</text:p>
          </table:table-cell>
          <table:table-cell office:value-type="float" office:value="31.56644" calcext:value-type="float">
            <text:p>31.56644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99269" calcext:value-type="float">
            <text:p>0.07799269</text:p>
          </table:table-cell>
          <table:table-cell office:value-type="float" office:value="1174.022" calcext:value-type="float">
            <text:p>1174.022</text:p>
          </table:table-cell>
          <table:table-cell office:value-type="float" office:value="1.086838" calcext:value-type="float">
            <text:p>1.086838</text:p>
          </table:table-cell>
          <table:table-cell office:value-type="float" office:value="0" calcext:value-type="float">
            <text:p>0</text:p>
          </table:table-cell>
          <table:table-cell office:value-type="float" office:value="0.3005057" calcext:value-type="float">
            <text:p>0.3005057</text:p>
          </table:table-cell>
          <table:table-cell office:value-type="float" office:value="0.4277872" calcext:value-type="float">
            <text:p>0.4277872</text:p>
          </table:table-cell>
          <table:table-cell office:value-type="float" office:value="0.2986271" calcext:value-type="float">
            <text:p>0.2986271</text:p>
          </table:table-cell>
          <table:table-cell office:value-type="float" office:value="0.0849435" calcext:value-type="float">
            <text:p>0.0849435</text:p>
          </table:table-cell>
          <table:table-cell office:value-type="float" office:value="0.07200754" calcext:value-type="float">
            <text:p>0.07200754</text:p>
          </table:table-cell>
          <table:table-cell office:value-type="float" office:value="0.03561966" calcext:value-type="float">
            <text:p>0.03561966</text:p>
          </table:table-cell>
          <table:table-cell office:value-type="float" office:value="0.03655276" calcext:value-type="float">
            <text:p>0.03655276</text:p>
          </table:table-cell>
          <table:table-cell office:value-type="float" office:value="0.07615117" calcext:value-type="float">
            <text:p>0.07615117</text:p>
          </table:table-cell>
          <table:table-cell office:value-type="float" office:value="0.1397204" calcext:value-type="float">
            <text:p>0.1397204</text:p>
          </table:table-cell>
          <table:table-cell office:value-type="float" office:value="0.1406214" calcext:value-type="float">
            <text:p>0.1406214</text:p>
          </table:table-cell>
          <table:table-cell office:value-type="float" office:value="0.1419892" calcext:value-type="float">
            <text:p>0.1419892</text:p>
          </table:table-cell>
          <table:table-cell office:value-type="float" office:value="0.1476806" calcext:value-type="float">
            <text:p>0.1476806</text:p>
          </table:table-cell>
          <table:table-cell office:value-type="float" office:value="0.1573647" calcext:value-type="float">
            <text:p>0.1573647</text:p>
          </table:table-cell>
          <table:table-cell office:value-type="float" office:value="0.1627439" calcext:value-type="float">
            <text:p>0.1627439</text:p>
          </table:table-cell>
          <table:table-cell office:value-type="float" office:value="0" calcext:value-type="float">
            <text:p>0</text:p>
          </table:table-cell>
          <table:table-cell office:value-type="float" office:value="38.16066" calcext:value-type="float">
            <text:p>38.16066</text:p>
          </table:table-cell>
          <table:table-cell office:value-type="float" office:value="37.35966" calcext:value-type="float">
            <text:p>37.35966</text:p>
          </table:table-cell>
          <table:table-cell office:value-type="float" office:value="24.46079" calcext:value-type="float">
            <text:p>24.46079</text:p>
          </table:table-cell>
          <table:table-cell office:value-type="float" office:value="6.187234" calcext:value-type="float">
            <text:p>6.187234</text:p>
          </table:table-cell>
          <table:table-cell office:value-type="float" office:value="4.579678" calcext:value-type="float">
            <text:p>4.579678</text:p>
          </table:table-cell>
          <table:table-cell office:value-type="float" office:value="1.893331" calcext:value-type="float">
            <text:p>1.893331</text:p>
          </table:table-cell>
          <table:table-cell office:value-type="float" office:value="1.844809" calcext:value-type="float">
            <text:p>1.844809</text:p>
          </table:table-cell>
          <table:table-cell office:value-type="float" office:value="4.025537" calcext:value-type="float">
            <text:p>4.025537</text:p>
          </table:table-cell>
          <table:table-cell office:value-type="float" office:value="6.929485" calcext:value-type="float">
            <text:p>6.929485</text:p>
          </table:table-cell>
          <table:table-cell office:value-type="float" office:value="7.358538" calcext:value-type="float">
            <text:p>7.358538</text:p>
          </table:table-cell>
          <table:table-cell office:value-type="float" office:value="7.645708" calcext:value-type="float">
            <text:p>7.645708</text:p>
          </table:table-cell>
          <table:table-cell office:value-type="float" office:value="8.101768" calcext:value-type="float">
            <text:p>8.101768</text:p>
          </table:table-cell>
          <table:table-cell office:value-type="float" office:value="9.191869" calcext:value-type="float">
            <text:p>9.191869</text:p>
          </table:table-cell>
          <table:table-cell office:value-type="float" office:value="9.709486" calcext:value-type="float">
            <text:p>9.709486</text:p>
          </table:table-cell>
          <table:table-cell office:value-type="float" office:value="0" calcext:value-type="float">
            <text:p>0</text:p>
          </table:table-cell>
          <table:table-cell office:value-type="float" office:value="0.7446084" calcext:value-type="float">
            <text:p>0.7446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1.421396" calcext:value-type="float">
            <text:p>1.421396</text:p>
          </table:table-cell>
          <table:table-cell office:value-type="float" office:value="135.5846" calcext:value-type="float">
            <text:p>135.5846</text:p>
          </table:table-cell>
          <table:table-cell office:value-type="float" office:value="5" calcext:value-type="float">
            <text:p>5</text:p>
          </table:table-cell>
          <table:table-cell office:value-type="float" office:value="-3.218374" calcext:value-type="float">
            <text:p>-3.218374</text:p>
          </table:table-cell>
          <table:table-cell office:value-type="float" office:value="31.58861" calcext:value-type="float">
            <text:p>31.58861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441" calcext:value-type="float">
            <text:p>0.0006217441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99269" calcext:value-type="float">
            <text:p>0.07799269</text:p>
          </table:table-cell>
          <table:table-cell office:value-type="float" office:value="1174.009" calcext:value-type="float">
            <text:p>1174.009</text:p>
          </table:table-cell>
          <table:table-cell office:value-type="float" office:value="1.084488" calcext:value-type="float">
            <text:p>1.084488</text:p>
          </table:table-cell>
          <table:table-cell office:value-type="float" office:value="0" calcext:value-type="float">
            <text:p>0</text:p>
          </table:table-cell>
          <table:table-cell office:value-type="float" office:value="0.2904833" calcext:value-type="float">
            <text:p>0.2904833</text:p>
          </table:table-cell>
          <table:table-cell office:value-type="float" office:value="0.4223464" calcext:value-type="float">
            <text:p>0.4223464</text:p>
          </table:table-cell>
          <table:table-cell office:value-type="float" office:value="0.2940866" calcext:value-type="float">
            <text:p>0.2940866</text:p>
          </table:table-cell>
          <table:table-cell office:value-type="float" office:value="0.08349931" calcext:value-type="float">
            <text:p>0.08349931</text:p>
          </table:table-cell>
          <table:table-cell office:value-type="float" office:value="0.07070906" calcext:value-type="float">
            <text:p>0.07070906</text:p>
          </table:table-cell>
          <table:table-cell office:value-type="float" office:value="0.03525456" calcext:value-type="float">
            <text:p>0.03525456</text:p>
          </table:table-cell>
          <table:table-cell office:value-type="float" office:value="0.03634709" calcext:value-type="float">
            <text:p>0.03634709</text:p>
          </table:table-cell>
          <table:table-cell office:value-type="float" office:value="0.07616906" calcext:value-type="float">
            <text:p>0.07616906</text:p>
          </table:table-cell>
          <table:table-cell office:value-type="float" office:value="0.1397837" calcext:value-type="float">
            <text:p>0.1397837</text:p>
          </table:table-cell>
          <table:table-cell office:value-type="float" office:value="0.1406831" calcext:value-type="float">
            <text:p>0.1406831</text:p>
          </table:table-cell>
          <table:table-cell office:value-type="float" office:value="0.1420524" calcext:value-type="float">
            <text:p>0.1420524</text:p>
          </table:table-cell>
          <table:table-cell office:value-type="float" office:value="0.1477435" calcext:value-type="float">
            <text:p>0.1477435</text:p>
          </table:table-cell>
          <table:table-cell office:value-type="float" office:value="0.1574184" calcext:value-type="float">
            <text:p>0.1574184</text:p>
          </table:table-cell>
          <table:table-cell office:value-type="float" office:value="0.162802" calcext:value-type="float">
            <text:p>0.162802</text:p>
          </table:table-cell>
          <table:table-cell office:value-type="float" office:value="0" calcext:value-type="float">
            <text:p>0</text:p>
          </table:table-cell>
          <table:table-cell office:value-type="float" office:value="38.15694" calcext:value-type="float">
            <text:p>38.15694</text:p>
          </table:table-cell>
          <table:table-cell office:value-type="float" office:value="37.37009" calcext:value-type="float">
            <text:p>37.37009</text:p>
          </table:table-cell>
          <table:table-cell office:value-type="float" office:value="24.47595" calcext:value-type="float">
            <text:p>24.47595</text:p>
          </table:table-cell>
          <table:table-cell office:value-type="float" office:value="6.193322" calcext:value-type="float">
            <text:p>6.193322</text:p>
          </table:table-cell>
          <table:table-cell office:value-type="float" office:value="4.586115" calcext:value-type="float">
            <text:p>4.586115</text:p>
          </table:table-cell>
          <table:table-cell office:value-type="float" office:value="1.895704" calcext:value-type="float">
            <text:p>1.895704</text:p>
          </table:table-cell>
          <table:table-cell office:value-type="float" office:value="1.846916" calcext:value-type="float">
            <text:p>1.846916</text:p>
          </table:table-cell>
          <table:table-cell office:value-type="float" office:value="4.030132" calcext:value-type="float">
            <text:p>4.030132</text:p>
          </table:table-cell>
          <table:table-cell office:value-type="float" office:value="6.93553" calcext:value-type="float">
            <text:p>6.93553</text:p>
          </table:table-cell>
          <table:table-cell office:value-type="float" office:value="7.36469" calcext:value-type="float">
            <text:p>7.36469</text:p>
          </table:table-cell>
          <table:table-cell office:value-type="float" office:value="7.651992" calcext:value-type="float">
            <text:p>7.651992</text:p>
          </table:table-cell>
          <table:table-cell office:value-type="float" office:value="8.108051" calcext:value-type="float">
            <text:p>8.108051</text:p>
          </table:table-cell>
          <table:table-cell office:value-type="float" office:value="9.196877" calcext:value-type="float">
            <text:p>9.196877</text:p>
          </table:table-cell>
          <table:table-cell office:value-type="float" office:value="9.714538" calcext:value-type="float">
            <text:p>9.714538</text:p>
          </table:table-cell>
          <table:table-cell office:value-type="float" office:value="0" calcext:value-type="float">
            <text:p>0</text:p>
          </table:table-cell>
          <table:table-cell office:value-type="float" office:value="0.3969822" calcext:value-type="float">
            <text:p>0.3969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1.418897" calcext:value-type="float">
            <text:p>1.418897</text:p>
          </table:table-cell>
          <table:table-cell office:value-type="float" office:value="135.5807" calcext:value-type="float">
            <text:p>135.5807</text:p>
          </table:table-cell>
          <table:table-cell office:value-type="float" office:value="5" calcext:value-type="float">
            <text:p>5</text:p>
          </table:table-cell>
          <table:table-cell office:value-type="float" office:value="-3.216943" calcext:value-type="float">
            <text:p>-3.216943</text:p>
          </table:table-cell>
          <table:table-cell office:value-type="float" office:value="31.60765" calcext:value-type="float">
            <text:p>31.60765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524" calcext:value-type="float">
            <text:p>0.0006217524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86237" calcext:value-type="float">
            <text:p>0.07786237</text:p>
          </table:table-cell>
          <table:table-cell office:value-type="float" office:value="1173.997" calcext:value-type="float">
            <text:p>1173.997</text:p>
          </table:table-cell>
          <table:table-cell office:value-type="float" office:value="1.084675" calcext:value-type="float">
            <text:p>1.084675</text:p>
          </table:table-cell>
          <table:table-cell office:value-type="float" office:value="0" calcext:value-type="float">
            <text:p>0</text:p>
          </table:table-cell>
          <table:table-cell office:value-type="float" office:value="0.2399578" calcext:value-type="float">
            <text:p>0.2399578</text:p>
          </table:table-cell>
          <table:table-cell office:value-type="float" office:value="0.2953472" calcext:value-type="float">
            <text:p>0.2953472</text:p>
          </table:table-cell>
          <table:table-cell office:value-type="float" office:value="0.2686085" calcext:value-type="float">
            <text:p>0.2686085</text:p>
          </table:table-cell>
          <table:table-cell office:value-type="float" office:value="0.0769291" calcext:value-type="float">
            <text:p>0.0769291</text:p>
          </table:table-cell>
          <table:table-cell office:value-type="float" office:value="0.06508935" calcext:value-type="float">
            <text:p>0.06508935</text:p>
          </table:table-cell>
          <table:table-cell office:value-type="float" office:value="0.03406976" calcext:value-type="float">
            <text:p>0.03406976</text:p>
          </table:table-cell>
          <table:table-cell office:value-type="float" office:value="0.03448796" calcext:value-type="float">
            <text:p>0.03448796</text:p>
          </table:table-cell>
          <table:table-cell office:value-type="float" office:value="0.07588394" calcext:value-type="float">
            <text:p>0.07588394</text:p>
          </table:table-cell>
          <table:table-cell office:value-type="float" office:value="0.1394253" calcext:value-type="float">
            <text:p>0.1394253</text:p>
          </table:table-cell>
          <table:table-cell office:value-type="float" office:value="0.1405412" calcext:value-type="float">
            <text:p>0.1405412</text:p>
          </table:table-cell>
          <table:table-cell office:value-type="float" office:value="0.1419274" calcext:value-type="float">
            <text:p>0.1419274</text:p>
          </table:table-cell>
          <table:table-cell office:value-type="float" office:value="0.1477156" calcext:value-type="float">
            <text:p>0.1477156</text:p>
          </table:table-cell>
          <table:table-cell office:value-type="float" office:value="0.1575393" calcext:value-type="float">
            <text:p>0.1575393</text:p>
          </table:table-cell>
          <table:table-cell office:value-type="float" office:value="0.1628316" calcext:value-type="float">
            <text:p>0.1628316</text:p>
          </table:table-cell>
          <table:table-cell office:value-type="float" office:value="0" calcext:value-type="float">
            <text:p>0</text:p>
          </table:table-cell>
          <table:table-cell office:value-type="float" office:value="38.06324" calcext:value-type="float">
            <text:p>38.06324</text:p>
          </table:table-cell>
          <table:table-cell office:value-type="float" office:value="37.33158" calcext:value-type="float">
            <text:p>37.33158</text:p>
          </table:table-cell>
          <table:table-cell office:value-type="float" office:value="24.48913" calcext:value-type="float">
            <text:p>24.48913</text:p>
          </table:table-cell>
          <table:table-cell office:value-type="float" office:value="6.198926" calcext:value-type="float">
            <text:p>6.198926</text:p>
          </table:table-cell>
          <table:table-cell office:value-type="float" office:value="4.592136" calcext:value-type="float">
            <text:p>4.592136</text:p>
          </table:table-cell>
          <table:table-cell office:value-type="float" office:value="1.89802" calcext:value-type="float">
            <text:p>1.89802</text:p>
          </table:table-cell>
          <table:table-cell office:value-type="float" office:value="1.848942" calcext:value-type="float">
            <text:p>1.848942</text:p>
          </table:table-cell>
          <table:table-cell office:value-type="float" office:value="4.034685" calcext:value-type="float">
            <text:p>4.034685</text:p>
          </table:table-cell>
          <table:table-cell office:value-type="float" office:value="6.94153" calcext:value-type="float">
            <text:p>6.94153</text:p>
          </table:table-cell>
          <table:table-cell office:value-type="float" office:value="7.370765" calcext:value-type="float">
            <text:p>7.370765</text:p>
          </table:table-cell>
          <table:table-cell office:value-type="float" office:value="7.658271" calcext:value-type="float">
            <text:p>7.658271</text:p>
          </table:table-cell>
          <table:table-cell office:value-type="float" office:value="8.114331" calcext:value-type="float">
            <text:p>8.114331</text:p>
          </table:table-cell>
          <table:table-cell office:value-type="float" office:value="9.201992" calcext:value-type="float">
            <text:p>9.201992</text:p>
          </table:table-cell>
          <table:table-cell office:value-type="float" office:value="9.719476" calcext:value-type="float">
            <text:p>9.719476</text:p>
          </table:table-cell>
          <table:table-cell office:value-type="float" office:value="0" calcext:value-type="float">
            <text:p>0</text:p>
          </table:table-cell>
          <table:table-cell office:value-type="float" office:value="1.221478" calcext:value-type="float">
            <text:p>1.221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1.415867" calcext:value-type="float">
            <text:p>1.415867</text:p>
          </table:table-cell>
          <table:table-cell office:value-type="float" office:value="135.5773" calcext:value-type="float">
            <text:p>135.5773</text:p>
          </table:table-cell>
          <table:table-cell office:value-type="float" office:value="5" calcext:value-type="float">
            <text:p>5</text:p>
          </table:table-cell>
          <table:table-cell office:value-type="float" office:value="-3.215563" calcext:value-type="float">
            <text:p>-3.215563</text:p>
          </table:table-cell>
          <table:table-cell office:value-type="float" office:value="31.62653" calcext:value-type="float">
            <text:p>31.62653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566" calcext:value-type="float">
            <text:p>0.0006217566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7282" calcext:value-type="float">
            <text:p>0.0777282</text:p>
          </table:table-cell>
          <table:table-cell office:value-type="float" office:value="1173.986" calcext:value-type="float">
            <text:p>1173.986</text:p>
          </table:table-cell>
          <table:table-cell office:value-type="float" office:value="1.086472" calcext:value-type="float">
            <text:p>1.086472</text:p>
          </table:table-cell>
          <table:table-cell office:value-type="float" office:value="0" calcext:value-type="float">
            <text:p>0</text:p>
          </table:table-cell>
          <table:table-cell office:value-type="float" office:value="0.1244897" calcext:value-type="float">
            <text:p>0.1244897</text:p>
          </table:table-cell>
          <table:table-cell office:value-type="float" office:value="0.2271145" calcext:value-type="float">
            <text:p>0.2271145</text:p>
          </table:table-cell>
          <table:table-cell office:value-type="float" office:value="0.2472737" calcext:value-type="float">
            <text:p>0.2472737</text:p>
          </table:table-cell>
          <table:table-cell office:value-type="float" office:value="0.07516348" calcext:value-type="float">
            <text:p>0.07516348</text:p>
          </table:table-cell>
          <table:table-cell office:value-type="float" office:value="0.06215313" calcext:value-type="float">
            <text:p>0.06215313</text:p>
          </table:table-cell>
          <table:table-cell office:value-type="float" office:value="0.03303868" calcext:value-type="float">
            <text:p>0.03303868</text:p>
          </table:table-cell>
          <table:table-cell office:value-type="float" office:value="0.03409413" calcext:value-type="float">
            <text:p>0.03409413</text:p>
          </table:table-cell>
          <table:table-cell office:value-type="float" office:value="0.07554613" calcext:value-type="float">
            <text:p>0.07554613</text:p>
          </table:table-cell>
          <table:table-cell office:value-type="float" office:value="0.1392545" calcext:value-type="float">
            <text:p>0.1392545</text:p>
          </table:table-cell>
          <table:table-cell office:value-type="float" office:value="0.140507" calcext:value-type="float">
            <text:p>0.140507</text:p>
          </table:table-cell>
          <table:table-cell office:value-type="float" office:value="0.141908" calcext:value-type="float">
            <text:p>0.141908</text:p>
          </table:table-cell>
          <table:table-cell office:value-type="float" office:value="0.147714" calcext:value-type="float">
            <text:p>0.147714</text:p>
          </table:table-cell>
          <table:table-cell office:value-type="float" office:value="0.1575472" calcext:value-type="float">
            <text:p>0.1575472</text:p>
          </table:table-cell>
          <table:table-cell office:value-type="float" office:value="0.1628962" calcext:value-type="float">
            <text:p>0.1628962</text:p>
          </table:table-cell>
          <table:table-cell office:value-type="float" office:value="0" calcext:value-type="float">
            <text:p>0</text:p>
          </table:table-cell>
          <table:table-cell office:value-type="float" office:value="37.99827" calcext:value-type="float">
            <text:p>37.99827</text:p>
          </table:table-cell>
          <table:table-cell office:value-type="float" office:value="37.28805" calcext:value-type="float">
            <text:p>37.28805</text:p>
          </table:table-cell>
          <table:table-cell office:value-type="float" office:value="24.5006" calcext:value-type="float">
            <text:p>24.5006</text:p>
          </table:table-cell>
          <table:table-cell office:value-type="float" office:value="6.203685" calcext:value-type="float">
            <text:p>6.203685</text:p>
          </table:table-cell>
          <table:table-cell office:value-type="float" office:value="4.597328" calcext:value-type="float">
            <text:p>4.597328</text:p>
          </table:table-cell>
          <table:table-cell office:value-type="float" office:value="1.900165" calcext:value-type="float">
            <text:p>1.900165</text:p>
          </table:table-cell>
          <table:table-cell office:value-type="float" office:value="1.85092" calcext:value-type="float">
            <text:p>1.85092</text:p>
          </table:table-cell>
          <table:table-cell office:value-type="float" office:value="4.039175" calcext:value-type="float">
            <text:p>4.039175</text:p>
          </table:table-cell>
          <table:table-cell office:value-type="float" office:value="6.947472" calcext:value-type="float">
            <text:p>6.947472</text:p>
          </table:table-cell>
          <table:table-cell office:value-type="float" office:value="7.37684" calcext:value-type="float">
            <text:p>7.37684</text:p>
          </table:table-cell>
          <table:table-cell office:value-type="float" office:value="7.664496" calcext:value-type="float">
            <text:p>7.664496</text:p>
          </table:table-cell>
          <table:table-cell office:value-type="float" office:value="8.120606" calcext:value-type="float">
            <text:p>8.120606</text:p>
          </table:table-cell>
          <table:table-cell office:value-type="float" office:value="9.207059" calcext:value-type="float">
            <text:p>9.207059</text:p>
          </table:table-cell>
          <table:table-cell office:value-type="float" office:value="9.724473" calcext:value-type="float">
            <text:p>9.724473</text:p>
          </table:table-cell>
          <table:table-cell office:value-type="float" office:value="0" calcext:value-type="float">
            <text:p>0</text:p>
          </table:table-cell>
          <table:table-cell office:value-type="float" office:value="0.3854978" calcext:value-type="float">
            <text:p>0.385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1.413097" calcext:value-type="float">
            <text:p>1.413097</text:p>
          </table:table-cell>
          <table:table-cell office:value-type="float" office:value="135.5741" calcext:value-type="float">
            <text:p>135.5741</text:p>
          </table:table-cell>
          <table:table-cell office:value-type="float" office:value="5" calcext:value-type="float">
            <text:p>5</text:p>
          </table:table-cell>
          <table:table-cell office:value-type="float" office:value="-3.214254" calcext:value-type="float">
            <text:p>-3.214254</text:p>
          </table:table-cell>
          <table:table-cell office:value-type="float" office:value="31.64486" calcext:value-type="float">
            <text:p>31.64486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587" calcext:value-type="float">
            <text:p>0.000621758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60926" calcext:value-type="float">
            <text:p>0.07760926</text:p>
          </table:table-cell>
          <table:table-cell office:value-type="float" office:value="1173.976" calcext:value-type="float">
            <text:p>1173.976</text:p>
          </table:table-cell>
          <table:table-cell office:value-type="float" office:value="1.090055" calcext:value-type="float">
            <text:p>1.090055</text:p>
          </table:table-cell>
          <table:table-cell office:value-type="float" office:value="0" calcext:value-type="float">
            <text:p>0</text:p>
          </table:table-cell>
          <table:table-cell office:value-type="float" office:value="0.2241137" calcext:value-type="float">
            <text:p>0.2241137</text:p>
          </table:table-cell>
          <table:table-cell office:value-type="float" office:value="0.2826224" calcext:value-type="float">
            <text:p>0.2826224</text:p>
          </table:table-cell>
          <table:table-cell office:value-type="float" office:value="0.2011783" calcext:value-type="float">
            <text:p>0.2011783</text:p>
          </table:table-cell>
          <table:table-cell office:value-type="float" office:value="0.08471014" calcext:value-type="float">
            <text:p>0.08471014</text:p>
          </table:table-cell>
          <table:table-cell office:value-type="float" office:value="0.05879953" calcext:value-type="float">
            <text:p>0.05879953</text:p>
          </table:table-cell>
          <table:table-cell office:value-type="float" office:value="0.03176181" calcext:value-type="float">
            <text:p>0.03176181</text:p>
          </table:table-cell>
          <table:table-cell office:value-type="float" office:value="0.03365064" calcext:value-type="float">
            <text:p>0.03365064</text:p>
          </table:table-cell>
          <table:table-cell office:value-type="float" office:value="0.07523529" calcext:value-type="float">
            <text:p>0.07523529</text:p>
          </table:table-cell>
          <table:table-cell office:value-type="float" office:value="0.1391324" calcext:value-type="float">
            <text:p>0.1391324</text:p>
          </table:table-cell>
          <table:table-cell office:value-type="float" office:value="0.1405005" calcext:value-type="float">
            <text:p>0.1405005</text:p>
          </table:table-cell>
          <table:table-cell office:value-type="float" office:value="0.1419161" calcext:value-type="float">
            <text:p>0.1419161</text:p>
          </table:table-cell>
          <table:table-cell office:value-type="float" office:value="0.1477427" calcext:value-type="float">
            <text:p>0.1477427</text:p>
          </table:table-cell>
          <table:table-cell office:value-type="float" office:value="0.1575877" calcext:value-type="float">
            <text:p>0.1575877</text:p>
          </table:table-cell>
          <table:table-cell office:value-type="float" office:value="0.1629586" calcext:value-type="float">
            <text:p>0.1629586</text:p>
          </table:table-cell>
          <table:table-cell office:value-type="float" office:value="0" calcext:value-type="float">
            <text:p>0</text:p>
          </table:table-cell>
          <table:table-cell office:value-type="float" office:value="37.90072" calcext:value-type="float">
            <text:p>37.90072</text:p>
          </table:table-cell>
          <table:table-cell office:value-type="float" office:value="37.2234" calcext:value-type="float">
            <text:p>37.2234</text:p>
          </table:table-cell>
          <table:table-cell office:value-type="float" office:value="24.49937" calcext:value-type="float">
            <text:p>24.49937</text:p>
          </table:table-cell>
          <table:table-cell office:value-type="float" office:value="6.235669" calcext:value-type="float">
            <text:p>6.235669</text:p>
          </table:table-cell>
          <table:table-cell office:value-type="float" office:value="4.60226" calcext:value-type="float">
            <text:p>4.60226</text:p>
          </table:table-cell>
          <table:table-cell office:value-type="float" office:value="1.9022" calcext:value-type="float">
            <text:p>1.9022</text:p>
          </table:table-cell>
          <table:table-cell office:value-type="float" office:value="1.852861" calcext:value-type="float">
            <text:p>1.852861</text:p>
          </table:table-cell>
          <table:table-cell office:value-type="float" office:value="4.043605" calcext:value-type="float">
            <text:p>4.043605</text:p>
          </table:table-cell>
          <table:table-cell office:value-type="float" office:value="6.95337" calcext:value-type="float">
            <text:p>6.95337</text:p>
          </table:table-cell>
          <table:table-cell office:value-type="float" office:value="7.382903" calcext:value-type="float">
            <text:p>7.382903</text:p>
          </table:table-cell>
          <table:table-cell office:value-type="float" office:value="7.670718" calcext:value-type="float">
            <text:p>7.670718</text:p>
          </table:table-cell>
          <table:table-cell office:value-type="float" office:value="8.12689" calcext:value-type="float">
            <text:p>8.12689</text:p>
          </table:table-cell>
          <table:table-cell office:value-type="float" office:value="9.212098" calcext:value-type="float">
            <text:p>9.212098</text:p>
          </table:table-cell>
          <table:table-cell office:value-type="float" office:value="9.729458" calcext:value-type="float">
            <text:p>9.729458</text:p>
          </table:table-cell>
          <table:table-cell office:value-type="float" office:value="0" calcext:value-type="float">
            <text:p>0</text:p>
          </table:table-cell>
          <table:table-cell office:value-type="float" office:value="0.9897351" calcext:value-type="float">
            <text:p>0.9897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1.410598" calcext:value-type="float">
            <text:p>1.410598</text:p>
          </table:table-cell>
          <table:table-cell office:value-type="float" office:value="135.5709" calcext:value-type="float">
            <text:p>135.5709</text:p>
          </table:table-cell>
          <table:table-cell office:value-type="float" office:value="5" calcext:value-type="float">
            <text:p>5</text:p>
          </table:table-cell>
          <table:table-cell office:value-type="float" office:value="-3.212976" calcext:value-type="float">
            <text:p>-3.212976</text:p>
          </table:table-cell>
          <table:table-cell office:value-type="float" office:value="31.6633" calcext:value-type="float">
            <text:p>31.6633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587" calcext:value-type="float">
            <text:p>0.000621758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60926" calcext:value-type="float">
            <text:p>0.07760926</text:p>
          </table:table-cell>
          <table:table-cell office:value-type="float" office:value="1173.966" calcext:value-type="float">
            <text:p>1173.966</text:p>
          </table:table-cell>
          <table:table-cell office:value-type="float" office:value="1.093602" calcext:value-type="float">
            <text:p>1.093602</text:p>
          </table:table-cell>
          <table:table-cell office:value-type="float" office:value="0" calcext:value-type="float">
            <text:p>0</text:p>
          </table:table-cell>
          <table:table-cell office:value-type="float" office:value="0.3088871" calcext:value-type="float">
            <text:p>0.3088871</text:p>
          </table:table-cell>
          <table:table-cell office:value-type="float" office:value="0.3244663" calcext:value-type="float">
            <text:p>0.3244663</text:p>
          </table:table-cell>
          <table:table-cell office:value-type="float" office:value="0.1990587" calcext:value-type="float">
            <text:p>0.1990587</text:p>
          </table:table-cell>
          <table:table-cell office:value-type="float" office:value="0.05814566" calcext:value-type="float">
            <text:p>0.05814566</text:p>
          </table:table-cell>
          <table:table-cell office:value-type="float" office:value="0.05457234" calcext:value-type="float">
            <text:p>0.05457234</text:p>
          </table:table-cell>
          <table:table-cell office:value-type="float" office:value="0.03029468" calcext:value-type="float">
            <text:p>0.03029468</text:p>
          </table:table-cell>
          <table:table-cell office:value-type="float" office:value="0.0328511" calcext:value-type="float">
            <text:p>0.0328511</text:p>
          </table:table-cell>
          <table:table-cell office:value-type="float" office:value="0.0747428" calcext:value-type="float">
            <text:p>0.0747428</text:p>
          </table:table-cell>
          <table:table-cell office:value-type="float" office:value="0.1390883" calcext:value-type="float">
            <text:p>0.1390883</text:p>
          </table:table-cell>
          <table:table-cell office:value-type="float" office:value="0.1405737" calcext:value-type="float">
            <text:p>0.1405737</text:p>
          </table:table-cell>
          <table:table-cell office:value-type="float" office:value="0.1420055" calcext:value-type="float">
            <text:p>0.1420055</text:p>
          </table:table-cell>
          <table:table-cell office:value-type="float" office:value="0.1478334" calcext:value-type="float">
            <text:p>0.1478334</text:p>
          </table:table-cell>
          <table:table-cell office:value-type="float" office:value="0.1576384" calcext:value-type="float">
            <text:p>0.1576384</text:p>
          </table:table-cell>
          <table:table-cell office:value-type="float" office:value="0.1630149" calcext:value-type="float">
            <text:p>0.1630149</text:p>
          </table:table-cell>
          <table:table-cell office:value-type="float" office:value="0" calcext:value-type="float">
            <text:p>0</text:p>
          </table:table-cell>
          <table:table-cell office:value-type="float" office:value="37.86882" calcext:value-type="float">
            <text:p>37.86882</text:p>
          </table:table-cell>
          <table:table-cell office:value-type="float" office:value="37.18947" calcext:value-type="float">
            <text:p>37.18947</text:p>
          </table:table-cell>
          <table:table-cell office:value-type="float" office:value="24.49011" calcext:value-type="float">
            <text:p>24.49011</text:p>
          </table:table-cell>
          <table:table-cell office:value-type="float" office:value="6.2435" calcext:value-type="float">
            <text:p>6.2435</text:p>
          </table:table-cell>
          <table:table-cell office:value-type="float" office:value="4.606135" calcext:value-type="float">
            <text:p>4.606135</text:p>
          </table:table-cell>
          <table:table-cell office:value-type="float" office:value="1.904013" calcext:value-type="float">
            <text:p>1.904013</text:p>
          </table:table-cell>
          <table:table-cell office:value-type="float" office:value="1.854712" calcext:value-type="float">
            <text:p>1.854712</text:p>
          </table:table-cell>
          <table:table-cell office:value-type="float" office:value="4.047962" calcext:value-type="float">
            <text:p>4.047962</text:p>
          </table:table-cell>
          <table:table-cell office:value-type="float" office:value="6.959255" calcext:value-type="float">
            <text:p>6.959255</text:p>
          </table:table-cell>
          <table:table-cell office:value-type="float" office:value="7.388906" calcext:value-type="float">
            <text:p>7.388906</text:p>
          </table:table-cell>
          <table:table-cell office:value-type="float" office:value="7.67694" calcext:value-type="float">
            <text:p>7.67694</text:p>
          </table:table-cell>
          <table:table-cell office:value-type="float" office:value="8.133166" calcext:value-type="float">
            <text:p>8.133166</text:p>
          </table:table-cell>
          <table:table-cell office:value-type="float" office:value="9.217085" calcext:value-type="float">
            <text:p>9.217085</text:p>
          </table:table-cell>
          <table:table-cell office:value-type="float" office:value="9.734455" calcext:value-type="float">
            <text:p>9.734455</text:p>
          </table:table-cell>
          <table:table-cell office:value-type="float" office:value="0" calcext:value-type="float">
            <text:p>0</text:p>
          </table:table-cell>
          <table:table-cell office:value-type="float" office:value="1.479328" calcext:value-type="float">
            <text:p>1.479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1.408211" calcext:value-type="float">
            <text:p>1.408211</text:p>
          </table:table-cell>
          <table:table-cell office:value-type="float" office:value="135.5679" calcext:value-type="float">
            <text:p>135.5679</text:p>
          </table:table-cell>
          <table:table-cell office:value-type="float" office:value="5" calcext:value-type="float">
            <text:p>5</text:p>
          </table:table-cell>
          <table:table-cell office:value-type="float" office:value="-3.211701" calcext:value-type="float">
            <text:p>-3.211701</text:p>
          </table:table-cell>
          <table:table-cell office:value-type="float" office:value="31.68199" calcext:value-type="float">
            <text:p>31.68199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587" calcext:value-type="float">
            <text:p>0.000621758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60926" calcext:value-type="float">
            <text:p>0.07760926</text:p>
          </table:table-cell>
          <table:table-cell office:value-type="float" office:value="1173.956" calcext:value-type="float">
            <text:p>1173.956</text:p>
          </table:table-cell>
          <table:table-cell office:value-type="float" office:value="1.096788" calcext:value-type="float">
            <text:p>1.096788</text:p>
          </table:table-cell>
          <table:table-cell office:value-type="float" office:value="0" calcext:value-type="float">
            <text:p>0</text:p>
          </table:table-cell>
          <table:table-cell office:value-type="float" office:value="0.3201965" calcext:value-type="float">
            <text:p>0.3201965</text:p>
          </table:table-cell>
          <table:table-cell office:value-type="float" office:value="0.3285927" calcext:value-type="float">
            <text:p>0.3285927</text:p>
          </table:table-cell>
          <table:table-cell office:value-type="float" office:value="0.1990765" calcext:value-type="float">
            <text:p>0.1990765</text:p>
          </table:table-cell>
          <table:table-cell office:value-type="float" office:value="0.05303792" calcext:value-type="float">
            <text:p>0.05303792</text:p>
          </table:table-cell>
          <table:table-cell office:value-type="float" office:value="0.05202847" calcext:value-type="float">
            <text:p>0.05202847</text:p>
          </table:table-cell>
          <table:table-cell office:value-type="float" office:value="0.02980011" calcext:value-type="float">
            <text:p>0.02980011</text:p>
          </table:table-cell>
          <table:table-cell office:value-type="float" office:value="0.03250773" calcext:value-type="float">
            <text:p>0.03250773</text:p>
          </table:table-cell>
          <table:table-cell office:value-type="float" office:value="0.07437065" calcext:value-type="float">
            <text:p>0.07437065</text:p>
          </table:table-cell>
          <table:table-cell office:value-type="float" office:value="0.1389529" calcext:value-type="float">
            <text:p>0.1389529</text:p>
          </table:table-cell>
          <table:table-cell office:value-type="float" office:value="0.1406051" calcext:value-type="float">
            <text:p>0.1406051</text:p>
          </table:table-cell>
          <table:table-cell office:value-type="float" office:value="0.1420623" calcext:value-type="float">
            <text:p>0.1420623</text:p>
          </table:table-cell>
          <table:table-cell office:value-type="float" office:value="0.1478909" calcext:value-type="float">
            <text:p>0.1478909</text:p>
          </table:table-cell>
          <table:table-cell office:value-type="float" office:value="0.1576917" calcext:value-type="float">
            <text:p>0.1576917</text:p>
          </table:table-cell>
          <table:table-cell office:value-type="float" office:value="0.1630717" calcext:value-type="float">
            <text:p>0.1630717</text:p>
          </table:table-cell>
          <table:table-cell office:value-type="float" office:value="0" calcext:value-type="float">
            <text:p>0</text:p>
          </table:table-cell>
          <table:table-cell office:value-type="float" office:value="37.86007" calcext:value-type="float">
            <text:p>37.86007</text:p>
          </table:table-cell>
          <table:table-cell office:value-type="float" office:value="37.16599" calcext:value-type="float">
            <text:p>37.16599</text:p>
          </table:table-cell>
          <table:table-cell office:value-type="float" office:value="24.48197" calcext:value-type="float">
            <text:p>24.48197</text:p>
          </table:table-cell>
          <table:table-cell office:value-type="float" office:value="6.244158" calcext:value-type="float">
            <text:p>6.244158</text:p>
          </table:table-cell>
          <table:table-cell office:value-type="float" office:value="4.609493" calcext:value-type="float">
            <text:p>4.609493</text:p>
          </table:table-cell>
          <table:table-cell office:value-type="float" office:value="1.905733" calcext:value-type="float">
            <text:p>1.905733</text:p>
          </table:table-cell>
          <table:table-cell office:value-type="float" office:value="1.856503" calcext:value-type="float">
            <text:p>1.856503</text:p>
          </table:table-cell>
          <table:table-cell office:value-type="float" office:value="4.052234" calcext:value-type="float">
            <text:p>4.052234</text:p>
          </table:table-cell>
          <table:table-cell office:value-type="float" office:value="6.965098" calcext:value-type="float">
            <text:p>6.965098</text:p>
          </table:table-cell>
          <table:table-cell office:value-type="float" office:value="7.394904" calcext:value-type="float">
            <text:p>7.394904</text:p>
          </table:table-cell>
          <table:table-cell office:value-type="float" office:value="7.683162" calcext:value-type="float">
            <text:p>7.683162</text:p>
          </table:table-cell>
          <table:table-cell office:value-type="float" office:value="8.139447" calcext:value-type="float">
            <text:p>8.139447</text:p>
          </table:table-cell>
          <table:table-cell office:value-type="float" office:value="9.222047" calcext:value-type="float">
            <text:p>9.222047</text:p>
          </table:table-cell>
          <table:table-cell office:value-type="float" office:value="9.739447" calcext:value-type="float">
            <text:p>9.739447</text:p>
          </table:table-cell>
          <table:table-cell office:value-type="float" office:value="0" calcext:value-type="float">
            <text:p>0</text:p>
          </table:table-cell>
          <table:table-cell office:value-type="float" office:value="1.490457" calcext:value-type="float">
            <text:p>1.490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1.406103" calcext:value-type="float">
            <text:p>1.406103</text:p>
          </table:table-cell>
          <table:table-cell office:value-type="float" office:value="135.565" calcext:value-type="float">
            <text:p>135.565</text:p>
          </table:table-cell>
          <table:table-cell office:value-type="float" office:value="5" calcext:value-type="float">
            <text:p>5</text:p>
          </table:table-cell>
          <table:table-cell office:value-type="float" office:value="-3.210387" calcext:value-type="float">
            <text:p>-3.210387</text:p>
          </table:table-cell>
          <table:table-cell office:value-type="float" office:value="31.70073" calcext:value-type="float">
            <text:p>31.70073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587" calcext:value-type="float">
            <text:p>0.000621758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49326" calcext:value-type="float">
            <text:p>0.07749326</text:p>
          </table:table-cell>
          <table:table-cell office:value-type="float" office:value="1173.945" calcext:value-type="float">
            <text:p>1173.945</text:p>
          </table:table-cell>
          <table:table-cell office:value-type="float" office:value="1.099589" calcext:value-type="float">
            <text:p>1.099589</text:p>
          </table:table-cell>
          <table:table-cell office:value-type="float" office:value="0" calcext:value-type="float">
            <text:p>0</text:p>
          </table:table-cell>
          <table:table-cell office:value-type="float" office:value="0.332946" calcext:value-type="float">
            <text:p>0.332946</text:p>
          </table:table-cell>
          <table:table-cell office:value-type="float" office:value="0.3327009" calcext:value-type="float">
            <text:p>0.3327009</text:p>
          </table:table-cell>
          <table:table-cell office:value-type="float" office:value="0.1998768" calcext:value-type="float">
            <text:p>0.1998768</text:p>
          </table:table-cell>
          <table:table-cell office:value-type="float" office:value="0.05232233" calcext:value-type="float">
            <text:p>0.05232233</text:p>
          </table:table-cell>
          <table:table-cell office:value-type="float" office:value="0.04995708" calcext:value-type="float">
            <text:p>0.04995708</text:p>
          </table:table-cell>
          <table:table-cell office:value-type="float" office:value="0.02901016" calcext:value-type="float">
            <text:p>0.02901016</text:p>
          </table:table-cell>
          <table:table-cell office:value-type="float" office:value="0.0320498" calcext:value-type="float">
            <text:p>0.0320498</text:p>
          </table:table-cell>
          <table:table-cell office:value-type="float" office:value="0.07404764" calcext:value-type="float">
            <text:p>0.07404764</text:p>
          </table:table-cell>
          <table:table-cell office:value-type="float" office:value="0.138848" calcext:value-type="float">
            <text:p>0.138848</text:p>
          </table:table-cell>
          <table:table-cell office:value-type="float" office:value="0.1406434" calcext:value-type="float">
            <text:p>0.1406434</text:p>
          </table:table-cell>
          <table:table-cell office:value-type="float" office:value="0.142131" calcext:value-type="float">
            <text:p>0.142131</text:p>
          </table:table-cell>
          <table:table-cell office:value-type="float" office:value="0.1479642" calcext:value-type="float">
            <text:p>0.1479642</text:p>
          </table:table-cell>
          <table:table-cell office:value-type="float" office:value="0.1578451" calcext:value-type="float">
            <text:p>0.1578451</text:p>
          </table:table-cell>
          <table:table-cell office:value-type="float" office:value="0.1630878" calcext:value-type="float">
            <text:p>0.1630878</text:p>
          </table:table-cell>
          <table:table-cell office:value-type="float" office:value="0" calcext:value-type="float">
            <text:p>0</text:p>
          </table:table-cell>
          <table:table-cell office:value-type="float" office:value="37.8563" calcext:value-type="float">
            <text:p>37.8563</text:p>
          </table:table-cell>
          <table:table-cell office:value-type="float" office:value="37.14495" calcext:value-type="float">
            <text:p>37.14495</text:p>
          </table:table-cell>
          <table:table-cell office:value-type="float" office:value="24.47426" calcext:value-type="float">
            <text:p>24.47426</text:p>
          </table:table-cell>
          <table:table-cell office:value-type="float" office:value="6.24352" calcext:value-type="float">
            <text:p>6.24352</text:p>
          </table:table-cell>
          <table:table-cell office:value-type="float" office:value="4.612312" calcext:value-type="float">
            <text:p>4.612312</text:p>
          </table:table-cell>
          <table:table-cell office:value-type="float" office:value="1.907365" calcext:value-type="float">
            <text:p>1.907365</text:p>
          </table:table-cell>
          <table:table-cell office:value-type="float" office:value="1.858245" calcext:value-type="float">
            <text:p>1.858245</text:p>
          </table:table-cell>
          <table:table-cell office:value-type="float" office:value="4.056443" calcext:value-type="float">
            <text:p>4.056443</text:p>
          </table:table-cell>
          <table:table-cell office:value-type="float" office:value="6.970903" calcext:value-type="float">
            <text:p>6.970903</text:p>
          </table:table-cell>
          <table:table-cell office:value-type="float" office:value="7.400902" calcext:value-type="float">
            <text:p>7.400902</text:p>
          </table:table-cell>
          <table:table-cell office:value-type="float" office:value="7.689384" calcext:value-type="float">
            <text:p>7.689384</text:p>
          </table:table-cell>
          <table:table-cell office:value-type="float" office:value="8.145711" calcext:value-type="float">
            <text:p>8.145711</text:p>
          </table:table-cell>
          <table:table-cell office:value-type="float" office:value="9.227149" calcext:value-type="float">
            <text:p>9.227149</text:p>
          </table:table-cell>
          <table:table-cell office:value-type="float" office:value="9.74435" calcext:value-type="float">
            <text:p>9.74435</text:p>
          </table:table-cell>
          <table:table-cell office:value-type="float" office:value="0" calcext:value-type="float">
            <text:p>0</text:p>
          </table:table-cell>
          <table:table-cell office:value-type="float" office:value="1.510054" calcext:value-type="float">
            <text:p>1.510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1.403889" calcext:value-type="float">
            <text:p>1.403889</text:p>
          </table:table-cell>
          <table:table-cell office:value-type="float" office:value="135.5621" calcext:value-type="float">
            <text:p>135.5621</text:p>
          </table:table-cell>
          <table:table-cell office:value-type="float" office:value="5" calcext:value-type="float">
            <text:p>5</text:p>
          </table:table-cell>
          <table:table-cell office:value-type="float" office:value="-3.209072" calcext:value-type="float">
            <text:p>-3.209072</text:p>
          </table:table-cell>
          <table:table-cell office:value-type="float" office:value="31.71973" calcext:value-type="float">
            <text:p>31.71973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587" calcext:value-type="float">
            <text:p>0.000621758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35511" calcext:value-type="float">
            <text:p>0.07735511</text:p>
          </table:table-cell>
          <table:table-cell office:value-type="float" office:value="1173.933" calcext:value-type="float">
            <text:p>1173.933</text:p>
          </table:table-cell>
          <table:table-cell office:value-type="float" office:value="1.102467" calcext:value-type="float">
            <text:p>1.102467</text:p>
          </table:table-cell>
          <table:table-cell office:value-type="float" office:value="0" calcext:value-type="float">
            <text:p>0</text:p>
          </table:table-cell>
          <table:table-cell office:value-type="float" office:value="0.3596474" calcext:value-type="float">
            <text:p>0.3596474</text:p>
          </table:table-cell>
          <table:table-cell office:value-type="float" office:value="0.345065" calcext:value-type="float">
            <text:p>0.345065</text:p>
          </table:table-cell>
          <table:table-cell office:value-type="float" office:value="0.2065667" calcext:value-type="float">
            <text:p>0.2065667</text:p>
          </table:table-cell>
          <table:table-cell office:value-type="float" office:value="0.05318614" calcext:value-type="float">
            <text:p>0.05318614</text:p>
          </table:table-cell>
          <table:table-cell office:value-type="float" office:value="0.04961544" calcext:value-type="float">
            <text:p>0.04961544</text:p>
          </table:table-cell>
          <table:table-cell office:value-type="float" office:value="0.02859458" calcext:value-type="float">
            <text:p>0.02859458</text:p>
          </table:table-cell>
          <table:table-cell office:value-type="float" office:value="0.03175339" calcext:value-type="float">
            <text:p>0.03175339</text:p>
          </table:table-cell>
          <table:table-cell office:value-type="float" office:value="0.07377061" calcext:value-type="float">
            <text:p>0.07377061</text:p>
          </table:table-cell>
          <table:table-cell office:value-type="float" office:value="0.1387615" calcext:value-type="float">
            <text:p>0.1387615</text:p>
          </table:table-cell>
          <table:table-cell office:value-type="float" office:value="0.1406843" calcext:value-type="float">
            <text:p>0.1406843</text:p>
          </table:table-cell>
          <table:table-cell office:value-type="float" office:value="0.142206" calcext:value-type="float">
            <text:p>0.142206</text:p>
          </table:table-cell>
          <table:table-cell office:value-type="float" office:value="0.1480304" calcext:value-type="float">
            <text:p>0.1480304</text:p>
          </table:table-cell>
          <table:table-cell office:value-type="float" office:value="0.1578306" calcext:value-type="float">
            <text:p>0.1578306</text:p>
          </table:table-cell>
          <table:table-cell office:value-type="float" office:value="0.1631552" calcext:value-type="float">
            <text:p>0.1631552</text:p>
          </table:table-cell>
          <table:table-cell office:value-type="float" office:value="0" calcext:value-type="float">
            <text:p>0</text:p>
          </table:table-cell>
          <table:table-cell office:value-type="float" office:value="37.85948" calcext:value-type="float">
            <text:p>37.85948</text:p>
          </table:table-cell>
          <table:table-cell office:value-type="float" office:value="37.12794" calcext:value-type="float">
            <text:p>37.12794</text:p>
          </table:table-cell>
          <table:table-cell office:value-type="float" office:value="24.46828" calcext:value-type="float">
            <text:p>24.46828</text:p>
          </table:table-cell>
          <table:table-cell office:value-type="float" office:value="6.242932" calcext:value-type="float">
            <text:p>6.242932</text:p>
          </table:table-cell>
          <table:table-cell office:value-type="float" office:value="4.614829" calcext:value-type="float">
            <text:p>4.614829</text:p>
          </table:table-cell>
          <table:table-cell office:value-type="float" office:value="1.908921" calcext:value-type="float">
            <text:p>1.908921</text:p>
          </table:table-cell>
          <table:table-cell office:value-type="float" office:value="1.859939" calcext:value-type="float">
            <text:p>1.859939</text:p>
          </table:table-cell>
          <table:table-cell office:value-type="float" office:value="4.060592" calcext:value-type="float">
            <text:p>4.060592</text:p>
          </table:table-cell>
          <table:table-cell office:value-type="float" office:value="6.976666" calcext:value-type="float">
            <text:p>6.976666</text:p>
          </table:table-cell>
          <table:table-cell office:value-type="float" office:value="7.406903" calcext:value-type="float">
            <text:p>7.406903</text:p>
          </table:table-cell>
          <table:table-cell office:value-type="float" office:value="7.695606" calcext:value-type="float">
            <text:p>7.695606</text:p>
          </table:table-cell>
          <table:table-cell office:value-type="float" office:value="8.151991" calcext:value-type="float">
            <text:p>8.151991</text:p>
          </table:table-cell>
          <table:table-cell office:value-type="float" office:value="9.232225" calcext:value-type="float">
            <text:p>9.232225</text:p>
          </table:table-cell>
          <table:table-cell office:value-type="float" office:value="9.749259" calcext:value-type="float">
            <text:p>9.749259</text:p>
          </table:table-cell>
          <table:table-cell office:value-type="float" office:value="0" calcext:value-type="float">
            <text:p>0</text:p>
          </table:table-cell>
          <table:table-cell office:value-type="float" office:value="1.476165" calcext:value-type="float">
            <text:p>1.476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1.401421" calcext:value-type="float">
            <text:p>1.401421</text:p>
          </table:table-cell>
          <table:table-cell office:value-type="float" office:value="135.5591" calcext:value-type="float">
            <text:p>135.5591</text:p>
          </table:table-cell>
          <table:table-cell office:value-type="float" office:value="5" calcext:value-type="float">
            <text:p>5</text:p>
          </table:table-cell>
          <table:table-cell office:value-type="float" office:value="-3.207431" calcext:value-type="float">
            <text:p>-3.207431</text:p>
          </table:table-cell>
          <table:table-cell office:value-type="float" office:value="31.73938" calcext:value-type="float">
            <text:p>31.73938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587" calcext:value-type="float">
            <text:p>0.000621758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22314" calcext:value-type="float">
            <text:p>0.07722314</text:p>
          </table:table-cell>
          <table:table-cell office:value-type="float" office:value="1173.922" calcext:value-type="float">
            <text:p>1173.922</text:p>
          </table:table-cell>
          <table:table-cell office:value-type="float" office:value="1.105421" calcext:value-type="float">
            <text:p>1.105421</text:p>
          </table:table-cell>
          <table:table-cell office:value-type="float" office:value="0" calcext:value-type="float">
            <text:p>0</text:p>
          </table:table-cell>
          <table:table-cell office:value-type="float" office:value="0.4301579" calcext:value-type="float">
            <text:p>0.4301579</text:p>
          </table:table-cell>
          <table:table-cell office:value-type="float" office:value="0.3584277" calcext:value-type="float">
            <text:p>0.3584277</text:p>
          </table:table-cell>
          <table:table-cell office:value-type="float" office:value="0.2205618" calcext:value-type="float">
            <text:p>0.2205618</text:p>
          </table:table-cell>
          <table:table-cell office:value-type="float" office:value="0.05566729" calcext:value-type="float">
            <text:p>0.05566729</text:p>
          </table:table-cell>
          <table:table-cell office:value-type="float" office:value="0.05112893" calcext:value-type="float">
            <text:p>0.05112893</text:p>
          </table:table-cell>
          <table:table-cell office:value-type="float" office:value="0.02907753" calcext:value-type="float">
            <text:p>0.02907753</text:p>
          </table:table-cell>
          <table:table-cell office:value-type="float" office:value="0.03186908" calcext:value-type="float">
            <text:p>0.03186908</text:p>
          </table:table-cell>
          <table:table-cell office:value-type="float" office:value="0.07366503" calcext:value-type="float">
            <text:p>0.07366503</text:p>
          </table:table-cell>
          <table:table-cell office:value-type="float" office:value="0.1386831" calcext:value-type="float">
            <text:p>0.1386831</text:p>
          </table:table-cell>
          <table:table-cell office:value-type="float" office:value="0.1407169" calcext:value-type="float">
            <text:p>0.1407169</text:p>
          </table:table-cell>
          <table:table-cell office:value-type="float" office:value="0.1422738" calcext:value-type="float">
            <text:p>0.1422738</text:p>
          </table:table-cell>
          <table:table-cell office:value-type="float" office:value="0.1480807" calcext:value-type="float">
            <text:p>0.1480807</text:p>
          </table:table-cell>
          <table:table-cell office:value-type="float" office:value="0.1578636" calcext:value-type="float">
            <text:p>0.1578636</text:p>
          </table:table-cell>
          <table:table-cell office:value-type="float" office:value="0.1632183" calcext:value-type="float">
            <text:p>0.1632183</text:p>
          </table:table-cell>
          <table:table-cell office:value-type="float" office:value="0" calcext:value-type="float">
            <text:p>0</text:p>
          </table:table-cell>
          <table:table-cell office:value-type="float" office:value="37.87409" calcext:value-type="float">
            <text:p>37.87409</text:p>
          </table:table-cell>
          <table:table-cell office:value-type="float" office:value="37.11816" calcext:value-type="float">
            <text:p>37.11816</text:p>
          </table:table-cell>
          <table:table-cell office:value-type="float" office:value="24.46676" calcext:value-type="float">
            <text:p>24.46676</text:p>
          </table:table-cell>
          <table:table-cell office:value-type="float" office:value="6.243125" calcext:value-type="float">
            <text:p>6.243125</text:p>
          </table:table-cell>
          <table:table-cell office:value-type="float" office:value="4.617535" calcext:value-type="float">
            <text:p>4.617535</text:p>
          </table:table-cell>
          <table:table-cell office:value-type="float" office:value="1.910492" calcext:value-type="float">
            <text:p>1.910492</text:p>
          </table:table-cell>
          <table:table-cell office:value-type="float" office:value="1.861626" calcext:value-type="float">
            <text:p>1.861626</text:p>
          </table:table-cell>
          <table:table-cell office:value-type="float" office:value="4.064695" calcext:value-type="float">
            <text:p>4.064695</text:p>
          </table:table-cell>
          <table:table-cell office:value-type="float" office:value="6.982395" calcext:value-type="float">
            <text:p>6.982395</text:p>
          </table:table-cell>
          <table:table-cell office:value-type="float" office:value="7.412901" calcext:value-type="float">
            <text:p>7.412901</text:p>
          </table:table-cell>
          <table:table-cell office:value-type="float" office:value="7.701828" calcext:value-type="float">
            <text:p>7.701828</text:p>
          </table:table-cell>
          <table:table-cell office:value-type="float" office:value="8.158268" calcext:value-type="float">
            <text:p>8.158268</text:p>
          </table:table-cell>
          <table:table-cell office:value-type="float" office:value="9.237259" calcext:value-type="float">
            <text:p>9.237259</text:p>
          </table:table-cell>
          <table:table-cell office:value-type="float" office:value="9.754227" calcext:value-type="float">
            <text:p>9.754227</text:p>
          </table:table-cell>
          <table:table-cell office:value-type="float" office:value="0" calcext:value-type="float">
            <text:p>0</text:p>
          </table:table-cell>
          <table:table-cell office:value-type="float" office:value="1.337305" calcext:value-type="float">
            <text:p>1.337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1.398915" calcext:value-type="float">
            <text:p>1.398915</text:p>
          </table:table-cell>
          <table:table-cell office:value-type="float" office:value="135.5558" calcext:value-type="float">
            <text:p>135.5558</text:p>
          </table:table-cell>
          <table:table-cell office:value-type="float" office:value="5" calcext:value-type="float">
            <text:p>5</text:p>
          </table:table-cell>
          <table:table-cell office:value-type="float" office:value="-3.204507" calcext:value-type="float">
            <text:p>-3.204507</text:p>
          </table:table-cell>
          <table:table-cell office:value-type="float" office:value="31.76003" calcext:value-type="float">
            <text:p>31.76003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587" calcext:value-type="float">
            <text:p>0.000621758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18514" calcext:value-type="float">
            <text:p>0.07718514</text:p>
          </table:table-cell>
          <table:table-cell office:value-type="float" office:value="1173.911" calcext:value-type="float">
            <text:p>1173.911</text:p>
          </table:table-cell>
          <table:table-cell office:value-type="float" office:value="1.105415" calcext:value-type="float">
            <text:p>1.105415</text:p>
          </table:table-cell>
          <table:table-cell office:value-type="float" office:value="0" calcext:value-type="float">
            <text:p>0</text:p>
          </table:table-cell>
          <table:table-cell office:value-type="float" office:value="0.7775782" calcext:value-type="float">
            <text:p>0.7775782</text:p>
          </table:table-cell>
          <table:table-cell office:value-type="float" office:value="0.3811832" calcext:value-type="float">
            <text:p>0.3811832</text:p>
          </table:table-cell>
          <table:table-cell office:value-type="float" office:value="0.2412541" calcext:value-type="float">
            <text:p>0.2412541</text:p>
          </table:table-cell>
          <table:table-cell office:value-type="float" office:value="0.05964243" calcext:value-type="float">
            <text:p>0.05964243</text:p>
          </table:table-cell>
          <table:table-cell office:value-type="float" office:value="0.05425636" calcext:value-type="float">
            <text:p>0.05425636</text:p>
          </table:table-cell>
          <table:table-cell office:value-type="float" office:value="0.03018205" calcext:value-type="float">
            <text:p>0.03018205</text:p>
          </table:table-cell>
          <table:table-cell office:value-type="float" office:value="0.03234084" calcext:value-type="float">
            <text:p>0.03234084</text:p>
          </table:table-cell>
          <table:table-cell office:value-type="float" office:value="0.07380737" calcext:value-type="float">
            <text:p>0.07380737</text:p>
          </table:table-cell>
          <table:table-cell office:value-type="float" office:value="0.1386736" calcext:value-type="float">
            <text:p>0.1386736</text:p>
          </table:table-cell>
          <table:table-cell office:value-type="float" office:value="0.1407555" calcext:value-type="float">
            <text:p>0.1407555</text:p>
          </table:table-cell>
          <table:table-cell office:value-type="float" office:value="0.1423452" calcext:value-type="float">
            <text:p>0.1423452</text:p>
          </table:table-cell>
          <table:table-cell office:value-type="float" office:value="0.1481324" calcext:value-type="float">
            <text:p>0.1481324</text:p>
          </table:table-cell>
          <table:table-cell office:value-type="float" office:value="0.1579119" calcext:value-type="float">
            <text:p>0.1579119</text:p>
          </table:table-cell>
          <table:table-cell office:value-type="float" office:value="0.1632782" calcext:value-type="float">
            <text:p>0.1632782</text:p>
          </table:table-cell>
          <table:table-cell office:value-type="float" office:value="0" calcext:value-type="float">
            <text:p>0</text:p>
          </table:table-cell>
          <table:table-cell office:value-type="float" office:value="37.91734" calcext:value-type="float">
            <text:p>37.91734</text:p>
          </table:table-cell>
          <table:table-cell office:value-type="float" office:value="37.1178" calcext:value-type="float">
            <text:p>37.1178</text:p>
          </table:table-cell>
          <table:table-cell office:value-type="float" office:value="24.47157" calcext:value-type="float">
            <text:p>24.47157</text:p>
          </table:table-cell>
          <table:table-cell office:value-type="float" office:value="6.244493" calcext:value-type="float">
            <text:p>6.244493</text:p>
          </table:table-cell>
          <table:table-cell office:value-type="float" office:value="4.620801" calcext:value-type="float">
            <text:p>4.620801</text:p>
          </table:table-cell>
          <table:table-cell office:value-type="float" office:value="1.912183" calcext:value-type="float">
            <text:p>1.912183</text:p>
          </table:table-cell>
          <table:table-cell office:value-type="float" office:value="1.863348" calcext:value-type="float">
            <text:p>1.863348</text:p>
          </table:table-cell>
          <table:table-cell office:value-type="float" office:value="4.06879" calcext:value-type="float">
            <text:p>4.06879</text:p>
          </table:table-cell>
          <table:table-cell office:value-type="float" office:value="6.988108" calcext:value-type="float">
            <text:p>6.988108</text:p>
          </table:table-cell>
          <table:table-cell office:value-type="float" office:value="7.4189" calcext:value-type="float">
            <text:p>7.4189</text:p>
          </table:table-cell>
          <table:table-cell office:value-type="float" office:value="7.708051" calcext:value-type="float">
            <text:p>7.708051</text:p>
          </table:table-cell>
          <table:table-cell office:value-type="float" office:value="8.164466" calcext:value-type="float">
            <text:p>8.164466</text:p>
          </table:table-cell>
          <table:table-cell office:value-type="float" office:value="9.242221" calcext:value-type="float">
            <text:p>9.242221</text:p>
          </table:table-cell>
          <table:table-cell office:value-type="float" office:value="9.759236" calcext:value-type="float">
            <text:p>9.759236</text:p>
          </table:table-cell>
          <table:table-cell office:value-type="float" office:value="0" calcext:value-type="float">
            <text:p>0</text:p>
          </table:table-cell>
          <table:table-cell office:value-type="float" office:value="4.621196" calcext:value-type="float">
            <text:p>4.621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1.395785" calcext:value-type="float">
            <text:p>1.395785</text:p>
          </table:table-cell>
          <table:table-cell office:value-type="float" office:value="135.5524" calcext:value-type="float">
            <text:p>135.5524</text:p>
          </table:table-cell>
          <table:table-cell office:value-type="float" office:value="5" calcext:value-type="float">
            <text:p>5</text:p>
          </table:table-cell>
          <table:table-cell office:value-type="float" office:value="-3.203813" calcext:value-type="float">
            <text:p>-3.203813</text:p>
          </table:table-cell>
          <table:table-cell office:value-type="float" office:value="31.78079" calcext:value-type="float">
            <text:p>31.78079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587" calcext:value-type="float">
            <text:p>0.000621758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18514" calcext:value-type="float">
            <text:p>0.07718514</text:p>
          </table:table-cell>
          <table:table-cell office:value-type="float" office:value="1173.9" calcext:value-type="float">
            <text:p>1173.9</text:p>
          </table:table-cell>
          <table:table-cell office:value-type="float" office:value="1.106654" calcext:value-type="float">
            <text:p>1.106654</text:p>
          </table:table-cell>
          <table:table-cell office:value-type="float" office:value="0" calcext:value-type="float">
            <text:p>0</text:p>
          </table:table-cell>
          <table:table-cell office:value-type="float" office:value="0.4130998" calcext:value-type="float">
            <text:p>0.4130998</text:p>
          </table:table-cell>
          <table:table-cell office:value-type="float" office:value="0.3389651" calcext:value-type="float">
            <text:p>0.3389651</text:p>
          </table:table-cell>
          <table:table-cell office:value-type="float" office:value="0.2246526" calcext:value-type="float">
            <text:p>0.2246526</text:p>
          </table:table-cell>
          <table:table-cell office:value-type="float" office:value="0.0570136" calcext:value-type="float">
            <text:p>0.0570136</text:p>
          </table:table-cell>
          <table:table-cell office:value-type="float" office:value="0.05080841" calcext:value-type="float">
            <text:p>0.05080841</text:p>
          </table:table-cell>
          <table:table-cell office:value-type="float" office:value="0.03018126" calcext:value-type="float">
            <text:p>0.03018126</text:p>
          </table:table-cell>
          <table:table-cell office:value-type="float" office:value="0.03249766" calcext:value-type="float">
            <text:p>0.03249766</text:p>
          </table:table-cell>
          <table:table-cell office:value-type="float" office:value="0.07403064" calcext:value-type="float">
            <text:p>0.07403064</text:p>
          </table:table-cell>
          <table:table-cell office:value-type="float" office:value="0.1386229" calcext:value-type="float">
            <text:p>0.1386229</text:p>
          </table:table-cell>
          <table:table-cell office:value-type="float" office:value="0.1407275" calcext:value-type="float">
            <text:p>0.1407275</text:p>
          </table:table-cell>
          <table:table-cell office:value-type="float" office:value="0.1423468" calcext:value-type="float">
            <text:p>0.1423468</text:p>
          </table:table-cell>
          <table:table-cell office:value-type="float" office:value="0.1481491" calcext:value-type="float">
            <text:p>0.1481491</text:p>
          </table:table-cell>
          <table:table-cell office:value-type="float" office:value="0.1579647" calcext:value-type="float">
            <text:p>0.1579647</text:p>
          </table:table-cell>
          <table:table-cell office:value-type="float" office:value="0.1633375" calcext:value-type="float">
            <text:p>0.1633375</text:p>
          </table:table-cell>
          <table:table-cell office:value-type="float" office:value="0" calcext:value-type="float">
            <text:p>0</text:p>
          </table:table-cell>
          <table:table-cell office:value-type="float" office:value="37.95089" calcext:value-type="float">
            <text:p>37.95089</text:p>
          </table:table-cell>
          <table:table-cell office:value-type="float" office:value="37.11794" calcext:value-type="float">
            <text:p>37.11794</text:p>
          </table:table-cell>
          <table:table-cell office:value-type="float" office:value="24.47882" calcext:value-type="float">
            <text:p>24.47882</text:p>
          </table:table-cell>
          <table:table-cell office:value-type="float" office:value="6.246477" calcext:value-type="float">
            <text:p>6.246477</text:p>
          </table:table-cell>
          <table:table-cell office:value-type="float" office:value="4.624341" calcext:value-type="float">
            <text:p>4.624341</text:p>
          </table:table-cell>
          <table:table-cell office:value-type="float" office:value="1.914017" calcext:value-type="float">
            <text:p>1.914017</text:p>
          </table:table-cell>
          <table:table-cell office:value-type="float" office:value="1.865129" calcext:value-type="float">
            <text:p>1.865129</text:p>
          </table:table-cell>
          <table:table-cell office:value-type="float" office:value="4.072915" calcext:value-type="float">
            <text:p>4.072915</text:p>
          </table:table-cell>
          <table:table-cell office:value-type="float" office:value="6.993788" calcext:value-type="float">
            <text:p>6.993788</text:p>
          </table:table-cell>
          <table:table-cell office:value-type="float" office:value="7.424899" calcext:value-type="float">
            <text:p>7.424899</text:p>
          </table:table-cell>
          <table:table-cell office:value-type="float" office:value="7.714273" calcext:value-type="float">
            <text:p>7.714273</text:p>
          </table:table-cell>
          <table:table-cell office:value-type="float" office:value="8.170669" calcext:value-type="float">
            <text:p>8.170669</text:p>
          </table:table-cell>
          <table:table-cell office:value-type="float" office:value="9.247183" calcext:value-type="float">
            <text:p>9.247183</text:p>
          </table:table-cell>
          <table:table-cell office:value-type="float" office:value="9.764234" calcext:value-type="float">
            <text:p>9.764234</text:p>
          </table:table-cell>
          <table:table-cell office:value-type="float" office:value="0" calcext:value-type="float">
            <text:p>0</text:p>
          </table:table-cell>
          <table:table-cell office:value-type="float" office:value="1.652097" calcext:value-type="float">
            <text:p>1.652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1.393334" calcext:value-type="float">
            <text:p>1.393334</text:p>
          </table:table-cell>
          <table:table-cell office:value-type="float" office:value="135.5494" calcext:value-type="float">
            <text:p>135.5494</text:p>
          </table:table-cell>
          <table:table-cell office:value-type="float" office:value="5" calcext:value-type="float">
            <text:p>5</text:p>
          </table:table-cell>
          <table:table-cell office:value-type="float" office:value="-3.203098" calcext:value-type="float">
            <text:p>-3.203098</text:p>
          </table:table-cell>
          <table:table-cell office:value-type="float" office:value="31.80052" calcext:value-type="float">
            <text:p>31.80052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587" calcext:value-type="float">
            <text:p>0.000621758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18514" calcext:value-type="float">
            <text:p>0.07718514</text:p>
          </table:table-cell>
          <table:table-cell office:value-type="float" office:value="1173.887" calcext:value-type="float">
            <text:p>1173.887</text:p>
          </table:table-cell>
          <table:table-cell office:value-type="float" office:value="1.106475" calcext:value-type="float">
            <text:p>1.106475</text:p>
          </table:table-cell>
          <table:table-cell office:value-type="float" office:value="0" calcext:value-type="float">
            <text:p>0</text:p>
          </table:table-cell>
          <table:table-cell office:value-type="float" office:value="0.4814298" calcext:value-type="float">
            <text:p>0.4814298</text:p>
          </table:table-cell>
          <table:table-cell office:value-type="float" office:value="0.3367351" calcext:value-type="float">
            <text:p>0.3367351</text:p>
          </table:table-cell>
          <table:table-cell office:value-type="float" office:value="0.2190625" calcext:value-type="float">
            <text:p>0.2190625</text:p>
          </table:table-cell>
          <table:table-cell office:value-type="float" office:value="0.05596704" calcext:value-type="float">
            <text:p>0.05596704</text:p>
          </table:table-cell>
          <table:table-cell office:value-type="float" office:value="0.04715847" calcext:value-type="float">
            <text:p>0.04715847</text:p>
          </table:table-cell>
          <table:table-cell office:value-type="float" office:value="0.02829008" calcext:value-type="float">
            <text:p>0.02829008</text:p>
          </table:table-cell>
          <table:table-cell office:value-type="float" office:value="0.03162432" calcext:value-type="float">
            <text:p>0.03162432</text:p>
          </table:table-cell>
          <table:table-cell office:value-type="float" office:value="0.07378129" calcext:value-type="float">
            <text:p>0.07378129</text:p>
          </table:table-cell>
          <table:table-cell office:value-type="float" office:value="0.1386759" calcext:value-type="float">
            <text:p>0.1386759</text:p>
          </table:table-cell>
          <table:table-cell office:value-type="float" office:value="0.1407888" calcext:value-type="float">
            <text:p>0.1407888</text:p>
          </table:table-cell>
          <table:table-cell office:value-type="float" office:value="0.1424231" calcext:value-type="float">
            <text:p>0.1424231</text:p>
          </table:table-cell>
          <table:table-cell office:value-type="float" office:value="0.1482107" calcext:value-type="float">
            <text:p>0.1482107</text:p>
          </table:table-cell>
          <table:table-cell office:value-type="float" office:value="0.1580182" calcext:value-type="float">
            <text:p>0.1580182</text:p>
          </table:table-cell>
          <table:table-cell office:value-type="float" office:value="0.1633932" calcext:value-type="float">
            <text:p>0.1633932</text:p>
          </table:table-cell>
          <table:table-cell office:value-type="float" office:value="0" calcext:value-type="float">
            <text:p>0</text:p>
          </table:table-cell>
          <table:table-cell office:value-type="float" office:value="37.96994" calcext:value-type="float">
            <text:p>37.96994</text:p>
          </table:table-cell>
          <table:table-cell office:value-type="float" office:value="37.10897" calcext:value-type="float">
            <text:p>37.10897</text:p>
          </table:table-cell>
          <table:table-cell office:value-type="float" office:value="24.47946" calcext:value-type="float">
            <text:p>24.47946</text:p>
          </table:table-cell>
          <table:table-cell office:value-type="float" office:value="6.247159" calcext:value-type="float">
            <text:p>6.247159</text:p>
          </table:table-cell>
          <table:table-cell office:value-type="float" office:value="4.62663" calcext:value-type="float">
            <text:p>4.62663</text:p>
          </table:table-cell>
          <table:table-cell office:value-type="float" office:value="1.915643" calcext:value-type="float">
            <text:p>1.915643</text:p>
          </table:table-cell>
          <table:table-cell office:value-type="float" office:value="1.866846" calcext:value-type="float">
            <text:p>1.866846</text:p>
          </table:table-cell>
          <table:table-cell office:value-type="float" office:value="4.077033" calcext:value-type="float">
            <text:p>4.077033</text:p>
          </table:table-cell>
          <table:table-cell office:value-type="float" office:value="6.999456" calcext:value-type="float">
            <text:p>6.999456</text:p>
          </table:table-cell>
          <table:table-cell office:value-type="float" office:value="7.430843" calcext:value-type="float">
            <text:p>7.430843</text:p>
          </table:table-cell>
          <table:table-cell office:value-type="float" office:value="7.720495" calcext:value-type="float">
            <text:p>7.720495</text:p>
          </table:table-cell>
          <table:table-cell office:value-type="float" office:value="8.176875" calcext:value-type="float">
            <text:p>8.176875</text:p>
          </table:table-cell>
          <table:table-cell office:value-type="float" office:value="9.252144" calcext:value-type="float">
            <text:p>9.252144</text:p>
          </table:table-cell>
          <table:table-cell office:value-type="float" office:value="9.769218" calcext:value-type="float">
            <text:p>9.769218</text:p>
          </table:table-cell>
          <table:table-cell office:value-type="float" office:value="0" calcext:value-type="float">
            <text:p>0</text:p>
          </table:table-cell>
          <table:table-cell office:value-type="float" office:value="1.855635" calcext:value-type="float">
            <text:p>1.855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1.390368" calcext:value-type="float">
            <text:p>1.390368</text:p>
          </table:table-cell>
          <table:table-cell office:value-type="float" office:value="135.5461" calcext:value-type="float">
            <text:p>135.5461</text:p>
          </table:table-cell>
          <table:table-cell office:value-type="float" office:value="5" calcext:value-type="float">
            <text:p>5</text:p>
          </table:table-cell>
          <table:table-cell office:value-type="float" office:value="-3.202405" calcext:value-type="float">
            <text:p>-3.202405</text:p>
          </table:table-cell>
          <table:table-cell office:value-type="float" office:value="31.8204" calcext:value-type="float">
            <text:p>31.8204</text:p>
          </table:table-cell>
          <table:table-cell office:value-type="float" office:value="0.007062919" calcext:value-type="float">
            <text:p>0.007062919</text:p>
          </table:table-cell>
          <table:table-cell office:value-type="float" office:value="0.0006217587" calcext:value-type="float">
            <text:p>0.0006217587</text:p>
          </table:table-cell>
          <table:table-cell office:value-type="float" office:value="0.009178107" calcext:value-type="float">
            <text:p>0.009178107</text:p>
          </table:table-cell>
          <table:table-cell office:value-type="float" office:value="0.07714917" calcext:value-type="float">
            <text:p>0.07714917</text:p>
          </table:table-cell>
          <table:table-cell office:value-type="float" office:value="1173.875" calcext:value-type="float">
            <text:p>1173.875</text:p>
          </table:table-cell>
          <table:table-cell office:value-type="float" office:value="1.10551" calcext:value-type="float">
            <text:p>1.10551</text:p>
          </table:table-cell>
          <table:table-cell office:value-type="float" office:value="0" calcext:value-type="float">
            <text:p>0</text:p>
          </table:table-cell>
          <table:table-cell office:value-type="float" office:value="0.5030461" calcext:value-type="float">
            <text:p>0.5030461</text:p>
          </table:table-cell>
          <table:table-cell office:value-type="float" office:value="0.3487163" calcext:value-type="float">
            <text:p>0.3487163</text:p>
          </table:table-cell>
          <table:table-cell office:value-type="float" office:value="0.2273592" calcext:value-type="float">
            <text:p>0.2273592</text:p>
          </table:table-cell>
          <table:table-cell office:value-type="float" office:value="0.05810554" calcext:value-type="float">
            <text:p>0.05810554</text:p>
          </table:table-cell>
          <table:table-cell office:value-type="float" office:value="0.04708418" calcext:value-type="float">
            <text:p>0.04708418</text:p>
          </table:table-cell>
          <table:table-cell office:value-type="float" office:value="0.0280925" calcext:value-type="float">
            <text:p>0.0280925</text:p>
          </table:table-cell>
          <table:table-cell office:value-type="float" office:value="0.03137616" calcext:value-type="float">
            <text:p>0.03137616</text:p>
          </table:table-cell>
          <table:table-cell office:value-type="float" office:value="0.07349509" calcext:value-type="float">
            <text:p>0.07349509</text:p>
          </table:table-cell>
          <table:table-cell office:value-type="float" office:value="0.1386446" calcext:value-type="float">
            <text:p>0.1386446</text:p>
          </table:table-cell>
          <table:table-cell office:value-type="float" office:value="0.1408391" calcext:value-type="float">
            <text:p>0.1408391</text:p>
          </table:table-cell>
          <table:table-cell office:value-type="float" office:value="0.1424918" calcext:value-type="float">
            <text:p>0.1424918</text:p>
          </table:table-cell>
          <table:table-cell office:value-type="float" office:value="0.1482716" calcext:value-type="float">
            <text:p>0.1482716</text:p>
          </table:table-cell>
          <table:table-cell office:value-type="float" office:value="0.1581191" calcext:value-type="float">
            <text:p>0.1581191</text:p>
          </table:table-cell>
          <table:table-cell office:value-type="float" office:value="0.1634374" calcext:value-type="float">
            <text:p>0.1634374</text:p>
          </table:table-cell>
          <table:table-cell office:value-type="float" office:value="0" calcext:value-type="float">
            <text:p>0</text:p>
          </table:table-cell>
          <table:table-cell office:value-type="float" office:value="37.99293" calcext:value-type="float">
            <text:p>37.99293</text:p>
          </table:table-cell>
          <table:table-cell office:value-type="float" office:value="37.10316" calcext:value-type="float">
            <text:p>37.10316</text:p>
          </table:table-cell>
          <table:table-cell office:value-type="float" office:value="24.48101" calcext:value-type="float">
            <text:p>24.48101</text:p>
          </table:table-cell>
          <table:table-cell office:value-type="float" office:value="6.248077" calcext:value-type="float">
            <text:p>6.248077</text:p>
          </table:table-cell>
          <table:table-cell office:value-type="float" office:value="4.628514" calcext:value-type="float">
            <text:p>4.628514</text:p>
          </table:table-cell>
          <table:table-cell office:value-type="float" office:value="1.917143" calcext:value-type="float">
            <text:p>1.917143</text:p>
          </table:table-cell>
          <table:table-cell office:value-type="float" office:value="1.868491" calcext:value-type="float">
            <text:p>1.868491</text:p>
          </table:table-cell>
          <table:table-cell office:value-type="float" office:value="4.081093" calcext:value-type="float">
            <text:p>4.081093</text:p>
          </table:table-cell>
          <table:table-cell office:value-type="float" office:value="7.005124" calcext:value-type="float">
            <text:p>7.005124</text:p>
          </table:table-cell>
          <table:table-cell office:value-type="float" office:value="7.436766" calcext:value-type="float">
            <text:p>7.436766</text:p>
          </table:table-cell>
          <table:table-cell office:value-type="float" office:value="7.726717" calcext:value-type="float">
            <text:p>7.726717</text:p>
          </table:table-cell>
          <table:table-cell office:value-type="float" office:value="8.183075" calcext:value-type="float">
            <text:p>8.183075</text:p>
          </table:table-cell>
          <table:table-cell office:value-type="float" office:value="9.257105" calcext:value-type="float">
            <text:p>9.257105</text:p>
          </table:table-cell>
          <table:table-cell office:value-type="float" office:value="9.774196" calcext:value-type="float">
            <text:p>9.774196</text:p>
          </table:table-cell>
          <table:table-cell office:value-type="float" office:value="0" calcext:value-type="float">
            <text:p>0</text:p>
          </table:table-cell>
          <table:table-cell office:value-type="float" office:value="2.371683" calcext:value-type="float">
            <text:p>2.371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1.38741" calcext:value-type="float">
            <text:p>1.38741</text:p>
          </table:table-cell>
          <table:table-cell office:value-type="float" office:value="135.5422" calcext:value-type="float">
            <text:p>135.5422</text:p>
          </table:table-cell>
          <table:table-cell office:value-type="float" office:value="5" calcext:value-type="float">
            <text:p>5</text:p>
          </table:table-cell>
          <table:table-cell office:value-type="float" office:value="-3.20173" calcext:value-type="float">
            <text:p>-3.20173</text:p>
          </table:table-cell>
          <table:table-cell office:value-type="float" office:value="31.83843" calcext:value-type="float">
            <text:p>31.83843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702289" calcext:value-type="float">
            <text:p>0.07702289</text:p>
          </table:table-cell>
          <table:table-cell office:value-type="float" office:value="1173.862" calcext:value-type="float">
            <text:p>1173.862</text:p>
          </table:table-cell>
          <table:table-cell office:value-type="float" office:value="1.107778" calcext:value-type="float">
            <text:p>1.107778</text:p>
          </table:table-cell>
          <table:table-cell office:value-type="float" office:value="0" calcext:value-type="float">
            <text:p>0</text:p>
          </table:table-cell>
          <table:table-cell office:value-type="float" office:value="0.2466791" calcext:value-type="float">
            <text:p>0.2466791</text:p>
          </table:table-cell>
          <table:table-cell office:value-type="float" office:value="0.306718" calcext:value-type="float">
            <text:p>0.306718</text:p>
          </table:table-cell>
          <table:table-cell office:value-type="float" office:value="0.2283407" calcext:value-type="float">
            <text:p>0.2283407</text:p>
          </table:table-cell>
          <table:table-cell office:value-type="float" office:value="0.05773264" calcext:value-type="float">
            <text:p>0.05773264</text:p>
          </table:table-cell>
          <table:table-cell office:value-type="float" office:value="0.04620015" calcext:value-type="float">
            <text:p>0.04620015</text:p>
          </table:table-cell>
          <table:table-cell office:value-type="float" office:value="0.02831136" calcext:value-type="float">
            <text:p>0.02831136</text:p>
          </table:table-cell>
          <table:table-cell office:value-type="float" office:value="0.02921921" calcext:value-type="float">
            <text:p>0.02921921</text:p>
          </table:table-cell>
          <table:table-cell office:value-type="float" office:value="0.07339207" calcext:value-type="float">
            <text:p>0.07339207</text:p>
          </table:table-cell>
          <table:table-cell office:value-type="float" office:value="0.138556" calcext:value-type="float">
            <text:p>0.138556</text:p>
          </table:table-cell>
          <table:table-cell office:value-type="float" office:value="0.1408444" calcext:value-type="float">
            <text:p>0.1408444</text:p>
          </table:table-cell>
          <table:table-cell office:value-type="float" office:value="0.1425227" calcext:value-type="float">
            <text:p>0.1425227</text:p>
          </table:table-cell>
          <table:table-cell office:value-type="float" office:value="0.1483282" calcext:value-type="float">
            <text:p>0.1483282</text:p>
          </table:table-cell>
          <table:table-cell office:value-type="float" office:value="0.1581409" calcext:value-type="float">
            <text:p>0.1581409</text:p>
          </table:table-cell>
          <table:table-cell office:value-type="float" office:value="0.1635001" calcext:value-type="float">
            <text:p>0.1635001</text:p>
          </table:table-cell>
          <table:table-cell office:value-type="float" office:value="0" calcext:value-type="float">
            <text:p>0</text:p>
          </table:table-cell>
          <table:table-cell office:value-type="float" office:value="37.94321" calcext:value-type="float">
            <text:p>37.94321</text:p>
          </table:table-cell>
          <table:table-cell office:value-type="float" office:value="37.07214" calcext:value-type="float">
            <text:p>37.07214</text:p>
          </table:table-cell>
          <table:table-cell office:value-type="float" office:value="24.48246" calcext:value-type="float">
            <text:p>24.48246</text:p>
          </table:table-cell>
          <table:table-cell office:value-type="float" office:value="6.248914" calcext:value-type="float">
            <text:p>6.248914</text:p>
          </table:table-cell>
          <table:table-cell office:value-type="float" office:value="4.629995" calcext:value-type="float">
            <text:p>4.629995</text:p>
          </table:table-cell>
          <table:table-cell office:value-type="float" office:value="1.918676" calcext:value-type="float">
            <text:p>1.918676</text:p>
          </table:table-cell>
          <table:table-cell office:value-type="float" office:value="1.870194" calcext:value-type="float">
            <text:p>1.870194</text:p>
          </table:table-cell>
          <table:table-cell office:value-type="float" office:value="4.085188" calcext:value-type="float">
            <text:p>4.085188</text:p>
          </table:table-cell>
          <table:table-cell office:value-type="float" office:value="7.010756" calcext:value-type="float">
            <text:p>7.010756</text:p>
          </table:table-cell>
          <table:table-cell office:value-type="float" office:value="7.442689" calcext:value-type="float">
            <text:p>7.442689</text:p>
          </table:table-cell>
          <table:table-cell office:value-type="float" office:value="7.732949" calcext:value-type="float">
            <text:p>7.732949</text:p>
          </table:table-cell>
          <table:table-cell office:value-type="float" office:value="8.189302" calcext:value-type="float">
            <text:p>8.189302</text:p>
          </table:table-cell>
          <table:table-cell office:value-type="float" office:value="9.262069" calcext:value-type="float">
            <text:p>9.262069</text:p>
          </table:table-cell>
          <table:table-cell office:value-type="float" office:value="9.77886" calcext:value-type="float">
            <text:p>9.77886</text:p>
          </table:table-cell>
          <table:table-cell office:value-type="float" office:value="0" calcext:value-type="float">
            <text:p>0</text:p>
          </table:table-cell>
          <table:table-cell office:value-type="float" office:value="0.8468935" calcext:value-type="float">
            <text:p>0.8468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1.384819" calcext:value-type="float">
            <text:p>1.384819</text:p>
          </table:table-cell>
          <table:table-cell office:value-type="float" office:value="135.5393" calcext:value-type="float">
            <text:p>135.5393</text:p>
          </table:table-cell>
          <table:table-cell office:value-type="float" office:value="5" calcext:value-type="float">
            <text:p>5</text:p>
          </table:table-cell>
          <table:table-cell office:value-type="float" office:value="-3.201051" calcext:value-type="float">
            <text:p>-3.201051</text:p>
          </table:table-cell>
          <table:table-cell office:value-type="float" office:value="31.85729" calcext:value-type="float">
            <text:p>31.8572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701019" calcext:value-type="float">
            <text:p>0.07701019</text:p>
          </table:table-cell>
          <table:table-cell office:value-type="float" office:value="1173.851" calcext:value-type="float">
            <text:p>1173.851</text:p>
          </table:table-cell>
          <table:table-cell office:value-type="float" office:value="1.110213" calcext:value-type="float">
            <text:p>1.110213</text:p>
          </table:table-cell>
          <table:table-cell office:value-type="float" office:value="0" calcext:value-type="float">
            <text:p>0</text:p>
          </table:table-cell>
          <table:table-cell office:value-type="float" office:value="0.3094061" calcext:value-type="float">
            <text:p>0.3094061</text:p>
          </table:table-cell>
          <table:table-cell office:value-type="float" office:value="0.3272257" calcext:value-type="float">
            <text:p>0.3272257</text:p>
          </table:table-cell>
          <table:table-cell office:value-type="float" office:value="0.2218539" calcext:value-type="float">
            <text:p>0.2218539</text:p>
          </table:table-cell>
          <table:table-cell office:value-type="float" office:value="0.06154155" calcext:value-type="float">
            <text:p>0.06154155</text:p>
          </table:table-cell>
          <table:table-cell office:value-type="float" office:value="0.04475908" calcext:value-type="float">
            <text:p>0.04475908</text:p>
          </table:table-cell>
          <table:table-cell office:value-type="float" office:value="0.02793888" calcext:value-type="float">
            <text:p>0.02793888</text:p>
          </table:table-cell>
          <table:table-cell office:value-type="float" office:value="0.03004704" calcext:value-type="float">
            <text:p>0.03004704</text:p>
          </table:table-cell>
          <table:table-cell office:value-type="float" office:value="0.07332433" calcext:value-type="float">
            <text:p>0.07332433</text:p>
          </table:table-cell>
          <table:table-cell office:value-type="float" office:value="0.1385276" calcext:value-type="float">
            <text:p>0.1385276</text:p>
          </table:table-cell>
          <table:table-cell office:value-type="float" office:value="0.1408751" calcext:value-type="float">
            <text:p>0.1408751</text:p>
          </table:table-cell>
          <table:table-cell office:value-type="float" office:value="0.1425769" calcext:value-type="float">
            <text:p>0.1425769</text:p>
          </table:table-cell>
          <table:table-cell office:value-type="float" office:value="0.1483815" calcext:value-type="float">
            <text:p>0.1483815</text:p>
          </table:table-cell>
          <table:table-cell office:value-type="float" office:value="0.1581846" calcext:value-type="float">
            <text:p>0.1581846</text:p>
          </table:table-cell>
          <table:table-cell office:value-type="float" office:value="0.163553" calcext:value-type="float">
            <text:p>0.163553</text:p>
          </table:table-cell>
          <table:table-cell office:value-type="float" office:value="0" calcext:value-type="float">
            <text:p>0</text:p>
          </table:table-cell>
          <table:table-cell office:value-type="float" office:value="37.92207" calcext:value-type="float">
            <text:p>37.92207</text:p>
          </table:table-cell>
          <table:table-cell office:value-type="float" office:value="37.04989" calcext:value-type="float">
            <text:p>37.04989</text:p>
          </table:table-cell>
          <table:table-cell office:value-type="float" office:value="24.48559" calcext:value-type="float">
            <text:p>24.48559</text:p>
          </table:table-cell>
          <table:table-cell office:value-type="float" office:value="6.250757" calcext:value-type="float">
            <text:p>6.250757</text:p>
          </table:table-cell>
          <table:table-cell office:value-type="float" office:value="4.631576" calcext:value-type="float">
            <text:p>4.631576</text:p>
          </table:table-cell>
          <table:table-cell office:value-type="float" office:value="1.920203" calcext:value-type="float">
            <text:p>1.920203</text:p>
          </table:table-cell>
          <table:table-cell office:value-type="float" office:value="1.871898" calcext:value-type="float">
            <text:p>1.871898</text:p>
          </table:table-cell>
          <table:table-cell office:value-type="float" office:value="4.089191" calcext:value-type="float">
            <text:p>4.089191</text:p>
          </table:table-cell>
          <table:table-cell office:value-type="float" office:value="7.016379" calcext:value-type="float">
            <text:p>7.016379</text:p>
          </table:table-cell>
          <table:table-cell office:value-type="float" office:value="7.448612" calcext:value-type="float">
            <text:p>7.448612</text:p>
          </table:table-cell>
          <table:table-cell office:value-type="float" office:value="7.739171" calcext:value-type="float">
            <text:p>7.739171</text:p>
          </table:table-cell>
          <table:table-cell office:value-type="float" office:value="8.195505" calcext:value-type="float">
            <text:p>8.195505</text:p>
          </table:table-cell>
          <table:table-cell office:value-type="float" office:value="9.267031" calcext:value-type="float">
            <text:p>9.267031</text:p>
          </table:table-cell>
          <table:table-cell office:value-type="float" office:value="9.783857" calcext:value-type="float">
            <text:p>9.783857</text:p>
          </table:table-cell>
          <table:table-cell office:value-type="float" office:value="0" calcext:value-type="float">
            <text:p>0</text:p>
          </table:table-cell>
          <table:table-cell office:value-type="float" office:value="1.005447" calcext:value-type="float">
            <text:p>1.005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1.382155" calcext:value-type="float">
            <text:p>1.382155</text:p>
          </table:table-cell>
          <table:table-cell office:value-type="float" office:value="135.5364" calcext:value-type="float">
            <text:p>135.5364</text:p>
          </table:table-cell>
          <table:table-cell office:value-type="float" office:value="5" calcext:value-type="float">
            <text:p>5</text:p>
          </table:table-cell>
          <table:table-cell office:value-type="float" office:value="-3.200373" calcext:value-type="float">
            <text:p>-3.200373</text:p>
          </table:table-cell>
          <table:table-cell office:value-type="float" office:value="31.87649" calcext:value-type="float">
            <text:p>31.8764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701019" calcext:value-type="float">
            <text:p>0.07701019</text:p>
          </table:table-cell>
          <table:table-cell office:value-type="float" office:value="1173.838" calcext:value-type="float">
            <text:p>1173.838</text:p>
          </table:table-cell>
          <table:table-cell office:value-type="float" office:value="1.11218" calcext:value-type="float">
            <text:p>1.11218</text:p>
          </table:table-cell>
          <table:table-cell office:value-type="float" office:value="0" calcext:value-type="float">
            <text:p>0</text:p>
          </table:table-cell>
          <table:table-cell office:value-type="float" office:value="0.3726119" calcext:value-type="float">
            <text:p>0.3726119</text:p>
          </table:table-cell>
          <table:table-cell office:value-type="float" office:value="0.3401952" calcext:value-type="float">
            <text:p>0.3401952</text:p>
          </table:table-cell>
          <table:table-cell office:value-type="float" office:value="0.2183851" calcext:value-type="float">
            <text:p>0.2183851</text:p>
          </table:table-cell>
          <table:table-cell office:value-type="float" office:value="0.06128835" calcext:value-type="float">
            <text:p>0.06128835</text:p>
          </table:table-cell>
          <table:table-cell office:value-type="float" office:value="0.0439067" calcext:value-type="float">
            <text:p>0.0439067</text:p>
          </table:table-cell>
          <table:table-cell office:value-type="float" office:value="0.02742241" calcext:value-type="float">
            <text:p>0.02742241</text:p>
          </table:table-cell>
          <table:table-cell office:value-type="float" office:value="0.03005995" calcext:value-type="float">
            <text:p>0.03005995</text:p>
          </table:table-cell>
          <table:table-cell office:value-type="float" office:value="0.07316244" calcext:value-type="float">
            <text:p>0.07316244</text:p>
          </table:table-cell>
          <table:table-cell office:value-type="float" office:value="0.1385128" calcext:value-type="float">
            <text:p>0.1385128</text:p>
          </table:table-cell>
          <table:table-cell office:value-type="float" office:value="0.1409177" calcext:value-type="float">
            <text:p>0.1409177</text:p>
          </table:table-cell>
          <table:table-cell office:value-type="float" office:value="0.1426411" calcext:value-type="float">
            <text:p>0.1426411</text:p>
          </table:table-cell>
          <table:table-cell office:value-type="float" office:value="0.1484305" calcext:value-type="float">
            <text:p>0.1484305</text:p>
          </table:table-cell>
          <table:table-cell office:value-type="float" office:value="0.1582352" calcext:value-type="float">
            <text:p>0.1582352</text:p>
          </table:table-cell>
          <table:table-cell office:value-type="float" office:value="0.1636075" calcext:value-type="float">
            <text:p>0.1636075</text:p>
          </table:table-cell>
          <table:table-cell office:value-type="float" office:value="0" calcext:value-type="float">
            <text:p>0</text:p>
          </table:table-cell>
          <table:table-cell office:value-type="float" office:value="37.92387" calcext:value-type="float">
            <text:p>37.92387</text:p>
          </table:table-cell>
          <table:table-cell office:value-type="float" office:value="37.03534" calcext:value-type="float">
            <text:p>37.03534</text:p>
          </table:table-cell>
          <table:table-cell office:value-type="float" office:value="24.48558" calcext:value-type="float">
            <text:p>24.48558</text:p>
          </table:table-cell>
          <table:table-cell office:value-type="float" office:value="6.253092" calcext:value-type="float">
            <text:p>6.253092</text:p>
          </table:table-cell>
          <table:table-cell office:value-type="float" office:value="4.632778" calcext:value-type="float">
            <text:p>4.632778</text:p>
          </table:table-cell>
          <table:table-cell office:value-type="float" office:value="1.92165" calcext:value-type="float">
            <text:p>1.92165</text:p>
          </table:table-cell>
          <table:table-cell office:value-type="float" office:value="1.873632" calcext:value-type="float">
            <text:p>1.873632</text:p>
          </table:table-cell>
          <table:table-cell office:value-type="float" office:value="4.093181" calcext:value-type="float">
            <text:p>4.093181</text:p>
          </table:table-cell>
          <table:table-cell office:value-type="float" office:value="7.021966" calcext:value-type="float">
            <text:p>7.021966</text:p>
          </table:table-cell>
          <table:table-cell office:value-type="float" office:value="7.454535" calcext:value-type="float">
            <text:p>7.454535</text:p>
          </table:table-cell>
          <table:table-cell office:value-type="float" office:value="7.745393" calcext:value-type="float">
            <text:p>7.745393</text:p>
          </table:table-cell>
          <table:table-cell office:value-type="float" office:value="8.201707" calcext:value-type="float">
            <text:p>8.201707</text:p>
          </table:table-cell>
          <table:table-cell office:value-type="float" office:value="9.271941" calcext:value-type="float">
            <text:p>9.271941</text:p>
          </table:table-cell>
          <table:table-cell office:value-type="float" office:value="9.788855" calcext:value-type="float">
            <text:p>9.788855</text:p>
          </table:table-cell>
          <table:table-cell office:value-type="float" office:value="0" calcext:value-type="float">
            <text:p>0</text:p>
          </table:table-cell>
          <table:table-cell office:value-type="float" office:value="1.108444" calcext:value-type="float">
            <text:p>1.108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1.379116" calcext:value-type="float">
            <text:p>1.379116</text:p>
          </table:table-cell>
          <table:table-cell office:value-type="float" office:value="135.5333" calcext:value-type="float">
            <text:p>135.5333</text:p>
          </table:table-cell>
          <table:table-cell office:value-type="float" office:value="5" calcext:value-type="float">
            <text:p>5</text:p>
          </table:table-cell>
          <table:table-cell office:value-type="float" office:value="-3.199733" calcext:value-type="float">
            <text:p>-3.199733</text:p>
          </table:table-cell>
          <table:table-cell office:value-type="float" office:value="31.8962" calcext:value-type="float">
            <text:p>31.8962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91672" calcext:value-type="float">
            <text:p>0.07691672</text:p>
          </table:table-cell>
          <table:table-cell office:value-type="float" office:value="1173.826" calcext:value-type="float">
            <text:p>1173.826</text:p>
          </table:table-cell>
          <table:table-cell office:value-type="float" office:value="1.112443" calcext:value-type="float">
            <text:p>1.112443</text:p>
          </table:table-cell>
          <table:table-cell office:value-type="float" office:value="0" calcext:value-type="float">
            <text:p>0</text:p>
          </table:table-cell>
          <table:table-cell office:value-type="float" office:value="0.5534785" calcext:value-type="float">
            <text:p>0.5534785</text:p>
          </table:table-cell>
          <table:table-cell office:value-type="float" office:value="0.3352888" calcext:value-type="float">
            <text:p>0.3352888</text:p>
          </table:table-cell>
          <table:table-cell office:value-type="float" office:value="0.2207062" calcext:value-type="float">
            <text:p>0.2207062</text:p>
          </table:table-cell>
          <table:table-cell office:value-type="float" office:value="0.05995616" calcext:value-type="float">
            <text:p>0.05995616</text:p>
          </table:table-cell>
          <table:table-cell office:value-type="float" office:value="0.04358339" calcext:value-type="float">
            <text:p>0.04358339</text:p>
          </table:table-cell>
          <table:table-cell office:value-type="float" office:value="0.02777496" calcext:value-type="float">
            <text:p>0.02777496</text:p>
          </table:table-cell>
          <table:table-cell office:value-type="float" office:value="0.03024708" calcext:value-type="float">
            <text:p>0.03024708</text:p>
          </table:table-cell>
          <table:table-cell office:value-type="float" office:value="0.07313092" calcext:value-type="float">
            <text:p>0.07313092</text:p>
          </table:table-cell>
          <table:table-cell office:value-type="float" office:value="0.138479" calcext:value-type="float">
            <text:p>0.138479</text:p>
          </table:table-cell>
          <table:table-cell office:value-type="float" office:value="0.1409482" calcext:value-type="float">
            <text:p>0.1409482</text:p>
          </table:table-cell>
          <table:table-cell office:value-type="float" office:value="0.1426973" calcext:value-type="float">
            <text:p>0.1426973</text:p>
          </table:table-cell>
          <table:table-cell office:value-type="float" office:value="0.1484732" calcext:value-type="float">
            <text:p>0.1484732</text:p>
          </table:table-cell>
          <table:table-cell office:value-type="float" office:value="0.1582976" calcext:value-type="float">
            <text:p>0.1582976</text:p>
          </table:table-cell>
          <table:table-cell office:value-type="float" office:value="0.1636622" calcext:value-type="float">
            <text:p>0.1636622</text:p>
          </table:table-cell>
          <table:table-cell office:value-type="float" office:value="0" calcext:value-type="float">
            <text:p>0</text:p>
          </table:table-cell>
          <table:table-cell office:value-type="float" office:value="37.94816" calcext:value-type="float">
            <text:p>37.94816</text:p>
          </table:table-cell>
          <table:table-cell office:value-type="float" office:value="37.02703" calcext:value-type="float">
            <text:p>37.02703</text:p>
          </table:table-cell>
          <table:table-cell office:value-type="float" office:value="24.48696" calcext:value-type="float">
            <text:p>24.48696</text:p>
          </table:table-cell>
          <table:table-cell office:value-type="float" office:value="6.255352" calcext:value-type="float">
            <text:p>6.255352</text:p>
          </table:table-cell>
          <table:table-cell office:value-type="float" office:value="4.633945" calcext:value-type="float">
            <text:p>4.633945</text:p>
          </table:table-cell>
          <table:table-cell office:value-type="float" office:value="1.923121" calcext:value-type="float">
            <text:p>1.923121</text:p>
          </table:table-cell>
          <table:table-cell office:value-type="float" office:value="1.87537" calcext:value-type="float">
            <text:p>1.87537</text:p>
          </table:table-cell>
          <table:table-cell office:value-type="float" office:value="4.097154" calcext:value-type="float">
            <text:p>4.097154</text:p>
          </table:table-cell>
          <table:table-cell office:value-type="float" office:value="7.027542" calcext:value-type="float">
            <text:p>7.027542</text:p>
          </table:table-cell>
          <table:table-cell office:value-type="float" office:value="7.460458" calcext:value-type="float">
            <text:p>7.460458</text:p>
          </table:table-cell>
          <table:table-cell office:value-type="float" office:value="7.751615" calcext:value-type="float">
            <text:p>7.751615</text:p>
          </table:table-cell>
          <table:table-cell office:value-type="float" office:value="8.20791" calcext:value-type="float">
            <text:p>8.20791</text:p>
          </table:table-cell>
          <table:table-cell office:value-type="float" office:value="9.276894" calcext:value-type="float">
            <text:p>9.276894</text:p>
          </table:table-cell>
          <table:table-cell office:value-type="float" office:value="9.793777" calcext:value-type="float">
            <text:p>9.793777</text:p>
          </table:table-cell>
          <table:table-cell office:value-type="float" office:value="0" calcext:value-type="float">
            <text:p>0</text:p>
          </table:table-cell>
          <table:table-cell office:value-type="float" office:value="2.428839" calcext:value-type="float">
            <text:p>2.42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1.376269" calcext:value-type="float">
            <text:p>1.376269</text:p>
          </table:table-cell>
          <table:table-cell office:value-type="float" office:value="135.5303" calcext:value-type="float">
            <text:p>135.5303</text:p>
          </table:table-cell>
          <table:table-cell office:value-type="float" office:value="5" calcext:value-type="float">
            <text:p>5</text:p>
          </table:table-cell>
          <table:table-cell office:value-type="float" office:value="-3.199047" calcext:value-type="float">
            <text:p>-3.199047</text:p>
          </table:table-cell>
          <table:table-cell office:value-type="float" office:value="31.91578" calcext:value-type="float">
            <text:p>31.9157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91672" calcext:value-type="float">
            <text:p>0.07691672</text:p>
          </table:table-cell>
          <table:table-cell office:value-type="float" office:value="1173.814" calcext:value-type="float">
            <text:p>1173.814</text:p>
          </table:table-cell>
          <table:table-cell office:value-type="float" office:value="1.11144" calcext:value-type="float">
            <text:p>1.11144</text:p>
          </table:table-cell>
          <table:table-cell office:value-type="float" office:value="0" calcext:value-type="float">
            <text:p>0</text:p>
          </table:table-cell>
          <table:table-cell office:value-type="float" office:value="0.5524724" calcext:value-type="float">
            <text:p>0.5524724</text:p>
          </table:table-cell>
          <table:table-cell office:value-type="float" office:value="0.332782" calcext:value-type="float">
            <text:p>0.332782</text:p>
          </table:table-cell>
          <table:table-cell office:value-type="float" office:value="0.2196797" calcext:value-type="float">
            <text:p>0.2196797</text:p>
          </table:table-cell>
          <table:table-cell office:value-type="float" office:value="0.05791283" calcext:value-type="float">
            <text:p>0.05791283</text:p>
          </table:table-cell>
          <table:table-cell office:value-type="float" office:value="0.04228533" calcext:value-type="float">
            <text:p>0.04228533</text:p>
          </table:table-cell>
          <table:table-cell office:value-type="float" office:value="0.02732726" calcext:value-type="float">
            <text:p>0.02732726</text:p>
          </table:table-cell>
          <table:table-cell office:value-type="float" office:value="0.03012768" calcext:value-type="float">
            <text:p>0.03012768</text:p>
          </table:table-cell>
          <table:table-cell office:value-type="float" office:value="0.07308042" calcext:value-type="float">
            <text:p>0.07308042</text:p>
          </table:table-cell>
          <table:table-cell office:value-type="float" office:value="0.1384691" calcext:value-type="float">
            <text:p>0.1384691</text:p>
          </table:table-cell>
          <table:table-cell office:value-type="float" office:value="0.1409814" calcext:value-type="float">
            <text:p>0.1409814</text:p>
          </table:table-cell>
          <table:table-cell office:value-type="float" office:value="0.1427545" calcext:value-type="float">
            <text:p>0.1427545</text:p>
          </table:table-cell>
          <table:table-cell office:value-type="float" office:value="0.1485214" calcext:value-type="float">
            <text:p>0.1485214</text:p>
          </table:table-cell>
          <table:table-cell office:value-type="float" office:value="0.1583439" calcext:value-type="float">
            <text:p>0.1583439</text:p>
          </table:table-cell>
          <table:table-cell office:value-type="float" office:value="0.163715" calcext:value-type="float">
            <text:p>0.163715</text:p>
          </table:table-cell>
          <table:table-cell office:value-type="float" office:value="0" calcext:value-type="float">
            <text:p>0</text:p>
          </table:table-cell>
          <table:table-cell office:value-type="float" office:value="37.97741" calcext:value-type="float">
            <text:p>37.97741</text:p>
          </table:table-cell>
          <table:table-cell office:value-type="float" office:value="37.01791" calcext:value-type="float">
            <text:p>37.01791</text:p>
          </table:table-cell>
          <table:table-cell office:value-type="float" office:value="24.48733" calcext:value-type="float">
            <text:p>24.48733</text:p>
          </table:table-cell>
          <table:table-cell office:value-type="float" office:value="6.256807" calcext:value-type="float">
            <text:p>6.256807</text:p>
          </table:table-cell>
          <table:table-cell office:value-type="float" office:value="4.634775" calcext:value-type="float">
            <text:p>4.634775</text:p>
          </table:table-cell>
          <table:table-cell office:value-type="float" office:value="1.924577" calcext:value-type="float">
            <text:p>1.924577</text:p>
          </table:table-cell>
          <table:table-cell office:value-type="float" office:value="1.877099" calcext:value-type="float">
            <text:p>1.877099</text:p>
          </table:table-cell>
          <table:table-cell office:value-type="float" office:value="4.101119" calcext:value-type="float">
            <text:p>4.101119</text:p>
          </table:table-cell>
          <table:table-cell office:value-type="float" office:value="7.033119" calcext:value-type="float">
            <text:p>7.033119</text:p>
          </table:table-cell>
          <table:table-cell office:value-type="float" office:value="7.466383" calcext:value-type="float">
            <text:p>7.466383</text:p>
          </table:table-cell>
          <table:table-cell office:value-type="float" office:value="7.757837" calcext:value-type="float">
            <text:p>7.757837</text:p>
          </table:table-cell>
          <table:table-cell office:value-type="float" office:value="8.214089" calcext:value-type="float">
            <text:p>8.214089</text:p>
          </table:table-cell>
          <table:table-cell office:value-type="float" office:value="9.281778" calcext:value-type="float">
            <text:p>9.281778</text:p>
          </table:table-cell>
          <table:table-cell office:value-type="float" office:value="9.798697" calcext:value-type="float">
            <text:p>9.798697</text:p>
          </table:table-cell>
          <table:table-cell office:value-type="float" office:value="0" calcext:value-type="float">
            <text:p>0</text:p>
          </table:table-cell>
          <table:table-cell office:value-type="float" office:value="2.89827" calcext:value-type="float">
            <text:p>2.89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1.373008" calcext:value-type="float">
            <text:p>1.373008</text:p>
          </table:table-cell>
          <table:table-cell office:value-type="float" office:value="135.5272" calcext:value-type="float">
            <text:p>135.5272</text:p>
          </table:table-cell>
          <table:table-cell office:value-type="float" office:value="5" calcext:value-type="float">
            <text:p>5</text:p>
          </table:table-cell>
          <table:table-cell office:value-type="float" office:value="-3.198415" calcext:value-type="float">
            <text:p>-3.198415</text:p>
          </table:table-cell>
          <table:table-cell office:value-type="float" office:value="31.93556" calcext:value-type="float">
            <text:p>31.9355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7983" calcext:value-type="float">
            <text:p>0.0767983</text:p>
          </table:table-cell>
          <table:table-cell office:value-type="float" office:value="1173.801" calcext:value-type="float">
            <text:p>1173.801</text:p>
          </table:table-cell>
          <table:table-cell office:value-type="float" office:value="1.110397" calcext:value-type="float">
            <text:p>1.110397</text:p>
          </table:table-cell>
          <table:table-cell office:value-type="float" office:value="0" calcext:value-type="float">
            <text:p>0</text:p>
          </table:table-cell>
          <table:table-cell office:value-type="float" office:value="0.5468437" calcext:value-type="float">
            <text:p>0.5468437</text:p>
          </table:table-cell>
          <table:table-cell office:value-type="float" office:value="0.3403719" calcext:value-type="float">
            <text:p>0.3403719</text:p>
          </table:table-cell>
          <table:table-cell office:value-type="float" office:value="0.2269077" calcext:value-type="float">
            <text:p>0.2269077</text:p>
          </table:table-cell>
          <table:table-cell office:value-type="float" office:value="0.05841941" calcext:value-type="float">
            <text:p>0.05841941</text:p>
          </table:table-cell>
          <table:table-cell office:value-type="float" office:value="0.04264926" calcext:value-type="float">
            <text:p>0.04264926</text:p>
          </table:table-cell>
          <table:table-cell office:value-type="float" office:value="0.02767239" calcext:value-type="float">
            <text:p>0.02767239</text:p>
          </table:table-cell>
          <table:table-cell office:value-type="float" office:value="0.03025976" calcext:value-type="float">
            <text:p>0.03025976</text:p>
          </table:table-cell>
          <table:table-cell office:value-type="float" office:value="0.07305995" calcext:value-type="float">
            <text:p>0.07305995</text:p>
          </table:table-cell>
          <table:table-cell office:value-type="float" office:value="0.1384635" calcext:value-type="float">
            <text:p>0.1384635</text:p>
          </table:table-cell>
          <table:table-cell office:value-type="float" office:value="0.141018" calcext:value-type="float">
            <text:p>0.141018</text:p>
          </table:table-cell>
          <table:table-cell office:value-type="float" office:value="0.1428122" calcext:value-type="float">
            <text:p>0.1428122</text:p>
          </table:table-cell>
          <table:table-cell office:value-type="float" office:value="0.14858" calcext:value-type="float">
            <text:p>0.14858</text:p>
          </table:table-cell>
          <table:table-cell office:value-type="float" office:value="0.1584765" calcext:value-type="float">
            <text:p>0.1584765</text:p>
          </table:table-cell>
          <table:table-cell office:value-type="float" office:value="0.1637372" calcext:value-type="float">
            <text:p>0.1637372</text:p>
          </table:table-cell>
          <table:table-cell office:value-type="float" office:value="0" calcext:value-type="float">
            <text:p>0</text:p>
          </table:table-cell>
          <table:table-cell office:value-type="float" office:value="38.00992" calcext:value-type="float">
            <text:p>38.00992</text:p>
          </table:table-cell>
          <table:table-cell office:value-type="float" office:value="37.01159" calcext:value-type="float">
            <text:p>37.01159</text:p>
          </table:table-cell>
          <table:table-cell office:value-type="float" office:value="24.48943" calcext:value-type="float">
            <text:p>24.48943</text:p>
          </table:table-cell>
          <table:table-cell office:value-type="float" office:value="6.258159" calcext:value-type="float">
            <text:p>6.258159</text:p>
          </table:table-cell>
          <table:table-cell office:value-type="float" office:value="4.635515" calcext:value-type="float">
            <text:p>4.635515</text:p>
          </table:table-cell>
          <table:table-cell office:value-type="float" office:value="1.926035" calcext:value-type="float">
            <text:p>1.926035</text:p>
          </table:table-cell>
          <table:table-cell office:value-type="float" office:value="1.878814" calcext:value-type="float">
            <text:p>1.878814</text:p>
          </table:table-cell>
          <table:table-cell office:value-type="float" office:value="4.105062" calcext:value-type="float">
            <text:p>4.105062</text:p>
          </table:table-cell>
          <table:table-cell office:value-type="float" office:value="7.038651" calcext:value-type="float">
            <text:p>7.038651</text:p>
          </table:table-cell>
          <table:table-cell office:value-type="float" office:value="7.472306" calcext:value-type="float">
            <text:p>7.472306</text:p>
          </table:table-cell>
          <table:table-cell office:value-type="float" office:value="7.764059" calcext:value-type="float">
            <text:p>7.764059</text:p>
          </table:table-cell>
          <table:table-cell office:value-type="float" office:value="8.220214" calcext:value-type="float">
            <text:p>8.220214</text:p>
          </table:table-cell>
          <table:table-cell office:value-type="float" office:value="9.286796" calcext:value-type="float">
            <text:p>9.286796</text:p>
          </table:table-cell>
          <table:table-cell office:value-type="float" office:value="9.803558" calcext:value-type="float">
            <text:p>9.803558</text:p>
          </table:table-cell>
          <table:table-cell office:value-type="float" office:value="0" calcext:value-type="float">
            <text:p>0</text:p>
          </table:table-cell>
          <table:table-cell office:value-type="float" office:value="2.73852" calcext:value-type="float">
            <text:p>2.73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1.370265" calcext:value-type="float">
            <text:p>1.370265</text:p>
          </table:table-cell>
          <table:table-cell office:value-type="float" office:value="135.5242" calcext:value-type="float">
            <text:p>135.5242</text:p>
          </table:table-cell>
          <table:table-cell office:value-type="float" office:value="5" calcext:value-type="float">
            <text:p>5</text:p>
          </table:table-cell>
          <table:table-cell office:value-type="float" office:value="-3.197806" calcext:value-type="float">
            <text:p>-3.197806</text:p>
          </table:table-cell>
          <table:table-cell office:value-type="float" office:value="31.95524" calcext:value-type="float">
            <text:p>31.95524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66161" calcext:value-type="float">
            <text:p>0.07666161</text:p>
          </table:table-cell>
          <table:table-cell office:value-type="float" office:value="1173.788" calcext:value-type="float">
            <text:p>1173.788</text:p>
          </table:table-cell>
          <table:table-cell office:value-type="float" office:value="1.109631" calcext:value-type="float">
            <text:p>1.109631</text:p>
          </table:table-cell>
          <table:table-cell office:value-type="float" office:value="0" calcext:value-type="float">
            <text:p>0</text:p>
          </table:table-cell>
          <table:table-cell office:value-type="float" office:value="0.4701895" calcext:value-type="float">
            <text:p>0.4701895</text:p>
          </table:table-cell>
          <table:table-cell office:value-type="float" office:value="0.3317924" calcext:value-type="float">
            <text:p>0.3317924</text:p>
          </table:table-cell>
          <table:table-cell office:value-type="float" office:value="0.2228186" calcext:value-type="float">
            <text:p>0.2228186</text:p>
          </table:table-cell>
          <table:table-cell office:value-type="float" office:value="0.05712166" calcext:value-type="float">
            <text:p>0.05712166</text:p>
          </table:table-cell>
          <table:table-cell office:value-type="float" office:value="0.04194807" calcext:value-type="float">
            <text:p>0.04194807</text:p>
          </table:table-cell>
          <table:table-cell office:value-type="float" office:value="0.02752246" calcext:value-type="float">
            <text:p>0.02752246</text:p>
          </table:table-cell>
          <table:table-cell office:value-type="float" office:value="0.03027867" calcext:value-type="float">
            <text:p>0.03027867</text:p>
          </table:table-cell>
          <table:table-cell office:value-type="float" office:value="0.07309429" calcext:value-type="float">
            <text:p>0.07309429</text:p>
          </table:table-cell>
          <table:table-cell office:value-type="float" office:value="0.138479" calcext:value-type="float">
            <text:p>0.138479</text:p>
          </table:table-cell>
          <table:table-cell office:value-type="float" office:value="0.1410542" calcext:value-type="float">
            <text:p>0.1410542</text:p>
          </table:table-cell>
          <table:table-cell office:value-type="float" office:value="0.142867" calcext:value-type="float">
            <text:p>0.142867</text:p>
          </table:table-cell>
          <table:table-cell office:value-type="float" office:value="0.1486283" calcext:value-type="float">
            <text:p>0.1486283</text:p>
          </table:table-cell>
          <table:table-cell office:value-type="float" office:value="0.1584727" calcext:value-type="float">
            <text:p>0.1584727</text:p>
          </table:table-cell>
          <table:table-cell office:value-type="float" office:value="0.1638007" calcext:value-type="float">
            <text:p>0.1638007</text:p>
          </table:table-cell>
          <table:table-cell office:value-type="float" office:value="0" calcext:value-type="float">
            <text:p>0</text:p>
          </table:table-cell>
          <table:table-cell office:value-type="float" office:value="38.03596" calcext:value-type="float">
            <text:p>38.03596</text:p>
          </table:table-cell>
          <table:table-cell office:value-type="float" office:value="37.00518" calcext:value-type="float">
            <text:p>37.00518</text:p>
          </table:table-cell>
          <table:table-cell office:value-type="float" office:value="24.49185" calcext:value-type="float">
            <text:p>24.49185</text:p>
          </table:table-cell>
          <table:table-cell office:value-type="float" office:value="6.259367" calcext:value-type="float">
            <text:p>6.259367</text:p>
          </table:table-cell>
          <table:table-cell office:value-type="float" office:value="4.636214" calcext:value-type="float">
            <text:p>4.636214</text:p>
          </table:table-cell>
          <table:table-cell office:value-type="float" office:value="1.927523" calcext:value-type="float">
            <text:p>1.927523</text:p>
          </table:table-cell>
          <table:table-cell office:value-type="float" office:value="1.880538" calcext:value-type="float">
            <text:p>1.880538</text:p>
          </table:table-cell>
          <table:table-cell office:value-type="float" office:value="4.109004" calcext:value-type="float">
            <text:p>4.109004</text:p>
          </table:table-cell>
          <table:table-cell office:value-type="float" office:value="7.044181" calcext:value-type="float">
            <text:p>7.044181</text:p>
          </table:table-cell>
          <table:table-cell office:value-type="float" office:value="7.478227" calcext:value-type="float">
            <text:p>7.478227</text:p>
          </table:table-cell>
          <table:table-cell office:value-type="float" office:value="7.770227" calcext:value-type="float">
            <text:p>7.770227</text:p>
          </table:table-cell>
          <table:table-cell office:value-type="float" office:value="8.226338" calcext:value-type="float">
            <text:p>8.226338</text:p>
          </table:table-cell>
          <table:table-cell office:value-type="float" office:value="9.291787" calcext:value-type="float">
            <text:p>9.291787</text:p>
          </table:table-cell>
          <table:table-cell office:value-type="float" office:value="9.808415" calcext:value-type="float">
            <text:p>9.808415</text:p>
          </table:table-cell>
          <table:table-cell office:value-type="float" office:value="0" calcext:value-type="float">
            <text:p>0</text:p>
          </table:table-cell>
          <table:table-cell office:value-type="float" office:value="1.95605" calcext:value-type="float">
            <text:p>1.95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1.367991" calcext:value-type="float">
            <text:p>1.367991</text:p>
          </table:table-cell>
          <table:table-cell office:value-type="float" office:value="135.5213" calcext:value-type="float">
            <text:p>135.5213</text:p>
          </table:table-cell>
          <table:table-cell office:value-type="float" office:value="5" calcext:value-type="float">
            <text:p>5</text:p>
          </table:table-cell>
          <table:table-cell office:value-type="float" office:value="-3.197193" calcext:value-type="float">
            <text:p>-3.197193</text:p>
          </table:table-cell>
          <table:table-cell office:value-type="float" office:value="31.97458" calcext:value-type="float">
            <text:p>31.9745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53038" calcext:value-type="float">
            <text:p>0.07653038</text:p>
          </table:table-cell>
          <table:table-cell office:value-type="float" office:value="1173.776" calcext:value-type="float">
            <text:p>1173.776</text:p>
          </table:table-cell>
          <table:table-cell office:value-type="float" office:value="1.10895" calcext:value-type="float">
            <text:p>1.10895</text:p>
          </table:table-cell>
          <table:table-cell office:value-type="float" office:value="0" calcext:value-type="float">
            <text:p>0</text:p>
          </table:table-cell>
          <table:table-cell office:value-type="float" office:value="0.4068097" calcext:value-type="float">
            <text:p>0.4068097</text:p>
          </table:table-cell>
          <table:table-cell office:value-type="float" office:value="0.3213753" calcext:value-type="float">
            <text:p>0.3213753</text:p>
          </table:table-cell>
          <table:table-cell office:value-type="float" office:value="0.2156415" calcext:value-type="float">
            <text:p>0.2156415</text:p>
          </table:table-cell>
          <table:table-cell office:value-type="float" office:value="0.05525013" calcext:value-type="float">
            <text:p>0.05525013</text:p>
          </table:table-cell>
          <table:table-cell office:value-type="float" office:value="0.04070855" calcext:value-type="float">
            <text:p>0.04070855</text:p>
          </table:table-cell>
          <table:table-cell office:value-type="float" office:value="0.02685903" calcext:value-type="float">
            <text:p>0.02685903</text:p>
          </table:table-cell>
          <table:table-cell office:value-type="float" office:value="0.03006087" calcext:value-type="float">
            <text:p>0.03006087</text:p>
          </table:table-cell>
          <table:table-cell office:value-type="float" office:value="0.07301073" calcext:value-type="float">
            <text:p>0.07301073</text:p>
          </table:table-cell>
          <table:table-cell office:value-type="float" office:value="0.1384943" calcext:value-type="float">
            <text:p>0.1384943</text:p>
          </table:table-cell>
          <table:table-cell office:value-type="float" office:value="0.1410941" calcext:value-type="float">
            <text:p>0.1410941</text:p>
          </table:table-cell>
          <table:table-cell office:value-type="float" office:value="0.1429231" calcext:value-type="float">
            <text:p>0.1429231</text:p>
          </table:table-cell>
          <table:table-cell office:value-type="float" office:value="0.1486751" calcext:value-type="float">
            <text:p>0.1486751</text:p>
          </table:table-cell>
          <table:table-cell office:value-type="float" office:value="0.1585086" calcext:value-type="float">
            <text:p>0.1585086</text:p>
          </table:table-cell>
          <table:table-cell office:value-type="float" office:value="0.1638624" calcext:value-type="float">
            <text:p>0.1638624</text:p>
          </table:table-cell>
          <table:table-cell office:value-type="float" office:value="0" calcext:value-type="float">
            <text:p>0</text:p>
          </table:table-cell>
          <table:table-cell office:value-type="float" office:value="38.0521" calcext:value-type="float">
            <text:p>38.0521</text:p>
          </table:table-cell>
          <table:table-cell office:value-type="float" office:value="36.99584" calcext:value-type="float">
            <text:p>36.99584</text:p>
          </table:table-cell>
          <table:table-cell office:value-type="float" office:value="24.49227" calcext:value-type="float">
            <text:p>24.49227</text:p>
          </table:table-cell>
          <table:table-cell office:value-type="float" office:value="6.260028" calcext:value-type="float">
            <text:p>6.260028</text:p>
          </table:table-cell>
          <table:table-cell office:value-type="float" office:value="4.636596" calcext:value-type="float">
            <text:p>4.636596</text:p>
          </table:table-cell>
          <table:table-cell office:value-type="float" office:value="1.928951" calcext:value-type="float">
            <text:p>1.928951</text:p>
          </table:table-cell>
          <table:table-cell office:value-type="float" office:value="1.882237" calcext:value-type="float">
            <text:p>1.882237</text:p>
          </table:table-cell>
          <table:table-cell office:value-type="float" office:value="4.112946" calcext:value-type="float">
            <text:p>4.112946</text:p>
          </table:table-cell>
          <table:table-cell office:value-type="float" office:value="7.049712" calcext:value-type="float">
            <text:p>7.049712</text:p>
          </table:table-cell>
          <table:table-cell office:value-type="float" office:value="7.48415" calcext:value-type="float">
            <text:p>7.48415</text:p>
          </table:table-cell>
          <table:table-cell office:value-type="float" office:value="7.776392" calcext:value-type="float">
            <text:p>7.776392</text:p>
          </table:table-cell>
          <table:table-cell office:value-type="float" office:value="8.232468" calcext:value-type="float">
            <text:p>8.232468</text:p>
          </table:table-cell>
          <table:table-cell office:value-type="float" office:value="9.296749" calcext:value-type="float">
            <text:p>9.296749</text:p>
          </table:table-cell>
          <table:table-cell office:value-type="float" office:value="9.813323" calcext:value-type="float">
            <text:p>9.813323</text:p>
          </table:table-cell>
          <table:table-cell office:value-type="float" office:value="0" calcext:value-type="float">
            <text:p>0</text:p>
          </table:table-cell>
          <table:table-cell office:value-type="float" office:value="1.471313" calcext:value-type="float">
            <text:p>1.471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1.366341" calcext:value-type="float">
            <text:p>1.366341</text:p>
          </table:table-cell>
          <table:table-cell office:value-type="float" office:value="135.5189" calcext:value-type="float">
            <text:p>135.5189</text:p>
          </table:table-cell>
          <table:table-cell office:value-type="float" office:value="5" calcext:value-type="float">
            <text:p>5</text:p>
          </table:table-cell>
          <table:table-cell office:value-type="float" office:value="-3.196571" calcext:value-type="float">
            <text:p>-3.196571</text:p>
          </table:table-cell>
          <table:table-cell office:value-type="float" office:value="31.99336" calcext:value-type="float">
            <text:p>31.9933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52745" calcext:value-type="float">
            <text:p>0.07652745</text:p>
          </table:table-cell>
          <table:table-cell office:value-type="float" office:value="1173.765" calcext:value-type="float">
            <text:p>1173.765</text:p>
          </table:table-cell>
          <table:table-cell office:value-type="float" office:value="1.108501" calcext:value-type="float">
            <text:p>1.108501</text:p>
          </table:table-cell>
          <table:table-cell office:value-type="float" office:value="0" calcext:value-type="float">
            <text:p>0</text:p>
          </table:table-cell>
          <table:table-cell office:value-type="float" office:value="0.343811" calcext:value-type="float">
            <text:p>0.343811</text:p>
          </table:table-cell>
          <table:table-cell office:value-type="float" office:value="0.3081028" calcext:value-type="float">
            <text:p>0.3081028</text:p>
          </table:table-cell>
          <table:table-cell office:value-type="float" office:value="0.2048552" calcext:value-type="float">
            <text:p>0.2048552</text:p>
          </table:table-cell>
          <table:table-cell office:value-type="float" office:value="0.0527817" calcext:value-type="float">
            <text:p>0.0527817</text:p>
          </table:table-cell>
          <table:table-cell office:value-type="float" office:value="0.03907274" calcext:value-type="float">
            <text:p>0.03907274</text:p>
          </table:table-cell>
          <table:table-cell office:value-type="float" office:value="0.02581648" calcext:value-type="float">
            <text:p>0.02581648</text:p>
          </table:table-cell>
          <table:table-cell office:value-type="float" office:value="0.02966021" calcext:value-type="float">
            <text:p>0.02966021</text:p>
          </table:table-cell>
          <table:table-cell office:value-type="float" office:value="0.0727964" calcext:value-type="float">
            <text:p>0.0727964</text:p>
          </table:table-cell>
          <table:table-cell office:value-type="float" office:value="0.1384809" calcext:value-type="float">
            <text:p>0.1384809</text:p>
          </table:table-cell>
          <table:table-cell office:value-type="float" office:value="0.1411342" calcext:value-type="float">
            <text:p>0.1411342</text:p>
          </table:table-cell>
          <table:table-cell office:value-type="float" office:value="0.1429802" calcext:value-type="float">
            <text:p>0.1429802</text:p>
          </table:table-cell>
          <table:table-cell office:value-type="float" office:value="0.1487232" calcext:value-type="float">
            <text:p>0.1487232</text:p>
          </table:table-cell>
          <table:table-cell office:value-type="float" office:value="0.1585575" calcext:value-type="float">
            <text:p>0.1585575</text:p>
          </table:table-cell>
          <table:table-cell office:value-type="float" office:value="0.1639204" calcext:value-type="float">
            <text:p>0.1639204</text:p>
          </table:table-cell>
          <table:table-cell office:value-type="float" office:value="0" calcext:value-type="float">
            <text:p>0</text:p>
          </table:table-cell>
          <table:table-cell office:value-type="float" office:value="38.05679" calcext:value-type="float">
            <text:p>38.05679</text:p>
          </table:table-cell>
          <table:table-cell office:value-type="float" office:value="36.98265" calcext:value-type="float">
            <text:p>36.98265</text:p>
          </table:table-cell>
          <table:table-cell office:value-type="float" office:value="24.48978" calcext:value-type="float">
            <text:p>24.48978</text:p>
          </table:table-cell>
          <table:table-cell office:value-type="float" office:value="6.260005" calcext:value-type="float">
            <text:p>6.260005</text:p>
          </table:table-cell>
          <table:table-cell office:value-type="float" office:value="4.636584" calcext:value-type="float">
            <text:p>4.636584</text:p>
          </table:table-cell>
          <table:table-cell office:value-type="float" office:value="1.930268" calcext:value-type="float">
            <text:p>1.930268</text:p>
          </table:table-cell>
          <table:table-cell office:value-type="float" office:value="1.883885" calcext:value-type="float">
            <text:p>1.883885</text:p>
          </table:table-cell>
          <table:table-cell office:value-type="float" office:value="4.116859" calcext:value-type="float">
            <text:p>4.116859</text:p>
          </table:table-cell>
          <table:table-cell office:value-type="float" office:value="7.055236" calcext:value-type="float">
            <text:p>7.055236</text:p>
          </table:table-cell>
          <table:table-cell office:value-type="float" office:value="7.490037" calcext:value-type="float">
            <text:p>7.490037</text:p>
          </table:table-cell>
          <table:table-cell office:value-type="float" office:value="7.782558" calcext:value-type="float">
            <text:p>7.782558</text:p>
          </table:table-cell>
          <table:table-cell office:value-type="float" office:value="8.238592" calcext:value-type="float">
            <text:p>8.238592</text:p>
          </table:table-cell>
          <table:table-cell office:value-type="float" office:value="9.301647" calcext:value-type="float">
            <text:p>9.301647</text:p>
          </table:table-cell>
          <table:table-cell office:value-type="float" office:value="9.818232" calcext:value-type="float">
            <text:p>9.818232</text:p>
          </table:table-cell>
          <table:table-cell office:value-type="float" office:value="0" calcext:value-type="float">
            <text:p>0</text:p>
          </table:table-cell>
          <table:table-cell office:value-type="float" office:value="0.8835183" calcext:value-type="float">
            <text:p>0.8835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1.364533" calcext:value-type="float">
            <text:p>1.364533</text:p>
          </table:table-cell>
          <table:table-cell office:value-type="float" office:value="135.5165" calcext:value-type="float">
            <text:p>135.5165</text:p>
          </table:table-cell>
          <table:table-cell office:value-type="float" office:value="5" calcext:value-type="float">
            <text:p>5</text:p>
          </table:table-cell>
          <table:table-cell office:value-type="float" office:value="-3.195947" calcext:value-type="float">
            <text:p>-3.195947</text:p>
          </table:table-cell>
          <table:table-cell office:value-type="float" office:value="32.01188" calcext:value-type="float">
            <text:p>32.0118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52745" calcext:value-type="float">
            <text:p>0.07652745</text:p>
          </table:table-cell>
          <table:table-cell office:value-type="float" office:value="1173.752" calcext:value-type="float">
            <text:p>1173.752</text:p>
          </table:table-cell>
          <table:table-cell office:value-type="float" office:value="1.107855" calcext:value-type="float">
            <text:p>1.107855</text:p>
          </table:table-cell>
          <table:table-cell office:value-type="float" office:value="0" calcext:value-type="float">
            <text:p>0</text:p>
          </table:table-cell>
          <table:table-cell office:value-type="float" office:value="0.3520207" calcext:value-type="float">
            <text:p>0.3520207</text:p>
          </table:table-cell>
          <table:table-cell office:value-type="float" office:value="0.3097566" calcext:value-type="float">
            <text:p>0.3097566</text:p>
          </table:table-cell>
          <table:table-cell office:value-type="float" office:value="0.2052968" calcext:value-type="float">
            <text:p>0.2052968</text:p>
          </table:table-cell>
          <table:table-cell office:value-type="float" office:value="0.05253811" calcext:value-type="float">
            <text:p>0.05253811</text:p>
          </table:table-cell>
          <table:table-cell office:value-type="float" office:value="0.03870514" calcext:value-type="float">
            <text:p>0.03870514</text:p>
          </table:table-cell>
          <table:table-cell office:value-type="float" office:value="0.02531615" calcext:value-type="float">
            <text:p>0.02531615</text:p>
          </table:table-cell>
          <table:table-cell office:value-type="float" office:value="0.02938725" calcext:value-type="float">
            <text:p>0.02938725</text:p>
          </table:table-cell>
          <table:table-cell office:value-type="float" office:value="0.07252023" calcext:value-type="float">
            <text:p>0.07252023</text:p>
          </table:table-cell>
          <table:table-cell office:value-type="float" office:value="0.1384253" calcext:value-type="float">
            <text:p>0.1384253</text:p>
          </table:table-cell>
          <table:table-cell office:value-type="float" office:value="0.1411722" calcext:value-type="float">
            <text:p>0.1411722</text:p>
          </table:table-cell>
          <table:table-cell office:value-type="float" office:value="0.1430393" calcext:value-type="float">
            <text:p>0.1430393</text:p>
          </table:table-cell>
          <table:table-cell office:value-type="float" office:value="0.1487743" calcext:value-type="float">
            <text:p>0.1487743</text:p>
          </table:table-cell>
          <table:table-cell office:value-type="float" office:value="0.1586096" calcext:value-type="float">
            <text:p>0.1586096</text:p>
          </table:table-cell>
          <table:table-cell office:value-type="float" office:value="0.1639776" calcext:value-type="float">
            <text:p>0.1639776</text:p>
          </table:table-cell>
          <table:table-cell office:value-type="float" office:value="0" calcext:value-type="float">
            <text:p>0</text:p>
          </table:table-cell>
          <table:table-cell office:value-type="float" office:value="38.05986" calcext:value-type="float">
            <text:p>38.05986</text:p>
          </table:table-cell>
          <table:table-cell office:value-type="float" office:value="36.96826" calcext:value-type="float">
            <text:p>36.96826</text:p>
          </table:table-cell>
          <table:table-cell office:value-type="float" office:value="24.48588" calcext:value-type="float">
            <text:p>24.48588</text:p>
          </table:table-cell>
          <table:table-cell office:value-type="float" office:value="6.259572" calcext:value-type="float">
            <text:p>6.259572</text:p>
          </table:table-cell>
          <table:table-cell office:value-type="float" office:value="4.636274" calcext:value-type="float">
            <text:p>4.636274</text:p>
          </table:table-cell>
          <table:table-cell office:value-type="float" office:value="1.931463" calcext:value-type="float">
            <text:p>1.931463</text:p>
          </table:table-cell>
          <table:table-cell office:value-type="float" office:value="1.885469" calcext:value-type="float">
            <text:p>1.885469</text:p>
          </table:table-cell>
          <table:table-cell office:value-type="float" office:value="4.120724" calcext:value-type="float">
            <text:p>4.120724</text:p>
          </table:table-cell>
          <table:table-cell office:value-type="float" office:value="7.060721" calcext:value-type="float">
            <text:p>7.060721</text:p>
          </table:table-cell>
          <table:table-cell office:value-type="float" office:value="7.495886" calcext:value-type="float">
            <text:p>7.495886</text:p>
          </table:table-cell>
          <table:table-cell office:value-type="float" office:value="7.788723" calcext:value-type="float">
            <text:p>7.788723</text:p>
          </table:table-cell>
          <table:table-cell office:value-type="float" office:value="8.244717" calcext:value-type="float">
            <text:p>8.244717</text:p>
          </table:table-cell>
          <table:table-cell office:value-type="float" office:value="9.306531" calcext:value-type="float">
            <text:p>9.306531</text:p>
          </table:table-cell>
          <table:table-cell office:value-type="float" office:value="9.823139" calcext:value-type="float">
            <text:p>9.823139</text:p>
          </table:table-cell>
          <table:table-cell office:value-type="float" office:value="0" calcext:value-type="float">
            <text:p>0</text:p>
          </table:table-cell>
          <table:table-cell office:value-type="float" office:value="1.029147" calcext:value-type="float">
            <text:p>1.029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1.36258" calcext:value-type="float">
            <text:p>1.36258</text:p>
          </table:table-cell>
          <table:table-cell office:value-type="float" office:value="135.514" calcext:value-type="float">
            <text:p>135.514</text:p>
          </table:table-cell>
          <table:table-cell office:value-type="float" office:value="5" calcext:value-type="float">
            <text:p>5</text:p>
          </table:table-cell>
          <table:table-cell office:value-type="float" office:value="-3.19534" calcext:value-type="float">
            <text:p>-3.19534</text:p>
          </table:table-cell>
          <table:table-cell office:value-type="float" office:value="32.03046" calcext:value-type="float">
            <text:p>32.0304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52745" calcext:value-type="float">
            <text:p>0.07652745</text:p>
          </table:table-cell>
          <table:table-cell office:value-type="float" office:value="1173.739" calcext:value-type="float">
            <text:p>1173.739</text:p>
          </table:table-cell>
          <table:table-cell office:value-type="float" office:value="1.107076" calcext:value-type="float">
            <text:p>1.107076</text:p>
          </table:table-cell>
          <table:table-cell office:value-type="float" office:value="0" calcext:value-type="float">
            <text:p>0</text:p>
          </table:table-cell>
          <table:table-cell office:value-type="float" office:value="0.3752248" calcext:value-type="float">
            <text:p>0.3752248</text:p>
          </table:table-cell>
          <table:table-cell office:value-type="float" office:value="0.3136431" calcext:value-type="float">
            <text:p>0.3136431</text:p>
          </table:table-cell>
          <table:table-cell office:value-type="float" office:value="0.2080328" calcext:value-type="float">
            <text:p>0.2080328</text:p>
          </table:table-cell>
          <table:table-cell office:value-type="float" office:value="0.05299365" calcext:value-type="float">
            <text:p>0.05299365</text:p>
          </table:table-cell>
          <table:table-cell office:value-type="float" office:value="0.03878751" calcext:value-type="float">
            <text:p>0.03878751</text:p>
          </table:table-cell>
          <table:table-cell office:value-type="float" office:value="0.02521016" calcext:value-type="float">
            <text:p>0.02521016</text:p>
          </table:table-cell>
          <table:table-cell office:value-type="float" office:value="0.02929687" calcext:value-type="float">
            <text:p>0.02929687</text:p>
          </table:table-cell>
          <table:table-cell office:value-type="float" office:value="0.07234533" calcext:value-type="float">
            <text:p>0.07234533</text:p>
          </table:table-cell>
          <table:table-cell office:value-type="float" office:value="0.1383581" calcext:value-type="float">
            <text:p>0.1383581</text:p>
          </table:table-cell>
          <table:table-cell office:value-type="float" office:value="0.1412053" calcext:value-type="float">
            <text:p>0.1412053</text:p>
          </table:table-cell>
          <table:table-cell office:value-type="float" office:value="0.143099" calcext:value-type="float">
            <text:p>0.143099</text:p>
          </table:table-cell>
          <table:table-cell office:value-type="float" office:value="0.1488265" calcext:value-type="float">
            <text:p>0.1488265</text:p>
          </table:table-cell>
          <table:table-cell office:value-type="float" office:value="0.1586621" calcext:value-type="float">
            <text:p>0.1586621</text:p>
          </table:table-cell>
          <table:table-cell office:value-type="float" office:value="0.1640319" calcext:value-type="float">
            <text:p>0.1640319</text:p>
          </table:table-cell>
          <table:table-cell office:value-type="float" office:value="0" calcext:value-type="float">
            <text:p>0</text:p>
          </table:table-cell>
          <table:table-cell office:value-type="float" office:value="38.06575" calcext:value-type="float">
            <text:p>38.06575</text:p>
          </table:table-cell>
          <table:table-cell office:value-type="float" office:value="36.95477" calcext:value-type="float">
            <text:p>36.95477</text:p>
          </table:table-cell>
          <table:table-cell office:value-type="float" office:value="24.48238" calcext:value-type="float">
            <text:p>24.48238</text:p>
          </table:table-cell>
          <table:table-cell office:value-type="float" office:value="6.259156" calcext:value-type="float">
            <text:p>6.259156</text:p>
          </table:table-cell>
          <table:table-cell office:value-type="float" office:value="4.635899" calcext:value-type="float">
            <text:p>4.635899</text:p>
          </table:table-cell>
          <table:table-cell office:value-type="float" office:value="1.932621" calcext:value-type="float">
            <text:p>1.932621</text:p>
          </table:table-cell>
          <table:table-cell office:value-type="float" office:value="1.887021" calcext:value-type="float">
            <text:p>1.887021</text:p>
          </table:table-cell>
          <table:table-cell office:value-type="float" office:value="4.124549" calcext:value-type="float">
            <text:p>4.124549</text:p>
          </table:table-cell>
          <table:table-cell office:value-type="float" office:value="7.0662" calcext:value-type="float">
            <text:p>7.0662</text:p>
          </table:table-cell>
          <table:table-cell office:value-type="float" office:value="7.501735" calcext:value-type="float">
            <text:p>7.501735</text:p>
          </table:table-cell>
          <table:table-cell office:value-type="float" office:value="7.794889" calcext:value-type="float">
            <text:p>7.794889</text:p>
          </table:table-cell>
          <table:table-cell office:value-type="float" office:value="8.250842" calcext:value-type="float">
            <text:p>8.250842</text:p>
          </table:table-cell>
          <table:table-cell office:value-type="float" office:value="9.311416" calcext:value-type="float">
            <text:p>9.311416</text:p>
          </table:table-cell>
          <table:table-cell office:value-type="float" office:value="9.828048" calcext:value-type="float">
            <text:p>9.828048</text:p>
          </table:table-cell>
          <table:table-cell office:value-type="float" office:value="0" calcext:value-type="float">
            <text:p>0</text:p>
          </table:table-cell>
          <table:table-cell office:value-type="float" office:value="1.265264" calcext:value-type="float">
            <text:p>1.265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1.360531" calcext:value-type="float">
            <text:p>1.360531</text:p>
          </table:table-cell>
          <table:table-cell office:value-type="float" office:value="135.5115" calcext:value-type="float">
            <text:p>135.5115</text:p>
          </table:table-cell>
          <table:table-cell office:value-type="float" office:value="5" calcext:value-type="float">
            <text:p>5</text:p>
          </table:table-cell>
          <table:table-cell office:value-type="float" office:value="-3.194749" calcext:value-type="float">
            <text:p>-3.194749</text:p>
          </table:table-cell>
          <table:table-cell office:value-type="float" office:value="32.04911" calcext:value-type="float">
            <text:p>32.04911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52745" calcext:value-type="float">
            <text:p>0.07652745</text:p>
          </table:table-cell>
          <table:table-cell office:value-type="float" office:value="1173.727" calcext:value-type="float">
            <text:p>1173.727</text:p>
          </table:table-cell>
          <table:table-cell office:value-type="float" office:value="1.106206" calcext:value-type="float">
            <text:p>1.106206</text:p>
          </table:table-cell>
          <table:table-cell office:value-type="float" office:value="0" calcext:value-type="float">
            <text:p>0</text:p>
          </table:table-cell>
          <table:table-cell office:value-type="float" office:value="0.3773037" calcext:value-type="float">
            <text:p>0.3773037</text:p>
          </table:table-cell>
          <table:table-cell office:value-type="float" office:value="0.3179354" calcext:value-type="float">
            <text:p>0.3179354</text:p>
          </table:table-cell>
          <table:table-cell office:value-type="float" office:value="0.2108029" calcext:value-type="float">
            <text:p>0.2108029</text:p>
          </table:table-cell>
          <table:table-cell office:value-type="float" office:value="0.05358338" calcext:value-type="float">
            <text:p>0.05358338</text:p>
          </table:table-cell>
          <table:table-cell office:value-type="float" office:value="0.03894574" calcext:value-type="float">
            <text:p>0.03894574</text:p>
          </table:table-cell>
          <table:table-cell office:value-type="float" office:value="0.0252188" calcext:value-type="float">
            <text:p>0.0252188</text:p>
          </table:table-cell>
          <table:table-cell office:value-type="float" office:value="0.0292843" calcext:value-type="float">
            <text:p>0.0292843</text:p>
          </table:table-cell>
          <table:table-cell office:value-type="float" office:value="0.07226221" calcext:value-type="float">
            <text:p>0.07226221</text:p>
          </table:table-cell>
          <table:table-cell office:value-type="float" office:value="0.1383071" calcext:value-type="float">
            <text:p>0.1383071</text:p>
          </table:table-cell>
          <table:table-cell office:value-type="float" office:value="0.1412354" calcext:value-type="float">
            <text:p>0.1412354</text:p>
          </table:table-cell>
          <table:table-cell office:value-type="float" office:value="0.1431576" calcext:value-type="float">
            <text:p>0.1431576</text:p>
          </table:table-cell>
          <table:table-cell office:value-type="float" office:value="0.1488784" calcext:value-type="float">
            <text:p>0.1488784</text:p>
          </table:table-cell>
          <table:table-cell office:value-type="float" office:value="0.1587148" calcext:value-type="float">
            <text:p>0.1587148</text:p>
          </table:table-cell>
          <table:table-cell office:value-type="float" office:value="0.1640856" calcext:value-type="float">
            <text:p>0.1640856</text:p>
          </table:table-cell>
          <table:table-cell office:value-type="float" office:value="0" calcext:value-type="float">
            <text:p>0</text:p>
          </table:table-cell>
          <table:table-cell office:value-type="float" office:value="38.07315" calcext:value-type="float">
            <text:p>38.07315</text:p>
          </table:table-cell>
          <table:table-cell office:value-type="float" office:value="36.94236" calcext:value-type="float">
            <text:p>36.94236</text:p>
          </table:table-cell>
          <table:table-cell office:value-type="float" office:value="24.47955" calcext:value-type="float">
            <text:p>24.47955</text:p>
          </table:table-cell>
          <table:table-cell office:value-type="float" office:value="6.258875" calcext:value-type="float">
            <text:p>6.258875</text:p>
          </table:table-cell>
          <table:table-cell office:value-type="float" office:value="4.635556" calcext:value-type="float">
            <text:p>4.635556</text:p>
          </table:table-cell>
          <table:table-cell office:value-type="float" office:value="1.933778" calcext:value-type="float">
            <text:p>1.933778</text:p>
          </table:table-cell>
          <table:table-cell office:value-type="float" office:value="1.888564" calcext:value-type="float">
            <text:p>1.888564</text:p>
          </table:table-cell>
          <table:table-cell office:value-type="float" office:value="4.128345" calcext:value-type="float">
            <text:p>4.128345</text:p>
          </table:table-cell>
          <table:table-cell office:value-type="float" office:value="7.07164" calcext:value-type="float">
            <text:p>7.07164</text:p>
          </table:table-cell>
          <table:table-cell office:value-type="float" office:value="7.507579" calcext:value-type="float">
            <text:p>7.507579</text:p>
          </table:table-cell>
          <table:table-cell office:value-type="float" office:value="7.801054" calcext:value-type="float">
            <text:p>7.801054</text:p>
          </table:table-cell>
          <table:table-cell office:value-type="float" office:value="8.256963" calcext:value-type="float">
            <text:p>8.256963</text:p>
          </table:table-cell>
          <table:table-cell office:value-type="float" office:value="9.316299" calcext:value-type="float">
            <text:p>9.316299</text:p>
          </table:table-cell>
          <table:table-cell office:value-type="float" office:value="9.832968" calcext:value-type="float">
            <text:p>9.832968</text:p>
          </table:table-cell>
          <table:table-cell office:value-type="float" office:value="0" calcext:value-type="float">
            <text:p>0</text:p>
          </table:table-cell>
          <table:table-cell office:value-type="float" office:value="1.316363" calcext:value-type="float">
            <text:p>1.316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1.358014" calcext:value-type="float">
            <text:p>1.358014</text:p>
          </table:table-cell>
          <table:table-cell office:value-type="float" office:value="135.5087" calcext:value-type="float">
            <text:p>135.5087</text:p>
          </table:table-cell>
          <table:table-cell office:value-type="float" office:value="5" calcext:value-type="float">
            <text:p>5</text:p>
          </table:table-cell>
          <table:table-cell office:value-type="float" office:value="-3.194134" calcext:value-type="float">
            <text:p>-3.194134</text:p>
          </table:table-cell>
          <table:table-cell office:value-type="float" office:value="32.0681" calcext:value-type="float">
            <text:p>32.0681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46827" calcext:value-type="float">
            <text:p>0.07646827</text:p>
          </table:table-cell>
          <table:table-cell office:value-type="float" office:value="1173.714" calcext:value-type="float">
            <text:p>1173.714</text:p>
          </table:table-cell>
          <table:table-cell office:value-type="float" office:value="1.105251" calcext:value-type="float">
            <text:p>1.105251</text:p>
          </table:table-cell>
          <table:table-cell office:value-type="float" office:value="0" calcext:value-type="float">
            <text:p>0</text:p>
          </table:table-cell>
          <table:table-cell office:value-type="float" office:value="0.4104713" calcext:value-type="float">
            <text:p>0.4104713</text:p>
          </table:table-cell>
          <table:table-cell office:value-type="float" office:value="0.3307249" calcext:value-type="float">
            <text:p>0.3307249</text:p>
          </table:table-cell>
          <table:table-cell office:value-type="float" office:value="0.2209701" calcext:value-type="float">
            <text:p>0.2209701</text:p>
          </table:table-cell>
          <table:table-cell office:value-type="float" office:value="0.05594923" calcext:value-type="float">
            <text:p>0.05594923</text:p>
          </table:table-cell>
          <table:table-cell office:value-type="float" office:value="0.04026334" calcext:value-type="float">
            <text:p>0.04026334</text:p>
          </table:table-cell>
          <table:table-cell office:value-type="float" office:value="0.0258187" calcext:value-type="float">
            <text:p>0.0258187</text:p>
          </table:table-cell>
          <table:table-cell office:value-type="float" office:value="0.02951007" calcext:value-type="float">
            <text:p>0.02951007</text:p>
          </table:table-cell>
          <table:table-cell office:value-type="float" office:value="0.07229161" calcext:value-type="float">
            <text:p>0.07229161</text:p>
          </table:table-cell>
          <table:table-cell office:value-type="float" office:value="0.1382848" calcext:value-type="float">
            <text:p>0.1382848</text:p>
          </table:table-cell>
          <table:table-cell office:value-type="float" office:value="0.1412661" calcext:value-type="float">
            <text:p>0.1412661</text:p>
          </table:table-cell>
          <table:table-cell office:value-type="float" office:value="0.1432167" calcext:value-type="float">
            <text:p>0.1432167</text:p>
          </table:table-cell>
          <table:table-cell office:value-type="float" office:value="0.1489331" calcext:value-type="float">
            <text:p>0.1489331</text:p>
          </table:table-cell>
          <table:table-cell office:value-type="float" office:value="0.1588253" calcext:value-type="float">
            <text:p>0.1588253</text:p>
          </table:table-cell>
          <table:table-cell office:value-type="float" office:value="0.1641239" calcext:value-type="float">
            <text:p>0.1641239</text:p>
          </table:table-cell>
          <table:table-cell office:value-type="float" office:value="0" calcext:value-type="float">
            <text:p>0</text:p>
          </table:table-cell>
          <table:table-cell office:value-type="float" office:value="38.08454" calcext:value-type="float">
            <text:p>38.08454</text:p>
          </table:table-cell>
          <table:table-cell office:value-type="float" office:value="36.93335" calcext:value-type="float">
            <text:p>36.93335</text:p>
          </table:table-cell>
          <table:table-cell office:value-type="float" office:value="24.47913" calcext:value-type="float">
            <text:p>24.47913</text:p>
          </table:table-cell>
          <table:table-cell office:value-type="float" office:value="6.259094" calcext:value-type="float">
            <text:p>6.259094</text:p>
          </table:table-cell>
          <table:table-cell office:value-type="float" office:value="4.635423" calcext:value-type="float">
            <text:p>4.635423</text:p>
          </table:table-cell>
          <table:table-cell office:value-type="float" office:value="1.934981" calcext:value-type="float">
            <text:p>1.934981</text:p>
          </table:table-cell>
          <table:table-cell office:value-type="float" office:value="1.89011" calcext:value-type="float">
            <text:p>1.89011</text:p>
          </table:table-cell>
          <table:table-cell office:value-type="float" office:value="4.132133" calcext:value-type="float">
            <text:p>4.132133</text:p>
          </table:table-cell>
          <table:table-cell office:value-type="float" office:value="7.077078" calcext:value-type="float">
            <text:p>7.077078</text:p>
          </table:table-cell>
          <table:table-cell office:value-type="float" office:value="7.513426" calcext:value-type="float">
            <text:p>7.513426</text:p>
          </table:table-cell>
          <table:table-cell office:value-type="float" office:value="7.80722" calcext:value-type="float">
            <text:p>7.80722</text:p>
          </table:table-cell>
          <table:table-cell office:value-type="float" office:value="8.263092" calcext:value-type="float">
            <text:p>8.263092</text:p>
          </table:table-cell>
          <table:table-cell office:value-type="float" office:value="9.321215" calcext:value-type="float">
            <text:p>9.321215</text:p>
          </table:table-cell>
          <table:table-cell office:value-type="float" office:value="9.837845" calcext:value-type="float">
            <text:p>9.837845</text:p>
          </table:table-cell>
          <table:table-cell office:value-type="float" office:value="0" calcext:value-type="float">
            <text:p>0</text:p>
          </table:table-cell>
          <table:table-cell office:value-type="float" office:value="1.504046" calcext:value-type="float">
            <text:p>1.504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1.355313" calcext:value-type="float">
            <text:p>1.355313</text:p>
          </table:table-cell>
          <table:table-cell office:value-type="float" office:value="135.5058" calcext:value-type="float">
            <text:p>135.5058</text:p>
          </table:table-cell>
          <table:table-cell office:value-type="float" office:value="5" calcext:value-type="float">
            <text:p>5</text:p>
          </table:table-cell>
          <table:table-cell office:value-type="float" office:value="-3.193524" calcext:value-type="float">
            <text:p>-3.193524</text:p>
          </table:table-cell>
          <table:table-cell office:value-type="float" office:value="32.08732" calcext:value-type="float">
            <text:p>32.08732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33596" calcext:value-type="float">
            <text:p>0.07633596</text:p>
          </table:table-cell>
          <table:table-cell office:value-type="float" office:value="1173.702" calcext:value-type="float">
            <text:p>1173.702</text:p>
          </table:table-cell>
          <table:table-cell office:value-type="float" office:value="1.104161" calcext:value-type="float">
            <text:p>1.104161</text:p>
          </table:table-cell>
          <table:table-cell office:value-type="float" office:value="0" calcext:value-type="float">
            <text:p>0</text:p>
          </table:table-cell>
          <table:table-cell office:value-type="float" office:value="0.4404766" calcext:value-type="float">
            <text:p>0.4404766</text:p>
          </table:table-cell>
          <table:table-cell office:value-type="float" office:value="0.3408287" calcext:value-type="float">
            <text:p>0.3408287</text:p>
          </table:table-cell>
          <table:table-cell office:value-type="float" office:value="0.2278193" calcext:value-type="float">
            <text:p>0.2278193</text:p>
          </table:table-cell>
          <table:table-cell office:value-type="float" office:value="0.05764024" calcext:value-type="float">
            <text:p>0.05764024</text:p>
          </table:table-cell>
          <table:table-cell office:value-type="float" office:value="0.04147685" calcext:value-type="float">
            <text:p>0.04147685</text:p>
          </table:table-cell>
          <table:table-cell office:value-type="float" office:value="0.02623804" calcext:value-type="float">
            <text:p>0.02623804</text:p>
          </table:table-cell>
          <table:table-cell office:value-type="float" office:value="0.0297271" calcext:value-type="float">
            <text:p>0.0297271</text:p>
          </table:table-cell>
          <table:table-cell office:value-type="float" office:value="0.07241963" calcext:value-type="float">
            <text:p>0.07241963</text:p>
          </table:table-cell>
          <table:table-cell office:value-type="float" office:value="0.1383071" calcext:value-type="float">
            <text:p>0.1383071</text:p>
          </table:table-cell>
          <table:table-cell office:value-type="float" office:value="0.1413026" calcext:value-type="float">
            <text:p>0.1413026</text:p>
          </table:table-cell>
          <table:table-cell office:value-type="float" office:value="0.1432764" calcext:value-type="float">
            <text:p>0.1432764</text:p>
          </table:table-cell>
          <table:table-cell office:value-type="float" office:value="0.1489866" calcext:value-type="float">
            <text:p>0.1489866</text:p>
          </table:table-cell>
          <table:table-cell office:value-type="float" office:value="0.1588386" calcext:value-type="float">
            <text:p>0.1588386</text:p>
          </table:table-cell>
          <table:table-cell office:value-type="float" office:value="0.1641862" calcext:value-type="float">
            <text:p>0.1641862</text:p>
          </table:table-cell>
          <table:table-cell office:value-type="float" office:value="0" calcext:value-type="float">
            <text:p>0</text:p>
          </table:table-cell>
          <table:table-cell office:value-type="float" office:value="38.09895" calcext:value-type="float">
            <text:p>38.09895</text:p>
          </table:table-cell>
          <table:table-cell office:value-type="float" office:value="36.92671" calcext:value-type="float">
            <text:p>36.92671</text:p>
          </table:table-cell>
          <table:table-cell office:value-type="float" office:value="24.48064" calcext:value-type="float">
            <text:p>24.48064</text:p>
          </table:table-cell>
          <table:table-cell office:value-type="float" office:value="6.259827" calcext:value-type="float">
            <text:p>6.259827</text:p>
          </table:table-cell>
          <table:table-cell office:value-type="float" office:value="4.635614" calcext:value-type="float">
            <text:p>4.635614</text:p>
          </table:table-cell>
          <table:table-cell office:value-type="float" office:value="1.936268" calcext:value-type="float">
            <text:p>1.936268</text:p>
          </table:table-cell>
          <table:table-cell office:value-type="float" office:value="1.891687" calcext:value-type="float">
            <text:p>1.891687</text:p>
          </table:table-cell>
          <table:table-cell office:value-type="float" office:value="4.135935" calcext:value-type="float">
            <text:p>4.135935</text:p>
          </table:table-cell>
          <table:table-cell office:value-type="float" office:value="7.082507" calcext:value-type="float">
            <text:p>7.082507</text:p>
          </table:table-cell>
          <table:table-cell office:value-type="float" office:value="7.519276" calcext:value-type="float">
            <text:p>7.519276</text:p>
          </table:table-cell>
          <table:table-cell office:value-type="float" office:value="7.813385" calcext:value-type="float">
            <text:p>7.813385</text:p>
          </table:table-cell>
          <table:table-cell office:value-type="float" office:value="8.269212" calcext:value-type="float">
            <text:p>8.269212</text:p>
          </table:table-cell>
          <table:table-cell office:value-type="float" office:value="9.326106" calcext:value-type="float">
            <text:p>9.326106</text:p>
          </table:table-cell>
          <table:table-cell office:value-type="float" office:value="9.842687" calcext:value-type="float">
            <text:p>9.842687</text:p>
          </table:table-cell>
          <table:table-cell office:value-type="float" office:value="0" calcext:value-type="float">
            <text:p>0</text:p>
          </table:table-cell>
          <table:table-cell office:value-type="float" office:value="1.758053" calcext:value-type="float">
            <text:p>1.758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1.352214" calcext:value-type="float">
            <text:p>1.352214</text:p>
          </table:table-cell>
          <table:table-cell office:value-type="float" office:value="135.5028" calcext:value-type="float">
            <text:p>135.5028</text:p>
          </table:table-cell>
          <table:table-cell office:value-type="float" office:value="5" calcext:value-type="float">
            <text:p>5</text:p>
          </table:table-cell>
          <table:table-cell office:value-type="float" office:value="-3.192939" calcext:value-type="float">
            <text:p>-3.192939</text:p>
          </table:table-cell>
          <table:table-cell office:value-type="float" office:value="32.10692" calcext:value-type="float">
            <text:p>32.10692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28625" calcext:value-type="float">
            <text:p>0.07628625</text:p>
          </table:table-cell>
          <table:table-cell office:value-type="float" office:value="1173.69" calcext:value-type="float">
            <text:p>1173.69</text:p>
          </table:table-cell>
          <table:table-cell office:value-type="float" office:value="1.103021" calcext:value-type="float">
            <text:p>1.103021</text:p>
          </table:table-cell>
          <table:table-cell office:value-type="float" office:value="0" calcext:value-type="float">
            <text:p>0</text:p>
          </table:table-cell>
          <table:table-cell office:value-type="float" office:value="0.4627889" calcext:value-type="float">
            <text:p>0.4627889</text:p>
          </table:table-cell>
          <table:table-cell office:value-type="float" office:value="0.3536152" calcext:value-type="float">
            <text:p>0.3536152</text:p>
          </table:table-cell>
          <table:table-cell office:value-type="float" office:value="0.2376763" calcext:value-type="float">
            <text:p>0.2376763</text:p>
          </table:table-cell>
          <table:table-cell office:value-type="float" office:value="0.06025949" calcext:value-type="float">
            <text:p>0.06025949</text:p>
          </table:table-cell>
          <table:table-cell office:value-type="float" office:value="0.04331872" calcext:value-type="float">
            <text:p>0.04331872</text:p>
          </table:table-cell>
          <table:table-cell office:value-type="float" office:value="0.02692621" calcext:value-type="float">
            <text:p>0.02692621</text:p>
          </table:table-cell>
          <table:table-cell office:value-type="float" office:value="0.03005532" calcext:value-type="float">
            <text:p>0.03005532</text:p>
          </table:table-cell>
          <table:table-cell office:value-type="float" office:value="0.07260553" calcext:value-type="float">
            <text:p>0.07260553</text:p>
          </table:table-cell>
          <table:table-cell office:value-type="float" office:value="0.1383656" calcext:value-type="float">
            <text:p>0.1383656</text:p>
          </table:table-cell>
          <table:table-cell office:value-type="float" office:value="0.1413458" calcext:value-type="float">
            <text:p>0.1413458</text:p>
          </table:table-cell>
          <table:table-cell office:value-type="float" office:value="0.1433369" calcext:value-type="float">
            <text:p>0.1433369</text:p>
          </table:table-cell>
          <table:table-cell office:value-type="float" office:value="0.1490369" calcext:value-type="float">
            <text:p>0.1490369</text:p>
          </table:table-cell>
          <table:table-cell office:value-type="float" office:value="0.1588789" calcext:value-type="float">
            <text:p>0.1588789</text:p>
          </table:table-cell>
          <table:table-cell office:value-type="float" office:value="0.1642393" calcext:value-type="float">
            <text:p>0.1642393</text:p>
          </table:table-cell>
          <table:table-cell office:value-type="float" office:value="0" calcext:value-type="float">
            <text:p>0</text:p>
          </table:table-cell>
          <table:table-cell office:value-type="float" office:value="38.11721" calcext:value-type="float">
            <text:p>38.11721</text:p>
          </table:table-cell>
          <table:table-cell office:value-type="float" office:value="36.92361" calcext:value-type="float">
            <text:p>36.92361</text:p>
          </table:table-cell>
          <table:table-cell office:value-type="float" office:value="24.48478" calcext:value-type="float">
            <text:p>24.48478</text:p>
          </table:table-cell>
          <table:table-cell office:value-type="float" office:value="6.26125" calcext:value-type="float">
            <text:p>6.26125</text:p>
          </table:table-cell>
          <table:table-cell office:value-type="float" office:value="4.636261" calcext:value-type="float">
            <text:p>4.636261</text:p>
          </table:table-cell>
          <table:table-cell office:value-type="float" office:value="1.937646" calcext:value-type="float">
            <text:p>1.937646</text:p>
          </table:table-cell>
          <table:table-cell office:value-type="float" office:value="1.893294" calcext:value-type="float">
            <text:p>1.893294</text:p>
          </table:table-cell>
          <table:table-cell office:value-type="float" office:value="4.139758" calcext:value-type="float">
            <text:p>4.139758</text:p>
          </table:table-cell>
          <table:table-cell office:value-type="float" office:value="7.0879" calcext:value-type="float">
            <text:p>7.0879</text:p>
          </table:table-cell>
          <table:table-cell office:value-type="float" office:value="7.525123" calcext:value-type="float">
            <text:p>7.525123</text:p>
          </table:table-cell>
          <table:table-cell office:value-type="float" office:value="7.819551" calcext:value-type="float">
            <text:p>7.819551</text:p>
          </table:table-cell>
          <table:table-cell office:value-type="float" office:value="8.2753" calcext:value-type="float">
            <text:p>8.2753</text:p>
          </table:table-cell>
          <table:table-cell office:value-type="float" office:value="9.33099" calcext:value-type="float">
            <text:p>9.33099</text:p>
          </table:table-cell>
          <table:table-cell office:value-type="float" office:value="9.847605" calcext:value-type="float">
            <text:p>9.847605</text:p>
          </table:table-cell>
          <table:table-cell office:value-type="float" office:value="0" calcext:value-type="float">
            <text:p>0</text:p>
          </table:table-cell>
          <table:table-cell office:value-type="float" office:value="1.79697" calcext:value-type="float">
            <text:p>1.79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1.348911" calcext:value-type="float">
            <text:p>1.348911</text:p>
          </table:table-cell>
          <table:table-cell office:value-type="float" office:value="135.4996" calcext:value-type="float">
            <text:p>135.4996</text:p>
          </table:table-cell>
          <table:table-cell office:value-type="float" office:value="5" calcext:value-type="float">
            <text:p>5</text:p>
          </table:table-cell>
          <table:table-cell office:value-type="float" office:value="-3.192371" calcext:value-type="float">
            <text:p>-3.192371</text:p>
          </table:table-cell>
          <table:table-cell office:value-type="float" office:value="32.12688" calcext:value-type="float">
            <text:p>32.1268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28625" calcext:value-type="float">
            <text:p>0.07628625</text:p>
          </table:table-cell>
          <table:table-cell office:value-type="float" office:value="1173.678" calcext:value-type="float">
            <text:p>1173.678</text:p>
          </table:table-cell>
          <table:table-cell office:value-type="float" office:value="1.101959" calcext:value-type="float">
            <text:p>1.101959</text:p>
          </table:table-cell>
          <table:table-cell office:value-type="float" office:value="0" calcext:value-type="float">
            <text:p>0</text:p>
          </table:table-cell>
          <table:table-cell office:value-type="float" office:value="0.4436975" calcext:value-type="float">
            <text:p>0.4436975</text:p>
          </table:table-cell>
          <table:table-cell office:value-type="float" office:value="0.3612302" calcext:value-type="float">
            <text:p>0.3612302</text:p>
          </table:table-cell>
          <table:table-cell office:value-type="float" office:value="0.2451559" calcext:value-type="float">
            <text:p>0.2451559</text:p>
          </table:table-cell>
          <table:table-cell office:value-type="float" office:value="0.06267186" calcext:value-type="float">
            <text:p>0.06267186</text:p>
          </table:table-cell>
          <table:table-cell office:value-type="float" office:value="0.04519308" calcext:value-type="float">
            <text:p>0.04519308</text:p>
          </table:table-cell>
          <table:table-cell office:value-type="float" office:value="0.02765962" calcext:value-type="float">
            <text:p>0.02765962</text:p>
          </table:table-cell>
          <table:table-cell office:value-type="float" office:value="0.0304346" calcext:value-type="float">
            <text:p>0.0304346</text:p>
          </table:table-cell>
          <table:table-cell office:value-type="float" office:value="0.07285789" calcext:value-type="float">
            <text:p>0.07285789</text:p>
          </table:table-cell>
          <table:table-cell office:value-type="float" office:value="0.1384592" calcext:value-type="float">
            <text:p>0.1384592</text:p>
          </table:table-cell>
          <table:table-cell office:value-type="float" office:value="0.1413961" calcext:value-type="float">
            <text:p>0.1413961</text:p>
          </table:table-cell>
          <table:table-cell office:value-type="float" office:value="0.1433971" calcext:value-type="float">
            <text:p>0.1433971</text:p>
          </table:table-cell>
          <table:table-cell office:value-type="float" office:value="0.1490861" calcext:value-type="float">
            <text:p>0.1490861</text:p>
          </table:table-cell>
          <table:table-cell office:value-type="float" office:value="0.1589283" calcext:value-type="float">
            <text:p>0.1589283</text:p>
          </table:table-cell>
          <table:table-cell office:value-type="float" office:value="0.1642946" calcext:value-type="float">
            <text:p>0.1642946</text:p>
          </table:table-cell>
          <table:table-cell office:value-type="float" office:value="0" calcext:value-type="float">
            <text:p>0</text:p>
          </table:table-cell>
          <table:table-cell office:value-type="float" office:value="38.13671" calcext:value-type="float">
            <text:p>38.13671</text:p>
          </table:table-cell>
          <table:table-cell office:value-type="float" office:value="36.92374" calcext:value-type="float">
            <text:p>36.92374</text:p>
          </table:table-cell>
          <table:table-cell office:value-type="float" office:value="24.49166" calcext:value-type="float">
            <text:p>24.49166</text:p>
          </table:table-cell>
          <table:table-cell office:value-type="float" office:value="6.263439" calcext:value-type="float">
            <text:p>6.263439</text:p>
          </table:table-cell>
          <table:table-cell office:value-type="float" office:value="4.637475" calcext:value-type="float">
            <text:p>4.637475</text:p>
          </table:table-cell>
          <table:table-cell office:value-type="float" office:value="1.939141" calcext:value-type="float">
            <text:p>1.939141</text:p>
          </table:table-cell>
          <table:table-cell office:value-type="float" office:value="1.89495" calcext:value-type="float">
            <text:p>1.89495</text:p>
          </table:table-cell>
          <table:table-cell office:value-type="float" office:value="4.143618" calcext:value-type="float">
            <text:p>4.143618</text:p>
          </table:table-cell>
          <table:table-cell office:value-type="float" office:value="7.093296" calcext:value-type="float">
            <text:p>7.093296</text:p>
          </table:table-cell>
          <table:table-cell office:value-type="float" office:value="7.530967" calcext:value-type="float">
            <text:p>7.530967</text:p>
          </table:table-cell>
          <table:table-cell office:value-type="float" office:value="7.825716" calcext:value-type="float">
            <text:p>7.825716</text:p>
          </table:table-cell>
          <table:table-cell office:value-type="float" office:value="8.281351" calcext:value-type="float">
            <text:p>8.281351</text:p>
          </table:table-cell>
          <table:table-cell office:value-type="float" office:value="9.335875" calcext:value-type="float">
            <text:p>9.335875</text:p>
          </table:table-cell>
          <table:table-cell office:value-type="float" office:value="9.852525" calcext:value-type="float">
            <text:p>9.852525</text:p>
          </table:table-cell>
          <table:table-cell office:value-type="float" office:value="0" calcext:value-type="float">
            <text:p>0</text:p>
          </table:table-cell>
          <table:table-cell office:value-type="float" office:value="1.525409" calcext:value-type="float">
            <text:p>1.525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1.345654" calcext:value-type="float">
            <text:p>1.345654</text:p>
          </table:table-cell>
          <table:table-cell office:value-type="float" office:value="135.4962" calcext:value-type="float">
            <text:p>135.4962</text:p>
          </table:table-cell>
          <table:table-cell office:value-type="float" office:value="5" calcext:value-type="float">
            <text:p>5</text:p>
          </table:table-cell>
          <table:table-cell office:value-type="float" office:value="-3.191803" calcext:value-type="float">
            <text:p>-3.191803</text:p>
          </table:table-cell>
          <table:table-cell office:value-type="float" office:value="32.14699" calcext:value-type="float">
            <text:p>32.1469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28625" calcext:value-type="float">
            <text:p>0.07628625</text:p>
          </table:table-cell>
          <table:table-cell office:value-type="float" office:value="1173.667" calcext:value-type="float">
            <text:p>1173.667</text:p>
          </table:table-cell>
          <table:table-cell office:value-type="float" office:value="1.100961" calcext:value-type="float">
            <text:p>1.100961</text:p>
          </table:table-cell>
          <table:table-cell office:value-type="float" office:value="0" calcext:value-type="float">
            <text:p>0</text:p>
          </table:table-cell>
          <table:table-cell office:value-type="float" office:value="0.4181534" calcext:value-type="float">
            <text:p>0.4181534</text:p>
          </table:table-cell>
          <table:table-cell office:value-type="float" office:value="0.363061" calcext:value-type="float">
            <text:p>0.363061</text:p>
          </table:table-cell>
          <table:table-cell office:value-type="float" office:value="0.2476568" calcext:value-type="float">
            <text:p>0.2476568</text:p>
          </table:table-cell>
          <table:table-cell office:value-type="float" office:value="0.0639063" calcext:value-type="float">
            <text:p>0.0639063</text:p>
          </table:table-cell>
          <table:table-cell office:value-type="float" office:value="0.04642851" calcext:value-type="float">
            <text:p>0.04642851</text:p>
          </table:table-cell>
          <table:table-cell office:value-type="float" office:value="0.02806782" calcext:value-type="float">
            <text:p>0.02806782</text:p>
          </table:table-cell>
          <table:table-cell office:value-type="float" office:value="0.03070344" calcext:value-type="float">
            <text:p>0.03070344</text:p>
          </table:table-cell>
          <table:table-cell office:value-type="float" office:value="0.07310484" calcext:value-type="float">
            <text:p>0.07310484</text:p>
          </table:table-cell>
          <table:table-cell office:value-type="float" office:value="0.1385804" calcext:value-type="float">
            <text:p>0.1385804</text:p>
          </table:table-cell>
          <table:table-cell office:value-type="float" office:value="0.141454" calcext:value-type="float">
            <text:p>0.141454</text:p>
          </table:table-cell>
          <table:table-cell office:value-type="float" office:value="0.1434584" calcext:value-type="float">
            <text:p>0.1434584</text:p>
          </table:table-cell>
          <table:table-cell office:value-type="float" office:value="0.1491357" calcext:value-type="float">
            <text:p>0.1491357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43489" calcext:value-type="float">
            <text:p>0.1643489</text:p>
          </table:table-cell>
          <table:table-cell office:value-type="float" office:value="0" calcext:value-type="float">
            <text:p>0</text:p>
          </table:table-cell>
          <table:table-cell office:value-type="float" office:value="38.15309" calcext:value-type="float">
            <text:p>38.15309</text:p>
          </table:table-cell>
          <table:table-cell office:value-type="float" office:value="36.92503" calcext:value-type="float">
            <text:p>36.92503</text:p>
          </table:table-cell>
          <table:table-cell office:value-type="float" office:value="24.49984" calcext:value-type="float">
            <text:p>24.49984</text:p>
          </table:table-cell>
          <table:table-cell office:value-type="float" office:value="6.266134" calcext:value-type="float">
            <text:p>6.266134</text:p>
          </table:table-cell>
          <table:table-cell office:value-type="float" office:value="4.639108" calcext:value-type="float">
            <text:p>4.639108</text:p>
          </table:table-cell>
          <table:table-cell office:value-type="float" office:value="1.940727" calcext:value-type="float">
            <text:p>1.940727</text:p>
          </table:table-cell>
          <table:table-cell office:value-type="float" office:value="1.896647" calcext:value-type="float">
            <text:p>1.896647</text:p>
          </table:table-cell>
          <table:table-cell office:value-type="float" office:value="4.147516" calcext:value-type="float">
            <text:p>4.147516</text:p>
          </table:table-cell>
          <table:table-cell office:value-type="float" office:value="7.098735" calcext:value-type="float">
            <text:p>7.098735</text:p>
          </table:table-cell>
          <table:table-cell office:value-type="float" office:value="7.536817" calcext:value-type="float">
            <text:p>7.536817</text:p>
          </table:table-cell>
          <table:table-cell office:value-type="float" office:value="7.831882" calcext:value-type="float">
            <text:p>7.831882</text:p>
          </table:table-cell>
          <table:table-cell office:value-type="float" office:value="8.287398" calcext:value-type="float">
            <text:p>8.287398</text:p>
          </table:table-cell>
          <table:table-cell office:value-type="float" office:value="9.340738" calcext:value-type="float">
            <text:p>9.340738</text:p>
          </table:table-cell>
          <table:table-cell office:value-type="float" office:value="9.857436" calcext:value-type="float">
            <text:p>9.857436</text:p>
          </table:table-cell>
          <table:table-cell office:value-type="float" office:value="0" calcext:value-type="float">
            <text:p>0</text:p>
          </table:table-cell>
          <table:table-cell office:value-type="float" office:value="1.227704" calcext:value-type="float">
            <text:p>1.227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1.342341" calcext:value-type="float">
            <text:p>1.342341</text:p>
          </table:table-cell>
          <table:table-cell office:value-type="float" office:value="135.4926" calcext:value-type="float">
            <text:p>135.4926</text:p>
          </table:table-cell>
          <table:table-cell office:value-type="float" office:value="5" calcext:value-type="float">
            <text:p>5</text:p>
          </table:table-cell>
          <table:table-cell office:value-type="float" office:value="-3.191293" calcext:value-type="float">
            <text:p>-3.191293</text:p>
          </table:table-cell>
          <table:table-cell office:value-type="float" office:value="32.16712" calcext:value-type="float">
            <text:p>32.16712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28625" calcext:value-type="float">
            <text:p>0.07628625</text:p>
          </table:table-cell>
          <table:table-cell office:value-type="float" office:value="1173.655" calcext:value-type="float">
            <text:p>1173.655</text:p>
          </table:table-cell>
          <table:table-cell office:value-type="float" office:value="1.100038" calcext:value-type="float">
            <text:p>1.100038</text:p>
          </table:table-cell>
          <table:table-cell office:value-type="float" office:value="0" calcext:value-type="float">
            <text:p>0</text:p>
          </table:table-cell>
          <table:table-cell office:value-type="float" office:value="0.3823395" calcext:value-type="float">
            <text:p>0.3823395</text:p>
          </table:table-cell>
          <table:table-cell office:value-type="float" office:value="0.3633068" calcext:value-type="float">
            <text:p>0.3633068</text:p>
          </table:table-cell>
          <table:table-cell office:value-type="float" office:value="0.2492233" calcext:value-type="float">
            <text:p>0.2492233</text:p>
          </table:table-cell>
          <table:table-cell office:value-type="float" office:value="0.06494712" calcext:value-type="float">
            <text:p>0.06494712</text:p>
          </table:table-cell>
          <table:table-cell office:value-type="float" office:value="0.04753904" calcext:value-type="float">
            <text:p>0.04753904</text:p>
          </table:table-cell>
          <table:table-cell office:value-type="float" office:value="0.02839603" calcext:value-type="float">
            <text:p>0.02839603</text:p>
          </table:table-cell>
          <table:table-cell office:value-type="float" office:value="0.03092515" calcext:value-type="float">
            <text:p>0.03092515</text:p>
          </table:table-cell>
          <table:table-cell office:value-type="float" office:value="0.07331458" calcext:value-type="float">
            <text:p>0.07331458</text:p>
          </table:table-cell>
          <table:table-cell office:value-type="float" office:value="0.1387095" calcext:value-type="float">
            <text:p>0.1387095</text:p>
          </table:table-cell>
          <table:table-cell office:value-type="float" office:value="0.1415177" calcext:value-type="float">
            <text:p>0.1415177</text:p>
          </table:table-cell>
          <table:table-cell office:value-type="float" office:value="0.1435207" calcext:value-type="float">
            <text:p>0.1435207</text:p>
          </table:table-cell>
          <table:table-cell office:value-type="float" office:value="0.1491862" calcext:value-type="float">
            <text:p>0.1491862</text:p>
          </table:table-cell>
          <table:table-cell office:value-type="float" office:value="0.1590322" calcext:value-type="float">
            <text:p>0.1590322</text:p>
          </table:table-cell>
          <table:table-cell office:value-type="float" office:value="0.1644019" calcext:value-type="float">
            <text:p>0.1644019</text:p>
          </table:table-cell>
          <table:table-cell office:value-type="float" office:value="0" calcext:value-type="float">
            <text:p>0</text:p>
          </table:table-cell>
          <table:table-cell office:value-type="float" office:value="38.16617" calcext:value-type="float">
            <text:p>38.16617</text:p>
          </table:table-cell>
          <table:table-cell office:value-type="float" office:value="36.92708" calcext:value-type="float">
            <text:p>36.92708</text:p>
          </table:table-cell>
          <table:table-cell office:value-type="float" office:value="24.50889" calcext:value-type="float">
            <text:p>24.50889</text:p>
          </table:table-cell>
          <table:table-cell office:value-type="float" office:value="6.269193" calcext:value-type="float">
            <text:p>6.269193</text:p>
          </table:table-cell>
          <table:table-cell office:value-type="float" office:value="4.641116" calcext:value-type="float">
            <text:p>4.641116</text:p>
          </table:table-cell>
          <table:table-cell office:value-type="float" office:value="1.942375" calcext:value-type="float">
            <text:p>1.942375</text:p>
          </table:table-cell>
          <table:table-cell office:value-type="float" office:value="1.898373" calcext:value-type="float">
            <text:p>1.898373</text:p>
          </table:table-cell>
          <table:table-cell office:value-type="float" office:value="4.151446" calcext:value-type="float">
            <text:p>4.151446</text:p>
          </table:table-cell>
          <table:table-cell office:value-type="float" office:value="7.104174" calcext:value-type="float">
            <text:p>7.104174</text:p>
          </table:table-cell>
          <table:table-cell office:value-type="float" office:value="7.542664" calcext:value-type="float">
            <text:p>7.542664</text:p>
          </table:table-cell>
          <table:table-cell office:value-type="float" office:value="7.838048" calcext:value-type="float">
            <text:p>7.838048</text:p>
          </table:table-cell>
          <table:table-cell office:value-type="float" office:value="8.293442" calcext:value-type="float">
            <text:p>8.293442</text:p>
          </table:table-cell>
          <table:table-cell office:value-type="float" office:value="9.345545" calcext:value-type="float">
            <text:p>9.345545</text:p>
          </table:table-cell>
          <table:table-cell office:value-type="float" office:value="9.86229" calcext:value-type="float">
            <text:p>9.86229</text:p>
          </table:table-cell>
          <table:table-cell office:value-type="float" office:value="0" calcext:value-type="float">
            <text:p>0</text:p>
          </table:table-cell>
          <table:table-cell office:value-type="float" office:value="0.9062008" calcext:value-type="float">
            <text:p>0.9062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1.339" calcext:value-type="float">
            <text:p>1.339</text:p>
          </table:table-cell>
          <table:table-cell office:value-type="float" office:value="135.489" calcext:value-type="float">
            <text:p>135.489</text:p>
          </table:table-cell>
          <table:table-cell office:value-type="float" office:value="5" calcext:value-type="float">
            <text:p>5</text:p>
          </table:table-cell>
          <table:table-cell office:value-type="float" office:value="-3.190793" calcext:value-type="float">
            <text:p>-3.190793</text:p>
          </table:table-cell>
          <table:table-cell office:value-type="float" office:value="32.18735" calcext:value-type="float">
            <text:p>32.18735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15696" calcext:value-type="float">
            <text:p>0.07615696</text:p>
          </table:table-cell>
          <table:table-cell office:value-type="float" office:value="1173.643" calcext:value-type="float">
            <text:p>1173.643</text:p>
          </table:table-cell>
          <table:table-cell office:value-type="float" office:value="1.099156" calcext:value-type="float">
            <text:p>1.099156</text:p>
          </table:table-cell>
          <table:table-cell office:value-type="float" office:value="0" calcext:value-type="float">
            <text:p>0</text:p>
          </table:table-cell>
          <table:table-cell office:value-type="float" office:value="0.3739849" calcext:value-type="float">
            <text:p>0.3739849</text:p>
          </table:table-cell>
          <table:table-cell office:value-type="float" office:value="0.366014" calcext:value-type="float">
            <text:p>0.366014</text:p>
          </table:table-cell>
          <table:table-cell office:value-type="float" office:value="0.2519547" calcext:value-type="float">
            <text:p>0.2519547</text:p>
          </table:table-cell>
          <table:table-cell office:value-type="float" office:value="0.0660935" calcext:value-type="float">
            <text:p>0.0660935</text:p>
          </table:table-cell>
          <table:table-cell office:value-type="float" office:value="0.04873279" calcext:value-type="float">
            <text:p>0.04873279</text:p>
          </table:table-cell>
          <table:table-cell office:value-type="float" office:value="0.02861711" calcext:value-type="float">
            <text:p>0.02861711</text:p>
          </table:table-cell>
          <table:table-cell office:value-type="float" office:value="0.03108186" calcext:value-type="float">
            <text:p>0.03108186</text:p>
          </table:table-cell>
          <table:table-cell office:value-type="float" office:value="0.07348166" calcext:value-type="float">
            <text:p>0.07348166</text:p>
          </table:table-cell>
          <table:table-cell office:value-type="float" office:value="0.1388375" calcext:value-type="float">
            <text:p>0.1388375</text:p>
          </table:table-cell>
          <table:table-cell office:value-type="float" office:value="0.1415886" calcext:value-type="float">
            <text:p>0.1415886</text:p>
          </table:table-cell>
          <table:table-cell office:value-type="float" office:value="0.1435872" calcext:value-type="float">
            <text:p>0.1435872</text:p>
          </table:table-cell>
          <table:table-cell office:value-type="float" office:value="0.1492472" calcext:value-type="float">
            <text:p>0.1492472</text:p>
          </table:table-cell>
          <table:table-cell office:value-type="float" office:value="0.1591252" calcext:value-type="float">
            <text:p>0.1591252</text:p>
          </table:table-cell>
          <table:table-cell office:value-type="float" office:value="0.1644417" calcext:value-type="float">
            <text:p>0.1644417</text:p>
          </table:table-cell>
          <table:table-cell office:value-type="float" office:value="0" calcext:value-type="float">
            <text:p>0</text:p>
          </table:table-cell>
          <table:table-cell office:value-type="float" office:value="38.17695" calcext:value-type="float">
            <text:p>38.17695</text:p>
          </table:table-cell>
          <table:table-cell office:value-type="float" office:value="36.92956" calcext:value-type="float">
            <text:p>36.92956</text:p>
          </table:table-cell>
          <table:table-cell office:value-type="float" office:value="24.5183" calcext:value-type="float">
            <text:p>24.5183</text:p>
          </table:table-cell>
          <table:table-cell office:value-type="float" office:value="6.27251" calcext:value-type="float">
            <text:p>6.27251</text:p>
          </table:table-cell>
          <table:table-cell office:value-type="float" office:value="4.643405" calcext:value-type="float">
            <text:p>4.643405</text:p>
          </table:table-cell>
          <table:table-cell office:value-type="float" office:value="1.944064" calcext:value-type="float">
            <text:p>1.944064</text:p>
          </table:table-cell>
          <table:table-cell office:value-type="float" office:value="1.900116" calcext:value-type="float">
            <text:p>1.900116</text:p>
          </table:table-cell>
          <table:table-cell office:value-type="float" office:value="4.155406" calcext:value-type="float">
            <text:p>4.155406</text:p>
          </table:table-cell>
          <table:table-cell office:value-type="float" office:value="7.109614" calcext:value-type="float">
            <text:p>7.109614</text:p>
          </table:table-cell>
          <table:table-cell office:value-type="float" office:value="7.548511" calcext:value-type="float">
            <text:p>7.548511</text:p>
          </table:table-cell>
          <table:table-cell office:value-type="float" office:value="7.844213" calcext:value-type="float">
            <text:p>7.844213</text:p>
          </table:table-cell>
          <table:table-cell office:value-type="float" office:value="8.299493" calcext:value-type="float">
            <text:p>8.299493</text:p>
          </table:table-cell>
          <table:table-cell office:value-type="float" office:value="9.350448" calcext:value-type="float">
            <text:p>9.350448</text:p>
          </table:table-cell>
          <table:table-cell office:value-type="float" office:value="9.867107" calcext:value-type="float">
            <text:p>9.867107</text:p>
          </table:table-cell>
          <table:table-cell office:value-type="float" office:value="0" calcext:value-type="float">
            <text:p>0</text:p>
          </table:table-cell>
          <table:table-cell office:value-type="float" office:value="0.8610485" calcext:value-type="float">
            <text:p>0.8610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1.335948" calcext:value-type="float">
            <text:p>1.335948</text:p>
          </table:table-cell>
          <table:table-cell office:value-type="float" office:value="135.4854" calcext:value-type="float">
            <text:p>135.4854</text:p>
          </table:table-cell>
          <table:table-cell office:value-type="float" office:value="5" calcext:value-type="float">
            <text:p>5</text:p>
          </table:table-cell>
          <table:table-cell office:value-type="float" office:value="-3.190293" calcext:value-type="float">
            <text:p>-3.190293</text:p>
          </table:table-cell>
          <table:table-cell office:value-type="float" office:value="32.2075" calcext:value-type="float">
            <text:p>32.2075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109" calcext:value-type="float">
            <text:p>0.00062210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60247" calcext:value-type="float">
            <text:p>0.0760247</text:p>
          </table:table-cell>
          <table:table-cell office:value-type="float" office:value="1173.632" calcext:value-type="float">
            <text:p>1173.632</text:p>
          </table:table-cell>
          <table:table-cell office:value-type="float" office:value="1.098313" calcext:value-type="float">
            <text:p>1.098313</text:p>
          </table:table-cell>
          <table:table-cell office:value-type="float" office:value="0" calcext:value-type="float">
            <text:p>0</text:p>
          </table:table-cell>
          <table:table-cell office:value-type="float" office:value="0.3522653" calcext:value-type="float">
            <text:p>0.3522653</text:p>
          </table:table-cell>
          <table:table-cell office:value-type="float" office:value="0.358727" calcext:value-type="float">
            <text:p>0.358727</text:p>
          </table:table-cell>
          <table:table-cell office:value-type="float" office:value="0.2471907" calcext:value-type="float">
            <text:p>0.2471907</text:p>
          </table:table-cell>
          <table:table-cell office:value-type="float" office:value="0.06549818" calcext:value-type="float">
            <text:p>0.06549818</text:p>
          </table:table-cell>
          <table:table-cell office:value-type="float" office:value="0.04884455" calcext:value-type="float">
            <text:p>0.04884455</text:p>
          </table:table-cell>
          <table:table-cell office:value-type="float" office:value="0.02851615" calcext:value-type="float">
            <text:p>0.02851615</text:p>
          </table:table-cell>
          <table:table-cell office:value-type="float" office:value="0.03112846" calcext:value-type="float">
            <text:p>0.03112846</text:p>
          </table:table-cell>
          <table:table-cell office:value-type="float" office:value="0.07360792" calcext:value-type="float">
            <text:p>0.07360792</text:p>
          </table:table-cell>
          <table:table-cell office:value-type="float" office:value="0.1389577" calcext:value-type="float">
            <text:p>0.1389577</text:p>
          </table:table-cell>
          <table:table-cell office:value-type="float" office:value="0.1416607" calcext:value-type="float">
            <text:p>0.1416607</text:p>
          </table:table-cell>
          <table:table-cell office:value-type="float" office:value="0.1436532" calcext:value-type="float">
            <text:p>0.1436532</text:p>
          </table:table-cell>
          <table:table-cell office:value-type="float" office:value="0.1493022" calcext:value-type="float">
            <text:p>0.1493022</text:p>
          </table:table-cell>
          <table:table-cell office:value-type="float" office:value="0.1591486" calcext:value-type="float">
            <text:p>0.1591486</text:p>
          </table:table-cell>
          <table:table-cell office:value-type="float" office:value="0.1645007" calcext:value-type="float">
            <text:p>0.1645007</text:p>
          </table:table-cell>
          <table:table-cell office:value-type="float" office:value="0" calcext:value-type="float">
            <text:p>0</text:p>
          </table:table-cell>
          <table:table-cell office:value-type="float" office:value="38.18372" calcext:value-type="float">
            <text:p>38.18372</text:p>
          </table:table-cell>
          <table:table-cell office:value-type="float" office:value="36.93119" calcext:value-type="float">
            <text:p>36.93119</text:p>
          </table:table-cell>
          <table:table-cell office:value-type="float" office:value="24.5275" calcext:value-type="float">
            <text:p>24.5275</text:p>
          </table:table-cell>
          <table:table-cell office:value-type="float" office:value="6.27592" calcext:value-type="float">
            <text:p>6.27592</text:p>
          </table:table-cell>
          <table:table-cell office:value-type="float" office:value="4.645888" calcext:value-type="float">
            <text:p>4.645888</text:p>
          </table:table-cell>
          <table:table-cell office:value-type="float" office:value="1.945776" calcext:value-type="float">
            <text:p>1.945776</text:p>
          </table:table-cell>
          <table:table-cell office:value-type="float" office:value="1.901874" calcext:value-type="float">
            <text:p>1.901874</text:p>
          </table:table-cell>
          <table:table-cell office:value-type="float" office:value="4.159379" calcext:value-type="float">
            <text:p>4.159379</text:p>
          </table:table-cell>
          <table:table-cell office:value-type="float" office:value="7.115053" calcext:value-type="float">
            <text:p>7.115053</text:p>
          </table:table-cell>
          <table:table-cell office:value-type="float" office:value="7.554355" calcext:value-type="float">
            <text:p>7.554355</text:p>
          </table:table-cell>
          <table:table-cell office:value-type="float" office:value="7.850348" calcext:value-type="float">
            <text:p>7.850348</text:p>
          </table:table-cell>
          <table:table-cell office:value-type="float" office:value="8.305536" calcext:value-type="float">
            <text:p>8.305536</text:p>
          </table:table-cell>
          <table:table-cell office:value-type="float" office:value="9.355331" calcext:value-type="float">
            <text:p>9.355331</text:p>
          </table:table-cell>
          <table:table-cell office:value-type="float" office:value="9.871962" calcext:value-type="float">
            <text:p>9.871962</text:p>
          </table:table-cell>
          <table:table-cell office:value-type="float" office:value="0" calcext:value-type="float">
            <text:p>0</text:p>
          </table:table-cell>
          <table:table-cell office:value-type="float" office:value="0.6803097" calcext:value-type="float">
            <text:p>0.6803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1.333187" calcext:value-type="float">
            <text:p>1.333187</text:p>
          </table:table-cell>
          <table:table-cell office:value-type="float" office:value="135.4823" calcext:value-type="float">
            <text:p>135.4823</text:p>
          </table:table-cell>
          <table:table-cell office:value-type="float" office:value="5" calcext:value-type="float">
            <text:p>5</text:p>
          </table:table-cell>
          <table:table-cell office:value-type="float" office:value="-3.189786" calcext:value-type="float">
            <text:p>-3.189786</text:p>
          </table:table-cell>
          <table:table-cell office:value-type="float" office:value="32.226" calcext:value-type="float">
            <text:p>32.22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2741" calcext:value-type="float">
            <text:p>0.0006222741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99285" calcext:value-type="float">
            <text:p>0.07599285</text:p>
          </table:table-cell>
          <table:table-cell office:value-type="float" office:value="1173.62" calcext:value-type="float">
            <text:p>1173.62</text:p>
          </table:table-cell>
          <table:table-cell office:value-type="float" office:value="1.099288" calcext:value-type="float">
            <text:p>1.099288</text:p>
          </table:table-cell>
          <table:table-cell office:value-type="float" office:value="0" calcext:value-type="float">
            <text:p>0</text:p>
          </table:table-cell>
          <table:table-cell office:value-type="float" office:value="0.2500098" calcext:value-type="float">
            <text:p>0.2500098</text:p>
          </table:table-cell>
          <table:table-cell office:value-type="float" office:value="0.3024742" calcext:value-type="float">
            <text:p>0.3024742</text:p>
          </table:table-cell>
          <table:table-cell office:value-type="float" office:value="0.2336084" calcext:value-type="float">
            <text:p>0.2336084</text:p>
          </table:table-cell>
          <table:table-cell office:value-type="float" office:value="0.06213694" calcext:value-type="float">
            <text:p>0.06213694</text:p>
          </table:table-cell>
          <table:table-cell office:value-type="float" office:value="0.04764358" calcext:value-type="float">
            <text:p>0.04764358</text:p>
          </table:table-cell>
          <table:table-cell office:value-type="float" office:value="0.02807902" calcext:value-type="float">
            <text:p>0.02807902</text:p>
          </table:table-cell>
          <table:table-cell office:value-type="float" office:value="0.02991135" calcext:value-type="float">
            <text:p>0.02991135</text:p>
          </table:table-cell>
          <table:table-cell office:value-type="float" office:value="0.07363375" calcext:value-type="float">
            <text:p>0.07363375</text:p>
          </table:table-cell>
          <table:table-cell office:value-type="float" office:value="0.1390564" calcext:value-type="float">
            <text:p>0.1390564</text:p>
          </table:table-cell>
          <table:table-cell office:value-type="float" office:value="0.1417194" calcext:value-type="float">
            <text:p>0.1417194</text:p>
          </table:table-cell>
          <table:table-cell office:value-type="float" office:value="0.1437061" calcext:value-type="float">
            <text:p>0.1437061</text:p>
          </table:table-cell>
          <table:table-cell office:value-type="float" office:value="0.1493627" calcext:value-type="float">
            <text:p>0.1493627</text:p>
          </table:table-cell>
          <table:table-cell office:value-type="float" office:value="0.1591925" calcext:value-type="float">
            <text:p>0.1591925</text:p>
          </table:table-cell>
          <table:table-cell office:value-type="float" office:value="0.1645529" calcext:value-type="float">
            <text:p>0.1645529</text:p>
          </table:table-cell>
          <table:table-cell office:value-type="float" office:value="0" calcext:value-type="float">
            <text:p>0</text:p>
          </table:table-cell>
          <table:table-cell office:value-type="float" office:value="38.13265" calcext:value-type="float">
            <text:p>38.13265</text:p>
          </table:table-cell>
          <table:table-cell office:value-type="float" office:value="36.90981" calcext:value-type="float">
            <text:p>36.90981</text:p>
          </table:table-cell>
          <table:table-cell office:value-type="float" office:value="24.5352" calcext:value-type="float">
            <text:p>24.5352</text:p>
          </table:table-cell>
          <table:table-cell office:value-type="float" office:value="6.278908" calcext:value-type="float">
            <text:p>6.278908</text:p>
          </table:table-cell>
          <table:table-cell office:value-type="float" office:value="4.648341" calcext:value-type="float">
            <text:p>4.648341</text:p>
          </table:table-cell>
          <table:table-cell office:value-type="float" office:value="1.947463" calcext:value-type="float">
            <text:p>1.947463</text:p>
          </table:table-cell>
          <table:table-cell office:value-type="float" office:value="1.90355" calcext:value-type="float">
            <text:p>1.90355</text:p>
          </table:table-cell>
          <table:table-cell office:value-type="float" office:value="4.163367" calcext:value-type="float">
            <text:p>4.163367</text:p>
          </table:table-cell>
          <table:table-cell office:value-type="float" office:value="7.120492" calcext:value-type="float">
            <text:p>7.120492</text:p>
          </table:table-cell>
          <table:table-cell office:value-type="float" office:value="7.560204" calcext:value-type="float">
            <text:p>7.560204</text:p>
          </table:table-cell>
          <table:table-cell office:value-type="float" office:value="7.856457" calcext:value-type="float">
            <text:p>7.856457</text:p>
          </table:table-cell>
          <table:table-cell office:value-type="float" office:value="8.311583" calcext:value-type="float">
            <text:p>8.311583</text:p>
          </table:table-cell>
          <table:table-cell office:value-type="float" office:value="9.360182" calcext:value-type="float">
            <text:p>9.360182</text:p>
          </table:table-cell>
          <table:table-cell office:value-type="float" office:value="9.876803" calcext:value-type="float">
            <text:p>9.876803</text:p>
          </table:table-cell>
          <table:table-cell office:value-type="float" office:value="0" calcext:value-type="float">
            <text:p>0</text:p>
          </table:table-cell>
          <table:table-cell office:value-type="float" office:value="1.035416" calcext:value-type="float">
            <text:p>1.035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1.33108" calcext:value-type="float">
            <text:p>1.33108</text:p>
          </table:table-cell>
          <table:table-cell office:value-type="float" office:value="135.4797" calcext:value-type="float">
            <text:p>135.4797</text:p>
          </table:table-cell>
          <table:table-cell office:value-type="float" office:value="5" calcext:value-type="float">
            <text:p>5</text:p>
          </table:table-cell>
          <table:table-cell office:value-type="float" office:value="-3.189265" calcext:value-type="float">
            <text:p>-3.189265</text:p>
          </table:table-cell>
          <table:table-cell office:value-type="float" office:value="32.2443" calcext:value-type="float">
            <text:p>32.2443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2741" calcext:value-type="float">
            <text:p>0.0006222741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99285" calcext:value-type="float">
            <text:p>0.07599285</text:p>
          </table:table-cell>
          <table:table-cell office:value-type="float" office:value="1173.609" calcext:value-type="float">
            <text:p>1173.609</text:p>
          </table:table-cell>
          <table:table-cell office:value-type="float" office:value="1.100392" calcext:value-type="float">
            <text:p>1.100392</text:p>
          </table:table-cell>
          <table:table-cell office:value-type="float" office:value="0" calcext:value-type="float">
            <text:p>0</text:p>
          </table:table-cell>
          <table:table-cell office:value-type="float" office:value="0.3023641" calcext:value-type="float">
            <text:p>0.3023641</text:p>
          </table:table-cell>
          <table:table-cell office:value-type="float" office:value="0.3177302" calcext:value-type="float">
            <text:p>0.3177302</text:p>
          </table:table-cell>
          <table:table-cell office:value-type="float" office:value="0.2186372" calcext:value-type="float">
            <text:p>0.2186372</text:p>
          </table:table-cell>
          <table:table-cell office:value-type="float" office:value="0.05892256" calcext:value-type="float">
            <text:p>0.05892256</text:p>
          </table:table-cell>
          <table:table-cell office:value-type="float" office:value="0.04469688" calcext:value-type="float">
            <text:p>0.04469688</text:p>
          </table:table-cell>
          <table:table-cell office:value-type="float" office:value="0.02661006" calcext:value-type="float">
            <text:p>0.02661006</text:p>
          </table:table-cell>
          <table:table-cell office:value-type="float" office:value="0.02984777" calcext:value-type="float">
            <text:p>0.02984777</text:p>
          </table:table-cell>
          <table:table-cell office:value-type="float" office:value="0.0734002" calcext:value-type="float">
            <text:p>0.0734002</text:p>
          </table:table-cell>
          <table:table-cell office:value-type="float" office:value="0.1391107" calcext:value-type="float">
            <text:p>0.1391107</text:p>
          </table:table-cell>
          <table:table-cell office:value-type="float" office:value="0.1417843" calcext:value-type="float">
            <text:p>0.1417843</text:p>
          </table:table-cell>
          <table:table-cell office:value-type="float" office:value="0.1437666" calcext:value-type="float">
            <text:p>0.1437666</text:p>
          </table:table-cell>
          <table:table-cell office:value-type="float" office:value="0.1494167" calcext:value-type="float">
            <text:p>0.1494167</text:p>
          </table:table-cell>
          <table:table-cell office:value-type="float" office:value="0.1592427" calcext:value-type="float">
            <text:p>0.1592427</text:p>
          </table:table-cell>
          <table:table-cell office:value-type="float" office:value="0.1646083" calcext:value-type="float">
            <text:p>0.1646083</text:p>
          </table:table-cell>
          <table:table-cell office:value-type="float" office:value="0" calcext:value-type="float">
            <text:p>0</text:p>
          </table:table-cell>
          <table:table-cell office:value-type="float" office:value="38.11237" calcext:value-type="float">
            <text:p>38.11237</text:p>
          </table:table-cell>
          <table:table-cell office:value-type="float" office:value="36.88657" calcext:value-type="float">
            <text:p>36.88657</text:p>
          </table:table-cell>
          <table:table-cell office:value-type="float" office:value="24.53711" calcext:value-type="float">
            <text:p>24.53711</text:p>
          </table:table-cell>
          <table:table-cell office:value-type="float" office:value="6.280629" calcext:value-type="float">
            <text:p>6.280629</text:p>
          </table:table-cell>
          <table:table-cell office:value-type="float" office:value="4.649956" calcext:value-type="float">
            <text:p>4.649956</text:p>
          </table:table-cell>
          <table:table-cell office:value-type="float" office:value="1.948972" calcext:value-type="float">
            <text:p>1.948972</text:p>
          </table:table-cell>
          <table:table-cell office:value-type="float" office:value="1.905255" calcext:value-type="float">
            <text:p>1.905255</text:p>
          </table:table-cell>
          <table:table-cell office:value-type="float" office:value="4.167333" calcext:value-type="float">
            <text:p>4.167333</text:p>
          </table:table-cell>
          <table:table-cell office:value-type="float" office:value="7.125932" calcext:value-type="float">
            <text:p>7.125932</text:p>
          </table:table-cell>
          <table:table-cell office:value-type="float" office:value="7.566051" calcext:value-type="float">
            <text:p>7.566051</text:p>
          </table:table-cell>
          <table:table-cell office:value-type="float" office:value="7.862566" calcext:value-type="float">
            <text:p>7.862566</text:p>
          </table:table-cell>
          <table:table-cell office:value-type="float" office:value="8.317635" calcext:value-type="float">
            <text:p>8.317635</text:p>
          </table:table-cell>
          <table:table-cell office:value-type="float" office:value="9.364988" calcext:value-type="float">
            <text:p>9.364988</text:p>
          </table:table-cell>
          <table:table-cell office:value-type="float" office:value="9.881634" calcext:value-type="float">
            <text:p>9.881634</text:p>
          </table:table-cell>
          <table:table-cell office:value-type="float" office:value="0" calcext:value-type="float">
            <text:p>0</text:p>
          </table:table-cell>
          <table:table-cell office:value-type="float" office:value="1.245649" calcext:value-type="float">
            <text:p>1.245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1.329282" calcext:value-type="float">
            <text:p>1.329282</text:p>
          </table:table-cell>
          <table:table-cell office:value-type="float" office:value="135.4774" calcext:value-type="float">
            <text:p>135.4774</text:p>
          </table:table-cell>
          <table:table-cell office:value-type="float" office:value="5" calcext:value-type="float">
            <text:p>5</text:p>
          </table:table-cell>
          <table:table-cell office:value-type="float" office:value="-3.188743" calcext:value-type="float">
            <text:p>-3.188743</text:p>
          </table:table-cell>
          <table:table-cell office:value-type="float" office:value="32.26124" calcext:value-type="float">
            <text:p>32.26124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75" calcext:value-type="float">
            <text:p>0.0006223875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99421" calcext:value-type="float">
            <text:p>0.07599421</text:p>
          </table:table-cell>
          <table:table-cell office:value-type="float" office:value="1173.598" calcext:value-type="float">
            <text:p>1173.598</text:p>
          </table:table-cell>
          <table:table-cell office:value-type="float" office:value="1.101378" calcext:value-type="float">
            <text:p>1.101378</text:p>
          </table:table-cell>
          <table:table-cell office:value-type="float" office:value="0" calcext:value-type="float">
            <text:p>0</text:p>
          </table:table-cell>
          <table:table-cell office:value-type="float" office:value="0.1584931" calcext:value-type="float">
            <text:p>0.1584931</text:p>
          </table:table-cell>
          <table:table-cell office:value-type="float" office:value="0.2289858" calcext:value-type="float">
            <text:p>0.2289858</text:p>
          </table:table-cell>
          <table:table-cell office:value-type="float" office:value="0.1987367" calcext:value-type="float">
            <text:p>0.1987367</text:p>
          </table:table-cell>
          <table:table-cell office:value-type="float" office:value="0.05723843" calcext:value-type="float">
            <text:p>0.05723843</text:p>
          </table:table-cell>
          <table:table-cell office:value-type="float" office:value="0.04254561" calcext:value-type="float">
            <text:p>0.04254561</text:p>
          </table:table-cell>
          <table:table-cell office:value-type="float" office:value="0.02561814" calcext:value-type="float">
            <text:p>0.02561814</text:p>
          </table:table-cell>
          <table:table-cell office:value-type="float" office:value="0.02708988" calcext:value-type="float">
            <text:p>0.02708988</text:p>
          </table:table-cell>
          <table:table-cell office:value-type="float" office:value="0.07306898" calcext:value-type="float">
            <text:p>0.07306898</text:p>
          </table:table-cell>
          <table:table-cell office:value-type="float" office:value="0.1390929" calcext:value-type="float">
            <text:p>0.1390929</text:p>
          </table:table-cell>
          <table:table-cell office:value-type="float" office:value="0.1418409" calcext:value-type="float">
            <text:p>0.1418409</text:p>
          </table:table-cell>
          <table:table-cell office:value-type="float" office:value="0.1438259" calcext:value-type="float">
            <text:p>0.1438259</text:p>
          </table:table-cell>
          <table:table-cell office:value-type="float" office:value="0.1494525" calcext:value-type="float">
            <text:p>0.1494525</text:p>
          </table:table-cell>
          <table:table-cell office:value-type="float" office:value="0.1592945" calcext:value-type="float">
            <text:p>0.1592945</text:p>
          </table:table-cell>
          <table:table-cell office:value-type="float" office:value="0.1646618" calcext:value-type="float">
            <text:p>0.1646618</text:p>
          </table:table-cell>
          <table:table-cell office:value-type="float" office:value="0" calcext:value-type="float">
            <text:p>0</text:p>
          </table:table-cell>
          <table:table-cell office:value-type="float" office:value="38.05322" calcext:value-type="float">
            <text:p>38.05322</text:p>
          </table:table-cell>
          <table:table-cell office:value-type="float" office:value="36.84756" calcext:value-type="float">
            <text:p>36.84756</text:p>
          </table:table-cell>
          <table:table-cell office:value-type="float" office:value="24.53431" calcext:value-type="float">
            <text:p>24.53431</text:p>
          </table:table-cell>
          <table:table-cell office:value-type="float" office:value="6.281736" calcext:value-type="float">
            <text:p>6.281736</text:p>
          </table:table-cell>
          <table:table-cell office:value-type="float" office:value="4.650977" calcext:value-type="float">
            <text:p>4.650977</text:p>
          </table:table-cell>
          <table:table-cell office:value-type="float" office:value="1.950311" calcext:value-type="float">
            <text:p>1.950311</text:p>
          </table:table-cell>
          <table:table-cell office:value-type="float" office:value="1.906827" calcext:value-type="float">
            <text:p>1.906827</text:p>
          </table:table-cell>
          <table:table-cell office:value-type="float" office:value="4.171245" calcext:value-type="float">
            <text:p>4.171245</text:p>
          </table:table-cell>
          <table:table-cell office:value-type="float" office:value="7.131371" calcext:value-type="float">
            <text:p>7.131371</text:p>
          </table:table-cell>
          <table:table-cell office:value-type="float" office:value="7.571898" calcext:value-type="float">
            <text:p>7.571898</text:p>
          </table:table-cell>
          <table:table-cell office:value-type="float" office:value="7.868675" calcext:value-type="float">
            <text:p>7.868675</text:p>
          </table:table-cell>
          <table:table-cell office:value-type="float" office:value="8.323677" calcext:value-type="float">
            <text:p>8.323677</text:p>
          </table:table-cell>
          <table:table-cell office:value-type="float" office:value="9.369796" calcext:value-type="float">
            <text:p>9.369796</text:p>
          </table:table-cell>
          <table:table-cell office:value-type="float" office:value="9.886477" calcext:value-type="float">
            <text:p>9.886477</text:p>
          </table:table-cell>
          <table:table-cell office:value-type="float" office:value="0" calcext:value-type="float">
            <text:p>0</text:p>
          </table:table-cell>
          <table:table-cell office:value-type="float" office:value="0.5664431" calcext:value-type="float">
            <text:p>0.56644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1.327339" calcext:value-type="float">
            <text:p>1.327339</text:p>
          </table:table-cell>
          <table:table-cell office:value-type="float" office:value="135.4752" calcext:value-type="float">
            <text:p>135.4752</text:p>
          </table:table-cell>
          <table:table-cell office:value-type="float" office:value="5" calcext:value-type="float">
            <text:p>5</text:p>
          </table:table-cell>
          <table:table-cell office:value-type="float" office:value="-3.188226" calcext:value-type="float">
            <text:p>-3.188226</text:p>
          </table:table-cell>
          <table:table-cell office:value-type="float" office:value="32.27708" calcext:value-type="float">
            <text:p>32.2770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75" calcext:value-type="float">
            <text:p>0.0006223875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94231" calcext:value-type="float">
            <text:p>0.07594231</text:p>
          </table:table-cell>
          <table:table-cell office:value-type="float" office:value="1173.587" calcext:value-type="float">
            <text:p>1173.587</text:p>
          </table:table-cell>
          <table:table-cell office:value-type="float" office:value="1.103038" calcext:value-type="float">
            <text:p>1.103038</text:p>
          </table:table-cell>
          <table:table-cell office:value-type="float" office:value="0" calcext:value-type="float">
            <text:p>0</text:p>
          </table:table-cell>
          <table:table-cell office:value-type="float" office:value="0.2523981" calcext:value-type="float">
            <text:p>0.2523981</text:p>
          </table:table-cell>
          <table:table-cell office:value-type="float" office:value="0.2865683" calcext:value-type="float">
            <text:p>0.2865683</text:p>
          </table:table-cell>
          <table:table-cell office:value-type="float" office:value="0.186636" calcext:value-type="float">
            <text:p>0.186636</text:p>
          </table:table-cell>
          <table:table-cell office:value-type="float" office:value="0.06158717" calcext:value-type="float">
            <text:p>0.06158717</text:p>
          </table:table-cell>
          <table:table-cell office:value-type="float" office:value="0.04186088" calcext:value-type="float">
            <text:p>0.04186088</text:p>
          </table:table-cell>
          <table:table-cell office:value-type="float" office:value="0.02499855" calcext:value-type="float">
            <text:p>0.02499855</text:p>
          </table:table-cell>
          <table:table-cell office:value-type="float" office:value="0.02825673" calcext:value-type="float">
            <text:p>0.02825673</text:p>
          </table:table-cell>
          <table:table-cell office:value-type="float" office:value="0.07271045" calcext:value-type="float">
            <text:p>0.07271045</text:p>
          </table:table-cell>
          <table:table-cell office:value-type="float" office:value="0.1390259" calcext:value-type="float">
            <text:p>0.1390259</text:p>
          </table:table-cell>
          <table:table-cell office:value-type="float" office:value="0.1418899" calcext:value-type="float">
            <text:p>0.1418899</text:p>
          </table:table-cell>
          <table:table-cell office:value-type="float" office:value="0.1438874" calcext:value-type="float">
            <text:p>0.1438874</text:p>
          </table:table-cell>
          <table:table-cell office:value-type="float" office:value="0.1495256" calcext:value-type="float">
            <text:p>0.1495256</text:p>
          </table:table-cell>
          <table:table-cell office:value-type="float" office:value="0.1593651" calcext:value-type="float">
            <text:p>0.1593651</text:p>
          </table:table-cell>
          <table:table-cell office:value-type="float" office:value="0.1647136" calcext:value-type="float">
            <text:p>0.1647136</text:p>
          </table:table-cell>
          <table:table-cell office:value-type="float" office:value="0" calcext:value-type="float">
            <text:p>0</text:p>
          </table:table-cell>
          <table:table-cell office:value-type="float" office:value="37.99284" calcext:value-type="float">
            <text:p>37.99284</text:p>
          </table:table-cell>
          <table:table-cell office:value-type="float" office:value="36.79722" calcext:value-type="float">
            <text:p>36.79722</text:p>
          </table:table-cell>
          <table:table-cell office:value-type="float" office:value="24.52006" calcext:value-type="float">
            <text:p>24.52006</text:p>
          </table:table-cell>
          <table:table-cell office:value-type="float" office:value="6.283404" calcext:value-type="float">
            <text:p>6.283404</text:p>
          </table:table-cell>
          <table:table-cell office:value-type="float" office:value="4.651544" calcext:value-type="float">
            <text:p>4.651544</text:p>
          </table:table-cell>
          <table:table-cell office:value-type="float" office:value="1.951508" calcext:value-type="float">
            <text:p>1.951508</text:p>
          </table:table-cell>
          <table:table-cell office:value-type="float" office:value="1.908387" calcext:value-type="float">
            <text:p>1.908387</text:p>
          </table:table-cell>
          <table:table-cell office:value-type="float" office:value="4.175096" calcext:value-type="float">
            <text:p>4.175096</text:p>
          </table:table-cell>
          <table:table-cell office:value-type="float" office:value="7.1368" calcext:value-type="float">
            <text:p>7.1368</text:p>
          </table:table-cell>
          <table:table-cell office:value-type="float" office:value="7.577745" calcext:value-type="float">
            <text:p>7.577745</text:p>
          </table:table-cell>
          <table:table-cell office:value-type="float" office:value="7.874784" calcext:value-type="float">
            <text:p>7.874784</text:p>
          </table:table-cell>
          <table:table-cell office:value-type="float" office:value="8.329729" calcext:value-type="float">
            <text:p>8.329729</text:p>
          </table:table-cell>
          <table:table-cell office:value-type="float" office:value="9.374602" calcext:value-type="float">
            <text:p>9.374602</text:p>
          </table:table-cell>
          <table:table-cell office:value-type="float" office:value="9.891308" calcext:value-type="float">
            <text:p>9.891308</text:p>
          </table:table-cell>
          <table:table-cell office:value-type="float" office:value="0" calcext:value-type="float">
            <text:p>0</text:p>
          </table:table-cell>
          <table:table-cell office:value-type="float" office:value="0.9742332" calcext:value-type="float">
            <text:p>0.9742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3.48998" calcext:value-type="float">
            <text:p>3.48998</text:p>
          </table:table-cell>
          <table:table-cell office:value-type="float" office:value="135.4731" calcext:value-type="float">
            <text:p>135.4731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29377" calcext:value-type="float">
            <text:p>32.29377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75" calcext:value-type="float">
            <text:p>0.0006223875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90105" calcext:value-type="float">
            <text:p>0.07590105</text:p>
          </table:table-cell>
          <table:table-cell office:value-type="float" office:value="1173.577" calcext:value-type="float">
            <text:p>1173.577</text:p>
          </table:table-cell>
          <table:table-cell office:value-type="float" office:value="1.104036" calcext:value-type="float">
            <text:p>1.104036</text:p>
          </table:table-cell>
          <table:table-cell office:value-type="float" office:value="0" calcext:value-type="float">
            <text:p>0</text:p>
          </table:table-cell>
          <table:table-cell office:value-type="float" office:value="0.2509608" calcext:value-type="float">
            <text:p>0.2509608</text:p>
          </table:table-cell>
          <table:table-cell office:value-type="float" office:value="0.2880477" calcext:value-type="float">
            <text:p>0.2880477</text:p>
          </table:table-cell>
          <table:table-cell office:value-type="float" office:value="0.1847921" calcext:value-type="float">
            <text:p>0.1847921</text:p>
          </table:table-cell>
          <table:table-cell office:value-type="float" office:value="0.07455669" calcext:value-type="float">
            <text:p>0.07455669</text:p>
          </table:table-cell>
          <table:table-cell office:value-type="float" office:value="0.04250337" calcext:value-type="float">
            <text:p>0.04250337</text:p>
          </table:table-cell>
          <table:table-cell office:value-type="float" office:value="0.02450856" calcext:value-type="float">
            <text:p>0.02450856</text:p>
          </table:table-cell>
          <table:table-cell office:value-type="float" office:value="0.02839439" calcext:value-type="float">
            <text:p>0.02839439</text:p>
          </table:table-cell>
          <table:table-cell office:value-type="float" office:value="0.07246216" calcext:value-type="float">
            <text:p>0.07246216</text:p>
          </table:table-cell>
          <table:table-cell office:value-type="float" office:value="0.1389369" calcext:value-type="float">
            <text:p>0.1389369</text:p>
          </table:table-cell>
          <table:table-cell office:value-type="float" office:value="0.1419094" calcext:value-type="float">
            <text:p>0.1419094</text:p>
          </table:table-cell>
          <table:table-cell office:value-type="float" office:value="0.1439389" calcext:value-type="float">
            <text:p>0.1439389</text:p>
          </table:table-cell>
          <table:table-cell office:value-type="float" office:value="0.149536" calcext:value-type="float">
            <text:p>0.149536</text:p>
          </table:table-cell>
          <table:table-cell office:value-type="float" office:value="0.1594047" calcext:value-type="float">
            <text:p>0.1594047</text:p>
          </table:table-cell>
          <table:table-cell office:value-type="float" office:value="0.1647661" calcext:value-type="float">
            <text:p>0.1647661</text:p>
          </table:table-cell>
          <table:table-cell office:value-type="float" office:value="0" calcext:value-type="float">
            <text:p>0</text:p>
          </table:table-cell>
          <table:table-cell office:value-type="float" office:value="37.74142" calcext:value-type="float">
            <text:p>37.74142</text:p>
          </table:table-cell>
          <table:table-cell office:value-type="float" office:value="36.77508" calcext:value-type="float">
            <text:p>36.77508</text:p>
          </table:table-cell>
          <table:table-cell office:value-type="float" office:value="24.51971" calcext:value-type="float">
            <text:p>24.51971</text:p>
          </table:table-cell>
          <table:table-cell office:value-type="float" office:value="6.301769" calcext:value-type="float">
            <text:p>6.301769</text:p>
          </table:table-cell>
          <table:table-cell office:value-type="float" office:value="4.655223" calcext:value-type="float">
            <text:p>4.655223</text:p>
          </table:table-cell>
          <table:table-cell office:value-type="float" office:value="1.952802" calcext:value-type="float">
            <text:p>1.952802</text:p>
          </table:table-cell>
          <table:table-cell office:value-type="float" office:value="1.910054" calcext:value-type="float">
            <text:p>1.910054</text:p>
          </table:table-cell>
          <table:table-cell office:value-type="float" office:value="4.178868" calcext:value-type="float">
            <text:p>4.178868</text:p>
          </table:table-cell>
          <table:table-cell office:value-type="float" office:value="7.142191" calcext:value-type="float">
            <text:p>7.142191</text:p>
          </table:table-cell>
          <table:table-cell office:value-type="float" office:value="7.583607" calcext:value-type="float">
            <text:p>7.583607</text:p>
          </table:table-cell>
          <table:table-cell office:value-type="float" office:value="7.880906" calcext:value-type="float">
            <text:p>7.880906</text:p>
          </table:table-cell>
          <table:table-cell office:value-type="float" office:value="8.335751" calcext:value-type="float">
            <text:p>8.335751</text:p>
          </table:table-cell>
          <table:table-cell office:value-type="float" office:value="9.379409" calcext:value-type="float">
            <text:p>9.379409</text:p>
          </table:table-cell>
          <table:table-cell office:value-type="float" office:value="9.894577" calcext:value-type="float">
            <text:p>9.894577</text:p>
          </table:table-cell>
          <table:table-cell office:value-type="float" office:value="0" calcext:value-type="float">
            <text:p>0</text:p>
          </table:table-cell>
          <table:table-cell office:value-type="float" office:value="0.5814804" calcext:value-type="float">
            <text:p>0.5814804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3.487947" calcext:value-type="float">
            <text:p>3.487947</text:p>
          </table:table-cell>
          <table:table-cell office:value-type="float" office:value="135.471" calcext:value-type="float">
            <text:p>135.471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31094" calcext:value-type="float">
            <text:p>32.31094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75" calcext:value-type="float">
            <text:p>0.0006223875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88743" calcext:value-type="float">
            <text:p>0.07588743</text:p>
          </table:table-cell>
          <table:table-cell office:value-type="float" office:value="1173.566" calcext:value-type="float">
            <text:p>1173.566</text:p>
          </table:table-cell>
          <table:table-cell office:value-type="float" office:value="1.105046" calcext:value-type="float">
            <text:p>1.105046</text:p>
          </table:table-cell>
          <table:table-cell office:value-type="float" office:value="0" calcext:value-type="float">
            <text:p>0</text:p>
          </table:table-cell>
          <table:table-cell office:value-type="float" office:value="0.2306163" calcext:value-type="float">
            <text:p>0.2306163</text:p>
          </table:table-cell>
          <table:table-cell office:value-type="float" office:value="0.2909162" calcext:value-type="float">
            <text:p>0.2909162</text:p>
          </table:table-cell>
          <table:table-cell office:value-type="float" office:value="0.1869311" calcext:value-type="float">
            <text:p>0.1869311</text:p>
          </table:table-cell>
          <table:table-cell office:value-type="float" office:value="0.05965462" calcext:value-type="float">
            <text:p>0.05965462</text:p>
          </table:table-cell>
          <table:table-cell office:value-type="float" office:value="0.03908731" calcext:value-type="float">
            <text:p>0.03908731</text:p>
          </table:table-cell>
          <table:table-cell office:value-type="float" office:value="0.02421094" calcext:value-type="float">
            <text:p>0.02421094</text:p>
          </table:table-cell>
          <table:table-cell office:value-type="float" office:value="0.02834596" calcext:value-type="float">
            <text:p>0.02834596</text:p>
          </table:table-cell>
          <table:table-cell office:value-type="float" office:value="0.07226849" calcext:value-type="float">
            <text:p>0.07226849</text:p>
          </table:table-cell>
          <table:table-cell office:value-type="float" office:value="0.1388421" calcext:value-type="float">
            <text:p>0.1388421</text:p>
          </table:table-cell>
          <table:table-cell office:value-type="float" office:value="0.1419236" calcext:value-type="float">
            <text:p>0.1419236</text:p>
          </table:table-cell>
          <table:table-cell office:value-type="float" office:value="0.1439897" calcext:value-type="float">
            <text:p>0.1439897</text:p>
          </table:table-cell>
          <table:table-cell office:value-type="float" office:value="0.1495809" calcext:value-type="float">
            <text:p>0.1495809</text:p>
          </table:table-cell>
          <table:table-cell office:value-type="float" office:value="0.1595892" calcext:value-type="float">
            <text:p>0.1595892</text:p>
          </table:table-cell>
          <table:table-cell office:value-type="float" office:value="0.1647767" calcext:value-type="float">
            <text:p>0.1647767</text:p>
          </table:table-cell>
          <table:table-cell office:value-type="float" office:value="0" calcext:value-type="float">
            <text:p>0</text:p>
          </table:table-cell>
          <table:table-cell office:value-type="float" office:value="37.70798" calcext:value-type="float">
            <text:p>37.70798</text:p>
          </table:table-cell>
          <table:table-cell office:value-type="float" office:value="36.74615" calcext:value-type="float">
            <text:p>36.74615</text:p>
          </table:table-cell>
          <table:table-cell office:value-type="float" office:value="24.50701" calcext:value-type="float">
            <text:p>24.50701</text:p>
          </table:table-cell>
          <table:table-cell office:value-type="float" office:value="6.307787" calcext:value-type="float">
            <text:p>6.307787</text:p>
          </table:table-cell>
          <table:table-cell office:value-type="float" office:value="4.656044" calcext:value-type="float">
            <text:p>4.656044</text:p>
          </table:table-cell>
          <table:table-cell office:value-type="float" office:value="1.953883" calcext:value-type="float">
            <text:p>1.953883</text:p>
          </table:table-cell>
          <table:table-cell office:value-type="float" office:value="1.911677" calcext:value-type="float">
            <text:p>1.911677</text:p>
          </table:table-cell>
          <table:table-cell office:value-type="float" office:value="4.18263" calcext:value-type="float">
            <text:p>4.18263</text:p>
          </table:table-cell>
          <table:table-cell office:value-type="float" office:value="7.147559" calcext:value-type="float">
            <text:p>7.147559</text:p>
          </table:table-cell>
          <table:table-cell office:value-type="float" office:value="7.589456" calcext:value-type="float">
            <text:p>7.589456</text:p>
          </table:table-cell>
          <table:table-cell office:value-type="float" office:value="7.887015" calcext:value-type="float">
            <text:p>7.887015</text:p>
          </table:table-cell>
          <table:table-cell office:value-type="float" office:value="8.341721" calcext:value-type="float">
            <text:p>8.341721</text:p>
          </table:table-cell>
          <table:table-cell office:value-type="float" office:value="9.38422" calcext:value-type="float">
            <text:p>9.38422</text:p>
          </table:table-cell>
          <table:table-cell office:value-type="float" office:value="9.899412" calcext:value-type="float">
            <text:p>9.899412</text:p>
          </table:table-cell>
          <table:table-cell office:value-type="float" office:value="0" calcext:value-type="float">
            <text:p>0</text:p>
          </table:table-cell>
          <table:table-cell office:value-type="float" office:value="0.4994118" calcext:value-type="float">
            <text:p>0.499411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3.485862" calcext:value-type="float">
            <text:p>3.485862</text:p>
          </table:table-cell>
          <table:table-cell office:value-type="float" office:value="135.469" calcext:value-type="float">
            <text:p>135.469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32777" calcext:value-type="float">
            <text:p>32.32777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74946" calcext:value-type="float">
            <text:p>0.07574946</text:p>
          </table:table-cell>
          <table:table-cell office:value-type="float" office:value="1173.555" calcext:value-type="float">
            <text:p>1173.555</text:p>
          </table:table-cell>
          <table:table-cell office:value-type="float" office:value="1.106693" calcext:value-type="float">
            <text:p>1.106693</text:p>
          </table:table-cell>
          <table:table-cell office:value-type="float" office:value="0" calcext:value-type="float">
            <text:p>0</text:p>
          </table:table-cell>
          <table:table-cell office:value-type="float" office:value="0.2439529" calcext:value-type="float">
            <text:p>0.2439529</text:p>
          </table:table-cell>
          <table:table-cell office:value-type="float" office:value="0.2967993" calcext:value-type="float">
            <text:p>0.2967993</text:p>
          </table:table-cell>
          <table:table-cell office:value-type="float" office:value="0.1868504" calcext:value-type="float">
            <text:p>0.1868504</text:p>
          </table:table-cell>
          <table:table-cell office:value-type="float" office:value="0.05065111" calcext:value-type="float">
            <text:p>0.05065111</text:p>
          </table:table-cell>
          <table:table-cell office:value-type="float" office:value="0.03569401" calcext:value-type="float">
            <text:p>0.03569401</text:p>
          </table:table-cell>
          <table:table-cell office:value-type="float" office:value="0.02389651" calcext:value-type="float">
            <text:p>0.02389651</text:p>
          </table:table-cell>
          <table:table-cell office:value-type="float" office:value="0.02818769" calcext:value-type="float">
            <text:p>0.02818769</text:p>
          </table:table-cell>
          <table:table-cell office:value-type="float" office:value="0.07208361" calcext:value-type="float">
            <text:p>0.07208361</text:p>
          </table:table-cell>
          <table:table-cell office:value-type="float" office:value="0.1387566" calcext:value-type="float">
            <text:p>0.1387566</text:p>
          </table:table-cell>
          <table:table-cell office:value-type="float" office:value="0.1419459" calcext:value-type="float">
            <text:p>0.1419459</text:p>
          </table:table-cell>
          <table:table-cell office:value-type="float" office:value="0.1440454" calcext:value-type="float">
            <text:p>0.1440454</text:p>
          </table:table-cell>
          <table:table-cell office:value-type="float" office:value="0.1496448" calcext:value-type="float">
            <text:p>0.1496448</text:p>
          </table:table-cell>
          <table:table-cell office:value-type="float" office:value="0.159545" calcext:value-type="float">
            <text:p>0.159545</text:p>
          </table:table-cell>
          <table:table-cell office:value-type="float" office:value="0.1648559" calcext:value-type="float">
            <text:p>0.1648559</text:p>
          </table:table-cell>
          <table:table-cell office:value-type="float" office:value="0" calcext:value-type="float">
            <text:p>0</text:p>
          </table:table-cell>
          <table:table-cell office:value-type="float" office:value="37.6742" calcext:value-type="float">
            <text:p>37.6742</text:p>
          </table:table-cell>
          <table:table-cell office:value-type="float" office:value="36.71866" calcext:value-type="float">
            <text:p>36.71866</text:p>
          </table:table-cell>
          <table:table-cell office:value-type="float" office:value="24.49444" calcext:value-type="float">
            <text:p>24.49444</text:p>
          </table:table-cell>
          <table:table-cell office:value-type="float" office:value="6.307702" calcext:value-type="float">
            <text:p>6.307702</text:p>
          </table:table-cell>
          <table:table-cell office:value-type="float" office:value="4.654715" calcext:value-type="float">
            <text:p>4.654715</text:p>
          </table:table-cell>
          <table:table-cell office:value-type="float" office:value="1.954898" calcext:value-type="float">
            <text:p>1.954898</text:p>
          </table:table-cell>
          <table:table-cell office:value-type="float" office:value="1.913259" calcext:value-type="float">
            <text:p>1.913259</text:p>
          </table:table-cell>
          <table:table-cell office:value-type="float" office:value="4.186356" calcext:value-type="float">
            <text:p>4.186356</text:p>
          </table:table-cell>
          <table:table-cell office:value-type="float" office:value="7.152906" calcext:value-type="float">
            <text:p>7.152906</text:p>
          </table:table-cell>
          <table:table-cell office:value-type="float" office:value="7.595303" calcext:value-type="float">
            <text:p>7.595303</text:p>
          </table:table-cell>
          <table:table-cell office:value-type="float" office:value="7.893124" calcext:value-type="float">
            <text:p>7.893124</text:p>
          </table:table-cell>
          <table:table-cell office:value-type="float" office:value="8.34769" calcext:value-type="float">
            <text:p>8.34769</text:p>
          </table:table-cell>
          <table:table-cell office:value-type="float" office:value="9.389104" calcext:value-type="float">
            <text:p>9.389104</text:p>
          </table:table-cell>
          <table:table-cell office:value-type="float" office:value="9.904176" calcext:value-type="float">
            <text:p>9.904176</text:p>
          </table:table-cell>
          <table:table-cell office:value-type="float" office:value="0" calcext:value-type="float">
            <text:p>0</text:p>
          </table:table-cell>
          <table:table-cell office:value-type="float" office:value="0.6380442" calcext:value-type="float">
            <text:p>0.6380442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3.48328" calcext:value-type="float">
            <text:p>3.48328</text:p>
          </table:table-cell>
          <table:table-cell office:value-type="float" office:value="135.467" calcext:value-type="float">
            <text:p>135.467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3447" calcext:value-type="float">
            <text:p>32.3447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61598" calcext:value-type="float">
            <text:p>0.07561598</text:p>
          </table:table-cell>
          <table:table-cell office:value-type="float" office:value="1173.544" calcext:value-type="float">
            <text:p>1173.544</text:p>
          </table:table-cell>
          <table:table-cell office:value-type="float" office:value="1.10942" calcext:value-type="float">
            <text:p>1.10942</text:p>
          </table:table-cell>
          <table:table-cell office:value-type="float" office:value="0" calcext:value-type="float">
            <text:p>0</text:p>
          </table:table-cell>
          <table:table-cell office:value-type="float" office:value="0.2540498" calcext:value-type="float">
            <text:p>0.2540498</text:p>
          </table:table-cell>
          <table:table-cell office:value-type="float" office:value="0.3037699" calcext:value-type="float">
            <text:p>0.3037699</text:p>
          </table:table-cell>
          <table:table-cell office:value-type="float" office:value="0.1942393" calcext:value-type="float">
            <text:p>0.1942393</text:p>
          </table:table-cell>
          <table:table-cell office:value-type="float" office:value="0.05001476" calcext:value-type="float">
            <text:p>0.05001476</text:p>
          </table:table-cell>
          <table:table-cell office:value-type="float" office:value="0.03529035" calcext:value-type="float">
            <text:p>0.03529035</text:p>
          </table:table-cell>
          <table:table-cell office:value-type="float" office:value="0.02432931" calcext:value-type="float">
            <text:p>0.02432931</text:p>
          </table:table-cell>
          <table:table-cell office:value-type="float" office:value="0.02833114" calcext:value-type="float">
            <text:p>0.02833114</text:p>
          </table:table-cell>
          <table:table-cell office:value-type="float" office:value="0.07202826" calcext:value-type="float">
            <text:p>0.07202826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19701" calcext:value-type="float">
            <text:p>0.1419701</text:p>
          </table:table-cell>
          <table:table-cell office:value-type="float" office:value="0.1441022" calcext:value-type="float">
            <text:p>0.1441022</text:p>
          </table:table-cell>
          <table:table-cell office:value-type="float" office:value="0.149692" calcext:value-type="float">
            <text:p>0.149692</text:p>
          </table:table-cell>
          <table:table-cell office:value-type="float" office:value="0.159568" calcext:value-type="float">
            <text:p>0.159568</text:p>
          </table:table-cell>
          <table:table-cell office:value-type="float" office:value="0.1649144" calcext:value-type="float">
            <text:p>0.1649144</text:p>
          </table:table-cell>
          <table:table-cell office:value-type="float" office:value="0" calcext:value-type="float">
            <text:p>0</text:p>
          </table:table-cell>
          <table:table-cell office:value-type="float" office:value="37.64923" calcext:value-type="float">
            <text:p>37.64923</text:p>
          </table:table-cell>
          <table:table-cell office:value-type="float" office:value="36.69475" calcext:value-type="float">
            <text:p>36.69475</text:p>
          </table:table-cell>
          <table:table-cell office:value-type="float" office:value="24.48341" calcext:value-type="float">
            <text:p>24.48341</text:p>
          </table:table-cell>
          <table:table-cell office:value-type="float" office:value="6.305936" calcext:value-type="float">
            <text:p>6.305936</text:p>
          </table:table-cell>
          <table:table-cell office:value-type="float" office:value="4.652739" calcext:value-type="float">
            <text:p>4.652739</text:p>
          </table:table-cell>
          <table:table-cell office:value-type="float" office:value="1.955929" calcext:value-type="float">
            <text:p>1.955929</text:p>
          </table:table-cell>
          <table:table-cell office:value-type="float" office:value="1.914827" calcext:value-type="float">
            <text:p>1.914827</text:p>
          </table:table-cell>
          <table:table-cell office:value-type="float" office:value="4.190052" calcext:value-type="float">
            <text:p>4.190052</text:p>
          </table:table-cell>
          <table:table-cell office:value-type="float" office:value="7.158216" calcext:value-type="float">
            <text:p>7.158216</text:p>
          </table:table-cell>
          <table:table-cell office:value-type="float" office:value="7.601074" calcext:value-type="float">
            <text:p>7.601074</text:p>
          </table:table-cell>
          <table:table-cell office:value-type="float" office:value="7.899233" calcext:value-type="float">
            <text:p>7.899233</text:p>
          </table:table-cell>
          <table:table-cell office:value-type="float" office:value="8.35366" calcext:value-type="float">
            <text:p>8.35366</text:p>
          </table:table-cell>
          <table:table-cell office:value-type="float" office:value="9.393942" calcext:value-type="float">
            <text:p>9.393942</text:p>
          </table:table-cell>
          <table:table-cell office:value-type="float" office:value="9.908952" calcext:value-type="float">
            <text:p>9.908952</text:p>
          </table:table-cell>
          <table:table-cell office:value-type="float" office:value="0" calcext:value-type="float">
            <text:p>0</text:p>
          </table:table-cell>
          <table:table-cell office:value-type="float" office:value="0.6679617" calcext:value-type="float">
            <text:p>0.6679617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3.48023" calcext:value-type="float">
            <text:p>3.48023</text:p>
          </table:table-cell>
          <table:table-cell office:value-type="float" office:value="135.4648" calcext:value-type="float">
            <text:p>135.4648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36213" calcext:value-type="float">
            <text:p>32.36213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55923" calcext:value-type="float">
            <text:p>0.07555923</text:p>
          </table:table-cell>
          <table:table-cell office:value-type="float" office:value="1173.533" calcext:value-type="float">
            <text:p>1173.533</text:p>
          </table:table-cell>
          <table:table-cell office:value-type="float" office:value="1.111521" calcext:value-type="float">
            <text:p>1.111521</text:p>
          </table:table-cell>
          <table:table-cell office:value-type="float" office:value="0" calcext:value-type="float">
            <text:p>0</text:p>
          </table:table-cell>
          <table:table-cell office:value-type="float" office:value="0.2737436" calcext:value-type="float">
            <text:p>0.2737436</text:p>
          </table:table-cell>
          <table:table-cell office:value-type="float" office:value="0.3067883" calcext:value-type="float">
            <text:p>0.3067883</text:p>
          </table:table-cell>
          <table:table-cell office:value-type="float" office:value="0.2017837" calcext:value-type="float">
            <text:p>0.2017837</text:p>
          </table:table-cell>
          <table:table-cell office:value-type="float" office:value="0.05060494" calcext:value-type="float">
            <text:p>0.05060494</text:p>
          </table:table-cell>
          <table:table-cell office:value-type="float" office:value="0.03527157" calcext:value-type="float">
            <text:p>0.03527157</text:p>
          </table:table-cell>
          <table:table-cell office:value-type="float" office:value="0.025043" calcext:value-type="float">
            <text:p>0.025043</text:p>
          </table:table-cell>
          <table:table-cell office:value-type="float" office:value="0.02862253" calcext:value-type="float">
            <text:p>0.02862253</text:p>
          </table:table-cell>
          <table:table-cell office:value-type="float" office:value="0.07215824" calcext:value-type="float">
            <text:p>0.07215824</text:p>
          </table:table-cell>
          <table:table-cell office:value-type="float" office:value="0.1386787" calcext:value-type="float">
            <text:p>0.1386787</text:p>
          </table:table-cell>
          <table:table-cell office:value-type="float" office:value="0.1419986" calcext:value-type="float">
            <text:p>0.1419986</text:p>
          </table:table-cell>
          <table:table-cell office:value-type="float" office:value="0.1441592" calcext:value-type="float">
            <text:p>0.1441592</text:p>
          </table:table-cell>
          <table:table-cell office:value-type="float" office:value="0.1497354" calcext:value-type="float">
            <text:p>0.1497354</text:p>
          </table:table-cell>
          <table:table-cell office:value-type="float" office:value="0.1596113" calcext:value-type="float">
            <text:p>0.1596113</text:p>
          </table:table-cell>
          <table:table-cell office:value-type="float" office:value="0.1649673" calcext:value-type="float">
            <text:p>0.1649673</text:p>
          </table:table-cell>
          <table:table-cell office:value-type="float" office:value="0" calcext:value-type="float">
            <text:p>0</text:p>
          </table:table-cell>
          <table:table-cell office:value-type="float" office:value="37.63553" calcext:value-type="float">
            <text:p>37.63553</text:p>
          </table:table-cell>
          <table:table-cell office:value-type="float" office:value="36.67516" calcext:value-type="float">
            <text:p>36.67516</text:p>
          </table:table-cell>
          <table:table-cell office:value-type="float" office:value="24.47571" calcext:value-type="float">
            <text:p>24.47571</text:p>
          </table:table-cell>
          <table:table-cell office:value-type="float" office:value="6.304286" calcext:value-type="float">
            <text:p>6.304286</text:p>
          </table:table-cell>
          <table:table-cell office:value-type="float" office:value="4.650764" calcext:value-type="float">
            <text:p>4.650764</text:p>
          </table:table-cell>
          <table:table-cell office:value-type="float" office:value="1.957071" calcext:value-type="float">
            <text:p>1.957071</text:p>
          </table:table-cell>
          <table:table-cell office:value-type="float" office:value="1.916422" calcext:value-type="float">
            <text:p>1.916422</text:p>
          </table:table-cell>
          <table:table-cell office:value-type="float" office:value="4.193759" calcext:value-type="float">
            <text:p>4.193759</text:p>
          </table:table-cell>
          <table:table-cell office:value-type="float" office:value="7.163517" calcext:value-type="float">
            <text:p>7.163517</text:p>
          </table:table-cell>
          <table:table-cell office:value-type="float" office:value="7.606848" calcext:value-type="float">
            <text:p>7.606848</text:p>
          </table:table-cell>
          <table:table-cell office:value-type="float" office:value="7.905342" calcext:value-type="float">
            <text:p>7.905342</text:p>
          </table:table-cell>
          <table:table-cell office:value-type="float" office:value="8.35963" calcext:value-type="float">
            <text:p>8.35963</text:p>
          </table:table-cell>
          <table:table-cell office:value-type="float" office:value="9.398749" calcext:value-type="float">
            <text:p>9.398749</text:p>
          </table:table-cell>
          <table:table-cell office:value-type="float" office:value="9.913775" calcext:value-type="float">
            <text:p>9.913775</text:p>
          </table:table-cell>
          <table:table-cell office:value-type="float" office:value="0" calcext:value-type="float">
            <text:p>0</text:p>
          </table:table-cell>
          <table:table-cell office:value-type="float" office:value="0.7496" calcext:value-type="float">
            <text:p>0.7496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3.476662" calcext:value-type="float">
            <text:p>3.476662</text:p>
          </table:table-cell>
          <table:table-cell office:value-type="float" office:value="135.4624" calcext:value-type="float">
            <text:p>135.4624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38002" calcext:value-type="float">
            <text:p>32.38002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55923" calcext:value-type="float">
            <text:p>0.07555923</text:p>
          </table:table-cell>
          <table:table-cell office:value-type="float" office:value="1173.522" calcext:value-type="float">
            <text:p>1173.522</text:p>
          </table:table-cell>
          <table:table-cell office:value-type="float" office:value="1.112732" calcext:value-type="float">
            <text:p>1.112732</text:p>
          </table:table-cell>
          <table:table-cell office:value-type="float" office:value="0" calcext:value-type="float">
            <text:p>0</text:p>
          </table:table-cell>
          <table:table-cell office:value-type="float" office:value="0.3057322" calcext:value-type="float">
            <text:p>0.3057322</text:p>
          </table:table-cell>
          <table:table-cell office:value-type="float" office:value="0.3107488" calcext:value-type="float">
            <text:p>0.3107488</text:p>
          </table:table-cell>
          <table:table-cell office:value-type="float" office:value="0.2083836" calcext:value-type="float">
            <text:p>0.2083836</text:p>
          </table:table-cell>
          <table:table-cell office:value-type="float" office:value="0.0511509" calcext:value-type="float">
            <text:p>0.0511509</text:p>
          </table:table-cell>
          <table:table-cell office:value-type="float" office:value="0.03516992" calcext:value-type="float">
            <text:p>0.03516992</text:p>
          </table:table-cell>
          <table:table-cell office:value-type="float" office:value="0.02570642" calcext:value-type="float">
            <text:p>0.02570642</text:p>
          </table:table-cell>
          <table:table-cell office:value-type="float" office:value="0.02893595" calcext:value-type="float">
            <text:p>0.02893595</text:p>
          </table:table-cell>
          <table:table-cell office:value-type="float" office:value="0.07237928" calcext:value-type="float">
            <text:p>0.07237928</text:p>
          </table:table-cell>
          <table:table-cell office:value-type="float" office:value="0.1387255" calcext:value-type="float">
            <text:p>0.1387255</text:p>
          </table:table-cell>
          <table:table-cell office:value-type="float" office:value="0.142035" calcext:value-type="float">
            <text:p>0.142035</text:p>
          </table:table-cell>
          <table:table-cell office:value-type="float" office:value="0.1442166" calcext:value-type="float">
            <text:p>0.1442166</text:p>
          </table:table-cell>
          <table:table-cell office:value-type="float" office:value="0.1497834" calcext:value-type="float">
            <text:p>0.1497834</text:p>
          </table:table-cell>
          <table:table-cell office:value-type="float" office:value="0.1596616" calcext:value-type="float">
            <text:p>0.1596616</text:p>
          </table:table-cell>
          <table:table-cell office:value-type="float" office:value="0.1650234" calcext:value-type="float">
            <text:p>0.1650234</text:p>
          </table:table-cell>
          <table:table-cell office:value-type="float" office:value="0" calcext:value-type="float">
            <text:p>0</text:p>
          </table:table-cell>
          <table:table-cell office:value-type="float" office:value="37.63347" calcext:value-type="float">
            <text:p>37.63347</text:p>
          </table:table-cell>
          <table:table-cell office:value-type="float" office:value="36.65878" calcext:value-type="float">
            <text:p>36.65878</text:p>
          </table:table-cell>
          <table:table-cell office:value-type="float" office:value="24.47103" calcext:value-type="float">
            <text:p>24.47103</text:p>
          </table:table-cell>
          <table:table-cell office:value-type="float" office:value="6.302907" calcext:value-type="float">
            <text:p>6.302907</text:p>
          </table:table-cell>
          <table:table-cell office:value-type="float" office:value="4.648802" calcext:value-type="float">
            <text:p>4.648802</text:p>
          </table:table-cell>
          <table:table-cell office:value-type="float" office:value="1.958331" calcext:value-type="float">
            <text:p>1.958331</text:p>
          </table:table-cell>
          <table:table-cell office:value-type="float" office:value="1.918053" calcext:value-type="float">
            <text:p>1.918053</text:p>
          </table:table-cell>
          <table:table-cell office:value-type="float" office:value="4.197499" calcext:value-type="float">
            <text:p>4.197499</text:p>
          </table:table-cell>
          <table:table-cell office:value-type="float" office:value="7.168819" calcext:value-type="float">
            <text:p>7.168819</text:p>
          </table:table-cell>
          <table:table-cell office:value-type="float" office:value="7.612618" calcext:value-type="float">
            <text:p>7.612618</text:p>
          </table:table-cell>
          <table:table-cell office:value-type="float" office:value="7.91145" calcext:value-type="float">
            <text:p>7.91145</text:p>
          </table:table-cell>
          <table:table-cell office:value-type="float" office:value="8.365601" calcext:value-type="float">
            <text:p>8.365601</text:p>
          </table:table-cell>
          <table:table-cell office:value-type="float" office:value="9.403556" calcext:value-type="float">
            <text:p>9.403556</text:p>
          </table:table-cell>
          <table:table-cell office:value-type="float" office:value="9.918628" calcext:value-type="float">
            <text:p>9.918628</text:p>
          </table:table-cell>
          <table:table-cell office:value-type="float" office:value="0" calcext:value-type="float">
            <text:p>0</text:p>
          </table:table-cell>
          <table:table-cell office:value-type="float" office:value="0.8323225" calcext:value-type="float">
            <text:p>0.832322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3.473249" calcext:value-type="float">
            <text:p>3.473249</text:p>
          </table:table-cell>
          <table:table-cell office:value-type="float" office:value="135.4599" calcext:value-type="float">
            <text:p>135.4599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39807" calcext:value-type="float">
            <text:p>32.39807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55923" calcext:value-type="float">
            <text:p>0.07555923</text:p>
          </table:table-cell>
          <table:table-cell office:value-type="float" office:value="1173.511" calcext:value-type="float">
            <text:p>1173.511</text:p>
          </table:table-cell>
          <table:table-cell office:value-type="float" office:value="1.114009" calcext:value-type="float">
            <text:p>1.114009</text:p>
          </table:table-cell>
          <table:table-cell office:value-type="float" office:value="0" calcext:value-type="float">
            <text:p>0</text:p>
          </table:table-cell>
          <table:table-cell office:value-type="float" office:value="0.3329663" calcext:value-type="float">
            <text:p>0.3329663</text:p>
          </table:table-cell>
          <table:table-cell office:value-type="float" office:value="0.3111669" calcext:value-type="float">
            <text:p>0.3111669</text:p>
          </table:table-cell>
          <table:table-cell office:value-type="float" office:value="0.210669" calcext:value-type="float">
            <text:p>0.210669</text:p>
          </table:table-cell>
          <table:table-cell office:value-type="float" office:value="0.05107976" calcext:value-type="float">
            <text:p>0.05107976</text:p>
          </table:table-cell>
          <table:table-cell office:value-type="float" office:value="0.03478077" calcext:value-type="float">
            <text:p>0.03478077</text:p>
          </table:table-cell>
          <table:table-cell office:value-type="float" office:value="0.02604686" calcext:value-type="float">
            <text:p>0.02604686</text:p>
          </table:table-cell>
          <table:table-cell office:value-type="float" office:value="0.02915549" calcext:value-type="float">
            <text:p>0.02915549</text:p>
          </table:table-cell>
          <table:table-cell office:value-type="float" office:value="0.07260563" calcext:value-type="float">
            <text:p>0.07260563</text:p>
          </table:table-cell>
          <table:table-cell office:value-type="float" office:value="0.1388124" calcext:value-type="float">
            <text:p>0.1388124</text:p>
          </table:table-cell>
          <table:table-cell office:value-type="float" office:value="0.1420821" calcext:value-type="float">
            <text:p>0.1420821</text:p>
          </table:table-cell>
          <table:table-cell office:value-type="float" office:value="0.1442749" calcext:value-type="float">
            <text:p>0.1442749</text:p>
          </table:table-cell>
          <table:table-cell office:value-type="float" office:value="0.1498331" calcext:value-type="float">
            <text:p>0.1498331</text:p>
          </table:table-cell>
          <table:table-cell office:value-type="float" office:value="0.159713" calcext:value-type="float">
            <text:p>0.159713</text:p>
          </table:table-cell>
          <table:table-cell office:value-type="float" office:value="0.1650766" calcext:value-type="float">
            <text:p>0.1650766</text:p>
          </table:table-cell>
          <table:table-cell office:value-type="float" office:value="0" calcext:value-type="float">
            <text:p>0</text:p>
          </table:table-cell>
          <table:table-cell office:value-type="float" office:value="37.63743" calcext:value-type="float">
            <text:p>37.63743</text:p>
          </table:table-cell>
          <table:table-cell office:value-type="float" office:value="36.64348" calcext:value-type="float">
            <text:p>36.64348</text:p>
          </table:table-cell>
          <table:table-cell office:value-type="float" office:value="24.46788" calcext:value-type="float">
            <text:p>24.46788</text:p>
          </table:table-cell>
          <table:table-cell office:value-type="float" office:value="6.301596" calcext:value-type="float">
            <text:p>6.301596</text:p>
          </table:table-cell>
          <table:table-cell office:value-type="float" office:value="4.646737" calcext:value-type="float">
            <text:p>4.646737</text:p>
          </table:table-cell>
          <table:table-cell office:value-type="float" office:value="1.95968" calcext:value-type="float">
            <text:p>1.95968</text:p>
          </table:table-cell>
          <table:table-cell office:value-type="float" office:value="1.919713" calcext:value-type="float">
            <text:p>1.919713</text:p>
          </table:table-cell>
          <table:table-cell office:value-type="float" office:value="4.201276" calcext:value-type="float">
            <text:p>4.201276</text:p>
          </table:table-cell>
          <table:table-cell office:value-type="float" office:value="7.174122" calcext:value-type="float">
            <text:p>7.174122</text:p>
          </table:table-cell>
          <table:table-cell office:value-type="float" office:value="7.618388" calcext:value-type="float">
            <text:p>7.618388</text:p>
          </table:table-cell>
          <table:table-cell office:value-type="float" office:value="7.91756" calcext:value-type="float">
            <text:p>7.91756</text:p>
          </table:table-cell>
          <table:table-cell office:value-type="float" office:value="8.371573" calcext:value-type="float">
            <text:p>8.371573</text:p>
          </table:table-cell>
          <table:table-cell office:value-type="float" office:value="9.408362" calcext:value-type="float">
            <text:p>9.408362</text:p>
          </table:table-cell>
          <table:table-cell office:value-type="float" office:value="9.923409" calcext:value-type="float">
            <text:p>9.923409</text:p>
          </table:table-cell>
          <table:table-cell office:value-type="float" office:value="0" calcext:value-type="float">
            <text:p>0</text:p>
          </table:table-cell>
          <table:table-cell office:value-type="float" office:value="0.7614396" calcext:value-type="float">
            <text:p>0.7614396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3.469775" calcext:value-type="float">
            <text:p>3.469775</text:p>
          </table:table-cell>
          <table:table-cell office:value-type="float" office:value="135.4571" calcext:value-type="float">
            <text:p>135.4571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41626" calcext:value-type="float">
            <text:p>32.4162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55923" calcext:value-type="float">
            <text:p>0.07555923</text:p>
          </table:table-cell>
          <table:table-cell office:value-type="float" office:value="1173.5" calcext:value-type="float">
            <text:p>1173.5</text:p>
          </table:table-cell>
          <table:table-cell office:value-type="float" office:value="1.11522" calcext:value-type="float">
            <text:p>1.11522</text:p>
          </table:table-cell>
          <table:table-cell office:value-type="float" office:value="0" calcext:value-type="float">
            <text:p>0</text:p>
          </table:table-cell>
          <table:table-cell office:value-type="float" office:value="0.3831846" calcext:value-type="float">
            <text:p>0.3831846</text:p>
          </table:table-cell>
          <table:table-cell office:value-type="float" office:value="0.313533" calcext:value-type="float">
            <text:p>0.313533</text:p>
          </table:table-cell>
          <table:table-cell office:value-type="float" office:value="0.2130381" calcext:value-type="float">
            <text:p>0.2130381</text:p>
          </table:table-cell>
          <table:table-cell office:value-type="float" office:value="0.05104139" calcext:value-type="float">
            <text:p>0.05104139</text:p>
          </table:table-cell>
          <table:table-cell office:value-type="float" office:value="0.0343792" calcext:value-type="float">
            <text:p>0.0343792</text:p>
          </table:table-cell>
          <table:table-cell office:value-type="float" office:value="0.02629358" calcext:value-type="float">
            <text:p>0.02629358</text:p>
          </table:table-cell>
          <table:table-cell office:value-type="float" office:value="0.0293243" calcext:value-type="float">
            <text:p>0.0293243</text:p>
          </table:table-cell>
          <table:table-cell office:value-type="float" office:value="0.07279048" calcext:value-type="float">
            <text:p>0.07279048</text:p>
          </table:table-cell>
          <table:table-cell office:value-type="float" office:value="0.1389153" calcext:value-type="float">
            <text:p>0.1389153</text:p>
          </table:table-cell>
          <table:table-cell office:value-type="float" office:value="0.1421375" calcext:value-type="float">
            <text:p>0.1421375</text:p>
          </table:table-cell>
          <table:table-cell office:value-type="float" office:value="0.1443353" calcext:value-type="float">
            <text:p>0.1443353</text:p>
          </table:table-cell>
          <table:table-cell office:value-type="float" office:value="0.1498844" calcext:value-type="float">
            <text:p>0.1498844</text:p>
          </table:table-cell>
          <table:table-cell office:value-type="float" office:value="0.1597649" calcext:value-type="float">
            <text:p>0.1597649</text:p>
          </table:table-cell>
          <table:table-cell office:value-type="float" office:value="0.1651288" calcext:value-type="float">
            <text:p>0.1651288</text:p>
          </table:table-cell>
          <table:table-cell office:value-type="float" office:value="0" calcext:value-type="float">
            <text:p>0</text:p>
          </table:table-cell>
          <table:table-cell office:value-type="float" office:value="37.64767" calcext:value-type="float">
            <text:p>37.64767</text:p>
          </table:table-cell>
          <table:table-cell office:value-type="float" office:value="36.62897" calcext:value-type="float">
            <text:p>36.62897</text:p>
          </table:table-cell>
          <table:table-cell office:value-type="float" office:value="24.46561" calcext:value-type="float">
            <text:p>24.46561</text:p>
          </table:table-cell>
          <table:table-cell office:value-type="float" office:value="6.300258" calcext:value-type="float">
            <text:p>6.300258</text:p>
          </table:table-cell>
          <table:table-cell office:value-type="float" office:value="4.644509" calcext:value-type="float">
            <text:p>4.644509</text:p>
          </table:table-cell>
          <table:table-cell office:value-type="float" office:value="1.96108" calcext:value-type="float">
            <text:p>1.96108</text:p>
          </table:table-cell>
          <table:table-cell office:value-type="float" office:value="1.921388" calcext:value-type="float">
            <text:p>1.921388</text:p>
          </table:table-cell>
          <table:table-cell office:value-type="float" office:value="4.205087" calcext:value-type="float">
            <text:p>4.205087</text:p>
          </table:table-cell>
          <table:table-cell office:value-type="float" office:value="7.179424" calcext:value-type="float">
            <text:p>7.179424</text:p>
          </table:table-cell>
          <table:table-cell office:value-type="float" office:value="7.624161" calcext:value-type="float">
            <text:p>7.624161</text:p>
          </table:table-cell>
          <table:table-cell office:value-type="float" office:value="7.923668" calcext:value-type="float">
            <text:p>7.923668</text:p>
          </table:table-cell>
          <table:table-cell office:value-type="float" office:value="8.377539" calcext:value-type="float">
            <text:p>8.377539</text:p>
          </table:table-cell>
          <table:table-cell office:value-type="float" office:value="9.413128" calcext:value-type="float">
            <text:p>9.413128</text:p>
          </table:table-cell>
          <table:table-cell office:value-type="float" office:value="9.928197" calcext:value-type="float">
            <text:p>9.928197</text:p>
          </table:table-cell>
          <table:table-cell office:value-type="float" office:value="0" calcext:value-type="float">
            <text:p>0</text:p>
          </table:table-cell>
          <table:table-cell office:value-type="float" office:value="0.6448015" calcext:value-type="float">
            <text:p>0.644801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3.466601" calcext:value-type="float">
            <text:p>3.466601</text:p>
          </table:table-cell>
          <table:table-cell office:value-type="float" office:value="135.4542" calcext:value-type="float">
            <text:p>135.4542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43452" calcext:value-type="float">
            <text:p>32.43452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55923" calcext:value-type="float">
            <text:p>0.07555923</text:p>
          </table:table-cell>
          <table:table-cell office:value-type="float" office:value="1173.489" calcext:value-type="float">
            <text:p>1173.489</text:p>
          </table:table-cell>
          <table:table-cell office:value-type="float" office:value="1.116533" calcext:value-type="float">
            <text:p>1.116533</text:p>
          </table:table-cell>
          <table:table-cell office:value-type="float" office:value="0" calcext:value-type="float">
            <text:p>0</text:p>
          </table:table-cell>
          <table:table-cell office:value-type="float" office:value="0.3936107" calcext:value-type="float">
            <text:p>0.3936107</text:p>
          </table:table-cell>
          <table:table-cell office:value-type="float" office:value="0.3099339" calcext:value-type="float">
            <text:p>0.3099339</text:p>
          </table:table-cell>
          <table:table-cell office:value-type="float" office:value="0.2116789" calcext:value-type="float">
            <text:p>0.2116789</text:p>
          </table:table-cell>
          <table:table-cell office:value-type="float" office:value="0.0505067" calcext:value-type="float">
            <text:p>0.0505067</text:p>
          </table:table-cell>
          <table:table-cell office:value-type="float" office:value="0.03372549" calcext:value-type="float">
            <text:p>0.03372549</text:p>
          </table:table-cell>
          <table:table-cell office:value-type="float" office:value="0.02641161" calcext:value-type="float">
            <text:p>0.02641161</text:p>
          </table:table-cell>
          <table:table-cell office:value-type="float" office:value="0.02946157" calcext:value-type="float">
            <text:p>0.02946157</text:p>
          </table:table-cell>
          <table:table-cell office:value-type="float" office:value="0.07295538" calcext:value-type="float">
            <text:p>0.07295538</text:p>
          </table:table-cell>
          <table:table-cell office:value-type="float" office:value="0.1390229" calcext:value-type="float">
            <text:p>0.1390229</text:p>
          </table:table-cell>
          <table:table-cell office:value-type="float" office:value="0.1421988" calcext:value-type="float">
            <text:p>0.1421988</text:p>
          </table:table-cell>
          <table:table-cell office:value-type="float" office:value="0.1443973" calcext:value-type="float">
            <text:p>0.1443973</text:p>
          </table:table-cell>
          <table:table-cell office:value-type="float" office:value="0.1499363" calcext:value-type="float">
            <text:p>0.1499363</text:p>
          </table:table-cell>
          <table:table-cell office:value-type="float" office:value="0.1598167" calcext:value-type="float">
            <text:p>0.1598167</text:p>
          </table:table-cell>
          <table:table-cell office:value-type="float" office:value="0.1651804" calcext:value-type="float">
            <text:p>0.1651804</text:p>
          </table:table-cell>
          <table:table-cell office:value-type="float" office:value="0" calcext:value-type="float">
            <text:p>0</text:p>
          </table:table-cell>
          <table:table-cell office:value-type="float" office:value="37.66305" calcext:value-type="float">
            <text:p>37.66305</text:p>
          </table:table-cell>
          <table:table-cell office:value-type="float" office:value="36.61492" calcext:value-type="float">
            <text:p>36.61492</text:p>
          </table:table-cell>
          <table:table-cell office:value-type="float" office:value="24.46391" calcext:value-type="float">
            <text:p>24.46391</text:p>
          </table:table-cell>
          <table:table-cell office:value-type="float" office:value="6.298882" calcext:value-type="float">
            <text:p>6.298882</text:p>
          </table:table-cell>
          <table:table-cell office:value-type="float" office:value="4.642116" calcext:value-type="float">
            <text:p>4.642116</text:p>
          </table:table-cell>
          <table:table-cell office:value-type="float" office:value="1.962522" calcext:value-type="float">
            <text:p>1.962522</text:p>
          </table:table-cell>
          <table:table-cell office:value-type="float" office:value="1.923075" calcext:value-type="float">
            <text:p>1.923075</text:p>
          </table:table-cell>
          <table:table-cell office:value-type="float" office:value="4.208927" calcext:value-type="float">
            <text:p>4.208927</text:p>
          </table:table-cell>
          <table:table-cell office:value-type="float" office:value="7.184726" calcext:value-type="float">
            <text:p>7.184726</text:p>
          </table:table-cell>
          <table:table-cell office:value-type="float" office:value="7.62993" calcext:value-type="float">
            <text:p>7.62993</text:p>
          </table:table-cell>
          <table:table-cell office:value-type="float" office:value="7.929741" calcext:value-type="float">
            <text:p>7.929741</text:p>
          </table:table-cell>
          <table:table-cell office:value-type="float" office:value="8.383508" calcext:value-type="float">
            <text:p>8.383508</text:p>
          </table:table-cell>
          <table:table-cell office:value-type="float" office:value="9.417857" calcext:value-type="float">
            <text:p>9.417857</text:p>
          </table:table-cell>
          <table:table-cell office:value-type="float" office:value="9.932984" calcext:value-type="float">
            <text:p>9.932984</text:p>
          </table:table-cell>
          <table:table-cell office:value-type="float" office:value="0" calcext:value-type="float">
            <text:p>0</text:p>
          </table:table-cell>
          <table:table-cell office:value-type="float" office:value="0.4628746" calcext:value-type="float">
            <text:p>0.4628746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3.463914" calcext:value-type="float">
            <text:p>3.463914</text:p>
          </table:table-cell>
          <table:table-cell office:value-type="float" office:value="135.4514" calcext:value-type="float">
            <text:p>135.4514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45256" calcext:value-type="float">
            <text:p>32.4525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46905" calcext:value-type="float">
            <text:p>0.07546905</text:p>
          </table:table-cell>
          <table:table-cell office:value-type="float" office:value="1173.478" calcext:value-type="float">
            <text:p>1173.478</text:p>
          </table:table-cell>
          <table:table-cell office:value-type="float" office:value="1.117761" calcext:value-type="float">
            <text:p>1.117761</text:p>
          </table:table-cell>
          <table:table-cell office:value-type="float" office:value="0" calcext:value-type="float">
            <text:p>0</text:p>
          </table:table-cell>
          <table:table-cell office:value-type="float" office:value="0.3640666" calcext:value-type="float">
            <text:p>0.3640666</text:p>
          </table:table-cell>
          <table:table-cell office:value-type="float" office:value="0.3014006" calcext:value-type="float">
            <text:p>0.3014006</text:p>
          </table:table-cell>
          <table:table-cell office:value-type="float" office:value="0.2058158" calcext:value-type="float">
            <text:p>0.2058158</text:p>
          </table:table-cell>
          <table:table-cell office:value-type="float" office:value="0.04912231" calcext:value-type="float">
            <text:p>0.04912231</text:p>
          </table:table-cell>
          <table:table-cell office:value-type="float" office:value="0.03273728" calcext:value-type="float">
            <text:p>0.03273728</text:p>
          </table:table-cell>
          <table:table-cell office:value-type="float" office:value="0.02606892" calcext:value-type="float">
            <text:p>0.02606892</text:p>
          </table:table-cell>
          <table:table-cell office:value-type="float" office:value="0.02944276" calcext:value-type="float">
            <text:p>0.02944276</text:p>
          </table:table-cell>
          <table:table-cell office:value-type="float" office:value="0.07303479" calcext:value-type="float">
            <text:p>0.07303479</text:p>
          </table:table-cell>
          <table:table-cell office:value-type="float" office:value="0.1391272" calcext:value-type="float">
            <text:p>0.1391272</text:p>
          </table:table-cell>
          <table:table-cell office:value-type="float" office:value="0.1422642" calcext:value-type="float">
            <text:p>0.1422642</text:p>
          </table:table-cell>
          <table:table-cell office:value-type="float" office:value="0.1444606" calcext:value-type="float">
            <text:p>0.1444606</text:p>
          </table:table-cell>
          <table:table-cell office:value-type="float" office:value="0.1499905" calcext:value-type="float">
            <text:p>0.1499905</text:p>
          </table:table-cell>
          <table:table-cell office:value-type="float" office:value="0.1598781" calcext:value-type="float">
            <text:p>0.1598781</text:p>
          </table:table-cell>
          <table:table-cell office:value-type="float" office:value="0.165232" calcext:value-type="float">
            <text:p>0.165232</text:p>
          </table:table-cell>
          <table:table-cell office:value-type="float" office:value="0" calcext:value-type="float">
            <text:p>0</text:p>
          </table:table-cell>
          <table:table-cell office:value-type="float" office:value="37.676" calcext:value-type="float">
            <text:p>37.676</text:p>
          </table:table-cell>
          <table:table-cell office:value-type="float" office:value="36.59887" calcext:value-type="float">
            <text:p>36.59887</text:p>
          </table:table-cell>
          <table:table-cell office:value-type="float" office:value="24.46091" calcext:value-type="float">
            <text:p>24.46091</text:p>
          </table:table-cell>
          <table:table-cell office:value-type="float" office:value="6.297142" calcext:value-type="float">
            <text:p>6.297142</text:p>
          </table:table-cell>
          <table:table-cell office:value-type="float" office:value="4.639407" calcext:value-type="float">
            <text:p>4.639407</text:p>
          </table:table-cell>
          <table:table-cell office:value-type="float" office:value="1.963953" calcext:value-type="float">
            <text:p>1.963953</text:p>
          </table:table-cell>
          <table:table-cell office:value-type="float" office:value="1.924758" calcext:value-type="float">
            <text:p>1.924758</text:p>
          </table:table-cell>
          <table:table-cell office:value-type="float" office:value="4.212776" calcext:value-type="float">
            <text:p>4.212776</text:p>
          </table:table-cell>
          <table:table-cell office:value-type="float" office:value="7.190028" calcext:value-type="float">
            <text:p>7.190028</text:p>
          </table:table-cell>
          <table:table-cell office:value-type="float" office:value="7.635701" calcext:value-type="float">
            <text:p>7.635701</text:p>
          </table:table-cell>
          <table:table-cell office:value-type="float" office:value="7.935793" calcext:value-type="float">
            <text:p>7.935793</text:p>
          </table:table-cell>
          <table:table-cell office:value-type="float" office:value="8.389415" calcext:value-type="float">
            <text:p>8.389415</text:p>
          </table:table-cell>
          <table:table-cell office:value-type="float" office:value="9.422628" calcext:value-type="float">
            <text:p>9.422628</text:p>
          </table:table-cell>
          <table:table-cell office:value-type="float" office:value="9.93776" calcext:value-type="float">
            <text:p>9.93776</text:p>
          </table:table-cell>
          <table:table-cell office:value-type="float" office:value="0" calcext:value-type="float">
            <text:p>0</text:p>
          </table:table-cell>
          <table:table-cell office:value-type="float" office:value="0.3041855" calcext:value-type="float">
            <text:p>0.304185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3.461505" calcext:value-type="float">
            <text:p>3.461505</text:p>
          </table:table-cell>
          <table:table-cell office:value-type="float" office:value="135.4488" calcext:value-type="float">
            <text:p>135.4488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47026" calcext:value-type="float">
            <text:p>32.4702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46905" calcext:value-type="float">
            <text:p>0.07546905</text:p>
          </table:table-cell>
          <table:table-cell office:value-type="float" office:value="1173.466" calcext:value-type="float">
            <text:p>1173.466</text:p>
          </table:table-cell>
          <table:table-cell office:value-type="float" office:value="1.118783" calcext:value-type="float">
            <text:p>1.118783</text:p>
          </table:table-cell>
          <table:table-cell office:value-type="float" office:value="0" calcext:value-type="float">
            <text:p>0</text:p>
          </table:table-cell>
          <table:table-cell office:value-type="float" office:value="0.3458292" calcext:value-type="float">
            <text:p>0.3458292</text:p>
          </table:table-cell>
          <table:table-cell office:value-type="float" office:value="0.2953323" calcext:value-type="float">
            <text:p>0.2953323</text:p>
          </table:table-cell>
          <table:table-cell office:value-type="float" office:value="0.2009056" calcext:value-type="float">
            <text:p>0.2009056</text:p>
          </table:table-cell>
          <table:table-cell office:value-type="float" office:value="0.04785405" calcext:value-type="float">
            <text:p>0.04785405</text:p>
          </table:table-cell>
          <table:table-cell office:value-type="float" office:value="0.03188559" calcext:value-type="float">
            <text:p>0.03188559</text:p>
          </table:table-cell>
          <table:table-cell office:value-type="float" office:value="0.02550686" calcext:value-type="float">
            <text:p>0.02550686</text:p>
          </table:table-cell>
          <table:table-cell office:value-type="float" office:value="0.02929508" calcext:value-type="float">
            <text:p>0.02929508</text:p>
          </table:table-cell>
          <table:table-cell office:value-type="float" office:value="0.07298538" calcext:value-type="float">
            <text:p>0.07298538</text:p>
          </table:table-cell>
          <table:table-cell office:value-type="float" office:value="0.1392044" calcext:value-type="float">
            <text:p>0.1392044</text:p>
          </table:table-cell>
          <table:table-cell office:value-type="float" office:value="0.1423305" calcext:value-type="float">
            <text:p>0.1423305</text:p>
          </table:table-cell>
          <table:table-cell office:value-type="float" office:value="0.144525" calcext:value-type="float">
            <text:p>0.144525</text:p>
          </table:table-cell>
          <table:table-cell office:value-type="float" office:value="0.1500441" calcext:value-type="float">
            <text:p>0.1500441</text:p>
          </table:table-cell>
          <table:table-cell office:value-type="float" office:value="0.1599229" calcext:value-type="float">
            <text:p>0.1599229</text:p>
          </table:table-cell>
          <table:table-cell office:value-type="float" office:value="0.165282" calcext:value-type="float">
            <text:p>0.165282</text:p>
          </table:table-cell>
          <table:table-cell office:value-type="float" office:value="0" calcext:value-type="float">
            <text:p>0</text:p>
          </table:table-cell>
          <table:table-cell office:value-type="float" office:value="37.68486" calcext:value-type="float">
            <text:p>37.68486</text:p>
          </table:table-cell>
          <table:table-cell office:value-type="float" office:value="36.58027" calcext:value-type="float">
            <text:p>36.58027</text:p>
          </table:table-cell>
          <table:table-cell office:value-type="float" office:value="24.45562" calcext:value-type="float">
            <text:p>24.45562</text:p>
          </table:table-cell>
          <table:table-cell office:value-type="float" office:value="6.29484" calcext:value-type="float">
            <text:p>6.29484</text:p>
          </table:table-cell>
          <table:table-cell office:value-type="float" office:value="4.636359" calcext:value-type="float">
            <text:p>4.636359</text:p>
          </table:table-cell>
          <table:table-cell office:value-type="float" office:value="1.965303" calcext:value-type="float">
            <text:p>1.965303</text:p>
          </table:table-cell>
          <table:table-cell office:value-type="float" office:value="1.926416" calcext:value-type="float">
            <text:p>1.926416</text:p>
          </table:table-cell>
          <table:table-cell office:value-type="float" office:value="4.216626" calcext:value-type="float">
            <text:p>4.216626</text:p>
          </table:table-cell>
          <table:table-cell office:value-type="float" office:value="7.19533" calcext:value-type="float">
            <text:p>7.19533</text:p>
          </table:table-cell>
          <table:table-cell office:value-type="float" office:value="7.641472" calcext:value-type="float">
            <text:p>7.641472</text:p>
          </table:table-cell>
          <table:table-cell office:value-type="float" office:value="7.941846" calcext:value-type="float">
            <text:p>7.941846</text:p>
          </table:table-cell>
          <table:table-cell office:value-type="float" office:value="8.395308" calcext:value-type="float">
            <text:p>8.395308</text:p>
          </table:table-cell>
          <table:table-cell office:value-type="float" office:value="9.427358" calcext:value-type="float">
            <text:p>9.427358</text:p>
          </table:table-cell>
          <table:table-cell office:value-type="float" office:value="9.942537" calcext:value-type="float">
            <text:p>9.942537</text:p>
          </table:table-cell>
          <table:table-cell office:value-type="float" office:value="0" calcext:value-type="float">
            <text:p>0</text:p>
          </table:table-cell>
          <table:table-cell office:value-type="float" office:value="0.2154952" calcext:value-type="float">
            <text:p>0.2154952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3.459419" calcext:value-type="float">
            <text:p>3.459419</text:p>
          </table:table-cell>
          <table:table-cell office:value-type="float" office:value="135.4463" calcext:value-type="float">
            <text:p>135.4463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48769" calcext:value-type="float">
            <text:p>32.4876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42285" calcext:value-type="float">
            <text:p>0.07542285</text:p>
          </table:table-cell>
          <table:table-cell office:value-type="float" office:value="1173.454" calcext:value-type="float">
            <text:p>1173.454</text:p>
          </table:table-cell>
          <table:table-cell office:value-type="float" office:value="1.119717" calcext:value-type="float">
            <text:p>1.119717</text:p>
          </table:table-cell>
          <table:table-cell office:value-type="float" office:value="0" calcext:value-type="float">
            <text:p>0</text:p>
          </table:table-cell>
          <table:table-cell office:value-type="float" office:value="0.3237117" calcext:value-type="float">
            <text:p>0.3237117</text:p>
          </table:table-cell>
          <table:table-cell office:value-type="float" office:value="0.2889317" calcext:value-type="float">
            <text:p>0.2889317</text:p>
          </table:table-cell>
          <table:table-cell office:value-type="float" office:value="0.1956194" calcext:value-type="float">
            <text:p>0.1956194</text:p>
          </table:table-cell>
          <table:table-cell office:value-type="float" office:value="0.04665914" calcext:value-type="float">
            <text:p>0.04665914</text:p>
          </table:table-cell>
          <table:table-cell office:value-type="float" office:value="0.03107128" calcext:value-type="float">
            <text:p>0.03107128</text:p>
          </table:table-cell>
          <table:table-cell office:value-type="float" office:value="0.02491969" calcext:value-type="float">
            <text:p>0.02491969</text:p>
          </table:table-cell>
          <table:table-cell office:value-type="float" office:value="0.02910506" calcext:value-type="float">
            <text:p>0.02910506</text:p>
          </table:table-cell>
          <table:table-cell office:value-type="float" office:value="0.07286928" calcext:value-type="float">
            <text:p>0.07286928</text:p>
          </table:table-cell>
          <table:table-cell office:value-type="float" office:value="0.1392461" calcext:value-type="float">
            <text:p>0.1392461</text:p>
          </table:table-cell>
          <table:table-cell office:value-type="float" office:value="0.1423941" calcext:value-type="float">
            <text:p>0.1423941</text:p>
          </table:table-cell>
          <table:table-cell office:value-type="float" office:value="0.1445895" calcext:value-type="float">
            <text:p>0.1445895</text:p>
          </table:table-cell>
          <table:table-cell office:value-type="float" office:value="0.1501004" calcext:value-type="float">
            <text:p>0.1501004</text:p>
          </table:table-cell>
          <table:table-cell office:value-type="float" office:value="0.1600148" calcext:value-type="float">
            <text:p>0.1600148</text:p>
          </table:table-cell>
          <table:table-cell office:value-type="float" office:value="0.1653246" calcext:value-type="float">
            <text:p>0.1653246</text:p>
          </table:table-cell>
          <table:table-cell office:value-type="float" office:value="0" calcext:value-type="float">
            <text:p>0</text:p>
          </table:table-cell>
          <table:table-cell office:value-type="float" office:value="37.68994" calcext:value-type="float">
            <text:p>37.68994</text:p>
          </table:table-cell>
          <table:table-cell office:value-type="float" office:value="36.55954" calcext:value-type="float">
            <text:p>36.55954</text:p>
          </table:table-cell>
          <table:table-cell office:value-type="float" office:value="24.44839" calcext:value-type="float">
            <text:p>24.44839</text:p>
          </table:table-cell>
          <table:table-cell office:value-type="float" office:value="6.292097" calcext:value-type="float">
            <text:p>6.292097</text:p>
          </table:table-cell>
          <table:table-cell office:value-type="float" office:value="4.632979" calcext:value-type="float">
            <text:p>4.632979</text:p>
          </table:table-cell>
          <table:table-cell office:value-type="float" office:value="1.966567" calcext:value-type="float">
            <text:p>1.966567</text:p>
          </table:table-cell>
          <table:table-cell office:value-type="float" office:value="1.928034" calcext:value-type="float">
            <text:p>1.928034</text:p>
          </table:table-cell>
          <table:table-cell office:value-type="float" office:value="4.220466" calcext:value-type="float">
            <text:p>4.220466</text:p>
          </table:table-cell>
          <table:table-cell office:value-type="float" office:value="7.200633" calcext:value-type="float">
            <text:p>7.200633</text:p>
          </table:table-cell>
          <table:table-cell office:value-type="float" office:value="7.647245" calcext:value-type="float">
            <text:p>7.647245</text:p>
          </table:table-cell>
          <table:table-cell office:value-type="float" office:value="7.947898" calcext:value-type="float">
            <text:p>7.947898</text:p>
          </table:table-cell>
          <table:table-cell office:value-type="float" office:value="8.401196" calcext:value-type="float">
            <text:p>8.401196</text:p>
          </table:table-cell>
          <table:table-cell office:value-type="float" office:value="9.432112" calcext:value-type="float">
            <text:p>9.432112</text:p>
          </table:table-cell>
          <table:table-cell office:value-type="float" office:value="9.947305" calcext:value-type="float">
            <text:p>9.947305</text:p>
          </table:table-cell>
          <table:table-cell office:value-type="float" office:value="0" calcext:value-type="float">
            <text:p>0</text:p>
          </table:table-cell>
          <table:table-cell office:value-type="float" office:value="0.147072" calcext:value-type="float">
            <text:p>0.147072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3.45753" calcext:value-type="float">
            <text:p>3.45753</text:p>
          </table:table-cell>
          <table:table-cell office:value-type="float" office:value="135.4438" calcext:value-type="float">
            <text:p>135.4438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50489" calcext:value-type="float">
            <text:p>32.5048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29078" calcext:value-type="float">
            <text:p>0.07529078</text:p>
          </table:table-cell>
          <table:table-cell office:value-type="float" office:value="1173.442" calcext:value-type="float">
            <text:p>1173.442</text:p>
          </table:table-cell>
          <table:table-cell office:value-type="float" office:value="1.120571" calcext:value-type="float">
            <text:p>1.120571</text:p>
          </table:table-cell>
          <table:table-cell office:value-type="float" office:value="0" calcext:value-type="float">
            <text:p>0</text:p>
          </table:table-cell>
          <table:table-cell office:value-type="float" office:value="0.302614" calcext:value-type="float">
            <text:p>0.302614</text:p>
          </table:table-cell>
          <table:table-cell office:value-type="float" office:value="0.2847004" calcext:value-type="float">
            <text:p>0.2847004</text:p>
          </table:table-cell>
          <table:table-cell office:value-type="float" office:value="0.1916076" calcext:value-type="float">
            <text:p>0.1916076</text:p>
          </table:table-cell>
          <table:table-cell office:value-type="float" office:value="0.04588848" calcext:value-type="float">
            <text:p>0.04588848</text:p>
          </table:table-cell>
          <table:table-cell office:value-type="float" office:value="0.03038073" calcext:value-type="float">
            <text:p>0.03038073</text:p>
          </table:table-cell>
          <table:table-cell office:value-type="float" office:value="0.02436743" calcext:value-type="float">
            <text:p>0.02436743</text:p>
          </table:table-cell>
          <table:table-cell office:value-type="float" office:value="0.02889521" calcext:value-type="float">
            <text:p>0.02889521</text:p>
          </table:table-cell>
          <table:table-cell office:value-type="float" office:value="0.07270986" calcext:value-type="float">
            <text:p>0.07270986</text:p>
          </table:table-cell>
          <table:table-cell office:value-type="float" office:value="0.1392556" calcext:value-type="float">
            <text:p>0.1392556</text:p>
          </table:table-cell>
          <table:table-cell office:value-type="float" office:value="0.1424525" calcext:value-type="float">
            <text:p>0.1424525</text:p>
          </table:table-cell>
          <table:table-cell office:value-type="float" office:value="0.1446541" calcext:value-type="float">
            <text:p>0.1446541</text:p>
          </table:table-cell>
          <table:table-cell office:value-type="float" office:value="0.1501569" calcext:value-type="float">
            <text:p>0.1501569</text:p>
          </table:table-cell>
          <table:table-cell office:value-type="float" office:value="0.1600364" calcext:value-type="float">
            <text:p>0.1600364</text:p>
          </table:table-cell>
          <table:table-cell office:value-type="float" office:value="0.1653841" calcext:value-type="float">
            <text:p>0.1653841</text:p>
          </table:table-cell>
          <table:table-cell office:value-type="float" office:value="0" calcext:value-type="float">
            <text:p>0</text:p>
          </table:table-cell>
          <table:table-cell office:value-type="float" office:value="37.69154" calcext:value-type="float">
            <text:p>37.69154</text:p>
          </table:table-cell>
          <table:table-cell office:value-type="float" office:value="36.53688" calcext:value-type="float">
            <text:p>36.53688</text:p>
          </table:table-cell>
          <table:table-cell office:value-type="float" office:value="24.43946" calcext:value-type="float">
            <text:p>24.43946</text:p>
          </table:table-cell>
          <table:table-cell office:value-type="float" office:value="6.288963" calcext:value-type="float">
            <text:p>6.288963</text:p>
          </table:table-cell>
          <table:table-cell office:value-type="float" office:value="4.629333" calcext:value-type="float">
            <text:p>4.629333</text:p>
          </table:table-cell>
          <table:table-cell office:value-type="float" office:value="1.967739" calcext:value-type="float">
            <text:p>1.967739</text:p>
          </table:table-cell>
          <table:table-cell office:value-type="float" office:value="1.929608" calcext:value-type="float">
            <text:p>1.929608</text:p>
          </table:table-cell>
          <table:table-cell office:value-type="float" office:value="4.224276" calcext:value-type="float">
            <text:p>4.224276</text:p>
          </table:table-cell>
          <table:table-cell office:value-type="float" office:value="7.205935" calcext:value-type="float">
            <text:p>7.205935</text:p>
          </table:table-cell>
          <table:table-cell office:value-type="float" office:value="7.653016" calcext:value-type="float">
            <text:p>7.653016</text:p>
          </table:table-cell>
          <table:table-cell office:value-type="float" office:value="7.953951" calcext:value-type="float">
            <text:p>7.953951</text:p>
          </table:table-cell>
          <table:table-cell office:value-type="float" office:value="8.407091" calcext:value-type="float">
            <text:p>8.407091</text:p>
          </table:table-cell>
          <table:table-cell office:value-type="float" office:value="9.436889" calcext:value-type="float">
            <text:p>9.436889</text:p>
          </table:table-cell>
          <table:table-cell office:value-type="float" office:value="9.952069" calcext:value-type="float">
            <text:p>9.952069</text:p>
          </table:table-cell>
          <table:table-cell office:value-type="float" office:value="0" calcext:value-type="float">
            <text:p>0</text:p>
          </table:table-cell>
          <table:table-cell office:value-type="float" office:value="0.1356789" calcext:value-type="float">
            <text:p>0.1356789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3.455436" calcext:value-type="float">
            <text:p>3.455436</text:p>
          </table:table-cell>
          <table:table-cell office:value-type="float" office:value="135.4415" calcext:value-type="float">
            <text:p>135.4415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52201" calcext:value-type="float">
            <text:p>32.52201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28053" calcext:value-type="float">
            <text:p>0.07528053</text:p>
          </table:table-cell>
          <table:table-cell office:value-type="float" office:value="1173.43" calcext:value-type="float">
            <text:p>1173.43</text:p>
          </table:table-cell>
          <table:table-cell office:value-type="float" office:value="1.121641" calcext:value-type="float">
            <text:p>1.121641</text:p>
          </table:table-cell>
          <table:table-cell office:value-type="float" office:value="0" calcext:value-type="float">
            <text:p>0</text:p>
          </table:table-cell>
          <table:table-cell office:value-type="float" office:value="0.3094375" calcext:value-type="float">
            <text:p>0.3094375</text:p>
          </table:table-cell>
          <table:table-cell office:value-type="float" office:value="0.2880791" calcext:value-type="float">
            <text:p>0.2880791</text:p>
          </table:table-cell>
          <table:table-cell office:value-type="float" office:value="0.194041" calcext:value-type="float">
            <text:p>0.194041</text:p>
          </table:table-cell>
          <table:table-cell office:value-type="float" office:value="0.04584133" calcext:value-type="float">
            <text:p>0.04584133</text:p>
          </table:table-cell>
          <table:table-cell office:value-type="float" office:value="0.02976758" calcext:value-type="float">
            <text:p>0.02976758</text:p>
          </table:table-cell>
          <table:table-cell office:value-type="float" office:value="0.02424795" calcext:value-type="float">
            <text:p>0.02424795</text:p>
          </table:table-cell>
          <table:table-cell office:value-type="float" office:value="0.02882155" calcext:value-type="float">
            <text:p>0.02882155</text:p>
          </table:table-cell>
          <table:table-cell office:value-type="float" office:value="0.07256909" calcext:value-type="float">
            <text:p>0.07256909</text:p>
          </table:table-cell>
          <table:table-cell office:value-type="float" office:value="0.1392428" calcext:value-type="float">
            <text:p>0.1392428</text:p>
          </table:table-cell>
          <table:table-cell office:value-type="float" office:value="0.1425048" calcext:value-type="float">
            <text:p>0.1425048</text:p>
          </table:table-cell>
          <table:table-cell office:value-type="float" office:value="0.1447176" calcext:value-type="float">
            <text:p>0.1447176</text:p>
          </table:table-cell>
          <table:table-cell office:value-type="float" office:value="0.150212" calcext:value-type="float">
            <text:p>0.150212</text:p>
          </table:table-cell>
          <table:table-cell office:value-type="float" office:value="0.1600783" calcext:value-type="float">
            <text:p>0.1600783</text:p>
          </table:table-cell>
          <table:table-cell office:value-type="float" office:value="0.1654342" calcext:value-type="float">
            <text:p>0.1654342</text:p>
          </table:table-cell>
          <table:table-cell office:value-type="float" office:value="0" calcext:value-type="float">
            <text:p>0</text:p>
          </table:table-cell>
          <table:table-cell office:value-type="float" office:value="37.69246" calcext:value-type="float">
            <text:p>37.69246</text:p>
          </table:table-cell>
          <table:table-cell office:value-type="float" office:value="36.51445" calcext:value-type="float">
            <text:p>36.51445</text:p>
          </table:table-cell>
          <table:table-cell office:value-type="float" office:value="24.4303" calcext:value-type="float">
            <text:p>24.4303</text:p>
          </table:table-cell>
          <table:table-cell office:value-type="float" office:value="6.285722" calcext:value-type="float">
            <text:p>6.285722</text:p>
          </table:table-cell>
          <table:table-cell office:value-type="float" office:value="4.625468" calcext:value-type="float">
            <text:p>4.625468</text:p>
          </table:table-cell>
          <table:table-cell office:value-type="float" office:value="1.968849" calcext:value-type="float">
            <text:p>1.968849</text:p>
          </table:table-cell>
          <table:table-cell office:value-type="float" office:value="1.931148" calcext:value-type="float">
            <text:p>1.931148</text:p>
          </table:table-cell>
          <table:table-cell office:value-type="float" office:value="4.228055" calcext:value-type="float">
            <text:p>4.228055</text:p>
          </table:table-cell>
          <table:table-cell office:value-type="float" office:value="7.211236" calcext:value-type="float">
            <text:p>7.211236</text:p>
          </table:table-cell>
          <table:table-cell office:value-type="float" office:value="7.658785" calcext:value-type="float">
            <text:p>7.658785</text:p>
          </table:table-cell>
          <table:table-cell office:value-type="float" office:value="7.960003" calcext:value-type="float">
            <text:p>7.960003</text:p>
          </table:table-cell>
          <table:table-cell office:value-type="float" office:value="8.412984" calcext:value-type="float">
            <text:p>8.412984</text:p>
          </table:table-cell>
          <table:table-cell office:value-type="float" office:value="9.441618" calcext:value-type="float">
            <text:p>9.441618</text:p>
          </table:table-cell>
          <table:table-cell office:value-type="float" office:value="9.956845" calcext:value-type="float">
            <text:p>9.956845</text:p>
          </table:table-cell>
          <table:table-cell office:value-type="float" office:value="0" calcext:value-type="float">
            <text:p>0</text:p>
          </table:table-cell>
          <table:table-cell office:value-type="float" office:value="0.1339125" calcext:value-type="float">
            <text:p>0.133912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3.453255" calcext:value-type="float">
            <text:p>3.453255</text:p>
          </table:table-cell>
          <table:table-cell office:value-type="float" office:value="135.4391" calcext:value-type="float">
            <text:p>135.4391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53918" calcext:value-type="float">
            <text:p>32.5391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28053" calcext:value-type="float">
            <text:p>0.07528053</text:p>
          </table:table-cell>
          <table:table-cell office:value-type="float" office:value="1173.419" calcext:value-type="float">
            <text:p>1173.419</text:p>
          </table:table-cell>
          <table:table-cell office:value-type="float" office:value="1.12263" calcext:value-type="float">
            <text:p>1.12263</text:p>
          </table:table-cell>
          <table:table-cell office:value-type="float" office:value="0" calcext:value-type="float">
            <text:p>0</text:p>
          </table:table-cell>
          <table:table-cell office:value-type="float" office:value="0.3244473" calcext:value-type="float">
            <text:p>0.3244473</text:p>
          </table:table-cell>
          <table:table-cell office:value-type="float" office:value="0.2912768" calcext:value-type="float">
            <text:p>0.2912768</text:p>
          </table:table-cell>
          <table:table-cell office:value-type="float" office:value="0.1963031" calcext:value-type="float">
            <text:p>0.1963031</text:p>
          </table:table-cell>
          <table:table-cell office:value-type="float" office:value="0.04582375" calcext:value-type="float">
            <text:p>0.04582375</text:p>
          </table:table-cell>
          <table:table-cell office:value-type="float" office:value="0.02927079" calcext:value-type="float">
            <text:p>0.02927079</text:p>
          </table:table-cell>
          <table:table-cell office:value-type="float" office:value="0.02424601" calcext:value-type="float">
            <text:p>0.02424601</text:p>
          </table:table-cell>
          <table:table-cell office:value-type="float" office:value="0.02882766" calcext:value-type="float">
            <text:p>0.02882766</text:p>
          </table:table-cell>
          <table:table-cell office:value-type="float" office:value="0.07251717" calcext:value-type="float">
            <text:p>0.07251717</text:p>
          </table:table-cell>
          <table:table-cell office:value-type="float" office:value="0.1392341" calcext:value-type="float">
            <text:p>0.1392341</text:p>
          </table:table-cell>
          <table:table-cell office:value-type="float" office:value="0.1425522" calcext:value-type="float">
            <text:p>0.1425522</text:p>
          </table:table-cell>
          <table:table-cell office:value-type="float" office:value="0.1447802" calcext:value-type="float">
            <text:p>0.1447802</text:p>
          </table:table-cell>
          <table:table-cell office:value-type="float" office:value="0.1502665" calcext:value-type="float">
            <text:p>0.1502665</text:p>
          </table:table-cell>
          <table:table-cell office:value-type="float" office:value="0.1601271" calcext:value-type="float">
            <text:p>0.1601271</text:p>
          </table:table-cell>
          <table:table-cell office:value-type="float" office:value="0.1654871" calcext:value-type="float">
            <text:p>0.1654871</text:p>
          </table:table-cell>
          <table:table-cell office:value-type="float" office:value="0" calcext:value-type="float">
            <text:p>0</text:p>
          </table:table-cell>
          <table:table-cell office:value-type="float" office:value="37.69482" calcext:value-type="float">
            <text:p>37.69482</text:p>
          </table:table-cell>
          <table:table-cell office:value-type="float" office:value="36.49274" calcext:value-type="float">
            <text:p>36.49274</text:p>
          </table:table-cell>
          <table:table-cell office:value-type="float" office:value="24.42174" calcext:value-type="float">
            <text:p>24.42174</text:p>
          </table:table-cell>
          <table:table-cell office:value-type="float" office:value="6.282431" calcext:value-type="float">
            <text:p>6.282431</text:p>
          </table:table-cell>
          <table:table-cell office:value-type="float" office:value="4.621367" calcext:value-type="float">
            <text:p>4.621367</text:p>
          </table:table-cell>
          <table:table-cell office:value-type="float" office:value="1.969957" calcext:value-type="float">
            <text:p>1.969957</text:p>
          </table:table-cell>
          <table:table-cell office:value-type="float" office:value="1.932676" calcext:value-type="float">
            <text:p>1.932676</text:p>
          </table:table-cell>
          <table:table-cell office:value-type="float" office:value="4.231811" calcext:value-type="float">
            <text:p>4.231811</text:p>
          </table:table-cell>
          <table:table-cell office:value-type="float" office:value="7.216507" calcext:value-type="float">
            <text:p>7.216507</text:p>
          </table:table-cell>
          <table:table-cell office:value-type="float" office:value="7.664556" calcext:value-type="float">
            <text:p>7.664556</text:p>
          </table:table-cell>
          <table:table-cell office:value-type="float" office:value="7.966056" calcext:value-type="float">
            <text:p>7.966056</text:p>
          </table:table-cell>
          <table:table-cell office:value-type="float" office:value="8.418876" calcext:value-type="float">
            <text:p>8.418876</text:p>
          </table:table-cell>
          <table:table-cell office:value-type="float" office:value="9.446347" calcext:value-type="float">
            <text:p>9.446347</text:p>
          </table:table-cell>
          <table:table-cell office:value-type="float" office:value="9.961622" calcext:value-type="float">
            <text:p>9.961622</text:p>
          </table:table-cell>
          <table:table-cell office:value-type="float" office:value="0" calcext:value-type="float">
            <text:p>0</text:p>
          </table:table-cell>
          <table:table-cell office:value-type="float" office:value="0.1534293" calcext:value-type="float">
            <text:p>0.1534293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3.451372" calcext:value-type="float">
            <text:p>3.451372</text:p>
          </table:table-cell>
          <table:table-cell office:value-type="float" office:value="135.4368" calcext:value-type="float">
            <text:p>135.4368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55637" calcext:value-type="float">
            <text:p>32.55637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28053" calcext:value-type="float">
            <text:p>0.07528053</text:p>
          </table:table-cell>
          <table:table-cell office:value-type="float" office:value="1173.407" calcext:value-type="float">
            <text:p>1173.407</text:p>
          </table:table-cell>
          <table:table-cell office:value-type="float" office:value="1.123779" calcext:value-type="float">
            <text:p>1.123779</text:p>
          </table:table-cell>
          <table:table-cell office:value-type="float" office:value="0" calcext:value-type="float">
            <text:p>0</text:p>
          </table:table-cell>
          <table:table-cell office:value-type="float" office:value="0.2990931" calcext:value-type="float">
            <text:p>0.2990931</text:p>
          </table:table-cell>
          <table:table-cell office:value-type="float" office:value="0.2847592" calcext:value-type="float">
            <text:p>0.2847592</text:p>
          </table:table-cell>
          <table:table-cell office:value-type="float" office:value="0.1927677" calcext:value-type="float">
            <text:p>0.1927677</text:p>
          </table:table-cell>
          <table:table-cell office:value-type="float" office:value="0.0452266" calcext:value-type="float">
            <text:p>0.0452266</text:p>
          </table:table-cell>
          <table:table-cell office:value-type="float" office:value="0.02873224" calcext:value-type="float">
            <text:p>0.02873224</text:p>
          </table:table-cell>
          <table:table-cell office:value-type="float" office:value="0.02420398" calcext:value-type="float">
            <text:p>0.02420398</text:p>
          </table:table-cell>
          <table:table-cell office:value-type="float" office:value="0.0288616" calcext:value-type="float">
            <text:p>0.0288616</text:p>
          </table:table-cell>
          <table:table-cell office:value-type="float" office:value="0.07253119" calcext:value-type="float">
            <text:p>0.07253119</text:p>
          </table:table-cell>
          <table:table-cell office:value-type="float" office:value="0.1392426" calcext:value-type="float">
            <text:p>0.1392426</text:p>
          </table:table-cell>
          <table:table-cell office:value-type="float" office:value="0.1425978" calcext:value-type="float">
            <text:p>0.1425978</text:p>
          </table:table-cell>
          <table:table-cell office:value-type="float" office:value="0.1448421" calcext:value-type="float">
            <text:p>0.1448421</text:p>
          </table:table-cell>
          <table:table-cell office:value-type="float" office:value="0.1503206" calcext:value-type="float">
            <text:p>0.1503206</text:p>
          </table:table-cell>
          <table:table-cell office:value-type="float" office:value="0.1601775" calcext:value-type="float">
            <text:p>0.1601775</text:p>
          </table:table-cell>
          <table:table-cell office:value-type="float" office:value="0.1655395" calcext:value-type="float">
            <text:p>0.1655395</text:p>
          </table:table-cell>
          <table:table-cell office:value-type="float" office:value="0" calcext:value-type="float">
            <text:p>0</text:p>
          </table:table-cell>
          <table:table-cell office:value-type="float" office:value="37.6967" calcext:value-type="float">
            <text:p>37.6967</text:p>
          </table:table-cell>
          <table:table-cell office:value-type="float" office:value="36.47144" calcext:value-type="float">
            <text:p>36.47144</text:p>
          </table:table-cell>
          <table:table-cell office:value-type="float" office:value="24.41373" calcext:value-type="float">
            <text:p>24.41373</text:p>
          </table:table-cell>
          <table:table-cell office:value-type="float" office:value="6.279134" calcext:value-type="float">
            <text:p>6.279134</text:p>
          </table:table-cell>
          <table:table-cell office:value-type="float" office:value="4.617097" calcext:value-type="float">
            <text:p>4.617097</text:p>
          </table:table-cell>
          <table:table-cell office:value-type="float" office:value="1.971087" calcext:value-type="float">
            <text:p>1.971087</text:p>
          </table:table-cell>
          <table:table-cell office:value-type="float" office:value="1.9342" calcext:value-type="float">
            <text:p>1.9342</text:p>
          </table:table-cell>
          <table:table-cell office:value-type="float" office:value="4.235569" calcext:value-type="float">
            <text:p>4.235569</text:p>
          </table:table-cell>
          <table:table-cell office:value-type="float" office:value="7.221764" calcext:value-type="float">
            <text:p>7.221764</text:p>
          </table:table-cell>
          <table:table-cell office:value-type="float" office:value="7.670329" calcext:value-type="float">
            <text:p>7.670329</text:p>
          </table:table-cell>
          <table:table-cell office:value-type="float" office:value="7.972108" calcext:value-type="float">
            <text:p>7.972108</text:p>
          </table:table-cell>
          <table:table-cell office:value-type="float" office:value="8.424764" calcext:value-type="float">
            <text:p>8.424764</text:p>
          </table:table-cell>
          <table:table-cell office:value-type="float" office:value="9.451077" calcext:value-type="float">
            <text:p>9.451077</text:p>
          </table:table-cell>
          <table:table-cell office:value-type="float" office:value="9.966397" calcext:value-type="float">
            <text:p>9.966397</text:p>
          </table:table-cell>
          <table:table-cell office:value-type="float" office:value="0" calcext:value-type="float">
            <text:p>0</text:p>
          </table:table-cell>
          <table:table-cell office:value-type="float" office:value="0.1012469" calcext:value-type="float">
            <text:p>0.1012469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3.449664" calcext:value-type="float">
            <text:p>3.449664</text:p>
          </table:table-cell>
          <table:table-cell office:value-type="float" office:value="135.4347" calcext:value-type="float">
            <text:p>135.4347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57333" calcext:value-type="float">
            <text:p>32.57333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16988" calcext:value-type="float">
            <text:p>0.07516988</text:p>
          </table:table-cell>
          <table:table-cell office:value-type="float" office:value="1173.395" calcext:value-type="float">
            <text:p>1173.395</text:p>
          </table:table-cell>
          <table:table-cell office:value-type="float" office:value="1.124658" calcext:value-type="float">
            <text:p>1.124658</text:p>
          </table:table-cell>
          <table:table-cell office:value-type="float" office:value="0" calcext:value-type="float">
            <text:p>0</text:p>
          </table:table-cell>
          <table:table-cell office:value-type="float" office:value="0.2877294" calcext:value-type="float">
            <text:p>0.2877294</text:p>
          </table:table-cell>
          <table:table-cell office:value-type="float" office:value="0.2810439" calcext:value-type="float">
            <text:p>0.2810439</text:p>
          </table:table-cell>
          <table:table-cell office:value-type="float" office:value="0.1892871" calcext:value-type="float">
            <text:p>0.1892871</text:p>
          </table:table-cell>
          <table:table-cell office:value-type="float" office:value="0.04466913" calcext:value-type="float">
            <text:p>0.04466913</text:p>
          </table:table-cell>
          <table:table-cell office:value-type="float" office:value="0.02864799" calcext:value-type="float">
            <text:p>0.02864799</text:p>
          </table:table-cell>
          <table:table-cell office:value-type="float" office:value="0.02374613" calcext:value-type="float">
            <text:p>0.02374613</text:p>
          </table:table-cell>
          <table:table-cell office:value-type="float" office:value="0.0286991" calcext:value-type="float">
            <text:p>0.0286991</text:p>
          </table:table-cell>
          <table:table-cell office:value-type="float" office:value="0.0724638" calcext:value-type="float">
            <text:p>0.0724638</text:p>
          </table:table-cell>
          <table:table-cell office:value-type="float" office:value="0.1392566" calcext:value-type="float">
            <text:p>0.1392566</text:p>
          </table:table-cell>
          <table:table-cell office:value-type="float" office:value="0.1426439" calcext:value-type="float">
            <text:p>0.1426439</text:p>
          </table:table-cell>
          <table:table-cell office:value-type="float" office:value="0.1449038" calcext:value-type="float">
            <text:p>0.1449038</text:p>
          </table:table-cell>
          <table:table-cell office:value-type="float" office:value="0.1503818" calcext:value-type="float">
            <text:p>0.1503818</text:p>
          </table:table-cell>
          <table:table-cell office:value-type="float" office:value="0.1602883" calcext:value-type="float">
            <text:p>0.1602883</text:p>
          </table:table-cell>
          <table:table-cell office:value-type="float" office:value="0.165572" calcext:value-type="float">
            <text:p>0.165572</text:p>
          </table:table-cell>
          <table:table-cell office:value-type="float" office:value="0" calcext:value-type="float">
            <text:p>0</text:p>
          </table:table-cell>
          <table:table-cell office:value-type="float" office:value="37.69485" calcext:value-type="float">
            <text:p>37.69485</text:p>
          </table:table-cell>
          <table:table-cell office:value-type="float" office:value="36.44798" calcext:value-type="float">
            <text:p>36.44798</text:p>
          </table:table-cell>
          <table:table-cell office:value-type="float" office:value="24.40414" calcext:value-type="float">
            <text:p>24.40414</text:p>
          </table:table-cell>
          <table:table-cell office:value-type="float" office:value="6.2756" calcext:value-type="float">
            <text:p>6.2756</text:p>
          </table:table-cell>
          <table:table-cell office:value-type="float" office:value="4.612742" calcext:value-type="float">
            <text:p>4.612742</text:p>
          </table:table-cell>
          <table:table-cell office:value-type="float" office:value="1.972159" calcext:value-type="float">
            <text:p>1.972159</text:p>
          </table:table-cell>
          <table:table-cell office:value-type="float" office:value="1.935704" calcext:value-type="float">
            <text:p>1.935704</text:p>
          </table:table-cell>
          <table:table-cell office:value-type="float" office:value="4.239316" calcext:value-type="float">
            <text:p>4.239316</text:p>
          </table:table-cell>
          <table:table-cell office:value-type="float" office:value="7.22702" calcext:value-type="float">
            <text:p>7.22702</text:p>
          </table:table-cell>
          <table:table-cell office:value-type="float" office:value="7.6761" calcext:value-type="float">
            <text:p>7.6761</text:p>
          </table:table-cell>
          <table:table-cell office:value-type="float" office:value="7.97816" calcext:value-type="float">
            <text:p>7.97816</text:p>
          </table:table-cell>
          <table:table-cell office:value-type="float" office:value="8.430661" calcext:value-type="float">
            <text:p>8.430661</text:p>
          </table:table-cell>
          <table:table-cell office:value-type="float" office:value="9.455865" calcext:value-type="float">
            <text:p>9.455865</text:p>
          </table:table-cell>
          <table:table-cell office:value-type="float" office:value="9.971096" calcext:value-type="float">
            <text:p>9.971096</text:p>
          </table:table-cell>
          <table:table-cell office:value-type="float" office:value="0" calcext:value-type="float">
            <text:p>0</text:p>
          </table:table-cell>
          <table:table-cell office:value-type="float" office:value="0.08580428" calcext:value-type="float">
            <text:p>0.0858042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3.448312" calcext:value-type="float">
            <text:p>3.448312</text:p>
          </table:table-cell>
          <table:table-cell office:value-type="float" office:value="135.4328" calcext:value-type="float">
            <text:p>135.4328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59005" calcext:value-type="float">
            <text:p>32.59005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892" calcext:value-type="float">
            <text:p>0.000622389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503492" calcext:value-type="float">
            <text:p>0.07503492</text:p>
          </table:table-cell>
          <table:table-cell office:value-type="float" office:value="1173.382" calcext:value-type="float">
            <text:p>1173.382</text:p>
          </table:table-cell>
          <table:table-cell office:value-type="float" office:value="1.125303" calcext:value-type="float">
            <text:p>1.125303</text:p>
          </table:table-cell>
          <table:table-cell office:value-type="float" office:value="0" calcext:value-type="float">
            <text:p>0</text:p>
          </table:table-cell>
          <table:table-cell office:value-type="float" office:value="0.2661955" calcext:value-type="float">
            <text:p>0.2661955</text:p>
          </table:table-cell>
          <table:table-cell office:value-type="float" office:value="0.2732676" calcext:value-type="float">
            <text:p>0.2732676</text:p>
          </table:table-cell>
          <table:table-cell office:value-type="float" office:value="0.1824868" calcext:value-type="float">
            <text:p>0.1824868</text:p>
          </table:table-cell>
          <table:table-cell office:value-type="float" office:value="0.04392915" calcext:value-type="float">
            <text:p>0.04392915</text:p>
          </table:table-cell>
          <table:table-cell office:value-type="float" office:value="0.02847049" calcext:value-type="float">
            <text:p>0.02847049</text:p>
          </table:table-cell>
          <table:table-cell office:value-type="float" office:value="0.02313689" calcext:value-type="float">
            <text:p>0.02313689</text:p>
          </table:table-cell>
          <table:table-cell office:value-type="float" office:value="0.02846398" calcext:value-type="float">
            <text:p>0.02846398</text:p>
          </table:table-cell>
          <table:table-cell office:value-type="float" office:value="0.07233348" calcext:value-type="float">
            <text:p>0.07233348</text:p>
          </table:table-cell>
          <table:table-cell office:value-type="float" office:value="0.1392543" calcext:value-type="float">
            <text:p>0.1392543</text:p>
          </table:table-cell>
          <table:table-cell office:value-type="float" office:value="0.1426889" calcext:value-type="float">
            <text:p>0.1426889</text:p>
          </table:table-cell>
          <table:table-cell office:value-type="float" office:value="0.1449653" calcext:value-type="float">
            <text:p>0.1449653</text:p>
          </table:table-cell>
          <table:table-cell office:value-type="float" office:value="0.1504359" calcext:value-type="float">
            <text:p>0.1504359</text:p>
          </table:table-cell>
          <table:table-cell office:value-type="float" office:value="0.1602983" calcext:value-type="float">
            <text:p>0.1602983</text:p>
          </table:table-cell>
          <table:table-cell office:value-type="float" office:value="0.1656314" calcext:value-type="float">
            <text:p>0.1656314</text:p>
          </table:table-cell>
          <table:table-cell office:value-type="float" office:value="0" calcext:value-type="float">
            <text:p>0</text:p>
          </table:table-cell>
          <table:table-cell office:value-type="float" office:value="37.68962" calcext:value-type="float">
            <text:p>37.68962</text:p>
          </table:table-cell>
          <table:table-cell office:value-type="float" office:value="36.42259" calcext:value-type="float">
            <text:p>36.42259</text:p>
          </table:table-cell>
          <table:table-cell office:value-type="float" office:value="24.39283" calcext:value-type="float">
            <text:p>24.39283</text:p>
          </table:table-cell>
          <table:table-cell office:value-type="float" office:value="6.271872" calcext:value-type="float">
            <text:p>6.271872</text:p>
          </table:table-cell>
          <table:table-cell office:value-type="float" office:value="4.60835" calcext:value-type="float">
            <text:p>4.60835</text:p>
          </table:table-cell>
          <table:table-cell office:value-type="float" office:value="1.973153" calcext:value-type="float">
            <text:p>1.973153</text:p>
          </table:table-cell>
          <table:table-cell office:value-type="float" office:value="1.937173" calcext:value-type="float">
            <text:p>1.937173</text:p>
          </table:table-cell>
          <table:table-cell office:value-type="float" office:value="4.243041" calcext:value-type="float">
            <text:p>4.243041</text:p>
          </table:table-cell>
          <table:table-cell office:value-type="float" office:value="7.232276" calcext:value-type="float">
            <text:p>7.232276</text:p>
          </table:table-cell>
          <table:table-cell office:value-type="float" office:value="7.68187" calcext:value-type="float">
            <text:p>7.68187</text:p>
          </table:table-cell>
          <table:table-cell office:value-type="float" office:value="7.984213" calcext:value-type="float">
            <text:p>7.984213</text:p>
          </table:table-cell>
          <table:table-cell office:value-type="float" office:value="8.436553" calcext:value-type="float">
            <text:p>8.436553</text:p>
          </table:table-cell>
          <table:table-cell office:value-type="float" office:value="9.460652" calcext:value-type="float">
            <text:p>9.460652</text:p>
          </table:table-cell>
          <table:table-cell office:value-type="float" office:value="9.975783" calcext:value-type="float">
            <text:p>9.975783</text:p>
          </table:table-cell>
          <table:table-cell office:value-type="float" office:value="0" calcext:value-type="float">
            <text:p>0</text:p>
          </table:table-cell>
          <table:table-cell office:value-type="float" office:value="0.0553628" calcext:value-type="float">
            <text:p>0.055362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3.447052" calcext:value-type="float">
            <text:p>3.447052</text:p>
          </table:table-cell>
          <table:table-cell office:value-type="float" office:value="135.4311" calcext:value-type="float">
            <text:p>135.4311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6058" calcext:value-type="float">
            <text:p>32.605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3933" calcext:value-type="float">
            <text:p>0.0006223933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95519" calcext:value-type="float">
            <text:p>0.07495519</text:p>
          </table:table-cell>
          <table:table-cell office:value-type="float" office:value="1173.37" calcext:value-type="float">
            <text:p>1173.37</text:p>
          </table:table-cell>
          <table:table-cell office:value-type="float" office:value="1.12606" calcext:value-type="float">
            <text:p>1.12606</text:p>
          </table:table-cell>
          <table:table-cell office:value-type="float" office:value="0" calcext:value-type="float">
            <text:p>0</text:p>
          </table:table-cell>
          <table:table-cell office:value-type="float" office:value="0.1942839" calcext:value-type="float">
            <text:p>0.1942839</text:p>
          </table:table-cell>
          <table:table-cell office:value-type="float" office:value="0.2711078" calcext:value-type="float">
            <text:p>0.2711078</text:p>
          </table:table-cell>
          <table:table-cell office:value-type="float" office:value="0.1799543" calcext:value-type="float">
            <text:p>0.1799543</text:p>
          </table:table-cell>
          <table:table-cell office:value-type="float" office:value="0.04728625" calcext:value-type="float">
            <text:p>0.04728625</text:p>
          </table:table-cell>
          <table:table-cell office:value-type="float" office:value="0.02883496" calcext:value-type="float">
            <text:p>0.02883496</text:p>
          </table:table-cell>
          <table:table-cell office:value-type="float" office:value="0.02248079" calcext:value-type="float">
            <text:p>0.02248079</text:p>
          </table:table-cell>
          <table:table-cell office:value-type="float" office:value="0.02792617" calcext:value-type="float">
            <text:p>0.02792617</text:p>
          </table:table-cell>
          <table:table-cell office:value-type="float" office:value="0.07211185" calcext:value-type="float">
            <text:p>0.07211185</text:p>
          </table:table-cell>
          <table:table-cell office:value-type="float" office:value="0.1392242" calcext:value-type="float">
            <text:p>0.1392242</text:p>
          </table:table-cell>
          <table:table-cell office:value-type="float" office:value="0.1427307" calcext:value-type="float">
            <text:p>0.1427307</text:p>
          </table:table-cell>
          <table:table-cell office:value-type="float" office:value="0.1450259" calcext:value-type="float">
            <text:p>0.1450259</text:p>
          </table:table-cell>
          <table:table-cell office:value-type="float" office:value="0.1504987" calcext:value-type="float">
            <text:p>0.1504987</text:p>
          </table:table-cell>
          <table:table-cell office:value-type="float" office:value="0.1603368" calcext:value-type="float">
            <text:p>0.1603368</text:p>
          </table:table-cell>
          <table:table-cell office:value-type="float" office:value="0.1656851" calcext:value-type="float">
            <text:p>0.1656851</text:p>
          </table:table-cell>
          <table:table-cell office:value-type="float" office:value="0" calcext:value-type="float">
            <text:p>0</text:p>
          </table:table-cell>
          <table:table-cell office:value-type="float" office:value="37.63297" calcext:value-type="float">
            <text:p>37.63297</text:p>
          </table:table-cell>
          <table:table-cell office:value-type="float" office:value="36.38994" calcext:value-type="float">
            <text:p>36.38994</text:p>
          </table:table-cell>
          <table:table-cell office:value-type="float" office:value="24.37957" calcext:value-type="float">
            <text:p>24.37957</text:p>
          </table:table-cell>
          <table:table-cell office:value-type="float" office:value="6.268633" calcext:value-type="float">
            <text:p>6.268633</text:p>
          </table:table-cell>
          <table:table-cell office:value-type="float" office:value="4.603995" calcext:value-type="float">
            <text:p>4.603995</text:p>
          </table:table-cell>
          <table:table-cell office:value-type="float" office:value="1.974028" calcext:value-type="float">
            <text:p>1.974028</text:p>
          </table:table-cell>
          <table:table-cell office:value-type="float" office:value="1.938567" calcext:value-type="float">
            <text:p>1.938567</text:p>
          </table:table-cell>
          <table:table-cell office:value-type="float" office:value="4.246725" calcext:value-type="float">
            <text:p>4.246725</text:p>
          </table:table-cell>
          <table:table-cell office:value-type="float" office:value="7.237509" calcext:value-type="float">
            <text:p>7.237509</text:p>
          </table:table-cell>
          <table:table-cell office:value-type="float" office:value="7.68764" calcext:value-type="float">
            <text:p>7.68764</text:p>
          </table:table-cell>
          <table:table-cell office:value-type="float" office:value="7.990265" calcext:value-type="float">
            <text:p>7.990265</text:p>
          </table:table-cell>
          <table:table-cell office:value-type="float" office:value="8.442445" calcext:value-type="float">
            <text:p>8.442445</text:p>
          </table:table-cell>
          <table:table-cell office:value-type="float" office:value="9.465382" calcext:value-type="float">
            <text:p>9.465382</text:p>
          </table:table-cell>
          <table:table-cell office:value-type="float" office:value="9.98047" calcext:value-type="float">
            <text:p>9.98047</text:p>
          </table:table-cell>
          <table:table-cell office:value-type="float" office:value="0" calcext:value-type="float">
            <text:p>0</text:p>
          </table:table-cell>
          <table:table-cell office:value-type="float" office:value="0.2598479" calcext:value-type="float">
            <text:p>0.2598479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3.445987" calcext:value-type="float">
            <text:p>3.445987</text:p>
          </table:table-cell>
          <table:table-cell office:value-type="float" office:value="135.4295" calcext:value-type="float">
            <text:p>135.4295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61995" calcext:value-type="float">
            <text:p>32.61995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4111" calcext:value-type="float">
            <text:p>0.0006224111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95541" calcext:value-type="float">
            <text:p>0.07495541</text:p>
          </table:table-cell>
          <table:table-cell office:value-type="float" office:value="1173.359" calcext:value-type="float">
            <text:p>1173.359</text:p>
          </table:table-cell>
          <table:table-cell office:value-type="float" office:value="1.126937" calcext:value-type="float">
            <text:p>1.126937</text:p>
          </table:table-cell>
          <table:table-cell office:value-type="float" office:value="0" calcext:value-type="float">
            <text:p>0</text:p>
          </table:table-cell>
          <table:table-cell office:value-type="float" office:value="0.1038039" calcext:value-type="float">
            <text:p>0.1038039</text:p>
          </table:table-cell>
          <table:table-cell office:value-type="float" office:value="0.1693714" calcext:value-type="float">
            <text:p>0.1693714</text:p>
          </table:table-cell>
          <table:table-cell office:value-type="float" office:value="0.1653208" calcext:value-type="float">
            <text:p>0.1653208</text:p>
          </table:table-cell>
          <table:table-cell office:value-type="float" office:value="0.1023483" calcext:value-type="float">
            <text:p>0.1023483</text:p>
          </table:table-cell>
          <table:table-cell office:value-type="float" office:value="0.06270796" calcext:value-type="float">
            <text:p>0.06270796</text:p>
          </table:table-cell>
          <table:table-cell office:value-type="float" office:value="0.03093603" calcext:value-type="float">
            <text:p>0.03093603</text:p>
          </table:table-cell>
          <table:table-cell office:value-type="float" office:value="0.02586389" calcext:value-type="float">
            <text:p>0.02586389</text:p>
          </table:table-cell>
          <table:table-cell office:value-type="float" office:value="0.07186532" calcext:value-type="float">
            <text:p>0.07186532</text:p>
          </table:table-cell>
          <table:table-cell office:value-type="float" office:value="0.1391682" calcext:value-type="float">
            <text:p>0.1391682</text:p>
          </table:table-cell>
          <table:table-cell office:value-type="float" office:value="0.1427675" calcext:value-type="float">
            <text:p>0.1427675</text:p>
          </table:table-cell>
          <table:table-cell office:value-type="float" office:value="0.1450856" calcext:value-type="float">
            <text:p>0.1450856</text:p>
          </table:table-cell>
          <table:table-cell office:value-type="float" office:value="0.1505392" calcext:value-type="float">
            <text:p>0.1505392</text:p>
          </table:table-cell>
          <table:table-cell office:value-type="float" office:value="0.1603846" calcext:value-type="float">
            <text:p>0.1603846</text:p>
          </table:table-cell>
          <table:table-cell office:value-type="float" office:value="0.1657401" calcext:value-type="float">
            <text:p>0.1657401</text:p>
          </table:table-cell>
          <table:table-cell office:value-type="float" office:value="0" calcext:value-type="float">
            <text:p>0</text:p>
          </table:table-cell>
          <table:table-cell office:value-type="float" office:value="37.52367" calcext:value-type="float">
            <text:p>37.52367</text:p>
          </table:table-cell>
          <table:table-cell office:value-type="float" office:value="36.32016" calcext:value-type="float">
            <text:p>36.32016</text:p>
          </table:table-cell>
          <table:table-cell office:value-type="float" office:value="24.36078" calcext:value-type="float">
            <text:p>24.36078</text:p>
          </table:table-cell>
          <table:table-cell office:value-type="float" office:value="6.278359" calcext:value-type="float">
            <text:p>6.278359</text:p>
          </table:table-cell>
          <table:table-cell office:value-type="float" office:value="4.602995" calcext:value-type="float">
            <text:p>4.602995</text:p>
          </table:table-cell>
          <table:table-cell office:value-type="float" office:value="1.974925" calcext:value-type="float">
            <text:p>1.974925</text:p>
          </table:table-cell>
          <table:table-cell office:value-type="float" office:value="1.939825" calcext:value-type="float">
            <text:p>1.939825</text:p>
          </table:table-cell>
          <table:table-cell office:value-type="float" office:value="4.25037" calcext:value-type="float">
            <text:p>4.25037</text:p>
          </table:table-cell>
          <table:table-cell office:value-type="float" office:value="7.24272" calcext:value-type="float">
            <text:p>7.24272</text:p>
          </table:table-cell>
          <table:table-cell office:value-type="float" office:value="7.693412" calcext:value-type="float">
            <text:p>7.693412</text:p>
          </table:table-cell>
          <table:table-cell office:value-type="float" office:value="7.996284" calcext:value-type="float">
            <text:p>7.996284</text:p>
          </table:table-cell>
          <table:table-cell office:value-type="float" office:value="8.448333" calcext:value-type="float">
            <text:p>8.448333</text:p>
          </table:table-cell>
          <table:table-cell office:value-type="float" office:value="9.47011" calcext:value-type="float">
            <text:p>9.47011</text:p>
          </table:table-cell>
          <table:table-cell office:value-type="float" office:value="9.985156" calcext:value-type="float">
            <text:p>9.985156</text:p>
          </table:table-cell>
          <table:table-cell office:value-type="float" office:value="0" calcext:value-type="float">
            <text:p>0</text:p>
          </table:table-cell>
          <table:table-cell office:value-type="float" office:value="0.296017" calcext:value-type="float">
            <text:p>0.296017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3.444975" calcext:value-type="float">
            <text:p>3.444975</text:p>
          </table:table-cell>
          <table:table-cell office:value-type="float" office:value="135.428" calcext:value-type="float">
            <text:p>135.428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63493" calcext:value-type="float">
            <text:p>32.63493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4485" calcext:value-type="float">
            <text:p>0.0006224485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95604" calcext:value-type="float">
            <text:p>0.07495604</text:p>
          </table:table-cell>
          <table:table-cell office:value-type="float" office:value="1173.348" calcext:value-type="float">
            <text:p>1173.348</text:p>
          </table:table-cell>
          <table:table-cell office:value-type="float" office:value="1.127629" calcext:value-type="float">
            <text:p>1.127629</text:p>
          </table:table-cell>
          <table:table-cell office:value-type="float" office:value="0" calcext:value-type="float">
            <text:p>0</text:p>
          </table:table-cell>
          <table:table-cell office:value-type="float" office:value="0.2228792" calcext:value-type="float">
            <text:p>0.2228792</text:p>
          </table:table-cell>
          <table:table-cell office:value-type="float" office:value="0.2480226" calcext:value-type="float">
            <text:p>0.2480226</text:p>
          </table:table-cell>
          <table:table-cell office:value-type="float" office:value="0.1640622" calcext:value-type="float">
            <text:p>0.1640622</text:p>
          </table:table-cell>
          <table:table-cell office:value-type="float" office:value="0.05800815" calcext:value-type="float">
            <text:p>0.05800815</text:p>
          </table:table-cell>
          <table:table-cell office:value-type="float" office:value="0.03998359" calcext:value-type="float">
            <text:p>0.03998359</text:p>
          </table:table-cell>
          <table:table-cell office:value-type="float" office:value="0.02492418" calcext:value-type="float">
            <text:p>0.02492418</text:p>
          </table:table-cell>
          <table:table-cell office:value-type="float" office:value="0.02294737" calcext:value-type="float">
            <text:p>0.02294737</text:p>
          </table:table-cell>
          <table:table-cell office:value-type="float" office:value="0.07155453" calcext:value-type="float">
            <text:p>0.07155453</text:p>
          </table:table-cell>
          <table:table-cell office:value-type="float" office:value="0.1390888" calcext:value-type="float">
            <text:p>0.1390888</text:p>
          </table:table-cell>
          <table:table-cell office:value-type="float" office:value="0.142798" calcext:value-type="float">
            <text:p>0.142798</text:p>
          </table:table-cell>
          <table:table-cell office:value-type="float" office:value="0.145144" calcext:value-type="float">
            <text:p>0.145144</text:p>
          </table:table-cell>
          <table:table-cell office:value-type="float" office:value="0.1506059" calcext:value-type="float">
            <text:p>0.1506059</text:p>
          </table:table-cell>
          <table:table-cell office:value-type="float" office:value="0.1604346" calcext:value-type="float">
            <text:p>0.1604346</text:p>
          </table:table-cell>
          <table:table-cell office:value-type="float" office:value="0.1657926" calcext:value-type="float">
            <text:p>0.1657926</text:p>
          </table:table-cell>
          <table:table-cell office:value-type="float" office:value="0" calcext:value-type="float">
            <text:p>0</text:p>
          </table:table-cell>
          <table:table-cell office:value-type="float" office:value="37.4549" calcext:value-type="float">
            <text:p>37.4549</text:p>
          </table:table-cell>
          <table:table-cell office:value-type="float" office:value="36.25537" calcext:value-type="float">
            <text:p>36.25537</text:p>
          </table:table-cell>
          <table:table-cell office:value-type="float" office:value="24.33479" calcext:value-type="float">
            <text:p>24.33479</text:p>
          </table:table-cell>
          <table:table-cell office:value-type="float" office:value="6.290674" calcext:value-type="float">
            <text:p>6.290674</text:p>
          </table:table-cell>
          <table:table-cell office:value-type="float" office:value="4.609722" calcext:value-type="float">
            <text:p>4.609722</text:p>
          </table:table-cell>
          <table:table-cell office:value-type="float" office:value="1.978125" calcext:value-type="float">
            <text:p>1.978125</text:p>
          </table:table-cell>
          <table:table-cell office:value-type="float" office:value="1.940906" calcext:value-type="float">
            <text:p>1.940906</text:p>
          </table:table-cell>
          <table:table-cell office:value-type="float" office:value="4.253959" calcext:value-type="float">
            <text:p>4.253959</text:p>
          </table:table-cell>
          <table:table-cell office:value-type="float" office:value="7.247915" calcext:value-type="float">
            <text:p>7.247915</text:p>
          </table:table-cell>
          <table:table-cell office:value-type="float" office:value="7.699183" calcext:value-type="float">
            <text:p>7.699183</text:p>
          </table:table-cell>
          <table:table-cell office:value-type="float" office:value="8.002279" calcext:value-type="float">
            <text:p>8.002279</text:p>
          </table:table-cell>
          <table:table-cell office:value-type="float" office:value="8.454155" calcext:value-type="float">
            <text:p>8.454155</text:p>
          </table:table-cell>
          <table:table-cell office:value-type="float" office:value="9.474839" calcext:value-type="float">
            <text:p>9.474839</text:p>
          </table:table-cell>
          <table:table-cell office:value-type="float" office:value="9.989831" calcext:value-type="float">
            <text:p>9.989831</text:p>
          </table:table-cell>
          <table:table-cell office:value-type="float" office:value="0" calcext:value-type="float">
            <text:p>0</text:p>
          </table:table-cell>
          <table:table-cell office:value-type="float" office:value="1.408546" calcext:value-type="float">
            <text:p>1.408546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3.444063" calcext:value-type="float">
            <text:p>3.444063</text:p>
          </table:table-cell>
          <table:table-cell office:value-type="float" office:value="135.4264" calcext:value-type="float">
            <text:p>135.4264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64977" calcext:value-type="float">
            <text:p>32.64977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4872" calcext:value-type="float">
            <text:p>0.000622487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95626" calcext:value-type="float">
            <text:p>0.07495626</text:p>
          </table:table-cell>
          <table:table-cell office:value-type="float" office:value="1173.336" calcext:value-type="float">
            <text:p>1173.336</text:p>
          </table:table-cell>
          <table:table-cell office:value-type="float" office:value="1.128071" calcext:value-type="float">
            <text:p>1.128071</text:p>
          </table:table-cell>
          <table:table-cell office:value-type="float" office:value="0" calcext:value-type="float">
            <text:p>0</text:p>
          </table:table-cell>
          <table:table-cell office:value-type="float" office:value="0.2374118" calcext:value-type="float">
            <text:p>0.2374118</text:p>
          </table:table-cell>
          <table:table-cell office:value-type="float" office:value="0.2504674" calcext:value-type="float">
            <text:p>0.2504674</text:p>
          </table:table-cell>
          <table:table-cell office:value-type="float" office:value="0.153591" calcext:value-type="float">
            <text:p>0.153591</text:p>
          </table:table-cell>
          <table:table-cell office:value-type="float" office:value="0.04506157" calcext:value-type="float">
            <text:p>0.04506157</text:p>
          </table:table-cell>
          <table:table-cell office:value-type="float" office:value="0.02976159" calcext:value-type="float">
            <text:p>0.02976159</text:p>
          </table:table-cell>
          <table:table-cell office:value-type="float" office:value="0.02096744" calcext:value-type="float">
            <text:p>0.02096744</text:p>
          </table:table-cell>
          <table:table-cell office:value-type="float" office:value="0.02336166" calcext:value-type="float">
            <text:p>0.02336166</text:p>
          </table:table-cell>
          <table:table-cell office:value-type="float" office:value="0.07132505" calcext:value-type="float">
            <text:p>0.07132505</text:p>
          </table:table-cell>
          <table:table-cell office:value-type="float" office:value="0.1389977" calcext:value-type="float">
            <text:p>0.1389977</text:p>
          </table:table-cell>
          <table:table-cell office:value-type="float" office:value="0.1428216" calcext:value-type="float">
            <text:p>0.1428216</text:p>
          </table:table-cell>
          <table:table-cell office:value-type="float" office:value="0.1452013" calcext:value-type="float">
            <text:p>0.1452013</text:p>
          </table:table-cell>
          <table:table-cell office:value-type="float" office:value="0.1506529" calcext:value-type="float">
            <text:p>0.1506529</text:p>
          </table:table-cell>
          <table:table-cell office:value-type="float" office:value="0.1604856" calcext:value-type="float">
            <text:p>0.1604856</text:p>
          </table:table-cell>
          <table:table-cell office:value-type="float" office:value="0.1658438" calcext:value-type="float">
            <text:p>0.1658438</text:p>
          </table:table-cell>
          <table:table-cell office:value-type="float" office:value="0" calcext:value-type="float">
            <text:p>0</text:p>
          </table:table-cell>
          <table:table-cell office:value-type="float" office:value="37.42415" calcext:value-type="float">
            <text:p>37.42415</text:p>
          </table:table-cell>
          <table:table-cell office:value-type="float" office:value="36.21012" calcext:value-type="float">
            <text:p>36.21012</text:p>
          </table:table-cell>
          <table:table-cell office:value-type="float" office:value="24.30841" calcext:value-type="float">
            <text:p>24.30841</text:p>
          </table:table-cell>
          <table:table-cell office:value-type="float" office:value="6.288614" calcext:value-type="float">
            <text:p>6.288614</text:p>
          </table:table-cell>
          <table:table-cell office:value-type="float" office:value="4.606578" calcext:value-type="float">
            <text:p>4.606578</text:p>
          </table:table-cell>
          <table:table-cell office:value-type="float" office:value="1.979522" calcext:value-type="float">
            <text:p>1.979522</text:p>
          </table:table-cell>
          <table:table-cell office:value-type="float" office:value="1.942107" calcext:value-type="float">
            <text:p>1.942107</text:p>
          </table:table-cell>
          <table:table-cell office:value-type="float" office:value="4.257502" calcext:value-type="float">
            <text:p>4.257502</text:p>
          </table:table-cell>
          <table:table-cell office:value-type="float" office:value="7.253079" calcext:value-type="float">
            <text:p>7.253079</text:p>
          </table:table-cell>
          <table:table-cell office:value-type="float" office:value="7.704956" calcext:value-type="float">
            <text:p>7.704956</text:p>
          </table:table-cell>
          <table:table-cell office:value-type="float" office:value="8.008275" calcext:value-type="float">
            <text:p>8.008275</text:p>
          </table:table-cell>
          <table:table-cell office:value-type="float" office:value="8.459967" calcext:value-type="float">
            <text:p>8.459967</text:p>
          </table:table-cell>
          <table:table-cell office:value-type="float" office:value="9.479568" calcext:value-type="float">
            <text:p>9.479568</text:p>
          </table:table-cell>
          <table:table-cell office:value-type="float" office:value="9.994513" calcext:value-type="float">
            <text:p>9.994513</text:p>
          </table:table-cell>
          <table:table-cell office:value-type="float" office:value="0" calcext:value-type="float">
            <text:p>0</text:p>
          </table:table-cell>
          <table:table-cell office:value-type="float" office:value="1.822471" calcext:value-type="float">
            <text:p>1.822471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3.443165" calcext:value-type="float">
            <text:p>3.443165</text:p>
          </table:table-cell>
          <table:table-cell office:value-type="float" office:value="135.425" calcext:value-type="float">
            <text:p>135.425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66438" calcext:value-type="float">
            <text:p>32.6643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5004" calcext:value-type="float">
            <text:p>0.0006225004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95626" calcext:value-type="float">
            <text:p>0.07495626</text:p>
          </table:table-cell>
          <table:table-cell office:value-type="float" office:value="1173.325" calcext:value-type="float">
            <text:p>1173.325</text:p>
          </table:table-cell>
          <table:table-cell office:value-type="float" office:value="1.128418" calcext:value-type="float">
            <text:p>1.128418</text:p>
          </table:table-cell>
          <table:table-cell office:value-type="float" office:value="0" calcext:value-type="float">
            <text:p>0</text:p>
          </table:table-cell>
          <table:table-cell office:value-type="float" office:value="0.2538215" calcext:value-type="float">
            <text:p>0.2538215</text:p>
          </table:table-cell>
          <table:table-cell office:value-type="float" office:value="0.2557341" calcext:value-type="float">
            <text:p>0.2557341</text:p>
          </table:table-cell>
          <table:table-cell office:value-type="float" office:value="0.1593481" calcext:value-type="float">
            <text:p>0.1593481</text:p>
          </table:table-cell>
          <table:table-cell office:value-type="float" office:value="0.0424914" calcext:value-type="float">
            <text:p>0.0424914</text:p>
          </table:table-cell>
          <table:table-cell office:value-type="float" office:value="0.02874111" calcext:value-type="float">
            <text:p>0.02874111</text:p>
          </table:table-cell>
          <table:table-cell office:value-type="float" office:value="0.02004221" calcext:value-type="float">
            <text:p>0.02004221</text:p>
          </table:table-cell>
          <table:table-cell office:value-type="float" office:value="0.02541011" calcext:value-type="float">
            <text:p>0.02541011</text:p>
          </table:table-cell>
          <table:table-cell office:value-type="float" office:value="0.07114855" calcext:value-type="float">
            <text:p>0.07114855</text:p>
          </table:table-cell>
          <table:table-cell office:value-type="float" office:value="0.1389159" calcext:value-type="float">
            <text:p>0.1389159</text:p>
          </table:table-cell>
          <table:table-cell office:value-type="float" office:value="0.142841" calcext:value-type="float">
            <text:p>0.142841</text:p>
          </table:table-cell>
          <table:table-cell office:value-type="float" office:value="0.1452571" calcext:value-type="float">
            <text:p>0.1452571</text:p>
          </table:table-cell>
          <table:table-cell office:value-type="float" office:value="0.1506962" calcext:value-type="float">
            <text:p>0.1506962</text:p>
          </table:table-cell>
          <table:table-cell office:value-type="float" office:value="0.1605368" calcext:value-type="float">
            <text:p>0.1605368</text:p>
          </table:table-cell>
          <table:table-cell office:value-type="float" office:value="0.1658943" calcext:value-type="float">
            <text:p>0.1658943</text:p>
          </table:table-cell>
          <table:table-cell office:value-type="float" office:value="0" calcext:value-type="float">
            <text:p>0</text:p>
          </table:table-cell>
          <table:table-cell office:value-type="float" office:value="37.40569" calcext:value-type="float">
            <text:p>37.40569</text:p>
          </table:table-cell>
          <table:table-cell office:value-type="float" office:value="36.16646" calcext:value-type="float">
            <text:p>36.16646</text:p>
          </table:table-cell>
          <table:table-cell office:value-type="float" office:value="24.28039" calcext:value-type="float">
            <text:p>24.28039</text:p>
          </table:table-cell>
          <table:table-cell office:value-type="float" office:value="6.28342" calcext:value-type="float">
            <text:p>6.28342</text:p>
          </table:table-cell>
          <table:table-cell office:value-type="float" office:value="4.601213" calcext:value-type="float">
            <text:p>4.601213</text:p>
          </table:table-cell>
          <table:table-cell office:value-type="float" office:value="1.98031" calcext:value-type="float">
            <text:p>1.98031</text:p>
          </table:table-cell>
          <table:table-cell office:value-type="float" office:value="1.943592" calcext:value-type="float">
            <text:p>1.943592</text:p>
          </table:table-cell>
          <table:table-cell office:value-type="float" office:value="4.261009" calcext:value-type="float">
            <text:p>4.261009</text:p>
          </table:table-cell>
          <table:table-cell office:value-type="float" office:value="7.258217" calcext:value-type="float">
            <text:p>7.258217</text:p>
          </table:table-cell>
          <table:table-cell office:value-type="float" office:value="7.710727" calcext:value-type="float">
            <text:p>7.710727</text:p>
          </table:table-cell>
          <table:table-cell office:value-type="float" office:value="8.014271" calcext:value-type="float">
            <text:p>8.014271</text:p>
          </table:table-cell>
          <table:table-cell office:value-type="float" office:value="8.46578" calcext:value-type="float">
            <text:p>8.46578</text:p>
          </table:table-cell>
          <table:table-cell office:value-type="float" office:value="9.484263" calcext:value-type="float">
            <text:p>9.484263</text:p>
          </table:table-cell>
          <table:table-cell office:value-type="float" office:value="9.999193" calcext:value-type="float">
            <text:p>9.999193</text:p>
          </table:table-cell>
          <table:table-cell office:value-type="float" office:value="0" calcext:value-type="float">
            <text:p>0</text:p>
          </table:table-cell>
          <table:table-cell office:value-type="float" office:value="1.10868" calcext:value-type="float">
            <text:p>1.1086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3.442131" calcext:value-type="float">
            <text:p>3.442131</text:p>
          </table:table-cell>
          <table:table-cell office:value-type="float" office:value="135.4236" calcext:value-type="float">
            <text:p>135.4236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6799" calcext:value-type="float">
            <text:p>32.679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5132" calcext:value-type="float">
            <text:p>0.000622513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9565" calcext:value-type="float">
            <text:p>0.0749565</text:p>
          </table:table-cell>
          <table:table-cell office:value-type="float" office:value="1173.312" calcext:value-type="float">
            <text:p>1173.312</text:p>
          </table:table-cell>
          <table:table-cell office:value-type="float" office:value="1.128874" calcext:value-type="float">
            <text:p>1.128874</text:p>
          </table:table-cell>
          <table:table-cell office:value-type="float" office:value="0" calcext:value-type="float">
            <text:p>0</text:p>
          </table:table-cell>
          <table:table-cell office:value-type="float" office:value="0.2346594" calcext:value-type="float">
            <text:p>0.2346594</text:p>
          </table:table-cell>
          <table:table-cell office:value-type="float" office:value="0.2561587" calcext:value-type="float">
            <text:p>0.2561587</text:p>
          </table:table-cell>
          <table:table-cell office:value-type="float" office:value="0.1625045" calcext:value-type="float">
            <text:p>0.1625045</text:p>
          </table:table-cell>
          <table:table-cell office:value-type="float" office:value="0.05922187" calcext:value-type="float">
            <text:p>0.05922187</text:p>
          </table:table-cell>
          <table:table-cell office:value-type="float" office:value="0.04579214" calcext:value-type="float">
            <text:p>0.04579214</text:p>
          </table:table-cell>
          <table:table-cell office:value-type="float" office:value="0.02380719" calcext:value-type="float">
            <text:p>0.02380719</text:p>
          </table:table-cell>
          <table:table-cell office:value-type="float" office:value="0.02401393" calcext:value-type="float">
            <text:p>0.02401393</text:p>
          </table:table-cell>
          <table:table-cell office:value-type="float" office:value="0.07103936" calcext:value-type="float">
            <text:p>0.07103936</text:p>
          </table:table-cell>
          <table:table-cell office:value-type="float" office:value="0.1388492" calcext:value-type="float">
            <text:p>0.1388492</text:p>
          </table:table-cell>
          <table:table-cell office:value-type="float" office:value="0.1428588" calcext:value-type="float">
            <text:p>0.1428588</text:p>
          </table:table-cell>
          <table:table-cell office:value-type="float" office:value="0.1453117" calcext:value-type="float">
            <text:p>0.1453117</text:p>
          </table:table-cell>
          <table:table-cell office:value-type="float" office:value="0.1507522" calcext:value-type="float">
            <text:p>0.1507522</text:p>
          </table:table-cell>
          <table:table-cell office:value-type="float" office:value="0.1605876" calcext:value-type="float">
            <text:p>0.1605876</text:p>
          </table:table-cell>
          <table:table-cell office:value-type="float" office:value="0.1659452" calcext:value-type="float">
            <text:p>0.1659452</text:p>
          </table:table-cell>
          <table:table-cell office:value-type="float" office:value="0" calcext:value-type="float">
            <text:p>0</text:p>
          </table:table-cell>
          <table:table-cell office:value-type="float" office:value="35.41598" calcext:value-type="float">
            <text:p>35.41598</text:p>
          </table:table-cell>
          <table:table-cell office:value-type="float" office:value="34.28558" calcext:value-type="float">
            <text:p>34.28558</text:p>
          </table:table-cell>
          <table:table-cell office:value-type="float" office:value="23.60205" calcext:value-type="float">
            <text:p>23.60205</text:p>
          </table:table-cell>
          <table:table-cell office:value-type="float" office:value="7.422281" calcext:value-type="float">
            <text:p>7.422281</text:p>
          </table:table-cell>
          <table:table-cell office:value-type="float" office:value="5.908426" calcext:value-type="float">
            <text:p>5.908426</text:p>
          </table:table-cell>
          <table:table-cell office:value-type="float" office:value="2.201537" calcext:value-type="float">
            <text:p>2.201537</text:p>
          </table:table-cell>
          <table:table-cell office:value-type="float" office:value="1.945383" calcext:value-type="float">
            <text:p>1.945383</text:p>
          </table:table-cell>
          <table:table-cell office:value-type="float" office:value="4.264489" calcext:value-type="float">
            <text:p>4.264489</text:p>
          </table:table-cell>
          <table:table-cell office:value-type="float" office:value="7.263337" calcext:value-type="float">
            <text:p>7.263337</text:p>
          </table:table-cell>
          <table:table-cell office:value-type="float" office:value="7.716496" calcext:value-type="float">
            <text:p>7.716496</text:p>
          </table:table-cell>
          <table:table-cell office:value-type="float" office:value="8.020267" calcext:value-type="float">
            <text:p>8.020267</text:p>
          </table:table-cell>
          <table:table-cell office:value-type="float" office:value="8.471599" calcext:value-type="float">
            <text:p>8.471599</text:p>
          </table:table-cell>
          <table:table-cell office:value-type="float" office:value="9.488914" calcext:value-type="float">
            <text:p>9.488914</text:p>
          </table:table-cell>
          <table:table-cell office:value-type="float" office:value="10.00387" calcext:value-type="float">
            <text:p>10.00387</text:p>
          </table:table-cell>
          <table:table-cell office:value-type="float" office:value="0" calcext:value-type="float">
            <text:p>0</text:p>
          </table:table-cell>
          <table:table-cell office:value-type="float" office:value="1.641054" calcext:value-type="float">
            <text:p>1.641054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3.441182" calcext:value-type="float">
            <text:p>3.441182</text:p>
          </table:table-cell>
          <table:table-cell office:value-type="float" office:value="135.4222" calcext:value-type="float">
            <text:p>135.4222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69494" calcext:value-type="float">
            <text:p>32.69494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5453" calcext:value-type="float">
            <text:p>0.0006225453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91691" calcext:value-type="float">
            <text:p>0.07491691</text:p>
          </table:table-cell>
          <table:table-cell office:value-type="float" office:value="1173.3" calcext:value-type="float">
            <text:p>1173.3</text:p>
          </table:table-cell>
          <table:table-cell office:value-type="float" office:value="1.129241" calcext:value-type="float">
            <text:p>1.129241</text:p>
          </table:table-cell>
          <table:table-cell office:value-type="float" office:value="0" calcext:value-type="float">
            <text:p>0</text:p>
          </table:table-cell>
          <table:table-cell office:value-type="float" office:value="0.2304045" calcext:value-type="float">
            <text:p>0.2304045</text:p>
          </table:table-cell>
          <table:table-cell office:value-type="float" office:value="0.2379771" calcext:value-type="float">
            <text:p>0.2379771</text:p>
          </table:table-cell>
          <table:table-cell office:value-type="float" office:value="0.1485471" calcext:value-type="float">
            <text:p>0.1485471</text:p>
          </table:table-cell>
          <table:table-cell office:value-type="float" office:value="0.05185345" calcext:value-type="float">
            <text:p>0.05185345</text:p>
          </table:table-cell>
          <table:table-cell office:value-type="float" office:value="0.03785365" calcext:value-type="float">
            <text:p>0.03785365</text:p>
          </table:table-cell>
          <table:table-cell office:value-type="float" office:value="0.02197845" calcext:value-type="float">
            <text:p>0.02197845</text:p>
          </table:table-cell>
          <table:table-cell office:value-type="float" office:value="0.0238147" calcext:value-type="float">
            <text:p>0.0238147</text:p>
          </table:table-cell>
          <table:table-cell office:value-type="float" office:value="0.0709634" calcext:value-type="float">
            <text:p>0.0709634</text:p>
          </table:table-cell>
          <table:table-cell office:value-type="float" office:value="0.1388027" calcext:value-type="float">
            <text:p>0.1388027</text:p>
          </table:table-cell>
          <table:table-cell office:value-type="float" office:value="0.1428776" calcext:value-type="float">
            <text:p>0.1428776</text:p>
          </table:table-cell>
          <table:table-cell office:value-type="float" office:value="0.1453657" calcext:value-type="float">
            <text:p>0.1453657</text:p>
          </table:table-cell>
          <table:table-cell office:value-type="float" office:value="0.1507973" calcext:value-type="float">
            <text:p>0.1507973</text:p>
          </table:table-cell>
          <table:table-cell office:value-type="float" office:value="0.1607824" calcext:value-type="float">
            <text:p>0.1607824</text:p>
          </table:table-cell>
          <table:table-cell office:value-type="float" office:value="0.1659503" calcext:value-type="float">
            <text:p>0.1659503</text:p>
          </table:table-cell>
          <table:table-cell office:value-type="float" office:value="0" calcext:value-type="float">
            <text:p>0</text:p>
          </table:table-cell>
          <table:table-cell office:value-type="float" office:value="35.39849" calcext:value-type="float">
            <text:p>35.39849</text:p>
          </table:table-cell>
          <table:table-cell office:value-type="float" office:value="34.24794" calcext:value-type="float">
            <text:p>34.24794</text:p>
          </table:table-cell>
          <table:table-cell office:value-type="float" office:value="23.57732" calcext:value-type="float">
            <text:p>23.57732</text:p>
          </table:table-cell>
          <table:table-cell office:value-type="float" office:value="7.417979" calcext:value-type="float">
            <text:p>7.417979</text:p>
          </table:table-cell>
          <table:table-cell office:value-type="float" office:value="5.903281" calcext:value-type="float">
            <text:p>5.903281</text:p>
          </table:table-cell>
          <table:table-cell office:value-type="float" office:value="2.202419" calcext:value-type="float">
            <text:p>2.202419</text:p>
          </table:table-cell>
          <table:table-cell office:value-type="float" office:value="1.946709" calcext:value-type="float">
            <text:p>1.946709</text:p>
          </table:table-cell>
          <table:table-cell office:value-type="float" office:value="4.267966" calcext:value-type="float">
            <text:p>4.267966</text:p>
          </table:table-cell>
          <table:table-cell office:value-type="float" office:value="7.268435" calcext:value-type="float">
            <text:p>7.268435</text:p>
          </table:table-cell>
          <table:table-cell office:value-type="float" office:value="7.722269" calcext:value-type="float">
            <text:p>7.722269</text:p>
          </table:table-cell>
          <table:table-cell office:value-type="float" office:value="8.026262" calcext:value-type="float">
            <text:p>8.026262</text:p>
          </table:table-cell>
          <table:table-cell office:value-type="float" office:value="8.477413" calcext:value-type="float">
            <text:p>8.477413</text:p>
          </table:table-cell>
          <table:table-cell office:value-type="float" office:value="9.493601" calcext:value-type="float">
            <text:p>9.493601</text:p>
          </table:table-cell>
          <table:table-cell office:value-type="float" office:value="10.00852" calcext:value-type="float">
            <text:p>10.00852</text:p>
          </table:table-cell>
          <table:table-cell office:value-type="float" office:value="0" calcext:value-type="float">
            <text:p>0</text:p>
          </table:table-cell>
          <table:table-cell office:value-type="float" office:value="1.8858" calcext:value-type="float">
            <text:p>1.885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3.440126" calcext:value-type="float">
            <text:p>3.440126</text:p>
          </table:table-cell>
          <table:table-cell office:value-type="float" office:value="135.421" calcext:value-type="float">
            <text:p>135.421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70966" calcext:value-type="float">
            <text:p>32.7096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5591" calcext:value-type="float">
            <text:p>0.0006225591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77619" calcext:value-type="float">
            <text:p>0.07477619</text:p>
          </table:table-cell>
          <table:table-cell office:value-type="float" office:value="1173.289" calcext:value-type="float">
            <text:p>1173.289</text:p>
          </table:table-cell>
          <table:table-cell office:value-type="float" office:value="1.129773" calcext:value-type="float">
            <text:p>1.129773</text:p>
          </table:table-cell>
          <table:table-cell office:value-type="float" office:value="0" calcext:value-type="float">
            <text:p>0</text:p>
          </table:table-cell>
          <table:table-cell office:value-type="float" office:value="0.2374381" calcext:value-type="float">
            <text:p>0.2374381</text:p>
          </table:table-cell>
          <table:table-cell office:value-type="float" office:value="0.2492804" calcext:value-type="float">
            <text:p>0.2492804</text:p>
          </table:table-cell>
          <table:table-cell office:value-type="float" office:value="0.1512227" calcext:value-type="float">
            <text:p>0.1512227</text:p>
          </table:table-cell>
          <table:table-cell office:value-type="float" office:value="0.05074723" calcext:value-type="float">
            <text:p>0.05074723</text:p>
          </table:table-cell>
          <table:table-cell office:value-type="float" office:value="0.03761842" calcext:value-type="float">
            <text:p>0.03761842</text:p>
          </table:table-cell>
          <table:table-cell office:value-type="float" office:value="0.02147851" calcext:value-type="float">
            <text:p>0.02147851</text:p>
          </table:table-cell>
          <table:table-cell office:value-type="float" office:value="0.02544864" calcext:value-type="float">
            <text:p>0.02544864</text:p>
          </table:table-cell>
          <table:table-cell office:value-type="float" office:value="0.07088254" calcext:value-type="float">
            <text:p>0.07088254</text:p>
          </table:table-cell>
          <table:table-cell office:value-type="float" office:value="0.1387664" calcext:value-type="float">
            <text:p>0.1387664</text:p>
          </table:table-cell>
          <table:table-cell office:value-type="float" office:value="0.1428981" calcext:value-type="float">
            <text:p>0.1428981</text:p>
          </table:table-cell>
          <table:table-cell office:value-type="float" office:value="0.1454196" calcext:value-type="float">
            <text:p>0.1454196</text:p>
          </table:table-cell>
          <table:table-cell office:value-type="float" office:value="0.1508589" calcext:value-type="float">
            <text:p>0.1508589</text:p>
          </table:table-cell>
          <table:table-cell office:value-type="float" office:value="0.160733" calcext:value-type="float">
            <text:p>0.160733</text:p>
          </table:table-cell>
          <table:table-cell office:value-type="float" office:value="0.1660235" calcext:value-type="float">
            <text:p>0.1660235</text:p>
          </table:table-cell>
          <table:table-cell office:value-type="float" office:value="0" calcext:value-type="float">
            <text:p>0</text:p>
          </table:table-cell>
          <table:table-cell office:value-type="float" office:value="35.38192" calcext:value-type="float">
            <text:p>35.38192</text:p>
          </table:table-cell>
          <table:table-cell office:value-type="float" office:value="34.20864" calcext:value-type="float">
            <text:p>34.20864</text:p>
          </table:table-cell>
          <table:table-cell office:value-type="float" office:value="23.55096" calcext:value-type="float">
            <text:p>23.55096</text:p>
          </table:table-cell>
          <table:table-cell office:value-type="float" office:value="7.411952" calcext:value-type="float">
            <text:p>7.411952</text:p>
          </table:table-cell>
          <table:table-cell office:value-type="float" office:value="5.896809" calcext:value-type="float">
            <text:p>5.896809</text:p>
          </table:table-cell>
          <table:table-cell office:value-type="float" office:value="2.203002" calcext:value-type="float">
            <text:p>2.203002</text:p>
          </table:table-cell>
          <table:table-cell office:value-type="float" office:value="1.9482" calcext:value-type="float">
            <text:p>1.9482</text:p>
          </table:table-cell>
          <table:table-cell office:value-type="float" office:value="4.271415" calcext:value-type="float">
            <text:p>4.271415</text:p>
          </table:table-cell>
          <table:table-cell office:value-type="float" office:value="7.273508" calcext:value-type="float">
            <text:p>7.273508</text:p>
          </table:table-cell>
          <table:table-cell office:value-type="float" office:value="7.727987" calcext:value-type="float">
            <text:p>7.727987</text:p>
          </table:table-cell>
          <table:table-cell office:value-type="float" office:value="8.032258" calcext:value-type="float">
            <text:p>8.032258</text:p>
          </table:table-cell>
          <table:table-cell office:value-type="float" office:value="8.483225" calcext:value-type="float">
            <text:p>8.483225</text:p>
          </table:table-cell>
          <table:table-cell office:value-type="float" office:value="9.498389" calcext:value-type="float">
            <text:p>9.498389</text:p>
          </table:table-cell>
          <table:table-cell office:value-type="float" office:value="10.01312" calcext:value-type="float">
            <text:p>10.01312</text:p>
          </table:table-cell>
          <table:table-cell office:value-type="float" office:value="0" calcext:value-type="float">
            <text:p>0</text:p>
          </table:table-cell>
          <table:table-cell office:value-type="float" office:value="1.219153" calcext:value-type="float">
            <text:p>1.219153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3.438889" calcext:value-type="float">
            <text:p>3.438889</text:p>
          </table:table-cell>
          <table:table-cell office:value-type="float" office:value="135.4195" calcext:value-type="float">
            <text:p>135.4195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72447" calcext:value-type="float">
            <text:p>32.72447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5591" calcext:value-type="float">
            <text:p>0.0006225591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6415" calcext:value-type="float">
            <text:p>0.0746415</text:p>
          </table:table-cell>
          <table:table-cell office:value-type="float" office:value="1173.277" calcext:value-type="float">
            <text:p>1173.277</text:p>
          </table:table-cell>
          <table:table-cell office:value-type="float" office:value="1.130776" calcext:value-type="float">
            <text:p>1.130776</text:p>
          </table:table-cell>
          <table:table-cell office:value-type="float" office:value="0" calcext:value-type="float">
            <text:p>0</text:p>
          </table:table-cell>
          <table:table-cell office:value-type="float" office:value="0.2232514" calcext:value-type="float">
            <text:p>0.2232514</text:p>
          </table:table-cell>
          <table:table-cell office:value-type="float" office:value="0.2553557" calcext:value-type="float">
            <text:p>0.2553557</text:p>
          </table:table-cell>
          <table:table-cell office:value-type="float" office:value="0.1591559" calcext:value-type="float">
            <text:p>0.1591559</text:p>
          </table:table-cell>
          <table:table-cell office:value-type="float" office:value="0.05076247" calcext:value-type="float">
            <text:p>0.05076247</text:p>
          </table:table-cell>
          <table:table-cell office:value-type="float" office:value="0.03840596" calcext:value-type="float">
            <text:p>0.03840596</text:p>
          </table:table-cell>
          <table:table-cell office:value-type="float" office:value="0.02145981" calcext:value-type="float">
            <text:p>0.02145981</text:p>
          </table:table-cell>
          <table:table-cell office:value-type="float" office:value="0.02611485" calcext:value-type="float">
            <text:p>0.02611485</text:p>
          </table:table-cell>
          <table:table-cell office:value-type="float" office:value="0.07087355" calcext:value-type="float">
            <text:p>0.07087355</text:p>
          </table:table-cell>
          <table:table-cell office:value-type="float" office:value="0.1387437" calcext:value-type="float">
            <text:p>0.1387437</text:p>
          </table:table-cell>
          <table:table-cell office:value-type="float" office:value="0.1429206" calcext:value-type="float">
            <text:p>0.1429206</text:p>
          </table:table-cell>
          <table:table-cell office:value-type="float" office:value="0.1454732" calcext:value-type="float">
            <text:p>0.1454732</text:p>
          </table:table-cell>
          <table:table-cell office:value-type="float" office:value="0.1508986" calcext:value-type="float">
            <text:p>0.1508986</text:p>
          </table:table-cell>
          <table:table-cell office:value-type="float" office:value="0.1607529" calcext:value-type="float">
            <text:p>0.1607529</text:p>
          </table:table-cell>
          <table:table-cell office:value-type="float" office:value="0.1660809" calcext:value-type="float">
            <text:p>0.1660809</text:p>
          </table:table-cell>
          <table:table-cell office:value-type="float" office:value="0" calcext:value-type="float">
            <text:p>0</text:p>
          </table:table-cell>
          <table:table-cell office:value-type="float" office:value="35.35218" calcext:value-type="float">
            <text:p>35.35218</text:p>
          </table:table-cell>
          <table:table-cell office:value-type="float" office:value="34.17188" calcext:value-type="float">
            <text:p>34.17188</text:p>
          </table:table-cell>
          <table:table-cell office:value-type="float" office:value="23.52731" calcext:value-type="float">
            <text:p>23.52731</text:p>
          </table:table-cell>
          <table:table-cell office:value-type="float" office:value="7.40593" calcext:value-type="float">
            <text:p>7.40593</text:p>
          </table:table-cell>
          <table:table-cell office:value-type="float" office:value="5.890756" calcext:value-type="float">
            <text:p>5.890756</text:p>
          </table:table-cell>
          <table:table-cell office:value-type="float" office:value="2.203506" calcext:value-type="float">
            <text:p>2.203506</text:p>
          </table:table-cell>
          <table:table-cell office:value-type="float" office:value="1.949971" calcext:value-type="float">
            <text:p>1.949971</text:p>
          </table:table-cell>
          <table:table-cell office:value-type="float" office:value="4.274864" calcext:value-type="float">
            <text:p>4.274864</text:p>
          </table:table-cell>
          <table:table-cell office:value-type="float" office:value="7.278582" calcext:value-type="float">
            <text:p>7.278582</text:p>
          </table:table-cell>
          <table:table-cell office:value-type="float" office:value="7.733681" calcext:value-type="float">
            <text:p>7.733681</text:p>
          </table:table-cell>
          <table:table-cell office:value-type="float" office:value="8.038223" calcext:value-type="float">
            <text:p>8.038223</text:p>
          </table:table-cell>
          <table:table-cell office:value-type="float" office:value="8.489042" calcext:value-type="float">
            <text:p>8.489042</text:p>
          </table:table-cell>
          <table:table-cell office:value-type="float" office:value="9.503119" calcext:value-type="float">
            <text:p>9.503119</text:p>
          </table:table-cell>
          <table:table-cell office:value-type="float" office:value="10.01775" calcext:value-type="float">
            <text:p>10.01775</text:p>
          </table:table-cell>
          <table:table-cell office:value-type="float" office:value="0" calcext:value-type="float">
            <text:p>0</text:p>
          </table:table-cell>
          <table:table-cell office:value-type="float" office:value="0.7317743" calcext:value-type="float">
            <text:p>0.7317743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3.437474" calcext:value-type="float">
            <text:p>3.437474</text:p>
          </table:table-cell>
          <table:table-cell office:value-type="float" office:value="135.4181" calcext:value-type="float">
            <text:p>135.4181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73954" calcext:value-type="float">
            <text:p>32.73954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5591" calcext:value-type="float">
            <text:p>0.0006225591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59616" calcext:value-type="float">
            <text:p>0.07459616</text:p>
          </table:table-cell>
          <table:table-cell office:value-type="float" office:value="1173.265" calcext:value-type="float">
            <text:p>1173.265</text:p>
          </table:table-cell>
          <table:table-cell office:value-type="float" office:value="1.132472" calcext:value-type="float">
            <text:p>1.132472</text:p>
          </table:table-cell>
          <table:table-cell office:value-type="float" office:value="0" calcext:value-type="float">
            <text:p>0</text:p>
          </table:table-cell>
          <table:table-cell office:value-type="float" office:value="0.220806" calcext:value-type="float">
            <text:p>0.220806</text:p>
          </table:table-cell>
          <table:table-cell office:value-type="float" office:value="0.2594611" calcext:value-type="float">
            <text:p>0.2594611</text:p>
          </table:table-cell>
          <table:table-cell office:value-type="float" office:value="0.1630991" calcext:value-type="float">
            <text:p>0.1630991</text:p>
          </table:table-cell>
          <table:table-cell office:value-type="float" office:value="0.05127845" calcext:value-type="float">
            <text:p>0.05127845</text:p>
          </table:table-cell>
          <table:table-cell office:value-type="float" office:value="0.03867121" calcext:value-type="float">
            <text:p>0.03867121</text:p>
          </table:table-cell>
          <table:table-cell office:value-type="float" office:value="0.02158883" calcext:value-type="float">
            <text:p>0.02158883</text:p>
          </table:table-cell>
          <table:table-cell office:value-type="float" office:value="0.02633859" calcext:value-type="float">
            <text:p>0.02633859</text:p>
          </table:table-cell>
          <table:table-cell office:value-type="float" office:value="0.07092801" calcext:value-type="float">
            <text:p>0.07092801</text:p>
          </table:table-cell>
          <table:table-cell office:value-type="float" office:value="0.1387471" calcext:value-type="float">
            <text:p>0.1387471</text:p>
          </table:table-cell>
          <table:table-cell office:value-type="float" office:value="0.1429466" calcext:value-type="float">
            <text:p>0.1429466</text:p>
          </table:table-cell>
          <table:table-cell office:value-type="float" office:value="0.1455265" calcext:value-type="float">
            <text:p>0.1455265</text:p>
          </table:table-cell>
          <table:table-cell office:value-type="float" office:value="0.150941" calcext:value-type="float">
            <text:p>0.150941</text:p>
          </table:table-cell>
          <table:table-cell office:value-type="float" office:value="0.1607952" calcext:value-type="float">
            <text:p>0.1607952</text:p>
          </table:table-cell>
          <table:table-cell office:value-type="float" office:value="0.1661371" calcext:value-type="float">
            <text:p>0.1661371</text:p>
          </table:table-cell>
          <table:table-cell office:value-type="float" office:value="0" calcext:value-type="float">
            <text:p>0</text:p>
          </table:table-cell>
          <table:table-cell office:value-type="float" office:value="35.31903" calcext:value-type="float">
            <text:p>35.31903</text:p>
          </table:table-cell>
          <table:table-cell office:value-type="float" office:value="34.13813" calcext:value-type="float">
            <text:p>34.13813</text:p>
          </table:table-cell>
          <table:table-cell office:value-type="float" office:value="23.50664" calcext:value-type="float">
            <text:p>23.50664</text:p>
          </table:table-cell>
          <table:table-cell office:value-type="float" office:value="7.400049" calcext:value-type="float">
            <text:p>7.400049</text:p>
          </table:table-cell>
          <table:table-cell office:value-type="float" office:value="5.885054" calcext:value-type="float">
            <text:p>5.885054</text:p>
          </table:table-cell>
          <table:table-cell office:value-type="float" office:value="2.204012" calcext:value-type="float">
            <text:p>2.204012</text:p>
          </table:table-cell>
          <table:table-cell office:value-type="float" office:value="1.951817" calcext:value-type="float">
            <text:p>1.951817</text:p>
          </table:table-cell>
          <table:table-cell office:value-type="float" office:value="4.278313" calcext:value-type="float">
            <text:p>4.278313</text:p>
          </table:table-cell>
          <table:table-cell office:value-type="float" office:value="7.283639" calcext:value-type="float">
            <text:p>7.283639</text:p>
          </table:table-cell>
          <table:table-cell office:value-type="float" office:value="7.739377" calcext:value-type="float">
            <text:p>7.739377</text:p>
          </table:table-cell>
          <table:table-cell office:value-type="float" office:value="8.044163" calcext:value-type="float">
            <text:p>8.044163</text:p>
          </table:table-cell>
          <table:table-cell office:value-type="float" office:value="8.494855" calcext:value-type="float">
            <text:p>8.494855</text:p>
          </table:table-cell>
          <table:table-cell office:value-type="float" office:value="9.507827" calcext:value-type="float">
            <text:p>9.507827</text:p>
          </table:table-cell>
          <table:table-cell office:value-type="float" office:value="10.02244" calcext:value-type="float">
            <text:p>10.02244</text:p>
          </table:table-cell>
          <table:table-cell office:value-type="float" office:value="0" calcext:value-type="float">
            <text:p>0</text:p>
          </table:table-cell>
          <table:table-cell office:value-type="float" office:value="0.6688181" calcext:value-type="float">
            <text:p>0.6688181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3.436074" calcext:value-type="float">
            <text:p>3.436074</text:p>
          </table:table-cell>
          <table:table-cell office:value-type="float" office:value="135.4165" calcext:value-type="float">
            <text:p>135.4165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75473" calcext:value-type="float">
            <text:p>32.75473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5677" calcext:value-type="float">
            <text:p>0.0006225677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59631" calcext:value-type="float">
            <text:p>0.07459631</text:p>
          </table:table-cell>
          <table:table-cell office:value-type="float" office:value="1173.253" calcext:value-type="float">
            <text:p>1173.253</text:p>
          </table:table-cell>
          <table:table-cell office:value-type="float" office:value="1.134456" calcext:value-type="float">
            <text:p>1.134456</text:p>
          </table:table-cell>
          <table:table-cell office:value-type="float" office:value="0" calcext:value-type="float">
            <text:p>0</text:p>
          </table:table-cell>
          <table:table-cell office:value-type="float" office:value="0.2254902" calcext:value-type="float">
            <text:p>0.2254902</text:p>
          </table:table-cell>
          <table:table-cell office:value-type="float" office:value="0.2575517" calcext:value-type="float">
            <text:p>0.2575517</text:p>
          </table:table-cell>
          <table:table-cell office:value-type="float" office:value="0.1627712" calcext:value-type="float">
            <text:p>0.1627712</text:p>
          </table:table-cell>
          <table:table-cell office:value-type="float" office:value="0.05138298" calcext:value-type="float">
            <text:p>0.05138298</text:p>
          </table:table-cell>
          <table:table-cell office:value-type="float" office:value="0.03823031" calcext:value-type="float">
            <text:p>0.03823031</text:p>
          </table:table-cell>
          <table:table-cell office:value-type="float" office:value="0.02180161" calcext:value-type="float">
            <text:p>0.02180161</text:p>
          </table:table-cell>
          <table:table-cell office:value-type="float" office:value="0.02514797" calcext:value-type="float">
            <text:p>0.02514797</text:p>
          </table:table-cell>
          <table:table-cell office:value-type="float" office:value="0.07102039" calcext:value-type="float">
            <text:p>0.07102039</text:p>
          </table:table-cell>
          <table:table-cell office:value-type="float" office:value="0.138778" calcext:value-type="float">
            <text:p>0.138778</text:p>
          </table:table-cell>
          <table:table-cell office:value-type="float" office:value="0.1429781" calcext:value-type="float">
            <text:p>0.1429781</text:p>
          </table:table-cell>
          <table:table-cell office:value-type="float" office:value="0.1455802" calcext:value-type="float">
            <text:p>0.1455802</text:p>
          </table:table-cell>
          <table:table-cell office:value-type="float" office:value="0.150983" calcext:value-type="float">
            <text:p>0.150983</text:p>
          </table:table-cell>
          <table:table-cell office:value-type="float" office:value="0.1608439" calcext:value-type="float">
            <text:p>0.1608439</text:p>
          </table:table-cell>
          <table:table-cell office:value-type="float" office:value="0.1661935" calcext:value-type="float">
            <text:p>0.1661935</text:p>
          </table:table-cell>
          <table:table-cell office:value-type="float" office:value="0" calcext:value-type="float">
            <text:p>0</text:p>
          </table:table-cell>
          <table:table-cell office:value-type="float" office:value="35.28718" calcext:value-type="float">
            <text:p>35.28718</text:p>
          </table:table-cell>
          <table:table-cell office:value-type="float" office:value="34.10593" calcext:value-type="float">
            <text:p>34.10593</text:p>
          </table:table-cell>
          <table:table-cell office:value-type="float" office:value="23.4873" calcext:value-type="float">
            <text:p>23.4873</text:p>
          </table:table-cell>
          <table:table-cell office:value-type="float" office:value="7.394427" calcext:value-type="float">
            <text:p>7.394427</text:p>
          </table:table-cell>
          <table:table-cell office:value-type="float" office:value="5.879391" calcext:value-type="float">
            <text:p>5.879391</text:p>
          </table:table-cell>
          <table:table-cell office:value-type="float" office:value="2.204564" calcext:value-type="float">
            <text:p>2.204564</text:p>
          </table:table-cell>
          <table:table-cell office:value-type="float" office:value="1.95367" calcext:value-type="float">
            <text:p>1.95367</text:p>
          </table:table-cell>
          <table:table-cell office:value-type="float" office:value="4.281783" calcext:value-type="float">
            <text:p>4.281783</text:p>
          </table:table-cell>
          <table:table-cell office:value-type="float" office:value="7.288667" calcext:value-type="float">
            <text:p>7.288667</text:p>
          </table:table-cell>
          <table:table-cell office:value-type="float" office:value="7.745071" calcext:value-type="float">
            <text:p>7.745071</text:p>
          </table:table-cell>
          <table:table-cell office:value-type="float" office:value="8.050102" calcext:value-type="float">
            <text:p>8.050102</text:p>
          </table:table-cell>
          <table:table-cell office:value-type="float" office:value="8.500646" calcext:value-type="float">
            <text:p>8.500646</text:p>
          </table:table-cell>
          <table:table-cell office:value-type="float" office:value="9.512479" calcext:value-type="float">
            <text:p>9.512479</text:p>
          </table:table-cell>
          <table:table-cell office:value-type="float" office:value="10.02712" calcext:value-type="float">
            <text:p>10.02712</text:p>
          </table:table-cell>
          <table:table-cell office:value-type="float" office:value="0" calcext:value-type="float">
            <text:p>0</text:p>
          </table:table-cell>
          <table:table-cell office:value-type="float" office:value="1.135598" calcext:value-type="float">
            <text:p>1.13559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3.435025" calcext:value-type="float">
            <text:p>3.435025</text:p>
          </table:table-cell>
          <table:table-cell office:value-type="float" office:value="135.4151" calcext:value-type="float">
            <text:p>135.4151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76972" calcext:value-type="float">
            <text:p>32.76972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5908" calcext:value-type="float">
            <text:p>0.0006225908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59656" calcext:value-type="float">
            <text:p>0.07459656</text:p>
          </table:table-cell>
          <table:table-cell office:value-type="float" office:value="1173.241" calcext:value-type="float">
            <text:p>1173.241</text:p>
          </table:table-cell>
          <table:table-cell office:value-type="float" office:value="1.135613" calcext:value-type="float">
            <text:p>1.135613</text:p>
          </table:table-cell>
          <table:table-cell office:value-type="float" office:value="0" calcext:value-type="float">
            <text:p>0</text:p>
          </table:table-cell>
          <table:table-cell office:value-type="float" office:value="0.230139" calcext:value-type="float">
            <text:p>0.230139</text:p>
          </table:table-cell>
          <table:table-cell office:value-type="float" office:value="0.2489781" calcext:value-type="float">
            <text:p>0.2489781</text:p>
          </table:table-cell>
          <table:table-cell office:value-type="float" office:value="0.1512651" calcext:value-type="float">
            <text:p>0.1512651</text:p>
          </table:table-cell>
          <table:table-cell office:value-type="float" office:value="0.05031502" calcext:value-type="float">
            <text:p>0.05031502</text:p>
          </table:table-cell>
          <table:table-cell office:value-type="float" office:value="0.03616612" calcext:value-type="float">
            <text:p>0.03616612</text:p>
          </table:table-cell>
          <table:table-cell office:value-type="float" office:value="0.02177631" calcext:value-type="float">
            <text:p>0.02177631</text:p>
          </table:table-cell>
          <table:table-cell office:value-type="float" office:value="0.02530168" calcext:value-type="float">
            <text:p>0.02530168</text:p>
          </table:table-cell>
          <table:table-cell office:value-type="float" office:value="0.07107754" calcext:value-type="float">
            <text:p>0.07107754</text:p>
          </table:table-cell>
          <table:table-cell office:value-type="float" office:value="0.1388266" calcext:value-type="float">
            <text:p>0.1388266</text:p>
          </table:table-cell>
          <table:table-cell office:value-type="float" office:value="0.1430158" calcext:value-type="float">
            <text:p>0.1430158</text:p>
          </table:table-cell>
          <table:table-cell office:value-type="float" office:value="0.1456349" calcext:value-type="float">
            <text:p>0.1456349</text:p>
          </table:table-cell>
          <table:table-cell office:value-type="float" office:value="0.1510281" calcext:value-type="float">
            <text:p>0.1510281</text:p>
          </table:table-cell>
          <table:table-cell office:value-type="float" office:value="0.1608942" calcext:value-type="float">
            <text:p>0.1608942</text:p>
          </table:table-cell>
          <table:table-cell office:value-type="float" office:value="0.1662461" calcext:value-type="float">
            <text:p>0.1662461</text:p>
          </table:table-cell>
          <table:table-cell office:value-type="float" office:value="0" calcext:value-type="float">
            <text:p>0</text:p>
          </table:table-cell>
          <table:table-cell office:value-type="float" office:value="35.26386" calcext:value-type="float">
            <text:p>35.26386</text:p>
          </table:table-cell>
          <table:table-cell office:value-type="float" office:value="34.07222" calcext:value-type="float">
            <text:p>34.07222</text:p>
          </table:table-cell>
          <table:table-cell office:value-type="float" office:value="23.46531" calcext:value-type="float">
            <text:p>23.46531</text:p>
          </table:table-cell>
          <table:table-cell office:value-type="float" office:value="7.388727" calcext:value-type="float">
            <text:p>7.388727</text:p>
          </table:table-cell>
          <table:table-cell office:value-type="float" office:value="5.87297" calcext:value-type="float">
            <text:p>5.87297</text:p>
          </table:table-cell>
          <table:table-cell office:value-type="float" office:value="2.205181" calcext:value-type="float">
            <text:p>2.205181</text:p>
          </table:table-cell>
          <table:table-cell office:value-type="float" office:value="1.955074" calcext:value-type="float">
            <text:p>1.955074</text:p>
          </table:table-cell>
          <table:table-cell office:value-type="float" office:value="4.285264" calcext:value-type="float">
            <text:p>4.285264</text:p>
          </table:table-cell>
          <table:table-cell office:value-type="float" office:value="7.293695" calcext:value-type="float">
            <text:p>7.293695</text:p>
          </table:table-cell>
          <table:table-cell office:value-type="float" office:value="7.750766" calcext:value-type="float">
            <text:p>7.750766</text:p>
          </table:table-cell>
          <table:table-cell office:value-type="float" office:value="8.056041" calcext:value-type="float">
            <text:p>8.056041</text:p>
          </table:table-cell>
          <table:table-cell office:value-type="float" office:value="8.506378" calcext:value-type="float">
            <text:p>8.506378</text:p>
          </table:table-cell>
          <table:table-cell office:value-type="float" office:value="9.517131" calcext:value-type="float">
            <text:p>9.517131</text:p>
          </table:table-cell>
          <table:table-cell office:value-type="float" office:value="10.03181" calcext:value-type="float">
            <text:p>10.03181</text:p>
          </table:table-cell>
          <table:table-cell office:value-type="float" office:value="0" calcext:value-type="float">
            <text:p>0</text:p>
          </table:table-cell>
          <table:table-cell office:value-type="float" office:value="1.212281" calcext:value-type="float">
            <text:p>1.212281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3.433835" calcext:value-type="float">
            <text:p>3.433835</text:p>
          </table:table-cell>
          <table:table-cell office:value-type="float" office:value="135.4136" calcext:value-type="float">
            <text:p>135.4136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78458" calcext:value-type="float">
            <text:p>32.7845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5908" calcext:value-type="float">
            <text:p>0.0006225908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59656" calcext:value-type="float">
            <text:p>0.07459656</text:p>
          </table:table-cell>
          <table:table-cell office:value-type="float" office:value="1173.23" calcext:value-type="float">
            <text:p>1173.23</text:p>
          </table:table-cell>
          <table:table-cell office:value-type="float" office:value="1.137447" calcext:value-type="float">
            <text:p>1.137447</text:p>
          </table:table-cell>
          <table:table-cell office:value-type="float" office:value="0" calcext:value-type="float">
            <text:p>0</text:p>
          </table:table-cell>
          <table:table-cell office:value-type="float" office:value="0.224202" calcext:value-type="float">
            <text:p>0.224202</text:p>
          </table:table-cell>
          <table:table-cell office:value-type="float" office:value="0.255144" calcext:value-type="float">
            <text:p>0.255144</text:p>
          </table:table-cell>
          <table:table-cell office:value-type="float" office:value="0.1580415" calcext:value-type="float">
            <text:p>0.1580415</text:p>
          </table:table-cell>
          <table:table-cell office:value-type="float" office:value="0.0501572" calcext:value-type="float">
            <text:p>0.0501572</text:p>
          </table:table-cell>
          <table:table-cell office:value-type="float" office:value="0.03678026" calcext:value-type="float">
            <text:p>0.03678026</text:p>
          </table:table-cell>
          <table:table-cell office:value-type="float" office:value="0.02164958" calcext:value-type="float">
            <text:p>0.02164958</text:p>
          </table:table-cell>
          <table:table-cell office:value-type="float" office:value="0.02622403" calcext:value-type="float">
            <text:p>0.02622403</text:p>
          </table:table-cell>
          <table:table-cell office:value-type="float" office:value="0.07106617" calcext:value-type="float">
            <text:p>0.07106617</text:p>
          </table:table-cell>
          <table:table-cell office:value-type="float" office:value="0.1388662" calcext:value-type="float">
            <text:p>0.1388662</text:p>
          </table:table-cell>
          <table:table-cell office:value-type="float" office:value="0.1430578" calcext:value-type="float">
            <text:p>0.1430578</text:p>
          </table:table-cell>
          <table:table-cell office:value-type="float" office:value="0.1456904" calcext:value-type="float">
            <text:p>0.1456904</text:p>
          </table:table-cell>
          <table:table-cell office:value-type="float" office:value="0.1510719" calcext:value-type="float">
            <text:p>0.1510719</text:p>
          </table:table-cell>
          <table:table-cell office:value-type="float" office:value="0.1609445" calcext:value-type="float">
            <text:p>0.1609445</text:p>
          </table:table-cell>
          <table:table-cell office:value-type="float" office:value="0.1662972" calcext:value-type="float">
            <text:p>0.1662972</text:p>
          </table:table-cell>
          <table:table-cell office:value-type="float" office:value="0" calcext:value-type="float">
            <text:p>0</text:p>
          </table:table-cell>
          <table:table-cell office:value-type="float" office:value="35.23517" calcext:value-type="float">
            <text:p>35.23517</text:p>
          </table:table-cell>
          <table:table-cell office:value-type="float" office:value="34.03751" calcext:value-type="float">
            <text:p>34.03751</text:p>
          </table:table-cell>
          <table:table-cell office:value-type="float" office:value="23.44257" calcext:value-type="float">
            <text:p>23.44257</text:p>
          </table:table-cell>
          <table:table-cell office:value-type="float" office:value="7.382741" calcext:value-type="float">
            <text:p>7.382741</text:p>
          </table:table-cell>
          <table:table-cell office:value-type="float" office:value="5.86652" calcext:value-type="float">
            <text:p>5.86652</text:p>
          </table:table-cell>
          <table:table-cell office:value-type="float" office:value="2.205735" calcext:value-type="float">
            <text:p>2.205735</text:p>
          </table:table-cell>
          <table:table-cell office:value-type="float" office:value="1.956787" calcext:value-type="float">
            <text:p>1.956787</text:p>
          </table:table-cell>
          <table:table-cell office:value-type="float" office:value="4.288743" calcext:value-type="float">
            <text:p>4.288743</text:p>
          </table:table-cell>
          <table:table-cell office:value-type="float" office:value="7.298723" calcext:value-type="float">
            <text:p>7.298723</text:p>
          </table:table-cell>
          <table:table-cell office:value-type="float" office:value="7.756461" calcext:value-type="float">
            <text:p>7.756461</text:p>
          </table:table-cell>
          <table:table-cell office:value-type="float" office:value="8.06198" calcext:value-type="float">
            <text:p>8.06198</text:p>
          </table:table-cell>
          <table:table-cell office:value-type="float" office:value="8.512115" calcext:value-type="float">
            <text:p>8.512115</text:p>
          </table:table-cell>
          <table:table-cell office:value-type="float" office:value="9.521782" calcext:value-type="float">
            <text:p>9.521782</text:p>
          </table:table-cell>
          <table:table-cell office:value-type="float" office:value="10.0365" calcext:value-type="float">
            <text:p>10.0365</text:p>
          </table:table-cell>
          <table:table-cell office:value-type="float" office:value="0" calcext:value-type="float">
            <text:p>0</text:p>
          </table:table-cell>
          <table:table-cell office:value-type="float" office:value="0.8013498" calcext:value-type="float">
            <text:p>0.801349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3.432659" calcext:value-type="float">
            <text:p>3.432659</text:p>
          </table:table-cell>
          <table:table-cell office:value-type="float" office:value="135.4122" calcext:value-type="float">
            <text:p>135.4122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79963" calcext:value-type="float">
            <text:p>32.79963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5908" calcext:value-type="float">
            <text:p>0.0006225908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59656" calcext:value-type="float">
            <text:p>0.07459656</text:p>
          </table:table-cell>
          <table:table-cell office:value-type="float" office:value="1173.218" calcext:value-type="float">
            <text:p>1173.218</text:p>
          </table:table-cell>
          <table:table-cell office:value-type="float" office:value="1.139478" calcext:value-type="float">
            <text:p>1.139478</text:p>
          </table:table-cell>
          <table:table-cell office:value-type="float" office:value="0" calcext:value-type="float">
            <text:p>0</text:p>
          </table:table-cell>
          <table:table-cell office:value-type="float" office:value="0.2194894" calcext:value-type="float">
            <text:p>0.2194894</text:p>
          </table:table-cell>
          <table:table-cell office:value-type="float" office:value="0.2567469" calcext:value-type="float">
            <text:p>0.2567469</text:p>
          </table:table-cell>
          <table:table-cell office:value-type="float" office:value="0.1610349" calcext:value-type="float">
            <text:p>0.1610349</text:p>
          </table:table-cell>
          <table:table-cell office:value-type="float" office:value="0.04992592" calcext:value-type="float">
            <text:p>0.04992592</text:p>
          </table:table-cell>
          <table:table-cell office:value-type="float" office:value="0.03683414" calcext:value-type="float">
            <text:p>0.03683414</text:p>
          </table:table-cell>
          <table:table-cell office:value-type="float" office:value="0.02165988" calcext:value-type="float">
            <text:p>0.02165988</text:p>
          </table:table-cell>
          <table:table-cell office:value-type="float" office:value="0.02648457" calcext:value-type="float">
            <text:p>0.02648457</text:p>
          </table:table-cell>
          <table:table-cell office:value-type="float" office:value="0.07109149" calcext:value-type="float">
            <text:p>0.07109149</text:p>
          </table:table-cell>
          <table:table-cell office:value-type="float" office:value="0.1389007" calcext:value-type="float">
            <text:p>0.1389007</text:p>
          </table:table-cell>
          <table:table-cell office:value-type="float" office:value="0.1431017" calcext:value-type="float">
            <text:p>0.1431017</text:p>
          </table:table-cell>
          <table:table-cell office:value-type="float" office:value="0.1457469" calcext:value-type="float">
            <text:p>0.1457469</text:p>
          </table:table-cell>
          <table:table-cell office:value-type="float" office:value="0.1511165" calcext:value-type="float">
            <text:p>0.1511165</text:p>
          </table:table-cell>
          <table:table-cell office:value-type="float" office:value="0.160995" calcext:value-type="float">
            <text:p>0.160995</text:p>
          </table:table-cell>
          <table:table-cell office:value-type="float" office:value="0.1663482" calcext:value-type="float">
            <text:p>0.1663482</text:p>
          </table:table-cell>
          <table:table-cell office:value-type="float" office:value="0" calcext:value-type="float">
            <text:p>0</text:p>
          </table:table-cell>
          <table:table-cell office:value-type="float" office:value="35.20402" calcext:value-type="float">
            <text:p>35.20402</text:p>
          </table:table-cell>
          <table:table-cell office:value-type="float" office:value="34.00465" calcext:value-type="float">
            <text:p>34.00465</text:p>
          </table:table-cell>
          <table:table-cell office:value-type="float" office:value="23.42215" calcext:value-type="float">
            <text:p>23.42215</text:p>
          </table:table-cell>
          <table:table-cell office:value-type="float" office:value="7.376765" calcext:value-type="float">
            <text:p>7.376765</text:p>
          </table:table-cell>
          <table:table-cell office:value-type="float" office:value="5.860293" calcext:value-type="float">
            <text:p>5.860293</text:p>
          </table:table-cell>
          <table:table-cell office:value-type="float" office:value="2.20627" calcext:value-type="float">
            <text:p>2.20627</text:p>
          </table:table-cell>
          <table:table-cell office:value-type="float" office:value="1.958591" calcext:value-type="float">
            <text:p>1.958591</text:p>
          </table:table-cell>
          <table:table-cell office:value-type="float" office:value="4.292224" calcext:value-type="float">
            <text:p>4.292224</text:p>
          </table:table-cell>
          <table:table-cell office:value-type="float" office:value="7.303751" calcext:value-type="float">
            <text:p>7.303751</text:p>
          </table:table-cell>
          <table:table-cell office:value-type="float" office:value="7.762158" calcext:value-type="float">
            <text:p>7.762158</text:p>
          </table:table-cell>
          <table:table-cell office:value-type="float" office:value="8.06792" calcext:value-type="float">
            <text:p>8.06792</text:p>
          </table:table-cell>
          <table:table-cell office:value-type="float" office:value="8.517855" calcext:value-type="float">
            <text:p>8.517855</text:p>
          </table:table-cell>
          <table:table-cell office:value-type="float" office:value="9.526434" calcext:value-type="float">
            <text:p>9.526434</text:p>
          </table:table-cell>
          <table:table-cell office:value-type="float" office:value="10.04118" calcext:value-type="float">
            <text:p>10.04118</text:p>
          </table:table-cell>
          <table:table-cell office:value-type="float" office:value="0" calcext:value-type="float">
            <text:p>0</text:p>
          </table:table-cell>
          <table:table-cell office:value-type="float" office:value="0.6126525" calcext:value-type="float">
            <text:p>0.612652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3.431521" calcext:value-type="float">
            <text:p>3.431521</text:p>
          </table:table-cell>
          <table:table-cell office:value-type="float" office:value="135.4107" calcext:value-type="float">
            <text:p>135.4107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81473" calcext:value-type="float">
            <text:p>32.81473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6081" calcext:value-type="float">
            <text:p>0.0006226081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59684" calcext:value-type="float">
            <text:p>0.07459684</text:p>
          </table:table-cell>
          <table:table-cell office:value-type="float" office:value="1173.206" calcext:value-type="float">
            <text:p>1173.206</text:p>
          </table:table-cell>
          <table:table-cell office:value-type="float" office:value="1.141779" calcext:value-type="float">
            <text:p>1.141779</text:p>
          </table:table-cell>
          <table:table-cell office:value-type="float" office:value="0" calcext:value-type="float">
            <text:p>0</text:p>
          </table:table-cell>
          <table:table-cell office:value-type="float" office:value="0.225878" calcext:value-type="float">
            <text:p>0.225878</text:p>
          </table:table-cell>
          <table:table-cell office:value-type="float" office:value="0.2544615" calcext:value-type="float">
            <text:p>0.2544615</text:p>
          </table:table-cell>
          <table:table-cell office:value-type="float" office:value="0.1570234" calcext:value-type="float">
            <text:p>0.1570234</text:p>
          </table:table-cell>
          <table:table-cell office:value-type="float" office:value="0.04977509" calcext:value-type="float">
            <text:p>0.04977509</text:p>
          </table:table-cell>
          <table:table-cell office:value-type="float" office:value="0.03590708" calcext:value-type="float">
            <text:p>0.03590708</text:p>
          </table:table-cell>
          <table:table-cell office:value-type="float" office:value="0.0217533" calcext:value-type="float">
            <text:p>0.0217533</text:p>
          </table:table-cell>
          <table:table-cell office:value-type="float" office:value="0.02571018" calcext:value-type="float">
            <text:p>0.02571018</text:p>
          </table:table-cell>
          <table:table-cell office:value-type="float" office:value="0.07111882" calcext:value-type="float">
            <text:p>0.07111882</text:p>
          </table:table-cell>
          <table:table-cell office:value-type="float" office:value="0.138939" calcext:value-type="float">
            <text:p>0.138939</text:p>
          </table:table-cell>
          <table:table-cell office:value-type="float" office:value="0.1431473" calcext:value-type="float">
            <text:p>0.1431473</text:p>
          </table:table-cell>
          <table:table-cell office:value-type="float" office:value="0.1458035" calcext:value-type="float">
            <text:p>0.1458035</text:p>
          </table:table-cell>
          <table:table-cell office:value-type="float" office:value="0.151163" calcext:value-type="float">
            <text:p>0.151163</text:p>
          </table:table-cell>
          <table:table-cell office:value-type="float" office:value="0.1610456" calcext:value-type="float">
            <text:p>0.1610456</text:p>
          </table:table-cell>
          <table:table-cell office:value-type="float" office:value="0.1663987" calcext:value-type="float">
            <text:p>0.1663987</text:p>
          </table:table-cell>
          <table:table-cell office:value-type="float" office:value="0" calcext:value-type="float">
            <text:p>0</text:p>
          </table:table-cell>
          <table:table-cell office:value-type="float" office:value="35.17713" calcext:value-type="float">
            <text:p>35.17713</text:p>
          </table:table-cell>
          <table:table-cell office:value-type="float" office:value="33.97265" calcext:value-type="float">
            <text:p>33.97265</text:p>
          </table:table-cell>
          <table:table-cell office:value-type="float" office:value="23.40199" calcext:value-type="float">
            <text:p>23.40199</text:p>
          </table:table-cell>
          <table:table-cell office:value-type="float" office:value="7.370811" calcext:value-type="float">
            <text:p>7.370811</text:p>
          </table:table-cell>
          <table:table-cell office:value-type="float" office:value="5.853942" calcext:value-type="float">
            <text:p>5.853942</text:p>
          </table:table-cell>
          <table:table-cell office:value-type="float" office:value="2.206822" calcext:value-type="float">
            <text:p>2.206822</text:p>
          </table:table-cell>
          <table:table-cell office:value-type="float" office:value="1.960179" calcext:value-type="float">
            <text:p>1.960179</text:p>
          </table:table-cell>
          <table:table-cell office:value-type="float" office:value="4.295733" calcext:value-type="float">
            <text:p>4.295733</text:p>
          </table:table-cell>
          <table:table-cell office:value-type="float" office:value="7.308778" calcext:value-type="float">
            <text:p>7.308778</text:p>
          </table:table-cell>
          <table:table-cell office:value-type="float" office:value="7.767853" calcext:value-type="float">
            <text:p>7.767853</text:p>
          </table:table-cell>
          <table:table-cell office:value-type="float" office:value="8.073859" calcext:value-type="float">
            <text:p>8.073859</text:p>
          </table:table-cell>
          <table:table-cell office:value-type="float" office:value="8.523591" calcext:value-type="float">
            <text:p>8.523591</text:p>
          </table:table-cell>
          <table:table-cell office:value-type="float" office:value="9.531086" calcext:value-type="float">
            <text:p>9.531086</text:p>
          </table:table-cell>
          <table:table-cell office:value-type="float" office:value="10.04584" calcext:value-type="float">
            <text:p>10.04584</text:p>
          </table:table-cell>
          <table:table-cell office:value-type="float" office:value="0" calcext:value-type="float">
            <text:p>0</text:p>
          </table:table-cell>
          <table:table-cell office:value-type="float" office:value="0.9274868" calcext:value-type="float">
            <text:p>0.927486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3.430262" calcext:value-type="float">
            <text:p>3.430262</text:p>
          </table:table-cell>
          <table:table-cell office:value-type="float" office:value="135.4093" calcext:value-type="float">
            <text:p>135.4093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82941" calcext:value-type="float">
            <text:p>32.82941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6094" calcext:value-type="float">
            <text:p>0.0006226094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59684" calcext:value-type="float">
            <text:p>0.07459684</text:p>
          </table:table-cell>
          <table:table-cell office:value-type="float" office:value="1173.194" calcext:value-type="float">
            <text:p>1173.194</text:p>
          </table:table-cell>
          <table:table-cell office:value-type="float" office:value="1.144973" calcext:value-type="float">
            <text:p>1.144973</text:p>
          </table:table-cell>
          <table:table-cell office:value-type="float" office:value="0" calcext:value-type="float">
            <text:p>0</text:p>
          </table:table-cell>
          <table:table-cell office:value-type="float" office:value="0.1328959" calcext:value-type="float">
            <text:p>0.1328959</text:p>
          </table:table-cell>
          <table:table-cell office:value-type="float" office:value="0.2125881" calcext:value-type="float">
            <text:p>0.2125881</text:p>
          </table:table-cell>
          <table:table-cell office:value-type="float" office:value="0.1717709" calcext:value-type="float">
            <text:p>0.1717709</text:p>
          </table:table-cell>
          <table:table-cell office:value-type="float" office:value="0.07327648" calcext:value-type="float">
            <text:p>0.07327648</text:p>
          </table:table-cell>
          <table:table-cell office:value-type="float" office:value="0.0416109" calcext:value-type="float">
            <text:p>0.0416109</text:p>
          </table:table-cell>
          <table:table-cell office:value-type="float" office:value="0.02233287" calcext:value-type="float">
            <text:p>0.02233287</text:p>
          </table:table-cell>
          <table:table-cell office:value-type="float" office:value="0.02638802" calcext:value-type="float">
            <text:p>0.02638802</text:p>
          </table:table-cell>
          <table:table-cell office:value-type="float" office:value="0.07117134" calcext:value-type="float">
            <text:p>0.07117134</text:p>
          </table:table-cell>
          <table:table-cell office:value-type="float" office:value="0.138981" calcext:value-type="float">
            <text:p>0.138981</text:p>
          </table:table-cell>
          <table:table-cell office:value-type="float" office:value="0.1431943" calcext:value-type="float">
            <text:p>0.1431943</text:p>
          </table:table-cell>
          <table:table-cell office:value-type="float" office:value="0.145861" calcext:value-type="float">
            <text:p>0.145861</text:p>
          </table:table-cell>
          <table:table-cell office:value-type="float" office:value="0.1511947" calcext:value-type="float">
            <text:p>0.1511947</text:p>
          </table:table-cell>
          <table:table-cell office:value-type="float" office:value="0.1610961" calcext:value-type="float">
            <text:p>0.1610961</text:p>
          </table:table-cell>
          <table:table-cell office:value-type="float" office:value="0.1664489" calcext:value-type="float">
            <text:p>0.1664489</text:p>
          </table:table-cell>
          <table:table-cell office:value-type="float" office:value="0" calcext:value-type="float">
            <text:p>0</text:p>
          </table:table-cell>
          <table:table-cell office:value-type="float" office:value="35.12302" calcext:value-type="float">
            <text:p>35.12302</text:p>
          </table:table-cell>
          <table:table-cell office:value-type="float" office:value="33.93273" calcext:value-type="float">
            <text:p>33.93273</text:p>
          </table:table-cell>
          <table:table-cell office:value-type="float" office:value="23.38326" calcext:value-type="float">
            <text:p>23.38326</text:p>
          </table:table-cell>
          <table:table-cell office:value-type="float" office:value="7.36693" calcext:value-type="float">
            <text:p>7.36693</text:p>
          </table:table-cell>
          <table:table-cell office:value-type="float" office:value="5.847621" calcext:value-type="float">
            <text:p>5.847621</text:p>
          </table:table-cell>
          <table:table-cell office:value-type="float" office:value="2.207396" calcext:value-type="float">
            <text:p>2.207396</text:p>
          </table:table-cell>
          <table:table-cell office:value-type="float" office:value="1.961908" calcext:value-type="float">
            <text:p>1.961908</text:p>
          </table:table-cell>
          <table:table-cell office:value-type="float" office:value="4.299243" calcext:value-type="float">
            <text:p>4.299243</text:p>
          </table:table-cell>
          <table:table-cell office:value-type="float" office:value="7.313806" calcext:value-type="float">
            <text:p>7.313806</text:p>
          </table:table-cell>
          <table:table-cell office:value-type="float" office:value="7.773549" calcext:value-type="float">
            <text:p>7.773549</text:p>
          </table:table-cell>
          <table:table-cell office:value-type="float" office:value="8.079799" calcext:value-type="float">
            <text:p>8.079799</text:p>
          </table:table-cell>
          <table:table-cell office:value-type="float" office:value="8.529326" calcext:value-type="float">
            <text:p>8.529326</text:p>
          </table:table-cell>
          <table:table-cell office:value-type="float" office:value="9.535737" calcext:value-type="float">
            <text:p>9.535737</text:p>
          </table:table-cell>
          <table:table-cell office:value-type="float" office:value="10.05045" calcext:value-type="float">
            <text:p>10.05045</text:p>
          </table:table-cell>
          <table:table-cell office:value-type="float" office:value="0" calcext:value-type="float">
            <text:p>0</text:p>
          </table:table-cell>
          <table:table-cell office:value-type="float" office:value="0.2923248" calcext:value-type="float">
            <text:p>0.292324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3.428987" calcext:value-type="float">
            <text:p>3.428987</text:p>
          </table:table-cell>
          <table:table-cell office:value-type="float" office:value="135.4079" calcext:value-type="float">
            <text:p>135.4079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84436" calcext:value-type="float">
            <text:p>32.8443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6094" calcext:value-type="float">
            <text:p>0.0006226094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55084" calcext:value-type="float">
            <text:p>0.07455084</text:p>
          </table:table-cell>
          <table:table-cell office:value-type="float" office:value="1173.182" calcext:value-type="float">
            <text:p>1173.182</text:p>
          </table:table-cell>
          <table:table-cell office:value-type="float" office:value="1.148695" calcext:value-type="float">
            <text:p>1.148695</text:p>
          </table:table-cell>
          <table:table-cell office:value-type="float" office:value="0" calcext:value-type="float">
            <text:p>0</text:p>
          </table:table-cell>
          <table:table-cell office:value-type="float" office:value="0.2014615" calcext:value-type="float">
            <text:p>0.2014615</text:p>
          </table:table-cell>
          <table:table-cell office:value-type="float" office:value="0.2500374" calcext:value-type="float">
            <text:p>0.2500374</text:p>
          </table:table-cell>
          <table:table-cell office:value-type="float" office:value="0.1659344" calcext:value-type="float">
            <text:p>0.1659344</text:p>
          </table:table-cell>
          <table:table-cell office:value-type="float" office:value="0.05591173" calcext:value-type="float">
            <text:p>0.05591173</text:p>
          </table:table-cell>
          <table:table-cell office:value-type="float" office:value="0.03871547" calcext:value-type="float">
            <text:p>0.03871547</text:p>
          </table:table-cell>
          <table:table-cell office:value-type="float" office:value="0.02242842" calcext:value-type="float">
            <text:p>0.02242842</text:p>
          </table:table-cell>
          <table:table-cell office:value-type="float" office:value="0.02650843" calcext:value-type="float">
            <text:p>0.02650843</text:p>
          </table:table-cell>
          <table:table-cell office:value-type="float" office:value="0.07125083" calcext:value-type="float">
            <text:p>0.07125083</text:p>
          </table:table-cell>
          <table:table-cell office:value-type="float" office:value="0.1390352" calcext:value-type="float">
            <text:p>0.1390352</text:p>
          </table:table-cell>
          <table:table-cell office:value-type="float" office:value="0.1432431" calcext:value-type="float">
            <text:p>0.1432431</text:p>
          </table:table-cell>
          <table:table-cell office:value-type="float" office:value="0.1459192" calcext:value-type="float">
            <text:p>0.1459192</text:p>
          </table:table-cell>
          <table:table-cell office:value-type="float" office:value="0.1512611" calcext:value-type="float">
            <text:p>0.1512611</text:p>
          </table:table-cell>
          <table:table-cell office:value-type="float" office:value="0.1612503" calcext:value-type="float">
            <text:p>0.1612503</text:p>
          </table:table-cell>
          <table:table-cell office:value-type="float" office:value="0.1664677" calcext:value-type="float">
            <text:p>0.1664677</text:p>
          </table:table-cell>
          <table:table-cell office:value-type="float" office:value="0" calcext:value-type="float">
            <text:p>0</text:p>
          </table:table-cell>
          <table:table-cell office:value-type="float" office:value="35.06829" calcext:value-type="float">
            <text:p>35.06829</text:p>
          </table:table-cell>
          <table:table-cell office:value-type="float" office:value="33.89017" calcext:value-type="float">
            <text:p>33.89017</text:p>
          </table:table-cell>
          <table:table-cell office:value-type="float" office:value="23.36538" calcext:value-type="float">
            <text:p>23.36538</text:p>
          </table:table-cell>
          <table:table-cell office:value-type="float" office:value="7.367772" calcext:value-type="float">
            <text:p>7.367772</text:p>
          </table:table-cell>
          <table:table-cell office:value-type="float" office:value="5.843214" calcext:value-type="float">
            <text:p>5.843214</text:p>
          </table:table-cell>
          <table:table-cell office:value-type="float" office:value="2.208293" calcext:value-type="float">
            <text:p>2.208293</text:p>
          </table:table-cell>
          <table:table-cell office:value-type="float" office:value="1.963786" calcext:value-type="float">
            <text:p>1.963786</text:p>
          </table:table-cell>
          <table:table-cell office:value-type="float" office:value="4.302757" calcext:value-type="float">
            <text:p>4.302757</text:p>
          </table:table-cell>
          <table:table-cell office:value-type="float" office:value="7.318834" calcext:value-type="float">
            <text:p>7.318834</text:p>
          </table:table-cell>
          <table:table-cell office:value-type="float" office:value="7.779244" calcext:value-type="float">
            <text:p>7.779244</text:p>
          </table:table-cell>
          <table:table-cell office:value-type="float" office:value="8.085692" calcext:value-type="float">
            <text:p>8.085692</text:p>
          </table:table-cell>
          <table:table-cell office:value-type="float" office:value="8.535069" calcext:value-type="float">
            <text:p>8.535069</text:p>
          </table:table-cell>
          <table:table-cell office:value-type="float" office:value="9.540408" calcext:value-type="float">
            <text:p>9.540408</text:p>
          </table:table-cell>
          <table:table-cell office:value-type="float" office:value="10.05504" calcext:value-type="float">
            <text:p>10.05504</text:p>
          </table:table-cell>
          <table:table-cell office:value-type="float" office:value="0" calcext:value-type="float">
            <text:p>0</text:p>
          </table:table-cell>
          <table:table-cell office:value-type="float" office:value="0.4013228" calcext:value-type="float">
            <text:p>0.401322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3.427793" calcext:value-type="float">
            <text:p>3.427793</text:p>
          </table:table-cell>
          <table:table-cell office:value-type="float" office:value="135.4064" calcext:value-type="float">
            <text:p>135.4064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85926" calcext:value-type="float">
            <text:p>32.8592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626" calcext:value-type="float">
            <text:p>0.000622626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41317" calcext:value-type="float">
            <text:p>0.07441317</text:p>
          </table:table-cell>
          <table:table-cell office:value-type="float" office:value="1173.17" calcext:value-type="float">
            <text:p>1173.17</text:p>
          </table:table-cell>
          <table:table-cell office:value-type="float" office:value="1.152561" calcext:value-type="float">
            <text:p>1.152561</text:p>
          </table:table-cell>
          <table:table-cell office:value-type="float" office:value="0" calcext:value-type="float">
            <text:p>0</text:p>
          </table:table-cell>
          <table:table-cell office:value-type="float" office:value="0.2181753" calcext:value-type="float">
            <text:p>0.2181753</text:p>
          </table:table-cell>
          <table:table-cell office:value-type="float" office:value="0.2536839" calcext:value-type="float">
            <text:p>0.2536839</text:p>
          </table:table-cell>
          <table:table-cell office:value-type="float" office:value="0.1580688" calcext:value-type="float">
            <text:p>0.1580688</text:p>
          </table:table-cell>
          <table:table-cell office:value-type="float" office:value="0.05024188" calcext:value-type="float">
            <text:p>0.05024188</text:p>
          </table:table-cell>
          <table:table-cell office:value-type="float" office:value="0.03538037" calcext:value-type="float">
            <text:p>0.03538037</text:p>
          </table:table-cell>
          <table:table-cell office:value-type="float" office:value="0.02199523" calcext:value-type="float">
            <text:p>0.02199523</text:p>
          </table:table-cell>
          <table:table-cell office:value-type="float" office:value="0.02601895" calcext:value-type="float">
            <text:p>0.02601895</text:p>
          </table:table-cell>
          <table:table-cell office:value-type="float" office:value="0.07131953" calcext:value-type="float">
            <text:p>0.07131953</text:p>
          </table:table-cell>
          <table:table-cell office:value-type="float" office:value="0.1390998" calcext:value-type="float">
            <text:p>0.1390998</text:p>
          </table:table-cell>
          <table:table-cell office:value-type="float" office:value="0.1432943" calcext:value-type="float">
            <text:p>0.1432943</text:p>
          </table:table-cell>
          <table:table-cell office:value-type="float" office:value="0.1459778" calcext:value-type="float">
            <text:p>0.1459778</text:p>
          </table:table-cell>
          <table:table-cell office:value-type="float" office:value="0.1513157" calcext:value-type="float">
            <text:p>0.1513157</text:p>
          </table:table-cell>
          <table:table-cell office:value-type="float" office:value="0.1612287" calcext:value-type="float">
            <text:p>0.1612287</text:p>
          </table:table-cell>
          <table:table-cell office:value-type="float" office:value="0.1665335" calcext:value-type="float">
            <text:p>0.1665335</text:p>
          </table:table-cell>
          <table:table-cell office:value-type="float" office:value="0" calcext:value-type="float">
            <text:p>0</text:p>
          </table:table-cell>
          <table:table-cell office:value-type="float" office:value="35.03489" calcext:value-type="float">
            <text:p>35.03489</text:p>
          </table:table-cell>
          <table:table-cell office:value-type="float" office:value="33.85458" calcext:value-type="float">
            <text:p>33.85458</text:p>
          </table:table-cell>
          <table:table-cell office:value-type="float" office:value="23.34475" calcext:value-type="float">
            <text:p>23.34475</text:p>
          </table:table-cell>
          <table:table-cell office:value-type="float" office:value="7.362607" calcext:value-type="float">
            <text:p>7.362607</text:p>
          </table:table-cell>
          <table:table-cell office:value-type="float" office:value="5.836617" calcext:value-type="float">
            <text:p>5.836617</text:p>
          </table:table-cell>
          <table:table-cell office:value-type="float" office:value="2.208997" calcext:value-type="float">
            <text:p>2.208997</text:p>
          </table:table-cell>
          <table:table-cell office:value-type="float" office:value="1.965529" calcext:value-type="float">
            <text:p>1.965529</text:p>
          </table:table-cell>
          <table:table-cell office:value-type="float" office:value="4.306298" calcext:value-type="float">
            <text:p>4.306298</text:p>
          </table:table-cell>
          <table:table-cell office:value-type="float" office:value="7.323862" calcext:value-type="float">
            <text:p>7.323862</text:p>
          </table:table-cell>
          <table:table-cell office:value-type="float" office:value="7.784938" calcext:value-type="float">
            <text:p>7.784938</text:p>
          </table:table-cell>
          <table:table-cell office:value-type="float" office:value="8.091575" calcext:value-type="float">
            <text:p>8.091575</text:p>
          </table:table-cell>
          <table:table-cell office:value-type="float" office:value="8.540803" calcext:value-type="float">
            <text:p>8.540803</text:p>
          </table:table-cell>
          <table:table-cell office:value-type="float" office:value="9.545119" calcext:value-type="float">
            <text:p>9.545119</text:p>
          </table:table-cell>
          <table:table-cell office:value-type="float" office:value="10.05962" calcext:value-type="float">
            <text:p>10.05962</text:p>
          </table:table-cell>
          <table:table-cell office:value-type="float" office:value="0" calcext:value-type="float">
            <text:p>0</text:p>
          </table:table-cell>
          <table:table-cell office:value-type="float" office:value="0.7591015" calcext:value-type="float">
            <text:p>0.759101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3.426498" calcext:value-type="float">
            <text:p>3.426498</text:p>
          </table:table-cell>
          <table:table-cell office:value-type="float" office:value="135.405" calcext:value-type="float">
            <text:p>135.405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87418" calcext:value-type="float">
            <text:p>32.8741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626" calcext:value-type="float">
            <text:p>0.000622626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27986" calcext:value-type="float">
            <text:p>0.07427986</text:p>
          </table:table-cell>
          <table:table-cell office:value-type="float" office:value="1173.158" calcext:value-type="float">
            <text:p>1173.158</text:p>
          </table:table-cell>
          <table:table-cell office:value-type="float" office:value="1.15728" calcext:value-type="float">
            <text:p>1.15728</text:p>
          </table:table-cell>
          <table:table-cell office:value-type="float" office:value="0" calcext:value-type="float">
            <text:p>0</text:p>
          </table:table-cell>
          <table:table-cell office:value-type="float" office:value="0.2178238" calcext:value-type="float">
            <text:p>0.2178238</text:p>
          </table:table-cell>
          <table:table-cell office:value-type="float" office:value="0.2575835" calcext:value-type="float">
            <text:p>0.2575835</text:p>
          </table:table-cell>
          <table:table-cell office:value-type="float" office:value="0.1612597" calcext:value-type="float">
            <text:p>0.1612597</text:p>
          </table:table-cell>
          <table:table-cell office:value-type="float" office:value="0.04915517" calcext:value-type="float">
            <text:p>0.04915517</text:p>
          </table:table-cell>
          <table:table-cell office:value-type="float" office:value="0.03488748" calcext:value-type="float">
            <text:p>0.03488748</text:p>
          </table:table-cell>
          <table:table-cell office:value-type="float" office:value="0.02195469" calcext:value-type="float">
            <text:p>0.02195469</text:p>
          </table:table-cell>
          <table:table-cell office:value-type="float" office:value="0.02661783" calcext:value-type="float">
            <text:p>0.02661783</text:p>
          </table:table-cell>
          <table:table-cell office:value-type="float" office:value="0.07139468" calcext:value-type="float">
            <text:p>0.07139468</text:p>
          </table:table-cell>
          <table:table-cell office:value-type="float" office:value="0.1391655" calcext:value-type="float">
            <text:p>0.1391655</text:p>
          </table:table-cell>
          <table:table-cell office:value-type="float" office:value="0.1433481" calcext:value-type="float">
            <text:p>0.1433481</text:p>
          </table:table-cell>
          <table:table-cell office:value-type="float" office:value="0.146037" calcext:value-type="float">
            <text:p>0.146037</text:p>
          </table:table-cell>
          <table:table-cell office:value-type="float" office:value="0.1513628" calcext:value-type="float">
            <text:p>0.1513628</text:p>
          </table:table-cell>
          <table:table-cell office:value-type="float" office:value="0.1612568" calcext:value-type="float">
            <text:p>0.1612568</text:p>
          </table:table-cell>
          <table:table-cell office:value-type="float" office:value="0.1665902" calcext:value-type="float">
            <text:p>0.1665902</text:p>
          </table:table-cell>
          <table:table-cell office:value-type="float" office:value="0" calcext:value-type="float">
            <text:p>0</text:p>
          </table:table-cell>
          <table:table-cell office:value-type="float" office:value="35.00368" calcext:value-type="float">
            <text:p>35.00368</text:p>
          </table:table-cell>
          <table:table-cell office:value-type="float" office:value="33.82102" calcext:value-type="float">
            <text:p>33.82102</text:p>
          </table:table-cell>
          <table:table-cell office:value-type="float" office:value="23.32408" calcext:value-type="float">
            <text:p>23.32408</text:p>
          </table:table-cell>
          <table:table-cell office:value-type="float" office:value="7.356182" calcext:value-type="float">
            <text:p>7.356182</text:p>
          </table:table-cell>
          <table:table-cell office:value-type="float" office:value="5.8294" calcext:value-type="float">
            <text:p>5.8294</text:p>
          </table:table-cell>
          <table:table-cell office:value-type="float" office:value="2.209624" calcext:value-type="float">
            <text:p>2.209624</text:p>
          </table:table-cell>
          <table:table-cell office:value-type="float" office:value="1.967404" calcext:value-type="float">
            <text:p>1.967404</text:p>
          </table:table-cell>
          <table:table-cell office:value-type="float" office:value="4.309844" calcext:value-type="float">
            <text:p>4.309844</text:p>
          </table:table-cell>
          <table:table-cell office:value-type="float" office:value="7.32889" calcext:value-type="float">
            <text:p>7.32889</text:p>
          </table:table-cell>
          <table:table-cell office:value-type="float" office:value="7.790634" calcext:value-type="float">
            <text:p>7.790634</text:p>
          </table:table-cell>
          <table:table-cell office:value-type="float" office:value="8.097457" calcext:value-type="float">
            <text:p>8.097457</text:p>
          </table:table-cell>
          <table:table-cell office:value-type="float" office:value="8.546522" calcext:value-type="float">
            <text:p>8.546522</text:p>
          </table:table-cell>
          <table:table-cell office:value-type="float" office:value="9.549771" calcext:value-type="float">
            <text:p>9.549771</text:p>
          </table:table-cell>
          <table:table-cell office:value-type="float" office:value="10.06424" calcext:value-type="float">
            <text:p>10.06424</text:p>
          </table:table-cell>
          <table:table-cell office:value-type="float" office:value="0" calcext:value-type="float">
            <text:p>0</text:p>
          </table:table-cell>
          <table:table-cell office:value-type="float" office:value="0.6525741" calcext:value-type="float">
            <text:p>0.6525741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3.4254" calcext:value-type="float">
            <text:p>3.4254</text:p>
          </table:table-cell>
          <table:table-cell office:value-type="float" office:value="135.4035" calcext:value-type="float">
            <text:p>135.4035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8891" calcext:value-type="float">
            <text:p>32.8891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634" calcext:value-type="float">
            <text:p>0.000622634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275" calcext:value-type="float">
            <text:p>0.074275</text:p>
          </table:table-cell>
          <table:table-cell office:value-type="float" office:value="1173.146" calcext:value-type="float">
            <text:p>1173.146</text:p>
          </table:table-cell>
          <table:table-cell office:value-type="float" office:value="1.160447" calcext:value-type="float">
            <text:p>1.160447</text:p>
          </table:table-cell>
          <table:table-cell office:value-type="float" office:value="0" calcext:value-type="float">
            <text:p>0</text:p>
          </table:table-cell>
          <table:table-cell office:value-type="float" office:value="0.218238" calcext:value-type="float">
            <text:p>0.218238</text:p>
          </table:table-cell>
          <table:table-cell office:value-type="float" office:value="0.2537487" calcext:value-type="float">
            <text:p>0.2537487</text:p>
          </table:table-cell>
          <table:table-cell office:value-type="float" office:value="0.1585948" calcext:value-type="float">
            <text:p>0.1585948</text:p>
          </table:table-cell>
          <table:table-cell office:value-type="float" office:value="0.04845889" calcext:value-type="float">
            <text:p>0.04845889</text:p>
          </table:table-cell>
          <table:table-cell office:value-type="float" office:value="0.03452042" calcext:value-type="float">
            <text:p>0.03452042</text:p>
          </table:table-cell>
          <table:table-cell office:value-type="float" office:value="0.02192022" calcext:value-type="float">
            <text:p>0.02192022</text:p>
          </table:table-cell>
          <table:table-cell office:value-type="float" office:value="0.02644595" calcext:value-type="float">
            <text:p>0.02644595</text:p>
          </table:table-cell>
          <table:table-cell office:value-type="float" office:value="0.0714748" calcext:value-type="float">
            <text:p>0.0714748</text:p>
          </table:table-cell>
          <table:table-cell office:value-type="float" office:value="0.1392364" calcext:value-type="float">
            <text:p>0.1392364</text:p>
          </table:table-cell>
          <table:table-cell office:value-type="float" office:value="0.143404" calcext:value-type="float">
            <text:p>0.143404</text:p>
          </table:table-cell>
          <table:table-cell office:value-type="float" office:value="0.1460967" calcext:value-type="float">
            <text:p>0.1460967</text:p>
          </table:table-cell>
          <table:table-cell office:value-type="float" office:value="0.1514083" calcext:value-type="float">
            <text:p>0.1514083</text:p>
          </table:table-cell>
          <table:table-cell office:value-type="float" office:value="0.161301" calcext:value-type="float">
            <text:p>0.161301</text:p>
          </table:table-cell>
          <table:table-cell office:value-type="float" office:value="0.1666424" calcext:value-type="float">
            <text:p>0.1666424</text:p>
          </table:table-cell>
          <table:table-cell office:value-type="float" office:value="0" calcext:value-type="float">
            <text:p>0</text:p>
          </table:table-cell>
          <table:table-cell office:value-type="float" office:value="34.97283" calcext:value-type="float">
            <text:p>34.97283</text:p>
          </table:table-cell>
          <table:table-cell office:value-type="float" office:value="33.78788" calcext:value-type="float">
            <text:p>33.78788</text:p>
          </table:table-cell>
          <table:table-cell office:value-type="float" office:value="23.30384" calcext:value-type="float">
            <text:p>23.30384</text:p>
          </table:table-cell>
          <table:table-cell office:value-type="float" office:value="7.349504" calcext:value-type="float">
            <text:p>7.349504</text:p>
          </table:table-cell>
          <table:table-cell office:value-type="float" office:value="5.822079" calcext:value-type="float">
            <text:p>5.822079</text:p>
          </table:table-cell>
          <table:table-cell office:value-type="float" office:value="2.210248" calcext:value-type="float">
            <text:p>2.210248</text:p>
          </table:table-cell>
          <table:table-cell office:value-type="float" office:value="1.969246" calcext:value-type="float">
            <text:p>1.969246</text:p>
          </table:table-cell>
          <table:table-cell office:value-type="float" office:value="4.313416" calcext:value-type="float">
            <text:p>4.313416</text:p>
          </table:table-cell>
          <table:table-cell office:value-type="float" office:value="7.333918" calcext:value-type="float">
            <text:p>7.333918</text:p>
          </table:table-cell>
          <table:table-cell office:value-type="float" office:value="7.796329" calcext:value-type="float">
            <text:p>7.796329</text:p>
          </table:table-cell>
          <table:table-cell office:value-type="float" office:value="8.10334" calcext:value-type="float">
            <text:p>8.10334</text:p>
          </table:table-cell>
          <table:table-cell office:value-type="float" office:value="8.552186" calcext:value-type="float">
            <text:p>8.552186</text:p>
          </table:table-cell>
          <table:table-cell office:value-type="float" office:value="9.554423" calcext:value-type="float">
            <text:p>9.554423</text:p>
          </table:table-cell>
          <table:table-cell office:value-type="float" office:value="10.06885" calcext:value-type="float">
            <text:p>10.06885</text:p>
          </table:table-cell>
          <table:table-cell office:value-type="float" office:value="0" calcext:value-type="float">
            <text:p>0</text:p>
          </table:table-cell>
          <table:table-cell office:value-type="float" office:value="0.6673594" calcext:value-type="float">
            <text:p>0.6673594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3.424548" calcext:value-type="float">
            <text:p>3.424548</text:p>
          </table:table-cell>
          <table:table-cell office:value-type="float" office:value="135.4021" calcext:value-type="float">
            <text:p>135.4021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90388" calcext:value-type="float">
            <text:p>32.9038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6644" calcext:value-type="float">
            <text:p>0.0006226644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27543" calcext:value-type="float">
            <text:p>0.07427543</text:p>
          </table:table-cell>
          <table:table-cell office:value-type="float" office:value="1173.134" calcext:value-type="float">
            <text:p>1173.134</text:p>
          </table:table-cell>
          <table:table-cell office:value-type="float" office:value="1.162147" calcext:value-type="float">
            <text:p>1.162147</text:p>
          </table:table-cell>
          <table:table-cell office:value-type="float" office:value="0" calcext:value-type="float">
            <text:p>0</text:p>
          </table:table-cell>
          <table:table-cell office:value-type="float" office:value="0.2200596" calcext:value-type="float">
            <text:p>0.2200596</text:p>
          </table:table-cell>
          <table:table-cell office:value-type="float" office:value="0.2443943" calcext:value-type="float">
            <text:p>0.2443943</text:p>
          </table:table-cell>
          <table:table-cell office:value-type="float" office:value="0.1514323" calcext:value-type="float">
            <text:p>0.1514323</text:p>
          </table:table-cell>
          <table:table-cell office:value-type="float" office:value="0.04798208" calcext:value-type="float">
            <text:p>0.04798208</text:p>
          </table:table-cell>
          <table:table-cell office:value-type="float" office:value="0.03422589" calcext:value-type="float">
            <text:p>0.03422589</text:p>
          </table:table-cell>
          <table:table-cell office:value-type="float" office:value="0.02176928" calcext:value-type="float">
            <text:p>0.02176928</text:p>
          </table:table-cell>
          <table:table-cell office:value-type="float" office:value="0.02429182" calcext:value-type="float">
            <text:p>0.02429182</text:p>
          </table:table-cell>
          <table:table-cell office:value-type="float" office:value="0.07145591" calcext:value-type="float">
            <text:p>0.07145591</text:p>
          </table:table-cell>
          <table:table-cell office:value-type="float" office:value="0.1392967" calcext:value-type="float">
            <text:p>0.1392967</text:p>
          </table:table-cell>
          <table:table-cell office:value-type="float" office:value="0.1434612" calcext:value-type="float">
            <text:p>0.1434612</text:p>
          </table:table-cell>
          <table:table-cell office:value-type="float" office:value="0.1461568" calcext:value-type="float">
            <text:p>0.1461568</text:p>
          </table:table-cell>
          <table:table-cell office:value-type="float" office:value="0.1514539" calcext:value-type="float">
            <text:p>0.1514539</text:p>
          </table:table-cell>
          <table:table-cell office:value-type="float" office:value="0.1613496" calcext:value-type="float">
            <text:p>0.1613496</text:p>
          </table:table-cell>
          <table:table-cell office:value-type="float" office:value="0.1666954" calcext:value-type="float">
            <text:p>0.1666954</text:p>
          </table:table-cell>
          <table:table-cell office:value-type="float" office:value="0" calcext:value-type="float">
            <text:p>0</text:p>
          </table:table-cell>
          <table:table-cell office:value-type="float" office:value="34.94339" calcext:value-type="float">
            <text:p>34.94339</text:p>
          </table:table-cell>
          <table:table-cell office:value-type="float" office:value="33.75368" calcext:value-type="float">
            <text:p>33.75368</text:p>
          </table:table-cell>
          <table:table-cell office:value-type="float" office:value="23.2821" calcext:value-type="float">
            <text:p>23.2821</text:p>
          </table:table-cell>
          <table:table-cell office:value-type="float" office:value="7.342729" calcext:value-type="float">
            <text:p>7.342729</text:p>
          </table:table-cell>
          <table:table-cell office:value-type="float" office:value="5.814744" calcext:value-type="float">
            <text:p>5.814744</text:p>
          </table:table-cell>
          <table:table-cell office:value-type="float" office:value="2.210833" calcext:value-type="float">
            <text:p>2.210833</text:p>
          </table:table-cell>
          <table:table-cell office:value-type="float" office:value="1.970898" calcext:value-type="float">
            <text:p>1.970898</text:p>
          </table:table-cell>
          <table:table-cell office:value-type="float" office:value="4.316987" calcext:value-type="float">
            <text:p>4.316987</text:p>
          </table:table-cell>
          <table:table-cell office:value-type="float" office:value="7.338945" calcext:value-type="float">
            <text:p>7.338945</text:p>
          </table:table-cell>
          <table:table-cell office:value-type="float" office:value="7.802024" calcext:value-type="float">
            <text:p>7.802024</text:p>
          </table:table-cell>
          <table:table-cell office:value-type="float" office:value="8.109222" calcext:value-type="float">
            <text:p>8.109222</text:p>
          </table:table-cell>
          <table:table-cell office:value-type="float" office:value="8.557845" calcext:value-type="float">
            <text:p>8.557845</text:p>
          </table:table-cell>
          <table:table-cell office:value-type="float" office:value="9.559074" calcext:value-type="float">
            <text:p>9.559074</text:p>
          </table:table-cell>
          <table:table-cell office:value-type="float" office:value="10.07346" calcext:value-type="float">
            <text:p>10.07346</text:p>
          </table:table-cell>
          <table:table-cell office:value-type="float" office:value="0" calcext:value-type="float">
            <text:p>0</text:p>
          </table:table-cell>
          <table:table-cell office:value-type="float" office:value="1.352425" calcext:value-type="float">
            <text:p>1.35242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3.42387" calcext:value-type="float">
            <text:p>3.42387</text:p>
          </table:table-cell>
          <table:table-cell office:value-type="float" office:value="135.4007" calcext:value-type="float">
            <text:p>135.4007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91845" calcext:value-type="float">
            <text:p>32.91845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7088" calcext:value-type="float">
            <text:p>0.0006227088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27551" calcext:value-type="float">
            <text:p>0.07427551</text:p>
          </table:table-cell>
          <table:table-cell office:value-type="float" office:value="1173.122" calcext:value-type="float">
            <text:p>1173.122</text:p>
          </table:table-cell>
          <table:table-cell office:value-type="float" office:value="1.163155" calcext:value-type="float">
            <text:p>1.163155</text:p>
          </table:table-cell>
          <table:table-cell office:value-type="float" office:value="0" calcext:value-type="float">
            <text:p>0</text:p>
          </table:table-cell>
          <table:table-cell office:value-type="float" office:value="0.256652" calcext:value-type="float">
            <text:p>0.256652</text:p>
          </table:table-cell>
          <table:table-cell office:value-type="float" office:value="0.2261001" calcext:value-type="float">
            <text:p>0.2261001</text:p>
          </table:table-cell>
          <table:table-cell office:value-type="float" office:value="0.142282" calcext:value-type="float">
            <text:p>0.142282</text:p>
          </table:table-cell>
          <table:table-cell office:value-type="float" office:value="0.04737328" calcext:value-type="float">
            <text:p>0.04737328</text:p>
          </table:table-cell>
          <table:table-cell office:value-type="float" office:value="0.03349506" calcext:value-type="float">
            <text:p>0.03349506</text:p>
          </table:table-cell>
          <table:table-cell office:value-type="float" office:value="0.02149891" calcext:value-type="float">
            <text:p>0.02149891</text:p>
          </table:table-cell>
          <table:table-cell office:value-type="float" office:value="0.02417452" calcext:value-type="float">
            <text:p>0.02417452</text:p>
          </table:table-cell>
          <table:table-cell office:value-type="float" office:value="0.07132355" calcext:value-type="float">
            <text:p>0.07132355</text:p>
          </table:table-cell>
          <table:table-cell office:value-type="float" office:value="0.1393244" calcext:value-type="float">
            <text:p>0.1393244</text:p>
          </table:table-cell>
          <table:table-cell office:value-type="float" office:value="0.1435168" calcext:value-type="float">
            <text:p>0.1435168</text:p>
          </table:table-cell>
          <table:table-cell office:value-type="float" office:value="0.146217" calcext:value-type="float">
            <text:p>0.146217</text:p>
          </table:table-cell>
          <table:table-cell office:value-type="float" office:value="0.1514912" calcext:value-type="float">
            <text:p>0.1514912</text:p>
          </table:table-cell>
          <table:table-cell office:value-type="float" office:value="0.1613994" calcext:value-type="float">
            <text:p>0.1613994</text:p>
          </table:table-cell>
          <table:table-cell office:value-type="float" office:value="0.1667458" calcext:value-type="float">
            <text:p>0.1667458</text:p>
          </table:table-cell>
          <table:table-cell office:value-type="float" office:value="0" calcext:value-type="float">
            <text:p>0</text:p>
          </table:table-cell>
          <table:table-cell office:value-type="float" office:value="34.92349" calcext:value-type="float">
            <text:p>34.92349</text:p>
          </table:table-cell>
          <table:table-cell office:value-type="float" office:value="33.71811" calcext:value-type="float">
            <text:p>33.71811</text:p>
          </table:table-cell>
          <table:table-cell office:value-type="float" office:value="23.25716" calcext:value-type="float">
            <text:p>23.25716</text:p>
          </table:table-cell>
          <table:table-cell office:value-type="float" office:value="7.335835" calcext:value-type="float">
            <text:p>7.335835</text:p>
          </table:table-cell>
          <table:table-cell office:value-type="float" office:value="5.807075" calcext:value-type="float">
            <text:p>5.807075</text:p>
          </table:table-cell>
          <table:table-cell office:value-type="float" office:value="2.211373" calcext:value-type="float">
            <text:p>2.211373</text:p>
          </table:table-cell>
          <table:table-cell office:value-type="float" office:value="1.972124" calcext:value-type="float">
            <text:p>1.972124</text:p>
          </table:table-cell>
          <table:table-cell office:value-type="float" office:value="4.320551" calcext:value-type="float">
            <text:p>4.320551</text:p>
          </table:table-cell>
          <table:table-cell office:value-type="float" office:value="7.343974" calcext:value-type="float">
            <text:p>7.343974</text:p>
          </table:table-cell>
          <table:table-cell office:value-type="float" office:value="7.80772" calcext:value-type="float">
            <text:p>7.80772</text:p>
          </table:table-cell>
          <table:table-cell office:value-type="float" office:value="8.115105" calcext:value-type="float">
            <text:p>8.115105</text:p>
          </table:table-cell>
          <table:table-cell office:value-type="float" office:value="8.563505" calcext:value-type="float">
            <text:p>8.563505</text:p>
          </table:table-cell>
          <table:table-cell office:value-type="float" office:value="9.563696" calcext:value-type="float">
            <text:p>9.563696</text:p>
          </table:table-cell>
          <table:table-cell office:value-type="float" office:value="10.07733" calcext:value-type="float">
            <text:p>10.07733</text:p>
          </table:table-cell>
          <table:table-cell office:value-type="float" office:value="0" calcext:value-type="float">
            <text:p>0</text:p>
          </table:table-cell>
          <table:table-cell office:value-type="float" office:value="1.774725" calcext:value-type="float">
            <text:p>1.77472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3.423321" calcext:value-type="float">
            <text:p>3.423321</text:p>
          </table:table-cell>
          <table:table-cell office:value-type="float" office:value="135.3996" calcext:value-type="float">
            <text:p>135.3996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93287" calcext:value-type="float">
            <text:p>32.93287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7154" calcext:value-type="float">
            <text:p>0.0006227154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27551" calcext:value-type="float">
            <text:p>0.07427551</text:p>
          </table:table-cell>
          <table:table-cell office:value-type="float" office:value="1173.11" calcext:value-type="float">
            <text:p>1173.11</text:p>
          </table:table-cell>
          <table:table-cell office:value-type="float" office:value="1.163709" calcext:value-type="float">
            <text:p>1.163709</text:p>
          </table:table-cell>
          <table:table-cell office:value-type="float" office:value="0" calcext:value-type="float">
            <text:p>0</text:p>
          </table:table-cell>
          <table:table-cell office:value-type="float" office:value="0.2288744" calcext:value-type="float">
            <text:p>0.2288744</text:p>
          </table:table-cell>
          <table:table-cell office:value-type="float" office:value="0.229834" calcext:value-type="float">
            <text:p>0.229834</text:p>
          </table:table-cell>
          <table:table-cell office:value-type="float" office:value="0.1464686" calcext:value-type="float">
            <text:p>0.1464686</text:p>
          </table:table-cell>
          <table:table-cell office:value-type="float" office:value="0.04714097" calcext:value-type="float">
            <text:p>0.04714097</text:p>
          </table:table-cell>
          <table:table-cell office:value-type="float" office:value="0.03481007" calcext:value-type="float">
            <text:p>0.03481007</text:p>
          </table:table-cell>
          <table:table-cell office:value-type="float" office:value="0.02106161" calcext:value-type="float">
            <text:p>0.02106161</text:p>
          </table:table-cell>
          <table:table-cell office:value-type="float" office:value="0.02588882" calcext:value-type="float">
            <text:p>0.02588882</text:p>
          </table:table-cell>
          <table:table-cell office:value-type="float" office:value="0.07112634" calcext:value-type="float">
            <text:p>0.07112634</text:p>
          </table:table-cell>
          <table:table-cell office:value-type="float" office:value="0.1393162" calcext:value-type="float">
            <text:p>0.1393162</text:p>
          </table:table-cell>
          <table:table-cell office:value-type="float" office:value="0.1435674" calcext:value-type="float">
            <text:p>0.1435674</text:p>
          </table:table-cell>
          <table:table-cell office:value-type="float" office:value="0.1462771" calcext:value-type="float">
            <text:p>0.1462771</text:p>
          </table:table-cell>
          <table:table-cell office:value-type="float" office:value="0.1515432" calcext:value-type="float">
            <text:p>0.1515432</text:p>
          </table:table-cell>
          <table:table-cell office:value-type="float" office:value="0.1614507" calcext:value-type="float">
            <text:p>0.1614507</text:p>
          </table:table-cell>
          <table:table-cell office:value-type="float" office:value="0.1667952" calcext:value-type="float">
            <text:p>0.1667952</text:p>
          </table:table-cell>
          <table:table-cell office:value-type="float" office:value="0" calcext:value-type="float">
            <text:p>0</text:p>
          </table:table-cell>
          <table:table-cell office:value-type="float" office:value="34.91002" calcext:value-type="float">
            <text:p>34.91002</text:p>
          </table:table-cell>
          <table:table-cell office:value-type="float" office:value="33.67993" calcext:value-type="float">
            <text:p>33.67993</text:p>
          </table:table-cell>
          <table:table-cell office:value-type="float" office:value="23.23052" calcext:value-type="float">
            <text:p>23.23052</text:p>
          </table:table-cell>
          <table:table-cell office:value-type="float" office:value="7.328716" calcext:value-type="float">
            <text:p>7.328716</text:p>
          </table:table-cell>
          <table:table-cell office:value-type="float" office:value="5.799683" calcext:value-type="float">
            <text:p>5.799683</text:p>
          </table:table-cell>
          <table:table-cell office:value-type="float" office:value="2.211808" calcext:value-type="float">
            <text:p>2.211808</text:p>
          </table:table-cell>
          <table:table-cell office:value-type="float" office:value="1.973656" calcext:value-type="float">
            <text:p>1.973656</text:p>
          </table:table-cell>
          <table:table-cell office:value-type="float" office:value="4.324083" calcext:value-type="float">
            <text:p>4.324083</text:p>
          </table:table-cell>
          <table:table-cell office:value-type="float" office:value="7.349001" calcext:value-type="float">
            <text:p>7.349001</text:p>
          </table:table-cell>
          <table:table-cell office:value-type="float" office:value="7.813414" calcext:value-type="float">
            <text:p>7.813414</text:p>
          </table:table-cell>
          <table:table-cell office:value-type="float" office:value="8.120988" calcext:value-type="float">
            <text:p>8.120988</text:p>
          </table:table-cell>
          <table:table-cell office:value-type="float" office:value="8.569161" calcext:value-type="float">
            <text:p>8.569161</text:p>
          </table:table-cell>
          <table:table-cell office:value-type="float" office:value="9.568271" calcext:value-type="float">
            <text:p>9.568271</text:p>
          </table:table-cell>
          <table:table-cell office:value-type="float" office:value="10.0826" calcext:value-type="float">
            <text:p>10.0826</text:p>
          </table:table-cell>
          <table:table-cell office:value-type="float" office:value="0" calcext:value-type="float">
            <text:p>0</text:p>
          </table:table-cell>
          <table:table-cell office:value-type="float" office:value="1.020293" calcext:value-type="float">
            <text:p>1.020293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3.422668" calcext:value-type="float">
            <text:p>3.422668</text:p>
          </table:table-cell>
          <table:table-cell office:value-type="float" office:value="135.3986" calcext:value-type="float">
            <text:p>135.3986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9474" calcext:value-type="float">
            <text:p>32.9474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7308" calcext:value-type="float">
            <text:p>0.0006227308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27564" calcext:value-type="float">
            <text:p>0.07427564</text:p>
          </table:table-cell>
          <table:table-cell office:value-type="float" office:value="1173.097" calcext:value-type="float">
            <text:p>1173.097</text:p>
          </table:table-cell>
          <table:table-cell office:value-type="float" office:value="1.164507" calcext:value-type="float">
            <text:p>1.164507</text:p>
          </table:table-cell>
          <table:table-cell office:value-type="float" office:value="0" calcext:value-type="float">
            <text:p>0</text:p>
          </table:table-cell>
          <table:table-cell office:value-type="float" office:value="0.2188216" calcext:value-type="float">
            <text:p>0.2188216</text:p>
          </table:table-cell>
          <table:table-cell office:value-type="float" office:value="0.2399283" calcext:value-type="float">
            <text:p>0.2399283</text:p>
          </table:table-cell>
          <table:table-cell office:value-type="float" office:value="0.1489701" calcext:value-type="float">
            <text:p>0.1489701</text:p>
          </table:table-cell>
          <table:table-cell office:value-type="float" office:value="0.04739297" calcext:value-type="float">
            <text:p>0.04739297</text:p>
          </table:table-cell>
          <table:table-cell office:value-type="float" office:value="0.03559265" calcext:value-type="float">
            <text:p>0.03559265</text:p>
          </table:table-cell>
          <table:table-cell office:value-type="float" office:value="0.02092468" calcext:value-type="float">
            <text:p>0.02092468</text:p>
          </table:table-cell>
          <table:table-cell office:value-type="float" office:value="0.02507455" calcext:value-type="float">
            <text:p>0.02507455</text:p>
          </table:table-cell>
          <table:table-cell office:value-type="float" office:value="0.07095587" calcext:value-type="float">
            <text:p>0.07095587</text:p>
          </table:table-cell>
          <table:table-cell office:value-type="float" office:value="0.1392825" calcext:value-type="float">
            <text:p>0.1392825</text:p>
          </table:table-cell>
          <table:table-cell office:value-type="float" office:value="0.1436116" calcext:value-type="float">
            <text:p>0.1436116</text:p>
          </table:table-cell>
          <table:table-cell office:value-type="float" office:value="0.1463361" calcext:value-type="float">
            <text:p>0.1463361</text:p>
          </table:table-cell>
          <table:table-cell office:value-type="float" office:value="0.1516017" calcext:value-type="float">
            <text:p>0.1516017</text:p>
          </table:table-cell>
          <table:table-cell office:value-type="float" office:value="0.1614998" calcext:value-type="float">
            <text:p>0.1614998</text:p>
          </table:table-cell>
          <table:table-cell office:value-type="float" office:value="0.1668456" calcext:value-type="float">
            <text:p>0.1668456</text:p>
          </table:table-cell>
          <table:table-cell office:value-type="float" office:value="0" calcext:value-type="float">
            <text:p>0</text:p>
          </table:table-cell>
          <table:table-cell office:value-type="float" office:value="34.8917" calcext:value-type="float">
            <text:p>34.8917</text:p>
          </table:table-cell>
          <table:table-cell office:value-type="float" office:value="33.64291" calcext:value-type="float">
            <text:p>33.64291</text:p>
          </table:table-cell>
          <table:table-cell office:value-type="float" office:value="23.20609" calcext:value-type="float">
            <text:p>23.20609</text:p>
          </table:table-cell>
          <table:table-cell office:value-type="float" office:value="7.321611" calcext:value-type="float">
            <text:p>7.321611</text:p>
          </table:table-cell>
          <table:table-cell office:value-type="float" office:value="5.793021" calcext:value-type="float">
            <text:p>5.793021</text:p>
          </table:table-cell>
          <table:table-cell office:value-type="float" office:value="2.21214" calcext:value-type="float">
            <text:p>2.21214</text:p>
          </table:table-cell>
          <table:table-cell office:value-type="float" office:value="1.975332" calcext:value-type="float">
            <text:p>1.975332</text:p>
          </table:table-cell>
          <table:table-cell office:value-type="float" office:value="4.327581" calcext:value-type="float">
            <text:p>4.327581</text:p>
          </table:table-cell>
          <table:table-cell office:value-type="float" office:value="7.354002" calcext:value-type="float">
            <text:p>7.354002</text:p>
          </table:table-cell>
          <table:table-cell office:value-type="float" office:value="7.819109" calcext:value-type="float">
            <text:p>7.819109</text:p>
          </table:table-cell>
          <table:table-cell office:value-type="float" office:value="8.12687" calcext:value-type="float">
            <text:p>8.12687</text:p>
          </table:table-cell>
          <table:table-cell office:value-type="float" office:value="8.574821" calcext:value-type="float">
            <text:p>8.574821</text:p>
          </table:table-cell>
          <table:table-cell office:value-type="float" office:value="9.572845" calcext:value-type="float">
            <text:p>9.572845</text:p>
          </table:table-cell>
          <table:table-cell office:value-type="float" office:value="10.08726" calcext:value-type="float">
            <text:p>10.08726</text:p>
          </table:table-cell>
          <table:table-cell office:value-type="float" office:value="0" calcext:value-type="float">
            <text:p>0</text:p>
          </table:table-cell>
          <table:table-cell office:value-type="float" office:value="1.100477" calcext:value-type="float">
            <text:p>1.100477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3.422009" calcext:value-type="float">
            <text:p>3.422009</text:p>
          </table:table-cell>
          <table:table-cell office:value-type="float" office:value="135.3976" calcext:value-type="float">
            <text:p>135.3976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96192" calcext:value-type="float">
            <text:p>32.96192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7531" calcext:value-type="float">
            <text:p>0.0006227531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27566" calcext:value-type="float">
            <text:p>0.07427566</text:p>
          </table:table-cell>
          <table:table-cell office:value-type="float" office:value="1173.085" calcext:value-type="float">
            <text:p>1173.085</text:p>
          </table:table-cell>
          <table:table-cell office:value-type="float" office:value="1.165552" calcext:value-type="float">
            <text:p>1.165552</text:p>
          </table:table-cell>
          <table:table-cell office:value-type="float" office:value="0" calcext:value-type="float">
            <text:p>0</text:p>
          </table:table-cell>
          <table:table-cell office:value-type="float" office:value="0.2193036" calcext:value-type="float">
            <text:p>0.2193036</text:p>
          </table:table-cell>
          <table:table-cell office:value-type="float" office:value="0.2393003" calcext:value-type="float">
            <text:p>0.2393003</text:p>
          </table:table-cell>
          <table:table-cell office:value-type="float" office:value="0.1456042" calcext:value-type="float">
            <text:p>0.1456042</text:p>
          </table:table-cell>
          <table:table-cell office:value-type="float" office:value="0.04727163" calcext:value-type="float">
            <text:p>0.04727163</text:p>
          </table:table-cell>
          <table:table-cell office:value-type="float" office:value="0.03479962" calcext:value-type="float">
            <text:p>0.03479962</text:p>
          </table:table-cell>
          <table:table-cell office:value-type="float" office:value="0.0210102" calcext:value-type="float">
            <text:p>0.0210102</text:p>
          </table:table-cell>
          <table:table-cell office:value-type="float" office:value="0.02507703" calcext:value-type="float">
            <text:p>0.02507703</text:p>
          </table:table-cell>
          <table:table-cell office:value-type="float" office:value="0.07086994" calcext:value-type="float">
            <text:p>0.07086994</text:p>
          </table:table-cell>
          <table:table-cell office:value-type="float" office:value="0.1392499" calcext:value-type="float">
            <text:p>0.1392499</text:p>
          </table:table-cell>
          <table:table-cell office:value-type="float" office:value="0.1436504" calcext:value-type="float">
            <text:p>0.1436504</text:p>
          </table:table-cell>
          <table:table-cell office:value-type="float" office:value="0.1463942" calcext:value-type="float">
            <text:p>0.1463942</text:p>
          </table:table-cell>
          <table:table-cell office:value-type="float" office:value="0.1516525" calcext:value-type="float">
            <text:p>0.1516525</text:p>
          </table:table-cell>
          <table:table-cell office:value-type="float" office:value="0.1615494" calcext:value-type="float">
            <text:p>0.1615494</text:p>
          </table:table-cell>
          <table:table-cell office:value-type="float" office:value="0.1668956" calcext:value-type="float">
            <text:p>0.1668956</text:p>
          </table:table-cell>
          <table:table-cell office:value-type="float" office:value="0" calcext:value-type="float">
            <text:p>0</text:p>
          </table:table-cell>
          <table:table-cell office:value-type="float" office:value="34.86873" calcext:value-type="float">
            <text:p>34.86873</text:p>
          </table:table-cell>
          <table:table-cell office:value-type="float" office:value="33.60739" calcext:value-type="float">
            <text:p>33.60739</text:p>
          </table:table-cell>
          <table:table-cell office:value-type="float" office:value="23.1818" calcext:value-type="float">
            <text:p>23.1818</text:p>
          </table:table-cell>
          <table:table-cell office:value-type="float" office:value="7.314754" calcext:value-type="float">
            <text:p>7.314754</text:p>
          </table:table-cell>
          <table:table-cell office:value-type="float" office:value="5.786297" calcext:value-type="float">
            <text:p>5.786297</text:p>
          </table:table-cell>
          <table:table-cell office:value-type="float" office:value="2.212487" calcext:value-type="float">
            <text:p>2.212487</text:p>
          </table:table-cell>
          <table:table-cell office:value-type="float" office:value="1.976752" calcext:value-type="float">
            <text:p>1.976752</text:p>
          </table:table-cell>
          <table:table-cell office:value-type="float" office:value="4.331061" calcext:value-type="float">
            <text:p>4.331061</text:p>
          </table:table-cell>
          <table:table-cell office:value-type="float" office:value="7.358984" calcext:value-type="float">
            <text:p>7.358984</text:p>
          </table:table-cell>
          <table:table-cell office:value-type="float" office:value="7.824805" calcext:value-type="float">
            <text:p>7.824805</text:p>
          </table:table-cell>
          <table:table-cell office:value-type="float" office:value="8.132747" calcext:value-type="float">
            <text:p>8.132747</text:p>
          </table:table-cell>
          <table:table-cell office:value-type="float" office:value="8.580479" calcext:value-type="float">
            <text:p>8.580479</text:p>
          </table:table-cell>
          <table:table-cell office:value-type="float" office:value="9.577418" calcext:value-type="float">
            <text:p>9.577418</text:p>
          </table:table-cell>
          <table:table-cell office:value-type="float" office:value="10.09186" calcext:value-type="float">
            <text:p>10.09186</text:p>
          </table:table-cell>
          <table:table-cell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3.421355" calcext:value-type="float">
            <text:p>3.421355</text:p>
          </table:table-cell>
          <table:table-cell office:value-type="float" office:value="135.3967" calcext:value-type="float">
            <text:p>135.3967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97644" calcext:value-type="float">
            <text:p>32.97644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7746" calcext:value-type="float">
            <text:p>0.0006227746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27566" calcext:value-type="float">
            <text:p>0.07427566</text:p>
          </table:table-cell>
          <table:table-cell office:value-type="float" office:value="1173.072" calcext:value-type="float">
            <text:p>1173.072</text:p>
          </table:table-cell>
          <table:table-cell office:value-type="float" office:value="1.166931" calcext:value-type="float">
            <text:p>1.166931</text:p>
          </table:table-cell>
          <table:table-cell office:value-type="float" office:value="0" calcext:value-type="float">
            <text:p>0</text:p>
          </table:table-cell>
          <table:table-cell office:value-type="float" office:value="0.2192495" calcext:value-type="float">
            <text:p>0.2192495</text:p>
          </table:table-cell>
          <table:table-cell office:value-type="float" office:value="0.2398366" calcext:value-type="float">
            <text:p>0.2398366</text:p>
          </table:table-cell>
          <table:table-cell office:value-type="float" office:value="0.1454961" calcext:value-type="float">
            <text:p>0.1454961</text:p>
          </table:table-cell>
          <table:table-cell office:value-type="float" office:value="0.04720945" calcext:value-type="float">
            <text:p>0.04720945</text:p>
          </table:table-cell>
          <table:table-cell office:value-type="float" office:value="0.03465059" calcext:value-type="float">
            <text:p>0.03465059</text:p>
          </table:table-cell>
          <table:table-cell office:value-type="float" office:value="0.02103266" calcext:value-type="float">
            <text:p>0.02103266</text:p>
          </table:table-cell>
          <table:table-cell office:value-type="float" office:value="0.0252487" calcext:value-type="float">
            <text:p>0.0252487</text:p>
          </table:table-cell>
          <table:table-cell office:value-type="float" office:value="0.07083949" calcext:value-type="float">
            <text:p>0.07083949</text:p>
          </table:table-cell>
          <table:table-cell office:value-type="float" office:value="0.1392331" calcext:value-type="float">
            <text:p>0.1392331</text:p>
          </table:table-cell>
          <table:table-cell office:value-type="float" office:value="0.1436868" calcext:value-type="float">
            <text:p>0.1436868</text:p>
          </table:table-cell>
          <table:table-cell office:value-type="float" office:value="0.1464514" calcext:value-type="float">
            <text:p>0.1464514</text:p>
          </table:table-cell>
          <table:table-cell office:value-type="float" office:value="0.151702" calcext:value-type="float">
            <text:p>0.151702</text:p>
          </table:table-cell>
          <table:table-cell office:value-type="float" office:value="0.1615992" calcext:value-type="float">
            <text:p>0.1615992</text:p>
          </table:table-cell>
          <table:table-cell office:value-type="float" office:value="0.1669455" calcext:value-type="float">
            <text:p>0.1669455</text:p>
          </table:table-cell>
          <table:table-cell office:value-type="float" office:value="0" calcext:value-type="float">
            <text:p>0</text:p>
          </table:table-cell>
          <table:table-cell office:value-type="float" office:value="34.84503" calcext:value-type="float">
            <text:p>34.84503</text:p>
          </table:table-cell>
          <table:table-cell office:value-type="float" office:value="33.5727" calcext:value-type="float">
            <text:p>33.5727</text:p>
          </table:table-cell>
          <table:table-cell office:value-type="float" office:value="23.15747" calcext:value-type="float">
            <text:p>23.15747</text:p>
          </table:table-cell>
          <table:table-cell office:value-type="float" office:value="7.307971" calcext:value-type="float">
            <text:p>7.307971</text:p>
          </table:table-cell>
          <table:table-cell office:value-type="float" office:value="5.779485" calcext:value-type="float">
            <text:p>5.779485</text:p>
          </table:table-cell>
          <table:table-cell office:value-type="float" office:value="2.212851" calcext:value-type="float">
            <text:p>2.212851</text:p>
          </table:table-cell>
          <table:table-cell office:value-type="float" office:value="1.978131" calcext:value-type="float">
            <text:p>1.978131</text:p>
          </table:table-cell>
          <table:table-cell office:value-type="float" office:value="4.334541" calcext:value-type="float">
            <text:p>4.334541</text:p>
          </table:table-cell>
          <table:table-cell office:value-type="float" office:value="7.363966" calcext:value-type="float">
            <text:p>7.363966</text:p>
          </table:table-cell>
          <table:table-cell office:value-type="float" office:value="7.830498" calcext:value-type="float">
            <text:p>7.830498</text:p>
          </table:table-cell>
          <table:table-cell office:value-type="float" office:value="8.138573" calcext:value-type="float">
            <text:p>8.138573</text:p>
          </table:table-cell>
          <table:table-cell office:value-type="float" office:value="8.586143" calcext:value-type="float">
            <text:p>8.586143</text:p>
          </table:table-cell>
          <table:table-cell office:value-type="float" office:value="9.581993" calcext:value-type="float">
            <text:p>9.581993</text:p>
          </table:table-cell>
          <table:table-cell office:value-type="float" office:value="10.09646" calcext:value-type="float">
            <text:p>10.09646</text:p>
          </table:table-cell>
          <table:table-cell office:value-type="float" office:value="0" calcext:value-type="float">
            <text:p>0</text:p>
          </table:table-cell>
          <table:table-cell office:value-type="float" office:value="1.126061" calcext:value-type="float">
            <text:p>1.126061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3.420731" calcext:value-type="float">
            <text:p>3.420731</text:p>
          </table:table-cell>
          <table:table-cell office:value-type="float" office:value="135.3957" calcext:value-type="float">
            <text:p>135.3957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2.99105" calcext:value-type="float">
            <text:p>32.99105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8042" calcext:value-type="float">
            <text:p>0.000622804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15513" calcext:value-type="float">
            <text:p>0.07415513</text:p>
          </table:table-cell>
          <table:table-cell office:value-type="float" office:value="1173.06" calcext:value-type="float">
            <text:p>1173.06</text:p>
          </table:table-cell>
          <table:table-cell office:value-type="float" office:value="1.167798" calcext:value-type="float">
            <text:p>1.167798</text:p>
          </table:table-cell>
          <table:table-cell office:value-type="float" office:value="0" calcext:value-type="float">
            <text:p>0</text:p>
          </table:table-cell>
          <table:table-cell office:value-type="float" office:value="0.2367591" calcext:value-type="float">
            <text:p>0.2367591</text:p>
          </table:table-cell>
          <table:table-cell office:value-type="float" office:value="0.2344039" calcext:value-type="float">
            <text:p>0.2344039</text:p>
          </table:table-cell>
          <table:table-cell office:value-type="float" office:value="0.1449203" calcext:value-type="float">
            <text:p>0.1449203</text:p>
          </table:table-cell>
          <table:table-cell office:value-type="float" office:value="0.0471132" calcext:value-type="float">
            <text:p>0.0471132</text:p>
          </table:table-cell>
          <table:table-cell office:value-type="float" office:value="0.03465931" calcext:value-type="float">
            <text:p>0.03465931</text:p>
          </table:table-cell>
          <table:table-cell office:value-type="float" office:value="0.02102144" calcext:value-type="float">
            <text:p>0.02102144</text:p>
          </table:table-cell>
          <table:table-cell office:value-type="float" office:value="0.02460481" calcext:value-type="float">
            <text:p>0.02460481</text:p>
          </table:table-cell>
          <table:table-cell office:value-type="float" office:value="0.07083588" calcext:value-type="float">
            <text:p>0.07083588</text:p>
          </table:table-cell>
          <table:table-cell office:value-type="float" office:value="0.1392327" calcext:value-type="float">
            <text:p>0.1392327</text:p>
          </table:table-cell>
          <table:table-cell office:value-type="float" office:value="0.1437237" calcext:value-type="float">
            <text:p>0.1437237</text:p>
          </table:table-cell>
          <table:table-cell office:value-type="float" office:value="0.1465074" calcext:value-type="float">
            <text:p>0.1465074</text:p>
          </table:table-cell>
          <table:table-cell office:value-type="float" office:value="0.1517559" calcext:value-type="float">
            <text:p>0.1517559</text:p>
          </table:table-cell>
          <table:table-cell office:value-type="float" office:value="0.1617307" calcext:value-type="float">
            <text:p>0.1617307</text:p>
          </table:table-cell>
          <table:table-cell office:value-type="float" office:value="0.1669634" calcext:value-type="float">
            <text:p>0.1669634</text:p>
          </table:table-cell>
          <table:table-cell office:value-type="float" office:value="0" calcext:value-type="float">
            <text:p>0</text:p>
          </table:table-cell>
          <table:table-cell office:value-type="float" office:value="34.8246" calcext:value-type="float">
            <text:p>34.8246</text:p>
          </table:table-cell>
          <table:table-cell office:value-type="float" office:value="33.53875" calcext:value-type="float">
            <text:p>33.53875</text:p>
          </table:table-cell>
          <table:table-cell office:value-type="float" office:value="23.13352" calcext:value-type="float">
            <text:p>23.13352</text:p>
          </table:table-cell>
          <table:table-cell office:value-type="float" office:value="7.301233" calcext:value-type="float">
            <text:p>7.301233</text:p>
          </table:table-cell>
          <table:table-cell office:value-type="float" office:value="5.772748" calcext:value-type="float">
            <text:p>5.772748</text:p>
          </table:table-cell>
          <table:table-cell office:value-type="float" office:value="2.213214" calcext:value-type="float">
            <text:p>2.213214</text:p>
          </table:table-cell>
          <table:table-cell office:value-type="float" office:value="1.979508" calcext:value-type="float">
            <text:p>1.979508</text:p>
          </table:table-cell>
          <table:table-cell office:value-type="float" office:value="4.338021" calcext:value-type="float">
            <text:p>4.338021</text:p>
          </table:table-cell>
          <table:table-cell office:value-type="float" office:value="7.368948" calcext:value-type="float">
            <text:p>7.368948</text:p>
          </table:table-cell>
          <table:table-cell office:value-type="float" office:value="7.836194" calcext:value-type="float">
            <text:p>7.836194</text:p>
          </table:table-cell>
          <table:table-cell office:value-type="float" office:value="8.144399" calcext:value-type="float">
            <text:p>8.144399</text:p>
          </table:table-cell>
          <table:table-cell office:value-type="float" office:value="8.591798" calcext:value-type="float">
            <text:p>8.591798</text:p>
          </table:table-cell>
          <table:table-cell office:value-type="float" office:value="9.586683" calcext:value-type="float">
            <text:p>9.586683</text:p>
          </table:table-cell>
          <table:table-cell office:value-type="float" office:value="10.10052" calcext:value-type="float">
            <text:p>10.10052</text:p>
          </table:table-cell>
          <table:table-cell office:value-type="float" office:value="0" calcext:value-type="float">
            <text:p>0</text:p>
          </table:table-cell>
          <table:table-cell office:value-type="float" office:value="1.363927" calcext:value-type="float">
            <text:p>1.363927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3.420129" calcext:value-type="float">
            <text:p>3.420129</text:p>
          </table:table-cell>
          <table:table-cell office:value-type="float" office:value="135.3949" calcext:value-type="float">
            <text:p>135.3949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00561" calcext:value-type="float">
            <text:p>33.00561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8146" calcext:value-type="float">
            <text:p>0.0006228146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401603" calcext:value-type="float">
            <text:p>0.07401603</text:p>
          </table:table-cell>
          <table:table-cell office:value-type="float" office:value="1173.047" calcext:value-type="float">
            <text:p>1173.047</text:p>
          </table:table-cell>
          <table:table-cell office:value-type="float" office:value="1.168868" calcext:value-type="float">
            <text:p>1.168868</text:p>
          </table:table-cell>
          <table:table-cell office:value-type="float" office:value="0" calcext:value-type="float">
            <text:p>0</text:p>
          </table:table-cell>
          <table:table-cell office:value-type="float" office:value="0.215072" calcext:value-type="float">
            <text:p>0.215072</text:p>
          </table:table-cell>
          <table:table-cell office:value-type="float" office:value="0.2408302" calcext:value-type="float">
            <text:p>0.2408302</text:p>
          </table:table-cell>
          <table:table-cell office:value-type="float" office:value="0.14648" calcext:value-type="float">
            <text:p>0.14648</text:p>
          </table:table-cell>
          <table:table-cell office:value-type="float" office:value="0.04721429" calcext:value-type="float">
            <text:p>0.04721429</text:p>
          </table:table-cell>
          <table:table-cell office:value-type="float" office:value="0.03512247" calcext:value-type="float">
            <text:p>0.03512247</text:p>
          </table:table-cell>
          <table:table-cell office:value-type="float" office:value="0.02088349" calcext:value-type="float">
            <text:p>0.02088349</text:p>
          </table:table-cell>
          <table:table-cell office:value-type="float" office:value="0.02584723" calcext:value-type="float">
            <text:p>0.02584723</text:p>
          </table:table-cell>
          <table:table-cell office:value-type="float" office:value="0.07079268" calcext:value-type="float">
            <text:p>0.07079268</text:p>
          </table:table-cell>
          <table:table-cell office:value-type="float" office:value="0.1392391" calcext:value-type="float">
            <text:p>0.1392391</text:p>
          </table:table-cell>
          <table:table-cell office:value-type="float" office:value="0.1437618" calcext:value-type="float">
            <text:p>0.1437618</text:p>
          </table:table-cell>
          <table:table-cell office:value-type="float" office:value="0.1465634" calcext:value-type="float">
            <text:p>0.1465634</text:p>
          </table:table-cell>
          <table:table-cell office:value-type="float" office:value="0.1518101" calcext:value-type="float">
            <text:p>0.1518101</text:p>
          </table:table-cell>
          <table:table-cell office:value-type="float" office:value="0.1617227" calcext:value-type="float">
            <text:p>0.1617227</text:p>
          </table:table-cell>
          <table:table-cell office:value-type="float" office:value="0.1670232" calcext:value-type="float">
            <text:p>0.1670232</text:p>
          </table:table-cell>
          <table:table-cell office:value-type="float" office:value="0" calcext:value-type="float">
            <text:p>0</text:p>
          </table:table-cell>
          <table:table-cell office:value-type="float" office:value="34.80503" calcext:value-type="float">
            <text:p>34.80503</text:p>
          </table:table-cell>
          <table:table-cell office:value-type="float" office:value="33.50444" calcext:value-type="float">
            <text:p>33.50444</text:p>
          </table:table-cell>
          <table:table-cell office:value-type="float" office:value="23.10964" calcext:value-type="float">
            <text:p>23.10964</text:p>
          </table:table-cell>
          <table:table-cell office:value-type="float" office:value="7.294548" calcext:value-type="float">
            <text:p>7.294548</text:p>
          </table:table-cell>
          <table:table-cell office:value-type="float" office:value="5.766213" calcext:value-type="float">
            <text:p>5.766213</text:p>
          </table:table-cell>
          <table:table-cell office:value-type="float" office:value="2.213551" calcext:value-type="float">
            <text:p>2.213551</text:p>
          </table:table-cell>
          <table:table-cell office:value-type="float" office:value="1.980974" calcext:value-type="float">
            <text:p>1.980974</text:p>
          </table:table-cell>
          <table:table-cell office:value-type="float" office:value="4.3415" calcext:value-type="float">
            <text:p>4.3415</text:p>
          </table:table-cell>
          <table:table-cell office:value-type="float" office:value="7.373889" calcext:value-type="float">
            <text:p>7.373889</text:p>
          </table:table-cell>
          <table:table-cell office:value-type="float" office:value="7.841839" calcext:value-type="float">
            <text:p>7.841839</text:p>
          </table:table-cell>
          <table:table-cell office:value-type="float" office:value="8.150225" calcext:value-type="float">
            <text:p>8.150225</text:p>
          </table:table-cell>
          <table:table-cell office:value-type="float" office:value="8.597462" calcext:value-type="float">
            <text:p>8.597462</text:p>
          </table:table-cell>
          <table:table-cell office:value-type="float" office:value="9.591335" calcext:value-type="float">
            <text:p>9.591335</text:p>
          </table:table-cell>
          <table:table-cell office:value-type="float" office:value="10.10544" calcext:value-type="float">
            <text:p>10.10544</text:p>
          </table:table-cell>
          <table:table-cell office:value-type="float" office:value="0" calcext:value-type="float">
            <text:p>0</text:p>
          </table:table-cell>
          <table:table-cell office:value-type="float" office:value="0.8374763" calcext:value-type="float">
            <text:p>0.8374763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3.419575" calcext:value-type="float">
            <text:p>3.419575</text:p>
          </table:table-cell>
          <table:table-cell office:value-type="float" office:value="135.394" calcext:value-type="float">
            <text:p>135.394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02019" calcext:value-type="float">
            <text:p>33.0201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8275" calcext:value-type="float">
            <text:p>0.0006228275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89991" calcext:value-type="float">
            <text:p>0.07389991</text:p>
          </table:table-cell>
          <table:table-cell office:value-type="float" office:value="1173.034" calcext:value-type="float">
            <text:p>1173.034</text:p>
          </table:table-cell>
          <table:table-cell office:value-type="float" office:value="1.171502" calcext:value-type="float">
            <text:p>1.171502</text:p>
          </table:table-cell>
          <table:table-cell office:value-type="float" office:value="0" calcext:value-type="float">
            <text:p>0</text:p>
          </table:table-cell>
          <table:table-cell office:value-type="float" office:value="0.2095746" calcext:value-type="float">
            <text:p>0.2095746</text:p>
          </table:table-cell>
          <table:table-cell office:value-type="float" office:value="0.2445451" calcext:value-type="float">
            <text:p>0.2445451</text:p>
          </table:table-cell>
          <table:table-cell office:value-type="float" office:value="0.1493823" calcext:value-type="float">
            <text:p>0.1493823</text:p>
          </table:table-cell>
          <table:table-cell office:value-type="float" office:value="0.04738986" calcext:value-type="float">
            <text:p>0.04738986</text:p>
          </table:table-cell>
          <table:table-cell office:value-type="float" office:value="0.03526132" calcext:value-type="float">
            <text:p>0.03526132</text:p>
          </table:table-cell>
          <table:table-cell office:value-type="float" office:value="0.02096026" calcext:value-type="float">
            <text:p>0.02096026</text:p>
          </table:table-cell>
          <table:table-cell office:value-type="float" office:value="0.02579102" calcext:value-type="float">
            <text:p>0.02579102</text:p>
          </table:table-cell>
          <table:table-cell office:value-type="float" office:value="0.07078241" calcext:value-type="float">
            <text:p>0.07078241</text:p>
          </table:table-cell>
          <table:table-cell office:value-type="float" office:value="0.1392474" calcext:value-type="float">
            <text:p>0.1392474</text:p>
          </table:table-cell>
          <table:table-cell office:value-type="float" office:value="0.1438008" calcext:value-type="float">
            <text:p>0.1438008</text:p>
          </table:table-cell>
          <table:table-cell office:value-type="float" office:value="0.1466191" calcext:value-type="float">
            <text:p>0.1466191</text:p>
          </table:table-cell>
          <table:table-cell office:value-type="float" office:value="0.1518548" calcext:value-type="float">
            <text:p>0.1518548</text:p>
          </table:table-cell>
          <table:table-cell office:value-type="float" office:value="0.1617547" calcext:value-type="float">
            <text:p>0.1617547</text:p>
          </table:table-cell>
          <table:table-cell office:value-type="float" office:value="0.167079" calcext:value-type="float">
            <text:p>0.167079</text:p>
          </table:table-cell>
          <table:table-cell office:value-type="float" office:value="0" calcext:value-type="float">
            <text:p>0</text:p>
          </table:table-cell>
          <table:table-cell office:value-type="float" office:value="34.77646" calcext:value-type="float">
            <text:p>34.77646</text:p>
          </table:table-cell>
          <table:table-cell office:value-type="float" office:value="33.47195" calcext:value-type="float">
            <text:p>33.47195</text:p>
          </table:table-cell>
          <table:table-cell office:value-type="float" office:value="23.08718" calcext:value-type="float">
            <text:p>23.08718</text:p>
          </table:table-cell>
          <table:table-cell office:value-type="float" office:value="7.288063" calcext:value-type="float">
            <text:p>7.288063</text:p>
          </table:table-cell>
          <table:table-cell office:value-type="float" office:value="5.75998" calcext:value-type="float">
            <text:p>5.75998</text:p>
          </table:table-cell>
          <table:table-cell office:value-type="float" office:value="2.213872" calcext:value-type="float">
            <text:p>2.213872</text:p>
          </table:table-cell>
          <table:table-cell office:value-type="float" office:value="1.982467" calcext:value-type="float">
            <text:p>1.982467</text:p>
          </table:table-cell>
          <table:table-cell office:value-type="float" office:value="4.34498" calcext:value-type="float">
            <text:p>4.34498</text:p>
          </table:table-cell>
          <table:table-cell office:value-type="float" office:value="7.378826" calcext:value-type="float">
            <text:p>7.378826</text:p>
          </table:table-cell>
          <table:table-cell office:value-type="float" office:value="7.847458" calcext:value-type="float">
            <text:p>7.847458</text:p>
          </table:table-cell>
          <table:table-cell office:value-type="float" office:value="8.156051" calcext:value-type="float">
            <text:p>8.156051</text:p>
          </table:table-cell>
          <table:table-cell office:value-type="float" office:value="8.603065" calcext:value-type="float">
            <text:p>8.603065</text:p>
          </table:table-cell>
          <table:table-cell office:value-type="float" office:value="9.595952" calcext:value-type="float">
            <text:p>9.595952</text:p>
          </table:table-cell>
          <table:table-cell office:value-type="float" office:value="10.10997" calcext:value-type="float">
            <text:p>10.10997</text:p>
          </table:table-cell>
          <table:table-cell office:value-type="float" office:value="0" calcext:value-type="float">
            <text:p>0</text:p>
          </table:table-cell>
          <table:table-cell office:value-type="float" office:value="0.6330985" calcext:value-type="float">
            <text:p>0.633098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3.418891" calcext:value-type="float">
            <text:p>3.418891</text:p>
          </table:table-cell>
          <table:table-cell office:value-type="float" office:value="135.393" calcext:value-type="float">
            <text:p>135.393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0348" calcext:value-type="float">
            <text:p>33.034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835" calcext:value-type="float">
            <text:p>0.000622835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89991" calcext:value-type="float">
            <text:p>0.07389991</text:p>
          </table:table-cell>
          <table:table-cell office:value-type="float" office:value="1173.021" calcext:value-type="float">
            <text:p>1173.021</text:p>
          </table:table-cell>
          <table:table-cell office:value-type="float" office:value="1.172756" calcext:value-type="float">
            <text:p>1.172756</text:p>
          </table:table-cell>
          <table:table-cell office:value-type="float" office:value="0" calcext:value-type="float">
            <text:p>0</text:p>
          </table:table-cell>
          <table:table-cell office:value-type="float" office:value="0.2105452" calcext:value-type="float">
            <text:p>0.2105452</text:p>
          </table:table-cell>
          <table:table-cell office:value-type="float" office:value="0.2439313" calcext:value-type="float">
            <text:p>0.2439313</text:p>
          </table:table-cell>
          <table:table-cell office:value-type="float" office:value="0.14993" calcext:value-type="float">
            <text:p>0.14993</text:p>
          </table:table-cell>
          <table:table-cell office:value-type="float" office:value="0.04721619" calcext:value-type="float">
            <text:p>0.04721619</text:p>
          </table:table-cell>
          <table:table-cell office:value-type="float" office:value="0.0353705" calcext:value-type="float">
            <text:p>0.0353705</text:p>
          </table:table-cell>
          <table:table-cell office:value-type="float" office:value="0.02096803" calcext:value-type="float">
            <text:p>0.02096803</text:p>
          </table:table-cell>
          <table:table-cell office:value-type="float" office:value="0.02607687" calcext:value-type="float">
            <text:p>0.02607687</text:p>
          </table:table-cell>
          <table:table-cell office:value-type="float" office:value="0.07083388" calcext:value-type="float">
            <text:p>0.07083388</text:p>
          </table:table-cell>
          <table:table-cell office:value-type="float" office:value="0.1392696" calcext:value-type="float">
            <text:p>0.1392696</text:p>
          </table:table-cell>
          <table:table-cell office:value-type="float" office:value="0.1438414" calcext:value-type="float">
            <text:p>0.1438414</text:p>
          </table:table-cell>
          <table:table-cell office:value-type="float" office:value="0.146675" calcext:value-type="float">
            <text:p>0.146675</text:p>
          </table:table-cell>
          <table:table-cell office:value-type="float" office:value="0.1518989" calcext:value-type="float">
            <text:p>0.1518989</text:p>
          </table:table-cell>
          <table:table-cell office:value-type="float" office:value="0.1618003" calcext:value-type="float">
            <text:p>0.1618003</text:p>
          </table:table-cell>
          <table:table-cell office:value-type="float" office:value="0.1671355" calcext:value-type="float">
            <text:p>0.1671355</text:p>
          </table:table-cell>
          <table:table-cell office:value-type="float" office:value="0" calcext:value-type="float">
            <text:p>0</text:p>
          </table:table-cell>
          <table:table-cell office:value-type="float" office:value="34.74594" calcext:value-type="float">
            <text:p>34.74594</text:p>
          </table:table-cell>
          <table:table-cell office:value-type="float" office:value="33.44" calcext:value-type="float">
            <text:p>33.44</text:p>
          </table:table-cell>
          <table:table-cell office:value-type="float" office:value="23.06574" calcext:value-type="float">
            <text:p>23.06574</text:p>
          </table:table-cell>
          <table:table-cell office:value-type="float" office:value="7.28168" calcext:value-type="float">
            <text:p>7.28168</text:p>
          </table:table-cell>
          <table:table-cell office:value-type="float" office:value="5.753851" calcext:value-type="float">
            <text:p>5.753851</text:p>
          </table:table-cell>
          <table:table-cell office:value-type="float" office:value="2.214208" calcext:value-type="float">
            <text:p>2.214208</text:p>
          </table:table-cell>
          <table:table-cell office:value-type="float" office:value="1.984022" calcext:value-type="float">
            <text:p>1.984022</text:p>
          </table:table-cell>
          <table:table-cell office:value-type="float" office:value="4.348461" calcext:value-type="float">
            <text:p>4.348461</text:p>
          </table:table-cell>
          <table:table-cell office:value-type="float" office:value="7.383762" calcext:value-type="float">
            <text:p>7.383762</text:p>
          </table:table-cell>
          <table:table-cell office:value-type="float" office:value="7.853075" calcext:value-type="float">
            <text:p>7.853075</text:p>
          </table:table-cell>
          <table:table-cell office:value-type="float" office:value="8.161877" calcext:value-type="float">
            <text:p>8.161877</text:p>
          </table:table-cell>
          <table:table-cell office:value-type="float" office:value="8.608652" calcext:value-type="float">
            <text:p>8.608652</text:p>
          </table:table-cell>
          <table:table-cell office:value-type="float" office:value="9.600526" calcext:value-type="float">
            <text:p>9.600526</text:p>
          </table:table-cell>
          <table:table-cell office:value-type="float" office:value="10.11449" calcext:value-type="float">
            <text:p>10.11449</text:p>
          </table:table-cell>
          <table:table-cell office:value-type="float" office:value="0" calcext:value-type="float">
            <text:p>0</text:p>
          </table:table-cell>
          <table:table-cell office:value-type="float" office:value="0.5693012" calcext:value-type="float">
            <text:p>0.5693012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3.418261" calcext:value-type="float">
            <text:p>3.418261</text:p>
          </table:table-cell>
          <table:table-cell office:value-type="float" office:value="135.3921" calcext:value-type="float">
            <text:p>135.3921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04938" calcext:value-type="float">
            <text:p>33.0493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89" calcext:value-type="float">
            <text:p>0.0006228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90043" calcext:value-type="float">
            <text:p>0.07390043</text:p>
          </table:table-cell>
          <table:table-cell office:value-type="float" office:value="1173.008" calcext:value-type="float">
            <text:p>1173.008</text:p>
          </table:table-cell>
          <table:table-cell office:value-type="float" office:value="1.173511" calcext:value-type="float">
            <text:p>1.173511</text:p>
          </table:table-cell>
          <table:table-cell office:value-type="float" office:value="0" calcext:value-type="float">
            <text:p>0</text:p>
          </table:table-cell>
          <table:table-cell office:value-type="float" office:value="0.1993952" calcext:value-type="float">
            <text:p>0.1993952</text:p>
          </table:table-cell>
          <table:table-cell office:value-type="float" office:value="0.2390092" calcext:value-type="float">
            <text:p>0.2390092</text:p>
          </table:table-cell>
          <table:table-cell office:value-type="float" office:value="0.1495086" calcext:value-type="float">
            <text:p>0.1495086</text:p>
          </table:table-cell>
          <table:table-cell office:value-type="float" office:value="0.04701948" calcext:value-type="float">
            <text:p>0.04701948</text:p>
          </table:table-cell>
          <table:table-cell office:value-type="float" office:value="0.03514024" calcext:value-type="float">
            <text:p>0.03514024</text:p>
          </table:table-cell>
          <table:table-cell office:value-type="float" office:value="0.02099187" calcext:value-type="float">
            <text:p>0.02099187</text:p>
          </table:table-cell>
          <table:table-cell office:value-type="float" office:value="0.02234805" calcext:value-type="float">
            <text:p>0.02234805</text:p>
          </table:table-cell>
          <table:table-cell office:value-type="float" office:value="0.07085018" calcext:value-type="float">
            <text:p>0.07085018</text:p>
          </table:table-cell>
          <table:table-cell office:value-type="float" office:value="0.1393016" calcext:value-type="float">
            <text:p>0.1393016</text:p>
          </table:table-cell>
          <table:table-cell office:value-type="float" office:value="0.143884" calcext:value-type="float">
            <text:p>0.143884</text:p>
          </table:table-cell>
          <table:table-cell office:value-type="float" office:value="0.1467312" calcext:value-type="float">
            <text:p>0.1467312</text:p>
          </table:table-cell>
          <table:table-cell office:value-type="float" office:value="0.1519418" calcext:value-type="float">
            <text:p>0.1519418</text:p>
          </table:table-cell>
          <table:table-cell office:value-type="float" office:value="0.161849" calcext:value-type="float">
            <text:p>0.161849</text:p>
          </table:table-cell>
          <table:table-cell office:value-type="float" office:value="0.1671885" calcext:value-type="float">
            <text:p>0.1671885</text:p>
          </table:table-cell>
          <table:table-cell office:value-type="float" office:value="0" calcext:value-type="float">
            <text:p>0</text:p>
          </table:table-cell>
          <table:table-cell office:value-type="float" office:value="34.71367" calcext:value-type="float">
            <text:p>34.71367</text:p>
          </table:table-cell>
          <table:table-cell office:value-type="float" office:value="33.40794" calcext:value-type="float">
            <text:p>33.40794</text:p>
          </table:table-cell>
          <table:table-cell office:value-type="float" office:value="23.04456" calcext:value-type="float">
            <text:p>23.04456</text:p>
          </table:table-cell>
          <table:table-cell office:value-type="float" office:value="7.275304" calcext:value-type="float">
            <text:p>7.275304</text:p>
          </table:table-cell>
          <table:table-cell office:value-type="float" office:value="5.747868" calcext:value-type="float">
            <text:p>5.747868</text:p>
          </table:table-cell>
          <table:table-cell office:value-type="float" office:value="2.214531" calcext:value-type="float">
            <text:p>2.214531</text:p>
          </table:table-cell>
          <table:table-cell office:value-type="float" office:value="1.985356" calcext:value-type="float">
            <text:p>1.985356</text:p>
          </table:table-cell>
          <table:table-cell office:value-type="float" office:value="4.35194" calcext:value-type="float">
            <text:p>4.35194</text:p>
          </table:table-cell>
          <table:table-cell office:value-type="float" office:value="7.388699" calcext:value-type="float">
            <text:p>7.388699</text:p>
          </table:table-cell>
          <table:table-cell office:value-type="float" office:value="7.858696" calcext:value-type="float">
            <text:p>7.858696</text:p>
          </table:table-cell>
          <table:table-cell office:value-type="float" office:value="8.167704" calcext:value-type="float">
            <text:p>8.167704</text:p>
          </table:table-cell>
          <table:table-cell office:value-type="float" office:value="8.614235" calcext:value-type="float">
            <text:p>8.614235</text:p>
          </table:table-cell>
          <table:table-cell office:value-type="float" office:value="9.605101" calcext:value-type="float">
            <text:p>9.605101</text:p>
          </table:table-cell>
          <table:table-cell office:value-type="float" office:value="10.11901" calcext:value-type="float">
            <text:p>10.11901</text:p>
          </table:table-cell>
          <table:table-cell office:value-type="float" office:value="0" calcext:value-type="float">
            <text:p>0</text:p>
          </table:table-cell>
          <table:table-cell office:value-type="float" office:value="1.090185" calcext:value-type="float">
            <text:p>1.09018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3.417683" calcext:value-type="float">
            <text:p>3.417683</text:p>
          </table:table-cell>
          <table:table-cell office:value-type="float" office:value="135.3912" calcext:value-type="float">
            <text:p>135.3912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06389" calcext:value-type="float">
            <text:p>33.0638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9327" calcext:value-type="float">
            <text:p>0.0006229327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90055" calcext:value-type="float">
            <text:p>0.07390055</text:p>
          </table:table-cell>
          <table:table-cell office:value-type="float" office:value="1172.996" calcext:value-type="float">
            <text:p>1172.996</text:p>
          </table:table-cell>
          <table:table-cell office:value-type="float" office:value="1.173971" calcext:value-type="float">
            <text:p>1.173971</text:p>
          </table:table-cell>
          <table:table-cell office:value-type="float" office:value="0" calcext:value-type="float">
            <text:p>0</text:p>
          </table:table-cell>
          <table:table-cell office:value-type="float" office:value="0.2246758" calcext:value-type="float">
            <text:p>0.2246758</text:p>
          </table:table-cell>
          <table:table-cell office:value-type="float" office:value="0.2314657" calcext:value-type="float">
            <text:p>0.2314657</text:p>
          </table:table-cell>
          <table:table-cell office:value-type="float" office:value="0.1420094" calcext:value-type="float">
            <text:p>0.1420094</text:p>
          </table:table-cell>
          <table:table-cell office:value-type="float" office:value="0.04678293" calcext:value-type="float">
            <text:p>0.04678293</text:p>
          </table:table-cell>
          <table:table-cell office:value-type="float" office:value="0.03400595" calcext:value-type="float">
            <text:p>0.03400595</text:p>
          </table:table-cell>
          <table:table-cell office:value-type="float" office:value="0.02088131" calcext:value-type="float">
            <text:p>0.02088131</text:p>
          </table:table-cell>
          <table:table-cell office:value-type="float" office:value="0.02369704" calcext:value-type="float">
            <text:p>0.02369704</text:p>
          </table:table-cell>
          <table:table-cell office:value-type="float" office:value="0.07081371" calcext:value-type="float">
            <text:p>0.07081371</text:p>
          </table:table-cell>
          <table:table-cell office:value-type="float" office:value="0.1393274" calcext:value-type="float">
            <text:p>0.1393274</text:p>
          </table:table-cell>
          <table:table-cell office:value-type="float" office:value="0.1439282" calcext:value-type="float">
            <text:p>0.1439282</text:p>
          </table:table-cell>
          <table:table-cell office:value-type="float" office:value="0.1467878" calcext:value-type="float">
            <text:p>0.1467878</text:p>
          </table:table-cell>
          <table:table-cell office:value-type="float" office:value="0.1519854" calcext:value-type="float">
            <text:p>0.1519854</text:p>
          </table:table-cell>
          <table:table-cell office:value-type="float" office:value="0.1618981" calcext:value-type="float">
            <text:p>0.1618981</text:p>
          </table:table-cell>
          <table:table-cell office:value-type="float" office:value="0.1672387" calcext:value-type="float">
            <text:p>0.1672387</text:p>
          </table:table-cell>
          <table:table-cell office:value-type="float" office:value="0" calcext:value-type="float">
            <text:p>0</text:p>
          </table:table-cell>
          <table:table-cell office:value-type="float" office:value="34.68897" calcext:value-type="float">
            <text:p>34.68897</text:p>
          </table:table-cell>
          <table:table-cell office:value-type="float" office:value="33.37634" calcext:value-type="float">
            <text:p>33.37634</text:p>
          </table:table-cell>
          <table:table-cell office:value-type="float" office:value="23.0217" calcext:value-type="float">
            <text:p>23.0217</text:p>
          </table:table-cell>
          <table:table-cell office:value-type="float" office:value="7.268588" calcext:value-type="float">
            <text:p>7.268588</text:p>
          </table:table-cell>
          <table:table-cell office:value-type="float" office:value="5.741145" calcext:value-type="float">
            <text:p>5.741145</text:p>
          </table:table-cell>
          <table:table-cell office:value-type="float" office:value="2.214884" calcext:value-type="float">
            <text:p>2.214884</text:p>
          </table:table-cell>
          <table:table-cell office:value-type="float" office:value="1.98626" calcext:value-type="float">
            <text:p>1.98626</text:p>
          </table:table-cell>
          <table:table-cell office:value-type="float" office:value="4.355421" calcext:value-type="float">
            <text:p>4.355421</text:p>
          </table:table-cell>
          <table:table-cell office:value-type="float" office:value="7.393635" calcext:value-type="float">
            <text:p>7.393635</text:p>
          </table:table-cell>
          <table:table-cell office:value-type="float" office:value="7.864315" calcext:value-type="float">
            <text:p>7.864315</text:p>
          </table:table-cell>
          <table:table-cell office:value-type="float" office:value="8.17353" calcext:value-type="float">
            <text:p>8.17353</text:p>
          </table:table-cell>
          <table:table-cell office:value-type="float" office:value="8.619814" calcext:value-type="float">
            <text:p>8.619814</text:p>
          </table:table-cell>
          <table:table-cell office:value-type="float" office:value="9.609674" calcext:value-type="float">
            <text:p>9.609674</text:p>
          </table:table-cell>
          <table:table-cell office:value-type="float" office:value="10.12338" calcext:value-type="float">
            <text:p>10.12338</text:p>
          </table:table-cell>
          <table:table-cell office:value-type="float" office:value="0" calcext:value-type="float">
            <text:p>0</text:p>
          </table:table-cell>
          <table:table-cell office:value-type="float" office:value="1.408697" calcext:value-type="float">
            <text:p>1.408697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3.417144" calcext:value-type="float">
            <text:p>3.417144</text:p>
          </table:table-cell>
          <table:table-cell office:value-type="float" office:value="135.3904" calcext:value-type="float">
            <text:p>135.3904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07825" calcext:value-type="float">
            <text:p>33.07825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9589" calcext:value-type="float">
            <text:p>0.000622958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90055" calcext:value-type="float">
            <text:p>0.07390055</text:p>
          </table:table-cell>
          <table:table-cell office:value-type="float" office:value="1172.983" calcext:value-type="float">
            <text:p>1172.983</text:p>
          </table:table-cell>
          <table:table-cell office:value-type="float" office:value="1.174185" calcext:value-type="float">
            <text:p>1.174185</text:p>
          </table:table-cell>
          <table:table-cell office:value-type="float" office:value="0" calcext:value-type="float">
            <text:p>0</text:p>
          </table:table-cell>
          <table:table-cell office:value-type="float" office:value="0.2209946" calcext:value-type="float">
            <text:p>0.2209946</text:p>
          </table:table-cell>
          <table:table-cell office:value-type="float" office:value="0.2267873" calcext:value-type="float">
            <text:p>0.2267873</text:p>
          </table:table-cell>
          <table:table-cell office:value-type="float" office:value="0.1427277" calcext:value-type="float">
            <text:p>0.1427277</text:p>
          </table:table-cell>
          <table:table-cell office:value-type="float" office:value="0.04685661" calcext:value-type="float">
            <text:p>0.04685661</text:p>
          </table:table-cell>
          <table:table-cell office:value-type="float" office:value="0.03479181" calcext:value-type="float">
            <text:p>0.03479181</text:p>
          </table:table-cell>
          <table:table-cell office:value-type="float" office:value="0.02070629" calcext:value-type="float">
            <text:p>0.02070629</text:p>
          </table:table-cell>
          <table:table-cell office:value-type="float" office:value="0.02458407" calcext:value-type="float">
            <text:p>0.02458407</text:p>
          </table:table-cell>
          <table:table-cell office:value-type="float" office:value="0.0707475" calcext:value-type="float">
            <text:p>0.0707475</text:p>
          </table:table-cell>
          <table:table-cell office:value-type="float" office:value="0.139342" calcext:value-type="float">
            <text:p>0.139342</text:p>
          </table:table-cell>
          <table:table-cell office:value-type="float" office:value="0.1439722" calcext:value-type="float">
            <text:p>0.1439722</text:p>
          </table:table-cell>
          <table:table-cell office:value-type="float" office:value="0.1468448" calcext:value-type="float">
            <text:p>0.1468448</text:p>
          </table:table-cell>
          <table:table-cell office:value-type="float" office:value="0.1520283" calcext:value-type="float">
            <text:p>0.1520283</text:p>
          </table:table-cell>
          <table:table-cell office:value-type="float" office:value="0.1619479" calcext:value-type="float">
            <text:p>0.1619479</text:p>
          </table:table-cell>
          <table:table-cell office:value-type="float" office:value="0.1672878" calcext:value-type="float">
            <text:p>0.1672878</text:p>
          </table:table-cell>
          <table:table-cell office:value-type="float" office:value="0" calcext:value-type="float">
            <text:p>0</text:p>
          </table:table-cell>
          <table:table-cell office:value-type="float" office:value="34.67285" calcext:value-type="float">
            <text:p>34.67285</text:p>
          </table:table-cell>
          <table:table-cell office:value-type="float" office:value="33.34108" calcext:value-type="float">
            <text:p>33.34108</text:p>
          </table:table-cell>
          <table:table-cell office:value-type="float" office:value="22.9965" calcext:value-type="float">
            <text:p>22.9965</text:p>
          </table:table-cell>
          <table:table-cell office:value-type="float" office:value="7.261773" calcext:value-type="float">
            <text:p>7.261773</text:p>
          </table:table-cell>
          <table:table-cell office:value-type="float" office:value="5.734498" calcext:value-type="float">
            <text:p>5.734498</text:p>
          </table:table-cell>
          <table:table-cell office:value-type="float" office:value="2.2152" calcext:value-type="float">
            <text:p>2.2152</text:p>
          </table:table-cell>
          <table:table-cell office:value-type="float" office:value="1.987558" calcext:value-type="float">
            <text:p>1.987558</text:p>
          </table:table-cell>
          <table:table-cell office:value-type="float" office:value="4.358901" calcext:value-type="float">
            <text:p>4.358901</text:p>
          </table:table-cell>
          <table:table-cell office:value-type="float" office:value="7.398572" calcext:value-type="float">
            <text:p>7.398572</text:p>
          </table:table-cell>
          <table:table-cell office:value-type="float" office:value="7.869932" calcext:value-type="float">
            <text:p>7.869932</text:p>
          </table:table-cell>
          <table:table-cell office:value-type="float" office:value="8.179353" calcext:value-type="float">
            <text:p>8.179353</text:p>
          </table:table-cell>
          <table:table-cell office:value-type="float" office:value="8.625399" calcext:value-type="float">
            <text:p>8.625399</text:p>
          </table:table-cell>
          <table:table-cell office:value-type="float" office:value="9.614248" calcext:value-type="float">
            <text:p>9.614248</text:p>
          </table:table-cell>
          <table:table-cell office:value-type="float" office:value="10.12788" calcext:value-type="float">
            <text:p>10.12788</text:p>
          </table:table-cell>
          <table:table-cell office:value-type="float" office:value="0" calcext:value-type="float">
            <text:p>0</text:p>
          </table:table-cell>
          <table:table-cell office:value-type="float" office:value="1.086815" calcext:value-type="float">
            <text:p>1.08681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3.416649" calcext:value-type="float">
            <text:p>3.416649</text:p>
          </table:table-cell>
          <table:table-cell office:value-type="float" office:value="135.3896" calcext:value-type="float">
            <text:p>135.3896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09267" calcext:value-type="float">
            <text:p>33.09267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9703" calcext:value-type="float">
            <text:p>0.0006229703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90055" calcext:value-type="float">
            <text:p>0.07390055</text:p>
          </table:table-cell>
          <table:table-cell office:value-type="float" office:value="1172.97" calcext:value-type="float">
            <text:p>1172.97</text:p>
          </table:table-cell>
          <table:table-cell office:value-type="float" office:value="1.174289" calcext:value-type="float">
            <text:p>1.174289</text:p>
          </table:table-cell>
          <table:table-cell office:value-type="float" office:value="0" calcext:value-type="float">
            <text:p>0</text:p>
          </table:table-cell>
          <table:table-cell office:value-type="float" office:value="0.2328731" calcext:value-type="float">
            <text:p>0.2328731</text:p>
          </table:table-cell>
          <table:table-cell office:value-type="float" office:value="0.2316014" calcext:value-type="float">
            <text:p>0.2316014</text:p>
          </table:table-cell>
          <table:table-cell office:value-type="float" office:value="0.1452649" calcext:value-type="float">
            <text:p>0.1452649</text:p>
          </table:table-cell>
          <table:table-cell office:value-type="float" office:value="0.04684648" calcext:value-type="float">
            <text:p>0.04684648</text:p>
          </table:table-cell>
          <table:table-cell office:value-type="float" office:value="0.03554007" calcext:value-type="float">
            <text:p>0.03554007</text:p>
          </table:table-cell>
          <table:table-cell office:value-type="float" office:value="0.02051404" calcext:value-type="float">
            <text:p>0.02051404</text:p>
          </table:table-cell>
          <table:table-cell office:value-type="float" office:value="0.0258304" calcext:value-type="float">
            <text:p>0.0258304</text:p>
          </table:table-cell>
          <table:table-cell office:value-type="float" office:value="0.07069504" calcext:value-type="float">
            <text:p>0.07069504</text:p>
          </table:table-cell>
          <table:table-cell office:value-type="float" office:value="0.1393479" calcext:value-type="float">
            <text:p>0.1393479</text:p>
          </table:table-cell>
          <table:table-cell office:value-type="float" office:value="0.1440151" calcext:value-type="float">
            <text:p>0.1440151</text:p>
          </table:table-cell>
          <table:table-cell office:value-type="float" office:value="0.1469014" calcext:value-type="float">
            <text:p>0.1469014</text:p>
          </table:table-cell>
          <table:table-cell office:value-type="float" office:value="0.1520748" calcext:value-type="float">
            <text:p>0.1520748</text:p>
          </table:table-cell>
          <table:table-cell office:value-type="float" office:value="0.1619979" calcext:value-type="float">
            <text:p>0.1619979</text:p>
          </table:table-cell>
          <table:table-cell office:value-type="float" office:value="0.1673364" calcext:value-type="float">
            <text:p>0.1673364</text:p>
          </table:table-cell>
          <table:table-cell office:value-type="float" office:value="0" calcext:value-type="float">
            <text:p>0</text:p>
          </table:table-cell>
          <table:table-cell office:value-type="float" office:value="34.65888" calcext:value-type="float">
            <text:p>34.65888</text:p>
          </table:table-cell>
          <table:table-cell office:value-type="float" office:value="33.3058" calcext:value-type="float">
            <text:p>33.3058</text:p>
          </table:table-cell>
          <table:table-cell office:value-type="float" office:value="22.97182" calcext:value-type="float">
            <text:p>22.97182</text:p>
          </table:table-cell>
          <table:table-cell office:value-type="float" office:value="7.25495" calcext:value-type="float">
            <text:p>7.25495</text:p>
          </table:table-cell>
          <table:table-cell office:value-type="float" office:value="5.728232" calcext:value-type="float">
            <text:p>5.728232</text:p>
          </table:table-cell>
          <table:table-cell office:value-type="float" office:value="2.215469" calcext:value-type="float">
            <text:p>2.215469</text:p>
          </table:table-cell>
          <table:table-cell office:value-type="float" office:value="1.989025" calcext:value-type="float">
            <text:p>1.989025</text:p>
          </table:table-cell>
          <table:table-cell office:value-type="float" office:value="4.36238" calcext:value-type="float">
            <text:p>4.36238</text:p>
          </table:table-cell>
          <table:table-cell office:value-type="float" office:value="7.403508" calcext:value-type="float">
            <text:p>7.403508</text:p>
          </table:table-cell>
          <table:table-cell office:value-type="float" office:value="7.875554" calcext:value-type="float">
            <text:p>7.875554</text:p>
          </table:table-cell>
          <table:table-cell office:value-type="float" office:value="8.185122" calcext:value-type="float">
            <text:p>8.185122</text:p>
          </table:table-cell>
          <table:table-cell office:value-type="float" office:value="8.63098" calcext:value-type="float">
            <text:p>8.63098</text:p>
          </table:table-cell>
          <table:table-cell office:value-type="float" office:value="9.618823" calcext:value-type="float">
            <text:p>9.618823</text:p>
          </table:table-cell>
          <table:table-cell office:value-type="float" office:value="10.13131" calcext:value-type="float">
            <text:p>10.13131</text:p>
          </table:table-cell>
          <table:table-cell office:value-type="float" office:value="0" calcext:value-type="float">
            <text:p>0</text:p>
          </table:table-cell>
          <table:table-cell office:value-type="float" office:value="0.7383869" calcext:value-type="float">
            <text:p>0.7383869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3.416168" calcext:value-type="float">
            <text:p>3.416168</text:p>
          </table:table-cell>
          <table:table-cell office:value-type="float" office:value="135.3888" calcext:value-type="float">
            <text:p>135.3888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1073" calcext:value-type="float">
            <text:p>33.1073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9813" calcext:value-type="float">
            <text:p>0.0006229813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90055" calcext:value-type="float">
            <text:p>0.07390055</text:p>
          </table:table-cell>
          <table:table-cell office:value-type="float" office:value="1172.957" calcext:value-type="float">
            <text:p>1172.957</text:p>
          </table:table-cell>
          <table:table-cell office:value-type="float" office:value="1.174327" calcext:value-type="float">
            <text:p>1.174327</text:p>
          </table:table-cell>
          <table:table-cell office:value-type="float" office:value="0" calcext:value-type="float">
            <text:p>0</text:p>
          </table:table-cell>
          <table:table-cell office:value-type="float" office:value="0.2192689" calcext:value-type="float">
            <text:p>0.2192689</text:p>
          </table:table-cell>
          <table:table-cell office:value-type="float" office:value="0.2352359" calcext:value-type="float">
            <text:p>0.2352359</text:p>
          </table:table-cell>
          <table:table-cell office:value-type="float" office:value="0.1455178" calcext:value-type="float">
            <text:p>0.1455178</text:p>
          </table:table-cell>
          <table:table-cell office:value-type="float" office:value="0.04699297" calcext:value-type="float">
            <text:p>0.04699297</text:p>
          </table:table-cell>
          <table:table-cell office:value-type="float" office:value="0.03597771" calcext:value-type="float">
            <text:p>0.03597771</text:p>
          </table:table-cell>
          <table:table-cell office:value-type="float" office:value="0.02040226" calcext:value-type="float">
            <text:p>0.02040226</text:p>
          </table:table-cell>
          <table:table-cell office:value-type="float" office:value="0.02614608" calcext:value-type="float">
            <text:p>0.02614608</text:p>
          </table:table-cell>
          <table:table-cell office:value-type="float" office:value="0.0706495" calcext:value-type="float">
            <text:p>0.0706495</text:p>
          </table:table-cell>
          <table:table-cell office:value-type="float" office:value="0.1393488" calcext:value-type="float">
            <text:p>0.1393488</text:p>
          </table:table-cell>
          <table:table-cell office:value-type="float" office:value="0.1440566" calcext:value-type="float">
            <text:p>0.1440566</text:p>
          </table:table-cell>
          <table:table-cell office:value-type="float" office:value="0.1469575" calcext:value-type="float">
            <text:p>0.1469575</text:p>
          </table:table-cell>
          <table:table-cell office:value-type="float" office:value="0.1521226" calcext:value-type="float">
            <text:p>0.1521226</text:p>
          </table:table-cell>
          <table:table-cell office:value-type="float" office:value="0.1620473" calcext:value-type="float">
            <text:p>0.1620473</text:p>
          </table:table-cell>
          <table:table-cell office:value-type="float" office:value="0.167385" calcext:value-type="float">
            <text:p>0.167385</text:p>
          </table:table-cell>
          <table:table-cell office:value-type="float" office:value="0" calcext:value-type="float">
            <text:p>0</text:p>
          </table:table-cell>
          <table:table-cell office:value-type="float" office:value="34.64484" calcext:value-type="float">
            <text:p>34.64484</text:p>
          </table:table-cell>
          <table:table-cell office:value-type="float" office:value="33.27488" calcext:value-type="float">
            <text:p>33.27488</text:p>
          </table:table-cell>
          <table:table-cell office:value-type="float" office:value="22.94804" calcext:value-type="float">
            <text:p>22.94804</text:p>
          </table:table-cell>
          <table:table-cell office:value-type="float" office:value="7.248285" calcext:value-type="float">
            <text:p>7.248285</text:p>
          </table:table-cell>
          <table:table-cell office:value-type="float" office:value="5.722383" calcext:value-type="float">
            <text:p>5.722383</text:p>
          </table:table-cell>
          <table:table-cell office:value-type="float" office:value="2.215684" calcext:value-type="float">
            <text:p>2.215684</text:p>
          </table:table-cell>
          <table:table-cell office:value-type="float" office:value="1.990628" calcext:value-type="float">
            <text:p>1.990628</text:p>
          </table:table-cell>
          <table:table-cell office:value-type="float" office:value="4.36585" calcext:value-type="float">
            <text:p>4.36585</text:p>
          </table:table-cell>
          <table:table-cell office:value-type="float" office:value="7.408432" calcext:value-type="float">
            <text:p>7.408432</text:p>
          </table:table-cell>
          <table:table-cell office:value-type="float" office:value="7.881173" calcext:value-type="float">
            <text:p>7.881173</text:p>
          </table:table-cell>
          <table:table-cell office:value-type="float" office:value="8.190892" calcext:value-type="float">
            <text:p>8.190892</text:p>
          </table:table-cell>
          <table:table-cell office:value-type="float" office:value="8.636563" calcext:value-type="float">
            <text:p>8.636563</text:p>
          </table:table-cell>
          <table:table-cell office:value-type="float" office:value="9.623367" calcext:value-type="float">
            <text:p>9.623367</text:p>
          </table:table-cell>
          <table:table-cell office:value-type="float" office:value="10.13283" calcext:value-type="float">
            <text:p>10.13283</text:p>
          </table:table-cell>
          <table:table-cell office:value-type="float" office:value="0" calcext:value-type="float">
            <text:p>0</text:p>
          </table:table-cell>
          <table:table-cell office:value-type="float" office:value="0.5259299" calcext:value-type="float">
            <text:p>0.5259299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3.41569" calcext:value-type="float">
            <text:p>3.41569</text:p>
          </table:table-cell>
          <table:table-cell office:value-type="float" office:value="135.388" calcext:value-type="float">
            <text:p>135.388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12178" calcext:value-type="float">
            <text:p>33.1217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29864" calcext:value-type="float">
            <text:p>0.0006229864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90055" calcext:value-type="float">
            <text:p>0.07390055</text:p>
          </table:table-cell>
          <table:table-cell office:value-type="float" office:value="1172.944" calcext:value-type="float">
            <text:p>1172.944</text:p>
          </table:table-cell>
          <table:table-cell office:value-type="float" office:value="1.17455" calcext:value-type="float">
            <text:p>1.17455</text:p>
          </table:table-cell>
          <table:table-cell office:value-type="float" office:value="0" calcext:value-type="float">
            <text:p>0</text:p>
          </table:table-cell>
          <table:table-cell office:value-type="float" office:value="0.2206161" calcext:value-type="float">
            <text:p>0.2206161</text:p>
          </table:table-cell>
          <table:table-cell office:value-type="float" office:value="0.2272308" calcext:value-type="float">
            <text:p>0.2272308</text:p>
          </table:table-cell>
          <table:table-cell office:value-type="float" office:value="0.1486883" calcext:value-type="float">
            <text:p>0.1486883</text:p>
          </table:table-cell>
          <table:table-cell office:value-type="float" office:value="0.04716449" calcext:value-type="float">
            <text:p>0.04716449</text:p>
          </table:table-cell>
          <table:table-cell office:value-type="float" office:value="0.03626814" calcext:value-type="float">
            <text:p>0.03626814</text:p>
          </table:table-cell>
          <table:table-cell office:value-type="float" office:value="0.02036684" calcext:value-type="float">
            <text:p>0.02036684</text:p>
          </table:table-cell>
          <table:table-cell office:value-type="float" office:value="0.02622653" calcext:value-type="float">
            <text:p>0.02622653</text:p>
          </table:table-cell>
          <table:table-cell office:value-type="float" office:value="0.07061771" calcext:value-type="float">
            <text:p>0.07061771</text:p>
          </table:table-cell>
          <table:table-cell office:value-type="float" office:value="0.1393492" calcext:value-type="float">
            <text:p>0.1393492</text:p>
          </table:table-cell>
          <table:table-cell office:value-type="float" office:value="0.1440971" calcext:value-type="float">
            <text:p>0.1440971</text:p>
          </table:table-cell>
          <table:table-cell office:value-type="float" office:value="0.1470134" calcext:value-type="float">
            <text:p>0.1470134</text:p>
          </table:table-cell>
          <table:table-cell office:value-type="float" office:value="0.152176" calcext:value-type="float">
            <text:p>0.152176</text:p>
          </table:table-cell>
          <table:table-cell office:value-type="float" office:value="0.1620976" calcext:value-type="float">
            <text:p>0.1620976</text:p>
          </table:table-cell>
          <table:table-cell office:value-type="float" office:value="0.1674339" calcext:value-type="float">
            <text:p>0.1674339</text:p>
          </table:table-cell>
          <table:table-cell office:value-type="float" office:value="0" calcext:value-type="float">
            <text:p>0</text:p>
          </table:table-cell>
          <table:table-cell office:value-type="float" office:value="34.62864" calcext:value-type="float">
            <text:p>34.62864</text:p>
          </table:table-cell>
          <table:table-cell office:value-type="float" office:value="33.24064" calcext:value-type="float">
            <text:p>33.24064</text:p>
          </table:table-cell>
          <table:table-cell office:value-type="float" office:value="22.92503" calcext:value-type="float">
            <text:p>22.92503</text:p>
          </table:table-cell>
          <table:table-cell office:value-type="float" office:value="7.241755" calcext:value-type="float">
            <text:p>7.241755</text:p>
          </table:table-cell>
          <table:table-cell office:value-type="float" office:value="5.716767" calcext:value-type="float">
            <text:p>5.716767</text:p>
          </table:table-cell>
          <table:table-cell office:value-type="float" office:value="2.215876" calcext:value-type="float">
            <text:p>2.215876</text:p>
          </table:table-cell>
          <table:table-cell office:value-type="float" office:value="1.992234" calcext:value-type="float">
            <text:p>1.992234</text:p>
          </table:table-cell>
          <table:table-cell office:value-type="float" office:value="4.369299" calcext:value-type="float">
            <text:p>4.369299</text:p>
          </table:table-cell>
          <table:table-cell office:value-type="float" office:value="7.413323" calcext:value-type="float">
            <text:p>7.413323</text:p>
          </table:table-cell>
          <table:table-cell office:value-type="float" office:value="7.886792" calcext:value-type="float">
            <text:p>7.886792</text:p>
          </table:table-cell>
          <table:table-cell office:value-type="float" office:value="8.196661" calcext:value-type="float">
            <text:p>8.196661</text:p>
          </table:table-cell>
          <table:table-cell office:value-type="float" office:value="8.642145" calcext:value-type="float">
            <text:p>8.642145</text:p>
          </table:table-cell>
          <table:table-cell office:value-type="float" office:value="9.627864" calcext:value-type="float">
            <text:p>9.627864</text:p>
          </table:table-cell>
          <table:table-cell office:value-type="float" office:value="10.13875" calcext:value-type="float">
            <text:p>10.13875</text:p>
          </table:table-cell>
          <table:table-cell office:value-type="float" office:value="0" calcext:value-type="float">
            <text:p>0</text:p>
          </table:table-cell>
          <table:table-cell office:value-type="float" office:value="0.2809531" calcext:value-type="float">
            <text:p>0.2809531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3.415232" calcext:value-type="float">
            <text:p>3.415232</text:p>
          </table:table-cell>
          <table:table-cell office:value-type="float" office:value="135.3873" calcext:value-type="float">
            <text:p>135.3873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13612" calcext:value-type="float">
            <text:p>33.13612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054" calcext:value-type="float">
            <text:p>0.0006230054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90055" calcext:value-type="float">
            <text:p>0.07390055</text:p>
          </table:table-cell>
          <table:table-cell office:value-type="float" office:value="1172.931" calcext:value-type="float">
            <text:p>1172.931</text:p>
          </table:table-cell>
          <table:table-cell office:value-type="float" office:value="1.174899" calcext:value-type="float">
            <text:p>1.174899</text:p>
          </table:table-cell>
          <table:table-cell office:value-type="float" office:value="0" calcext:value-type="float">
            <text:p>0</text:p>
          </table:table-cell>
          <table:table-cell office:value-type="float" office:value="0.2193795" calcext:value-type="float">
            <text:p>0.2193795</text:p>
          </table:table-cell>
          <table:table-cell office:value-type="float" office:value="0.2283721" calcext:value-type="float">
            <text:p>0.2283721</text:p>
          </table:table-cell>
          <table:table-cell office:value-type="float" office:value="0.1470334" calcext:value-type="float">
            <text:p>0.1470334</text:p>
          </table:table-cell>
          <table:table-cell office:value-type="float" office:value="0.04707307" calcext:value-type="float">
            <text:p>0.04707307</text:p>
          </table:table-cell>
          <table:table-cell office:value-type="float" office:value="0.03632398" calcext:value-type="float">
            <text:p>0.03632398</text:p>
          </table:table-cell>
          <table:table-cell office:value-type="float" office:value="0.02043742" calcext:value-type="float">
            <text:p>0.02043742</text:p>
          </table:table-cell>
          <table:table-cell office:value-type="float" office:value="0.02446801" calcext:value-type="float">
            <text:p>0.02446801</text:p>
          </table:table-cell>
          <table:table-cell office:value-type="float" office:value="0.07057218" calcext:value-type="float">
            <text:p>0.07057218</text:p>
          </table:table-cell>
          <table:table-cell office:value-type="float" office:value="0.139353" calcext:value-type="float">
            <text:p>0.139353</text:p>
          </table:table-cell>
          <table:table-cell office:value-type="float" office:value="0.1441371" calcext:value-type="float">
            <text:p>0.1441371</text:p>
          </table:table-cell>
          <table:table-cell office:value-type="float" office:value="0.1470688" calcext:value-type="float">
            <text:p>0.1470688</text:p>
          </table:table-cell>
          <table:table-cell office:value-type="float" office:value="0.1522293" calcext:value-type="float">
            <text:p>0.1522293</text:p>
          </table:table-cell>
          <table:table-cell office:value-type="float" office:value="0.1621473" calcext:value-type="float">
            <text:p>0.1621473</text:p>
          </table:table-cell>
          <table:table-cell office:value-type="float" office:value="0.1674827" calcext:value-type="float">
            <text:p>0.1674827</text:p>
          </table:table-cell>
          <table:table-cell office:value-type="float" office:value="0" calcext:value-type="float">
            <text:p>0</text:p>
          </table:table-cell>
          <table:table-cell office:value-type="float" office:value="34.60605" calcext:value-type="float">
            <text:p>34.60605</text:p>
          </table:table-cell>
          <table:table-cell office:value-type="float" office:value="33.20427" calcext:value-type="float">
            <text:p>33.20427</text:p>
          </table:table-cell>
          <table:table-cell office:value-type="float" office:value="22.90298" calcext:value-type="float">
            <text:p>22.90298</text:p>
          </table:table-cell>
          <table:table-cell office:value-type="float" office:value="7.235254" calcext:value-type="float">
            <text:p>7.235254</text:p>
          </table:table-cell>
          <table:table-cell office:value-type="float" office:value="5.711326" calcext:value-type="float">
            <text:p>5.711326</text:p>
          </table:table-cell>
          <table:table-cell office:value-type="float" office:value="2.216056" calcext:value-type="float">
            <text:p>2.216056</text:p>
          </table:table-cell>
          <table:table-cell office:value-type="float" office:value="1.993751" calcext:value-type="float">
            <text:p>1.993751</text:p>
          </table:table-cell>
          <table:table-cell office:value-type="float" office:value="4.372747" calcext:value-type="float">
            <text:p>4.372747</text:p>
          </table:table-cell>
          <table:table-cell office:value-type="float" office:value="7.418213" calcext:value-type="float">
            <text:p>7.418213</text:p>
          </table:table-cell>
          <table:table-cell office:value-type="float" office:value="7.89241" calcext:value-type="float">
            <text:p>7.89241</text:p>
          </table:table-cell>
          <table:table-cell office:value-type="float" office:value="8.202431" calcext:value-type="float">
            <text:p>8.202431</text:p>
          </table:table-cell>
          <table:table-cell office:value-type="float" office:value="8.647663" calcext:value-type="float">
            <text:p>8.647663</text:p>
          </table:table-cell>
          <table:table-cell office:value-type="float" office:value="9.63236" calcext:value-type="float">
            <text:p>9.63236</text:p>
          </table:table-cell>
          <table:table-cell office:value-type="float" office:value="10.14503" calcext:value-type="float">
            <text:p>10.14503</text:p>
          </table:table-cell>
          <table:table-cell office:value-type="float" office:value="0" calcext:value-type="float">
            <text:p>0</text:p>
          </table:table-cell>
          <table:table-cell office:value-type="float" office:value="0.8156173" calcext:value-type="float">
            <text:p>0.8156173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3.414762" calcext:value-type="float">
            <text:p>3.414762</text:p>
          </table:table-cell>
          <table:table-cell office:value-type="float" office:value="135.3867" calcext:value-type="float">
            <text:p>135.3867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15065" calcext:value-type="float">
            <text:p>33.15065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246" calcext:value-type="float">
            <text:p>0.0006230246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81029" calcext:value-type="float">
            <text:p>0.07381029</text:p>
          </table:table-cell>
          <table:table-cell office:value-type="float" office:value="1172.918" calcext:value-type="float">
            <text:p>1172.918</text:p>
          </table:table-cell>
          <table:table-cell office:value-type="float" office:value="1.174928" calcext:value-type="float">
            <text:p>1.174928</text:p>
          </table:table-cell>
          <table:table-cell office:value-type="float" office:value="0" calcext:value-type="float">
            <text:p>0</text:p>
          </table:table-cell>
          <table:table-cell office:value-type="float" office:value="0.240379" calcext:value-type="float">
            <text:p>0.240379</text:p>
          </table:table-cell>
          <table:table-cell office:value-type="float" office:value="0.2393494" calcext:value-type="float">
            <text:p>0.2393494</text:p>
          </table:table-cell>
          <table:table-cell office:value-type="float" office:value="0.1437699" calcext:value-type="float">
            <text:p>0.1437699</text:p>
          </table:table-cell>
          <table:table-cell office:value-type="float" office:value="0.0469782" calcext:value-type="float">
            <text:p>0.0469782</text:p>
          </table:table-cell>
          <table:table-cell office:value-type="float" office:value="0.03562199" calcext:value-type="float">
            <text:p>0.03562199</text:p>
          </table:table-cell>
          <table:table-cell office:value-type="float" office:value="0.02046058" calcext:value-type="float">
            <text:p>0.02046058</text:p>
          </table:table-cell>
          <table:table-cell office:value-type="float" office:value="0.02561117" calcext:value-type="float">
            <text:p>0.02561117</text:p>
          </table:table-cell>
          <table:table-cell office:value-type="float" office:value="0.07055669" calcext:value-type="float">
            <text:p>0.07055669</text:p>
          </table:table-cell>
          <table:table-cell office:value-type="float" office:value="0.1393621" calcext:value-type="float">
            <text:p>0.1393621</text:p>
          </table:table-cell>
          <table:table-cell office:value-type="float" office:value="0.1441772" calcext:value-type="float">
            <text:p>0.1441772</text:p>
          </table:table-cell>
          <table:table-cell office:value-type="float" office:value="0.1471244" calcext:value-type="float">
            <text:p>0.1471244</text:p>
          </table:table-cell>
          <table:table-cell office:value-type="float" office:value="0.1522733" calcext:value-type="float">
            <text:p>0.1522733</text:p>
          </table:table-cell>
          <table:table-cell office:value-type="float" office:value="0.1622665" calcext:value-type="float">
            <text:p>0.1622665</text:p>
          </table:table-cell>
          <table:table-cell office:value-type="float" office:value="0.1675103" calcext:value-type="float">
            <text:p>0.1675103</text:p>
          </table:table-cell>
          <table:table-cell office:value-type="float" office:value="0" calcext:value-type="float">
            <text:p>0</text:p>
          </table:table-cell>
          <table:table-cell office:value-type="float" office:value="34.59428" calcext:value-type="float">
            <text:p>34.59428</text:p>
          </table:table-cell>
          <table:table-cell office:value-type="float" office:value="33.17104" calcext:value-type="float">
            <text:p>33.17104</text:p>
          </table:table-cell>
          <table:table-cell office:value-type="float" office:value="22.88032" calcext:value-type="float">
            <text:p>22.88032</text:p>
          </table:table-cell>
          <table:table-cell office:value-type="float" office:value="7.228906" calcext:value-type="float">
            <text:p>7.228906</text:p>
          </table:table-cell>
          <table:table-cell office:value-type="float" office:value="5.705687" calcext:value-type="float">
            <text:p>5.705687</text:p>
          </table:table-cell>
          <table:table-cell office:value-type="float" office:value="2.216268" calcext:value-type="float">
            <text:p>2.216268</text:p>
          </table:table-cell>
          <table:table-cell office:value-type="float" office:value="1.995095" calcext:value-type="float">
            <text:p>1.995095</text:p>
          </table:table-cell>
          <table:table-cell office:value-type="float" office:value="4.376196" calcext:value-type="float">
            <text:p>4.376196</text:p>
          </table:table-cell>
          <table:table-cell office:value-type="float" office:value="7.423104" calcext:value-type="float">
            <text:p>7.423104</text:p>
          </table:table-cell>
          <table:table-cell office:value-type="float" office:value="7.898028" calcext:value-type="float">
            <text:p>7.898028</text:p>
          </table:table-cell>
          <table:table-cell office:value-type="float" office:value="8.2082" calcext:value-type="float">
            <text:p>8.2082</text:p>
          </table:table-cell>
          <table:table-cell office:value-type="float" office:value="8.653172" calcext:value-type="float">
            <text:p>8.653172</text:p>
          </table:table-cell>
          <table:table-cell office:value-type="float" office:value="9.636937" calcext:value-type="float">
            <text:p>9.636937</text:p>
          </table:table-cell>
          <table:table-cell office:value-type="float" office:value="10.14559" calcext:value-type="float">
            <text:p>10.14559</text:p>
          </table:table-cell>
          <table:table-cell office:value-type="float" office:value="0" calcext:value-type="float">
            <text:p>0</text:p>
          </table:table-cell>
          <table:table-cell office:value-type="float" office:value="0.7084484" calcext:value-type="float">
            <text:p>0.7084484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3.414302" calcext:value-type="float">
            <text:p>3.414302</text:p>
          </table:table-cell>
          <table:table-cell office:value-type="float" office:value="135.3862" calcext:value-type="float">
            <text:p>135.3862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16549" calcext:value-type="float">
            <text:p>33.1654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312" calcext:value-type="float">
            <text:p>0.000623031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67275" calcext:value-type="float">
            <text:p>0.07367275</text:p>
          </table:table-cell>
          <table:table-cell office:value-type="float" office:value="1172.905" calcext:value-type="float">
            <text:p>1172.905</text:p>
          </table:table-cell>
          <table:table-cell office:value-type="float" office:value="1.174948" calcext:value-type="float">
            <text:p>1.174948</text:p>
          </table:table-cell>
          <table:table-cell office:value-type="float" office:value="0" calcext:value-type="float">
            <text:p>0</text:p>
          </table:table-cell>
          <table:table-cell office:value-type="float" office:value="0.2474927" calcext:value-type="float">
            <text:p>0.2474927</text:p>
          </table:table-cell>
          <table:table-cell office:value-type="float" office:value="0.2426823" calcext:value-type="float">
            <text:p>0.2426823</text:p>
          </table:table-cell>
          <table:table-cell office:value-type="float" office:value="0.1435807" calcext:value-type="float">
            <text:p>0.1435807</text:p>
          </table:table-cell>
          <table:table-cell office:value-type="float" office:value="0.04702704" calcext:value-type="float">
            <text:p>0.04702704</text:p>
          </table:table-cell>
          <table:table-cell office:value-type="float" office:value="0.03584501" calcext:value-type="float">
            <text:p>0.03584501</text:p>
          </table:table-cell>
          <table:table-cell office:value-type="float" office:value="0.0203898" calcext:value-type="float">
            <text:p>0.0203898</text:p>
          </table:table-cell>
          <table:table-cell office:value-type="float" office:value="0.02607157" calcext:value-type="float">
            <text:p>0.02607157</text:p>
          </table:table-cell>
          <table:table-cell office:value-type="float" office:value="0.07055501" calcext:value-type="float">
            <text:p>0.07055501</text:p>
          </table:table-cell>
          <table:table-cell office:value-type="float" office:value="0.1393754" calcext:value-type="float">
            <text:p>0.1393754</text:p>
          </table:table-cell>
          <table:table-cell office:value-type="float" office:value="0.1442179" calcext:value-type="float">
            <text:p>0.1442179</text:p>
          </table:table-cell>
          <table:table-cell office:value-type="float" office:value="0.14718" calcext:value-type="float">
            <text:p>0.14718</text:p>
          </table:table-cell>
          <table:table-cell office:value-type="float" office:value="0.1523222" calcext:value-type="float">
            <text:p>0.1523222</text:p>
          </table:table-cell>
          <table:table-cell office:value-type="float" office:value="0.1622655" calcext:value-type="float">
            <text:p>0.1622655</text:p>
          </table:table-cell>
          <table:table-cell office:value-type="float" office:value="0.1675684" calcext:value-type="float">
            <text:p>0.1675684</text:p>
          </table:table-cell>
          <table:table-cell office:value-type="float" office:value="0" calcext:value-type="float">
            <text:p>0</text:p>
          </table:table-cell>
          <table:table-cell office:value-type="float" office:value="34.5778" calcext:value-type="float">
            <text:p>34.5778</text:p>
          </table:table-cell>
          <table:table-cell office:value-type="float" office:value="33.14631" calcext:value-type="float">
            <text:p>33.14631</text:p>
          </table:table-cell>
          <table:table-cell office:value-type="float" office:value="22.85761" calcext:value-type="float">
            <text:p>22.85761</text:p>
          </table:table-cell>
          <table:table-cell office:value-type="float" office:value="7.222672" calcext:value-type="float">
            <text:p>7.222672</text:p>
          </table:table-cell>
          <table:table-cell office:value-type="float" office:value="5.700123" calcext:value-type="float">
            <text:p>5.700123</text:p>
          </table:table-cell>
          <table:table-cell office:value-type="float" office:value="2.216461" calcext:value-type="float">
            <text:p>2.216461</text:p>
          </table:table-cell>
          <table:table-cell office:value-type="float" office:value="1.996615" calcext:value-type="float">
            <text:p>1.996615</text:p>
          </table:table-cell>
          <table:table-cell office:value-type="float" office:value="4.379647" calcext:value-type="float">
            <text:p>4.379647</text:p>
          </table:table-cell>
          <table:table-cell office:value-type="float" office:value="7.427995" calcext:value-type="float">
            <text:p>7.427995</text:p>
          </table:table-cell>
          <table:table-cell office:value-type="float" office:value="7.903649" calcext:value-type="float">
            <text:p>7.903649</text:p>
          </table:table-cell>
          <table:table-cell office:value-type="float" office:value="8.21397" calcext:value-type="float">
            <text:p>8.21397</text:p>
          </table:table-cell>
          <table:table-cell office:value-type="float" office:value="8.658672" calcext:value-type="float">
            <text:p>8.658672</text:p>
          </table:table-cell>
          <table:table-cell office:value-type="float" office:value="9.641511" calcext:value-type="float">
            <text:p>9.641511</text:p>
          </table:table-cell>
          <table:table-cell office:value-type="float" office:value="10.14558" calcext:value-type="float">
            <text:p>10.14558</text:p>
          </table:table-cell>
          <table:table-cell office:value-type="float" office:value="0" calcext:value-type="float">
            <text:p>0</text:p>
          </table:table-cell>
          <table:table-cell office:value-type="float" office:value="0.5431706" calcext:value-type="float">
            <text:p>0.5431706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3.413849" calcext:value-type="float">
            <text:p>3.413849</text:p>
          </table:table-cell>
          <table:table-cell office:value-type="float" office:value="135.3857" calcext:value-type="float">
            <text:p>135.3857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18071" calcext:value-type="float">
            <text:p>33.18071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39" calcext:value-type="float">
            <text:p>0.000623039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54924" calcext:value-type="float">
            <text:p>0.07354924</text:p>
          </table:table-cell>
          <table:table-cell office:value-type="float" office:value="1172.891" calcext:value-type="float">
            <text:p>1172.891</text:p>
          </table:table-cell>
          <table:table-cell office:value-type="float" office:value="1.174849" calcext:value-type="float">
            <text:p>1.174849</text:p>
          </table:table-cell>
          <table:table-cell office:value-type="float" office:value="0" calcext:value-type="float">
            <text:p>0</text:p>
          </table:table-cell>
          <table:table-cell office:value-type="float" office:value="0.2285598" calcext:value-type="float">
            <text:p>0.2285598</text:p>
          </table:table-cell>
          <table:table-cell office:value-type="float" office:value="0.2658959" calcext:value-type="float">
            <text:p>0.2658959</text:p>
          </table:table-cell>
          <table:table-cell office:value-type="float" office:value="0.1444861" calcext:value-type="float">
            <text:p>0.1444861</text:p>
          </table:table-cell>
          <table:table-cell office:value-type="float" office:value="0.04695959" calcext:value-type="float">
            <text:p>0.04695959</text:p>
          </table:table-cell>
          <table:table-cell office:value-type="float" office:value="0.03604154" calcext:value-type="float">
            <text:p>0.03604154</text:p>
          </table:table-cell>
          <table:table-cell office:value-type="float" office:value="0.02036021" calcext:value-type="float">
            <text:p>0.02036021</text:p>
          </table:table-cell>
          <table:table-cell office:value-type="float" office:value="0.02621922" calcext:value-type="float">
            <text:p>0.02621922</text:p>
          </table:table-cell>
          <table:table-cell office:value-type="float" office:value="0.07054504" calcext:value-type="float">
            <text:p>0.07054504</text:p>
          </table:table-cell>
          <table:table-cell office:value-type="float" office:value="0.1393911" calcext:value-type="float">
            <text:p>0.1393911</text:p>
          </table:table-cell>
          <table:table-cell office:value-type="float" office:value="0.1442596" calcext:value-type="float">
            <text:p>0.1442596</text:p>
          </table:table-cell>
          <table:table-cell office:value-type="float" office:value="0.1472366" calcext:value-type="float">
            <text:p>0.1472366</text:p>
          </table:table-cell>
          <table:table-cell office:value-type="float" office:value="0.1523659" calcext:value-type="float">
            <text:p>0.1523659</text:p>
          </table:table-cell>
          <table:table-cell office:value-type="float" office:value="0.1622993" calcext:value-type="float">
            <text:p>0.1622993</text:p>
          </table:table-cell>
          <table:table-cell office:value-type="float" office:value="0.1676227" calcext:value-type="float">
            <text:p>0.1676227</text:p>
          </table:table-cell>
          <table:table-cell office:value-type="float" office:value="0" calcext:value-type="float">
            <text:p>0</text:p>
          </table:table-cell>
          <table:table-cell office:value-type="float" office:value="34.5651" calcext:value-type="float">
            <text:p>34.5651</text:p>
          </table:table-cell>
          <table:table-cell office:value-type="float" office:value="33.12809" calcext:value-type="float">
            <text:p>33.12809</text:p>
          </table:table-cell>
          <table:table-cell office:value-type="float" office:value="22.83554" calcext:value-type="float">
            <text:p>22.83554</text:p>
          </table:table-cell>
          <table:table-cell office:value-type="float" office:value="7.216593" calcext:value-type="float">
            <text:p>7.216593</text:p>
          </table:table-cell>
          <table:table-cell office:value-type="float" office:value="5.694798" calcext:value-type="float">
            <text:p>5.694798</text:p>
          </table:table-cell>
          <table:table-cell office:value-type="float" office:value="2.216636" calcext:value-type="float">
            <text:p>2.216636</text:p>
          </table:table-cell>
          <table:table-cell office:value-type="float" office:value="1.998152" calcext:value-type="float">
            <text:p>1.998152</text:p>
          </table:table-cell>
          <table:table-cell office:value-type="float" office:value="4.383128" calcext:value-type="float">
            <text:p>4.383128</text:p>
          </table:table-cell>
          <table:table-cell office:value-type="float" office:value="7.432886" calcext:value-type="float">
            <text:p>7.432886</text:p>
          </table:table-cell>
          <table:table-cell office:value-type="float" office:value="7.909267" calcext:value-type="float">
            <text:p>7.909267</text:p>
          </table:table-cell>
          <table:table-cell office:value-type="float" office:value="8.219739" calcext:value-type="float">
            <text:p>8.219739</text:p>
          </table:table-cell>
          <table:table-cell office:value-type="float" office:value="8.664181" calcext:value-type="float">
            <text:p>8.664181</text:p>
          </table:table-cell>
          <table:table-cell office:value-type="float" office:value="9.646085" calcext:value-type="float">
            <text:p>9.646085</text:p>
          </table:table-cell>
          <table:table-cell office:value-type="float" office:value="10.14283" calcext:value-type="float">
            <text:p>10.14283</text:p>
          </table:table-cell>
          <table:table-cell office:value-type="float" office:value="0" calcext:value-type="float">
            <text:p>0</text:p>
          </table:table-cell>
          <table:table-cell office:value-type="float" office:value="0.4248428" calcext:value-type="float">
            <text:p>0.424842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3.413409" calcext:value-type="float">
            <text:p>3.413409</text:p>
          </table:table-cell>
          <table:table-cell office:value-type="float" office:value="135.3853" calcext:value-type="float">
            <text:p>135.3853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1963" calcext:value-type="float">
            <text:p>33.1963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431" calcext:value-type="float">
            <text:p>0.0006230431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54924" calcext:value-type="float">
            <text:p>0.07354924</text:p>
          </table:table-cell>
          <table:table-cell office:value-type="float" office:value="1172.878" calcext:value-type="float">
            <text:p>1172.878</text:p>
          </table:table-cell>
          <table:table-cell office:value-type="float" office:value="1.174687" calcext:value-type="float">
            <text:p>1.174687</text:p>
          </table:table-cell>
          <table:table-cell office:value-type="float" office:value="0" calcext:value-type="float">
            <text:p>0</text:p>
          </table:table-cell>
          <table:table-cell office:value-type="float" office:value="0.2245415" calcext:value-type="float">
            <text:p>0.2245415</text:p>
          </table:table-cell>
          <table:table-cell office:value-type="float" office:value="0.2784822" calcext:value-type="float">
            <text:p>0.2784822</text:p>
          </table:table-cell>
          <table:table-cell office:value-type="float" office:value="0.1481146" calcext:value-type="float">
            <text:p>0.1481146</text:p>
          </table:table-cell>
          <table:table-cell office:value-type="float" office:value="0.04679991" calcext:value-type="float">
            <text:p>0.04679991</text:p>
          </table:table-cell>
          <table:table-cell office:value-type="float" office:value="0.03628865" calcext:value-type="float">
            <text:p>0.03628865</text:p>
          </table:table-cell>
          <table:table-cell office:value-type="float" office:value="0.02032422" calcext:value-type="float">
            <text:p>0.02032422</text:p>
          </table:table-cell>
          <table:table-cell office:value-type="float" office:value="0.02627068" calcext:value-type="float">
            <text:p>0.02627068</text:p>
          </table:table-cell>
          <table:table-cell office:value-type="float" office:value="0.07052565" calcext:value-type="float">
            <text:p>0.07052565</text:p>
          </table:table-cell>
          <table:table-cell office:value-type="float" office:value="0.1394084" calcext:value-type="float">
            <text:p>0.1394084</text:p>
          </table:table-cell>
          <table:table-cell office:value-type="float" office:value="0.1443019" calcext:value-type="float">
            <text:p>0.1443019</text:p>
          </table:table-cell>
          <table:table-cell office:value-type="float" office:value="0.1472932" calcext:value-type="float">
            <text:p>0.1472932</text:p>
          </table:table-cell>
          <table:table-cell office:value-type="float" office:value="0.1524098" calcext:value-type="float">
            <text:p>0.1524098</text:p>
          </table:table-cell>
          <table:table-cell office:value-type="float" office:value="0.1623439" calcext:value-type="float">
            <text:p>0.1623439</text:p>
          </table:table-cell>
          <table:table-cell office:value-type="float" office:value="0.1676712" calcext:value-type="float">
            <text:p>0.1676712</text:p>
          </table:table-cell>
          <table:table-cell office:value-type="float" office:value="0" calcext:value-type="float">
            <text:p>0</text:p>
          </table:table-cell>
          <table:table-cell office:value-type="float" office:value="34.55003" calcext:value-type="float">
            <text:p>34.55003</text:p>
          </table:table-cell>
          <table:table-cell office:value-type="float" office:value="33.11906" calcext:value-type="float">
            <text:p>33.11906</text:p>
          </table:table-cell>
          <table:table-cell office:value-type="float" office:value="22.81425" calcext:value-type="float">
            <text:p>22.81425</text:p>
          </table:table-cell>
          <table:table-cell office:value-type="float" office:value="7.210536" calcext:value-type="float">
            <text:p>7.210536</text:p>
          </table:table-cell>
          <table:table-cell office:value-type="float" office:value="5.689659" calcext:value-type="float">
            <text:p>5.689659</text:p>
          </table:table-cell>
          <table:table-cell office:value-type="float" office:value="2.216799" calcext:value-type="float">
            <text:p>2.216799</text:p>
          </table:table-cell>
          <table:table-cell office:value-type="float" office:value="1.999679" calcext:value-type="float">
            <text:p>1.999679</text:p>
          </table:table-cell>
          <table:table-cell office:value-type="float" office:value="4.386608" calcext:value-type="float">
            <text:p>4.386608</text:p>
          </table:table-cell>
          <table:table-cell office:value-type="float" office:value="7.437777" calcext:value-type="float">
            <text:p>7.437777</text:p>
          </table:table-cell>
          <table:table-cell office:value-type="float" office:value="7.914886" calcext:value-type="float">
            <text:p>7.914886</text:p>
          </table:table-cell>
          <table:table-cell office:value-type="float" office:value="8.225509" calcext:value-type="float">
            <text:p>8.225509</text:p>
          </table:table-cell>
          <table:table-cell office:value-type="float" office:value="8.669685" calcext:value-type="float">
            <text:p>8.669685</text:p>
          </table:table-cell>
          <table:table-cell office:value-type="float" office:value="9.650584" calcext:value-type="float">
            <text:p>9.650584</text:p>
          </table:table-cell>
          <table:table-cell office:value-type="float" office:value="10.14129" calcext:value-type="float">
            <text:p>10.14129</text:p>
          </table:table-cell>
          <table:table-cell office:value-type="float" office:value="0" calcext:value-type="float">
            <text:p>0</text:p>
          </table:table-cell>
          <table:table-cell office:value-type="float" office:value="0.3270625" calcext:value-type="float">
            <text:p>0.327062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3.412982" calcext:value-type="float">
            <text:p>3.412982</text:p>
          </table:table-cell>
          <table:table-cell office:value-type="float" office:value="135.385" calcext:value-type="float">
            <text:p>135.385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21187" calcext:value-type="float">
            <text:p>33.21187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467" calcext:value-type="float">
            <text:p>0.0006230467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54924" calcext:value-type="float">
            <text:p>0.07354924</text:p>
          </table:table-cell>
          <table:table-cell office:value-type="float" office:value="1172.863" calcext:value-type="float">
            <text:p>1172.863</text:p>
          </table:table-cell>
          <table:table-cell office:value-type="float" office:value="1.174496" calcext:value-type="float">
            <text:p>1.174496</text:p>
          </table:table-cell>
          <table:table-cell office:value-type="float" office:value="0" calcext:value-type="float">
            <text:p>0</text:p>
          </table:table-cell>
          <table:table-cell office:value-type="float" office:value="0.2138714" calcext:value-type="float">
            <text:p>0.2138714</text:p>
          </table:table-cell>
          <table:table-cell office:value-type="float" office:value="0.2453443" calcext:value-type="float">
            <text:p>0.2453443</text:p>
          </table:table-cell>
          <table:table-cell office:value-type="float" office:value="0.150524" calcext:value-type="float">
            <text:p>0.150524</text:p>
          </table:table-cell>
          <table:table-cell office:value-type="float" office:value="0.04696425" calcext:value-type="float">
            <text:p>0.04696425</text:p>
          </table:table-cell>
          <table:table-cell office:value-type="float" office:value="0.03638441" calcext:value-type="float">
            <text:p>0.03638441</text:p>
          </table:table-cell>
          <table:table-cell office:value-type="float" office:value="0.02030811" calcext:value-type="float">
            <text:p>0.02030811</text:p>
          </table:table-cell>
          <table:table-cell office:value-type="float" office:value="0.02627683" calcext:value-type="float">
            <text:p>0.02627683</text:p>
          </table:table-cell>
          <table:table-cell office:value-type="float" office:value="0.07052384" calcext:value-type="float">
            <text:p>0.07052384</text:p>
          </table:table-cell>
          <table:table-cell office:value-type="float" office:value="0.1394271" calcext:value-type="float">
            <text:p>0.1394271</text:p>
          </table:table-cell>
          <table:table-cell office:value-type="float" office:value="0.1443447" calcext:value-type="float">
            <text:p>0.1443447</text:p>
          </table:table-cell>
          <table:table-cell office:value-type="float" office:value="0.1473487" calcext:value-type="float">
            <text:p>0.1473487</text:p>
          </table:table-cell>
          <table:table-cell office:value-type="float" office:value="0.1524558" calcext:value-type="float">
            <text:p>0.1524558</text:p>
          </table:table-cell>
          <table:table-cell office:value-type="float" office:value="0.1623926" calcext:value-type="float">
            <text:p>0.1623926</text:p>
          </table:table-cell>
          <table:table-cell office:value-type="float" office:value="0.1677227" calcext:value-type="float">
            <text:p>0.1677227</text:p>
          </table:table-cell>
          <table:table-cell office:value-type="float" office:value="0" calcext:value-type="float">
            <text:p>0</text:p>
          </table:table-cell>
          <table:table-cell office:value-type="float" office:value="34.53381" calcext:value-type="float">
            <text:p>34.53381</text:p>
          </table:table-cell>
          <table:table-cell office:value-type="float" office:value="33.10668" calcext:value-type="float">
            <text:p>33.10668</text:p>
          </table:table-cell>
          <table:table-cell office:value-type="float" office:value="22.79554" calcext:value-type="float">
            <text:p>22.79554</text:p>
          </table:table-cell>
          <table:table-cell office:value-type="float" office:value="7.204622" calcext:value-type="float">
            <text:p>7.204622</text:p>
          </table:table-cell>
          <table:table-cell office:value-type="float" office:value="5.684694" calcext:value-type="float">
            <text:p>5.684694</text:p>
          </table:table-cell>
          <table:table-cell office:value-type="float" office:value="2.216948" calcext:value-type="float">
            <text:p>2.216948</text:p>
          </table:table-cell>
          <table:table-cell office:value-type="float" office:value="2.001182" calcext:value-type="float">
            <text:p>2.001182</text:p>
          </table:table-cell>
          <table:table-cell office:value-type="float" office:value="4.390087" calcext:value-type="float">
            <text:p>4.390087</text:p>
          </table:table-cell>
          <table:table-cell office:value-type="float" office:value="7.44266" calcext:value-type="float">
            <text:p>7.44266</text:p>
          </table:table-cell>
          <table:table-cell office:value-type="float" office:value="7.920508" calcext:value-type="float">
            <text:p>7.920508</text:p>
          </table:table-cell>
          <table:table-cell office:value-type="float" office:value="8.231278" calcext:value-type="float">
            <text:p>8.231278</text:p>
          </table:table-cell>
          <table:table-cell office:value-type="float" office:value="8.675185" calcext:value-type="float">
            <text:p>8.675185</text:p>
          </table:table-cell>
          <table:table-cell office:value-type="float" office:value="9.655081" calcext:value-type="float">
            <text:p>9.655081</text:p>
          </table:table-cell>
          <table:table-cell office:value-type="float" office:value="10.14301" calcext:value-type="float">
            <text:p>10.14301</text:p>
          </table:table-cell>
          <table:table-cell office:value-type="float" office:value="0" calcext:value-type="float">
            <text:p>0</text:p>
          </table:table-cell>
          <table:table-cell office:value-type="float" office:value="0.2355737" calcext:value-type="float">
            <text:p>0.2355737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3.412545" calcext:value-type="float">
            <text:p>3.412545</text:p>
          </table:table-cell>
          <table:table-cell office:value-type="float" office:value="135.3846" calcext:value-type="float">
            <text:p>135.3846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22721" calcext:value-type="float">
            <text:p>33.22721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504" calcext:value-type="float">
            <text:p>0.0006230504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54924" calcext:value-type="float">
            <text:p>0.07354924</text:p>
          </table:table-cell>
          <table:table-cell office:value-type="float" office:value="1172.849" calcext:value-type="float">
            <text:p>1172.849</text:p>
          </table:table-cell>
          <table:table-cell office:value-type="float" office:value="1.174331" calcext:value-type="float">
            <text:p>1.174331</text:p>
          </table:table-cell>
          <table:table-cell office:value-type="float" office:value="0" calcext:value-type="float">
            <text:p>0</text:p>
          </table:table-cell>
          <table:table-cell office:value-type="float" office:value="0.2233392" calcext:value-type="float">
            <text:p>0.2233392</text:p>
          </table:table-cell>
          <table:table-cell office:value-type="float" office:value="0.2389354" calcext:value-type="float">
            <text:p>0.2389354</text:p>
          </table:table-cell>
          <table:table-cell office:value-type="float" office:value="0.1492731" calcext:value-type="float">
            <text:p>0.1492731</text:p>
          </table:table-cell>
          <table:table-cell office:value-type="float" office:value="0.04689291" calcext:value-type="float">
            <text:p>0.04689291</text:p>
          </table:table-cell>
          <table:table-cell office:value-type="float" office:value="0.03642038" calcext:value-type="float">
            <text:p>0.03642038</text:p>
          </table:table-cell>
          <table:table-cell office:value-type="float" office:value="0.02031172" calcext:value-type="float">
            <text:p>0.02031172</text:p>
          </table:table-cell>
          <table:table-cell office:value-type="float" office:value="0.02628286" calcext:value-type="float">
            <text:p>0.02628286</text:p>
          </table:table-cell>
          <table:table-cell office:value-type="float" office:value="0.07053061" calcext:value-type="float">
            <text:p>0.07053061</text:p>
          </table:table-cell>
          <table:table-cell office:value-type="float" office:value="0.1394468" calcext:value-type="float">
            <text:p>0.1394468</text:p>
          </table:table-cell>
          <table:table-cell office:value-type="float" office:value="0.1443875" calcext:value-type="float">
            <text:p>0.1443875</text:p>
          </table:table-cell>
          <table:table-cell office:value-type="float" office:value="0.1474043" calcext:value-type="float">
            <text:p>0.1474043</text:p>
          </table:table-cell>
          <table:table-cell office:value-type="float" office:value="0.1525036" calcext:value-type="float">
            <text:p>0.1525036</text:p>
          </table:table-cell>
          <table:table-cell office:value-type="float" office:value="0.1624417" calcext:value-type="float">
            <text:p>0.1624417</text:p>
          </table:table-cell>
          <table:table-cell office:value-type="float" office:value="0.1677727" calcext:value-type="float">
            <text:p>0.1677727</text:p>
          </table:table-cell>
          <table:table-cell office:value-type="float" office:value="0" calcext:value-type="float">
            <text:p>0</text:p>
          </table:table-cell>
          <table:table-cell office:value-type="float" office:value="34.51833" calcext:value-type="float">
            <text:p>34.51833</text:p>
          </table:table-cell>
          <table:table-cell office:value-type="float" office:value="33.08921" calcext:value-type="float">
            <text:p>33.08921</text:p>
          </table:table-cell>
          <table:table-cell office:value-type="float" office:value="22.77709" calcext:value-type="float">
            <text:p>22.77709</text:p>
          </table:table-cell>
          <table:table-cell office:value-type="float" office:value="7.198854" calcext:value-type="float">
            <text:p>7.198854</text:p>
          </table:table-cell>
          <table:table-cell office:value-type="float" office:value="5.679857" calcext:value-type="float">
            <text:p>5.679857</text:p>
          </table:table-cell>
          <table:table-cell office:value-type="float" office:value="2.217093" calcext:value-type="float">
            <text:p>2.217093</text:p>
          </table:table-cell>
          <table:table-cell office:value-type="float" office:value="2.002663" calcext:value-type="float">
            <text:p>2.002663</text:p>
          </table:table-cell>
          <table:table-cell office:value-type="float" office:value="4.393568" calcext:value-type="float">
            <text:p>4.393568</text:p>
          </table:table-cell>
          <table:table-cell office:value-type="float" office:value="7.447505" calcext:value-type="float">
            <text:p>7.447505</text:p>
          </table:table-cell>
          <table:table-cell office:value-type="float" office:value="7.926075" calcext:value-type="float">
            <text:p>7.926075</text:p>
          </table:table-cell>
          <table:table-cell office:value-type="float" office:value="8.237031" calcext:value-type="float">
            <text:p>8.237031</text:p>
          </table:table-cell>
          <table:table-cell office:value-type="float" office:value="8.68069" calcext:value-type="float">
            <text:p>8.68069</text:p>
          </table:table-cell>
          <table:table-cell office:value-type="float" office:value="9.659577" calcext:value-type="float">
            <text:p>9.659577</text:p>
          </table:table-cell>
          <table:table-cell office:value-type="float" office:value="10.14637" calcext:value-type="float">
            <text:p>10.14637</text:p>
          </table:table-cell>
          <table:table-cell office:value-type="float" office:value="0" calcext:value-type="float">
            <text:p>0</text:p>
          </table:table-cell>
          <table:table-cell office:value-type="float" office:value="0.1615919" calcext:value-type="float">
            <text:p>0.1615919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3.412097" calcext:value-type="float">
            <text:p>3.412097</text:p>
          </table:table-cell>
          <table:table-cell office:value-type="float" office:value="135.3843" calcext:value-type="float">
            <text:p>135.3843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24249" calcext:value-type="float">
            <text:p>33.2424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516" calcext:value-type="float">
            <text:p>0.0006230516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54924" calcext:value-type="float">
            <text:p>0.07354924</text:p>
          </table:table-cell>
          <table:table-cell office:value-type="float" office:value="1172.835" calcext:value-type="float">
            <text:p>1172.835</text:p>
          </table:table-cell>
          <table:table-cell office:value-type="float" office:value="1.174128" calcext:value-type="float">
            <text:p>1.174128</text:p>
          </table:table-cell>
          <table:table-cell office:value-type="float" office:value="0" calcext:value-type="float">
            <text:p>0</text:p>
          </table:table-cell>
          <table:table-cell office:value-type="float" office:value="0.2220883" calcext:value-type="float">
            <text:p>0.2220883</text:p>
          </table:table-cell>
          <table:table-cell office:value-type="float" office:value="0.2396055" calcext:value-type="float">
            <text:p>0.2396055</text:p>
          </table:table-cell>
          <table:table-cell office:value-type="float" office:value="0.1487585" calcext:value-type="float">
            <text:p>0.1487585</text:p>
          </table:table-cell>
          <table:table-cell office:value-type="float" office:value="0.04682589" calcext:value-type="float">
            <text:p>0.04682589</text:p>
          </table:table-cell>
          <table:table-cell office:value-type="float" office:value="0.03650765" calcext:value-type="float">
            <text:p>0.03650765</text:p>
          </table:table-cell>
          <table:table-cell office:value-type="float" office:value="0.02031892" calcext:value-type="float">
            <text:p>0.02031892</text:p>
          </table:table-cell>
          <table:table-cell office:value-type="float" office:value="0.0262989" calcext:value-type="float">
            <text:p>0.0262989</text:p>
          </table:table-cell>
          <table:table-cell office:value-type="float" office:value="0.07051335" calcext:value-type="float">
            <text:p>0.07051335</text:p>
          </table:table-cell>
          <table:table-cell office:value-type="float" office:value="0.1394663" calcext:value-type="float">
            <text:p>0.1394663</text:p>
          </table:table-cell>
          <table:table-cell office:value-type="float" office:value="0.1444307" calcext:value-type="float">
            <text:p>0.1444307</text:p>
          </table:table-cell>
          <table:table-cell office:value-type="float" office:value="0.1474594" calcext:value-type="float">
            <text:p>0.1474594</text:p>
          </table:table-cell>
          <table:table-cell office:value-type="float" office:value="0.1525515" calcext:value-type="float">
            <text:p>0.1525515</text:p>
          </table:table-cell>
          <table:table-cell office:value-type="float" office:value="0.1624902" calcext:value-type="float">
            <text:p>0.1624902</text:p>
          </table:table-cell>
          <table:table-cell office:value-type="float" office:value="0.1678223" calcext:value-type="float">
            <text:p>0.1678223</text:p>
          </table:table-cell>
          <table:table-cell office:value-type="float" office:value="0" calcext:value-type="float">
            <text:p>0</text:p>
          </table:table-cell>
          <table:table-cell office:value-type="float" office:value="34.50266" calcext:value-type="float">
            <text:p>34.50266</text:p>
          </table:table-cell>
          <table:table-cell office:value-type="float" office:value="33.07107" calcext:value-type="float">
            <text:p>33.07107</text:p>
          </table:table-cell>
          <table:table-cell office:value-type="float" office:value="22.75838" calcext:value-type="float">
            <text:p>22.75838</text:p>
          </table:table-cell>
          <table:table-cell office:value-type="float" office:value="7.193157" calcext:value-type="float">
            <text:p>7.193157</text:p>
          </table:table-cell>
          <table:table-cell office:value-type="float" office:value="5.675125" calcext:value-type="float">
            <text:p>5.675125</text:p>
          </table:table-cell>
          <table:table-cell office:value-type="float" office:value="2.217233" calcext:value-type="float">
            <text:p>2.217233</text:p>
          </table:table-cell>
          <table:table-cell office:value-type="float" office:value="2.004123" calcext:value-type="float">
            <text:p>2.004123</text:p>
          </table:table-cell>
          <table:table-cell office:value-type="float" office:value="4.397048" calcext:value-type="float">
            <text:p>4.397048</text:p>
          </table:table-cell>
          <table:table-cell office:value-type="float" office:value="7.45235" calcext:value-type="float">
            <text:p>7.45235</text:p>
          </table:table-cell>
          <table:table-cell office:value-type="float" office:value="7.931618" calcext:value-type="float">
            <text:p>7.931618</text:p>
          </table:table-cell>
          <table:table-cell office:value-type="float" office:value="8.242743" calcext:value-type="float">
            <text:p>8.242743</text:p>
          </table:table-cell>
          <table:table-cell office:value-type="float" office:value="8.686199" calcext:value-type="float">
            <text:p>8.686199</text:p>
          </table:table-cell>
          <table:table-cell office:value-type="float" office:value="9.664074" calcext:value-type="float">
            <text:p>9.664074</text:p>
          </table:table-cell>
          <table:table-cell office:value-type="float" office:value="10.14997" calcext:value-type="float">
            <text:p>10.14997</text:p>
          </table:table-cell>
          <table:table-cell office:value-type="float" office:value="0" calcext:value-type="float">
            <text:p>0</text:p>
          </table:table-cell>
          <table:table-cell office:value-type="float" office:value="0.1308722" calcext:value-type="float">
            <text:p>0.1308722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3.41168" calcext:value-type="float">
            <text:p>3.41168</text:p>
          </table:table-cell>
          <table:table-cell office:value-type="float" office:value="135.3839" calcext:value-type="float">
            <text:p>135.3839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25766" calcext:value-type="float">
            <text:p>33.2576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557" calcext:value-type="float">
            <text:p>0.0006230557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54924" calcext:value-type="float">
            <text:p>0.07354924</text:p>
          </table:table-cell>
          <table:table-cell office:value-type="float" office:value="1172.821" calcext:value-type="float">
            <text:p>1172.821</text:p>
          </table:table-cell>
          <table:table-cell office:value-type="float" office:value="1.17414" calcext:value-type="float">
            <text:p>1.17414</text:p>
          </table:table-cell>
          <table:table-cell office:value-type="float" office:value="0" calcext:value-type="float">
            <text:p>0</text:p>
          </table:table-cell>
          <table:table-cell office:value-type="float" office:value="0.2208606" calcext:value-type="float">
            <text:p>0.2208606</text:p>
          </table:table-cell>
          <table:table-cell office:value-type="float" office:value="0.2357949" calcext:value-type="float">
            <text:p>0.2357949</text:p>
          </table:table-cell>
          <table:table-cell office:value-type="float" office:value="0.1476158" calcext:value-type="float">
            <text:p>0.1476158</text:p>
          </table:table-cell>
          <table:table-cell office:value-type="float" office:value="0.04676484" calcext:value-type="float">
            <text:p>0.04676484</text:p>
          </table:table-cell>
          <table:table-cell office:value-type="float" office:value="0.03658111" calcext:value-type="float">
            <text:p>0.03658111</text:p>
          </table:table-cell>
          <table:table-cell office:value-type="float" office:value="0.02032767" calcext:value-type="float">
            <text:p>0.02032767</text:p>
          </table:table-cell>
          <table:table-cell office:value-type="float" office:value="0.02630221" calcext:value-type="float">
            <text:p>0.02630221</text:p>
          </table:table-cell>
          <table:table-cell office:value-type="float" office:value="0.07052301" calcext:value-type="float">
            <text:p>0.07052301</text:p>
          </table:table-cell>
          <table:table-cell office:value-type="float" office:value="0.1394896" calcext:value-type="float">
            <text:p>0.1394896</text:p>
          </table:table-cell>
          <table:table-cell office:value-type="float" office:value="0.1444744" calcext:value-type="float">
            <text:p>0.1444744</text:p>
          </table:table-cell>
          <table:table-cell office:value-type="float" office:value="0.1475146" calcext:value-type="float">
            <text:p>0.1475146</text:p>
          </table:table-cell>
          <table:table-cell office:value-type="float" office:value="0.1526001" calcext:value-type="float">
            <text:p>0.1526001</text:p>
          </table:table-cell>
          <table:table-cell office:value-type="float" office:value="0.1625402" calcext:value-type="float">
            <text:p>0.1625402</text:p>
          </table:table-cell>
          <table:table-cell office:value-type="float" office:value="0.1678709" calcext:value-type="float">
            <text:p>0.1678709</text:p>
          </table:table-cell>
          <table:table-cell office:value-type="float" office:value="0" calcext:value-type="float">
            <text:p>0</text:p>
          </table:table-cell>
          <table:table-cell office:value-type="float" office:value="34.48571" calcext:value-type="float">
            <text:p>34.48571</text:p>
          </table:table-cell>
          <table:table-cell office:value-type="float" office:value="33.0517" calcext:value-type="float">
            <text:p>33.0517</text:p>
          </table:table-cell>
          <table:table-cell office:value-type="float" office:value="22.73957" calcext:value-type="float">
            <text:p>22.73957</text:p>
          </table:table-cell>
          <table:table-cell office:value-type="float" office:value="7.187505" calcext:value-type="float">
            <text:p>7.187505</text:p>
          </table:table-cell>
          <table:table-cell office:value-type="float" office:value="5.670499" calcext:value-type="float">
            <text:p>5.670499</text:p>
          </table:table-cell>
          <table:table-cell office:value-type="float" office:value="2.217373" calcext:value-type="float">
            <text:p>2.217373</text:p>
          </table:table-cell>
          <table:table-cell office:value-type="float" office:value="2.00556" calcext:value-type="float">
            <text:p>2.00556</text:p>
          </table:table-cell>
          <table:table-cell office:value-type="float" office:value="4.400533" calcext:value-type="float">
            <text:p>4.400533</text:p>
          </table:table-cell>
          <table:table-cell office:value-type="float" office:value="7.457196" calcext:value-type="float">
            <text:p>7.457196</text:p>
          </table:table-cell>
          <table:table-cell office:value-type="float" office:value="7.937162" calcext:value-type="float">
            <text:p>7.937162</text:p>
          </table:table-cell>
          <table:table-cell office:value-type="float" office:value="8.248457" calcext:value-type="float">
            <text:p>8.248457</text:p>
          </table:table-cell>
          <table:table-cell office:value-type="float" office:value="8.691699" calcext:value-type="float">
            <text:p>8.691699</text:p>
          </table:table-cell>
          <table:table-cell office:value-type="float" office:value="9.668571" calcext:value-type="float">
            <text:p>9.668571</text:p>
          </table:table-cell>
          <table:table-cell office:value-type="float" office:value="10.15452" calcext:value-type="float">
            <text:p>10.15452</text:p>
          </table:table-cell>
          <table:table-cell office:value-type="float" office:value="0" calcext:value-type="float">
            <text:p>0</text:p>
          </table:table-cell>
          <table:table-cell office:value-type="float" office:value="0.08562268" calcext:value-type="float">
            <text:p>0.0856226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3.411244" calcext:value-type="float">
            <text:p>3.411244</text:p>
          </table:table-cell>
          <table:table-cell office:value-type="float" office:value="135.3836" calcext:value-type="float">
            <text:p>135.3836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27291" calcext:value-type="float">
            <text:p>33.27291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602" calcext:value-type="float">
            <text:p>0.0006230602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50611" calcext:value-type="float">
            <text:p>0.07350611</text:p>
          </table:table-cell>
          <table:table-cell office:value-type="float" office:value="1172.807" calcext:value-type="float">
            <text:p>1172.807</text:p>
          </table:table-cell>
          <table:table-cell office:value-type="float" office:value="1.173977" calcext:value-type="float">
            <text:p>1.173977</text:p>
          </table:table-cell>
          <table:table-cell office:value-type="float" office:value="0" calcext:value-type="float">
            <text:p>0</text:p>
          </table:table-cell>
          <table:table-cell office:value-type="float" office:value="0.1977179" calcext:value-type="float">
            <text:p>0.1977179</text:p>
          </table:table-cell>
          <table:table-cell office:value-type="float" office:value="0.2366305" calcext:value-type="float">
            <text:p>0.2366305</text:p>
          </table:table-cell>
          <table:table-cell office:value-type="float" office:value="0.1485805" calcext:value-type="float">
            <text:p>0.1485805</text:p>
          </table:table-cell>
          <table:table-cell office:value-type="float" office:value="0.04678486" calcext:value-type="float">
            <text:p>0.04678486</text:p>
          </table:table-cell>
          <table:table-cell office:value-type="float" office:value="0.03665094" calcext:value-type="float">
            <text:p>0.03665094</text:p>
          </table:table-cell>
          <table:table-cell office:value-type="float" office:value="0.02033313" calcext:value-type="float">
            <text:p>0.02033313</text:p>
          </table:table-cell>
          <table:table-cell office:value-type="float" office:value="0.02618298" calcext:value-type="float">
            <text:p>0.02618298</text:p>
          </table:table-cell>
          <table:table-cell office:value-type="float" office:value="0.07054287" calcext:value-type="float">
            <text:p>0.07054287</text:p>
          </table:table-cell>
          <table:table-cell office:value-type="float" office:value="0.1395164" calcext:value-type="float">
            <text:p>0.1395164</text:p>
          </table:table-cell>
          <table:table-cell office:value-type="float" office:value="0.144519" calcext:value-type="float">
            <text:p>0.144519</text:p>
          </table:table-cell>
          <table:table-cell office:value-type="float" office:value="0.1475698" calcext:value-type="float">
            <text:p>0.1475698</text:p>
          </table:table-cell>
          <table:table-cell office:value-type="float" office:value="0.1526531" calcext:value-type="float">
            <text:p>0.1526531</text:p>
          </table:table-cell>
          <table:table-cell office:value-type="float" office:value="0.1627575" calcext:value-type="float">
            <text:p>0.1627575</text:p>
          </table:table-cell>
          <table:table-cell office:value-type="float" office:value="0.1678649" calcext:value-type="float">
            <text:p>0.1678649</text:p>
          </table:table-cell>
          <table:table-cell office:value-type="float" office:value="0" calcext:value-type="float">
            <text:p>0</text:p>
          </table:table-cell>
          <table:table-cell office:value-type="float" office:value="34.46767" calcext:value-type="float">
            <text:p>34.46767</text:p>
          </table:table-cell>
          <table:table-cell office:value-type="float" office:value="33.03458" calcext:value-type="float">
            <text:p>33.03458</text:p>
          </table:table-cell>
          <table:table-cell office:value-type="float" office:value="22.72117" calcext:value-type="float">
            <text:p>22.72117</text:p>
          </table:table-cell>
          <table:table-cell office:value-type="float" office:value="7.18191" calcext:value-type="float">
            <text:p>7.18191</text:p>
          </table:table-cell>
          <table:table-cell office:value-type="float" office:value="5.665959" calcext:value-type="float">
            <text:p>5.665959</text:p>
          </table:table-cell>
          <table:table-cell office:value-type="float" office:value="2.217508" calcext:value-type="float">
            <text:p>2.217508</text:p>
          </table:table-cell>
          <table:table-cell office:value-type="float" office:value="2.006969" calcext:value-type="float">
            <text:p>2.006969</text:p>
          </table:table-cell>
          <table:table-cell office:value-type="float" office:value="4.404043" calcext:value-type="float">
            <text:p>4.404043</text:p>
          </table:table-cell>
          <table:table-cell office:value-type="float" office:value="7.46204" calcext:value-type="float">
            <text:p>7.46204</text:p>
          </table:table-cell>
          <table:table-cell office:value-type="float" office:value="7.942702" calcext:value-type="float">
            <text:p>7.942702</text:p>
          </table:table-cell>
          <table:table-cell office:value-type="float" office:value="8.254169" calcext:value-type="float">
            <text:p>8.254169</text:p>
          </table:table-cell>
          <table:table-cell office:value-type="float" office:value="8.69713" calcext:value-type="float">
            <text:p>8.69713</text:p>
          </table:table-cell>
          <table:table-cell office:value-type="float" office:value="9.6731" calcext:value-type="float">
            <text:p>9.6731</text:p>
          </table:table-cell>
          <table:table-cell office:value-type="float" office:value="10.1576" calcext:value-type="float">
            <text:p>10.1576</text:p>
          </table:table-cell>
          <table:table-cell office:value-type="float" office:value="0" calcext:value-type="float">
            <text:p>0</text:p>
          </table:table-cell>
          <table:table-cell office:value-type="float" office:value="0.0836684" calcext:value-type="float">
            <text:p>0.0836684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3.410898" calcext:value-type="float">
            <text:p>3.410898</text:p>
          </table:table-cell>
          <table:table-cell office:value-type="float" office:value="135.3833" calcext:value-type="float">
            <text:p>135.3833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28776" calcext:value-type="float">
            <text:p>33.2877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618" calcext:value-type="float">
            <text:p>0.0006230618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36114" calcext:value-type="float">
            <text:p>0.07336114</text:p>
          </table:table-cell>
          <table:table-cell office:value-type="float" office:value="1172.792" calcext:value-type="float">
            <text:p>1172.792</text:p>
          </table:table-cell>
          <table:table-cell office:value-type="float" office:value="1.174429" calcext:value-type="float">
            <text:p>1.174429</text:p>
          </table:table-cell>
          <table:table-cell office:value-type="float" office:value="0" calcext:value-type="float">
            <text:p>0</text:p>
          </table:table-cell>
          <table:table-cell office:value-type="float" office:value="0.1625997" calcext:value-type="float">
            <text:p>0.1625997</text:p>
          </table:table-cell>
          <table:table-cell office:value-type="float" office:value="0.2270572" calcext:value-type="float">
            <text:p>0.2270572</text:p>
          </table:table-cell>
          <table:table-cell office:value-type="float" office:value="0.1455805" calcext:value-type="float">
            <text:p>0.1455805</text:p>
          </table:table-cell>
          <table:table-cell office:value-type="float" office:value="0.04667694" calcext:value-type="float">
            <text:p>0.04667694</text:p>
          </table:table-cell>
          <table:table-cell office:value-type="float" office:value="0.03669007" calcext:value-type="float">
            <text:p>0.03669007</text:p>
          </table:table-cell>
          <table:table-cell office:value-type="float" office:value="0.0203441" calcext:value-type="float">
            <text:p>0.0203441</text:p>
          </table:table-cell>
          <table:table-cell office:value-type="float" office:value="0.02630233" calcext:value-type="float">
            <text:p>0.02630233</text:p>
          </table:table-cell>
          <table:table-cell office:value-type="float" office:value="0.07053881" calcext:value-type="float">
            <text:p>0.07053881</text:p>
          </table:table-cell>
          <table:table-cell office:value-type="float" office:value="0.1395451" calcext:value-type="float">
            <text:p>0.1395451</text:p>
          </table:table-cell>
          <table:table-cell office:value-type="float" office:value="0.1445644" calcext:value-type="float">
            <text:p>0.1445644</text:p>
          </table:table-cell>
          <table:table-cell office:value-type="float" office:value="0.1476257" calcext:value-type="float">
            <text:p>0.1476257</text:p>
          </table:table-cell>
          <table:table-cell office:value-type="float" office:value="0.1527094" calcext:value-type="float">
            <text:p>0.1527094</text:p>
          </table:table-cell>
          <table:table-cell office:value-type="float" office:value="0.1626882" calcext:value-type="float">
            <text:p>0.1626882</text:p>
          </table:table-cell>
          <table:table-cell office:value-type="float" office:value="0.1679405" calcext:value-type="float">
            <text:p>0.1679405</text:p>
          </table:table-cell>
          <table:table-cell office:value-type="float" office:value="0" calcext:value-type="float">
            <text:p>0</text:p>
          </table:table-cell>
          <table:table-cell office:value-type="float" office:value="34.43932" calcext:value-type="float">
            <text:p>34.43932</text:p>
          </table:table-cell>
          <table:table-cell office:value-type="float" office:value="33.01104" calcext:value-type="float">
            <text:p>33.01104</text:p>
          </table:table-cell>
          <table:table-cell office:value-type="float" office:value="22.7019" calcext:value-type="float">
            <text:p>22.7019</text:p>
          </table:table-cell>
          <table:table-cell office:value-type="float" office:value="7.176352" calcext:value-type="float">
            <text:p>7.176352</text:p>
          </table:table-cell>
          <table:table-cell office:value-type="float" office:value="5.661489" calcext:value-type="float">
            <text:p>5.661489</text:p>
          </table:table-cell>
          <table:table-cell office:value-type="float" office:value="2.217644" calcext:value-type="float">
            <text:p>2.217644</text:p>
          </table:table-cell>
          <table:table-cell office:value-type="float" office:value="2.008369" calcext:value-type="float">
            <text:p>2.008369</text:p>
          </table:table-cell>
          <table:table-cell office:value-type="float" office:value="4.407554" calcext:value-type="float">
            <text:p>4.407554</text:p>
          </table:table-cell>
          <table:table-cell office:value-type="float" office:value="7.466886" calcext:value-type="float">
            <text:p>7.466886</text:p>
          </table:table-cell>
          <table:table-cell office:value-type="float" office:value="7.948248" calcext:value-type="float">
            <text:p>7.948248</text:p>
          </table:table-cell>
          <table:table-cell office:value-type="float" office:value="8.259882" calcext:value-type="float">
            <text:p>8.259882</text:p>
          </table:table-cell>
          <table:table-cell office:value-type="float" office:value="8.702558" calcext:value-type="float">
            <text:p>8.702558</text:p>
          </table:table-cell>
          <table:table-cell office:value-type="float" office:value="9.677703" calcext:value-type="float">
            <text:p>9.677703</text:p>
          </table:table-cell>
          <table:table-cell office:value-type="float" office:value="10.16555" calcext:value-type="float">
            <text:p>10.16555</text:p>
          </table:table-cell>
          <table:table-cell office:value-type="float" office:value="0" calcext:value-type="float">
            <text:p>0</text:p>
          </table:table-cell>
          <table:table-cell office:value-type="float" office:value="0.0408467" calcext:value-type="float">
            <text:p>0.0408467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3.410514" calcext:value-type="float">
            <text:p>3.410514</text:p>
          </table:table-cell>
          <table:table-cell office:value-type="float" office:value="135.3829" calcext:value-type="float">
            <text:p>135.3829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30249" calcext:value-type="float">
            <text:p>33.3024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618" calcext:value-type="float">
            <text:p>0.0006230618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22347" calcext:value-type="float">
            <text:p>0.07322347</text:p>
          </table:table-cell>
          <table:table-cell office:value-type="float" office:value="1172.778" calcext:value-type="float">
            <text:p>1172.778</text:p>
          </table:table-cell>
          <table:table-cell office:value-type="float" office:value="1.17465" calcext:value-type="float">
            <text:p>1.17465</text:p>
          </table:table-cell>
          <table:table-cell office:value-type="float" office:value="0" calcext:value-type="float">
            <text:p>0</text:p>
          </table:table-cell>
          <table:table-cell office:value-type="float" office:value="0.2001995" calcext:value-type="float">
            <text:p>0.2001995</text:p>
          </table:table-cell>
          <table:table-cell office:value-type="float" office:value="0.2349476" calcext:value-type="float">
            <text:p>0.2349476</text:p>
          </table:table-cell>
          <table:table-cell office:value-type="float" office:value="0.1451974" calcext:value-type="float">
            <text:p>0.1451974</text:p>
          </table:table-cell>
          <table:table-cell office:value-type="float" office:value="0.04666298" calcext:value-type="float">
            <text:p>0.04666298</text:p>
          </table:table-cell>
          <table:table-cell office:value-type="float" office:value="0.03678314" calcext:value-type="float">
            <text:p>0.03678314</text:p>
          </table:table-cell>
          <table:table-cell office:value-type="float" office:value="0.02035485" calcext:value-type="float">
            <text:p>0.02035485</text:p>
          </table:table-cell>
          <table:table-cell office:value-type="float" office:value="0.02632936" calcext:value-type="float">
            <text:p>0.02632936</text:p>
          </table:table-cell>
          <table:table-cell office:value-type="float" office:value="0.07055446" calcext:value-type="float">
            <text:p>0.07055446</text:p>
          </table:table-cell>
          <table:table-cell office:value-type="float" office:value="0.139576" calcext:value-type="float">
            <text:p>0.139576</text:p>
          </table:table-cell>
          <table:table-cell office:value-type="float" office:value="0.1446109" calcext:value-type="float">
            <text:p>0.1446109</text:p>
          </table:table-cell>
          <table:table-cell office:value-type="float" office:value="0.1476816" calcext:value-type="float">
            <text:p>0.1476816</text:p>
          </table:table-cell>
          <table:table-cell office:value-type="float" office:value="0.1527555" calcext:value-type="float">
            <text:p>0.1527555</text:p>
          </table:table-cell>
          <table:table-cell office:value-type="float" office:value="0.1627004" calcext:value-type="float">
            <text:p>0.1627004</text:p>
          </table:table-cell>
          <table:table-cell office:value-type="float" office:value="0.1679972" calcext:value-type="float">
            <text:p>0.1679972</text:p>
          </table:table-cell>
          <table:table-cell office:value-type="float" office:value="0" calcext:value-type="float">
            <text:p>0</text:p>
          </table:table-cell>
          <table:table-cell office:value-type="float" office:value="34.40884" calcext:value-type="float">
            <text:p>34.40884</text:p>
          </table:table-cell>
          <table:table-cell office:value-type="float" office:value="32.98617" calcext:value-type="float">
            <text:p>32.98617</text:p>
          </table:table-cell>
          <table:table-cell office:value-type="float" office:value="22.68194" calcext:value-type="float">
            <text:p>22.68194</text:p>
          </table:table-cell>
          <table:table-cell office:value-type="float" office:value="7.170763" calcext:value-type="float">
            <text:p>7.170763</text:p>
          </table:table-cell>
          <table:table-cell office:value-type="float" office:value="5.657067" calcext:value-type="float">
            <text:p>5.657067</text:p>
          </table:table-cell>
          <table:table-cell office:value-type="float" office:value="2.217778" calcext:value-type="float">
            <text:p>2.217778</text:p>
          </table:table-cell>
          <table:table-cell office:value-type="float" office:value="2.009758" calcext:value-type="float">
            <text:p>2.009758</text:p>
          </table:table-cell>
          <table:table-cell office:value-type="float" office:value="4.411066" calcext:value-type="float">
            <text:p>4.411066</text:p>
          </table:table-cell>
          <table:table-cell office:value-type="float" office:value="7.471731" calcext:value-type="float">
            <text:p>7.471731</text:p>
          </table:table-cell>
          <table:table-cell office:value-type="float" office:value="7.95379" calcext:value-type="float">
            <text:p>7.95379</text:p>
          </table:table-cell>
          <table:table-cell office:value-type="float" office:value="8.265595" calcext:value-type="float">
            <text:p>8.265595</text:p>
          </table:table-cell>
          <table:table-cell office:value-type="float" office:value="8.707981" calcext:value-type="float">
            <text:p>8.707981</text:p>
          </table:table-cell>
          <table:table-cell office:value-type="float" office:value="9.682253" calcext:value-type="float">
            <text:p>9.682253</text:p>
          </table:table-cell>
          <table:table-cell office:value-type="float" office:value="10.17101" calcext:value-type="float">
            <text:p>10.17101</text:p>
          </table:table-cell>
          <table:table-cell office:value-type="float" office:value="0" calcext:value-type="float">
            <text:p>0</text:p>
          </table:table-cell>
          <table:table-cell office:value-type="float" office:value="0.07731765" calcext:value-type="float">
            <text:p>0.07731765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3.41021" calcext:value-type="float">
            <text:p>3.41021</text:p>
          </table:table-cell>
          <table:table-cell office:value-type="float" office:value="135.3826" calcext:value-type="float">
            <text:p>135.3826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31724" calcext:value-type="float">
            <text:p>33.31724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618" calcext:value-type="float">
            <text:p>0.0006230618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1172.763" calcext:value-type="float">
            <text:p>1172.763</text:p>
          </table:table-cell>
          <table:table-cell office:value-type="float" office:value="1.175261" calcext:value-type="float">
            <text:p>1.175261</text:p>
          </table:table-cell>
          <table:table-cell office:value-type="float" office:value="0" calcext:value-type="float">
            <text:p>0</text:p>
          </table:table-cell>
          <table:table-cell office:value-type="float" office:value="0.1712283" calcext:value-type="float">
            <text:p>0.1712283</text:p>
          </table:table-cell>
          <table:table-cell office:value-type="float" office:value="0.2310472" calcext:value-type="float">
            <text:p>0.2310472</text:p>
          </table:table-cell>
          <table:table-cell office:value-type="float" office:value="0.1444557" calcext:value-type="float">
            <text:p>0.1444557</text:p>
          </table:table-cell>
          <table:table-cell office:value-type="float" office:value="0.04664684" calcext:value-type="float">
            <text:p>0.04664684</text:p>
          </table:table-cell>
          <table:table-cell office:value-type="float" office:value="0.03681169" calcext:value-type="float">
            <text:p>0.03681169</text:p>
          </table:table-cell>
          <table:table-cell office:value-type="float" office:value="0.02037594" calcext:value-type="float">
            <text:p>0.02037594</text:p>
          </table:table-cell>
          <table:table-cell office:value-type="float" office:value="0.02633365" calcext:value-type="float">
            <text:p>0.02633365</text:p>
          </table:table-cell>
          <table:table-cell office:value-type="float" office:value="0.070583" calcext:value-type="float">
            <text:p>0.070583</text:p>
          </table:table-cell>
          <table:table-cell office:value-type="float" office:value="0.1396091" calcext:value-type="float">
            <text:p>0.1396091</text:p>
          </table:table-cell>
          <table:table-cell office:value-type="float" office:value="0.1446579" calcext:value-type="float">
            <text:p>0.1446579</text:p>
          </table:table-cell>
          <table:table-cell office:value-type="float" office:value="0.1477378" calcext:value-type="float">
            <text:p>0.1477378</text:p>
          </table:table-cell>
          <table:table-cell office:value-type="float" office:value="0.1528004" calcext:value-type="float">
            <text:p>0.1528004</text:p>
          </table:table-cell>
          <table:table-cell office:value-type="float" office:value="0.162739" calcext:value-type="float">
            <text:p>0.162739</text:p>
          </table:table-cell>
          <table:table-cell office:value-type="float" office:value="0.168053" calcext:value-type="float">
            <text:p>0.168053</text:p>
          </table:table-cell>
          <table:table-cell office:value-type="float" office:value="0" calcext:value-type="float">
            <text:p>0</text:p>
          </table:table-cell>
          <table:table-cell office:value-type="float" office:value="34.37918" calcext:value-type="float">
            <text:p>34.37918</text:p>
          </table:table-cell>
          <table:table-cell office:value-type="float" office:value="32.96143" calcext:value-type="float">
            <text:p>32.96143</text:p>
          </table:table-cell>
          <table:table-cell office:value-type="float" office:value="22.66204" calcext:value-type="float">
            <text:p>22.66204</text:p>
          </table:table-cell>
          <table:table-cell office:value-type="float" office:value="7.165205" calcext:value-type="float">
            <text:p>7.165205</text:p>
          </table:table-cell>
          <table:table-cell office:value-type="float" office:value="5.652697" calcext:value-type="float">
            <text:p>5.652697</text:p>
          </table:table-cell>
          <table:table-cell office:value-type="float" office:value="2.217913" calcext:value-type="float">
            <text:p>2.217913</text:p>
          </table:table-cell>
          <table:table-cell office:value-type="float" office:value="2.011134" calcext:value-type="float">
            <text:p>2.011134</text:p>
          </table:table-cell>
          <table:table-cell office:value-type="float" office:value="4.414605" calcext:value-type="float">
            <text:p>4.414605</text:p>
          </table:table-cell>
          <table:table-cell office:value-type="float" office:value="7.476576" calcext:value-type="float">
            <text:p>7.476576</text:p>
          </table:table-cell>
          <table:table-cell office:value-type="float" office:value="7.959332" calcext:value-type="float">
            <text:p>7.959332</text:p>
          </table:table-cell>
          <table:table-cell office:value-type="float" office:value="8.271308" calcext:value-type="float">
            <text:p>8.271308</text:p>
          </table:table-cell>
          <table:table-cell office:value-type="float" office:value="8.713407" calcext:value-type="float">
            <text:p>8.713407</text:p>
          </table:table-cell>
          <table:table-cell office:value-type="float" office:value="9.686749" calcext:value-type="float">
            <text:p>9.686749</text:p>
          </table:table-cell>
          <table:table-cell office:value-type="float" office:value="10.17777" calcext:value-type="float">
            <text:p>10.17777</text:p>
          </table:table-cell>
          <table:table-cell office:value-type="float" office:value="0" calcext:value-type="float">
            <text:p>0</text:p>
          </table:table-cell>
          <table:table-cell office:value-type="float" office:value="0.0617358" calcext:value-type="float">
            <text:p>0.0617358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3.410118" calcext:value-type="float">
            <text:p>3.410118</text:p>
          </table:table-cell>
          <table:table-cell office:value-type="float" office:value="135.3824" calcext:value-type="float">
            <text:p>135.3824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3316" calcext:value-type="float">
            <text:p>33.331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618" calcext:value-type="float">
            <text:p>0.0006230618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1172.749" calcext:value-type="float">
            <text:p>1172.749</text:p>
          </table:table-cell>
          <table:table-cell office:value-type="float" office:value="1.176823" calcext:value-type="float">
            <text:p>1.176823</text:p>
          </table:table-cell>
          <table:table-cell office:value-type="float" office:value="0" calcext:value-type="float">
            <text:p>0</text:p>
          </table:table-cell>
          <table:table-cell office:value-type="float" office:value="0.1500615" calcext:value-type="float">
            <text:p>0.1500615</text:p>
          </table:table-cell>
          <table:table-cell office:value-type="float" office:value="0.2273799" calcext:value-type="float">
            <text:p>0.2273799</text:p>
          </table:table-cell>
          <table:table-cell office:value-type="float" office:value="0.1433894" calcext:value-type="float">
            <text:p>0.1433894</text:p>
          </table:table-cell>
          <table:table-cell office:value-type="float" office:value="0.04666795" calcext:value-type="float">
            <text:p>0.04666795</text:p>
          </table:table-cell>
          <table:table-cell office:value-type="float" office:value="0.03682125" calcext:value-type="float">
            <text:p>0.03682125</text:p>
          </table:table-cell>
          <table:table-cell office:value-type="float" office:value="0.02039284" calcext:value-type="float">
            <text:p>0.02039284</text:p>
          </table:table-cell>
          <table:table-cell office:value-type="float" office:value="0.02634974" calcext:value-type="float">
            <text:p>0.02634974</text:p>
          </table:table-cell>
          <table:table-cell office:value-type="float" office:value="0.07058822" calcext:value-type="float">
            <text:p>0.07058822</text:p>
          </table:table-cell>
          <table:table-cell office:value-type="float" office:value="0.1396433" calcext:value-type="float">
            <text:p>0.1396433</text:p>
          </table:table-cell>
          <table:table-cell office:value-type="float" office:value="0.1447055" calcext:value-type="float">
            <text:p>0.1447055</text:p>
          </table:table-cell>
          <table:table-cell office:value-type="float" office:value="0.1477943" calcext:value-type="float">
            <text:p>0.1477943</text:p>
          </table:table-cell>
          <table:table-cell office:value-type="float" office:value="0.1528509" calcext:value-type="float">
            <text:p>0.1528509</text:p>
          </table:table-cell>
          <table:table-cell office:value-type="float" office:value="0.162788" calcext:value-type="float">
            <text:p>0.162788</text:p>
          </table:table-cell>
          <table:table-cell office:value-type="float" office:value="0.1681077" calcext:value-type="float">
            <text:p>0.1681077</text:p>
          </table:table-cell>
          <table:table-cell office:value-type="float" office:value="0" calcext:value-type="float">
            <text:p>0</text:p>
          </table:table-cell>
          <table:table-cell office:value-type="float" office:value="34.33549" calcext:value-type="float">
            <text:p>34.33549</text:p>
          </table:table-cell>
          <table:table-cell office:value-type="float" office:value="32.93092" calcext:value-type="float">
            <text:p>32.93092</text:p>
          </table:table-cell>
          <table:table-cell office:value-type="float" office:value="22.64186" calcext:value-type="float">
            <text:p>22.64186</text:p>
          </table:table-cell>
          <table:table-cell office:value-type="float" office:value="7.159698" calcext:value-type="float">
            <text:p>7.159698</text:p>
          </table:table-cell>
          <table:table-cell office:value-type="float" office:value="5.648371" calcext:value-type="float">
            <text:p>5.648371</text:p>
          </table:table-cell>
          <table:table-cell office:value-type="float" office:value="2.218049" calcext:value-type="float">
            <text:p>2.218049</text:p>
          </table:table-cell>
          <table:table-cell office:value-type="float" office:value="2.012497" calcext:value-type="float">
            <text:p>2.012497</text:p>
          </table:table-cell>
          <table:table-cell office:value-type="float" office:value="4.418147" calcext:value-type="float">
            <text:p>4.418147</text:p>
          </table:table-cell>
          <table:table-cell office:value-type="float" office:value="7.481421" calcext:value-type="float">
            <text:p>7.481421</text:p>
          </table:table-cell>
          <table:table-cell office:value-type="float" office:value="7.964877" calcext:value-type="float">
            <text:p>7.964877</text:p>
          </table:table-cell>
          <table:table-cell office:value-type="float" office:value="8.277021" calcext:value-type="float">
            <text:p>8.277021</text:p>
          </table:table-cell>
          <table:table-cell office:value-type="float" office:value="8.718838" calcext:value-type="float">
            <text:p>8.718838</text:p>
          </table:table-cell>
          <table:table-cell office:value-type="float" office:value="9.691246" calcext:value-type="float">
            <text:p>9.691246</text:p>
          </table:table-cell>
          <table:table-cell office:value-type="float" office:value="10.18688" calcext:value-type="float">
            <text:p>10.18688</text:p>
          </table:table-cell>
          <table:table-cell office:value-type="float" office:value="0" calcext:value-type="float">
            <text:p>0</text:p>
          </table:table-cell>
          <table:table-cell office:value-type="float" office:value="0.0476709" calcext:value-type="float">
            <text:p>0.0476709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3.409901" calcext:value-type="float">
            <text:p>3.409901</text:p>
          </table:table-cell>
          <table:table-cell office:value-type="float" office:value="135.3821" calcext:value-type="float">
            <text:p>135.3821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34587" calcext:value-type="float">
            <text:p>33.34587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618" calcext:value-type="float">
            <text:p>0.0006230618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1172.735" calcext:value-type="float">
            <text:p>1172.735</text:p>
          </table:table-cell>
          <table:table-cell office:value-type="float" office:value="1.177782" calcext:value-type="float">
            <text:p>1.177782</text:p>
          </table:table-cell>
          <table:table-cell office:value-type="float" office:value="0" calcext:value-type="float">
            <text:p>0</text:p>
          </table:table-cell>
          <table:table-cell office:value-type="float" office:value="0.1757648" calcext:value-type="float">
            <text:p>0.1757648</text:p>
          </table:table-cell>
          <table:table-cell office:value-type="float" office:value="0.2326853" calcext:value-type="float">
            <text:p>0.2326853</text:p>
          </table:table-cell>
          <table:table-cell office:value-type="float" office:value="0.143569" calcext:value-type="float">
            <text:p>0.143569</text:p>
          </table:table-cell>
          <table:table-cell office:value-type="float" office:value="0.04721372" calcext:value-type="float">
            <text:p>0.04721372</text:p>
          </table:table-cell>
          <table:table-cell office:value-type="float" office:value="0.03686727" calcext:value-type="float">
            <text:p>0.03686727</text:p>
          </table:table-cell>
          <table:table-cell office:value-type="float" office:value="0.0204146" calcext:value-type="float">
            <text:p>0.0204146</text:p>
          </table:table-cell>
          <table:table-cell office:value-type="float" office:value="0.02636023" calcext:value-type="float">
            <text:p>0.02636023</text:p>
          </table:table-cell>
          <table:table-cell office:value-type="float" office:value="0.0706081" calcext:value-type="float">
            <text:p>0.0706081</text:p>
          </table:table-cell>
          <table:table-cell office:value-type="float" office:value="0.1396786" calcext:value-type="float">
            <text:p>0.1396786</text:p>
          </table:table-cell>
          <table:table-cell office:value-type="float" office:value="0.1447536" calcext:value-type="float">
            <text:p>0.1447536</text:p>
          </table:table-cell>
          <table:table-cell office:value-type="float" office:value="0.1478508" calcext:value-type="float">
            <text:p>0.1478508</text:p>
          </table:table-cell>
          <table:table-cell office:value-type="float" office:value="0.1528991" calcext:value-type="float">
            <text:p>0.1528991</text:p>
          </table:table-cell>
          <table:table-cell office:value-type="float" office:value="0.162836" calcext:value-type="float">
            <text:p>0.162836</text:p>
          </table:table-cell>
          <table:table-cell office:value-type="float" office:value="0.1681582" calcext:value-type="float">
            <text:p>0.1681582</text:p>
          </table:table-cell>
          <table:table-cell office:value-type="float" office:value="0" calcext:value-type="float">
            <text:p>0</text:p>
          </table:table-cell>
          <table:table-cell office:value-type="float" office:value="34.2896" calcext:value-type="float">
            <text:p>34.2896</text:p>
          </table:table-cell>
          <table:table-cell office:value-type="float" office:value="32.89876" calcext:value-type="float">
            <text:p>32.89876</text:p>
          </table:table-cell>
          <table:table-cell office:value-type="float" office:value="22.62149" calcext:value-type="float">
            <text:p>22.62149</text:p>
          </table:table-cell>
          <table:table-cell office:value-type="float" office:value="7.154256" calcext:value-type="float">
            <text:p>7.154256</text:p>
          </table:table-cell>
          <table:table-cell office:value-type="float" office:value="5.644084" calcext:value-type="float">
            <text:p>5.644084</text:p>
          </table:table-cell>
          <table:table-cell office:value-type="float" office:value="2.218188" calcext:value-type="float">
            <text:p>2.218188</text:p>
          </table:table-cell>
          <table:table-cell office:value-type="float" office:value="2.01385" calcext:value-type="float">
            <text:p>2.01385</text:p>
          </table:table-cell>
          <table:table-cell office:value-type="float" office:value="4.42169" calcext:value-type="float">
            <text:p>4.42169</text:p>
          </table:table-cell>
          <table:table-cell office:value-type="float" office:value="7.486266" calcext:value-type="float">
            <text:p>7.486266</text:p>
          </table:table-cell>
          <table:table-cell office:value-type="float" office:value="7.970421" calcext:value-type="float">
            <text:p>7.970421</text:p>
          </table:table-cell>
          <table:table-cell office:value-type="float" office:value="8.282734" calcext:value-type="float">
            <text:p>8.282734</text:p>
          </table:table-cell>
          <table:table-cell office:value-type="float" office:value="8.72426" calcext:value-type="float">
            <text:p>8.72426</text:p>
          </table:table-cell>
          <table:table-cell office:value-type="float" office:value="9.695743" calcext:value-type="float">
            <text:p>9.695743</text:p>
          </table:table-cell>
          <table:table-cell office:value-type="float" office:value="10.19399" calcext:value-type="float">
            <text:p>10.19399</text:p>
          </table:table-cell>
          <table:table-cell office:value-type="float" office:value="0" calcext:value-type="float">
            <text:p>0</text:p>
          </table:table-cell>
          <table:table-cell office:value-type="float" office:value="0.1051381" calcext:value-type="float">
            <text:p>0.1051381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3.409533" calcext:value-type="float">
            <text:p>3.409533</text:p>
          </table:table-cell>
          <table:table-cell office:value-type="float" office:value="135.3819" calcext:value-type="float">
            <text:p>135.3819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36049" calcext:value-type="float">
            <text:p>33.3604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787" calcext:value-type="float">
            <text:p>0.0006230787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1172.721" calcext:value-type="float">
            <text:p>1172.721</text:p>
          </table:table-cell>
          <table:table-cell office:value-type="float" office:value="1.178044" calcext:value-type="float">
            <text:p>1.178044</text:p>
          </table:table-cell>
          <table:table-cell office:value-type="float" office:value="0" calcext:value-type="float">
            <text:p>0</text:p>
          </table:table-cell>
          <table:table-cell office:value-type="float" office:value="0.2311045" calcext:value-type="float">
            <text:p>0.2311045</text:p>
          </table:table-cell>
          <table:table-cell office:value-type="float" office:value="0.237525" calcext:value-type="float">
            <text:p>0.237525</text:p>
          </table:table-cell>
          <table:table-cell office:value-type="float" office:value="0.1445143" calcext:value-type="float">
            <text:p>0.1445143</text:p>
          </table:table-cell>
          <table:table-cell office:value-type="float" office:value="0.04675711" calcext:value-type="float">
            <text:p>0.04675711</text:p>
          </table:table-cell>
          <table:table-cell office:value-type="float" office:value="0.03686516" calcext:value-type="float">
            <text:p>0.03686516</text:p>
          </table:table-cell>
          <table:table-cell office:value-type="float" office:value="0.02043077" calcext:value-type="float">
            <text:p>0.02043077</text:p>
          </table:table-cell>
          <table:table-cell office:value-type="float" office:value="0.0257551" calcext:value-type="float">
            <text:p>0.0257551</text:p>
          </table:table-cell>
          <table:table-cell office:value-type="float" office:value="0.07062743" calcext:value-type="float">
            <text:p>0.07062743</text:p>
          </table:table-cell>
          <table:table-cell office:value-type="float" office:value="0.1397151" calcext:value-type="float">
            <text:p>0.1397151</text:p>
          </table:table-cell>
          <table:table-cell office:value-type="float" office:value="0.1448023" calcext:value-type="float">
            <text:p>0.1448023</text:p>
          </table:table-cell>
          <table:table-cell office:value-type="float" office:value="0.1479074" calcext:value-type="float">
            <text:p>0.1479074</text:p>
          </table:table-cell>
          <table:table-cell office:value-type="float" office:value="0.152943" calcext:value-type="float">
            <text:p>0.152943</text:p>
          </table:table-cell>
          <table:table-cell office:value-type="float" office:value="0.1628844" calcext:value-type="float">
            <text:p>0.1628844</text:p>
          </table:table-cell>
          <table:table-cell office:value-type="float" office:value="0.1682067" calcext:value-type="float">
            <text:p>0.1682067</text:p>
          </table:table-cell>
          <table:table-cell office:value-type="float" office:value="0" calcext:value-type="float">
            <text:p>0</text:p>
          </table:table-cell>
          <table:table-cell office:value-type="float" office:value="34.26184" calcext:value-type="float">
            <text:p>34.26184</text:p>
          </table:table-cell>
          <table:table-cell office:value-type="float" office:value="32.87001" calcext:value-type="float">
            <text:p>32.87001</text:p>
          </table:table-cell>
          <table:table-cell office:value-type="float" office:value="22.60148" calcext:value-type="float">
            <text:p>22.60148</text:p>
          </table:table-cell>
          <table:table-cell office:value-type="float" office:value="7.148921" calcext:value-type="float">
            <text:p>7.148921</text:p>
          </table:table-cell>
          <table:table-cell office:value-type="float" office:value="5.63983" calcext:value-type="float">
            <text:p>5.63983</text:p>
          </table:table-cell>
          <table:table-cell office:value-type="float" office:value="2.21833" calcext:value-type="float">
            <text:p>2.21833</text:p>
          </table:table-cell>
          <table:table-cell office:value-type="float" office:value="2.015146" calcext:value-type="float">
            <text:p>2.015146</text:p>
          </table:table-cell>
          <table:table-cell office:value-type="float" office:value="4.425263" calcext:value-type="float">
            <text:p>4.425263</text:p>
          </table:table-cell>
          <table:table-cell office:value-type="float" office:value="7.491111" calcext:value-type="float">
            <text:p>7.491111</text:p>
          </table:table-cell>
          <table:table-cell office:value-type="float" office:value="7.975961" calcext:value-type="float">
            <text:p>7.975961</text:p>
          </table:table-cell>
          <table:table-cell office:value-type="float" office:value="8.288447" calcext:value-type="float">
            <text:p>8.288447</text:p>
          </table:table-cell>
          <table:table-cell office:value-type="float" office:value="8.729688" calcext:value-type="float">
            <text:p>8.729688</text:p>
          </table:table-cell>
          <table:table-cell office:value-type="float" office:value="9.700239" calcext:value-type="float">
            <text:p>9.700239</text:p>
          </table:table-cell>
          <table:table-cell office:value-type="float" office:value="10.19801" calcext:value-type="float">
            <text:p>10.19801</text:p>
          </table:table-cell>
          <table:table-cell office:value-type="float" office:value="0" calcext:value-type="float">
            <text:p>0</text:p>
          </table:table-cell>
          <table:table-cell office:value-type="float" office:value="0.3563854" calcext:value-type="float">
            <text:p>0.3563854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3.40916" calcext:value-type="float">
            <text:p>3.40916</text:p>
          </table:table-cell>
          <table:table-cell office:value-type="float" office:value="135.3815" calcext:value-type="float">
            <text:p>135.3815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37546" calcext:value-type="float">
            <text:p>33.37546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857" calcext:value-type="float">
            <text:p>0.0006230857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1172.706" calcext:value-type="float">
            <text:p>1172.706</text:p>
          </table:table-cell>
          <table:table-cell office:value-type="float" office:value="1.178281" calcext:value-type="float">
            <text:p>1.178281</text:p>
          </table:table-cell>
          <table:table-cell office:value-type="float" office:value="0" calcext:value-type="float">
            <text:p>0</text:p>
          </table:table-cell>
          <table:table-cell office:value-type="float" office:value="0.209138" calcext:value-type="float">
            <text:p>0.209138</text:p>
          </table:table-cell>
          <table:table-cell office:value-type="float" office:value="0.2383469" calcext:value-type="float">
            <text:p>0.2383469</text:p>
          </table:table-cell>
          <table:table-cell office:value-type="float" office:value="0.1463826" calcext:value-type="float">
            <text:p>0.1463826</text:p>
          </table:table-cell>
          <table:table-cell office:value-type="float" office:value="0.04673184" calcext:value-type="float">
            <text:p>0.04673184</text:p>
          </table:table-cell>
          <table:table-cell office:value-type="float" office:value="0.03683383" calcext:value-type="float">
            <text:p>0.03683383</text:p>
          </table:table-cell>
          <table:table-cell office:value-type="float" office:value="0.02041102" calcext:value-type="float">
            <text:p>0.02041102</text:p>
          </table:table-cell>
          <table:table-cell office:value-type="float" office:value="0.0262098" calcext:value-type="float">
            <text:p>0.0262098</text:p>
          </table:table-cell>
          <table:table-cell office:value-type="float" office:value="0.07062016" calcext:value-type="float">
            <text:p>0.07062016</text:p>
          </table:table-cell>
          <table:table-cell office:value-type="float" office:value="0.1397521" calcext:value-type="float">
            <text:p>0.1397521</text:p>
          </table:table-cell>
          <table:table-cell office:value-type="float" office:value="0.1448513" calcext:value-type="float">
            <text:p>0.1448513</text:p>
          </table:table-cell>
          <table:table-cell office:value-type="float" office:value="0.1479642" calcext:value-type="float">
            <text:p>0.1479642</text:p>
          </table:table-cell>
          <table:table-cell office:value-type="float" office:value="0.1529891" calcext:value-type="float">
            <text:p>0.1529891</text:p>
          </table:table-cell>
          <table:table-cell office:value-type="float" office:value="0.1629336" calcext:value-type="float">
            <text:p>0.1629336</text:p>
          </table:table-cell>
          <table:table-cell office:value-type="float" office:value="0.1682543" calcext:value-type="float">
            <text:p>0.1682543</text:p>
          </table:table-cell>
          <table:table-cell office:value-type="float" office:value="0" calcext:value-type="float">
            <text:p>0</text:p>
          </table:table-cell>
          <table:table-cell office:value-type="float" office:value="34.24053" calcext:value-type="float">
            <text:p>34.24053</text:p>
          </table:table-cell>
          <table:table-cell office:value-type="float" office:value="32.84699" calcext:value-type="float">
            <text:p>32.84699</text:p>
          </table:table-cell>
          <table:table-cell office:value-type="float" office:value="22.58281" calcext:value-type="float">
            <text:p>22.58281</text:p>
          </table:table-cell>
          <table:table-cell office:value-type="float" office:value="7.14356" calcext:value-type="float">
            <text:p>7.14356</text:p>
          </table:table-cell>
          <table:table-cell office:value-type="float" office:value="5.635599" calcext:value-type="float">
            <text:p>5.635599</text:p>
          </table:table-cell>
          <table:table-cell office:value-type="float" office:value="2.218469" calcext:value-type="float">
            <text:p>2.218469</text:p>
          </table:table-cell>
          <table:table-cell office:value-type="float" office:value="2.016437" calcext:value-type="float">
            <text:p>2.016437</text:p>
          </table:table-cell>
          <table:table-cell office:value-type="float" office:value="4.428835" calcext:value-type="float">
            <text:p>4.428835</text:p>
          </table:table-cell>
          <table:table-cell office:value-type="float" office:value="7.495956" calcext:value-type="float">
            <text:p>7.495956</text:p>
          </table:table-cell>
          <table:table-cell office:value-type="float" office:value="7.981505" calcext:value-type="float">
            <text:p>7.981505</text:p>
          </table:table-cell>
          <table:table-cell office:value-type="float" office:value="8.294147" calcext:value-type="float">
            <text:p>8.294147</text:p>
          </table:table-cell>
          <table:table-cell office:value-type="float" office:value="8.735119" calcext:value-type="float">
            <text:p>8.735119</text:p>
          </table:table-cell>
          <table:table-cell office:value-type="float" office:value="9.704736" calcext:value-type="float">
            <text:p>9.704736</text:p>
          </table:table-cell>
          <table:table-cell office:value-type="float" office:value="10.20102" calcext:value-type="float">
            <text:p>10.20102</text:p>
          </table:table-cell>
          <table:table-cell office:value-type="float" office:value="0" calcext:value-type="float">
            <text:p>0</text:p>
          </table:table-cell>
          <table:table-cell office:value-type="float" office:value="0.2786877" calcext:value-type="float">
            <text:p>0.2786877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3.408789" calcext:value-type="float">
            <text:p>3.408789</text:p>
          </table:table-cell>
          <table:table-cell office:value-type="float" office:value="135.3813" calcext:value-type="float">
            <text:p>135.3813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39033" calcext:value-type="float">
            <text:p>33.39033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916" calcext:value-type="float">
            <text:p>0.0006230916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1172.692" calcext:value-type="float">
            <text:p>1172.692</text:p>
          </table:table-cell>
          <table:table-cell office:value-type="float" office:value="1.178584" calcext:value-type="float">
            <text:p>1.178584</text:p>
          </table:table-cell>
          <table:table-cell office:value-type="float" office:value="0" calcext:value-type="float">
            <text:p>0</text:p>
          </table:table-cell>
          <table:table-cell office:value-type="float" office:value="0.1854633" calcext:value-type="float">
            <text:p>0.1854633</text:p>
          </table:table-cell>
          <table:table-cell office:value-type="float" office:value="0.2326106" calcext:value-type="float">
            <text:p>0.2326106</text:p>
          </table:table-cell>
          <table:table-cell office:value-type="float" office:value="0.1465447" calcext:value-type="float">
            <text:p>0.1465447</text:p>
          </table:table-cell>
          <table:table-cell office:value-type="float" office:value="0.04673059" calcext:value-type="float">
            <text:p>0.04673059</text:p>
          </table:table-cell>
          <table:table-cell office:value-type="float" office:value="0.03678996" calcext:value-type="float">
            <text:p>0.03678996</text:p>
          </table:table-cell>
          <table:table-cell office:value-type="float" office:value="0.02041652" calcext:value-type="float">
            <text:p>0.02041652</text:p>
          </table:table-cell>
          <table:table-cell office:value-type="float" office:value="0.02632782" calcext:value-type="float">
            <text:p>0.02632782</text:p>
          </table:table-cell>
          <table:table-cell office:value-type="float" office:value="0.07064917" calcext:value-type="float">
            <text:p>0.07064917</text:p>
          </table:table-cell>
          <table:table-cell office:value-type="float" office:value="0.1397907" calcext:value-type="float">
            <text:p>0.1397907</text:p>
          </table:table-cell>
          <table:table-cell office:value-type="float" office:value="0.1449009" calcext:value-type="float">
            <text:p>0.1449009</text:p>
          </table:table-cell>
          <table:table-cell office:value-type="float" office:value="0.1480211" calcext:value-type="float">
            <text:p>0.1480211</text:p>
          </table:table-cell>
          <table:table-cell office:value-type="float" office:value="0.1530386" calcext:value-type="float">
            <text:p>0.1530386</text:p>
          </table:table-cell>
          <table:table-cell office:value-type="float" office:value="0.1629817" calcext:value-type="float">
            <text:p>0.1629817</text:p>
          </table:table-cell>
          <table:table-cell office:value-type="float" office:value="0.1683031" calcext:value-type="float">
            <text:p>0.1683031</text:p>
          </table:table-cell>
          <table:table-cell office:value-type="float" office:value="0" calcext:value-type="float">
            <text:p>0</text:p>
          </table:table-cell>
          <table:table-cell office:value-type="float" office:value="34.21552" calcext:value-type="float">
            <text:p>34.21552</text:p>
          </table:table-cell>
          <table:table-cell office:value-type="float" office:value="32.82238" calcext:value-type="float">
            <text:p>32.82238</text:p>
          </table:table-cell>
          <table:table-cell office:value-type="float" office:value="22.5649" calcext:value-type="float">
            <text:p>22.5649</text:p>
          </table:table-cell>
          <table:table-cell office:value-type="float" office:value="7.138305" calcext:value-type="float">
            <text:p>7.138305</text:p>
          </table:table-cell>
          <table:table-cell office:value-type="float" office:value="5.631417" calcext:value-type="float">
            <text:p>5.631417</text:p>
          </table:table-cell>
          <table:table-cell office:value-type="float" office:value="2.218603" calcext:value-type="float">
            <text:p>2.218603</text:p>
          </table:table-cell>
          <table:table-cell office:value-type="float" office:value="2.017768" calcext:value-type="float">
            <text:p>2.017768</text:p>
          </table:table-cell>
          <table:table-cell office:value-type="float" office:value="4.432419" calcext:value-type="float">
            <text:p>4.432419</text:p>
          </table:table-cell>
          <table:table-cell office:value-type="float" office:value="7.500801" calcext:value-type="float">
            <text:p>7.500801</text:p>
          </table:table-cell>
          <table:table-cell office:value-type="float" office:value="7.98705" calcext:value-type="float">
            <text:p>7.98705</text:p>
          </table:table-cell>
          <table:table-cell office:value-type="float" office:value="8.299804" calcext:value-type="float">
            <text:p>8.299804</text:p>
          </table:table-cell>
          <table:table-cell office:value-type="float" office:value="8.740541" calcext:value-type="float">
            <text:p>8.740541</text:p>
          </table:table-cell>
          <table:table-cell office:value-type="float" office:value="9.709155" calcext:value-type="float">
            <text:p>9.709155</text:p>
          </table:table-cell>
          <table:table-cell office:value-type="float" office:value="10.20648" calcext:value-type="float">
            <text:p>10.20648</text:p>
          </table:table-cell>
          <table:table-cell office:value-type="float" office:value="0" calcext:value-type="float">
            <text:p>0</text:p>
          </table:table-cell>
          <table:table-cell office:value-type="float" office:value="0.1822001" calcext:value-type="float">
            <text:p>0.1822001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3.408447" calcext:value-type="float">
            <text:p>3.408447</text:p>
          </table:table-cell>
          <table:table-cell office:value-type="float" office:value="135.381" calcext:value-type="float">
            <text:p>135.381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40498" calcext:value-type="float">
            <text:p>33.4049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958" calcext:value-type="float">
            <text:p>0.0006230958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1172.678" calcext:value-type="float">
            <text:p>1172.678</text:p>
          </table:table-cell>
          <table:table-cell office:value-type="float" office:value="1.179058" calcext:value-type="float">
            <text:p>1.179058</text:p>
          </table:table-cell>
          <table:table-cell office:value-type="float" office:value="0" calcext:value-type="float">
            <text:p>0</text:p>
          </table:table-cell>
          <table:table-cell office:value-type="float" office:value="0.1585884" calcext:value-type="float">
            <text:p>0.1585884</text:p>
          </table:table-cell>
          <table:table-cell office:value-type="float" office:value="0.2259482" calcext:value-type="float">
            <text:p>0.2259482</text:p>
          </table:table-cell>
          <table:table-cell office:value-type="float" office:value="0.146876" calcext:value-type="float">
            <text:p>0.146876</text:p>
          </table:table-cell>
          <table:table-cell office:value-type="float" office:value="0.04670329" calcext:value-type="float">
            <text:p>0.04670329</text:p>
          </table:table-cell>
          <table:table-cell office:value-type="float" office:value="0.03677903" calcext:value-type="float">
            <text:p>0.03677903</text:p>
          </table:table-cell>
          <table:table-cell office:value-type="float" office:value="0.02043242" calcext:value-type="float">
            <text:p>0.02043242</text:p>
          </table:table-cell>
          <table:table-cell office:value-type="float" office:value="0.02636605" calcext:value-type="float">
            <text:p>0.02636605</text:p>
          </table:table-cell>
          <table:table-cell office:value-type="float" office:value="0.07069494" calcext:value-type="float">
            <text:p>0.07069494</text:p>
          </table:table-cell>
          <table:table-cell office:value-type="float" office:value="0.139831" calcext:value-type="float">
            <text:p>0.139831</text:p>
          </table:table-cell>
          <table:table-cell office:value-type="float" office:value="0.1449512" calcext:value-type="float">
            <text:p>0.1449512</text:p>
          </table:table-cell>
          <table:table-cell office:value-type="float" office:value="0.1480776" calcext:value-type="float">
            <text:p>0.1480776</text:p>
          </table:table-cell>
          <table:table-cell office:value-type="float" office:value="0.1530886" calcext:value-type="float">
            <text:p>0.1530886</text:p>
          </table:table-cell>
          <table:table-cell office:value-type="float" office:value="0.1630297" calcext:value-type="float">
            <text:p>0.1630297</text:p>
          </table:table-cell>
          <table:table-cell office:value-type="float" office:value="0.1683517" calcext:value-type="float">
            <text:p>0.1683517</text:p>
          </table:table-cell>
          <table:table-cell office:value-type="float" office:value="0" calcext:value-type="float">
            <text:p>0</text:p>
          </table:table-cell>
          <table:table-cell office:value-type="float" office:value="34.18169" calcext:value-type="float">
            <text:p>34.18169</text:p>
          </table:table-cell>
          <table:table-cell office:value-type="float" office:value="32.79392" calcext:value-type="float">
            <text:p>32.79392</text:p>
          </table:table-cell>
          <table:table-cell office:value-type="float" office:value="22.54727" calcext:value-type="float">
            <text:p>22.54727</text:p>
          </table:table-cell>
          <table:table-cell office:value-type="float" office:value="7.133132" calcext:value-type="float">
            <text:p>7.133132</text:p>
          </table:table-cell>
          <table:table-cell office:value-type="float" office:value="5.627288" calcext:value-type="float">
            <text:p>5.627288</text:p>
          </table:table-cell>
          <table:table-cell office:value-type="float" office:value="2.218737" calcext:value-type="float">
            <text:p>2.218737</text:p>
          </table:table-cell>
          <table:table-cell office:value-type="float" office:value="2.019102" calcext:value-type="float">
            <text:p>2.019102</text:p>
          </table:table-cell>
          <table:table-cell office:value-type="float" office:value="4.436021" calcext:value-type="float">
            <text:p>4.436021</text:p>
          </table:table-cell>
          <table:table-cell office:value-type="float" office:value="7.505646" calcext:value-type="float">
            <text:p>7.505646</text:p>
          </table:table-cell>
          <table:table-cell office:value-type="float" office:value="7.992592" calcext:value-type="float">
            <text:p>7.992592</text:p>
          </table:table-cell>
          <table:table-cell office:value-type="float" office:value="8.305461" calcext:value-type="float">
            <text:p>8.305461</text:p>
          </table:table-cell>
          <table:table-cell office:value-type="float" office:value="8.745973" calcext:value-type="float">
            <text:p>8.745973</text:p>
          </table:table-cell>
          <table:table-cell office:value-type="float" office:value="9.713574" calcext:value-type="float">
            <text:p>9.713574</text:p>
          </table:table-cell>
          <table:table-cell office:value-type="float" office:value="10.21305" calcext:value-type="float">
            <text:p>10.21305</text:p>
          </table:table-cell>
          <table:table-cell office:value-type="float" office:value="0" calcext:value-type="float">
            <text:p>0</text:p>
          </table:table-cell>
          <table:table-cell office:value-type="float" office:value="0.1016374" calcext:value-type="float">
            <text:p>0.1016374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3.408651" calcext:value-type="float">
            <text:p>3.408651</text:p>
          </table:table-cell>
          <table:table-cell office:value-type="float" office:value="135.3809" calcext:value-type="float">
            <text:p>135.3809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41882" calcext:value-type="float">
            <text:p>33.41882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0958" calcext:value-type="float">
            <text:p>0.0006230958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1172.663" calcext:value-type="float">
            <text:p>1172.663</text:p>
          </table:table-cell>
          <table:table-cell office:value-type="float" office:value="1.184158" calcext:value-type="float">
            <text:p>1.184158</text:p>
          </table:table-cell>
          <table:table-cell office:value-type="float" office:value="0" calcext:value-type="float">
            <text:p>0</text:p>
          </table:table-cell>
          <table:table-cell office:value-type="float" office:value="0.1334269" calcext:value-type="float">
            <text:p>0.1334269</text:p>
          </table:table-cell>
          <table:table-cell office:value-type="float" office:value="0.2127138" calcext:value-type="float">
            <text:p>0.2127138</text:p>
          </table:table-cell>
          <table:table-cell office:value-type="float" office:value="0.1498394" calcext:value-type="float">
            <text:p>0.1498394</text:p>
          </table:table-cell>
          <table:table-cell office:value-type="float" office:value="0.04853757" calcext:value-type="float">
            <text:p>0.04853757</text:p>
          </table:table-cell>
          <table:table-cell office:value-type="float" office:value="0.03687263" calcext:value-type="float">
            <text:p>0.03687263</text:p>
          </table:table-cell>
          <table:table-cell office:value-type="float" office:value="0.02046198" calcext:value-type="float">
            <text:p>0.02046198</text:p>
          </table:table-cell>
          <table:table-cell office:value-type="float" office:value="0.02644173" calcext:value-type="float">
            <text:p>0.02644173</text:p>
          </table:table-cell>
          <table:table-cell office:value-type="float" office:value="0.07071607" calcext:value-type="float">
            <text:p>0.07071607</text:p>
          </table:table-cell>
          <table:table-cell office:value-type="float" office:value="0.1398668" calcext:value-type="float">
            <text:p>0.1398668</text:p>
          </table:table-cell>
          <table:table-cell office:value-type="float" office:value="0.1450014" calcext:value-type="float">
            <text:p>0.1450014</text:p>
          </table:table-cell>
          <table:table-cell office:value-type="float" office:value="0.1481345" calcext:value-type="float">
            <text:p>0.1481345</text:p>
          </table:table-cell>
          <table:table-cell office:value-type="float" office:value="0.1531425" calcext:value-type="float">
            <text:p>0.1531425</text:p>
          </table:table-cell>
          <table:table-cell office:value-type="float" office:value="0.1630803" calcext:value-type="float">
            <text:p>0.1630803</text:p>
          </table:table-cell>
          <table:table-cell office:value-type="float" office:value="0.1683996" calcext:value-type="float">
            <text:p>0.1683996</text:p>
          </table:table-cell>
          <table:table-cell office:value-type="float" office:value="0" calcext:value-type="float">
            <text:p>0</text:p>
          </table:table-cell>
          <table:table-cell office:value-type="float" office:value="34.11631" calcext:value-type="float">
            <text:p>34.11631</text:p>
          </table:table-cell>
          <table:table-cell office:value-type="float" office:value="32.75359" calcext:value-type="float">
            <text:p>32.75359</text:p>
          </table:table-cell>
          <table:table-cell office:value-type="float" office:value="22.52963" calcext:value-type="float">
            <text:p>22.52963</text:p>
          </table:table-cell>
          <table:table-cell office:value-type="float" office:value="7.128118" calcext:value-type="float">
            <text:p>7.128118</text:p>
          </table:table-cell>
          <table:table-cell office:value-type="float" office:value="5.623209" calcext:value-type="float">
            <text:p>5.623209</text:p>
          </table:table-cell>
          <table:table-cell office:value-type="float" office:value="2.218875" calcext:value-type="float">
            <text:p>2.218875</text:p>
          </table:table-cell>
          <table:table-cell office:value-type="float" office:value="2.020435" calcext:value-type="float">
            <text:p>2.020435</text:p>
          </table:table-cell>
          <table:table-cell office:value-type="float" office:value="4.439635" calcext:value-type="float">
            <text:p>4.439635</text:p>
          </table:table-cell>
          <table:table-cell office:value-type="float" office:value="7.510491" calcext:value-type="float">
            <text:p>7.510491</text:p>
          </table:table-cell>
          <table:table-cell office:value-type="float" office:value="7.998134" calcext:value-type="float">
            <text:p>7.998134</text:p>
          </table:table-cell>
          <table:table-cell office:value-type="float" office:value="8.311117" calcext:value-type="float">
            <text:p>8.311117</text:p>
          </table:table-cell>
          <table:table-cell office:value-type="float" office:value="8.751351" calcext:value-type="float">
            <text:p>8.751351</text:p>
          </table:table-cell>
          <table:table-cell office:value-type="float" office:value="9.717993" calcext:value-type="float">
            <text:p>9.717993</text:p>
          </table:table-cell>
          <table:table-cell office:value-type="float" office:value="10.22594" calcext:value-type="float">
            <text:p>10.22594</text:p>
          </table:table-cell>
          <table:table-cell office:value-type="float" office:value="0" calcext:value-type="float">
            <text:p>0</text:p>
          </table:table-cell>
          <table:table-cell office:value-type="float" office:value="0.05403147" calcext:value-type="float">
            <text:p>0.05403147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3.408821" calcext:value-type="float">
            <text:p>3.408821</text:p>
          </table:table-cell>
          <table:table-cell office:value-type="float" office:value="135.3806" calcext:value-type="float">
            <text:p>135.3806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43288" calcext:value-type="float">
            <text:p>33.4328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1083" calcext:value-type="float">
            <text:p>0.0006231083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1172.649" calcext:value-type="float">
            <text:p>1172.649</text:p>
          </table:table-cell>
          <table:table-cell office:value-type="float" office:value="1.186004" calcext:value-type="float">
            <text:p>1.186004</text:p>
          </table:table-cell>
          <table:table-cell office:value-type="float" office:value="0" calcext:value-type="float">
            <text:p>0</text:p>
          </table:table-cell>
          <table:table-cell office:value-type="float" office:value="0.1480952" calcext:value-type="float">
            <text:p>0.1480952</text:p>
          </table:table-cell>
          <table:table-cell office:value-type="float" office:value="0.2229916" calcext:value-type="float">
            <text:p>0.2229916</text:p>
          </table:table-cell>
          <table:table-cell office:value-type="float" office:value="0.1485893" calcext:value-type="float">
            <text:p>0.1485893</text:p>
          </table:table-cell>
          <table:table-cell office:value-type="float" office:value="0.04820383" calcext:value-type="float">
            <text:p>0.04820383</text:p>
          </table:table-cell>
          <table:table-cell office:value-type="float" office:value="0.03698883" calcext:value-type="float">
            <text:p>0.03698883</text:p>
          </table:table-cell>
          <table:table-cell office:value-type="float" office:value="0.02050259" calcext:value-type="float">
            <text:p>0.02050259</text:p>
          </table:table-cell>
          <table:table-cell office:value-type="float" office:value="0.026091" calcext:value-type="float">
            <text:p>0.026091</text:p>
          </table:table-cell>
          <table:table-cell office:value-type="float" office:value="0.07072965" calcext:value-type="float">
            <text:p>0.07072965</text:p>
          </table:table-cell>
          <table:table-cell office:value-type="float" office:value="0.1399078" calcext:value-type="float">
            <text:p>0.1399078</text:p>
          </table:table-cell>
          <table:table-cell office:value-type="float" office:value="0.1450526" calcext:value-type="float">
            <text:p>0.1450526</text:p>
          </table:table-cell>
          <table:table-cell office:value-type="float" office:value="0.1481913" calcext:value-type="float">
            <text:p>0.1481913</text:p>
          </table:table-cell>
          <table:table-cell office:value-type="float" office:value="0.1531903" calcext:value-type="float">
            <text:p>0.1531903</text:p>
          </table:table-cell>
          <table:table-cell office:value-type="float" office:value="0.1631272" calcext:value-type="float">
            <text:p>0.1631272</text:p>
          </table:table-cell>
          <table:table-cell office:value-type="float" office:value="0.1684479" calcext:value-type="float">
            <text:p>0.1684479</text:p>
          </table:table-cell>
          <table:table-cell office:value-type="float" office:value="0" calcext:value-type="float">
            <text:p>0</text:p>
          </table:table-cell>
          <table:table-cell office:value-type="float" office:value="34.06028" calcext:value-type="float">
            <text:p>34.06028</text:p>
          </table:table-cell>
          <table:table-cell office:value-type="float" office:value="32.71744" calcext:value-type="float">
            <text:p>32.71744</text:p>
          </table:table-cell>
          <table:table-cell office:value-type="float" office:value="22.51165" calcext:value-type="float">
            <text:p>22.51165</text:p>
          </table:table-cell>
          <table:table-cell office:value-type="float" office:value="7.123513" calcext:value-type="float">
            <text:p>7.123513</text:p>
          </table:table-cell>
          <table:table-cell office:value-type="float" office:value="5.619146" calcext:value-type="float">
            <text:p>5.619146</text:p>
          </table:table-cell>
          <table:table-cell office:value-type="float" office:value="2.219019" calcext:value-type="float">
            <text:p>2.219019</text:p>
          </table:table-cell>
          <table:table-cell office:value-type="float" office:value="2.021682" calcext:value-type="float">
            <text:p>2.021682</text:p>
          </table:table-cell>
          <table:table-cell office:value-type="float" office:value="4.443269" calcext:value-type="float">
            <text:p>4.443269</text:p>
          </table:table-cell>
          <table:table-cell office:value-type="float" office:value="7.515336" calcext:value-type="float">
            <text:p>7.515336</text:p>
          </table:table-cell>
          <table:table-cell office:value-type="float" office:value="8.00368" calcext:value-type="float">
            <text:p>8.00368</text:p>
          </table:table-cell>
          <table:table-cell office:value-type="float" office:value="8.316773" calcext:value-type="float">
            <text:p>8.316773</text:p>
          </table:table-cell>
          <table:table-cell office:value-type="float" office:value="8.756702" calcext:value-type="float">
            <text:p>8.756702</text:p>
          </table:table-cell>
          <table:table-cell office:value-type="float" office:value="9.722412" calcext:value-type="float">
            <text:p>9.722412</text:p>
          </table:table-cell>
          <table:table-cell office:value-type="float" office:value="10.23271" calcext:value-type="float">
            <text:p>10.23271</text:p>
          </table:table-cell>
          <table:table-cell office:value-type="float" office:value="0" calcext:value-type="float">
            <text:p>0</text:p>
          </table:table-cell>
          <table:table-cell office:value-type="float" office:value="0.08620097" calcext:value-type="float">
            <text:p>0.08620097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3.408707" calcext:value-type="float">
            <text:p>3.408707</text:p>
          </table:table-cell>
          <table:table-cell office:value-type="float" office:value="135.3804" calcext:value-type="float">
            <text:p>135.3804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44719" calcext:value-type="float">
            <text:p>33.44719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123" calcext:value-type="float">
            <text:p>0.000623123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1172.635" calcext:value-type="float">
            <text:p>1172.635</text:p>
          </table:table-cell>
          <table:table-cell office:value-type="float" office:value="1.186914" calcext:value-type="float">
            <text:p>1.186914</text:p>
          </table:table-cell>
          <table:table-cell office:value-type="float" office:value="0" calcext:value-type="float">
            <text:p>0</text:p>
          </table:table-cell>
          <table:table-cell office:value-type="float" office:value="0.1799091" calcext:value-type="float">
            <text:p>0.1799091</text:p>
          </table:table-cell>
          <table:table-cell office:value-type="float" office:value="0.2291187" calcext:value-type="float">
            <text:p>0.2291187</text:p>
          </table:table-cell>
          <table:table-cell office:value-type="float" office:value="0.1477775" calcext:value-type="float">
            <text:p>0.1477775</text:p>
          </table:table-cell>
          <table:table-cell office:value-type="float" office:value="0.04691454" calcext:value-type="float">
            <text:p>0.04691454</text:p>
          </table:table-cell>
          <table:table-cell office:value-type="float" office:value="0.03688692" calcext:value-type="float">
            <text:p>0.03688692</text:p>
          </table:table-cell>
          <table:table-cell office:value-type="float" office:value="0.02050403" calcext:value-type="float">
            <text:p>0.02050403</text:p>
          </table:table-cell>
          <table:table-cell office:value-type="float" office:value="0.02603699" calcext:value-type="float">
            <text:p>0.02603699</text:p>
          </table:table-cell>
          <table:table-cell office:value-type="float" office:value="0.07072655" calcext:value-type="float">
            <text:p>0.07072655</text:p>
          </table:table-cell>
          <table:table-cell office:value-type="float" office:value="0.1399505" calcext:value-type="float">
            <text:p>0.1399505</text:p>
          </table:table-cell>
          <table:table-cell office:value-type="float" office:value="0.1451053" calcext:value-type="float">
            <text:p>0.1451053</text:p>
          </table:table-cell>
          <table:table-cell office:value-type="float" office:value="0.1482484" calcext:value-type="float">
            <text:p>0.1482484</text:p>
          </table:table-cell>
          <table:table-cell office:value-type="float" office:value="0.1532383" calcext:value-type="float">
            <text:p>0.1532383</text:p>
          </table:table-cell>
          <table:table-cell office:value-type="float" office:value="0.1631744" calcext:value-type="float">
            <text:p>0.1631744</text:p>
          </table:table-cell>
          <table:table-cell office:value-type="float" office:value="0.1684956" calcext:value-type="float">
            <text:p>0.1684956</text:p>
          </table:table-cell>
          <table:table-cell office:value-type="float" office:value="0" calcext:value-type="float">
            <text:p>0</text:p>
          </table:table-cell>
          <table:table-cell office:value-type="float" office:value="34.01762" calcext:value-type="float">
            <text:p>34.01762</text:p>
          </table:table-cell>
          <table:table-cell office:value-type="float" office:value="32.68558" calcext:value-type="float">
            <text:p>32.68558</text:p>
          </table:table-cell>
          <table:table-cell office:value-type="float" office:value="22.49378" calcext:value-type="float">
            <text:p>22.49378</text:p>
          </table:table-cell>
          <table:table-cell office:value-type="float" office:value="7.118534" calcext:value-type="float">
            <text:p>7.118534</text:p>
          </table:table-cell>
          <table:table-cell office:value-type="float" office:value="5.615057" calcext:value-type="float">
            <text:p>5.615057</text:p>
          </table:table-cell>
          <table:table-cell office:value-type="float" office:value="2.219167" calcext:value-type="float">
            <text:p>2.219167</text:p>
          </table:table-cell>
          <table:table-cell office:value-type="float" office:value="2.022926" calcext:value-type="float">
            <text:p>2.022926</text:p>
          </table:table-cell>
          <table:table-cell office:value-type="float" office:value="4.446904" calcext:value-type="float">
            <text:p>4.446904</text:p>
          </table:table-cell>
          <table:table-cell office:value-type="float" office:value="7.520181" calcext:value-type="float">
            <text:p>7.520181</text:p>
          </table:table-cell>
          <table:table-cell office:value-type="float" office:value="8.009175" calcext:value-type="float">
            <text:p>8.009175</text:p>
          </table:table-cell>
          <table:table-cell office:value-type="float" office:value="8.32243" calcext:value-type="float">
            <text:p>8.32243</text:p>
          </table:table-cell>
          <table:table-cell office:value-type="float" office:value="8.76205" calcext:value-type="float">
            <text:p>8.76205</text:p>
          </table:table-cell>
          <table:table-cell office:value-type="float" office:value="9.726831" calcext:value-type="float">
            <text:p>9.726831</text:p>
          </table:table-cell>
          <table:table-cell office:value-type="float" office:value="10.23814" calcext:value-type="float">
            <text:p>10.23814</text:p>
          </table:table-cell>
          <table:table-cell office:value-type="float" office:value="0" calcext:value-type="float">
            <text:p>0</text:p>
          </table:table-cell>
          <table:table-cell office:value-type="float" office:value="0.1559862" calcext:value-type="float">
            <text:p>0.1559862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3.40848" calcext:value-type="float">
            <text:p>3.40848</text:p>
          </table:table-cell>
          <table:table-cell office:value-type="float" office:value="135.3802" calcext:value-type="float">
            <text:p>135.3802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46168" calcext:value-type="float">
            <text:p>33.46168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1335" calcext:value-type="float">
            <text:p>0.0006231335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1172.621" calcext:value-type="float">
            <text:p>1172.621</text:p>
          </table:table-cell>
          <table:table-cell office:value-type="float" office:value="1.188047" calcext:value-type="float">
            <text:p>1.188047</text:p>
          </table:table-cell>
          <table:table-cell office:value-type="float" office:value="0" calcext:value-type="float">
            <text:p>0</text:p>
          </table:table-cell>
          <table:table-cell office:value-type="float" office:value="0.1534081" calcext:value-type="float">
            <text:p>0.1534081</text:p>
          </table:table-cell>
          <table:table-cell office:value-type="float" office:value="0.2307452" calcext:value-type="float">
            <text:p>0.2307452</text:p>
          </table:table-cell>
          <table:table-cell office:value-type="float" office:value="0.147544" calcext:value-type="float">
            <text:p>0.147544</text:p>
          </table:table-cell>
          <table:table-cell office:value-type="float" office:value="0.04669829" calcext:value-type="float">
            <text:p>0.04669829</text:p>
          </table:table-cell>
          <table:table-cell office:value-type="float" office:value="0.03685445" calcext:value-type="float">
            <text:p>0.03685445</text:p>
          </table:table-cell>
          <table:table-cell office:value-type="float" office:value="0.02048685" calcext:value-type="float">
            <text:p>0.02048685</text:p>
          </table:table-cell>
          <table:table-cell office:value-type="float" office:value="0.02623275" calcext:value-type="float">
            <text:p>0.02623275</text:p>
          </table:table-cell>
          <table:table-cell office:value-type="float" office:value="0.07073884" calcext:value-type="float">
            <text:p>0.07073884</text:p>
          </table:table-cell>
          <table:table-cell office:value-type="float" office:value="0.1399927" calcext:value-type="float">
            <text:p>0.1399927</text:p>
          </table:table-cell>
          <table:table-cell office:value-type="float" office:value="0.1451576" calcext:value-type="float">
            <text:p>0.1451576</text:p>
          </table:table-cell>
          <table:table-cell office:value-type="float" office:value="0.1483058" calcext:value-type="float">
            <text:p>0.1483058</text:p>
          </table:table-cell>
          <table:table-cell office:value-type="float" office:value="0.1532853" calcext:value-type="float">
            <text:p>0.1532853</text:p>
          </table:table-cell>
          <table:table-cell office:value-type="float" office:value="0.1632223" calcext:value-type="float">
            <text:p>0.1632223</text:p>
          </table:table-cell>
          <table:table-cell office:value-type="float" office:value="0.1685433" calcext:value-type="float">
            <text:p>0.1685433</text:p>
          </table:table-cell>
          <table:table-cell office:value-type="float" office:value="0" calcext:value-type="float">
            <text:p>0</text:p>
          </table:table-cell>
          <table:table-cell office:value-type="float" office:value="33.98174" calcext:value-type="float">
            <text:p>33.98174</text:p>
          </table:table-cell>
          <table:table-cell office:value-type="float" office:value="32.65674" calcext:value-type="float">
            <text:p>32.65674</text:p>
          </table:table-cell>
          <table:table-cell office:value-type="float" office:value="22.47608" calcext:value-type="float">
            <text:p>22.47608</text:p>
          </table:table-cell>
          <table:table-cell office:value-type="float" office:value="7.113338" calcext:value-type="float">
            <text:p>7.113338</text:p>
          </table:table-cell>
          <table:table-cell office:value-type="float" office:value="5.61096" calcext:value-type="float">
            <text:p>5.61096</text:p>
          </table:table-cell>
          <table:table-cell office:value-type="float" office:value="2.219312" calcext:value-type="float">
            <text:p>2.219312</text:p>
          </table:table-cell>
          <table:table-cell office:value-type="float" office:value="2.024199" calcext:value-type="float">
            <text:p>2.024199</text:p>
          </table:table-cell>
          <table:table-cell office:value-type="float" office:value="4.450562" calcext:value-type="float">
            <text:p>4.450562</text:p>
          </table:table-cell>
          <table:table-cell office:value-type="float" office:value="7.525026" calcext:value-type="float">
            <text:p>7.525026</text:p>
          </table:table-cell>
          <table:table-cell office:value-type="float" office:value="8.014643" calcext:value-type="float">
            <text:p>8.014643</text:p>
          </table:table-cell>
          <table:table-cell office:value-type="float" office:value="8.328086" calcext:value-type="float">
            <text:p>8.328086</text:p>
          </table:table-cell>
          <table:table-cell office:value-type="float" office:value="8.767399" calcext:value-type="float">
            <text:p>8.767399</text:p>
          </table:table-cell>
          <table:table-cell office:value-type="float" office:value="9.731251" calcext:value-type="float">
            <text:p>9.731251</text:p>
          </table:table-cell>
          <table:table-cell office:value-type="float" office:value="10.24369" calcext:value-type="float">
            <text:p>10.24369</text:p>
          </table:table-cell>
          <table:table-cell office:value-type="float" office:value="0" calcext:value-type="float">
            <text:p>0</text:p>
          </table:table-cell>
          <table:table-cell office:value-type="float" office:value="0.09335476" calcext:value-type="float">
            <text:p>0.09335476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3.40812" calcext:value-type="float">
            <text:p>3.40812</text:p>
          </table:table-cell>
          <table:table-cell office:value-type="float" office:value="135.3799" calcext:value-type="float">
            <text:p>135.3799</text:p>
          </table:table-cell>
          <table:table-cell office:value-type="float" office:value="5" calcext:value-type="float">
            <text:p>5</text:p>
          </table:table-cell>
          <table:table-cell office:value-type="float" office:value="-1.023359" calcext:value-type="float">
            <text:p>-1.023359</text:p>
          </table:table-cell>
          <table:table-cell office:value-type="float" office:value="33.4763" calcext:value-type="float">
            <text:p>33.4763</text:p>
          </table:table-cell>
          <table:table-cell office:value-type="float" office:value="0.008107599" calcext:value-type="float">
            <text:p>0.008107599</text:p>
          </table:table-cell>
          <table:table-cell office:value-type="float" office:value="0.0006231404" calcext:value-type="float">
            <text:p>0.0006231404</text:p>
          </table:table-cell>
          <table:table-cell office:value-type="float" office:value="0.01046819" calcext:value-type="float">
            <text:p>0.01046819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1172.607" calcext:value-type="float">
            <text:p>1172.607</text:p>
          </table:table-cell>
          <table:table-cell office:value-type="float" office:value="1.188555" calcext:value-type="float">
            <text:p>1.188555</text:p>
          </table:table-cell>
          <table:table-cell office:value-type="float" office:value="0" calcext:value-type="float">
            <text:p>0</text:p>
          </table:table-cell>
          <table:table-cell office:value-type="float" office:value="0.1933387" calcext:value-type="float">
            <text:p>0.1933387</text:p>
          </table:table-cell>
          <table:table-cell office:value-type="float" office:value="0.2345662" calcext:value-type="float">
            <text:p>0.2345662</text:p>
          </table:table-cell>
          <table:table-cell office:value-type="float" office:value="0.1472966" calcext:value-type="float">
            <text:p>0.1472966</text:p>
          </table:table-cell>
          <table:table-cell office:value-type="float" office:value="0.04663987" calcext:value-type="float">
            <text:p>0.04663987</text:p>
          </table:table-cell>
          <table:table-cell office:value-type="float" office:value="0.03681647" calcext:value-type="float">
            <text:p>0.03681647</text:p>
          </table:table-cell>
          <table:table-cell office:value-type="float" office:value="0.02049556" calcext:value-type="float">
            <text:p>0.02049556</text:p>
          </table:table-cell>
          <table:table-cell office:value-type="float" office:value="0.02618648" calcext:value-type="float">
            <text:p>0.02618648</text:p>
          </table:table-cell>
          <table:table-cell office:value-type="float" office:value="0.07079377" calcext:value-type="float">
            <text:p>0.07079377</text:p>
          </table:table-cell>
          <table:table-cell office:value-type="float" office:value="0.1400363" calcext:value-type="float">
            <text:p>0.1400363</text:p>
          </table:table-cell>
          <table:table-cell office:value-type="float" office:value="0.1452096" calcext:value-type="float">
            <text:p>0.1452096</text:p>
          </table:table-cell>
          <table:table-cell office:value-type="float" office:value="0.1483634" calcext:value-type="float">
            <text:p>0.1483634</text:p>
          </table:table-cell>
          <table:table-cell office:value-type="float" office:value="0.1533349" calcext:value-type="float">
            <text:p>0.1533349</text:p>
          </table:table-cell>
          <table:table-cell office:value-type="float" office:value="0.1632693" calcext:value-type="float">
            <text:p>0.1632693</text:p>
          </table:table-cell>
          <table:table-cell office:value-type="float" office:value="0.1685909" calcext:value-type="float">
            <text:p>0.1685909</text:p>
          </table:table-cell>
          <table:table-cell office:value-type="float" office:value="0" calcext:value-type="float">
            <text:p>0</text:p>
          </table:table-cell>
          <table:table-cell office:value-type="float" office:value="33.94938" calcext:value-type="float">
            <text:p>33.94938</text:p>
          </table:table-cell>
          <table:table-cell office:value-type="float" office:value="32.62952" calcext:value-type="float">
            <text:p>32.62952</text:p>
          </table:table-cell>
          <table:table-cell office:value-type="float" office:value="22.4586" calcext:value-type="float">
            <text:p>22.4586</text:p>
          </table:table-cell>
          <table:table-cell office:value-type="float" office:value="7.108155" calcext:value-type="float">
            <text:p>7.108155</text:p>
          </table:table-cell>
          <table:table-cell office:value-type="float" office:value="5.606885" calcext:value-type="float">
            <text:p>5.606885</text:p>
          </table:table-cell>
          <table:table-cell office:value-type="float" office:value="2.219454" calcext:value-type="float">
            <text:p>2.219454</text:p>
          </table:table-cell>
          <table:table-cell office:value-type="float" office:value="2.025522" calcext:value-type="float">
            <text:p>2.025522</text:p>
          </table:table-cell>
          <table:table-cell office:value-type="float" office:value="4.454235" calcext:value-type="float">
            <text:p>4.454235</text:p>
          </table:table-cell>
          <table:table-cell office:value-type="float" office:value="7.529871" calcext:value-type="float">
            <text:p>7.529871</text:p>
          </table:table-cell>
          <table:table-cell office:value-type="float" office:value="8.020109" calcext:value-type="float">
            <text:p>8.020109</text:p>
          </table:table-cell>
          <table:table-cell office:value-type="float" office:value="8.333742" calcext:value-type="float">
            <text:p>8.333742</text:p>
          </table:table-cell>
          <table:table-cell office:value-type="float" office:value="8.772749" calcext:value-type="float">
            <text:p>8.772749</text:p>
          </table:table-cell>
          <table:table-cell office:value-type="float" office:value="9.735669" calcext:value-type="float">
            <text:p>9.735669</text:p>
          </table:table-cell>
          <table:table-cell office:value-type="float" office:value="10.24767" calcext:value-type="float">
            <text:p>10.24767</text:p>
          </table:table-cell>
          <table:table-cell office:value-type="float" office:value="0" calcext:value-type="float">
            <text:p>0</text:p>
          </table:table-cell>
          <table:table-cell office:value-type="float" office:value="0.2171454" calcext:value-type="float">
            <text:p>0.2171454</text:p>
          </table:table-cell>
          <table:table-cell office:value-type="float" office:value="0" calcext:value-type="float">
            <text:p>0</text:p>
          </table:table-cell>
          <table:table-cell office:value-type="float" office:value="1.028503" calcext:value-type="float">
            <text:p>1.028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3:44.730649828</dc:date>
    <meta:editing-duration>PT10S</meta:editing-duration>
    <meta:editing-cycles>1</meta:editing-cycles>
    <meta:document-statistic meta:table-count="1" meta:cell-count="17202" meta:object-count="0"/>
    <meta:generator>LibreOffice/6.4.7.2$Linux_X86_64 LibreOffice_project/40$Build-2</meta:generator>
  </office:meta>
</office:document-meta>
</file>